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2.37066666666667cm"/>
    </style:style>
    <style:style style:name="ro1" style:family="table-row">
      <style:table-row-properties style:row-height="15.6pt" style:use-optimal-row-height="true" fo:break-before="auto"/>
    </style:style>
    <style:style style:name="ro2"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JS" table:style-name="ta1">
        <table:table-column table:style-name="co1" table:number-columns-repeated="16384" table:default-cell-style-name="ce1"/>
        <table:table-row table:style-name="ro1">
          <table:table-cell office:value-type="string" table:style-name="ce1">
            <text:p>Text</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ribs) scored nine points with four rebounds, one assist, one block and one 3-pointer in 31 minutes against the Wolves on Wednesday.</text:p>
            <text:p><text:s text:c="8"/></text:p>
            <text:p><text:s text:c="8"/></text:p>
            <text:p><text:s text:c="13"/>He guarded Jimmy Butler on the last play and he was able to earn the stop in isolation to help the Nets earn their 15th win. Carroll did look to be in some discomfort after a dunk attempt in this game and maybe it was because of his rib injury, but he obviously stayed in the game. He's trended down after a strong start, but Carroll should still be owned in most 12-team formats.</text:p>
            <text:p><text:s text:c="8"/></text:p>
            <text:p><text:s text:c="8"/></text:p>
            <text:p><text:s text:c="13"/></text:p>
            <text:p><text:s text:c="14"/></text:p>
            <text:p><text:s text:c="13"/>Jan 3 - 11: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scored 30 points during a 98-97 loss to the Nets on Wednesday, adding three rebounds, four assists, two steals and one block in 39 minutes.</text:p>
            <text:p><text:s text:c="8"/></text:p>
            <text:p><text:s text:c="8"/></text:p>
            <text:p><text:s text:c="13"/>He did miss a shot at the end of the game with DeMarre Carroll defending him in isolation. Butler continues to rack up the scoring and again he got a lot of calls with a 16-of-18 shooting line from the charity stripe. Butler has been flirting with the No. 1 spot in nine-category leagues over his last nine games, averaging 28.9 points, 4.4 boards, 5.4 assists, 1.9 steals, 0.3 blocks and 1.0 treys on 52.3 percent from the field and 92.9 percent from the line. He looks like a first-round player going forward.</text:p>
            <text:p><text:s text:c="8"/></text:p>
            <text:p><text:s text:c="8"/></text:p>
            <text:p><text:s text:c="13"/></text:p>
            <text:p><text:s text:c="14"/></text:p>
            <text:p><text:s text:c="13"/>Jan 3 - 1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ieff Morris</text:p>
            <text:p><text:s text:c="17"/></text:p>
            <text:p><text:s text:c="17"/></text:p>
            <text:p><text:s text:c="22"/>- F - <text:s/>Wizards</text:p>
            <text:p><text:s text:c="16"/></text:p>
            <text:p><text:s text:c="17"/></text:p>
            <text:p><text:s text:c="12"/></text:p>
            <text:p><text:s text:c="8"/></text:p>
            <text:p><text:s text:c="8"/></text:p>
            <text:p><text:s text:c="8"/></text:p>
            <text:p><text:s text:c="12"/>Markieff Morris got his first double-double of the season on Wednesday with 11 points and 11 rebounds, making 5-of-9 shots in 33 minutes vs. the Knicks.</text:p>
            <text:p><text:s text:c="8"/></text:p>
            <text:p><text:s text:c="8"/></text:p>
            <text:p><text:s text:c="13"/>After a brutal 2-of-13 mark in his previous two games, Kieff found a rhythm against New York's defense tonight. The playing time was also a season-high, which is a great sign that his conditioning is back after sports hernia surgery. He's been a liability in leagues with 14 or fewer teams, but has mid-round potential if he heats up -- for now, just keep an eye on him.</text:p>
            <text:p><text:s text:c="8"/></text:p>
            <text:p><text:s text:c="8"/></text:p>
            <text:p><text:s text:c="13"/></text:p>
            <text:p><text:s text:c="14"/></text:p>
            <text:p><text:s text:c="13"/>Jan 3 - 11: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mas Satoransky</text:p>
            <text:p><text:s text:c="17"/></text:p>
            <text:p><text:s text:c="17"/></text:p>
            <text:p><text:s text:c="22"/>- G - <text:s/>Wizards</text:p>
            <text:p><text:s text:c="16"/></text:p>
            <text:p><text:s text:c="17"/></text:p>
            <text:p><text:s text:c="12"/></text:p>
            <text:p><text:s text:c="8"/></text:p>
            <text:p><text:s text:c="8"/></text:p>
            <text:p><text:s text:c="8"/></text:p>
            <text:p><text:s text:c="12"/>Wizards G Tomas Satoransky chipped in 10 points, two rebounds and one assist in 14 minutes on Wednesday, hitting 4-of-5 shots with a pair of 3-pointers.</text:p>
            <text:p><text:s text:c="8"/></text:p>
            <text:p><text:s text:c="8"/></text:p>
            <text:p><text:s text:c="13"/>Satoransky has quietly moved ahead of Tim Frazier (DNP-CD) for the Wizards' backup PG job. It doesn't have immediate implications, but John Wall's owners should keep it in mind in case he gets injured at some point.</text:p>
            <text:p><text:s text:c="8"/></text:p>
            <text:p><text:s text:c="8"/></text:p>
            <text:p><text:s text:c="13"/>Related: John Wall, Tim Frazier</text:p>
            <text:p><text:s text:c="14"/></text:p>
            <text:p><text:s text:c="13"/>Jan 3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in Gortat</text:p>
            <text:p><text:s text:c="17"/></text:p>
            <text:p><text:s text:c="17"/></text:p>
            <text:p><text:s text:c="22"/>- C - <text:s/>Wizards</text:p>
            <text:p><text:s text:c="16"/></text:p>
            <text:p><text:s text:c="17"/></text:p>
            <text:p><text:s text:c="12"/></text:p>
            <text:p><text:s text:c="8"/></text:p>
            <text:p><text:s text:c="8"/></text:p>
            <text:p><text:s text:c="8"/></text:p>
            <text:p><text:s text:c="12"/>Marcin Gortat lit up the Knicks for 21 points on 9-of-10 shooting during Wednesday's home victory, adding eight rebounds, two assists, one steal and one block.</text:p>
            <text:p><text:s text:c="8"/></text:p>
            <text:p><text:s text:c="8"/></text:p>
            <text:p><text:s text:c="13"/>It was the Wizards' first game vs. New York this season, and Gortat's owners must be eager for their rematch on Feb. 14. This follows up three straight single-digit scoring performances, of course, so it's hard to get too excited -- let's see if he can duplicate the feat vs. Marc Gasol and the Grizzlies on Friday.</text:p>
            <text:p><text:s text:c="8"/></text:p>
            <text:p><text:s text:c="8"/></text:p>
            <text:p><text:s text:c="13"/></text:p>
            <text:p><text:s text:c="14"/></text:p>
            <text:p><text:s text:c="13"/>Jan 3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hit 11-of-14 shots with a pair of 3-pointers en route to 27 points on Wednesday, adding six assists, four rebounds, three steals and just one turnover in 36 minutes.</text:p>
            <text:p><text:s text:c="8"/></text:p>
            <text:p><text:s text:c="8"/></text:p>
            <text:p><text:s text:c="13"/>Beal was coming off a well-deserved Player of the Week designation, the first of his career. He picked up right where he left off and is posting top-40 value in most formats over the past month, buoyed by a red-hot stretch in early December while John Wall was out. He's close to automatic for fantasy purposes.</text:p>
            <text:p><text:s text:c="8"/></text:p>
            <text:p><text:s text:c="8"/></text:p>
            <text:p><text:s text:c="13"/></text:p>
            <text:p><text:s text:c="14"/></text:p>
            <text:p><text:s text:c="13"/>Jan 3 - 11: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had 25 points, nine assists, three rebounds, one steal, one block and one 3-pointer in 34 minutes on Wednesday.</text:p>
            <text:p><text:s text:c="8"/></text:p>
            <text:p><text:s text:c="8"/></text:p>
            <text:p><text:s text:c="13"/>The four-time All-Star went 6-of-9 at the FT line, but he also connected on 9-of-18 field goals. That's just the second time he's made at least half of his shots since he returned from a knee injury on Dec. 13, and he did it by making all but two of his shots within the restricted area. Let's hope he stays in attack mode vs. the Grizzlies on Friday.</text:p>
            <text:p><text:s text:c="8"/></text:p>
            <text:p><text:s text:c="8"/></text:p>
            <text:p><text:s text:c="13"/></text:p>
            <text:p><text:s text:c="14"/></text:p>
            <text:p><text:s text:c="13"/>Jan 3 - 1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scored 11 points with two rebounds, one assist and two steals in 37 minutes against the Nets on Wednesday.</text:p>
            <text:p><text:s text:c="8"/></text:p>
            <text:p><text:s text:c="8"/></text:p>
            <text:p><text:s text:c="13"/>He had his first dunk of his career in this game, but Jones did take a shot to his lip late in the fourth. Jones did have to check out and received stitches after the game, but he should be fine for Friday against the Celtics. He should still have around 1-2 more weeks of value with Jeff Teague (knee) on the shelf.</text:p>
            <text:p><text:s text:c="8"/></text:p>
            <text:p><text:s text:c="8"/></text:p>
            <text:p><text:s text:c="13"/></text:p>
            <text:p><text:s text:c="14"/></text:p>
            <text:p><text:s text:c="13"/>Source: Jerry Zgoda on Twitter <text:s text:c="27"/>Jan 3 - 11: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O'Quinn</text:p>
            <text:p><text:s text:c="17"/></text:p>
            <text:p><text:s text:c="17"/></text:p>
            <text:p><text:s text:c="22"/>- F/C - <text:s/>Knicks</text:p>
            <text:p><text:s text:c="16"/></text:p>
            <text:p><text:s text:c="17"/></text:p>
            <text:p><text:s text:c="12"/></text:p>
            <text:p><text:s text:c="8"/></text:p>
            <text:p><text:s text:c="8"/></text:p>
            <text:p><text:s text:c="8"/></text:p>
            <text:p><text:s text:c="12"/>Kyle O'Quinn notched his third double-double of the season on Wednesday, scoring 13 points with 10 rebounds in 24 minutes of action.</text:p>
            <text:p><text:s text:c="8"/></text:p>
            <text:p><text:s text:c="8"/></text:p>
            <text:p><text:s text:c="13"/>KOQ made 6-of-10 shots with two assists, one steal, one block and zero turnovers, and he was rewarded with more playing time than starting center Enes Kanter (18 minutes). O'Quinn rarely takes a shot he can't make and he went 65.2% from the field in December, which is a big part of his roto appeal. He's still just a fringe option while Kanter and Kristaps Porzingis are healthy.</text:p>
            <text:p><text:s text:c="8"/></text:p>
            <text:p><text:s text:c="8"/></text:p>
            <text:p><text:s text:c="13"/></text:p>
            <text:p><text:s text:c="14"/></text:p>
            <text:p><text:s text:c="13"/>Jan 3 - 1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urtney Lee</text:p>
            <text:p><text:s text:c="17"/></text:p>
            <text:p><text:s text:c="17"/></text:p>
            <text:p><text:s text:c="22"/>- G - <text:s/>Knicks</text:p>
            <text:p><text:s text:c="16"/></text:p>
            <text:p><text:s text:c="17"/></text:p>
            <text:p><text:s text:c="12"/></text:p>
            <text:p><text:s text:c="8"/></text:p>
            <text:p><text:s text:c="8"/></text:p>
            <text:p><text:s text:c="8"/></text:p>
            <text:p><text:s text:c="12"/>Courtney Lee scored eight points with three assists and two steals in 28 minutes on Wednesday, as the Knicks lost to the Wizards 121-103.</text:p>
            <text:p><text:s text:c="8"/></text:p>
            <text:p><text:s text:c="8"/></text:p>
            <text:p><text:s text:c="13"/>It's still unclear when Tim Hardaway Jr. (leg) might return, as he's yet to resume running, which leaves the Knicks' backcourt running on fumes. Lee's 13.4 points per game is the highest among New York's healthy guards, but he's shooting just 39.0% over the past 10 games. He's still worth owning as a solid source of 3-pointers, steals and FT%, in addition to decent points and assists.</text:p>
            <text:p><text:s text:c="8"/></text:p>
            <text:p><text:s text:c="8"/></text:p>
            <text:p><text:s text:c="13"/>Related: Tim Hardaway Jr.</text:p>
            <text:p><text:s text:c="14"/></text:p>
            <text:p><text:s text:c="13"/>Jan 3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gui Dieng</text:p>
            <text:p><text:s text:c="17"/></text:p>
            <text:p><text:s text:c="17"/></text:p>
            <text:p><text:s text:c="22"/>- F/C - <text:s/>Timberwolves</text:p>
            <text:p><text:s text:c="16"/></text:p>
            <text:p><text:s text:c="17"/></text:p>
            <text:p><text:s text:c="12"/></text:p>
            <text:p><text:s text:c="8"/></text:p>
            <text:p><text:s text:c="8"/></text:p>
            <text:p><text:s text:c="8"/></text:p>
            <text:p><text:s text:c="12"/>Gorgui Dieng scored eight points with five rebounds, one steal and one block in 17 minutes against the Nets on Wednesday.</text:p>
            <text:p><text:s text:c="8"/></text:p>
            <text:p><text:s text:c="8"/></text:p>
            <text:p><text:s text:c="13"/>He did have a minor injury to his right knee as he had some leg-on-leg contact with Jarrett Allen, but he stayed in the game. Dieng's minutes are probably going to drop a little, but coach Tom Thibodeau is still playing him next to Karl-Anthony Towns more than he was a month ago before the injury to Nemanja Bjelica.</text:p>
            <text:p><text:s text:c="8"/></text:p>
            <text:p><text:s text:c="8"/></text:p>
            <text:p><text:s text:c="13"/></text:p>
            <text:p><text:s text:c="14"/></text:p>
            <text:p><text:s text:c="13"/>Jan 3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played only 18 minutes vs. Washington on Wednesday, making 5-of-8 FGs and 2-of-3 FTs to finish with 12 points, four rebounds and one assist.</text:p>
            <text:p><text:s text:c="8"/></text:p>
            <text:p><text:s text:c="8"/></text:p>
            <text:p><text:s text:c="13"/>Kanter battled some foul trouble and got his fourth at the 6:32 mark of the third quarter, but he was also limited by the solid play of backup Kyle O'Quinn. He's played between 17-20 minutes in four straight games, which is a concerning trend, especially since the Knicks aren't yet giving Willy Hernangomez (two minutes) the time of day. Hopefully we'll see Kanter get more run vs. the size of Hassan Whiteside on Friday.</text:p>
            <text:p><text:s text:c="8"/></text:p>
            <text:p><text:s text:c="8"/></text:p>
            <text:p><text:s text:c="13"/>Related: Willy Hernangomez, Kyle O'Quinn</text:p>
            <text:p><text:s text:c="14"/></text:p>
            <text:p><text:s text:c="13"/>Jan 3 - 11: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scored 35 points with three rebounds, six assists, three steals and five 3-pointers during a 124-115 win over the Bulls on Wednesday.</text:p>
            <text:p><text:s text:c="8"/></text:p>
            <text:p><text:s text:c="8"/></text:p>
            <text:p><text:s text:c="13"/>The 2018 version of DeRozan has been awesome with this one and a 52-point explosion on Monday. He's lived at the line over his last two games with 23 makes on 23 attempts while he's seen an upward trend since early December. Of course, the big headline is DeRozan making 25 treys over his last eight games, including 10 in his last two to start 2018. It's hard to buy this 3-point output, but DeRozan's work in the offseason could help him get to over 1.0 per game going forward.</text:p>
            <text:p><text:s text:c="8"/></text:p>
            <text:p><text:s text:c="8"/></text:p>
            <text:p><text:s text:c="13"/></text:p>
            <text:p><text:s text:c="14"/></text:p>
            <text:p><text:s text:c="13"/>Jan 3 - 1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G Anunoby</text:p>
            <text:p><text:s text:c="17"/></text:p>
            <text:p><text:s text:c="17"/></text:p>
            <text:p><text:s text:c="22"/>- F - <text:s/>Raptors</text:p>
            <text:p><text:s text:c="16"/></text:p>
            <text:p><text:s text:c="17"/></text:p>
            <text:p><text:s text:c="12"/></text:p>
            <text:p><text:s text:c="8"/></text:p>
            <text:p><text:s text:c="8"/></text:p>
            <text:p><text:s text:c="8"/></text:p>
            <text:p><text:s text:c="12"/>OG Anunoby scored three points with three rebounds in 16 minutes against the Bulls on Wednesday.</text:p>
            <text:p><text:s text:c="8"/></text:p>
            <text:p><text:s text:c="8"/></text:p>
            <text:p><text:s text:c="13"/>He's been a great story all year and not many were expecting him to make an impact in reality this soon. However, Delon Wright is on fire and is taking some of the wing minutes. Anunoby's upside isn't high to begin with, so his owners in deep leagues may want to see what's out there.</text:p>
            <text:p><text:s text:c="8"/></text:p>
            <text:p><text:s text:c="8"/></text:p>
            <text:p><text:s text:c="13"/></text:p>
            <text:p><text:s text:c="14"/></text:p>
            <text:p><text:s text:c="13"/>Jan 3 - 11: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failed to score against the Bulls on Wednesday with four rebounds and one block in 18 minutes.</text:p>
            <text:p><text:s text:c="8"/></text:p>
            <text:p><text:s text:c="8"/></text:p>
            <text:p><text:s text:c="13"/>The second unit had it going and Jakob Poeltl ate into JV's minutes. This is going to have to happen on occasion and he's now had two bad games in a row with six points and five boards in Monday. Valanciunas has still been outstanding in percentages, so his high-floor game in fantasy makes him a hold in standard leagues.</text:p>
            <text:p><text:s text:c="8"/></text:p>
            <text:p><text:s text:c="8"/></text:p>
            <text:p><text:s text:c="13"/></text:p>
            <text:p><text:s text:c="14"/></text:p>
            <text:p><text:s text:c="13"/>Jan 3 - 11: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played the game of his life against the Bulls on Wednesday, scoring 25 points with 13 rebounds, five assists, four steals, four 3-pointers and one block in 30 minutes.</text:p>
            <text:p><text:s text:c="8"/></text:p>
            <text:p><text:s text:c="8"/></text:p>
            <text:p><text:s text:c="13"/>That is a career-high in points, boards, and threes while also tying his best output in steals. Wright continues to get big minutes late and it helps that he can play three positions. In his last seven games, Wright averaged 12.1 points, 4.4 boards, 1.7 steals, 1.1 blocks, 1.3 treys and 2.3 assists on 52.3 percent from the field and 88.9 percent from the line. While that is a fairly small sample, Wright has been an early-round player over these seven games and he was starting to turn the corner before his shoulder injury in November. He's almost too hot to leave on the waiver wire in standard leagues and he has upside for his defensive stats output.</text:p>
            <text:p><text:s text:c="8"/></text:p>
            <text:p><text:s text:c="8"/></text:p>
            <text:p><text:s text:c="13"/></text:p>
            <text:p><text:s text:c="14"/></text:p>
            <text:p><text:s text:c="13"/>Jan 3 - 11: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had another impressive effort on Wednesday, scoring 20 points with nine rebounds, three assists, two steals and two blocks in 25 minutes off the bench.</text:p>
            <text:p><text:s text:c="8"/></text:p>
            <text:p><text:s text:c="8"/></text:p>
            <text:p><text:s text:c="13"/>Beasley has scored double-digit in four straight games, but what's more impressive is the supporting stats. During that span, he's added 8.8 rebounds, 2.5 assists, 1.3 steals, 1.3 blocks and 0.5 triples in just 26.0 minutes per game. We're very skeptical that he can keep up such a torrid pace, and it can't hurt to float some sell-high offers if you scooped him off the wire.</text:p>
            <text:p><text:s text:c="8"/></text:p>
            <text:p><text:s text:c="8"/></text:p>
            <text:p><text:s text:c="13"/></text:p>
            <text:p><text:s text:c="14"/></text:p>
            <text:p><text:s text:c="13"/>Jan 3 - 11: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n Baker</text:p>
            <text:p><text:s text:c="17"/></text:p>
            <text:p><text:s text:c="17"/></text:p>
            <text:p><text:s text:c="22"/>- G - <text:s/>Knicks</text:p>
            <text:p><text:s text:c="16"/></text:p>
            <text:p><text:s text:c="17"/></text:p>
            <text:p><text:s text:c="12"/></text:p>
            <text:p><text:s text:c="8"/></text:p>
            <text:p><text:s text:c="8"/></text:p>
            <text:p><text:s text:c="8"/></text:p>
            <text:p><text:s text:c="12"/>Ron Baker (orbital fracture) came off the bench for four points, three assists and one steal in 19 minutes on Wednesday.</text:p>
            <text:p><text:s text:c="8"/></text:p>
            <text:p><text:s text:c="8"/></text:p>
            <text:p><text:s text:c="13"/>Bakers will be playing in a mask for at least four weeks, he said, but the injury didn't prevent him from getting out there vs. the Wizards tonight. Even healthy, he's a non-entity in standard fantasy leagues with minutes typically in the teens.</text:p>
            <text:p><text:s text:c="8"/></text:p>
            <text:p><text:s text:c="8"/></text:p>
            <text:p><text:s text:c="13"/></text:p>
            <text:p><text:s text:c="14"/></text:p>
            <text:p><text:s text:c="13"/>Jan 3 - 11: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Twaun Moore</text:p>
            <text:p><text:s text:c="17"/></text:p>
            <text:p><text:s text:c="17"/></text:p>
            <text:p><text:s text:c="22"/>- G/F - <text:s/>Pelicans</text:p>
            <text:p><text:s text:c="16"/></text:p>
            <text:p><text:s text:c="17"/></text:p>
            <text:p><text:s text:c="12"/></text:p>
            <text:p><text:s text:c="8"/></text:p>
            <text:p><text:s text:c="8"/></text:p>
            <text:p><text:s text:c="8"/></text:p>
            <text:p><text:s text:c="12"/>E'Twaun Moore (neck) returned in the fourth quarter on Wednesday.</text:p>
            <text:p><text:s text:c="8"/></text:p>
            <text:p><text:s text:c="8"/></text:p>
            <text:p><text:s text:c="13"/>He doesn't look to have any tape on his neck and looks to be OK, and he hit a big three to basically ice the game. Moore is worth holding in 12-team leagues.</text:p>
            <text:p><text:s text:c="8"/></text:p>
            <text:p><text:s text:c="8"/></text:p>
            <text:p><text:s text:c="13"/></text:p>
            <text:p><text:s text:c="14"/></text:p>
            <text:p><text:s text:c="13"/>Jan 3 - 1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uri Markkanen</text:p>
            <text:p><text:s text:c="17"/></text:p>
            <text:p><text:s text:c="17"/></text:p>
            <text:p><text:s text:c="22"/>- F - <text:s/>Bulls</text:p>
            <text:p><text:s text:c="16"/></text:p>
            <text:p><text:s text:c="17"/></text:p>
            <text:p><text:s text:c="12"/></text:p>
            <text:p><text:s text:c="8"/></text:p>
            <text:p><text:s text:c="8"/></text:p>
            <text:p><text:s text:c="8"/></text:p>
            <text:p><text:s text:c="12"/>Lauri Markkanen scored 22 points during a 124-115 loss to the Raptors on Wednesday, adding 12 rebounds, one assist, one steal and two 3-pointers in 32 minutes.</text:p>
            <text:p><text:s text:c="8"/></text:p>
            <text:p><text:s text:c="8"/></text:p>
            <text:p><text:s text:c="13"/>Coach Fred Hoiberg is finding more ways to put his best players on the floor with plenty of combinations with Markkanen and Nikola Mirotic. Markkanen has played a grand total of 50 minutes next to Mirotic and he's actually lit it up in that time with an 86.6 TS% while still holding steady at a 19.7 usage rate -- it's 22.6 without Mirotic. Markkanen will have some slumps, but he looks like a strong hold the rest of the way.</text:p>
            <text:p><text:s text:c="8"/></text:p>
            <text:p><text:s text:c="8"/></text:p>
            <text:p><text:s text:c="13"/></text:p>
            <text:p><text:s text:c="14"/></text:p>
            <text:p><text:s text:c="13"/>Jan 3 - 11: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Kris Dunn scored two points with five rebounds, eight assists, two steals and one block in 29 minutes against the Raptors on Wednesday.</text:p>
            <text:p><text:s text:c="8"/></text:p>
            <text:p><text:s text:c="8"/></text:p>
            <text:p><text:s text:c="13"/>It's really just his second offensive dud in over a month with this one and a two-point line against the Celtics on Dec. 23. Delon Wright and the Raptors made him very uncomfortable, so chalk the bad game up to that and not his knee injury that kept him out of a game last week. Dunn should be better against the Mavs on Friday.</text:p>
            <text:p><text:s text:c="8"/></text:p>
            <text:p><text:s text:c="8"/></text:p>
            <text:p><text:s text:c="13"/></text:p>
            <text:p><text:s text:c="14"/></text:p>
            <text:p><text:s text:c="13"/>Jan 3 - 11: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ismack Biyombo</text:p>
            <text:p><text:s text:c="17"/></text:p>
            <text:p><text:s text:c="17"/></text:p>
            <text:p><text:s text:c="22"/>- C - <text:s/>Magic</text:p>
            <text:p><text:s text:c="16"/></text:p>
            <text:p><text:s text:c="17"/></text:p>
            <text:p><text:s text:c="12"/></text:p>
            <text:p><text:s text:c="8"/></text:p>
            <text:p><text:s text:c="8"/></text:p>
            <text:p><text:s text:c="8"/></text:p>
            <text:p><text:s text:c="12"/>Bismack Biyombo was quiet vs. Houston with four points on 2-of-4 shooting, six rebounds, and no other stats in 18 minutes.</text:p>
            <text:p><text:s text:c="8"/></text:p>
            <text:p><text:s text:c="8"/></text:p>
            <text:p><text:s text:c="13"/>Owners who grabbed Biyombo off the waiver wire should be satisfied his production since Nikola Vucevic (hand) went down, despite this dud. In Orlando's previous four games he was averaging 9.5 points, 13.0 rebounds and 3.3 blocks, with three double-doubles in that span. It will be interesting to see how coach Frank Vogel uses him vs. the small-ball Cavaliers this weekend.</text:p>
            <text:p><text:s text:c="8"/></text:p>
            <text:p><text:s text:c="8"/></text:p>
            <text:p><text:s text:c="13"/></text:p>
            <text:p><text:s text:c="14"/></text:p>
            <text:p><text:s text:c="13"/>Jan 3 - 11: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lfrid Payton</text:p>
            <text:p><text:s text:c="17"/></text:p>
            <text:p><text:s text:c="17"/></text:p>
            <text:p><text:s text:c="22"/>- G - <text:s/>Suns</text:p>
            <text:p><text:s text:c="16"/></text:p>
            <text:p><text:s text:c="17"/></text:p>
            <text:p><text:s text:c="12"/></text:p>
            <text:p><text:s text:c="8"/></text:p>
            <text:p><text:s text:c="8"/></text:p>
            <text:p><text:s text:c="8"/></text:p>
            <text:p><text:s text:c="12"/>Elfrid Payton played only 22 minutes during Wednesday's blowout, but he still posted 14 points, four rebounds, four assists and a season-high five steals.</text:p>
            <text:p><text:s text:c="8"/></text:p>
            <text:p><text:s text:c="8"/></text:p>
            <text:p><text:s text:c="13"/>Payton made 5-of-9 FGs and 4-of-4 FTs, and it was nice to see him making his shots tonight -- there's been renewed controversy about his hair obscuring his vision, particularly on a close-range jumper vs. Brooklyn on Monday (see link below). Evan Fournier was also limited to 30 minutes, scoring 10 points with five rebounds and one assist, but both starters' minutes were simply limited by the score tonight.</text:p>
            <text:p><text:s text:c="8"/></text:p>
            <text:p><text:s text:c="8"/></text:p>
            <text:p><text:s text:c="13"/>Related: Evan Fournier</text:p>
            <text:p><text:s text:c="14"/></text:p>
            <text:p><text:s text:c="13"/>Source: USA Today <text:s text:c="40"/>Jan 3 - 11: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ley Iwundu</text:p>
            <text:p><text:s text:c="17"/></text:p>
            <text:p><text:s text:c="17"/></text:p>
            <text:p><text:s text:c="22"/>- G/F - <text:s/>Magic</text:p>
            <text:p><text:s text:c="16"/></text:p>
            <text:p><text:s text:c="17"/></text:p>
            <text:p><text:s text:c="12"/></text:p>
            <text:p><text:s text:c="8"/></text:p>
            <text:p><text:s text:c="8"/></text:p>
            <text:p><text:s text:c="8"/></text:p>
            <text:p><text:s text:c="12"/>Wesley Iwundu had nine points (2-of-4 FGs, 5-of-6 FTs), five rebounds and one block in 27 minutes off the bench during Wednesday's loss to the Rockets.</text:p>
            <text:p><text:s text:c="8"/></text:p>
            <text:p><text:s text:c="8"/></text:p>
            <text:p><text:s text:c="13"/>The 23-year-old rookie earned extra minutes in garbage time tonight, so this doesn't reflect a change in his role. He's scored double-digit points only once this season and is nowhere near the standard-league radar.</text:p>
            <text:p><text:s text:c="8"/></text:p>
            <text:p><text:s text:c="8"/></text:p>
            <text:p><text:s text:c="13"/></text:p>
            <text:p><text:s text:c="14"/></text:p>
            <text:p><text:s text:c="13"/>Jan 3 - 1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had a rough night vs. Houston, going 7-of-23 from the field for 16 points with two 3-pointers, eight rebounds and zero assists or defensive stats in 33 minutes.</text:p>
            <text:p><text:s text:c="8"/></text:p>
            <text:p><text:s text:c="8"/></text:p>
            <text:p><text:s text:c="13"/>Gordon saw some minutes at center tonight and Orlando continues to find ways to play through him despite increased attention from opposing defenses. "My coaching staff and organization has trusted me," Gordon said before the game. "I need to mature quickly and continue to figure out ways to win for this team and win as a group." There will be some bumps in the road, but he's still sitting on top-30 roto value and his arrow is pointing straight up.</text:p>
            <text:p><text:s text:c="8"/></text:p>
            <text:p><text:s text:c="8"/></text:p>
            <text:p><text:s text:c="13"/></text:p>
            <text:p><text:s text:c="14"/></text:p>
            <text:p><text:s text:c="13"/>Source: Orlando Sentinel <text:s text:c="33"/>Jan 3 - 1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Hezonja</text:p>
            <text:p><text:s text:c="17"/></text:p>
            <text:p><text:s text:c="17"/></text:p>
            <text:p><text:s text:c="22"/>- F - <text:s/>Magic</text:p>
            <text:p><text:s text:c="16"/></text:p>
            <text:p><text:s text:c="17"/></text:p>
            <text:p><text:s text:c="12"/></text:p>
            <text:p><text:s text:c="8"/></text:p>
            <text:p><text:s text:c="8"/></text:p>
            <text:p><text:s text:c="8"/></text:p>
            <text:p><text:s text:c="12"/>Mario Hezonja started after halftime on Wednesday and finished with 14 points on 6-of-14 FGs, nine rebounds, two assists and two 3-pointers in 28 minutes.</text:p>
            <text:p><text:s text:c="8"/></text:p>
            <text:p><text:s text:c="8"/></text:p>
            <text:p><text:s text:c="13"/>Jonathon Simmons didn't return after the half due to back spasms, which bumped Hezonja up in the rotation. Orlando scored only 12 points in the first quarter of tonight's lopsided defeat -- they scored more with Hezonja to start the third quarter, but also gave up 34 points. The Magic return to action Saturday against LeBron James and the Cavs, and if Simmons can't go Hezonja will be an interesting DFS and streaming option.</text:p>
            <text:p><text:s text:c="8"/></text:p>
            <text:p><text:s text:c="8"/></text:p>
            <text:p><text:s text:c="13"/>Related: Jonathon Simmons</text:p>
            <text:p><text:s text:c="14"/></text:p>
            <text:p><text:s text:c="13"/>Jan 3 - 11: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Twaun Moore</text:p>
            <text:p><text:s text:c="17"/></text:p>
            <text:p><text:s text:c="17"/></text:p>
            <text:p><text:s text:c="22"/>- G/F - <text:s/>Pelicans</text:p>
            <text:p><text:s text:c="16"/></text:p>
            <text:p><text:s text:c="17"/></text:p>
            <text:p><text:s text:c="12"/></text:p>
            <text:p><text:s text:c="8"/></text:p>
            <text:p><text:s text:c="8"/></text:p>
            <text:p><text:s text:c="8"/></text:p>
            <text:p><text:s text:c="12"/>E'Twaun Moore (neck) is questionable to return to Wednesday's game against the Jazz.</text:p>
            <text:p><text:s text:c="8"/></text:p>
            <text:p><text:s text:c="8"/></text:p>
            <text:p><text:s text:c="13"/>He took a shot to his neck from Joe Johnson and is in the locker room. If Moore can't return, it'll likely be Jameer Nelson and Darius Miller getting a few extra minutes. There's really no pickup to make here just yet.</text:p>
            <text:p><text:s text:c="8"/></text:p>
            <text:p><text:s text:c="8"/></text:p>
            <text:p><text:s text:c="13"/></text:p>
            <text:p><text:s text:c="14"/></text:p>
            <text:p><text:s text:c="13"/>Source: Jen Hale on Twitter <text:s text:c="30"/>Jan 3 - 11: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Alex Abrines (strained right groin) is inactive for Wednesday's game.</text:p>
            <text:p><text:s text:c="8"/></text:p>
            <text:p><text:s text:c="8"/></text:p>
            <text:p><text:s text:c="13"/>Terrance Ferguson started tonight's game in place of Andre Roberson (knee), while Josh Huestis will come off the OKC bench. There's no word on the severity of Abrines' injury, so we'll consider him questionable to return Thursday vs. the Clippers.</text:p>
            <text:p><text:s text:c="8"/></text:p>
            <text:p><text:s text:c="8"/></text:p>
            <text:p><text:s text:c="13"/></text:p>
            <text:p><text:s text:c="14"/></text:p>
            <text:p><text:s text:c="13"/>Source: Fred Katz on Twitter <text:s text:c="29"/>Jan 3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Nwaba</text:p>
            <text:p><text:s text:c="17"/></text:p>
            <text:p><text:s text:c="17"/></text:p>
            <text:p><text:s text:c="22"/>- G/F - <text:s/>Bulls</text:p>
            <text:p><text:s text:c="16"/></text:p>
            <text:p><text:s text:c="17"/></text:p>
            <text:p><text:s text:c="12"/></text:p>
            <text:p><text:s text:c="8"/></text:p>
            <text:p><text:s text:c="8"/></text:p>
            <text:p><text:s text:c="8"/></text:p>
            <text:p><text:s text:c="12"/>David Nwaba scored two points with three rebounds in 17 minutes against the Raptors on Wednesday.</text:p>
            <text:p><text:s text:c="8"/></text:p>
            <text:p><text:s text:c="8"/></text:p>
            <text:p><text:s text:c="13"/>He was a fun story for a few weeks, but Nwaba has lost plenty of momentum with Denzel Valentine playing a lot better these days. Plus, Zach LaVine is getting closer, which means both Nwaba and Valentine would be losing minutes.</text:p>
            <text:p><text:s text:c="8"/></text:p>
            <text:p><text:s text:c="8"/></text:p>
            <text:p><text:s text:c="13"/></text:p>
            <text:p><text:s text:c="14"/></text:p>
            <text:p><text:s text:c="13"/>Jan 3 - 10: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by Portis</text:p>
            <text:p><text:s text:c="17"/></text:p>
            <text:p><text:s text:c="17"/></text:p>
            <text:p><text:s text:c="22"/>- F - <text:s/>Bulls</text:p>
            <text:p><text:s text:c="16"/></text:p>
            <text:p><text:s text:c="17"/></text:p>
            <text:p><text:s text:c="12"/></text:p>
            <text:p><text:s text:c="8"/></text:p>
            <text:p><text:s text:c="8"/></text:p>
            <text:p><text:s text:c="8"/></text:p>
            <text:p><text:s text:c="12"/>Bobby Portis scored two points with five rebounds and one turnover in 14 minutes against the Raptors on Wednesday.</text:p>
            <text:p><text:s text:c="8"/></text:p>
            <text:p><text:s text:c="8"/></text:p>
            <text:p><text:s text:c="13"/>His playing time has taken a noticeable hit because of Nikola Mirotic playing next to Lauri Markkanen more often these days. Portis has only been able to hang around late-round value over the last two weeks, so owners in 10-team leagues can probably do better. Maybe 12-team formats, too.</text:p>
            <text:p><text:s text:c="8"/></text:p>
            <text:p><text:s text:c="8"/></text:p>
            <text:p><text:s text:c="13"/></text:p>
            <text:p><text:s text:c="14"/></text:p>
            <text:p><text:s text:c="13"/>Jan 3 - 10: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erald Green</text:p>
            <text:p><text:s text:c="17"/></text:p>
            <text:p><text:s text:c="17"/></text:p>
            <text:p><text:s text:c="22"/>- G/F - <text:s/>Rockets</text:p>
            <text:p><text:s text:c="16"/></text:p>
            <text:p><text:s text:c="17"/></text:p>
            <text:p><text:s text:c="12"/></text:p>
            <text:p><text:s text:c="8"/></text:p>
            <text:p><text:s text:c="8"/></text:p>
            <text:p><text:s text:c="8"/></text:p>
            <text:p><text:s text:c="12"/>Gerald Green came off the bench for a game-high 27 points in 28 minutes on Wednesday, making 9-of-15 shots with seven 3-pointers, six rebounds, two assists and one block.</text:p>
            <text:p><text:s text:c="8"/></text:p>
            <text:p><text:s text:c="8"/></text:p>
            <text:p><text:s text:c="13"/>Impressive. Eric Gordon is starting while James Harden (strained hamstring) recovers, which leaves a big hole in the Rockets' second unit -- enter Gerald Green. The shoot-first swingman is averaging 18.3 points, 4.3 triples, 3.7 rebounds and 1.3 steals over the past three games, on combined 19-of-32 shooting. That efficiency is unsustainable, of course, but he has a green light on offense and is worth grabbing if you need scoring and perimeter shooting.</text:p>
            <text:p><text:s text:c="8"/></text:p>
            <text:p><text:s text:c="8"/></text:p>
            <text:p><text:s text:c="13"/>Related: James Harden</text:p>
            <text:p><text:s text:c="14"/></text:p>
            <text:p><text:s text:c="13"/>Jan 3 - 10: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J. Tucker</text:p>
            <text:p><text:s text:c="17"/></text:p>
            <text:p><text:s text:c="17"/></text:p>
            <text:p><text:s text:c="22"/>- F - <text:s/>Rockets</text:p>
            <text:p><text:s text:c="16"/></text:p>
            <text:p><text:s text:c="17"/></text:p>
            <text:p><text:s text:c="12"/></text:p>
            <text:p><text:s text:c="8"/></text:p>
            <text:p><text:s text:c="8"/></text:p>
            <text:p><text:s text:c="8"/></text:p>
            <text:p><text:s text:c="12"/>P.J. Tucker didn't attempt any field goals or free throws in 25 minutes off the bench on Wednesday.</text:p>
            <text:p><text:s text:c="8"/></text:p>
            <text:p><text:s text:c="8"/></text:p>
            <text:p><text:s text:c="13"/>The veteran grabbed five rebounds and played his typically solid defense, but was otherwise vacant in the boxscore with zero assists, steals or blocks. He's not even a must-own player in 20-team leagues while Clint Capela and Ryan Anderson are active.</text:p>
            <text:p><text:s text:c="8"/></text:p>
            <text:p><text:s text:c="8"/></text:p>
            <text:p><text:s text:c="13"/></text:p>
            <text:p><text:s text:c="14"/></text:p>
            <text:p><text:s text:c="13"/>Jan 3 - 10: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scored an efficient 21 points during Wednesday's blowout win, going 8-of-12 from the field and 5-of-6 from the line in just 23 minutes.</text:p>
            <text:p><text:s text:c="8"/></text:p>
            <text:p><text:s text:c="8"/></text:p>
            <text:p><text:s text:c="13"/>Playing alongside Chris Paul is a good look for Capela, and the two connected on a bunch of easy buckets at the rim tonight. The solid free-throw shooting is a bonus for Capela's owners, as he came in at 57.9% on the season -- even that mark is easily a career-high. Despite a few recent injuries (bruised left heel, right orbital fracture), Capela is back to posting top-50 fantasy value.</text:p>
            <text:p><text:s text:c="8"/></text:p>
            <text:p><text:s text:c="8"/></text:p>
            <text:p><text:s text:c="13"/></text:p>
            <text:p><text:s text:c="14"/></text:p>
            <text:p><text:s text:c="13"/>Jan 3 - 10: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ance Ferguson</text:p>
            <text:p><text:s text:c="17"/></text:p>
            <text:p><text:s text:c="17"/></text:p>
            <text:p><text:s text:c="22"/>- G - <text:s/>Thunder</text:p>
            <text:p><text:s text:c="16"/></text:p>
            <text:p><text:s text:c="17"/></text:p>
            <text:p><text:s text:c="12"/></text:p>
            <text:p><text:s text:c="8"/></text:p>
            <text:p><text:s text:c="8"/></text:p>
            <text:p><text:s text:c="8"/></text:p>
            <text:p><text:s text:c="12"/>Terrance Ferguson will start for Andre Roberson against the Lakers on Wednesday.</text:p>
            <text:p><text:s text:c="8"/></text:p>
            <text:p><text:s text:c="8"/></text:p>
            <text:p><text:s text:c="13"/>The Thunder will give Ferguson a look after Josh Huestis isn't playing well in the first unit in the last game. Leave Ferguson on the wire just about everywhere.</text:p>
            <text:p><text:s text:c="8"/></text:p>
            <text:p><text:s text:c="8"/></text:p>
            <text:p><text:s text:c="13"/></text:p>
            <text:p><text:s text:c="14"/></text:p>
            <text:p><text:s text:c="13"/>Source: Royce Young on Twitter <text:s text:c="27"/>Jan 3 - 10: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or Ariza</text:p>
            <text:p><text:s text:c="17"/></text:p>
            <text:p><text:s text:c="17"/></text:p>
            <text:p><text:s text:c="22"/>- F - <text:s/>Rockets</text:p>
            <text:p><text:s text:c="16"/></text:p>
            <text:p><text:s text:c="17"/></text:p>
            <text:p><text:s text:c="12"/></text:p>
            <text:p><text:s text:c="8"/></text:p>
            <text:p><text:s text:c="8"/></text:p>
            <text:p><text:s text:c="8"/></text:p>
            <text:p><text:s text:c="12"/>Trevor Ariza chipped in 12 points on 4-of-7 shooting, three 3-pointers, three rebounds, two assists, one steal and one turnover in 33 minutes vs. Orlando.</text:p>
            <text:p><text:s text:c="8"/></text:p>
            <text:p><text:s text:c="8"/></text:p>
            <text:p><text:s text:c="13"/>Ariza was coming off a season-high 26 points on Sunday, and the absence of James Harden (hamstring) means more shots will be available for guys like Ariza, Ryan Anderson, Eric Gordon and Gerald Green. As Chris Paul said before the game, "We will definitely have to adjust how we play, the man [Harden] averages 30 points a game." Ariza was already a must-start player in season-long leagues, so just keep riding him.</text:p>
            <text:p><text:s text:c="8"/></text:p>
            <text:p><text:s text:c="8"/></text:p>
            <text:p><text:s text:c="13"/></text:p>
            <text:p><text:s text:c="14"/></text:p>
            <text:p><text:s text:c="13"/>Source: Houston Chronicle <text:s text:c="32"/>Jan 3 - 10: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ribs) scored 20 points with five rebounds, two assists, one block and three 3-pointers in 26 minutes against the Raptors on Wednesday.</text:p>
            <text:p><text:s text:c="8"/></text:p>
            <text:p><text:s text:c="8"/></text:p>
            <text:p><text:s text:c="13"/>He's been playing through a rib injury, but it didn't seem to affect him or his playing time. He's been able to coexist with Lauri Markkanen, who has been fairly hot in his last four games. Mirotic should be owned in standard leagues. Although, he does lose points for his video with the Bulls social team saying he likes jelly and mayo sandwiches, and dunking Oreos in orange juice.</text:p>
            <text:p><text:s text:c="8"/></text:p>
            <text:p><text:s text:c="8"/></text:p>
            <text:p><text:s text:c="13"/></text:p>
            <text:p><text:s text:c="14"/></text:p>
            <text:p><text:s text:c="13"/>Source: Bulls on Twitter <text:s text:c="33"/>Jan 3 - 10: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led the Rockets to an easy win vs. Orlando on Wednesday, posting eight points, 13 assists, seven rebounds, two steals and one 3-pointer in 32 minutes.</text:p>
            <text:p><text:s text:c="8"/></text:p>
            <text:p><text:s text:c="8"/></text:p>
            <text:p><text:s text:c="13"/>James Harden (strained hamstring) will be re-evaluated in two weeks, so it will be CP3 and Eric Gordon running the show to open 2018. "It’s an opportunity for other people to play," said coach Mike D'Antoni. "[Chris Paul] will still lead the charge. We have to just make the best of a bad situation." He shot just 3-of-13 from the field tonight, but should revert to form vs. the Warriors on Thursday.</text:p>
            <text:p><text:s text:c="8"/></text:p>
            <text:p><text:s text:c="8"/></text:p>
            <text:p><text:s text:c="13"/></text:p>
            <text:p><text:s text:c="14"/></text:p>
            <text:p><text:s text:c="13"/>Source: Houston Chronicle <text:s text:c="32"/>Jan 3 - 10: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had 17 points, six assists, five rebounds, three 3-pointers and two steals in 30 minutes vs. Orlando on Wednesday, going 5-of-16 from the field and 4-of-5 from the line.</text:p>
            <text:p><text:s text:c="8"/></text:p>
            <text:p><text:s text:c="8"/></text:p>
            <text:p><text:s text:c="13"/>James Harden's hamstring injury has thrust Gordon into the starting lineup for what should be a minimum of two weeks. That's good news for fantasy owners, since Gordon's numbers as a starter are higher for points (22.4), threes (4.1), rebounds (2.6), assists (2.9) and steals (0.8). The scoring and 3-pointers are the bedrock of his value, of course, but he's also a great source of FT percentages (83.3% on 4.4 attempts).</text:p>
            <text:p><text:s text:c="8"/></text:p>
            <text:p><text:s text:c="8"/></text:p>
            <text:p><text:s text:c="13"/></text:p>
            <text:p><text:s text:c="14"/></text:p>
            <text:p><text:s text:c="13"/>Jan 3 - 10: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 Gasol</text:p>
            <text:p><text:s text:c="17"/></text:p>
            <text:p><text:s text:c="17"/></text:p>
            <text:p><text:s text:c="22"/>- F/C - <text:s/>Spurs</text:p>
            <text:p><text:s text:c="16"/></text:p>
            <text:p><text:s text:c="17"/></text:p>
            <text:p><text:s text:c="12"/></text:p>
            <text:p><text:s text:c="8"/></text:p>
            <text:p><text:s text:c="8"/></text:p>
            <text:p><text:s text:c="8"/></text:p>
            <text:p><text:s text:c="12"/>Pau Gasol went scoreless in 13 minutes vs. Philly on Wednesday, finishing with four assists, three rebounds and zero defensive stats.</text:p>
            <text:p><text:s text:c="8"/></text:p>
            <text:p><text:s text:c="8"/></text:p>
            <text:p><text:s text:c="13"/>The Spurs rested four key rotation players tonight, and Gasol was effectively rested himself -- he didn't play for the final 20:37 of a close game. Despite occasional disappearances, the 37-year-old stalwart is still posting mid-round value on a per-game basis. Owners will just have to take the good with the bad, or try to trade him if he gets hot.</text:p>
            <text:p><text:s text:c="8"/></text:p>
            <text:p><text:s text:c="8"/></text:p>
            <text:p><text:s text:c="13"/></text:p>
            <text:p><text:s text:c="14"/></text:p>
            <text:p><text:s text:c="13"/>Jan 3 - 10: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tavious Caldwell-Pope</text:p>
            <text:p><text:s text:c="17"/></text:p>
            <text:p><text:s text:c="17"/></text:p>
            <text:p><text:s text:c="22"/>- G - <text:s/>Lakers</text:p>
            <text:p><text:s text:c="16"/></text:p>
            <text:p><text:s text:c="17"/></text:p>
            <text:p><text:s text:c="12"/></text:p>
            <text:p><text:s text:c="8"/></text:p>
            <text:p><text:s text:c="8"/></text:p>
            <text:p><text:s text:c="8"/></text:p>
            <text:p><text:s text:c="12"/>Tyler Ennis, Kentavious Caldwell-Pope, Brandon Ingram, Kyle Kuzma and Julius Randle will start against the Thunder on Wednesday.</text:p>
            <text:p><text:s text:c="8"/></text:p>
            <text:p><text:s text:c="8"/></text:p>
            <text:p><text:s text:c="13"/>Coach Luke Walton is going to stick with Randle even with Brook Lopez back out there. Caldwell-Pope is also back in the lineup after missing the last two games, so expect him to play huge minutes.</text:p>
            <text:p><text:s text:c="8"/></text:p>
            <text:p><text:s text:c="8"/></text:p>
            <text:p><text:s text:c="13"/></text:p>
            <text:p><text:s text:c="14"/></text:p>
            <text:p><text:s text:c="13"/>Source: Tania Ganguli on Twitter <text:s text:c="25"/>Jan 3 - 10:1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Anderson</text:p>
            <text:p><text:s text:c="17"/></text:p>
            <text:p><text:s text:c="17"/></text:p>
            <text:p><text:s text:c="22"/>- F - <text:s/>Spurs</text:p>
            <text:p><text:s text:c="16"/></text:p>
            <text:p><text:s text:c="17"/></text:p>
            <text:p><text:s text:c="12"/></text:p>
            <text:p><text:s text:c="8"/></text:p>
            <text:p><text:s text:c="8"/></text:p>
            <text:p><text:s text:c="8"/></text:p>
            <text:p><text:s text:c="12"/>Kyle Anderson sank 7-of-8 field goals to score 14 points with seven rebounds, two assists, two blocks and one steal in 36 minutes as a starter on Wednesday.</text:p>
            <text:p><text:s text:c="8"/></text:p>
            <text:p><text:s text:c="8"/></text:p>
            <text:p><text:s text:c="13"/>Kawhi Leonard was simply being rested, so this doesn't move the needle for Anderson's rest-of-season outlook. He was solid in Kawhi's absence to begin the season, but in five games off the bench he's averaged a quiet 5.0 points, 5.2 rebounds, 1.6 assists, 1.4 steals and 0.4 blocks in 22.6 minutes. He's a solid low-end option in typical 12-team formats, especially while Rudy Gay (heel) is on the shelf.</text:p>
            <text:p><text:s text:c="8"/></text:p>
            <text:p><text:s text:c="8"/></text:p>
            <text:p><text:s text:c="13"/></text:p>
            <text:p><text:s text:c="14"/></text:p>
            <text:p><text:s text:c="13"/>Jan 3 - 10: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White</text:p>
            <text:p><text:s text:c="17"/></text:p>
            <text:p><text:s text:c="17"/></text:p>
            <text:p><text:s text:c="22"/>- G - <text:s/>Spurs</text:p>
            <text:p><text:s text:c="16"/></text:p>
            <text:p><text:s text:c="17"/></text:p>
            <text:p><text:s text:c="12"/></text:p>
            <text:p><text:s text:c="8"/></text:p>
            <text:p><text:s text:c="8"/></text:p>
            <text:p><text:s text:c="8"/></text:p>
            <text:p><text:s text:c="12"/>Derrick White played for the first time in over three weeks on Wednesday, posting four points, two rebounds and one assist in eight minutes.</text:p>
            <text:p><text:s text:c="8"/></text:p>
            <text:p><text:s text:c="8"/></text:p>
            <text:p><text:s text:c="13"/>It was White's eighth appearance of the season, yet he was on the court down the stretch of a close game --the Spurs eventually fell in Philly, 112-106. He only surfaced because San Antonio was resting four key players, so there's nothing to see here.</text:p>
            <text:p><text:s text:c="8"/></text:p>
            <text:p><text:s text:c="8"/></text:p>
            <text:p><text:s text:c="13"/></text:p>
            <text:p><text:s text:c="14"/></text:p>
            <text:p><text:s text:c="13"/>Jan 3 - 10: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ty Mills</text:p>
            <text:p><text:s text:c="17"/></text:p>
            <text:p><text:s text:c="17"/></text:p>
            <text:p><text:s text:c="22"/>- G - <text:s/>Spurs</text:p>
            <text:p><text:s text:c="16"/></text:p>
            <text:p><text:s text:c="17"/></text:p>
            <text:p><text:s text:c="12"/></text:p>
            <text:p><text:s text:c="8"/></text:p>
            <text:p><text:s text:c="8"/></text:p>
            <text:p><text:s text:c="8"/></text:p>
            <text:p><text:s text:c="12"/>Patty Mills scored a season-high 26 points on Wednesday, making 7-of-17 FGs and 8-of-8 FTs with four 3-pointers in 29 minutes of action.</text:p>
            <text:p><text:s text:c="8"/></text:p>
            <text:p><text:s text:c="8"/></text:p>
            <text:p><text:s text:c="13"/>Mills added one rebound, one assist, one steal and just one turnover, taking full advantage of the Spurs' gutted roster tonight. They were resting three starters in addition to Manu Ginobili, so this is just a one-off outburst from Mills. Pat yourself on the back if you plugged him into any lineups as a streaming value.</text:p>
            <text:p><text:s text:c="8"/></text:p>
            <text:p><text:s text:c="8"/></text:p>
            <text:p><text:s text:c="13"/></text:p>
            <text:p><text:s text:c="14"/></text:p>
            <text:p><text:s text:c="13"/>Jan 3 - 10: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n Forbes</text:p>
            <text:p><text:s text:c="17"/></text:p>
            <text:p><text:s text:c="17"/></text:p>
            <text:p><text:s text:c="22"/>- G - <text:s/>Spurs</text:p>
            <text:p><text:s text:c="16"/></text:p>
            <text:p><text:s text:c="17"/></text:p>
            <text:p><text:s text:c="12"/></text:p>
            <text:p><text:s text:c="8"/></text:p>
            <text:p><text:s text:c="8"/></text:p>
            <text:p><text:s text:c="8"/></text:p>
            <text:p><text:s text:c="12"/>Bryn Forbes played a game-high 41 minutes in a start on Wednesday, finishing with 15 points on 6-of-11 shooting, one 3-pointer, three assists and one rebound.</text:p>
            <text:p><text:s text:c="8"/></text:p>
            <text:p><text:s text:c="8"/></text:p>
            <text:p><text:s text:c="13"/>The Spurs were playing without Kawhi Leonard, Danny Green, Tony Parker and Manu Ginobili, all of whom got the night off to rest. This game doesn't have lasting implications for Spurs' fantasy values, therefore, but at least we're reminded that Gregg Popovich trusts Forbes to play big minutes when called upon.</text:p>
            <text:p><text:s text:c="8"/></text:p>
            <text:p><text:s text:c="8"/></text:p>
            <text:p><text:s text:c="13"/></text:p>
            <text:p><text:s text:c="14"/></text:p>
            <text:p><text:s text:c="13"/>Jan 3 - 10: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jounte Murray</text:p>
            <text:p><text:s text:c="17"/></text:p>
            <text:p><text:s text:c="17"/></text:p>
            <text:p><text:s text:c="22"/>- G - <text:s/>Spurs</text:p>
            <text:p><text:s text:c="16"/></text:p>
            <text:p><text:s text:c="17"/></text:p>
            <text:p><text:s text:c="12"/></text:p>
            <text:p><text:s text:c="8"/></text:p>
            <text:p><text:s text:c="8"/></text:p>
            <text:p><text:s text:c="8"/></text:p>
            <text:p><text:s text:c="12"/>Dejounte Murray started vs. the Sixers on Wednesday but had only four points, one rebound and one block in 14 minutes.</text:p>
            <text:p><text:s text:c="8"/></text:p>
            <text:p><text:s text:c="8"/></text:p>
            <text:p><text:s text:c="13"/>He burned anyone who streamed him tonight, and it was Patty Mills who benefited from the absence of Danny Green, Kawhi Leonard, Tony Parker and Manu Ginobili. Parker should be back in the starting lineup vs. Phoenix on Friday, so there's no reason to touch Murray.</text:p>
            <text:p><text:s text:c="8"/></text:p>
            <text:p><text:s text:c="8"/></text:p>
            <text:p><text:s text:c="13"/>Related: Tony Parker</text:p>
            <text:p><text:s text:c="14"/></text:p>
            <text:p><text:s text:c="13"/>Jan 3 - 10: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Coach Stan Van Gundy said Andre Drummond's (rib contusion) injury is about pain tolerance.</text:p>
            <text:p><text:s text:c="8"/></text:p>
            <text:p><text:s text:c="8"/></text:p>
            <text:p><text:s text:c="13"/>SVG said no doctor said he couldn't play, so it sounds like everything is structurally sound. Drummond takes a lot of contact on the block, so his right side will get some contact more often than not when he is in the paint. It doesn't sound like he'll be out for too long, but adding Boban Marjanovic in deeper leagues makes sense until Drummond is active.</text:p>
            <text:p><text:s text:c="8"/></text:p>
            <text:p><text:s text:c="8"/></text:p>
            <text:p><text:s text:c="13"/></text:p>
            <text:p><text:s text:c="14"/></text:p>
            <text:p><text:s text:c="13"/>Source: James Edwards III on Twitter <text:s text:c="21"/>Jan 3 - 10: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mir Johnson</text:p>
            <text:p><text:s text:c="17"/></text:p>
            <text:p><text:s text:c="17"/></text:p>
            <text:p><text:s text:c="22"/>- F/C - <text:s/>76ers</text:p>
            <text:p><text:s text:c="16"/></text:p>
            <text:p><text:s text:c="17"/></text:p>
            <text:p><text:s text:c="12"/></text:p>
            <text:p><text:s text:c="8"/></text:p>
            <text:p><text:s text:c="8"/></text:p>
            <text:p><text:s text:c="8"/></text:p>
            <text:p><text:s text:c="12"/>Amir Johnson came off the bench on Wednesday for seven points on 3-of-4 shooting, three rebounds, two steals and one assist in 12 minutes.</text:p>
            <text:p><text:s text:c="8"/></text:p>
            <text:p><text:s text:c="8"/></text:p>
            <text:p><text:s text:c="13"/>Johnson was initially listed as the starting center, with Joel Embiid (hand) expected to sit out, but Embiid wound up starting and playing a team-high 35 minutes tonight. It was a forgettable night for all of Philly's backup big men -- Richaun Holmes chipped in two points in six minutes, and Trevor Booker added two points in eight minutes. Suffice to say, none of them are appealing while Embiid and Dario Saric are healthy.</text:p>
            <text:p><text:s text:c="8"/></text:p>
            <text:p><text:s text:c="8"/></text:p>
            <text:p><text:s text:c="13"/>Related: Trevor Booker, Richaun Holmes</text:p>
            <text:p><text:s text:c="14"/></text:p>
            <text:p><text:s text:c="13"/>Jan 3 - 9: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right ankle) will not return against the Celtics on Wednesday.</text:p>
            <text:p><text:s text:c="8"/></text:p>
            <text:p><text:s text:c="8"/></text:p>
            <text:p><text:s text:c="13"/>He went to the locker room at the end of the second quarter, but he did return to start the second half. Perhaps Love's ankle didn't hold up as well as he hoped, and it's important to note that the Celtics are up fairly big at the time of this announcement. Love did not have a good game with two points on 1-of-11 from the field in 21 minutes of action. The Cavs are off until Saturday, so consider Love questionable for that game in Orlando. If he's out, Jae Crowder, Jeff Green and maybe Tristan Thompson should benefit.</text:p>
            <text:p><text:s text:c="8"/></text:p>
            <text:p><text:s text:c="8"/></text:p>
            <text:p><text:s text:c="13"/></text:p>
            <text:p><text:s text:c="14"/></text:p>
            <text:p><text:s text:c="13"/>Source: Allie Clifton on Twitter <text:s text:c="25"/>Jan 3 - 9: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got to the free-throw line 15 times on Wednesday, making 10 of his attempts to finish with 26 points, five rebounds, four assists, three steals and one block.</text:p>
            <text:p><text:s text:c="8"/></text:p>
            <text:p><text:s text:c="8"/></text:p>
            <text:p><text:s text:c="13"/>It was Simmons' second-highest makes and attempts from the FT line, and he also went 8-of-18 from the field in a win vs. San Antonio. He's had a few rough scoring nights recently, hitting single-digits twice in the past four games, but he got back on track at home after a tiring five-game road trip.</text:p>
            <text:p><text:s text:c="8"/></text:p>
            <text:p><text:s text:c="8"/></text:p>
            <text:p><text:s text:c="13"/></text:p>
            <text:p><text:s text:c="14"/></text:p>
            <text:p><text:s text:c="13"/>Jan 3 - 9: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sprained right hand) was a surprise starter on Wednesday, finishing with 21 points, 11 rebounds, four assists, four blocks and one steal in 35 minutes of action.</text:p>
            <text:p><text:s text:c="8"/></text:p>
            <text:p><text:s text:c="8"/></text:p>
            <text:p><text:s text:c="13"/>Embiid was listed as 'doubtful' all day and the Sixers initially announced Amir Johnson as the starting center, so this was a last-minute shocker. He certainly didn't look hurt, getting his four blocks in the first quarter, so hopefully the last-minute change didn't land him on the bench in too many leagues. All signs point to Embiid playing vs. Detroit on Friday, but as tonight proves it can't hurt to double-check his status.</text:p>
            <text:p><text:s text:c="8"/></text:p>
            <text:p><text:s text:c="8"/></text:p>
            <text:p><text:s text:c="13"/></text:p>
            <text:p><text:s text:c="14"/></text:p>
            <text:p><text:s text:c="13"/>Jan 3 - 9: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The Sixers snapped a 10-game losing streak to the Spurs on Wednesday, aided by J.J. Redick's 20 points, four assists, three 3-pointers and two rebounds.</text:p>
            <text:p><text:s text:c="8"/></text:p>
            <text:p><text:s text:c="8"/></text:p>
            <text:p><text:s text:c="13"/>Redick hit 6-of-12 FGs and 5-of-6 FTs while committing just one turnover in 32 minutes. This is exactly the type of efficient scoring owners want to see from J.J., who is checking all the usual boxes. He'll never be a great source of supporting stats, but deserves credit for averaging a career-high 2.6 rebounds and 3.3 assists (second-highest in his 12-year career).</text:p>
            <text:p><text:s text:c="8"/></text:p>
            <text:p><text:s text:c="8"/></text:p>
            <text:p><text:s text:c="13"/>Related: Spurs</text:p>
            <text:p><text:s text:c="14"/></text:p>
            <text:p><text:s text:c="13"/>Source: Philly.com <text:s text:c="39"/>Jan 3 - 9: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DeMarcus Cousins (ankle) went to the locker room in the first quarter on Wednesday, but he has since returned to the bench.</text:p>
            <text:p><text:s text:c="8"/></text:p>
            <text:p><text:s text:c="8"/></text:p>
            <text:p><text:s text:c="13"/>Coach Alvin Gentry called timeout and Cousins limped to the locker room under his own power. It looks like he's avoided any serious injury, but we should have details after the game.</text:p>
            <text:p><text:s text:c="8"/></text:p>
            <text:p><text:s text:c="8"/></text:p>
            <text:p><text:s text:c="13"/></text:p>
            <text:p><text:s text:c="14"/></text:p>
            <text:p><text:s text:c="13"/>Jan 3 - 9: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ne Hilario</text:p>
            <text:p><text:s text:c="17"/></text:p>
            <text:p><text:s text:c="17"/></text:p>
            <text:p><text:s text:c="22"/>- F/C - <text:s/>Rockets</text:p>
            <text:p><text:s text:c="16"/></text:p>
            <text:p><text:s text:c="17"/></text:p>
            <text:p><text:s text:c="12"/></text:p>
            <text:p><text:s text:c="8"/></text:p>
            <text:p><text:s text:c="8"/></text:p>
            <text:p><text:s text:c="8"/></text:p>
            <text:p><text:s text:c="12"/>Nene (bruised right knee) will not return vs. the Magic on Wednesday.</text:p>
            <text:p><text:s text:c="8"/></text:p>
            <text:p><text:s text:c="8"/></text:p>
            <text:p><text:s text:c="13"/>The Rockets are blowing out the Magic so this could just be a precaution. He was already expected to sit the second half of this back-to-back set on Thursday, and the knee injury confirms he won't be active. Expect Tarik Black and Clint Capela to gain a handful of minutes in his absence.</text:p>
            <text:p><text:s text:c="8"/></text:p>
            <text:p><text:s text:c="8"/></text:p>
            <text:p><text:s text:c="13"/>Related: Clint Capela, Tarik Black, Ryan Anderson</text:p>
            <text:p><text:s text:c="14"/></text:p>
            <text:p><text:s text:c="13"/>Source: Rockets on Twitter <text:s text:c="31"/>Jan 3 - 8: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had his right ankle retaped and is available to return on Wednesday.</text:p>
            <text:p><text:s text:c="8"/></text:p>
            <text:p><text:s text:c="8"/></text:p>
            <text:p><text:s text:c="13"/>He went to the locker room, but his ankle tweak didn't look too bad. It sounds like Baynes is going to be OK.</text:p>
            <text:p><text:s text:c="8"/></text:p>
            <text:p><text:s text:c="8"/></text:p>
            <text:p><text:s text:c="13"/></text:p>
            <text:p><text:s text:c="14"/></text:p>
            <text:p><text:s text:c="13"/>Source: Brian Robb on Twitter <text:s text:c="28"/>Jan 3 - 8: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back) will not return Wednesday against the Rockets due to back spasms.</text:p>
            <text:p><text:s text:c="8"/></text:p>
            <text:p><text:s text:c="8"/></text:p>
            <text:p><text:s text:c="13"/>That explains why Simmons didn't start the second half with Mario Hezonja taking his place. Hopefully this is more of a precaution and now Simmons is no longer on the bench. If he's going to miss time, it should be Hezonja, Arron Afflalo and Wes Iwundu as possible options. There really isn't an add to make unless you're in a very deep league. Simmons finished with just three points in 15 minutes.</text:p>
            <text:p><text:s text:c="8"/></text:p>
            <text:p><text:s text:c="8"/></text:p>
            <text:p><text:s text:c="13"/></text:p>
            <text:p><text:s text:c="14"/></text:p>
            <text:p><text:s text:c="13"/>Source: Magic on Twitter <text:s text:c="33"/>Jan 3 - 8: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Hezonja</text:p>
            <text:p><text:s text:c="17"/></text:p>
            <text:p><text:s text:c="17"/></text:p>
            <text:p><text:s text:c="22"/>- F - <text:s/>Magic</text:p>
            <text:p><text:s text:c="16"/></text:p>
            <text:p><text:s text:c="17"/></text:p>
            <text:p><text:s text:c="12"/></text:p>
            <text:p><text:s text:c="8"/></text:p>
            <text:p><text:s text:c="8"/></text:p>
            <text:p><text:s text:c="8"/></text:p>
            <text:p><text:s text:c="12"/>Mario Hezonja started the third quarter for Jonathon Simmons on Wednesday against the Rockets.</text:p>
            <text:p><text:s text:c="8"/></text:p>
            <text:p><text:s text:c="8"/></text:p>
            <text:p><text:s text:c="13"/>The Magic did not look good in the first half and were down 14, so that's likely the motivation here. Simmons is seated on the bench and looks to be OK.</text:p>
            <text:p><text:s text:c="8"/></text:p>
            <text:p><text:s text:c="8"/></text:p>
            <text:p><text:s text:c="13"/></text:p>
            <text:p><text:s text:c="14"/></text:p>
            <text:p><text:s text:c="13"/>Jan 3 - 8: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 Barton</text:p>
            <text:p><text:s text:c="17"/></text:p>
            <text:p><text:s text:c="17"/></text:p>
            <text:p><text:s text:c="22"/>- G/F - <text:s/>Nuggets</text:p>
            <text:p><text:s text:c="16"/></text:p>
            <text:p><text:s text:c="17"/></text:p>
            <text:p><text:s text:c="12"/></text:p>
            <text:p><text:s text:c="8"/></text:p>
            <text:p><text:s text:c="8"/></text:p>
            <text:p><text:s text:c="8"/></text:p>
            <text:p><text:s text:c="12"/>Will Barton (illness) is active against the Suns on Wednesday.</text:p>
            <text:p><text:s text:c="8"/></text:p>
            <text:p><text:s text:c="8"/></text:p>
            <text:p><text:s text:c="13"/>He has a fever and there's a decent chance he's going to be limited. We probably won't get much of an update regarding his role because he's coming off the bench, but for now his fantasy owners can expect him to at least get some minutes. If he's limited, it should be Malik Beasley stepping up.</text:p>
            <text:p><text:s text:c="8"/></text:p>
            <text:p><text:s text:c="8"/></text:p>
            <text:p><text:s text:c="13"/></text:p>
            <text:p><text:s text:c="14"/></text:p>
            <text:p><text:s text:c="13"/>Source: Gina Mizell on Twitter <text:s text:c="27"/>Jan 3 - 8: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son Chandler</text:p>
            <text:p><text:s text:c="17"/></text:p>
            <text:p><text:s text:c="17"/></text:p>
            <text:p><text:s text:c="22"/>- C - <text:s/>Suns</text:p>
            <text:p><text:s text:c="16"/></text:p>
            <text:p><text:s text:c="17"/></text:p>
            <text:p><text:s text:c="12"/></text:p>
            <text:p><text:s text:c="8"/></text:p>
            <text:p><text:s text:c="8"/></text:p>
            <text:p><text:s text:c="8"/></text:p>
            <text:p><text:s text:c="12"/>Tyson Chandler (rest) will not play against the Nuggets on Wednesday and Greg Monroe will start.</text:p>
            <text:p><text:s text:c="8"/></text:p>
            <text:p><text:s text:c="8"/></text:p>
            <text:p><text:s text:c="13"/>Chandler was not expected to play in the second half of a back-to-back, and this game is in altitude. Plus, the Suns didn't get to Denver until this afternoon, so there's a decent chance they're not going to be in optimal shape. Monroe and Alex Len will handle the <text:s/>minutes at center or the Suns could go smaller with a hot Marquese Chriss.</text:p>
            <text:p><text:s text:c="8"/></text:p>
            <text:p><text:s text:c="8"/></text:p>
            <text:p><text:s text:c="13"/></text:p>
            <text:p><text:s text:c="14"/></text:p>
            <text:p><text:s text:c="13"/>Source: Harrison Wind on Twitter <text:s text:c="25"/>Jan 3 - 7: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eg Monroe</text:p>
            <text:p><text:s text:c="17"/></text:p>
            <text:p><text:s text:c="17"/></text:p>
            <text:p><text:s text:c="22"/>- C - <text:s/>Celtics</text:p>
            <text:p><text:s text:c="16"/></text:p>
            <text:p><text:s text:c="17"/></text:p>
            <text:p><text:s text:c="12"/></text:p>
            <text:p><text:s text:c="8"/></text:p>
            <text:p><text:s text:c="8"/></text:p>
            <text:p><text:s text:c="8"/></text:p>
            <text:p><text:s text:c="12"/>Greg Monroe will start Wednesday's game in place of Tyson Chandler (rest).</text:p>
            <text:p><text:s text:c="8"/></text:p>
            <text:p><text:s text:c="8"/></text:p>
            <text:p><text:s text:c="13"/>Alex Len should also pick up more minutes with Chandler sitting tonight, and Monroe is at least worth a look for punt value in DFS.</text:p>
            <text:p><text:s text:c="8"/></text:p>
            <text:p><text:s text:c="8"/></text:p>
            <text:p><text:s text:c="13"/>Related: Tyson Chandler</text:p>
            <text:p><text:s text:c="14"/></text:p>
            <text:p><text:s text:c="13"/>Source: Harrison Wind on Twitter <text:s text:c="25"/>Jan 3 - 7: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sore right Achilles) is questionable for Thursday against the Thunder..</text:p>
            <text:p><text:s text:c="8"/></text:p>
            <text:p><text:s text:c="8"/></text:p>
            <text:p><text:s text:c="13"/>He did not play on Tuesday and Sunday, but Rivers is only day-to-day. C.J. Williams had a career night on Tuesday and may be asked to step up again. Rivers' Achilles injury looked a lot worse over the weekend, so getting back within a week would be great news.</text:p>
            <text:p><text:s text:c="8"/></text:p>
            <text:p><text:s text:c="8"/></text:p>
            <text:p><text:s text:c="13"/></text:p>
            <text:p><text:s text:c="14"/></text:p>
            <text:p><text:s text:c="13"/>Source: Clippers PR <text:s text:c="38"/>Jan 3 - 7: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Nerlens Noel</text:p>
            <text:p><text:s text:c="17"/></text:p>
            <text:p><text:s text:c="17"/></text:p>
            <text:p><text:s text:c="22"/>- F/C - <text:s/>Mavericks</text:p>
            <text:p><text:s text:c="16"/></text:p>
            <text:p><text:s text:c="17"/></text:p>
            <text:p><text:s text:c="12"/></text:p>
            <text:p><text:s text:c="8"/></text:p>
            <text:p><text:s text:c="8"/></text:p>
            <text:p><text:s text:c="8"/></text:p>
            <text:p><text:s text:c="12"/>Nerlens Noel (thumb) has shed his cast and has returned to Dallas.</text:p>
            <text:p><text:s text:c="8"/></text:p>
            <text:p><text:s text:c="8"/></text:p>
            <text:p><text:s text:c="13"/>Noel went to Cleveland to have his cast removed on Tuesday, but he's since returned to the team. He was originally hit with a rough three-week timetable, but he's now been out for four weeks and it's unclear exactly when he'll return to the court. He's basically just a deep league stash for those with an open IR-spot.</text:p>
            <text:p><text:s text:c="8"/></text:p>
            <text:p><text:s text:c="8"/></text:p>
            <text:p><text:s text:c="13"/></text:p>
            <text:p><text:s text:c="14"/></text:p>
            <text:p><text:s text:c="13"/>Source: Earl K. Sneed on Twitter <text:s text:c="25"/>Jan 3 - 7: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an Marjanovic</text:p>
            <text:p><text:s text:c="17"/></text:p>
            <text:p><text:s text:c="17"/></text:p>
            <text:p><text:s text:c="22"/>- C - <text:s/>Clippers</text:p>
            <text:p><text:s text:c="16"/></text:p>
            <text:p><text:s text:c="17"/></text:p>
            <text:p><text:s text:c="12"/></text:p>
            <text:p><text:s text:c="8"/></text:p>
            <text:p><text:s text:c="8"/></text:p>
            <text:p><text:s text:c="8"/></text:p>
            <text:p><text:s text:c="12"/>Boban Marjanovic will start against the Heat on Wednesday.</text:p>
            <text:p><text:s text:c="8"/></text:p>
            <text:p><text:s text:c="8"/></text:p>
            <text:p><text:s text:c="13"/>Happy Boban Day. He's going to be the chalkiest of chalk plays in DFS and it's going to be very tough fade him. It doesn't sound like Andre Drummond (ribs) injury is going o keep him out for too long, but owners in deeper leagues may just want to add Boban until Drummond gets the all clear.</text:p>
            <text:p><text:s text:c="8"/></text:p>
            <text:p><text:s text:c="8"/></text:p>
            <text:p><text:s text:c="13"/></text:p>
            <text:p><text:s text:c="14"/></text:p>
            <text:p><text:s text:c="13"/>Source: Ira Winderman on Twitter <text:s text:c="25"/>Jan 3 - 6: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rib contusion) will not play against the Heat on Wednesday.</text:p>
            <text:p><text:s text:c="8"/></text:p>
            <text:p><text:s text:c="8"/></text:p>
            <text:p><text:s text:c="13"/>He gets ruled out about an hour before tip time here and there aren't many details on his injury going forward. For tonight, it should be Boban Marjanovic time at least for 15-20 minutes while Eric Moreland and maybe even Anthony Tolliver pick up some extra minutes. Fire up Boban as a streamer and in DFS.</text:p>
            <text:p><text:s text:c="8"/></text:p>
            <text:p><text:s text:c="8"/></text:p>
            <text:p><text:s text:c="13"/></text:p>
            <text:p><text:s text:c="14"/></text:p>
            <text:p><text:s text:c="13"/>Source: Tom D'Angelo on Twitter <text:s text:c="26"/>Jan 3 - 6: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mir Johnson</text:p>
            <text:p><text:s text:c="17"/></text:p>
            <text:p><text:s text:c="17"/></text:p>
            <text:p><text:s text:c="22"/>- F/C - <text:s/>76ers</text:p>
            <text:p><text:s text:c="16"/></text:p>
            <text:p><text:s text:c="17"/></text:p>
            <text:p><text:s text:c="12"/></text:p>
            <text:p><text:s text:c="8"/></text:p>
            <text:p><text:s text:c="8"/></text:p>
            <text:p><text:s text:c="8"/></text:p>
            <text:p><text:s text:c="12"/>Updating a previous report, Amir Johnson will come off the bench Wednesday against the Spurs.</text:p>
            <text:p><text:s text:c="8"/></text:p>
            <text:p><text:s text:c="8"/></text:p>
            <text:p><text:s text:c="13"/>Joel Embiid (hand) was expected to sit this one out, but now he's playing, so Johnson won't start and Richaun Holmes isn't nearly as attractive of a target.</text:p>
            <text:p><text:s text:c="8"/></text:p>
            <text:p><text:s text:c="8"/></text:p>
            <text:p><text:s text:c="13"/></text:p>
            <text:p><text:s text:c="14"/></text:p>
            <text:p><text:s text:c="13"/>Source: Philadelphia 76ers on Twitter <text:s text:c="20"/>Jan 3 - 6: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Updating a previous item, Joel Embiid (hand) will start against the Spurs on Wednesday.</text:p>
            <text:p><text:s text:c="8"/></text:p>
            <text:p><text:s text:c="8"/></text:p>
            <text:p><text:s text:c="13"/>Wow. The 76ers even announced their lineup with Amir Johnson in there, so this is a big surprise. Embiid said he can't really shoot, but there was some video of him taking shots before the game. We'll see how he handles playing at less than 100 percent.</text:p>
            <text:p><text:s text:c="8"/></text:p>
            <text:p><text:s text:c="8"/></text:p>
            <text:p><text:s text:c="13"/></text:p>
            <text:p><text:s text:c="14"/></text:p>
            <text:p><text:s text:c="13"/>Source: Keith Pompey on Twitter <text:s text:c="26"/>Jan 3 - 6: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sprained left ankle) and Zaza Pachulia (illness) are available to play in Wednesday's game against the Mavs.</text:p>
            <text:p><text:s text:c="8"/></text:p>
            <text:p><text:s text:c="8"/></text:p>
            <text:p><text:s text:c="13"/>Green was called questionable for this game due to an ankle tweak in practice, but it sounds like he'll be out there. The Warriors have been careful with their studs, so it's possible Green is somewhat limited. Plus, the Warriors do have a back-to-back set with a game in Houston tomorrow.</text:p>
            <text:p><text:s text:c="8"/></text:p>
            <text:p><text:s text:c="8"/></text:p>
            <text:p><text:s text:c="13"/></text:p>
            <text:p><text:s text:c="14"/></text:p>
            <text:p><text:s text:c="13"/>Source: Warriors on Twitter <text:s text:c="30"/>Jan 3 - 6: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za Pachulia</text:p>
            <text:p><text:s text:c="17"/></text:p>
            <text:p><text:s text:c="17"/></text:p>
            <text:p><text:s text:c="22"/>- C - <text:s/>Warriors</text:p>
            <text:p><text:s text:c="16"/></text:p>
            <text:p><text:s text:c="17"/></text:p>
            <text:p><text:s text:c="12"/></text:p>
            <text:p><text:s text:c="8"/></text:p>
            <text:p><text:s text:c="8"/></text:p>
            <text:p><text:s text:c="8"/></text:p>
            <text:p><text:s text:c="12"/>Zaza Pachulia (illness) will be available to play Wednesday vs. the Mavericks.</text:p>
            <text:p><text:s text:c="8"/></text:p>
            <text:p><text:s text:c="8"/></text:p>
            <text:p><text:s text:c="13"/>He should get out there, but he's not a realistic fantasy target in any format.</text:p>
            <text:p><text:s text:c="8"/></text:p>
            <text:p><text:s text:c="8"/></text:p>
            <text:p><text:s text:c="13"/></text:p>
            <text:p><text:s text:c="14"/></text:p>
            <text:p><text:s text:c="13"/>Source: Warriors PR on Twitter <text:s text:c="27"/>Jan 3 - 6: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is in the starting lineup against the Wolves on Wednesday.</text:p>
            <text:p><text:s text:c="8"/></text:p>
            <text:p><text:s text:c="8"/></text:p>
            <text:p><text:s text:c="13"/>It'll be the same starting lineup with Spencer Dinwiddie, Allen Crabbe, Rondae Hollis-Jefferson and Tyler Zeller. We'll see what happens with Jahlil Okafor expected to play, but there's a decent chance his minutes come from Jarrett Allen.</text:p>
            <text:p><text:s text:c="8"/></text:p>
            <text:p><text:s text:c="8"/></text:p>
            <text:p><text:s text:c="13"/></text:p>
            <text:p><text:s text:c="14"/></text:p>
            <text:p><text:s text:c="13"/>Source: Nets PR <text:s text:c="42"/>Jan 3 - 6: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mir Johnson</text:p>
            <text:p><text:s text:c="17"/></text:p>
            <text:p><text:s text:c="17"/></text:p>
            <text:p><text:s text:c="22"/>- F/C - <text:s/>76ers</text:p>
            <text:p><text:s text:c="16"/></text:p>
            <text:p><text:s text:c="17"/></text:p>
            <text:p><text:s text:c="12"/></text:p>
            <text:p><text:s text:c="8"/></text:p>
            <text:p><text:s text:c="8"/></text:p>
            <text:p><text:s text:c="8"/></text:p>
            <text:p><text:s text:c="12"/>Amir Johnson will move into the starting lineup for Wednesday's game against the Spurs, with Joel Embiid (hand) unavailable.</text:p>
            <text:p><text:s text:c="8"/></text:p>
            <text:p><text:s text:c="8"/></text:p>
            <text:p><text:s text:c="13"/>Johnson hasn't done much as a starter this season, registering averages of 7.6 points, 4.4 boards, 2.8 assists and 1.0 steal per game, so he's not a great target despite the starter tag. Richaun Holmes should be able to flirt with minutes in the 20s sans Embiid, so he's someone to think about in DFS.</text:p>
            <text:p><text:s text:c="8"/></text:p>
            <text:p><text:s text:c="8"/></text:p>
            <text:p><text:s text:c="13"/>Related: Richaun Holmes</text:p>
            <text:p><text:s text:c="14"/></text:p>
            <text:p><text:s text:c="13"/>Source: Philadelphia 76ers on Twitter <text:s text:c="20"/>Jan 3 - 6: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Updating a previous item, Andre Drummond (rib contusion) is a game-time decision against the Heat on Wednesday.</text:p>
            <text:p><text:s text:c="8"/></text:p>
            <text:p><text:s text:c="8"/></text:p>
            <text:p><text:s text:c="13"/>This comes from the official Pistons reporter, so now we know why Drummond is on the injury report. The Pistons have been off since Saturday, so maybe Drummond suffered the injury in that game. Additionally, multiple reports from Miami say Drummond is closer to being out than in. If he's out, it'll be Happy Boban Marjanovic Day in DFS while Eric Moreland would also play more.</text:p>
            <text:p><text:s text:c="8"/></text:p>
            <text:p><text:s text:c="8"/></text:p>
            <text:p><text:s text:c="13"/></text:p>
            <text:p><text:s text:c="14"/></text:p>
            <text:p><text:s text:c="13"/>Source: Keith Langlois on Twitter <text:s text:c="24"/>Jan 3 - 6: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will come off the bench Wednesday vs. the Cavs.</text:p>
            <text:p><text:s text:c="8"/></text:p>
            <text:p><text:s text:c="8"/></text:p>
            <text:p><text:s text:c="13"/>Baynes' minutes could trend towards the teens tonight going up against the small ball Cavs, so he's not a very enticing option in most formats.</text:p>
            <text:p><text:s text:c="8"/></text:p>
            <text:p><text:s text:c="8"/></text:p>
            <text:p><text:s text:c="13"/></text:p>
            <text:p><text:s text:c="14"/></text:p>
            <text:p><text:s text:c="13"/>Source: Jay King on Twitter <text:s text:c="30"/>Jan 3 - 6: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will replace Aron Baynes in the starting lineup for Wednesday's game against the Cavs.</text:p>
            <text:p><text:s text:c="8"/></text:p>
            <text:p><text:s text:c="8"/></text:p>
            <text:p><text:s text:c="13"/>This move makes sense going up against the small ball Cavs, and Morris is a more attractive option when in the starting lineup. Over nine starts this season, Morris has put in averages of 13.4 points, 5.8 rebounds, 1.7 triples, 1.6 assists and 1.0 turnover per contest on 44.6% shooting.</text:p>
            <text:p><text:s text:c="8"/></text:p>
            <text:p><text:s text:c="8"/></text:p>
            <text:p><text:s text:c="13"/>Related: Aron Baynes</text:p>
            <text:p><text:s text:c="14"/></text:p>
            <text:p><text:s text:c="13"/>Source: Jay King on Twitter <text:s text:c="30"/>Jan 3 - 6: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could be unlikely to play against the Heat on Wednesday.</text:p>
            <text:p><text:s text:c="8"/></text:p>
            <text:p><text:s text:c="8"/></text:p>
            <text:p><text:s text:c="13"/>This report does come from a Heat reporter, but this game is in Miami. We'll be looking for more information to confirm, but for now you may want to fire up some Boban Marjanovic.</text:p>
            <text:p><text:s text:c="8"/></text:p>
            <text:p><text:s text:c="8"/></text:p>
            <text:p><text:s text:c="13"/></text:p>
            <text:p><text:s text:c="14"/></text:p>
            <text:p><text:s text:c="13"/>Source: Tom D'Angelo on Twitter <text:s text:c="26"/>Jan 3 - 6: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very Bradley</text:p>
            <text:p><text:s text:c="17"/></text:p>
            <text:p><text:s text:c="17"/></text:p>
            <text:p><text:s text:c="22"/>- G - <text:s/>Clippers</text:p>
            <text:p><text:s text:c="16"/></text:p>
            <text:p><text:s text:c="17"/></text:p>
            <text:p><text:s text:c="12"/></text:p>
            <text:p><text:s text:c="8"/></text:p>
            <text:p><text:s text:c="8"/></text:p>
            <text:p><text:s text:c="8"/></text:p>
            <text:p><text:s text:c="12"/>Avery Bradley (groin) will not have a restriction against the Heat on Wednesday.</text:p>
            <text:p><text:s text:c="8"/></text:p>
            <text:p><text:s text:c="8"/></text:p>
            <text:p><text:s text:c="13"/>He was announced as a go this morning and has been going through practice since Sunday. Bradley was a huge letdown to start his 2017, but maybe playing hurt was holding him back. He should be picked back up in all standard leagues and maybe he looks more like the stud he was with the Celtics in 2016-17.</text:p>
            <text:p><text:s text:c="8"/></text:p>
            <text:p><text:s text:c="8"/></text:p>
            <text:p><text:s text:c="13"/></text:p>
            <text:p><text:s text:c="14"/></text:p>
            <text:p><text:s text:c="13"/>Source: James Edwards III on Twitter <text:s text:c="21"/>Jan 3 - 6: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back) will play on Wednesday against the Cavs.</text:p>
            <text:p><text:s text:c="8"/></text:p>
            <text:p><text:s text:c="8"/></text:p>
            <text:p><text:s text:c="13"/>Ojeleye could flirt with minutes in the teens tonight, but he's not a viable option in any format.</text:p>
            <text:p><text:s text:c="8"/></text:p>
            <text:p><text:s text:c="8"/></text:p>
            <text:p><text:s text:c="13"/></text:p>
            <text:p><text:s text:c="14"/></text:p>
            <text:p><text:s text:c="13"/>Source: Sean Grande on Twitter <text:s text:c="27"/>Jan 3 - 6: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hand) will not play on Wednesday against the Spurs.</text:p>
            <text:p><text:s text:c="8"/></text:p>
            <text:p><text:s text:c="8"/></text:p>
            <text:p><text:s text:c="13"/>He said before the game he can't shoot, and that he can't play if he can't shoot. That doesn't exactly bode well for Embiid to suit up on Friday against the Pistons. It'll be Amir Johnson getting the start while Richaun Holmes will back him up. Expect some extra Trevor Booker while the other rotation players will have more shots going their way.</text:p>
            <text:p><text:s text:c="8"/></text:p>
            <text:p><text:s text:c="8"/></text:p>
            <text:p><text:s text:c="13"/></text:p>
            <text:p><text:s text:c="14"/></text:p>
            <text:p><text:s text:c="13"/>Source: Keith Pompey on Twitter <text:s text:c="26"/>Jan 3 - 6: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Kenny Atkinson said that Caris LeVert's groin injury is "not serious," and he hopes that with two days of rest, that LeVert will be able to get back out there for Saturday's game vs. Boston.</text:p>
            <text:p><text:s text:c="8"/></text:p>
            <text:p><text:s text:c="8"/></text:p>
            <text:p><text:s text:c="13"/>LeVert tweaked his groin on a go-ahead layup at the end of Monday's win over Orlando, and while he'll miss Wednesday's game, it doesn't sound like he'll be dealing with a lengthy absence here. As for tonight, Allen Crabbe, Joe Harris and Nik Stauskas figure to split most of LeVert's minutes.</text:p>
            <text:p><text:s text:c="8"/></text:p>
            <text:p><text:s text:c="8"/></text:p>
            <text:p><text:s text:c="13"/>Related: Allen Crabbe, Joe Harris, Nik Stauskas</text:p>
            <text:p><text:s text:c="14"/></text:p>
            <text:p><text:s text:c="13"/>Source: Michael Grady on Twitter <text:s text:c="25"/>Jan 3 - 6: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n Baker</text:p>
            <text:p><text:s text:c="17"/></text:p>
            <text:p><text:s text:c="17"/></text:p>
            <text:p><text:s text:c="22"/>- G - <text:s/>Knicks</text:p>
            <text:p><text:s text:c="16"/></text:p>
            <text:p><text:s text:c="17"/></text:p>
            <text:p><text:s text:c="12"/></text:p>
            <text:p><text:s text:c="8"/></text:p>
            <text:p><text:s text:c="8"/></text:p>
            <text:p><text:s text:c="8"/></text:p>
            <text:p><text:s text:c="12"/>Ron Baker (face) said he'll play against the Wizards on Wednesday.</text:p>
            <text:p><text:s text:c="8"/></text:p>
            <text:p><text:s text:c="8"/></text:p>
            <text:p><text:s text:c="13"/>He said the mask is uncomfortable, but he did give a test run. Baker isn't a complete lock to play in this game and hopefully Frank Ntilikina is feeling better after being a little sick on Tuesday.</text:p>
            <text:p><text:s text:c="8"/></text:p>
            <text:p><text:s text:c="8"/></text:p>
            <text:p><text:s text:c="13"/></text:p>
            <text:p><text:s text:c="14"/></text:p>
            <text:p><text:s text:c="13"/>Source: Ian Begley on Twitter <text:s text:c="28"/>Jan 3 - 5: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illness) is a go for Wednesday's game against the Pistons.</text:p>
            <text:p><text:s text:c="8"/></text:p>
            <text:p><text:s text:c="8"/></text:p>
            <text:p><text:s text:c="13"/>He skipped shootaround as he's feeling a bit under the weather, so he could be somewhat limited tonight, making him a slightly more risky DFS target. Season-long owners can go ahead and throw him out there, though.</text:p>
            <text:p><text:s text:c="8"/></text:p>
            <text:p><text:s text:c="8"/></text:p>
            <text:p><text:s text:c="13"/></text:p>
            <text:p><text:s text:c="14"/></text:p>
            <text:p><text:s text:c="13"/>Source: Tom D'Angelo on Twitter <text:s text:c="26"/>Jan 3 - 5: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Coach Erik Spoelstra said James Johnson (ankle) is warming up with the intention of playing some minutes against the Pistons on Wednesday.</text:p>
            <text:p><text:s text:c="8"/></text:p>
            <text:p><text:s text:c="8"/></text:p>
            <text:p><text:s text:c="13"/>He went through shootaround and he is going to be coming off the bench tonight. Spoelstra is also expected to try to mix in Johnson at small forward, so that can open up some minutes for Bam Adebayo and Kelly Olynyk. Johnson may not be worth starting in shallower leagues.</text:p>
            <text:p><text:s text:c="8"/></text:p>
            <text:p><text:s text:c="8"/></text:p>
            <text:p><text:s text:c="13"/></text:p>
            <text:p><text:s text:c="14"/></text:p>
            <text:p><text:s text:c="13"/>Source: Tom D'Angelo on Twitter <text:s text:c="26"/>Jan 3 - 5: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Anderson</text:p>
            <text:p><text:s text:c="17"/></text:p>
            <text:p><text:s text:c="17"/></text:p>
            <text:p><text:s text:c="22"/>- F - <text:s/>Spurs</text:p>
            <text:p><text:s text:c="16"/></text:p>
            <text:p><text:s text:c="17"/></text:p>
            <text:p><text:s text:c="12"/></text:p>
            <text:p><text:s text:c="8"/></text:p>
            <text:p><text:s text:c="8"/></text:p>
            <text:p><text:s text:c="8"/></text:p>
            <text:p><text:s text:c="12"/>Kyle Anderson will move into the starting lineup for Wednesday's game against in the 76ers, with Kawhi Leonard (rest) taking the night off.</text:p>
            <text:p><text:s text:c="8"/></text:p>
            <text:p><text:s text:c="8"/></text:p>
            <text:p><text:s text:c="13"/>As a starter this season, Anderson has produced averages of 9.0 points, 6.0 boards, 2.9 dimes, 1.1 steals and 1.3 turnovers per contest on 51.8% shooting, so he's someone to think about streaming in deep leagues in what should be an uptempo matchup with Philly.RotoGrinders.com Daily Slant: Kyle Anderson becomes one of the top DFS values on the board. He's priced cheaply across the industry and actually owns a 1.20 DK FPPM rate with Kawhi, Parker, Gay, Manu and Danny Green off the floor. Dejounte Murray actually leads the way in both usage rate (34.0%) and FPPM (1.38) in that split, so both players deserve a ton of attention as value options.</text:p>
            <text:p><text:s text:c="8"/></text:p>
            <text:p><text:s text:c="8"/></text:p>
            <text:p><text:s text:c="13"/></text:p>
            <text:p><text:s text:c="14"/></text:p>
            <text:p><text:s text:c="13"/>Source: Tom Moore on Twitter <text:s text:c="29"/>Jan 3 - 5: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jounte Murray</text:p>
            <text:p><text:s text:c="17"/></text:p>
            <text:p><text:s text:c="17"/></text:p>
            <text:p><text:s text:c="22"/>- G - <text:s/>Spurs</text:p>
            <text:p><text:s text:c="16"/></text:p>
            <text:p><text:s text:c="17"/></text:p>
            <text:p><text:s text:c="12"/></text:p>
            <text:p><text:s text:c="8"/></text:p>
            <text:p><text:s text:c="8"/></text:p>
            <text:p><text:s text:c="8"/></text:p>
            <text:p><text:s text:c="12"/>Dejounte Murray, Bryn Forbes, Kyle Anderson, Pau Gasol and LaMarcus Aldridge will start against the 76ers on Wednesday.</text:p>
            <text:p><text:s text:c="8"/></text:p>
            <text:p><text:s text:c="8"/></text:p>
            <text:p><text:s text:c="13"/>The Spurs are sitting Kawhi Leonard, Tony Parker, Danny Green and Manu Ginobili in this game, so these starters should be logging some decent minutes. Murray's last game with heavy run was a successful one with 13 points, seven boards and six dimes in 25 minutes against the Kings on Dec. 23, so he's certainly in play as a DFS punt or as a streamer even on a busy Wednesday.</text:p>
            <text:p><text:s text:c="8"/></text:p>
            <text:p><text:s text:c="8"/></text:p>
            <text:p><text:s text:c="13"/></text:p>
            <text:p><text:s text:c="14"/></text:p>
            <text:p><text:s text:c="13"/>Source: Tom Moore on Twitter <text:s text:c="29"/>Jan 3 - 5: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n Forbes</text:p>
            <text:p><text:s text:c="17"/></text:p>
            <text:p><text:s text:c="17"/></text:p>
            <text:p><text:s text:c="22"/>- G - <text:s/>Spurs</text:p>
            <text:p><text:s text:c="16"/></text:p>
            <text:p><text:s text:c="17"/></text:p>
            <text:p><text:s text:c="12"/></text:p>
            <text:p><text:s text:c="8"/></text:p>
            <text:p><text:s text:c="8"/></text:p>
            <text:p><text:s text:c="8"/></text:p>
            <text:p><text:s text:c="12"/>Bryn Forbes will move into the starting lineup for Wednesday's game against the 76ers, with Danny Green (groin) unavailable.</text:p>
            <text:p><text:s text:c="8"/></text:p>
            <text:p><text:s text:c="8"/></text:p>
            <text:p><text:s text:c="13"/>Forbes has been hit-or-miss as a starter this season, posting averages of 8.1 points, 2.0 boards, 1.4 triples, 1.4 assists and 1.4 turnovers per game on 40.0% shooting, so he's not much more than a punt play in DFS.</text:p>
            <text:p><text:s text:c="8"/></text:p>
            <text:p><text:s text:c="8"/></text:p>
            <text:p><text:s text:c="13"/></text:p>
            <text:p><text:s text:c="14"/></text:p>
            <text:p><text:s text:c="13"/>Source: Tom Moore on Twitter <text:s text:c="29"/>Jan 3 - 5: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shoulder) said he is feeling better and he is aiming to play against the Hornets on Friday.</text:p>
            <text:p><text:s text:c="8"/></text:p>
            <text:p><text:s text:c="8"/></text:p>
            <text:p><text:s text:c="13"/>In case you missed it, he is not going to play on Wednesday against the Thunder. Wit him out, Tyler Ennis should get another start while Jordan Clarkson and Josh Hart also pick up some extra minutes. Ball was starting to heat up in fantasy, so hopefully he can pick up where he left off.</text:p>
            <text:p><text:s text:c="8"/></text:p>
            <text:p><text:s text:c="8"/></text:p>
            <text:p><text:s text:c="13"/></text:p>
            <text:p><text:s text:c="14"/></text:p>
            <text:p><text:s text:c="13"/>Source: Kevin Ding on Twitter <text:s text:c="28"/>Jan 3 - 5:4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inanu Onuaku</text:p>
            <text:p><text:s text:c="17"/></text:p>
            <text:p><text:s text:c="17"/></text:p>
            <text:p><text:s text:c="22"/>- C - <text:s/>Rockets</text:p>
            <text:p><text:s text:c="16"/></text:p>
            <text:p><text:s text:c="17"/></text:p>
            <text:p><text:s text:c="12"/></text:p>
            <text:p><text:s text:c="8"/></text:p>
            <text:p><text:s text:c="8"/></text:p>
            <text:p><text:s text:c="8"/></text:p>
            <text:p><text:s text:c="12"/>Chinanu Onuaku is scheduled to undergo sinus surgery.</text:p>
            <text:p><text:s text:c="8"/></text:p>
            <text:p><text:s text:c="8"/></text:p>
            <text:p><text:s text:c="13"/>He hasn't logged a single minute for Houston this season, so there's nothing to see here in terms of fantasy hoops.</text:p>
            <text:p><text:s text:c="8"/></text:p>
            <text:p><text:s text:c="8"/></text:p>
            <text:p><text:s text:c="13"/></text:p>
            <text:p><text:s text:c="14"/></text:p>
            <text:p><text:s text:c="13"/>Source: Jonathan Feigen on Twitter <text:s text:c="23"/>Jan 3 - 5: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ne Hilario</text:p>
            <text:p><text:s text:c="17"/></text:p>
            <text:p><text:s text:c="17"/></text:p>
            <text:p><text:s text:c="22"/>- F/C - <text:s/>Rockets</text:p>
            <text:p><text:s text:c="16"/></text:p>
            <text:p><text:s text:c="17"/></text:p>
            <text:p><text:s text:c="12"/></text:p>
            <text:p><text:s text:c="8"/></text:p>
            <text:p><text:s text:c="8"/></text:p>
            <text:p><text:s text:c="8"/></text:p>
            <text:p><text:s text:c="12"/>Nene is expected to play on Wednesday and is likely out for Thursday night.</text:p>
            <text:p><text:s text:c="8"/></text:p>
            <text:p><text:s text:c="8"/></text:p>
            <text:p><text:s text:c="13"/>The Rockets get a back-to-back set, and sitting Nene in one of the two has basically been the plan all season -- he did play both games on Dec. 15-16.</text:p>
            <text:p><text:s text:c="8"/></text:p>
            <text:p><text:s text:c="8"/></text:p>
            <text:p><text:s text:c="13"/></text:p>
            <text:p><text:s text:c="14"/></text:p>
            <text:p><text:s text:c="13"/>Source: Craig Ackerman on Twitter <text:s text:c="24"/>Jan 3 - 5: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son Chandler</text:p>
            <text:p><text:s text:c="17"/></text:p>
            <text:p><text:s text:c="17"/></text:p>
            <text:p><text:s text:c="22"/>- C - <text:s/>Suns</text:p>
            <text:p><text:s text:c="16"/></text:p>
            <text:p><text:s text:c="17"/></text:p>
            <text:p><text:s text:c="12"/></text:p>
            <text:p><text:s text:c="8"/></text:p>
            <text:p><text:s text:c="8"/></text:p>
            <text:p><text:s text:c="8"/></text:p>
            <text:p><text:s text:c="12"/>Tyson Chandler (rest) is not expected to play Wednesday vs. the Nuggets.</text:p>
            <text:p><text:s text:c="8"/></text:p>
            <text:p><text:s text:c="8"/></text:p>
            <text:p><text:s text:c="13"/>The Suns are on the second leg of a back-to-back, and they also had some weird flight issues last night where they didn't get into Denver until 2 pm today (five hours before tip-off), so it would be surprising to see Chandler out there tonight. Alex Len, Greg Monroe and Marquese Chriss will absorb his minutes.</text:p>
            <text:p><text:s text:c="8"/></text:p>
            <text:p><text:s text:c="8"/></text:p>
            <text:p><text:s text:c="13"/>Related: Greg Monroe, Alex Len, Marquese Chriss</text:p>
            <text:p><text:s text:c="14"/></text:p>
            <text:p><text:s text:c="13"/>Source: Arizona Republic <text:s text:c="33"/>Jan 3 - 5: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inanu Onuaku</text:p>
            <text:p><text:s text:c="17"/></text:p>
            <text:p><text:s text:c="17"/></text:p>
            <text:p><text:s text:c="22"/>- C - <text:s/>Rockets</text:p>
            <text:p><text:s text:c="16"/></text:p>
            <text:p><text:s text:c="17"/></text:p>
            <text:p><text:s text:c="12"/></text:p>
            <text:p><text:s text:c="8"/></text:p>
            <text:p><text:s text:c="8"/></text:p>
            <text:p><text:s text:c="8"/></text:p>
            <text:p><text:s text:c="12"/>Chinanu Onuaku has been recalled from the G-League.</text:p>
            <text:p><text:s text:c="8"/></text:p>
            <text:p><text:s text:c="8"/></text:p>
            <text:p><text:s text:c="13"/>He's yet to make his regular-season debut, and there are no guarantees that will change tonight.</text:p>
            <text:p><text:s text:c="8"/></text:p>
            <text:p><text:s text:c="8"/></text:p>
            <text:p><text:s text:c="13"/></text:p>
            <text:p><text:s text:c="14"/></text:p>
            <text:p><text:s text:c="13"/>Source: Jonathan Feigen on Twitter <text:s text:c="23"/>Jan 3 - 5: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Brett Brown said he doesn't think Joel Embiid (hand) will take the court for Wednesday's game against the Spurs, calling him "very doubtful."</text:p>
            <text:p><text:s text:c="8"/></text:p>
            <text:p><text:s text:c="8"/></text:p>
            <text:p><text:s text:c="13"/>Embiid's hand is still sore and Brown said he could miss Friday's game against the Pistons as well, so it would be quite shocking to see him take the floor tonight after these comments from the head coach. Expect more minutes for Richaun Holmes, with Ben Simmons, Robert Covington and Dario Saric taking on more usage.</text:p>
            <text:p><text:s text:c="8"/></text:p>
            <text:p><text:s text:c="8"/></text:p>
            <text:p><text:s text:c="13"/>Related: Dario Saric, Robert Covington, Richaun Holmes, Ben Simmons</text:p>
            <text:p><text:s text:c="14"/></text:p>
            <text:p><text:s text:c="13"/>Source: Tom Moore on Twitter <text:s text:c="29"/>Jan 3 - 5: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illness) missed shootaround but is expected to play Wednesday vs. the Pistons.</text:p>
            <text:p><text:s text:c="8"/></text:p>
            <text:p><text:s text:c="8"/></text:p>
            <text:p><text:s text:c="13"/>With the Heat shorthanded, Johnson has played been some of the best basketball of his career recently. Over Miami's last five games, he's averaging 19.6 points (on 48.7 percent shooting), 4.6 rebounds, 2.2 assists and 1.8 treys in 35.0 minutes.</text:p>
            <text:p><text:s text:c="8"/></text:p>
            <text:p><text:s text:c="8"/></text:p>
            <text:p><text:s text:c="13"/></text:p>
            <text:p><text:s text:c="14"/></text:p>
            <text:p><text:s text:c="13"/>Source: Tom D'Angelo on Twitter <text:s text:c="26"/>Jan 3 - 4: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Reggie Bullock</text:p>
            <text:p><text:s text:c="17"/></text:p>
            <text:p><text:s text:c="17"/></text:p>
            <text:p><text:s text:c="22"/>- G/F - <text:s/>Pistons</text:p>
            <text:p><text:s text:c="16"/></text:p>
            <text:p><text:s text:c="17"/></text:p>
            <text:p><text:s text:c="12"/></text:p>
            <text:p><text:s text:c="8"/></text:p>
            <text:p><text:s text:c="8"/></text:p>
            <text:p><text:s text:c="8"/></text:p>
            <text:p><text:s text:c="12"/>Coach Stan Van Gundy said he was unsure if he would start Reggie Bullock or Anthony Tolliver vs. Miami on Wednesday.</text:p>
            <text:p><text:s text:c="8"/></text:p>
            <text:p><text:s text:c="8"/></text:p>
            <text:p><text:s text:c="13"/>With Avery Bradley (groin) returning on Wednesday, either Bullock or Tolliver will get bumped to the bench. SVG may choose to play a bigger lineup based on matchups, with Tobias Harris at small forward and Tolliver at power forward. However, even if Bullock comes off the bench, he'll still likely log around 25 minutes a night, as Van Gundy has heaped praise on Bullock for his solid all-around play of late.</text:p>
            <text:p><text:s text:c="8"/></text:p>
            <text:p><text:s text:c="8"/></text:p>
            <text:p><text:s text:c="13"/>Related: Anthony Tolliver</text:p>
            <text:p><text:s text:c="14"/></text:p>
            <text:p><text:s text:c="13"/>Source: Rod Beard on Twitter <text:s text:c="29"/>Jan 3 - 4: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Young</text:p>
            <text:p><text:s text:c="17"/></text:p>
            <text:p><text:s text:c="17"/></text:p>
            <text:p><text:s text:c="22"/>- F - <text:s/>Wizards</text:p>
            <text:p><text:s text:c="16"/></text:p>
            <text:p><text:s text:c="17"/></text:p>
            <text:p><text:s text:c="12"/></text:p>
            <text:p><text:s text:c="8"/></text:p>
            <text:p><text:s text:c="8"/></text:p>
            <text:p><text:s text:c="8"/></text:p>
            <text:p><text:s text:c="12"/>The Wizards have waived F Michael Young.</text:p>
            <text:p><text:s text:c="8"/></text:p>
            <text:p><text:s text:c="8"/></text:p>
            <text:p><text:s text:c="13"/>No fantasy impact to note here, as Young never appeared in a game for the Wiz.</text:p>
            <text:p><text:s text:c="8"/></text:p>
            <text:p><text:s text:c="8"/></text:p>
            <text:p><text:s text:c="13"/></text:p>
            <text:p><text:s text:c="14"/></text:p>
            <text:p><text:s text:c="13"/>Source: NBA.com <text:s text:c="42"/>Jan 3 - 4: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ul Neto</text:p>
            <text:p><text:s text:c="17"/></text:p>
            <text:p><text:s text:c="17"/></text:p>
            <text:p><text:s text:c="22"/>- G - <text:s/>Jazz</text:p>
            <text:p><text:s text:c="16"/></text:p>
            <text:p><text:s text:c="17"/></text:p>
            <text:p><text:s text:c="12"/></text:p>
            <text:p><text:s text:c="8"/></text:p>
            <text:p><text:s text:c="8"/></text:p>
            <text:p><text:s text:c="8"/></text:p>
            <text:p><text:s text:c="12"/>Raul Neto (knee, concussion) is listed as out for Wednesday's game vs. New Orleans.</text:p>
            <text:p><text:s text:c="8"/></text:p>
            <text:p><text:s text:c="8"/></text:p>
            <text:p><text:s text:c="13"/>Neto has not suited up since December 9th. Even when fully healthy, he'll only see limited minutes off the bench behind Ricky Rubio and Donovan Mitchell.</text:p>
            <text:p><text:s text:c="8"/></text:p>
            <text:p><text:s text:c="8"/></text:p>
            <text:p><text:s text:c="13"/></text:p>
            <text:p><text:s text:c="14"/></text:p>
            <text:p><text:s text:c="13"/>Source: NBA.com <text:s text:c="42"/>Jan 3 - 4: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sore ribs) will play Wednesday vs. the Wolves.</text:p>
            <text:p><text:s text:c="8"/></text:p>
            <text:p><text:s text:c="8"/></text:p>
            <text:p><text:s text:c="13"/>Carroll was listed as questionable, so he is less than 100 percent heading into this contest. However, Caris LeVert (groin) has been ruled of Wednesday's game, so Carroll should see plenty of playing time if he can handle it.</text:p>
            <text:p><text:s text:c="8"/></text:p>
            <text:p><text:s text:c="8"/></text:p>
            <text:p><text:s text:c="13"/></text:p>
            <text:p><text:s text:c="14"/></text:p>
            <text:p><text:s text:c="13"/>Source: Ben Nadeau on Twitter <text:s text:c="28"/>Jan 3 - 3: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left groin strain) will not play Wednesday vs. Minnesota, according to Adrian Wojnarowski‏ of ESPN.</text:p>
            <text:p><text:s text:c="8"/></text:p>
            <text:p><text:s text:c="8"/></text:p>
            <text:p><text:s text:c="13"/>This will be the first game of the season LeVert has missed. It's unfortunate timing, as LeVert has been on fire recently. He was averaging 16.3 points, 5.5 rebounds and 8.3 assists over the Nets last four games. Allen Crabbe, Joe Harris, and Nik Stauskas will likely divvy up excess minutes with LeVert out of the lineup.</text:p>
            <text:p><text:s text:c="8"/></text:p>
            <text:p><text:s text:c="8"/></text:p>
            <text:p><text:s text:c="13"/></text:p>
            <text:p><text:s text:c="14"/></text:p>
            <text:p><text:s text:c="13"/>Source: Adrian Wojnarowski‏ on Twitter <text:s text:c="13"/>Jan 3 - 3: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ribs) has been upgraded to probable in the game notes for Wednesday's matchup against the Raptors.</text:p>
            <text:p><text:s text:c="8"/></text:p>
            <text:p><text:s text:c="8"/></text:p>
            <text:p><text:s text:c="13"/>Mirotic was initially listed as questionable in the game notes but is now probable. We are always hesitant to rely on game-note designations and will have to wait until coach Fred Hoiberg address the media at around 6:30 pm EST for a reliable update on Mirotic's status. If Mirotic is unable to play on Wednesday, Lauri Markkanen and Bobby Portis would be the primary beneficiaries.</text:p>
            <text:p><text:s text:c="8"/></text:p>
            <text:p><text:s text:c="8"/></text:p>
            <text:p><text:s text:c="13"/>Related: Bobby Portis, Lauri Markkanen</text:p>
            <text:p><text:s text:c="14"/></text:p>
            <text:p><text:s text:c="13"/>Source: NBA.com <text:s text:c="42"/>Jan 3 - 3: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d Dudley</text:p>
            <text:p><text:s text:c="17"/></text:p>
            <text:p><text:s text:c="17"/></text:p>
            <text:p><text:s text:c="22"/>- F - <text:s/>Suns</text:p>
            <text:p><text:s text:c="16"/></text:p>
            <text:p><text:s text:c="17"/></text:p>
            <text:p><text:s text:c="12"/></text:p>
            <text:p><text:s text:c="8"/></text:p>
            <text:p><text:s text:c="8"/></text:p>
            <text:p><text:s text:c="8"/></text:p>
            <text:p><text:s text:c="12"/>Jared Dudley (illness) will not play Wednesday vs. the Nuggets.</text:p>
            <text:p><text:s text:c="8"/></text:p>
            <text:p><text:s text:c="8"/></text:p>
            <text:p><text:s text:c="13"/>This will be the second straight game Dudley has missed; however, he's not a regular part of the Suns rotation, so the fantasy impact is negligible.</text:p>
            <text:p><text:s text:c="8"/></text:p>
            <text:p><text:s text:c="8"/></text:p>
            <text:p><text:s text:c="13"/></text:p>
            <text:p><text:s text:c="14"/></text:p>
            <text:p><text:s text:c="13"/>Source: NBA.com <text:s text:c="42"/>Jan 3 - 3: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za Pachulia</text:p>
            <text:p><text:s text:c="17"/></text:p>
            <text:p><text:s text:c="17"/></text:p>
            <text:p><text:s text:c="22"/>- C - <text:s/>Warriors</text:p>
            <text:p><text:s text:c="16"/></text:p>
            <text:p><text:s text:c="17"/></text:p>
            <text:p><text:s text:c="12"/></text:p>
            <text:p><text:s text:c="8"/></text:p>
            <text:p><text:s text:c="8"/></text:p>
            <text:p><text:s text:c="8"/></text:p>
            <text:p><text:s text:c="12"/>Zaza Pachulia (illness) is still listed as questionable for Wednesday's game in Dallas.</text:p>
            <text:p><text:s text:c="8"/></text:p>
            <text:p><text:s text:c="8"/></text:p>
            <text:p><text:s text:c="13"/>Draymond Green (sprained left ankle) is also listed as questionable. If both Zaza and Draymond are ruled out, Jordan Bell would be re-inserted into the starting lineup and would see a significant uptick in minutes. David West and JaVale McGee would also see additional playing time.</text:p>
            <text:p><text:s text:c="8"/></text:p>
            <text:p><text:s text:c="8"/></text:p>
            <text:p><text:s text:c="13"/>Related: Jordan Bell, JaVale McGee</text:p>
            <text:p><text:s text:c="14"/></text:p>
            <text:p><text:s text:c="13"/>Source: John Dickinson on Twitter <text:s text:c="24"/>Jan 3 - 2: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 Barton</text:p>
            <text:p><text:s text:c="17"/></text:p>
            <text:p><text:s text:c="17"/></text:p>
            <text:p><text:s text:c="22"/>- G/F - <text:s/>Nuggets</text:p>
            <text:p><text:s text:c="16"/></text:p>
            <text:p><text:s text:c="17"/></text:p>
            <text:p><text:s text:c="12"/></text:p>
            <text:p><text:s text:c="8"/></text:p>
            <text:p><text:s text:c="8"/></text:p>
            <text:p><text:s text:c="8"/></text:p>
            <text:p><text:s text:c="12"/>Will Barton (illness) is questionable for Wednesday's game vs. Phoenix.</text:p>
            <text:p><text:s text:c="8"/></text:p>
            <text:p><text:s text:c="8"/></text:p>
            <text:p><text:s text:c="13"/>Barton has been dealing with a back injury but popped up on the injury report late Wednesday due to an illness. Gary Harris and Jamal Murray have seen their usage rate and production increase in games Barton has missed earlier this season. They would be intriguing DFS targets if Barton is unable to play.</text:p>
            <text:p><text:s text:c="8"/></text:p>
            <text:p><text:s text:c="8"/></text:p>
            <text:p><text:s text:c="13"/>Related: Gary Harris, Jamal Murray</text:p>
            <text:p><text:s text:c="14"/></text:p>
            <text:p><text:s text:c="13"/>Source: Harrison Wind on Twitter <text:s text:c="25"/>Jan 3 - 2: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sprained left ankle) and Zaza Pachulia (illness) are still listed as questionable for Wednesday's game Dallas.</text:p>
            <text:p><text:s text:c="8"/></text:p>
            <text:p><text:s text:c="8"/></text:p>
            <text:p><text:s text:c="13"/>Draymond Green tweaked his left ankle during Tuesday's practice, and it looks like we are headed towards a game-time decision. Wednesday's game against Dallas is the front end of a back-to-back, as the Dubs also play Thursday vs. Houston. Thus, coach Steve Kerr may choose to play it safe and hold out Green. Check back later in the day for an update. Jordan Bell would likely be inserted back into the starting lineup if either Green or Pachulia are unable to play, and would be a solid DFS target.</text:p>
            <text:p><text:s text:c="8"/></text:p>
            <text:p><text:s text:c="8"/></text:p>
            <text:p><text:s text:c="13"/>Related: Jordan Bell</text:p>
            <text:p><text:s text:c="14"/></text:p>
            <text:p><text:s text:c="13"/>Source: John Dickinson on Twitter <text:s text:c="24"/>Jan 3 - 2: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right quadriceps) will be available to play Wednesday vs. OKC.</text:p>
            <text:p><text:s text:c="8"/></text:p>
            <text:p><text:s text:c="8"/></text:p>
            <text:p><text:s text:c="13"/>Kuzma has been dealing with a nagging quad injury since last week but has not yet missed a game. He will play through it again on Wednesday. After an incredible start to the season, Kuzma has come back down to earth a bit of late. Over the Lakers last four games, he is averaging 12.8 points and 4.8 rebounds, while shooting just 29.2 percent from the floor, including 28.1 percent from downtown, and 66.7 percent from the free throw stripe.</text:p>
            <text:p><text:s text:c="8"/></text:p>
            <text:p><text:s text:c="8"/></text:p>
            <text:p><text:s text:c="13"/></text:p>
            <text:p><text:s text:c="14"/></text:p>
            <text:p><text:s text:c="13"/>Source: Lakers PR on Twitter <text:s text:c="29"/>Jan 3 - 2: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mid-back strain) has been ruled out for Wednesday's game in Dallas.</text:p>
            <text:p><text:s text:c="8"/></text:p>
            <text:p><text:s text:c="8"/></text:p>
            <text:p><text:s text:c="13"/>Casspi should be back in action for Thursday's game in Houston, but with him unavailable tonight, Nick Young could see an uptick in minutes. Casspi is not worth owning anywhere.</text:p>
            <text:p><text:s text:c="8"/></text:p>
            <text:p><text:s text:c="8"/></text:p>
            <text:p><text:s text:c="13"/></text:p>
            <text:p><text:s text:c="14"/></text:p>
            <text:p><text:s text:c="13"/>Source: Warriors PR on Twitter <text:s text:c="27"/>Jan 3 - 2: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ook Lopez</text:p>
            <text:p><text:s text:c="17"/></text:p>
            <text:p><text:s text:c="17"/></text:p>
            <text:p><text:s text:c="22"/>- C - <text:s/>Lakers</text:p>
            <text:p><text:s text:c="16"/></text:p>
            <text:p><text:s text:c="17"/></text:p>
            <text:p><text:s text:c="12"/></text:p>
            <text:p><text:s text:c="8"/></text:p>
            <text:p><text:s text:c="8"/></text:p>
            <text:p><text:s text:c="8"/></text:p>
            <text:p><text:s text:c="12"/>Brook Lopez (ankle) will be available to return Wednesday night vs. the Thunder.</text:p>
            <text:p><text:s text:c="8"/></text:p>
            <text:p><text:s text:c="8"/></text:p>
            <text:p><text:s text:c="13"/>This will be Lopez's first game action since spraining his ankle on December 18th. Lopez has failed to live up to expectations in his first year with the Lakers, partly because his playing time has been limited. On the season, Lopez is averaging 12.8 points, 4.3 rebounds and 1.2 3-pointers in just 22.4 minutes. Julius Randle and Andrew Bogut will likely see their minutes reduced with Lopez back in the mix. Coach Luke Walton said he is still debating whether or not to start Lopez Wednesday.</text:p>
            <text:p><text:s text:c="8"/></text:p>
            <text:p><text:s text:c="8"/></text:p>
            <text:p><text:s text:c="13"/>Related: Julius Randle, Andrew Bogut</text:p>
            <text:p><text:s text:c="14"/></text:p>
            <text:p><text:s text:c="13"/>Source: Lakers PR on Twitter <text:s text:c="29"/>Jan 3 - 2: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shoulder) has been ruled out of Wednesday's game vs. OKC.</text:p>
            <text:p><text:s text:c="8"/></text:p>
            <text:p><text:s text:c="8"/></text:p>
            <text:p><text:s text:c="13"/>This will be the sixth straight game Lonzo has missed due to his left shoulder sprain. The Lakers have lost each of the previous five games and seven straight in total. Tyler Ennis started the last two games at point guard in place of Ball an is expected to draw another start Wednesday night. He is averaging 13.5 points, 7.5 assists, 4.0 rebounds and 2.0 steals over those two contests. However, those numbers are skewed, as his first start was the double-overtime loss to the Rockets, in which he logged 46 minutes.</text:p>
            <text:p><text:s text:c="8"/></text:p>
            <text:p><text:s text:c="8"/></text:p>
            <text:p><text:s text:c="13"/>Related: Tyler Ennis</text:p>
            <text:p><text:s text:c="14"/></text:p>
            <text:p><text:s text:c="13"/>Source: Lakers PR on Twitter <text:s text:c="29"/>Jan 3 - 2: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sore lower back) and Omri Casspi (back) will sit out Wednesday's game against the Mavericks.</text:p>
            <text:p><text:s text:c="8"/></text:p>
            <text:p><text:s text:c="8"/></text:p>
            <text:p><text:s text:c="13"/>The Dubs are on the front end of a back-to-back set going up against a team with just 13 wins, so it's not surprising to see these guys get the night off, but they should be back in action on Thursday in Houston. Patrick McCaw, Nick Young and Shaun Livingston will pick up the slack in their absence.</text:p>
            <text:p><text:s text:c="8"/></text:p>
            <text:p><text:s text:c="8"/></text:p>
            <text:p><text:s text:c="13"/>Related: Shaun Livingston, Nick Young, Omri Casspi, Patrick McCaw</text:p>
            <text:p><text:s text:c="14"/></text:p>
            <text:p><text:s text:c="13"/>Source: Warriors PR on Twitter <text:s text:c="27"/>Jan 3 - 2:0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right hand) did not participate at shootaround, and he remains doubtful to play Wednesday vs. San Antonio.</text:p>
            <text:p><text:s text:c="8"/></text:p>
            <text:p><text:s text:c="8"/></text:p>
            <text:p><text:s text:c="13"/>Embiid will likely be a game-time call tonight, but him skipping shootaround isn't a great sign. If he's out, Ben Simmons will see the largest uptick in usage and Richaun Holmes will see extended minutes with the second unit. Check back closer to tip-off for official confirmation on Embiid's status.</text:p>
            <text:p><text:s text:c="8"/></text:p>
            <text:p><text:s text:c="8"/></text:p>
            <text:p><text:s text:c="13"/></text:p>
            <text:p><text:s text:c="14"/></text:p>
            <text:p><text:s text:c="13"/>Source: Philadelphia Inquirer &amp; Daily News <text:s text:c="15"/>Jan 3 - 1: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ristiano Felicio</text:p>
            <text:p><text:s text:c="17"/></text:p>
            <text:p><text:s text:c="17"/></text:p>
            <text:p><text:s text:c="22"/>- F/C - <text:s/>Bulls</text:p>
            <text:p><text:s text:c="16"/></text:p>
            <text:p><text:s text:c="17"/></text:p>
            <text:p><text:s text:c="12"/></text:p>
            <text:p><text:s text:c="8"/></text:p>
            <text:p><text:s text:c="8"/></text:p>
            <text:p><text:s text:c="8"/></text:p>
            <text:p><text:s text:c="12"/>Cristiano Felicio has been sent down to the G-League.</text:p>
            <text:p><text:s text:c="8"/></text:p>
            <text:p><text:s text:c="8"/></text:p>
            <text:p><text:s text:c="13"/>He's a negligible part of the rotation in Chicago, so there's no fantasy spin to this report.</text:p>
            <text:p><text:s text:c="8"/></text:p>
            <text:p><text:s text:c="8"/></text:p>
            <text:p><text:s text:c="13"/></text:p>
            <text:p><text:s text:c="14"/></text:p>
            <text:p><text:s text:c="13"/>Source: Chuck Swirsky on Twitter <text:s text:c="25"/>Jan 3 - 1: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nu Ginobili</text:p>
            <text:p><text:s text:c="17"/></text:p>
            <text:p><text:s text:c="17"/></text:p>
            <text:p><text:s text:c="22"/>- G - <text:s/>Spurs</text:p>
            <text:p><text:s text:c="16"/></text:p>
            <text:p><text:s text:c="17"/></text:p>
            <text:p><text:s text:c="12"/></text:p>
            <text:p><text:s text:c="8"/></text:p>
            <text:p><text:s text:c="8"/></text:p>
            <text:p><text:s text:c="8"/></text:p>
            <text:p><text:s text:c="12"/>Manu Ginobili (rest) will sit out Wednesday's game against the 76ers.</text:p>
            <text:p><text:s text:c="8"/></text:p>
            <text:p><text:s text:c="8"/></text:p>
            <text:p><text:s text:c="13"/>The Spurs are on the second night of a back-to-back set, so it's not surprising at all to see the 40-year-old vet receive a rest day. With Danny Green (groin), Tony Parker (rest) and Kawhi Leonard (rest) joining Ginobili on the sidelines, there will be more minutes available for Brandon Paul and Bryn Forbes, so those guys will be in the DFS conversation tonight.</text:p>
            <text:p><text:s text:c="8"/></text:p>
            <text:p><text:s text:c="8"/></text:p>
            <text:p><text:s text:c="13"/>Related: Brandon Paul, Bryn Forbes</text:p>
            <text:p><text:s text:c="14"/></text:p>
            <text:p><text:s text:c="13"/>Source: San Antonio Spurs on Twitter <text:s text:c="21"/>Jan 3 - 12: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Parker</text:p>
            <text:p><text:s text:c="17"/></text:p>
            <text:p><text:s text:c="17"/></text:p>
            <text:p><text:s text:c="22"/>- G - <text:s/>Spurs</text:p>
            <text:p><text:s text:c="16"/></text:p>
            <text:p><text:s text:c="17"/></text:p>
            <text:p><text:s text:c="12"/></text:p>
            <text:p><text:s text:c="8"/></text:p>
            <text:p><text:s text:c="8"/></text:p>
            <text:p><text:s text:c="8"/></text:p>
            <text:p><text:s text:c="12"/>Tony Parker (rest) will not play Wednesday against the 76ers, as expected.</text:p>
            <text:p><text:s text:c="8"/></text:p>
            <text:p><text:s text:c="8"/></text:p>
            <text:p><text:s text:c="13"/>It's unclear when the back-to-back restriction will be lifted for Parker this season, but even when he's free of restrictions, he won't be worth owning in most leagues. Dejounte Murray should get the start tonight with Patty Mills seeing an uptick in minutes.</text:p>
            <text:p><text:s text:c="8"/></text:p>
            <text:p><text:s text:c="8"/></text:p>
            <text:p><text:s text:c="13"/>Related: Patty Mills, Dejounte Murray</text:p>
            <text:p><text:s text:c="14"/></text:p>
            <text:p><text:s text:c="13"/>Source: San Antonio Spurs on Twitter <text:s text:c="21"/>Jan 3 - 1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rest) will not suit up for Wednesday's game against the 76ers.</text:p>
            <text:p><text:s text:c="8"/></text:p>
            <text:p><text:s text:c="8"/></text:p>
            <text:p><text:s text:c="13"/>He'll be back out there for Friday's game against the Suns, but he'll return to the sidelines for either Sunday's game in Portland or Monday's game in Sacramento. With Leonard unavailable tonight, Kyle Anderson should get the start, so he'll be someone to think about as a streaming option in deep leagues.</text:p>
            <text:p><text:s text:c="8"/></text:p>
            <text:p><text:s text:c="8"/></text:p>
            <text:p><text:s text:c="13"/>Related: Kyle Anderson</text:p>
            <text:p><text:s text:c="14"/></text:p>
            <text:p><text:s text:c="13"/>Source: San Antonio Spurs on Twitter <text:s text:c="21"/>Jan 3 - 12: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groin), Kawhi Leonard (rest) and Tony Parker (rest) will not play Wednesday against the 76ers.</text:p>
            <text:p><text:s text:c="8"/></text:p>
            <text:p><text:s text:c="8"/></text:p>
            <text:p><text:s text:c="13"/>While Leonard and Parker are simply receiving rest days as they work themselves back into things, Green is dealing with an actual injury and Gregg Popovich hinted after Tuesday's game that he could be "shut down for a while." With all these guys unavailable on Wednesday, Kyle Anderson, Bradon Paul and Bryn Forbes will all have the opportunity for some extended run. Green hasn't played well enough this season to warrant a hold through this injury.</text:p>
            <text:p><text:s text:c="8"/></text:p>
            <text:p><text:s text:c="8"/></text:p>
            <text:p><text:s text:c="13"/>Related: Bryn Forbes, Brandon Paul, Kyle Anderson, Kawhi Leonard, Tony Parker</text:p>
            <text:p><text:s text:c="14"/></text:p>
            <text:p><text:s text:c="13"/>Source: San Antonio Spurs on Twitter <text:s text:c="21"/>Jan 3 - 12: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hip) has been ruled out for Wednesday's game against the Heat.</text:p>
            <text:p><text:s text:c="8"/></text:p>
            <text:p><text:s text:c="8"/></text:p>
            <text:p><text:s text:c="13"/>This will be Johnson's second straight game on the sidelines, which will translate to more minutes for Reggie Bullock and Luke Kennard. Johnson hasn't done much this season with averages of just 7.5 points, 3.7 boards and 1.2 steals per game on 35.3% shooting, so there's no reason to roster him through the injury.</text:p>
            <text:p><text:s text:c="8"/></text:p>
            <text:p><text:s text:c="8"/></text:p>
            <text:p><text:s text:c="13"/>Related: Reggie Bullock, Luke Kennard</text:p>
            <text:p><text:s text:c="14"/></text:p>
            <text:p><text:s text:c="13"/>Source: Rod Beard on Twitter <text:s text:c="29"/>Jan 3 - 11:5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very Bradley</text:p>
            <text:p><text:s text:c="17"/></text:p>
            <text:p><text:s text:c="17"/></text:p>
            <text:p><text:s text:c="22"/>- G - <text:s/>Clippers</text:p>
            <text:p><text:s text:c="16"/></text:p>
            <text:p><text:s text:c="17"/></text:p>
            <text:p><text:s text:c="12"/></text:p>
            <text:p><text:s text:c="8"/></text:p>
            <text:p><text:s text:c="8"/></text:p>
            <text:p><text:s text:c="8"/></text:p>
            <text:p><text:s text:c="12"/>Avery Bradley (groin) will play Wednesday vs. the Heat.</text:p>
            <text:p><text:s text:c="8"/></text:p>
            <text:p><text:s text:c="8"/></text:p>
            <text:p><text:s text:c="13"/>Bradley has spent the past seven games on the sidelines so he'll likely be working with some sort of minutes limit tonight, but with him back on the court, Anthony Tolliver figures to head back to the second unit. He could see some more ball-handling responsibilities with Reggie Jackson (ankle) out until February, so he should start trending up once he's fully up to speed.</text:p>
            <text:p><text:s text:c="8"/></text:p>
            <text:p><text:s text:c="8"/></text:p>
            <text:p><text:s text:c="13"/>Related: Anthony Tolliver</text:p>
            <text:p><text:s text:c="14"/></text:p>
            <text:p><text:s text:c="13"/>Source: Rod Beard on Twitter <text:s text:c="29"/>Jan 3 - 11:5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ankle) was a full participant at shootaround and he'll be a game-time call for Wednesday's matchup with the Pistons.</text:p>
            <text:p><text:s text:c="8"/></text:p>
            <text:p><text:s text:c="8"/></text:p>
            <text:p><text:s text:c="13"/>Johnson has missed six of the past seven games with this ankle issue, but him getting through shootaround is an encouraging sign regarding his status for tonight's game. Kelly Oylynyk will remain in the starting lineup, so Johnson will come off the bench if he is cleared to play. Check back closer to tip-off for another update.</text:p>
            <text:p><text:s text:c="8"/></text:p>
            <text:p><text:s text:c="8"/></text:p>
            <text:p><text:s text:c="13"/>Related: Kelly Olynyk</text:p>
            <text:p><text:s text:c="14"/></text:p>
            <text:p><text:s text:c="13"/>Source: Miami Heat on Twitter <text:s text:c="28"/>Jan 3 - 11: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rie Irving</text:p>
            <text:p><text:s text:c="17"/></text:p>
            <text:p><text:s text:c="17"/></text:p>
            <text:p><text:s text:c="22"/>- G - <text:s/>Celtics</text:p>
            <text:p><text:s text:c="16"/></text:p>
            <text:p><text:s text:c="17"/></text:p>
            <text:p><text:s text:c="12"/></text:p>
            <text:p><text:s text:c="8"/></text:p>
            <text:p><text:s text:c="8"/></text:p>
            <text:p><text:s text:c="8"/></text:p>
            <text:p><text:s text:c="12"/>Kyrie Irving said part of the reason he decided to leave the Cavs was that he felt like they didn't want him there.</text:p>
            <text:p><text:s text:c="8"/></text:p>
            <text:p><text:s text:c="8"/></text:p>
            <text:p><text:s text:c="13"/>"[Leaving Cleveland] was inevitable," Irving said. "I could feel it... They didn't want me there." Irving reportedly caught wind of the Cavs front office including his name in trade talks back in June, which was a factor in prompting him to request a trade out of Cleveland. For what it's worth when LeBron James was asked about Irving's assertion that the Cavs didn't want him he simply responded: "That makes absolutely no sense." Tonight should be a fun matchup between the two former teammates in Boston, and Irving is on the DFS radar under the revenge game narrative.</text:p>
            <text:p><text:s text:c="8"/></text:p>
            <text:p><text:s text:c="8"/></text:p>
            <text:p><text:s text:c="13"/></text:p>
            <text:p><text:s text:c="14"/></text:p>
            <text:p><text:s text:c="13"/>Source: ESPN <text:s text:c="45"/>Jan 3 - 11:0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ribs) is being listed as questionable for Wednesday's game against the Raptors.</text:p>
            <text:p><text:s text:c="8"/></text:p>
            <text:p><text:s text:c="8"/></text:p>
            <text:p><text:s text:c="13"/>Mirotic played through the rib injury on Monday, although he was only out there for 19 minutes, so perhaps Chicago will give him a rest day in order to get him past this rib issue. We should have a better idea on his status following shootaround, but if Mirotic does need to sit out tonight's game, that'll be good news for Lauri Markkanen and Bobby Portis. Stay tuned.</text:p>
            <text:p><text:s text:c="8"/></text:p>
            <text:p><text:s text:c="8"/></text:p>
            <text:p><text:s text:c="13"/></text:p>
            <text:p><text:s text:c="14"/></text:p>
            <text:p><text:s text:c="13"/>Source: Blake Murphy on Twitter <text:s text:c="26"/>Jan 3 - 10: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th Curry</text:p>
            <text:p><text:s text:c="17"/></text:p>
            <text:p><text:s text:c="17"/></text:p>
            <text:p><text:s text:c="22"/>- G - <text:s/>Mavericks</text:p>
            <text:p><text:s text:c="16"/></text:p>
            <text:p><text:s text:c="17"/></text:p>
            <text:p><text:s text:c="12"/></text:p>
            <text:p><text:s text:c="8"/></text:p>
            <text:p><text:s text:c="8"/></text:p>
            <text:p><text:s text:c="8"/></text:p>
            <text:p><text:s text:c="12"/>Seth Curry (leg) has still not been cleared for any on-court work.</text:p>
            <text:p><text:s text:c="8"/></text:p>
            <text:p><text:s text:c="8"/></text:p>
            <text:p><text:s text:c="13"/>"I can shoot. Right now, I do a little running in the pool" to pursue conditioning on an underwater treadmill that reduces pounding, Curry said. "I can walk on it with no pain, but no full workouts. The doctors just say, ‘Let it heal,’ and the more activity I have, the slower [recovery] will be. So I’ve just got to try to be smart about being off of it, and not coming back too early." It's safe to assume that Curry is still not close, and without an official timetable, he belongs on the waiver wire in all leagues</text:p>
            <text:p><text:s text:c="8"/></text:p>
            <text:p><text:s text:c="8"/></text:p>
            <text:p><text:s text:c="13"/></text:p>
            <text:p><text:s text:c="14"/></text:p>
            <text:p><text:s text:c="13"/>Source: Charlotte Observer <text:s text:c="31"/>Jan 3 - 10:1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experienced some cramping in his right calf during Tuesday's loss to the Cavs.</text:p>
            <text:p><text:s text:c="8"/></text:p>
            <text:p><text:s text:c="8"/></text:p>
            <text:p><text:s text:c="13"/>Lillard was spotted with a heat wrap around his right leg while on the bench on Tuesday, but he played through the cramping issue and with the Trail Blazers off until Friday, this shouldn't be an something that requires him to spend any time on the sidelines.</text:p>
            <text:p><text:s text:c="8"/></text:p>
            <text:p><text:s text:c="8"/></text:p>
            <text:p><text:s text:c="13"/></text:p>
            <text:p><text:s text:c="14"/></text:p>
            <text:p><text:s text:c="13"/>Source: Jason Quick on Twitter <text:s text:c="27"/>Jan 3 - 10: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Scott Brooks has been impressed with John Wall's shot-blocking ability this season.</text:p>
            <text:p><text:s text:c="8"/></text:p>
            <text:p><text:s text:c="8"/></text:p>
            <text:p><text:s text:c="13"/>"It’s nothing I’ve seen before. Nothing I probably will see for a long time. I don’t know how to explain it," Brooks said of Wall’s shot-blocking ability. "He has great instincts... Some of those shots that he blocks, they’re momentum-changers." Wall leads all PGs in blocks per game this season at 1.08, and he also has amassed more swats than Marcin Gortat this season. Lame shooting percentages have weighed down his value this year, but it should only be a matter of time until we see those numbers revert to the mean. There's still room to buy-low here.</text:p>
            <text:p><text:s text:c="8"/></text:p>
            <text:p><text:s text:c="8"/></text:p>
            <text:p><text:s text:c="13"/></text:p>
            <text:p><text:s text:c="14"/></text:p>
            <text:p><text:s text:c="13"/>Source: Washington Post <text:s text:c="34"/>Jan 3 - 10:0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obi Simmons</text:p>
            <text:p><text:s text:c="17"/></text:p>
            <text:p><text:s text:c="17"/></text:p>
            <text:p><text:s text:c="22"/>- G - <text:s/>Grizzlies</text:p>
            <text:p><text:s text:c="16"/></text:p>
            <text:p><text:s text:c="17"/></text:p>
            <text:p><text:s text:c="12"/></text:p>
            <text:p><text:s text:c="8"/></text:p>
            <text:p><text:s text:c="8"/></text:p>
            <text:p><text:s text:c="8"/></text:p>
            <text:p><text:s text:c="12"/>Kobi Simmons played just three minutes and failed to score in Tuesday's loss to the Clippers.</text:p>
            <text:p><text:s text:c="8"/></text:p>
            <text:p><text:s text:c="8"/></text:p>
            <text:p><text:s text:c="13"/>Simmons came in kind of hot, playing between 17 and 31 points in his previous four games and had a career-high 17 points on Dec. 30. There were no reports of an injury and he was pulled after missing a shot and never re-entered the game. Maybe the Grizzlies just wanted to get a pulse check on Mario Chalmers, but given how bad they are this season, the hope is that they'll keep giving Simmons minutes. Hopefully he's back to 20 minutes against the Wizards on Friday.</text:p>
            <text:p><text:s text:c="8"/></text:p>
            <text:p><text:s text:c="8"/></text:p>
            <text:p><text:s text:c="13"/></text:p>
            <text:p><text:s text:c="14"/></text:p>
            <text:p><text:s text:c="13"/>Jan 3 - 1:5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hit 8-of-15 shots, 2-of-6 3-pointers and 15-of-15 free throws on his way to 33 points, two rebounds and six assists in Tuesday's 113-105 win over the Grizzlies.</text:p>
            <text:p><text:s text:c="8"/></text:p>
            <text:p><text:s text:c="8"/></text:p>
            <text:p><text:s text:c="13"/>Austin Rivers is having more evaluations and possibly a second opinion on his sore Achilles and Williams is on fire right now, averaging 30.6 points, 4.4 assists and 3.8 3-pointers over his last five games. The Clippers will continue to ride him with Patrick Beverley and Rivers injured, and Milos Teodosic struggling with his shot, so owners should just keep rolling him out there until further notice. Williams would be a sell-high guy if Rivers was definitely going to play, but with the Clippers guards banged up, there's no reason he can't keep wrecking opponents for the foreseeable future.</text:p>
            <text:p><text:s text:c="8"/></text:p>
            <text:p><text:s text:c="8"/></text:p>
            <text:p><text:s text:c="13"/></text:p>
            <text:p><text:s text:c="14"/></text:p>
            <text:p><text:s text:c="13"/>Jan 3 - 1:4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Williams</text:p>
            <text:p><text:s text:c="17"/></text:p>
            <text:p><text:s text:c="17"/></text:p>
            <text:p><text:s text:c="22"/>- G - <text:s/>Clippers</text:p>
            <text:p><text:s text:c="16"/></text:p>
            <text:p><text:s text:c="17"/></text:p>
            <text:p><text:s text:c="12"/></text:p>
            <text:p><text:s text:c="8"/></text:p>
            <text:p><text:s text:c="8"/></text:p>
            <text:p><text:s text:c="8"/></text:p>
            <text:p><text:s text:c="12"/>C.J. Williams started again on Tuesday and hit 7-of-10 shots and a career-high three 3-pointers for a career-best 18 points, two rebounds and two steals in 29 minutes of a 113-105 win over the Grizzlies.</text:p>
            <text:p><text:s text:c="8"/></text:p>
            <text:p><text:s text:c="8"/></text:p>
            <text:p><text:s text:c="13"/>He's hit double figures in scoring in four of his last 10 games and can hit 3-pointers, but he's going to struggle on most nights and doesn't do much outside of the occasional scoring night and knocking down 3-pointers. He could keep starting with Austin Rivers getting a second opinion on his Achilles injury, but is simply worth keeping an eye on in deep leagues. We need to see him play like this again a couple times before getting too excited.</text:p>
            <text:p><text:s text:c="8"/></text:p>
            <text:p><text:s text:c="8"/></text:p>
            <text:p><text:s text:c="13"/></text:p>
            <text:p><text:s text:c="14"/></text:p>
            <text:p><text:s text:c="13"/>Jan 3 - 1:4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Milos Teodosic hit 4-of-11 shots and 3-of-8 3-pointers for 13 points, five rebounds, six assists and a block in 34 minutes of Tuesday's win over the Grizzlies.</text:p>
            <text:p><text:s text:c="8"/></text:p>
            <text:p><text:s text:c="8"/></text:p>
            <text:p><text:s text:c="13"/>The Clippers have won four straight and Milos is playing better, although he's still not shooting it well. He's hit just 36 percent of his shots over his last five games, but has also knocked down 10 3-pointers over that stretch on 31 percent shooting. Maybe he should only shoot threes and focus on assists, but he's averaging 9.8 points, 3.2 rebounds, 6.4 assists and 2.0 3-pointers over his last five, and should keep getting better as the season progresses, and soon starts winding down.</text:p>
            <text:p><text:s text:c="8"/></text:p>
            <text:p><text:s text:c="8"/></text:p>
            <text:p><text:s text:c="13"/></text:p>
            <text:p><text:s text:c="14"/></text:p>
            <text:p><text:s text:c="13"/>Jan 3 - 1:3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hit 9-of-18 shots and 1-of-4 3-pointers for 21 points, six rebounds and eight assists in 36 minutes of Tuesday's win over the Grizzlies.</text:p>
            <text:p><text:s text:c="8"/></text:p>
            <text:p><text:s text:c="8"/></text:p>
            <text:p><text:s text:c="13"/>Griffin's 3-pointer came with less than two minutes left on the clock and gave the Clippers a 106-101 and he then coasted down the lane for a layup to seal the win for the Clippers. Griffin's only been back for three games, but he's looked really good in all of them. The Clippers have a back-to-back set on Jan. 10 &amp; 11, so make sure he's good to go in both of those games, but he otherwise hasn't been restricted at all in his return.</text:p>
            <text:p><text:s text:c="8"/></text:p>
            <text:p><text:s text:c="8"/></text:p>
            <text:p><text:s text:c="13"/></text:p>
            <text:p><text:s text:c="14"/></text:p>
            <text:p><text:s text:c="13"/>Jan 3 - 1: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ychal Green</text:p>
            <text:p><text:s text:c="17"/></text:p>
            <text:p><text:s text:c="17"/></text:p>
            <text:p><text:s text:c="22"/>- F/C - <text:s/>Grizzlies</text:p>
            <text:p><text:s text:c="16"/></text:p>
            <text:p><text:s text:c="17"/></text:p>
            <text:p><text:s text:c="12"/></text:p>
            <text:p><text:s text:c="8"/></text:p>
            <text:p><text:s text:c="8"/></text:p>
            <text:p><text:s text:c="8"/></text:p>
            <text:p><text:s text:c="12"/>JaMychal Green hit 4-of-7 shots and 4-of-8 free throws for 12 points, six rebounds, two assists, three steals and a block in 22 minutes on Tuesday.</text:p>
            <text:p><text:s text:c="8"/></text:p>
            <text:p><text:s text:c="8"/></text:p>
            <text:p><text:s text:c="13"/>This was actually an efficient line for Green, but he simply hasn't been very good this season and hasn't been worth owning in fantasy. Leave him on the waiver wire until he starts doing this on a regular basis.</text:p>
            <text:p><text:s text:c="8"/></text:p>
            <text:p><text:s text:c="8"/></text:p>
            <text:p><text:s text:c="13"/></text:p>
            <text:p><text:s text:c="14"/></text:p>
            <text:p><text:s text:c="13"/>Jan 3 - 1:2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Selden</text:p>
            <text:p><text:s text:c="17"/></text:p>
            <text:p><text:s text:c="17"/></text:p>
            <text:p><text:s text:c="22"/>- G - <text:s/>Grizzlies</text:p>
            <text:p><text:s text:c="16"/></text:p>
            <text:p><text:s text:c="17"/></text:p>
            <text:p><text:s text:c="12"/></text:p>
            <text:p><text:s text:c="8"/></text:p>
            <text:p><text:s text:c="8"/></text:p>
            <text:p><text:s text:c="8"/></text:p>
            <text:p><text:s text:c="12"/>Wayne Selden played in his second straight game of the season on Tuesday and hit 5-of-8 shots and two 3-pointers for 13 points, four rebounds and one assist in just 14 minutes.</text:p>
            <text:p><text:s text:c="8"/></text:p>
            <text:p><text:s text:c="8"/></text:p>
            <text:p><text:s text:c="13"/>He missed most of the season with a quad injury and despite playing limited minutes in both of his recent games, he's scored in double figures in both of them. Just keep an eye on him if you're in a deep league in case he's able to keep this going. But he'll need to see more minutes than he's gotten thus far in order for that to happen.</text:p>
            <text:p><text:s text:c="8"/></text:p>
            <text:p><text:s text:c="8"/></text:p>
            <text:p><text:s text:c="13"/></text:p>
            <text:p><text:s text:c="14"/></text:p>
            <text:p><text:s text:c="13"/>Jan 3 - 1: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Chalmers</text:p>
            <text:p><text:s text:c="17"/></text:p>
            <text:p><text:s text:c="17"/></text:p>
            <text:p><text:s text:c="22"/>- G - <text:s/>Grizzlies</text:p>
            <text:p><text:s text:c="16"/></text:p>
            <text:p><text:s text:c="17"/></text:p>
            <text:p><text:s text:c="12"/></text:p>
            <text:p><text:s text:c="8"/></text:p>
            <text:p><text:s text:c="8"/></text:p>
            <text:p><text:s text:c="8"/></text:p>
            <text:p><text:s text:c="12"/>Mario Chalmers hit 5-of-9 shots and a 3-pointer for 15 points, three rebounds and one steal in 25 minutes of Tuesday's loss to the Clippers.</text:p>
            <text:p><text:s text:c="8"/></text:p>
            <text:p><text:s text:c="8"/></text:p>
            <text:p><text:s text:c="13"/>He might have played even more minutes if he wouldn't have been in foul trouble, while Kobi Simmons played just three minutes in this one. This came out of nowhere, as Chalmers played just 13, 15 and 22 minutes in his last three games, as Simmons had been coming on. Chances are this was a fluke, as Chalmers hadn't scored in double figures since Dec. 15, so just keep an eye on him in case the Grizzlies are ready to turn back to him for some reason.</text:p>
            <text:p><text:s text:c="8"/></text:p>
            <text:p><text:s text:c="8"/></text:p>
            <text:p><text:s text:c="13"/></text:p>
            <text:p><text:s text:c="14"/></text:p>
            <text:p><text:s text:c="13"/>Jan 3 - 1: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Marc Gasol played 36 minutes, but hit just 3-of-10 shots and was 0-for-3 from downtown for 11 points, five rebounds, five assists, a steal and no blocks in a loss to the Clippers on Tuesday.</text:p>
            <text:p><text:s text:c="8"/></text:p>
            <text:p><text:s text:c="8"/></text:p>
            <text:p><text:s text:c="13"/>Gasol got his coach fired earlier this season, but is in a bad funk right now, scoring 11 or fewer points in three of his last four games. He did have 27 points against the Warriors on Saturday, but has otherwise been struggling. The minutes were there tonight and he got a heavy dose of DeAndre Jordan, but Gasol has been a letdown over the last week. He should have a good matchup against Marcin Gortat on Friday so maybe he'll bounce back on national TV that night.</text:p>
            <text:p><text:s text:c="8"/></text:p>
            <text:p><text:s text:c="8"/></text:p>
            <text:p><text:s text:c="13"/></text:p>
            <text:p><text:s text:c="14"/></text:p>
            <text:p><text:s text:c="13"/>Jan 3 - 1:1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emy Lamb</text:p>
            <text:p><text:s text:c="17"/></text:p>
            <text:p><text:s text:c="17"/></text:p>
            <text:p><text:s text:c="22"/>- G/F - <text:s/>Hornets</text:p>
            <text:p><text:s text:c="16"/></text:p>
            <text:p><text:s text:c="17"/></text:p>
            <text:p><text:s text:c="12"/></text:p>
            <text:p><text:s text:c="8"/></text:p>
            <text:p><text:s text:c="8"/></text:p>
            <text:p><text:s text:c="8"/></text:p>
            <text:p><text:s text:c="12"/>Jeremy Lamb hit 6-of-11 shots and three 3-pointers for 16 points, one rebound, five assists and three steals in 23 minutes of Tuesday's blowout win over the Kings.</text:p>
            <text:p><text:s text:c="8"/></text:p>
            <text:p><text:s text:c="8"/></text:p>
            <text:p><text:s text:c="13"/>Lamb has been steadily chugging along and had a nice game of 12 points, five rebounds, five assists and three steals on Sunday, as well. He's returning seventh-round fantasy value on the season and the return of Nicolas Batum really hasn't negatively impacted him as much as many of us thought it would. On a side note, the Hornets only turned the ball over three times as a team on the same night Damian Lillard had seven turnovers for the Blazers. Nic Batum was the only starter with a TO, while Frank Kaminsky was responsible for the other two. Incredible!</text:p>
            <text:p><text:s text:c="8"/></text:p>
            <text:p><text:s text:c="8"/></text:p>
            <text:p><text:s text:c="13"/></text:p>
            <text:p><text:s text:c="14"/></text:p>
            <text:p><text:s text:c="13"/>Jan 3 - 12:5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ny O'Bryant</text:p>
            <text:p><text:s text:c="17"/></text:p>
            <text:p><text:s text:c="17"/></text:p>
            <text:p><text:s text:c="22"/>- F/C - <text:s/>Knicks</text:p>
            <text:p><text:s text:c="16"/></text:p>
            <text:p><text:s text:c="17"/></text:p>
            <text:p><text:s text:c="12"/></text:p>
            <text:p><text:s text:c="8"/></text:p>
            <text:p><text:s text:c="8"/></text:p>
            <text:p><text:s text:c="8"/></text:p>
            <text:p><text:s text:c="12"/>Johnny O'Bryant hit 7-of-9 shots and two 3-pointers for a season-high 16 points, two rebounds and one assist in 19 minutes of Tuesday's easy win over the Kings.</text:p>
            <text:p><text:s text:c="8"/></text:p>
            <text:p><text:s text:c="8"/></text:p>
            <text:p><text:s text:c="13"/>He had 10 points and two rebounds in 14 minutes on New Year's Eve as well, but the minutes just aren't there for him. We're going to call this a two-game fluke and there's a reason his last Rotoworld blurb happened back on Dec. 19. Ignore him except in the deepest of leagues.</text:p>
            <text:p><text:s text:c="8"/></text:p>
            <text:p><text:s text:c="8"/></text:p>
            <text:p><text:s text:c="13"/></text:p>
            <text:p><text:s text:c="14"/></text:p>
            <text:p><text:s text:c="13"/>Jan 3 - 12:5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olas Batum</text:p>
            <text:p><text:s text:c="17"/></text:p>
            <text:p><text:s text:c="17"/></text:p>
            <text:p><text:s text:c="22"/>- G/F - <text:s/>Hornets</text:p>
            <text:p><text:s text:c="16"/></text:p>
            <text:p><text:s text:c="17"/></text:p>
            <text:p><text:s text:c="12"/></text:p>
            <text:p><text:s text:c="8"/></text:p>
            <text:p><text:s text:c="8"/></text:p>
            <text:p><text:s text:c="8"/></text:p>
            <text:p><text:s text:c="12"/>Nicolas Batum hit 8-of-12 shots, 3-of-5 3-pointers and 2-of-3 free throws for 21 points, four rebounds and four assists in 31 minutes of Tuesday's blowout win over the Kings.</text:p>
            <text:p><text:s text:c="8"/></text:p>
            <text:p><text:s text:c="8"/></text:p>
            <text:p><text:s text:c="13"/>Batum looked good tonight and had his best scoring night since Dec. 16, and those are the only two games he's scored at least 20 points this season. The fact he's not stealing or blocking as well as he used to is also disappointing, but Batum's elbow injury has impacted him heavily this season. He appears to finally be getting healthy and could be ready to take off, meaning this could be a buy-low opportunity. However, it's been a long season for his owners, and he hit just 4-of-14 shots for nine points in his previous game.</text:p>
            <text:p><text:s text:c="8"/></text:p>
            <text:p><text:s text:c="8"/></text:p>
            <text:p><text:s text:c="13"/></text:p>
            <text:p><text:s text:c="14"/></text:p>
            <text:p><text:s text:c="13"/>Jan 3 - 12:4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ie Cauley-Stein</text:p>
            <text:p><text:s text:c="17"/></text:p>
            <text:p><text:s text:c="17"/></text:p>
            <text:p><text:s text:c="22"/>- C - <text:s/>Kings</text:p>
            <text:p><text:s text:c="16"/></text:p>
            <text:p><text:s text:c="17"/></text:p>
            <text:p><text:s text:c="12"/></text:p>
            <text:p><text:s text:c="8"/></text:p>
            <text:p><text:s text:c="8"/></text:p>
            <text:p><text:s text:c="8"/></text:p>
            <text:p><text:s text:c="12"/>Willie Cauley-Stein played 23 minutes and hit 3-of-7 shots and 2-of-4 free throws for eight points, eight rebounds, four assists and a block in Tuesday's blowout loss to the Hornets.</text:p>
            <text:p><text:s text:c="8"/></text:p>
            <text:p><text:s text:c="8"/></text:p>
            <text:p><text:s text:c="13"/>He was hot coming in, hitting double digits in scoring in six straight and racking up nice numbers in points, rebounds and steals with some blocks. He only played 23 minutes in tonight's blowout, but should get back to form on Saturday against the Nuggets. Hang in there with him, as he's been playing really well for a few weeks now.</text:p>
            <text:p><text:s text:c="8"/></text:p>
            <text:p><text:s text:c="8"/></text:p>
            <text:p><text:s text:c="13"/></text:p>
            <text:p><text:s text:c="14"/></text:p>
            <text:p><text:s text:c="13"/>Jan 3 - 12: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aron Fox</text:p>
            <text:p><text:s text:c="17"/></text:p>
            <text:p><text:s text:c="17"/></text:p>
            <text:p><text:s text:c="22"/>- G - <text:s/>Kings</text:p>
            <text:p><text:s text:c="16"/></text:p>
            <text:p><text:s text:c="17"/></text:p>
            <text:p><text:s text:c="12"/></text:p>
            <text:p><text:s text:c="8"/></text:p>
            <text:p><text:s text:c="8"/></text:p>
            <text:p><text:s text:c="8"/></text:p>
            <text:p><text:s text:c="12"/>De'Aaron Fox started on Tuesday and hit 5-of-12 shots, 1-of-4 3-pointers and 6-of-8 free throws for 17 points, three rebounds, four assists and a steal in 33 minutes.</text:p>
            <text:p><text:s text:c="8"/></text:p>
            <text:p><text:s text:c="8"/></text:p>
            <text:p><text:s text:c="13"/>He missed six straight games with a quad injury and just missed his career high of 18 points. He was struggling pretty badly prior to the injury, but looked fresh and motivated tonight. Maybe he's ready to get his season going after a slow start. Frank Mason will miss at least a week and Fox is the future in Sacramento, so it would make sense for them to give him as many minutes as he can handle going forward.</text:p>
            <text:p><text:s text:c="8"/></text:p>
            <text:p><text:s text:c="8"/></text:p>
            <text:p><text:s text:c="13"/></text:p>
            <text:p><text:s text:c="14"/></text:p>
            <text:p><text:s text:c="13"/>Jan 3 - 12:3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kal Labissiere</text:p>
            <text:p><text:s text:c="17"/></text:p>
            <text:p><text:s text:c="17"/></text:p>
            <text:p><text:s text:c="22"/>- F/C - <text:s/>Kings</text:p>
            <text:p><text:s text:c="16"/></text:p>
            <text:p><text:s text:c="17"/></text:p>
            <text:p><text:s text:c="12"/></text:p>
            <text:p><text:s text:c="8"/></text:p>
            <text:p><text:s text:c="8"/></text:p>
            <text:p><text:s text:c="8"/></text:p>
            <text:p><text:s text:c="12"/>Skal Labissiere started on Tuesday and had his best game of the season, finishing with 17 points and a career-high 15 rebounds on 7-of-14 shooting.</text:p>
            <text:p><text:s text:c="8"/></text:p>
            <text:p><text:s text:c="8"/></text:p>
            <text:p><text:s text:c="13"/>He scored 19 points back on November 11, or he would have had a pair of career highs in this one. Unfortunately, he didn't provide any other stats outside of two turnovers, but he also hit 3-of-3 free throws. He had six points and two rebounds in 20 minutes off the bench behind Kosta Koufos on Sunday, and it's hard to figure out what the Kings will do with their lineup each night. But Skal was great in this one and if you've been wanting to grab him, this could be your sign, but keep in mind it's just one game and we don't know who the Kings will roll out as starters in the next one.</text:p>
            <text:p><text:s text:c="8"/></text:p>
            <text:p><text:s text:c="8"/></text:p>
            <text:p><text:s text:c="13"/></text:p>
            <text:p><text:s text:c="14"/></text:p>
            <text:p><text:s text:c="13"/>Jan 3 - 12: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Randolph</text:p>
            <text:p><text:s text:c="17"/></text:p>
            <text:p><text:s text:c="17"/></text:p>
            <text:p><text:s text:c="22"/>- F/C - <text:s/>Kings</text:p>
            <text:p><text:s text:c="16"/></text:p>
            <text:p><text:s text:c="17"/></text:p>
            <text:p><text:s text:c="12"/></text:p>
            <text:p><text:s text:c="8"/></text:p>
            <text:p><text:s text:c="8"/></text:p>
            <text:p><text:s text:c="8"/></text:p>
            <text:p><text:s text:c="12"/>Zach Randolph hit 11-of-18 shots for 24 points, 10 rebounds and nothing else in Tuesday's 131-111 loss to the Hornets.</text:p>
            <text:p><text:s text:c="8"/></text:p>
            <text:p><text:s text:c="8"/></text:p>
            <text:p><text:s text:c="13"/>Randolph had just four points and six boards in 18 minutes against Memphis on Sunday, so this was a big bounce-back game for him. This was his first double-double since Dec. 10, but he's generally played well enough to be owned in most fantasy leagues all season. Just keep an eye on the emergence of Skal Labissiere, as he, Randolph and Willie Cauley-Stein are all going to have to fight for extra minutes going forward.</text:p>
            <text:p><text:s text:c="8"/></text:p>
            <text:p><text:s text:c="8"/></text:p>
            <text:p><text:s text:c="13"/></text:p>
            <text:p><text:s text:c="14"/></text:p>
            <text:p><text:s text:c="13"/>Jan 3 - 12: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had another strong game vs. the Hawks on Tuesday, scoring 31 points with five rebounds, two assists, one block and one triple in 38 minutes.</text:p>
            <text:p><text:s text:c="8"/></text:p>
            <text:p><text:s text:c="8"/></text:p>
            <text:p><text:s text:c="13"/>This was his third 30-point game of the season and the fourth of his career. He's on a tear right now with <text:s/>22+ points in six out of his last seven games, and he's been a top-40 player in standard 9-category leagues in that span, averaging 25.0 points, 6.0 rebounds, 1.6 assists, 0.7 steals and 0.6 blocks on 54.7 percent shooting. That pace isn't sustainable, but Warren should be a mid-round guy going forward.</text:p>
            <text:p><text:s text:c="8"/></text:p>
            <text:p><text:s text:c="8"/></text:p>
            <text:p><text:s text:c="13"/></text:p>
            <text:p><text:s text:c="14"/></text:p>
            <text:p><text:s text:c="13"/>Jan 3 - 12:0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o Belinelli</text:p>
            <text:p><text:s text:c="17"/></text:p>
            <text:p><text:s text:c="17"/></text:p>
            <text:p><text:s text:c="22"/>- G - <text:s/>76ers</text:p>
            <text:p><text:s text:c="16"/></text:p>
            <text:p><text:s text:c="17"/></text:p>
            <text:p><text:s text:c="12"/></text:p>
            <text:p><text:s text:c="8"/></text:p>
            <text:p><text:s text:c="8"/></text:p>
            <text:p><text:s text:c="8"/></text:p>
            <text:p><text:s text:c="12"/>Marco Belinelli hit 7-of-11 shots and a 3-pointer for 16 points, two rebounds and a steal in 21 minutes of Tuesday's loss to the Suns.</text:p>
            <text:p><text:s text:c="8"/></text:p>
            <text:p><text:s text:c="8"/></text:p>
            <text:p><text:s text:c="13"/>He's scored 16, 14, 14 and 19 points in each of his last four games after bouncing up and down like a yo-yo before that. Belinelli's hit 24-of-43 shots and seven 3-pointers over that stretch, and looks like a low-end fantasy option in most leagues right now. It was thought that DeAndre Bembry might steal his job, or at least hurt him, but he's been struggling and is currently in the G-League.</text:p>
            <text:p><text:s text:c="8"/></text:p>
            <text:p><text:s text:c="8"/></text:p>
            <text:p><text:s text:c="13"/></text:p>
            <text:p><text:s text:c="14"/></text:p>
            <text:p><text:s text:c="13"/>Jan 2 - 11: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scored 34 points in a 104-103 win over the Hawks on Tuesday, hitting 9-of-17 shots and 14-of-15 free throws with seven assists, five rebounds, three steals, two triples and eight turnovers in 42 minutes.</text:p>
            <text:p><text:s text:c="8"/></text:p>
            <text:p><text:s text:c="8"/></text:p>
            <text:p><text:s text:c="13"/>He was scoreless in the third quarter, but scored 16 of his 34 points in the fourth to help the Suns erase a 12-point deficit in the final five minutes. He was serenaded with MVP chants and deservedly so, as he helped the Suns pick up their sixth win in their last nine games. He's been unreal since returning from a two-week absence, averaging 31.0 points, 5.5 assists, 4.5 rebounds, 1.3 steals and 3.3 triples in his last four games.</text:p>
            <text:p><text:s text:c="8"/></text:p>
            <text:p><text:s text:c="8"/></text:p>
            <text:p><text:s text:c="13"/></text:p>
            <text:p><text:s text:c="14"/></text:p>
            <text:p><text:s text:c="13"/>Jan 2 - 11: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Collins</text:p>
            <text:p><text:s text:c="17"/></text:p>
            <text:p><text:s text:c="17"/></text:p>
            <text:p><text:s text:c="22"/>- F - <text:s/>Hawks</text:p>
            <text:p><text:s text:c="16"/></text:p>
            <text:p><text:s text:c="17"/></text:p>
            <text:p><text:s text:c="12"/></text:p>
            <text:p><text:s text:c="8"/></text:p>
            <text:p><text:s text:c="8"/></text:p>
            <text:p><text:s text:c="8"/></text:p>
            <text:p><text:s text:c="12"/>John Collins hit just 1-of-6 shots for six points, five rebounds, two assists, two steals and a block in 20 minutes in Tuesday's 104-103 loss to the Suns.</text:p>
            <text:p><text:s text:c="8"/></text:p>
            <text:p><text:s text:c="8"/></text:p>
            <text:p><text:s text:c="13"/>He was in foul trouble, had some dunk attempts blocked and struggled in general tonight. Collins is ice cold right now, hitting just 6-of-22 shots over his last three games, but is still averaging 8.6 points, 6.8 rebounds, 2.0 assists, 0.8 steals and 1.6 blocks over his last five. The Hawks still haven't fully unleashed him, but you have to think it's coming at some point. It might be tempting to drop him after his three-game struggle, but we'd still advise against it, unless you're in a small league with elite options available on the waiver wire.</text:p>
            <text:p><text:s text:c="8"/></text:p>
            <text:p><text:s text:c="8"/></text:p>
            <text:p><text:s text:c="13"/></text:p>
            <text:p><text:s text:c="14"/></text:p>
            <text:p><text:s text:c="13"/>Jan 2 - 11: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t Bazemore</text:p>
            <text:p><text:s text:c="17"/></text:p>
            <text:p><text:s text:c="17"/></text:p>
            <text:p><text:s text:c="22"/>- G/F - <text:s/>Hawks</text:p>
            <text:p><text:s text:c="16"/></text:p>
            <text:p><text:s text:c="17"/></text:p>
            <text:p><text:s text:c="12"/></text:p>
            <text:p><text:s text:c="8"/></text:p>
            <text:p><text:s text:c="8"/></text:p>
            <text:p><text:s text:c="8"/></text:p>
            <text:p><text:s text:c="12"/>Kent Bazemore hit 7-of-8 shots, 4-of-5 3-pointers and both of his free throws to finish with 20 points, three rebounds, four assists and four steals in 29 minutes of Tuesday's 104-013 loss to the Suns.</text:p>
            <text:p><text:s text:c="8"/></text:p>
            <text:p><text:s text:c="8"/></text:p>
            <text:p><text:s text:c="13"/>Unfortunately, he also fouled Devin Booker shooting a 3-pointer (he got all ball from behind, but also smashed the back of Booker's head), which helped hand the Suns the win, as Booker's three free throws put them up by one point with 12.3 seconds left in the game. Baze was great other than that and his 20 points were his highest since posting the same number way back on Dec. 12. Bazemore will look to keep it going on Friday against the Blazers, but the Hawks are stinging after blowing a 12-point lead with five minutes left in the game.</text:p>
            <text:p><text:s text:c="8"/></text:p>
            <text:p><text:s text:c="8"/></text:p>
            <text:p><text:s text:c="13"/></text:p>
            <text:p><text:s text:c="14"/></text:p>
            <text:p><text:s text:c="13"/>Jan 2 - 11: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hit just 2-of-14 shots, 1-of-7 3-pointers and 4-of-4 free throws for nine points, four rebounds, two assists, a steal and a block in 33 minutes of Tuesday's 104-103 loss to the Suns.</text:p>
            <text:p><text:s text:c="8"/></text:p>
            <text:p><text:s text:c="8"/></text:p>
            <text:p><text:s text:c="13"/>This game was a far cry from Friday's 30-point game when he hit 12-of-16 shots and 5-of-6 3-pointers, but the minutes are there, the talent is there, and the young Hawks have no choice but to continue to play Prince heavy minutes every night. He saw his four-game streak of double-digit scoring nights broken tonight, but he should be able to start a new one against the Blazers on Friday.</text:p>
            <text:p><text:s text:c="8"/></text:p>
            <text:p><text:s text:c="8"/></text:p>
            <text:p><text:s text:c="13"/></text:p>
            <text:p><text:s text:c="14"/></text:p>
            <text:p><text:s text:c="13"/>Jan 2 - 11: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led the Suns to a 104-103 comeback win over the Hawks on Tuesday, scoring 17 points (6-of-12 FGs, 2-of-4 FTs) with 11 rebounds, three assists, two blocks and three 3-pointers in 34 minutes.</text:p>
            <text:p><text:s text:c="8"/></text:p>
            <text:p><text:s text:c="8"/></text:p>
            <text:p><text:s text:c="13"/>Talk about clutch. Chriss had two huge blocks in the fourth quarter including one in the final seconds which looked like an easy two points for Taurean Prince. Coach Jay Triano said his "physical conditioning is a lot better now" and it's really showed over the last couple weeks. "We’re seeing him run the floor and get alley oops, we’re seeing him run down and get chase down blocks," Triano said. "Those are the energy type things we expected from him that we weren’t getting earlier." Chriss' fantasy arrow is pointing straight up and he'll be one of the hottest pickups with 12.2 points, 8.2 rebounds, 2.2 assists, 1.8 blocks, 0.8 steals and 1.8 triples over his last five games.</text:p>
            <text:p><text:s text:c="8"/></text:p>
            <text:p><text:s text:c="8"/></text:p>
            <text:p><text:s text:c="13"/></text:p>
            <text:p><text:s text:c="14"/></text:p>
            <text:p><text:s text:c="13"/>Source: Arizonasports.com <text:s text:c="32"/>Jan 2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san Ilyasova</text:p>
            <text:p><text:s text:c="17"/></text:p>
            <text:p><text:s text:c="17"/></text:p>
            <text:p><text:s text:c="22"/>- F - <text:s/>76ers</text:p>
            <text:p><text:s text:c="16"/></text:p>
            <text:p><text:s text:c="17"/></text:p>
            <text:p><text:s text:c="12"/></text:p>
            <text:p><text:s text:c="8"/></text:p>
            <text:p><text:s text:c="8"/></text:p>
            <text:p><text:s text:c="8"/></text:p>
            <text:p><text:s text:c="12"/>Ersan Ilyasova hit 7-of-15 shots and three 3-pointers for 21 points, nine rebounds and a steal in 34 minutes of Tuesday's 104-103 loss to the Suns.</text:p>
            <text:p><text:s text:c="8"/></text:p>
            <text:p><text:s text:c="8"/></text:p>
            <text:p><text:s text:c="13"/>He had a six-point, 5-of-15 shooting dud against the Blazers on Saturday, but has otherwise been crushing, and is still averaging 16.2 points, 8.2 rebounds, 0.8 steals, 0.6 blocks and 2.0 3-pointers on 49 percent shooting over his last five games. Maybe the Hawks will eventually turn to John Collins and limit Ilyasova's potential, but he's been playing really well for three straight weeks and should be owned everywhere. He's a ninth-round player on the season, but is a sixth-rounder over the past month.</text:p>
            <text:p><text:s text:c="8"/></text:p>
            <text:p><text:s text:c="8"/></text:p>
            <text:p><text:s text:c="13"/></text:p>
            <text:p><text:s text:c="14"/></text:p>
            <text:p><text:s text:c="13"/>Jan 2 - 11: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Parker</text:p>
            <text:p><text:s text:c="17"/></text:p>
            <text:p><text:s text:c="17"/></text:p>
            <text:p><text:s text:c="22"/>- G - <text:s/>Spurs</text:p>
            <text:p><text:s text:c="16"/></text:p>
            <text:p><text:s text:c="17"/></text:p>
            <text:p><text:s text:c="12"/></text:p>
            <text:p><text:s text:c="8"/></text:p>
            <text:p><text:s text:c="8"/></text:p>
            <text:p><text:s text:c="8"/></text:p>
            <text:p><text:s text:c="12"/>Tony Parker scored six points vs. the Knicks on Tuesday, hitting 2-of-5 shots in 24 minutes.</text:p>
            <text:p><text:s text:c="8"/></text:p>
            <text:p><text:s text:c="8"/></text:p>
            <text:p><text:s text:c="13"/>Parker added four rebounds with three assists and two turnovers, but he couldn't take advantage of the favorable matchup -- the Knicks have allowed the fourth most fantasy points to PGs this season. Parker still has restrictions, so we won't be seeing him on Wednesday vs. Philly on the second night of a back-to-back set. He belongs on the wire in most leagues.</text:p>
            <text:p><text:s text:c="8"/></text:p>
            <text:p><text:s text:c="8"/></text:p>
            <text:p><text:s text:c="13"/></text:p>
            <text:p><text:s text:c="14"/></text:p>
            <text:p><text:s text:c="13"/>Jan 2 - 10: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set multiple season-highs on Tuesday vs. the Knicks with 25 points, eight rebounds, four assists, four steals and three 3-pointers.</text:p>
            <text:p><text:s text:c="8"/></text:p>
            <text:p><text:s text:c="8"/></text:p>
            <text:p><text:s text:c="13"/>The Claw was 8-of-20 from the field and 6-7 from the line, and he logged a season-high 31 minutes a few days after playing 28 minutes vs. the Pistons. His workload will continue to trend up, but he's still not cleared for back-to-back sets which means he's going to sit out on Wednesday vs. Philly. Looking ahead, San Antonio's next back-to-back set is on Jan. 7 vs. the Blazers and Jan. 8 vs. the Kings.</text:p>
            <text:p><text:s text:c="8"/></text:p>
            <text:p><text:s text:c="8"/></text:p>
            <text:p><text:s text:c="13"/></text:p>
            <text:p><text:s text:c="14"/></text:p>
            <text:p><text:s text:c="13"/>Jan 2 - 10: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scored a game-high 29 points in Tuesday's 100-91 win over the Knicks.</text:p>
            <text:p><text:s text:c="8"/></text:p>
            <text:p><text:s text:c="8"/></text:p>
            <text:p><text:s text:c="13"/>Aldridge's jumper was on tonight, hitting 10-of-23 shots and 8-of-10 free throws with six rebounds, two assists, one steal, one block and one triple. The bad news is he played 37 minutes after seeing 33+ minutes in his previous four games, so knowing the Spurs, they may be tempted to rest him on Wednesday vs. Philly on the second night of a back-to-back set, especially with Joel Embiid (hand) not expected to play.</text:p>
            <text:p><text:s text:c="8"/></text:p>
            <text:p><text:s text:c="8"/></text:p>
            <text:p><text:s text:c="13"/></text:p>
            <text:p><text:s text:c="14"/></text:p>
            <text:p><text:s text:c="13"/>Jan 2 - 10: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Ntilikina</text:p>
            <text:p><text:s text:c="17"/></text:p>
            <text:p><text:s text:c="17"/></text:p>
            <text:p><text:s text:c="22"/>- G - <text:s/>Knicks</text:p>
            <text:p><text:s text:c="16"/></text:p>
            <text:p><text:s text:c="17"/></text:p>
            <text:p><text:s text:c="12"/></text:p>
            <text:p><text:s text:c="8"/></text:p>
            <text:p><text:s text:c="8"/></text:p>
            <text:p><text:s text:c="8"/></text:p>
            <text:p><text:s text:c="12"/>Frank Ntilikina played just 16 minutes and hit just 1-of-4 shots (a 3-pointer) on Tuesday, finishing with three points and one assist in a 100-91 loss to the Spurs.</text:p>
            <text:p><text:s text:c="8"/></text:p>
            <text:p><text:s text:c="8"/></text:p>
            <text:p><text:s text:c="13"/>Ntilikina, who was apparently not feeling well tonight, a fact Jeff Hornacek revealed after the game, was coming on and had played at least 27 minutes in each of his last four games, but had his seven-game streak of at least 20 minutes snapped tonight. Hornacek appeared to be frustrated with Frankie's lack of aggressiveness and pulled the plug on him early, which was also likely related to him being sick. Hopefully the message was received and Ntilikina will be feeling better and get back on track on Friday against the Wizards. There's still a decent chance he could replace Jarrett Jack as the starting point guard in New York at some point.</text:p>
            <text:p><text:s text:c="8"/></text:p>
            <text:p><text:s text:c="8"/></text:p>
            <text:p><text:s text:c="13"/></text:p>
            <text:p><text:s text:c="14"/></text:p>
            <text:p><text:s text:c="13"/>Source: Steve Popper on Twitter <text:s text:c="26"/>Jan 2 - 10: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hit 7-of-13 shots, 1-of-2 3-pointers and 3-of-4 free throws for 18 points, nine rebounds, two assists and a block in 26 minutes off the bench on Tuesday.</text:p>
            <text:p><text:s text:c="8"/></text:p>
            <text:p><text:s text:c="8"/></text:p>
            <text:p><text:s text:c="13"/>He led the Knicks in scoring tonight and continues to impress, even with Kristaps Porzingis back from his knee injury. He's been great over his last three games, averaging 18.7 points, 8.7 rebounds, 1.0 steals, 1.0 blocks and has hit 22-of-40 shots (55%) over that stretch. He's an attractive fantasy add right now off waiver wires, but could go cold again at any time.</text:p>
            <text:p><text:s text:c="8"/></text:p>
            <text:p><text:s text:c="8"/></text:p>
            <text:p><text:s text:c="13"/></text:p>
            <text:p><text:s text:c="14"/></text:p>
            <text:p><text:s text:c="13"/>Jan 2 - 10: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still isn't 100 percent according to Spurs coach Gregg Popovich and may be shut down for a while.</text:p>
            <text:p><text:s text:c="8"/></text:p>
            <text:p><text:s text:c="8"/></text:p>
            <text:p><text:s text:c="13"/>He didn't look right on Tuesday vs. the Knicks, playing just 14 minutes with zero points, two rebounds, two assists and one steal. Green also didn't play at all in the second half. It's safe to assume that we won't see him on Wednesday vs. Philly, opening the door for guys like Bryn Forbes and maybe Brandon Paul. Green can be dropped in most leagues and is coming off a rough December with just three games with double digit points.</text:p>
            <text:p><text:s text:c="8"/></text:p>
            <text:p><text:s text:c="8"/></text:p>
            <text:p><text:s text:c="13"/></text:p>
            <text:p><text:s text:c="14"/></text:p>
            <text:p><text:s text:c="13"/>Source: Jabari Young on Twitter <text:s text:c="26"/>Jan 2 - 10: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Jack</text:p>
            <text:p><text:s text:c="17"/></text:p>
            <text:p><text:s text:c="17"/></text:p>
            <text:p><text:s text:c="22"/>- G - <text:s/>Knicks</text:p>
            <text:p><text:s text:c="16"/></text:p>
            <text:p><text:s text:c="17"/></text:p>
            <text:p><text:s text:c="12"/></text:p>
            <text:p><text:s text:c="8"/></text:p>
            <text:p><text:s text:c="8"/></text:p>
            <text:p><text:s text:c="8"/></text:p>
            <text:p><text:s text:c="12"/>Jarrett Jack hit 3-of-10 shots for 10 points, four rebounds, five assists and two steals in 33 minutes of Tuesday's 100-91 loss to the Spurs.</text:p>
            <text:p><text:s text:c="8"/></text:p>
            <text:p><text:s text:c="8"/></text:p>
            <text:p><text:s text:c="13"/>Frank Ntilikina, who had been coming on and could replace Jack as the starter at some point, wasn't aggressive tonight and was benched by Jeff Hornacek after failing to even flirt with getting into the paint. Ntilikina played just 16 minutes, but could bounce back in his next one, and could eventually replace Jack. But for now, Jack's the better play, averaging 11 points, 4.0 rebounds, 6.3 assists and 0.8 steals over his last four, although he's not hitting threes lately.</text:p>
            <text:p><text:s text:c="8"/></text:p>
            <text:p><text:s text:c="8"/></text:p>
            <text:p><text:s text:c="13"/></text:p>
            <text:p><text:s text:c="14"/></text:p>
            <text:p><text:s text:c="13"/>Jan 2 - 10:1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Lance Thomas</text:p>
            <text:p><text:s text:c="17"/></text:p>
            <text:p><text:s text:c="17"/></text:p>
            <text:p><text:s text:c="22"/>- F - <text:s/>Knicks</text:p>
            <text:p><text:s text:c="16"/></text:p>
            <text:p><text:s text:c="17"/></text:p>
            <text:p><text:s text:c="12"/></text:p>
            <text:p><text:s text:c="8"/></text:p>
            <text:p><text:s text:c="8"/></text:p>
            <text:p><text:s text:c="8"/></text:p>
            <text:p><text:s text:c="12"/>Lance Thomas scored a season-high 13 points on 5-of-7 shooting to go with two rebounds, two assists and three 3-pointers in Tuesday's loss to the Spurs.</text:p>
            <text:p><text:s text:c="8"/></text:p>
            <text:p><text:s text:c="8"/></text:p>
            <text:p><text:s text:c="13"/>He's been starting for the Knicks again, but Michael Beasley is the non-Porzingis forward you want to own in New York. Thomas last hit double digits on Dec. 3 and has only done it three times all season. If he starts playing well and looks worthy of a potential pickup, we'll let you know, but this was likely a fluke.</text:p>
            <text:p><text:s text:c="8"/></text:p>
            <text:p><text:s text:c="8"/></text:p>
            <text:p><text:s text:c="13"/></text:p>
            <text:p><text:s text:c="14"/></text:p>
            <text:p><text:s text:c="13"/>Jan 2 - 10:1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played through an illness on Tuesday vs. the Blazers and seemed fine, scoring 19 points on 5-of-7 shots.</text:p>
            <text:p><text:s text:c="8"/></text:p>
            <text:p><text:s text:c="8"/></text:p>
            <text:p><text:s text:c="13"/>He was also 4-of-5 from beyond the arc and 5-of-6 from the line, adding seven rebounds, one block and one steal. Love didn't play in the fourth quarter due to the lopsided score and saw a total of 26 minutes, so as long as he doesn't have a setback overnight, we'd expect him to play on Wednesday vs. Boston. There are less touches to go around with Isaiah Thomas back, but Love should still be an early-round fantasy contributor.</text:p>
            <text:p><text:s text:c="8"/></text:p>
            <text:p><text:s text:c="8"/></text:p>
            <text:p><text:s text:c="13"/></text:p>
            <text:p><text:s text:c="14"/></text:p>
            <text:p><text:s text:c="13"/>Jan 2 - 10: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ristaps Porzingis hit 5-of-19 shots and missed his only 3-pointer for 13 points, nine rebounds, one assist and two blocks in 36 minutes of Tuesday's 100-91 loss to the Spurs.</text:p>
            <text:p><text:s text:c="8"/></text:p>
            <text:p><text:s text:c="8"/></text:p>
            <text:p><text:s text:c="13"/>He was 0-for-11 in his return from injury on Dec. 21 and has hit half his shots in a game just one time in his last seven since then. He's shooting just 36 percent from the floor since his return (49-of-137). He's a career 44 percent shooter and is still right there for this season, so you have to think he breaks out of his shooting funk sooner than later. He'll try to get it going against the Wizards on Wednesday night and now looks like as good a time as any to try to buy low on Porzingis.</text:p>
            <text:p><text:s text:c="8"/></text:p>
            <text:p><text:s text:c="8"/></text:p>
            <text:p><text:s text:c="13"/></text:p>
            <text:p><text:s text:c="14"/></text:p>
            <text:p><text:s text:c="13"/>Jan 2 - 10:0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yane Wade</text:p>
            <text:p><text:s text:c="17"/></text:p>
            <text:p><text:s text:c="17"/></text:p>
            <text:p><text:s text:c="22"/>- G - <text:s/>Heat</text:p>
            <text:p><text:s text:c="16"/></text:p>
            <text:p><text:s text:c="17"/></text:p>
            <text:p><text:s text:c="12"/></text:p>
            <text:p><text:s text:c="8"/></text:p>
            <text:p><text:s text:c="8"/></text:p>
            <text:p><text:s text:c="8"/></text:p>
            <text:p><text:s text:c="12"/>Dwyane Wade scored 15 points in 18 minutes against the Blazers on Tuesday, hitting 6-of-11 shots and 3-of-4 free throws.</text:p>
            <text:p><text:s text:c="8"/></text:p>
            <text:p><text:s text:c="8"/></text:p>
            <text:p><text:s text:c="13"/>There was a scary moment when LeBron James' elbow caught Wade in the back of the head, but luckily Wade was OK and he was able to carry on. He grabbed eight rebounds with three assists, but with Isaiah Thomas back from his hip injury, he's going to be very hard to trust in fantasy going forward as his minutes and usage will take a hit.</text:p>
            <text:p><text:s text:c="8"/></text:p>
            <text:p><text:s text:c="8"/></text:p>
            <text:p><text:s text:c="13"/></text:p>
            <text:p><text:s text:c="14"/></text:p>
            <text:p><text:s text:c="13"/>Jan 2 - 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e Crowder</text:p>
            <text:p><text:s text:c="17"/></text:p>
            <text:p><text:s text:c="17"/></text:p>
            <text:p><text:s text:c="22"/>- F - <text:s/>Jazz</text:p>
            <text:p><text:s text:c="16"/></text:p>
            <text:p><text:s text:c="17"/></text:p>
            <text:p><text:s text:c="12"/></text:p>
            <text:p><text:s text:c="8"/></text:p>
            <text:p><text:s text:c="8"/></text:p>
            <text:p><text:s text:c="8"/></text:p>
            <text:p><text:s text:c="12"/>Jae Crowder scored 17 points with three assists, two rebounds, one block, two steals and four 3-pointers in Tuesday's 127-110 win over the Blazers.</text:p>
            <text:p><text:s text:c="8"/></text:p>
            <text:p><text:s text:c="8"/></text:p>
            <text:p><text:s text:c="13"/>The Cavaliers have another All-NBA weapon on the floor in Isaiah Thomas, so maybe that opens things up for Crowder -- there's some chemistry there as well from their Boston days. Crowder finished one point shy of his season-high in points and hit his most triples in a Cavs uniform, finishing 6-of-12 from the field in 24 minutes. He was pretty awful in December with 8.2 points, 2.9 rebounds, 1.0 assists, 0.9 steals and 1.1 triples, but keep an eye on him in case he heats up because he does have a proven track record of fantasy success in previous seasons.</text:p>
            <text:p><text:s text:c="8"/></text:p>
            <text:p><text:s text:c="8"/></text:p>
            <text:p><text:s text:c="13"/></text:p>
            <text:p><text:s text:c="14"/></text:p>
            <text:p><text:s text:c="13"/>Jan 2 - 9: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scored 17 points (6-of-12 FGs, 2-of-4 FTs) in his Cleveland debut on Tuesday vs. the Blazers, adding three assists, three triples and two turnovers in a 127-110 win.</text:p>
            <text:p><text:s text:c="8"/></text:p>
            <text:p><text:s text:c="8"/></text:p>
            <text:p><text:s text:c="13"/>It's not a coincidence that the Cavaliers posted their second-highest scoring game of the season with IT2 back. He certainly didn't look like a player that has been out for seven months, finishing as a +17 during his time on the floor. Thomas wasn't shy on offense, jacking up five of his 12 shots in his first 5-minute stint. The score got out of hand late, so he played 19 minutes which was just shy of his 20-22 minute limit. As a reminder, he won't play against Boston on Wednesday, but he should make his first start as a Cavalier on Saturday vs. Orlando. It won't be long before he's churning out early-round fantasy value and tonight's performance was very encouraging.</text:p>
            <text:p><text:s text:c="8"/></text:p>
            <text:p><text:s text:c="8"/></text:p>
            <text:p><text:s text:c="13"/></text:p>
            <text:p><text:s text:c="14"/></text:p>
            <text:p><text:s text:c="13"/>Jan 2 - 9: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played just 14 minutes and missed all five of his shots without scoring in Damian Lillard's return to action on Tuesday.</text:p>
            <text:p><text:s text:c="8"/></text:p>
            <text:p><text:s text:c="8"/></text:p>
            <text:p><text:s text:c="13"/>We're all going to miss Napier, who had become a DFS beast and a hot short-term pickup over the last five games, but it didn't take long for Lillard to completely ruin any value that Napier had. Actually, Napier has played well at times this season when Lillard was healthy, but he's nothing more than a deep-league flier now. It was fun while it lasted.</text:p>
            <text:p><text:s text:c="8"/></text:p>
            <text:p><text:s text:c="8"/></text:p>
            <text:p><text:s text:c="13"/></text:p>
            <text:p><text:s text:c="14"/></text:p>
            <text:p><text:s text:c="13"/>Jan 2 - 9: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hit 8-of-15 shots, 6-of-9 3-pointers and 3-of-4 free throws for 25 points, six assists, a steal and a season-high seven turnovers in 33 minutes of Tuesday's loss to the Cavaliers.</text:p>
            <text:p><text:s text:c="8"/></text:p>
            <text:p><text:s text:c="8"/></text:p>
            <text:p><text:s text:c="13"/>There was no minutes restriction, he looked fantastic, and the high turnovers might have just been a result of some rust after missing his previous five games. He's back and ready to roll, so make sure he's back in your lineup, although he should have already been back in your lineup tonight.</text:p>
            <text:p><text:s text:c="8"/></text:p>
            <text:p><text:s text:c="8"/></text:p>
            <text:p><text:s text:c="13"/></text:p>
            <text:p><text:s text:c="14"/></text:p>
            <text:p><text:s text:c="13"/>Jan 2 - 9: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aron Fox</text:p>
            <text:p><text:s text:c="17"/></text:p>
            <text:p><text:s text:c="17"/></text:p>
            <text:p><text:s text:c="22"/>- G - <text:s/>Kings</text:p>
            <text:p><text:s text:c="16"/></text:p>
            <text:p><text:s text:c="17"/></text:p>
            <text:p><text:s text:c="12"/></text:p>
            <text:p><text:s text:c="8"/></text:p>
            <text:p><text:s text:c="8"/></text:p>
            <text:p><text:s text:c="8"/></text:p>
            <text:p><text:s text:c="12"/>De'Aaron Fox (quad) will be in the starting lineup on Tuesday vs. the Hornets.</text:p>
            <text:p><text:s text:c="8"/></text:p>
            <text:p><text:s text:c="8"/></text:p>
            <text:p><text:s text:c="13"/>Frank Mason (heel) will miss at least a week, but Fox beat his two-week timetable by a few days and will probably have restrictions even with the Kings shorthanded. He had a really tough December before the injury with 7.4 points, 2.1 rebounds, 2.0 assists, 0.8 steals and 2.4 turnovers, so most fantasy owners can watch his progress from the waiver wire. George Hill, Garrett Temple, Skal Labissiere and Zach Randolph are also starting.</text:p>
            <text:p><text:s text:c="8"/></text:p>
            <text:p><text:s text:c="8"/></text:p>
            <text:p><text:s text:c="13"/></text:p>
            <text:p><text:s text:c="14"/></text:p>
            <text:p><text:s text:c="13"/>Source: Jason Jones on Twitter <text:s text:c="27"/>Jan 2 - 9: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Jusuf Nurkic hit 10-of-12 shots and 3-of-7 free throws for 23 points, seven rebounds, four assists and two steals in 29 minutes of Tuesday's 127-110 loss to the Cavaliers.</text:p>
            <text:p><text:s text:c="8"/></text:p>
            <text:p><text:s text:c="8"/></text:p>
            <text:p><text:s text:c="13"/>It wasn't a season high in scoring, but it was his best offensive game since he scored 25 points way back on Nov. 30. Nurkic went through a cold spell around the time he injured his ankle in early December, but has been playing much better, averaging 15.8 points, 11.3 rebounds, 2.8 assists, 1.8 steals and 1.5 blocks over his last four games. His minutes are back up, he's healthy, and should continue to roll, at least until the next time he gets bitten by the injury bug.</text:p>
            <text:p><text:s text:c="8"/></text:p>
            <text:p><text:s text:c="8"/></text:p>
            <text:p><text:s text:c="13"/></text:p>
            <text:p><text:s text:c="14"/></text:p>
            <text:p><text:s text:c="13"/>Jan 2 - 9:3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Farouq Aminu</text:p>
            <text:p><text:s text:c="17"/></text:p>
            <text:p><text:s text:c="17"/></text:p>
            <text:p><text:s text:c="22"/>- F - <text:s/>Trail Blazers</text:p>
            <text:p><text:s text:c="16"/></text:p>
            <text:p><text:s text:c="17"/></text:p>
            <text:p><text:s text:c="12"/></text:p>
            <text:p><text:s text:c="8"/></text:p>
            <text:p><text:s text:c="8"/></text:p>
            <text:p><text:s text:c="8"/></text:p>
            <text:p><text:s text:c="12"/>Al-Farouq Aminu, coming off a season-high 24 points and big line, hit just 1-of-7 shots (a 3-pointer) for five points, nine rebounds, two assists and a steal in Tuesday's 127-110 loss to the Cavaliers.</text:p>
            <text:p><text:s text:c="8"/></text:p>
            <text:p><text:s text:c="8"/></text:p>
            <text:p><text:s text:c="13"/>Aminu's been quiet lately and has been showing up on some waiver wires, but went nuts with the big line on Monday. He was back to his more recent ways on Tuesday, but gets enough minutes each night (31.4 over his last five) and rebounds (8.2) that he tends to hold his value even when he's not being used as an offensive weapon. He should fare better on Friday against the Hawks.</text:p>
            <text:p><text:s text:c="8"/></text:p>
            <text:p><text:s text:c="8"/></text:p>
            <text:p><text:s text:c="13"/></text:p>
            <text:p><text:s text:c="14"/></text:p>
            <text:p><text:s text:c="13"/>Jan 2 - 9:2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Evan Turner hit 7-of-14 shots and a 3-pointer for 15 points, eight rebounds, three assists and a block before fouling out of Tuesday's loss to the Cavaliers.</text:p>
            <text:p><text:s text:c="8"/></text:p>
            <text:p><text:s text:c="8"/></text:p>
            <text:p><text:s text:c="13"/>Turner is suddenly feeling it after scoring 22 points with four boards, six assists and a steal on Monday night. He's gone on a few runs this season, although nothing quite as good as this two-game streak, but has had trouble staying hot for long. The fact he was this good tonight with Damian Lillard back in action was a bit surprising, but if he does it again on Friday against the Hawks, he'll be worth consideration in 12-team fantasy leagues.</text:p>
            <text:p><text:s text:c="8"/></text:p>
            <text:p><text:s text:c="8"/></text:p>
            <text:p><text:s text:c="13"/></text:p>
            <text:p><text:s text:c="14"/></text:p>
            <text:p><text:s text:c="13"/>Jan 2 - 9: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right Achilles) will not play on Tuesday vs. Memphis.</text:p>
            <text:p><text:s text:c="8"/></text:p>
            <text:p><text:s text:c="8"/></text:p>
            <text:p><text:s text:c="13"/>Rivers got good news after his MRI over the weekend and he said he was expecting to play, so this whole situation is a little odd. He will undergo additional testing, so we wouldn't count on seeing him on Thursday vs. the Thunder. Jawun Evans may get another start and will try to bounce back after picking up four fouls in 14 minutes in his last one.</text:p>
            <text:p><text:s text:c="8"/></text:p>
            <text:p><text:s text:c="8"/></text:p>
            <text:p><text:s text:c="13"/></text:p>
            <text:p><text:s text:c="14"/></text:p>
            <text:p><text:s text:c="13"/>Source: Brad Turner on Twitter <text:s text:c="27"/>Jan 2 - 8: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d Dudley</text:p>
            <text:p><text:s text:c="17"/></text:p>
            <text:p><text:s text:c="17"/></text:p>
            <text:p><text:s text:c="22"/>- F - <text:s/>Suns</text:p>
            <text:p><text:s text:c="16"/></text:p>
            <text:p><text:s text:c="17"/></text:p>
            <text:p><text:s text:c="12"/></text:p>
            <text:p><text:s text:c="8"/></text:p>
            <text:p><text:s text:c="8"/></text:p>
            <text:p><text:s text:c="8"/></text:p>
            <text:p><text:s text:c="12"/>Jared Dudley (illness) will not play vs. the Hawks on Tuesday.</text:p>
            <text:p><text:s text:c="8"/></text:p>
            <text:p><text:s text:c="8"/></text:p>
            <text:p><text:s text:c="13"/>With just six total minutes over his last five games, Dudley's status is irrelevant in fantasy basketball.</text:p>
            <text:p><text:s text:c="8"/></text:p>
            <text:p><text:s text:c="8"/></text:p>
            <text:p><text:s text:c="13"/></text:p>
            <text:p><text:s text:c="14"/></text:p>
            <text:p><text:s text:c="13"/>Source: Kevin Zimmerman on Twitter <text:s text:c="23"/>Jan 2 - 7: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will return to the bench for Tuesday's game against the Cavs.</text:p>
            <text:p><text:s text:c="8"/></text:p>
            <text:p><text:s text:c="8"/></text:p>
            <text:p><text:s text:c="13"/>Napier had a nice run as a starter, but with Damian Lillard (hamstring) back in action tonight, his minutes will return to the lower-20s. He’s tough to trust in DFS as a reserve.</text:p>
            <text:p><text:s text:c="8"/></text:p>
            <text:p><text:s text:c="8"/></text:p>
            <text:p><text:s text:c="13"/></text:p>
            <text:p><text:s text:c="14"/></text:p>
            <text:p><text:s text:c="13"/>Source: Jason Quick on Twitter <text:s text:c="27"/>Jan 2 - 7:0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quad) is a go for Tuesday's game against the Knicks.</text:p>
            <text:p><text:s text:c="8"/></text:p>
            <text:p><text:s text:c="8"/></text:p>
            <text:p><text:s text:c="13"/>Leonard may be able to finally crack the 30-minute mark today, so feel free to get him active for a favorable matchup with the Knicks. The Spurs have another game on Wednesday, and Leonard will likely be sitting that one out, and he could also hit the sidelines again for either Sunday's game in Portland or Monday's game in Sacramento.</text:p>
            <text:p><text:s text:c="8"/></text:p>
            <text:p><text:s text:c="8"/></text:p>
            <text:p><text:s text:c="13"/></text:p>
            <text:p><text:s text:c="14"/></text:p>
            <text:p><text:s text:c="13"/>Source: Al Iannazzone on Twitter <text:s text:c="25"/>Jan 2 - 6:2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illness) told reporters that he will play Tuesday vs. the Blazers.</text:p>
            <text:p><text:s text:c="8"/></text:p>
            <text:p><text:s text:c="8"/></text:p>
            <text:p><text:s text:c="13"/>Love was listed as questionable earlier in the day on Tuesday, and did not participate in shootaround, but is good to go Tuesday evening. Love played exceptionally well in December. Over his last 15 games, Love is averaging 23.5 points, 10.4 rebounds and 3.4 treys. He can be deployed with confidence.</text:p>
            <text:p><text:s text:c="8"/></text:p>
            <text:p><text:s text:c="8"/></text:p>
            <text:p><text:s text:c="13"/></text:p>
            <text:p><text:s text:c="14"/></text:p>
            <text:p><text:s text:c="13"/>Source: Jason Lloyd on Twitter <text:s text:c="27"/>Jan 2 - 6: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akim Noah</text:p>
            <text:p><text:s text:c="17"/></text:p>
            <text:p><text:s text:c="17"/></text:p>
            <text:p><text:s text:c="22"/>- C - <text:s/>Knicks</text:p>
            <text:p><text:s text:c="16"/></text:p>
            <text:p><text:s text:c="17"/></text:p>
            <text:p><text:s text:c="12"/></text:p>
            <text:p><text:s text:c="8"/></text:p>
            <text:p><text:s text:c="8"/></text:p>
            <text:p><text:s text:c="8"/></text:p>
            <text:p><text:s text:c="12"/>Coach Jeff Hornacek said Joakim Noah would be active for Wednesday's game vs. the Spurs.</text:p>
            <text:p><text:s text:c="8"/></text:p>
            <text:p><text:s text:c="8"/></text:p>
            <text:p><text:s text:c="13"/>Noah was inactive for most of the Knicks games in December, but logged a season-high 13 minutes in the Knicks victory over the Pelicans on Friday. Hornacek did say that Enes Kanter and Kyle O'Quinn would remain the Knicks two main centers.</text:p>
            <text:p><text:s text:c="8"/></text:p>
            <text:p><text:s text:c="8"/></text:p>
            <text:p><text:s text:c="13"/></text:p>
            <text:p><text:s text:c="14"/></text:p>
            <text:p><text:s text:c="13"/>Source: Ian Begley on Twitter <text:s text:c="28"/>Jan 2 - 5: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uno Caboclo</text:p>
            <text:p><text:s text:c="17"/></text:p>
            <text:p><text:s text:c="17"/></text:p>
            <text:p><text:s text:c="22"/>- F - <text:s/>Kings</text:p>
            <text:p><text:s text:c="16"/></text:p>
            <text:p><text:s text:c="17"/></text:p>
            <text:p><text:s text:c="12"/></text:p>
            <text:p><text:s text:c="8"/></text:p>
            <text:p><text:s text:c="8"/></text:p>
            <text:p><text:s text:c="8"/></text:p>
            <text:p><text:s text:c="12"/>Bruno Caboclo has been sent down for a G-League stint.</text:p>
            <text:p><text:s text:c="8"/></text:p>
            <text:p><text:s text:c="8"/></text:p>
            <text:p><text:s text:c="13"/>He's been on the court for a grand total of six minutes and 41 seconds this season.</text:p>
            <text:p><text:s text:c="8"/></text:p>
            <text:p><text:s text:c="8"/></text:p>
            <text:p><text:s text:c="13"/></text:p>
            <text:p><text:s text:c="14"/></text:p>
            <text:p><text:s text:c="13"/>Source: Blake Murphy on Twitter <text:s text:c="26"/>Jan 2 - 5: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bruised rib) is listed as probable for Wednesday's game vs. Dallas.</text:p>
            <text:p><text:s text:c="8"/></text:p>
            <text:p><text:s text:c="8"/></text:p>
            <text:p><text:s text:c="13"/>Casspi was sidelined last Friday due to a sprained right ankle but returned to the lineup on Saturday. Now Casspi is dealing with a rib issue, but it appears to be only a minor injury. Casspi averaged 8.4 points, 5.3 rebounds and 1.4 assists in 19.5 minutes over 14 games in December.</text:p>
            <text:p><text:s text:c="8"/></text:p>
            <text:p><text:s text:c="8"/></text:p>
            <text:p><text:s text:c="13"/></text:p>
            <text:p><text:s text:c="14"/></text:p>
            <text:p><text:s text:c="13"/>Source: Warriors PR on Twitter <text:s text:c="27"/>Jan 2 - 5:3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za Pachulia</text:p>
            <text:p><text:s text:c="17"/></text:p>
            <text:p><text:s text:c="17"/></text:p>
            <text:p><text:s text:c="22"/>- C - <text:s/>Warriors</text:p>
            <text:p><text:s text:c="16"/></text:p>
            <text:p><text:s text:c="17"/></text:p>
            <text:p><text:s text:c="12"/></text:p>
            <text:p><text:s text:c="8"/></text:p>
            <text:p><text:s text:c="8"/></text:p>
            <text:p><text:s text:c="8"/></text:p>
            <text:p><text:s text:c="12"/>Zaza Pachulia (illness) is being listed as questionable for Wednesday's game in Dallas.</text:p>
            <text:p><text:s text:c="8"/></text:p>
            <text:p><text:s text:c="8"/></text:p>
            <text:p><text:s text:c="13"/>Draymond Green (ankle) is also questionable to play on Wednesday, so Jordan Bell could see a sizeable uptick in minutes as a starter tomorrow night. Check back for another update on Pachulia following Wednesday morning's shootaround.</text:p>
            <text:p><text:s text:c="8"/></text:p>
            <text:p><text:s text:c="8"/></text:p>
            <text:p><text:s text:c="13"/></text:p>
            <text:p><text:s text:c="14"/></text:p>
            <text:p><text:s text:c="13"/>Source: Warriors PR on Twitter <text:s text:c="27"/>Jan 2 - 5: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will be on a 20-22 minutes limit in his regular-season debut against the Trail Blazers on Tuesday, according to sources of Shams Charania of Yahoo! Sports.</text:p>
            <text:p><text:s text:c="8"/></text:p>
            <text:p><text:s text:c="8"/></text:p>
            <text:p><text:s text:c="13"/>An earlier report from Dave McMenamin of ESPN stated that Thomas' minutes would be capped in the 8-12 minute range, and head coach Tyronn Lue said he "forgot" how many minutes he was planning on giving to IT2 during his pregame presser, so there's a lot of uncertainty here. Thomas is safe to activate in all season-long settings, but he's not a great DFS target. For what it's worth, Lue did acknowledge that Thomas would be in the starting lineup for Saturday's game in Orlando, but he'll be coming off the bench today.</text:p>
            <text:p><text:s text:c="8"/></text:p>
            <text:p><text:s text:c="8"/></text:p>
            <text:p><text:s text:c="13"/></text:p>
            <text:p><text:s text:c="14"/></text:p>
            <text:p><text:s text:c="13"/>Source: Shams Charania on Twitter <text:s text:c="24"/>Jan 2 - 5:2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Coach Ty Lue said the plan is for Kevin Love (illness) to play Tuesday vs. Portland, but that a final evaluation won’t be made until Love arrives at the arena and consults with the medical staff.</text:p>
            <text:p><text:s text:c="8"/></text:p>
            <text:p><text:s text:c="8"/></text:p>
            <text:p><text:s text:c="13"/>Love has been on fire recently, averaging 24.5 points, 9.8 rebounds and 4.3 3-pointers over the Cavs last six games. If Love is ruled out, Ante Zizic, Tristan Thompson and Channing Frye would divvy up his minutes; however, it appears Love should be good to go.</text:p>
            <text:p><text:s text:c="8"/></text:p>
            <text:p><text:s text:c="8"/></text:p>
            <text:p><text:s text:c="13"/></text:p>
            <text:p><text:s text:c="14"/></text:p>
            <text:p><text:s text:c="13"/>Source: Dave McMenamin on Twitter <text:s text:c="24"/>Jan 2 - 5:2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son Plumlee</text:p>
            <text:p><text:s text:c="17"/></text:p>
            <text:p><text:s text:c="17"/></text:p>
            <text:p><text:s text:c="22"/>- C - <text:s/>Nuggets</text:p>
            <text:p><text:s text:c="16"/></text:p>
            <text:p><text:s text:c="17"/></text:p>
            <text:p><text:s text:c="12"/></text:p>
            <text:p><text:s text:c="8"/></text:p>
            <text:p><text:s text:c="8"/></text:p>
            <text:p><text:s text:c="8"/></text:p>
            <text:p><text:s text:c="12"/>Mike Malone said that Mason Plumlee's core strain will be "an issue that he's going to have the whole season."</text:p>
            <text:p><text:s text:c="8"/></text:p>
            <text:p><text:s text:c="8"/></text:p>
            <text:p><text:s text:c="13"/>The Nuggets are limiting his workload at practices, but it doesn't seem like he'll be missing any game-time action. He's posted averages of 8.1 points, 7.7 boards, 2.7 assists, 1.2 blocks and 2.0 turnovers per contest through 14 games as a starter sans Paul Millsap (wrist), so he's on the radar as a potential low-end asset in deep leagues.</text:p>
            <text:p><text:s text:c="8"/></text:p>
            <text:p><text:s text:c="8"/></text:p>
            <text:p><text:s text:c="13"/></text:p>
            <text:p><text:s text:c="14"/></text:p>
            <text:p><text:s text:c="13"/>Source: Harrison Wind on Twitter <text:s text:c="25"/>Jan 2 - 5: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ik Beasley</text:p>
            <text:p><text:s text:c="17"/></text:p>
            <text:p><text:s text:c="17"/></text:p>
            <text:p><text:s text:c="22"/>- G - <text:s/>Nuggets</text:p>
            <text:p><text:s text:c="16"/></text:p>
            <text:p><text:s text:c="17"/></text:p>
            <text:p><text:s text:c="12"/></text:p>
            <text:p><text:s text:c="8"/></text:p>
            <text:p><text:s text:c="8"/></text:p>
            <text:p><text:s text:c="8"/></text:p>
            <text:p><text:s text:c="12"/>Malik Beasley (elbow) will be available to play Wednesday vs. Phoenix.</text:p>
            <text:p><text:s text:c="8"/></text:p>
            <text:p><text:s text:c="8"/></text:p>
            <text:p><text:s text:c="13"/>He'll be available, but it's unlikely Beasley will actually get out there.</text:p>
            <text:p><text:s text:c="8"/></text:p>
            <text:p><text:s text:c="8"/></text:p>
            <text:p><text:s text:c="13"/></text:p>
            <text:p><text:s text:c="14"/></text:p>
            <text:p><text:s text:c="13"/>Source: Harrison Wind on Twitter <text:s text:c="25"/>Jan 2 - 5:1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an Hernangomez</text:p>
            <text:p><text:s text:c="17"/></text:p>
            <text:p><text:s text:c="17"/></text:p>
            <text:p><text:s text:c="22"/>- F - <text:s/>Nuggets</text:p>
            <text:p><text:s text:c="16"/></text:p>
            <text:p><text:s text:c="17"/></text:p>
            <text:p><text:s text:c="12"/></text:p>
            <text:p><text:s text:c="8"/></text:p>
            <text:p><text:s text:c="8"/></text:p>
            <text:p><text:s text:c="8"/></text:p>
            <text:p><text:s text:c="12"/>Juan Hernangomez (illness) will be available to play Wednesday against the Suns.</text:p>
            <text:p><text:s text:c="8"/></text:p>
            <text:p><text:s text:c="8"/></text:p>
            <text:p><text:s text:c="13"/>He's out of the rotation at the moment, so there are no guarantees he'll take the court on Wednesday night. We'll go ahead and remove him from the injury report, though.</text:p>
            <text:p><text:s text:c="8"/></text:p>
            <text:p><text:s text:c="8"/></text:p>
            <text:p><text:s text:c="13"/></text:p>
            <text:p><text:s text:c="14"/></text:p>
            <text:p><text:s text:c="13"/>Source: Harrison Wind on Twitter <text:s text:c="25"/>Jan 2 - 5: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left groin strain) is listed as doubtful for Wednesday's game vs. Minnesota.</text:p>
            <text:p><text:s text:c="8"/></text:p>
            <text:p><text:s text:c="8"/></text:p>
            <text:p><text:s text:c="13"/>Well, this is a bummer, as LeVert has recently been playing some of the best basketball of his career. He has scored in double digits in nine straight games and has dished out at least seven assists in four straight. On Monday, he tallied 15 points with eight assists, five rebounds, two steals in 27 minutes. If LeVert is unable to play Wednesday, <text:s/>Allen Crabbe, Joe Harris, and Nik Stauskas would likely divvy up the excess minutes.</text:p>
            <text:p><text:s text:c="8"/></text:p>
            <text:p><text:s text:c="8"/></text:p>
            <text:p><text:s text:c="13"/></text:p>
            <text:p><text:s text:c="14"/></text:p>
            <text:p><text:s text:c="13"/>Source: Alex Labidou on Twitter <text:s text:c="26"/>Jan 2 - 5: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hamstring) will not have a minutes limit for Tuesday's game against the Cavs.</text:p>
            <text:p><text:s text:c="8"/></text:p>
            <text:p><text:s text:c="8"/></text:p>
            <text:p><text:s text:c="13"/>Lillard draws a favorable matchup against the Cavs in his return from a five-game absence tonight, and with no minutes cap, he's someone to consider as a potential DFS target. Shabazz Napier will return to the bench with Lillard back in action, and he loses most of his luster in fantasy hoops with the return to the second unit.RotoGrinders.com Daily Slant: C.J. McCollum played 45 minutes last night with Shabazz Napier playing 41, so it's a little more clear why the Blazers don't want to ease Lillard into action in his first game back - his legs should be the freshest of the group. He's a fine target, especially in GPPs where we'd suspect the field will be a little hesitant to pay a premium for him straight off a return.</text:p>
            <text:p><text:s text:c="8"/></text:p>
            <text:p><text:s text:c="8"/></text:p>
            <text:p><text:s text:c="13"/>Related: Alex Abrines</text:p>
            <text:p><text:s text:c="14"/></text:p>
            <text:p><text:s text:c="13"/>Source: Brooke Olzendam on Twitter <text:s text:c="23"/>Jan 2 - 5: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ook Lopez</text:p>
            <text:p><text:s text:c="17"/></text:p>
            <text:p><text:s text:c="17"/></text:p>
            <text:p><text:s text:c="22"/>- C - <text:s/>Lakers</text:p>
            <text:p><text:s text:c="16"/></text:p>
            <text:p><text:s text:c="17"/></text:p>
            <text:p><text:s text:c="12"/></text:p>
            <text:p><text:s text:c="8"/></text:p>
            <text:p><text:s text:c="8"/></text:p>
            <text:p><text:s text:c="8"/></text:p>
            <text:p><text:s text:c="12"/>Brook Lopez (ankle) has been cleared to return to practice and is considered day-to-day.</text:p>
            <text:p><text:s text:c="8"/></text:p>
            <text:p><text:s text:c="8"/></text:p>
            <text:p><text:s text:c="13"/>Lopez has not played since injuring his ankle back on December 18th. He is officially listed as questionable for the Wednesday's game vs. OKC. With Lopez sidelined, Kyle Kuzma, Julius Randle, and Andrew Bogut have seen an uptick in playing time.</text:p>
            <text:p><text:s text:c="8"/></text:p>
            <text:p><text:s text:c="8"/></text:p>
            <text:p><text:s text:c="13"/></text:p>
            <text:p><text:s text:c="14"/></text:p>
            <text:p><text:s text:c="13"/>Source: Lakers PR on Twitter <text:s text:c="29"/>Jan 2 - 5: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shoulder) and Brook Lopez (ankle) have been cleared to practice, and they are being listed as questionable for Wednesday's game against the Thunder.</text:p>
            <text:p><text:s text:c="8"/></text:p>
            <text:p><text:s text:c="8"/></text:p>
            <text:p><text:s text:c="13"/>The Lakers didn't practice on Tuesday, and an earlier report from Lakers' reporter Tania Ganguli indicated that it was unlikely that Ball would be back in action for Wednesday's game, but we should have a better idea on his status based on his activity level at shootaround tomorrow. If he is able to get back out there, Tyler Ennis would return to the second unit and Josh Hart's minutes would take a hit. Lopez's imminent return is bad news for Julius Randle.</text:p>
            <text:p><text:s text:c="8"/></text:p>
            <text:p><text:s text:c="8"/></text:p>
            <text:p><text:s text:c="13"/>Related: Tyler Ennis, Julius Randle, Josh Hart, Brook Lopez</text:p>
            <text:p><text:s text:c="14"/></text:p>
            <text:p><text:s text:c="13"/>Source: Los Angeles Lakers on Twitter <text:s text:c="20"/>Jan 2 - 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sore ribs) is questionable for Wednesday's game against the Timberwolves.</text:p>
            <text:p><text:s text:c="8"/></text:p>
            <text:p><text:s text:c="8"/></text:p>
            <text:p><text:s text:c="13"/>Even the most minor injuries can result in a player heading to the sidelines in Brooklyn, so it wouldn't be shocking to see Carroll miss Wednesday's game. With Caris LeVert (groin) also appearing on the injury report with a doubtful-tag, guys like Allen Crabbe, Joe Harris and Nik Stauskas could be forced into heavy minutes tomorrow. Check back for another update following Wednesday morning's shootaround.</text:p>
            <text:p><text:s text:c="8"/></text:p>
            <text:p><text:s text:c="8"/></text:p>
            <text:p><text:s text:c="13"/>Related: Allen Crabbe, Joe Harris, Nik Stauskas, Caris LeVert</text:p>
            <text:p><text:s text:c="14"/></text:p>
            <text:p><text:s text:c="13"/>Source: Greg Logan on Twitter <text:s text:c="28"/>Jan 2 - 4: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e Zizic</text:p>
            <text:p><text:s text:c="17"/></text:p>
            <text:p><text:s text:c="17"/></text:p>
            <text:p><text:s text:c="22"/>- C - <text:s/>Cavaliers</text:p>
            <text:p><text:s text:c="16"/></text:p>
            <text:p><text:s text:c="17"/></text:p>
            <text:p><text:s text:c="12"/></text:p>
            <text:p><text:s text:c="8"/></text:p>
            <text:p><text:s text:c="8"/></text:p>
            <text:p><text:s text:c="8"/></text:p>
            <text:p><text:s text:c="12"/>Ante Zizic has been sent down for a G-League stint.</text:p>
            <text:p><text:s text:c="8"/></text:p>
            <text:p><text:s text:c="8"/></text:p>
            <text:p><text:s text:c="13"/>No fantasy spin here as he's rarely in the rotation.</text:p>
            <text:p><text:s text:c="8"/></text:p>
            <text:p><text:s text:c="8"/></text:p>
            <text:p><text:s text:c="13"/></text:p>
            <text:p><text:s text:c="14"/></text:p>
            <text:p><text:s text:c="13"/>Source: Steve Bulpett on Twitter <text:s text:c="25"/>Jan 2 - 4:3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sore lower back) is being listed as questionable for Wednesday's game against the Mavericks.</text:p>
            <text:p><text:s text:c="8"/></text:p>
            <text:p><text:s text:c="8"/></text:p>
            <text:p><text:s text:c="13"/>The Dubs have been cautious with Iguodala on back-to-back sets this year, so it wouldn't be surprising to see him hit the sidelines on Wednesday in order to be 100 percent for Thursday's matchup with the Rockets. If Iguodala sits, his minutes will be divvied up between Omri Casspi, Nick Young and Patrick McCaw.</text:p>
            <text:p><text:s text:c="8"/></text:p>
            <text:p><text:s text:c="8"/></text:p>
            <text:p><text:s text:c="13"/></text:p>
            <text:p><text:s text:c="14"/></text:p>
            <text:p><text:s text:c="13"/>Source: Connor Letourneau‏ on Twitter <text:s text:c="14"/>Jan 2 - 3:5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n Baker</text:p>
            <text:p><text:s text:c="17"/></text:p>
            <text:p><text:s text:c="17"/></text:p>
            <text:p><text:s text:c="22"/>- G - <text:s/>Knicks</text:p>
            <text:p><text:s text:c="16"/></text:p>
            <text:p><text:s text:c="17"/></text:p>
            <text:p><text:s text:c="12"/></text:p>
            <text:p><text:s text:c="8"/></text:p>
            <text:p><text:s text:c="8"/></text:p>
            <text:p><text:s text:c="8"/></text:p>
            <text:p><text:s text:c="12"/>Ron Baker (orbital fracture) has been ruled out for Tuesday's game against the Spurs.</text:p>
            <text:p><text:s text:c="8"/></text:p>
            <text:p><text:s text:c="8"/></text:p>
            <text:p><text:s text:c="13"/>Baker suffered the orbital fracture when attempting to contest an Anthony Davis dunk on Saturday, so he'll be fitted with a mask and is being listed as day-to-day. Clint Capela only missed two games with this injury earlier in the year, so we wouldn't expect Baker to miss too much time here. Frank Ntilikina will likely pick up most of Baker's minutes.</text:p>
            <text:p><text:s text:c="8"/></text:p>
            <text:p><text:s text:c="8"/></text:p>
            <text:p><text:s text:c="13"/>Related: Frank Ntilikina</text:p>
            <text:p><text:s text:c="14"/></text:p>
            <text:p><text:s text:c="13"/>Source: NY Knicks PR on Twitter <text:s text:c="26"/>Jan 2 - 3: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tweaked his left ankle during Tuesday's practice and is now being listed as questionable for Wednesday's game against the Mavericks.</text:p>
            <text:p><text:s text:c="8"/></text:p>
            <text:p><text:s text:c="8"/></text:p>
            <text:p><text:s text:c="13"/>Wednesday will be the first game of a back-to-back set, with the second matchup coming against the Rockets, so it wouldn't be surprising at all to see Green take the night off on Wednesday with a game against the 13-25 Mavericks. If Green sits, Jordan Bell would be one of the primary beneficiaries as he'd likely return to the starting five. Check back for another update following Wednesday morning's shootaround.</text:p>
            <text:p><text:s text:c="8"/></text:p>
            <text:p><text:s text:c="8"/></text:p>
            <text:p><text:s text:c="13"/>Related: Jordan Bell</text:p>
            <text:p><text:s text:c="14"/></text:p>
            <text:p><text:s text:c="13"/>Source: Connor Letourneau‏ on Twitter <text:s text:c="14"/>Jan 2 - 3: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Mason</text:p>
            <text:p><text:s text:c="17"/></text:p>
            <text:p><text:s text:c="17"/></text:p>
            <text:p><text:s text:c="22"/>- G - <text:s/>Kings</text:p>
            <text:p><text:s text:c="16"/></text:p>
            <text:p><text:s text:c="17"/></text:p>
            <text:p><text:s text:c="12"/></text:p>
            <text:p><text:s text:c="8"/></text:p>
            <text:p><text:s text:c="8"/></text:p>
            <text:p><text:s text:c="8"/></text:p>
            <text:p><text:s text:c="12"/>Frank Mason (bruised right heel) is expected to be sidelined for roughly one week.</text:p>
            <text:p><text:s text:c="8"/></text:p>
            <text:p><text:s text:c="8"/></text:p>
            <text:p><text:s text:c="13"/>The Kings have no incentive to rush Mason's recovery, so his absence could certainly extend beyond this one-week window. George Hill and De'Aaron Fox figure to split most of Mason's minutes, but that doesn't mean much in fantasy hoops.</text:p>
            <text:p><text:s text:c="8"/></text:p>
            <text:p><text:s text:c="8"/></text:p>
            <text:p><text:s text:c="13"/></text:p>
            <text:p><text:s text:c="14"/></text:p>
            <text:p><text:s text:c="13"/>Source: James Ham on Twitter <text:s text:c="29"/>Jan 2 - 2:4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aron Fox</text:p>
            <text:p><text:s text:c="17"/></text:p>
            <text:p><text:s text:c="17"/></text:p>
            <text:p><text:s text:c="22"/>- G - <text:s/>Kings</text:p>
            <text:p><text:s text:c="16"/></text:p>
            <text:p><text:s text:c="17"/></text:p>
            <text:p><text:s text:c="12"/></text:p>
            <text:p><text:s text:c="8"/></text:p>
            <text:p><text:s text:c="8"/></text:p>
            <text:p><text:s text:c="8"/></text:p>
            <text:p><text:s text:c="12"/>De'Aaron Fox (quad) will be available to play Tuesday vs. the Hornets.</text:p>
            <text:p><text:s text:c="8"/></text:p>
            <text:p><text:s text:c="8"/></text:p>
            <text:p><text:s text:c="13"/>Available to play doesn't always mean "will play," but Fox will have a decent chance of getting out there tonight with Frank Mason (heel) out, leaving Sacramento thin at the point guard spot. Still, Fox hasn't done enough this season to warrant a roster spot in most 12-team leagues.</text:p>
            <text:p><text:s text:c="8"/></text:p>
            <text:p><text:s text:c="8"/></text:p>
            <text:p><text:s text:c="13"/></text:p>
            <text:p><text:s text:c="14"/></text:p>
            <text:p><text:s text:c="13"/>Source: James Ham on Twitter <text:s text:c="29"/>Jan 2 - 2: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ik Beasley</text:p>
            <text:p><text:s text:c="17"/></text:p>
            <text:p><text:s text:c="17"/></text:p>
            <text:p><text:s text:c="22"/>- G - <text:s/>Nuggets</text:p>
            <text:p><text:s text:c="16"/></text:p>
            <text:p><text:s text:c="17"/></text:p>
            <text:p><text:s text:c="12"/></text:p>
            <text:p><text:s text:c="8"/></text:p>
            <text:p><text:s text:c="8"/></text:p>
            <text:p><text:s text:c="8"/></text:p>
            <text:p><text:s text:c="12"/>Malik Beasley (elbow) went through portions of Tuesday's practice.</text:p>
            <text:p><text:s text:c="8"/></text:p>
            <text:p><text:s text:c="8"/></text:p>
            <text:p><text:s text:c="13"/>Beasley was available to play on Saturday, but didn't actually step foot on the court; a trend that is likely to continue.</text:p>
            <text:p><text:s text:c="8"/></text:p>
            <text:p><text:s text:c="8"/></text:p>
            <text:p><text:s text:c="13"/></text:p>
            <text:p><text:s text:c="14"/></text:p>
            <text:p><text:s text:c="13"/>Source: T.J. McBride on Twitter <text:s text:c="26"/>Jan 2 - 2:3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an Hernangomez</text:p>
            <text:p><text:s text:c="17"/></text:p>
            <text:p><text:s text:c="17"/></text:p>
            <text:p><text:s text:c="22"/>- F - <text:s/>Nuggets</text:p>
            <text:p><text:s text:c="16"/></text:p>
            <text:p><text:s text:c="17"/></text:p>
            <text:p><text:s text:c="12"/></text:p>
            <text:p><text:s text:c="8"/></text:p>
            <text:p><text:s text:c="8"/></text:p>
            <text:p><text:s text:c="8"/></text:p>
            <text:p><text:s text:c="12"/>Juan Hernangomez (illness) participated in Tuesday's practice.</text:p>
            <text:p><text:s text:c="8"/></text:p>
            <text:p><text:s text:c="8"/></text:p>
            <text:p><text:s text:c="13"/>Hernangomez missed Saturday's game with the illness, but it looks like he could be back in action for Wednesday's game against the Suns. That said, he's a negligible part of the rotation and irrelevant in fantasy hoops.</text:p>
            <text:p><text:s text:c="8"/></text:p>
            <text:p><text:s text:c="8"/></text:p>
            <text:p><text:s text:c="13"/></text:p>
            <text:p><text:s text:c="14"/></text:p>
            <text:p><text:s text:c="13"/>Source: T.J. McBride on Twitter <text:s text:c="26"/>Jan 2 - 2: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rest) only went through warmups during Tuesday's practice, but Scott Brooks expects him to be fine for Wednesday's game against the Knicks.</text:p>
            <text:p><text:s text:c="8"/></text:p>
            <text:p><text:s text:c="8"/></text:p>
            <text:p><text:s text:c="13"/>Wall played 41 minutes on Sunday, so it's not surprising at all to see Brooks take it easy on him at practice. There's currently no indication that Wall is in any danger of sitting out Wednesday's game. We talkin' bout practice; practice?</text:p>
            <text:p><text:s text:c="8"/></text:p>
            <text:p><text:s text:c="8"/></text:p>
            <text:p><text:s text:c="13"/></text:p>
            <text:p><text:s text:c="14"/></text:p>
            <text:p><text:s text:c="13"/>Source: Candace Buckner on Twitter <text:s text:c="23"/>Jan 2 - 2:2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hand) is being listed as doubtful for Wednesday's game against the Spurs.</text:p>
            <text:p><text:s text:c="8"/></text:p>
            <text:p><text:s text:c="8"/></text:p>
            <text:p><text:s text:c="13"/>X-rays on Embiid's sprained right hand came back negative, but it sounds like it's swelled up a bit since he sustained the injury on Sunday, and knowing how the 76ers tend to handle him, it looks like there's a good chance he'll be watching Wednesday's game from the sidelines. With him out, Ben Simmons' usage will spike and there will be more minutes available for Richaun Holmes. Check back for another update following Wednesday morning's shootaround.</text:p>
            <text:p><text:s text:c="8"/></text:p>
            <text:p><text:s text:c="8"/></text:p>
            <text:p><text:s text:c="13"/>Related: Richaun Holmes, Ben Simmons</text:p>
            <text:p><text:s text:c="14"/></text:p>
            <text:p><text:s text:c="13"/>Source: Sarah Todd on Twitter <text:s text:c="28"/>Jan 2 - 2:2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back) will be a game-time decision for Wednesday's matchup with the Cavs.</text:p>
            <text:p><text:s text:c="8"/></text:p>
            <text:p><text:s text:c="8"/></text:p>
            <text:p><text:s text:c="13"/>Ojeleye was able to practice in full on Tuesday and reportedly "looked good," so he's on track to get back out there on Wednesday night following a four-game stint on the sidelines. That said, he's not a large enough part of the rotation in Boston for his playing status to matter in most leagues.</text:p>
            <text:p><text:s text:c="8"/></text:p>
            <text:p><text:s text:c="8"/></text:p>
            <text:p><text:s text:c="13"/></text:p>
            <text:p><text:s text:c="14"/></text:p>
            <text:p><text:s text:c="13"/>Source: Brian Robb on Twitter <text:s text:c="28"/>Jan 2 - 2: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elle Fultz</text:p>
            <text:p><text:s text:c="17"/></text:p>
            <text:p><text:s text:c="17"/></text:p>
            <text:p><text:s text:c="22"/>- G - <text:s/>76ers</text:p>
            <text:p><text:s text:c="16"/></text:p>
            <text:p><text:s text:c="17"/></text:p>
            <text:p><text:s text:c="12"/></text:p>
            <text:p><text:s text:c="8"/></text:p>
            <text:p><text:s text:c="8"/></text:p>
            <text:p><text:s text:c="8"/></text:p>
            <text:p><text:s text:c="12"/>Markelle Fultz (shoulder) has been cleared to begin the final stages of his return-to-play program.</text:p>
            <text:p><text:s text:c="8"/></text:p>
            <text:p><text:s text:c="8"/></text:p>
            <text:p><text:s text:c="13"/>Fultz will begin to ramp up his activities at practice and his conditioning work will increase, although the 76ers have still yet to provide an official timetable for his return. He does appear to be getting close, as he's progressed to going through 4-on-4 stuff, so getting through 5-on-5 work will be the next major development in this recovery process. T.J. McConnell and Jerryd Bayless' playing time will take a hit once Fultz is able to return to the rotation.</text:p>
            <text:p><text:s text:c="8"/></text:p>
            <text:p><text:s text:c="8"/></text:p>
            <text:p><text:s text:c="13"/>Related: Jerryd Bayless, T.J. McConnell</text:p>
            <text:p><text:s text:c="14"/></text:p>
            <text:p><text:s text:c="13"/>Source: Jeff Skversky on Twitter <text:s text:c="25"/>Jan 2 - 2: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d Dudley</text:p>
            <text:p><text:s text:c="17"/></text:p>
            <text:p><text:s text:c="17"/></text:p>
            <text:p><text:s text:c="22"/>- F - <text:s/>Suns</text:p>
            <text:p><text:s text:c="16"/></text:p>
            <text:p><text:s text:c="17"/></text:p>
            <text:p><text:s text:c="12"/></text:p>
            <text:p><text:s text:c="8"/></text:p>
            <text:p><text:s text:c="8"/></text:p>
            <text:p><text:s text:c="8"/></text:p>
            <text:p><text:s text:c="12"/>Jared Dudley (illness) did not participate in shootaround, and his status for Tuesday's game vs. the Hawks is uncertain.</text:p>
            <text:p><text:s text:c="8"/></text:p>
            <text:p><text:s text:c="8"/></text:p>
            <text:p><text:s text:c="13"/>Very limited fantasy impact here, as Dudley is not a part of the Suns' nighty rotation. Dudley has logged just six minutes over Phoenix's last five games.</text:p>
            <text:p><text:s text:c="8"/></text:p>
            <text:p><text:s text:c="8"/></text:p>
            <text:p><text:s text:c="13"/></text:p>
            <text:p><text:s text:c="14"/></text:p>
            <text:p><text:s text:c="13"/>Source: Scott Bordow on Twitter <text:s text:c="26"/>Jan 2 - 2: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Roberson</text:p>
            <text:p><text:s text:c="17"/></text:p>
            <text:p><text:s text:c="17"/></text:p>
            <text:p><text:s text:c="22"/>- G/F - <text:s/>Thunder</text:p>
            <text:p><text:s text:c="16"/></text:p>
            <text:p><text:s text:c="17"/></text:p>
            <text:p><text:s text:c="12"/></text:p>
            <text:p><text:s text:c="8"/></text:p>
            <text:p><text:s text:c="8"/></text:p>
            <text:p><text:s text:c="8"/></text:p>
            <text:p><text:s text:c="12"/>Coach Billy Donovan said that Andre Roberson (left knee tendinitis) will miss at least three more games.</text:p>
            <text:p><text:s text:c="8"/></text:p>
            <text:p><text:s text:c="8"/></text:p>
            <text:p><text:s text:c="13"/>Roberson won't play at all during the Thunder's upcoming three-game road trip (Tuesday vs. the Lakers, Thursday vs. the Clippers or Sunday vs. the Suns). The Thunder then return home next Tuesday to take on the Blazers. We'll see if Roberson can rejoin the team next week. Josh Huestis replaced Roberson in the starting lineup Sunday night, but failed to score a single point and grabbed just one rebound in 19 minutes. Alex Abrines had three points and one rebound in 15 minutes off the bench. This is a situation to avoid from a fantasy perspective.</text:p>
            <text:p><text:s text:c="8"/></text:p>
            <text:p><text:s text:c="8"/></text:p>
            <text:p><text:s text:c="13"/>Related: Josh Huestis, Alex Abrines</text:p>
            <text:p><text:s text:c="14"/></text:p>
            <text:p><text:s text:c="13"/>Source: Erik Horne on Twitter <text:s text:c="28"/>Jan 2 - 1: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Frank Jackson</text:p>
            <text:p><text:s text:c="17"/></text:p>
            <text:p><text:s text:c="17"/></text:p>
            <text:p><text:s text:c="22"/>- G - <text:s/>Pelicans</text:p>
            <text:p><text:s text:c="16"/></text:p>
            <text:p><text:s text:c="17"/></text:p>
            <text:p><text:s text:c="12"/></text:p>
            <text:p><text:s text:c="8"/></text:p>
            <text:p><text:s text:c="8"/></text:p>
            <text:p><text:s text:c="8"/></text:p>
            <text:p><text:s text:c="12"/>Frank Jackson said he has been increasing his rehab activity recently, including some spot shooting and lifting weights.</text:p>
            <text:p><text:s text:c="8"/></text:p>
            <text:p><text:s text:c="8"/></text:p>
            <text:p><text:s text:c="13"/>Jackson, the No. 31 overall pick in the 2017 draft, underwent successful surgery to repair a fifth metatarsal fracture in his right foot back on September 1st. He was initially expected to miss 3-4 months. He is hopeful that he can return to the court in January. However, even when fully healthy, Jackson will have a difficult time securing consistent playing time in the Pelicans crowded backcourt.</text:p>
            <text:p><text:s text:c="8"/></text:p>
            <text:p><text:s text:c="8"/></text:p>
            <text:p><text:s text:c="13"/></text:p>
            <text:p><text:s text:c="14"/></text:p>
            <text:p><text:s text:c="13"/>Source: Will Guillory on Twitter <text:s text:c="25"/>Jan 2 - 1: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 Leuer</text:p>
            <text:p><text:s text:c="17"/></text:p>
            <text:p><text:s text:c="17"/></text:p>
            <text:p><text:s text:c="22"/>- F - <text:s/>Pistons</text:p>
            <text:p><text:s text:c="16"/></text:p>
            <text:p><text:s text:c="17"/></text:p>
            <text:p><text:s text:c="12"/></text:p>
            <text:p><text:s text:c="8"/></text:p>
            <text:p><text:s text:c="8"/></text:p>
            <text:p><text:s text:c="8"/></text:p>
            <text:p><text:s text:c="12"/>Jon Leuer (ankle) will be re-evaluated this weekend.</text:p>
            <text:p><text:s text:c="8"/></text:p>
            <text:p><text:s text:c="8"/></text:p>
            <text:p><text:s text:c="13"/>Leuer has not played since injuring his ankle all the way back on Halloween. Last month, it was reported that Leuer was targeting a return in late December, but that target date has come and gone. We'll see what the re-evaluation reveals early next week, but Leuer should be left on the waiver wire.</text:p>
            <text:p><text:s text:c="8"/></text:p>
            <text:p><text:s text:c="8"/></text:p>
            <text:p><text:s text:c="13"/></text:p>
            <text:p><text:s text:c="14"/></text:p>
            <text:p><text:s text:c="13"/>Source: James Edwards on Twitter <text:s text:c="25"/>Jan 2 - 1: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As expected, Eric Gordon will start at shooting guard in place of James Harden (hamstring) Wednesday vs. Orlando.</text:p>
            <text:p><text:s text:c="8"/></text:p>
            <text:p><text:s text:c="8"/></text:p>
            <text:p><text:s text:c="13"/>The Rockets announced on Monday that Harden has suffered a Grade 2 hamstring strain and will be re-evaluated in two weeks. Gordon will get at least two weeks worth of starts, sharing the backcourt with Chris Paul. Gordon has started 16 games this season and is averaging 22.4 points, 2.6 rebounds and 2.9 assists in those 16 contests.</text:p>
            <text:p><text:s text:c="8"/></text:p>
            <text:p><text:s text:c="8"/></text:p>
            <text:p><text:s text:c="13"/>Related: James Harden</text:p>
            <text:p><text:s text:c="14"/></text:p>
            <text:p><text:s text:c="13"/>Source: Jenny Dial Creech on Twitter <text:s text:c="21"/>Jan 2 - 1: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Justise Winslow (left knee) has been ruled out of Wednesday's game vs. Detroit.</text:p>
            <text:p><text:s text:c="8"/></text:p>
            <text:p><text:s text:c="8"/></text:p>
            <text:p><text:s text:c="13"/>Winslow has not played since initially injuring his knee back on December 13th and has yet to return to full-contact practice. He should be left on waivers.</text:p>
            <text:p><text:s text:c="8"/></text:p>
            <text:p><text:s text:c="8"/></text:p>
            <text:p><text:s text:c="13"/></text:p>
            <text:p><text:s text:c="14"/></text:p>
            <text:p><text:s text:c="13"/>Source: Manny Navarro on Twitter <text:s text:c="25"/>Jan 2 - 12:5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Coach Stan Van Gundy said Stanley Johnson (hip strain) did not practice on Tuesday and should be considered "doubtful at best" for Wednesday's game vs. Miami.</text:p>
            <text:p><text:s text:c="8"/></text:p>
            <text:p><text:s text:c="8"/></text:p>
            <text:p><text:s text:c="13"/>It appears Johnson will miss his second straight game. Reggie Bullock and Luke Kennard have both played well in December and Avery Bradley (groin) is expected to return to the lineup on Wednesday. Thus, Johnson will see his playing time scaled back even when he's fully healthy. He belongs on the waiver wire in standard leagues.</text:p>
            <text:p><text:s text:c="8"/></text:p>
            <text:p><text:s text:c="8"/></text:p>
            <text:p><text:s text:c="13"/></text:p>
            <text:p><text:s text:c="14"/></text:p>
            <text:p><text:s text:c="13"/>Source: James Edwards on Periscope <text:s text:c="23"/>Jan 2 - 12: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on Waiters</text:p>
            <text:p><text:s text:c="17"/></text:p>
            <text:p><text:s text:c="17"/></text:p>
            <text:p><text:s text:c="22"/>- G - <text:s/>Heat</text:p>
            <text:p><text:s text:c="16"/></text:p>
            <text:p><text:s text:c="17"/></text:p>
            <text:p><text:s text:c="12"/></text:p>
            <text:p><text:s text:c="8"/></text:p>
            <text:p><text:s text:c="8"/></text:p>
            <text:p><text:s text:c="8"/></text:p>
            <text:p><text:s text:c="12"/>Dion Waiters (ankle) and Justise Winslow (left knee) have been ruled out of Wednesday's game vs. Detroit.</text:p>
            <text:p><text:s text:c="8"/></text:p>
            <text:p><text:s text:c="8"/></text:p>
            <text:p><text:s text:c="13"/>The Heat have not yet provided a target return date for Waiters. However, he will need to get some practice time under his belt before he is cleared to return to game action. Josh Richardson, Tyler Johnson, and Wayne Ellington will continue to log extended minutes with both Waiters and Winslow sidelined. All three logged over 31 minutes in the Heat's victory over Orlando on Saturday night.</text:p>
            <text:p><text:s text:c="8"/></text:p>
            <text:p><text:s text:c="8"/></text:p>
            <text:p><text:s text:c="13"/></text:p>
            <text:p><text:s text:c="14"/></text:p>
            <text:p><text:s text:c="13"/>Source: Manny Navarro on Twitter <text:s text:c="25"/>Jan 2 - 12: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right ankle bursitis) is questionable for Wednesday's game vs. the Pistons.</text:p>
            <text:p><text:s text:c="8"/></text:p>
            <text:p><text:s text:c="8"/></text:p>
            <text:p><text:s text:c="13"/>This represents an upgrade for Johnson, who has missed three straight and six of the Heat's last seven games. We should get an additional update on his status after Wednesday morning's shootaround. Dion Waiters (ankle) and Justise Winslow (left knee) have already been ruled out. Kelly Olynyk and Jordan Mickey will continue to soak up extra minutes If Johnson is unable to return.</text:p>
            <text:p><text:s text:c="8"/></text:p>
            <text:p><text:s text:c="8"/></text:p>
            <text:p><text:s text:c="13"/></text:p>
            <text:p><text:s text:c="14"/></text:p>
            <text:p><text:s text:c="13"/>Source: Manny Navarro on Twitter <text:s text:c="25"/>Jan 2 - 12: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will play 8-12 minutes in his season debut on Tuesday vs. Portland, according to Dave McMenamin of ESPN.</text:p>
            <text:p><text:s text:c="8"/></text:p>
            <text:p><text:s text:c="8"/></text:p>
            <text:p><text:s text:c="13"/>Thomas will make his long-awaited return to game action vs. the Blazers, but won't be on the floor for long. The Cavs have also already announced that IT won't play against his former team when the Cavs travel to Boston on Wednesday. Thomas will have restrictions over the next few weeks, but once fully healthy, his upside is enormous. Remember, he averaged 28.9 points and 5.9 assists per game in 2016-17.</text:p>
            <text:p><text:s text:c="8"/></text:p>
            <text:p><text:s text:c="8"/></text:p>
            <text:p><text:s text:c="13"/></text:p>
            <text:p><text:s text:c="14"/></text:p>
            <text:p><text:s text:c="13"/>Source: ESPN.com <text:s text:c="41"/>Jan 2 - 12:1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very Bradley</text:p>
            <text:p><text:s text:c="17"/></text:p>
            <text:p><text:s text:c="17"/></text:p>
            <text:p><text:s text:c="22"/>- G - <text:s/>Clippers</text:p>
            <text:p><text:s text:c="16"/></text:p>
            <text:p><text:s text:c="17"/></text:p>
            <text:p><text:s text:c="12"/></text:p>
            <text:p><text:s text:c="8"/></text:p>
            <text:p><text:s text:c="8"/></text:p>
            <text:p><text:s text:c="8"/></text:p>
            <text:p><text:s text:c="12"/>Avery Bradley (right groin strain) is listed as probable for Wednesday's game vs. Miami.</text:p>
            <text:p><text:s text:c="8"/></text:p>
            <text:p><text:s text:c="8"/></text:p>
            <text:p><text:s text:c="13"/>Bradley has missed seven straight games but is now on track to return to the lineup Wednesday night. Reggie Bullock and Luke Kennard have both played well with Bradley out of the lineup, but Kennard will see his minutes reduced with Bradley back in the mix. Bradley will also likely be asked to handle the ball a bit more due to Reggie Jackson (ankle) being sidelined for 6-8 weeks.</text:p>
            <text:p><text:s text:c="8"/></text:p>
            <text:p><text:s text:c="8"/></text:p>
            <text:p><text:s text:c="13"/>Related: Reggie Bullock, Luke Kennard</text:p>
            <text:p><text:s text:c="14"/></text:p>
            <text:p><text:s text:c="13"/>Source: NBA.com <text:s text:c="42"/>Jan 2 - 12:0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sore right knee) has been ruled out of Wednesday's game vs. Milwaukee.</text:p>
            <text:p><text:s text:c="8"/></text:p>
            <text:p><text:s text:c="8"/></text:p>
            <text:p><text:s text:c="13"/>We haven't received an update on Oladipo since the weekend, but the fact that he has already been ruled out of Wednesday's contest is certainly not encouraging. It will be the fourth straight game he has missed. Lance Stephenson, who has started in place of Oladipo, has been the biggest beneficiary. Over the Pacers last three games, Stephenson is averaging 13.0 points, 9.3 rebounds, 3.7 assists and 1.7 treys.</text:p>
            <text:p><text:s text:c="8"/></text:p>
            <text:p><text:s text:c="8"/></text:p>
            <text:p><text:s text:c="13"/>Related: Lance Stephenson</text:p>
            <text:p><text:s text:c="14"/></text:p>
            <text:p><text:s text:c="13"/>Source: Pacers PR on Twitter <text:s text:c="29"/>Jan 2 - 11:3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illness) did not attend shootaround and is questionable for Tuesday's game vs. Portland.</text:p>
            <text:p><text:s text:c="8"/></text:p>
            <text:p><text:s text:c="8"/></text:p>
            <text:p><text:s text:c="13"/>Love has been playing very well of late. He's scored at least 20 points in six straight games and is averaging 24.5 points, 9.8 rebounds and 4.3 treys over that six-game stretch. If Love is unable to play Tuesday night, Ante Zizic, Tristan Thompson and Channing Frye would see an uptick in minutes.</text:p>
            <text:p><text:s text:c="8"/></text:p>
            <text:p><text:s text:c="8"/></text:p>
            <text:p><text:s text:c="13"/>Related: Tristan Thompson, Ante Zizic</text:p>
            <text:p><text:s text:c="14"/></text:p>
            <text:p><text:s text:c="13"/>Source: Chris Fedor on Twitter <text:s text:c="27"/>Jan 2 - 11:2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Coach Billy Donovan said Alex Abrines needs to improve defensively to earn more playing time.</text:p>
            <text:p><text:s text:c="8"/></text:p>
            <text:p><text:s text:c="8"/></text:p>
            <text:p><text:s text:c="13"/>Despite being able to contribute on the offensive end, Abrines has played fewer than 10 minutes in four of the Thunder's last six games due to his defensive lapses. "Listen, he's never gonna be Andre Roberson," Donovan said. "He's just not. But he still has the ability, I think, to be a good team defender." Abrines is averaging just 2.3 points in 11.6 minutes over OKC's last ten games. He should be left on the waiver wire.</text:p>
            <text:p><text:s text:c="8"/></text:p>
            <text:p><text:s text:c="8"/></text:p>
            <text:p><text:s text:c="13"/></text:p>
            <text:p><text:s text:c="14"/></text:p>
            <text:p><text:s text:c="13"/>Source: Oklahoman <text:s text:c="40"/>Jan 2 - 11: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hamstring) will play Tuesday vs. Cleveland, according to Chris Haynes of ESPN.</text:p>
            <text:p><text:s text:c="8"/></text:p>
            <text:p><text:s text:c="8"/></text:p>
            <text:p><text:s text:c="13"/>Lillard has missed five straight games, but had been close to returning on Saturday and was then held out of Monday's contest, partly because it was the front end of a back-to-back. Hopefully, the extra rest will help Lillard avoid suffering a setback on Tuesday night. No word yet if Portland plans to limit his minutes in his first game back. With Lillard returning to the starting lineup, Shabazz Napier will get bumped back to the bench.</text:p>
            <text:p><text:s text:c="8"/></text:p>
            <text:p><text:s text:c="8"/></text:p>
            <text:p><text:s text:c="13"/>Related: Shabazz Napier</text:p>
            <text:p><text:s text:c="14"/></text:p>
            <text:p><text:s text:c="13"/>Source: Chris Haynes on Twitter <text:s text:c="26"/>Jan 2 - 10:5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Zach LaVine (knee) has had "no complications" while practicing with Chicago's G-League affiliate.</text:p>
            <text:p><text:s text:c="8"/></text:p>
            <text:p><text:s text:c="8"/></text:p>
            <text:p><text:s text:c="13"/>The Bulls have been encouraged by LaVine's rehab work of late. "He’s had two lengthy practices with the Windy City Bull and has had no complications," said coach Fred Hoiberg. "Overall he’s handled it great. He has another opportunity [Tuesday] with them." If he continues to avoid setbacks, we will see LaVine back on the floor by mid-January. He is worth a stash, especially in league's that have IR spots.</text:p>
            <text:p><text:s text:c="8"/></text:p>
            <text:p><text:s text:c="8"/></text:p>
            <text:p><text:s text:c="13"/></text:p>
            <text:p><text:s text:c="14"/></text:p>
            <text:p><text:s text:c="13"/>Source: NBA.com <text:s text:c="42"/>Jan 2 - 10:4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hou Qi</text:p>
            <text:p><text:s text:c="17"/></text:p>
            <text:p><text:s text:c="17"/></text:p>
            <text:p><text:s text:c="22"/>- C - <text:s/>Rockets</text:p>
            <text:p><text:s text:c="16"/></text:p>
            <text:p><text:s text:c="17"/></text:p>
            <text:p><text:s text:c="12"/></text:p>
            <text:p><text:s text:c="8"/></text:p>
            <text:p><text:s text:c="8"/></text:p>
            <text:p><text:s text:c="8"/></text:p>
            <text:p><text:s text:c="12"/>Zhou Qi has been reassigned to the G-League.</text:p>
            <text:p><text:s text:c="8"/></text:p>
            <text:p><text:s text:c="8"/></text:p>
            <text:p><text:s text:c="13"/>Minimal fantasy impact to note here, as Zhou is not a regular part of the Rockets rotation.</text:p>
            <text:p><text:s text:c="8"/></text:p>
            <text:p><text:s text:c="8"/></text:p>
            <text:p><text:s text:c="13"/></text:p>
            <text:p><text:s text:c="14"/></text:p>
            <text:p><text:s text:c="13"/>Source: Jonathan Feigen on Twitter <text:s text:c="23"/>Jan 2 - 10:4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right quadriceps) said he was unsure if he would be available to play Wednesday vs. OKC.</text:p>
            <text:p><text:s text:c="8"/></text:p>
            <text:p><text:s text:c="8"/></text:p>
            <text:p><text:s text:c="13"/>Kuzma took another shot to his quad during Monday’s loss to the Timberwolves. He logged just 18 minutes in the contest. "Been getting hit the same quad every game it feels like," Kuzma said. "In college you play two games a week. Injuries can go away quickly because you have time to relax a little bit. Out here you have a game every other night. Really just gotta tough it out or sit." The Lakers aren't practicing on Tuesday, so we may have to wait until Wednesday morning for a reliable update on his status.</text:p>
            <text:p><text:s text:c="8"/></text:p>
            <text:p><text:s text:c="8"/></text:p>
            <text:p><text:s text:c="13"/></text:p>
            <text:p><text:s text:c="14"/></text:p>
            <text:p><text:s text:c="13"/>Source: Los Angeles Times <text:s text:c="32"/>Jan 2 - 10: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will have his injured left shoulder reevaluated on Tuesday.</text:p>
            <text:p><text:s text:c="8"/></text:p>
            <text:p><text:s text:c="8"/></text:p>
            <text:p><text:s text:c="13"/>Ball has missed four straight games and did not travel with the team on their recent two-game road trip to stay in L.A. and get treatment. According to Lakers reporter Tania Ganguli, "although possible, it’s unlikely that Ball will be cleared to play Wednesday against the Oklahoma City Thunder." The Lakers don't practice Tuesday, but Ball could get some on-court activity during the team shootaround on Wednesday.</text:p>
            <text:p><text:s text:c="8"/></text:p>
            <text:p><text:s text:c="8"/></text:p>
            <text:p><text:s text:c="13"/></text:p>
            <text:p><text:s text:c="14"/></text:p>
            <text:p><text:s text:c="13"/>Source: Los Angeles Times <text:s text:c="32"/>Jan 2 - 10: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bari Parker</text:p>
            <text:p><text:s text:c="17"/></text:p>
            <text:p><text:s text:c="17"/></text:p>
            <text:p><text:s text:c="22"/>- F - <text:s/>Bucks</text:p>
            <text:p><text:s text:c="16"/></text:p>
            <text:p><text:s text:c="17"/></text:p>
            <text:p><text:s text:c="12"/></text:p>
            <text:p><text:s text:c="8"/></text:p>
            <text:p><text:s text:c="8"/></text:p>
            <text:p><text:s text:c="8"/></text:p>
            <text:p><text:s text:c="12"/>The Bucks have assigned rehabbing Jabari Parker to their G-League affiliate.</text:p>
            <text:p><text:s text:c="8"/></text:p>
            <text:p><text:s text:c="8"/></text:p>
            <text:p><text:s text:c="13"/>Parker, who is recovering from his second torn ACL in three years, previously stated that he is targeting a return in February and he appears to be on track to hit that target. Parker will have plenty of restrictions when he initially returns to the lineup but was putting up substantial numbers last season. He averaged 20.1 points, 6.2 rebounds, 2.8 assists and 1.0 steals in 33.9 minutes over 51 games in 2016-17.</text:p>
            <text:p><text:s text:c="8"/></text:p>
            <text:p><text:s text:c="8"/></text:p>
            <text:p><text:s text:c="13"/></text:p>
            <text:p><text:s text:c="14"/></text:p>
            <text:p><text:s text:c="13"/>Source: NBA.com <text:s text:c="42"/>Jan 2 - 9:5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hlil Okafor</text:p>
            <text:p><text:s text:c="17"/></text:p>
            <text:p><text:s text:c="17"/></text:p>
            <text:p><text:s text:c="22"/>- C - <text:s/>Nets</text:p>
            <text:p><text:s text:c="16"/></text:p>
            <text:p><text:s text:c="17"/></text:p>
            <text:p><text:s text:c="12"/></text:p>
            <text:p><text:s text:c="8"/></text:p>
            <text:p><text:s text:c="8"/></text:p>
            <text:p><text:s text:c="8"/></text:p>
            <text:p><text:s text:c="12"/>Coach Kenny Atkinson said he expects Jahlil Okafor to start playing again on Wednesday when the Nets host the Timberwolves.</text:p>
            <text:p><text:s text:c="8"/></text:p>
            <text:p><text:s text:c="8"/></text:p>
            <text:p><text:s text:c="13"/>Okafor, who has been trying to work his way back into game shape, has been a DNP-CD for each of Brooklyn's last nine games. "I expect to see him against Minnesota. I think I’ll start to get him some minutes," Atkinson said Monday. "Like anybody, you’ve got to earn it with play. Let’s see him in small doses and hopefully build him up to bigger minutes." However, even after Okafor is back in the mix, it's unlikely he'll log enough minutes to make a fantasy impact, as he will have to split playing time with Tyler Zeller, Jarrett Allen, Quincy Acy and Timofey Mozgov.</text:p>
            <text:p><text:s text:c="8"/></text:p>
            <text:p><text:s text:c="8"/></text:p>
            <text:p><text:s text:c="13"/></text:p>
            <text:p><text:s text:c="14"/></text:p>
            <text:p><text:s text:c="13"/>Source: NBA.com <text:s text:c="42"/>Jan 2 - 9: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right Achilles) is listed as questionable for Tuesday's game vs. Memphis.</text:p>
            <text:p><text:s text:c="8"/></text:p>
            <text:p><text:s text:c="8"/></text:p>
            <text:p><text:s text:c="13"/>The Clippers got good news over the weekend when the MRI on Rivers' Achilles came back clean. We should have an update from the team this afternoon regarding his status for the matchup with Memphis on Tuesday night.</text:p>
            <text:p><text:s text:c="8"/></text:p>
            <text:p><text:s text:c="8"/></text:p>
            <text:p><text:s text:c="13"/></text:p>
            <text:p><text:s text:c="14"/></text:p>
            <text:p><text:s text:c="13"/>Source: Tomer Azarly on Twitter <text:s text:c="26"/>Jan 2 - 9:2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Evan Turner scored a season-high 22 points vs. Chicago on Monday, hitting 10-of-14 shots with one 3-pointer, six assists, four rebounds, one steal and just one turnover in 38 minutes.</text:p>
            <text:p><text:s text:c="8"/></text:p>
            <text:p><text:s text:c="8"/></text:p>
            <text:p><text:s text:c="13"/>Turner had been a spectator down the stretch lately, with a total of nine seconds in the Blazers' previous two fourth quarters, and it looks like he took it personally. He's still going against the grain in the NBA, with all but three of his makes coming from mid-range tonight, but the bigger issue is that Damian Lillard's imminent return will take the ball out of his hands more often than not.</text:p>
            <text:p><text:s text:c="8"/></text:p>
            <text:p><text:s text:c="8"/></text:p>
            <text:p><text:s text:c="13"/></text:p>
            <text:p><text:s text:c="14"/></text:p>
            <text:p><text:s text:c="13"/>Jan 2 - 12:03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e Harkless</text:p>
            <text:p><text:s text:c="17"/></text:p>
            <text:p><text:s text:c="17"/></text:p>
            <text:p><text:s text:c="22"/>- G/F - <text:s/>Trail Blazers</text:p>
            <text:p><text:s text:c="16"/></text:p>
            <text:p><text:s text:c="17"/></text:p>
            <text:p><text:s text:c="12"/></text:p>
            <text:p><text:s text:c="8"/></text:p>
            <text:p><text:s text:c="8"/></text:p>
            <text:p><text:s text:c="8"/></text:p>
            <text:p><text:s text:c="12"/>Moe Harkless went scoreless in 14 minutes vs. Chicago on Monday, going 0-of-2 from the field with one rebound, one steal and one turnover.</text:p>
            <text:p><text:s text:c="8"/></text:p>
            <text:p><text:s text:c="8"/></text:p>
            <text:p><text:s text:c="13"/>Damian Lillard's hamstring injury shifted Shabazz Napier into the starting lineup and opened up wing minutes, which allowed Harkless to reemerge in the rotation. Lillard is expected back on Tuesday, however, and Harkless could soon resume racking up DNP-CDs.</text:p>
            <text:p><text:s text:c="8"/></text:p>
            <text:p><text:s text:c="8"/></text:p>
            <text:p><text:s text:c="13"/></text:p>
            <text:p><text:s text:c="14"/></text:p>
            <text:p><text:s text:c="13"/>Jan 2 - 12: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Farouq Aminu</text:p>
            <text:p><text:s text:c="17"/></text:p>
            <text:p><text:s text:c="17"/></text:p>
            <text:p><text:s text:c="22"/>- F - <text:s/>Trail Blazers</text:p>
            <text:p><text:s text:c="16"/></text:p>
            <text:p><text:s text:c="17"/></text:p>
            <text:p><text:s text:c="12"/></text:p>
            <text:p><text:s text:c="8"/></text:p>
            <text:p><text:s text:c="8"/></text:p>
            <text:p><text:s text:c="8"/></text:p>
            <text:p><text:s text:c="12"/>Al-Farouq Aminu hit 5-of-7 three-pointers vs. Chicago on Monday, scoring a season-high 24 points with seven rebounds, one assist, one steal and just one turnover in 41 minutes.</text:p>
            <text:p><text:s text:c="8"/></text:p>
            <text:p><text:s text:c="8"/></text:p>
            <text:p><text:s text:c="13"/>Aminu made two critical 3-pointers in a 21-second span late in the fourth quarter tonight, helping the Blazers force overtime in a game they eventually won 124-120. He shot 9-of-17 from the field overall, with a 19.3% usage rate that was his second-highest of the season. The minutes were also a season-high and this is an aberrant game for Aminu, but he's a solid pickup in category-leagues, especially 9-cat.</text:p>
            <text:p><text:s text:c="8"/></text:p>
            <text:p><text:s text:c="8"/></text:p>
            <text:p><text:s text:c="13"/></text:p>
            <text:p><text:s text:c="14"/></text:p>
            <text:p><text:s text:c="13"/>Jan 2 - 12: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 Connaughton</text:p>
            <text:p><text:s text:c="17"/></text:p>
            <text:p><text:s text:c="17"/></text:p>
            <text:p><text:s text:c="22"/>- G/F - <text:s/>Trail Blazers</text:p>
            <text:p><text:s text:c="16"/></text:p>
            <text:p><text:s text:c="17"/></text:p>
            <text:p><text:s text:c="12"/></text:p>
            <text:p><text:s text:c="8"/></text:p>
            <text:p><text:s text:c="8"/></text:p>
            <text:p><text:s text:c="8"/></text:p>
            <text:p><text:s text:c="12"/>Pat Connaughton got hot in 22 minutes off the bench Monday, scoring 16 points on 5-of-9 FGs and 4-of-4 FTs, with two 3-pointers, two rebounds and one assist.</text:p>
            <text:p><text:s text:c="8"/></text:p>
            <text:p><text:s text:c="8"/></text:p>
            <text:p><text:s text:c="13"/>Connaughton unexpectedly dropped 24 points on opening night, but this was the sixth time all season he's cracked double-digits. He's earning consistent minutes in the low- to mid-20s, though he rarely contributes more than a handful of points and 3-pointers.</text:p>
            <text:p><text:s text:c="8"/></text:p>
            <text:p><text:s text:c="8"/></text:p>
            <text:p><text:s text:c="13"/></text:p>
            <text:p><text:s text:c="14"/></text:p>
            <text:p><text:s text:c="13"/>Jan 2 - 12: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Jusuf Nurkic tied his season high on Monday with 15 rebounds, adding 11 points, three steals, two assists and two blocks in 38 minutes of action.</text:p>
            <text:p><text:s text:c="8"/></text:p>
            <text:p><text:s text:c="8"/></text:p>
            <text:p><text:s text:c="13"/>The Blazers big man was a handful defensively and on the glass tonight, but he's obviously been missing Damian Lillard (hamstring) on offense. In five games without Dame drawing attention and setting him up for easy buckets, Nurkic has averaged 10.8 points on 32.8% shooting from the field. The good news is that Lillard is expected back on Tuesday, so owners can anticipate better returns vs. the Cavaliers (Tuesday) and Hawks (Friday).</text:p>
            <text:p><text:s text:c="8"/></text:p>
            <text:p><text:s text:c="8"/></text:p>
            <text:p><text:s text:c="13"/></text:p>
            <text:p><text:s text:c="14"/></text:p>
            <text:p><text:s text:c="13"/>Jan 1 - 11: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cCollum</text:p>
            <text:p><text:s text:c="17"/></text:p>
            <text:p><text:s text:c="17"/></text:p>
            <text:p><text:s text:c="22"/>- G - <text:s/>Trail Blazers</text:p>
            <text:p><text:s text:c="16"/></text:p>
            <text:p><text:s text:c="17"/></text:p>
            <text:p><text:s text:c="12"/></text:p>
            <text:p><text:s text:c="8"/></text:p>
            <text:p><text:s text:c="8"/></text:p>
            <text:p><text:s text:c="8"/></text:p>
            <text:p><text:s text:c="12"/>C.J. McCollum led the Blazers to a 124-120 overtime win in Chicago, scoring 32 points on 11-of-30 FGs and 5-of-6 FTs, with five 3-pointers, eight assists and six rebounds in 45 minutes.</text:p>
            <text:p><text:s text:c="8"/></text:p>
            <text:p><text:s text:c="8"/></text:p>
            <text:p><text:s text:c="13"/>McCollum scored Portland's final six points in OT, and his flurry late in regulation is the only reason they were in position to win on the road tonight. As if that weren't enough, C.J. even dished out some fantasy advice regarding teammate Damian Lillard after the game. He said he couldn't speak to how Lillard feels or whether he'll play on Tuesday, before adding, "But if I’m a fantasy owner, I’d start him."</text:p>
            <text:p><text:s text:c="8"/></text:p>
            <text:p><text:s text:c="8"/></text:p>
            <text:p><text:s text:c="13"/>Related: Damian Lillard</text:p>
            <text:p><text:s text:c="14"/></text:p>
            <text:p><text:s text:c="13"/>Source: Jason Quick on Twitter <text:s text:c="27"/>Jan 1 - 1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eyers Leonard</text:p>
            <text:p><text:s text:c="17"/></text:p>
            <text:p><text:s text:c="17"/></text:p>
            <text:p><text:s text:c="22"/>- F/C - <text:s/>Trail Blazers</text:p>
            <text:p><text:s text:c="16"/></text:p>
            <text:p><text:s text:c="17"/></text:p>
            <text:p><text:s text:c="12"/></text:p>
            <text:p><text:s text:c="8"/></text:p>
            <text:p><text:s text:c="8"/></text:p>
            <text:p><text:s text:c="8"/></text:p>
            <text:p><text:s text:c="12"/>Meyers Leonard picked up a DNP-CD on Monday.</text:p>
            <text:p><text:s text:c="8"/></text:p>
            <text:p><text:s text:c="8"/></text:p>
            <text:p><text:s text:c="13"/>Leonard recently dealt with an ankle injury, but he was probable for Saturday's game and he hasn't been in the rotation even when fully healthy the past few weeks. We're taking him off the injury list, and he belongs on your waiver wire.</text:p>
            <text:p><text:s text:c="8"/></text:p>
            <text:p><text:s text:c="8"/></text:p>
            <text:p><text:s text:c="13"/></text:p>
            <text:p><text:s text:c="14"/></text:p>
            <text:p><text:s text:c="13"/>Jan 1 - 11:5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started vs. the Bulls on Monday, making 3-of-13 FGs and 4-of-4 FTs to finish with 11 points, six assists, five rebounds and one steal.</text:p>
            <text:p><text:s text:c="8"/></text:p>
            <text:p><text:s text:c="8"/></text:p>
            <text:p><text:s text:c="13"/>Napier added one 3-pointer without any turnovers in 41 minutes of action, helping Portland prevail on the road in Chicago. He burned bright in Damian Lillard's absence, but with Lillard due back on Tuesday his value will take a big hit overnight. Over the past five games, the 26-year-old PG has averaged 18.0 points, 1.8 triples, 5.0 assists, 4.6 rebounds, 2.2 steals and 0.4 blocks. He's an obvious handcuff in deep leagues.</text:p>
            <text:p><text:s text:c="8"/></text:p>
            <text:p><text:s text:c="8"/></text:p>
            <text:p><text:s text:c="13"/>Related: Damian Lillard</text:p>
            <text:p><text:s text:c="14"/></text:p>
            <text:p><text:s text:c="13"/>Jan 1 - 11: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Clarkson</text:p>
            <text:p><text:s text:c="17"/></text:p>
            <text:p><text:s text:c="17"/></text:p>
            <text:p><text:s text:c="22"/>- G - <text:s/>Cavaliers</text:p>
            <text:p><text:s text:c="16"/></text:p>
            <text:p><text:s text:c="17"/></text:p>
            <text:p><text:s text:c="12"/></text:p>
            <text:p><text:s text:c="8"/></text:p>
            <text:p><text:s text:c="8"/></text:p>
            <text:p><text:s text:c="8"/></text:p>
            <text:p><text:s text:c="12"/>Jordan Clarkson scored 20 points on 7-of-15 shots against the Wolves on Monday, adding four assists, two rebounds, one steal and two triples in 24 minutes.</text:p>
            <text:p><text:s text:c="8"/></text:p>
            <text:p><text:s text:c="8"/></text:p>
            <text:p><text:s text:c="13"/>Tyler Ennis drew another start, but Clarkson won the position battle this time around after Ennis had 20 points and 11 assists on Sunday night compared to six points and one assist for Clarkson. Lonzo Ball (shoulder) could be back for Wednesday's game vs. the Thunder, so Clarkson's owners should be prepared for a significant dip in value when that happens.</text:p>
            <text:p><text:s text:c="8"/></text:p>
            <text:p><text:s text:c="8"/></text:p>
            <text:p><text:s text:c="13"/></text:p>
            <text:p><text:s text:c="14"/></text:p>
            <text:p><text:s text:c="13"/>Jan 1 - 11:4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Nwaba</text:p>
            <text:p><text:s text:c="17"/></text:p>
            <text:p><text:s text:c="17"/></text:p>
            <text:p><text:s text:c="22"/>- G/F - <text:s/>Bulls</text:p>
            <text:p><text:s text:c="16"/></text:p>
            <text:p><text:s text:c="17"/></text:p>
            <text:p><text:s text:c="12"/></text:p>
            <text:p><text:s text:c="8"/></text:p>
            <text:p><text:s text:c="8"/></text:p>
            <text:p><text:s text:c="8"/></text:p>
            <text:p><text:s text:c="12"/>David Nwaba supplanted Denzel Valentine as a starter at halftime on Monday, finishing with three points, four rebounds and zero 3-pointers, assists, steals or blocks in 19 minutes.</text:p>
            <text:p><text:s text:c="8"/></text:p>
            <text:p><text:s text:c="8"/></text:p>
            <text:p><text:s text:c="13"/>Evan Turner got off to a hot start tonight, so maybe coach Fred Hoiberg just wanted Nwaba out there for defensive purposes. He and Valentine have been in a position battle for a while now, and they're both likely to earn minutes in the mid-20s regardless of who starts vs. Toronto on Wednesday. Most category-league owners should steer clear of Nwaba's horrible FT shooting (61.8% on 3.2 attempts).</text:p>
            <text:p><text:s text:c="8"/></text:p>
            <text:p><text:s text:c="8"/></text:p>
            <text:p><text:s text:c="13"/></text:p>
            <text:p><text:s text:c="14"/></text:p>
            <text:p><text:s text:c="13"/>Jan 1 - 11:4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Julius Randle had 15 points, 12 rebounds, one steal and one block in 28 minutes vs. the Wolves on Monday.</text:p>
            <text:p><text:s text:c="8"/></text:p>
            <text:p><text:s text:c="8"/></text:p>
            <text:p><text:s text:c="13"/>This comes on the heels of a 29-point, 15-rebound effort on Sunday with six assists and one block, so things are starting to click for Randle and it's really all about opportunity. He's now played 28 or more minutes in three straight games, averaging 20.6 points, 11.3 rebounds, 2.6 assists and 1.0 blocks in that span. He'll look to keep his momentum going against the Thunder on Wednesday, and he would see a nice bump if Kyle Kuzma (quad) can't go.</text:p>
            <text:p><text:s text:c="8"/></text:p>
            <text:p><text:s text:c="8"/></text:p>
            <text:p><text:s text:c="13"/></text:p>
            <text:p><text:s text:c="14"/></text:p>
            <text:p><text:s text:c="13"/>Jan 1 - 11:4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in Lopez</text:p>
            <text:p><text:s text:c="17"/></text:p>
            <text:p><text:s text:c="17"/></text:p>
            <text:p><text:s text:c="22"/>- C - <text:s/>Bulls</text:p>
            <text:p><text:s text:c="16"/></text:p>
            <text:p><text:s text:c="17"/></text:p>
            <text:p><text:s text:c="12"/></text:p>
            <text:p><text:s text:c="8"/></text:p>
            <text:p><text:s text:c="8"/></text:p>
            <text:p><text:s text:c="8"/></text:p>
            <text:p><text:s text:c="12"/>Robin Lopez had 15 points, six rebounds, five assists and three blocks in a losing effort vs. Portland on Monday.</text:p>
            <text:p><text:s text:c="8"/></text:p>
            <text:p><text:s text:c="8"/></text:p>
            <text:p><text:s text:c="13"/>Lopez made 6-of-16 field goals and 3-of-4 free throws in 36 minutes, and coach Fred Hoiberg said he stuck with him ahead of Nikola Mirotic to counter the size of Jusuf Nurkic. He played the final 12:34 tonight, including the entirety of overtime, and this marks RoLo's highest playing time since Dec. 13. He's likely to fall into the mid-20s again on Wednesday, but games like this are the reason he's clung to relevance in 12-team leagues.</text:p>
            <text:p><text:s text:c="8"/></text:p>
            <text:p><text:s text:c="8"/></text:p>
            <text:p><text:s text:c="13"/>Related: Nikola Mirotic</text:p>
            <text:p><text:s text:c="14"/></text:p>
            <text:p><text:s text:c="13"/>Jan 1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vica Zubac</text:p>
            <text:p><text:s text:c="17"/></text:p>
            <text:p><text:s text:c="17"/></text:p>
            <text:p><text:s text:c="22"/>- C - <text:s/>Lakers</text:p>
            <text:p><text:s text:c="16"/></text:p>
            <text:p><text:s text:c="17"/></text:p>
            <text:p><text:s text:c="12"/></text:p>
            <text:p><text:s text:c="8"/></text:p>
            <text:p><text:s text:c="8"/></text:p>
            <text:p><text:s text:c="8"/></text:p>
            <text:p><text:s text:c="12"/>Ivica Zubac played a season-high 12 minutes on Monday vs. the Wolves, scoring four points with four rebounds.</text:p>
            <text:p><text:s text:c="8"/></text:p>
            <text:p><text:s text:c="8"/></text:p>
            <text:p><text:s text:c="13"/>The Lakers finally gave him a chance, but all 12 of his minutes were in garbage time unfortunately. He's not worth adding in almost any format, but maybe he becomes more involved later on.</text:p>
            <text:p><text:s text:c="8"/></text:p>
            <text:p><text:s text:c="8"/></text:p>
            <text:p><text:s text:c="13"/></text:p>
            <text:p><text:s text:c="14"/></text:p>
            <text:p><text:s text:c="13"/>Jan 1 - 11: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zel Valentine</text:p>
            <text:p><text:s text:c="17"/></text:p>
            <text:p><text:s text:c="17"/></text:p>
            <text:p><text:s text:c="22"/>- G/F - <text:s/>Bulls</text:p>
            <text:p><text:s text:c="16"/></text:p>
            <text:p><text:s text:c="17"/></text:p>
            <text:p><text:s text:c="12"/></text:p>
            <text:p><text:s text:c="8"/></text:p>
            <text:p><text:s text:c="8"/></text:p>
            <text:p><text:s text:c="8"/></text:p>
            <text:p><text:s text:c="12"/>Denzel Valentine played 34 minutes on Monday, finishing with 10 points on 4-of-13 shooting, seven rebounds, six assists, two steals and two 3-pointers.</text:p>
            <text:p><text:s text:c="8"/></text:p>
            <text:p><text:s text:c="8"/></text:p>
            <text:p><text:s text:c="13"/>David Nwaba started the second half ahead of Valentine tonight, but it was Valentine who closed out the entire fourth quarter and overtime period. Unfortunately, he hasn't been helping owners in 12-team leagues over the past month, with a 13.7% usage rate and averages of 8.5 points, 1.1 triples, 4.8 rebounds, 2.5 assists and 0.5 steals. Even when starting, he's a waiver-wire staple in most leagues.</text:p>
            <text:p><text:s text:c="8"/></text:p>
            <text:p><text:s text:c="8"/></text:p>
            <text:p><text:s text:c="13"/>Related: David Nwaba</text:p>
            <text:p><text:s text:c="14"/></text:p>
            <text:p><text:s text:c="13"/>Jan 1 - 11:3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started again on Monday vs. the Wolves, scoring 10 points with one rebound, one assist, one steal and two triples.</text:p>
            <text:p><text:s text:c="8"/></text:p>
            <text:p><text:s text:c="8"/></text:p>
            <text:p><text:s text:c="13"/>He racked up five fouls which limited him to 21 minutes, so Hart wasn't able to build on his big 26-point game on Sunday. Hart is expected to return to the bench on Wednesday vs. the Thunder with Kentavious Caldwell-Pope back with the team, but the rookie has certainly given the Lakers something to think about going forward with his strong play. The Lakers have the worst record in the West, so they may unleash him at some point.</text:p>
            <text:p><text:s text:c="8"/></text:p>
            <text:p><text:s text:c="8"/></text:p>
            <text:p><text:s text:c="13"/></text:p>
            <text:p><text:s text:c="14"/></text:p>
            <text:p><text:s text:c="13"/>Jan 1 - 11:3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played through a rib injury on Monday, posting 18 points (6-of-13 FGs, 4-of-4 FTs), 10 rebounds, two assists, two 3-pointers and one steal in just 19 minutes.</text:p>
            <text:p><text:s text:c="8"/></text:p>
            <text:p><text:s text:c="8"/></text:p>
            <text:p><text:s text:c="13"/>Mirotic watched from the bench down the stretch of the Bulls' OT loss tonight, and it's unclear whether his injury affected the decision. He was reportedly "fine to play," but added that he didn't mind Fred Hoiberg sticking with Robin Lopez alongside Lauri Markkanen. Meanwhile, Hoiberg said he stayed with RoLo to combat Jusuf Nurkic's size in the middle. There's no reason to think Mirotic might miss Wednesday's home game vs. the Raptors -- we'll keep a close eye on his status, but are leaving him off the injury report.</text:p>
            <text:p><text:s text:c="8"/></text:p>
            <text:p><text:s text:c="8"/></text:p>
            <text:p><text:s text:c="13"/>Related: Lauri Markkanen, Robin Lopez</text:p>
            <text:p><text:s text:c="14"/></text:p>
            <text:p><text:s text:c="13"/>Source: Nick Friedell on Twitter <text:s text:c="25"/>Jan 1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tweaked his quad again on Monday vs. the Wolves, scoring just six points on 2-of-7 shots with one rebound, one assist and two triples in 18 minutes.</text:p>
            <text:p><text:s text:c="8"/></text:p>
            <text:p><text:s text:c="8"/></text:p>
            <text:p><text:s text:c="13"/>Kuzma ran back to the locker room during the second quarter, but he was back on the bench a few minutes later and was able to carry on. He hit a pair of 3-pointers after a scoreless first half, but his quad injury and the lopsided score prompted the Lakers to sit him in the fourth quarter. Kuzma said after the game that he didn't know his status for Wednesday's game vs. the Thunder, so his owners should be on the lookout for an update on Tuesday evening after their practice. Larry Nance Jr. and Julius Randle will have to step up if Kuzma can't go.</text:p>
            <text:p><text:s text:c="8"/></text:p>
            <text:p><text:s text:c="8"/></text:p>
            <text:p><text:s text:c="13"/></text:p>
            <text:p><text:s text:c="14"/></text:p>
            <text:p><text:s text:c="13"/>Source: Mike Trudell on Twitter <text:s text:c="26"/>Jan 1 - 11:3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Wiggins</text:p>
            <text:p><text:s text:c="17"/></text:p>
            <text:p><text:s text:c="17"/></text:p>
            <text:p><text:s text:c="22"/>- G/F - <text:s/>Timberwolves</text:p>
            <text:p><text:s text:c="16"/></text:p>
            <text:p><text:s text:c="17"/></text:p>
            <text:p><text:s text:c="12"/></text:p>
            <text:p><text:s text:c="8"/></text:p>
            <text:p><text:s text:c="8"/></text:p>
            <text:p><text:s text:c="8"/></text:p>
            <text:p><text:s text:c="12"/>Andrew Wiggins scored 21 points (7-of-16 FGs, 6-of-7 FTs) with a season-high nine rebounds on Monday vs. the Lakers, adding four assists, one steal, one block and one triple in 35 minutes.</text:p>
            <text:p><text:s text:c="8"/></text:p>
            <text:p><text:s text:c="8"/></text:p>
            <text:p><text:s text:c="13"/>It's not often that we see Wiggins fill up the boxscore outside of the scoring column like tonight, but a matchup against the 11-25 Lakers probably helped. He's starting to heat up again with 21 points in three out of his last four games, but just like his previous three seasons in the NBA, fantasy owners are still waiting for the peripheral stats to come around -- he was averaging just 3.9 rebounds, 1.7 assists, 0.6 blocks and 1.2 steals prior to tonight.</text:p>
            <text:p><text:s text:c="8"/></text:p>
            <text:p><text:s text:c="8"/></text:p>
            <text:p><text:s text:c="13"/></text:p>
            <text:p><text:s text:c="14"/></text:p>
            <text:p><text:s text:c="13"/>Jan 1 - 11: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Snell</text:p>
            <text:p><text:s text:c="17"/></text:p>
            <text:p><text:s text:c="17"/></text:p>
            <text:p><text:s text:c="22"/>- G/F - <text:s/>Bucks</text:p>
            <text:p><text:s text:c="16"/></text:p>
            <text:p><text:s text:c="17"/></text:p>
            <text:p><text:s text:c="12"/></text:p>
            <text:p><text:s text:c="8"/></text:p>
            <text:p><text:s text:c="8"/></text:p>
            <text:p><text:s text:c="8"/></text:p>
            <text:p><text:s text:c="12"/>Tony Snell was quiet on Monday with two points on 1-of-4 shooting, two rebounds and one steal in 18 minutes.</text:p>
            <text:p><text:s text:c="8"/></text:p>
            <text:p><text:s text:c="8"/></text:p>
            <text:p><text:s text:c="13"/>Snell played 36 minutes on Friday but he was marginalized in the rotation tonight -- the Bucks closed the game with an extra-small lineup of Eric Bledsoe, Matthew Dellavedova, Malcolm Brogdon, Khris Middleton, and Giannis Antetokounmpo. If you've held onto Snell this long as a steals-and-threes specialist, you're used to random disappearances.</text:p>
            <text:p><text:s text:c="8"/></text:p>
            <text:p><text:s text:c="8"/></text:p>
            <text:p><text:s text:c="13"/></text:p>
            <text:p><text:s text:c="14"/></text:p>
            <text:p><text:s text:c="13"/>Jan 1 - 11: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on Maker</text:p>
            <text:p><text:s text:c="17"/></text:p>
            <text:p><text:s text:c="17"/></text:p>
            <text:p><text:s text:c="22"/>- C - <text:s/>Bucks</text:p>
            <text:p><text:s text:c="16"/></text:p>
            <text:p><text:s text:c="17"/></text:p>
            <text:p><text:s text:c="12"/></text:p>
            <text:p><text:s text:c="8"/></text:p>
            <text:p><text:s text:c="8"/></text:p>
            <text:p><text:s text:c="8"/></text:p>
            <text:p><text:s text:c="12"/>Thon Maker tied his season-high with 16 points on Monday, making 4-of-8 field goals and 5-of-5 free throws in 18 minutes.</text:p>
            <text:p><text:s text:c="8"/></text:p>
            <text:p><text:s text:c="8"/></text:p>
            <text:p><text:s text:c="13"/>Maker went 3-of-4 from downtown tonight, and he rounded out his big game with one assist, one steal and one block. This was the second time all season that he's scored double-digit points (he had 16 points on Nov. 22), and he did it despite sitting out the final 12:22 of this overtime thriller. He's hard to trust while John Henson and Giannis Antetokounmpo are healthy.</text:p>
            <text:p><text:s text:c="8"/></text:p>
            <text:p><text:s text:c="8"/></text:p>
            <text:p><text:s text:c="13"/>Related: John Henson</text:p>
            <text:p><text:s text:c="14"/></text:p>
            <text:p><text:s text:c="13"/>Jan 1 - 1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dominated the Lakers in a 114-96 win on Monday, scoring 28 points on 8-of-14 shots.</text:p>
            <text:p><text:s text:c="8"/></text:p>
            <text:p><text:s text:c="8"/></text:p>
            <text:p><text:s text:c="13"/>He was also a perfect 11-of-11 from the free throw line, adding nine assists, three rebounds, three steals, one block and one triple in 37 minutes. He's been a top-5 player since December started and could realistically be a first-round player in standard leagues the rest of the way, especially with coach Tom Thibodeau playing him for nearly 38 minutes per game this season.</text:p>
            <text:p><text:s text:c="8"/></text:p>
            <text:p><text:s text:c="8"/></text:p>
            <text:p><text:s text:c="13"/></text:p>
            <text:p><text:s text:c="14"/></text:p>
            <text:p><text:s text:c="13"/>Jan 1 - 11: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had 29 points, seven rebounds, five 3-pointers, four steals and three assists on Monday, hitting 9-of-15 FGs and 6-of-6 FTs in a road loss vs. Toronto.</text:p>
            <text:p><text:s text:c="8"/></text:p>
            <text:p><text:s text:c="8"/></text:p>
            <text:p><text:s text:c="13"/>This was the first time the Bucks have faced the Raptors since being eliminated in the first round of the playoffs last season. Raptors coach Dwane Casey said before the game, "Bledsoe gives another piece to the equation that we’ve got to guard." He was right, and Bledsoe drilled a 3-pointer to open the overtime period tonight, but ultimately his efforts weren't enough. For fantasy purposes, EB has been solid in Milwaukee and he's returning top-50 value over the past month.</text:p>
            <text:p><text:s text:c="8"/></text:p>
            <text:p><text:s text:c="8"/></text:p>
            <text:p><text:s text:c="13"/></text:p>
            <text:p><text:s text:c="14"/></text:p>
            <text:p><text:s text:c="13"/>Jan 1 - 11: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tthew Dellavedova</text:p>
            <text:p><text:s text:c="17"/></text:p>
            <text:p><text:s text:c="17"/></text:p>
            <text:p><text:s text:c="22"/>- G - <text:s/>Bucks</text:p>
            <text:p><text:s text:c="16"/></text:p>
            <text:p><text:s text:c="17"/></text:p>
            <text:p><text:s text:c="12"/></text:p>
            <text:p><text:s text:c="8"/></text:p>
            <text:p><text:s text:c="8"/></text:p>
            <text:p><text:s text:c="8"/></text:p>
            <text:p><text:s text:c="12"/>Matthew Dellavedova finished Monday's game with six points, 10 assists, five rebounds and a pair of 3-pointers, playing 29 minutes with just one turnover.</text:p>
            <text:p><text:s text:c="8"/></text:p>
            <text:p><text:s text:c="8"/></text:p>
            <text:p><text:s text:c="13"/>This follows a nine-assist performance from Friday, and Dellavedova hit a crucial 3-pointer tonight to give the Bucks a two-point lead in a game they eventually lost in OT. He hasn't scored double-digit points since Nov. 11, of course, and there should be more appealing assists-specialists on any waiver wire.</text:p>
            <text:p><text:s text:c="8"/></text:p>
            <text:p><text:s text:c="8"/></text:p>
            <text:p><text:s text:c="13"/></text:p>
            <text:p><text:s text:c="14"/></text:p>
            <text:p><text:s text:c="13"/>Jan 1 - 11: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The Bucks win streak ended in Toronto on Monday, despite Giannis Antetokounmpo's 26 points, nine rebounds and seven assists.</text:p>
            <text:p><text:s text:c="8"/></text:p>
            <text:p><text:s text:c="8"/></text:p>
            <text:p><text:s text:c="13"/>He made 9-of-18 FGs and 7-of-9 FTs with a 3-pointer tonight, but didn't have any steals, blocks or turnovers in 42 minutes of action. This marks the fifth time all season that Giannis has been held without a defensive stat, so that's not a concern, and the low turnovers are worth highlighting. He leads the NBA's official fantasy scoring at 55.0 fantasy-points per game, but among the top five players his turnovers (2.8) are easily the lowest -- the other four are between 4.4 and 4.8 per game.</text:p>
            <text:p><text:s text:c="8"/></text:p>
            <text:p><text:s text:c="8"/></text:p>
            <text:p><text:s text:c="13"/></text:p>
            <text:p><text:s text:c="14"/></text:p>
            <text:p><text:s text:c="13"/>Source: NBA.com/stats <text:s text:c="36"/>Jan 1 - 11:1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got into some foul trouble on Monday vs. the Lakers, scoring five points with five assists, one rebound, two steals, one triple and one turnover in 27 minutes.</text:p>
            <text:p><text:s text:c="8"/></text:p>
            <text:p><text:s text:c="8"/></text:p>
            <text:p><text:s text:c="13"/>He played just nine minutes in the first half after picking up three early fouls, but salvaged his line with the five dimes and pair of steals. Jones was a game-high +23 in the win, and his owners can expect a much better fantasy line on Wednesday vs. the Nets -- Brooklyn has allowed the fourth most fantasy points to PGs this season.</text:p>
            <text:p><text:s text:c="8"/></text:p>
            <text:p><text:s text:c="8"/></text:p>
            <text:p><text:s text:c="13"/></text:p>
            <text:p><text:s text:c="14"/></text:p>
            <text:p><text:s text:c="13"/>Jan 1 - 11:0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Karl-Anthony Towns needed just 27 minutes to post a 16-point, 13-rebound double-double vs. the Lakers on Monday.</text:p>
            <text:p><text:s text:c="8"/></text:p>
            <text:p><text:s text:c="8"/></text:p>
            <text:p><text:s text:c="13"/>Towns had three fouls in the first half and was forced to the bench early, but the superstar center still managed to record his league-leading 30th double-double of the season. He also had one assist, two steals, two triples and yet another block, giving him 18 total swats over his last six games. Because of his durability and consistency, he can be treated like a top-5 fantasy asset the rest of the way.</text:p>
            <text:p><text:s text:c="8"/></text:p>
            <text:p><text:s text:c="8"/></text:p>
            <text:p><text:s text:c="13"/></text:p>
            <text:p><text:s text:c="14"/></text:p>
            <text:p><text:s text:c="13"/>Jan 1 - 11:0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gui Dieng</text:p>
            <text:p><text:s text:c="17"/></text:p>
            <text:p><text:s text:c="17"/></text:p>
            <text:p><text:s text:c="22"/>- F/C - <text:s/>Timberwolves</text:p>
            <text:p><text:s text:c="16"/></text:p>
            <text:p><text:s text:c="17"/></text:p>
            <text:p><text:s text:c="12"/></text:p>
            <text:p><text:s text:c="8"/></text:p>
            <text:p><text:s text:c="8"/></text:p>
            <text:p><text:s text:c="8"/></text:p>
            <text:p><text:s text:c="12"/>Gorgui Dieng had a productive night vs. the Lakers on Monday, scoring 17 points on 7-of-8 shots with four rebounds and two blocks in 22 minutes.</text:p>
            <text:p><text:s text:c="8"/></text:p>
            <text:p><text:s text:c="8"/></text:p>
            <text:p><text:s text:c="13"/>As much as we'd like to get excited about this line, Dieng's big night was a result of Karl-Anthony Towns' foul trouble -- Dieng scored 13 points in the first half with KAT picking up three early fouls. The big man played just 19.8 minutes per game in December and things are going to be even trickier in January with Nemanja Bjelica healthy again. He's a deep-league asset, at least until Taj Gibson's wheels fall off.</text:p>
            <text:p><text:s text:c="8"/></text:p>
            <text:p><text:s text:c="8"/></text:p>
            <text:p><text:s text:c="13"/></text:p>
            <text:p><text:s text:c="14"/></text:p>
            <text:p><text:s text:c="13"/>Jan 1 - 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G Anunoby</text:p>
            <text:p><text:s text:c="17"/></text:p>
            <text:p><text:s text:c="17"/></text:p>
            <text:p><text:s text:c="22"/>- F - <text:s/>Raptors</text:p>
            <text:p><text:s text:c="16"/></text:p>
            <text:p><text:s text:c="17"/></text:p>
            <text:p><text:s text:c="12"/></text:p>
            <text:p><text:s text:c="8"/></text:p>
            <text:p><text:s text:c="8"/></text:p>
            <text:p><text:s text:c="8"/></text:p>
            <text:p><text:s text:c="12"/>OG Anunoby logged 35 minutes on Monday, but he didn't attempt a field goal and finished with one point (1-of-1 FTs), six rebounds and two assists.</text:p>
            <text:p><text:s text:c="8"/></text:p>
            <text:p><text:s text:c="8"/></text:p>
            <text:p><text:s text:c="13"/>The Raptors won their 12th consecutive home game tonight, and OG's subtle contributions are a big reason for that success -- he's an efficient spot-up shooter who is typically wide open, and he's a versatile defender. That said, the rookie had a usage rate of 2.3% in his 35 minutes tonight, which is hard to do even if you're trying. He's only worth considering in 16-team leagues and deeper as a threes-and-steals specialist.</text:p>
            <text:p><text:s text:c="8"/></text:p>
            <text:p><text:s text:c="8"/></text:p>
            <text:p><text:s text:c="13"/></text:p>
            <text:p><text:s text:c="14"/></text:p>
            <text:p><text:s text:c="13"/>Jan 1 - 10: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orman Powell</text:p>
            <text:p><text:s text:c="17"/></text:p>
            <text:p><text:s text:c="17"/></text:p>
            <text:p><text:s text:c="22"/>- G/F - <text:s/>Raptors</text:p>
            <text:p><text:s text:c="16"/></text:p>
            <text:p><text:s text:c="17"/></text:p>
            <text:p><text:s text:c="12"/></text:p>
            <text:p><text:s text:c="8"/></text:p>
            <text:p><text:s text:c="8"/></text:p>
            <text:p><text:s text:c="8"/></text:p>
            <text:p><text:s text:c="12"/>Norman Powell was a healthy DNP-CD vs. the Bucks on Monday.</text:p>
            <text:p><text:s text:c="8"/></text:p>
            <text:p><text:s text:c="8"/></text:p>
            <text:p><text:s text:c="13"/>This was the second time since late November that the Raptors have had their full roster healthy -- they ran a 10-man rotation tonight, with Lucas Nogueira and Powell as the odd-men out. Powell signed a four-year, $42 million extension this summer and the Raptors think highly of him, but he's yet to provide reliable fantasy value outside of the deepest leagues. He didn't help his case for minutes by shooting a combined 27.5% in Toronto's previous six games.</text:p>
            <text:p><text:s text:c="8"/></text:p>
            <text:p><text:s text:c="8"/></text:p>
            <text:p><text:s text:c="13"/></text:p>
            <text:p><text:s text:c="14"/></text:p>
            <text:p><text:s text:c="13"/>Source: Toronto Star <text:s text:c="37"/>Jan 1 - 10:5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returned from a one-game suspension on Monday, posting 11 points on 5-of-19 shooting, eight rebounds, four blocks, two assists and two steals in 38 minutes.</text:p>
            <text:p><text:s text:c="8"/></text:p>
            <text:p><text:s text:c="8"/></text:p>
            <text:p><text:s text:c="13"/>Ibaka's rhythm was off all night offensively and he went 0-of-5 from deep, including some wide-open misses. The opposite was true on defense, however, as he came up with multiple key plays to fend off the Bucks in an eventual 131-127 home win. He played center down the stretch due to the Bucks' small lineups, and that versatility is partly why his minutes rose to 29.4 per game in December (from 26.8 in November).</text:p>
            <text:p><text:s text:c="8"/></text:p>
            <text:p><text:s text:c="8"/></text:p>
            <text:p><text:s text:c="13"/></text:p>
            <text:p><text:s text:c="14"/></text:p>
            <text:p><text:s text:c="13"/>Jan 1 - 10:5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hit 3-of-12 shots and 3-of-4 free throws with five rebounds, three assists, one steal and one triple in 30 minutes vs. the Nets on Monday.</text:p>
            <text:p><text:s text:c="8"/></text:p>
            <text:p><text:s text:c="8"/></text:p>
            <text:p><text:s text:c="13"/>Simmons scored 20+ points five times in December and has really stepped up for an injury-depleted Orlando squad, but he's cooled off lately, hitting just 30.4 percent of his shots in his last five games. He's averaging just 9.4 points, 5.0 rebounds, 2.8 assists, 1.0 steals and 1.2 triples in that span, but most fantasy owners should be patient with him. The good news is that his workload hasn't fallen off, as he's only played less than 30 minutes one time since the start of December.</text:p>
            <text:p><text:s text:c="8"/></text:p>
            <text:p><text:s text:c="8"/></text:p>
            <text:p><text:s text:c="13"/></text:p>
            <text:p><text:s text:c="14"/></text:p>
            <text:p><text:s text:c="13"/>Jan 1 - 10:5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ismack Biyombo</text:p>
            <text:p><text:s text:c="17"/></text:p>
            <text:p><text:s text:c="17"/></text:p>
            <text:p><text:s text:c="22"/>- C - <text:s/>Magic</text:p>
            <text:p><text:s text:c="16"/></text:p>
            <text:p><text:s text:c="17"/></text:p>
            <text:p><text:s text:c="12"/></text:p>
            <text:p><text:s text:c="8"/></text:p>
            <text:p><text:s text:c="8"/></text:p>
            <text:p><text:s text:c="8"/></text:p>
            <text:p><text:s text:c="12"/>Bismack Biyombo pulled down a season-high 17 rebounds on Monday vs. the Nets to go with 13 points and three blocks in 29 minutes.</text:p>
            <text:p><text:s text:c="8"/></text:p>
            <text:p><text:s text:c="8"/></text:p>
            <text:p><text:s text:c="13"/>The Nets have allowed the second most fantasy points to centers this season, so Biyombo predictably had a big night. This was the sixth game of his career with 17 or more rebounds and this was his most in a Magic uniform. If his first four games as the fill-in starter for Nikola Vucevic (hand) are any indication, Biyombo is going to be a lot of fun to own for the next 1.5 months or so with averages of 9.5 points, 13.0 rebounds and 3.2 blocks in that span.</text:p>
            <text:p><text:s text:c="8"/></text:p>
            <text:p><text:s text:c="8"/></text:p>
            <text:p><text:s text:c="13"/></text:p>
            <text:p><text:s text:c="14"/></text:p>
            <text:p><text:s text:c="13"/>Jan 1 - 10:4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s 20 points and 12 rebounds weren't enough in Monday's loss to the Nets.</text:p>
            <text:p><text:s text:c="8"/></text:p>
            <text:p><text:s text:c="8"/></text:p>
            <text:p><text:s text:c="13"/>Gordon's shot selection tonight wasn't great, and he finished just 8-of-20 from the field and 2-of-3 from the line with one steal and two triples. The good news is that his floor going forward is going to be even higher, as he played some backup center tonight and logged a team-high 41 minutes -- coach Frank Vogel said before the game that he's going to use Gordon there in certain situations. His fantasy arrow continues to point up and his 20-12 effort comes on the heels of a 39-point game on Saturday.</text:p>
            <text:p><text:s text:c="8"/></text:p>
            <text:p><text:s text:c="8"/></text:p>
            <text:p><text:s text:c="13"/></text:p>
            <text:p><text:s text:c="14"/></text:p>
            <text:p><text:s text:c="13"/>Source: Josh Robbins on Twitter <text:s text:c="26"/>Jan 1 - 10:4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took a backseat vs. the Bucks on Monday, scoring six points with five rebounds in 16 minutes.</text:p>
            <text:p><text:s text:c="8"/></text:p>
            <text:p><text:s text:c="8"/></text:p>
            <text:p><text:s text:c="13"/>JV didn't have any assists, steals or blocks tonight, and he watched the final 23:37 from the bench. Toronto rolled with a lot of Serge Ibaka at center in small lineups late, but Milwaukee forced their hand with Giannis Antetokounmpo at center. Valanciunas has proven he can produce with minutes in the 22-26 range, which is where he should be vs. Robin Lopez and the Bulls on Wednesday.</text:p>
            <text:p><text:s text:c="8"/></text:p>
            <text:p><text:s text:c="8"/></text:p>
            <text:p><text:s text:c="13"/>Related: Serge Ibaka</text:p>
            <text:p><text:s text:c="14"/></text:p>
            <text:p><text:s text:c="13"/>Jan 1 - 10:4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Evan Fournier hit just 4-of-15 shots for 13 points in Monday's loss to the Nets.</text:p>
            <text:p><text:s text:c="8"/></text:p>
            <text:p><text:s text:c="8"/></text:p>
            <text:p><text:s text:c="13"/>It just wasn't his night. Fournier couldn't stay out of foul trouble with five total, and his game-tying 3-point attempt was blocked with seven seconds left on the clock. He failed to grab a single rebound in 33 minutes, dishing out just one assist with a steal and a block. Fournier had a 23-point game on Saturday and his right ankle and foot issues are behind him, so expect a bounce-back performance on Wednesday in Houston in what should be a shootout.</text:p>
            <text:p><text:s text:c="8"/></text:p>
            <text:p><text:s text:c="8"/></text:p>
            <text:p><text:s text:c="13"/></text:p>
            <text:p><text:s text:c="14"/></text:p>
            <text:p><text:s text:c="13"/>Jan 1 - 10:3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set a Raptors franchise record with 52 points on Monday, making 17-of-29 field goals and 13-of-13 free throws in an overtime win vs. the visiting Bucks.</text:p>
            <text:p><text:s text:c="8"/></text:p>
            <text:p><text:s text:c="8"/></text:p>
            <text:p><text:s text:c="13"/>DeRozan added eight assists, five rebounds, one steal and one block in 43 minutes, but those contributions were overshadowed by the offensive fireworks. He dropped 21 points in the first quarter alone, including three 3-pointers, and finished 5-of-9 beyond the arc on the night. The perimeter shooting is a big story for his fantasy value -- he's a combined 20-of-38 over the past seven games, which is the most he's ever attempted or made in a seven-game stretch. He's settling into top-40 value and will go higher if this 3-point barrage proves to be sustainable. It's a Happy New Year indeed for DeRozan's fantasy owners.</text:p>
            <text:p><text:s text:c="8"/></text:p>
            <text:p><text:s text:c="8"/></text:p>
            <text:p><text:s text:c="13"/></text:p>
            <text:p><text:s text:c="14"/></text:p>
            <text:p><text:s text:c="13"/>Source: Josh Lewenberg on Twitter <text:s text:c="24"/>Jan 1 - 10:2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len Crabbe</text:p>
            <text:p><text:s text:c="17"/></text:p>
            <text:p><text:s text:c="17"/></text:p>
            <text:p><text:s text:c="22"/>- G/F - <text:s/>Nets</text:p>
            <text:p><text:s text:c="16"/></text:p>
            <text:p><text:s text:c="17"/></text:p>
            <text:p><text:s text:c="12"/></text:p>
            <text:p><text:s text:c="8"/></text:p>
            <text:p><text:s text:c="8"/></text:p>
            <text:p><text:s text:c="8"/></text:p>
            <text:p><text:s text:c="12"/>Allen Crabbe was terrific on Monday vs. the Magic, scoring 15 points (3-of-8 FGs, 6-of-6 FTs) with eight rebounds, one assist, one steal, three blocks and three 3-pointers in 28 minutes.</text:p>
            <text:p><text:s text:c="8"/></text:p>
            <text:p><text:s text:c="8"/></text:p>
            <text:p><text:s text:c="13"/>The three blocks are a career-high and one of them stopped the game from going to overtime when he swatted Evan Fournier's 3-point attempt with seven seconds left. Crabbe was not fun to own in December with averages of 10.6 points, 4.1 rebounds, 1.7 assists, 0.6 steals and 2.2 triples on 35.2 percent shooting, and he's a volatile fantasy asset that should be treated as a boom-or-bust option.</text:p>
            <text:p><text:s text:c="8"/></text:p>
            <text:p><text:s text:c="8"/></text:p>
            <text:p><text:s text:c="13"/></text:p>
            <text:p><text:s text:c="14"/></text:p>
            <text:p><text:s text:c="13"/>Jan 1 - 10:2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scored 15 points with eight assists, five rebounds, two steals, one triple and five turnovers on Monday vs. the Magic.</text:p>
            <text:p><text:s text:c="8"/></text:p>
            <text:p><text:s text:c="8"/></text:p>
            <text:p><text:s text:c="13"/>He was 6-of-15 from the field and 2-of-3 from the line and had arguably the play of the game with a driving and-one layup with about a minute remaining (link below). LeVert (8 assists) has now registered 7+ assists in each of his last 4 games, becoming just the 2nd Net since 1983-84 to record 7+ assists in 4 straight games off the bench (Deron Williams in the 2013-14 season). He's also scored in double digits in nine straight games which is a career-high, so it's a crime that he's not owned in more leagues.</text:p>
            <text:p><text:s text:c="8"/></text:p>
            <text:p><text:s text:c="8"/></text:p>
            <text:p><text:s text:c="13"/></text:p>
            <text:p><text:s text:c="14"/></text:p>
            <text:p><text:s text:c="13"/>Source: Anthony Puccio on Twitter <text:s text:c="24"/>Jan 1 - 10: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Spencer Dinwiddie scored seven points (2-of-6 FGs, 1-of-2 FTs) with five assists, three rebounds, two blocks, one steal and two triples in 30 minutes against the Magic on Monday.</text:p>
            <text:p><text:s text:c="8"/></text:p>
            <text:p><text:s text:c="8"/></text:p>
            <text:p><text:s text:c="13"/>It wasn't Dinwiddie's best game, but he was clutch with a huge 3-pointer late in the fourth quarter. Even with D'Angelo Russell (knee) targeting a return in mid-January, Dinwiddie's owners shouldn't be too concerned because coach Kenny Atkinson won't rule out the idea of those two guys starting beside each other. He had top-90 value in standard 9-cat leagues in December and has been a fantastic waiver-wire pickup.</text:p>
            <text:p><text:s text:c="8"/></text:p>
            <text:p><text:s text:c="8"/></text:p>
            <text:p><text:s text:c="13"/></text:p>
            <text:p><text:s text:c="14"/></text:p>
            <text:p><text:s text:c="13"/>Jan 1 - 10:0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Allen</text:p>
            <text:p><text:s text:c="17"/></text:p>
            <text:p><text:s text:c="17"/></text:p>
            <text:p><text:s text:c="22"/>- C - <text:s/>Nets</text:p>
            <text:p><text:s text:c="16"/></text:p>
            <text:p><text:s text:c="17"/></text:p>
            <text:p><text:s text:c="12"/></text:p>
            <text:p><text:s text:c="8"/></text:p>
            <text:p><text:s text:c="8"/></text:p>
            <text:p><text:s text:c="8"/></text:p>
            <text:p><text:s text:c="12"/>Jarrett Allen scored a career-high 16 points in Monday's 98-95 win over the Magic, hitting 7-of-8 shots and 2-of-4 free throws.</text:p>
            <text:p><text:s text:c="8"/></text:p>
            <text:p><text:s text:c="8"/></text:p>
            <text:p><text:s text:c="13"/>He was killing Orlando off the pick-and-roll and had some monster dunks tonight, but that's nothing new for the rookie. Allen added six rebounds and two blocks in 20 minutes, and he continues to look like Brooklyn's best center in real life and in fantasy. The Nets haven't unleashed him yet, but he has to start at some point, right?</text:p>
            <text:p><text:s text:c="8"/></text:p>
            <text:p><text:s text:c="8"/></text:p>
            <text:p><text:s text:c="13"/></text:p>
            <text:p><text:s text:c="14"/></text:p>
            <text:p><text:s text:c="13"/>Jan 1 - 10: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hlil Okafor</text:p>
            <text:p><text:s text:c="17"/></text:p>
            <text:p><text:s text:c="17"/></text:p>
            <text:p><text:s text:c="22"/>- C - <text:s/>Nets</text:p>
            <text:p><text:s text:c="16"/></text:p>
            <text:p><text:s text:c="17"/></text:p>
            <text:p><text:s text:c="12"/></text:p>
            <text:p><text:s text:c="8"/></text:p>
            <text:p><text:s text:c="8"/></text:p>
            <text:p><text:s text:c="8"/></text:p>
            <text:p><text:s text:c="12"/>Jahlil Okafor picked up another DNP-CD on Monday vs. the Magic.</text:p>
            <text:p><text:s text:c="8"/></text:p>
            <text:p><text:s text:c="8"/></text:p>
            <text:p><text:s text:c="13"/>Nets coach Kenny Atkinson said before the game that Okafor is "close" to returning and he was expected to get some minutes tonight, but Tyler Zeller, Jarrett Allen and Quincy Acy continued to soak up all the center minutes. Until that changes, Okafor can be left on the wire in most formats.</text:p>
            <text:p><text:s text:c="8"/></text:p>
            <text:p><text:s text:c="8"/></text:p>
            <text:p><text:s text:c="13"/></text:p>
            <text:p><text:s text:c="14"/></text:p>
            <text:p><text:s text:c="13"/>Jan 1 - 9:56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Conley</text:p>
            <text:p><text:s text:c="17"/></text:p>
            <text:p><text:s text:c="17"/></text:p>
            <text:p><text:s text:c="22"/>- G - <text:s/>Grizzlies</text:p>
            <text:p><text:s text:c="16"/></text:p>
            <text:p><text:s text:c="17"/></text:p>
            <text:p><text:s text:c="12"/></text:p>
            <text:p><text:s text:c="8"/></text:p>
            <text:p><text:s text:c="8"/></text:p>
            <text:p><text:s text:c="8"/></text:p>
            <text:p><text:s text:c="12"/>Mike Conley (left heel/Achilles) will not play vs. the Clippers on Tuesday.</text:p>
            <text:p><text:s text:c="8"/></text:p>
            <text:p><text:s text:c="8"/></text:p>
            <text:p><text:s text:c="13"/>Conley was ruled out for "at least" another two weeks on Dec. 18. We've reached the two-week mark, of course, so hopefully Memphis will provide a substantive update in the next few days. For what it's worth, he put in an "extensive" post-practice workout on Friday and has been ramping up his activity lately.</text:p>
            <text:p><text:s text:c="8"/></text:p>
            <text:p><text:s text:c="8"/></text:p>
            <text:p><text:s text:c="13"/>Related: Mario Chalmers, Andrew Harrison, Kobi Simmons</text:p>
            <text:p><text:s text:c="14"/></text:p>
            <text:p><text:s text:c="13"/>Source: Grizzlies PR on Twitter <text:s text:c="26"/>Jan 1 - 7:5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right knee soreness) has been ruled out for Tuesday's game vs. the Clippers.</text:p>
            <text:p><text:s text:c="8"/></text:p>
            <text:p><text:s text:c="8"/></text:p>
            <text:p><text:s text:c="13"/>This is Parsons' third straight DNP and getting ruled out a day in advance is never encouraging. Memphis doesn't play again until Friday, when they host the Wizards, so maybe they're playing it safe with that home game as a target. Until Parsons returns, expect his minutes to be split between Jarell Martin and JaMychal Green.</text:p>
            <text:p><text:s text:c="8"/></text:p>
            <text:p><text:s text:c="8"/></text:p>
            <text:p><text:s text:c="13"/>Related: JaMychal Green, Jarell Martin</text:p>
            <text:p><text:s text:c="14"/></text:p>
            <text:p><text:s text:c="13"/>Source: Grizzlies PR on Twitter <text:s text:c="26"/>Jan 1 - 7:5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The Rockets announced on Monday that James Harden has suffered a Grade 2 hamstring strain.</text:p>
            <text:p><text:s text:c="8"/></text:p>
            <text:p><text:s text:c="8"/></text:p>
            <text:p><text:s text:c="13"/>A Grade 2 strain means a partial tear, so while Harden will be re-evaluated in two weeks, he's not a lock to return right after that -- hamstring injuries can linger and Houston will make sure he's 100 percent before he plays again. His owners should be prepared to be without him until at least mid-January. While the MVP candidate is out, Chris Paul will be much more involved offensively, Eric Gordon will see a bump in playing time and touches, while Gerald Green should get decent burn as a 3-point shooter off the bench.</text:p>
            <text:p><text:s text:c="8"/></text:p>
            <text:p><text:s text:c="8"/></text:p>
            <text:p><text:s text:c="13"/></text:p>
            <text:p><text:s text:c="14"/></text:p>
            <text:p><text:s text:c="13"/>Source: NBA.com <text:s text:c="42"/>Jan 1 - 7:49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aron Fox</text:p>
            <text:p><text:s text:c="17"/></text:p>
            <text:p><text:s text:c="17"/></text:p>
            <text:p><text:s text:c="22"/>- G - <text:s/>Kings</text:p>
            <text:p><text:s text:c="16"/></text:p>
            <text:p><text:s text:c="17"/></text:p>
            <text:p><text:s text:c="12"/></text:p>
            <text:p><text:s text:c="8"/></text:p>
            <text:p><text:s text:c="8"/></text:p>
            <text:p><text:s text:c="8"/></text:p>
            <text:p><text:s text:c="12"/>De'Aaron Fox (quad) is questionable for Tuesday's game vs. the Hornets.</text:p>
            <text:p><text:s text:c="8"/></text:p>
            <text:p><text:s text:c="8"/></text:p>
            <text:p><text:s text:c="13"/>The Kings are going to be shorthanded with Frank Mason (heel) already ruled out, but Fox would beat his two-week timetable by a few days if he's able to go. Fox will likely have restrictions if he's cleared, so George Hill is the safer fantasy option.</text:p>
            <text:p><text:s text:c="8"/></text:p>
            <text:p><text:s text:c="8"/></text:p>
            <text:p><text:s text:c="13"/></text:p>
            <text:p><text:s text:c="14"/></text:p>
            <text:p><text:s text:c="13"/>Source: Sean Cunningham on Twitter <text:s text:c="23"/>Jan 1 - 7:1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Mason</text:p>
            <text:p><text:s text:c="17"/></text:p>
            <text:p><text:s text:c="17"/></text:p>
            <text:p><text:s text:c="22"/>- G - <text:s/>Kings</text:p>
            <text:p><text:s text:c="16"/></text:p>
            <text:p><text:s text:c="17"/></text:p>
            <text:p><text:s text:c="12"/></text:p>
            <text:p><text:s text:c="8"/></text:p>
            <text:p><text:s text:c="8"/></text:p>
            <text:p><text:s text:c="8"/></text:p>
            <text:p><text:s text:c="12"/>Frank Mason (bruised right heel) will not play on Tuesday vs. the Hornets.</text:p>
            <text:p><text:s text:c="8"/></text:p>
            <text:p><text:s text:c="8"/></text:p>
            <text:p><text:s text:c="13"/>Mason wasn't able to return to Sunday's game after picking up the injury and it's usually not a good sign when a player is ruled out a full day before tip-off. George Hill is looking at a heavy workload vs. Charlotte, and the good news for the Kings is that De'Aaron Fox (quad) is nearing a return and could be back on Tuesday.</text:p>
            <text:p><text:s text:c="8"/></text:p>
            <text:p><text:s text:c="8"/></text:p>
            <text:p><text:s text:c="13"/></text:p>
            <text:p><text:s text:c="14"/></text:p>
            <text:p><text:s text:c="13"/>Source: Sean Cunningham on Twitter <text:s text:c="23"/>Jan 1 - 7: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hamstring) said he plans to play on Tuesday vs. the Cavaliers.</text:p>
            <text:p><text:s text:c="8"/></text:p>
            <text:p><text:s text:c="8"/></text:p>
            <text:p><text:s text:c="13"/>He's already been ruled out for Monday's game vs. the Bulls, as he said he didn't want to put his hamstring through two games of a back-to-back set. If you own Shabazz Napier, this is probably the last night you can stream him with confidence if Lillard does return vs. the Cavs.</text:p>
            <text:p><text:s text:c="8"/></text:p>
            <text:p><text:s text:c="8"/></text:p>
            <text:p><text:s text:c="13"/></text:p>
            <text:p><text:s text:c="14"/></text:p>
            <text:p><text:s text:c="13"/>Source: Jason Quick on Twitter <text:s text:c="27"/>Jan 1 - 7: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Kris Dunn (knee) is a go for Monday's game against the Trail Blazers.</text:p>
            <text:p><text:s text:c="8"/></text:p>
            <text:p><text:s text:c="8"/></text:p>
            <text:p><text:s text:c="13"/>Dunn's knee didn't seem to bother him at all in his return from a one-game stint on the sidelines on Sunday, and with him getting out there for the second game of a back-to-back, it's safe to assume the knee will be a non-issue moving forward. He's been crushing it lately, so he's someone to think about deploying in DFS with a favorable matchup against Portland.</text:p>
            <text:p><text:s text:c="8"/></text:p>
            <text:p><text:s text:c="8"/></text:p>
            <text:p><text:s text:c="13"/></text:p>
            <text:p><text:s text:c="14"/></text:p>
            <text:p><text:s text:c="13"/>Source: Mike McGraw on Twitter <text:s text:c="27"/>Jan 1 - 6:22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hamstring) has been ruled out for Monday's game against the Bulls.</text:p>
            <text:p><text:s text:c="8"/></text:p>
            <text:p><text:s text:c="8"/></text:p>
            <text:p><text:s text:c="13"/>Lillard has been ramping up his activity at practice, but it's probably unrealistic to expect him to take the court prior to getting through a full practice, something he has not yet accomplished. With Lillard unavailable tonight, Shabazz Napier will earn another start and he's on the radar as a streamer or DFS target. This is the first game of a back-to-back, leaving Lillard no time to practice prior to Tuesday's game in Cleveland, so for now, we'll consider him doubtful for that one.</text:p>
            <text:p><text:s text:c="8"/></text:p>
            <text:p><text:s text:c="8"/></text:p>
            <text:p><text:s text:c="13"/>Related: Shabazz Napier</text:p>
            <text:p><text:s text:c="14"/></text:p>
            <text:p><text:s text:c="13"/>Source: Casey Holdahl on Twitter <text:s text:c="25"/>Jan 1 - 6:07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hlil Okafor</text:p>
            <text:p><text:s text:c="17"/></text:p>
            <text:p><text:s text:c="17"/></text:p>
            <text:p><text:s text:c="22"/>- C - <text:s/>Nets</text:p>
            <text:p><text:s text:c="16"/></text:p>
            <text:p><text:s text:c="17"/></text:p>
            <text:p><text:s text:c="12"/></text:p>
            <text:p><text:s text:c="8"/></text:p>
            <text:p><text:s text:c="8"/></text:p>
            <text:p><text:s text:c="8"/></text:p>
            <text:p><text:s text:c="12"/>Kenny Atkinson said that Jahlil Okafor is "close" and he expects him to take the court for Wednesday's game against the Timberwolves.</text:p>
            <text:p><text:s text:c="8"/></text:p>
            <text:p><text:s text:c="8"/></text:p>
            <text:p><text:s text:c="13"/>Presumably, Atkinson is ready to throw Okafor out there now that his conditioning and familiarity with the offense is where he'd like it to be, so it'll be interesting to see how many minutes he can get in his first game back since December 15. He's someone to think about as a speculative add in deep leagues, but if you're in a 12-team league with 13 roster spots, he's still not quite worth owning.</text:p>
            <text:p><text:s text:c="8"/></text:p>
            <text:p><text:s text:c="8"/></text:p>
            <text:p><text:s text:c="13"/></text:p>
            <text:p><text:s text:c="14"/></text:p>
            <text:p><text:s text:c="13"/>Source: Bryan Fonseca on Twitter <text:s text:c="25"/>Jan 1 - 6:0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Muscala</text:p>
            <text:p><text:s text:c="17"/></text:p>
            <text:p><text:s text:c="17"/></text:p>
            <text:p><text:s text:c="22"/>- F/C - <text:s/>Hawks</text:p>
            <text:p><text:s text:c="16"/></text:p>
            <text:p><text:s text:c="17"/></text:p>
            <text:p><text:s text:c="12"/></text:p>
            <text:p><text:s text:c="8"/></text:p>
            <text:p><text:s text:c="8"/></text:p>
            <text:p><text:s text:c="8"/></text:p>
            <text:p><text:s text:c="12"/>Mike Muscala (ankle) is being listed as probable for Tuesday's game against the Suns.</text:p>
            <text:p><text:s text:c="8"/></text:p>
            <text:p><text:s text:c="8"/></text:p>
            <text:p><text:s text:c="13"/>Muscala hasn't played since Nov. 3, but he recently appeared in a few G-League games without issue, so he should be good to go on Tuesday night. He'll likely be eased back into things, but Miles Plumlee figures to lose some minutes with Muscala back in the rotation.</text:p>
            <text:p><text:s text:c="8"/></text:p>
            <text:p><text:s text:c="8"/></text:p>
            <text:p><text:s text:c="13"/>Related: Miles Plumlee</text:p>
            <text:p><text:s text:c="14"/></text:p>
            <text:p><text:s text:c="13"/>Source: Chris Vivlamore on Twitter <text:s text:c="23"/>Jan 1 - 5:1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quad) is probable for Tuesday's game in New York.</text:p>
            <text:p><text:s text:c="8"/></text:p>
            <text:p><text:s text:c="8"/></text:p>
            <text:p><text:s text:c="13"/>Tuesday's game will be the first of a back-to-back set, so Leonard will likely be taking the night off on Wednesday in Philadelphia, as he hasn't yet been cleared for back-to-backs. The Spurs have another back-to-back set on Jan. 7-8, and if he sits out the first game of that back-to-back, that would give Leonard just two games played this week. He's a risky guy to deploy in weekly leagues.</text:p>
            <text:p><text:s text:c="8"/></text:p>
            <text:p><text:s text:c="8"/></text:p>
            <text:p><text:s text:c="13"/></text:p>
            <text:p><text:s text:c="14"/></text:p>
            <text:p><text:s text:c="13"/>Source: San Antonio Spurs on Twitter <text:s text:c="21"/>Jan 1 - 4:3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e Calderon</text:p>
            <text:p><text:s text:c="17"/></text:p>
            <text:p><text:s text:c="17"/></text:p>
            <text:p><text:s text:c="22"/>- G - <text:s/>Cavaliers</text:p>
            <text:p><text:s text:c="16"/></text:p>
            <text:p><text:s text:c="17"/></text:p>
            <text:p><text:s text:c="12"/></text:p>
            <text:p><text:s text:c="8"/></text:p>
            <text:p><text:s text:c="8"/></text:p>
            <text:p><text:s text:c="8"/></text:p>
            <text:p><text:s text:c="12"/>Jose Calderon is expected to remain in the starting lineup for Tuesday's game against Portland.</text:p>
            <text:p><text:s text:c="8"/></text:p>
            <text:p><text:s text:c="8"/></text:p>
            <text:p><text:s text:c="13"/>Isaiah Thomas (hip) will be coming off the bench in his regular-season debut on Tuesday, so there's no reason for the Cavs to prematurely send Calderon to the second unit. That said, Calderon wasn't even worth owning as a starter, and it'll only get worse with IT2 in the mix.</text:p>
            <text:p><text:s text:c="8"/></text:p>
            <text:p><text:s text:c="8"/></text:p>
            <text:p><text:s text:c="13"/></text:p>
            <text:p><text:s text:c="14"/></text:p>
            <text:p><text:s text:c="13"/>Source: Joe Vardon on Twitter <text:s text:c="28"/>Jan 1 - 3:25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leg) was spotted going through individual work following Monday's practice without wearing the protective boot on his left leg.</text:p>
            <text:p><text:s text:c="8"/></text:p>
            <text:p><text:s text:c="8"/></text:p>
            <text:p><text:s text:c="13"/>Hardaway Jr. still isn't running, but him getting in work sans the protective boot is yet another small step in the right direction. The Knicks are reportedly hopeful that THJ can get back to the court some time in January, so he's worth stashing in most leagues at this point.</text:p>
            <text:p><text:s text:c="8"/></text:p>
            <text:p><text:s text:c="8"/></text:p>
            <text:p><text:s text:c="13"/></text:p>
            <text:p><text:s text:c="14"/></text:p>
            <text:p><text:s text:c="13"/>Source: Ian Begley on Twitter <text:s text:c="28"/>Jan 1 - 3:13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hlil Okafor</text:p>
            <text:p><text:s text:c="17"/></text:p>
            <text:p><text:s text:c="17"/></text:p>
            <text:p><text:s text:c="22"/>- C - <text:s/>Nets</text:p>
            <text:p><text:s text:c="16"/></text:p>
            <text:p><text:s text:c="17"/></text:p>
            <text:p><text:s text:c="12"/></text:p>
            <text:p><text:s text:c="8"/></text:p>
            <text:p><text:s text:c="8"/></text:p>
            <text:p><text:s text:c="8"/></text:p>
            <text:p><text:s text:c="12"/>Kenny Atkinson played coy when asked about Jahlil Okafor's potential return date.</text:p>
            <text:p><text:s text:c="8"/></text:p>
            <text:p><text:s text:c="8"/></text:p>
            <text:p><text:s text:c="13"/>"He’s working his tail off. It’s just going to take a little more time," said Atkinson regarding when we can expect to see Okafor back in the rotation. He's still building up his cardio, and Atkinson clearly wants him to have an in-depth understanding of Brooklyn's system, so it sounds like it'll be another few weeks before Okafor gets out there. With an uncertain return date and role in Brooklyn, he's not all that attractive of a stash in most 12-team leagues.</text:p>
            <text:p><text:s text:c="8"/></text:p>
            <text:p><text:s text:c="8"/></text:p>
            <text:p><text:s text:c="13"/></text:p>
            <text:p><text:s text:c="14"/></text:p>
            <text:p><text:s text:c="13"/>Source: Nets Daily on Twitter <text:s text:c="28"/>Jan 1 - 2:38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will come off the bench in his Cleveland debut on Tuesday, at home, against Portland.</text:p>
            <text:p><text:s text:c="8"/></text:p>
            <text:p><text:s text:c="8"/></text:p>
            <text:p><text:s text:c="13"/>Thomas will not play the following game on Wednesday in Boston, but the wait is finally over, and IT2's ownership percentage should immediately shoot up to 100. The back-to-back sets will likely be a non-option for a while, and he'll likely deal with a minutes cap for at least his first few weeks of being back, but Thomas has a great shot of production first-round value once he's fully up to speed. Jose Calderon's days of relevancy in fantasy hoops are numbered.</text:p>
            <text:p><text:s text:c="8"/></text:p>
            <text:p><text:s text:c="8"/></text:p>
            <text:p><text:s text:c="13"/>Related: Jose Calderon</text:p>
            <text:p><text:s text:c="14"/></text:p>
            <text:p><text:s text:c="13"/>Source: Chris Fedor on Twitter <text:s text:c="27"/>Jan 1 - 2:14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When asked about John Henson's strong play lately, Bucks coach Jason Kidd said the difference has been Henson "finding and fitting into his role over time and finishing with confidence."</text:p>
            <text:p><text:s text:c="8"/></text:p>
            <text:p><text:s text:c="8"/></text:p>
            <text:p><text:s text:c="13"/>"Guys are finding him and he’s finishing," Kidd said. "It’s just going to make the game easier offensively when John can do that because then John can be a playmaker if he doesn’t have the shot or it creates the back side of having open threes." He's shooting a career-high 61.1 percent from the field, and he's currently having one of the best stretches of his season with averages of 13.8 points, 5.3 rebounds, 1.3 assists and 1.8 blocks in his last four games. He's a nice option this week with four games on the schedule.</text:p>
            <text:p><text:s text:c="8"/></text:p>
            <text:p><text:s text:c="8"/></text:p>
            <text:p><text:s text:c="13"/></text:p>
            <text:p><text:s text:c="14"/></text:p>
            <text:p><text:s text:c="13"/>Source: Milwaukee Journal-Sentinel <text:s text:c="23"/>Jan 1 - 12:51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ilo Gallinari</text:p>
            <text:p><text:s text:c="17"/></text:p>
            <text:p><text:s text:c="17"/></text:p>
            <text:p><text:s text:c="22"/>- F - <text:s/>Clippers</text:p>
            <text:p><text:s text:c="16"/></text:p>
            <text:p><text:s text:c="17"/></text:p>
            <text:p><text:s text:c="12"/></text:p>
            <text:p><text:s text:c="8"/></text:p>
            <text:p><text:s text:c="8"/></text:p>
            <text:p><text:s text:c="8"/></text:p>
            <text:p><text:s text:c="12"/>Clippers coach Doc Rivers said Danilo Gallinari (glute) is making progress.</text:p>
            <text:p><text:s text:c="8"/></text:p>
            <text:p><text:s text:c="8"/></text:p>
            <text:p><text:s text:c="13"/>"He’s definitely moving better," Rivers said. "There’s no update on his return or anything like that. But it’s the best that I’ve seen him move around, sure. And I think that has to be a pretty positive sign." Gallinari was spotted doing some on-court work over the weekend, but the Clippers aren't ready to provide a timetable. He said back on Dec. 21 that he expects to miss about six weeks, so he's going to be tough to stash if you don't have an I.R. spot.</text:p>
            <text:p><text:s text:c="8"/></text:p>
            <text:p><text:s text:c="8"/></text:p>
            <text:p><text:s text:c="13"/></text:p>
            <text:p><text:s text:c="14"/></text:p>
            <text:p><text:s text:c="13"/>Source: Los Angeles Times <text:s text:c="32"/>Jan 1 - 11:3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Nets coach Kenny Atkinson wouldn't say if he would start Spencer Dinwiddie next to D'Angelo Russell (knee) when he returns.</text:p>
            <text:p><text:s text:c="8"/></text:p>
            <text:p><text:s text:c="8"/></text:p>
            <text:p><text:s text:c="13"/>"We’ll worry about that when we get there," Atkinson said. "That’s a good problem to have, right? It will just be more competition for minutes and spots. Way back here in the back of my mind, I know what we want to do. But we’ve got to wait until D’Angelo is back to really address that." Dinwiddie has thrived as the starting PG and Russell is really strong off the ball, so Dinwiddie's owners should remain optimistic about his rest-of-season outlook even with Russell possibly coming back in January.</text:p>
            <text:p><text:s text:c="8"/></text:p>
            <text:p><text:s text:c="8"/></text:p>
            <text:p><text:s text:c="13"/>Related: D'Angelo Russell</text:p>
            <text:p><text:s text:c="14"/></text:p>
            <text:p><text:s text:c="13"/>Source: Newsday <text:s text:c="42"/>Jan 1 - 11:3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gelo Russell</text:p>
            <text:p><text:s text:c="17"/></text:p>
            <text:p><text:s text:c="17"/></text:p>
            <text:p><text:s text:c="22"/>- G - <text:s/>Nets</text:p>
            <text:p><text:s text:c="16"/></text:p>
            <text:p><text:s text:c="17"/></text:p>
            <text:p><text:s text:c="12"/></text:p>
            <text:p><text:s text:c="8"/></text:p>
            <text:p><text:s text:c="8"/></text:p>
            <text:p><text:s text:c="8"/></text:p>
            <text:p><text:s text:c="12"/>Nets coach Kenny Atkinson said D'Angelo Russell (knee) is "progressing along with our schedule."</text:p>
            <text:p><text:s text:c="8"/></text:p>
            <text:p><text:s text:c="8"/></text:p>
            <text:p><text:s text:c="13"/>The Nets haven't been very transparent, so we'll take what we can get. "I’d just say he’s working his tail off. I was watching him in the gym yesterday. It’s an arduous process," Atkinson said. "He’s putting in a ton of time, he’s putting in full days. It’s been amazing to see his work ethic. He’s been great." Nets GM Sean Marks previously hinted that we could see Russell return in January, and it's now been more than six weeks since he underwent minor knee surgery. His fantasy owners just need to hang in there a bit longer.</text:p>
            <text:p><text:s text:c="8"/></text:p>
            <text:p><text:s text:c="8"/></text:p>
            <text:p><text:s text:c="13"/></text:p>
            <text:p><text:s text:c="14"/></text:p>
            <text:p><text:s text:c="13"/>Source: Newsday <text:s text:c="42"/>Jan 1 - 11:3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said he felt his hamstring pull as he went up for a layup on Sunday vs. the Lakers.</text:p>
            <text:p><text:s text:c="8"/></text:p>
            <text:p><text:s text:c="8"/></text:p>
            <text:p><text:s text:c="13"/>"Hopefully it is not that serious, just a pull on the hammy," Harden said. "Just got some treatment right now and hopefully, day to day, it gets better." He wasn't able to return to the game and had a noticeable limp in the locker room afterwards. Coach Mike D'Antoni said that it was too early to tell in regards to the severity, but expect the Rockets to provide an update later this afternoon. For now, Harden should be considered questionable for Wednesday's game vs. the Magic. If he does miss time, Eric Gordon and Gerald Green would soak up most of his minutes and Chris Paul will have more on his plate on the offensive end.</text:p>
            <text:p><text:s text:c="8"/></text:p>
            <text:p><text:s text:c="8"/></text:p>
            <text:p><text:s text:c="13"/></text:p>
            <text:p><text:s text:c="14"/></text:p>
            <text:p><text:s text:c="13"/>Source: ESPN <text:s text:c="45"/>Jan 1 - 11:2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olas Brussino</text:p>
            <text:p><text:s text:c="17"/></text:p>
            <text:p><text:s text:c="17"/></text:p>
            <text:p><text:s text:c="22"/>- F - <text:s/>Hawks</text:p>
            <text:p><text:s text:c="16"/></text:p>
            <text:p><text:s text:c="17"/></text:p>
            <text:p><text:s text:c="12"/></text:p>
            <text:p><text:s text:c="8"/></text:p>
            <text:p><text:s text:c="8"/></text:p>
            <text:p><text:s text:c="8"/></text:p>
            <text:p><text:s text:c="12"/>Nicolas Brussino has signed a deal to play for CB Gran Canaria in Spain.</text:p>
            <text:p><text:s text:c="8"/></text:p>
            <text:p><text:s text:c="8"/></text:p>
            <text:p><text:s text:c="13"/>Brussino has now had stints with the Mavericks and Hawks, but the 24-year-old forward will have to continue his development overseas for the time being.</text:p>
            <text:p><text:s text:c="8"/></text:p>
            <text:p><text:s text:c="8"/></text:p>
            <text:p><text:s text:c="13"/></text:p>
            <text:p><text:s text:c="14"/></text:p>
            <text:p><text:s text:c="13"/>Source: Sportando <text:s text:c="40"/>Jan 1 - 11: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Ennis</text:p>
            <text:p><text:s text:c="17"/></text:p>
            <text:p><text:s text:c="17"/></text:p>
            <text:p><text:s text:c="22"/>- G - <text:s/>Lakers</text:p>
            <text:p><text:s text:c="16"/></text:p>
            <text:p><text:s text:c="17"/></text:p>
            <text:p><text:s text:c="12"/></text:p>
            <text:p><text:s text:c="8"/></text:p>
            <text:p><text:s text:c="8"/></text:p>
            <text:p><text:s text:c="8"/></text:p>
            <text:p><text:s text:c="12"/>Lakers coach Luke Walton praised Tyler Ennis for taking advantage of his opportunity on Sunday vs. Houston.</text:p>
            <text:p><text:s text:c="8"/></text:p>
            <text:p><text:s text:c="8"/></text:p>
            <text:p><text:s text:c="13"/>"He finally got his chance tonight, he was great," Walton said. "That’s why we always preach, whether you’re playing right now or not, as a professional you need to stay ready and do your work because you will get an opportunity at some point and you gotta be ready to take advantage of it and tonight Tyler was." Ennis had a career-high 11 assists and matched his career-high of 20 points, and with Lonzo Ball (shoulder) out at least one more game, Ennis is in the streaming conversation on a four-game Monday slate.</text:p>
            <text:p><text:s text:c="8"/></text:p>
            <text:p><text:s text:c="8"/></text:p>
            <text:p><text:s text:c="13"/></text:p>
            <text:p><text:s text:c="14"/></text:p>
            <text:p><text:s text:c="13"/>Source: Los Angeles Times <text:s text:c="32"/>Jan 1 - 11:0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The Magic are placing Jonathan Isaac (ankle) in an injury rehabilitation and conditioning program and he's considered out indefinitely.</text:p>
            <text:p><text:s text:c="8"/></text:p>
            <text:p><text:s text:c="8"/></text:p>
            <text:p><text:s text:c="13"/>"It’s really just about getting him where he’s at his best and not yo-yoing him in and out of the games and having him re-tweak it," head coach Frank Vogel said. "He’s got to get his strength in the ankle and strength in his legs with conditioning so that it’s not an issue anymore." Isaac missed 17 consecutive games from Nov. 13 through Dec. 16, but when he did return he kept aggravating the injury. Despite his upside, Isaac is now just a luxury stash if you have an I.R. spot. Mario Hezonja will hold down the fort behind Aaron Gordon at the four in the meantime.</text:p>
            <text:p><text:s text:c="8"/></text:p>
            <text:p><text:s text:c="8"/></text:p>
            <text:p><text:s text:c="13"/></text:p>
            <text:p><text:s text:c="14"/></text:p>
            <text:p><text:s text:c="13"/>Source: NBA.com <text:s text:c="42"/>Jan 1 - 10:3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Muhammad</text:p>
            <text:p><text:s text:c="17"/></text:p>
            <text:p><text:s text:c="17"/></text:p>
            <text:p><text:s text:c="22"/>- F - <text:s/>Bucks</text:p>
            <text:p><text:s text:c="16"/></text:p>
            <text:p><text:s text:c="17"/></text:p>
            <text:p><text:s text:c="12"/></text:p>
            <text:p><text:s text:c="8"/></text:p>
            <text:p><text:s text:c="8"/></text:p>
            <text:p><text:s text:c="8"/></text:p>
            <text:p><text:s text:c="12"/>After 13 straight DNP-CDs, Shabazz Muhammad played four minutes of garbage time on Sunday with two points on 1-of-5 shots.</text:p>
            <text:p><text:s text:c="8"/></text:p>
            <text:p><text:s text:c="8"/></text:p>
            <text:p><text:s text:c="13"/>"He has done a good job handling it," Wolves coach Tom Thibodeau said of Muhammad's reduced role. "He has been a good pro. He’s working hard. He has a positive attitude. Just keep working and you never know. These things can change suddenly." Muhammad was hoping to increase his market value this season after re-signing for just $1.6 million, but he's been buried on the bench with Thibodeau running a tight rotation and playing his starters big minutes.</text:p>
            <text:p><text:s text:c="8"/></text:p>
            <text:p><text:s text:c="8"/></text:p>
            <text:p><text:s text:c="13"/></text:p>
            <text:p><text:s text:c="14"/></text:p>
            <text:p><text:s text:c="13"/>Source: Minneapolis Star-Tribune <text:s text:c="25"/>Jan 1 - 10:1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Taj Gibson said he's noticed a lot of improvement from Karl-Anthony Towns on the defensive end.</text:p>
            <text:p><text:s text:c="8"/></text:p>
            <text:p><text:s text:c="8"/></text:p>
            <text:p><text:s text:c="13"/>"I think he has grown a lot more, especially on the defensive end," Gibson said on Saturday. "He has taken the challenge. It showed tonight, but we’re going to need a lot more nights like that from him." Towns has 17 blocks over his last five games and finished December with 2.1 blocks per game after averaging just 0.9 blocks in November. The sky's the limit for KAT the rest of the way.</text:p>
            <text:p><text:s text:c="8"/></text:p>
            <text:p><text:s text:c="8"/></text:p>
            <text:p><text:s text:c="13"/></text:p>
            <text:p><text:s text:c="14"/></text:p>
            <text:p><text:s text:c="13"/>Source: Minneapolis Star-Tribune <text:s text:c="25"/>Jan 1 - 10: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According to Keith Pompey of the Philadelphia Inquirer, Joel Embiid's (hand) status for Wednesday's game vs. the Spurs is up in the air.</text:p>
            <text:p><text:s text:c="8"/></text:p>
            <text:p><text:s text:c="8"/></text:p>
            <text:p><text:s text:c="13"/>The Process injured his right hand in the fourth quarter of Sunday's game, but X-rays did come back negative. Embiid said after the game that he thinks he should be fine and wants to play through the discomfort, but that decision may not be his to make. With only two games this week, Embiid is a risky start in weekly leagues if we don't get a positive update before lineups lock.</text:p>
            <text:p><text:s text:c="8"/></text:p>
            <text:p><text:s text:c="8"/></text:p>
            <text:p><text:s text:c="13"/></text:p>
            <text:p><text:s text:c="14"/></text:p>
            <text:p><text:s text:c="13"/>Source: Philadelphia Inquirer &amp; Daily News <text:s text:c="15"/>Jan 1 - 9:5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said it was his decision to remove his knee brace during Saturday's game vs. the Magic.</text:p>
            <text:p><text:s text:c="8"/></text:p>
            <text:p><text:s text:c="8"/></text:p>
            <text:p><text:s text:c="13"/>"I feel fine without it," Whiteside said. "I know those guys want me to wear it. I feel fine without it. I felt like it kept hitting my other leg, so I feel like I move better without it." Miami's training staff were probably sweating when Whiteside removed the bulky brace, but it's a sign that the big man is confident that his knee is fine. He finished that game with nine points, 13 rebounds and four assists in 29 minutes, and barring any setbacks his workload should continue to grow this week.</text:p>
            <text:p><text:s text:c="8"/></text:p>
            <text:p><text:s text:c="8"/></text:p>
            <text:p><text:s text:c="13"/></text:p>
            <text:p><text:s text:c="14"/></text:p>
            <text:p><text:s text:c="13"/>Source: South Florida Sun-Sentinel <text:s text:c="23"/>Jan 1 - 9:4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right Achilles) said his recent injury stems from a muscle that gets "jammed," but he feels better and plans to play on Tuesday.</text:p>
            <text:p><text:s text:c="8"/></text:p>
            <text:p><text:s text:c="8"/></text:p>
            <text:p><text:s text:c="13"/>"[Clippers trainers] pulled my foot and it just popped to where I was able to just start walking again," Rivers said. "There was something jammed, they unjammed it, so I’ve just got to continue to strengthen it, but its not a problem." An MRI came back negative for structural damage, fortunately, and this curious injury doesn't sound like it will cost Rivers much time, but we're still considering him questionable for Tuesday until L.A. officially updates his status. If he can't go, Jawun Evans should draw another start alongside Milos Teodosic and C.J. Williams.</text:p>
            <text:p><text:s text:c="8"/></text:p>
            <text:p><text:s text:c="8"/></text:p>
            <text:p><text:s text:c="13"/>Related: Milos Teodosic, Jawun Evans</text:p>
            <text:p><text:s text:c="14"/></text:p>
            <text:p><text:s text:c="13"/>Source: Clutch Points <text:s text:c="36"/>Jan 1 - 1: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Canaan</text:p>
            <text:p><text:s text:c="17"/></text:p>
            <text:p><text:s text:c="17"/></text:p>
            <text:p><text:s text:c="22"/>- G - <text:s/>Suns</text:p>
            <text:p><text:s text:c="16"/></text:p>
            <text:p><text:s text:c="17"/></text:p>
            <text:p><text:s text:c="12"/></text:p>
            <text:p><text:s text:c="8"/></text:p>
            <text:p><text:s text:c="8"/></text:p>
            <text:p><text:s text:c="8"/></text:p>
            <text:p><text:s text:c="12"/>Isaiah Canaan was quiet in 18 minutes on Sunday, scoring nine points on 4-of-6 shooting with one rebound, one assist and one steal.</text:p>
            <text:p><text:s text:c="8"/></text:p>
            <text:p><text:s text:c="8"/></text:p>
            <text:p><text:s text:c="13"/>Starting PG Tyler Ulis shot 1-of-6 from the field for two points, six assists, four steal and two rebounds in 22 minutes. The Suns' PG spot continues to operate as a timeshare, but Canaan is the better option thanks to stellar FT shooting (96.7% on 3.3 attempts) with solid 3-pointers (1.1), assists (4.4) and steals (1.1).</text:p>
            <text:p><text:s text:c="8"/></text:p>
            <text:p><text:s text:c="8"/></text:p>
            <text:p><text:s text:c="13"/>Related: Tyler Ulis</text:p>
            <text:p><text:s text:c="14"/></text:p>
            <text:p><text:s text:c="13"/>Jan 1 - 1:1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lex Len</text:p>
            <text:p><text:s text:c="17"/></text:p>
            <text:p><text:s text:c="17"/></text:p>
            <text:p><text:s text:c="22"/>- C - <text:s/>Suns</text:p>
            <text:p><text:s text:c="16"/></text:p>
            <text:p><text:s text:c="17"/></text:p>
            <text:p><text:s text:c="12"/></text:p>
            <text:p><text:s text:c="8"/></text:p>
            <text:p><text:s text:c="8"/></text:p>
            <text:p><text:s text:c="8"/></text:p>
            <text:p><text:s text:c="12"/>Alex Len had another quiet night on Sunday, coming off the bench for three points, three rebounds and one block in 17 minutes of action.</text:p>
            <text:p><text:s text:c="8"/></text:p>
            <text:p><text:s text:c="8"/></text:p>
            <text:p><text:s text:c="13"/>Tyson Chandler played 31 minutes as the starter tonight, and Len's strict backup-center role is doing him no favors as long as Chandler is healthy. His usage rate tonight was a season-low 7.0%, which comes after a 7.5% usage vs. the Kings on Friday -- it's a discouraging trend, although Len should benefit with Chandler likely to rest either Tuesday or Wednesday this week.</text:p>
            <text:p><text:s text:c="8"/></text:p>
            <text:p><text:s text:c="8"/></text:p>
            <text:p><text:s text:c="13"/>Related: Tyson Chandler</text:p>
            <text:p><text:s text:c="14"/></text:p>
            <text:p><text:s text:c="13"/>Source: NBA.com <text:s text:c="42"/>Jan 1 - 1:1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scored a game-high 32 points in a losing effort on Sunday, making 8-of-22 field goals and 11-of-12 free throws with six assists and five rebounds.</text:p>
            <text:p><text:s text:c="8"/></text:p>
            <text:p><text:s text:c="8"/></text:p>
            <text:p><text:s text:c="13"/>Five of Booker's makes came from downtown, but he also committed six turnovers without any steals or blocks in 39 minutes of action. Then again, efficiency and defensive stats are an added luxury for Booker's owners, who are soaking up averages of 31.0 points, 3.4 triples, 5.2 boards and 4.8 assists over the past five games.</text:p>
            <text:p><text:s text:c="8"/></text:p>
            <text:p><text:s text:c="8"/></text:p>
            <text:p><text:s text:c="13"/></text:p>
            <text:p><text:s text:c="14"/></text:p>
            <text:p><text:s text:c="13"/>Jan 1 - 1: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fouled out in 20 minutes on Sunday, but he still had 12 points, seven rebounds, two assists, two blocks, two 3-pointers and one steal.</text:p>
            <text:p><text:s text:c="8"/></text:p>
            <text:p><text:s text:c="8"/></text:p>
            <text:p><text:s text:c="13"/>There were four turnovers in the mix as well, but anyone who deployed Chriss has to be satisfied with tonight's output. The 20-year-old's fouls and turnovers have dipped on a per-36-minute basis, compared to his rookie season, and he's quietly putting together across-the-board stats over the past four games. Chriss has given fantasy owners migraines this season, which is why he's on the waiver wire in most leagues, but sheer rest-of-season potential makes him an intriguing pickup.</text:p>
            <text:p><text:s text:c="8"/></text:p>
            <text:p><text:s text:c="8"/></text:p>
            <text:p><text:s text:c="13"/></text:p>
            <text:p><text:s text:c="14"/></text:p>
            <text:p><text:s text:c="13"/>Jan 1 - 1:1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son Chandler</text:p>
            <text:p><text:s text:c="17"/></text:p>
            <text:p><text:s text:c="17"/></text:p>
            <text:p><text:s text:c="22"/>- C - <text:s/>Suns</text:p>
            <text:p><text:s text:c="16"/></text:p>
            <text:p><text:s text:c="17"/></text:p>
            <text:p><text:s text:c="12"/></text:p>
            <text:p><text:s text:c="8"/></text:p>
            <text:p><text:s text:c="8"/></text:p>
            <text:p><text:s text:c="8"/></text:p>
            <text:p><text:s text:c="12"/>Tyson Chandler notched his third double-double of the season on Sunday with 10 points, 11 rebounds and one block in 31 minutes vs. the Sixers.</text:p>
            <text:p><text:s text:c="8"/></text:p>
            <text:p><text:s text:c="8"/></text:p>
            <text:p><text:s text:c="13"/>Chandler hit 5-of-8 field goals while going 0-of-2 at the line tonight -- meanwhile, Alex Len was quiet in 17 bench minutes and Greg Monroe racked up another DNP-CD. If you're relying on Chandler as a rebounds and FG% specialist in deep leagues, be aware that he's likely to be rested during the Suns' back-to-back set on Tuesday and Wednesday.</text:p>
            <text:p><text:s text:c="8"/></text:p>
            <text:p><text:s text:c="8"/></text:p>
            <text:p><text:s text:c="13"/>Related: Greg Monroe, Alex Len</text:p>
            <text:p><text:s text:c="14"/></text:p>
            <text:p><text:s text:c="13"/>Jan 1 - 1: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or Booker</text:p>
            <text:p><text:s text:c="17"/></text:p>
            <text:p><text:s text:c="17"/></text:p>
            <text:p><text:s text:c="22"/>- F - <text:s/>Pacers</text:p>
            <text:p><text:s text:c="16"/></text:p>
            <text:p><text:s text:c="17"/></text:p>
            <text:p><text:s text:c="12"/></text:p>
            <text:p><text:s text:c="8"/></text:p>
            <text:p><text:s text:c="8"/></text:p>
            <text:p><text:s text:c="8"/></text:p>
            <text:p><text:s text:c="12"/>Trevor Booker had two points, one rebound, one assist and one steal in 15 minutes off Philly's bench on Sunday.</text:p>
            <text:p><text:s text:c="8"/></text:p>
            <text:p><text:s text:c="8"/></text:p>
            <text:p><text:s text:c="13"/>Dario Saric is thriving as the starting PF, having now scored 20+ points in three straight games, and it's hard to envision Booker's role expanding while Philly's frontcourt is healthy. He's played between 14 and 16 minutes in each of the past seven games, which says plenty about his lack of fantasy appeal.</text:p>
            <text:p><text:s text:c="8"/></text:p>
            <text:p><text:s text:c="8"/></text:p>
            <text:p><text:s text:c="13"/>Related: Dario Saric</text:p>
            <text:p><text:s text:c="14"/></text:p>
            <text:p><text:s text:c="13"/>Jan 1 - 1: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filled up the boxscore on Sunday with 21 points, nine rebounds, six assists, three steals and three blocks in 32 minutes.</text:p>
            <text:p><text:s text:c="8"/></text:p>
            <text:p><text:s text:c="8"/></text:p>
            <text:p><text:s text:c="13"/>Philly's Rookie-of-the-Year frontrunner made 7-of-11 field goals and 7-of-11 free throws tonight, and the defensive stats continue to buoy his fantasy appeal in a variety of formats. All but one of Simmons' makes came in the restricted area tonight, which is exactly what owners hope to see -- he's shooting 68.2% in the restricted area this season, but a combined 33.2% everywhere else on the court. If he expands his shooting range, the sky is the limit.</text:p>
            <text:p><text:s text:c="8"/></text:p>
            <text:p><text:s text:c="8"/></text:p>
            <text:p><text:s text:c="13"/></text:p>
            <text:p><text:s text:c="14"/></text:p>
            <text:p><text:s text:c="13"/>Source: NBA.com <text:s text:c="42"/>Jan 1 - 1:0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haun Holmes</text:p>
            <text:p><text:s text:c="17"/></text:p>
            <text:p><text:s text:c="17"/></text:p>
            <text:p><text:s text:c="22"/>- F/C - <text:s/>76ers</text:p>
            <text:p><text:s text:c="16"/></text:p>
            <text:p><text:s text:c="17"/></text:p>
            <text:p><text:s text:c="12"/></text:p>
            <text:p><text:s text:c="8"/></text:p>
            <text:p><text:s text:c="8"/></text:p>
            <text:p><text:s text:c="8"/></text:p>
            <text:p><text:s text:c="12"/>Richaun Holmes picked up another DNP-CD on Sunday.</text:p>
            <text:p><text:s text:c="8"/></text:p>
            <text:p><text:s text:c="8"/></text:p>
            <text:p><text:s text:c="13"/>Holmes looked good in 19 minutes on Saturday, but couldn't crack the rotation vs. Phoenix tonight -- Amir Johnson (16 minutes) and Trevor Booker (15 minutes) soaked up the backup frontcourt minutes. Joel Embiid did injure his right hand tonight but X-rays were negative and it sounds like a sprain -- if he is forced to miss Wednesday's game vs. the Spurs, Holmes will instantly be an appealing streaming and DFS play.</text:p>
            <text:p><text:s text:c="8"/></text:p>
            <text:p><text:s text:c="8"/></text:p>
            <text:p><text:s text:c="13"/>Related: Trevor Booker, Amir Johnson</text:p>
            <text:p><text:s text:c="14"/></text:p>
            <text:p><text:s text:c="13"/>Jan 1 - 1:0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tied his season-high with 27 points on Sunday, making 9-of-13 FGs and 5-of-5 FTs with four 3-pointers, four rebounds, three steals, two assists and one block.</text:p>
            <text:p><text:s text:c="8"/></text:p>
            <text:p><text:s text:c="8"/></text:p>
            <text:p><text:s text:c="13"/>The steals were also a season-high for Dario, and he's now scored 20+ points in three straight games for the first time in his career. <text:s/>He did his damage in only 30 minutes tonight and is surging for fortunate fantasy owners, though it should be noted that his recent hot streak has come against the defenses of the Suns, Nuggets and Blazers. He'll get a stiffer test vs. San Antonio on Wednesday.</text:p>
            <text:p><text:s text:c="8"/></text:p>
            <text:p><text:s text:c="8"/></text:p>
            <text:p><text:s text:c="13"/></text:p>
            <text:p><text:s text:c="14"/></text:p>
            <text:p><text:s text:c="13"/>Source: Brian Seltzer on Twitter <text:s text:c="25"/>Jan 1 - 12:5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ie Cauley-Stein</text:p>
            <text:p><text:s text:c="17"/></text:p>
            <text:p><text:s text:c="17"/></text:p>
            <text:p><text:s text:c="22"/>- C - <text:s/>Kings</text:p>
            <text:p><text:s text:c="16"/></text:p>
            <text:p><text:s text:c="17"/></text:p>
            <text:p><text:s text:c="12"/></text:p>
            <text:p><text:s text:c="8"/></text:p>
            <text:p><text:s text:c="8"/></text:p>
            <text:p><text:s text:c="8"/></text:p>
            <text:p><text:s text:c="12"/>Willie Cauley-Stein was a rare bright spot for Sacramento on New Year's Eve, scoring a team-high 21 points on 8-of-14 field goals and 5-of-9 free throws in 29 minutes.</text:p>
            <text:p><text:s text:c="8"/></text:p>
            <text:p><text:s text:c="8"/></text:p>
            <text:p><text:s text:c="13"/>WCS added eight rebounds, two steals and one assist off the bench tonight, with more playing time than the combined total of starters Zach Randolph (18 minutes) and Kosta Koufos (10 minutes). He's notched double-digit points with at least seven rebounds in six consecutive games, and is one of the safest rest-of-season players to own in Sacramento.</text:p>
            <text:p><text:s text:c="8"/></text:p>
            <text:p><text:s text:c="8"/></text:p>
            <text:p><text:s text:c="13"/></text:p>
            <text:p><text:s text:c="14"/></text:p>
            <text:p><text:s text:c="13"/>Jan 1 - 12: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played 24 minutes during Sunday's lopsided home loss, finishing with nine points, two assists, one rebound and one 3-pointer.</text:p>
            <text:p><text:s text:c="8"/></text:p>
            <text:p><text:s text:c="8"/></text:p>
            <text:p><text:s text:c="13"/>De'Aaron Fox (quad) was initially ruled out through early January, but the Kings did list him as 'doubtful' prior to being ruled out tonight. That suggests he could be back sooner, but it's rarely fruitful to guess what the Kings are thinking with injury designations or rotations. In the meantime, Hill should continue to earn the bulk of the minutes at PG, especially if Frank Mason (bruised heel) misses any games.</text:p>
            <text:p><text:s text:c="8"/></text:p>
            <text:p><text:s text:c="8"/></text:p>
            <text:p><text:s text:c="13"/>Related: De'Aaron Fox, Frank Mason</text:p>
            <text:p><text:s text:c="14"/></text:p>
            <text:p><text:s text:c="13"/>Jan 1 - 12:5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gdan Bogdanovic</text:p>
            <text:p><text:s text:c="17"/></text:p>
            <text:p><text:s text:c="17"/></text:p>
            <text:p><text:s text:c="22"/>- G/F - <text:s/>Kings</text:p>
            <text:p><text:s text:c="16"/></text:p>
            <text:p><text:s text:c="17"/></text:p>
            <text:p><text:s text:c="12"/></text:p>
            <text:p><text:s text:c="8"/></text:p>
            <text:p><text:s text:c="8"/></text:p>
            <text:p><text:s text:c="8"/></text:p>
            <text:p><text:s text:c="12"/>Bogdan Bogdanovic moved into the Kings' starting lineup on Sunday, posting eight points, five rebounds, five assists and a pair of 3-pointers in 28 minutes.</text:p>
            <text:p><text:s text:c="8"/></text:p>
            <text:p><text:s text:c="8"/></text:p>
            <text:p><text:s text:c="13"/>Bogdanovic continues to flit in and out of the starting five, and in 12 previous starts he averaged 9.3 points, 1.1 triples, 2.3 rebounds, 1.3 assists, 0.7 steals and 0.5 blocks. He played the most of any starter tonight, but could wind up back on the bench vs. Charlotte on Tuesday. Bogdanovic is on the cusp of standard-league value thanks to solid minutes no matter where he's been to start games lately.</text:p>
            <text:p><text:s text:c="8"/></text:p>
            <text:p><text:s text:c="8"/></text:p>
            <text:p><text:s text:c="13"/></text:p>
            <text:p><text:s text:c="14"/></text:p>
            <text:p><text:s text:c="13"/>Jan 1 - 12:5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osta Koufos</text:p>
            <text:p><text:s text:c="17"/></text:p>
            <text:p><text:s text:c="17"/></text:p>
            <text:p><text:s text:c="22"/>- C - <text:s/>Kings</text:p>
            <text:p><text:s text:c="16"/></text:p>
            <text:p><text:s text:c="17"/></text:p>
            <text:p><text:s text:c="12"/></text:p>
            <text:p><text:s text:c="8"/></text:p>
            <text:p><text:s text:c="8"/></text:p>
            <text:p><text:s text:c="8"/></text:p>
            <text:p><text:s text:c="12"/>In 10 minutes as a starter on Sunday, Kosta Koufos went scoreless on 0-of-4 shooting with five rebounds, one assist and one steal.</text:p>
            <text:p><text:s text:c="8"/></text:p>
            <text:p><text:s text:c="8"/></text:p>
            <text:p><text:s text:c="13"/>Kings coach Dave Joerger opted for more size vs. the Grizzlies tonight, using Koufos alongside Zach Randolph in the frontcourt. It didn't go well. The veteran hasn't been a fantasy asset this season and it would take a few injured teammates for him to become relevant.</text:p>
            <text:p><text:s text:c="8"/></text:p>
            <text:p><text:s text:c="8"/></text:p>
            <text:p><text:s text:c="13"/></text:p>
            <text:p><text:s text:c="14"/></text:p>
            <text:p><text:s text:c="13"/>Jan 1 - 12:55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kal Labissiere</text:p>
            <text:p><text:s text:c="17"/></text:p>
            <text:p><text:s text:c="17"/></text:p>
            <text:p><text:s text:c="22"/>- F/C - <text:s/>Kings</text:p>
            <text:p><text:s text:c="16"/></text:p>
            <text:p><text:s text:c="17"/></text:p>
            <text:p><text:s text:c="12"/></text:p>
            <text:p><text:s text:c="8"/></text:p>
            <text:p><text:s text:c="8"/></text:p>
            <text:p><text:s text:c="8"/></text:p>
            <text:p><text:s text:c="12"/>Skal Labissiere had six points, two rebounds and one assist in 20 minutes during Sunday's home loss to the Grizzlies.</text:p>
            <text:p><text:s text:c="8"/></text:p>
            <text:p><text:s text:c="8"/></text:p>
            <text:p><text:s text:c="13"/>Consistent rotations aren't a priority for coach Dave Joerger, clearly, as Skal was once again bumped from the starting lineup to the bench tonight. He wound up playing twice as much as starter Kosta Koufos (10 minutes), and the Kings went deep into the bench with 13 different players seeing the court. We'll let you know if Skal's minutes become consistent enough to help fantasy owners.</text:p>
            <text:p><text:s text:c="8"/></text:p>
            <text:p><text:s text:c="8"/></text:p>
            <text:p><text:s text:c="13"/>Related: Kosta Koufos, Zach Randolph</text:p>
            <text:p><text:s text:c="14"/></text:p>
            <text:p><text:s text:c="13"/>Jan 1 - 12:54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Marc Gasol was quiet in 24 minutes vs. the Kings, scoring seven points on 3-of-9 shooting with three assists, four rebounds and four blocked shots.</text:p>
            <text:p><text:s text:c="8"/></text:p>
            <text:p><text:s text:c="8"/></text:p>
            <text:p><text:s text:c="13"/>Gasol and former teammate Zach Randolph squared off tonight, and their familiarity may have contributed to both players' poor nights offensively. Gasol's low minutes aren't a concern -- Memphis deployed 13 different guys in a blowout win, and none of the starters played more than Tyreke Evans' 26 minutes.</text:p>
            <text:p><text:s text:c="8"/></text:p>
            <text:p><text:s text:c="8"/></text:p>
            <text:p><text:s text:c="13"/></text:p>
            <text:p><text:s text:c="14"/></text:p>
            <text:p><text:s text:c="13"/>Jan 1 - 12:4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ychal Green</text:p>
            <text:p><text:s text:c="17"/></text:p>
            <text:p><text:s text:c="17"/></text:p>
            <text:p><text:s text:c="22"/>- F/C - <text:s/>Grizzlies</text:p>
            <text:p><text:s text:c="16"/></text:p>
            <text:p><text:s text:c="17"/></text:p>
            <text:p><text:s text:c="12"/></text:p>
            <text:p><text:s text:c="8"/></text:p>
            <text:p><text:s text:c="8"/></text:p>
            <text:p><text:s text:c="8"/></text:p>
            <text:p><text:s text:c="12"/>JaMychal Green was benched to start the third quarter on Sunday, finishing an easy road win in Sacramento with seven points, four rebounds, two steals and one assist in 19 minutes.</text:p>
            <text:p><text:s text:c="8"/></text:p>
            <text:p><text:s text:c="8"/></text:p>
            <text:p><text:s text:c="13"/>It was Green's second game back after a three-game absence, so the benching may have been intended to limit his workload in a blowout. It could also have been a message from coach J.B. Bickerstaff, but either way we expect Green to start Tuesday's game vs. the Clippers. He hasn't held top-200 value for the past month, so this shouldn't impact most 12-team owners.</text:p>
            <text:p><text:s text:c="8"/></text:p>
            <text:p><text:s text:c="8"/></text:p>
            <text:p><text:s text:c="13"/>Related: Jarell Martin</text:p>
            <text:p><text:s text:c="14"/></text:p>
            <text:p><text:s text:c="13"/>Jan 1 - 12:3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Wayne Selden</text:p>
            <text:p><text:s text:c="17"/></text:p>
            <text:p><text:s text:c="17"/></text:p>
            <text:p><text:s text:c="22"/>- G - <text:s/>Grizzlies</text:p>
            <text:p><text:s text:c="16"/></text:p>
            <text:p><text:s text:c="17"/></text:p>
            <text:p><text:s text:c="12"/></text:p>
            <text:p><text:s text:c="8"/></text:p>
            <text:p><text:s text:c="8"/></text:p>
            <text:p><text:s text:c="8"/></text:p>
            <text:p><text:s text:c="12"/>Wayne Selden (quad) returned on Sunday with 10 points (3-of-7 FGs, 3-of-4 FTs), three assists, one rebound, one steal and one 3-pointer in 17 bench minutes.</text:p>
            <text:p><text:s text:c="8"/></text:p>
            <text:p><text:s text:c="8"/></text:p>
            <text:p><text:s text:c="13"/>Selden hadn't played since Nov. 15 and coach J.B. Bickerstaff said he was only giving returning players a handful of minutes to get them "re-acclimated." Selden will need to earn playing time going forward, and Memphis will likely keep him on a short leash, so there's no real incentive to add him. We'll keep a close eye on his role over the next few weeks.</text:p>
            <text:p><text:s text:c="8"/></text:p>
            <text:p><text:s text:c="8"/></text:p>
            <text:p><text:s text:c="13"/></text:p>
            <text:p><text:s text:c="14"/></text:p>
            <text:p><text:s text:c="13"/>Source: Michael Wallace on Twitter <text:s text:c="23"/>Jan 1 - 12:39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ll Martin</text:p>
            <text:p><text:s text:c="17"/></text:p>
            <text:p><text:s text:c="17"/></text:p>
            <text:p><text:s text:c="22"/>- F - <text:s/>Grizzlies</text:p>
            <text:p><text:s text:c="16"/></text:p>
            <text:p><text:s text:c="17"/></text:p>
            <text:p><text:s text:c="12"/></text:p>
            <text:p><text:s text:c="8"/></text:p>
            <text:p><text:s text:c="8"/></text:p>
            <text:p><text:s text:c="8"/></text:p>
            <text:p><text:s text:c="12"/>Jarell Martin moved into the starting lineup after halftime on Sunday, notching 11 points, two assists, two steals, one block and one 3-pointer in 24 minutes.</text:p>
            <text:p><text:s text:c="8"/></text:p>
            <text:p><text:s text:c="8"/></text:p>
            <text:p><text:s text:c="13"/>Grizzlies interim coach J.B. Bickerstaff benched JaMychal Green in favor of Martin to start the third quarter, but this may have simply been a one-time move based on matchups. He's had a handful of strong games, but even as a starter Martin has failed to distinguish himself with averages of 6.4 points, 4.5 rebounds, 1.0 blocks and 0.7 steals.</text:p>
            <text:p><text:s text:c="8"/></text:p>
            <text:p><text:s text:c="8"/></text:p>
            <text:p><text:s text:c="13"/>Related: JaMychal Green</text:p>
            <text:p><text:s text:c="14"/></text:p>
            <text:p><text:s text:c="13"/>Jan 1 - 12:38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Harrison</text:p>
            <text:p><text:s text:c="17"/></text:p>
            <text:p><text:s text:c="17"/></text:p>
            <text:p><text:s text:c="22"/>- G - <text:s/>Grizzlies</text:p>
            <text:p><text:s text:c="16"/></text:p>
            <text:p><text:s text:c="17"/></text:p>
            <text:p><text:s text:c="12"/></text:p>
            <text:p><text:s text:c="8"/></text:p>
            <text:p><text:s text:c="8"/></text:p>
            <text:p><text:s text:c="8"/></text:p>
            <text:p><text:s text:c="12"/>Andrew Harrison played only 19 minutes during Sunday's easy win vs. the Kings, scoring five points with five rebounds, two steals and one assist.</text:p>
            <text:p><text:s text:c="8"/></text:p>
            <text:p><text:s text:c="8"/></text:p>
            <text:p><text:s text:c="13"/>There were a variety of factors in play tonight, including the lopsided score and the return of Wayne Selden (quad), who logged 17 minutes off the bench. It sounds like Mike Conley (Achilles) is also inching closer to a return, so don't hesitate to unload Harrison for a more promising rest-of-season option.</text:p>
            <text:p><text:s text:c="8"/></text:p>
            <text:p><text:s text:c="8"/></text:p>
            <text:p><text:s text:c="13"/>Related: Wayne Selden, Mike Conley, Kobi Simmons</text:p>
            <text:p><text:s text:c="14"/></text:p>
            <text:p><text:s text:c="13"/>Jan 1 - 12:37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Tyreke Evans was terrific in 26 minutes on Sunday, hitting 10-of-16 shots with five 3-pointers to finish with 26 points, seven rebounds, five assists and one steal.</text:p>
            <text:p><text:s text:c="8"/></text:p>
            <text:p><text:s text:c="8"/></text:p>
            <text:p><text:s text:c="13"/>Despite having just two games on the schedule next week, it will be hard to keep Tyreke out of fantasy lineups. After all, he's been a top-10 fantasy player over the past two weeks with averages of 27.0 points (51.6% FGs, 85.2% FTs), 3.6 triples, 5.8 rebounds, 7.4 assists and 1.2 steals. He's doing all that with a mere 1.6 turnovers per game, and is resuscitating his image at an ideal time, with free agency looming this summer. He's obliterating even the most optimistic preseason fantasy expectations.</text:p>
            <text:p><text:s text:c="8"/></text:p>
            <text:p><text:s text:c="8"/></text:p>
            <text:p><text:s text:c="13"/></text:p>
            <text:p><text:s text:c="14"/></text:p>
            <text:p><text:s text:c="13"/>Jan 1 - 12:36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injured his right hand in the fourth quarter on Sunday, but X-rays were negative and he finished with 22 points (8-of-14 FGs, 6-of-8 FTs), nine boards, five assists, two blocks and one steal.</text:p>
            <text:p><text:s text:c="8"/></text:p>
            <text:p><text:s text:c="8"/></text:p>
            <text:p><text:s text:c="13"/>The Sixers think Embiid sprained his hand, and he added, "I think I should be fine ... It was numb but I'm a warrior. I want to push through stuff and I want to play." He's been phenomenal this season with averages of 24.0 points, 1.0 threes, 11.0 rebounds, 3.4 assists, 2.0 blocks and 0.6 steals, but has also missed nine of the Sixers' first 38 games. Philly's cautious approach has helped him avoid lengthy injuries, of course, which is a trade-off most owners will gladly accept. We'll consider him questionable to play vs. the Spurs on Wednesday.</text:p>
            <text:p><text:s text:c="8"/></text:p>
            <text:p><text:s text:c="8"/></text:p>
            <text:p><text:s text:c="13"/></text:p>
            <text:p><text:s text:c="14"/></text:p>
            <text:p><text:s text:c="13"/>Source: Jessica Camerato on Twitter <text:s text:c="22"/>Jan 1 - 12:1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ne Hilario</text:p>
            <text:p><text:s text:c="17"/></text:p>
            <text:p><text:s text:c="17"/></text:p>
            <text:p><text:s text:c="22"/>- F/C - <text:s/>Rockets</text:p>
            <text:p><text:s text:c="16"/></text:p>
            <text:p><text:s text:c="17"/></text:p>
            <text:p><text:s text:c="12"/></text:p>
            <text:p><text:s text:c="8"/></text:p>
            <text:p><text:s text:c="8"/></text:p>
            <text:p><text:s text:c="8"/></text:p>
            <text:p><text:s text:c="12"/>Nene returned from a rest day on Sunday with six points and two rebounds in six minutes off the bench.</text:p>
            <text:p><text:s text:c="8"/></text:p>
            <text:p><text:s text:c="8"/></text:p>
            <text:p><text:s text:c="13"/>Clint Capela (facial fracture) was back in the starting lineup, which inevitably makes Nene a dubious fantasy option. Tarik Black also supplanted Nene in the rotation after halftime, as the Rockets tried in vain to slow down Julius Randle, and there's simply no reason to trust Nene for fantasy purposes.</text:p>
            <text:p><text:s text:c="8"/></text:p>
            <text:p><text:s text:c="8"/></text:p>
            <text:p><text:s text:c="13"/>Related: Clint Capela, Tarik Black</text:p>
            <text:p><text:s text:c="14"/></text:p>
            <text:p><text:s text:c="13"/>Jan 1 - 12: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right orbital fracture) fouled out with seven points, seven rebounds and two assists in 32 minutes vs. L.A. on Sunday, making 3-of-8 FGs and 1-of-2 FTs.</text:p>
            <text:p><text:s text:c="8"/></text:p>
            <text:p><text:s text:c="8"/></text:p>
            <text:p><text:s text:c="13"/>The facial injury wound up costing Capela two games, but he avoided surgery and even ditched his face mask after halftime tonight, presumably with the training staff's approval. The DNPs also gave him extra time to rest his bruised left heel, which should be a non-factor going forward. Make sure he's locked into active lineups with three games next week.</text:p>
            <text:p><text:s text:c="8"/></text:p>
            <text:p><text:s text:c="8"/></text:p>
            <text:p><text:s text:c="13"/></text:p>
            <text:p><text:s text:c="14"/></text:p>
            <text:p><text:s text:c="13"/>Jan 1 - 12:02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or Ariza</text:p>
            <text:p><text:s text:c="17"/></text:p>
            <text:p><text:s text:c="17"/></text:p>
            <text:p><text:s text:c="22"/>- F - <text:s/>Rockets</text:p>
            <text:p><text:s text:c="16"/></text:p>
            <text:p><text:s text:c="17"/></text:p>
            <text:p><text:s text:c="12"/></text:p>
            <text:p><text:s text:c="8"/></text:p>
            <text:p><text:s text:c="8"/></text:p>
            <text:p><text:s text:c="8"/></text:p>
            <text:p><text:s text:c="12"/>Trevor Ariza made 9-of-15 shot attempts with six 3-pointers during Sunday's double-OT victory, scoring a season-high 26 points with four rebounds, three assists and two steals.</text:p>
            <text:p><text:s text:c="8"/></text:p>
            <text:p><text:s text:c="8"/></text:p>
            <text:p><text:s text:c="13"/>Happy New Year! It's the fourth time all season that Ariza has scored 20+ points, and he did his damage in 45 minutes tonight. The veteran sharp-shooter could take on a bigger offensive workload if James Harden misses games -- Harden exited late in the fourth quarter after pulling his left hamstring. Gerald Green and Eric Gordon would also stand to gain without Harden, but it would take a complete team effort.</text:p>
            <text:p><text:s text:c="8"/></text:p>
            <text:p><text:s text:c="8"/></text:p>
            <text:p><text:s text:c="13"/>Related: Eric Gordon, Gerald Green, James Harden</text:p>
            <text:p><text:s text:c="14"/></text:p>
            <text:p><text:s text:c="13"/>Jan 1 - 12:01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lower back tightness) shot 2-of-6 from the field on Sunday for seven points, four rebounds and one steal in 21 minutes.</text:p>
            <text:p><text:s text:c="8"/></text:p>
            <text:p><text:s text:c="8"/></text:p>
            <text:p><text:s text:c="13"/>All of Anderson's shot attempts were 3-pointers, which isn't unusual -- the designated gunner has taken 73.5% of his shots from downtown this season. He's averaging a mere 0.9 assists, 0.4 steals and 0.4 blocks this season, and remains little more than 3-point specialist.</text:p>
            <text:p><text:s text:c="8"/></text:p>
            <text:p><text:s text:c="8"/></text:p>
            <text:p><text:s text:c="13"/></text:p>
            <text:p><text:s text:c="14"/></text:p>
            <text:p><text:s text:c="13"/>Jan 1 - 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J. Tucker</text:p>
            <text:p><text:s text:c="17"/></text:p>
            <text:p><text:s text:c="17"/></text:p>
            <text:p><text:s text:c="22"/>- F - <text:s/>Rockets</text:p>
            <text:p><text:s text:c="16"/></text:p>
            <text:p><text:s text:c="17"/></text:p>
            <text:p><text:s text:c="12"/></text:p>
            <text:p><text:s text:c="8"/></text:p>
            <text:p><text:s text:c="8"/></text:p>
            <text:p><text:s text:c="8"/></text:p>
            <text:p><text:s text:c="12"/>P.J. Tucker shifted back to the bench on Sunday, where he posted two points, six boards, one assist and one block in 22 minutes.</text:p>
            <text:p><text:s text:c="8"/></text:p>
            <text:p><text:s text:c="8"/></text:p>
            <text:p><text:s text:c="13"/>Tucker started in a small-ball lineup with Clint Capela (face) out on Friday, but was quiet through regulation tonight. He came up huge late, though, scoring on an offensive rebound to give Houston a 144-142 lead with 5.7 seconds left in double-overtime, and they held on to snap their five-game losing skid. Tucker isn't a standard-league option while the Rockets' frontcourt is healthy.</text:p>
            <text:p><text:s text:c="8"/></text:p>
            <text:p><text:s text:c="8"/></text:p>
            <text:p><text:s text:c="13"/></text:p>
            <text:p><text:s text:c="14"/></text:p>
            <text:p><text:s text:c="13"/>Jan 1 - 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rik Black</text:p>
            <text:p><text:s text:c="17"/></text:p>
            <text:p><text:s text:c="17"/></text:p>
            <text:p><text:s text:c="22"/>- F/C - <text:s/>Rockets</text:p>
            <text:p><text:s text:c="16"/></text:p>
            <text:p><text:s text:c="17"/></text:p>
            <text:p><text:s text:c="12"/></text:p>
            <text:p><text:s text:c="8"/></text:p>
            <text:p><text:s text:c="8"/></text:p>
            <text:p><text:s text:c="8"/></text:p>
            <text:p><text:s text:c="12"/>Tarik Black had eight points, nine rebounds and two blocks in 16 minutes of action vs. L.A. on Sunday.</text:p>
            <text:p><text:s text:c="8"/></text:p>
            <text:p><text:s text:c="8"/></text:p>
            <text:p><text:s text:c="13"/>Black double-doubled in 28 minutes off the bench on Friday, but that was situational -- both Clint Capela (face) and Nene (rest) were out for that game. He lucked into solid minutes again tonight with Capela fouling out in a game that went to double-overtime, so we're not reading into this efficient line.</text:p>
            <text:p><text:s text:c="8"/></text:p>
            <text:p><text:s text:c="8"/></text:p>
            <text:p><text:s text:c="13"/>Related: Clint Capela</text:p>
            <text:p><text:s text:c="14"/></text:p>
            <text:p><text:s text:c="13"/>Sun, Dec 31, 2017 11: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The Rockets snapped their five-game losing streak in dramatic fashion on Sunday, with Chris Paul posting 28 points, 10 assists and six rebounds in the double-overtime win.</text:p>
            <text:p><text:s text:c="8"/></text:p>
            <text:p><text:s text:c="8"/></text:p>
            <text:p><text:s text:c="13"/>CP3 took over the Rockets' offense in the OT periods with James Harden (leg) unavailable, scoring a handful of clutch buckets to keep the pesky Lakers at bay. He shot just 8-of-20 from the field, but connected on three 3-pointer while going 9-of-9 at the free throw line. He also committed a mere two turnovers in 42 minutes, which is one of the reasons 9-cat owners love him.</text:p>
            <text:p><text:s text:c="8"/></text:p>
            <text:p><text:s text:c="8"/></text:p>
            <text:p><text:s text:c="13"/></text:p>
            <text:p><text:s text:c="14"/></text:p>
            <text:p><text:s text:c="13"/>Sun, Dec 31, 2017 11: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rald Green</text:p>
            <text:p><text:s text:c="17"/></text:p>
            <text:p><text:s text:c="17"/></text:p>
            <text:p><text:s text:c="22"/>- G/F - <text:s/>Rockets</text:p>
            <text:p><text:s text:c="16"/></text:p>
            <text:p><text:s text:c="17"/></text:p>
            <text:p><text:s text:c="12"/></text:p>
            <text:p><text:s text:c="8"/></text:p>
            <text:p><text:s text:c="8"/></text:p>
            <text:p><text:s text:c="8"/></text:p>
            <text:p><text:s text:c="12"/>Gerald Green, who scored 18 points on Friday, finished Sunday's home victory with 10 points, three rebounds, two steals and two 3-pointers off the bench.</text:p>
            <text:p><text:s text:c="8"/></text:p>
            <text:p><text:s text:c="8"/></text:p>
            <text:p><text:s text:c="13"/>Green played 22 minutes and could emerge as a source of points and 3-pointers if James Harden's left hamstring injury costs him any time. When Harden is active, however, Green is just a perimeter specialist in deep leagues.</text:p>
            <text:p><text:s text:c="8"/></text:p>
            <text:p><text:s text:c="8"/></text:p>
            <text:p><text:s text:c="13"/>Related: James Harden</text:p>
            <text:p><text:s text:c="14"/></text:p>
            <text:p><text:s text:c="13"/>Sun, Dec 31, 2017 11: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Clarkson</text:p>
            <text:p><text:s text:c="17"/></text:p>
            <text:p><text:s text:c="17"/></text:p>
            <text:p><text:s text:c="22"/>- G - <text:s/>Cavaliers</text:p>
            <text:p><text:s text:c="16"/></text:p>
            <text:p><text:s text:c="17"/></text:p>
            <text:p><text:s text:c="12"/></text:p>
            <text:p><text:s text:c="8"/></text:p>
            <text:p><text:s text:c="8"/></text:p>
            <text:p><text:s text:c="8"/></text:p>
            <text:p><text:s text:c="12"/>Jordan Clarkson was quiet in 21 bench minutes on Sunday, going 2-of-7 from the field for six points, two steals and one assist.</text:p>
            <text:p><text:s text:c="8"/></text:p>
            <text:p><text:s text:c="8"/></text:p>
            <text:p><text:s text:c="13"/>The Lakers set a new season-high for scoring in the first half, shredding Houston's defense for 72 points, but they wound up losing in double-overtime, 148-142 . Even reserves like Corey Brewer (nine points, six boards) and Andrew Bogut (six points, five boards) got in on the fun tonight, which makes Clarkson's dud even more disappointing. He should bounce back vs. the Wolves on Monday, especially since Lonzo Ball (shoulder) and Kentavious Caldwell-Pope (personal) will both be out again.</text:p>
            <text:p><text:s text:c="8"/></text:p>
            <text:p><text:s text:c="8"/></text:p>
            <text:p><text:s text:c="13"/></text:p>
            <text:p><text:s text:c="14"/></text:p>
            <text:p><text:s text:c="13"/>Sun, Dec 31, 2017 11:3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rey Brewer</text:p>
            <text:p><text:s text:c="17"/></text:p>
            <text:p><text:s text:c="17"/></text:p>
            <text:p><text:s text:c="22"/>- G/F - <text:s/>Thunder</text:p>
            <text:p><text:s text:c="16"/></text:p>
            <text:p><text:s text:c="17"/></text:p>
            <text:p><text:s text:c="12"/></text:p>
            <text:p><text:s text:c="8"/></text:p>
            <text:p><text:s text:c="8"/></text:p>
            <text:p><text:s text:c="8"/></text:p>
            <text:p><text:s text:c="12"/>Corey Brewer played 31 minutes off the bench on Sunday, posting nine points on 4-of-8 shooting, six rebounds, four assists, one block and one 3-pointer.</text:p>
            <text:p><text:s text:c="8"/></text:p>
            <text:p><text:s text:c="8"/></text:p>
            <text:p><text:s text:c="13"/>Brewer is embodying the concept of 'revenge games' -- in his past two games vs. Houston, he's averaging 15.0 points, 1.5 triples, 5.5 boards, 2.5 assists and 1.5 steals. He's been nowhere near holding fantasy value in L.A.'s first 35 games, though, and he belongs on the wire.</text:p>
            <text:p><text:s text:c="8"/></text:p>
            <text:p><text:s text:c="8"/></text:p>
            <text:p><text:s text:c="13"/></text:p>
            <text:p><text:s text:c="14"/></text:p>
            <text:p><text:s text:c="13"/>Sun, Dec 31, 2017 11:3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made 9-of-13 shots to score a career-high 26 points during Sunday's double-OT defeat, sinking four 3-pointers with six rebounds, one assist, one steal and zero turnovers in 37 minutes.</text:p>
            <text:p><text:s text:c="8"/></text:p>
            <text:p><text:s text:c="8"/></text:p>
            <text:p><text:s text:c="13"/>Hart made the most of his minutes and his hot shooting was a surprise, since the knock against him has always been his jumper -- he did go just 4-of-8 from the FT line, so it wasn't all good news. Lonzo Ball (left shoulder) has been ruled out for Monday and it's uncertain if he'll be ready to go vs. OKC on Wednesday. Kentavious Caldwell-Pope will also miss Monday's game, which at least gives Hart one more game with an expanded role in the Lakers' short-handed backcourt. After Monday, though, all bets are off.</text:p>
            <text:p><text:s text:c="8"/></text:p>
            <text:p><text:s text:c="8"/></text:p>
            <text:p><text:s text:c="13"/>Related: Kentavious Caldwell-Pope, Lonzo Ball</text:p>
            <text:p><text:s text:c="14"/></text:p>
            <text:p><text:s text:c="13"/>Sun, Dec 31, 2017 11:3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Julius Randle went off for 29 points, 15 rebounds, six assists and one block on New Year's Eve, making 13-of-19 field goals before fouling out in 33 minutes of action.</text:p>
            <text:p><text:s text:c="8"/></text:p>
            <text:p><text:s text:c="8"/></text:p>
            <text:p><text:s text:c="13"/>Randle attacked the rim early and often tonight, with 14 points and seven boards in the first quarter alone. The scoring and rebounding were both season-highs and he's thriving with expanded minutes over the past two games. Lakers coach Luke Walton recently called him out for sometimes not "playing up to the standard that he set for himself," and that seems to have lit a fire for Randle. He's been a volatile option all season, but tonight's big game is a reminder of his tantalizing upside.</text:p>
            <text:p><text:s text:c="8"/></text:p>
            <text:p><text:s text:c="8"/></text:p>
            <text:p><text:s text:c="13"/></text:p>
            <text:p><text:s text:c="14"/></text:p>
            <text:p><text:s text:c="13"/>Sun, Dec 31, 2017 11: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Ennis</text:p>
            <text:p><text:s text:c="17"/></text:p>
            <text:p><text:s text:c="17"/></text:p>
            <text:p><text:s text:c="22"/>- G - <text:s/>Lakers</text:p>
            <text:p><text:s text:c="16"/></text:p>
            <text:p><text:s text:c="17"/></text:p>
            <text:p><text:s text:c="12"/></text:p>
            <text:p><text:s text:c="8"/></text:p>
            <text:p><text:s text:c="8"/></text:p>
            <text:p><text:s text:c="8"/></text:p>
            <text:p><text:s text:c="12"/>Tyler Ennis (illness) tied his career-high with 20 points on Sunday, adding 11 assists, four rebounds and two steals in 45 minutes during an overtime loss in Houston.</text:p>
            <text:p><text:s text:c="8"/></text:p>
            <text:p><text:s text:c="8"/></text:p>
            <text:p><text:s text:c="13"/>Ennis shot 8-of-18 from the field and 4-of-5 from the line before eventually fouling out. Kentavious Caldwell-Pope was out tonight -- he and Lonzo Ball will also miss Monday's road game. That props open the door for Ennis, who is a fine streaming play vs. the Wolves on Monday, but this is an inherently short-lived situation.</text:p>
            <text:p><text:s text:c="8"/></text:p>
            <text:p><text:s text:c="8"/></text:p>
            <text:p><text:s text:c="13"/>Related: Lonzo Ball, Kentavious Caldwell-Pope</text:p>
            <text:p><text:s text:c="14"/></text:p>
            <text:p><text:s text:c="13"/>Sun, Dec 31, 2017 11:3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Milos Teodosic had eight points, five assists, two 3-pointers and one rebound in 28 minutes during Sunday's home win vs. the Hornets.</text:p>
            <text:p><text:s text:c="8"/></text:p>
            <text:p><text:s text:c="8"/></text:p>
            <text:p><text:s text:c="13"/>The bad news is that Teodosic didn't get to the free throw line, didn't have any steals or blocks, and he committed three turnovers. He's averaging decent assists (5.3) and 3-pointers (1.7), but is dragging down owners with limited value elsewhere and damaging 34.0% shooting. We expect him to fare better in 2018, but it can't hurt to get a feel for his trade value in your leagues.</text:p>
            <text:p><text:s text:c="8"/></text:p>
            <text:p><text:s text:c="8"/></text:p>
            <text:p><text:s text:c="13"/></text:p>
            <text:p><text:s text:c="14"/></text:p>
            <text:p><text:s text:c="13"/>Sun, Dec 31, 2017 11:1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rezl Harrell</text:p>
            <text:p><text:s text:c="17"/></text:p>
            <text:p><text:s text:c="17"/></text:p>
            <text:p><text:s text:c="22"/>- F/C - <text:s/>Clippers</text:p>
            <text:p><text:s text:c="16"/></text:p>
            <text:p><text:s text:c="17"/></text:p>
            <text:p><text:s text:c="12"/></text:p>
            <text:p><text:s text:c="8"/></text:p>
            <text:p><text:s text:c="8"/></text:p>
            <text:p><text:s text:c="8"/></text:p>
            <text:p><text:s text:c="12"/>Montrezl Harrell logged 12 minutes off the bench on Sunday, scoring six points with one rebound and one block.</text:p>
            <text:p><text:s text:c="8"/></text:p>
            <text:p><text:s text:c="8"/></text:p>
            <text:p><text:s text:c="13"/>The 23-year-old big man has made the most of his minutes lately, averaging 14.3 points on 65.4% shooting in his past three games. His minutes and shot attempts are trending down with Blake Griffin active, predictably, but he's at least fending off Willie Reed (DNP-CD) for backup-center minutes.</text:p>
            <text:p><text:s text:c="8"/></text:p>
            <text:p><text:s text:c="8"/></text:p>
            <text:p><text:s text:c="13"/>Related: Blake Griffin, Willie Reed</text:p>
            <text:p><text:s text:c="14"/></text:p>
            <text:p><text:s text:c="13"/>Sun, Dec 31, 2017 11:1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In his second game back from a knee injury, Blake Griffin notched 25 points, seven rebounds, six assists, two blocks and one steal, hitting 9-of-17 shots in 33 minutes vs. the visiting Hornets.</text:p>
            <text:p><text:s text:c="8"/></text:p>
            <text:p><text:s text:c="8"/></text:p>
            <text:p><text:s text:c="13"/>Griffin was supposed to be on a minute-limit in his debut on Friday but he wound up playing 32 minutes, and tonight's result confirms he has a long leash. He also sank a pair of 3-pointers with a 5-of-6 mark at the FT line tonight, and he's paying off in a hurry for patient fantasy owners.</text:p>
            <text:p><text:s text:c="8"/></text:p>
            <text:p><text:s text:c="8"/></text:p>
            <text:p><text:s text:c="13"/></text:p>
            <text:p><text:s text:c="14"/></text:p>
            <text:p><text:s text:c="13"/>Sun, Dec 31, 2017 11:1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wun Evans</text:p>
            <text:p><text:s text:c="17"/></text:p>
            <text:p><text:s text:c="17"/></text:p>
            <text:p><text:s text:c="22"/>- G - <text:s/>Clippers</text:p>
            <text:p><text:s text:c="16"/></text:p>
            <text:p><text:s text:c="17"/></text:p>
            <text:p><text:s text:c="12"/></text:p>
            <text:p><text:s text:c="8"/></text:p>
            <text:p><text:s text:c="8"/></text:p>
            <text:p><text:s text:c="8"/></text:p>
            <text:p><text:s text:c="12"/>Jawun Evans started Sunday's game in place of Austin Rivers (Achilles), finishing with four points, four rebounds, two assists and one steal.</text:p>
            <text:p><text:s text:c="8"/></text:p>
            <text:p><text:s text:c="8"/></text:p>
            <text:p><text:s text:c="13"/>Evans went 2-of-6 from the field without any free throw attempts in 14 minutes of action. Rivers is just day-to-day after an MRI came back negative, so he could return as soon as Tuesday vs. the Grizzlies. As a result, Evans should continue drifting along the waiver wire.</text:p>
            <text:p><text:s text:c="8"/></text:p>
            <text:p><text:s text:c="8"/></text:p>
            <text:p><text:s text:c="13"/>Related: Austin Rivers</text:p>
            <text:p><text:s text:c="14"/></text:p>
            <text:p><text:s text:c="13"/>Sun, Dec 31, 2017 11: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caught fire on Sunday, making 12-of-21 FGs, 10-of-11 FTs and 6-of-9 threes for a game-high 40 points, with eight assists, two rebounds, one steal and just one turnover in 37 minutes.</text:p>
            <text:p><text:s text:c="8"/></text:p>
            <text:p><text:s text:c="8"/></text:p>
            <text:p><text:s text:c="13"/>Sweet Lou checked in earlier than usual with the Clippers' starting backcourt in foul trouble, and he quickly took matters into his own hands. It was a no-win situation for Charlotte -- when they tried to throw multiple defenders at him, Williams either found open teammates or drew fouls. He came in with a league-leading 20.5 points per game off the bench this season, which is only going up after tonight's scoring bonanza. He'll maintain a lofty usage rate if Austin Rivers (Achilles) misses more games.</text:p>
            <text:p><text:s text:c="8"/></text:p>
            <text:p><text:s text:c="8"/></text:p>
            <text:p><text:s text:c="13"/>Related: Austin Rivers</text:p>
            <text:p><text:s text:c="14"/></text:p>
            <text:p><text:s text:c="13"/>Sun, Dec 31, 2017 11: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Kaminsky</text:p>
            <text:p><text:s text:c="17"/></text:p>
            <text:p><text:s text:c="17"/></text:p>
            <text:p><text:s text:c="22"/>- F/C - <text:s/>Hornets</text:p>
            <text:p><text:s text:c="16"/></text:p>
            <text:p><text:s text:c="17"/></text:p>
            <text:p><text:s text:c="12"/></text:p>
            <text:p><text:s text:c="8"/></text:p>
            <text:p><text:s text:c="8"/></text:p>
            <text:p><text:s text:c="8"/></text:p>
            <text:p><text:s text:c="12"/>Frank Kaminsky had another solid game on Sunday with 16 points, eight rebounds, two blocks, one assist, one steal and a pair of 3-pointers.</text:p>
            <text:p><text:s text:c="8"/></text:p>
            <text:p><text:s text:c="8"/></text:p>
            <text:p><text:s text:c="13"/>Kaminsky hit 6-of-12 FGs and 2-of-2 FTs with just one turnover in 31 minutes off the bench. That's his highest playing time since Oct. 23 and he took advantage of Marvin Williams' poor play, in addition to the continued absence of Cody Zeller (knee), who will miss at least 3-4 more weeks. Kaminsky isn't the most consistent option, but he's worth a look if you need a cheap big man -- just be aware that Charlotte only plays twice next week.</text:p>
            <text:p><text:s text:c="8"/></text:p>
            <text:p><text:s text:c="8"/></text:p>
            <text:p><text:s text:c="13"/>Related: Cody Zeller</text:p>
            <text:p><text:s text:c="14"/></text:p>
            <text:p><text:s text:c="13"/>Sun, Dec 31, 2017 11: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Kidd-Gilchrist</text:p>
            <text:p><text:s text:c="17"/></text:p>
            <text:p><text:s text:c="17"/></text:p>
            <text:p><text:s text:c="22"/>- F - <text:s/>Hornets</text:p>
            <text:p><text:s text:c="16"/></text:p>
            <text:p><text:s text:c="17"/></text:p>
            <text:p><text:s text:c="12"/></text:p>
            <text:p><text:s text:c="8"/></text:p>
            <text:p><text:s text:c="8"/></text:p>
            <text:p><text:s text:c="8"/></text:p>
            <text:p><text:s text:c="12"/>Foul trouble limited Michael Kidd-Gilchrist on Sunday, as he finished a road defeat with six points, seven rebounds and three assists in 21 minutes.</text:p>
            <text:p><text:s text:c="8"/></text:p>
            <text:p><text:s text:c="8"/></text:p>
            <text:p><text:s text:c="13"/>MKG has been frustrating to own due to poor FT shooting (63.2%), low assists (1.1), and a complete lack of 3-pointers. Owners could probably live with those flaws, but he's also seen his rebounds drop dramatically alongside Dwight Howard -- his total rebound rate has fallen from 13.2% last season to just 9.8% this season. He's currently just a borderline option in 12-team leagues.</text:p>
            <text:p><text:s text:c="8"/></text:p>
            <text:p><text:s text:c="8"/></text:p>
            <text:p><text:s text:c="13"/></text:p>
            <text:p><text:s text:c="14"/></text:p>
            <text:p><text:s text:c="13"/>Sun, Dec 31, 2017 11:0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Howard</text:p>
            <text:p><text:s text:c="17"/></text:p>
            <text:p><text:s text:c="17"/></text:p>
            <text:p><text:s text:c="22"/>- C - <text:s/>Hornets</text:p>
            <text:p><text:s text:c="16"/></text:p>
            <text:p><text:s text:c="17"/></text:p>
            <text:p><text:s text:c="12"/></text:p>
            <text:p><text:s text:c="8"/></text:p>
            <text:p><text:s text:c="8"/></text:p>
            <text:p><text:s text:c="8"/></text:p>
            <text:p><text:s text:c="12"/>Dwight Howard struggled against DeAndre Jordan and the Clippers on Sunday, scoring four points on 1-of-9 shooting with five turnovers and four personal fouls in 35 minutes.</text:p>
            <text:p><text:s text:c="8"/></text:p>
            <text:p><text:s text:c="8"/></text:p>
            <text:p><text:s text:c="13"/>It wasn't all bad, with Dwight getting 10 rebounds, two assists and two steals, while sinking both of his free throw attempts. His lack of blocks and poor shooting tonight are aberrations and he should torch the Kings frontcourt on Tuesday, but the turnovers are here to stay. His 3.4 turnovers per game are eighth-most in the league, and among centers he trails only DeMarcus Cousins and Joel Embiid.</text:p>
            <text:p><text:s text:c="8"/></text:p>
            <text:p><text:s text:c="8"/></text:p>
            <text:p><text:s text:c="13"/></text:p>
            <text:p><text:s text:c="14"/></text:p>
            <text:p><text:s text:c="13"/>Sun, Dec 31, 2017 11:0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mba Walker</text:p>
            <text:p><text:s text:c="17"/></text:p>
            <text:p><text:s text:c="17"/></text:p>
            <text:p><text:s text:c="22"/>- G - <text:s/>Hornets</text:p>
            <text:p><text:s text:c="16"/></text:p>
            <text:p><text:s text:c="17"/></text:p>
            <text:p><text:s text:c="12"/></text:p>
            <text:p><text:s text:c="8"/></text:p>
            <text:p><text:s text:c="8"/></text:p>
            <text:p><text:s text:c="8"/></text:p>
            <text:p><text:s text:c="12"/>Kemba Walker's team-high 30 points weren't enough to beat the Clippers on Sunday, as he shot 11-of-21 from the field with four 3-pointers, two assists, one rebound and a pair of steals.</text:p>
            <text:p><text:s text:c="8"/></text:p>
            <text:p><text:s text:c="8"/></text:p>
            <text:p><text:s text:c="13"/>Kemba had just one turnover in 33 minutes tonight, but he was out-shined by Lou Williams' 40-point gem off the Clippers' bench. The veteran's fantasy value has fallen this year in tandem with his FG percentage -- from a career-high 44.4% last season to just 41.7% this season. We'd bet on an upward correction in 2018.</text:p>
            <text:p><text:s text:c="8"/></text:p>
            <text:p><text:s text:c="8"/></text:p>
            <text:p><text:s text:c="13"/></text:p>
            <text:p><text:s text:c="14"/></text:p>
            <text:p><text:s text:c="13"/>Sun, Dec 31, 2017 11: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vin Williams</text:p>
            <text:p><text:s text:c="17"/></text:p>
            <text:p><text:s text:c="17"/></text:p>
            <text:p><text:s text:c="22"/>- F - <text:s/>Hornets</text:p>
            <text:p><text:s text:c="16"/></text:p>
            <text:p><text:s text:c="17"/></text:p>
            <text:p><text:s text:c="12"/></text:p>
            <text:p><text:s text:c="8"/></text:p>
            <text:p><text:s text:c="8"/></text:p>
            <text:p><text:s text:c="8"/></text:p>
            <text:p><text:s text:c="12"/>Marvin Williams was invisible vs. the Clippers on Sunday, going scoreless on 0-of-6 shooting with two rebounds, two steals and one turnover in 17 minutes.</text:p>
            <text:p><text:s text:c="8"/></text:p>
            <text:p><text:s text:c="8"/></text:p>
            <text:p><text:s text:c="13"/>That's two scoreless games in a row for Williams, who has flopped in a seemingly favorable situation with Cody Zeller (knee surgery) out of commission. He was outplayed tonight by both Frank Kaminsky (31 minutes) and Johnny O'Bryant (14 minutes), but we've seen Williams struggle before only to recover with mid-round value. A recent finger injury is a likely suspect for his struggles, but it's understandable if you can't wait for him to turn things around.</text:p>
            <text:p><text:s text:c="8"/></text:p>
            <text:p><text:s text:c="8"/></text:p>
            <text:p><text:s text:c="13"/>Related: Johnny O'Bryant, Frank Kaminsky</text:p>
            <text:p><text:s text:c="14"/></text:p>
            <text:p><text:s text:c="13"/>Sun, Dec 31, 2017 11:0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rrison Barnes</text:p>
            <text:p><text:s text:c="17"/></text:p>
            <text:p><text:s text:c="17"/></text:p>
            <text:p><text:s text:c="22"/>- F - <text:s/>Mavericks</text:p>
            <text:p><text:s text:c="16"/></text:p>
            <text:p><text:s text:c="17"/></text:p>
            <text:p><text:s text:c="12"/></text:p>
            <text:p><text:s text:c="8"/></text:p>
            <text:p><text:s text:c="8"/></text:p>
            <text:p><text:s text:c="8"/></text:p>
            <text:p><text:s text:c="12"/>Harrison Barnes scored a team-high 24 points to help Dallas win their fourth straight game on Sunday, making 10-of-15 shots with four 3-pointers, four rebounds, two assists and one block.</text:p>
            <text:p><text:s text:c="8"/></text:p>
            <text:p><text:s text:c="8"/></text:p>
            <text:p><text:s text:c="13"/>Barnes didn't get to the free throw line for the second straight game, which is odd, but fantasy owners aren't complaining -- he was cooking from the field tonight and has raised his season average to 44.9%. There are no grounds for complaint in most points leagues, but will be hard for him to return more than mid-round roto value until his defensive stats improve (0.6 steals, 0.1 blocks).</text:p>
            <text:p><text:s text:c="8"/></text:p>
            <text:p><text:s text:c="8"/></text:p>
            <text:p><text:s text:c="13"/></text:p>
            <text:p><text:s text:c="14"/></text:p>
            <text:p><text:s text:c="13"/>Sun, Dec 31, 2017 10: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rk Nowitzki</text:p>
            <text:p><text:s text:c="17"/></text:p>
            <text:p><text:s text:c="17"/></text:p>
            <text:p><text:s text:c="22"/>- F/C - <text:s/>Mavericks</text:p>
            <text:p><text:s text:c="16"/></text:p>
            <text:p><text:s text:c="17"/></text:p>
            <text:p><text:s text:c="12"/></text:p>
            <text:p><text:s text:c="8"/></text:p>
            <text:p><text:s text:c="8"/></text:p>
            <text:p><text:s text:c="8"/></text:p>
            <text:p><text:s text:c="12"/>Dirk Nowitzki made his 1,401st NBA start on Sunday, posting 13 points on 6-of-12 shooting, four rebounds and one 3-pointer in a road win vs. the Thunder.</text:p>
            <text:p><text:s text:c="8"/></text:p>
            <text:p><text:s text:c="8"/></text:p>
            <text:p><text:s text:c="13"/>The 39-year-old Nowitzki has yet to miss a game this season and his durability is astounding -- according to Mavs.com, he ranks third all-time in games started behind Kevin Garnett (1,425) and Karl Malone (1,471). On a cumulative basis, the future Hall-of-Famer is flirting with top-50 value for 9-cat, though he drops a few rounds in other fantasy formats.</text:p>
            <text:p><text:s text:c="8"/></text:p>
            <text:p><text:s text:c="8"/></text:p>
            <text:p><text:s text:c="13"/></text:p>
            <text:p><text:s text:c="14"/></text:p>
            <text:p><text:s text:c="13"/>Source: Mavs.com <text:s text:c="41"/>Sun, Dec 31, 2017 10:1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sh McRoberts</text:p>
            <text:p><text:s text:c="17"/></text:p>
            <text:p><text:s text:c="17"/></text:p>
            <text:p><text:s text:c="22"/>- F/C - <text:s/>Mavericks</text:p>
            <text:p><text:s text:c="16"/></text:p>
            <text:p><text:s text:c="17"/></text:p>
            <text:p><text:s text:c="12"/></text:p>
            <text:p><text:s text:c="8"/></text:p>
            <text:p><text:s text:c="8"/></text:p>
            <text:p><text:s text:c="8"/></text:p>
            <text:p><text:s text:c="12"/>Josh McRoberts (lower extremity injury) picked up a DNP-CD on Sunday.</text:p>
            <text:p><text:s text:c="8"/></text:p>
            <text:p><text:s text:c="8"/></text:p>
            <text:p><text:s text:c="13"/>Prior to the game, coach Rick Carlisle said there was an "outside chance" McRoberts would make his season debut tonight. He was technically 'available' to play, but in a hard-fought game there was no opportunity to give him some maintenance minutes. Maybe we'll see him vs. the Warriors on Wednesday.</text:p>
            <text:p><text:s text:c="8"/></text:p>
            <text:p><text:s text:c="8"/></text:p>
            <text:p><text:s text:c="13"/></text:p>
            <text:p><text:s text:c="14"/></text:p>
            <text:p><text:s text:c="13"/>Source: Dallas Morning News <text:s text:c="30"/>Sun, Dec 31, 2017 10:1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ennis Smith Jr. followed up his first NBA triple-double with 19 points, six assists, four rebounds, three 3-pointers and one assist in 28 minutes on Sunday.</text:p>
            <text:p><text:s text:c="8"/></text:p>
            <text:p><text:s text:c="8"/></text:p>
            <text:p><text:s text:c="13"/>The Mavs are setting lofty expectations for DSJ. "We think he can be a great player, one of the best players to ever play in a Mavericks' uniform," coach Rick Carlisle said this weekend. Poor percentages and high turnovers have stunted his fantasy appeal in category leagues, but he's showing the raw upside that drove his value on draft day. Now he just needs to do it consistently, and tonight was another step in that direction -- he made 5-of-12 FGs and 6-of-7 FTs, but took over late with 13 of his points in the final quarter.</text:p>
            <text:p><text:s text:c="8"/></text:p>
            <text:p><text:s text:c="8"/></text:p>
            <text:p><text:s text:c="13"/></text:p>
            <text:p><text:s text:c="14"/></text:p>
            <text:p><text:s text:c="13"/>Source: Dallas Morning News <text:s text:c="30"/>Sun, Dec 31, 2017 10: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Barea</text:p>
            <text:p><text:s text:c="17"/></text:p>
            <text:p><text:s text:c="17"/></text:p>
            <text:p><text:s text:c="22"/>- G - <text:s/>Mavericks</text:p>
            <text:p><text:s text:c="16"/></text:p>
            <text:p><text:s text:c="17"/></text:p>
            <text:p><text:s text:c="12"/></text:p>
            <text:p><text:s text:c="8"/></text:p>
            <text:p><text:s text:c="8"/></text:p>
            <text:p><text:s text:c="8"/></text:p>
            <text:p><text:s text:c="12"/>J.J. Barea racked up 12 points, 11 assists and seven rebounds in 25 minutes off the bench on Sunday, making 5-of-9 shots with a pair of 3-pointers.</text:p>
            <text:p><text:s text:c="8"/></text:p>
            <text:p><text:s text:c="8"/></text:p>
            <text:p><text:s text:c="13"/>Barea is balling lately with averages of 13.0 points, 8.6 dimes, 2.8 rebounds and 1.8 triples over his past five games. That's added up to mid-round value for roto purposes, and he's worth a look if you need a cheap source of scoring, 3-pointers and especially assists.</text:p>
            <text:p><text:s text:c="8"/></text:p>
            <text:p><text:s text:c="8"/></text:p>
            <text:p><text:s text:c="13"/></text:p>
            <text:p><text:s text:c="14"/></text:p>
            <text:p><text:s text:c="13"/>Sun, Dec 31, 2017 10: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ymond Felton</text:p>
            <text:p><text:s text:c="17"/></text:p>
            <text:p><text:s text:c="17"/></text:p>
            <text:p><text:s text:c="22"/>- G - <text:s/>Thunder</text:p>
            <text:p><text:s text:c="16"/></text:p>
            <text:p><text:s text:c="17"/></text:p>
            <text:p><text:s text:c="12"/></text:p>
            <text:p><text:s text:c="8"/></text:p>
            <text:p><text:s text:c="8"/></text:p>
            <text:p><text:s text:c="8"/></text:p>
            <text:p><text:s text:c="12"/>Raymond Felton made 5-of-10 shots to lead OKC's reserves with 12 points on Sunday, adding six rebounds, one assist and one 3-pointer in 23 minutes.</text:p>
            <text:p><text:s text:c="8"/></text:p>
            <text:p><text:s text:c="8"/></text:p>
            <text:p><text:s text:c="13"/>OKC's big three combined to score 84 points tonight, but faulty defense and a lack of supporting production led to a brutal 116-113 loss to the lowly Mavericks. Felton hasn't been a reliable fantasy asset for many years, and occasionally leading the Thunder bench in scoring isn't exactly a resume-builder -- they rank 28th in bench scoring, ahead of only the Pelicans and Bucks.</text:p>
            <text:p><text:s text:c="8"/></text:p>
            <text:p><text:s text:c="8"/></text:p>
            <text:p><text:s text:c="13"/></text:p>
            <text:p><text:s text:c="14"/></text:p>
            <text:p><text:s text:c="13"/>Sun, Dec 31, 2017 10: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sore left knee) played 35 minutes vs. Dallas on Sunday, making 6-of-12 FGs and 9-of-11 FTs for 25 points, four 3-pointers, two assists and one rebound.</text:p>
            <text:p><text:s text:c="8"/></text:p>
            <text:p><text:s text:c="8"/></text:p>
            <text:p><text:s text:c="13"/>OKC lost for just the second time in their past eight games, including a controversial non-call that led to Friday's loss to the Bucks. PG-13 added two blocks and one steal tonight, and the Thunder out-rebounded the Mavs 45-36, but they were outscored by 12 points in the paint and gave up far too many easy buckets. With a few days off before Wednesday's road game in L.A., George's knee shouldn't be a lingering issue.</text:p>
            <text:p><text:s text:c="8"/></text:p>
            <text:p><text:s text:c="8"/></text:p>
            <text:p><text:s text:c="13"/></text:p>
            <text:p><text:s text:c="14"/></text:p>
            <text:p><text:s text:c="13"/>Sun, Dec 31, 2017 10: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poured in 38 points with 15 rebounds and 11 assists in a losing effort on Sunday, making 17-of-28 FGs and 4-of-7 FTs with one steal and only two turnovers in 37 minutes.</text:p>
            <text:p><text:s text:c="8"/></text:p>
            <text:p><text:s text:c="8"/></text:p>
            <text:p><text:s text:c="13"/>Inefficient shooting has dogged Westbrook in 8-cat and 9-cat leagues this season, but that hasn't been the case in his past five games with averages of 33.2 points on 50.8% shooting. He's casually added 10.6 boards, 10.8 assists, 1.6 steals and 0.8 triples in that span, picking up where he left off after averaging a triple-double last season.</text:p>
            <text:p><text:s text:c="8"/></text:p>
            <text:p><text:s text:c="8"/></text:p>
            <text:p><text:s text:c="13"/></text:p>
            <text:p><text:s text:c="14"/></text:p>
            <text:p><text:s text:c="13"/>Sun, Dec 31, 2017 10: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uestis</text:p>
            <text:p><text:s text:c="17"/></text:p>
            <text:p><text:s text:c="17"/></text:p>
            <text:p><text:s text:c="22"/>- F - <text:s/>Thunder</text:p>
            <text:p><text:s text:c="16"/></text:p>
            <text:p><text:s text:c="17"/></text:p>
            <text:p><text:s text:c="12"/></text:p>
            <text:p><text:s text:c="8"/></text:p>
            <text:p><text:s text:c="8"/></text:p>
            <text:p><text:s text:c="8"/></text:p>
            <text:p><text:s text:c="12"/>Josh Huestis failed to score as a fill-in starter on Sunday, going 0-of-3 from the field with one rebound, one steal and one block in 19 minutes.</text:p>
            <text:p><text:s text:c="8"/></text:p>
            <text:p><text:s text:c="8"/></text:p>
            <text:p><text:s text:c="13"/>Andre Roberson (left patellar tendinitis) was out tonight and his defense was sorely missed, as OKC gave up 116 points on 51.7% shooting to the visiting Mavs. Roberson is just day-to-day, but there's obviously no reason to grab Huestis even if Roberson does miss more games.</text:p>
            <text:p><text:s text:c="8"/></text:p>
            <text:p><text:s text:c="8"/></text:p>
            <text:p><text:s text:c="13"/>Related: Andre Roberson</text:p>
            <text:p><text:s text:c="14"/></text:p>
            <text:p><text:s text:c="13"/>Sun, Dec 31, 2017 10:0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exited late in the fourth quarter on Sunday with a left hamstring injury.</text:p>
            <text:p><text:s text:c="8"/></text:p>
            <text:p><text:s text:c="8"/></text:p>
            <text:p><text:s text:c="13"/>Harden came up limping after a drive and was grabbing the back of his left leg. He headed straight to the locker room, finishing with 40 points, 11 assists, two steals and two blocks in 41 minutes. He was already dealing with a bruised right foot, but that injury didn't seem to be a factor tonight -- all eyes will be on the health of his hamstring. Mike D'Antoni said the team isn't likely to assess Harden's injury until Monday, but we should have an update in the afternoon. If he misses time, Eric Gordon and Gerald Green stand to absorb most of his minutes.</text:p>
            <text:p><text:s text:c="8"/></text:p>
            <text:p><text:s text:c="8"/></text:p>
            <text:p><text:s text:c="13"/>Related: Gerald Green, Eric Gordon</text:p>
            <text:p><text:s text:c="14"/></text:p>
            <text:p><text:s text:c="13"/>Source: Clutch Fans <text:s text:c="38"/>Sun, Dec 31, 2017 09:2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rie Irving</text:p>
            <text:p><text:s text:c="17"/></text:p>
            <text:p><text:s text:c="17"/></text:p>
            <text:p><text:s text:c="22"/>- G - <text:s/>Celtics</text:p>
            <text:p><text:s text:c="16"/></text:p>
            <text:p><text:s text:c="17"/></text:p>
            <text:p><text:s text:c="12"/></text:p>
            <text:p><text:s text:c="8"/></text:p>
            <text:p><text:s text:c="8"/></text:p>
            <text:p><text:s text:c="8"/></text:p>
            <text:p><text:s text:c="12"/>The Celtics earned their fourth straight win on Sunday, led by Kyrie Irving's game-high 28 points, eight rebounds, four 3-pointers, two assists, two steals and one block.</text:p>
            <text:p><text:s text:c="8"/></text:p>
            <text:p><text:s text:c="8"/></text:p>
            <text:p><text:s text:c="13"/>Boston was coming off a massive comeback victory vs. Houston, in a game they one trailed by 26 points, and they fended off the visiting Nets tonight, 108-105. Irving sank 10-of-21 shots and all four of his free throw attempts, and he's scored at least 20 points in 11 consecutive games. Boston's next game comes Wednesday vs. LeBron James, Isaiah Thomas and the visiting Cavaliers.</text:p>
            <text:p><text:s text:c="8"/></text:p>
            <text:p><text:s text:c="8"/></text:p>
            <text:p><text:s text:c="13"/>Related: Isaiah Thomas, Cavaliers</text:p>
            <text:p><text:s text:c="14"/></text:p>
            <text:p><text:s text:c="13"/>Sun, Dec 31, 2017 09:0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knee, ankle) had 13 points, three rebounds, two assists, two blocks and one steal in 35 minutes vs. Brooklyn on Sunday.</text:p>
            <text:p><text:s text:c="8"/></text:p>
            <text:p><text:s text:c="8"/></text:p>
            <text:p><text:s text:c="13"/>Brown said it was "a blessing" his injuries weren't worse, and that his recent left Achilles soreness may have led to the recent right leg problems. "Compensating your body [for existing injuries], especially when you're jumping and moving at a fast pace, it opens you up for a lot more injuries," he said. He looked fine in heavy minutes tonight, shooting 5-of-10 from the field with three 3-pointers, so deploy him as usual in the Celtics' upcoming three-game week.</text:p>
            <text:p><text:s text:c="8"/></text:p>
            <text:p><text:s text:c="8"/></text:p>
            <text:p><text:s text:c="13"/></text:p>
            <text:p><text:s text:c="14"/></text:p>
            <text:p><text:s text:c="13"/>Source: Mass Live <text:s text:c="40"/>Sun, Dec 31, 2017 08: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left knee) said he didn't experience any pain during Sunday's game, which he finished with 15 points on 5-of-7 shooting, four 3-pointers and two rebounds in 17 minutes.</text:p>
            <text:p><text:s text:c="8"/></text:p>
            <text:p><text:s text:c="8"/></text:p>
            <text:p><text:s text:c="13"/>When asked before the game whether Morris is still on a minute-limit, coach Brad Stevens replied, "I think so. I haven't gone into that yet with the training staff about exactly what the timeline is." He added that Morris is an important part of Boston's depth, saying, "We need him to score the ball." Even with a green-light offensively and his knee on the mend, Morris is an unreliable fantasy option with his minutes typically in the low-20s.</text:p>
            <text:p><text:s text:c="8"/></text:p>
            <text:p><text:s text:c="8"/></text:p>
            <text:p><text:s text:c="13"/></text:p>
            <text:p><text:s text:c="14"/></text:p>
            <text:p><text:s text:c="13"/>Source: Mass Live <text:s text:c="40"/>Sun, Dec 31, 2017 08: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ron Baynes</text:p>
            <text:p><text:s text:c="17"/></text:p>
            <text:p><text:s text:c="17"/></text:p>
            <text:p><text:s text:c="22"/>- C - <text:s/>Celtics</text:p>
            <text:p><text:s text:c="16"/></text:p>
            <text:p><text:s text:c="17"/></text:p>
            <text:p><text:s text:c="12"/></text:p>
            <text:p><text:s text:c="8"/></text:p>
            <text:p><text:s text:c="8"/></text:p>
            <text:p><text:s text:c="8"/></text:p>
            <text:p><text:s text:c="12"/>Aron Baynes tied his career-high with four assists in 23 minutes on Sunday, adding five points, 10 rebounds, one steal and one block.</text:p>
            <text:p><text:s text:c="8"/></text:p>
            <text:p><text:s text:c="8"/></text:p>
            <text:p><text:s text:c="13"/>Baynes continues to post understated fantasy lines that don't reflect his real-world impact on games, but at least he helped owners who deployed him tonight. He hit 1-of-2 field goals and 3-of-4 free throws, without any turnovers, helping the Celtics improve their record to 30-10.</text:p>
            <text:p><text:s text:c="8"/></text:p>
            <text:p><text:s text:c="8"/></text:p>
            <text:p><text:s text:c="13"/></text:p>
            <text:p><text:s text:c="14"/></text:p>
            <text:p><text:s text:c="13"/>Sun, Dec 31, 2017 08:5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had an unusually quiet game on Sunday, hitting 2-of-7 FGs and 4-of-6 FTs for nine points, four rebounds and four turnovers.</text:p>
            <text:p><text:s text:c="8"/></text:p>
            <text:p><text:s text:c="8"/></text:p>
            <text:p><text:s text:c="13"/>Tatum hit a 3-pointer but didn't have a single assist, steal or block in 33 minutes tonight. Celts coach Brad Stevens told his team they were playing "soft as hell" in the first half and they responded to beat the visiting Nets 108-105, despite a sub-par game from Tatum. The uber-efficient rookie has yet to go through a prolonged slump and we don't think that's about to change.</text:p>
            <text:p><text:s text:c="8"/></text:p>
            <text:p><text:s text:c="8"/></text:p>
            <text:p><text:s text:c="13"/></text:p>
            <text:p><text:s text:c="14"/></text:p>
            <text:p><text:s text:c="13"/>Source: Marc D'Amico on Twitter <text:s text:c="26"/>Sun, Dec 31, 2017 08:5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came off the Celts' bench for 14 points (5-of-9 FGs, 2-of-3 FTs), seven rebounds, three assists, two 3-pointers and one steal in 24 minutes on Sunday.</text:p>
            <text:p><text:s text:c="8"/></text:p>
            <text:p><text:s text:c="8"/></text:p>
            <text:p><text:s text:c="13"/>Rozier has scored 13+ points in four straight games and he's really found a groove with Boston's second unit. Crucially for fantasy purposes, he's finally making shots -- he's at just 39.8% from the field this season, but has gone 54.3% in the past five games. Feel free to deploy him while he's hot.</text:p>
            <text:p><text:s text:c="8"/></text:p>
            <text:p><text:s text:c="8"/></text:p>
            <text:p><text:s text:c="13"/></text:p>
            <text:p><text:s text:c="14"/></text:p>
            <text:p><text:s text:c="13"/>Sun, Dec 31, 2017 08:5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ndae Hollis-Jefferson</text:p>
            <text:p><text:s text:c="17"/></text:p>
            <text:p><text:s text:c="17"/></text:p>
            <text:p><text:s text:c="22"/>- F - <text:s/>Nets</text:p>
            <text:p><text:s text:c="16"/></text:p>
            <text:p><text:s text:c="17"/></text:p>
            <text:p><text:s text:c="12"/></text:p>
            <text:p><text:s text:c="8"/></text:p>
            <text:p><text:s text:c="8"/></text:p>
            <text:p><text:s text:c="8"/></text:p>
            <text:p><text:s text:c="12"/>Rondae Hollis-Jefferson scored 22 points with a season-high-tying 12 rebounds on Sunday, but the Nets came up short in a 108-105 loss at Boston.</text:p>
            <text:p><text:s text:c="8"/></text:p>
            <text:p><text:s text:c="8"/></text:p>
            <text:p><text:s text:c="13"/>This was RHJ's fourth career game with at least 20 &amp; 10, and he's in the midst of a breakout season in both reality and fantasy -- he's flirting with top-60 value in roto leagues, despite playing under 28 minutes per game. He's had just three DNPs, after missing four games during the entire 2016-17 season, so we can add durability to the growing list of reasons to target him.</text:p>
            <text:p><text:s text:c="8"/></text:p>
            <text:p><text:s text:c="8"/></text:p>
            <text:p><text:s text:c="13"/></text:p>
            <text:p><text:s text:c="14"/></text:p>
            <text:p><text:s text:c="13"/>Sun, Dec 31, 2017 08:5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The Nets concluded their five-game road trip with a loss vs. the Celtics, despite Caris LeVert's 16 points, seven assists, six rebounds, two steals and two 3-pointers in 30 minutes.</text:p>
            <text:p><text:s text:c="8"/></text:p>
            <text:p><text:s text:c="8"/></text:p>
            <text:p><text:s text:c="13"/>LeVert has scored double-digit points in eight straight games, which is the longest streak of his career according to the Nets PR department. He has been holding steady as a mid-round value over the past month, despite averaging a modest 28.2 minutes per game. His role as a playmaker could be complicated by the eventual return of D'Angelo Russell (knee), but he plays multiple positions and the Nets have plenty of incentive to keep him on the court.</text:p>
            <text:p><text:s text:c="8"/></text:p>
            <text:p><text:s text:c="8"/></text:p>
            <text:p><text:s text:c="13"/></text:p>
            <text:p><text:s text:c="14"/></text:p>
            <text:p><text:s text:c="13"/>Sun, Dec 31, 2017 08:5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Quincy Acy</text:p>
            <text:p><text:s text:c="17"/></text:p>
            <text:p><text:s text:c="17"/></text:p>
            <text:p><text:s text:c="22"/>- F/C - <text:s/>Nets</text:p>
            <text:p><text:s text:c="16"/></text:p>
            <text:p><text:s text:c="17"/></text:p>
            <text:p><text:s text:c="12"/></text:p>
            <text:p><text:s text:c="8"/></text:p>
            <text:p><text:s text:c="8"/></text:p>
            <text:p><text:s text:c="8"/></text:p>
            <text:p><text:s text:c="12"/>Quincy Acy chipped in 14 points, four rebounds, two 3-pointers and one assist in 24 minutes on Sunday, making 5-of-9 FGs and 2-of-2 FTs.</text:p>
            <text:p><text:s text:c="8"/></text:p>
            <text:p><text:s text:c="8"/></text:p>
            <text:p><text:s text:c="13"/>Acy is hot from distance over the Nets' past three games, shooting a combined 8-of-11 from downtown. He's been flirting with fantasy relevance lately, but there should be guys with higher rest-of-season upside on the wire in 12-team leagues.</text:p>
            <text:p><text:s text:c="8"/></text:p>
            <text:p><text:s text:c="8"/></text:p>
            <text:p><text:s text:c="13"/></text:p>
            <text:p><text:s text:c="14"/></text:p>
            <text:p><text:s text:c="13"/>Sun, Dec 31, 2017 08: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Zeller</text:p>
            <text:p><text:s text:c="17"/></text:p>
            <text:p><text:s text:c="17"/></text:p>
            <text:p><text:s text:c="22"/>- C - <text:s/>Bucks</text:p>
            <text:p><text:s text:c="16"/></text:p>
            <text:p><text:s text:c="17"/></text:p>
            <text:p><text:s text:c="12"/></text:p>
            <text:p><text:s text:c="8"/></text:p>
            <text:p><text:s text:c="8"/></text:p>
            <text:p><text:s text:c="8"/></text:p>
            <text:p><text:s text:c="12"/>Tyler Zeller shot just 1-of-6 from the field for three points in 15 minutes on Sunday, adding one rebound and one assist.</text:p>
            <text:p><text:s text:c="8"/></text:p>
            <text:p><text:s text:c="8"/></text:p>
            <text:p><text:s text:c="13"/>The Nets have encouraged Zeller to extend his shooting range this season, and he's stepped up to the challenge. He's a combined 7-of-17 from deep this year after attempting just one 3-pointer in 211 games as a member of the Celtics. That said, tonight's line is the latest proof that he's a liability in fantasy leagues, especially with Jahlil Okafor lurking in the background.</text:p>
            <text:p><text:s text:c="8"/></text:p>
            <text:p><text:s text:c="8"/></text:p>
            <text:p><text:s text:c="13"/>Related: Jahlil Okafor</text:p>
            <text:p><text:s text:c="14"/></text:p>
            <text:p><text:s text:c="13"/>Source: Nets PR on Twitter <text:s text:c="31"/>Sun, Dec 31, 2017 08:4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had a game to forget on Sunday, missing all five of his FG attempts to score one point with two rebounds, one assist, two blocks and three turnovers in 19 minutes.</text:p>
            <text:p><text:s text:c="8"/></text:p>
            <text:p><text:s text:c="8"/></text:p>
            <text:p><text:s text:c="13"/>The Pacers fell behind 17-0 tonight before briefly clawing their way back into the game, and Turner's struggles were a big part of the problem. He had just one point at halftime and was frustrated by Karl-Anthony Towns at both ends tonight. The Pacers' offense is sputtering without Victor Oladipo (knee), whose absence has done nothing to benefit Turner's fantasy value. That said, Turner will bounce back quickly and this is nothing but a buy-low moment.</text:p>
            <text:p><text:s text:c="8"/></text:p>
            <text:p><text:s text:c="8"/></text:p>
            <text:p><text:s text:c="13"/></text:p>
            <text:p><text:s text:c="14"/></text:p>
            <text:p><text:s text:c="13"/>Sun, Dec 31, 2017 08:0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Stephenson</text:p>
            <text:p><text:s text:c="17"/></text:p>
            <text:p><text:s text:c="17"/></text:p>
            <text:p><text:s text:c="22"/>- G - <text:s/>Pacers</text:p>
            <text:p><text:s text:c="16"/></text:p>
            <text:p><text:s text:c="17"/></text:p>
            <text:p><text:s text:c="12"/></text:p>
            <text:p><text:s text:c="8"/></text:p>
            <text:p><text:s text:c="8"/></text:p>
            <text:p><text:s text:c="8"/></text:p>
            <text:p><text:s text:c="12"/>Lance Stephenson started for Victor Oladipo (right knee) on Sunday, posting five points on 2-of-9 shooting, four rebounds, three assists and one 3-pointer.</text:p>
            <text:p><text:s text:c="8"/></text:p>
            <text:p><text:s text:c="8"/></text:p>
            <text:p><text:s text:c="13"/>Stephenson played 22 minutes and he'll have the ball in his hands a lot if Oladipo misses more games. The bad news is that Indiana only plays twice next week, Wednesday and Saturday, and Oladipo is currently day-to-day with soreness and swelling. Still, if you picked up Stephenson it makes sense to hold him until Oladipo has a clear return date.</text:p>
            <text:p><text:s text:c="8"/></text:p>
            <text:p><text:s text:c="8"/></text:p>
            <text:p><text:s text:c="13"/>Related: Victor Oladipo</text:p>
            <text:p><text:s text:c="14"/></text:p>
            <text:p><text:s text:c="13"/>Sun, Dec 31, 2017 08:0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eph Young</text:p>
            <text:p><text:s text:c="17"/></text:p>
            <text:p><text:s text:c="17"/></text:p>
            <text:p><text:s text:c="22"/>- G - <text:s/>Pacers</text:p>
            <text:p><text:s text:c="16"/></text:p>
            <text:p><text:s text:c="17"/></text:p>
            <text:p><text:s text:c="12"/></text:p>
            <text:p><text:s text:c="8"/></text:p>
            <text:p><text:s text:c="8"/></text:p>
            <text:p><text:s text:c="8"/></text:p>
            <text:p><text:s text:c="12"/>The Pacers lost their fourth straight game on Sunday, despite Joe Young scoring a career-high 20 points with three 3-pointers, five rebounds and two assists.</text:p>
            <text:p><text:s text:c="8"/></text:p>
            <text:p><text:s text:c="8"/></text:p>
            <text:p><text:s text:c="13"/>Young made 7-of-11 FGs and 3-of-3 FTs in 24 minutes tonight, as the bench provided a bright spot in an otherwise dreary loss to the visiting Wolves. The third-year guard is making the most of his playing time while Victor Oladipo (knee) is unavailable, but there's no reason to touch him outside of the deepest formats.</text:p>
            <text:p><text:s text:c="8"/></text:p>
            <text:p><text:s text:c="8"/></text:p>
            <text:p><text:s text:c="13"/>Related: Victor Oladipo</text:p>
            <text:p><text:s text:c="14"/></text:p>
            <text:p><text:s text:c="13"/>Sun, Dec 31, 2017 08: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ren Collison</text:p>
            <text:p><text:s text:c="17"/></text:p>
            <text:p><text:s text:c="17"/></text:p>
            <text:p><text:s text:c="22"/>- G - <text:s/>Pacers</text:p>
            <text:p><text:s text:c="16"/></text:p>
            <text:p><text:s text:c="17"/></text:p>
            <text:p><text:s text:c="12"/></text:p>
            <text:p><text:s text:c="8"/></text:p>
            <text:p><text:s text:c="8"/></text:p>
            <text:p><text:s text:c="8"/></text:p>
            <text:p><text:s text:c="12"/>Darren Collison finished Sunday's home loss with five points on 2-of-6 shooting, two assists and one 3-pointer in 20 minutes.</text:p>
            <text:p><text:s text:c="8"/></text:p>
            <text:p><text:s text:c="8"/></text:p>
            <text:p><text:s text:c="13"/>How much did the Pacers miss Victor Oladipo (knee) tonight? Suffice to say, none of their starters scored a point until Collison's basket with under five minutes left in the first half. Bojan Bogdanovic led the starting unit with 13 points, Thaddeus Young added eight points and three boards, and none of Indy's starters logged more than 22 minutes tonight. Collison and co. will look to regroup on Wednesday vs. the Bucks, the first of two games next week.</text:p>
            <text:p><text:s text:c="8"/></text:p>
            <text:p><text:s text:c="8"/></text:p>
            <text:p><text:s text:c="13"/>Related: Bojan Bogdanovic, Thaddeus Young</text:p>
            <text:p><text:s text:c="14"/></text:p>
            <text:p><text:s text:c="13"/>Source: Wheat Hotchkiss on Twitter <text:s text:c="23"/>Sun, Dec 31, 2017 08:0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Karl-Anthony Towns tied his career high with six blocks vs. Indiana on Sunday, adding 18 points, 14 rebounds, four assists, two steals and only one turnover in 38 minutes.</text:p>
            <text:p><text:s text:c="8"/></text:p>
            <text:p><text:s text:c="8"/></text:p>
            <text:p><text:s text:c="13"/>Towns made 6-of-11 FGs and 5-of-6 FTs to help Minnesota atone for Thursday's loss to the Bucks. His shot-blocking helped the Wolves stymie the Pacers' offense -- they shot 38.8% from the field -- and he completely out-played Myles Turner, who scored one point with two rebounds tonight. He's yet to miss a game this season and is cruising along as an elite fantasy center.</text:p>
            <text:p><text:s text:c="8"/></text:p>
            <text:p><text:s text:c="8"/></text:p>
            <text:p><text:s text:c="13"/></text:p>
            <text:p><text:s text:c="14"/></text:p>
            <text:p><text:s text:c="13"/>Sun, Dec 31, 2017 08:0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j Gibson</text:p>
            <text:p><text:s text:c="17"/></text:p>
            <text:p><text:s text:c="17"/></text:p>
            <text:p><text:s text:c="22"/>- F - <text:s/>Timberwolves</text:p>
            <text:p><text:s text:c="16"/></text:p>
            <text:p><text:s text:c="17"/></text:p>
            <text:p><text:s text:c="12"/></text:p>
            <text:p><text:s text:c="8"/></text:p>
            <text:p><text:s text:c="8"/></text:p>
            <text:p><text:s text:c="8"/></text:p>
            <text:p><text:s text:c="12"/>Taj Gibson scored 17 points on 8-of-10 shooting vs. the Pacers, adding nine rebounds (four offensive) and a pair of blocks.</text:p>
            <text:p><text:s text:c="8"/></text:p>
            <text:p><text:s text:c="8"/></text:p>
            <text:p><text:s text:c="13"/>Minnesota didn't make a single 3-pointer in the first half, going 0-of-7, but they sank four of them in the second half in a lopsided road win. Gibson went 1-of-2 behind the arc tonight and has been a sneaky mid-round fantasy asset this month, thanks to huge minutes (35.7) and terrific efficiency (60.5% field goals, 0.8 turnovers).</text:p>
            <text:p><text:s text:c="8"/></text:p>
            <text:p><text:s text:c="8"/></text:p>
            <text:p><text:s text:c="13"/></text:p>
            <text:p><text:s text:c="14"/></text:p>
            <text:p><text:s text:c="13"/>Sun, Dec 31, 2017 08:0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Mason</text:p>
            <text:p><text:s text:c="17"/></text:p>
            <text:p><text:s text:c="17"/></text:p>
            <text:p><text:s text:c="22"/>- G - <text:s/>Kings</text:p>
            <text:p><text:s text:c="16"/></text:p>
            <text:p><text:s text:c="17"/></text:p>
            <text:p><text:s text:c="12"/></text:p>
            <text:p><text:s text:c="8"/></text:p>
            <text:p><text:s text:c="8"/></text:p>
            <text:p><text:s text:c="8"/></text:p>
            <text:p><text:s text:c="12"/>Frank Mason (bruised right heel) won't return to Sunday's game.</text:p>
            <text:p><text:s text:c="8"/></text:p>
            <text:p><text:s text:c="8"/></text:p>
            <text:p><text:s text:c="13"/>The Kings' backcourt is already shorthanded without De'Aaron Fox (quad), so hopefully Mason doesn't miss much time with this injury. Sacramento returns to action on Tuesday but is then off until Saturday, so they might sit Mason one game to play it safe and give him nearly a week of rest. We should have an update after practice on Monday.</text:p>
            <text:p><text:s text:c="8"/></text:p>
            <text:p><text:s text:c="8"/></text:p>
            <text:p><text:s text:c="13"/>Related: George Hill, De'Aaron Fox</text:p>
            <text:p><text:s text:c="14"/></text:p>
            <text:p><text:s text:c="13"/>Source: Sean Cunningham on Twitter <text:s text:c="23"/>Sun, Dec 31, 2017 07: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shot 8-of-11 from the field and 10-of-11 from the line for 26 points on Sunday, with six rebounds, five assists and three steals in only 27 minutes.</text:p>
            <text:p><text:s text:c="8"/></text:p>
            <text:p><text:s text:c="8"/></text:p>
            <text:p><text:s text:c="13"/>The Wolves jumped out to a 17-0 lead tonight and they cruised to a 107-90 victory, which gave Butler and most of the Wolves' starters some rare rest late in the game. Butler is handling the ball more with Jeff Teague (knee) sidelined for approximately 2-4 weeks, which solidifies him as an early-round value regardless of scoring format.</text:p>
            <text:p><text:s text:c="8"/></text:p>
            <text:p><text:s text:c="8"/></text:p>
            <text:p><text:s text:c="13"/></text:p>
            <text:p><text:s text:c="14"/></text:p>
            <text:p><text:s text:c="13"/>Sun, Dec 31, 2017 07:5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finger) posted six points, six assists, two steals, two rebounds and one turnover in 27 minutes as a starter on Sunday.</text:p>
            <text:p><text:s text:c="8"/></text:p>
            <text:p><text:s text:c="8"/></text:p>
            <text:p><text:s text:c="13"/>Jeff Teague (sprained MCL) is listed as 'out indefinitely' but the Wolves are hopeful he can return in 2-4 weeks. That gives Jones a solid window to produce as a starter, and coach Tom Thibodeau is never shy about giving his key guys huge minutes -- in four previous starts this season, Jones logged 38.8 minutes per game. His dislocated left pinkie finger didn't cost him any games, so grab him if you need short-term help at PG.</text:p>
            <text:p><text:s text:c="8"/></text:p>
            <text:p><text:s text:c="8"/></text:p>
            <text:p><text:s text:c="13"/></text:p>
            <text:p><text:s text:c="14"/></text:p>
            <text:p><text:s text:c="13"/>Sun, Dec 31, 2017 07:5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Wiggins</text:p>
            <text:p><text:s text:c="17"/></text:p>
            <text:p><text:s text:c="17"/></text:p>
            <text:p><text:s text:c="22"/>- G/F - <text:s/>Timberwolves</text:p>
            <text:p><text:s text:c="16"/></text:p>
            <text:p><text:s text:c="17"/></text:p>
            <text:p><text:s text:c="12"/></text:p>
            <text:p><text:s text:c="8"/></text:p>
            <text:p><text:s text:c="8"/></text:p>
            <text:p><text:s text:c="8"/></text:p>
            <text:p><text:s text:c="12"/>Andrew Wiggins (sprained right ankle) scored 14 points on 5-of-13 FGs and 2-of-4 FTs on Sunday, adding two rebounds, two assists and one steal in 31 minutes.</text:p>
            <text:p><text:s text:c="8"/></text:p>
            <text:p><text:s text:c="8"/></text:p>
            <text:p><text:s text:c="13"/>Wiggins stepped on Jimmy Butler's foot during Thursday's game but he played through the ailment, and coach Tom Thibodeau was never worried. "[Wiggins] is very durable," Thibs said before the game. "He’s good." Two of his makes came from downtown and that's an encouraging trend for fantasy owners -- he's averaging 2.8 triples on 56.0% shooting from deep over the past five games.</text:p>
            <text:p><text:s text:c="8"/></text:p>
            <text:p><text:s text:c="8"/></text:p>
            <text:p><text:s text:c="13"/></text:p>
            <text:p><text:s text:c="14"/></text:p>
            <text:p><text:s text:c="13"/>Source: Minneapolis Star-Tribune <text:s text:c="25"/>Sun, Dec 31, 2017 07: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ieff Morris</text:p>
            <text:p><text:s text:c="17"/></text:p>
            <text:p><text:s text:c="17"/></text:p>
            <text:p><text:s text:c="22"/>- F - <text:s/>Wizards</text:p>
            <text:p><text:s text:c="16"/></text:p>
            <text:p><text:s text:c="17"/></text:p>
            <text:p><text:s text:c="12"/></text:p>
            <text:p><text:s text:c="8"/></text:p>
            <text:p><text:s text:c="8"/></text:p>
            <text:p><text:s text:c="8"/></text:p>
            <text:p><text:s text:c="12"/>Markieff Morris pulled down a season-high 11 rebounds during Sunday's win over Chicago but didn't do much else with just five points and two steals over 24 minutes.</text:p>
            <text:p><text:s text:c="8"/></text:p>
            <text:p><text:s text:c="8"/></text:p>
            <text:p><text:s text:c="13"/>Morris went 1-of-6 from the field and missed his only 3-point shot, so while the boards were nice, he simply needs to bring a lot more to the stat sheet to warrant a roster spot in standard 12-team leagues. Kelly Oubre finished with 12 points, five boards, three assists, two triples and one turnover in 20 minutes off the bench, and so far this season, Oubre has been the power forward that you want to own in Washington.</text:p>
            <text:p><text:s text:c="8"/></text:p>
            <text:p><text:s text:c="8"/></text:p>
            <text:p><text:s text:c="13"/>Related: Kelly Oubre</text:p>
            <text:p><text:s text:c="14"/></text:p>
            <text:p><text:s text:c="13"/>Sun, Dec 31, 2017 07:0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Scott</text:p>
            <text:p><text:s text:c="17"/></text:p>
            <text:p><text:s text:c="17"/></text:p>
            <text:p><text:s text:c="22"/>- F - <text:s/>Wizards</text:p>
            <text:p><text:s text:c="16"/></text:p>
            <text:p><text:s text:c="17"/></text:p>
            <text:p><text:s text:c="12"/></text:p>
            <text:p><text:s text:c="8"/></text:p>
            <text:p><text:s text:c="8"/></text:p>
            <text:p><text:s text:c="8"/></text:p>
            <text:p><text:s text:c="12"/>Mike Scott (personal) got hot in 27 minutes off the bench on Sunday, scoring 17 points on 7-of-11 shooting to go with four boards, three 3-pointers, one assist and one block.</text:p>
            <text:p><text:s text:c="8"/></text:p>
            <text:p><text:s text:c="8"/></text:p>
            <text:p><text:s text:c="13"/>Scott's jumper was working for him in this one, as he didn't even miss his first shot until late in the third quarter, and he took advantage of some increased opportunity with Markieff Morris in foul trouble through the first half of action. He's been hit-or-miss lately, being held to single digits in the scoring department in his previous two games, so he's more of a deep league guy at the moment.</text:p>
            <text:p><text:s text:c="8"/></text:p>
            <text:p><text:s text:c="8"/></text:p>
            <text:p><text:s text:c="13"/></text:p>
            <text:p><text:s text:c="14"/></text:p>
            <text:p><text:s text:c="13"/>Sun, Dec 31, 2017 07:0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yler Ennis</text:p>
            <text:p><text:s text:c="17"/></text:p>
            <text:p><text:s text:c="17"/></text:p>
            <text:p><text:s text:c="22"/>- G - <text:s/>Lakers</text:p>
            <text:p><text:s text:c="16"/></text:p>
            <text:p><text:s text:c="17"/></text:p>
            <text:p><text:s text:c="12"/></text:p>
            <text:p><text:s text:c="8"/></text:p>
            <text:p><text:s text:c="8"/></text:p>
            <text:p><text:s text:c="8"/></text:p>
            <text:p><text:s text:c="12"/>The Lakers will start Tyler Ennis, Josh Hart, Brandon Ingram, Kyle Kuzma and Julius Randle vs. the Rockets on Sunday.</text:p>
            <text:p><text:s text:c="8"/></text:p>
            <text:p><text:s text:c="8"/></text:p>
            <text:p><text:s text:c="13"/>Ennis didn't play due to the flu on Friday but he'll start opposite Chris Paul tonight, due to the absence of both Kentavious Caldwell-Pope (legal issues) and Lonzo Ball (shoulder).</text:p>
            <text:p><text:s text:c="8"/></text:p>
            <text:p><text:s text:c="8"/></text:p>
            <text:p><text:s text:c="13"/>Related: Kentavious Caldwell-Pope</text:p>
            <text:p><text:s text:c="14"/></text:p>
            <text:p><text:s text:c="13"/>Source: Mike Trudell on Twitter <text:s text:c="26"/>Sun, Dec 31, 2017 06: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scored nine points 4-of-11 shooting during Sunday's win over the Bulls, adding seven rebounds, two assists, two steals, one 3-pointer and one turnover in 37 minutes.</text:p>
            <text:p><text:s text:c="8"/></text:p>
            <text:p><text:s text:c="8"/></text:p>
            <text:p><text:s text:c="13"/>Porter expended a ton of energy chasing around Lauri Markkanen on defense, so that can help explain why he was less effective on offense, but he still rounded out his stat line with the steals and 3-point shooting. Owners can expect a more potent offensive stat line from Porter on Wednesday with a matchup against the Knicks.</text:p>
            <text:p><text:s text:c="8"/></text:p>
            <text:p><text:s text:c="8"/></text:p>
            <text:p><text:s text:c="13"/></text:p>
            <text:p><text:s text:c="14"/></text:p>
            <text:p><text:s text:c="13"/>Sun, Dec 31, 2017 06: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helped lead the Wizards to victory on Sunday, erupting for 39 points on 16-of-29 shooting to go with nine boards, nine assists, seven 3-pointers, two steals and two turnovers in 45 minutes.</text:p>
            <text:p><text:s text:c="8"/></text:p>
            <text:p><text:s text:c="8"/></text:p>
            <text:p><text:s text:c="13"/>Beal was incredible from start to finish in this one, but he was particularly ridiculous through the fourth quarter of action, rocking a 42.1 usage rate while scoring 17 of his 39 points. Beal was seen with a large ice pack on his elbow while on the bench on Thursday, but the heavy minutes and workload suggests that this will be a non-issue moving forward. He could be limited at practice, though.</text:p>
            <text:p><text:s text:c="8"/></text:p>
            <text:p><text:s text:c="8"/></text:p>
            <text:p><text:s text:c="13"/></text:p>
            <text:p><text:s text:c="14"/></text:p>
            <text:p><text:s text:c="13"/>Sun, Dec 31, 2017 06:5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did a little bit of everything during Sunday's win over Chicago, tallying 21 points, six boards, nine assists, two 3-pointers, one steal, four blocks and three turnovers in 41 minutes.</text:p>
            <text:p><text:s text:c="8"/></text:p>
            <text:p><text:s text:c="8"/></text:p>
            <text:p><text:s text:c="13"/>Wall was a pest on defense, did a beautiful job of orchestrating the offense, and he also came through in the clutch, scoring all four of Washington’s final four points in the 114-110 win. As a side note, Wall is sending away a career-high 1.0 shot per game, which puts him in a three-way tie with Lonzo Ball and Victor Oladipo for the No. 2 spot in the shot blocking department amongst guards.</text:p>
            <text:p><text:s text:c="8"/></text:p>
            <text:p><text:s text:c="8"/></text:p>
            <text:p><text:s text:c="13"/></text:p>
            <text:p><text:s text:c="14"/></text:p>
            <text:p><text:s text:c="13"/>Sun, Dec 31, 2017 06: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ian Grant</text:p>
            <text:p><text:s text:c="17"/></text:p>
            <text:p><text:s text:c="17"/></text:p>
            <text:p><text:s text:c="22"/>- G - <text:s/>Bulls</text:p>
            <text:p><text:s text:c="16"/></text:p>
            <text:p><text:s text:c="17"/></text:p>
            <text:p><text:s text:c="12"/></text:p>
            <text:p><text:s text:c="8"/></text:p>
            <text:p><text:s text:c="8"/></text:p>
            <text:p><text:s text:c="8"/></text:p>
            <text:p><text:s text:c="12"/>Jerian Grant logged just 16 minutes off the bench during Sunday's loss to the Wizards, finishing with just four points, one rebound, three assists and one turnover.</text:p>
            <text:p><text:s text:c="8"/></text:p>
            <text:p><text:s text:c="8"/></text:p>
            <text:p><text:s text:c="13"/>Grant missed all five of his field goal attempts, getting all his points through four trips to the charity stripe, but the main take away here is that when Kris Dunn is active, Grant won't receive enough playing time to make a difference in most leagues.</text:p>
            <text:p><text:s text:c="8"/></text:p>
            <text:p><text:s text:c="8"/></text:p>
            <text:p><text:s text:c="13"/></text:p>
            <text:p><text:s text:c="14"/></text:p>
            <text:p><text:s text:c="13"/>Sun, Dec 31, 2017 06: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Nwaba</text:p>
            <text:p><text:s text:c="17"/></text:p>
            <text:p><text:s text:c="17"/></text:p>
            <text:p><text:s text:c="22"/>- G/F - <text:s/>Bulls</text:p>
            <text:p><text:s text:c="16"/></text:p>
            <text:p><text:s text:c="17"/></text:p>
            <text:p><text:s text:c="12"/></text:p>
            <text:p><text:s text:c="8"/></text:p>
            <text:p><text:s text:c="8"/></text:p>
            <text:p><text:s text:c="8"/></text:p>
            <text:p><text:s text:c="12"/>David Nwaba went 3-of-6 from the field and 5-of-8 from the charity stripe on his way to 11 points, six boards, two assists, three steals and one block in 25 minutes off the bench on Sunday.</text:p>
            <text:p><text:s text:c="8"/></text:p>
            <text:p><text:s text:c="8"/></text:p>
            <text:p><text:s text:c="13"/>The scoring comes and goes with Nwaba, but he's been a steady source of steals over the past four games, averaging 1.8 swipes per contest. He's not worth owning in most 12-team leagues, but he's on the radar as potential steals specialist in deeper settings.</text:p>
            <text:p><text:s text:c="8"/></text:p>
            <text:p><text:s text:c="8"/></text:p>
            <text:p><text:s text:c="13"/></text:p>
            <text:p><text:s text:c="14"/></text:p>
            <text:p><text:s text:c="13"/>Sun, Dec 31, 2017 06: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scored 21 points on 8-of-15 shooting Sunday, to go with four boards, four assists, three 3-pointers, one steal and four turnovers in 28 minutes off the bench.</text:p>
            <text:p><text:s text:c="8"/></text:p>
            <text:p><text:s text:c="8"/></text:p>
            <text:p><text:s text:c="13"/>Mirotic has been straight ballin' this season, posting in every relevant category with averages of 18.1 points, 7.3 boards, 3.0 triples, 1.3 dimes and just 0.9 turnovers per contest on 50.3% shooting, which has been good enough for top-50 value in 9-cat leagues. His value on the open market is probably at an all-time high right now, so it would make sense for Chicago to try and find a trade partner ahead of the deadline with the team clearly looking to Lauri Markkanen as their future four-man.</text:p>
            <text:p><text:s text:c="8"/></text:p>
            <text:p><text:s text:c="8"/></text:p>
            <text:p><text:s text:c="13"/></text:p>
            <text:p><text:s text:c="14"/></text:p>
            <text:p><text:s text:c="13"/>Sun, Dec 31, 2017 06: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uri Markkanen</text:p>
            <text:p><text:s text:c="17"/></text:p>
            <text:p><text:s text:c="17"/></text:p>
            <text:p><text:s text:c="22"/>- F - <text:s/>Bulls</text:p>
            <text:p><text:s text:c="16"/></text:p>
            <text:p><text:s text:c="17"/></text:p>
            <text:p><text:s text:c="12"/></text:p>
            <text:p><text:s text:c="8"/></text:p>
            <text:p><text:s text:c="8"/></text:p>
            <text:p><text:s text:c="8"/></text:p>
            <text:p><text:s text:c="12"/>Lauri Markkanen went 4-of-12 from the field and 1-of-1 from the line during Sunday's narrow loss to the Wizards, on his way to 11 points, nine boards, two 3-pointers and two turnovers in 29 minutes.</text:p>
            <text:p><text:s text:c="8"/></text:p>
            <text:p><text:s text:c="8"/></text:p>
            <text:p><text:s text:c="13"/>Markkanen fell victim to some vicious defense from Otto Porter, so it’ll be interesting to see if he can bounce-back on Monday with another tough matchup against Portland. Overall, Markkanen’s minutes and production have taken a bit of a hit since Nikola Mirotic got back into the rotation, so Markkanen owners should be rooting for a Mirotic trade.</text:p>
            <text:p><text:s text:c="8"/></text:p>
            <text:p><text:s text:c="8"/></text:p>
            <text:p><text:s text:c="13"/></text:p>
            <text:p><text:s text:c="14"/></text:p>
            <text:p><text:s text:c="13"/>Sun, Dec 31, 2017 06:5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Holiday</text:p>
            <text:p><text:s text:c="17"/></text:p>
            <text:p><text:s text:c="17"/></text:p>
            <text:p><text:s text:c="22"/>- G/F - <text:s/>Bulls</text:p>
            <text:p><text:s text:c="16"/></text:p>
            <text:p><text:s text:c="17"/></text:p>
            <text:p><text:s text:c="12"/></text:p>
            <text:p><text:s text:c="8"/></text:p>
            <text:p><text:s text:c="8"/></text:p>
            <text:p><text:s text:c="8"/></text:p>
            <text:p><text:s text:c="12"/>Justin Holiday scored 11 points on 5-of-11 shooting Sunday, to go with four rebounds, one 3-pointer, one steal and zero turnovers in 34 minutes.</text:p>
            <text:p><text:s text:c="8"/></text:p>
            <text:p><text:s text:c="8"/></text:p>
            <text:p><text:s text:c="13"/>Holiday has been a pleasant surprise this season, posting top-75 value in 9-cat leagues behind averages of 13.3 points, 2.4 triples, 4.5 boards, 2.4 dimes, 1.2 steals, 0.7 swats and just 1.3 turnovers per contest on 37.1% shooting. However, Zach LaVine (knee) is on the cusp of a return, and he could mess with Holiday’s minutes once he’s fully up to speed, so Holiday owners may want to look to sell high before that happens.</text:p>
            <text:p><text:s text:c="8"/></text:p>
            <text:p><text:s text:c="8"/></text:p>
            <text:p><text:s text:c="13"/></text:p>
            <text:p><text:s text:c="14"/></text:p>
            <text:p><text:s text:c="13"/>Sun, Dec 31, 2017 06:4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Kris Dunn (knee) double-doubled in his return from a one-game absence on Sunday, tallying 19 points, 11 assists, seven rebounds, one 3-pointer and three turnovers in 32 minutes.</text:p>
            <text:p><text:s text:c="8"/></text:p>
            <text:p><text:s text:c="8"/></text:p>
            <text:p><text:s text:c="13"/>Dunn relentlessly attacked the paint and even threw down a few highlight reel slams, so we'd expect him to play Monday vs. Portland, although it couldn’t hurt for owners to double check on his status ahead of tip-off. As a side note, this was Dunn’s fourth double-double of the year, something he only managed to accomplish once last season, so it’s safe to say he’s enjoyed the move to Chicago.</text:p>
            <text:p><text:s text:c="8"/></text:p>
            <text:p><text:s text:c="8"/></text:p>
            <text:p><text:s text:c="13"/></text:p>
            <text:p><text:s text:c="14"/></text:p>
            <text:p><text:s text:c="13"/>Sun, Dec 31, 2017 06:4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wun Evans</text:p>
            <text:p><text:s text:c="17"/></text:p>
            <text:p><text:s text:c="17"/></text:p>
            <text:p><text:s text:c="22"/>- G - <text:s/>Clippers</text:p>
            <text:p><text:s text:c="16"/></text:p>
            <text:p><text:s text:c="17"/></text:p>
            <text:p><text:s text:c="12"/></text:p>
            <text:p><text:s text:c="8"/></text:p>
            <text:p><text:s text:c="8"/></text:p>
            <text:p><text:s text:c="8"/></text:p>
            <text:p><text:s text:c="12"/>Jawun Evans will start Sunday's game in place of Austin Rivers (Achilles).</text:p>
            <text:p><text:s text:c="8"/></text:p>
            <text:p><text:s text:c="8"/></text:p>
            <text:p><text:s text:c="13"/>Rivers is day-to-day with his Achilles injury, so Evans is only an option for cheap streaming or DFS value. In 27 games this season, he's averaging just 5.4 points on 35.0 percent shooting, 1.6 boards, 1.9 assists and 0.8 steals in 16.4 minutes.</text:p>
            <text:p><text:s text:c="8"/></text:p>
            <text:p><text:s text:c="8"/></text:p>
            <text:p><text:s text:c="13"/>Related: Austin Rivers</text:p>
            <text:p><text:s text:c="14"/></text:p>
            <text:p><text:s text:c="13"/>Source: Clippers PR on Twitter <text:s text:c="27"/>Sun, Dec 31, 2017 06:4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rett Temple</text:p>
            <text:p><text:s text:c="17"/></text:p>
            <text:p><text:s text:c="17"/></text:p>
            <text:p><text:s text:c="22"/>- G/F - <text:s/>Kings</text:p>
            <text:p><text:s text:c="16"/></text:p>
            <text:p><text:s text:c="17"/></text:p>
            <text:p><text:s text:c="12"/></text:p>
            <text:p><text:s text:c="8"/></text:p>
            <text:p><text:s text:c="8"/></text:p>
            <text:p><text:s text:c="8"/></text:p>
            <text:p><text:s text:c="12"/>The Kings will start Garrett Temple, George Hill, Bogdan Bogdanovic, Zach Randolph and Kosta Koufos on Sunday.</text:p>
            <text:p><text:s text:c="8"/></text:p>
            <text:p><text:s text:c="8"/></text:p>
            <text:p><text:s text:c="13"/>Another night, another starting lineup for the Kings. Bogdanovic and Koufos are worth a glance in DFS due to their rock-bottom prices, but a starting gig in Sacramento is no guarantee of heavy minutes or fantasy value. Skal Labissiere and Frank Mason will head to the bench as a result of these lineup switches.</text:p>
            <text:p><text:s text:c="8"/></text:p>
            <text:p><text:s text:c="8"/></text:p>
            <text:p><text:s text:c="13"/>Related: Kosta Koufos, Bogdan Bogdanovic, Skal Labissiere, Frank Mason</text:p>
            <text:p><text:s text:c="14"/></text:p>
            <text:p><text:s text:c="13"/>Source: Sean Cunningham on Twitter <text:s text:c="23"/>Sun, Dec 31, 2017 06:4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McRoberts</text:p>
            <text:p><text:s text:c="17"/></text:p>
            <text:p><text:s text:c="17"/></text:p>
            <text:p><text:s text:c="22"/>- F/C - <text:s/>Mavericks</text:p>
            <text:p><text:s text:c="16"/></text:p>
            <text:p><text:s text:c="17"/></text:p>
            <text:p><text:s text:c="12"/></text:p>
            <text:p><text:s text:c="8"/></text:p>
            <text:p><text:s text:c="8"/></text:p>
            <text:p><text:s text:c="8"/></text:p>
            <text:p><text:s text:c="12"/>Josh McRoberts (lower extremity injury) will be available to play Sunday against the Thunder.</text:p>
            <text:p><text:s text:c="8"/></text:p>
            <text:p><text:s text:c="8"/></text:p>
            <text:p><text:s text:c="13"/>There are no guarantees that McRoberts will actually step foot on the court tonight, and even if he does, it'll be in a very limited capacity. Leave him on the wire.</text:p>
            <text:p><text:s text:c="8"/></text:p>
            <text:p><text:s text:c="8"/></text:p>
            <text:p><text:s text:c="13"/></text:p>
            <text:p><text:s text:c="14"/></text:p>
            <text:p><text:s text:c="13"/>Source: Eddie Sefko on Twitter <text:s text:c="27"/>Sun, Dec 31, 2017 05: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will return to the bench for Sunday's game against the Nets.</text:p>
            <text:p><text:s text:c="8"/></text:p>
            <text:p><text:s text:c="8"/></text:p>
            <text:p><text:s text:c="13"/>Jaylen Brown (knee) is back in action today, so the Celtics will go with their standard starting five of Kyrie Irving, Brown, Jayson Tatum, Al Horford and Aron Baynes. Smart takes a slight hit with the move back to the second unit, but he's still worth using in season-long settings.</text:p>
            <text:p><text:s text:c="8"/></text:p>
            <text:p><text:s text:c="8"/></text:p>
            <text:p><text:s text:c="13"/></text:p>
            <text:p><text:s text:c="14"/></text:p>
            <text:p><text:s text:c="13"/>Source: A. Sherrod Blakely on Twitter <text:s text:c="20"/>Sun, Dec 31, 2017 05:3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Roberson</text:p>
            <text:p><text:s text:c="17"/></text:p>
            <text:p><text:s text:c="17"/></text:p>
            <text:p><text:s text:c="22"/>- G/F - <text:s/>Thunder</text:p>
            <text:p><text:s text:c="16"/></text:p>
            <text:p><text:s text:c="17"/></text:p>
            <text:p><text:s text:c="12"/></text:p>
            <text:p><text:s text:c="8"/></text:p>
            <text:p><text:s text:c="8"/></text:p>
            <text:p><text:s text:c="8"/></text:p>
            <text:p><text:s text:c="12"/>Andre Roberson (knee) has officially been ruled out for Sunday's game against the Mavericks.</text:p>
            <text:p><text:s text:c="8"/></text:p>
            <text:p><text:s text:c="8"/></text:p>
            <text:p><text:s text:c="13"/>It'll be interesting to see if Alex Abrines or Josh Huestis gets the start in Roberson's place tonight, but neither of those guys can be relied upon in fantasy hoops with Russell Westbrook, Carmelo Anthony and Paul George healthy. The Thunder have a Los Angeles back-to-back set coming up, so Roberson should be considered questionable for Wednesday's game against the Lakers.</text:p>
            <text:p><text:s text:c="8"/></text:p>
            <text:p><text:s text:c="8"/></text:p>
            <text:p><text:s text:c="13"/>Related: Josh Huestis, Alex Abrines</text:p>
            <text:p><text:s text:c="14"/></text:p>
            <text:p><text:s text:c="13"/>Source: Erik Horne on Twitter <text:s text:c="28"/>Sun, Dec 31, 2017 05:3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knee) will play on Sunday against the Mavericks.</text:p>
            <text:p><text:s text:c="8"/></text:p>
            <text:p><text:s text:c="8"/></text:p>
            <text:p><text:s text:c="13"/>George will be back out there without any sort of minutes restrictions, so he's safe to fire up in all leagues and is a potential DFS option with a favorable matchup against the Mavericks. Andre Roberson (knee) will miss Sunday's game, so Alex Abrines might stick in the starting five, although Abrines isn't a great option with OKC's Big 3 healthy.</text:p>
            <text:p><text:s text:c="8"/></text:p>
            <text:p><text:s text:c="8"/></text:p>
            <text:p><text:s text:c="13"/>Related: Alex Abrines</text:p>
            <text:p><text:s text:c="14"/></text:p>
            <text:p><text:s text:c="13"/>Source: Erik Horne on Twitter <text:s text:c="28"/>Sun, Dec 31, 2017 05: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back) will play against the Lakers on Sunday.</text:p>
            <text:p><text:s text:c="8"/></text:p>
            <text:p><text:s text:c="8"/></text:p>
            <text:p><text:s text:c="13"/>Anderson has been fighting through back issues for the month of December, and while he's played through it, he's only been able to contribute averages of 7.3 points, 5.6 boards and 1.3 triples per contest on 37.5% shooting. He's not a great option in most leagues with seven other games on the slate today.</text:p>
            <text:p><text:s text:c="8"/></text:p>
            <text:p><text:s text:c="8"/></text:p>
            <text:p><text:s text:c="13"/></text:p>
            <text:p><text:s text:c="14"/></text:p>
            <text:p><text:s text:c="13"/>Source: Craig Ackerman on Twitter <text:s text:c="24"/>Sun, Dec 31, 2017 05:2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face) will start Sunday's game against the Lakers.</text:p>
            <text:p><text:s text:c="8"/></text:p>
            <text:p><text:s text:c="8"/></text:p>
            <text:p><text:s text:c="13"/>He was probable, so no surprises here. Go ahead and get him active for what should be an uptempo matchup against the Lakers. His return bumps P.J. Tucker back to the bench.</text:p>
            <text:p><text:s text:c="8"/></text:p>
            <text:p><text:s text:c="8"/></text:p>
            <text:p><text:s text:c="13"/></text:p>
            <text:p><text:s text:c="14"/></text:p>
            <text:p><text:s text:c="13"/>Source: Craig Ackerman on Twitter <text:s text:c="24"/>Sun, Dec 31, 2017 05:2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foot), Clint Capela (face) and Ryan Anderson (back) are all good to go for Sunday's game against the Lakers.</text:p>
            <text:p><text:s text:c="8"/></text:p>
            <text:p><text:s text:c="8"/></text:p>
            <text:p><text:s text:c="13"/>Harden has yet to miss a game this season, and a bruised foot certainly wasn't going to be something to keep the MVP front-runner on the sidelines. Feel free to get all these guys active for a favorable matchup against the Lakers.</text:p>
            <text:p><text:s text:c="8"/></text:p>
            <text:p><text:s text:c="8"/></text:p>
            <text:p><text:s text:c="13"/>Related: Ryan Anderson, Clint Capela</text:p>
            <text:p><text:s text:c="14"/></text:p>
            <text:p><text:s text:c="13"/>Source: Craig Ackerman on Twitter <text:s text:c="24"/>Sun, Dec 31, 2017 05: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hamstring) said he'll be a game-time decision for Monday's matchup with the Bulls.</text:p>
            <text:p><text:s text:c="8"/></text:p>
            <text:p><text:s text:c="8"/></text:p>
            <text:p><text:s text:c="13"/>Lillard was able to go through "extensive conditioning drills" during Sunday's practice, which is an improvement, but he'll need to test his hammy again prior to Monday's game before an official decision is made. If he is able to get back out there, Shabazz Napier will head back to the second unit. Stay tuned.</text:p>
            <text:p><text:s text:c="8"/></text:p>
            <text:p><text:s text:c="8"/></text:p>
            <text:p><text:s text:c="13"/>Related: Shabazz Napier</text:p>
            <text:p><text:s text:c="14"/></text:p>
            <text:p><text:s text:c="13"/>Source: Peter Socoth on Twitter <text:s text:c="26"/>Sun, Dec 31, 2017 04: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right knee soreness) has been ruled out for Sunday's game in Sacramento.</text:p>
            <text:p><text:s text:c="8"/></text:p>
            <text:p><text:s text:c="8"/></text:p>
            <text:p><text:s text:c="13"/>It's not a great sign that Parsons' troublesome right knee will require him to miss his second game in a row today, and it seems there's a chance he could be looking at a dditional time on the shelf here. Jarell Martin will have the opportunity for some extra minutes today, but that doesn't mean much with JaMychal Green active.</text:p>
            <text:p><text:s text:c="8"/></text:p>
            <text:p><text:s text:c="8"/></text:p>
            <text:p><text:s text:c="13"/>Related: Jarell Martin</text:p>
            <text:p><text:s text:c="14"/></text:p>
            <text:p><text:s text:c="13"/>Source: Ronald Tillery on Twitter <text:s text:c="24"/>Sun, Dec 31, 2017 04: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Jones Jr.</text:p>
            <text:p><text:s text:c="17"/></text:p>
            <text:p><text:s text:c="17"/></text:p>
            <text:p><text:s text:c="22"/>- F - <text:s/>Heat</text:p>
            <text:p><text:s text:c="16"/></text:p>
            <text:p><text:s text:c="17"/></text:p>
            <text:p><text:s text:c="12"/></text:p>
            <text:p><text:s text:c="8"/></text:p>
            <text:p><text:s text:c="8"/></text:p>
            <text:p><text:s text:c="8"/></text:p>
            <text:p><text:s text:c="12"/>The Heat have officially signed Derrick Jones Jr. to a two-way contract.</text:p>
            <text:p><text:s text:c="8"/></text:p>
            <text:p><text:s text:c="8"/></text:p>
            <text:p><text:s text:c="13"/>Jones Jr. could potentially get into the rotation while Miami forwards are injured, but it's unlikely he'll get enough minutes to matter in fantasy hoops. Leave him on the wire.</text:p>
            <text:p><text:s text:c="8"/></text:p>
            <text:p><text:s text:c="8"/></text:p>
            <text:p><text:s text:c="13"/></text:p>
            <text:p><text:s text:c="14"/></text:p>
            <text:p><text:s text:c="13"/>Source: NBA <text:s text:c="46"/>Sun, Dec 31, 2017 04:1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tt Williams</text:p>
            <text:p><text:s text:c="17"/></text:p>
            <text:p><text:s text:c="17"/></text:p>
            <text:p><text:s text:c="22"/>- G - <text:s/>Heat</text:p>
            <text:p><text:s text:c="16"/></text:p>
            <text:p><text:s text:c="17"/></text:p>
            <text:p><text:s text:c="12"/></text:p>
            <text:p><text:s text:c="8"/></text:p>
            <text:p><text:s text:c="8"/></text:p>
            <text:p><text:s text:c="8"/></text:p>
            <text:p><text:s text:c="12"/>The Heat have waived G Matt Williams.</text:p>
            <text:p><text:s text:c="8"/></text:p>
            <text:p><text:s text:c="8"/></text:p>
            <text:p><text:s text:c="13"/>They needed to cut someone to make room for Derrick Jones Jr., but this move won't make an impact in fantasy hoops.</text:p>
            <text:p><text:s text:c="8"/></text:p>
            <text:p><text:s text:c="8"/></text:p>
            <text:p><text:s text:c="13"/></text:p>
            <text:p><text:s text:c="14"/></text:p>
            <text:p><text:s text:c="13"/>Source: Miami Heat on Twitter <text:s text:c="28"/>Sun, Dec 31, 2017 04: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knee) will be active, in uniform and available to play Sunday against the Pacers, but he won't actually take the court.</text:p>
            <text:p><text:s text:c="8"/></text:p>
            <text:p><text:s text:c="8"/></text:p>
            <text:p><text:s text:c="13"/>Teague is in his home state of Indiana for Sunday's game, but he won't be doing anything other than waving to the crowd from the sidelines today. He's going to miss at least the next 2-4 weeks of action and Tyus Jones will be starting in his place.</text:p>
            <text:p><text:s text:c="8"/></text:p>
            <text:p><text:s text:c="8"/></text:p>
            <text:p><text:s text:c="13"/></text:p>
            <text:p><text:s text:c="14"/></text:p>
            <text:p><text:s text:c="13"/>Source: Jerry Zgoda on Twitter <text:s text:c="27"/>Sun, Dec 31, 2017 04: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knee) will be available to play Sunday against the Nets.</text:p>
            <text:p><text:s text:c="8"/></text:p>
            <text:p><text:s text:c="8"/></text:p>
            <text:p><text:s text:c="13"/>Morris logged 19 minutes off the bench on Thursday, and he should be looking at a similar workload today, so he's not a great target in most settings. With Morris active, Aron Baynes might not play as much.</text:p>
            <text:p><text:s text:c="8"/></text:p>
            <text:p><text:s text:c="8"/></text:p>
            <text:p><text:s text:c="13"/></text:p>
            <text:p><text:s text:c="14"/></text:p>
            <text:p><text:s text:c="13"/>Source: Bill Doyle on Twitter <text:s text:c="28"/>Sun, Dec 31, 2017 04:0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back) will not suit up for Sunday's game against the Nets.</text:p>
            <text:p><text:s text:c="8"/></text:p>
            <text:p><text:s text:c="8"/></text:p>
            <text:p><text:s text:c="13"/>Ojeleye isn't a huge part of the rotation, so his playing status doesn't mean much in fantasy hoops. Daniel Theis will have the opportunity for some extra run tonight, but that's about it. Ojeleye belongs on the waiver wire in all leagues.</text:p>
            <text:p><text:s text:c="8"/></text:p>
            <text:p><text:s text:c="8"/></text:p>
            <text:p><text:s text:c="13"/></text:p>
            <text:p><text:s text:c="14"/></text:p>
            <text:p><text:s text:c="13"/>Source: Sean Grande on Twitter <text:s text:c="27"/>Sun, Dec 31, 2017 03:4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finger) will be available to play Sunday against the Pacers.</text:p>
            <text:p><text:s text:c="8"/></text:p>
            <text:p><text:s text:c="8"/></text:p>
            <text:p><text:s text:c="13"/>Jones should see his minutes in the mid-30s as a starter today, and he should continue to bring elite numbers to the steals category. Over four starts this season, Jones has posted averages of 10.8 points, 4.0 boards, 6.3 dimes, 1.3 triples, 4.5 steals and just 0.5 turnovers per contest.</text:p>
            <text:p><text:s text:c="8"/></text:p>
            <text:p><text:s text:c="8"/></text:p>
            <text:p><text:s text:c="13"/></text:p>
            <text:p><text:s text:c="14"/></text:p>
            <text:p><text:s text:c="13"/>Source: Alan Horton on Twitter <text:s text:c="27"/>Sun, Dec 31, 2017 03:4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knee) will play Sunday against the Nets, as expected.</text:p>
            <text:p><text:s text:c="8"/></text:p>
            <text:p><text:s text:c="8"/></text:p>
            <text:p><text:s text:c="13"/>Brown was a full participant during Saturday's practice and said he planned to return to the court for today's matchup with the Nets, so it's not surprising at all to see him active. He only missed two games with the sore knee, so he shouldn't be dealing with any major restrictions, and his return to the court should shift Marcus Smart back to the second unit. Get him active.</text:p>
            <text:p><text:s text:c="8"/></text:p>
            <text:p><text:s text:c="8"/></text:p>
            <text:p><text:s text:c="13"/>Related: Marcus Smart</text:p>
            <text:p><text:s text:c="14"/></text:p>
            <text:p><text:s text:c="13"/>Source: Sean Grande on Twitter <text:s text:c="27"/>Sun, Dec 31, 2017 03:4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Wiggins</text:p>
            <text:p><text:s text:c="17"/></text:p>
            <text:p><text:s text:c="17"/></text:p>
            <text:p><text:s text:c="22"/>- G/F - <text:s/>Timberwolves</text:p>
            <text:p><text:s text:c="16"/></text:p>
            <text:p><text:s text:c="17"/></text:p>
            <text:p><text:s text:c="12"/></text:p>
            <text:p><text:s text:c="8"/></text:p>
            <text:p><text:s text:c="8"/></text:p>
            <text:p><text:s text:c="8"/></text:p>
            <text:p><text:s text:c="12"/>Andrew Wiggins (ankle) and Tyus Jones (finger) will be available to play Sunday against the Pacers.</text:p>
            <text:p><text:s text:c="8"/></text:p>
            <text:p><text:s text:c="8"/></text:p>
            <text:p><text:s text:c="13"/>Wiggins was held out of Saturday's practice after spraining his right ankle on Thursday, but it looks like he'll fight through the pain today, and he should be out there for his usual minutes. Jones dislocated his pinky on Thursday but played through it, and we wouldn't expect the injury to greatly hamper his production. Feel free to get these guys active.</text:p>
            <text:p><text:s text:c="8"/></text:p>
            <text:p><text:s text:c="8"/></text:p>
            <text:p><text:s text:c="13"/>Related: Tyus Jones</text:p>
            <text:p><text:s text:c="14"/></text:p>
            <text:p><text:s text:c="13"/>Source: Alan Horton on Twitter <text:s text:c="27"/>Sun, Dec 31, 2017 03: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knee) will not play Sunday vs. the Timberwolves, as expected.</text:p>
            <text:p><text:s text:c="8"/></text:p>
            <text:p><text:s text:c="8"/></text:p>
            <text:p><text:s text:c="13"/>Lance Stephenson has been ballin' as a fill-in starter for Oladipo over the past two games, posting averages of 17.0 points, 12.0 boards, 4.0 assists, 2.0 triples, 1.0 steal and 3.5 turnovers per contest, so he's certainly someone to consider in DFS today. Oladipo still isn't running and hasn't gone through any team drills over the past week, so for now, we'll have to consider him on the doubtful side of the questionable tag for Wednesday's game in Milwaukee.</text:p>
            <text:p><text:s text:c="8"/></text:p>
            <text:p><text:s text:c="8"/></text:p>
            <text:p><text:s text:c="13"/>Related: Lance Stephenson</text:p>
            <text:p><text:s text:c="14"/></text:p>
            <text:p><text:s text:c="13"/>Source: Scott Agness on Twitter <text:s text:c="26"/>Sun, Dec 31, 2017 03:2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will be in the starting lineup for Sunday's game against the Bulls.</text:p>
            <text:p><text:s text:c="8"/></text:p>
            <text:p><text:s text:c="8"/></text:p>
            <text:p><text:s text:c="13"/>Beal was spotted sporting a large ice pack on his left elbow while on the bench during Friday's win over Houston, but this isn't exactly an uncommon occurrence in the NBA, and it shouldn't be an issue that affects him today. The Wizards will go with their standard starting five today featuring John Wall, Beal, Otto Porter, Markieff Morris and Marcin Gortat.</text:p>
            <text:p><text:s text:c="8"/></text:p>
            <text:p><text:s text:c="8"/></text:p>
            <text:p><text:s text:c="13"/>Related: Marcin Gortat, John Wall, Markieff Morris, Otto Porter</text:p>
            <text:p><text:s text:c="14"/></text:p>
            <text:p><text:s text:c="13"/>Source: Washington Wizards on Twitter <text:s text:c="20"/>Sun, Dec 31, 2017 03:1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Kris Dunn (knee) will play against the Wizards on Sunday.</text:p>
            <text:p><text:s text:c="8"/></text:p>
            <text:p><text:s text:c="8"/></text:p>
            <text:p><text:s text:c="13"/>Dunn is expected to start, which should translate to Jerian Grant returning to the second unit, and Grant loses a lot of luster as a potential DFS option when running with the reserves. Dunn shouldn't have any major restrictions considering he only spent one game on the sidelines, so season-long owners can go ahead and get him active, although he's not quite as attractive in daily leagues with a tough matchup against John Wall.</text:p>
            <text:p><text:s text:c="8"/></text:p>
            <text:p><text:s text:c="8"/></text:p>
            <text:p><text:s text:c="13"/>Related: Jerian Grant</text:p>
            <text:p><text:s text:c="14"/></text:p>
            <text:p><text:s text:c="13"/>Source: Chicago Bulls on Twitter <text:s text:c="25"/>Sun, Dec 31, 2017 03:0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knee) is questionable to play on Sunday in Sacramento.</text:p>
            <text:p><text:s text:c="8"/></text:p>
            <text:p><text:s text:c="8"/></text:p>
            <text:p><text:s text:c="13"/>It was initially believed that Parsons was sitting out Saturday's game against the Warriors with it being the first of a back-to-back set, but his absence wasn't described as a rest day, so perhaps he's had yet another flare up with one of his surgically repaired knees. If he's out today, more minutes will fall to Jarell Martin. Stay tuned.</text:p>
            <text:p><text:s text:c="8"/></text:p>
            <text:p><text:s text:c="8"/></text:p>
            <text:p><text:s text:c="13"/>Related: Jarell Martin</text:p>
            <text:p><text:s text:c="14"/></text:p>
            <text:p><text:s text:c="13"/>Source: Ronald Tillery on Twitter <text:s text:c="24"/>Sun, Dec 31, 2017 02: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Zach LaVine (knee) has been assigned to Chicago's G-League affiliate.</text:p>
            <text:p><text:s text:c="8"/></text:p>
            <text:p><text:s text:c="8"/></text:p>
            <text:p><text:s text:c="13"/>LaVine is scheduled to go through four straight practices with Chicago's G-League team, after which he'll return to run through a full practice with the Bulls, and if all goes well he could potentially make his regular-season debut on January 13 against the Pistons. He's worth stashing in all leagues.</text:p>
            <text:p><text:s text:c="8"/></text:p>
            <text:p><text:s text:c="8"/></text:p>
            <text:p><text:s text:c="13"/></text:p>
            <text:p><text:s text:c="14"/></text:p>
            <text:p><text:s text:c="13"/>Source: Chuck Swirsky on Twitter <text:s text:c="25"/>Sun, Dec 31, 2017 02: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Kris Dunn (knee) is being listed in the starting lineup for Sunday's matchup with the Wizards.</text:p>
            <text:p><text:s text:c="8"/></text:p>
            <text:p><text:s text:c="8"/></text:p>
            <text:p><text:s text:c="13"/>Owners will still want to check back for official confirmation on Dunn's status prior to tip-off, but it looks like he'll be back out there today, which will shift Jerian Grant back to the second unit. As a reserve, Grant loses most of his DFS appeal. Stay tuned.</text:p>
            <text:p><text:s text:c="8"/></text:p>
            <text:p><text:s text:c="8"/></text:p>
            <text:p><text:s text:c="13"/>Related: Jerian Grant</text:p>
            <text:p><text:s text:c="14"/></text:p>
            <text:p><text:s text:c="13"/>Source: K.C. Johnson on Twitter <text:s text:c="26"/>Sun, Dec 31, 2017 02: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rcidiacono</text:p>
            <text:p><text:s text:c="17"/></text:p>
            <text:p><text:s text:c="17"/></text:p>
            <text:p><text:s text:c="22"/>- G - <text:s/>Bulls</text:p>
            <text:p><text:s text:c="16"/></text:p>
            <text:p><text:s text:c="17"/></text:p>
            <text:p><text:s text:c="12"/></text:p>
            <text:p><text:s text:c="8"/></text:p>
            <text:p><text:s text:c="8"/></text:p>
            <text:p><text:s text:c="8"/></text:p>
            <text:p><text:s text:c="12"/>The Bulls have recalled Ryan Arcidiacono from the G-League.</text:p>
            <text:p><text:s text:c="8"/></text:p>
            <text:p><text:s text:c="8"/></text:p>
            <text:p><text:s text:c="13"/>While the Bulls haven't officially said whether or not Kris Dunn (knee) will be taking the court today, them recalling Arcidiacono from the G-League could suggest that they're expecting Dunn to sit this one out. Arcidiacono would help backup Jerian Grant if Dunn is out, but he won't be on the court enough to have a meaningful impact in fantasy hoops.</text:p>
            <text:p><text:s text:c="8"/></text:p>
            <text:p><text:s text:c="8"/></text:p>
            <text:p><text:s text:c="13"/>Related: Kris Dunn</text:p>
            <text:p><text:s text:c="14"/></text:p>
            <text:p><text:s text:c="13"/>Source: K.C. Johnson on Twitter <text:s text:c="26"/>Sun, Dec 31, 2017 02: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right Achilles strain) has been ruled out for Sunday's game against the Hornets.</text:p>
            <text:p><text:s text:c="8"/></text:p>
            <text:p><text:s text:c="8"/></text:p>
            <text:p><text:s text:c="13"/>With Rivers unavailable today, it'll likely be Lou Williams or Jawun Evans moving into the starting five, but Williams is the guy you'll want to target in fantasy hoops. Rivers is reportedly expected to return to action for Tuesday's game against the Grizzlies, so it looks like he's dodged a bullet with this Achilles issue and he'll only be required to spend one game on the sidelines.</text:p>
            <text:p><text:s text:c="8"/></text:p>
            <text:p><text:s text:c="8"/></text:p>
            <text:p><text:s text:c="13"/>Related: Jawun Evans, Lou Williams</text:p>
            <text:p><text:s text:c="14"/></text:p>
            <text:p><text:s text:c="13"/>Source: Chris Haynes on Twitter <text:s text:c="26"/>Sun, Dec 31, 2017 02:1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very Bradley</text:p>
            <text:p><text:s text:c="17"/></text:p>
            <text:p><text:s text:c="17"/></text:p>
            <text:p><text:s text:c="22"/>- G - <text:s/>Clippers</text:p>
            <text:p><text:s text:c="16"/></text:p>
            <text:p><text:s text:c="17"/></text:p>
            <text:p><text:s text:c="12"/></text:p>
            <text:p><text:s text:c="8"/></text:p>
            <text:p><text:s text:c="8"/></text:p>
            <text:p><text:s text:c="8"/></text:p>
            <text:p><text:s text:c="12"/>Avery Bradley (groin) was a limited participant at Sunday's practice.</text:p>
            <text:p><text:s text:c="8"/></text:p>
            <text:p><text:s text:c="8"/></text:p>
            <text:p><text:s text:c="13"/>The Pistons are off for the next few days, so Bradley will go through individual work on Monday and Tuesday before they determine his status for Wednesday's game vs. the Heat. Bradley should see a nice bump in value with Reggie Jackson (ankle) out because he may handle the ball quite a bit, but it's fair to expect restrictions early on. Reggie Bullock and Luke Kennard will both lose value when Bradley is cleared.</text:p>
            <text:p><text:s text:c="8"/></text:p>
            <text:p><text:s text:c="8"/></text:p>
            <text:p><text:s text:c="13"/></text:p>
            <text:p><text:s text:c="14"/></text:p>
            <text:p><text:s text:c="13"/>Source: Rod Beard on Twitter <text:s text:c="29"/>Sun, Dec 31, 2017 01:3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aron Fox</text:p>
            <text:p><text:s text:c="17"/></text:p>
            <text:p><text:s text:c="17"/></text:p>
            <text:p><text:s text:c="22"/>- G - <text:s/>Kings</text:p>
            <text:p><text:s text:c="16"/></text:p>
            <text:p><text:s text:c="17"/></text:p>
            <text:p><text:s text:c="12"/></text:p>
            <text:p><text:s text:c="8"/></text:p>
            <text:p><text:s text:c="8"/></text:p>
            <text:p><text:s text:c="8"/></text:p>
            <text:p><text:s text:c="12"/>De'Aaron Fox (quad) will not play on Sunday vs. the Grizzlies.</text:p>
            <text:p><text:s text:c="8"/></text:p>
            <text:p><text:s text:c="8"/></text:p>
            <text:p><text:s text:c="13"/>Even though the Kings said on Dec. 22 that Fox wouldn't be re-evaluated for two weeks, they upgraded him to doubtful for Sunday. We did hear that he's making good progress, so maybe he can beat his timetable and return at some point next week. Frank Mason and George Hill both played 30+ minutes in their last game, so they are in the streaming conversation Sunday.</text:p>
            <text:p><text:s text:c="8"/></text:p>
            <text:p><text:s text:c="8"/></text:p>
            <text:p><text:s text:c="13"/></text:p>
            <text:p><text:s text:c="14"/></text:p>
            <text:p><text:s text:c="13"/>Source: James Ham on Twitter <text:s text:c="29"/>Sun, Dec 31, 2017 01: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Jones Jr.</text:p>
            <text:p><text:s text:c="17"/></text:p>
            <text:p><text:s text:c="17"/></text:p>
            <text:p><text:s text:c="22"/>- F - <text:s/>Heat</text:p>
            <text:p><text:s text:c="16"/></text:p>
            <text:p><text:s text:c="17"/></text:p>
            <text:p><text:s text:c="12"/></text:p>
            <text:p><text:s text:c="8"/></text:p>
            <text:p><text:s text:c="8"/></text:p>
            <text:p><text:s text:c="8"/></text:p>
            <text:p><text:s text:c="12"/>The Heat are planning to sign Derrick Jones Jr. to a two-way contract.</text:p>
            <text:p><text:s text:c="8"/></text:p>
            <text:p><text:s text:c="8"/></text:p>
            <text:p><text:s text:c="13"/>The high-flying wing has been a free agent for nearly a month after the Suns surprisingly let him go on Dec. 7. The Heat are banged up right now, so maybe Jones Jr. gets a look. He's not on the fantasy radar in most formats.</text:p>
            <text:p><text:s text:c="8"/></text:p>
            <text:p><text:s text:c="8"/></text:p>
            <text:p><text:s text:c="13"/></text:p>
            <text:p><text:s text:c="14"/></text:p>
            <text:p><text:s text:c="13"/>Source: Shams Charania on Twitter <text:s text:c="24"/>Sun, Dec 31, 2017 12: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face, heel) is listed as probable for Sunday's game vs. the Lakers.</text:p>
            <text:p><text:s text:c="8"/></text:p>
            <text:p><text:s text:c="8"/></text:p>
            <text:p><text:s text:c="13"/>Coach Mike D'Antoni already said that Capela will play, so fantasy owners can go ahead and pencil him back into lineups. We'll confirm that he's starting, though. With Capela back, Nene, Tarik Black and P.J. Tucker all lose value, but Tucker could be interesting again if James Harden (foot) sits.</text:p>
            <text:p><text:s text:c="8"/></text:p>
            <text:p><text:s text:c="8"/></text:p>
            <text:p><text:s text:c="13"/></text:p>
            <text:p><text:s text:c="14"/></text:p>
            <text:p><text:s text:c="13"/>Source: Jonathan Feigen on Twitter <text:s text:c="23"/>Sun, Dec 31, 2017 12:3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back) is listed as probable for Sunday's game vs. the Lakers.</text:p>
            <text:p><text:s text:c="8"/></text:p>
            <text:p><text:s text:c="8"/></text:p>
            <text:p><text:s text:c="13"/>Anderson has some lower back tightness, but barring a setback in warmups, he's expected to play vs. the Lakers. He's been pretty bad in December, averaging 7.3 points, 5.6 rebounds, 1.2 assists and 1.3 triples on 37.5% shooting in that span.</text:p>
            <text:p><text:s text:c="8"/></text:p>
            <text:p><text:s text:c="8"/></text:p>
            <text:p><text:s text:c="13"/></text:p>
            <text:p><text:s text:c="14"/></text:p>
            <text:p><text:s text:c="13"/>Source: Jonathan Feigen on Twitter <text:s text:c="23"/>Sun, Dec 31, 2017 12:2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is listed as questionable for Sunday's game vs. the Lakers with a bruised right foot.</text:p>
            <text:p><text:s text:c="8"/></text:p>
            <text:p><text:s text:c="8"/></text:p>
            <text:p><text:s text:c="13"/>This is the first we are hearing about his foot injury, but since he's questionable that likely means he's day-to-day. We'll pass along any details when we know more, but expect Chris Paul and Eric Gordon to do the heavy lifting for Houston on offense if Harden can't go.</text:p>
            <text:p><text:s text:c="8"/></text:p>
            <text:p><text:s text:c="8"/></text:p>
            <text:p><text:s text:c="13"/></text:p>
            <text:p><text:s text:c="14"/></text:p>
            <text:p><text:s text:c="13"/>Source: Jonathan Feigen on Twitter <text:s text:c="23"/>Sun, Dec 31, 2017 12: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Conley</text:p>
            <text:p><text:s text:c="17"/></text:p>
            <text:p><text:s text:c="17"/></text:p>
            <text:p><text:s text:c="22"/>- G - <text:s/>Grizzlies</text:p>
            <text:p><text:s text:c="16"/></text:p>
            <text:p><text:s text:c="17"/></text:p>
            <text:p><text:s text:c="12"/></text:p>
            <text:p><text:s text:c="8"/></text:p>
            <text:p><text:s text:c="8"/></text:p>
            <text:p><text:s text:c="8"/></text:p>
            <text:p><text:s text:c="12"/>According to Ronald Tillery of the Memphis Commercial Appeal, Mike Conley (Achilles) "appears to have progressed strongly."</text:p>
            <text:p><text:s text:c="8"/></text:p>
            <text:p><text:s text:c="8"/></text:p>
            <text:p><text:s text:c="13"/>Conley has been ramping up his workload recently and was spotted going through a workout on Saturday before the Grizzlies played the Warriors -- he was getting shots up all over the floor and was even sprinting at times. The Grizzlies haven't updated his timetable since they said on Dec. 18 that he'd be out for another couple weeks, but we should have an update from the team on Monday or Tuesday.</text:p>
            <text:p><text:s text:c="8"/></text:p>
            <text:p><text:s text:c="8"/></text:p>
            <text:p><text:s text:c="13"/></text:p>
            <text:p><text:s text:c="14"/></text:p>
            <text:p><text:s text:c="13"/>Source: Memphis Commercial Appeal <text:s text:c="24"/>Sun, Dec 31, 2017 12:0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ayne Bacon</text:p>
            <text:p><text:s text:c="17"/></text:p>
            <text:p><text:s text:c="17"/></text:p>
            <text:p><text:s text:c="22"/>- G/F - <text:s/>Hornets</text:p>
            <text:p><text:s text:c="16"/></text:p>
            <text:p><text:s text:c="17"/></text:p>
            <text:p><text:s text:c="12"/></text:p>
            <text:p><text:s text:c="8"/></text:p>
            <text:p><text:s text:c="8"/></text:p>
            <text:p><text:s text:c="8"/></text:p>
            <text:p><text:s text:c="12"/>The Hornets have recalled Dwayne Bacon and Julyan Stone from the G-League.</text:p>
            <text:p><text:s text:c="8"/></text:p>
            <text:p><text:s text:c="8"/></text:p>
            <text:p><text:s text:c="13"/>Neither player has been a consistent part of the Charlotte rotation lately.</text:p>
            <text:p><text:s text:c="8"/></text:p>
            <text:p><text:s text:c="8"/></text:p>
            <text:p><text:s text:c="13"/>Related: Julyan Stone</text:p>
            <text:p><text:s text:c="14"/></text:p>
            <text:p><text:s text:c="13"/>Source: Hornets on Twitter <text:s text:c="31"/>Sun, Dec 31, 2017 11:1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sh McRoberts</text:p>
            <text:p><text:s text:c="17"/></text:p>
            <text:p><text:s text:c="17"/></text:p>
            <text:p><text:s text:c="22"/>- F/C - <text:s/>Mavericks</text:p>
            <text:p><text:s text:c="16"/></text:p>
            <text:p><text:s text:c="17"/></text:p>
            <text:p><text:s text:c="12"/></text:p>
            <text:p><text:s text:c="8"/></text:p>
            <text:p><text:s text:c="8"/></text:p>
            <text:p><text:s text:c="8"/></text:p>
            <text:p><text:s text:c="12"/>Josh McRoberts (lower extremity injury) will not play on Sunday vs. the Thunder.</text:p>
            <text:p><text:s text:c="8"/></text:p>
            <text:p><text:s text:c="8"/></text:p>
            <text:p><text:s text:c="13"/>Dallas coach Rick Carlisle said on Saturday that there was an "outside chance" that McRoberts would play, so he's getting closer. He's not expected to have a big role when he's cleared, so he's safe to leave on the wire. We'll change his status from out indefinitely to day-to-day.</text:p>
            <text:p><text:s text:c="8"/></text:p>
            <text:p><text:s text:c="8"/></text:p>
            <text:p><text:s text:c="13"/></text:p>
            <text:p><text:s text:c="14"/></text:p>
            <text:p><text:s text:c="13"/>Source: Earl K. Sneed on Twitter <text:s text:c="25"/>Sun, Dec 31, 2017 10:5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akers coach Luke Walton said Lonzo Ball's sprained left shoulder is "feeling better."</text:p>
            <text:p><text:s text:c="8"/></text:p>
            <text:p><text:s text:c="8"/></text:p>
            <text:p><text:s text:c="13"/>"It’s something we’re just going to keep treating and if he feels good enough to go, we’ll get him on the court for shooting, after that we’ll get him to practice and then we’ll get him back on the court." Ball has already been ruled out for Sunday's game vs. the Rockets and Monday's game vs. the Wolves, but if he practices on Tuesday we could see him return as soon as Wednesday's game vs. the Thunder. Jordan Clarkson will continue to benefit in his absence and is averaging 19.7 points, 5.6 assists, 5.0 rebounds, 1.3 steals and 2.3 triples over his last three games.</text:p>
            <text:p><text:s text:c="8"/></text:p>
            <text:p><text:s text:c="8"/></text:p>
            <text:p><text:s text:c="13"/>Related: Jordan Clarkson</text:p>
            <text:p><text:s text:c="14"/></text:p>
            <text:p><text:s text:c="13"/>Source: Los Angeles Times <text:s text:c="32"/>Sun, Dec 31, 2017 10:4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said his quad injury could linger for a while.</text:p>
            <text:p><text:s text:c="8"/></text:p>
            <text:p><text:s text:c="8"/></text:p>
            <text:p><text:s text:c="13"/>"Feeling better than I was at [Friday’s] game," Kuzma said Saturday morning. "It got super sore in the morning. Couldn’t really walk normal. Getting better." Despite being less than 100 percent, Kuzma was able to play 37 minutes vs. the Clippers with 13 points, five rebounds, two assists and one 3-pointer. He should be a nice play vs. the Rockets on Sunday in what should be a shootout.</text:p>
            <text:p><text:s text:c="8"/></text:p>
            <text:p><text:s text:c="8"/></text:p>
            <text:p><text:s text:c="13"/></text:p>
            <text:p><text:s text:c="14"/></text:p>
            <text:p><text:s text:c="13"/>Source: Los Angeles Times <text:s text:c="32"/>Sun, Dec 31, 2017 10:4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Lakers coach Luke Walton offered an explanation on why Julius Randle's role has been so volatile.</text:p>
            <text:p><text:s text:c="8"/></text:p>
            <text:p><text:s text:c="8"/></text:p>
            <text:p><text:s text:c="13"/>"Julius has shown us how great he can be," Walton said. "Some nights when he doesn’t play big minutes is because other guys are rolling and some nights it’s because I don’t believe he is playing up to the standard that he set for himself. I want him to feel and realize the difference in those nights as part of his growth." After playing 11 and 19 minutes in his previous two games, Randle got the start on Friday vs. the Clippers and was solid with 18 points, seven rebounds, two assists, one steal and one block in 29 minutes. <text:s/>Maybe Walton goes back to him again on Sunday vs. the Rockets, but the head coach wasn't ready to commit to that.</text:p>
            <text:p><text:s text:c="8"/></text:p>
            <text:p><text:s text:c="8"/></text:p>
            <text:p><text:s text:c="13"/></text:p>
            <text:p><text:s text:c="14"/></text:p>
            <text:p><text:s text:c="13"/>Source: Los Angeles Times <text:s text:c="32"/>Sun, Dec 31, 2017 10:3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Jackson</text:p>
            <text:p><text:s text:c="17"/></text:p>
            <text:p><text:s text:c="17"/></text:p>
            <text:p><text:s text:c="22"/>- G - <text:s/>Pistons</text:p>
            <text:p><text:s text:c="16"/></text:p>
            <text:p><text:s text:c="17"/></text:p>
            <text:p><text:s text:c="12"/></text:p>
            <text:p><text:s text:c="8"/></text:p>
            <text:p><text:s text:c="8"/></text:p>
            <text:p><text:s text:c="8"/></text:p>
            <text:p><text:s text:c="12"/>Reggie Jackson (ankle) can't begin his rehab for a couple weeks until the swelling subsides.</text:p>
            <text:p><text:s text:c="8"/></text:p>
            <text:p><text:s text:c="8"/></text:p>
            <text:p><text:s text:c="13"/>There's no change to his timetable, so he's still expected to miss about 6-8 weeks. Ish Smith is a great fantasy pickup and has done well in two starts, averaging 18.0 points, 5.0 rebounds, 4.5 assists and 1.0 steals.</text:p>
            <text:p><text:s text:c="8"/></text:p>
            <text:p><text:s text:c="8"/></text:p>
            <text:p><text:s text:c="13"/></text:p>
            <text:p><text:s text:c="14"/></text:p>
            <text:p><text:s text:c="13"/>Source: Rod Beard on Twitter <text:s text:c="29"/>Sun, Dec 31, 2017 10:2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hip) "came through his scrimmage Friday feeling strong," according to Joe Vardon of Cleveland.com.</text:p>
            <text:p><text:s text:c="8"/></text:p>
            <text:p><text:s text:c="8"/></text:p>
            <text:p><text:s text:c="13"/>It's a minor update, but one that should give his fantasy owners hope that he'll be debuting this week. Thomas is scheduled to scrimmage again on Monday and it sounds like he could debut either on Tuesday vs. the Blazers or Wednesday vs. the Celtics. Keep in mind that he's not cleared for back-to-back sets.</text:p>
            <text:p><text:s text:c="8"/></text:p>
            <text:p><text:s text:c="8"/></text:p>
            <text:p><text:s text:c="13"/></text:p>
            <text:p><text:s text:c="14"/></text:p>
            <text:p><text:s text:c="13"/>Source: Cleveland.com <text:s text:c="36"/>Sun, Dec 31, 2017 10:2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man Shumpert</text:p>
            <text:p><text:s text:c="17"/></text:p>
            <text:p><text:s text:c="17"/></text:p>
            <text:p><text:s text:c="22"/>- G/F - <text:s/>Kings</text:p>
            <text:p><text:s text:c="16"/></text:p>
            <text:p><text:s text:c="17"/></text:p>
            <text:p><text:s text:c="12"/></text:p>
            <text:p><text:s text:c="8"/></text:p>
            <text:p><text:s text:c="8"/></text:p>
            <text:p><text:s text:c="8"/></text:p>
            <text:p><text:s text:c="12"/>Iman Shumpert (knee) is progressing well according to Cavaliers coach Tyronn Lue.</text:p>
            <text:p><text:s text:c="8"/></text:p>
            <text:p><text:s text:c="8"/></text:p>
            <text:p><text:s text:c="13"/>"You know Shump, he's always healing faster than he's supposed to, so he's coming along well also," Lue said on Saturday. The Cavaliers said on Nov. 30 that Shumpert will miss 6-8 weeks, so if that timetable holds up we could see him as soon as mid-January. Kyle Korver and J.R. Smith will continue to benefit in the meantime.</text:p>
            <text:p><text:s text:c="8"/></text:p>
            <text:p><text:s text:c="8"/></text:p>
            <text:p><text:s text:c="13"/></text:p>
            <text:p><text:s text:c="14"/></text:p>
            <text:p><text:s text:c="13"/>Source: Cleveland.com <text:s text:c="36"/>Sun, Dec 31, 2017 10:1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Rose</text:p>
            <text:p><text:s text:c="17"/></text:p>
            <text:p><text:s text:c="17"/></text:p>
            <text:p><text:s text:c="22"/>- G - <text:s/>Timberwolves</text:p>
            <text:p><text:s text:c="16"/></text:p>
            <text:p><text:s text:c="17"/></text:p>
            <text:p><text:s text:c="12"/></text:p>
            <text:p><text:s text:c="8"/></text:p>
            <text:p><text:s text:c="8"/></text:p>
            <text:p><text:s text:c="8"/></text:p>
            <text:p><text:s text:c="12"/>Cavaliers head coach Tyronn Lue said Derrick Rose (ankle) is "moving better than he has in a while."</text:p>
            <text:p><text:s text:c="8"/></text:p>
            <text:p><text:s text:c="8"/></text:p>
            <text:p><text:s text:c="13"/>"D Rose looked good the other day," Lue said on Saturday. "First time I seen him run without a limp. He was going through some stuff. He was doing three-man weave with a lot of pace and speed." The Cavaliers still aren't providing a timetable, so it's safe to assume that Isaiah Thomas (hip) will make it back to the court before Rose. Leave him on the wire.</text:p>
            <text:p><text:s text:c="8"/></text:p>
            <text:p><text:s text:c="8"/></text:p>
            <text:p><text:s text:c="13"/></text:p>
            <text:p><text:s text:c="14"/></text:p>
            <text:p><text:s text:c="13"/>Source: Cleveland.com <text:s text:c="36"/>Sun, Dec 31, 2017 10:1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ndaugas Kuzminskas</text:p>
            <text:p><text:s text:c="17"/></text:p>
            <text:p><text:s text:c="17"/></text:p>
            <text:p><text:s text:c="22"/>- F - <text:s/>Knicks</text:p>
            <text:p><text:s text:c="16"/></text:p>
            <text:p><text:s text:c="17"/></text:p>
            <text:p><text:s text:c="12"/></text:p>
            <text:p><text:s text:c="8"/></text:p>
            <text:p><text:s text:c="8"/></text:p>
            <text:p><text:s text:c="8"/></text:p>
            <text:p><text:s text:c="12"/>Mindaugas Kuzminskas has reportedly agreed to terms with Italian club Olimpia Milano.</text:p>
            <text:p><text:s text:c="8"/></text:p>
            <text:p><text:s text:c="8"/></text:p>
            <text:p><text:s text:c="13"/>He's been out of work since the Knicks waived him back in November. He didn't generate much NBA interest upon his release, but maybe he gets picked up prior to the 2018-19 season.</text:p>
            <text:p><text:s text:c="8"/></text:p>
            <text:p><text:s text:c="8"/></text:p>
            <text:p><text:s text:c="13"/></text:p>
            <text:p><text:s text:c="14"/></text:p>
            <text:p><text:s text:c="13"/>Source: La Gazzetta dello Sport <text:s text:c="26"/>Sun, Dec 31, 2017 10:0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Bembry</text:p>
            <text:p><text:s text:c="17"/></text:p>
            <text:p><text:s text:c="17"/></text:p>
            <text:p><text:s text:c="22"/>- F - <text:s/>Hawks</text:p>
            <text:p><text:s text:c="16"/></text:p>
            <text:p><text:s text:c="17"/></text:p>
            <text:p><text:s text:c="12"/></text:p>
            <text:p><text:s text:c="8"/></text:p>
            <text:p><text:s text:c="8"/></text:p>
            <text:p><text:s text:c="8"/></text:p>
            <text:p><text:s text:c="12"/>DeAndre Bembry is expected to remain in the G-League when the Hawks take on the Suns on Tuesday.</text:p>
            <text:p><text:s text:c="8"/></text:p>
            <text:p><text:s text:c="8"/></text:p>
            <text:p><text:s text:c="13"/>"With DeAndre, I think we are going to take it day by day and see how it goes and what we think is best for him and his development," coach Mike Budenholzer said. Bembry has struggled for the Hawks since returning from his wrist injury, but he will eventually get a long look down the stretch with the Hawks going nowhere this season.</text:p>
            <text:p><text:s text:c="8"/></text:p>
            <text:p><text:s text:c="8"/></text:p>
            <text:p><text:s text:c="13"/></text:p>
            <text:p><text:s text:c="14"/></text:p>
            <text:p><text:s text:c="13"/>Source: Atlanta Journal-Constitution <text:s text:c="21"/>Sun, Dec 31, 2017 10:0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Muscala</text:p>
            <text:p><text:s text:c="17"/></text:p>
            <text:p><text:s text:c="17"/></text:p>
            <text:p><text:s text:c="22"/>- F/C - <text:s/>Hawks</text:p>
            <text:p><text:s text:c="16"/></text:p>
            <text:p><text:s text:c="17"/></text:p>
            <text:p><text:s text:c="12"/></text:p>
            <text:p><text:s text:c="8"/></text:p>
            <text:p><text:s text:c="8"/></text:p>
            <text:p><text:s text:c="8"/></text:p>
            <text:p><text:s text:c="12"/>The Hawks have recalled Mike Muscala (ankle) from the G-League.</text:p>
            <text:p><text:s text:c="8"/></text:p>
            <text:p><text:s text:c="8"/></text:p>
            <text:p><text:s text:c="13"/>Muscala has missed 27 games in a row for Atlanta, but it sounds like he'll be available on Tuesday against the Suns since he was able to play in a couple of G-League games over the weekend. Even though the Hawks are thin up front with Dewayne Dedmon (leg) still out, Muscala will likely have restrictions this week. Deep-league owners can just keep an eye on him.</text:p>
            <text:p><text:s text:c="8"/></text:p>
            <text:p><text:s text:c="8"/></text:p>
            <text:p><text:s text:c="13"/></text:p>
            <text:p><text:s text:c="14"/></text:p>
            <text:p><text:s text:c="13"/>Source: Atlanta Journal-Constitution <text:s text:c="21"/>Sun, Dec 31, 2017 09:2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Tyreke Evans was able to post 22 points across 31 minutes in Saturday's game at Golden State while adding nine assists, three rebounds and a steal.</text:p>
            <text:p><text:s text:c="8"/></text:p>
            <text:p><text:s text:c="8"/></text:p>
            <text:p><text:s text:c="13"/>Evans continues to fill up the stat sheet, averaging 26.4 points with 7.4 assists and 6.2 rebounds over his past five outings. He had been battling some soreness in his surgically repaired right knee over the past week, but that hasn't slowed him down. His fantasy owners love his top-50 value, especially since he is easily out-producing his average draft position.</text:p>
            <text:p><text:s text:c="8"/></text:p>
            <text:p><text:s text:c="8"/></text:p>
            <text:p><text:s text:c="13"/></text:p>
            <text:p><text:s text:c="14"/></text:p>
            <text:p><text:s text:c="13"/>Sun, Dec 31, 2017 01:0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ychal Green</text:p>
            <text:p><text:s text:c="17"/></text:p>
            <text:p><text:s text:c="17"/></text:p>
            <text:p><text:s text:c="22"/>- F/C - <text:s/>Grizzlies</text:p>
            <text:p><text:s text:c="16"/></text:p>
            <text:p><text:s text:c="17"/></text:p>
            <text:p><text:s text:c="12"/></text:p>
            <text:p><text:s text:c="8"/></text:p>
            <text:p><text:s text:c="8"/></text:p>
            <text:p><text:s text:c="8"/></text:p>
            <text:p><text:s text:c="12"/>JaMychal Green (knee) was able to play in Saturday's game at Golden State, scoring 12 points across 20 minutes.</text:p>
            <text:p><text:s text:c="8"/></text:p>
            <text:p><text:s text:c="8"/></text:p>
            <text:p><text:s text:c="13"/>Green was also able to chip in with eight rebounds, two assists and just one turnover while hitting 6-of-16 from the field. He hasn't been great alongside Marc Gasol, and he wasn't playing terribly well before his injury. At this point he remains useful only in deeper fantasy leagues despite his status in the starting five.</text:p>
            <text:p><text:s text:c="8"/></text:p>
            <text:p><text:s text:c="8"/></text:p>
            <text:p><text:s text:c="13"/></text:p>
            <text:p><text:s text:c="14"/></text:p>
            <text:p><text:s text:c="13"/>Sun, Dec 31, 2017 12:5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Marc Gasol rolled up 27 points with six rebounds, two steals and an assist across 28 minutes in Saturday's loss at Golden State.</text:p>
            <text:p><text:s text:c="8"/></text:p>
            <text:p><text:s text:c="8"/></text:p>
            <text:p><text:s text:c="13"/>Gasol was a very efficient 10-of-13 from the field, including 4-of-4 from behind the 3-point line. Interim coach J.B. Bickerstaff said the team will not be tanking the rest of the season and Gasol certainly got the memo. The center has six or more rebounds in each of his past 17 contests while posting 10 or more points in 30 consecutive games.</text:p>
            <text:p><text:s text:c="8"/></text:p>
            <text:p><text:s text:c="8"/></text:p>
            <text:p><text:s text:c="13"/></text:p>
            <text:p><text:s text:c="14"/></text:p>
            <text:p><text:s text:c="13"/>Sun, Dec 31, 2017 12:4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Harrison</text:p>
            <text:p><text:s text:c="17"/></text:p>
            <text:p><text:s text:c="17"/></text:p>
            <text:p><text:s text:c="22"/>- G - <text:s/>Grizzlies</text:p>
            <text:p><text:s text:c="16"/></text:p>
            <text:p><text:s text:c="17"/></text:p>
            <text:p><text:s text:c="12"/></text:p>
            <text:p><text:s text:c="8"/></text:p>
            <text:p><text:s text:c="8"/></text:p>
            <text:p><text:s text:c="8"/></text:p>
            <text:p><text:s text:c="12"/>Andrew Harrison finished with just five points, three assists and a rebound across 15 minutes in Saturday's loss at Golden State.</text:p>
            <text:p><text:s text:c="8"/></text:p>
            <text:p><text:s text:c="8"/></text:p>
            <text:p><text:s text:c="13"/>Harrison slapped the brakes on a season-high four-game streak with double-digit point totals. Despite the fact he is averaging 9.8 points per game over the past five outings, he is shooting just 33.3 percent (17-of-51) from the field during the span. Kobi Simmons is making noise off the bench and coming for Harrison's job in the starting five.</text:p>
            <text:p><text:s text:c="8"/></text:p>
            <text:p><text:s text:c="8"/></text:p>
            <text:p><text:s text:c="13"/></text:p>
            <text:p><text:s text:c="14"/></text:p>
            <text:p><text:s text:c="13"/>Sun, Dec 31, 2017 12:3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obi Simmons</text:p>
            <text:p><text:s text:c="17"/></text:p>
            <text:p><text:s text:c="17"/></text:p>
            <text:p><text:s text:c="22"/>- G - <text:s/>Grizzlies</text:p>
            <text:p><text:s text:c="16"/></text:p>
            <text:p><text:s text:c="17"/></text:p>
            <text:p><text:s text:c="12"/></text:p>
            <text:p><text:s text:c="8"/></text:p>
            <text:p><text:s text:c="8"/></text:p>
            <text:p><text:s text:c="8"/></text:p>
            <text:p><text:s text:c="12"/>Kobi Simmons scored a career-high 17 points with one rebound, three assists, two steals and three 3-pointers in 31 minutes against the Warriors on Saturday.</text:p>
            <text:p><text:s text:c="8"/></text:p>
            <text:p><text:s text:c="8"/></text:p>
            <text:p><text:s text:c="13"/>Those 17 points top his entire NBA career before tonight with 16 points in his previous 99 minutes. For the second game in a row, he was used as a combo guard and he's got to be earning more minutes -- he was the backup PG three and four games ago. After the game, Simmons said the team wants him to be confident on offense, and it's looking like they're getting more comfortable in allowing him to provide scoring. He's on the radar in deep leagues and it doesn't look like it'll be long before he's ahead of Andrew Harrison and Mario Chalmers.</text:p>
            <text:p><text:s text:c="8"/></text:p>
            <text:p><text:s text:c="8"/></text:p>
            <text:p><text:s text:c="13"/></text:p>
            <text:p><text:s text:c="14"/></text:p>
            <text:p><text:s text:c="13"/>Source: Memphis Commercial Appeal <text:s text:c="24"/>Sun, Dec 31, 2017 12:3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finished with 20 points, nine assists, five rebounds, a steal and a blocked shot across 35 minutes in Saturday's win against Memphis.</text:p>
            <text:p><text:s text:c="8"/></text:p>
            <text:p><text:s text:c="8"/></text:p>
            <text:p><text:s text:c="13"/>Durant's offensive production was overshadowed by the return of Stephen Curry (ankle) and his 10 3-pointers. KD won't have to shoulder as much of the load as he did during Curry's 12-game absence, and that's bad news for opposing offenses. That means Durant will be even sharper at the defensive end. Durant suffered a mild right ankle tweak at the end of Friday's game, but showed no ill effects of that situation in this one.</text:p>
            <text:p><text:s text:c="8"/></text:p>
            <text:p><text:s text:c="8"/></text:p>
            <text:p><text:s text:c="13"/></text:p>
            <text:p><text:s text:c="14"/></text:p>
            <text:p><text:s text:c="13"/>Sun, Dec 31, 2017 12:2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ll Martin</text:p>
            <text:p><text:s text:c="17"/></text:p>
            <text:p><text:s text:c="17"/></text:p>
            <text:p><text:s text:c="22"/>- F - <text:s/>Grizzlies</text:p>
            <text:p><text:s text:c="16"/></text:p>
            <text:p><text:s text:c="17"/></text:p>
            <text:p><text:s text:c="12"/></text:p>
            <text:p><text:s text:c="8"/></text:p>
            <text:p><text:s text:c="8"/></text:p>
            <text:p><text:s text:c="8"/></text:p>
            <text:p><text:s text:c="12"/>Jarell Martin moved to the bench against the Warriors on Saturday with nine points, three rebounds, one assist and one 3-pointer in 24 minutes.</text:p>
            <text:p><text:s text:c="8"/></text:p>
            <text:p><text:s text:c="8"/></text:p>
            <text:p><text:s text:c="13"/>We'll see what the Grizzlies do on Sunday in a back-to-back set, but it's possible that someone gets a night off. If so, Martin will look to duplicate his career-high 20 points from Wednesday. Leave him on the wire in most leagues until further notice.</text:p>
            <text:p><text:s text:c="8"/></text:p>
            <text:p><text:s text:c="8"/></text:p>
            <text:p><text:s text:c="13"/></text:p>
            <text:p><text:s text:c="14"/></text:p>
            <text:p><text:s text:c="13"/>Sun, Dec 31, 2017 12:2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yonta Davis</text:p>
            <text:p><text:s text:c="17"/></text:p>
            <text:p><text:s text:c="17"/></text:p>
            <text:p><text:s text:c="22"/>- F/C - <text:s/>Grizzlies</text:p>
            <text:p><text:s text:c="16"/></text:p>
            <text:p><text:s text:c="17"/></text:p>
            <text:p><text:s text:c="12"/></text:p>
            <text:p><text:s text:c="8"/></text:p>
            <text:p><text:s text:c="8"/></text:p>
            <text:p><text:s text:c="8"/></text:p>
            <text:p><text:s text:c="12"/>Deyonta Davis scored 10 points with five rebounds, two assists and one foul in 17 minutes against the Warriors on Saturday.</text:p>
            <text:p><text:s text:c="8"/></text:p>
            <text:p><text:s text:c="8"/></text:p>
            <text:p><text:s text:c="13"/>He checked in ahead of Brandan Wright and it's certainly possible he's leapfrogged him after a strong Wednesday showing. Just keep an eye on Davis in deep leagues for his upside in blocks.</text:p>
            <text:p><text:s text:c="8"/></text:p>
            <text:p><text:s text:c="8"/></text:p>
            <text:p><text:s text:c="13"/></text:p>
            <text:p><text:s text:c="14"/></text:p>
            <text:p><text:s text:c="13"/>Sun, Dec 31, 2017 12:2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West</text:p>
            <text:p><text:s text:c="17"/></text:p>
            <text:p><text:s text:c="17"/></text:p>
            <text:p><text:s text:c="22"/>- F/C - <text:s/>Warriors</text:p>
            <text:p><text:s text:c="16"/></text:p>
            <text:p><text:s text:c="17"/></text:p>
            <text:p><text:s text:c="12"/></text:p>
            <text:p><text:s text:c="8"/></text:p>
            <text:p><text:s text:c="8"/></text:p>
            <text:p><text:s text:c="8"/></text:p>
            <text:p><text:s text:c="12"/>David West finished with seven points while snagging 11 rebounds across 13 minutes in Saturday's game against the Grizzlies.</text:p>
            <text:p><text:s text:c="8"/></text:p>
            <text:p><text:s text:c="8"/></text:p>
            <text:p><text:s text:c="13"/>West hit 3-of-5 from the field, as he stepped up offensively and on the glass in the second half with Draymond Green tossed earlier in the game. He will generally play about 12-16 minutes per game and give you a handful of points and rebounds while chipping in with an occasional blocked shot. He remains more of a low-end fantasy asset if you're desperate to make a move in those categories.</text:p>
            <text:p><text:s text:c="8"/></text:p>
            <text:p><text:s text:c="8"/></text:p>
            <text:p><text:s text:c="13"/></text:p>
            <text:p><text:s text:c="14"/></text:p>
            <text:p><text:s text:c="13"/>Sun, Dec 31, 2017 12:2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an Wright</text:p>
            <text:p><text:s text:c="17"/></text:p>
            <text:p><text:s text:c="17"/></text:p>
            <text:p><text:s text:c="22"/>- F/C - <text:s/>Rockets</text:p>
            <text:p><text:s text:c="16"/></text:p>
            <text:p><text:s text:c="17"/></text:p>
            <text:p><text:s text:c="12"/></text:p>
            <text:p><text:s text:c="8"/></text:p>
            <text:p><text:s text:c="8"/></text:p>
            <text:p><text:s text:c="8"/></text:p>
            <text:p><text:s text:c="12"/>Brandan Wright (quad) played just eight minutes with two points, two rebounds, one assist and one turnover against the Warriors on Saturday.</text:p>
            <text:p><text:s text:c="8"/></text:p>
            <text:p><text:s text:c="8"/></text:p>
            <text:p><text:s text:c="13"/>It looks like the Grizzlies do want to get a look at Deyonta Davis with Wright being behind him. Unless Marc Gasol or JaMychal Green are out, Wright is really tough to stash.</text:p>
            <text:p><text:s text:c="8"/></text:p>
            <text:p><text:s text:c="8"/></text:p>
            <text:p><text:s text:c="13"/></text:p>
            <text:p><text:s text:c="14"/></text:p>
            <text:p><text:s text:c="13"/>Sun, Dec 31, 2017 12:2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knee) was able to play 19 minutes in Saturday's game against the visiting Grizzlies.</text:p>
            <text:p><text:s text:c="8"/></text:p>
            <text:p><text:s text:c="8"/></text:p>
            <text:p><text:s text:c="13"/>Iguodala managed just two points with two assists and a steal in his 19 minutes on the floor, which is a negative. The positive is that he shook off a sore left knee to play in a back-to-back situation on Friday and Saturday night. Iggy remains useful only in deeper fantasy formats at this point unless injuries create a larger role.</text:p>
            <text:p><text:s text:c="8"/></text:p>
            <text:p><text:s text:c="8"/></text:p>
            <text:p><text:s text:c="13"/></text:p>
            <text:p><text:s text:c="14"/></text:p>
            <text:p><text:s text:c="13"/>Sun, Dec 31, 2017 12:1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scored 20 points with nine rebounds, six assists, one block and three 3-pointers during a 107-102 win over the Nuggets on Saturday.</text:p>
            <text:p><text:s text:c="8"/></text:p>
            <text:p><text:s text:c="8"/></text:p>
            <text:p><text:s text:c="13"/>It's one of his best five-game samples of his career, averaging 18.0 points, 7.4 boards, 5.4 assists, 0.8 steals, 0.4 blocks and 2.4 treys on 50.0 percent from the field and 87.5 percent from the line. Markelle Fultz (shoulder) getting hurt has been huge for The Homie Dario and his play could be part of the reason why the 76ers aren't rushing back the 2017 No. 1 pick.</text:p>
            <text:p><text:s text:c="8"/></text:p>
            <text:p><text:s text:c="8"/></text:p>
            <text:p><text:s text:c="13"/></text:p>
            <text:p><text:s text:c="14"/></text:p>
            <text:p><text:s text:c="13"/>Sun, Dec 31, 2017 12:1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ankle) was able to play in Saturday's game against the Grizzlies, finishing with seven points.</text:p>
            <text:p><text:s text:c="8"/></text:p>
            <text:p><text:s text:c="8"/></text:p>
            <text:p><text:s text:c="13"/>Casspi hit 3-of-5 from the field while adding three rebounds, an assist and a blocked shot across 19 minutes off the pine. Despite the fact he was fairly efficient from the floor, he is still only worthy of fantasy consideration in deeper leagues at this point.</text:p>
            <text:p><text:s text:c="8"/></text:p>
            <text:p><text:s text:c="8"/></text:p>
            <text:p><text:s text:c="13"/></text:p>
            <text:p><text:s text:c="14"/></text:p>
            <text:p><text:s text:c="13"/>Sun, Dec 31, 2017 12:1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za Pachulia</text:p>
            <text:p><text:s text:c="17"/></text:p>
            <text:p><text:s text:c="17"/></text:p>
            <text:p><text:s text:c="22"/>- C - <text:s/>Warriors</text:p>
            <text:p><text:s text:c="16"/></text:p>
            <text:p><text:s text:c="17"/></text:p>
            <text:p><text:s text:c="12"/></text:p>
            <text:p><text:s text:c="8"/></text:p>
            <text:p><text:s text:c="8"/></text:p>
            <text:p><text:s text:c="8"/></text:p>
            <text:p><text:s text:c="12"/>Zaza Pachulia was good for 17 points, eight rebounds and six assists across 24 minutes in Saturday's 141-128 victory against the Grizzlies.</text:p>
            <text:p><text:s text:c="8"/></text:p>
            <text:p><text:s text:c="8"/></text:p>
            <text:p><text:s text:c="13"/>Pachulia was a perfect 6-of-6 from the field, while also going 5-of-5 from the free-throw stripe, and he turned it over just once while posting an impressive plus-18 rating. He has Jordan Bell breathing down his neck for more playing time, but he will keep the youngster at bay with huge performances like this, as well as sweet between-the-leg passes to Steph Curry on the wing.</text:p>
            <text:p><text:s text:c="8"/></text:p>
            <text:p><text:s text:c="8"/></text:p>
            <text:p><text:s text:c="13"/></text:p>
            <text:p><text:s text:c="14"/></text:p>
            <text:p><text:s text:c="13"/>Sun, Dec 31, 2017 12:1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scored six points with six rebounds, six assists, one block and five turnovers in 32 minutes against the Nuggets on Saturday.</text:p>
            <text:p><text:s text:c="8"/></text:p>
            <text:p><text:s text:c="8"/></text:p>
            <text:p><text:s text:c="13"/>The Nuggets allowed him to shoot the ball and NBA teams will probably allow that to continue. Before tonight, Simmons was only 5-of-15 on his wide-open shots from beyond 10 feet, so it's not even like Simmons is taking them either. Regardless, he's not going to light it up in scoring, but he'll be a force in the other non-scoring categories.</text:p>
            <text:p><text:s text:c="8"/></text:p>
            <text:p><text:s text:c="8"/></text:p>
            <text:p><text:s text:c="13"/></text:p>
            <text:p><text:s text:c="14"/></text:p>
            <text:p><text:s text:c="13"/>Sun, Dec 31, 2017 12:1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back) was able to play in Saturday's game against the Grizzlies, and he ended up going for 21 points across 34 minutes.</text:p>
            <text:p><text:s text:c="8"/></text:p>
            <text:p><text:s text:c="8"/></text:p>
            <text:p><text:s text:c="13"/>Thompson was dealing with some tightness in his lower back, but it doesn't sound like he was ever in doubt to play. He didn't show any ill effects of the ailment, hitting 8-of-19 from the field, including 5-of-11 from behind the 3-point line. Thompson was also reunited with his splash brother, Steph Curry, who missed the past 12 games due to an ankle injury. The duo combined for 15 triples in the 13-point win.</text:p>
            <text:p><text:s text:c="8"/></text:p>
            <text:p><text:s text:c="8"/></text:p>
            <text:p><text:s text:c="13"/></text:p>
            <text:p><text:s text:c="14"/></text:p>
            <text:p><text:s text:c="13"/>Sun, Dec 31, 2017 12:1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Bell</text:p>
            <text:p><text:s text:c="17"/></text:p>
            <text:p><text:s text:c="17"/></text:p>
            <text:p><text:s text:c="22"/>- F/C - <text:s/>Warriors</text:p>
            <text:p><text:s text:c="16"/></text:p>
            <text:p><text:s text:c="17"/></text:p>
            <text:p><text:s text:c="12"/></text:p>
            <text:p><text:s text:c="8"/></text:p>
            <text:p><text:s text:c="8"/></text:p>
            <text:p><text:s text:c="8"/></text:p>
            <text:p><text:s text:c="12"/>Jordan Bell was a perfect 4-for-4 from the field while finishing with 11 points, three rebounds, two assists and a steal and four blocked shots across 19 minutes Saturday against Memphis.</text:p>
            <text:p><text:s text:c="8"/></text:p>
            <text:p><text:s text:c="8"/></text:p>
            <text:p><text:s text:c="13"/>Bell was "overpowered" by Dwight Howard and the Hornets in Friday's game, according to head coach Steve Kerr. The forward started the third quarter after Draymond Green's first-half ejection, and between his coach's comments and being fired up to start the second half, he took it to a higher level. Green isn't likely to face any type of suspension, so Bell will be right back to the bench next time out. Still, he's a solid option to snap up off the waiver wire if he is still available.</text:p>
            <text:p><text:s text:c="8"/></text:p>
            <text:p><text:s text:c="8"/></text:p>
            <text:p><text:s text:c="13"/></text:p>
            <text:p><text:s text:c="14"/></text:p>
            <text:p><text:s text:c="13"/>Sun, Dec 31, 2017 12:1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scored 15 points with 10 rebounds, three assists, two steals and one 3-pointer in 35 minutes against the Nuggets on Saturday.</text:p>
            <text:p><text:s text:c="8"/></text:p>
            <text:p><text:s text:c="8"/></text:p>
            <text:p><text:s text:c="13"/>While he did make just 1-of-6 from deep, Covington was back to his old self and did close this game out after not closing out the last two close contests. He had right knee soreness on Christmas and a finger injury on Thursday, but this time he had a game-sealing dunk to earn a huge road win. He has regressed after a unbelievable start, but RoCo should still be a top-50 kind of a player going forward.</text:p>
            <text:p><text:s text:c="8"/></text:p>
            <text:p><text:s text:c="8"/></text:p>
            <text:p><text:s text:c="13"/></text:p>
            <text:p><text:s text:c="14"/></text:p>
            <text:p><text:s text:c="13"/>Sun, Dec 31, 2017 12:1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ankle) returned to the lineup Saturday against the Grizzlies, posting 38 points. He posted a season-high 10 3-pointers while adding four rebounds and three assists.</text:p>
            <text:p><text:s text:c="8"/></text:p>
            <text:p><text:s text:c="8"/></text:p>
            <text:p><text:s text:c="13"/>Originally Curry was supposed to play about four or five short bursts of playing time to get him back into the swing of things. It looks like he's good to go. After missing 11 games he was back out there doing his thing, punishing the Grizzlies as Steph started to quickly make up for lost time. He added four rebounds and three assists and he didn't turn the ball over across his 26 minutes of action.</text:p>
            <text:p><text:s text:c="8"/></text:p>
            <text:p><text:s text:c="8"/></text:p>
            <text:p><text:s text:c="13"/></text:p>
            <text:p><text:s text:c="14"/></text:p>
            <text:p><text:s text:c="13"/>Sun, Dec 31, 2017 12:0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Richaun Holmes</text:p>
            <text:p><text:s text:c="17"/></text:p>
            <text:p><text:s text:c="17"/></text:p>
            <text:p><text:s text:c="22"/>- F/C - <text:s/>76ers</text:p>
            <text:p><text:s text:c="16"/></text:p>
            <text:p><text:s text:c="17"/></text:p>
            <text:p><text:s text:c="12"/></text:p>
            <text:p><text:s text:c="8"/></text:p>
            <text:p><text:s text:c="8"/></text:p>
            <text:p><text:s text:c="8"/></text:p>
            <text:p><text:s text:c="12"/>Richaun Holmes scored 14 points with three rebounds, three assists and one block in 19 minutes against the Nuggets on Saturday.</text:p>
            <text:p><text:s text:c="8"/></text:p>
            <text:p><text:s text:c="8"/></text:p>
            <text:p><text:s text:c="13"/>Despite fouling out, Holmes gave the 76ers a nice spark in the fourth quarter. He's playing somewhat well and it'll be interesting to see if coach Brett Brown matches him up with Alex Len on Sunday.</text:p>
            <text:p><text:s text:c="8"/></text:p>
            <text:p><text:s text:c="8"/></text:p>
            <text:p><text:s text:c="13"/></text:p>
            <text:p><text:s text:c="14"/></text:p>
            <text:p><text:s text:c="13"/>Sun, Dec 31, 2017 12:0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mir Johnson</text:p>
            <text:p><text:s text:c="17"/></text:p>
            <text:p><text:s text:c="17"/></text:p>
            <text:p><text:s text:c="22"/>- F/C - <text:s/>76ers</text:p>
            <text:p><text:s text:c="16"/></text:p>
            <text:p><text:s text:c="17"/></text:p>
            <text:p><text:s text:c="12"/></text:p>
            <text:p><text:s text:c="8"/></text:p>
            <text:p><text:s text:c="8"/></text:p>
            <text:p><text:s text:c="8"/></text:p>
            <text:p><text:s text:c="12"/>Amir Johnson started for Joel Embiid (rest) on Saturday with eight points, five rebounds, five assists and one steal in 23 minutes against the Nuggets on Saturday.</text:p>
            <text:p><text:s text:c="8"/></text:p>
            <text:p><text:s text:c="8"/></text:p>
            <text:p><text:s text:c="13"/>He played OK and he's not going to wow you too often. Johnson will be moving to the bench against the Suns on Sunday.</text:p>
            <text:p><text:s text:c="8"/></text:p>
            <text:p><text:s text:c="8"/></text:p>
            <text:p><text:s text:c="13"/></text:p>
            <text:p><text:s text:c="14"/></text:p>
            <text:p><text:s text:c="13"/>Sun, Dec 31, 2017 12:0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scored 19 points during a 107-102 loss to the 76ers on Saturday, adding 13 rebounds, six assists, three blocks, one steal and one 3-pointer in 37 minutes.</text:p>
            <text:p><text:s text:c="8"/></text:p>
            <text:p><text:s text:c="8"/></text:p>
            <text:p><text:s text:c="13"/>Not a bad stat line, but this wasn't a great game from Jokic and it wasn't even against Joel Embiid. Jokic was incredible on his jumpers to start the year, but he's trended down a little on that front. He still turned in a respectable 42.6 eFG% on his jumpers this month while he's cleaned up in the restricted area at 78.8 percent to get him to 49.1 FG% overall in December. Jokic is an offensive superstar and he has plenty of shooters around him for spacing.</text:p>
            <text:p><text:s text:c="8"/></text:p>
            <text:p><text:s text:c="8"/></text:p>
            <text:p><text:s text:c="13"/></text:p>
            <text:p><text:s text:c="14"/></text:p>
            <text:p><text:s text:c="13"/>Sat, Dec 30, 2017 11:5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ended up with 29 points with six assists, four rebounds, three steals and a blocked shot across 39 minutes against the Cavaliers on Saturday.</text:p>
            <text:p><text:s text:c="8"/></text:p>
            <text:p><text:s text:c="8"/></text:p>
            <text:p><text:s text:c="13"/>Mitchell was a very efficient 10-of-17 from the field, hitting 2-of-6 from behind the arc while adding 7-of-8 from the free-throw stripe. The 21-year-old has picked up right where he left off before missing a couple of games due to a toe injury. He is shooting 55.0 percent (33-for-60) over his past four outings while averaging 19.5 points, 4.8 rebounds, 4.0 assists and 1.8 steals during the impressive span.</text:p>
            <text:p><text:s text:c="8"/></text:p>
            <text:p><text:s text:c="8"/></text:p>
            <text:p><text:s text:c="13"/></text:p>
            <text:p><text:s text:c="14"/></text:p>
            <text:p><text:s text:c="13"/>Sat, Dec 30, 2017 11: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son Plumlee</text:p>
            <text:p><text:s text:c="17"/></text:p>
            <text:p><text:s text:c="17"/></text:p>
            <text:p><text:s text:c="22"/>- C - <text:s/>Nuggets</text:p>
            <text:p><text:s text:c="16"/></text:p>
            <text:p><text:s text:c="17"/></text:p>
            <text:p><text:s text:c="12"/></text:p>
            <text:p><text:s text:c="8"/></text:p>
            <text:p><text:s text:c="8"/></text:p>
            <text:p><text:s text:c="8"/></text:p>
            <text:p><text:s text:c="12"/>Mason Plumlee made 1-of-6 from the line and missed all six from the field for one point with six rebounds and one assist in 23 minutes against the 76ers on Saturday.</text:p>
            <text:p><text:s text:c="8"/></text:p>
            <text:p><text:s text:c="8"/></text:p>
            <text:p><text:s text:c="13"/>One point on 11 possessions is bad. He lost minutes to Trey Lyles here and he's really had some bad efficiency issues even before this dud. If you have Plumlee and value free throw percentage, you may want to see what else is out there with Plumlee sitting at 38.8 percent on the year. His upside isn't too high anyway.</text:p>
            <text:p><text:s text:c="8"/></text:p>
            <text:p><text:s text:c="8"/></text:p>
            <text:p><text:s text:c="13"/></text:p>
            <text:p><text:s text:c="14"/></text:p>
            <text:p><text:s text:c="13"/>Sat, Dec 30, 2017 11: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was good for 16 points with 10 rebounds and eight rebounds across 32 minutes in Saturday's 104-101 win against the Cavaliers.</text:p>
            <text:p><text:s text:c="8"/></text:p>
            <text:p><text:s text:c="8"/></text:p>
            <text:p><text:s text:c="13"/>After an ugly shooting performance in Denver earlier in the week, and a handful of ugly outings overall in December, Rubio has righted the ship somewhat. He has hit 11-of-25 (44.0 percent) from the field over the past two outings while averaging 13.0 points, 6.0 rebounds, 5.0 assists and 1.5 steals per contest.</text:p>
            <text:p><text:s text:c="8"/></text:p>
            <text:p><text:s text:c="8"/></text:p>
            <text:p><text:s text:c="13"/></text:p>
            <text:p><text:s text:c="14"/></text:p>
            <text:p><text:s text:c="13"/>Sat, Dec 30, 2017 11:5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son Chandler</text:p>
            <text:p><text:s text:c="17"/></text:p>
            <text:p><text:s text:c="17"/></text:p>
            <text:p><text:s text:c="22"/>- G/F - <text:s/>Nuggets</text:p>
            <text:p><text:s text:c="16"/></text:p>
            <text:p><text:s text:c="17"/></text:p>
            <text:p><text:s text:c="12"/></text:p>
            <text:p><text:s text:c="8"/></text:p>
            <text:p><text:s text:c="8"/></text:p>
            <text:p><text:s text:c="8"/></text:p>
            <text:p><text:s text:c="12"/>Wilson Chandler scored two points with five rebounds, two blocks and two turnovers in 33 minutes against the 76ers on Saturday.</text:p>
            <text:p><text:s text:c="8"/></text:p>
            <text:p><text:s text:c="8"/></text:p>
            <text:p><text:s text:c="13"/>He was asked to defend Ben Simmons and obviously he wasn't a big part of the offense with only three shots from the field and no free throws. Chandler should still be worth owning based on all that playing time, but he's going to have a couple duds like this one because he's the fourth option at best most nights.</text:p>
            <text:p><text:s text:c="8"/></text:p>
            <text:p><text:s text:c="8"/></text:p>
            <text:p><text:s text:c="13"/></text:p>
            <text:p><text:s text:c="14"/></text:p>
            <text:p><text:s text:c="13"/>Sat, Dec 30, 2017 11:4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bo Sefolosha</text:p>
            <text:p><text:s text:c="17"/></text:p>
            <text:p><text:s text:c="17"/></text:p>
            <text:p><text:s text:c="22"/>- G/F - <text:s/>Jazz</text:p>
            <text:p><text:s text:c="16"/></text:p>
            <text:p><text:s text:c="17"/></text:p>
            <text:p><text:s text:c="12"/></text:p>
            <text:p><text:s text:c="8"/></text:p>
            <text:p><text:s text:c="8"/></text:p>
            <text:p><text:s text:c="8"/></text:p>
            <text:p><text:s text:c="12"/>Thabo Sefolosha finished with 10 points and 12 rebounds across 31 minutes in Saturday's 104-101 victory against the visiting Cavaliers.</text:p>
            <text:p><text:s text:c="8"/></text:p>
            <text:p><text:s text:c="8"/></text:p>
            <text:p><text:s text:c="13"/>The double-double looks nice on paper, but he was an ugly 3-for-11 from the field while going 0-for-4 from behind the 3-point line. He was able to chip in with three steals and an assist, too, while turning it over just once. He has had a strange week, as he has started the past two games after being a DNP-CD on Tuesday night. Fantasy owners do not care for that type of uncertainty.</text:p>
            <text:p><text:s text:c="8"/></text:p>
            <text:p><text:s text:c="8"/></text:p>
            <text:p><text:s text:c="13"/></text:p>
            <text:p><text:s text:c="14"/></text:p>
            <text:p><text:s text:c="13"/>Sat, Dec 30, 2017 11:4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scored 17 points with two assists, five steals and one 3-pointer in 39 minutes against the 76ers on Saturday.</text:p>
            <text:p><text:s text:c="8"/></text:p>
            <text:p><text:s text:c="8"/></text:p>
            <text:p><text:s text:c="13"/>Coach Mike Malone basically ran a seven-man rotation, but Harris has been logging huge minutes lately even before this tweak. He's playing 38 minutes per game over his last 15 and he continues to be one of the most well-rounded guards in fantasy hoops. Harris looks like a lock to be an early-round player, assuming he stays healthy.</text:p>
            <text:p><text:s text:c="8"/></text:p>
            <text:p><text:s text:c="8"/></text:p>
            <text:p><text:s text:c="13"/></text:p>
            <text:p><text:s text:c="14"/></text:p>
            <text:p><text:s text:c="13"/>Sat, Dec 30, 2017 11:4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Lyles</text:p>
            <text:p><text:s text:c="17"/></text:p>
            <text:p><text:s text:c="17"/></text:p>
            <text:p><text:s text:c="22"/>- F - <text:s/>Nuggets</text:p>
            <text:p><text:s text:c="16"/></text:p>
            <text:p><text:s text:c="17"/></text:p>
            <text:p><text:s text:c="12"/></text:p>
            <text:p><text:s text:c="8"/></text:p>
            <text:p><text:s text:c="8"/></text:p>
            <text:p><text:s text:c="8"/></text:p>
            <text:p><text:s text:c="12"/>Trey Lyles scored 16 points with eight rebounds, one assist, one steal, one block and three 3-pointers in 31 minutes against the 76ers on Saturday.</text:p>
            <text:p><text:s text:c="8"/></text:p>
            <text:p><text:s text:c="8"/></text:p>
            <text:p><text:s text:c="13"/>He's been an elite sixth man as he continues to see huge minutes in the fourth quarter during close games. Lyles puts a nice bow on what was his best month as a pro, averaging 14.6 points, 6.5 boards, 1.4 assists, 0.6 steals, 0.4 blocks and 2.1 treys on 54.3 percent from the field in his previous December outings. He looks like he'll have value in standard leagues until Paul Millsap (wrist) can return.</text:p>
            <text:p><text:s text:c="8"/></text:p>
            <text:p><text:s text:c="8"/></text:p>
            <text:p><text:s text:c="13"/></text:p>
            <text:p><text:s text:c="14"/></text:p>
            <text:p><text:s text:c="13"/>Sat, Dec 30, 2017 11: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finished with 19 points, six rebounds, three steals, an assist and a blocked shot across 30 minutes in Saturday's 104-101 loss against the Cavaliers.</text:p>
            <text:p><text:s text:c="8"/></text:p>
            <text:p><text:s text:c="8"/></text:p>
            <text:p><text:s text:c="13"/>Favors was outstanding from the field, hitting 8-of-11 from the field while knocking down 3-of-3 from the free-throw line. He is on a nice little run over the past five games, averaging 16.2 points and 7.8 rebounds during the span while hitting 57.0 percent (31-of-54) of his field-goal attempts. Favors has looked rejuvenated after a couple of games off earlier in the month due to an eye issue and concussion.</text:p>
            <text:p><text:s text:c="8"/></text:p>
            <text:p><text:s text:c="8"/></text:p>
            <text:p><text:s text:c="13"/></text:p>
            <text:p><text:s text:c="14"/></text:p>
            <text:p><text:s text:c="13"/>Sat, Dec 30, 2017 11: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 Barton</text:p>
            <text:p><text:s text:c="17"/></text:p>
            <text:p><text:s text:c="17"/></text:p>
            <text:p><text:s text:c="22"/>- G/F - <text:s/>Nuggets</text:p>
            <text:p><text:s text:c="16"/></text:p>
            <text:p><text:s text:c="17"/></text:p>
            <text:p><text:s text:c="12"/></text:p>
            <text:p><text:s text:c="8"/></text:p>
            <text:p><text:s text:c="8"/></text:p>
            <text:p><text:s text:c="8"/></text:p>
            <text:p><text:s text:c="12"/>Will Barton made 5-of-15 from the field for 14 points with seven rebounds, five assists, two steals, one block and one 3-poiner in 31 minutes against the 76ers on Saturday.</text:p>
            <text:p><text:s text:c="8"/></text:p>
            <text:p><text:s text:c="8"/></text:p>
            <text:p><text:s text:c="13"/>Before the game, Barton said his back still isn't 100 percent and that his back bothers him from time to time. In this loss, Barton did look to be in some discomfort at times, but it may not have been because of his back. He did just drop 28 on Wednesday, and Barton gets a few days off before a game against the Suns on Wednesday.</text:p>
            <text:p><text:s text:c="8"/></text:p>
            <text:p><text:s text:c="8"/></text:p>
            <text:p><text:s text:c="13"/></text:p>
            <text:p><text:s text:c="14"/></text:p>
            <text:p><text:s text:c="13"/>Source: T.J. McBride on Twitter <text:s text:c="26"/>Sat, Dec 30, 2017 11:3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Murray</text:p>
            <text:p><text:s text:c="17"/></text:p>
            <text:p><text:s text:c="17"/></text:p>
            <text:p><text:s text:c="22"/>- G - <text:s/>Nuggets</text:p>
            <text:p><text:s text:c="16"/></text:p>
            <text:p><text:s text:c="17"/></text:p>
            <text:p><text:s text:c="12"/></text:p>
            <text:p><text:s text:c="8"/></text:p>
            <text:p><text:s text:c="8"/></text:p>
            <text:p><text:s text:c="8"/></text:p>
            <text:p><text:s text:c="12"/>Jamal Murray scored 31 points with eight rebounds, three assists, one steal, two blocks and one 3-pointer in 40 minutes against the 76ers on Saturday.</text:p>
            <text:p><text:s text:c="8"/></text:p>
            <text:p><text:s text:c="8"/></text:p>
            <text:p><text:s text:c="13"/>It's his fourth 30-point game of his career and it's just one point off his career-high. With coach Mike Malone tightening up his rotation, Murray's playing time is surging with some increased usage, rebounding numbers and even defensive stats lately. The Blue Arrow is paying some serious dividends for his patient fantasy owners and he looks like he's going to be a difference maker going forward.</text:p>
            <text:p><text:s text:c="8"/></text:p>
            <text:p><text:s text:c="8"/></text:p>
            <text:p><text:s text:c="13"/></text:p>
            <text:p><text:s text:c="14"/></text:p>
            <text:p><text:s text:c="13"/>Sat, Dec 30, 2017 11: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 Smith</text:p>
            <text:p><text:s text:c="17"/></text:p>
            <text:p><text:s text:c="17"/></text:p>
            <text:p><text:s text:c="22"/>- G/F - <text:s/>Cavaliers</text:p>
            <text:p><text:s text:c="16"/></text:p>
            <text:p><text:s text:c="17"/></text:p>
            <text:p><text:s text:c="12"/></text:p>
            <text:p><text:s text:c="8"/></text:p>
            <text:p><text:s text:c="8"/></text:p>
            <text:p><text:s text:c="8"/></text:p>
            <text:p><text:s text:c="12"/>J.R. Smith was good for just six points and two rebounds across 33 minutes in Saturday's game at Utah, hitting just 2-of-7 from the field (all 3-pointers).</text:p>
            <text:p><text:s text:c="8"/></text:p>
            <text:p><text:s text:c="8"/></text:p>
            <text:p><text:s text:c="13"/>Smith looked to be on track in Sacramento, hitting 5-of-9 from the floor for 15 points, but it's back to struggling. He is just 26-of-75 (34.7 percent) from the field over his past 12 outings, as his shooting woes are now nearly a month long. It has even spilled over to the free-throw line, where he is shooting just 57.1 percent, on pace for a new career low.</text:p>
            <text:p><text:s text:c="8"/></text:p>
            <text:p><text:s text:c="8"/></text:p>
            <text:p><text:s text:c="13"/></text:p>
            <text:p><text:s text:c="14"/></text:p>
            <text:p><text:s text:c="13"/>Sat, Dec 30, 2017 11: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Dennis Schroder scored 22 points with one rebound, eight assists, one steal and one 3-pointer during a 104-89 win over the Blazers on Saturday.</text:p>
            <text:p><text:s text:c="8"/></text:p>
            <text:p><text:s text:c="8"/></text:p>
            <text:p><text:s text:c="13"/>After he took a knee to his quad from Jonas Valanciunas on Friday, Schroder was on the injury report today, but he looked fine in this win. The Hawks are screwing up their tank right now with three wins in their last four and they also get Phoenix next.</text:p>
            <text:p><text:s text:c="8"/></text:p>
            <text:p><text:s text:c="8"/></text:p>
            <text:p><text:s text:c="13"/></text:p>
            <text:p><text:s text:c="14"/></text:p>
            <text:p><text:s text:c="13"/>Sat, Dec 30, 2017 11:2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yle Korver</text:p>
            <text:p><text:s text:c="17"/></text:p>
            <text:p><text:s text:c="17"/></text:p>
            <text:p><text:s text:c="22"/>- G/F - <text:s/>Cavaliers</text:p>
            <text:p><text:s text:c="16"/></text:p>
            <text:p><text:s text:c="17"/></text:p>
            <text:p><text:s text:c="12"/></text:p>
            <text:p><text:s text:c="8"/></text:p>
            <text:p><text:s text:c="8"/></text:p>
            <text:p><text:s text:c="8"/></text:p>
            <text:p><text:s text:c="12"/>Kyle Korver finished scoreless in 18 minutes off the bench in Saturday's 104-101 loss in Utah.</text:p>
            <text:p><text:s text:c="8"/></text:p>
            <text:p><text:s text:c="8"/></text:p>
            <text:p><text:s text:c="13"/>He misfired on all five of his 3-pointer attempts and was only able to provide fantasy owners with one assist and one rebound. Korver is in the midst of a big-time shooting slump, hitting just 32.2 percent (10-of-31) from the field over his past five games, averaging 5.8 PPG during the span. Unfortunately, he looks to be getting worse, not better. But it's happened before, and he'll scorch the nets for five or six triples soon to snap right back out of it.</text:p>
            <text:p><text:s text:c="8"/></text:p>
            <text:p><text:s text:c="8"/></text:p>
            <text:p><text:s text:c="13"/></text:p>
            <text:p><text:s text:c="14"/></text:p>
            <text:p><text:s text:c="13"/>Sat, Dec 30, 2017 11:2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scored 12 points with 10 rebounds, five assists and four 3-pointers in 31 minutes against the Blazers on Saturday.</text:p>
            <text:p><text:s text:c="8"/></text:p>
            <text:p><text:s text:c="8"/></text:p>
            <text:p><text:s text:c="13"/>That's back-to-back double-doubles after he only had two before Friday. Prince also had five treys during his career-high 30-point game, so he's also found his shot. After a slow start, Prince is trending up in a big way right now.</text:p>
            <text:p><text:s text:c="8"/></text:p>
            <text:p><text:s text:c="8"/></text:p>
            <text:p><text:s text:c="13"/></text:p>
            <text:p><text:s text:c="14"/></text:p>
            <text:p><text:s text:c="13"/>Sat, Dec 30, 2017 11: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yane Wade</text:p>
            <text:p><text:s text:c="17"/></text:p>
            <text:p><text:s text:c="17"/></text:p>
            <text:p><text:s text:c="22"/>- G - <text:s/>Heat</text:p>
            <text:p><text:s text:c="16"/></text:p>
            <text:p><text:s text:c="17"/></text:p>
            <text:p><text:s text:c="12"/></text:p>
            <text:p><text:s text:c="8"/></text:p>
            <text:p><text:s text:c="8"/></text:p>
            <text:p><text:s text:c="8"/></text:p>
            <text:p><text:s text:c="12"/>Dwyane Wade posted nine points with seven rebounds and four assists across 25 minutes off the bench in Saturday's loss at Utah.</text:p>
            <text:p><text:s text:c="8"/></text:p>
            <text:p><text:s text:c="8"/></text:p>
            <text:p><text:s text:c="13"/>He was able to bag a couple of 3-pointers and he turned it over just once while posting a plus-6 rating, second-highest on the team. Despite the decent performance he was unable to help his buddy to a victory on his birthday in SLC. He is struggling with his shot lately, hitting just 36.9 percent (24-of-65) over the past seven performances.</text:p>
            <text:p><text:s text:c="8"/></text:p>
            <text:p><text:s text:c="8"/></text:p>
            <text:p><text:s text:c="13"/></text:p>
            <text:p><text:s text:c="14"/></text:p>
            <text:p><text:s text:c="13"/>Sat, Dec 30, 2017 11: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scored 21 points during a 104-89 loss to the Hawks on Saturday, adding eight rebounds, six assists, two blocks, one steal and one 3-pointer in 36 minutes.</text:p>
            <text:p><text:s text:c="8"/></text:p>
            <text:p><text:s text:c="8"/></text:p>
            <text:p><text:s text:c="13"/>Make it 4-of-4 on productive games without Damian Lillard (hamstring) in the lineup this season. We saw coach Terry Stotts really lean on three-guard lineups with Dame, Napier and C.J. McCollum, so maybe Napier's play right now will help him earn even more minutes once Lillard can return. Most of his value has probably passed here and Lillard has a decent chance to play on Monday. It's not a bad idea to hold him until Dame is officially a go.</text:p>
            <text:p><text:s text:c="8"/></text:p>
            <text:p><text:s text:c="8"/></text:p>
            <text:p><text:s text:c="13"/></text:p>
            <text:p><text:s text:c="14"/></text:p>
            <text:p><text:s text:c="13"/>Sat, Dec 30, 2017 11:1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Green</text:p>
            <text:p><text:s text:c="17"/></text:p>
            <text:p><text:s text:c="17"/></text:p>
            <text:p><text:s text:c="22"/>- F - <text:s/>Cavaliers</text:p>
            <text:p><text:s text:c="16"/></text:p>
            <text:p><text:s text:c="17"/></text:p>
            <text:p><text:s text:c="12"/></text:p>
            <text:p><text:s text:c="8"/></text:p>
            <text:p><text:s text:c="8"/></text:p>
            <text:p><text:s text:c="8"/></text:p>
            <text:p><text:s text:c="12"/>Jeff Green finished with 22 points, five rebounds, two blocked shots and a steal across 27 minutes off the bench on Saturday in Utah.</text:p>
            <text:p><text:s text:c="8"/></text:p>
            <text:p><text:s text:c="8"/></text:p>
            <text:p><text:s text:c="13"/>Green was red hot off the bench, especially from the perimeter where he was 4-of-4 from behind the arc. That's nine games with double-digit point totals across 14 outings in the month of December, but this was easily his best game of the month. Every now and then he has a big scoring outing, but quickly fades back to low-end fantasy status. Don't get too excited unless he strings together a few performances like this. That's unlikely.</text:p>
            <text:p><text:s text:c="8"/></text:p>
            <text:p><text:s text:c="8"/></text:p>
            <text:p><text:s text:c="13"/></text:p>
            <text:p><text:s text:c="14"/></text:p>
            <text:p><text:s text:c="13"/>Sat, Dec 30, 2017 11: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cCollum</text:p>
            <text:p><text:s text:c="17"/></text:p>
            <text:p><text:s text:c="17"/></text:p>
            <text:p><text:s text:c="22"/>- G - <text:s/>Trail Blazers</text:p>
            <text:p><text:s text:c="16"/></text:p>
            <text:p><text:s text:c="17"/></text:p>
            <text:p><text:s text:c="12"/></text:p>
            <text:p><text:s text:c="8"/></text:p>
            <text:p><text:s text:c="8"/></text:p>
            <text:p><text:s text:c="8"/></text:p>
            <text:p><text:s text:c="12"/>C.J. McCollum scored 18 points with four rebounds, two assists, one steal, one block and one 3-pointer against the Hawks on Saturday.</text:p>
            <text:p><text:s text:c="8"/></text:p>
            <text:p><text:s text:c="8"/></text:p>
            <text:p><text:s text:c="13"/>It's almost hard to believe that Shabazz Napier has stolen his thunder since Damian Lillard (hamstring) went down last week. Lillard should have a decent chance to play on Monday, but McCollum's fantasy owners are probably a little disappointed after he didn't capitalize, especially after C.J. has usually cleaned up sans Dame. That said, maybe this creates a buy-low opportunity.</text:p>
            <text:p><text:s text:c="8"/></text:p>
            <text:p><text:s text:c="8"/></text:p>
            <text:p><text:s text:c="13"/></text:p>
            <text:p><text:s text:c="14"/></text:p>
            <text:p><text:s text:c="13"/>Sat, Dec 30, 2017 11: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 Connaughton</text:p>
            <text:p><text:s text:c="17"/></text:p>
            <text:p><text:s text:c="17"/></text:p>
            <text:p><text:s text:c="22"/>- G/F - <text:s/>Trail Blazers</text:p>
            <text:p><text:s text:c="16"/></text:p>
            <text:p><text:s text:c="17"/></text:p>
            <text:p><text:s text:c="12"/></text:p>
            <text:p><text:s text:c="8"/></text:p>
            <text:p><text:s text:c="8"/></text:p>
            <text:p><text:s text:c="8"/></text:p>
            <text:p><text:s text:c="12"/>Pat Connaughton returned from an in-game injury in the fourth quarter on Saturday, scoring five points with two rebounds, one assist, one block, one steal and one 3-pointer in 22 minutes.</text:p>
            <text:p><text:s text:c="8"/></text:p>
            <text:p><text:s text:c="8"/></text:p>
            <text:p><text:s text:c="13"/>According to the broadcast, Connaughton got some extra padding on his right side. Connaughton made a defensive play on John Collins and he took some contact to his ribs before going to the locker room. Even with Damian Lillard (hamstring) out, Connaughton doesn't have much value.</text:p>
            <text:p><text:s text:c="8"/></text:p>
            <text:p><text:s text:c="8"/></text:p>
            <text:p><text:s text:c="13"/></text:p>
            <text:p><text:s text:c="14"/></text:p>
            <text:p><text:s text:c="13"/>Sat, Dec 30, 2017 11: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ristaps Porzingis scored 30 points with seven rebounds, three assists, two steals, two blocks, one 3-pointer and no turnovers during a 105-103 win over the Pelicans on Saturday.</text:p>
            <text:p><text:s text:c="8"/></text:p>
            <text:p><text:s text:c="8"/></text:p>
            <text:p><text:s text:c="13"/>He was 11-of-22 from the field and 7-of-8 from the line for a terrific nine-category line. After that horrendous 0-of-11 return on Dec. 21, Porzingis has averaged 24.4 points, 7.2 boards, 1.4 assists, 3.4 blocks, 0.8 steals and 1.4 treys. Porzingis leapfrogged Kevin Durant for No. 2 in blocks per game tonight. As long as he's healthy, The Unicorn will be posting some magical stat lines.</text:p>
            <text:p><text:s text:c="8"/></text:p>
            <text:p><text:s text:c="8"/></text:p>
            <text:p><text:s text:c="13"/></text:p>
            <text:p><text:s text:c="14"/></text:p>
            <text:p><text:s text:c="13"/>Sat, Dec 30, 2017 11: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finished with 29 points, eight rebounds, six assists, two steals and a blocked shot across 37 minutes in Saturday's 104-101 loss at Utah.</text:p>
            <text:p><text:s text:c="8"/></text:p>
            <text:p><text:s text:c="8"/></text:p>
            <text:p><text:s text:c="13"/>James took the loss on his 33rd birthday. He was scoreless in a game-changing third quarter, as Utah outscored Cleveland 28-16 while enjoying a 23-3 run at one point. Seeing Utah on the schedule is never good for the Cavs, as they have lost each of the past three seasons in Salt Lake City. He is 0-2 over his past two games on his birthday, last blowing out his candles after a win back on Dec. 30, 2013, as a member of the Miami Heat.</text:p>
            <text:p><text:s text:c="8"/></text:p>
            <text:p><text:s text:c="8"/></text:p>
            <text:p><text:s text:c="13"/></text:p>
            <text:p><text:s text:c="14"/></text:p>
            <text:p><text:s text:c="13"/>Sat, Dec 30, 2017 11:0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Jack</text:p>
            <text:p><text:s text:c="17"/></text:p>
            <text:p><text:s text:c="17"/></text:p>
            <text:p><text:s text:c="22"/>- G - <text:s/>Knicks</text:p>
            <text:p><text:s text:c="16"/></text:p>
            <text:p><text:s text:c="17"/></text:p>
            <text:p><text:s text:c="12"/></text:p>
            <text:p><text:s text:c="8"/></text:p>
            <text:p><text:s text:c="8"/></text:p>
            <text:p><text:s text:c="8"/></text:p>
            <text:p><text:s text:c="12"/>Jarrett Jack scored 15 points with four rebounds, seven assists, one steal and one 3-pointer in 24 minutes against the Pelicans on Saturday.</text:p>
            <text:p><text:s text:c="8"/></text:p>
            <text:p><text:s text:c="8"/></text:p>
            <text:p><text:s text:c="13"/>The Knicks are getting closer to starting Frank Ntilikina, which means Jack's playing time is probably going to be dropping. He's been a fine hold in deeper leagues and even standard-ish formats for his position scarcity.</text:p>
            <text:p><text:s text:c="8"/></text:p>
            <text:p><text:s text:c="8"/></text:p>
            <text:p><text:s text:c="13"/></text:p>
            <text:p><text:s text:c="14"/></text:p>
            <text:p><text:s text:c="13"/>Sat, Dec 30, 2017 10: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scored 20 points to go along with 10 rebounds and an assist across 29 minutes in Saturday's 104-101 loss in Utah.</text:p>
            <text:p><text:s text:c="8"/></text:p>
            <text:p><text:s text:c="8"/></text:p>
            <text:p><text:s text:c="13"/>Love hit 6-of-16 from the field, including 3-of-10 from behind the 3-point line, and he did not turn the ball over. He was the only Cleveland player with a double-double in a rather sluggish performance in Salt Lake City, something that has happened numerous times over the years for the Cavaliers for whatever reason.</text:p>
            <text:p><text:s text:c="8"/></text:p>
            <text:p><text:s text:c="8"/></text:p>
            <text:p><text:s text:c="13"/></text:p>
            <text:p><text:s text:c="14"/></text:p>
            <text:p><text:s text:c="13"/>Sat, Dec 30, 2017 10: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DeMarcus Cousins scored 29 points with 19 rebounds, four assists, one steal and three 3-pointers in 40 <text:s/>minutes during a 105-103 loss to the Knicks on Saturday.</text:p>
            <text:p><text:s text:c="8"/></text:p>
            <text:p><text:s text:c="8"/></text:p>
            <text:p><text:s text:c="13"/>He just missed yet another 30-20 game following his 32-20 vs. Dallas on Friday. Cousins also just missed a 3-pointer at the end of the game to cost the Pelicans yet another home loss to a non-playoff team -- the Knicks are .500 after the win. The Pelicans have been an offensive powerhouse with their third-ranked points per game, so that's helped both Anthony Davis and Boogie post monster stat lines almost nightly.</text:p>
            <text:p><text:s text:c="8"/></text:p>
            <text:p><text:s text:c="8"/></text:p>
            <text:p><text:s text:c="13"/></text:p>
            <text:p><text:s text:c="14"/></text:p>
            <text:p><text:s text:c="13"/>Sat, Dec 30, 2017 10:5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scored 31 points with nine rebounds, one assist and five blocks in a loss to the Knicks on Saturday.</text:p>
            <text:p><text:s text:c="8"/></text:p>
            <text:p><text:s text:c="8"/></text:p>
            <text:p><text:s text:c="13"/>Make it three straight games with at least 31 points for The Brow. He's been to the line at least eight times in each of his last four games and he's also blocked at least four shots in three of those four. He's fourth in blocks per game and sixth in points per game as one of the best properties in fantasy when healthy.</text:p>
            <text:p><text:s text:c="8"/></text:p>
            <text:p><text:s text:c="8"/></text:p>
            <text:p><text:s text:c="13"/></text:p>
            <text:p><text:s text:c="14"/></text:p>
            <text:p><text:s text:c="13"/>Sat, Dec 30, 2017 10:4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jon Rondo</text:p>
            <text:p><text:s text:c="17"/></text:p>
            <text:p><text:s text:c="17"/></text:p>
            <text:p><text:s text:c="22"/>- G - <text:s/>Pelicans</text:p>
            <text:p><text:s text:c="16"/></text:p>
            <text:p><text:s text:c="17"/></text:p>
            <text:p><text:s text:c="12"/></text:p>
            <text:p><text:s text:c="8"/></text:p>
            <text:p><text:s text:c="8"/></text:p>
            <text:p><text:s text:c="8"/></text:p>
            <text:p><text:s text:c="12"/>Rajon Rondo scored eight points with two rebounds and 12 assists against the Knicks on Saturday.</text:p>
            <text:p><text:s text:c="8"/></text:p>
            <text:p><text:s text:c="8"/></text:p>
            <text:p><text:s text:c="13"/>Shockingly, this was the first time he missed a free throw in a game all season as he went 4-of-4 from the line in his previous 523 minutes before tonight. That's actually awesome for his fantasy value because Rondo is historically one of the worst foul-shooting guards in the NBA. Regardless, he's proven to be a somewhat valuable player to own so far this season.</text:p>
            <text:p><text:s text:c="8"/></text:p>
            <text:p><text:s text:c="8"/></text:p>
            <text:p><text:s text:c="13"/></text:p>
            <text:p><text:s text:c="14"/></text:p>
            <text:p><text:s text:c="13"/>Sat, Dec 30, 2017 10: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scored nine points with 13 rebounds and four assists in 29 minutes during a 117-111 win over the Magic on Saturday.</text:p>
            <text:p><text:s text:c="8"/></text:p>
            <text:p><text:s text:c="8"/></text:p>
            <text:p><text:s text:c="13"/>This was a back-to-back set after Whiteside played just 20 minutes on Friday, so it's nice to see him get close to 30 even with the light Friday. Whiteside did also ditch his knee brace in this game, so the medical staff must have been OK with that. Whiteside now gets a few days off before the Heat play again on Wednesday, so perhaps his minutes can climb over 30 in that one.</text:p>
            <text:p><text:s text:c="8"/></text:p>
            <text:p><text:s text:c="8"/></text:p>
            <text:p><text:s text:c="13"/></text:p>
            <text:p><text:s text:c="14"/></text:p>
            <text:p><text:s text:c="13"/>Sat, Dec 30, 2017 10: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scored 11 points with four rebounds, five assists, two steals, one block and one 3-pointer in 41 minutes against the Magic on Saturday.</text:p>
            <text:p><text:s text:c="8"/></text:p>
            <text:p><text:s text:c="8"/></text:p>
            <text:p><text:s text:c="13"/>Not only has his efficiency been better, but now Richardson continues to run the offense more and has five-plus dimes in four of his last six. He's upped his steals, blocks and both percentages to go with robust scoring increase, as well. Richardson ends December with averages of 17.4 points, 3.7 boards, 2.7 assists, 1.1 steals, 0.9 blocks and 1.9 treys on 54.6 percent from the field and 88.9 percent from the line in his last 15. Patience pays off in fantasy more often than not.</text:p>
            <text:p><text:s text:c="8"/></text:p>
            <text:p><text:s text:c="8"/></text:p>
            <text:p><text:s text:c="13"/></text:p>
            <text:p><text:s text:c="14"/></text:p>
            <text:p><text:s text:c="13"/>Sat, Dec 30, 2017 10: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made 11-of-22 from the field for 25 points with four rebounds, eight assists, two steals, one block and two 3-pointers in 38 minutes against the Magic on Saturday.</text:p>
            <text:p><text:s text:c="8"/></text:p>
            <text:p><text:s text:c="8"/></text:p>
            <text:p><text:s text:c="13"/>Besides the obvious uptick in shot attempts, he played with more confidence as a scorer from deep and getting into the paint. Dragic has said he'll have to deal with the pain in his elbow for a while, but he's been too good for too long for him not to learn how to adjust.</text:p>
            <text:p><text:s text:c="8"/></text:p>
            <text:p><text:s text:c="8"/></text:p>
            <text:p><text:s text:c="13"/></text:p>
            <text:p><text:s text:c="14"/></text:p>
            <text:p><text:s text:c="13"/>Sat, Dec 30, 2017 10:2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scored a season-high 31 points with four rebounds, three assists, one steal and three 3-pointers in 39 minutes against the Magic on Saturday.</text:p>
            <text:p><text:s text:c="8"/></text:p>
            <text:p><text:s text:c="8"/></text:p>
            <text:p><text:s text:c="13"/>That's just one point off his career-high, which came in another December game against the Magic in 2016. He did look to take a shot to his left eye and face from Jonathon Simmons, but he did stay in the game. Johnson was ridiculous in the third quarter with 22 points in that frame thanks to making 10 consecutive shots. Dion Waiters (ankle) is likely out for at least another week, so Johnson should have some increased value to start 2018.</text:p>
            <text:p><text:s text:c="8"/></text:p>
            <text:p><text:s text:c="8"/></text:p>
            <text:p><text:s text:c="13"/></text:p>
            <text:p><text:s text:c="14"/></text:p>
            <text:p><text:s text:c="13"/>Sat, Dec 30, 2017 10: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returned to stud form during a 117-111 loss to the Heat on Saturday, scoring 39 points with seven rebounds, one assist, two blocks, no turnovers and five 3-pointers in 36 minutes.</text:p>
            <text:p><text:s text:c="8"/></text:p>
            <text:p><text:s text:c="8"/></text:p>
            <text:p><text:s text:c="13"/>The bad news is he missed a clutch 3-pointer down three to potentially cost the Magic. Gordon was on fire in the third quarter and got to the 30-point mark for the game with four minutes left in the third. Gordon did have some soreness in his calf on Thursday, but today's stat line is all you need to see to ease your concerns there. With Nikola Vucevic (hand) out, AG is about to feast.</text:p>
            <text:p><text:s text:c="8"/></text:p>
            <text:p><text:s text:c="8"/></text:p>
            <text:p><text:s text:c="13"/></text:p>
            <text:p><text:s text:c="14"/></text:p>
            <text:p><text:s text:c="13"/>Sat, Dec 30, 2017 10:1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Evan Fournier scored 23 points with six rebounds, three assists, one block and three 3-pointers in 37 minutes against the Heat on Saturday.</text:p>
            <text:p><text:s text:c="8"/></text:p>
            <text:p><text:s text:c="8"/></text:p>
            <text:p><text:s text:c="13"/>He was limited in practice on Friday, but it was likely just maintenance. Fournier is going to have some extra shots on his plate with Nikola Vucevic (hand) out and now Fournier finally looks healthy after a nagging foot/ankle injury, so maybe he can start looking like the stud he was back on October.</text:p>
            <text:p><text:s text:c="8"/></text:p>
            <text:p><text:s text:c="8"/></text:p>
            <text:p><text:s text:c="13"/></text:p>
            <text:p><text:s text:c="14"/></text:p>
            <text:p><text:s text:c="13"/>Sat, Dec 30, 2017 10: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ismack Biyombo</text:p>
            <text:p><text:s text:c="17"/></text:p>
            <text:p><text:s text:c="17"/></text:p>
            <text:p><text:s text:c="22"/>- C - <text:s/>Magic</text:p>
            <text:p><text:s text:c="16"/></text:p>
            <text:p><text:s text:c="17"/></text:p>
            <text:p><text:s text:c="12"/></text:p>
            <text:p><text:s text:c="8"/></text:p>
            <text:p><text:s text:c="8"/></text:p>
            <text:p><text:s text:c="8"/></text:p>
            <text:p><text:s text:c="12"/>Bismack Biyombo scored 10 points with 10 rebounds, one assist and four blocks in 33 minutes against the Heat on Saturday.</text:p>
            <text:p><text:s text:c="8"/></text:p>
            <text:p><text:s text:c="8"/></text:p>
            <text:p><text:s text:c="13"/>That'll work and Biyombo gave his fantasy owners a nice little boost this week over the three games without Nikola Vucevic (hand), averaging 8.3 points, 11.7 boards and 3.3 blocks. He's not going to be this good, but his output in blocks makes him worth owning in standard leagues until around the All-Star break.</text:p>
            <text:p><text:s text:c="8"/></text:p>
            <text:p><text:s text:c="8"/></text:p>
            <text:p><text:s text:c="13"/></text:p>
            <text:p><text:s text:c="14"/></text:p>
            <text:p><text:s text:c="13"/>Sat, Dec 30, 2017 10: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lfrid Payton</text:p>
            <text:p><text:s text:c="17"/></text:p>
            <text:p><text:s text:c="17"/></text:p>
            <text:p><text:s text:c="22"/>- G - <text:s/>Suns</text:p>
            <text:p><text:s text:c="16"/></text:p>
            <text:p><text:s text:c="17"/></text:p>
            <text:p><text:s text:c="12"/></text:p>
            <text:p><text:s text:c="8"/></text:p>
            <text:p><text:s text:c="8"/></text:p>
            <text:p><text:s text:c="8"/></text:p>
            <text:p><text:s text:c="12"/>Elfrid Payton matched his season-high 13 assists against the Heat on Saturday, adding eight points, two rebounds, one block and six turnovers in 40 minutes.</text:p>
            <text:p><text:s text:c="8"/></text:p>
            <text:p><text:s text:c="8"/></text:p>
            <text:p><text:s text:c="13"/>The training staff was looking at his left elbow in the fourth quarter, but Payton was fine after that. He's become a much bigger part of the offense since Nikola Vucevic (hand) went down and he's logged at least 36 minutes in three of his last four. Yeah, his free throws are bad at 58.2 percent, but he should fill up the counting stats while <text:s/>Vucevic is out.</text:p>
            <text:p><text:s text:c="8"/></text:p>
            <text:p><text:s text:c="8"/></text:p>
            <text:p><text:s text:c="13"/></text:p>
            <text:p><text:s text:c="14"/></text:p>
            <text:p><text:s text:c="13"/>Sat, Dec 30, 2017 09: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scored 12 points with six rebounds, six assists, one block and three 3-pointers in 35 minutes against the Heat on Saturday.</text:p>
            <text:p><text:s text:c="8"/></text:p>
            <text:p><text:s text:c="8"/></text:p>
            <text:p><text:s text:c="13"/>He missed shootaround due to an illness and was a game-time call, but Simmons looked like his aggressive self in this loss. The assists are also trending up Simmons approaching his career-high of eight from back on Dec. 22, and that'll probably continue while Nikola Vucevic (hand) is out. He should be owned in all standard leagues despite missing some shots.</text:p>
            <text:p><text:s text:c="8"/></text:p>
            <text:p><text:s text:c="8"/></text:p>
            <text:p><text:s text:c="13"/></text:p>
            <text:p><text:s text:c="14"/></text:p>
            <text:p><text:s text:c="13"/>Sat, Dec 30, 2017 09:5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filled it up during a 93-79 win over the Spurs on Saturday, scoring 14 points with 21 rebounds, six assists and three steals in 38 minutes.</text:p>
            <text:p><text:s text:c="8"/></text:p>
            <text:p><text:s text:c="8"/></text:p>
            <text:p><text:s text:c="13"/>Those boards move him to 15.2 per game, which puts him just behind DeAndre Jordan's 15.3 for the NBA lead. <text:s/>While the boards are hardly a surprise, Drummond's 3.7 dimes per game more than triple his previous career-high 1.1 per game last year. He's also still shooting a very respectable 62.6 percent from the line, so Drummond really gets a ton of credit for improving two weaknesses.</text:p>
            <text:p><text:s text:c="8"/></text:p>
            <text:p><text:s text:c="8"/></text:p>
            <text:p><text:s text:c="13"/></text:p>
            <text:p><text:s text:c="14"/></text:p>
            <text:p><text:s text:c="13"/>Sat, Dec 30, 2017 09:5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Kennard</text:p>
            <text:p><text:s text:c="17"/></text:p>
            <text:p><text:s text:c="17"/></text:p>
            <text:p><text:s text:c="22"/>- G - <text:s/>Pistons</text:p>
            <text:p><text:s text:c="16"/></text:p>
            <text:p><text:s text:c="17"/></text:p>
            <text:p><text:s text:c="12"/></text:p>
            <text:p><text:s text:c="8"/></text:p>
            <text:p><text:s text:c="8"/></text:p>
            <text:p><text:s text:c="8"/></text:p>
            <text:p><text:s text:c="12"/>Luke Kennard scored a career-high 20 points with one rebound, one assist, three steals and four 3-pointers against the Spurs on Saturday.</text:p>
            <text:p><text:s text:c="8"/></text:p>
            <text:p><text:s text:c="8"/></text:p>
            <text:p><text:s text:c="13"/>He smashed his previous career high of 14 points in what was easily his best pro game. Stats aside, Kennard looked the part of an energy bench guy and it's easy to see why he leapfrogged Langston Galloway earlier this year. Stanley Johnson (hip) not playing helped here, so most fantasy owners will want to see Kennard do it again before adding him. The Pistons have three games this coming week.</text:p>
            <text:p><text:s text:c="8"/></text:p>
            <text:p><text:s text:c="8"/></text:p>
            <text:p><text:s text:c="13"/></text:p>
            <text:p><text:s text:c="14"/></text:p>
            <text:p><text:s text:c="13"/>Sat, Dec 30, 2017 09:4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Bullock</text:p>
            <text:p><text:s text:c="17"/></text:p>
            <text:p><text:s text:c="17"/></text:p>
            <text:p><text:s text:c="22"/>- G/F - <text:s/>Pistons</text:p>
            <text:p><text:s text:c="16"/></text:p>
            <text:p><text:s text:c="17"/></text:p>
            <text:p><text:s text:c="12"/></text:p>
            <text:p><text:s text:c="8"/></text:p>
            <text:p><text:s text:c="8"/></text:p>
            <text:p><text:s text:c="8"/></text:p>
            <text:p><text:s text:c="12"/>Reggie Bullock scored a career-high 22 points with one rebound and four 3-pointers in 34 minutes against the Spurs on Saturday.</text:p>
            <text:p><text:s text:c="8"/></text:p>
            <text:p><text:s text:c="8"/></text:p>
            <text:p><text:s text:c="13"/>He scored 10 of the Pistons' first 24 points as he paced the team with a game-high in scoring. Bullock has fit in quite nicely in the starting lineup, averaging 9.6 points, 2.2 boards, 1.1 assists, 1.2 steals and 1.6 treys over his previous 11 starts. He's still going to have a capped upside, but Bullock is on the radar in deep leagues. Although, Avery Bradley (groin) could be back sooner than expected.</text:p>
            <text:p><text:s text:c="8"/></text:p>
            <text:p><text:s text:c="8"/></text:p>
            <text:p><text:s text:c="13"/></text:p>
            <text:p><text:s text:c="14"/></text:p>
            <text:p><text:s text:c="13"/>Sat, Dec 30, 2017 09:4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Tolliver</text:p>
            <text:p><text:s text:c="17"/></text:p>
            <text:p><text:s text:c="17"/></text:p>
            <text:p><text:s text:c="22"/>- F - <text:s/>Pistons</text:p>
            <text:p><text:s text:c="16"/></text:p>
            <text:p><text:s text:c="17"/></text:p>
            <text:p><text:s text:c="12"/></text:p>
            <text:p><text:s text:c="8"/></text:p>
            <text:p><text:s text:c="8"/></text:p>
            <text:p><text:s text:c="8"/></text:p>
            <text:p><text:s text:c="12"/>Anthony Tolliver scored just one point in 27 minutes during a start against the Spurs on Saturday, adding seven rebounds, one assist and two steals.</text:p>
            <text:p><text:s text:c="8"/></text:p>
            <text:p><text:s text:c="8"/></text:p>
            <text:p><text:s text:c="13"/>Both Luke Kennard and Reggie Bullock were playing well, so coach Stan Van Gundy just moved Tobias Harris over to the four. Tolliver can't be counted on in most fantasy leagues.</text:p>
            <text:p><text:s text:c="8"/></text:p>
            <text:p><text:s text:c="8"/></text:p>
            <text:p><text:s text:c="13"/></text:p>
            <text:p><text:s text:c="14"/></text:p>
            <text:p><text:s text:c="13"/>Sat, Dec 30, 2017 09:4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Buycks</text:p>
            <text:p><text:s text:c="17"/></text:p>
            <text:p><text:s text:c="17"/></text:p>
            <text:p><text:s text:c="22"/>- G - <text:s/>Pistons</text:p>
            <text:p><text:s text:c="16"/></text:p>
            <text:p><text:s text:c="17"/></text:p>
            <text:p><text:s text:c="12"/></text:p>
            <text:p><text:s text:c="8"/></text:p>
            <text:p><text:s text:c="8"/></text:p>
            <text:p><text:s text:c="8"/></text:p>
            <text:p><text:s text:c="12"/>Dwight Buycks scored four points with three rebounds, three assists, one steal and three turnovers in 18 minutes against the Spurs on Saturday.</text:p>
            <text:p><text:s text:c="8"/></text:p>
            <text:p><text:s text:c="8"/></text:p>
            <text:p><text:s text:c="13"/>Coach Stan Van Gundy said he was considering to use Buycks once he got up to speed, and apparently today was the day after playing two minutes in each of the last two. Langston Galloway did slide over to the two because of Stanley Johnson (hip) not playing, so that could have been a factor to use Buycks. Just keep an eye on him in deeper leagues because he has outplayed Galloway lately.</text:p>
            <text:p><text:s text:c="8"/></text:p>
            <text:p><text:s text:c="8"/></text:p>
            <text:p><text:s text:c="13"/></text:p>
            <text:p><text:s text:c="14"/></text:p>
            <text:p><text:s text:c="13"/>Sat, Dec 30, 2017 09: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gston Galloway</text:p>
            <text:p><text:s text:c="17"/></text:p>
            <text:p><text:s text:c="17"/></text:p>
            <text:p><text:s text:c="22"/>- G - <text:s/>Pistons</text:p>
            <text:p><text:s text:c="16"/></text:p>
            <text:p><text:s text:c="17"/></text:p>
            <text:p><text:s text:c="12"/></text:p>
            <text:p><text:s text:c="8"/></text:p>
            <text:p><text:s text:c="8"/></text:p>
            <text:p><text:s text:c="8"/></text:p>
            <text:p><text:s text:c="12"/>Langston Galloway did not score with one block in 16 minutes against the Spurs on Saturday.</text:p>
            <text:p><text:s text:c="8"/></text:p>
            <text:p><text:s text:c="8"/></text:p>
            <text:p><text:s text:c="13"/>He's had an opportunity with Reggie Jackson (ankle) getting hurt, but Galloway is flopping in a big way. He's made just 16.7 percent from the field over his last five games while not really adding much in the non-scoring stats. Dwight Buycks and Luke Kennard may be pushing Galloway out of the rotation.</text:p>
            <text:p><text:s text:c="8"/></text:p>
            <text:p><text:s text:c="8"/></text:p>
            <text:p><text:s text:c="13"/></text:p>
            <text:p><text:s text:c="14"/></text:p>
            <text:p><text:s text:c="13"/>Sat, Dec 30, 2017 09:3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played a season-high 28 minutes during a 93-79 loss to the Pistons on Saturday, scoring 18 points with two rebounds, three assists, one steal, one block, four turnovers and one 3-pointer.</text:p>
            <text:p><text:s text:c="8"/></text:p>
            <text:p><text:s text:c="8"/></text:p>
            <text:p><text:s text:c="13"/>He was looking to distribute the ball more and his dimes would've been higher had his teammates actually made shots. Leonard looked the part of a superstar for most of this week, but he does still have some restrictions. The schedule coming up is not going to be nice to the Spurs with a road-road back-to-back set on Jan. 2-3 and another on Jan. 7-8. <text:s/>While Leonard has four games this coming week, there's a very good chance he only plays in two or three.</text:p>
            <text:p><text:s text:c="8"/></text:p>
            <text:p><text:s text:c="8"/></text:p>
            <text:p><text:s text:c="13"/></text:p>
            <text:p><text:s text:c="14"/></text:p>
            <text:p><text:s text:c="13"/>Sat, Dec 30, 2017 09:3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yle Anderson</text:p>
            <text:p><text:s text:c="17"/></text:p>
            <text:p><text:s text:c="17"/></text:p>
            <text:p><text:s text:c="22"/>- F - <text:s/>Spurs</text:p>
            <text:p><text:s text:c="16"/></text:p>
            <text:p><text:s text:c="17"/></text:p>
            <text:p><text:s text:c="12"/></text:p>
            <text:p><text:s text:c="8"/></text:p>
            <text:p><text:s text:c="8"/></text:p>
            <text:p><text:s text:c="8"/></text:p>
            <text:p><text:s text:c="12"/>Kyle Anderson scored eight points with seven rebounds, two assists and two steals in 20 minutes against the Pistons on Saturday.</text:p>
            <text:p><text:s text:c="8"/></text:p>
            <text:p><text:s text:c="8"/></text:p>
            <text:p><text:s text:c="13"/>Coach Gregg Popovich went with a lot of smaller lineups with plenty of Kawhi Leonard at the four, so he didn't turn to Slo Mo too much late in this game. Anderson is coming off a 29-minute, 16-point game on Thursday, and he should have ample opportunity while Rudy Gay (heel) is out for at least two weeks. He's worth owning in standard leagues.</text:p>
            <text:p><text:s text:c="8"/></text:p>
            <text:p><text:s text:c="8"/></text:p>
            <text:p><text:s text:c="13"/></text:p>
            <text:p><text:s text:c="14"/></text:p>
            <text:p><text:s text:c="13"/>Sat, Dec 30, 2017 09:2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scored six points with one rebound and two 3-pointers in 19 minutes against the Pistons on Saturday.</text:p>
            <text:p><text:s text:c="8"/></text:p>
            <text:p><text:s text:c="8"/></text:p>
            <text:p><text:s text:c="13"/>Coach Gregg Popovich mixed it up today and Green may have had a limit on his minutes. Green played just 22 and 23 minutes in his previous two games, so he's probably not going to be able to match his 27.4 minutes per game that he had before tonight. Kawhi Leonard returning also takes away from his upside, but Green is still a hold in deeper leagues.</text:p>
            <text:p><text:s text:c="8"/></text:p>
            <text:p><text:s text:c="8"/></text:p>
            <text:p><text:s text:c="13"/></text:p>
            <text:p><text:s text:c="14"/></text:p>
            <text:p><text:s text:c="13"/>Sat, Dec 30, 2017 09:2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 Connaughton</text:p>
            <text:p><text:s text:c="17"/></text:p>
            <text:p><text:s text:c="17"/></text:p>
            <text:p><text:s text:c="22"/>- G/F - <text:s/>Trail Blazers</text:p>
            <text:p><text:s text:c="16"/></text:p>
            <text:p><text:s text:c="17"/></text:p>
            <text:p><text:s text:c="12"/></text:p>
            <text:p><text:s text:c="8"/></text:p>
            <text:p><text:s text:c="8"/></text:p>
            <text:p><text:s text:c="8"/></text:p>
            <text:p><text:s text:c="12"/>Pat Connaughton (chest) went to the locker room in the fourth quarter on Saturday.</text:p>
            <text:p><text:s text:c="8"/></text:p>
            <text:p><text:s text:c="8"/></text:p>
            <text:p><text:s text:c="13"/>He was pointing to his right side and pointing to his ribs, but the Blazers are just going to pad his ribs, according to the Blazers broadcast. It sounds like Connaughton could be OK.</text:p>
            <text:p><text:s text:c="8"/></text:p>
            <text:p><text:s text:c="8"/></text:p>
            <text:p><text:s text:c="13"/></text:p>
            <text:p><text:s text:c="14"/></text:p>
            <text:p><text:s text:c="13"/>Sat, Dec 30, 2017 09: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was ejected for two technical fouls in Saturday's game against the Grizzlies.</text:p>
            <text:p><text:s text:c="8"/></text:p>
            <text:p><text:s text:c="8"/></text:p>
            <text:p><text:s text:c="13"/>He picked up his second one with 9:45 left in the second quarter for arguing with a referee. The worse news here is this is tech No. 10 for Green, so he's looking like a lock to get suspended for at least one game later this season. Jordan Bell and Omri Caspi should get some some additional run tonight.</text:p>
            <text:p><text:s text:c="8"/></text:p>
            <text:p><text:s text:c="8"/></text:p>
            <text:p><text:s text:c="13"/></text:p>
            <text:p><text:s text:c="14"/></text:p>
            <text:p><text:s text:c="13"/>Sat, Dec 30, 2017 09:1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Anderson</text:p>
            <text:p><text:s text:c="17"/></text:p>
            <text:p><text:s text:c="17"/></text:p>
            <text:p><text:s text:c="22"/>- F - <text:s/>76ers</text:p>
            <text:p><text:s text:c="16"/></text:p>
            <text:p><text:s text:c="17"/></text:p>
            <text:p><text:s text:c="12"/></text:p>
            <text:p><text:s text:c="8"/></text:p>
            <text:p><text:s text:c="8"/></text:p>
            <text:p><text:s text:c="8"/></text:p>
            <text:p><text:s text:c="12"/>Justin Anderson (shin) has been ruled out for Saturday against the Nuggets.</text:p>
            <text:p><text:s text:c="8"/></text:p>
            <text:p><text:s text:c="8"/></text:p>
            <text:p><text:s text:c="13"/>He was doubtful yesterday and questionable today, so he goes in the other direction here. Anderson did go through a long workout before the game today, so it does look like he's getting close.</text:p>
            <text:p><text:s text:c="8"/></text:p>
            <text:p><text:s text:c="8"/></text:p>
            <text:p><text:s text:c="13"/></text:p>
            <text:p><text:s text:c="14"/></text:p>
            <text:p><text:s text:c="13"/>Source: Harrison Wind on Twitter <text:s text:c="25"/>Sat, Dec 30, 2017 08:3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ll Martin</text:p>
            <text:p><text:s text:c="17"/></text:p>
            <text:p><text:s text:c="17"/></text:p>
            <text:p><text:s text:c="22"/>- F - <text:s/>Grizzlies</text:p>
            <text:p><text:s text:c="16"/></text:p>
            <text:p><text:s text:c="17"/></text:p>
            <text:p><text:s text:c="12"/></text:p>
            <text:p><text:s text:c="8"/></text:p>
            <text:p><text:s text:c="8"/></text:p>
            <text:p><text:s text:c="8"/></text:p>
            <text:p><text:s text:c="12"/>Jarell Martin will move to the bench on Saturday against the Warriors.</text:p>
            <text:p><text:s text:c="8"/></text:p>
            <text:p><text:s text:c="8"/></text:p>
            <text:p><text:s text:c="13"/>After a career-high game on Wednesday, Martin will take a backseat with both JaMychal Green and Brandan Wright back tonight.</text:p>
            <text:p><text:s text:c="8"/></text:p>
            <text:p><text:s text:c="8"/></text:p>
            <text:p><text:s text:c="13"/></text:p>
            <text:p><text:s text:c="14"/></text:p>
            <text:p><text:s text:c="13"/>Sat, Dec 30, 2017 08:0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will move to the bench on Saturday.</text:p>
            <text:p><text:s text:c="8"/></text:p>
            <text:p><text:s text:c="8"/></text:p>
            <text:p><text:s text:c="13"/>He should still be in the rotation, but Livingston's playing time will be dropping here.</text:p>
            <text:p><text:s text:c="8"/></text:p>
            <text:p><text:s text:c="8"/></text:p>
            <text:p><text:s text:c="13"/></text:p>
            <text:p><text:s text:c="14"/></text:p>
            <text:p><text:s text:c="13"/>Sat, Dec 30, 2017 08:0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Klay Thompson, Kevin Durant, Draymond Green and Zaza Pachulia will start against the Grizzlies on Saturday.</text:p>
            <text:p><text:s text:c="8"/></text:p>
            <text:p><text:s text:c="8"/></text:p>
            <text:p><text:s text:c="13"/>In case you missed it, Curry will be playing around 20-25 minutes with 6-7 minute stints. He's been doing on-court active for about two weeks now and there's been optimism he'd be ready to go tonight. We'll let you know how he looks in his return.</text:p>
            <text:p><text:s text:c="8"/></text:p>
            <text:p><text:s text:c="8"/></text:p>
            <text:p><text:s text:c="13"/></text:p>
            <text:p><text:s text:c="14"/></text:p>
            <text:p><text:s text:c="13"/>Source: Warriors on Twitter <text:s text:c="30"/>Sat, Dec 30, 2017 07: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knee) is available for Saturday against the Grizzlies.</text:p>
            <text:p><text:s text:c="8"/></text:p>
            <text:p><text:s text:c="8"/></text:p>
            <text:p><text:s text:c="13"/>We'll see what "available" means in a back-to-back set, but Iguodala looked fine in 28 minutes on Friday.</text:p>
            <text:p><text:s text:c="8"/></text:p>
            <text:p><text:s text:c="8"/></text:p>
            <text:p><text:s text:c="13"/></text:p>
            <text:p><text:s text:c="14"/></text:p>
            <text:p><text:s text:c="13"/>Source: Warriors on Twitter <text:s text:c="30"/>Sat, Dec 30, 2017 07:5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low back tightness) is available to play in Saturday's game against the Grizzlies and will start.</text:p>
            <text:p><text:s text:c="8"/></text:p>
            <text:p><text:s text:c="8"/></text:p>
            <text:p><text:s text:c="13"/></text:p>
            <text:p><text:s text:c="8"/></text:p>
            <text:p><text:s text:c="8"/></text:p>
            <text:p><text:s text:c="13"/></text:p>
            <text:p><text:s text:c="14"/></text:p>
            <text:p><text:s text:c="13"/>Source: Warriors on Twitter <text:s text:c="30"/>Sat, Dec 30, 2017 07: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Achilles) is questionable for Sunday against the Hornets.</text:p>
            <text:p><text:s text:c="8"/></text:p>
            <text:p><text:s text:c="8"/></text:p>
            <text:p><text:s text:c="13"/>Even if he doesn't play, this is awesome news that he even has a chance to be out there. An MRI was negative on his Achilles and he is only day-to-day from his Friday injury.</text:p>
            <text:p><text:s text:c="8"/></text:p>
            <text:p><text:s text:c="8"/></text:p>
            <text:p><text:s text:c="13"/></text:p>
            <text:p><text:s text:c="14"/></text:p>
            <text:p><text:s text:c="13"/>Source: Clippers PR <text:s text:c="38"/>Sat, Dec 30, 2017 07:4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aron Fox</text:p>
            <text:p><text:s text:c="17"/></text:p>
            <text:p><text:s text:c="17"/></text:p>
            <text:p><text:s text:c="22"/>- G - <text:s/>Kings</text:p>
            <text:p><text:s text:c="16"/></text:p>
            <text:p><text:s text:c="17"/></text:p>
            <text:p><text:s text:c="12"/></text:p>
            <text:p><text:s text:c="8"/></text:p>
            <text:p><text:s text:c="8"/></text:p>
            <text:p><text:s text:c="8"/></text:p>
            <text:p><text:s text:c="12"/>De'Aaron Fox (quad) is doubtful for Sunday to play against the Grizzlies.</text:p>
            <text:p><text:s text:c="8"/></text:p>
            <text:p><text:s text:c="8"/></text:p>
            <text:p><text:s text:c="13"/>The Kings are weird. They played Fox through his quad injury last week and it cost him another injury, and now it sounds like he has a small chance to play after the team said he was going to be re-evaluated in two weeks back on Dec. 22. The good news is that he was running at full speed recently, so he's healing. If he does return, that should take minutes from Frank Mason, Buddy Hield and maybe Bogdan Bogdanovic.</text:p>
            <text:p><text:s text:c="8"/></text:p>
            <text:p><text:s text:c="8"/></text:p>
            <text:p><text:s text:c="13"/></text:p>
            <text:p><text:s text:c="14"/></text:p>
            <text:p><text:s text:c="13"/>Source: Sean Cunningham on Twitter <text:s text:c="23"/>Sat, Dec 30, 2017 07:4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Selden</text:p>
            <text:p><text:s text:c="17"/></text:p>
            <text:p><text:s text:c="17"/></text:p>
            <text:p><text:s text:c="22"/>- G - <text:s/>Grizzlies</text:p>
            <text:p><text:s text:c="16"/></text:p>
            <text:p><text:s text:c="17"/></text:p>
            <text:p><text:s text:c="12"/></text:p>
            <text:p><text:s text:c="8"/></text:p>
            <text:p><text:s text:c="8"/></text:p>
            <text:p><text:s text:c="8"/></text:p>
            <text:p><text:s text:c="12"/>Wayne Selden (quad) won't play on Saturday against the Warriors.</text:p>
            <text:p><text:s text:c="8"/></text:p>
            <text:p><text:s text:c="8"/></text:p>
            <text:p><text:s text:c="13"/>He's still not in the rotation and is not even really close either. Selden has almost no fantasy value.</text:p>
            <text:p><text:s text:c="8"/></text:p>
            <text:p><text:s text:c="8"/></text:p>
            <text:p><text:s text:c="13"/></text:p>
            <text:p><text:s text:c="14"/></text:p>
            <text:p><text:s text:c="13"/>Source: Grizzlies on Twitter <text:s text:c="29"/>Sat, Dec 30, 2017 07:4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an Wright</text:p>
            <text:p><text:s text:c="17"/></text:p>
            <text:p><text:s text:c="17"/></text:p>
            <text:p><text:s text:c="22"/>- F/C - <text:s/>Rockets</text:p>
            <text:p><text:s text:c="16"/></text:p>
            <text:p><text:s text:c="17"/></text:p>
            <text:p><text:s text:c="12"/></text:p>
            <text:p><text:s text:c="8"/></text:p>
            <text:p><text:s text:c="8"/></text:p>
            <text:p><text:s text:c="8"/></text:p>
            <text:p><text:s text:c="12"/>Brandan Wright (quad) available for Saturday against the Warriors.</text:p>
            <text:p><text:s text:c="8"/></text:p>
            <text:p><text:s text:c="8"/></text:p>
            <text:p><text:s text:c="13"/>Deyonta Davis played well in the last game, so it'll be interesting to see if Wright or Davis get the backup minutes.</text:p>
            <text:p><text:s text:c="8"/></text:p>
            <text:p><text:s text:c="8"/></text:p>
            <text:p><text:s text:c="13"/></text:p>
            <text:p><text:s text:c="14"/></text:p>
            <text:p><text:s text:c="13"/>Source: Grizzlies on Twitter <text:s text:c="29"/>Sat, Dec 30, 2017 07:3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ychal Green</text:p>
            <text:p><text:s text:c="17"/></text:p>
            <text:p><text:s text:c="17"/></text:p>
            <text:p><text:s text:c="22"/>- F/C - <text:s/>Grizzlies</text:p>
            <text:p><text:s text:c="16"/></text:p>
            <text:p><text:s text:c="17"/></text:p>
            <text:p><text:s text:c="12"/></text:p>
            <text:p><text:s text:c="8"/></text:p>
            <text:p><text:s text:c="8"/></text:p>
            <text:p><text:s text:c="8"/></text:p>
            <text:p><text:s text:c="12"/>JaMychal Green (knee) will start on Saturday against the Warriors.</text:p>
            <text:p><text:s text:c="8"/></text:p>
            <text:p><text:s text:c="8"/></text:p>
            <text:p><text:s text:c="13"/>He's been dealing with a knee injury for over a week, but the Grizzlies will throw him back out there next to Marc Gasol. Green wasn't really playing well before his knee injury, so he's only a lukewarm pickup in standard leagues.</text:p>
            <text:p><text:s text:c="8"/></text:p>
            <text:p><text:s text:c="8"/></text:p>
            <text:p><text:s text:c="13"/></text:p>
            <text:p><text:s text:c="14"/></text:p>
            <text:p><text:s text:c="13"/>Source: Grizzlies on Twitter <text:s text:c="29"/>Sat, Dec 30, 2017 07:3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mir Johnson</text:p>
            <text:p><text:s text:c="17"/></text:p>
            <text:p><text:s text:c="17"/></text:p>
            <text:p><text:s text:c="22"/>- F/C - <text:s/>76ers</text:p>
            <text:p><text:s text:c="16"/></text:p>
            <text:p><text:s text:c="17"/></text:p>
            <text:p><text:s text:c="12"/></text:p>
            <text:p><text:s text:c="8"/></text:p>
            <text:p><text:s text:c="8"/></text:p>
            <text:p><text:s text:c="8"/></text:p>
            <text:p><text:s text:c="12"/>Amir Johnson will start for Joel Embiid against the Nuggets on Saturday.</text:p>
            <text:p><text:s text:c="8"/></text:p>
            <text:p><text:s text:c="8"/></text:p>
            <text:p><text:s text:c="13"/>Coach Brett Brown won't change it up here and will keep Richaun Holmes in the second unit. Johnson doesn't offer much upside and we'll see what Holmes can do with some rare minutes.</text:p>
            <text:p><text:s text:c="8"/></text:p>
            <text:p><text:s text:c="8"/></text:p>
            <text:p><text:s text:c="13"/></text:p>
            <text:p><text:s text:c="14"/></text:p>
            <text:p><text:s text:c="13"/>Source: Jessica Camerato on Twitter <text:s text:c="22"/>Sat, Dec 30, 2017 07:3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an Hernangomez</text:p>
            <text:p><text:s text:c="17"/></text:p>
            <text:p><text:s text:c="17"/></text:p>
            <text:p><text:s text:c="22"/>- F - <text:s/>Nuggets</text:p>
            <text:p><text:s text:c="16"/></text:p>
            <text:p><text:s text:c="17"/></text:p>
            <text:p><text:s text:c="12"/></text:p>
            <text:p><text:s text:c="8"/></text:p>
            <text:p><text:s text:c="8"/></text:p>
            <text:p><text:s text:c="8"/></text:p>
            <text:p><text:s text:c="12"/>Juancho Hernangomez (illness) will not play on Saturday against the 76ers.</text:p>
            <text:p><text:s text:c="8"/></text:p>
            <text:p><text:s text:c="8"/></text:p>
            <text:p><text:s text:c="13"/>Trey Lyles and Torrey Craig are both ahead of Hernangomez right now.</text:p>
            <text:p><text:s text:c="8"/></text:p>
            <text:p><text:s text:c="8"/></text:p>
            <text:p><text:s text:c="13"/></text:p>
            <text:p><text:s text:c="14"/></text:p>
            <text:p><text:s text:c="13"/>Source: Nuggets on Twitter <text:s text:c="31"/>Sat, Dec 30, 2017 07: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ik Beasley</text:p>
            <text:p><text:s text:c="17"/></text:p>
            <text:p><text:s text:c="17"/></text:p>
            <text:p><text:s text:c="22"/>- G - <text:s/>Nuggets</text:p>
            <text:p><text:s text:c="16"/></text:p>
            <text:p><text:s text:c="17"/></text:p>
            <text:p><text:s text:c="12"/></text:p>
            <text:p><text:s text:c="8"/></text:p>
            <text:p><text:s text:c="8"/></text:p>
            <text:p><text:s text:c="8"/></text:p>
            <text:p><text:s text:c="12"/>Malik Beasley (elbow) is available to play against the 76ers on Saturday.</text:p>
            <text:p><text:s text:c="8"/></text:p>
            <text:p><text:s text:c="8"/></text:p>
            <text:p><text:s text:c="13"/>Beasley is not in the rotation right now.</text:p>
            <text:p><text:s text:c="8"/></text:p>
            <text:p><text:s text:c="8"/></text:p>
            <text:p><text:s text:c="13"/></text:p>
            <text:p><text:s text:c="14"/></text:p>
            <text:p><text:s text:c="13"/>Source: Nuggets on Twitter <text:s text:c="31"/>Sat, Dec 30, 2017 07: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ankle) said he will play against the Grizzlies on Saturday.</text:p>
            <text:p><text:s text:c="8"/></text:p>
            <text:p><text:s text:c="8"/></text:p>
            <text:p><text:s text:c="13"/>The Warriors may not need him with a fairly healthy roster, assuming Andre Iguodala (knee) is active. Casspi isn't worth owning in most leagues.</text:p>
            <text:p><text:s text:c="8"/></text:p>
            <text:p><text:s text:c="8"/></text:p>
            <text:p><text:s text:c="13"/></text:p>
            <text:p><text:s text:c="14"/></text:p>
            <text:p><text:s text:c="13"/>Source: Anthony Slater on Twitter <text:s text:c="24"/>Sat, Dec 30, 2017 07: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ankle) is expected to play around 20-25 minutes in his return against the Grizzlies on Saturday.</text:p>
            <text:p><text:s text:c="8"/></text:p>
            <text:p><text:s text:c="8"/></text:p>
            <text:p><text:s text:c="13"/>Coach Steve Kerr said he'd be "shocked" if Curry saw 30 minutes in his return. He's going to play 6-7 minute stints, so it sounds like the plan is to give him four of those stints tonight. Even in just 20 minutes, Curry still has to be in all season-long lineups, but he would really have to clean up to be used in DFS.</text:p>
            <text:p><text:s text:c="8"/></text:p>
            <text:p><text:s text:c="8"/></text:p>
            <text:p><text:s text:c="13"/></text:p>
            <text:p><text:s text:c="14"/></text:p>
            <text:p><text:s text:c="13"/>Source: Connor Letoureau on Twitter <text:s text:c="22"/>Sat, Dec 30, 2017 06:5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right hamstring) will not play against the Hawks on Saturday.</text:p>
            <text:p><text:s text:c="8"/></text:p>
            <text:p><text:s text:c="8"/></text:p>
            <text:p><text:s text:c="13"/>He went through a warmup session and apparently he's not well enough to play. Lillard will get Sunday off before he starts a back-to-back set on Monday, so maybe he gets held out of that one, too. Shabazz Napier gets at least one more chance to eat in the first unit, so fire him up in DFS or as a streamer.</text:p>
            <text:p><text:s text:c="8"/></text:p>
            <text:p><text:s text:c="8"/></text:p>
            <text:p><text:s text:c="13"/></text:p>
            <text:p><text:s text:c="14"/></text:p>
            <text:p><text:s text:c="13"/>Source: Jason Quick on Twitter <text:s text:c="27"/>Sat, Dec 30, 2017 06:3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Dennis Schroder (quad) is available to play against the Blazers on Saturday.</text:p>
            <text:p><text:s text:c="8"/></text:p>
            <text:p><text:s text:c="8"/></text:p>
            <text:p><text:s text:c="13"/>He took a knee to his thigh from Jonas Valanciunas on Friday, but Schroder was able to play through it. For now, his fantasy owners should be expecting him to be close to 100 percent.</text:p>
            <text:p><text:s text:c="8"/></text:p>
            <text:p><text:s text:c="8"/></text:p>
            <text:p><text:s text:c="13"/></text:p>
            <text:p><text:s text:c="14"/></text:p>
            <text:p><text:s text:c="13"/>Source: Chris Vivlamore on Twitter <text:s text:c="23"/>Sat, Dec 30, 2017 06:1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hamstring) is a game-time decision to face the Hawks on Saturday.</text:p>
            <text:p><text:s text:c="8"/></text:p>
            <text:p><text:s text:c="8"/></text:p>
            <text:p><text:s text:c="13"/>He's going to warm up and see how he feels. Lillard previously said he was going to play on Thursday, but that didn't work out as he missed his third game of the season. If he needs to miss another game, it'll be Shabazz Napier time again.</text:p>
            <text:p><text:s text:c="8"/></text:p>
            <text:p><text:s text:c="8"/></text:p>
            <text:p><text:s text:c="13"/></text:p>
            <text:p><text:s text:c="14"/></text:p>
            <text:p><text:s text:c="13"/>Source: Casey Holdahl on Twitter <text:s text:c="25"/>Sat, Dec 30, 2017 06:0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will play against the Pistons on Saturday.</text:p>
            <text:p><text:s text:c="8"/></text:p>
            <text:p><text:s text:c="8"/></text:p>
            <text:p><text:s text:c="13"/>He was called probable for this game as he deals with tightness and a groin injury. Green should be around 25-30 minutes in this game and he should be owned in deeper category leagues.</text:p>
            <text:p><text:s text:c="8"/></text:p>
            <text:p><text:s text:c="8"/></text:p>
            <text:p><text:s text:c="13"/></text:p>
            <text:p><text:s text:c="14"/></text:p>
            <text:p><text:s text:c="13"/>Source: James Edwards III on Twitter <text:s text:c="21"/>Sat, Dec 30, 2017 05: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Coach Gregg Popovich said Kawhi Leonard and Danny Green will play against the Pistons on Saturday.</text:p>
            <text:p><text:s text:c="8"/></text:p>
            <text:p><text:s text:c="8"/></text:p>
            <text:p><text:s text:c="13"/>Leonard was listed as probable for this game, but this game is not in a back-to-back set. He was outstanding on Tuesday for a season-high 21 points, but he was rested on Thursday. He'll have some maintenance days, but Leonard should start to resemble the stud we saw last year as long as he's active.</text:p>
            <text:p><text:s text:c="8"/></text:p>
            <text:p><text:s text:c="8"/></text:p>
            <text:p><text:s text:c="13"/></text:p>
            <text:p><text:s text:c="14"/></text:p>
            <text:p><text:s text:c="13"/>Source: James Edwards III on Twitter <text:s text:c="21"/>Sat, Dec 30, 2017 05:4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Elfrid Payton, Evan Fournier, Jonathon Simmons, Aaron Gordon and Bismack Biyombo will start against the Heat on Saturday.</text:p>
            <text:p><text:s text:c="8"/></text:p>
            <text:p><text:s text:c="8"/></text:p>
            <text:p><text:s text:c="13"/>Simmons missed shootaround due to an illness and was a game-time call, but it looks like he's ready to roll here. Fournier and Gordon were also slightly limited in practice, but they're also ready to play in the division game.</text:p>
            <text:p><text:s text:c="8"/></text:p>
            <text:p><text:s text:c="8"/></text:p>
            <text:p><text:s text:c="13"/></text:p>
            <text:p><text:s text:c="14"/></text:p>
            <text:p><text:s text:c="13"/>Source: Magic on Twitter <text:s text:c="33"/>Sat, Dec 30, 2017 05: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obert</text:p>
            <text:p><text:s text:c="17"/></text:p>
            <text:p><text:s text:c="17"/></text:p>
            <text:p><text:s text:c="22"/>- C - <text:s/>Jazz</text:p>
            <text:p><text:s text:c="16"/></text:p>
            <text:p><text:s text:c="17"/></text:p>
            <text:p><text:s text:c="12"/></text:p>
            <text:p><text:s text:c="8"/></text:p>
            <text:p><text:s text:c="8"/></text:p>
            <text:p><text:s text:c="8"/></text:p>
            <text:p><text:s text:c="12"/>After an exam on Saturday, Rudy Gobert (knee) will be re-evaluated again in two more weeks.</text:p>
            <text:p><text:s text:c="8"/></text:p>
            <text:p><text:s text:c="8"/></text:p>
            <text:p><text:s text:c="13"/>The team announced he is "showing progress to make a return" from his knee sprain back on Dec. 15. Gobert was expected to miss about one month, so that still seems like it's a possible target. His fantasy owners should keep him stashed while Derrick Favors gets a boost to start 2018.</text:p>
            <text:p><text:s text:c="8"/></text:p>
            <text:p><text:s text:c="8"/></text:p>
            <text:p><text:s text:c="13"/></text:p>
            <text:p><text:s text:c="14"/></text:p>
            <text:p><text:s text:c="13"/>Source: Jazz on Twitter <text:s text:c="34"/>Sat, Dec 30, 2017 05:3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Kennard</text:p>
            <text:p><text:s text:c="17"/></text:p>
            <text:p><text:s text:c="17"/></text:p>
            <text:p><text:s text:c="22"/>- G - <text:s/>Pistons</text:p>
            <text:p><text:s text:c="16"/></text:p>
            <text:p><text:s text:c="17"/></text:p>
            <text:p><text:s text:c="12"/></text:p>
            <text:p><text:s text:c="8"/></text:p>
            <text:p><text:s text:c="8"/></text:p>
            <text:p><text:s text:c="8"/></text:p>
            <text:p><text:s text:c="12"/>Luke Kennard will move to the bench on Saturday against the Spurs.</text:p>
            <text:p><text:s text:c="8"/></text:p>
            <text:p><text:s text:c="8"/></text:p>
            <text:p><text:s text:c="13"/>He should still be in the rotation and get minutes around 20 because Stanley Johnson (hip) won't be playing. Kennard's upside isn't high enough to use in most formats.</text:p>
            <text:p><text:s text:c="8"/></text:p>
            <text:p><text:s text:c="8"/></text:p>
            <text:p><text:s text:c="13"/></text:p>
            <text:p><text:s text:c="14"/></text:p>
            <text:p><text:s text:c="13"/>Sat, Dec 30, 2017 05: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Tolliver</text:p>
            <text:p><text:s text:c="17"/></text:p>
            <text:p><text:s text:c="17"/></text:p>
            <text:p><text:s text:c="22"/>- F - <text:s/>Pistons</text:p>
            <text:p><text:s text:c="16"/></text:p>
            <text:p><text:s text:c="17"/></text:p>
            <text:p><text:s text:c="12"/></text:p>
            <text:p><text:s text:c="8"/></text:p>
            <text:p><text:s text:c="8"/></text:p>
            <text:p><text:s text:c="8"/></text:p>
            <text:p><text:s text:c="12"/>Anthony Tolliver will start against the Spurs on Saturday night.</text:p>
            <text:p><text:s text:c="8"/></text:p>
            <text:p><text:s text:c="8"/></text:p>
            <text:p><text:s text:c="13"/>Luke Kennard will move to the bench for this game. Tolliver made a start against the Spurs on Dec. 4, but he only scored five points in 24 minutes. He could play a little more in this game because of no Stanley Johnson (hip), so maybe Tolliver can be used as a DFS punt.</text:p>
            <text:p><text:s text:c="8"/></text:p>
            <text:p><text:s text:c="8"/></text:p>
            <text:p><text:s text:c="13"/></text:p>
            <text:p><text:s text:c="14"/></text:p>
            <text:p><text:s text:c="13"/>Source: James Edwards III on Twitter <text:s text:c="21"/>Sat, Dec 30, 2017 05: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missed shootaround Saturday morning with an illness and he will be a game-time call against the Heat.</text:p>
            <text:p><text:s text:c="8"/></text:p>
            <text:p><text:s text:c="8"/></text:p>
            <text:p><text:s text:c="13"/>He is going through warmups right now and the Magic will go from there. If Simmons can't go, Wes Iwundu and Arron Afflalo would see increased minutes while D.J. Augustin could also play more shooting guard minutes. Expect an update in about an hour.</text:p>
            <text:p><text:s text:c="8"/></text:p>
            <text:p><text:s text:c="8"/></text:p>
            <text:p><text:s text:c="13"/></text:p>
            <text:p><text:s text:c="14"/></text:p>
            <text:p><text:s text:c="13"/>Source: Josh Robbins on Twitter <text:s text:c="26"/>Sat, Dec 30, 2017 05: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tanley Johnson</text:p>
            <text:p><text:s text:c="17"/></text:p>
            <text:p><text:s text:c="17"/></text:p>
            <text:p><text:s text:c="22"/>- F - <text:s/>Pistons</text:p>
            <text:p><text:s text:c="16"/></text:p>
            <text:p><text:s text:c="17"/></text:p>
            <text:p><text:s text:c="12"/></text:p>
            <text:p><text:s text:c="8"/></text:p>
            <text:p><text:s text:c="8"/></text:p>
            <text:p><text:s text:c="8"/></text:p>
            <text:p><text:s text:c="12"/>Stanley Johnson (hip strain) will not play against the Spurs on Saturday.</text:p>
            <text:p><text:s text:c="8"/></text:p>
            <text:p><text:s text:c="8"/></text:p>
            <text:p><text:s text:c="13"/>He played 24 minutes on Thursday and may have suffered the injury in that game. With Johnson out, Reggie Bullock, Luke Kennard and maybe Langston Galloway could be asked to play a little more. Anthony Tolliver should see decent minutes in the first unit, too.</text:p>
            <text:p><text:s text:c="8"/></text:p>
            <text:p><text:s text:c="8"/></text:p>
            <text:p><text:s text:c="13"/></text:p>
            <text:p><text:s text:c="14"/></text:p>
            <text:p><text:s text:c="13"/>Source: James Edwards III on Twitter <text:s text:c="21"/>Sat, Dec 30, 2017 05:2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Ntilikina</text:p>
            <text:p><text:s text:c="17"/></text:p>
            <text:p><text:s text:c="17"/></text:p>
            <text:p><text:s text:c="22"/>- G - <text:s/>Knicks</text:p>
            <text:p><text:s text:c="16"/></text:p>
            <text:p><text:s text:c="17"/></text:p>
            <text:p><text:s text:c="12"/></text:p>
            <text:p><text:s text:c="8"/></text:p>
            <text:p><text:s text:c="8"/></text:p>
            <text:p><text:s text:c="8"/></text:p>
            <text:p><text:s text:c="12"/>Coach Jeff Hornacek said he's been "looking at" the idea of starting Frank Ntilikina.</text:p>
            <text:p><text:s text:c="8"/></text:p>
            <text:p><text:s text:c="8"/></text:p>
            <text:p><text:s text:c="13"/>While this is encouraging, Hornacek said there's no timeline for a change, so don't expect him to be starting games in the next couple weeks. "We’ll just keep looking at it and try to see," Hornacek said. Ntilikina is starting to play a lot better with minutes around 30, so he's looking like someone who should be owned in standard leagues.</text:p>
            <text:p><text:s text:c="8"/></text:p>
            <text:p><text:s text:c="8"/></text:p>
            <text:p><text:s text:c="13"/></text:p>
            <text:p><text:s text:c="14"/></text:p>
            <text:p><text:s text:c="13"/>Source: New York Daily News <text:s text:c="30"/>Sat, Dec 30, 2017 03:4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n MRI on Austin Rivers' right Achilles was negative on Saturday, and he's expected to be day-to-day, according to Shams Charania of Yahoo! Sports.</text:p>
            <text:p><text:s text:c="8"/></text:p>
            <text:p><text:s text:c="8"/></text:p>
            <text:p><text:s text:c="13"/>This is great news for the Clippers after Rivers needed help off the court. Achilles strains can really linger and we've seen guys like Mike Conley really struggle with an Achilles strain. Rivers could wind up missing a handful of games, but most of his fantasy owners should still hold him. Milos Teodosic, Lou Williams and Wes Johnson figure to step up while Rivers is out.</text:p>
            <text:p><text:s text:c="8"/></text:p>
            <text:p><text:s text:c="8"/></text:p>
            <text:p><text:s text:c="13"/></text:p>
            <text:p><text:s text:c="14"/></text:p>
            <text:p><text:s text:c="13"/>Source: Shams Charania on Twitter <text:s text:c="24"/>Sat, Dec 30, 2017 03:1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right ankle) is probable for Saturday against the Grizzlies.</text:p>
            <text:p><text:s text:c="8"/></text:p>
            <text:p><text:s text:c="8"/></text:p>
            <text:p><text:s text:c="13"/>He missed Friday night due to a sprain from Wednesday night. Casspi had a lot of ankle issues back in October, so the Warriors may opt to hold him out for one more game.</text:p>
            <text:p><text:s text:c="8"/></text:p>
            <text:p><text:s text:c="8"/></text:p>
            <text:p><text:s text:c="13"/></text:p>
            <text:p><text:s text:c="14"/></text:p>
            <text:p><text:s text:c="13"/>Source: Warriors on Twitter <text:s text:c="30"/>Sat, Dec 30, 2017 03:0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ft knee soreness) is probable to face the Grizzlies on Saturday.</text:p>
            <text:p><text:s text:c="8"/></text:p>
            <text:p><text:s text:c="8"/></text:p>
            <text:p><text:s text:c="13"/>He did play on Friday night, so don't be surprised to see Iguodala limited or resting on Saturday.</text:p>
            <text:p><text:s text:c="8"/></text:p>
            <text:p><text:s text:c="8"/></text:p>
            <text:p><text:s text:c="13"/></text:p>
            <text:p><text:s text:c="14"/></text:p>
            <text:p><text:s text:c="13"/>Source: Warriors on Twitter <text:s text:c="30"/>Sat, Dec 30, 2017 03:0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low back tightness) is probable for Saturday against the Grizzlies.</text:p>
            <text:p><text:s text:c="8"/></text:p>
            <text:p><text:s text:c="8"/></text:p>
            <text:p><text:s text:c="13"/>This is a back end of a back-to-back set and Stephen Curry (ankle) is expected to play, so sitting Thompson out here does make some sense. Although, it is a probable tag and Thompson has looked healthy lately, including a 24-point Friday.</text:p>
            <text:p><text:s text:c="8"/></text:p>
            <text:p><text:s text:c="8"/></text:p>
            <text:p><text:s text:c="13"/></text:p>
            <text:p><text:s text:c="14"/></text:p>
            <text:p><text:s text:c="13"/>Source: Warriors on Twitter <text:s text:c="30"/>Sat, Dec 30, 2017 03:0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Roberson</text:p>
            <text:p><text:s text:c="17"/></text:p>
            <text:p><text:s text:c="17"/></text:p>
            <text:p><text:s text:c="22"/>- G/F - <text:s/>Thunder</text:p>
            <text:p><text:s text:c="16"/></text:p>
            <text:p><text:s text:c="17"/></text:p>
            <text:p><text:s text:c="12"/></text:p>
            <text:p><text:s text:c="8"/></text:p>
            <text:p><text:s text:c="8"/></text:p>
            <text:p><text:s text:c="8"/></text:p>
            <text:p><text:s text:c="12"/>Andre Roberson (knee) is listed as out in the game notes for Sunday against the Mavs.</text:p>
            <text:p><text:s text:c="8"/></text:p>
            <text:p><text:s text:c="8"/></text:p>
            <text:p><text:s text:c="13"/>He has patellar tendinitis, so this could be a wear-and-tear issue for the defensive specialist. If Roberson can't go, we should be seeing a lot of Josh Huestis out there against Harrison Barnes while Alex Abrines and Jerami Grant would also have to step up.</text:p>
            <text:p><text:s text:c="8"/></text:p>
            <text:p><text:s text:c="8"/></text:p>
            <text:p><text:s text:c="13"/></text:p>
            <text:p><text:s text:c="14"/></text:p>
            <text:p><text:s text:c="13"/>Source: Royce Young on Twitter <text:s text:c="27"/>Sat, Dec 30, 2017 02: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sore left knee) is listed as out for Sunday against the Mavs in the game notes.</text:p>
            <text:p><text:s text:c="8"/></text:p>
            <text:p><text:s text:c="8"/></text:p>
            <text:p><text:s text:c="13"/>It's the game notes, so this doesn't officially mean George won't be playing. However, most signs are pointing to George missing his second game with this knee soreness issue. If he's out, Josh Huestis could be in the starting lineup after he started the second half on Friday, or Alex Abrines could start after a terrible start to Friday. Carmelo Anthony and Russell Westbrook will be busy.</text:p>
            <text:p><text:s text:c="8"/></text:p>
            <text:p><text:s text:c="8"/></text:p>
            <text:p><text:s text:c="13"/></text:p>
            <text:p><text:s text:c="14"/></text:p>
            <text:p><text:s text:c="13"/>Source: Royce Young on Twitter <text:s text:c="27"/>Sat, Dec 30, 2017 02: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back) is not expected to play on Sunday against the Nets.</text:p>
            <text:p><text:s text:c="8"/></text:p>
            <text:p><text:s text:c="8"/></text:p>
            <text:p><text:s text:c="13"/>His bad fall from Saturday night is going to cost him a week. With him out, the Celtics are probably going to go small a lot, so there could be a few more minutes for the perimeter players and not guys like Daniel Theis.</text:p>
            <text:p><text:s text:c="8"/></text:p>
            <text:p><text:s text:c="8"/></text:p>
            <text:p><text:s text:c="13"/></text:p>
            <text:p><text:s text:c="14"/></text:p>
            <text:p><text:s text:c="13"/>Source: Scott Souza on Twitter <text:s text:c="27"/>Sat, Dec 30, 2017 02:5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knee) is expected to play against the Nets on Sunday.</text:p>
            <text:p><text:s text:c="8"/></text:p>
            <text:p><text:s text:c="8"/></text:p>
            <text:p><text:s text:c="13"/>He was back in action on Thursday and only played 19 minutes. Morris' knee problem won't be going away for the foreseeable future, so he's really not a guy fantasy owners can count on in 14-team leagues.</text:p>
            <text:p><text:s text:c="8"/></text:p>
            <text:p><text:s text:c="8"/></text:p>
            <text:p><text:s text:c="13"/></text:p>
            <text:p><text:s text:c="14"/></text:p>
            <text:p><text:s text:c="13"/>Source: Scott Souza on Twitter <text:s text:c="27"/>Sat, Dec 30, 2017 02: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knee) said he's planning to play against the Nets on Sunday.</text:p>
            <text:p><text:s text:c="8"/></text:p>
            <text:p><text:s text:c="8"/></text:p>
            <text:p><text:s text:c="13"/>We was in full practice gear on Saturday and was getting some shots up. Brown has missed two games with his knee soreness and also an ankle issue, so maybe he's limited if he's a go. His return means Terry Rozier, Shane Larkin and maybe Marcus Smart take a minor hit.</text:p>
            <text:p><text:s text:c="8"/></text:p>
            <text:p><text:s text:c="8"/></text:p>
            <text:p><text:s text:c="13"/></text:p>
            <text:p><text:s text:c="14"/></text:p>
            <text:p><text:s text:c="13"/>Source: Brian Robb on Twitter <text:s text:c="28"/>Sat, Dec 30, 2017 02:4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Anderson</text:p>
            <text:p><text:s text:c="17"/></text:p>
            <text:p><text:s text:c="17"/></text:p>
            <text:p><text:s text:c="22"/>- F - <text:s/>76ers</text:p>
            <text:p><text:s text:c="16"/></text:p>
            <text:p><text:s text:c="17"/></text:p>
            <text:p><text:s text:c="12"/></text:p>
            <text:p><text:s text:c="8"/></text:p>
            <text:p><text:s text:c="8"/></text:p>
            <text:p><text:s text:c="8"/></text:p>
            <text:p><text:s text:c="12"/>Justin Anderson (shin) is questionable to face the Nuggets on Saturday.</text:p>
            <text:p><text:s text:c="8"/></text:p>
            <text:p><text:s text:c="8"/></text:p>
            <text:p><text:s text:c="13"/>He was called doubtful yesterday, but Anderson probably wasn't going to play anyway with Robert Covington (finger) now available.</text:p>
            <text:p><text:s text:c="8"/></text:p>
            <text:p><text:s text:c="8"/></text:p>
            <text:p><text:s text:c="13"/></text:p>
            <text:p><text:s text:c="14"/></text:p>
            <text:p><text:s text:c="13"/>Source: Jessica Camerato on Twitter <text:s text:c="22"/>Sat, Dec 30, 2017 02:4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finger) is available for Saturday against the Nuggets.</text:p>
            <text:p><text:s text:c="8"/></text:p>
            <text:p><text:s text:c="8"/></text:p>
            <text:p><text:s text:c="13"/>He was listed as doubtful in the game notes, but we all know not to trust those. Covington's finger injury is to his non-shooting hand, but it's possible it can interfere with his shooting. Plus, he's been limited by a knee injury and playing in altitude won't help either. You'll probably want to start him in season-long leagues, but he's a risky cash play in DFS.</text:p>
            <text:p><text:s text:c="8"/></text:p>
            <text:p><text:s text:c="8"/></text:p>
            <text:p><text:s text:c="13"/></text:p>
            <text:p><text:s text:c="14"/></text:p>
            <text:p><text:s text:c="13"/>Source: Harrison Wind on Twitter <text:s text:c="25"/>Sat, Dec 30, 2017 02: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Zach LaVine (knee) has shed his knee brace and said he's "close" to 100 percent.</text:p>
            <text:p><text:s text:c="8"/></text:p>
            <text:p><text:s text:c="8"/></text:p>
            <text:p><text:s text:c="13"/>The Bulls want LaVine to get in six practices before returning to the game action. January 13th seems to be a possible target date. Regarding the brace, LaVine said: "It’s like adding three pounds on your leg. So I made the decision to not go with it. It’s safe." When asked if he is in dunk contest shape, he responded: "I'm close. I don't know if I have 100 percent my legs back but I can definitely go out there and get buckets. That's all I know."</text:p>
            <text:p><text:s text:c="8"/></text:p>
            <text:p><text:s text:c="8"/></text:p>
            <text:p><text:s text:c="13"/></text:p>
            <text:p><text:s text:c="14"/></text:p>
            <text:p><text:s text:c="13"/>Source: K.C. Johnson on Twitter <text:s text:c="26"/>Sat, Dec 30, 2017 01:4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dislocated pinky finger) was able to practice fully on Saturday.</text:p>
            <text:p><text:s text:c="8"/></text:p>
            <text:p><text:s text:c="8"/></text:p>
            <text:p><text:s text:c="13"/>Jones suffered the injury to his finger with just under five minutes remaining in Thursday's loss to Milwaukee. However, considering he was able to get in a full practice on Saturday, he should be fully expected to suit up on Sunday. Jones is averaging 10.8 points, 4.0 rebounds, 6.3 assists and 4.3 steals in the four games he has started this season.</text:p>
            <text:p><text:s text:c="8"/></text:p>
            <text:p><text:s text:c="8"/></text:p>
            <text:p><text:s text:c="13"/></text:p>
            <text:p><text:s text:c="14"/></text:p>
            <text:p><text:s text:c="13"/>Source: Jerry Zgoda on Twitter <text:s text:c="27"/>Sat, Dec 30, 2017 01: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ndrew Wiggins</text:p>
            <text:p><text:s text:c="17"/></text:p>
            <text:p><text:s text:c="17"/></text:p>
            <text:p><text:s text:c="22"/>- G/F - <text:s/>Timberwolves</text:p>
            <text:p><text:s text:c="16"/></text:p>
            <text:p><text:s text:c="17"/></text:p>
            <text:p><text:s text:c="12"/></text:p>
            <text:p><text:s text:c="8"/></text:p>
            <text:p><text:s text:c="8"/></text:p>
            <text:p><text:s text:c="8"/></text:p>
            <text:p><text:s text:c="12"/>Andrew Wiggins (right ankle) was held out of Saturday's practice and his status for Sunday's game vs. Indiana is uncertain.</text:p>
            <text:p><text:s text:c="8"/></text:p>
            <text:p><text:s text:c="8"/></text:p>
            <text:p><text:s text:c="13"/>Wiggins sprained his right ankle Thursday night vs. Milwaukee, but was able to play through the pain and finish the game. When asked if Wiggins would be able to play on Sunday, coach Tom Thibodeau said: "We’ll see [Sunday]. He said he felt pretty good." <text:s/>If Wiggy is unable to suit up, Jamal Crawford and Marcus Georges-Hunt would soak up most of the abandoned minutes. Shabazz Muhammad might be re-inserted back into the rotation as well.</text:p>
            <text:p><text:s text:c="8"/></text:p>
            <text:p><text:s text:c="8"/></text:p>
            <text:p><text:s text:c="13"/>Related: Jamal Crawford</text:p>
            <text:p><text:s text:c="14"/></text:p>
            <text:p><text:s text:c="13"/>Source: Jerry Zgoda on Twitter <text:s text:c="27"/>Sat, Dec 30, 2017 01: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left middle finger) is listed as doubtful in the game-notes for Saturday's matchup vs. Denver.</text:p>
            <text:p><text:s text:c="8"/></text:p>
            <text:p><text:s text:c="8"/></text:p>
            <text:p><text:s text:c="13"/>Covington, who has been hampered recently by right knee soreness, injured the middle finger on his left hand in the third quarter of Thursday's loss to Portland. RoCo was unable to return to the game. Fortunately, the X-rays came back negative, but it appears he will miss Saturday's game. If Covington is unable to play, T.J. McConnell and Timothe Luwawu will see an uptick in playing time.</text:p>
            <text:p><text:s text:c="8"/></text:p>
            <text:p><text:s text:c="8"/></text:p>
            <text:p><text:s text:c="13"/>Related: T.J. McConnell</text:p>
            <text:p><text:s text:c="14"/></text:p>
            <text:p><text:s text:c="13"/>Source: NBA.com <text:s text:c="42"/>Sat, Dec 30, 2017 01:0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Dennis Schroder (quad contusion) is listed as probable for Saturday's game vs. Portland.</text:p>
            <text:p><text:s text:c="8"/></text:p>
            <text:p><text:s text:c="8"/></text:p>
            <text:p><text:s text:c="13"/>This is a new injury for Schroder; however, it appears to minor based on the "probable" designation. Nonetheless, check back in later this evening to confirm that Schroder is good to go for Saturday's showdown with the Blazers.</text:p>
            <text:p><text:s text:c="8"/></text:p>
            <text:p><text:s text:c="8"/></text:p>
            <text:p><text:s text:c="13"/></text:p>
            <text:p><text:s text:c="14"/></text:p>
            <text:p><text:s text:c="13"/>Source: Brad Rowland on Twitter <text:s text:c="26"/>Sat, Dec 30, 2017 01:0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Scott</text:p>
            <text:p><text:s text:c="17"/></text:p>
            <text:p><text:s text:c="17"/></text:p>
            <text:p><text:s text:c="22"/>- F - <text:s/>Wizards</text:p>
            <text:p><text:s text:c="16"/></text:p>
            <text:p><text:s text:c="17"/></text:p>
            <text:p><text:s text:c="12"/></text:p>
            <text:p><text:s text:c="8"/></text:p>
            <text:p><text:s text:c="8"/></text:p>
            <text:p><text:s text:c="8"/></text:p>
            <text:p><text:s text:c="12"/>Mike Scott (personal) practiced with the team on Saturday.</text:p>
            <text:p><text:s text:c="8"/></text:p>
            <text:p><text:s text:c="8"/></text:p>
            <text:p><text:s text:c="13"/>Scott missed Friday's game to be with his family after his wife gave birth to the couple's second child. He is fully expected to return for Sunday's contest vs. the Bulls. Scott is averaging 13.9 points and 4.1 rebounds in 22.1 minutes, while shooting 64.1 percent from the floor over his last 10 games.</text:p>
            <text:p><text:s text:c="8"/></text:p>
            <text:p><text:s text:c="8"/></text:p>
            <text:p><text:s text:c="13"/></text:p>
            <text:p><text:s text:c="14"/></text:p>
            <text:p><text:s text:c="13"/>Source: Chase Hughes on Twitter <text:s text:c="26"/>Sat, Dec 30, 2017 01:0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The Magic intend to hold forward Jonathan Isaac (ankle) out of action for the "foreseeable future."</text:p>
            <text:p><text:s text:c="8"/></text:p>
            <text:p><text:s text:c="8"/></text:p>
            <text:p><text:s text:c="13"/>Isaac has been hampered by this nagging ankle injury for the better of two months now, having missed 20 of Orlando's last 23 games. The Magic want to make sure the ankle is as close to 100 percent as possible before he takes the court again. They also want to help him regain conditioning he's lost while he's been sidelined. Mario Hezonja will continue to see additional minutes off the bench.</text:p>
            <text:p><text:s text:c="8"/></text:p>
            <text:p><text:s text:c="8"/></text:p>
            <text:p><text:s text:c="13"/>Related: Mario Hezonja</text:p>
            <text:p><text:s text:c="14"/></text:p>
            <text:p><text:s text:c="13"/>Source: Josh Robbins on Twitter <text:s text:c="26"/>Sat, Dec 30, 2017 12:4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Kris Dunn (left patella tendinitis) won't practice on Saturday but will travel with the team and will be a game-time decision for Sunday's matchup with the Wizards.</text:p>
            <text:p><text:s text:c="8"/></text:p>
            <text:p><text:s text:c="8"/></text:p>
            <text:p><text:s text:c="13"/>Dunn was a late scratch on Friday night and did not suit up in the Bulls win over the Pacers. Jerian Grant started at point guard and played very well, finishing with 11 points, seven rebounds, 12 assists, and three treys in 33 minutes. Grant would be a tempting DFS and/or streaming option if Dunn is unable to play on Sunday.</text:p>
            <text:p><text:s text:c="8"/></text:p>
            <text:p><text:s text:c="8"/></text:p>
            <text:p><text:s text:c="13"/>Related: Jerian Grant</text:p>
            <text:p><text:s text:c="14"/></text:p>
            <text:p><text:s text:c="13"/>Source: K.C. Johnson on Twitter <text:s text:c="26"/>Sat, Dec 30, 2017 12: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hlil Okafor</text:p>
            <text:p><text:s text:c="17"/></text:p>
            <text:p><text:s text:c="17"/></text:p>
            <text:p><text:s text:c="22"/>- C - <text:s/>Nets</text:p>
            <text:p><text:s text:c="16"/></text:p>
            <text:p><text:s text:c="17"/></text:p>
            <text:p><text:s text:c="12"/></text:p>
            <text:p><text:s text:c="8"/></text:p>
            <text:p><text:s text:c="8"/></text:p>
            <text:p><text:s text:c="8"/></text:p>
            <text:p><text:s text:c="12"/>Coach Kenny Atkinson said he would consider playing Jarrett Allen and Jahlil Okafor together.</text:p>
            <text:p><text:s text:c="8"/></text:p>
            <text:p><text:s text:c="8"/></text:p>
            <text:p><text:s text:c="13"/>The first step is Brooklyn considering Okafor ready to play, as Okafor has been a DNP-CD in seven straight games. However, once the team feels he's ready to contribute, the Nets may play the two bigs together. "(We could play) Jarrett and Okafor together. Put Okafor at the 5," said Atkinson. "Jarrett has already guarded (Kristaps) Porzingis and then offensively, we’ll figure it out. The 4 and 5 here are interchangeable." Something to keep in mind when Okafor is actually in the rotation.</text:p>
            <text:p><text:s text:c="8"/></text:p>
            <text:p><text:s text:c="8"/></text:p>
            <text:p><text:s text:c="13"/></text:p>
            <text:p><text:s text:c="14"/></text:p>
            <text:p><text:s text:c="13"/>Source: NetsDaily.com <text:s text:c="36"/>Sat, Dec 30, 2017 12: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nce Carter</text:p>
            <text:p><text:s text:c="17"/></text:p>
            <text:p><text:s text:c="17"/></text:p>
            <text:p><text:s text:c="22"/>- G/F - <text:s/>Kings</text:p>
            <text:p><text:s text:c="16"/></text:p>
            <text:p><text:s text:c="17"/></text:p>
            <text:p><text:s text:c="12"/></text:p>
            <text:p><text:s text:c="8"/></text:p>
            <text:p><text:s text:c="8"/></text:p>
            <text:p><text:s text:c="8"/></text:p>
            <text:p><text:s text:c="12"/>Vince Carter said he plans to play one more season.</text:p>
            <text:p><text:s text:c="8"/></text:p>
            <text:p><text:s text:c="8"/></text:p>
            <text:p><text:s text:c="13"/>At 40 years of age, Carter is the oldest player in the NBA, but still managed to score a season-high 24 points in a win over the Cavs earlier this week. As far as future plans, Carter says he believes the 2018-19 campaign will be his final season. "I still say one more year. That is just how I’ve been feeling. It is what it is. One more. I’d like to play one more year. Then, I’d probably just walk away."</text:p>
            <text:p><text:s text:c="8"/></text:p>
            <text:p><text:s text:c="8"/></text:p>
            <text:p><text:s text:c="13"/></text:p>
            <text:p><text:s text:c="14"/></text:p>
            <text:p><text:s text:c="13"/>Source: The Undefeated <text:s text:c="35"/>Sat, Dec 30, 2017 12:0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Hornacek</text:p>
            <text:p><text:s text:c="17"/></text:p>
            <text:p><text:s text:c="17"/></text:p>
            <text:p><text:s text:c="22"/>- G - <text:s/>Knicks</text:p>
            <text:p><text:s text:c="16"/></text:p>
            <text:p><text:s text:c="17"/></text:p>
            <text:p><text:s text:c="12"/></text:p>
            <text:p><text:s text:c="8"/></text:p>
            <text:p><text:s text:c="8"/></text:p>
            <text:p><text:s text:c="8"/></text:p>
            <text:p><text:s text:c="12"/>Coach Jeff Hornacek said he wants the Knicks to shoot more 3-pointers this season.</text:p>
            <text:p><text:s text:c="8"/></text:p>
            <text:p><text:s text:c="8"/></text:p>
            <text:p><text:s text:c="13"/>New York is dead last in the NBA in 3-point attempts (21.6 per game) and makes (7.8). They are also the only team that has taken more mid-range shots than 3-pointers. "Of course I want more," Hornacek said. "We’re not getting many. Some of them we’re passing up. On the break, they got to be able to let them fly." The eventual return of Tim Hardaway Jr. (leg) will help, but expect Hornacek to encourage Kristaps Porzingis and Courtney Lee to shoot more from downtown in the interim.</text:p>
            <text:p><text:s text:c="8"/></text:p>
            <text:p><text:s text:c="8"/></text:p>
            <text:p><text:s text:c="13"/></text:p>
            <text:p><text:s text:c="14"/></text:p>
            <text:p><text:s text:c="13"/>Source: New York Post <text:s text:c="36"/>Sat, Dec 30, 2017 11:3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As expected, Justise Winslow (left knee) has been ruled out of Saturday's game vs. Orlando.</text:p>
            <text:p><text:s text:c="8"/></text:p>
            <text:p><text:s text:c="8"/></text:p>
            <text:p><text:s text:c="13"/>Winslow has yet to be cleared for full-contact practice, so he is likely to remain sidelined into next week. Winslow is averaging just 6.6 points and 5.4 rebounds in 22.6 minutes per game this season, rendering him irrelevant in standard-sized leagues.</text:p>
            <text:p><text:s text:c="8"/></text:p>
            <text:p><text:s text:c="8"/></text:p>
            <text:p><text:s text:c="13"/></text:p>
            <text:p><text:s text:c="14"/></text:p>
            <text:p><text:s text:c="13"/>Source: NBA.com <text:s text:c="42"/>Sat, Dec 30, 2017 10:4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on Waiters</text:p>
            <text:p><text:s text:c="17"/></text:p>
            <text:p><text:s text:c="17"/></text:p>
            <text:p><text:s text:c="22"/>- G - <text:s/>Heat</text:p>
            <text:p><text:s text:c="16"/></text:p>
            <text:p><text:s text:c="17"/></text:p>
            <text:p><text:s text:c="12"/></text:p>
            <text:p><text:s text:c="8"/></text:p>
            <text:p><text:s text:c="8"/></text:p>
            <text:p><text:s text:c="8"/></text:p>
            <text:p><text:s text:c="12"/>Dion Waiters (ankle) is listed as out for Saturday's game vs. the Magic.</text:p>
            <text:p><text:s text:c="8"/></text:p>
            <text:p><text:s text:c="8"/></text:p>
            <text:p><text:s text:c="13"/>Miami hasn't released a target date for Waiters return, but Heat beat writer Tom D'Angelo reported earlier this week that he believes Waiters will miss 2-3 weeks due to his sprained ankle. Josh Richardson, Tyler Johnson, and Wayne Ellington will continue to soak up additional minutes at shooting guard.</text:p>
            <text:p><text:s text:c="8"/></text:p>
            <text:p><text:s text:c="8"/></text:p>
            <text:p><text:s text:c="13"/></text:p>
            <text:p><text:s text:c="14"/></text:p>
            <text:p><text:s text:c="13"/>Source: NBA.com <text:s text:c="42"/>Sat, Dec 30, 2017 10:3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right ankle bursitis), Dion Waiters (ankle) and Justise Winslow (left knee) are listed as out for Saturday's game vs. Orlando.</text:p>
            <text:p><text:s text:c="8"/></text:p>
            <text:p><text:s text:c="8"/></text:p>
            <text:p><text:s text:c="13"/>All three were expected to miss Saturday's contest, so this is merely confirmation. Johnson made some progress late in the week, but he needs to get some full practices under his belt before he's cleared to return. <text:s/>Kelly Olynyk and Jordan Mickey will continue to log additional minutes with Johnson sidelined.</text:p>
            <text:p><text:s text:c="8"/></text:p>
            <text:p><text:s text:c="8"/></text:p>
            <text:p><text:s text:c="13"/></text:p>
            <text:p><text:s text:c="14"/></text:p>
            <text:p><text:s text:c="13"/>Source: NBA.com <text:s text:c="42"/>Sat, Dec 30, 2017 10:3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ey Douglas</text:p>
            <text:p><text:s text:c="17"/></text:p>
            <text:p><text:s text:c="17"/></text:p>
            <text:p><text:s text:c="22"/>- G - <text:s/>Grizzlies</text:p>
            <text:p><text:s text:c="16"/></text:p>
            <text:p><text:s text:c="17"/></text:p>
            <text:p><text:s text:c="12"/></text:p>
            <text:p><text:s text:c="8"/></text:p>
            <text:p><text:s text:c="8"/></text:p>
            <text:p><text:s text:c="8"/></text:p>
            <text:p><text:s text:c="12"/>Toney Douglas has signed a contract to play in Turkey for Anadolu Efes.</text:p>
            <text:p><text:s text:c="8"/></text:p>
            <text:p><text:s text:c="8"/></text:p>
            <text:p><text:s text:c="13"/>Douglas appeared in 24 games for the Grizzlies last season but will have a tough time cracking an NBA roster in the future.</text:p>
            <text:p><text:s text:c="8"/></text:p>
            <text:p><text:s text:c="8"/></text:p>
            <text:p><text:s text:c="13"/></text:p>
            <text:p><text:s text:c="14"/></text:p>
            <text:p><text:s text:c="13"/>Source: Sportando.com <text:s text:c="36"/>Sat, Dec 30, 2017 10:0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White</text:p>
            <text:p><text:s text:c="17"/></text:p>
            <text:p><text:s text:c="17"/></text:p>
            <text:p><text:s text:c="22"/>- G - <text:s/>Spurs</text:p>
            <text:p><text:s text:c="16"/></text:p>
            <text:p><text:s text:c="17"/></text:p>
            <text:p><text:s text:c="12"/></text:p>
            <text:p><text:s text:c="8"/></text:p>
            <text:p><text:s text:c="8"/></text:p>
            <text:p><text:s text:c="8"/></text:p>
            <text:p><text:s text:c="12"/>The Spurs have recalled Derrick White from the G-League.</text:p>
            <text:p><text:s text:c="8"/></text:p>
            <text:p><text:s text:c="8"/></text:p>
            <text:p><text:s text:c="13"/>Very little fantasy impact to note here, as White is averaging just 1.3 points and 0.4 assists in 6.7 minutes per game for the Spurs this season.</text:p>
            <text:p><text:s text:c="8"/></text:p>
            <text:p><text:s text:c="8"/></text:p>
            <text:p><text:s text:c="13"/></text:p>
            <text:p><text:s text:c="14"/></text:p>
            <text:p><text:s text:c="13"/>Source: NBA.com <text:s text:c="42"/>Sat, Dec 30, 2017 10:0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ie Cauley-Stein</text:p>
            <text:p><text:s text:c="17"/></text:p>
            <text:p><text:s text:c="17"/></text:p>
            <text:p><text:s text:c="22"/>- C - <text:s/>Kings</text:p>
            <text:p><text:s text:c="16"/></text:p>
            <text:p><text:s text:c="17"/></text:p>
            <text:p><text:s text:c="12"/></text:p>
            <text:p><text:s text:c="8"/></text:p>
            <text:p><text:s text:c="8"/></text:p>
            <text:p><text:s text:c="8"/></text:p>
            <text:p><text:s text:c="12"/>Willie Cauley-Stein has played some of the best basketball of his career recently, impressing Kings GM Vlade Divac.</text:p>
            <text:p><text:s text:c="8"/></text:p>
            <text:p><text:s text:c="8"/></text:p>
            <text:p><text:s text:c="13"/>Over his last five games, Cauley-Stein is averaging 16.0 points (on 57.4 percent shooting), 9.0 rebounds, 3.0 assists and 1.2 steals in 30.7 minutes. "I’m seeing what I was hoping for when I drafted Willie," said Divac. "He runs, he scores, he blocks shots, he scores in the post. He does everything. If he keeps developing like this, he will be an elite center in this league." WCS's fantasy stock is on the rise and should continue to climb over the second half of the season.</text:p>
            <text:p><text:s text:c="8"/></text:p>
            <text:p><text:s text:c="8"/></text:p>
            <text:p><text:s text:c="13"/></text:p>
            <text:p><text:s text:c="14"/></text:p>
            <text:p><text:s text:c="13"/>Source: Sacramento Bee <text:s text:c="35"/>Sat, Dec 30, 2017 10:0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errance Ferguson</text:p>
            <text:p><text:s text:c="17"/></text:p>
            <text:p><text:s text:c="17"/></text:p>
            <text:p><text:s text:c="22"/>- G - <text:s/>Thunder</text:p>
            <text:p><text:s text:c="16"/></text:p>
            <text:p><text:s text:c="17"/></text:p>
            <text:p><text:s text:c="12"/></text:p>
            <text:p><text:s text:c="8"/></text:p>
            <text:p><text:s text:c="8"/></text:p>
            <text:p><text:s text:c="8"/></text:p>
            <text:p><text:s text:c="12"/>Terrance Ferguson has been recalled from the G-League.</text:p>
            <text:p><text:s text:c="8"/></text:p>
            <text:p><text:s text:c="8"/></text:p>
            <text:p><text:s text:c="13"/>Ferguson has appeared in 21 games with the Thunder this season and is averaging 1.3 points in 6.7 minutes per game. He should be left on waivers.</text:p>
            <text:p><text:s text:c="8"/></text:p>
            <text:p><text:s text:c="8"/></text:p>
            <text:p><text:s text:c="13"/></text:p>
            <text:p><text:s text:c="14"/></text:p>
            <text:p><text:s text:c="13"/>Source: NBA.com <text:s text:c="42"/>Sat, Dec 30, 2017 09:3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lynyk</text:p>
            <text:p><text:s text:c="17"/></text:p>
            <text:p><text:s text:c="17"/></text:p>
            <text:p><text:s text:c="22"/>- F/C - <text:s/>Heat</text:p>
            <text:p><text:s text:c="16"/></text:p>
            <text:p><text:s text:c="17"/></text:p>
            <text:p><text:s text:c="12"/></text:p>
            <text:p><text:s text:c="8"/></text:p>
            <text:p><text:s text:c="8"/></text:p>
            <text:p><text:s text:c="8"/></text:p>
            <text:p><text:s text:c="12"/>Coach Erik Spoelstra said he wants Kelly Olynyk to take more 3-pointers.</text:p>
            <text:p><text:s text:c="8"/></text:p>
            <text:p><text:s text:c="8"/></text:p>
            <text:p><text:s text:c="13"/>Olynyk is averaging 2.9 triple attempts per contest and is shooting a career-high 43.7 percent from downtown. Coach Spo wants to see more. "He’s too good of a shooter. We have too big of a weapon right there that we’re not able to take advantage of enough," said Spoelstra. With James Johnson (ankle) sidelined, Olynyk should continue to log additional minutes alongside Hassan Whiteside, and we should see an uptick in 3-point attempts going forward.</text:p>
            <text:p><text:s text:c="8"/></text:p>
            <text:p><text:s text:c="8"/></text:p>
            <text:p><text:s text:c="13"/></text:p>
            <text:p><text:s text:c="14"/></text:p>
            <text:p><text:s text:c="13"/>Source: Anthony Chiang on Twitter <text:s text:c="24"/>Sat, Dec 30, 2017 09:2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ankle) has been cleared to return for Saturday's game against the Grizzlies, according to Chris Haynes of ESPN.com.</text:p>
            <text:p><text:s text:c="8"/></text:p>
            <text:p><text:s text:c="8"/></text:p>
            <text:p><text:s text:c="13"/>He is expected to have a minutes restriction after missing his 11th game. Curry's ankle injury is from Dec. 4, and this right ankle is his "bad" one compared to his left, so the Warriors were right to take it easy on him. Curry had three re-evaluations and coach Steve Kerr said Curry will "most likely" play, so he's not officially "in" just yet. Fire him up in your season-long leagues, but you may want to be careful in DFS.</text:p>
            <text:p><text:s text:c="8"/></text:p>
            <text:p><text:s text:c="8"/></text:p>
            <text:p><text:s text:c="13"/></text:p>
            <text:p><text:s text:c="14"/></text:p>
            <text:p><text:s text:c="13"/>Source: ESPN.com <text:s text:c="41"/>Sat, Dec 30, 2017 02:3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scored 24 points in a 121-106 win over the Lakers on Friday, adding six rebounds, six assists, one steal, one 3-pointer and four turnovers in 32 minutes.</text:p>
            <text:p><text:s text:c="8"/></text:p>
            <text:p><text:s text:c="8"/></text:p>
            <text:p><text:s text:c="13"/>Yesterday, coach Doc Rivers said he didn't think Griffin was up to speed on conditioning, but you would not know based on his energy tonight. He also made 11-of-12 from the line and a lot of the offense went through him. Griffin said he didn't have any pain in any step in his rehab, so he should be ready to roll going forward. He'll obviously have to stay healthy, but Griffin could be an early-round player going forward. By the way, the Clippers have won two straight and are sitting in the No. 9 spot in the West, so that's also really good news to prevent a possible shutdown.</text:p>
            <text:p><text:s text:c="8"/></text:p>
            <text:p><text:s text:c="8"/></text:p>
            <text:p><text:s text:c="13"/></text:p>
            <text:p><text:s text:c="14"/></text:p>
            <text:p><text:s text:c="13"/>Sat, Dec 30, 2017 02:0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DeAndre Jordan scored 12 points with 16 rebounds and two blocks in 32 minutes against the Lakers on Friday.</text:p>
            <text:p><text:s text:c="8"/></text:p>
            <text:p><text:s text:c="8"/></text:p>
            <text:p><text:s text:c="13"/>He put up some eye-popping rebound numbers while Blake Griffin was out to help him take the lead for boards per game. Jordan should still be able to average boards in the teens, but he may have a tough time holding his 15.2 per contest.</text:p>
            <text:p><text:s text:c="8"/></text:p>
            <text:p><text:s text:c="8"/></text:p>
            <text:p><text:s text:c="13"/></text:p>
            <text:p><text:s text:c="14"/></text:p>
            <text:p><text:s text:c="13"/>Sat, Dec 30, 2017 02:0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scored 23 points with three rebounds, four assists and two 3-pointers in 31 minutes against the Lakers on Friday.</text:p>
            <text:p><text:s text:c="8"/></text:p>
            <text:p><text:s text:c="8"/></text:p>
            <text:p><text:s text:c="13"/>He was a little quiet earlier in the year because the Clippers were actually healthy. Maybe Williams would've taken a hit with Blake Griffin returning, but now that's offset by Austin Rivers (Achilles) getting hurt tonight. He'll continue to put up must-start numbers.</text:p>
            <text:p><text:s text:c="8"/></text:p>
            <text:p><text:s text:c="8"/></text:p>
            <text:p><text:s text:c="13"/></text:p>
            <text:p><text:s text:c="14"/></text:p>
            <text:p><text:s text:c="13"/>Sat, Dec 30, 2017 01:5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Milos Teodosic played a career-high 33 minutes against the Lakers on Friday, scoring 11 points with five rebounds, seven assists, one steal and two 3-pointers.</text:p>
            <text:p><text:s text:c="8"/></text:p>
            <text:p><text:s text:c="8"/></text:p>
            <text:p><text:s text:c="13"/>Austin Rivers going down should open up some big minutes on the perimeter. Teodosic is still likely going to have a back-to-back restriction, but he'll be playing some big minutes until Jan. 10 when the Clippers start their next back-to-back. He should be owned in standard leagues and Blake Griffin returning is possibly a positive for him.</text:p>
            <text:p><text:s text:c="8"/></text:p>
            <text:p><text:s text:c="8"/></text:p>
            <text:p><text:s text:c="13"/></text:p>
            <text:p><text:s text:c="14"/></text:p>
            <text:p><text:s text:c="13"/>Sat, Dec 30, 2017 01:5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Williams</text:p>
            <text:p><text:s text:c="17"/></text:p>
            <text:p><text:s text:c="17"/></text:p>
            <text:p><text:s text:c="22"/>- G - <text:s/>Clippers</text:p>
            <text:p><text:s text:c="16"/></text:p>
            <text:p><text:s text:c="17"/></text:p>
            <text:p><text:s text:c="12"/></text:p>
            <text:p><text:s text:c="8"/></text:p>
            <text:p><text:s text:c="8"/></text:p>
            <text:p><text:s text:c="8"/></text:p>
            <text:p><text:s text:c="12"/>C.J. Williams scored 11 points with two rebounds, two blocks and one 3-pointer in 24 minutes during a start against the Lakers on Friday.</text:p>
            <text:p><text:s text:c="8"/></text:p>
            <text:p><text:s text:c="8"/></text:p>
            <text:p><text:s text:c="13"/>Wes Johnson looked to have a minutes limit in his return, but that probably won't be the case for too long. Williams has been solid in his rookie season, but there won't be enough shots going his way.</text:p>
            <text:p><text:s text:c="8"/></text:p>
            <text:p><text:s text:c="8"/></text:p>
            <text:p><text:s text:c="13"/></text:p>
            <text:p><text:s text:c="14"/></text:p>
            <text:p><text:s text:c="13"/>Sat, Dec 30, 2017 01:4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ft knee soreness) was able to play 28 minutes in Friday's game against the Hornets.</text:p>
            <text:p><text:s text:c="8"/></text:p>
            <text:p><text:s text:c="8"/></text:p>
            <text:p><text:s text:c="13"/>Iguodala finished with two points, two assists and six rebounds while turning it over twice. He went just 1-of-3 from the field, too, as he certainly wasn't as involved as usual. The team is right back at it on Saturday against the Grizzlies and it wouldn't be shocking to see him limited or even sidelined for the second end of a home-and-home.</text:p>
            <text:p><text:s text:c="8"/></text:p>
            <text:p><text:s text:c="8"/></text:p>
            <text:p><text:s text:c="13"/></text:p>
            <text:p><text:s text:c="14"/></text:p>
            <text:p><text:s text:c="13"/>Sat, Dec 30, 2017 01:4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wun Evans</text:p>
            <text:p><text:s text:c="17"/></text:p>
            <text:p><text:s text:c="17"/></text:p>
            <text:p><text:s text:c="22"/>- G - <text:s/>Clippers</text:p>
            <text:p><text:s text:c="16"/></text:p>
            <text:p><text:s text:c="17"/></text:p>
            <text:p><text:s text:c="12"/></text:p>
            <text:p><text:s text:c="8"/></text:p>
            <text:p><text:s text:c="8"/></text:p>
            <text:p><text:s text:c="8"/></text:p>
            <text:p><text:s text:c="12"/>Juwan Evans scored four points with two rebounds, two assists and three steals in 16 minutes against the Lakers on Friday.</text:p>
            <text:p><text:s text:c="8"/></text:p>
            <text:p><text:s text:c="8"/></text:p>
            <text:p><text:s text:c="13"/>He's probably going to be sticking in the rotation with Austin Rivers (Achilles) getting hurt tonight. <text:s/>Obviously you're not adding Evans unless you're in a super deep league.</text:p>
            <text:p><text:s text:c="8"/></text:p>
            <text:p><text:s text:c="8"/></text:p>
            <text:p><text:s text:c="13"/></text:p>
            <text:p><text:s text:c="14"/></text:p>
            <text:p><text:s text:c="13"/>Sat, Dec 30, 2017 01:4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rezl Harrell</text:p>
            <text:p><text:s text:c="17"/></text:p>
            <text:p><text:s text:c="17"/></text:p>
            <text:p><text:s text:c="22"/>- F/C - <text:s/>Clippers</text:p>
            <text:p><text:s text:c="16"/></text:p>
            <text:p><text:s text:c="17"/></text:p>
            <text:p><text:s text:c="12"/></text:p>
            <text:p><text:s text:c="8"/></text:p>
            <text:p><text:s text:c="8"/></text:p>
            <text:p><text:s text:c="8"/></text:p>
            <text:p><text:s text:c="12"/>Montrezl Harrell scored 15 points with nine rebounds and two blocks in 16 minutes against the Lakers on Friday.</text:p>
            <text:p><text:s text:c="8"/></text:p>
            <text:p><text:s text:c="8"/></text:p>
            <text:p><text:s text:c="13"/>The days of Harrell playing the four are probably done, but he has clearly taken over the backup five spot. The Clippers aren't too far out of the playoff picture, so maybe they hang on with DeAndre Jordan after all.</text:p>
            <text:p><text:s text:c="8"/></text:p>
            <text:p><text:s text:c="8"/></text:p>
            <text:p><text:s text:c="13"/></text:p>
            <text:p><text:s text:c="14"/></text:p>
            <text:p><text:s text:c="13"/>Sat, Dec 30, 2017 01:4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posted 12 points across 23 minutes in Friday's 111-100 loss against the visiting Hornets.</text:p>
            <text:p><text:s text:c="8"/></text:p>
            <text:p><text:s text:c="8"/></text:p>
            <text:p><text:s text:c="13"/>Livington was an efficient 5-of-7 from the field, but he was limited to 23 minutes as he continues to slowly make his way back from a sore right knee. His minutes have increased in each of the three games since he returned on Christmas Day, so he is slowly rounding back into form. Still, Steph Curry (ankle) is nearing a return and that will splash cold water on the already limited fantasy appeal of Livingston.</text:p>
            <text:p><text:s text:c="8"/></text:p>
            <text:p><text:s text:c="8"/></text:p>
            <text:p><text:s text:c="13"/></text:p>
            <text:p><text:s text:c="14"/></text:p>
            <text:p><text:s text:c="13"/>Sat, Dec 30, 2017 01:4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 Johnson</text:p>
            <text:p><text:s text:c="17"/></text:p>
            <text:p><text:s text:c="17"/></text:p>
            <text:p><text:s text:c="22"/>- G/F - <text:s/>Clippers</text:p>
            <text:p><text:s text:c="16"/></text:p>
            <text:p><text:s text:c="17"/></text:p>
            <text:p><text:s text:c="12"/></text:p>
            <text:p><text:s text:c="8"/></text:p>
            <text:p><text:s text:c="8"/></text:p>
            <text:p><text:s text:c="8"/></text:p>
            <text:p><text:s text:c="12"/>Wes Johnson did not shoot the ball in 10 minutes with one rebound, one assist, one steal and no turnovers against the Lakers on Friday.</text:p>
            <text:p><text:s text:c="8"/></text:p>
            <text:p><text:s text:c="8"/></text:p>
            <text:p><text:s text:c="13"/>The old 0.0 usage rate. Johnson is probably going to get more minutes with Austin Rivers (Achilles) getting hurt tonight. He was putting up some hustle stats before his foot injury, so he's worth a look in competitive leagues.</text:p>
            <text:p><text:s text:c="8"/></text:p>
            <text:p><text:s text:c="8"/></text:p>
            <text:p><text:s text:c="13"/></text:p>
            <text:p><text:s text:c="14"/></text:p>
            <text:p><text:s text:c="13"/>Sat, Dec 30, 2017 01:4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il Wilson</text:p>
            <text:p><text:s text:c="17"/></text:p>
            <text:p><text:s text:c="17"/></text:p>
            <text:p><text:s text:c="22"/>- F - <text:s/>Lakers</text:p>
            <text:p><text:s text:c="16"/></text:p>
            <text:p><text:s text:c="17"/></text:p>
            <text:p><text:s text:c="12"/></text:p>
            <text:p><text:s text:c="8"/></text:p>
            <text:p><text:s text:c="8"/></text:p>
            <text:p><text:s text:c="8"/></text:p>
            <text:p><text:s text:c="12"/>Jamil Wilson was a DNP-CD on Friday.</text:p>
            <text:p><text:s text:c="8"/></text:p>
            <text:p><text:s text:c="8"/></text:p>
            <text:p><text:s text:c="13"/>Props to Wilson for filling in, but he's out of the rotation with Blake Griffin back.</text:p>
            <text:p><text:s text:c="8"/></text:p>
            <text:p><text:s text:c="8"/></text:p>
            <text:p><text:s text:c="13"/></text:p>
            <text:p><text:s text:c="14"/></text:p>
            <text:p><text:s text:c="13"/>Sat, Dec 30, 2017 01:4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West</text:p>
            <text:p><text:s text:c="17"/></text:p>
            <text:p><text:s text:c="17"/></text:p>
            <text:p><text:s text:c="22"/>- F/C - <text:s/>Warriors</text:p>
            <text:p><text:s text:c="16"/></text:p>
            <text:p><text:s text:c="17"/></text:p>
            <text:p><text:s text:c="12"/></text:p>
            <text:p><text:s text:c="8"/></text:p>
            <text:p><text:s text:c="8"/></text:p>
            <text:p><text:s text:c="8"/></text:p>
            <text:p><text:s text:c="12"/>David West was good for 10 points, six rebounds, an assist and a blocked shot across 15 minutes off the bench in Friday's 111-100 loss against the Hornets.</text:p>
            <text:p><text:s text:c="8"/></text:p>
            <text:p><text:s text:c="8"/></text:p>
            <text:p><text:s text:c="13"/>West was a very efficient 5-of-7 from the field with just one turnover. It was just his third game with double-digit point totals over the past 20 games, so don't get terribly excited about this performance. He remains more of a low-end fantasy asset if you're desperate for rebounds and occasional blocked shots.</text:p>
            <text:p><text:s text:c="8"/></text:p>
            <text:p><text:s text:c="8"/></text:p>
            <text:p><text:s text:c="13"/></text:p>
            <text:p><text:s text:c="14"/></text:p>
            <text:p><text:s text:c="13"/>Sat, Dec 30, 2017 01:3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Julius Randle made first start of the season and scored 18 points with seven rebounds, two assists, one steal and one block in 29 minutes during a 121-106 loss to the Clippers on Friday.</text:p>
            <text:p><text:s text:c="8"/></text:p>
            <text:p><text:s text:c="8"/></text:p>
            <text:p><text:s text:c="13"/>It was a surprise move for Randle to start and this comes on the same day Walton said Randle was losing minutes because of other guys "rolling." Walton also explained his move to start Randle after the game, too. "We’ve been losing games &amp; Julius has been great for us this whole season, so I wanted to give him a chance in there," he said. Despite a slow start tonight, Randle looked good and there's a decent chance he starts Sunday and Monday. He should be owned in standard leagues.</text:p>
            <text:p><text:s text:c="8"/></text:p>
            <text:p><text:s text:c="8"/></text:p>
            <text:p><text:s text:c="13"/></text:p>
            <text:p><text:s text:c="14"/></text:p>
            <text:p><text:s text:c="13"/>Source: Serena Winters on Twitter <text:s text:c="24"/>Sat, Dec 30, 2017 01:3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Bell</text:p>
            <text:p><text:s text:c="17"/></text:p>
            <text:p><text:s text:c="17"/></text:p>
            <text:p><text:s text:c="22"/>- F/C - <text:s/>Warriors</text:p>
            <text:p><text:s text:c="16"/></text:p>
            <text:p><text:s text:c="17"/></text:p>
            <text:p><text:s text:c="12"/></text:p>
            <text:p><text:s text:c="8"/></text:p>
            <text:p><text:s text:c="8"/></text:p>
            <text:p><text:s text:c="8"/></text:p>
            <text:p><text:s text:c="12"/>Jordan Bell scored eight points with five rebounds across 20 minutes in Friday's 111-100 loss against the visiting Hornets.</text:p>
            <text:p><text:s text:c="8"/></text:p>
            <text:p><text:s text:c="8"/></text:p>
            <text:p><text:s text:c="13"/>Bell was also good for two assists, two steals and a blocked shot, but head coach Steve Kerr said the former University of Oregon standout was overpowered by Dwight Howard and the Hornets in this one. Still, he is expected to stick in the rotation for the time being, and he has a ton of upside. If he is on the waiver wire, snap him up immediately.</text:p>
            <text:p><text:s text:c="8"/></text:p>
            <text:p><text:s text:c="8"/></text:p>
            <text:p><text:s text:c="13"/></text:p>
            <text:p><text:s text:c="14"/></text:p>
            <text:p><text:s text:c="13"/>Sat, Dec 30, 2017 01:3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scored 18 points with one rebound, three assists, one steal and one block in 37 minutes against the Clippers on Friday.</text:p>
            <text:p><text:s text:c="8"/></text:p>
            <text:p><text:s text:c="8"/></text:p>
            <text:p><text:s text:c="13"/>Those 37 minutes are down from his ridiculous 44 minutes on Wednesday. Coach Luke Walton continues to play Ingram almost too much, and Ingram did say he may be sore after the Wednesday game. He really needs to make his free throws, but the other stats are starting to show up.</text:p>
            <text:p><text:s text:c="8"/></text:p>
            <text:p><text:s text:c="8"/></text:p>
            <text:p><text:s text:c="13"/></text:p>
            <text:p><text:s text:c="14"/></text:p>
            <text:p><text:s text:c="13"/>Sat, Dec 30, 2017 01:3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finished wtih 24 points, three rebounds and two assists with just two turnovers across 36 minutes in Friday's 111-100 loss against the Hornets.</text:p>
            <text:p><text:s text:c="8"/></text:p>
            <text:p><text:s text:c="8"/></text:p>
            <text:p><text:s text:c="13"/>Thompson was 10-of-20 from the field, including 3-of-7 from behind the 3-point line. He has at least one 3-pointer in each of his 36 games this season, and one or more triples in 91 straight NBA regular-season games dating back to Dec. 10, 2016 in Memphis. He continues to produce at second-round value for most fantasy owners so far this season.</text:p>
            <text:p><text:s text:c="8"/></text:p>
            <text:p><text:s text:c="8"/></text:p>
            <text:p><text:s text:c="13"/></text:p>
            <text:p><text:s text:c="14"/></text:p>
            <text:p><text:s text:c="13"/>Sat, Dec 30, 2017 01:3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scored 13 points with five rebounds, two assists and one 3-pointer in 37 minutes against the Clippers on Friday.</text:p>
            <text:p><text:s text:c="8"/></text:p>
            <text:p><text:s text:c="8"/></text:p>
            <text:p><text:s text:c="13"/>Coach Luke Walton has said he wanted to dial back Kuzma's minutes, but he really doesn't have any other options and obviously didn't tonight. The Lakers didn't go small as much, but it doesn't look like Kuzma will be seeing his minutes dip in almost any matchup right now. He'll be extremely busy on Sunday and Monday.</text:p>
            <text:p><text:s text:c="8"/></text:p>
            <text:p><text:s text:c="8"/></text:p>
            <text:p><text:s text:c="13"/></text:p>
            <text:p><text:s text:c="14"/></text:p>
            <text:p><text:s text:c="13"/>Sat, Dec 30, 2017 01:3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Larry Nance scored 16 points with four rebounds, four assists, two steals, one block and two turnovers in 18 minutes against the Clippers on Friday.</text:p>
            <text:p><text:s text:c="8"/></text:p>
            <text:p><text:s text:c="8"/></text:p>
            <text:p><text:s text:c="13"/>He gets some credit here with some tough defensive matchups while making 6-of-7 from the field. Nance has played well for three straight games, but he's likely looking at minutes at around 20 most nights. Although, Julius Randle starting today is good news because perhaps both can be productive at center.</text:p>
            <text:p><text:s text:c="8"/></text:p>
            <text:p><text:s text:c="8"/></text:p>
            <text:p><text:s text:c="13"/></text:p>
            <text:p><text:s text:c="14"/></text:p>
            <text:p><text:s text:c="13"/>Sat, Dec 30, 2017 01:2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finished with a team-high 27 points while adding six rebounds, four assists and four 3-pointers in Friday's 111-100 loss against the Hornets.</text:p>
            <text:p><text:s text:c="8"/></text:p>
            <text:p><text:s text:c="8"/></text:p>
            <text:p><text:s text:c="13"/>Durant failed to record a blocked shot for the first time since Dec. 3, as it's actually newsworthy now when he doesn't get a swat or two in a game. He was focused more on the offensive end in this one, and it also helps that the Hornets had a dominant center in Dwight Howard clearing out KD. He'll have to contend with Marc Gasol and the Grizzlies in Saturday's home game. He did suffer a mild right ankle tweak, but he stayed in he game.</text:p>
            <text:p><text:s text:c="8"/></text:p>
            <text:p><text:s text:c="8"/></text:p>
            <text:p><text:s text:c="13"/></text:p>
            <text:p><text:s text:c="14"/></text:p>
            <text:p><text:s text:c="13"/>Sat, Dec 30, 2017 01:2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shoulder) is out for Sunday against the Rockets and Monday against the Wolves.</text:p>
            <text:p><text:s text:c="8"/></text:p>
            <text:p><text:s text:c="8"/></text:p>
            <text:p><text:s text:c="13"/>He is expected to be re-evaluated on Sunday, but the team will be holding him out regardless. The Lakers start a homestand on Jan. 5, so consider Ball doubtful to questionable for that one. Jordan Clarkson, Corey Brewer and Josh Hart will be getting some heavy run over the next two.</text:p>
            <text:p><text:s text:c="8"/></text:p>
            <text:p><text:s text:c="8"/></text:p>
            <text:p><text:s text:c="13"/></text:p>
            <text:p><text:s text:c="14"/></text:p>
            <text:p><text:s text:c="13"/>Source: Tania Ganguli on Twitter <text:s text:c="25"/>Sat, Dec 30, 2017 01:2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posted eight points with 11 rebounds and matching a career-high 16 assists across 34 minutes in Friday's 111-100 loss against Charlotte.</text:p>
            <text:p><text:s text:c="8"/></text:p>
            <text:p><text:s text:c="8"/></text:p>
            <text:p><text:s text:c="13"/>Green finished just one bucket shy of a triple-double. He hit 4-of-11 from the field while going 0-of-2 from behind the 3-point line. Green also chipped in with three blocked shots, doing a little bit of everything for his fortunate fantasy owners. The good news is that his recent shoulder injury appears to be in the rear-view mirror.</text:p>
            <text:p><text:s text:c="8"/></text:p>
            <text:p><text:s text:c="8"/></text:p>
            <text:p><text:s text:c="13"/></text:p>
            <text:p><text:s text:c="14"/></text:p>
            <text:p><text:s text:c="13"/>Sat, Dec 30, 2017 01:2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Clarkson</text:p>
            <text:p><text:s text:c="17"/></text:p>
            <text:p><text:s text:c="17"/></text:p>
            <text:p><text:s text:c="22"/>- G - <text:s/>Cavaliers</text:p>
            <text:p><text:s text:c="16"/></text:p>
            <text:p><text:s text:c="17"/></text:p>
            <text:p><text:s text:c="12"/></text:p>
            <text:p><text:s text:c="8"/></text:p>
            <text:p><text:s text:c="8"/></text:p>
            <text:p><text:s text:c="8"/></text:p>
            <text:p><text:s text:c="12"/>Jordan Clarkson scored 20 points off the bench on Friday with five rebounds, eight assists and two 3-pointers in 35 minutes against the Clippers on Friday.</text:p>
            <text:p><text:s text:c="8"/></text:p>
            <text:p><text:s text:c="8"/></text:p>
            <text:p><text:s text:c="13"/>Moving to the bench is no big deal with Clarkson basically being in a similar role as fellow LA guard Lou Williams. Clarkson is going to be very busy while Lonzo Ball (shoulder) is out and he'll be playing even more with Kentavious Caldwell-Pope out Sunday and Monday. He'll be a popular DFS play on Sunday against the Rockets.</text:p>
            <text:p><text:s text:c="8"/></text:p>
            <text:p><text:s text:c="8"/></text:p>
            <text:p><text:s text:c="13"/></text:p>
            <text:p><text:s text:c="14"/></text:p>
            <text:p><text:s text:c="13"/>Sat, Dec 30, 2017 01:1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emy Lamb</text:p>
            <text:p><text:s text:c="17"/></text:p>
            <text:p><text:s text:c="17"/></text:p>
            <text:p><text:s text:c="22"/>- G/F - <text:s/>Hornets</text:p>
            <text:p><text:s text:c="16"/></text:p>
            <text:p><text:s text:c="17"/></text:p>
            <text:p><text:s text:c="12"/></text:p>
            <text:p><text:s text:c="8"/></text:p>
            <text:p><text:s text:c="8"/></text:p>
            <text:p><text:s text:c="8"/></text:p>
            <text:p><text:s text:c="12"/>Jeremy Lamb finished with 11 points, six rebounds, an assist, a steal and two blocked shots across 22 minutes off the bench Friday at Golden State.</text:p>
            <text:p><text:s text:c="8"/></text:p>
            <text:p><text:s text:c="8"/></text:p>
            <text:p><text:s text:c="13"/>Lamb has slowed down since his career-high 32-point performance on Dec. 20, but he has still been pretty productive. He is averaging 11.3 points and 4.5 rebounds over the past four since the big scoring outing. This type of production is a lot more realistic and what to expect. He remains more of a low-end asset in most fantasy formats.</text:p>
            <text:p><text:s text:c="8"/></text:p>
            <text:p><text:s text:c="8"/></text:p>
            <text:p><text:s text:c="13"/></text:p>
            <text:p><text:s text:c="14"/></text:p>
            <text:p><text:s text:c="13"/>Sat, Dec 30, 2017 01:1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Achilles) will have an MRI on Saturday.</text:p>
            <text:p><text:s text:c="8"/></text:p>
            <text:p><text:s text:c="8"/></text:p>
            <text:p><text:s text:c="13"/>There was no doubt about Rivers getting an MRI here and early indications are that he's going to miss time. Rivers was on crutches after the game and he needed help off the floor after he suffered the injury. If he's out, Wes Johnson, Jawun Evans and Milos Teodosic may play more minutes.</text:p>
            <text:p><text:s text:c="8"/></text:p>
            <text:p><text:s text:c="8"/></text:p>
            <text:p><text:s text:c="13"/></text:p>
            <text:p><text:s text:c="14"/></text:p>
            <text:p><text:s text:c="13"/>Source: Brad Turner on Twitter <text:s text:c="27"/>Sat, Dec 30, 2017 01:1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Bogut</text:p>
            <text:p><text:s text:c="17"/></text:p>
            <text:p><text:s text:c="17"/></text:p>
            <text:p><text:s text:c="22"/>- C - <text:s/>Lakers</text:p>
            <text:p><text:s text:c="16"/></text:p>
            <text:p><text:s text:c="17"/></text:p>
            <text:p><text:s text:c="12"/></text:p>
            <text:p><text:s text:c="8"/></text:p>
            <text:p><text:s text:c="8"/></text:p>
            <text:p><text:s text:c="8"/></text:p>
            <text:p><text:s text:c="12"/>Andrew Bogut moved to the bench on Friday with no points, two rebounds and two turnovers in five minutes against the Clippers on Friday.</text:p>
            <text:p><text:s text:c="8"/></text:p>
            <text:p><text:s text:c="8"/></text:p>
            <text:p><text:s text:c="13"/>Julius Randle looked fine in the first unit, so maybe that'll stick. Bogut isn't worth owning in almost any league.</text:p>
            <text:p><text:s text:c="8"/></text:p>
            <text:p><text:s text:c="8"/></text:p>
            <text:p><text:s text:c="13"/></text:p>
            <text:p><text:s text:c="14"/></text:p>
            <text:p><text:s text:c="13"/>Sat, Dec 30, 2017 01: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scored two points with two rebounds, two assists and one steal in 22 minutes during a start against the Clippers on Friday.</text:p>
            <text:p><text:s text:c="8"/></text:p>
            <text:p><text:s text:c="8"/></text:p>
            <text:p><text:s text:c="13"/>It's a little bit of a letdown and he even had to guard Blake Griffin in the post at times. Hart is almost certainly going to get two more starts on Sunday and Monday because Kentavious Caldwell-Pope won't be with the team. He's a possible pickup for the back-to-back set there and maybe he can earn more minutes going forward. He has a lot of ways to get more playing time, too.</text:p>
            <text:p><text:s text:c="8"/></text:p>
            <text:p><text:s text:c="8"/></text:p>
            <text:p><text:s text:c="13"/></text:p>
            <text:p><text:s text:c="14"/></text:p>
            <text:p><text:s text:c="13"/>Sat, Dec 30, 2017 01:1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olas Batum</text:p>
            <text:p><text:s text:c="17"/></text:p>
            <text:p><text:s text:c="17"/></text:p>
            <text:p><text:s text:c="22"/>- G/F - <text:s/>Hornets</text:p>
            <text:p><text:s text:c="16"/></text:p>
            <text:p><text:s text:c="17"/></text:p>
            <text:p><text:s text:c="12"/></text:p>
            <text:p><text:s text:c="8"/></text:p>
            <text:p><text:s text:c="8"/></text:p>
            <text:p><text:s text:c="8"/></text:p>
            <text:p><text:s text:c="12"/>Nicolas Batum finished with 15 points, six assists, four rebounds and a steal across 32 minutes in Friday's 111-100 win at Golden State.</text:p>
            <text:p><text:s text:c="8"/></text:p>
            <text:p><text:s text:c="8"/></text:p>
            <text:p><text:s text:c="13"/>Batum hasn't been his normal self from a fantasy perspective, as he still just doesn't look 100 percent after a preseason elbow delayed the start of his season. He is playing, and he is still chipping in for fantasy owners in multiple categories, just not chipping in at the rate we've seen in previous seasons.</text:p>
            <text:p><text:s text:c="8"/></text:p>
            <text:p><text:s text:c="8"/></text:p>
            <text:p><text:s text:c="13"/></text:p>
            <text:p><text:s text:c="14"/></text:p>
            <text:p><text:s text:c="13"/>Sat, Dec 30, 2017 01:0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ntavious Caldwell-Pope</text:p>
            <text:p><text:s text:c="17"/></text:p>
            <text:p><text:s text:c="17"/></text:p>
            <text:p><text:s text:c="22"/>- G - <text:s/>Lakers</text:p>
            <text:p><text:s text:c="16"/></text:p>
            <text:p><text:s text:c="17"/></text:p>
            <text:p><text:s text:c="12"/></text:p>
            <text:p><text:s text:c="8"/></text:p>
            <text:p><text:s text:c="8"/></text:p>
            <text:p><text:s text:c="8"/></text:p>
            <text:p><text:s text:c="12"/>Kentavious Caldwell-Pope scored 14 points with seven rebounds, one assist, one steal and one turnover in 34 minutes against the Clippers on Friday.</text:p>
            <text:p><text:s text:c="8"/></text:p>
            <text:p><text:s text:c="8"/></text:p>
            <text:p><text:s text:c="13"/>He is not going to play on Sunday or Monday, so his fantasy owners will want to make other plans. Caldwell-Pope is playing OK this year and his DNPs should be over with the Lakers being home from Jan. 5-11.</text:p>
            <text:p><text:s text:c="8"/></text:p>
            <text:p><text:s text:c="8"/></text:p>
            <text:p><text:s text:c="13"/></text:p>
            <text:p><text:s text:c="14"/></text:p>
            <text:p><text:s text:c="13"/>Sat, Dec 30, 2017 01:0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Kaminsky</text:p>
            <text:p><text:s text:c="17"/></text:p>
            <text:p><text:s text:c="17"/></text:p>
            <text:p><text:s text:c="22"/>- F/C - <text:s/>Hornets</text:p>
            <text:p><text:s text:c="16"/></text:p>
            <text:p><text:s text:c="17"/></text:p>
            <text:p><text:s text:c="12"/></text:p>
            <text:p><text:s text:c="8"/></text:p>
            <text:p><text:s text:c="8"/></text:p>
            <text:p><text:s text:c="8"/></text:p>
            <text:p><text:s text:c="12"/>Frank Kaminsky finished with 14 points, six rebounds, three assists, two steals and a blocked shot across 25 minutes off the bench Friday at Golden State.</text:p>
            <text:p><text:s text:c="8"/></text:p>
            <text:p><text:s text:c="8"/></text:p>
            <text:p><text:s text:c="13"/>Can't-Miss-Sky is back. He hit a respectable 5-of-8 from the field, including 1-of-2 from behind the 3-point line, rebounding nicely after an ugly 2-of-9 shooting night on Wednesday against Boston. He is averaging 13.3 points and 5.0 rebounds over his past four games to make him a solid play in deeper fantasy leagues, at least until Cody Zeller (knee) is healthy enough to return.</text:p>
            <text:p><text:s text:c="8"/></text:p>
            <text:p><text:s text:c="8"/></text:p>
            <text:p><text:s text:c="13"/></text:p>
            <text:p><text:s text:c="14"/></text:p>
            <text:p><text:s text:c="13"/>Sat, Dec 30, 2017 01:0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mba Walker</text:p>
            <text:p><text:s text:c="17"/></text:p>
            <text:p><text:s text:c="17"/></text:p>
            <text:p><text:s text:c="22"/>- G - <text:s/>Hornets</text:p>
            <text:p><text:s text:c="16"/></text:p>
            <text:p><text:s text:c="17"/></text:p>
            <text:p><text:s text:c="12"/></text:p>
            <text:p><text:s text:c="8"/></text:p>
            <text:p><text:s text:c="8"/></text:p>
            <text:p><text:s text:c="8"/></text:p>
            <text:p><text:s text:c="12"/>Kemba Walker finished with 16 points, five rebounds, five assists, three steals and two blocked shots across 35 minutes in Friday's 111-100 win at Golden State.</text:p>
            <text:p><text:s text:c="8"/></text:p>
            <text:p><text:s text:c="8"/></text:p>
            <text:p><text:s text:c="13"/>Walker was struggling on the offensive end so he picked it up defensively, posting three thefts and two swats. It was easily his best effort on the defensive end of the floor this season. He has 24 steals over his past 14 contests, so that's a category you can rely on Walker to contribute. The blocks, not so much. This was his first game with two swats since Feb. 9 of last season.</text:p>
            <text:p><text:s text:c="8"/></text:p>
            <text:p><text:s text:c="8"/></text:p>
            <text:p><text:s text:c="13"/></text:p>
            <text:p><text:s text:c="14"/></text:p>
            <text:p><text:s text:c="13"/>Sat, Dec 30, 2017 01:0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made 9-of-25 from the field for 26 points with three rebounds, three assists, one steal and three 3-pointers during a 111-101 win in Sacramento on Friday.</text:p>
            <text:p><text:s text:c="8"/></text:p>
            <text:p><text:s text:c="8"/></text:p>
            <text:p><text:s text:c="13"/>After the game, coach Jay Triano said he went with Booker at the point to finish the game because he just wanted more shooters around him. Triano also said he went back to Booker despite the star guard missing 14 of his first 19 shots, and Booker got hot a personal 9-0 run to help earn his second straight win. He's 2-of-2 on good games since returning from a groin injury, so maybe he'll go back to putting up early-round value.</text:p>
            <text:p><text:s text:c="8"/></text:p>
            <text:p><text:s text:c="8"/></text:p>
            <text:p><text:s text:c="13"/></text:p>
            <text:p><text:s text:c="14"/></text:p>
            <text:p><text:s text:c="13"/>Sat, Dec 30, 2017 12:5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Howard</text:p>
            <text:p><text:s text:c="17"/></text:p>
            <text:p><text:s text:c="17"/></text:p>
            <text:p><text:s text:c="22"/>- C - <text:s/>Hornets</text:p>
            <text:p><text:s text:c="16"/></text:p>
            <text:p><text:s text:c="17"/></text:p>
            <text:p><text:s text:c="12"/></text:p>
            <text:p><text:s text:c="8"/></text:p>
            <text:p><text:s text:c="8"/></text:p>
            <text:p><text:s text:c="8"/></text:p>
            <text:p><text:s text:c="12"/>Dwight Howard finished with 29 points, 12 rebounds, seven assists and two steals over 40 minutes in Friday's 111-100 win at Golden State.</text:p>
            <text:p><text:s text:c="8"/></text:p>
            <text:p><text:s text:c="8"/></text:p>
            <text:p><text:s text:c="13"/>Howard was a very efficient 10-of-15 from the field, and he was a respectable 9-of-12 from the free-throw stripe. The 29 points were a season high, and he has now recorded three double-doubles in a row, his longest streak with at least 10 points and 10 rebounds since a six-game run to close out November.</text:p>
            <text:p><text:s text:c="8"/></text:p>
            <text:p><text:s text:c="8"/></text:p>
            <text:p><text:s text:c="13"/></text:p>
            <text:p><text:s text:c="14"/></text:p>
            <text:p><text:s text:c="13"/>Sat, Dec 30, 2017 12:5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scored 14 points with eight rebounds, four assists, one steal, one block and three 3-pointers in 28 minutes against the Kings on Friday.</text:p>
            <text:p><text:s text:c="8"/></text:p>
            <text:p><text:s text:c="8"/></text:p>
            <text:p><text:s text:c="13"/>Maybe it was the hometown game in Sacramento, but Chriss played with an edge for the second game in a row. Coach Jay Triano went to his starters with eight minutes left in the fourth quarter, which was an uncharacteristic move for most of this month. It's hardly time to say Chriss has arrived, but playing well for two straight is a rare feat for the second-year forward. He's arguably the most annoying player to own in fantasy, but go ahead and give him a very long look because of his terrific upside.</text:p>
            <text:p><text:s text:c="8"/></text:p>
            <text:p><text:s text:c="8"/></text:p>
            <text:p><text:s text:c="13"/></text:p>
            <text:p><text:s text:c="14"/></text:p>
            <text:p><text:s text:c="13"/>Sat, Dec 30, 2017 12:5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vin Williams</text:p>
            <text:p><text:s text:c="17"/></text:p>
            <text:p><text:s text:c="17"/></text:p>
            <text:p><text:s text:c="22"/>- F - <text:s/>Hornets</text:p>
            <text:p><text:s text:c="16"/></text:p>
            <text:p><text:s text:c="17"/></text:p>
            <text:p><text:s text:c="12"/></text:p>
            <text:p><text:s text:c="8"/></text:p>
            <text:p><text:s text:c="8"/></text:p>
            <text:p><text:s text:c="8"/></text:p>
            <text:p><text:s text:c="12"/>Marvin Williams was scoreless with six rebounds, an assist, a steal and a blocked shot across 23 minutes in Friday's 111-100 win at Golden State.</text:p>
            <text:p><text:s text:c="8"/></text:p>
            <text:p><text:s text:c="8"/></text:p>
            <text:p><text:s text:c="13"/>Williams suffered a finger injury before the holiday break, so the good news is that he was able to play. The bad news is that he looked awful and perhaps the finger is why he attempted just two shots, missing them both. He has top-100 ability for fantasy owners, but he can't have many more games like this.</text:p>
            <text:p><text:s text:c="8"/></text:p>
            <text:p><text:s text:c="8"/></text:p>
            <text:p><text:s text:c="13"/></text:p>
            <text:p><text:s text:c="14"/></text:p>
            <text:p><text:s text:c="13"/>Sat, Dec 30, 2017 12:5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Ulis</text:p>
            <text:p><text:s text:c="17"/></text:p>
            <text:p><text:s text:c="17"/></text:p>
            <text:p><text:s text:c="22"/>- G - <text:s/>Suns</text:p>
            <text:p><text:s text:c="16"/></text:p>
            <text:p><text:s text:c="17"/></text:p>
            <text:p><text:s text:c="12"/></text:p>
            <text:p><text:s text:c="8"/></text:p>
            <text:p><text:s text:c="8"/></text:p>
            <text:p><text:s text:c="8"/></text:p>
            <text:p><text:s text:c="12"/>Tyler Ulis scored five points with two rebounds, four assists and one 3-pointer in 24 minutes against the Kings on Friday.</text:p>
            <text:p><text:s text:c="8"/></text:p>
            <text:p><text:s text:c="8"/></text:p>
            <text:p><text:s text:c="13"/>He did not close this game out with the Suns going with a no-PG lineup. Coach Jay Triano said he wants shooters out there with Devin Booker, so that's not really great news for Ulis. A lot of things can go wrong for him, so he's really not a hold in shallower leagues.</text:p>
            <text:p><text:s text:c="8"/></text:p>
            <text:p><text:s text:c="8"/></text:p>
            <text:p><text:s text:c="13"/></text:p>
            <text:p><text:s text:c="14"/></text:p>
            <text:p><text:s text:c="13"/>Sat, Dec 30, 2017 12:5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Canaan</text:p>
            <text:p><text:s text:c="17"/></text:p>
            <text:p><text:s text:c="17"/></text:p>
            <text:p><text:s text:c="22"/>- G - <text:s/>Suns</text:p>
            <text:p><text:s text:c="16"/></text:p>
            <text:p><text:s text:c="17"/></text:p>
            <text:p><text:s text:c="12"/></text:p>
            <text:p><text:s text:c="8"/></text:p>
            <text:p><text:s text:c="8"/></text:p>
            <text:p><text:s text:c="8"/></text:p>
            <text:p><text:s text:c="12"/>Isaiah Canaan scored nine points with three rebounds, six assists, one steal and one 3-pointer in 19 minutes against the Kings on Friday.</text:p>
            <text:p><text:s text:c="8"/></text:p>
            <text:p><text:s text:c="8"/></text:p>
            <text:p><text:s text:c="13"/>Devin Booker returning has really put a dent in Canaan's value because of Booker playing PG, and coach Jay Triano went with Tyler Ulis for most of the fourth. Canaan is trending down, but he's still worth owning in 14-team leagues</text:p>
            <text:p><text:s text:c="8"/></text:p>
            <text:p><text:s text:c="8"/></text:p>
            <text:p><text:s text:c="13"/></text:p>
            <text:p><text:s text:c="14"/></text:p>
            <text:p><text:s text:c="13"/>Sat, Dec 30, 2017 12:5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scored 26 points with 10 rebounds, one assist and one turnover in 29 minutes against the Kings on Friday.</text:p>
            <text:p><text:s text:c="8"/></text:p>
            <text:p><text:s text:c="8"/></text:p>
            <text:p><text:s text:c="13"/>That's his fifth double-double on the year and the Suns now move to 8-0 when Warren scores at least 25 points. Perhaps Warren has missed Devin Booker a little due to some poor shooting lines and he's scored about 20 points per game regardless of Booker being out there, excluding his slow start this season. He should be a mid-round guy going forward.</text:p>
            <text:p><text:s text:c="8"/></text:p>
            <text:p><text:s text:c="8"/></text:p>
            <text:p><text:s text:c="13"/></text:p>
            <text:p><text:s text:c="14"/></text:p>
            <text:p><text:s text:c="13"/>Sat, Dec 30, 2017 12:4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gdan Bogdanovic</text:p>
            <text:p><text:s text:c="17"/></text:p>
            <text:p><text:s text:c="17"/></text:p>
            <text:p><text:s text:c="22"/>- G/F - <text:s/>Kings</text:p>
            <text:p><text:s text:c="16"/></text:p>
            <text:p><text:s text:c="17"/></text:p>
            <text:p><text:s text:c="12"/></text:p>
            <text:p><text:s text:c="8"/></text:p>
            <text:p><text:s text:c="8"/></text:p>
            <text:p><text:s text:c="8"/></text:p>
            <text:p><text:s text:c="12"/>Bogdan Bogdanovic ended up with 13 points in 30 minutes off the bench in Friday's 111-101 loss against Phoenix.</text:p>
            <text:p><text:s text:c="8"/></text:p>
            <text:p><text:s text:c="8"/></text:p>
            <text:p><text:s text:c="13"/>Bogdanovic hit 5-of-10 from the field, including 2-of-5 from behind the 3-point line, while adding three assists, two rebounds and a blocked shot while turning in a disappointing minus-10 rating. He took a step back from his last outing, but he still had a pretty solid game. Bogdanovic continues to offer more upside than Buddy Hield at this point and he is worth a look in standard fantasy play since he has logged 29 or more minutes in five straight contests.</text:p>
            <text:p><text:s text:c="8"/></text:p>
            <text:p><text:s text:c="8"/></text:p>
            <text:p><text:s text:c="13"/></text:p>
            <text:p><text:s text:c="14"/></text:p>
            <text:p><text:s text:c="13"/>Sat, Dec 30, 2017 12:4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son Chandler</text:p>
            <text:p><text:s text:c="17"/></text:p>
            <text:p><text:s text:c="17"/></text:p>
            <text:p><text:s text:c="22"/>- C - <text:s/>Suns</text:p>
            <text:p><text:s text:c="16"/></text:p>
            <text:p><text:s text:c="17"/></text:p>
            <text:p><text:s text:c="12"/></text:p>
            <text:p><text:s text:c="8"/></text:p>
            <text:p><text:s text:c="8"/></text:p>
            <text:p><text:s text:c="8"/></text:p>
            <text:p><text:s text:c="12"/>Tyson Chandler scored six points with 11 rebounds, one assist and one block in 30 minutes against the Kings on Friday.</text:p>
            <text:p><text:s text:c="8"/></text:p>
            <text:p><text:s text:c="8"/></text:p>
            <text:p><text:s text:c="13"/>He saw big minutes in the fourth quarter because Alex Len wasn't as hot as he has been lately. Chandler is still going to have to avoid the DNP-CDs in back-to-back sets, so there's really no reason to own him in most leagues.</text:p>
            <text:p><text:s text:c="8"/></text:p>
            <text:p><text:s text:c="8"/></text:p>
            <text:p><text:s text:c="13"/></text:p>
            <text:p><text:s text:c="14"/></text:p>
            <text:p><text:s text:c="13"/>Sat, Dec 30, 2017 12:3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right Achilles strain) won't return on Friday night against the Lakers.</text:p>
            <text:p><text:s text:c="8"/></text:p>
            <text:p><text:s text:c="8"/></text:p>
            <text:p><text:s text:c="13"/>Not good and he wasn't putting much weight on his right foot as he went to the locker room. Rivers is probably going to get an MRI in the next 24 hours and it's certainly possible he needs to miss time. Wes Johnson returning should help the Clippers while Jawun Evans should get a good amount of the backup guard minutes.</text:p>
            <text:p><text:s text:c="8"/></text:p>
            <text:p><text:s text:c="8"/></text:p>
            <text:p><text:s text:c="13"/></text:p>
            <text:p><text:s text:c="14"/></text:p>
            <text:p><text:s text:c="13"/>Sat, Dec 30, 2017 12:3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Mason</text:p>
            <text:p><text:s text:c="17"/></text:p>
            <text:p><text:s text:c="17"/></text:p>
            <text:p><text:s text:c="22"/>- G - <text:s/>Kings</text:p>
            <text:p><text:s text:c="16"/></text:p>
            <text:p><text:s text:c="17"/></text:p>
            <text:p><text:s text:c="12"/></text:p>
            <text:p><text:s text:c="8"/></text:p>
            <text:p><text:s text:c="8"/></text:p>
            <text:p><text:s text:c="8"/></text:p>
            <text:p><text:s text:c="12"/>Frank Mason was in the starting lineup for the second straight game on Friday against the Suns, finishing with seven points across 34 minutes.</text:p>
            <text:p><text:s text:c="8"/></text:p>
            <text:p><text:s text:c="8"/></text:p>
            <text:p><text:s text:c="13"/>Mason hit just 3-of-8 from the field, including 1-of-2 from behind the 3-point line, while adding five assists, five rebounds and two assists. He also had a team-best plus-12 rating with just one turnover. There were plenty of positives to take out of this one despite the fact his team lost and his shooting performance was just so-so. He is making the most of the injury De'Aaron Fox (quadriceps).</text:p>
            <text:p><text:s text:c="8"/></text:p>
            <text:p><text:s text:c="8"/></text:p>
            <text:p><text:s text:c="13"/></text:p>
            <text:p><text:s text:c="14"/></text:p>
            <text:p><text:s text:c="13"/>Sat, Dec 30, 2017 12:3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Len</text:p>
            <text:p><text:s text:c="17"/></text:p>
            <text:p><text:s text:c="17"/></text:p>
            <text:p><text:s text:c="22"/>- C - <text:s/>Suns</text:p>
            <text:p><text:s text:c="16"/></text:p>
            <text:p><text:s text:c="17"/></text:p>
            <text:p><text:s text:c="12"/></text:p>
            <text:p><text:s text:c="8"/></text:p>
            <text:p><text:s text:c="8"/></text:p>
            <text:p><text:s text:c="8"/></text:p>
            <text:p><text:s text:c="12"/>Alex Len played 18 minutes with three points, five rebounds, one assist and two blocks against the Kings on Friday.</text:p>
            <text:p><text:s text:c="8"/></text:p>
            <text:p><text:s text:c="8"/></text:p>
            <text:p><text:s text:c="13"/>Coach Jay Triano went to his starters a lot earlier than usual to close this game, so that really hurt Len. He was playing well coming into this game and he's played in every game since Dec. 10. While he's almost certainly not going to start for the foreseeable future, Len is still a hold in standard leagues.</text:p>
            <text:p><text:s text:c="8"/></text:p>
            <text:p><text:s text:c="8"/></text:p>
            <text:p><text:s text:c="13"/></text:p>
            <text:p><text:s text:c="14"/></text:p>
            <text:p><text:s text:c="13"/>Sat, Dec 30, 2017 12:3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uddy Hield</text:p>
            <text:p><text:s text:c="17"/></text:p>
            <text:p><text:s text:c="17"/></text:p>
            <text:p><text:s text:c="22"/>- G - <text:s/>Kings</text:p>
            <text:p><text:s text:c="16"/></text:p>
            <text:p><text:s text:c="17"/></text:p>
            <text:p><text:s text:c="12"/></text:p>
            <text:p><text:s text:c="8"/></text:p>
            <text:p><text:s text:c="8"/></text:p>
            <text:p><text:s text:c="8"/></text:p>
            <text:p><text:s text:c="12"/>Buddy Hield finished with 12 points, four rebounds and an assist across 25 minutes off the bench in Friday's 111-101 loss against the Suns.</text:p>
            <text:p><text:s text:c="8"/></text:p>
            <text:p><text:s text:c="8"/></text:p>
            <text:p><text:s text:c="13"/>Hield was moved to the bench before Wednesday's game against the Cavaliers with Frank Mason in the starting five. They won that game, so head coach Dave Joerger stuck with it. Hield hit 4-of-12 from the field, including 2-of-5 from behind the 3-point line, and he finished with a minus-9 rating. He hasn't done much outside of the scoring category so he remains more of a fantasy option for deeper leagues only.</text:p>
            <text:p><text:s text:c="8"/></text:p>
            <text:p><text:s text:c="8"/></text:p>
            <text:p><text:s text:c="13"/></text:p>
            <text:p><text:s text:c="14"/></text:p>
            <text:p><text:s text:c="13"/>Sat, Dec 30, 2017 12:3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kal Labissiere</text:p>
            <text:p><text:s text:c="17"/></text:p>
            <text:p><text:s text:c="17"/></text:p>
            <text:p><text:s text:c="22"/>- F/C - <text:s/>Kings</text:p>
            <text:p><text:s text:c="16"/></text:p>
            <text:p><text:s text:c="17"/></text:p>
            <text:p><text:s text:c="12"/></text:p>
            <text:p><text:s text:c="8"/></text:p>
            <text:p><text:s text:c="8"/></text:p>
            <text:p><text:s text:c="8"/></text:p>
            <text:p><text:s text:c="12"/>Skal Labissiere scored 12 points with four rebounds and one assist during a start against the Suns on Friday over 16 minutes.</text:p>
            <text:p><text:s text:c="8"/></text:p>
            <text:p><text:s text:c="8"/></text:p>
            <text:p><text:s text:c="13"/>The best game of his career was against the Suns last year, so maybe that's why he started. The 16 minutes are his most this month and he's coming off three straight DNPs. Labissiere wasn't even posting blips on the radar for basically this entire month, so most fantasy owners can leave him on the wire.</text:p>
            <text:p><text:s text:c="8"/></text:p>
            <text:p><text:s text:c="8"/></text:p>
            <text:p><text:s text:c="13"/></text:p>
            <text:p><text:s text:c="14"/></text:p>
            <text:p><text:s text:c="13"/>Sat, Dec 30, 2017 12:2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right leg) went to the locker room in the third quarter on Friday.</text:p>
            <text:p><text:s text:c="8"/></text:p>
            <text:p><text:s text:c="8"/></text:p>
            <text:p><text:s text:c="13"/>He got tangled up and may have tweaked his right leg on Blake Griffin's foot. Rivers needed help to the locker room and this is a different injury than his left elbow from earlier. Jawun Evans would likely be the next man up.</text:p>
            <text:p><text:s text:c="8"/></text:p>
            <text:p><text:s text:c="8"/></text:p>
            <text:p><text:s text:c="13"/></text:p>
            <text:p><text:s text:c="14"/></text:p>
            <text:p><text:s text:c="13"/>Sat, Dec 30, 2017 12:2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ennis Smith Jr. had his first triple-double of his career during a 128-120 win over the Pelicans on Friday, scoring 21 points with 10 rebounds, 10 assists, one steal, seven turnovers and five 3-pointers.</text:p>
            <text:p><text:s text:c="8"/></text:p>
            <text:p><text:s text:c="8"/></text:p>
            <text:p><text:s text:c="13"/>He had two trip-dubs at NC State and DSJ also made an impressive 8-of-12 from the field in this road win. The Mavs had a franchise record 21 triples during this big road win and someone should tell them that this isn't how you tank with three straight wins. Smith Jr. has his minutes back up to 30 now and he may finally be over this hip injury. It was just a matter of time before he snapped out of his slow start, so maybe he starts rolling now.</text:p>
            <text:p><text:s text:c="8"/></text:p>
            <text:p><text:s text:c="8"/></text:p>
            <text:p><text:s text:c="13"/></text:p>
            <text:p><text:s text:c="14"/></text:p>
            <text:p><text:s text:c="13"/>Fri, Dec 29, 2017 11:5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Powell</text:p>
            <text:p><text:s text:c="17"/></text:p>
            <text:p><text:s text:c="17"/></text:p>
            <text:p><text:s text:c="22"/>- F/C - <text:s/>Mavericks</text:p>
            <text:p><text:s text:c="16"/></text:p>
            <text:p><text:s text:c="17"/></text:p>
            <text:p><text:s text:c="12"/></text:p>
            <text:p><text:s text:c="8"/></text:p>
            <text:p><text:s text:c="8"/></text:p>
            <text:p><text:s text:c="8"/></text:p>
            <text:p><text:s text:c="12"/>Dwight Powell scored 15 points with three rebounds, one steal and no turnovers on 4-of-4 from the field and 7-of-7 from the line against the Pelicans on Friday.</text:p>
            <text:p><text:s text:c="8"/></text:p>
            <text:p><text:s text:c="8"/></text:p>
            <text:p><text:s text:c="13"/>The Mavs second unit with Dirk Nowitzki out there continues to smash and Powell is part of the reason why. He's been awesome in efficiency over his last five with a 73.1 FG% and a 93.8 FT%, so he's slowing creeping onto the radar in 14-team leagues.</text:p>
            <text:p><text:s text:c="8"/></text:p>
            <text:p><text:s text:c="8"/></text:p>
            <text:p><text:s text:c="13"/></text:p>
            <text:p><text:s text:c="14"/></text:p>
            <text:p><text:s text:c="13"/>Fri, Dec 29, 2017 11:4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Harris</text:p>
            <text:p><text:s text:c="17"/></text:p>
            <text:p><text:s text:c="17"/></text:p>
            <text:p><text:s text:c="22"/>- G - <text:s/>Nuggets</text:p>
            <text:p><text:s text:c="16"/></text:p>
            <text:p><text:s text:c="17"/></text:p>
            <text:p><text:s text:c="12"/></text:p>
            <text:p><text:s text:c="8"/></text:p>
            <text:p><text:s text:c="8"/></text:p>
            <text:p><text:s text:c="8"/></text:p>
            <text:p><text:s text:c="12"/>Devin Harris scored a season-high 17 points with three rebounds, one assist and five 3-pointers in 20 minutes against the Pelicans on Friday.</text:p>
            <text:p><text:s text:c="8"/></text:p>
            <text:p><text:s text:c="8"/></text:p>
            <text:p><text:s text:c="13"/>The Mavs gave the Pelicans a taste of their own medicine with a lot of three-guard lineups and some hot 3-point shooting. Harris has played well in two straight, but he's still not a great pickup until he shows he can stay healthy for over a month.</text:p>
            <text:p><text:s text:c="8"/></text:p>
            <text:p><text:s text:c="8"/></text:p>
            <text:p><text:s text:c="13"/></text:p>
            <text:p><text:s text:c="14"/></text:p>
            <text:p><text:s text:c="13"/>Fri, Dec 29, 2017 11:4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DeMarcus Cousins scored 32 points with 20 rebounds, eight assists, five blocks, two steals, six turnovers and three 3-pointers in a 128-120 loss to the Mavs on Friday.</text:p>
            <text:p><text:s text:c="8"/></text:p>
            <text:p><text:s text:c="8"/></text:p>
            <text:p><text:s text:c="13"/>Now that's a stat line. It's another 30-20 for Boogie as he becomes the first player since Kevin Love in 2010-11 to have three 30-20 games in a season -- it's not even January yet. Cousins also had his first five-plus block game since Nov. 25, so that's another nice little bonus here. His upside on a given night is as high as anyone and who cares about turnovers anyway?</text:p>
            <text:p><text:s text:c="8"/></text:p>
            <text:p><text:s text:c="8"/></text:p>
            <text:p><text:s text:c="13"/></text:p>
            <text:p><text:s text:c="14"/></text:p>
            <text:p><text:s text:c="13"/>Fri, Dec 29, 2017 11: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scored 33 points with five rebounds, two assists, two steals and one 3-pointer in 42 minutes against the Mavs on Friday.</text:p>
            <text:p><text:s text:c="8"/></text:p>
            <text:p><text:s text:c="8"/></text:p>
            <text:p><text:s text:c="13"/>If he doesn't get hurt, Davis is one of the most consistent players in the NBA. He's been awesome in his seven games since returning from a groin injury, averaging 27.6 points, 9.1 boards, 1.0 steals, 2.9 blocks and 1.0 treys on 56.8 percent from the field and 89.8 percent from the line.</text:p>
            <text:p><text:s text:c="8"/></text:p>
            <text:p><text:s text:c="8"/></text:p>
            <text:p><text:s text:c="13"/></text:p>
            <text:p><text:s text:c="14"/></text:p>
            <text:p><text:s text:c="13"/>Fri, Dec 29, 2017 11: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ue Holiday</text:p>
            <text:p><text:s text:c="17"/></text:p>
            <text:p><text:s text:c="17"/></text:p>
            <text:p><text:s text:c="22"/>- G - <text:s/>Pelicans</text:p>
            <text:p><text:s text:c="16"/></text:p>
            <text:p><text:s text:c="17"/></text:p>
            <text:p><text:s text:c="12"/></text:p>
            <text:p><text:s text:c="8"/></text:p>
            <text:p><text:s text:c="8"/></text:p>
            <text:p><text:s text:c="8"/></text:p>
            <text:p><text:s text:c="12"/>Jrue Holiday scored 23 points with two rebounds, one block and three 3-pointers in 39 minutes against the Mavs on Friday.</text:p>
            <text:p><text:s text:c="8"/></text:p>
            <text:p><text:s text:c="8"/></text:p>
            <text:p><text:s text:c="13"/>He's thrived in his shooting guard role and has been one of the most efficient guards this month. In 14 December games, Holiday averaged 22.2 points, 4.1 boards, 4.6 assists, 1.4 steals, 1.0 blocks and 2.5 treys on 52.8 percent from the field and 80.0 percent from the line. He's almost a sell-high player because he's so hot, but either way Holiday looks like a difference maker.</text:p>
            <text:p><text:s text:c="8"/></text:p>
            <text:p><text:s text:c="8"/></text:p>
            <text:p><text:s text:c="13"/></text:p>
            <text:p><text:s text:c="14"/></text:p>
            <text:p><text:s text:c="13"/>Fri, Dec 29, 2017 11: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arm) went to the locker room in the second quarter on Friday, but he did return.</text:p>
            <text:p><text:s text:c="8"/></text:p>
            <text:p><text:s text:c="8"/></text:p>
            <text:p><text:s text:c="13"/>He was in a lot of pain as he was grabbing his left elbow. Andrew Bogut went for a board and pushed Rivers' arm up, so it pressure on his elbow and shoulder. It looks like he's going to be OK.</text:p>
            <text:p><text:s text:c="8"/></text:p>
            <text:p><text:s text:c="8"/></text:p>
            <text:p><text:s text:c="13"/></text:p>
            <text:p><text:s text:c="14"/></text:p>
            <text:p><text:s text:c="13"/>Fri, Dec 29, 2017 11:2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jon Rondo</text:p>
            <text:p><text:s text:c="17"/></text:p>
            <text:p><text:s text:c="17"/></text:p>
            <text:p><text:s text:c="22"/>- G - <text:s/>Pelicans</text:p>
            <text:p><text:s text:c="16"/></text:p>
            <text:p><text:s text:c="17"/></text:p>
            <text:p><text:s text:c="12"/></text:p>
            <text:p><text:s text:c="8"/></text:p>
            <text:p><text:s text:c="8"/></text:p>
            <text:p><text:s text:c="8"/></text:p>
            <text:p><text:s text:c="12"/>Rajon Rondo scored six points with two rebounds, eight assists and three steals in 20 minutes against the Mavs on Friday.</text:p>
            <text:p><text:s text:c="8"/></text:p>
            <text:p><text:s text:c="8"/></text:p>
            <text:p><text:s text:c="13"/>No 25-dime game this time and he got torched on defense, as well. Rondo is going to have his share of bad games, but he's shown he should be owned for his output in dimes.</text:p>
            <text:p><text:s text:c="8"/></text:p>
            <text:p><text:s text:c="8"/></text:p>
            <text:p><text:s text:c="13"/></text:p>
            <text:p><text:s text:c="14"/></text:p>
            <text:p><text:s text:c="13"/>Fri, Dec 29, 2017 11:1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Holiday</text:p>
            <text:p><text:s text:c="17"/></text:p>
            <text:p><text:s text:c="17"/></text:p>
            <text:p><text:s text:c="22"/>- G/F - <text:s/>Bulls</text:p>
            <text:p><text:s text:c="16"/></text:p>
            <text:p><text:s text:c="17"/></text:p>
            <text:p><text:s text:c="12"/></text:p>
            <text:p><text:s text:c="8"/></text:p>
            <text:p><text:s text:c="8"/></text:p>
            <text:p><text:s text:c="8"/></text:p>
            <text:p><text:s text:c="12"/>Justin Holiday posted 11 points with four assists, two rebounds, an assist and three blocked shots across 36 minutes in Friday's 119-107 win against the Pacers.</text:p>
            <text:p><text:s text:c="8"/></text:p>
            <text:p><text:s text:c="8"/></text:p>
            <text:p><text:s text:c="13"/>It wasn't a great fantasy line, but the three blocks were a nice surprise. Zach LaVine (knee) is set to begin his six straight days of practice on Saturday, so the time is ticking down on how long Holiday and Denzel Valentine continue to see a big role and healthy amount of minutes. He has some short-term fantasy appeal still, but his days of 30-plus minutes will be coming to an end soon.</text:p>
            <text:p><text:s text:c="8"/></text:p>
            <text:p><text:s text:c="8"/></text:p>
            <text:p><text:s text:c="13"/></text:p>
            <text:p><text:s text:c="14"/></text:p>
            <text:p><text:s text:c="13"/>Fri, Dec 29, 2017 11:1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Nwaba</text:p>
            <text:p><text:s text:c="17"/></text:p>
            <text:p><text:s text:c="17"/></text:p>
            <text:p><text:s text:c="22"/>- G/F - <text:s/>Bulls</text:p>
            <text:p><text:s text:c="16"/></text:p>
            <text:p><text:s text:c="17"/></text:p>
            <text:p><text:s text:c="12"/></text:p>
            <text:p><text:s text:c="8"/></text:p>
            <text:p><text:s text:c="8"/></text:p>
            <text:p><text:s text:c="8"/></text:p>
            <text:p><text:s text:c="12"/>David Nwaba finished with just seven points across 32 minutes off the bench in Friday's win against the visiting Pacers.</text:p>
            <text:p><text:s text:c="8"/></text:p>
            <text:p><text:s text:c="8"/></text:p>
            <text:p><text:s text:c="13"/>Nwaba hit just 2-of-5 from the field, including 1-of-1 from behind the 3-point line, while adding four rebounds, an assist and a steal. He didn't do much with the opportunity, and he has three straight games with single-digit point totals, his longest such stretch since returning from an ankle injury on Dec. 1.</text:p>
            <text:p><text:s text:c="8"/></text:p>
            <text:p><text:s text:c="8"/></text:p>
            <text:p><text:s text:c="13"/></text:p>
            <text:p><text:s text:c="14"/></text:p>
            <text:p><text:s text:c="13"/>Fri, Dec 29, 2017 11:1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handed out a career-high 11 assists during a 111-87 win over the Heat on Friday, adding 12 points, five boards, one steal and two turnovers in just 23 minutes.</text:p>
            <text:p><text:s text:c="8"/></text:p>
            <text:p><text:s text:c="8"/></text:p>
            <text:p><text:s text:c="13"/>He was awesome and for over a year now he's been very impressive as a ball-handler. Besides the passing, LeVert has scored in double digits for a career-high seven straight games. The Nets offense looked as good as ever early with 16 dimes in the first half with and LeVert posting seven of those for the best dime half of his career. He's locked and loaded as the backup PG and gets wing minutes, so he should be owned in standard leagues while he's going strong.</text:p>
            <text:p><text:s text:c="8"/></text:p>
            <text:p><text:s text:c="8"/></text:p>
            <text:p><text:s text:c="13"/></text:p>
            <text:p><text:s text:c="14"/></text:p>
            <text:p><text:s text:c="13"/>Fri, Dec 29, 2017 11:1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in Lopez</text:p>
            <text:p><text:s text:c="17"/></text:p>
            <text:p><text:s text:c="17"/></text:p>
            <text:p><text:s text:c="22"/>- C - <text:s/>Bulls</text:p>
            <text:p><text:s text:c="16"/></text:p>
            <text:p><text:s text:c="17"/></text:p>
            <text:p><text:s text:c="12"/></text:p>
            <text:p><text:s text:c="8"/></text:p>
            <text:p><text:s text:c="8"/></text:p>
            <text:p><text:s text:c="8"/></text:p>
            <text:p><text:s text:c="12"/>Robin Lopez connected on 6-of-9 from the field to finish with 12 points in Friday's 119-107 win against the visiting Pacers.</text:p>
            <text:p><text:s text:c="8"/></text:p>
            <text:p><text:s text:c="8"/></text:p>
            <text:p><text:s text:c="13"/>Lopez also posted four rebounds with an assist, a steal and just two turnovers while finishing with a plus-5 rating across his 24 minutes. The Bulls have a plethora of big men in the frontcourt, so minutes are rather hard to come by. He isn't exactly a spring chicken, and the team likely wants to evaluate it's younger players a little more. That's bad news for Lopez's fantasy appeal at the moment.</text:p>
            <text:p><text:s text:c="8"/></text:p>
            <text:p><text:s text:c="8"/></text:p>
            <text:p><text:s text:c="13"/></text:p>
            <text:p><text:s text:c="14"/></text:p>
            <text:p><text:s text:c="13"/>Fri, Dec 29, 2017 11:0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Rondae Hollis-Jefferson</text:p>
            <text:p><text:s text:c="17"/></text:p>
            <text:p><text:s text:c="17"/></text:p>
            <text:p><text:s text:c="22"/>- F - <text:s/>Nets</text:p>
            <text:p><text:s text:c="16"/></text:p>
            <text:p><text:s text:c="17"/></text:p>
            <text:p><text:s text:c="12"/></text:p>
            <text:p><text:s text:c="8"/></text:p>
            <text:p><text:s text:c="8"/></text:p>
            <text:p><text:s text:c="8"/></text:p>
            <text:p><text:s text:c="12"/>Rondae Hollis-Jefferson scored 18 points with eight rebounds, one assist and two steals in 23 minutes against the Heat on Friday.</text:p>
            <text:p><text:s text:c="8"/></text:p>
            <text:p><text:s text:c="8"/></text:p>
            <text:p><text:s text:c="13"/>He was 8-of-9 from the field to help him score in double digits for a career-high six straight games. Hollis-Jefferson's minutes over his last three games are all below his 28.1 minutes per game average on the year, but garbage time and minor injuries were a factor. He should be owned in all leagues and is starting to play really well again.</text:p>
            <text:p><text:s text:c="8"/></text:p>
            <text:p><text:s text:c="8"/></text:p>
            <text:p><text:s text:c="13"/></text:p>
            <text:p><text:s text:c="14"/></text:p>
            <text:p><text:s text:c="13"/>Fri, Dec 29, 2017 11: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posted 28 points with four rebounds, four assists and a steal across 28 minutes off the bench in Friday's win against Indiana.</text:p>
            <text:p><text:s text:c="8"/></text:p>
            <text:p><text:s text:c="8"/></text:p>
            <text:p><text:s text:c="13"/>Mirotic roasted the Indiana defense with eight 3-pointers, finishing 8-of-16 from behind the line. He also connected on 10-of-20 from the field overall, turning it over just three times while posting a plus-9 rating. He was in such a good mood that he accepted the hand of Bobby Portis, who rushed over to help Mirotic up after he hit the deck.</text:p>
            <text:p><text:s text:c="8"/></text:p>
            <text:p><text:s text:c="8"/></text:p>
            <text:p><text:s text:c="13"/></text:p>
            <text:p><text:s text:c="14"/></text:p>
            <text:p><text:s text:c="13"/>Fri, Dec 29, 2017 11:0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Harris</text:p>
            <text:p><text:s text:c="17"/></text:p>
            <text:p><text:s text:c="17"/></text:p>
            <text:p><text:s text:c="22"/>- G/F - <text:s/>Nets</text:p>
            <text:p><text:s text:c="16"/></text:p>
            <text:p><text:s text:c="17"/></text:p>
            <text:p><text:s text:c="12"/></text:p>
            <text:p><text:s text:c="8"/></text:p>
            <text:p><text:s text:c="8"/></text:p>
            <text:p><text:s text:c="8"/></text:p>
            <text:p><text:s text:c="12"/>Joe Harris scored a career-high 21 points with seven rebounds and four 3-pointers in 29 minutes against the Heat on Friday.</text:p>
            <text:p><text:s text:c="8"/></text:p>
            <text:p><text:s text:c="8"/></text:p>
            <text:p><text:s text:c="13"/>He was 7-of-9 from the field to give him a tidy 111.1 eFG%. Nik Stauskas was hot coming into this game, so Harris really needed a strong game. He should still have some solid value at least until D'Angelo Russell (knee) is out, but Harris' upside isn't as high with Sauce Castillo now serving as a possible option.</text:p>
            <text:p><text:s text:c="8"/></text:p>
            <text:p><text:s text:c="8"/></text:p>
            <text:p><text:s text:c="13"/></text:p>
            <text:p><text:s text:c="14"/></text:p>
            <text:p><text:s text:c="13"/>Fri, Dec 29, 2017 11:0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ian Grant</text:p>
            <text:p><text:s text:c="17"/></text:p>
            <text:p><text:s text:c="17"/></text:p>
            <text:p><text:s text:c="22"/>- G - <text:s/>Bulls</text:p>
            <text:p><text:s text:c="16"/></text:p>
            <text:p><text:s text:c="17"/></text:p>
            <text:p><text:s text:c="12"/></text:p>
            <text:p><text:s text:c="8"/></text:p>
            <text:p><text:s text:c="8"/></text:p>
            <text:p><text:s text:c="8"/></text:p>
            <text:p><text:s text:c="12"/>Jerian Grant finished with 11 points, 12 assist sand seven rebounds in 33 minutes on Friday against the Pacers.</text:p>
            <text:p><text:s text:c="8"/></text:p>
            <text:p><text:s text:c="8"/></text:p>
            <text:p><text:s text:c="13"/>Grant was 4-of-9 from the field, including 3-of-6 from behind the 3-point line, as the big man flirted with a triple-double. Don't get terribly excited, as this was his first double-double since Oct. 24 in Cleveland, the third game of the regular season. However, he isn't a bad speculative add in deeper leagues with Kris Dunn (knee) on the shelf.</text:p>
            <text:p><text:s text:c="8"/></text:p>
            <text:p><text:s text:c="8"/></text:p>
            <text:p><text:s text:c="13"/></text:p>
            <text:p><text:s text:c="14"/></text:p>
            <text:p><text:s text:c="13"/>Fri, Dec 29, 2017 11:0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Spencer Dinwiddie scored 11 points with two rebounds, six assists, one block, two steals and one 3-pointer in 29 minutes against the Heat on Friday.</text:p>
            <text:p><text:s text:c="8"/></text:p>
            <text:p><text:s text:c="8"/></text:p>
            <text:p><text:s text:c="13"/>That is three somewhat quiet games in a row for Dinwiddie and Caris LeVert going off may slightly cap Dinwiddie's upside. That said, he's been awesome for over a month now and he's still easily a must-start player in all formats.</text:p>
            <text:p><text:s text:c="8"/></text:p>
            <text:p><text:s text:c="8"/></text:p>
            <text:p><text:s text:c="13"/></text:p>
            <text:p><text:s text:c="14"/></text:p>
            <text:p><text:s text:c="13"/>Fri, Dec 29, 2017 11:0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uri Markkanen</text:p>
            <text:p><text:s text:c="17"/></text:p>
            <text:p><text:s text:c="17"/></text:p>
            <text:p><text:s text:c="22"/>- F - <text:s/>Bulls</text:p>
            <text:p><text:s text:c="16"/></text:p>
            <text:p><text:s text:c="17"/></text:p>
            <text:p><text:s text:c="12"/></text:p>
            <text:p><text:s text:c="8"/></text:p>
            <text:p><text:s text:c="8"/></text:p>
            <text:p><text:s text:c="8"/></text:p>
            <text:p><text:s text:c="12"/>Lauri Markkanen finished with a career-high 32 points on 11-of-17 shooting, including 5-of-9 from behind the 3-point line, in Friday's 119-107 win against Indiana.</text:p>
            <text:p><text:s text:c="8"/></text:p>
            <text:p><text:s text:c="8"/></text:p>
            <text:p><text:s text:c="13"/>Markkanen also chipped in with seven rebounds and an assists across 28 minutes. Oddly enough, Markkanen's career high at the University of Arizona was just 30 points, so this was a North American best for the big Finn. It was great production considering he played 28 minutes, as Nikola Mirotic and Bobby Portis continue to push for big minutes off the bench.</text:p>
            <text:p><text:s text:c="8"/></text:p>
            <text:p><text:s text:c="8"/></text:p>
            <text:p><text:s text:c="13"/></text:p>
            <text:p><text:s text:c="14"/></text:p>
            <text:p><text:s text:c="13"/>Source: Chicago Bulls on Twitter <text:s text:c="25"/>Fri, Dec 29, 2017 10: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ry Joseph</text:p>
            <text:p><text:s text:c="17"/></text:p>
            <text:p><text:s text:c="17"/></text:p>
            <text:p><text:s text:c="22"/>- G - <text:s/>Pacers</text:p>
            <text:p><text:s text:c="16"/></text:p>
            <text:p><text:s text:c="17"/></text:p>
            <text:p><text:s text:c="12"/></text:p>
            <text:p><text:s text:c="8"/></text:p>
            <text:p><text:s text:c="8"/></text:p>
            <text:p><text:s text:c="8"/></text:p>
            <text:p><text:s text:c="12"/>Cory Joseph ended up with 10 points, four rebounds, four assists and two steals in 31 minutes off the bench in Friday's 119-107 loss in Chicago.</text:p>
            <text:p><text:s text:c="8"/></text:p>
            <text:p><text:s text:c="8"/></text:p>
            <text:p><text:s text:c="13"/>Joseph is seeing a little extra run at both guard spots, helping to pick up the slack while Victor Oladipo (knee) is on the shelf. It also helped that Bojan Bogdanovic was struggling with his shot. CoJo is averaging 10.0 points and 5.0 rebounds per game over his past two outings.</text:p>
            <text:p><text:s text:c="8"/></text:p>
            <text:p><text:s text:c="8"/></text:p>
            <text:p><text:s text:c="13"/></text:p>
            <text:p><text:s text:c="14"/></text:p>
            <text:p><text:s text:c="13"/>Fri, Dec 29, 2017 10:5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Snell</text:p>
            <text:p><text:s text:c="17"/></text:p>
            <text:p><text:s text:c="17"/></text:p>
            <text:p><text:s text:c="22"/>- G/F - <text:s/>Bucks</text:p>
            <text:p><text:s text:c="16"/></text:p>
            <text:p><text:s text:c="17"/></text:p>
            <text:p><text:s text:c="12"/></text:p>
            <text:p><text:s text:c="8"/></text:p>
            <text:p><text:s text:c="8"/></text:p>
            <text:p><text:s text:c="8"/></text:p>
            <text:p><text:s text:c="12"/>Tony Snell scored 15 points with four 3-pointers on 5-of-11 shooting and added four rebounds and two steals in a win over the Thunder.</text:p>
            <text:p><text:s text:c="8"/></text:p>
            <text:p><text:s text:c="8"/></text:p>
            <text:p><text:s text:c="13"/>He took a shot and a hard fall early in this one and appeared to cut his face, but was able to power through it. This was easily his best game of December and he came in struggling a bit, so just keep an eye on him in case he gets hot.</text:p>
            <text:p><text:s text:c="8"/></text:p>
            <text:p><text:s text:c="8"/></text:p>
            <text:p><text:s text:c="13"/></text:p>
            <text:p><text:s text:c="14"/></text:p>
            <text:p><text:s text:c="13"/>Fri, Dec 29, 2017 10:5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ddeus Young</text:p>
            <text:p><text:s text:c="17"/></text:p>
            <text:p><text:s text:c="17"/></text:p>
            <text:p><text:s text:c="22"/>- F - <text:s/>Pacers</text:p>
            <text:p><text:s text:c="16"/></text:p>
            <text:p><text:s text:c="17"/></text:p>
            <text:p><text:s text:c="12"/></text:p>
            <text:p><text:s text:c="8"/></text:p>
            <text:p><text:s text:c="8"/></text:p>
            <text:p><text:s text:c="8"/></text:p>
            <text:p><text:s text:c="12"/>Thaddeus Young finished with 10 points, seven rebounds, four assists and three steals across 32 minutes in Friday's game in Chicago.</text:p>
            <text:p><text:s text:c="8"/></text:p>
            <text:p><text:s text:c="8"/></text:p>
            <text:p><text:s text:c="13"/>Young didn't have the best offensive night, going just 4-of-9 from the field, but he made up for it in the other categories. He has powered down the offense late, averaging just 7.0 PPG over his past seven outings, but he continues to be a decent source of rebounds and steals with a few assists.</text:p>
            <text:p><text:s text:c="8"/></text:p>
            <text:p><text:s text:c="8"/></text:p>
            <text:p><text:s text:c="13"/></text:p>
            <text:p><text:s text:c="14"/></text:p>
            <text:p><text:s text:c="13"/>Fri, Dec 29, 2017 10:5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hit just 4-of-13 shots and missed all four of his 3-pointers for eight points, five rebounds, two assists and a steal in 24 minutes on Friday.</text:p>
            <text:p><text:s text:c="8"/></text:p>
            <text:p><text:s text:c="8"/></text:p>
            <text:p><text:s text:c="13"/>In addition to the poor shooting he was also in foul trouble, which limited his minutes. The Bucks are 9-1 this season when Bledsoe scores 20, but they were able to get the win despite his struggles tonight. This was his first single-digit scoring night since Nov. 18 when he was with the Suns, so look for him to bounce back on Monday against the Raptors.</text:p>
            <text:p><text:s text:c="8"/></text:p>
            <text:p><text:s text:c="8"/></text:p>
            <text:p><text:s text:c="13"/></text:p>
            <text:p><text:s text:c="14"/></text:p>
            <text:p><text:s text:c="13"/>Fri, Dec 29, 2017 10:4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Allen</text:p>
            <text:p><text:s text:c="17"/></text:p>
            <text:p><text:s text:c="17"/></text:p>
            <text:p><text:s text:c="22"/>- C - <text:s/>Nets</text:p>
            <text:p><text:s text:c="16"/></text:p>
            <text:p><text:s text:c="17"/></text:p>
            <text:p><text:s text:c="12"/></text:p>
            <text:p><text:s text:c="8"/></text:p>
            <text:p><text:s text:c="8"/></text:p>
            <text:p><text:s text:c="8"/></text:p>
            <text:p><text:s text:c="12"/>Jarrett Allen matched his career-high 12 points with nine rebounds and one block in 20 minutes against the Heat on Friday.</text:p>
            <text:p><text:s text:c="8"/></text:p>
            <text:p><text:s text:c="8"/></text:p>
            <text:p><text:s text:c="13"/>Do it, Kenny. Just start Allen already. The rookie had a +17 in the plus-minus stat today while Tyler Zeller was -6. Coach Kenny Atkinson said he was considering a lineup change on Wednesday, but he didn't make a move. It feels like it's time with opposing bigs continuing to put up nice lines against Zeller while Allen is looking more and more polished. If you need a big man with long-term upside, Allen is probably your man and him making 18 of his last 20 free throws is a nice little cherry on top.</text:p>
            <text:p><text:s text:c="8"/></text:p>
            <text:p><text:s text:c="8"/></text:p>
            <text:p><text:s text:c="13"/></text:p>
            <text:p><text:s text:c="14"/></text:p>
            <text:p><text:s text:c="13"/>Fri, Dec 29, 2017 10:4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finished with 14 points, nine rebounds and four blocked shots across 28 minutes off the bench in Friday's 119-107 loss in Chicago.</text:p>
            <text:p><text:s text:c="8"/></text:p>
            <text:p><text:s text:c="8"/></text:p>
            <text:p><text:s text:c="13"/>The frontcourt trio of Bojan Bogdanovic, Myles Turner and Thaddeus Young were all struggling with their shot, and Sabonis came on and was a nice shot in the arm for the offense. He hit 6-of-13 from the field, but it was his defense that kept him on the floor. If you need rebounds and blocked shots, Sabonis isn't a bad add in deeper leagues. However, he really needs an injury to Turner or Young to make him a fantasy starter across the board.</text:p>
            <text:p><text:s text:c="8"/></text:p>
            <text:p><text:s text:c="8"/></text:p>
            <text:p><text:s text:c="13"/></text:p>
            <text:p><text:s text:c="14"/></text:p>
            <text:p><text:s text:c="13"/>Fri, Dec 29, 2017 10:4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dunked over Russell Westbrook with 0.9 seconds on the clock to give the Bucks a 97-95 win over the Thunder on Friday.</text:p>
            <text:p><text:s text:c="8"/></text:p>
            <text:p><text:s text:c="8"/></text:p>
            <text:p><text:s text:c="13"/>Maybe he stepped out of bounds, but there was no call from the officials and he was able to muscle in a semi-dunk for the big win. He finished with 23 points 12 rebounds, six assists, a steal and a block on 10-of-16 shooting. He's the No. 6 fantasy player in nine-cat leagues this season and could continue to climb the list as long as he can stay healthy.</text:p>
            <text:p><text:s text:c="8"/></text:p>
            <text:p><text:s text:c="8"/></text:p>
            <text:p><text:s text:c="13"/></text:p>
            <text:p><text:s text:c="14"/></text:p>
            <text:p><text:s text:c="13"/>Fri, Dec 29, 2017 10:4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jan Bogdanovic</text:p>
            <text:p><text:s text:c="17"/></text:p>
            <text:p><text:s text:c="17"/></text:p>
            <text:p><text:s text:c="22"/>- G/F - <text:s/>Pacers</text:p>
            <text:p><text:s text:c="16"/></text:p>
            <text:p><text:s text:c="17"/></text:p>
            <text:p><text:s text:c="12"/></text:p>
            <text:p><text:s text:c="8"/></text:p>
            <text:p><text:s text:c="8"/></text:p>
            <text:p><text:s text:c="8"/></text:p>
            <text:p><text:s text:c="12"/>Bojan Bogdanovic ended up with just seven points and a minus-13 rating across 33 minutes in Friday's road loss against the Bulls.</text:p>
            <text:p><text:s text:c="8"/></text:p>
            <text:p><text:s text:c="8"/></text:p>
            <text:p><text:s text:c="13"/>Bogdanovic hit just 2-of-10 from the field, including 0-of-5 from down deep, while adding four rebounds, two assist sand a steal. The good news is he turned it over just once officially, but his several missed shots hurt his team and led to opportunities the other way. It ended a five-game streak with double-digit scoring totals, so chalk it up as one bad game.</text:p>
            <text:p><text:s text:c="8"/></text:p>
            <text:p><text:s text:c="8"/></text:p>
            <text:p><text:s text:c="13"/></text:p>
            <text:p><text:s text:c="14"/></text:p>
            <text:p><text:s text:c="13"/>Fri, Dec 29, 2017 10:4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scored a season-high 18 points on 8-of-12 shooting, grabbed six boards, handed out two assists and blocked four shots in Friday's 97-95 win over the Thunder.</text:p>
            <text:p><text:s text:c="8"/></text:p>
            <text:p><text:s text:c="8"/></text:p>
            <text:p><text:s text:c="13"/>What a nice line from Henson, who outplayed Steven Adams for most of the night. If you've been waiting for him to get going, it appears to be happening, as he's averaging 12.2 points, 5.8 rebounds and 1.4 blocks over his last five games.</text:p>
            <text:p><text:s text:c="8"/></text:p>
            <text:p><text:s text:c="8"/></text:p>
            <text:p><text:s text:c="13"/></text:p>
            <text:p><text:s text:c="14"/></text:p>
            <text:p><text:s text:c="13"/>Fri, Dec 29, 2017 10:4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scored 19 points with two rebounds, two assists and one steal in 28 minutes against the Nets on Friday.</text:p>
            <text:p><text:s text:c="8"/></text:p>
            <text:p><text:s text:c="8"/></text:p>
            <text:p><text:s text:c="13"/>He was fairly quiet for three quarters, but Richardson scoring seven points on three possessions over a 47-second span in the fourth makes this line look pretty good. He hasn't really turned in a bad game in almost three weeks now and his fantasy owners have to be loving his production these days. With Dion Waiters (ankle) banged up and Goran Dragic (elbow) not right, J-Rich looks like a possible early-round player for the foreseeable future.</text:p>
            <text:p><text:s text:c="8"/></text:p>
            <text:p><text:s text:c="8"/></text:p>
            <text:p><text:s text:c="13"/></text:p>
            <text:p><text:s text:c="14"/></text:p>
            <text:p><text:s text:c="13"/>Fri, Dec 29, 2017 10: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Alex Abrines started for Paul George (knee) on Friday but played just 10 minutes and didn't score.</text:p>
            <text:p><text:s text:c="8"/></text:p>
            <text:p><text:s text:c="8"/></text:p>
            <text:p><text:s text:c="13"/>Josh Huestis started the second half for Abrines and scored seven points, although there are no reports of an injury. George is iffy for Sunday against Dallas, but even if he's out there's no clear-cut winner in fantasy not named Russell Westbrook.</text:p>
            <text:p><text:s text:c="8"/></text:p>
            <text:p><text:s text:c="8"/></text:p>
            <text:p><text:s text:c="13"/></text:p>
            <text:p><text:s text:c="14"/></text:p>
            <text:p><text:s text:c="13"/>Fri, Dec 29, 2017 10: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scored 17 points with eight rebounds, two steals and one block in 20 minutes against the Nets on Friday.</text:p>
            <text:p><text:s text:c="8"/></text:p>
            <text:p><text:s text:c="8"/></text:p>
            <text:p><text:s text:c="13"/>That's some serious production in only 20 minutes as Whiteside continues to be one of the best per-minute players in the NBA. He played just 18 minutes in his return on Tuesday, but garbage time was a huge factor in this game. Expect him to be closer to 30 on Saturday against the Magic, but his owners will want to make sure he's a go in a back-to-back set.</text:p>
            <text:p><text:s text:c="8"/></text:p>
            <text:p><text:s text:c="8"/></text:p>
            <text:p><text:s text:c="13"/></text:p>
            <text:p><text:s text:c="14"/></text:p>
            <text:p><text:s text:c="13"/>Fri, Dec 29, 2017 10: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Stephenson</text:p>
            <text:p><text:s text:c="17"/></text:p>
            <text:p><text:s text:c="17"/></text:p>
            <text:p><text:s text:c="22"/>- G - <text:s/>Pacers</text:p>
            <text:p><text:s text:c="16"/></text:p>
            <text:p><text:s text:c="17"/></text:p>
            <text:p><text:s text:c="12"/></text:p>
            <text:p><text:s text:c="8"/></text:p>
            <text:p><text:s text:c="8"/></text:p>
            <text:p><text:s text:c="8"/></text:p>
            <text:p><text:s text:c="12"/>Lance Stephenson posted 18 points while gathering nine rebounds with three assists and just two turnovers in Friday's 119-107 loss in Chicago.</text:p>
            <text:p><text:s text:c="8"/></text:p>
            <text:p><text:s text:c="8"/></text:p>
            <text:p><text:s text:c="13"/>Stephenson posted his first double-double of the season and nearly had a second one, coming up just one board short. He is making the most of his opportunity to play big minutes with Victor Oladipo (knee) on the shelf. Dipo is doubtful to play Sunday, and is scheduled to be re-evaluated next week, so the good times should continue to roll for Stephenson and his fantasy owners for at least a few more games.</text:p>
            <text:p><text:s text:c="8"/></text:p>
            <text:p><text:s text:c="8"/></text:p>
            <text:p><text:s text:c="13"/></text:p>
            <text:p><text:s text:c="14"/></text:p>
            <text:p><text:s text:c="13"/>Fri, Dec 29, 2017 10:3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hit 16-of-34 shots, 2-of-9 3-pointers and 6-of-9 free throws for a season-high 40 points, 14 rebounds, nine assists, a steal and five turnovers in Friday's 97-95 loss to the Bucks.</text:p>
            <text:p><text:s text:c="8"/></text:p>
            <text:p><text:s text:c="8"/></text:p>
            <text:p><text:s text:c="13"/>Giannis Antetokounmpo threw down a semi-slam over Westbrook with 0.9 seconds left to win the game, ruining Westbrook's night in the process. It's hard to believe he didn't have a 40-point game until Dec. 29 and it took a sore knee for Paul George to make it happen. Westbrook has scored at least 30 points in three straight games and in five of his last seven games, but is still returning late third-round value, mainly because of his turnover woes. If you don't count them, he jumps up to a top 15 fantasy player.</text:p>
            <text:p><text:s text:c="8"/></text:p>
            <text:p><text:s text:c="8"/></text:p>
            <text:p><text:s text:c="13"/></text:p>
            <text:p><text:s text:c="14"/></text:p>
            <text:p><text:s text:c="13"/>Fri, Dec 29, 2017 10: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made 3-of-12 from the field for 11 points with four rebounds, five assists and two steals in 23 minutes against the Nets on Friday.</text:p>
            <text:p><text:s text:c="8"/></text:p>
            <text:p><text:s text:c="8"/></text:p>
            <text:p><text:s text:c="13"/>He did not play with a sleeve in this game after he ditched it during Tuesday's game. Dragic is in a terrible slump right now and it probably has to do with his shooting elbow, making just 31.1 percent from the field in his last three. He's a buy-low candidate, but it could be a month or so before he starts humming again.</text:p>
            <text:p><text:s text:c="8"/></text:p>
            <text:p><text:s text:c="8"/></text:p>
            <text:p><text:s text:c="13"/></text:p>
            <text:p><text:s text:c="14"/></text:p>
            <text:p><text:s text:c="13"/>Fri, Dec 29, 2017 10: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lynyk</text:p>
            <text:p><text:s text:c="17"/></text:p>
            <text:p><text:s text:c="17"/></text:p>
            <text:p><text:s text:c="22"/>- F/C - <text:s/>Heat</text:p>
            <text:p><text:s text:c="16"/></text:p>
            <text:p><text:s text:c="17"/></text:p>
            <text:p><text:s text:c="12"/></text:p>
            <text:p><text:s text:c="8"/></text:p>
            <text:p><text:s text:c="8"/></text:p>
            <text:p><text:s text:c="8"/></text:p>
            <text:p><text:s text:c="12"/>Kelly Olynyk made 1-of-7 from the field for two points with seven rebounds, two assists, one steal and one blocking 23 minutes against the Nets on Friday.</text:p>
            <text:p><text:s text:c="8"/></text:p>
            <text:p><text:s text:c="8"/></text:p>
            <text:p><text:s text:c="13"/>He continues to log significant minutes next to Hassan Whiteside and that's not likely going to change until James Johnson (ankle) gets back. Coach Erik Spoelstra said he wants to see even more 3-point attempts from Olynyk, too. "I don't think he's getting enough up," he said before the game. KO was 0-of-4 from deep here, but he should still be owned in standard leagues.</text:p>
            <text:p><text:s text:c="8"/></text:p>
            <text:p><text:s text:c="8"/></text:p>
            <text:p><text:s text:c="13"/></text:p>
            <text:p><text:s text:c="14"/></text:p>
            <text:p><text:s text:c="13"/>Source: Ira Winderman on Twitter <text:s text:c="25"/>Fri, Dec 29, 2017 10: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ren Collison</text:p>
            <text:p><text:s text:c="17"/></text:p>
            <text:p><text:s text:c="17"/></text:p>
            <text:p><text:s text:c="22"/>- G - <text:s/>Pacers</text:p>
            <text:p><text:s text:c="16"/></text:p>
            <text:p><text:s text:c="17"/></text:p>
            <text:p><text:s text:c="12"/></text:p>
            <text:p><text:s text:c="8"/></text:p>
            <text:p><text:s text:c="8"/></text:p>
            <text:p><text:s text:c="8"/></text:p>
            <text:p><text:s text:c="12"/>Darren Collison tied a season-high with 30 points while adding five assists, three rebounds, three steals and a blocked shot in Friday's 119-107 road loss against the Bulls.</text:p>
            <text:p><text:s text:c="8"/></text:p>
            <text:p><text:s text:c="8"/></text:p>
            <text:p><text:s text:c="13"/>Collison did his best Victor Oladipo (knee) imitation, hitting 12-of-16 from the field whiel going 4-of-6 from behind the 3-point line, and he was all over the court defensively. Oladipo is doubtful to play on Sunday, and is expected to re-evaluated next week. That's good news for the short-term fantasy appeal of Collison and Lance Stephenson, especially as DFS values.</text:p>
            <text:p><text:s text:c="8"/></text:p>
            <text:p><text:s text:c="8"/></text:p>
            <text:p><text:s text:c="13"/></text:p>
            <text:p><text:s text:c="14"/></text:p>
            <text:p><text:s text:c="13"/>Fri, Dec 29, 2017 10: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Carmelo Anthony hit 5-of-12 shots and a 3-pointer for 12 points and six rebounds in 35 minutes of Friday's 97-95 loss to the Bucks.</text:p>
            <text:p><text:s text:c="8"/></text:p>
            <text:p><text:s text:c="8"/></text:p>
            <text:p><text:s text:c="13"/>Paul George was out with a sore knee so we were expecting a lot more from Melo tonight. He just wasn't very active and found himself watching Russell Westbrook, who took 34 shots and scored 40 points for the first time this season. Melo's still worth owning in season-longs (8th-round value) but is a pretty risky DFS play based on his ability to disappear.</text:p>
            <text:p><text:s text:c="8"/></text:p>
            <text:p><text:s text:c="8"/></text:p>
            <text:p><text:s text:c="13"/></text:p>
            <text:p><text:s text:c="14"/></text:p>
            <text:p><text:s text:c="13"/>Fri, Dec 29, 2017 10: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went to the locker room but was able to return to the game on Friday and finished with six points, three assists, a steal and a 3-pointer.</text:p>
            <text:p><text:s text:c="8"/></text:p>
            <text:p><text:s text:c="8"/></text:p>
            <text:p><text:s text:c="13"/>Coach Dwane Casey said he was just "banged up," but didn't offer any details. It sounds like Vanvleet is good to go, although he doesn't have a lot of fantasy appeal in a limited role for the Raptors.</text:p>
            <text:p><text:s text:c="8"/></text:p>
            <text:p><text:s text:c="8"/></text:p>
            <text:p><text:s text:c="13"/></text:p>
            <text:p><text:s text:c="14"/></text:p>
            <text:p><text:s text:c="13"/>Fri, Dec 29, 2017 10: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Bogut</text:p>
            <text:p><text:s text:c="17"/></text:p>
            <text:p><text:s text:c="17"/></text:p>
            <text:p><text:s text:c="22"/>- C - <text:s/>Lakers</text:p>
            <text:p><text:s text:c="16"/></text:p>
            <text:p><text:s text:c="17"/></text:p>
            <text:p><text:s text:c="12"/></text:p>
            <text:p><text:s text:c="8"/></text:p>
            <text:p><text:s text:c="8"/></text:p>
            <text:p><text:s text:c="8"/></text:p>
            <text:p><text:s text:c="12"/>Andrew Bogut will move to the bench on Friday.</text:p>
            <text:p><text:s text:c="8"/></text:p>
            <text:p><text:s text:c="8"/></text:p>
            <text:p><text:s text:c="13"/>He's probably looking at a DNP-CD, but Bogut wasn't even worth owning as a starter.</text:p>
            <text:p><text:s text:c="8"/></text:p>
            <text:p><text:s text:c="8"/></text:p>
            <text:p><text:s text:c="13"/></text:p>
            <text:p><text:s text:c="14"/></text:p>
            <text:p><text:s text:c="13"/>Fri, Dec 29, 2017 10:2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Clarkson</text:p>
            <text:p><text:s text:c="17"/></text:p>
            <text:p><text:s text:c="17"/></text:p>
            <text:p><text:s text:c="22"/>- G - <text:s/>Cavaliers</text:p>
            <text:p><text:s text:c="16"/></text:p>
            <text:p><text:s text:c="17"/></text:p>
            <text:p><text:s text:c="12"/></text:p>
            <text:p><text:s text:c="8"/></text:p>
            <text:p><text:s text:c="8"/></text:p>
            <text:p><text:s text:c="8"/></text:p>
            <text:p><text:s text:c="12"/>Jordan Clarkson will move to the bench on Friday.</text:p>
            <text:p><text:s text:c="8"/></text:p>
            <text:p><text:s text:c="8"/></text:p>
            <text:p><text:s text:c="13"/>The move to the bench isn't really a big deal at all and Clarkson will get some huge minutes off the bench. His fantasy value is doing well and that should continue while Lonzo Ball (shoulder) is out.</text:p>
            <text:p><text:s text:c="8"/></text:p>
            <text:p><text:s text:c="8"/></text:p>
            <text:p><text:s text:c="13"/></text:p>
            <text:p><text:s text:c="14"/></text:p>
            <text:p><text:s text:c="13"/>Source: Lakers on Twitter <text:s text:c="32"/>Fri, Dec 29, 2017 10: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will start on Friday night against the Clippers.</text:p>
            <text:p><text:s text:c="8"/></text:p>
            <text:p><text:s text:c="8"/></text:p>
            <text:p><text:s text:c="13"/>He's getting minutes at three positions and he's expected to get yet another start on Sunday. Hart is quickly moving into the standard-league convo and should probably be owned in deep leagues at this point.</text:p>
            <text:p><text:s text:c="8"/></text:p>
            <text:p><text:s text:c="8"/></text:p>
            <text:p><text:s text:c="13"/></text:p>
            <text:p><text:s text:c="14"/></text:p>
            <text:p><text:s text:c="13"/>Fri, Dec 29, 2017 10:1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will return from his quad injury on Friday and start for the Lakers.</text:p>
            <text:p><text:s text:c="8"/></text:p>
            <text:p><text:s text:c="8"/></text:p>
            <text:p><text:s text:c="13"/>Great news all the way around after Kuzma suffered the injury on Wednesday when he hit just 4-of-24 shots. He should bounce back tonight against the Clippers, so get him in your lineup if you own him.</text:p>
            <text:p><text:s text:c="8"/></text:p>
            <text:p><text:s text:c="8"/></text:p>
            <text:p><text:s text:c="13"/></text:p>
            <text:p><text:s text:c="14"/></text:p>
            <text:p><text:s text:c="13"/>Source: Lakers on Twitter <text:s text:c="32"/>Fri, Dec 29, 2017 10:1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Kentavious Caldwell-Pope, Josh Hart, Brandon Ingram, Kyle Kuzma and Julius Randle will start against the Clippers on Friday.</text:p>
            <text:p><text:s text:c="8"/></text:p>
            <text:p><text:s text:c="8"/></text:p>
            <text:p><text:s text:c="13"/>Big changes here. Randle makes his first start of the season after he played just 11 minutes on Wednesday. If he was dropped in a <text:s/>shallower league, you may want to make a proactive add here because he could be a hot pickup with a strong game.</text:p>
            <text:p><text:s text:c="8"/></text:p>
            <text:p><text:s text:c="8"/></text:p>
            <text:p><text:s text:c="13"/></text:p>
            <text:p><text:s text:c="14"/></text:p>
            <text:p><text:s text:c="13"/>Source: Lakers on Twitter <text:s text:c="32"/>Fri, Dec 29, 2017 10: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hit 6-of-10 shots and a 3-pointer for 13 points, seven rebounds, two assists, two steals and a block in 29 minutes off the bench on Friday.</text:p>
            <text:p><text:s text:c="8"/></text:p>
            <text:p><text:s text:c="8"/></text:p>
            <text:p><text:s text:c="13"/>He looked great and the 29 minutes tied his season high, as he played some forward tonight with Serge Ibaka suspended. He's playing well right now, averaging 10.4 points, 3.4 rebounds, 1.8 assists, 1.4 steals, 1.0 blocks and 1.0 3-pointers on 49 percent shooting over his last five. He's an interesting player to stash right now and would become a must-own player if he could get 29 minutes every night out.</text:p>
            <text:p><text:s text:c="8"/></text:p>
            <text:p><text:s text:c="8"/></text:p>
            <text:p><text:s text:c="13"/></text:p>
            <text:p><text:s text:c="14"/></text:p>
            <text:p><text:s text:c="13"/>Fri, Dec 29, 2017 10:1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Mason</text:p>
            <text:p><text:s text:c="17"/></text:p>
            <text:p><text:s text:c="17"/></text:p>
            <text:p><text:s text:c="22"/>- G - <text:s/>Kings</text:p>
            <text:p><text:s text:c="16"/></text:p>
            <text:p><text:s text:c="17"/></text:p>
            <text:p><text:s text:c="12"/></text:p>
            <text:p><text:s text:c="8"/></text:p>
            <text:p><text:s text:c="8"/></text:p>
            <text:p><text:s text:c="8"/></text:p>
            <text:p><text:s text:c="12"/>Updating a previous item, Frank Mason will start and not Buddy Hield against the Suns on Friday.</text:p>
            <text:p><text:s text:c="8"/></text:p>
            <text:p><text:s text:c="8"/></text:p>
            <text:p><text:s text:c="13"/>Kangz.</text:p>
            <text:p><text:s text:c="8"/></text:p>
            <text:p><text:s text:c="8"/></text:p>
            <text:p><text:s text:c="13"/></text:p>
            <text:p><text:s text:c="14"/></text:p>
            <text:p><text:s text:c="13"/>Fri, Dec 29, 2017 10:1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hit 10-of-18 shots and 2-of-4 3-pointers for 25 points, five assists and two blocks in Friday's easy win over the Hawks.</text:p>
            <text:p><text:s text:c="8"/></text:p>
            <text:p><text:s text:c="8"/></text:p>
            <text:p><text:s text:c="13"/>DeRozan hit 13 3-pointers during a three-game span before Christmas, but had missed his last five attempts in his last two games. He got back on track tonight and if the 3-pointer becomes a nightly occurrence, his fantasy value is going to get a nice boost. Tonight was also his first game without a steal in his last five.</text:p>
            <text:p><text:s text:c="8"/></text:p>
            <text:p><text:s text:c="8"/></text:p>
            <text:p><text:s text:c="13"/></text:p>
            <text:p><text:s text:c="14"/></text:p>
            <text:p><text:s text:c="13"/>Fri, Dec 29, 2017 10: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got off to a hot start on Friday and finished with 13 points, 11 rebounds, a steal, two blocks and his first 3-pointer of the season.</text:p>
            <text:p><text:s text:c="8"/></text:p>
            <text:p><text:s text:c="8"/></text:p>
            <text:p><text:s text:c="13"/>He got kneed in the thigh in the first half, but was able to start the second half wearing a compression sleeve on his leg, so he should be fine. He's been all over the place this season, but is hot, scoring in double figures in four straight and pulling down 11 rebounds in two of his last three. He's trending up, but just be careful on nights when the Raptors don't play against a traditional center, as he tends to see his minutes limited in those games.</text:p>
            <text:p><text:s text:c="8"/></text:p>
            <text:p><text:s text:c="8"/></text:p>
            <text:p><text:s text:c="13"/></text:p>
            <text:p><text:s text:c="14"/></text:p>
            <text:p><text:s text:c="13"/>Fri, Dec 29, 2017 10: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iles</text:p>
            <text:p><text:s text:c="17"/></text:p>
            <text:p><text:s text:c="17"/></text:p>
            <text:p><text:s text:c="22"/>- G/F - <text:s/>Raptors</text:p>
            <text:p><text:s text:c="16"/></text:p>
            <text:p><text:s text:c="17"/></text:p>
            <text:p><text:s text:c="12"/></text:p>
            <text:p><text:s text:c="8"/></text:p>
            <text:p><text:s text:c="8"/></text:p>
            <text:p><text:s text:c="8"/></text:p>
            <text:p><text:s text:c="12"/>C.J. Miles started for Serge Ibaka (suspension) on Friday but played just 18 minutes and scored nine points with two steals and three 3-pointers.</text:p>
            <text:p><text:s text:c="8"/></text:p>
            <text:p><text:s text:c="8"/></text:p>
            <text:p><text:s text:c="13"/>Miles scored 20 points on Wednesday and occasionally has nice games, but he's not much of a fantasy option, even when getting a starting opportunity like he had tonight. Ibaka was only suspended for one game, so Miles should return to the bench for the next one.</text:p>
            <text:p><text:s text:c="8"/></text:p>
            <text:p><text:s text:c="8"/></text:p>
            <text:p><text:s text:c="13"/></text:p>
            <text:p><text:s text:c="14"/></text:p>
            <text:p><text:s text:c="13"/>Fri, Dec 29, 2017 10:0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Collins</text:p>
            <text:p><text:s text:c="17"/></text:p>
            <text:p><text:s text:c="17"/></text:p>
            <text:p><text:s text:c="22"/>- F - <text:s/>Hawks</text:p>
            <text:p><text:s text:c="16"/></text:p>
            <text:p><text:s text:c="17"/></text:p>
            <text:p><text:s text:c="12"/></text:p>
            <text:p><text:s text:c="8"/></text:p>
            <text:p><text:s text:c="8"/></text:p>
            <text:p><text:s text:c="8"/></text:p>
            <text:p><text:s text:c="12"/>John Collins hit 3-of-8 shots and 5-of-8 free throws for 11 points, eight rebounds and four blocks in 21 minutes of Friday's 111-98 loss to the Raptors.</text:p>
            <text:p><text:s text:c="8"/></text:p>
            <text:p><text:s text:c="8"/></text:p>
            <text:p><text:s text:c="13"/>Collins started another double-digit scoring streak tonight after getting just eight points on Wednesday and should have a lot of opportunity for minutes on Saturday against the Blazers. Collins is a great-looking rookie and is worth holding in most leagues, especially if you need blocks. Once the Hawks fully unleash him, look out.</text:p>
            <text:p><text:s text:c="8"/></text:p>
            <text:p><text:s text:c="8"/></text:p>
            <text:p><text:s text:c="13"/></text:p>
            <text:p><text:s text:c="14"/></text:p>
            <text:p><text:s text:c="13"/>Fri, Dec 29, 2017 09: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hit 12-of-16 shots and 5-of-6 3-pointers for a career-high 30 points, 10 rebounds and two blocks in 35 minutes of Friday's 111-88 loss to the Raptors.</text:p>
            <text:p><text:s text:c="8"/></text:p>
            <text:p><text:s text:c="8"/></text:p>
            <text:p><text:s text:c="13"/>It's too bad Prince's big night didn't end with a win, but he was aggressive and in the zone tonight. Prince hadn't scored more than 11 points in his previous four, but hopefully this was the game he needed to get going as the new year approaches. He'll look to keep it going against the Blazers on Saturday. Prince appeared to turn his left ankle in the first quarter and was limping, but it obviously wasn't a problem later in the game.</text:p>
            <text:p><text:s text:c="8"/></text:p>
            <text:p><text:s text:c="8"/></text:p>
            <text:p><text:s text:c="13"/></text:p>
            <text:p><text:s text:c="14"/></text:p>
            <text:p><text:s text:c="13"/>Fri, Dec 29, 2017 09:5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kal Labissiere</text:p>
            <text:p><text:s text:c="17"/></text:p>
            <text:p><text:s text:c="17"/></text:p>
            <text:p><text:s text:c="22"/>- F/C - <text:s/>Kings</text:p>
            <text:p><text:s text:c="16"/></text:p>
            <text:p><text:s text:c="17"/></text:p>
            <text:p><text:s text:c="12"/></text:p>
            <text:p><text:s text:c="8"/></text:p>
            <text:p><text:s text:c="8"/></text:p>
            <text:p><text:s text:c="8"/></text:p>
            <text:p><text:s text:c="12"/>George Hill, Buddy Hield, Garrett Temple, Skal Labissiere and Zach Randolph will start against the Suns on Friday.</text:p>
            <text:p><text:s text:c="8"/></text:p>
            <text:p><text:s text:c="8"/></text:p>
            <text:p><text:s text:c="13"/>Oh hey another different starting lineup. Malachi Richardson and Frank Mason move to the bench here, but there's really nothing to take away from on this lineup move.</text:p>
            <text:p><text:s text:c="8"/></text:p>
            <text:p><text:s text:c="8"/></text:p>
            <text:p><text:s text:c="13"/></text:p>
            <text:p><text:s text:c="14"/></text:p>
            <text:p><text:s text:c="13"/>Source: Jason Jones on Twitter <text:s text:c="27"/>Fri, Dec 29, 2017 09:5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ubre</text:p>
            <text:p><text:s text:c="17"/></text:p>
            <text:p><text:s text:c="17"/></text:p>
            <text:p><text:s text:c="22"/>- F - <text:s/>Wizards</text:p>
            <text:p><text:s text:c="16"/></text:p>
            <text:p><text:s text:c="17"/></text:p>
            <text:p><text:s text:c="12"/></text:p>
            <text:p><text:s text:c="8"/></text:p>
            <text:p><text:s text:c="8"/></text:p>
            <text:p><text:s text:c="8"/></text:p>
            <text:p><text:s text:c="12"/>Kelly Oubre hit 9-of-18 shots and three 3-pointers for 21 points, four rebounds, one assist and three steals in 26 minutes off the bench on Friday.</text:p>
            <text:p><text:s text:c="8"/></text:p>
            <text:p><text:s text:c="8"/></text:p>
            <text:p><text:s text:c="13"/>Despite the return of Markieff Morris as a starter, Oubre's stayed relevant for most of the season. He's hit double figures in scoring in seven straight games and also produces rebounds steals, threes and the occasional block. He's returning ninth-round value on the season and should be owned in most leagues. He's also getting a little more run with Mike Scott out with for personal reasons.</text:p>
            <text:p><text:s text:c="8"/></text:p>
            <text:p><text:s text:c="8"/></text:p>
            <text:p><text:s text:c="13"/></text:p>
            <text:p><text:s text:c="14"/></text:p>
            <text:p><text:s text:c="13"/>Fri, Dec 29, 2017 09:4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hit 9-of-17 shots and three 3-pointers for 21 points, two rebounds and one assist in 32 minutes of Friday's 121-103 win over the Rockets.</text:p>
            <text:p><text:s text:c="8"/></text:p>
            <text:p><text:s text:c="8"/></text:p>
            <text:p><text:s text:c="13"/>Beal was spotted on the bench with his left elbow heavily wrapped and packed in ice, but he was able to return to the game and play some garbage time. He should be fine going forward, but if you own him, it makes sense to keep an eye on the news feed to be sure it's not something that will keep him out of any games.</text:p>
            <text:p><text:s text:c="8"/></text:p>
            <text:p><text:s text:c="8"/></text:p>
            <text:p><text:s text:c="13"/></text:p>
            <text:p><text:s text:c="14"/></text:p>
            <text:p><text:s text:c="13"/>Fri, Dec 29, 2017 09:4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hit 9-of-16 shots and 7-of-11 3-pointers for 26 points, six rebounds, seven assists, two steals and a block in 40 minutes of Friday's 121-103 win over the Rockets.</text:p>
            <text:p><text:s text:c="8"/></text:p>
            <text:p><text:s text:c="8"/></text:p>
            <text:p><text:s text:c="13"/>The assists were a season high for OPJ, but he somehow hit seven triples back on Oct. 27 when he also scored 29 points. He was a monster tonight and has been playing well, hitting double digits in scoring in four straight, while hitting a 3-pointer and blocking a shot in four straight, and recording a steal in five straight games. He's returning second-round fantasy value this season, to almost no one's surprise.</text:p>
            <text:p><text:s text:c="8"/></text:p>
            <text:p><text:s text:c="8"/></text:p>
            <text:p><text:s text:c="13"/></text:p>
            <text:p><text:s text:c="14"/></text:p>
            <text:p><text:s text:c="13"/>Fri, Dec 29, 2017 09: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hit 6-of-11 shots and two 3-pointers for 16 points, one assist and nothing else in 27 minutes of Friday's 121-103 loss to the Rockets.</text:p>
            <text:p><text:s text:c="8"/></text:p>
            <text:p><text:s text:c="8"/></text:p>
            <text:p><text:s text:c="13"/>Chris Paul was back tonight after missing three games, which isn't great news for Gordon, while Gerald Green played 27 minutes and scored 18 points in his second game with the team. Gordon is trending down, but is still worth holding, as he will still be a key 3-point shooter off the Rockets' bench.</text:p>
            <text:p><text:s text:c="8"/></text:p>
            <text:p><text:s text:c="8"/></text:p>
            <text:p><text:s text:c="13"/></text:p>
            <text:p><text:s text:c="14"/></text:p>
            <text:p><text:s text:c="13"/>Fri, Dec 29, 2017 09:3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rald Green</text:p>
            <text:p><text:s text:c="17"/></text:p>
            <text:p><text:s text:c="17"/></text:p>
            <text:p><text:s text:c="22"/>- G/F - <text:s/>Rockets</text:p>
            <text:p><text:s text:c="16"/></text:p>
            <text:p><text:s text:c="17"/></text:p>
            <text:p><text:s text:c="12"/></text:p>
            <text:p><text:s text:c="8"/></text:p>
            <text:p><text:s text:c="8"/></text:p>
            <text:p><text:s text:c="8"/></text:p>
            <text:p><text:s text:c="12"/>Gerald Green played 27 minutes and hit 6-of-10 shots and four 3-pointers for 18 points, two rebounds and two steals in Friday's ugly loss to the Wizards.</text:p>
            <text:p><text:s text:c="8"/></text:p>
            <text:p><text:s text:c="8"/></text:p>
            <text:p><text:s text:c="13"/>This was Green's second game of the season and the first one he's scored in after being signed by the Rockets just after Christmas. He could eat into some of Eric Gordon's minutes, and Gordon was already in a little trouble with Chris Paul returning from his groin injury tonight. There was a lot of garbage time in this one, so we'll need to see Green do this again before getting excited. He failed to score in 11 minutes on Thursday night.</text:p>
            <text:p><text:s text:c="8"/></text:p>
            <text:p><text:s text:c="8"/></text:p>
            <text:p><text:s text:c="13"/>Related: Eric Gordon</text:p>
            <text:p><text:s text:c="14"/></text:p>
            <text:p><text:s text:c="13"/>Fri, Dec 29, 2017 09: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Ennis</text:p>
            <text:p><text:s text:c="17"/></text:p>
            <text:p><text:s text:c="17"/></text:p>
            <text:p><text:s text:c="22"/>- G - <text:s/>Lakers</text:p>
            <text:p><text:s text:c="16"/></text:p>
            <text:p><text:s text:c="17"/></text:p>
            <text:p><text:s text:c="12"/></text:p>
            <text:p><text:s text:c="8"/></text:p>
            <text:p><text:s text:c="8"/></text:p>
            <text:p><text:s text:c="8"/></text:p>
            <text:p><text:s text:c="12"/>Tyler Ennis (flu-like symptoms) is out against the Clippers on Friday.</text:p>
            <text:p><text:s text:c="8"/></text:p>
            <text:p><text:s text:c="8"/></text:p>
            <text:p><text:s text:c="13"/>With Lonzo Ball (shoulder) still out, this will give a few more minutes to Josh Hart, who is worth an add in 14-team leagues with some starts coming his way to start next week.</text:p>
            <text:p><text:s text:c="8"/></text:p>
            <text:p><text:s text:c="8"/></text:p>
            <text:p><text:s text:c="13"/></text:p>
            <text:p><text:s text:c="14"/></text:p>
            <text:p><text:s text:c="13"/>Source: Lakers on Twitter <text:s text:c="32"/>Fri, Dec 29, 2017 09: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hou Qi</text:p>
            <text:p><text:s text:c="17"/></text:p>
            <text:p><text:s text:c="17"/></text:p>
            <text:p><text:s text:c="22"/>- C - <text:s/>Rockets</text:p>
            <text:p><text:s text:c="16"/></text:p>
            <text:p><text:s text:c="17"/></text:p>
            <text:p><text:s text:c="12"/></text:p>
            <text:p><text:s text:c="8"/></text:p>
            <text:p><text:s text:c="8"/></text:p>
            <text:p><text:s text:c="8"/></text:p>
            <text:p><text:s text:c="12"/>Zhou Qi played 12 minutes, missed all three of his shots, failed to score, picked up three fouls, and ended up in a Tomas Satoransky poster in Friday's loss to the Wizards.</text:p>
            <text:p><text:s text:c="8"/></text:p>
            <text:p><text:s text:c="8"/></text:p>
            <text:p><text:s text:c="13"/>The minutes tied his season high, but it was a bad night for the big man. The dunk Satoransky threw down over him was pretty epic and Qi should fall back out of the rotation with Clint Capela due back on Sunday.</text:p>
            <text:p><text:s text:c="8"/></text:p>
            <text:p><text:s text:c="8"/></text:p>
            <text:p><text:s text:c="13"/></text:p>
            <text:p><text:s text:c="14"/></text:p>
            <text:p><text:s text:c="13"/>Fri, Dec 29, 2017 09: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sh Huestis</text:p>
            <text:p><text:s text:c="17"/></text:p>
            <text:p><text:s text:c="17"/></text:p>
            <text:p><text:s text:c="22"/>- F - <text:s/>Thunder</text:p>
            <text:p><text:s text:c="16"/></text:p>
            <text:p><text:s text:c="17"/></text:p>
            <text:p><text:s text:c="12"/></text:p>
            <text:p><text:s text:c="8"/></text:p>
            <text:p><text:s text:c="8"/></text:p>
            <text:p><text:s text:c="8"/></text:p>
            <text:p><text:s text:c="12"/>Josh Huestis started the third quarter over Alex Abrines against the Bucks on Friday.</text:p>
            <text:p><text:s text:c="8"/></text:p>
            <text:p><text:s text:c="8"/></text:p>
            <text:p><text:s text:c="13"/>Abrines got burnt for most of the half, so starting Huestis was a fairly easy call here.</text:p>
            <text:p><text:s text:c="8"/></text:p>
            <text:p><text:s text:c="8"/></text:p>
            <text:p><text:s text:c="13"/></text:p>
            <text:p><text:s text:c="14"/></text:p>
            <text:p><text:s text:c="13"/>Fri, Dec 29, 2017 09: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face, heel) will return on Sunday night against the Lakers.</text:p>
            <text:p><text:s text:c="8"/></text:p>
            <text:p><text:s text:c="8"/></text:p>
            <text:p><text:s text:c="13"/>This is great news, as there was a possibility of surgery and we really didn't know when he would play again. This ruins the outlooks of guys like Nene, Tarik Black and P.J. Tucker, although none of their outlooks was really all that great even with Capela sidelined. Plan on getting him back in your lineup for a tasty matchup against the Lakers.</text:p>
            <text:p><text:s text:c="8"/></text:p>
            <text:p><text:s text:c="8"/></text:p>
            <text:p><text:s text:c="13"/></text:p>
            <text:p><text:s text:c="14"/></text:p>
            <text:p><text:s text:c="13"/>Source: Jonathan Feigen on Twitter <text:s text:c="23"/>Fri, Dec 29, 2017 09:2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rik Black</text:p>
            <text:p><text:s text:c="17"/></text:p>
            <text:p><text:s text:c="17"/></text:p>
            <text:p><text:s text:c="22"/>- F/C - <text:s/>Rockets</text:p>
            <text:p><text:s text:c="16"/></text:p>
            <text:p><text:s text:c="17"/></text:p>
            <text:p><text:s text:c="12"/></text:p>
            <text:p><text:s text:c="8"/></text:p>
            <text:p><text:s text:c="8"/></text:p>
            <text:p><text:s text:c="8"/></text:p>
            <text:p><text:s text:c="12"/>Tarik Black started the second half for the Rockets and played well on Friday, finishing with 10 points, 12 rebounds, two steals and a block in 28 minutes of a blowout loss to the Wizards.</text:p>
            <text:p><text:s text:c="8"/></text:p>
            <text:p><text:s text:c="8"/></text:p>
            <text:p><text:s text:c="13"/>Nene was out for a rest and Clint Capela was out with an orbital fracture, clearing the way for Black's big night. Capela is expected to play on Sunday against the Lakers, meaning we won't likely see this version of Black again for a while.</text:p>
            <text:p><text:s text:c="8"/></text:p>
            <text:p><text:s text:c="8"/></text:p>
            <text:p><text:s text:c="13"/>Related: Clint Capela</text:p>
            <text:p><text:s text:c="14"/></text:p>
            <text:p><text:s text:c="13"/>Fri, Dec 29, 2017 09: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hit 7-of-14 shots and a 3-pointer to tie his season low with just 20 points in Friday's ugly loss to the Wizards.</text:p>
            <text:p><text:s text:c="8"/></text:p>
            <text:p><text:s text:c="8"/></text:p>
            <text:p><text:s text:c="13"/>The Rockets welcomed back Chris Paul tonight, but things didn't go all that well. Harden actually played well and had an efficient line that included four assists, a steal and a block, but he didn't have a rebound for the first time this season. Harden and CP3 were playing very well together before Paul went down with a groin injury, so expect them to bounce back on Sunday against the reeling Lakers.</text:p>
            <text:p><text:s text:c="8"/></text:p>
            <text:p><text:s text:c="8"/></text:p>
            <text:p><text:s text:c="13"/></text:p>
            <text:p><text:s text:c="14"/></text:p>
            <text:p><text:s text:c="13"/>Fri, Dec 29, 2017 09: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hit just 3-of-11 shots and two 3-pointers for eight points, six assists and two steals in 26 minutes in his return to action from a groin injury on Friday.</text:p>
            <text:p><text:s text:c="8"/></text:p>
            <text:p><text:s text:c="8"/></text:p>
            <text:p><text:s text:c="13"/>Paul missed three games with the injury and the Rockets lost their fifth straight game tonight. Getting CP3 back should right the ship and stop the "sky is falling" mentality taking place in Houston right now. Paul wasn't sharp in this one, but he'll be fine and owners need to get him back into lineups immediately.</text:p>
            <text:p><text:s text:c="8"/></text:p>
            <text:p><text:s text:c="8"/></text:p>
            <text:p><text:s text:c="13"/></text:p>
            <text:p><text:s text:c="14"/></text:p>
            <text:p><text:s text:c="13"/>Fri, Dec 29, 2017 09: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J. Tucker</text:p>
            <text:p><text:s text:c="17"/></text:p>
            <text:p><text:s text:c="17"/></text:p>
            <text:p><text:s text:c="22"/>- F - <text:s/>Rockets</text:p>
            <text:p><text:s text:c="16"/></text:p>
            <text:p><text:s text:c="17"/></text:p>
            <text:p><text:s text:c="12"/></text:p>
            <text:p><text:s text:c="8"/></text:p>
            <text:p><text:s text:c="8"/></text:p>
            <text:p><text:s text:c="8"/></text:p>
            <text:p><text:s text:c="12"/>P.J. Tucker started for Nene (rest), who was starting for Clint Capela (orbital), on Friday but hit just 1-of-5 shots for two points, two rebounds and one assist in 15 minutes of a 121-103 blowout loss to the Wizards.</text:p>
            <text:p><text:s text:c="8"/></text:p>
            <text:p><text:s text:c="8"/></text:p>
            <text:p><text:s text:c="13"/>Tucker has been intriguing with Luc Mbah a Mouse hurting, but hasn't really done much with the opportunity. And he hasn't scored more than three points in any of his last four. Leave him on the wire.</text:p>
            <text:p><text:s text:c="8"/></text:p>
            <text:p><text:s text:c="8"/></text:p>
            <text:p><text:s text:c="13"/></text:p>
            <text:p><text:s text:c="14"/></text:p>
            <text:p><text:s text:c="13"/>Fri, Dec 29, 2017 09:0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hit 3-of-11 shots and 1-of-8 3-pointers for nine points and a season-high 12 rebounds in 32 minutes of Friday's ugly loss to the Wizards.</text:p>
            <text:p><text:s text:c="8"/></text:p>
            <text:p><text:s text:c="8"/></text:p>
            <text:p><text:s text:c="13"/>That's the most boards Anderson has had as a Rocket and it's not surprising it happened with Clint Capela on the shelf. The Rockets are suddenly cold, dropping their fifth straight game tonight. This was the only blowout during the losing streak and Chris Paul was back in action tonight. They'll be fine.</text:p>
            <text:p><text:s text:c="8"/></text:p>
            <text:p><text:s text:c="8"/></text:p>
            <text:p><text:s text:c="13"/></text:p>
            <text:p><text:s text:c="14"/></text:p>
            <text:p><text:s text:c="13"/>Fri, Dec 29, 2017 09:0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 Johnson</text:p>
            <text:p><text:s text:c="17"/></text:p>
            <text:p><text:s text:c="17"/></text:p>
            <text:p><text:s text:c="22"/>- G/F - <text:s/>Clippers</text:p>
            <text:p><text:s text:c="16"/></text:p>
            <text:p><text:s text:c="17"/></text:p>
            <text:p><text:s text:c="12"/></text:p>
            <text:p><text:s text:c="8"/></text:p>
            <text:p><text:s text:c="8"/></text:p>
            <text:p><text:s text:c="8"/></text:p>
            <text:p><text:s text:c="12"/>Wes Johnson (foot) will come off the bench against the Lakers on Friday.</text:p>
            <text:p><text:s text:c="8"/></text:p>
            <text:p><text:s text:c="8"/></text:p>
            <text:p><text:s text:c="13"/>C.J. Williams will get another start, but he will probably have a short leash with Johnson back. Johnson was playing well before his injury and Danilo Gallinari (glute) isn't close to returning, so Johnson is worth a look in deep leagues.</text:p>
            <text:p><text:s text:c="8"/></text:p>
            <text:p><text:s text:c="8"/></text:p>
            <text:p><text:s text:c="13"/></text:p>
            <text:p><text:s text:c="14"/></text:p>
            <text:p><text:s text:c="13"/>Source: Brad Turner on Twitter <text:s text:c="27"/>Fri, Dec 29, 2017 09:0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knee) will play against the Lakers on Friday.</text:p>
            <text:p><text:s text:c="8"/></text:p>
            <text:p><text:s text:c="8"/></text:p>
            <text:p><text:s text:c="13"/>He is going to have a minutes limit in his return, but he will be starting. Coach Doc Rivers said Blake's conditioning isn't all the way back yet, but he's said he's been pain-free for most of his rehab. Considering his injury history, the Clippers may ease him back over a few games, but obviously get him in your lineup tonight.</text:p>
            <text:p><text:s text:c="8"/></text:p>
            <text:p><text:s text:c="8"/></text:p>
            <text:p><text:s text:c="13"/></text:p>
            <text:p><text:s text:c="14"/></text:p>
            <text:p><text:s text:c="13"/>Source: Kevin Arnovitz on Twitter <text:s text:c="24"/>Fri, Dec 29, 2017 09:0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Selden</text:p>
            <text:p><text:s text:c="17"/></text:p>
            <text:p><text:s text:c="17"/></text:p>
            <text:p><text:s text:c="22"/>- G - <text:s/>Grizzlies</text:p>
            <text:p><text:s text:c="16"/></text:p>
            <text:p><text:s text:c="17"/></text:p>
            <text:p><text:s text:c="12"/></text:p>
            <text:p><text:s text:c="8"/></text:p>
            <text:p><text:s text:c="8"/></text:p>
            <text:p><text:s text:c="8"/></text:p>
            <text:p><text:s text:c="12"/>Wayne Selden (quad) is questionable to play on Saturday against the Warriors.</text:p>
            <text:p><text:s text:c="8"/></text:p>
            <text:p><text:s text:c="8"/></text:p>
            <text:p><text:s text:c="13"/>He is not expected to be in the rotation despite his impressive summer league.</text:p>
            <text:p><text:s text:c="8"/></text:p>
            <text:p><text:s text:c="8"/></text:p>
            <text:p><text:s text:c="13"/></text:p>
            <text:p><text:s text:c="14"/></text:p>
            <text:p><text:s text:c="13"/>Source: Grizzlies on Twitter <text:s text:c="29"/>Fri, Dec 29, 2017 08: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rest) is out for Saturday against the Warriors.</text:p>
            <text:p><text:s text:c="8"/></text:p>
            <text:p><text:s text:c="8"/></text:p>
            <text:p><text:s text:c="13"/>No surprise here on the front end of a back-to-back set. If JaMychal Green (knee) is out again, Jarell Martin would be looking at some minutes after his career-high scoring game on Wednesday. Parsons can't be trusted in fantasy.</text:p>
            <text:p><text:s text:c="8"/></text:p>
            <text:p><text:s text:c="8"/></text:p>
            <text:p><text:s text:c="13"/></text:p>
            <text:p><text:s text:c="14"/></text:p>
            <text:p><text:s text:c="13"/>Source: Grizzlies on Twitter <text:s text:c="29"/>Fri, Dec 29, 2017 08: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went to the locker room in the second quarter on Friday, but he is back on the bench.</text:p>
            <text:p><text:s text:c="8"/></text:p>
            <text:p><text:s text:c="8"/></text:p>
            <text:p><text:s text:c="13"/>He drove to the basket for a layup and landed hard on his right side. VanVleet did have a limp as he checked out, so perhaps he landed on his knee. If he's limited, that should mean more run for Delon Wright.</text:p>
            <text:p><text:s text:c="8"/></text:p>
            <text:p><text:s text:c="8"/></text:p>
            <text:p><text:s text:c="13"/></text:p>
            <text:p><text:s text:c="14"/></text:p>
            <text:p><text:s text:c="13"/>Fri, Dec 29, 2017 08:2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rik Black</text:p>
            <text:p><text:s text:c="17"/></text:p>
            <text:p><text:s text:c="17"/></text:p>
            <text:p><text:s text:c="22"/>- F/C - <text:s/>Rockets</text:p>
            <text:p><text:s text:c="16"/></text:p>
            <text:p><text:s text:c="17"/></text:p>
            <text:p><text:s text:c="12"/></text:p>
            <text:p><text:s text:c="8"/></text:p>
            <text:p><text:s text:c="8"/></text:p>
            <text:p><text:s text:c="8"/></text:p>
            <text:p><text:s text:c="12"/>Tarik Black started the third quarter on Friday.</text:p>
            <text:p><text:s text:c="8"/></text:p>
            <text:p><text:s text:c="8"/></text:p>
            <text:p><text:s text:c="13"/>P.J. Tucker moved to the bench and this move could be because Zhou Qi had a tough time in the first half. Move along. Nothing to see here.</text:p>
            <text:p><text:s text:c="8"/></text:p>
            <text:p><text:s text:c="8"/></text:p>
            <text:p><text:s text:c="13"/></text:p>
            <text:p><text:s text:c="14"/></text:p>
            <text:p><text:s text:c="13"/>Fri, Dec 29, 2017 08: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an Wright</text:p>
            <text:p><text:s text:c="17"/></text:p>
            <text:p><text:s text:c="17"/></text:p>
            <text:p><text:s text:c="22"/>- F/C - <text:s/>Rockets</text:p>
            <text:p><text:s text:c="16"/></text:p>
            <text:p><text:s text:c="17"/></text:p>
            <text:p><text:s text:c="12"/></text:p>
            <text:p><text:s text:c="8"/></text:p>
            <text:p><text:s text:c="8"/></text:p>
            <text:p><text:s text:c="8"/></text:p>
            <text:p><text:s text:c="12"/>Brandan Wright (left quad) practiced on Friday and is probable to play against the Warriors on Saturday.</text:p>
            <text:p><text:s text:c="8"/></text:p>
            <text:p><text:s text:c="8"/></text:p>
            <text:p><text:s text:c="13"/>Wright has scored in double figures just three times this season, the last time coming back on Nov. 13, while his season high in rebounds in nine. He's not worth owning in most leagues and would only have real value if Marc Gasol were to suffer an injury. And even then Wright would be shaky given his lengthy injury history. Deyonta Davis loses some appeal here.</text:p>
            <text:p><text:s text:c="8"/></text:p>
            <text:p><text:s text:c="8"/></text:p>
            <text:p><text:s text:c="13"/></text:p>
            <text:p><text:s text:c="14"/></text:p>
            <text:p><text:s text:c="13"/>Source: Michael Wallace on Twitter <text:s text:c="23"/>Fri, Dec 29, 2017 08: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ian Grant</text:p>
            <text:p><text:s text:c="17"/></text:p>
            <text:p><text:s text:c="17"/></text:p>
            <text:p><text:s text:c="22"/>- G - <text:s/>Bulls</text:p>
            <text:p><text:s text:c="16"/></text:p>
            <text:p><text:s text:c="17"/></text:p>
            <text:p><text:s text:c="12"/></text:p>
            <text:p><text:s text:c="8"/></text:p>
            <text:p><text:s text:c="8"/></text:p>
            <text:p><text:s text:c="8"/></text:p>
            <text:p><text:s text:c="12"/>Jerian Grant is starting on Friday night against the Pacers.</text:p>
            <text:p><text:s text:c="8"/></text:p>
            <text:p><text:s text:c="8"/></text:p>
            <text:p><text:s text:c="13"/>Kris Dunn (knee) was a late scratch, so that explains the move here. Grant is probably going to get some heavy minutes in a great matchup, so he'll have a huge chance to maybe earn more run going forward. Dunn's injury sounds more like a day-to-day thin, so Grant is only a speculative add in deep leagues.</text:p>
            <text:p><text:s text:c="8"/></text:p>
            <text:p><text:s text:c="8"/></text:p>
            <text:p><text:s text:c="13"/></text:p>
            <text:p><text:s text:c="14"/></text:p>
            <text:p><text:s text:c="13"/>Fri, Dec 29, 2017 08: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Mychal Green</text:p>
            <text:p><text:s text:c="17"/></text:p>
            <text:p><text:s text:c="17"/></text:p>
            <text:p><text:s text:c="22"/>- F/C - <text:s/>Grizzlies</text:p>
            <text:p><text:s text:c="16"/></text:p>
            <text:p><text:s text:c="17"/></text:p>
            <text:p><text:s text:c="12"/></text:p>
            <text:p><text:s text:c="8"/></text:p>
            <text:p><text:s text:c="8"/></text:p>
            <text:p><text:s text:c="8"/></text:p>
            <text:p><text:s text:c="12"/>JaMychal Green practiced on Friday and is questionable to play on Saturday against the Warriors.</text:p>
            <text:p><text:s text:c="8"/></text:p>
            <text:p><text:s text:c="8"/></text:p>
            <text:p><text:s text:c="13"/>Green's not been great this season but did have a double-double in his last game on Dec. 21. He's worth a look in deep leagues, but we still don't know if he'll be ready for the Warriors on Saturday or the Kings on Sunday. If he's out, Jarell Martin would probably get a ton of minutes with Chandler Parsons out.</text:p>
            <text:p><text:s text:c="8"/></text:p>
            <text:p><text:s text:c="8"/></text:p>
            <text:p><text:s text:c="13"/></text:p>
            <text:p><text:s text:c="14"/></text:p>
            <text:p><text:s text:c="13"/>Source: Michael Wallace on Twitter <text:s text:c="23"/>Fri, Dec 29, 2017 08: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Kris Dunn (left patella tendinitis) will not play against the Pacers on Friday.</text:p>
            <text:p><text:s text:c="8"/></text:p>
            <text:p><text:s text:c="8"/></text:p>
            <text:p><text:s text:c="13"/>And we have a late scratch after it was announced Dunn was going to be in the lineup. Jerian Grant will be in the starting lineup and he's probably looking at huge minutes tonight. Dunn was awesome on Tuesday night, so this is a big surprise. Considering he was a late scratch, hopefully he won't be out for long.</text:p>
            <text:p><text:s text:c="8"/></text:p>
            <text:p><text:s text:c="8"/></text:p>
            <text:p><text:s text:c="13"/></text:p>
            <text:p><text:s text:c="14"/></text:p>
            <text:p><text:s text:c="13"/>Source: Scott Agness on Twitter <text:s text:c="26"/>Fri, Dec 29, 2017 08:0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Conley</text:p>
            <text:p><text:s text:c="17"/></text:p>
            <text:p><text:s text:c="17"/></text:p>
            <text:p><text:s text:c="22"/>- G - <text:s/>Grizzlies</text:p>
            <text:p><text:s text:c="16"/></text:p>
            <text:p><text:s text:c="17"/></text:p>
            <text:p><text:s text:c="12"/></text:p>
            <text:p><text:s text:c="8"/></text:p>
            <text:p><text:s text:c="8"/></text:p>
            <text:p><text:s text:c="8"/></text:p>
            <text:p><text:s text:c="12"/>Mike Conley put in an extensive post-practice session on Friday in San Francisco.</text:p>
            <text:p><text:s text:c="8"/></text:p>
            <text:p><text:s text:c="8"/></text:p>
            <text:p><text:s text:c="13"/>Conley is apparently getting closer to a return from his achilles injury and says that he's been working out two hours a day, while also going through treatment on his heel as he prepares to return to action this season. The Grizzlies are terrible and will be a long shot to make the playoffs, but both Conley and the team appear to be determined for Conley to come back and play a big role. It will be interesting to see what kind of restrictions he has once he finally does play, as he's been out since Nov. 13. Andrew Harrison should continue to start in his place for now.</text:p>
            <text:p><text:s text:c="8"/></text:p>
            <text:p><text:s text:c="8"/></text:p>
            <text:p><text:s text:c="13"/></text:p>
            <text:p><text:s text:c="14"/></text:p>
            <text:p><text:s text:c="13"/>Source: Michael Wallace on Twitter <text:s text:c="23"/>Fri, Dec 29, 2017 07: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is officially listed as questionable for Saturday's game in Atlanta after missing his last two games with a hamstring injury.</text:p>
            <text:p><text:s text:c="8"/></text:p>
            <text:p><text:s text:c="8"/></text:p>
            <text:p><text:s text:c="13"/>He's going to test his hamstring on Saturday, so he'll likely be a game-time call. Shabazz Napier has been going nuts with Lillard in street clothes and it could happen again tomorrow. Lillard was seen getting shots up and playing 1-of-1 against Moe Harkless after Friday's practice, but it remains to be seen if he'll be in the lineup or not tomorrow. If he's out, Napier will be a quality DFS option at a good price.</text:p>
            <text:p><text:s text:c="8"/></text:p>
            <text:p><text:s text:c="8"/></text:p>
            <text:p><text:s text:c="13"/>Related: Shabazz Napier</text:p>
            <text:p><text:s text:c="14"/></text:p>
            <text:p><text:s text:c="13"/>Source: Casey Holdahl on Twitter <text:s text:c="25"/>Fri, Dec 29, 2017 07: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eyers Leonard</text:p>
            <text:p><text:s text:c="17"/></text:p>
            <text:p><text:s text:c="17"/></text:p>
            <text:p><text:s text:c="22"/>- F/C - <text:s/>Trail Blazers</text:p>
            <text:p><text:s text:c="16"/></text:p>
            <text:p><text:s text:c="17"/></text:p>
            <text:p><text:s text:c="12"/></text:p>
            <text:p><text:s text:c="8"/></text:p>
            <text:p><text:s text:c="8"/></text:p>
            <text:p><text:s text:c="8"/></text:p>
            <text:p><text:s text:c="12"/>Meyers Leonard (ankle) is probable for Saturday's game vs. Atlanta.</text:p>
            <text:p><text:s text:c="8"/></text:p>
            <text:p><text:s text:c="8"/></text:p>
            <text:p><text:s text:c="13"/>He may have suffered the injury on Thursday night with only three minutes of action with some of it against Joel Embiid. Leonad was not in the rotation before Thursday.</text:p>
            <text:p><text:s text:c="8"/></text:p>
            <text:p><text:s text:c="8"/></text:p>
            <text:p><text:s text:c="13"/></text:p>
            <text:p><text:s text:c="14"/></text:p>
            <text:p><text:s text:c="13"/>Source: Casey Holdahl on Twitter <text:s text:c="25"/>Fri, Dec 29, 2017 07: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oah Vonleh</text:p>
            <text:p><text:s text:c="17"/></text:p>
            <text:p><text:s text:c="17"/></text:p>
            <text:p><text:s text:c="22"/>- F - <text:s/>Bulls</text:p>
            <text:p><text:s text:c="16"/></text:p>
            <text:p><text:s text:c="17"/></text:p>
            <text:p><text:s text:c="12"/></text:p>
            <text:p><text:s text:c="8"/></text:p>
            <text:p><text:s text:c="8"/></text:p>
            <text:p><text:s text:c="8"/></text:p>
            <text:p><text:s text:c="12"/>Noah Vonleh (finger) is probable for Saturday against the Hawks.</text:p>
            <text:p><text:s text:c="8"/></text:p>
            <text:p><text:s text:c="8"/></text:p>
            <text:p><text:s text:c="13"/>He has not played in a week, but Vonleh could be out of the rotation with Zach Collins playing well.</text:p>
            <text:p><text:s text:c="8"/></text:p>
            <text:p><text:s text:c="8"/></text:p>
            <text:p><text:s text:c="13"/></text:p>
            <text:p><text:s text:c="14"/></text:p>
            <text:p><text:s text:c="13"/>Source: Casey Holdahl on Twitter <text:s text:c="25"/>Fri, Dec 29, 2017 07:0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iles</text:p>
            <text:p><text:s text:c="17"/></text:p>
            <text:p><text:s text:c="17"/></text:p>
            <text:p><text:s text:c="22"/>- G/F - <text:s/>Raptors</text:p>
            <text:p><text:s text:c="16"/></text:p>
            <text:p><text:s text:c="17"/></text:p>
            <text:p><text:s text:c="12"/></text:p>
            <text:p><text:s text:c="8"/></text:p>
            <text:p><text:s text:c="8"/></text:p>
            <text:p><text:s text:c="8"/></text:p>
            <text:p><text:s text:c="12"/>C.J. Miles will start for Serge Ibaka on Friday night against the Hawks.</text:p>
            <text:p><text:s text:c="8"/></text:p>
            <text:p><text:s text:c="8"/></text:p>
            <text:p><text:s text:c="13"/>Miles started for Ibaka in the last game he missed back on Dec. 17, so no surprises here. Miles is probably looking at minutes in the 20s and he should be firing away about 10-14 shots, so he's a possible option as a stream or DFS punt.</text:p>
            <text:p><text:s text:c="8"/></text:p>
            <text:p><text:s text:c="8"/></text:p>
            <text:p><text:s text:c="13"/></text:p>
            <text:p><text:s text:c="14"/></text:p>
            <text:p><text:s text:c="13"/>Source: Raptors on Twitter <text:s text:c="31"/>Fri, Dec 29, 2017 07:0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Abrines</text:p>
            <text:p><text:s text:c="17"/></text:p>
            <text:p><text:s text:c="17"/></text:p>
            <text:p><text:s text:c="22"/>- G - <text:s/>Thunder</text:p>
            <text:p><text:s text:c="16"/></text:p>
            <text:p><text:s text:c="17"/></text:p>
            <text:p><text:s text:c="12"/></text:p>
            <text:p><text:s text:c="8"/></text:p>
            <text:p><text:s text:c="8"/></text:p>
            <text:p><text:s text:c="8"/></text:p>
            <text:p><text:s text:c="12"/>Alex Abrines is listed as the starter for Friday night against the Bucks.</text:p>
            <text:p><text:s text:c="8"/></text:p>
            <text:p><text:s text:c="8"/></text:p>
            <text:p><text:s text:c="13"/>The last time Paul George (knee) was out, Abrines was in the starting lineup and he's averaged 31.5 minutes per game over his four starts. Abrines averaged 12.8 points, 2.5 boards, 1.0 steals and 3.3 treys, so he's a possible option in DFS or as a streamer.</text:p>
            <text:p><text:s text:c="8"/></text:p>
            <text:p><text:s text:c="8"/></text:p>
            <text:p><text:s text:c="13"/></text:p>
            <text:p><text:s text:c="14"/></text:p>
            <text:p><text:s text:c="13"/>Fri, Dec 29, 2017 07:0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urkan Korkmaz</text:p>
            <text:p><text:s text:c="17"/></text:p>
            <text:p><text:s text:c="17"/></text:p>
            <text:p><text:s text:c="22"/>- G/F - <text:s/>76ers</text:p>
            <text:p><text:s text:c="16"/></text:p>
            <text:p><text:s text:c="17"/></text:p>
            <text:p><text:s text:c="12"/></text:p>
            <text:p><text:s text:c="8"/></text:p>
            <text:p><text:s text:c="8"/></text:p>
            <text:p><text:s text:c="8"/></text:p>
            <text:p><text:s text:c="12"/>Furkan Korkmaz (lisfranc injury) will be non-weight bearing activity for a minimum of the next three weeks.</text:p>
            <text:p><text:s text:c="8"/></text:p>
            <text:p><text:s text:c="8"/></text:p>
            <text:p><text:s text:c="13"/>He will be re-evaluated in approximately six weeks to determine whether he's capable of beginning basketball training. That means he's going to be out until around the All-Star break, but Korkmaz isn't in the rotation most nights.</text:p>
            <text:p><text:s text:c="8"/></text:p>
            <text:p><text:s text:c="8"/></text:p>
            <text:p><text:s text:c="13"/></text:p>
            <text:p><text:s text:c="14"/></text:p>
            <text:p><text:s text:c="13"/>Source: Derek Bodner on Twitter <text:s text:c="26"/>Fri, Dec 29, 2017 06: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right knee) is doubtful to play on Sunday and is expected to be re-evaluated next week.</text:p>
            <text:p><text:s text:c="8"/></text:p>
            <text:p><text:s text:c="8"/></text:p>
            <text:p><text:s text:c="13"/>In case you missed it, he's out for his second straight game on Friday, so Lance Stephenson gets another start tonight. Oladipo is dealing with pain, soreness and swelling in his right knee, so it's possible the Pacers just hold him out until all of those issues are gone. Stephenson is worth a look in standard leagues while Cory Joseph and Bojan Bogdanovic are also expected to step up on the wing.</text:p>
            <text:p><text:s text:c="8"/></text:p>
            <text:p><text:s text:c="8"/></text:p>
            <text:p><text:s text:c="13"/></text:p>
            <text:p><text:s text:c="14"/></text:p>
            <text:p><text:s text:c="13"/>Source: Scott Agness on Twitter <text:s text:c="26"/>Fri, Dec 29, 2017 06: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Zach LaVine (knee) had a workout on Friday night.</text:p>
            <text:p><text:s text:c="8"/></text:p>
            <text:p><text:s text:c="8"/></text:p>
            <text:p><text:s text:c="13"/>Tomorrow is a big day with LaVine starting his streak of practicing for six straight days, so getting in extra work today is somewhat encouraging. It sounds like Jan. 13 is his target date, but he will have to get through his one practice with the Bulls, four with the Windy City G League team, and one more with the Bulls again.</text:p>
            <text:p><text:s text:c="8"/></text:p>
            <text:p><text:s text:c="8"/></text:p>
            <text:p><text:s text:c="13"/></text:p>
            <text:p><text:s text:c="14"/></text:p>
            <text:p><text:s text:c="13"/>Source: Cody Westerlund on Twitter <text:s text:c="23"/>Fri, Dec 29, 2017 06: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left knee), who has already been ruled out for Friday, is going to be a question mark for Sunday's game against Dallas, as well.</text:p>
            <text:p><text:s text:c="8"/></text:p>
            <text:p><text:s text:c="8"/></text:p>
            <text:p><text:s text:c="13"/>The good news is that Billy Donovan wants to see how George's knee feels on Saturday before making a decision about Sunday's game, so we should have plenty of notice either way. Donovan has not named a starter in George's place tonight, but it's been Alex Abrines in the past. We'll know for sure who is starting closer to the 8:00 tip.</text:p>
            <text:p><text:s text:c="8"/></text:p>
            <text:p><text:s text:c="8"/></text:p>
            <text:p><text:s text:c="13"/>Related: Alex Abrines</text:p>
            <text:p><text:s text:c="14"/></text:p>
            <text:p><text:s text:c="13"/>Source: Royce Young on Twitter <text:s text:c="27"/>Fri, Dec 29, 2017 06: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hip) is available for Friday against the Heat.</text:p>
            <text:p><text:s text:c="8"/></text:p>
            <text:p><text:s text:c="8"/></text:p>
            <text:p><text:s text:c="13"/>Coach Kenny Atkinson said the starting lineup won't change tonight, so LeVert should see his usual role as the backup PG. He's been lights out lately and continues to earn extra minutes in the second half. He should be owned in standard leagues while he's playing well.</text:p>
            <text:p><text:s text:c="8"/></text:p>
            <text:p><text:s text:c="8"/></text:p>
            <text:p><text:s text:c="13"/></text:p>
            <text:p><text:s text:c="14"/></text:p>
            <text:p><text:s text:c="13"/>Source: Nets PR <text:s text:c="42"/>Fri, Dec 29, 2017 06: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tightness, left groin) is probable for Saturday against the Pistons.</text:p>
            <text:p><text:s text:c="8"/></text:p>
            <text:p><text:s text:c="8"/></text:p>
            <text:p><text:s text:c="13"/>He's likely going to be probable more often than not, but Green was effective on Thursday with 15 points. Expect him to be active with minutes in the 20s.</text:p>
            <text:p><text:s text:c="8"/></text:p>
            <text:p><text:s text:c="8"/></text:p>
            <text:p><text:s text:c="13"/></text:p>
            <text:p><text:s text:c="14"/></text:p>
            <text:p><text:s text:c="13"/>Source: Spurs on Twitter <text:s text:c="33"/>Fri, Dec 29, 2017 06: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on Reed</text:p>
            <text:p><text:s text:c="17"/></text:p>
            <text:p><text:s text:c="17"/></text:p>
            <text:p><text:s text:c="22"/>- G - <text:s/>Suns</text:p>
            <text:p><text:s text:c="16"/></text:p>
            <text:p><text:s text:c="17"/></text:p>
            <text:p><text:s text:c="12"/></text:p>
            <text:p><text:s text:c="8"/></text:p>
            <text:p><text:s text:c="8"/></text:p>
            <text:p><text:s text:c="8"/></text:p>
            <text:p><text:s text:c="12"/>Davon Reed (left meniscus repair) is doubtful to play in the G League on Friday.</text:p>
            <text:p><text:s text:c="8"/></text:p>
            <text:p><text:s text:c="8"/></text:p>
            <text:p><text:s text:c="13"/>Just an update here after the Suns sent him down for a rehab assignment. Reed is expected to join the Suns next month and he's right up coach Jay Triano's alley for his style of play. Just keep an eye on him in super deep leagues.</text:p>
            <text:p><text:s text:c="8"/></text:p>
            <text:p><text:s text:c="8"/></text:p>
            <text:p><text:s text:c="13"/></text:p>
            <text:p><text:s text:c="14"/></text:p>
            <text:p><text:s text:c="13"/>Source: Northern Arizona Suns on Twitter <text:s text:c="17"/>Fri, Dec 29, 2017 06: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P.J. Tucker</text:p>
            <text:p><text:s text:c="17"/></text:p>
            <text:p><text:s text:c="17"/></text:p>
            <text:p><text:s text:c="22"/>- F - <text:s/>Rockets</text:p>
            <text:p><text:s text:c="16"/></text:p>
            <text:p><text:s text:c="17"/></text:p>
            <text:p><text:s text:c="12"/></text:p>
            <text:p><text:s text:c="8"/></text:p>
            <text:p><text:s text:c="8"/></text:p>
            <text:p><text:s text:c="8"/></text:p>
            <text:p><text:s text:c="12"/>P.J. Tucker is listed as the starter for Nene (rest) against the Wizards on Friday.</text:p>
            <text:p><text:s text:c="8"/></text:p>
            <text:p><text:s text:c="8"/></text:p>
            <text:p><text:s text:c="13"/>Not a big surprise here as Ryan Anderson slides over to the five. Tucker should be looking at minutes in the low 30s, so he's worth a look as a stream or DFS punt because of his playing time. Anderson also benefits here while Tarik Black would be a risky play with some upside.</text:p>
            <text:p><text:s text:c="8"/></text:p>
            <text:p><text:s text:c="8"/></text:p>
            <text:p><text:s text:c="13"/></text:p>
            <text:p><text:s text:c="14"/></text:p>
            <text:p><text:s text:c="13"/>Source: Zach Rosen on Twitter <text:s text:c="28"/>Fri, Dec 29, 2017 06:0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ne Hilario</text:p>
            <text:p><text:s text:c="17"/></text:p>
            <text:p><text:s text:c="17"/></text:p>
            <text:p><text:s text:c="22"/>- F/C - <text:s/>Rockets</text:p>
            <text:p><text:s text:c="16"/></text:p>
            <text:p><text:s text:c="17"/></text:p>
            <text:p><text:s text:c="12"/></text:p>
            <text:p><text:s text:c="8"/></text:p>
            <text:p><text:s text:c="8"/></text:p>
            <text:p><text:s text:c="8"/></text:p>
            <text:p><text:s text:c="12"/>Nene (rest) will not play on Friday night against the Wizards.</text:p>
            <text:p><text:s text:c="8"/></text:p>
            <text:p><text:s text:c="8"/></text:p>
            <text:p><text:s text:c="13"/>On Wednesday, coach Mike D'Antoni said Nene can play in back-to-backs, but apparently Nene is not feeling 100 percent after playing 19 minutes on Thursday. Plus, Chris Paul being back is probably a factor here. With Clint Capela (heel) also out, this certainly puts Tarik Black on the board as a punt and it helps P.J. Tucker a lot because the Rockets can just start Ryan Anderson at the five.</text:p>
            <text:p><text:s text:c="8"/></text:p>
            <text:p><text:s text:c="8"/></text:p>
            <text:p><text:s text:c="13"/></text:p>
            <text:p><text:s text:c="14"/></text:p>
            <text:p><text:s text:c="13"/>Source: Craig Ackerman on Twitter <text:s text:c="24"/>Fri, Dec 29, 2017 05:4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groin) will play on Friday night against the Wizards and is expected to play around 25 minutes.</text:p>
            <text:p><text:s text:c="8"/></text:p>
            <text:p><text:s text:c="8"/></text:p>
            <text:p><text:s text:c="13"/>He was expected to play today or Sunday, so Paul must be feeling well. Perhaps the Rockets folding last night gave him a a little extra motivation. The last time he returned from injury, Paul did have about three games with a minutes limit, but this injury isn't as bad as his knee problem. With him back, Eric Gordon will take a hit while Briante Weber is probably out of the rotation again.RotoGrinders.com Daily Slant: This puts Westbrook head and shoulders above Harden as the top overall play. Paul is a risky DFS option in his first game back - he's not cheap and is expected to be limited to about 25 minutes - so the upside just isn't there. Harden is still definitely in play, but he's more of a pivot off Westbrook at this point. Eric Gordon also suffers as a result. With Ryan Anderson starting at center, he's a much nicer mid-range target.</text:p>
            <text:p><text:s text:c="8"/></text:p>
            <text:p><text:s text:c="8"/></text:p>
            <text:p><text:s text:c="13"/></text:p>
            <text:p><text:s text:c="14"/></text:p>
            <text:p><text:s text:c="13"/>Source: Jonathan Feigen on Twitter <text:s text:c="23"/>Fri, Dec 29, 2017 05: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uno Caboclo</text:p>
            <text:p><text:s text:c="17"/></text:p>
            <text:p><text:s text:c="17"/></text:p>
            <text:p><text:s text:c="22"/>- F - <text:s/>Kings</text:p>
            <text:p><text:s text:c="16"/></text:p>
            <text:p><text:s text:c="17"/></text:p>
            <text:p><text:s text:c="12"/></text:p>
            <text:p><text:s text:c="8"/></text:p>
            <text:p><text:s text:c="8"/></text:p>
            <text:p><text:s text:c="8"/></text:p>
            <text:p><text:s text:c="12"/>Bruno Caboclo was recalled to the Raptors on Friday.</text:p>
            <text:p><text:s text:c="8"/></text:p>
            <text:p><text:s text:c="8"/></text:p>
            <text:p><text:s text:c="13"/>Even with Serge Ibaka out, Caboclo is not expected to be in the rotation.</text:p>
            <text:p><text:s text:c="8"/></text:p>
            <text:p><text:s text:c="8"/></text:p>
            <text:p><text:s text:c="13"/></text:p>
            <text:p><text:s text:c="14"/></text:p>
            <text:p><text:s text:c="13"/>Source: Raptors on Twitter <text:s text:c="31"/>Fri, Dec 29, 2017 05:1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has been suspended for one game after a violation of team rules and will not play Friday vs. Atlanta.</text:p>
            <text:p><text:s text:c="8"/></text:p>
            <text:p><text:s text:c="8"/></text:p>
            <text:p><text:s text:c="13"/>This is because of an altercation with a Raptors staff member, but both the staff member and Ibaka have apologized. With <text:s/>him out tonight, we could see Pascal Siakam get into the starting lineup, or the Raptors did use C.J. Miles in the last game without Ibaka on Dec. 17. Siakam makes sense as a streamer or in DFS while Miles, Norman Powell and even Delon Wright will pick up some extra minutes with the Raptors going smaller.</text:p>
            <text:p><text:s text:c="8"/></text:p>
            <text:p><text:s text:c="8"/></text:p>
            <text:p><text:s text:c="13"/></text:p>
            <text:p><text:s text:c="14"/></text:p>
            <text:p><text:s text:c="13"/>Source: Raptors on Twitter <text:s text:c="31"/>Fri, Dec 29, 2017 05: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is probable for Saturday against the Pistons.</text:p>
            <text:p><text:s text:c="8"/></text:p>
            <text:p><text:s text:c="8"/></text:p>
            <text:p><text:s text:c="13"/>He should be back out there after getting the night off on Thursday. Of course, fantasy owners can never truly trust the Spurs on their injury report, but for now expect him to play and log minutes in the mid 20s.</text:p>
            <text:p><text:s text:c="8"/></text:p>
            <text:p><text:s text:c="8"/></text:p>
            <text:p><text:s text:c="13"/></text:p>
            <text:p><text:s text:c="14"/></text:p>
            <text:p><text:s text:c="13"/>Source: Hector Ledesma on Twitter <text:s text:c="24"/>Fri, Dec 29, 2017 05:0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Coach Luke Walton said he hasn't played Julius Randle a lot because "other guys are rolling" and Walton doesn't believe Randle is "playing up to the standard that he set for himself."</text:p>
            <text:p><text:s text:c="8"/></text:p>
            <text:p><text:s text:c="8"/></text:p>
            <text:p><text:s text:c="13"/>"I want him to feel and realize the difference in those nights as part of his growth as a player," Walton said. "For me a lot of times we want him running, we want him playing fast, we want him running into screens." Randle played just 11 minutes on Wednesday and he also played eight minutes against the Rockets in the first game Brook Lopez (ankle) missed on Dec. 20. Randle is becoming tough to stash in shallow leagues.</text:p>
            <text:p><text:s text:c="8"/></text:p>
            <text:p><text:s text:c="8"/></text:p>
            <text:p><text:s text:c="13"/></text:p>
            <text:p><text:s text:c="14"/></text:p>
            <text:p><text:s text:c="13"/>Source: ESPN.com <text:s text:c="41"/>Fri, Dec 29, 2017 04: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hip) will not play on Saturday night against the Jazz.</text:p>
            <text:p><text:s text:c="8"/></text:p>
            <text:p><text:s text:c="8"/></text:p>
            <text:p><text:s text:c="13"/>Although, coach Ty Lue was encouraged by what he saw out of Thomas in the team scrimmage on Friday. "He’s getting very close and we’re all excited," Lue said. Thomas is going to scrimmage again on Monday, so maybe IT can get out there against the Blazers on Tuesday at home.</text:p>
            <text:p><text:s text:c="8"/></text:p>
            <text:p><text:s text:c="8"/></text:p>
            <text:p><text:s text:c="13"/></text:p>
            <text:p><text:s text:c="14"/></text:p>
            <text:p><text:s text:c="13"/>Source: Dave McMenamin on Twitter <text:s text:c="24"/>Fri, Dec 29, 2017 04:0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Anderson</text:p>
            <text:p><text:s text:c="17"/></text:p>
            <text:p><text:s text:c="17"/></text:p>
            <text:p><text:s text:c="22"/>- F - <text:s/>76ers</text:p>
            <text:p><text:s text:c="16"/></text:p>
            <text:p><text:s text:c="17"/></text:p>
            <text:p><text:s text:c="12"/></text:p>
            <text:p><text:s text:c="8"/></text:p>
            <text:p><text:s text:c="8"/></text:p>
            <text:p><text:s text:c="8"/></text:p>
            <text:p><text:s text:c="12"/>Justin Anderson (shin) is doubtful to play against the Nuggets on Saturday.</text:p>
            <text:p><text:s text:c="8"/></text:p>
            <text:p><text:s text:c="8"/></text:p>
            <text:p><text:s text:c="13"/>He was expected to play on Thursday, but he did not. This injury has bothered Anderson for most of this season and the 76ers may have to shut him down for even longer.</text:p>
            <text:p><text:s text:c="8"/></text:p>
            <text:p><text:s text:c="8"/></text:p>
            <text:p><text:s text:c="13"/></text:p>
            <text:p><text:s text:c="14"/></text:p>
            <text:p><text:s text:c="13"/>Fri, Dec 29, 2017 03: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left middle finger) will have treatment on Friday to see if he can play on Saturday in Denver.</text:p>
            <text:p><text:s text:c="8"/></text:p>
            <text:p><text:s text:c="8"/></text:p>
            <text:p><text:s text:c="13"/>X-rays were negative, so he didn't break his finger from a Thursday night injury. This is to his non-shooting hand, and Covington wasn't able to return on Thursday night in a loss to the Blazers. If he's out, T.J. McConnell will get some extra run.</text:p>
            <text:p><text:s text:c="8"/></text:p>
            <text:p><text:s text:c="8"/></text:p>
            <text:p><text:s text:c="13"/></text:p>
            <text:p><text:s text:c="14"/></text:p>
            <text:p><text:s text:c="13"/>Source: Jessica Camerato on Twitter <text:s text:c="22"/>Fri, Dec 29, 2017 03:5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rest) will not play against Denver on Saturday night.</text:p>
            <text:p><text:s text:c="8"/></text:p>
            <text:p><text:s text:c="8"/></text:p>
            <text:p><text:s text:c="13"/>It's the front end of a back-to-back set, so this news is not surprising at all. He is fully expected to play in Phoenix on Sunday night, though. That should mean Amir Johnson gets another start while Richaun Holmes is in the rotation. After this back-to-back, the only back-to-back next month isn't until Jan. 28-29.</text:p>
            <text:p><text:s text:c="8"/></text:p>
            <text:p><text:s text:c="8"/></text:p>
            <text:p><text:s text:c="13"/></text:p>
            <text:p><text:s text:c="14"/></text:p>
            <text:p><text:s text:c="13"/>Source: Keith Pompey on Twitter <text:s text:c="26"/>Fri, Dec 29, 2017 03:3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Coach Luke Walton expects Kyle Kuzma (bruised quad) to play against the Clippers on Friday.</text:p>
            <text:p><text:s text:c="8"/></text:p>
            <text:p><text:s text:c="8"/></text:p>
            <text:p><text:s text:c="13"/>He will technically be a game-time call, but he'll be in the lineup unless he has a setback. Walton may want to dial back Kuzma's minutes, but he's playing too well for the coach to do so. Expect him to see minutes in the mid 30s tonight.</text:p>
            <text:p><text:s text:c="8"/></text:p>
            <text:p><text:s text:c="8"/></text:p>
            <text:p><text:s text:c="13"/></text:p>
            <text:p><text:s text:c="14"/></text:p>
            <text:p><text:s text:c="13"/>Source: Ohm Youngmisuk on Twitter <text:s text:c="24"/>Fri, Dec 29, 2017 03:3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eft knee soreness) is probable to face the Hornets on Friday.</text:p>
            <text:p><text:s text:c="8"/></text:p>
            <text:p><text:s text:c="8"/></text:p>
            <text:p><text:s text:c="13"/>It's a front end of a back-to-back set, so it's possible Iguodala is going to miss at least one game this weekend. Stephen Curry (ankle) has a better chance to play on Saturday, so it makes sense to play Iggy tonight and rest him tomorrow.</text:p>
            <text:p><text:s text:c="8"/></text:p>
            <text:p><text:s text:c="8"/></text:p>
            <text:p><text:s text:c="13"/></text:p>
            <text:p><text:s text:c="14"/></text:p>
            <text:p><text:s text:c="13"/>Source: Warriors on Twitter <text:s text:c="30"/>Fri, Dec 29, 2017 03:2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If Blake Griffin (knee) can play against the Lakers on Friday, he will be in the starting lineup.</text:p>
            <text:p><text:s text:c="8"/></text:p>
            <text:p><text:s text:c="8"/></text:p>
            <text:p><text:s text:c="13"/>He did also go through shootaround today. Coach Doc Rivers added that Blake's conditioning isn't up to speed just yet, so maybe he has a minutes cap if active. Both Griffin and Rivers said it'll be a team decision to decide if he can give it a go. Griffin said he hasn't really had any pain through his rehab process, so maybe he gets up to speed somewhat quickly.</text:p>
            <text:p><text:s text:c="8"/></text:p>
            <text:p><text:s text:c="8"/></text:p>
            <text:p><text:s text:c="13"/></text:p>
            <text:p><text:s text:c="14"/></text:p>
            <text:p><text:s text:c="13"/>Source: Clippers PR <text:s text:c="38"/>Fri, Dec 29, 2017 02:4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ul Neto</text:p>
            <text:p><text:s text:c="17"/></text:p>
            <text:p><text:s text:c="17"/></text:p>
            <text:p><text:s text:c="22"/>- G - <text:s/>Jazz</text:p>
            <text:p><text:s text:c="16"/></text:p>
            <text:p><text:s text:c="17"/></text:p>
            <text:p><text:s text:c="12"/></text:p>
            <text:p><text:s text:c="8"/></text:p>
            <text:p><text:s text:c="8"/></text:p>
            <text:p><text:s text:c="8"/></text:p>
            <text:p><text:s text:c="12"/>Raul Neto (knee, concussion) will not play on Saturday.</text:p>
            <text:p><text:s text:c="8"/></text:p>
            <text:p><text:s text:c="8"/></text:p>
            <text:p><text:s text:c="13"/>The team does add that Neto has a left knee bone bruise, which was suffered on the same play he suffered the concussion. Donovan Mitchell will continue to see most of the backup PG minutes to go with his starting duties.</text:p>
            <text:p><text:s text:c="8"/></text:p>
            <text:p><text:s text:c="8"/></text:p>
            <text:p><text:s text:c="13"/></text:p>
            <text:p><text:s text:c="14"/></text:p>
            <text:p><text:s text:c="13"/>Source: Kyle Goon on Twitter <text:s text:c="29"/>Fri, Dec 29, 2017 02: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quad) said his contusion is still sore and he is expected to be a game-time decision for Friday against the Clippers.</text:p>
            <text:p><text:s text:c="8"/></text:p>
            <text:p><text:s text:c="8"/></text:p>
            <text:p><text:s text:c="13"/>He took a knee to his thigh on Wednesday night and was able to play through it, but he was clearly bothered by it. Coach Luke Walton also said he'd "like to" dial back Kuzma's minutes a bit. "If Kuzma looks healthy, then it's tough to get him out of there," Walton said. "The way that he's playing, it's hard to get him off the floor. But I would like to ideally play him less than he's playing right now, as a rookie, just to keep him healthy throughout the whole season." If he's out, that means Julius Randle, Larry Nance and Josh Hart should all benefit.</text:p>
            <text:p><text:s text:c="8"/></text:p>
            <text:p><text:s text:c="8"/></text:p>
            <text:p><text:s text:c="13"/></text:p>
            <text:p><text:s text:c="14"/></text:p>
            <text:p><text:s text:c="13"/>Source: ESPN.com <text:s text:c="41"/>Fri, Dec 29, 2017 02: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an Hernangomez</text:p>
            <text:p><text:s text:c="17"/></text:p>
            <text:p><text:s text:c="17"/></text:p>
            <text:p><text:s text:c="22"/>- F - <text:s/>Nuggets</text:p>
            <text:p><text:s text:c="16"/></text:p>
            <text:p><text:s text:c="17"/></text:p>
            <text:p><text:s text:c="12"/></text:p>
            <text:p><text:s text:c="8"/></text:p>
            <text:p><text:s text:c="8"/></text:p>
            <text:p><text:s text:c="8"/></text:p>
            <text:p><text:s text:c="12"/>Juancho Hernangomez (illness) is questionable for Saturday against the 76ers on Saturday.</text:p>
            <text:p><text:s text:c="8"/></text:p>
            <text:p><text:s text:c="8"/></text:p>
            <text:p><text:s text:c="13"/>Hernangomez fever had a vaccine apparently because both Juancho and Willy aren't in the rotation right now. Trey Lyles doesn't look like he's going away.</text:p>
            <text:p><text:s text:c="8"/></text:p>
            <text:p><text:s text:c="8"/></text:p>
            <text:p><text:s text:c="13"/></text:p>
            <text:p><text:s text:c="14"/></text:p>
            <text:p><text:s text:c="13"/>Source: T.J. McBride on Twitter <text:s text:c="26"/>Fri, Dec 29, 2017 02: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ik Beasley</text:p>
            <text:p><text:s text:c="17"/></text:p>
            <text:p><text:s text:c="17"/></text:p>
            <text:p><text:s text:c="22"/>- G - <text:s/>Nuggets</text:p>
            <text:p><text:s text:c="16"/></text:p>
            <text:p><text:s text:c="17"/></text:p>
            <text:p><text:s text:c="12"/></text:p>
            <text:p><text:s text:c="8"/></text:p>
            <text:p><text:s text:c="8"/></text:p>
            <text:p><text:s text:c="8"/></text:p>
            <text:p><text:s text:c="12"/>Malik Beasley (right elbow soreness) is questionable for Saturday against the 76ers.</text:p>
            <text:p><text:s text:c="8"/></text:p>
            <text:p><text:s text:c="8"/></text:p>
            <text:p><text:s text:c="13"/>He's not in the rotation right now with Wilson Chandler logging most of his minutes at the three and Gary Harris being healthy. Torrey Craig is also ahead of Beasley.</text:p>
            <text:p><text:s text:c="8"/></text:p>
            <text:p><text:s text:c="8"/></text:p>
            <text:p><text:s text:c="13"/></text:p>
            <text:p><text:s text:c="14"/></text:p>
            <text:p><text:s text:c="13"/>Source: T.J. McBride on Twitter <text:s text:c="26"/>Fri, Dec 29, 2017 02: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ay</text:p>
            <text:p><text:s text:c="17"/></text:p>
            <text:p><text:s text:c="17"/></text:p>
            <text:p><text:s text:c="22"/>- F - <text:s/>Spurs</text:p>
            <text:p><text:s text:c="16"/></text:p>
            <text:p><text:s text:c="17"/></text:p>
            <text:p><text:s text:c="12"/></text:p>
            <text:p><text:s text:c="8"/></text:p>
            <text:p><text:s text:c="8"/></text:p>
            <text:p><text:s text:c="8"/></text:p>
            <text:p><text:s text:c="12"/>Rudy Gay (right heel) will be out for at least two weeks.</text:p>
            <text:p><text:s text:c="8"/></text:p>
            <text:p><text:s text:c="8"/></text:p>
            <text:p><text:s text:c="13"/>He has right retrocalcaneal bursitis, which is located behind the heel bone. Gay is going to go through a two-week rehab with rest, and then the Spurs will likely announce an update -- well, hopefully they do. Gay's right heel has bothered him for most of this month, so it's more about wear and tear. Coach Gregg Popovich has been looking for a reason to play Kyle Anderson more, so Anderson looks like a strong pickup in 12-team leagues.</text:p>
            <text:p><text:s text:c="8"/></text:p>
            <text:p><text:s text:c="8"/></text:p>
            <text:p><text:s text:c="13"/></text:p>
            <text:p><text:s text:c="14"/></text:p>
            <text:p><text:s text:c="13"/>Source: Spurs on Twitter <text:s text:c="33"/>Fri, Dec 29, 2017 02: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Evan Fournier was limited at Friday's practice.</text:p>
            <text:p><text:s text:c="8"/></text:p>
            <text:p><text:s text:c="8"/></text:p>
            <text:p><text:s text:c="13"/>Fournier played through a right foot issue on Thursday, and coach Frank Vogel said he was a little sore afterwards. He's still fully expected to play on Saturday vs. the Heat, but we'll confirm his status hopefully after the morning shootaround.</text:p>
            <text:p><text:s text:c="8"/></text:p>
            <text:p><text:s text:c="8"/></text:p>
            <text:p><text:s text:c="13"/></text:p>
            <text:p><text:s text:c="14"/></text:p>
            <text:p><text:s text:c="13"/>Source: John Denton on Twitter <text:s text:c="27"/>Fri, Dec 29, 2017 02:0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s calf was sore after returning on Thursday, but coach Frank Vogel said he should be good to go for Saturday's game vs. the Heat.</text:p>
            <text:p><text:s text:c="8"/></text:p>
            <text:p><text:s text:c="8"/></text:p>
            <text:p><text:s text:c="13"/>Gordon went through a limited practice on Friday, but it sounds like the Magic were just taking it easy on him after he played 30 minutes Thursday. He looked great with 14 points, seven rebounds, two assists, one block and two triples, and his owners can plan on having him in their lineups.</text:p>
            <text:p><text:s text:c="8"/></text:p>
            <text:p><text:s text:c="8"/></text:p>
            <text:p><text:s text:c="13"/></text:p>
            <text:p><text:s text:c="14"/></text:p>
            <text:p><text:s text:c="13"/>Source: John Denton on Twitter <text:s text:c="27"/>Fri, Dec 29, 2017 02:0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sprained right ankle) will not play on Friday vs. the Hornets.</text:p>
            <text:p><text:s text:c="8"/></text:p>
            <text:p><text:s text:c="8"/></text:p>
            <text:p><text:s text:c="13"/>He was previously listed as questionable, and the Warriors plan to re-evaluate him on Saturday which means he's likely day-to-day. Casspi has been seeing minutes in the high teens lately, but we expect the Warriors to use a committee approach to soak up his minutes.</text:p>
            <text:p><text:s text:c="8"/></text:p>
            <text:p><text:s text:c="8"/></text:p>
            <text:p><text:s text:c="13"/></text:p>
            <text:p><text:s text:c="14"/></text:p>
            <text:p><text:s text:c="13"/>Source: Mark Medina on Twitter <text:s text:c="27"/>Fri, Dec 29, 2017 02:0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ndaugas Kuzminskas</text:p>
            <text:p><text:s text:c="17"/></text:p>
            <text:p><text:s text:c="17"/></text:p>
            <text:p><text:s text:c="22"/>- F - <text:s/>Knicks</text:p>
            <text:p><text:s text:c="16"/></text:p>
            <text:p><text:s text:c="17"/></text:p>
            <text:p><text:s text:c="12"/></text:p>
            <text:p><text:s text:c="8"/></text:p>
            <text:p><text:s text:c="8"/></text:p>
            <text:p><text:s text:c="8"/></text:p>
            <text:p><text:s text:c="12"/>Mindaugas Kuzminskas is expected to sign a contract with a EuroLeague team for the remainder of this season, according to Michael Scotto of Basketball Insiders.</text:p>
            <text:p><text:s text:c="8"/></text:p>
            <text:p><text:s text:c="8"/></text:p>
            <text:p><text:s text:c="13"/>Kuzminskas was waived by the Knicks back in November and wasn't able to find an NBA team willing to offer him a deal. Per this report, Kuzminskas is deciding between five EuroLeague offers, all of which will allow him to become a free agent in July of 2018.</text:p>
            <text:p><text:s text:c="8"/></text:p>
            <text:p><text:s text:c="8"/></text:p>
            <text:p><text:s text:c="13"/></text:p>
            <text:p><text:s text:c="14"/></text:p>
            <text:p><text:s text:c="13"/>Source: Michael Scotto on Twitter <text:s text:c="24"/>Fri, Dec 29, 2017 01: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left knee soreness) has been ruled out of Friday's game vs. the Bucks.</text:p>
            <text:p><text:s text:c="8"/></text:p>
            <text:p><text:s text:c="8"/></text:p>
            <text:p><text:s text:c="13"/>George missed two games earlier this month due to a right calf injury, but this is the first we've heard of a knee issue. We should have a thorough update shortly; hopefully, it merely a precautionary move by OKC. The Thunder's next game is Sunday vs. Dallas. Alex Abrines started each of the two games George missed previously. Abrines is averaging 12.8 points and 2.5 rebounds over 31.5 minutes in the four games he's started this season. Russell Westbrook and Carmelo Anthony should also see a spike in usage rate with George out.RotoGrinders.com Daily Slant: With George off the floor this year, Russell Westbrook gets a massive +9.9% bump in usage rate and a healthy +0.09 FPPM differential, while Carmelo Anthony sees a +6.4% usage increase and a huge +0.17 FPPM bump. Both of these two are elite options in any format, while Steven Adams (+2.0% usage bump, +0.02 FPPM) profiles as an elite target on DraftKings.</text:p>
            <text:p><text:s text:c="8"/></text:p>
            <text:p><text:s text:c="8"/></text:p>
            <text:p><text:s text:c="13"/>Related: Alex Abrines</text:p>
            <text:p><text:s text:c="14"/></text:p>
            <text:p><text:s text:c="13"/>Source: Royce Young on Twitter <text:s text:c="27"/>Fri, Dec 29, 2017 12: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ristiano Felicio</text:p>
            <text:p><text:s text:c="17"/></text:p>
            <text:p><text:s text:c="17"/></text:p>
            <text:p><text:s text:c="22"/>- F/C - <text:s/>Bulls</text:p>
            <text:p><text:s text:c="16"/></text:p>
            <text:p><text:s text:c="17"/></text:p>
            <text:p><text:s text:c="12"/></text:p>
            <text:p><text:s text:c="8"/></text:p>
            <text:p><text:s text:c="8"/></text:p>
            <text:p><text:s text:c="8"/></text:p>
            <text:p><text:s text:c="12"/>The Bulls have recalled Cristiano Felicio from the G-League.</text:p>
            <text:p><text:s text:c="8"/></text:p>
            <text:p><text:s text:c="8"/></text:p>
            <text:p><text:s text:c="13"/>Felício recorded 22 points, 14 rebounds, four assists, three steals and 6 blocks in the G-League game he played Thursday night. However, he's averaging 3.8 points and 2.7 rebounds in 14.0 minutes for the Bulls this season.</text:p>
            <text:p><text:s text:c="8"/></text:p>
            <text:p><text:s text:c="8"/></text:p>
            <text:p><text:s text:c="13"/></text:p>
            <text:p><text:s text:c="14"/></text:p>
            <text:p><text:s text:c="13"/>Source: Bulls PR on Twitter <text:s text:c="30"/>Fri, Dec 29, 2017 12:5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on Waiters</text:p>
            <text:p><text:s text:c="17"/></text:p>
            <text:p><text:s text:c="17"/></text:p>
            <text:p><text:s text:c="22"/>- G - <text:s/>Heat</text:p>
            <text:p><text:s text:c="16"/></text:p>
            <text:p><text:s text:c="17"/></text:p>
            <text:p><text:s text:c="12"/></text:p>
            <text:p><text:s text:c="8"/></text:p>
            <text:p><text:s text:c="8"/></text:p>
            <text:p><text:s text:c="8"/></text:p>
            <text:p><text:s text:c="12"/>Coach Erik Spoelstra said that he expects Dion Waiters (ankle) to miss both Friday's game vs. Brooklyn and Saturday's game vs. Orlando.</text:p>
            <text:p><text:s text:c="8"/></text:p>
            <text:p><text:s text:c="8"/></text:p>
            <text:p><text:s text:c="13"/>Waiters will very likely miss more than just these two games, as Thursday it was reported that Waiters may be looking at a multi-week absence due to the ankle injury. Josh Richardson, Tyler Johnson, and Wayne Ellington will soak up additional playing time at shooting guard.</text:p>
            <text:p><text:s text:c="8"/></text:p>
            <text:p><text:s text:c="8"/></text:p>
            <text:p><text:s text:c="13"/></text:p>
            <text:p><text:s text:c="14"/></text:p>
            <text:p><text:s text:c="13"/>Source: Barry Jackson on Twitter <text:s text:c="25"/>Fri, Dec 29, 2017 12: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Coach Erik Spoelstra said that he expects Justise Winslow (left knee) to miss both Friday's game vs. Brooklyn and Saturday's game vs. Orlando.</text:p>
            <text:p><text:s text:c="8"/></text:p>
            <text:p><text:s text:c="8"/></text:p>
            <text:p><text:s text:c="13"/>This is certainly not surprising, as it was reported on Thursday that Winslow is still very limited and is not close to practicing with the team. Winslow should be left on waivers.</text:p>
            <text:p><text:s text:c="8"/></text:p>
            <text:p><text:s text:c="8"/></text:p>
            <text:p><text:s text:c="13"/></text:p>
            <text:p><text:s text:c="14"/></text:p>
            <text:p><text:s text:c="13"/>Source: Barry Jackson on Twitter <text:s text:c="25"/>Fri, Dec 29, 2017 12:2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Jonathan Isaac (ankle) is listed as out in the game notes for Saturday's matchup vs. Miami.</text:p>
            <text:p><text:s text:c="8"/></text:p>
            <text:p><text:s text:c="8"/></text:p>
            <text:p><text:s text:c="13"/>Isaac has been unable to shake this ankle injury, which has plagued his rookie season. He has been sidelined for 20 of the Magic's last 23 games. Expect Orlando to give him plenty of time to rest and heal, as Orlando has no reason to rush him back into action. Mario Hezonja will likely continue to soak up additional playing time.</text:p>
            <text:p><text:s text:c="8"/></text:p>
            <text:p><text:s text:c="8"/></text:p>
            <text:p><text:s text:c="13"/></text:p>
            <text:p><text:s text:c="14"/></text:p>
            <text:p><text:s text:c="13"/>Source: NBA.com <text:s text:c="42"/>Fri, Dec 29, 2017 12: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Coach Erik Spoelstra said that he expects James Johnson (right ankle bursitis), Dion Waiters (ankle) and Justise Winslow (left knee) to miss Friday and Saturday's games.</text:p>
            <text:p><text:s text:c="8"/></text:p>
            <text:p><text:s text:c="8"/></text:p>
            <text:p><text:s text:c="13"/>Johnson has been making some progress, as he was able to participate in portions of Thursday's practice. However, it appears he will miss at least two more games. <text:s/>Kelly Olynyk and Jordan Mickey will continue to soak up more minutes with Johnson out of the lineup.</text:p>
            <text:p><text:s text:c="8"/></text:p>
            <text:p><text:s text:c="8"/></text:p>
            <text:p><text:s text:c="13"/></text:p>
            <text:p><text:s text:c="14"/></text:p>
            <text:p><text:s text:c="13"/>Source: Barry Jackson on Twitter <text:s text:c="25"/>Fri, Dec 29, 2017 12:0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Scott</text:p>
            <text:p><text:s text:c="17"/></text:p>
            <text:p><text:s text:c="17"/></text:p>
            <text:p><text:s text:c="22"/>- F - <text:s/>Wizards</text:p>
            <text:p><text:s text:c="16"/></text:p>
            <text:p><text:s text:c="17"/></text:p>
            <text:p><text:s text:c="12"/></text:p>
            <text:p><text:s text:c="8"/></text:p>
            <text:p><text:s text:c="8"/></text:p>
            <text:p><text:s text:c="8"/></text:p>
            <text:p><text:s text:c="12"/>Mike Scott (personal) will not play Friday vs. the Rockets.</text:p>
            <text:p><text:s text:c="8"/></text:p>
            <text:p><text:s text:c="8"/></text:p>
            <text:p><text:s text:c="13"/>Scott has been on fire of late, averaging 13.9 points and 4.1 rebounds in 22.1 minutes, while shooting 64.1 percent from the floor over the Wizards last 10 games. With Scott sidelined, Markieff Morris, Kelly Oubre and Ian Mahinmi will likely see an uptick in minutes, and Jason Smith could re-enter the rotation.</text:p>
            <text:p><text:s text:c="8"/></text:p>
            <text:p><text:s text:c="8"/></text:p>
            <text:p><text:s text:c="13"/></text:p>
            <text:p><text:s text:c="14"/></text:p>
            <text:p><text:s text:c="13"/>Source: Chase Hughes on Twitter <text:s text:c="26"/>Fri, Dec 29, 2017 11:5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adductor) has been upgraded to questionable for Friday's game vs. Washington.</text:p>
            <text:p><text:s text:c="8"/></text:p>
            <text:p><text:s text:c="8"/></text:p>
            <text:p><text:s text:c="13"/>Coach Mike D'Antoni said on Thursday that Paul would "probably" make his return on either Friday or Sunday. It was assumed that Sunday was the more likely date, but now it appears CP3 could suit up on Friday night. The Rockets are playing on the back end of a back-to-back and have lost four straight games, so they would obviously love to have Paul back in the lineup. This is shaping up as a game-time decision. Check back later this evening.</text:p>
            <text:p><text:s text:c="8"/></text:p>
            <text:p><text:s text:c="8"/></text:p>
            <text:p><text:s text:c="13"/></text:p>
            <text:p><text:s text:c="14"/></text:p>
            <text:p><text:s text:c="13"/>Source: Tim MacMahon on Twitter <text:s text:c="26"/>Fri, Dec 29, 2017 11:5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Heading into shootaround, Caris LeVert (hip) remains questionable for Friday's game vs. Miami.</text:p>
            <text:p><text:s text:c="8"/></text:p>
            <text:p><text:s text:c="8"/></text:p>
            <text:p><text:s text:c="13"/>We may get a more thorough update via coach Kenny Atkinson following shootaround, so stay tuned. If LeVert is unable to play this evening, Allen Crabbe, Joe Harris, and Nik Stauskas would likely divvy up the excess minutes.</text:p>
            <text:p><text:s text:c="8"/></text:p>
            <text:p><text:s text:c="8"/></text:p>
            <text:p><text:s text:c="13"/></text:p>
            <text:p><text:s text:c="14"/></text:p>
            <text:p><text:s text:c="13"/>Source: Brian Lewis on Twitter <text:s text:c="27"/>Fri, Dec 29, 2017 11:0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left knee MCL sprain) will likely be a game-time decision for Friday's contest vs. the Lakers.</text:p>
            <text:p><text:s text:c="8"/></text:p>
            <text:p><text:s text:c="8"/></text:p>
            <text:p><text:s text:c="13"/>Griffin said that his availability for Friday night will be "a decision that we make as a team." He also added: "I haven’t felt any pain or any challenges or goals that they’ve set for me at any point through this whole process." We should get an update after the Clippers shootaround, but may not have a final decision until prior to tip-off.</text:p>
            <text:p><text:s text:c="8"/></text:p>
            <text:p><text:s text:c="8"/></text:p>
            <text:p><text:s text:c="13"/></text:p>
            <text:p><text:s text:c="14"/></text:p>
            <text:p><text:s text:c="13"/>Source: NBA.com <text:s text:c="42"/>Fri, Dec 29, 2017 10:3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neth Faried</text:p>
            <text:p><text:s text:c="17"/></text:p>
            <text:p><text:s text:c="17"/></text:p>
            <text:p><text:s text:c="22"/>- F/C - <text:s/>Nuggets</text:p>
            <text:p><text:s text:c="16"/></text:p>
            <text:p><text:s text:c="17"/></text:p>
            <text:p><text:s text:c="12"/></text:p>
            <text:p><text:s text:c="8"/></text:p>
            <text:p><text:s text:c="8"/></text:p>
            <text:p><text:s text:c="8"/></text:p>
            <text:p><text:s text:c="12"/>Coach Michael Malone indicated that Kenneth Faried will likely remain on the bench as long as the Nuggets continue to win.</text:p>
            <text:p><text:s text:c="8"/></text:p>
            <text:p><text:s text:c="8"/></text:p>
            <text:p><text:s text:c="13"/>Faried hasn't appeared in a game since December 15th. Coach Malone was brutally honest when asked about the situation: "Our job is to win games, and we’re winning games right now," said Malone. "Right now, Kenneth is not part of the rotation. Obviously, things change in this business. But why would I play him over Nikola [Jokic] or Trey Lyles with how well they’re playing right now?" Faried should be left on waivers for now. He needs a trade to resuscitate his fantasy value.</text:p>
            <text:p><text:s text:c="8"/></text:p>
            <text:p><text:s text:c="8"/></text:p>
            <text:p><text:s text:c="13"/></text:p>
            <text:p><text:s text:c="14"/></text:p>
            <text:p><text:s text:c="13"/>Source: NBA.com <text:s text:c="42"/>Fri, Dec 29, 2017 10:3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ay</text:p>
            <text:p><text:s text:c="17"/></text:p>
            <text:p><text:s text:c="17"/></text:p>
            <text:p><text:s text:c="22"/>- F - <text:s/>Spurs</text:p>
            <text:p><text:s text:c="16"/></text:p>
            <text:p><text:s text:c="17"/></text:p>
            <text:p><text:s text:c="12"/></text:p>
            <text:p><text:s text:c="8"/></text:p>
            <text:p><text:s text:c="8"/></text:p>
            <text:p><text:s text:c="8"/></text:p>
            <text:p><text:s text:c="12"/>Rudy Gay (heel) will undergo an MRI on Friday.</text:p>
            <text:p><text:s text:c="8"/></text:p>
            <text:p><text:s text:c="8"/></text:p>
            <text:p><text:s text:c="13"/>Gay was seen in a walking boot leaving the arena after Thursday night's victory over the Knicks. Fortunately, the injury is to his right heel, as it was his left Achilles that Gay tore last season. We should have an update by Friday evening. The Spurs next game is Saturday at Detroit and, for now, we'll consider Gay doubtful for that contest. If Gay is unable to suit up on Saturday, Kyle Anderson and Davis Bertans would likely see an uptick in minutes.</text:p>
            <text:p><text:s text:c="8"/></text:p>
            <text:p><text:s text:c="8"/></text:p>
            <text:p><text:s text:c="13"/></text:p>
            <text:p><text:s text:c="14"/></text:p>
            <text:p><text:s text:c="13"/>Source: NBA.com <text:s text:c="42"/>Fri, Dec 29, 2017 10:2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said that he is unsure if he will opt out of his contract and become an unrestricted free agent this summer.</text:p>
            <text:p><text:s text:c="8"/></text:p>
            <text:p><text:s text:c="8"/></text:p>
            <text:p><text:s text:c="13"/>Kanter has a player option worth $18.4 million for the 2018-19 campaign. Heading into this season, it was assumed he'd pick up the option. However, Kanter is currently enjoying his best season as a pro, averaging 13.7 points and 10.3 rebounds, while shooting 59.3 percent from the floor and 88.7 percent from the free-throw stripe.</text:p>
            <text:p><text:s text:c="8"/></text:p>
            <text:p><text:s text:c="8"/></text:p>
            <text:p><text:s text:c="13"/></text:p>
            <text:p><text:s text:c="14"/></text:p>
            <text:p><text:s text:c="13"/>Source: New York Post <text:s text:c="36"/>Fri, Dec 29, 2017 10:0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O'Quinn</text:p>
            <text:p><text:s text:c="17"/></text:p>
            <text:p><text:s text:c="17"/></text:p>
            <text:p><text:s text:c="22"/>- F/C - <text:s/>Knicks</text:p>
            <text:p><text:s text:c="16"/></text:p>
            <text:p><text:s text:c="17"/></text:p>
            <text:p><text:s text:c="12"/></text:p>
            <text:p><text:s text:c="8"/></text:p>
            <text:p><text:s text:c="8"/></text:p>
            <text:p><text:s text:c="8"/></text:p>
            <text:p><text:s text:c="12"/>The Knicks may consider trading Kyle O'Quinn at the deadline, according to a report in the New York Post.</text:p>
            <text:p><text:s text:c="8"/></text:p>
            <text:p><text:s text:c="8"/></text:p>
            <text:p><text:s text:c="13"/>It certainly makes sense for the Knicks to consider moving one of their four centers. With O'Quinn serving as Enes Kanter's backup, Willy Hernangomez has been buried on the bench. Hernangomez, who was named to the All-Rookie team last season, has been a DNP-CD in 11 of the Knicks last 12 games. This is something to keep an eye on over the next six weeks.</text:p>
            <text:p><text:s text:c="8"/></text:p>
            <text:p><text:s text:c="8"/></text:p>
            <text:p><text:s text:c="13"/>Related: Willy Hernangomez</text:p>
            <text:p><text:s text:c="14"/></text:p>
            <text:p><text:s text:c="13"/>Source: New York Post <text:s text:c="36"/>Fri, Dec 29, 2017 09:4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Wiggins</text:p>
            <text:p><text:s text:c="17"/></text:p>
            <text:p><text:s text:c="17"/></text:p>
            <text:p><text:s text:c="22"/>- G/F - <text:s/>Timberwolves</text:p>
            <text:p><text:s text:c="16"/></text:p>
            <text:p><text:s text:c="17"/></text:p>
            <text:p><text:s text:c="12"/></text:p>
            <text:p><text:s text:c="8"/></text:p>
            <text:p><text:s text:c="8"/></text:p>
            <text:p><text:s text:c="8"/></text:p>
            <text:p><text:s text:c="12"/>Coach Tom Thibodeau said that Andrew Wiggins sprained his ankle Thursday night vs. the Bucks.</text:p>
            <text:p><text:s text:c="8"/></text:p>
            <text:p><text:s text:c="8"/></text:p>
            <text:p><text:s text:c="13"/>Coach Thibs said Wiggins' injury "slowed him down," but Wiggins was able to play through the pain and finished with 21 points, three rebounds and four treys in 34 minutes. We should have an update on the ankle by Friday afternoon. The Wolves next game is Sunday at Indiana. For now, we'll consider Wiggins questionable for that contest. Jamal Crawford, Marcus Georges-Hunt, and possibly Shabazz Muhammad would see an uptick in minutes if Wiggins is unable to play Sunday.</text:p>
            <text:p><text:s text:c="8"/></text:p>
            <text:p><text:s text:c="8"/></text:p>
            <text:p><text:s text:c="13"/>Related: Jamal Crawford</text:p>
            <text:p><text:s text:c="14"/></text:p>
            <text:p><text:s text:c="13"/>Source: Jon Krawczynski on Twitter <text:s text:c="23"/>Fri, Dec 29, 2017 09:2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cCollum</text:p>
            <text:p><text:s text:c="17"/></text:p>
            <text:p><text:s text:c="17"/></text:p>
            <text:p><text:s text:c="22"/>- G - <text:s/>Trail Blazers</text:p>
            <text:p><text:s text:c="16"/></text:p>
            <text:p><text:s text:c="17"/></text:p>
            <text:p><text:s text:c="12"/></text:p>
            <text:p><text:s text:c="8"/></text:p>
            <text:p><text:s text:c="8"/></text:p>
            <text:p><text:s text:c="8"/></text:p>
            <text:p><text:s text:c="12"/>C.J. McCollum hit 9-of-20 shots, 2-of-5 3-pointers and 14-of-14 free throws for 34 points, seven rebounds, four assists and a steal in Thursday's impressive 114-110 comeback win over the Sixers.</text:p>
            <text:p><text:s text:c="8"/></text:p>
            <text:p><text:s text:c="8"/></text:p>
            <text:p><text:s text:c="13"/>The 18-16 Blazers are currently the No. 7 seed in the West and this was McCollum's first 30-point game in December. It's about time, but the fact Damian Lillard was out again with a hamstring injury played a big part in McCollum's coming out party. Despite the fact he hasn't been scoring at will this season, he has hit double figures in all but one of his games. Lillard could be back on Saturday, but McCollum is due to go on a tear, and it may have started tonight.</text:p>
            <text:p><text:s text:c="8"/></text:p>
            <text:p><text:s text:c="8"/></text:p>
            <text:p><text:s text:c="13"/></text:p>
            <text:p><text:s text:c="14"/></text:p>
            <text:p><text:s text:c="13"/>Fri, Dec 29, 2017 01:5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made another start for Damian Lillard (hamstring) on Thursday and hit 7-of-14 shots, 2-of-6 3-pointers and 7-of-9 free throws for a season-high 23 points, three rebounds, three assists and three steals in 34 minutes of a 114-110 win over the Sixers.</text:p>
            <text:p><text:s text:c="8"/></text:p>
            <text:p><text:s text:c="8"/></text:p>
            <text:p><text:s text:c="13"/>It's tough to tell if Napier or Jusuf Nurkic was the bigger hero tonight, but Napier was awesome, scoring 22 of his 23 points in the second half and racking up 15 points in the fourth quarter. He was 0-for-5 for one point before the break, but has been rolling without Lillard in the lineup, scoring at least 14 points in five straight games. He's been really fun over his last five games, but Lillard could be ready for Saturday's game against the Hawks, and once he's back, Napier is going to take a hit, no matter how good he's looked recently.</text:p>
            <text:p><text:s text:c="8"/></text:p>
            <text:p><text:s text:c="8"/></text:p>
            <text:p><text:s text:c="13"/>Related: Damian Lillard</text:p>
            <text:p><text:s text:c="14"/></text:p>
            <text:p><text:s text:c="13"/>Fri, Dec 29, 2017 01:5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Jusuf Nurkic hit 5-of-13 shots and 11-of-16 free throws on his way to 21 points, 12 rebounds, one assist, one steal and one block in 28 minutes of Thursday's 114-110 win over Joel Embiid and the Sixers.</text:p>
            <text:p><text:s text:c="8"/></text:p>
            <text:p><text:s text:c="8"/></text:p>
            <text:p><text:s text:c="13"/>Nurkic played most of the fourth quarter with five fouls, but held his own against Embiid. He also got popped on the nose and played with a huge bandage on his face for the second half. Nurkic was struggling coming in and had just four points and five boards in his previous game, but the shot to the nose appeared to wake him up, while he was also fired up about playing against Embiid. If Nurkic was dropped in your league and you need a center, go get him.</text:p>
            <text:p><text:s text:c="8"/></text:p>
            <text:p><text:s text:c="8"/></text:p>
            <text:p><text:s text:c="13"/></text:p>
            <text:p><text:s text:c="14"/></text:p>
            <text:p><text:s text:c="13"/>Fri, Dec 29, 2017 01:4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Farouq Aminu</text:p>
            <text:p><text:s text:c="17"/></text:p>
            <text:p><text:s text:c="17"/></text:p>
            <text:p><text:s text:c="22"/>- F - <text:s/>Trail Blazers</text:p>
            <text:p><text:s text:c="16"/></text:p>
            <text:p><text:s text:c="17"/></text:p>
            <text:p><text:s text:c="12"/></text:p>
            <text:p><text:s text:c="8"/></text:p>
            <text:p><text:s text:c="8"/></text:p>
            <text:p><text:s text:c="8"/></text:p>
            <text:p><text:s text:c="12"/>Al-Farouq Aminu missed all four of his shots and finished with zero points, 10 rebounds and a steal in 31 minutes of Thursday's win over the Sixers.</text:p>
            <text:p><text:s text:c="8"/></text:p>
            <text:p><text:s text:c="8"/></text:p>
            <text:p><text:s text:c="13"/>Aminu has been bad - really bad - lately, scoring no more than eight points in his previous four games, although he has had 10 rebounds in two straight games. He's hit just 6-of-28 shots over his last four, which is a big part of the problem, but he also hasn't been involved in the offense. Hopefully Damian Lillard will return from his hamstring injury in time for Saturday's game against the Hawks, as Aminu appears to need him to succeed. If you can hang onto him, do it.</text:p>
            <text:p><text:s text:c="8"/></text:p>
            <text:p><text:s text:c="8"/></text:p>
            <text:p><text:s text:c="13"/></text:p>
            <text:p><text:s text:c="14"/></text:p>
            <text:p><text:s text:c="13"/>Fri, Dec 29, 2017 01:4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J. McConnell played 34 minutes off the bench and hit 5-of-9 shots for 10 points, three rebounds, six assists and four steals in Thursday's 114-110 loss to the Blazers.</text:p>
            <text:p><text:s text:c="8"/></text:p>
            <text:p><text:s text:c="8"/></text:p>
            <text:p><text:s text:c="13"/>McConnell got some extra run tonight due to Robert Covington leaving early with a left finger injury. If Covington's going to miss time, McConnell could see some extra minutes and touches, but it will likely be matchup based. McConnell has played well in his last two games, averaging 12.5 points, 4.0 rebounds, 5.0 assists, 3.0 steals and 1.0 3-pointers.</text:p>
            <text:p><text:s text:c="8"/></text:p>
            <text:p><text:s text:c="8"/></text:p>
            <text:p><text:s text:c="13"/>Related: Robert Covington</text:p>
            <text:p><text:s text:c="14"/></text:p>
            <text:p><text:s text:c="13"/>Fri, Dec 29, 2017 01:3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back) hit 9-of-21 shots and a career-high 6-of-12 3-pointers on his way to 29 points, nine rebounds, three assists and a block in Thursday's 114-110 loss to the Blazers.</text:p>
            <text:p><text:s text:c="8"/></text:p>
            <text:p><text:s text:c="8"/></text:p>
            <text:p><text:s text:c="13"/>The Sixers blew an 18-point lead and were outscored 42-25 in the fourth quarter, as Embiid couldn't do anything inside against Jusuf Nurkic, who played with five fouls for most of the fourth quarter. Embiid was fun to watch tonight, especially with his 3-point shooting, but the fact remains that he was outplayed by Nurkic in the second half. The Sixers play again on Friday night, so there's a decent chance that Embiid could sit that one out, so stay glued to the news feed today.</text:p>
            <text:p><text:s text:c="8"/></text:p>
            <text:p><text:s text:c="8"/></text:p>
            <text:p><text:s text:c="13"/></text:p>
            <text:p><text:s text:c="14"/></text:p>
            <text:p><text:s text:c="13"/>Fri, Dec 29, 2017 01:3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hit 10-of-12 shots and 5-of-6 3-pointers for 25 points, nine rebounds, four assists and two steals in 34 minutes of Thursday's 114-110 loss to the Blazers.</text:p>
            <text:p><text:s text:c="8"/></text:p>
            <text:p><text:s text:c="8"/></text:p>
            <text:p><text:s text:c="13"/>The Sixers blew an 18-point lead with four minutes left in the third quarter, but the Homie wasn't to blame, as he played one of his best games of the season. After a notoriously slow start to the season, Saric killed December, scoring in double figures in all 12 of his games and came into the night averaging 15.5 points, 8.0 rebounds, 3.9 assists, 0.8 steals and 1.7 3-pointers for the month. He could be even better in January if Robert Covington's finger injury is going to cause him to miss games.</text:p>
            <text:p><text:s text:c="8"/></text:p>
            <text:p><text:s text:c="8"/></text:p>
            <text:p><text:s text:c="13"/>Related: Robert Covington</text:p>
            <text:p><text:s text:c="14"/></text:p>
            <text:p><text:s text:c="13"/>Fri, Dec 29, 2017 01:2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who was already dealing with a sore right knee, left Thursday's game with a left middle finger injury and will not return.</text:p>
            <text:p><text:s text:c="8"/></text:p>
            <text:p><text:s text:c="8"/></text:p>
            <text:p><text:s text:c="13"/>He was being attended to on the bench in the third quarter but wasn't able to play again. He'll be day-to-day and we should have more details on his injury on Friday. He took just two shots on the night and T.J. McConnell is probably the biggest winner if Covington's going to miss time. He finished with four points and five assists in 24 minutes.</text:p>
            <text:p><text:s text:c="8"/></text:p>
            <text:p><text:s text:c="8"/></text:p>
            <text:p><text:s text:c="13"/></text:p>
            <text:p><text:s text:c="14"/></text:p>
            <text:p><text:s text:c="13"/>Fri, Dec 29, 2017 01:0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hit 5-of-8 shots (all of them 3-pointers) to finish with 15 points, two rebounds, two assists and a block in 22 minutes of Thursday's win over the Knicks.</text:p>
            <text:p><text:s text:c="8"/></text:p>
            <text:p><text:s text:c="8"/></text:p>
            <text:p><text:s text:c="13"/>Green had just four points in 23 minutes on Tuesday, missed the previous two games with a groin injury, and scored eight points on Dec. 20. He's been a headache for fantasy owners all season, but looked good tonight. Given the fact that he's coming off a groin injury, not to mention his inconsistency, more nights of rest are coming for Green, which makes him a tough player to take a waiver-wire flyer on right now.</text:p>
            <text:p><text:s text:c="8"/></text:p>
            <text:p><text:s text:c="8"/></text:p>
            <text:p><text:s text:c="13"/></text:p>
            <text:p><text:s text:c="14"/></text:p>
            <text:p><text:s text:c="13"/>Fri, Dec 29, 2017 12:1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 Gasol</text:p>
            <text:p><text:s text:c="17"/></text:p>
            <text:p><text:s text:c="17"/></text:p>
            <text:p><text:s text:c="22"/>- F/C - <text:s/>Spurs</text:p>
            <text:p><text:s text:c="16"/></text:p>
            <text:p><text:s text:c="17"/></text:p>
            <text:p><text:s text:c="12"/></text:p>
            <text:p><text:s text:c="8"/></text:p>
            <text:p><text:s text:c="8"/></text:p>
            <text:p><text:s text:c="8"/></text:p>
            <text:p><text:s text:c="12"/>Pau Gasol had 17 points, 11 rebounds, seven assists and a 3-pointer on 7-of-11 shooting in Thursday's 119-107 win over the Knicks.</text:p>
            <text:p><text:s text:c="8"/></text:p>
            <text:p><text:s text:c="8"/></text:p>
            <text:p><text:s text:c="13"/>Gasol is hot right now after triple-doubling on Saturday and posting double-doubles in his last two games. He's playing like a must-start guy right now, but owners have to pay careful attention to the news feed as Gasol can be rested on any given night. And if you're tired of the uncertainty that comes with owning him (he's missed two of his last 10 games), now looks like a great sell-high opportunity on Gasol.</text:p>
            <text:p><text:s text:c="8"/></text:p>
            <text:p><text:s text:c="8"/></text:p>
            <text:p><text:s text:c="13"/></text:p>
            <text:p><text:s text:c="14"/></text:p>
            <text:p><text:s text:c="13"/>Fri, Dec 29, 2017 12:0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Anderson</text:p>
            <text:p><text:s text:c="17"/></text:p>
            <text:p><text:s text:c="17"/></text:p>
            <text:p><text:s text:c="22"/>- F - <text:s/>Spurs</text:p>
            <text:p><text:s text:c="16"/></text:p>
            <text:p><text:s text:c="17"/></text:p>
            <text:p><text:s text:c="12"/></text:p>
            <text:p><text:s text:c="8"/></text:p>
            <text:p><text:s text:c="8"/></text:p>
            <text:p><text:s text:c="8"/></text:p>
            <text:p><text:s text:c="12"/>Kyle Anderson hit 4-of-4 shots and 8-of-8 free throws for 16 points, eight rebounds and a steal in 29 minutes and a start for the Spurs on Thursday.</text:p>
            <text:p><text:s text:c="8"/></text:p>
            <text:p><text:s text:c="8"/></text:p>
            <text:p><text:s text:c="13"/>Kawhi Leonard (rest) was out tonight so Anderson got the start and scored a season-high 16 points on a perfect night. Leonard has obviously missed a lot of other games this season and Anderson hasn't looked nearly this good in his other 24 starts. And with Leonard due back for the next one, Anderson is not someone who should be targeted on fantasy waiver wires. He hadn't scored more than six points in his previous four games after returning from a knee injury.</text:p>
            <text:p><text:s text:c="8"/></text:p>
            <text:p><text:s text:c="8"/></text:p>
            <text:p><text:s text:c="13"/></text:p>
            <text:p><text:s text:c="14"/></text:p>
            <text:p><text:s text:c="13"/>Thu, Dec 28, 2017 11:5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hit 8-of-19 shots and 9-of-12 free throws for 25 points, five rebounds, four assists and two blocks in 36 minutes of Thursday's 119-107 win over the Knicks.</text:p>
            <text:p><text:s text:c="8"/></text:p>
            <text:p><text:s text:c="8"/></text:p>
            <text:p><text:s text:c="13"/>He was iffy for this one, as the Spurs considered giving him a rest, but they shelved Kawhi Leonard instead, allowing Aldridge to feast against the Knicks. Aldridge has scored at least 20 points in four of his last five games, but a day off is likely coming, creating a bit of a headache for his fantasy owners.</text:p>
            <text:p><text:s text:c="8"/></text:p>
            <text:p><text:s text:c="8"/></text:p>
            <text:p><text:s text:c="13"/></text:p>
            <text:p><text:s text:c="14"/></text:p>
            <text:p><text:s text:c="13"/>Thu, Dec 28, 2017 11: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Ntilikina</text:p>
            <text:p><text:s text:c="17"/></text:p>
            <text:p><text:s text:c="17"/></text:p>
            <text:p><text:s text:c="22"/>- G - <text:s/>Knicks</text:p>
            <text:p><text:s text:c="16"/></text:p>
            <text:p><text:s text:c="17"/></text:p>
            <text:p><text:s text:c="12"/></text:p>
            <text:p><text:s text:c="8"/></text:p>
            <text:p><text:s text:c="8"/></text:p>
            <text:p><text:s text:c="8"/></text:p>
            <text:p><text:s text:c="12"/>Frank Ntilikina hit 4-of-11 shots and a 3-pointer for nine points, three rebounds, 11 assists and three steals in 32 minutes off the bench on Thursday.</text:p>
            <text:p><text:s text:c="8"/></text:p>
            <text:p><text:s text:c="8"/></text:p>
            <text:p><text:s text:c="13"/>Frankie Smokes missed his first double-double by just one point and the 11 dimes were a career high. He has been rather quiet lately, so it was tough to see tonight's big line coming. However, he's played at least 20 minutes in six straight games and tonight's 32 minutes were also a career high. He's been a tough stash this season, but might be ready to start getting it done after tonight's big game. Just make sure you don't cut someone good in order to pick him up.</text:p>
            <text:p><text:s text:c="8"/></text:p>
            <text:p><text:s text:c="8"/></text:p>
            <text:p><text:s text:c="13"/></text:p>
            <text:p><text:s text:c="14"/></text:p>
            <text:p><text:s text:c="13"/>Thu, Dec 28, 2017 11:4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Beasley</text:p>
            <text:p><text:s text:c="17"/></text:p>
            <text:p><text:s text:c="17"/></text:p>
            <text:p><text:s text:c="22"/>- F - <text:s/>Knicks</text:p>
            <text:p><text:s text:c="16"/></text:p>
            <text:p><text:s text:c="17"/></text:p>
            <text:p><text:s text:c="12"/></text:p>
            <text:p><text:s text:c="8"/></text:p>
            <text:p><text:s text:c="8"/></text:p>
            <text:p><text:s text:c="8"/></text:p>
            <text:p><text:s text:c="12"/>Michael Beasley hit 9-of-13 shots and 5-of-5 3-pointers for 23 points, 12 rebounds, four assists, two steals and a block in 33 minutes off the bench on Thursday.</text:p>
            <text:p><text:s text:c="8"/></text:p>
            <text:p><text:s text:c="8"/></text:p>
            <text:p><text:s text:c="13"/>Wow. Yes, Kristaps Porzingis and Enes Kanter were both healthy and effective tonight, but Beasley was a monster off the bench. Beasley had scored 6, 10 and 6 points in each of his three games with Porzingis back in the lineup, but went crazy tonight. He's impossible to trust as long as Porzingis is healthy, but his confidence level is high right now, despite his three quiet games prior to this explosion. He's not a must-own player, or a hot pick up, but if you still have him on your roster from the Porzingis-injury period, he paid dividends tonight. Don't count on him to do it again on Saturday against the Pelicans.</text:p>
            <text:p><text:s text:c="8"/></text:p>
            <text:p><text:s text:c="8"/></text:p>
            <text:p><text:s text:c="13"/></text:p>
            <text:p><text:s text:c="14"/></text:p>
            <text:p><text:s text:c="13"/>Thu, Dec 28, 2017 11: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ristaps Porzingis hit 6-of-16 shots, 1-of-2 3-pointers and 5-of-6 3-pointers for 18 points, seven rebounds, one assist and a season-high tying six blocks in 34 minutes.</text:p>
            <text:p><text:s text:c="8"/></text:p>
            <text:p><text:s text:c="8"/></text:p>
            <text:p><text:s text:c="13"/>Porzingis had six blocks against the Pacers back on Nov. 5 and is on a bit of tear in that department, swatting 15 shots over his last four games. He's been healthy over his last five games after missing a couple with a knee injury and should obviously be in all fantasy lineups until further notice. Hopefully the blocked shots will continue, as he's averaging 3.8 blocks and 1.5 3-pointers over his last four games.</text:p>
            <text:p><text:s text:c="8"/></text:p>
            <text:p><text:s text:c="8"/></text:p>
            <text:p><text:s text:c="13"/></text:p>
            <text:p><text:s text:c="14"/></text:p>
            <text:p><text:s text:c="13"/>Thu, Dec 28, 2017 11:3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hit 5-of-8 shots and two 3-pointers for 13 points, five rebounds, one assist, two steals and a block in 20 minutes off the bench on Thursday.</text:p>
            <text:p><text:s text:c="8"/></text:p>
            <text:p><text:s text:c="8"/></text:p>
            <text:p><text:s text:c="13"/>He's played very well in two straight games with Jaylen Brown out with a sore knee, but will take a hit once Brown is back. That could happen on New Year's Eve against the Nets, so Rozier's short-term fantasy value's shelf-life has probably run out. But if Brown doesn't play on Sunday night, Rozier should be a popular DFS play once again.</text:p>
            <text:p><text:s text:c="8"/></text:p>
            <text:p><text:s text:c="8"/></text:p>
            <text:p><text:s text:c="13"/>Related: Jaylen Brown</text:p>
            <text:p><text:s text:c="14"/></text:p>
            <text:p><text:s text:c="13"/>Thu, Dec 28, 2017 11:3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hit 4-of-11 shots and two 3-pointers for 10 points, four rebounds and a block in 19 minutes off the bench on Thursday.</text:p>
            <text:p><text:s text:c="8"/></text:p>
            <text:p><text:s text:c="8"/></text:p>
            <text:p><text:s text:c="13"/>He missed Wednesday's game with his sore knee and isn't likely to play in back-to-backs until he's fully healthy, making him a pretty risky player to own in fantasy leagues right now. If he gets hot and healthy though, he'll be worth consideration. Just keep an eye on him.</text:p>
            <text:p><text:s text:c="8"/></text:p>
            <text:p><text:s text:c="8"/></text:p>
            <text:p><text:s text:c="13"/></text:p>
            <text:p><text:s text:c="14"/></text:p>
            <text:p><text:s text:c="13"/>Thu, Dec 28, 2017 11: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started again for Jaylen Brown (ankle/knee) and had 13 points, six rebounds, five assists, two steals, three blocks and one 3-pointer on 6-of-14 shooting in Thursday's big win over the Rockets.</text:p>
            <text:p><text:s text:c="8"/></text:p>
            <text:p><text:s text:c="8"/></text:p>
            <text:p><text:s text:c="13"/>He was great tonight and came through for those of you who started him in daily leagues. Any time he's hitting shots, his numbers are sure to follow, and he's worth a look in all leagues until Brown is ready to go again. Brown should be back from his sore knee sooner than later, so make sure he's out before you start Smart against the Nets on New Year's Eve.</text:p>
            <text:p><text:s text:c="8"/></text:p>
            <text:p><text:s text:c="8"/></text:p>
            <text:p><text:s text:c="13"/>Related: Jaylen Brown</text:p>
            <text:p><text:s text:c="14"/></text:p>
            <text:p><text:s text:c="13"/>Thu, Dec 28, 2017 11: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hit a hook shot with 3.7 seconds left to give the Celtics a 99-98 win over the Rockets after Boston was down by 26 points earlier in the game.</text:p>
            <text:p><text:s text:c="8"/></text:p>
            <text:p><text:s text:c="8"/></text:p>
            <text:p><text:s text:c="13"/>This was a monster win for the Celtics, who have now won three of their last four games after struggling at times in December. Horford was kind of quiet tonight, hitting 4-of-10 shots and a 3-pointer for nine points, eight rebounds, four assists and a steal, but his big bucket was the key to the Celtics getting one of their biggest wins of the season. Horford will look to get back on track against the Nets on New Year's Eve.</text:p>
            <text:p><text:s text:c="8"/></text:p>
            <text:p><text:s text:c="8"/></text:p>
            <text:p><text:s text:c="13"/></text:p>
            <text:p><text:s text:c="14"/></text:p>
            <text:p><text:s text:c="13"/>Thu, Dec 28, 2017 11:1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J. Tucker</text:p>
            <text:p><text:s text:c="17"/></text:p>
            <text:p><text:s text:c="17"/></text:p>
            <text:p><text:s text:c="22"/>- F - <text:s/>Rockets</text:p>
            <text:p><text:s text:c="16"/></text:p>
            <text:p><text:s text:c="17"/></text:p>
            <text:p><text:s text:c="12"/></text:p>
            <text:p><text:s text:c="8"/></text:p>
            <text:p><text:s text:c="8"/></text:p>
            <text:p><text:s text:c="8"/></text:p>
            <text:p><text:s text:c="12"/>P.J. Tucker played 25 minutes off the bench on Thursday, but hit just 1-of-2 shots for three points, nine rebounds, a steal and a block in a 99-98 loss to the Celtics.</text:p>
            <text:p><text:s text:c="8"/></text:p>
            <text:p><text:s text:c="8"/></text:p>
            <text:p><text:s text:c="13"/>The Rockets blew a 26-point lead and even with Luc Mbah a Moute (shoulder) and Clint Capela (eye) out, Tucker was nearly useless tonight. He's worth a look as long as the Rockets are so banged up, but as he proved tonight, he's far from reliable.</text:p>
            <text:p><text:s text:c="8"/></text:p>
            <text:p><text:s text:c="8"/></text:p>
            <text:p><text:s text:c="13"/>Related: Luc Mbah a Moute, Clint Capela</text:p>
            <text:p><text:s text:c="14"/></text:p>
            <text:p><text:s text:c="13"/>Thu, Dec 28, 2017 11:1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ne Hilario</text:p>
            <text:p><text:s text:c="17"/></text:p>
            <text:p><text:s text:c="17"/></text:p>
            <text:p><text:s text:c="22"/>- F/C - <text:s/>Rockets</text:p>
            <text:p><text:s text:c="16"/></text:p>
            <text:p><text:s text:c="17"/></text:p>
            <text:p><text:s text:c="12"/></text:p>
            <text:p><text:s text:c="8"/></text:p>
            <text:p><text:s text:c="8"/></text:p>
            <text:p><text:s text:c="8"/></text:p>
            <text:p><text:s text:c="12"/>Nene hit 5-of-9 shots for 10 points, four rebounds and two steals in just 19 minutes of Thursday's loss to the Celtics.</text:p>
            <text:p><text:s text:c="8"/></text:p>
            <text:p><text:s text:c="8"/></text:p>
            <text:p><text:s text:c="13"/>Nene started for Clint Capela (orbital/eye) and may do so again on Friday against the Wizards. He's not a fantasy juggernaut, but might be worth a punt play in DFS if Capela is out again on Friday night.</text:p>
            <text:p><text:s text:c="8"/></text:p>
            <text:p><text:s text:c="8"/></text:p>
            <text:p><text:s text:c="13"/></text:p>
            <text:p><text:s text:c="14"/></text:p>
            <text:p><text:s text:c="13"/>Thu, Dec 28, 2017 11: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hit just 7-of-27 shots and 5-of-15 3-pointers for 34 points, six rebounds, 10 assists, two steals and eight turnovers in Thursday's tough 99-98 loss to the Celtics.</text:p>
            <text:p><text:s text:c="8"/></text:p>
            <text:p><text:s text:c="8"/></text:p>
            <text:p><text:s text:c="13"/>Efficiency isn't always his strong suit and he got back to form with the turnovers after having just one of them on Christmas Day. But despite the problems with Harden's game, he's a fantasy beast, averaging a whopping 38.2 points, 5.4 rebounds, 9.4 assists, 2.0 steals and 4.4 3-pointers on 43 percent shooting over his last five games. And as long as Chris Paul is out with his adductor injury, Harden is going to eat. And if CP3 does play on Friday, which is possible, Harden is still going to be the focal point of the Houston offense.</text:p>
            <text:p><text:s text:c="8"/></text:p>
            <text:p><text:s text:c="8"/></text:p>
            <text:p><text:s text:c="13"/></text:p>
            <text:p><text:s text:c="14"/></text:p>
            <text:p><text:s text:c="13"/>Thu, Dec 28, 2017 11: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hit 5-of-9 shots and a 3-pointer for 13 points, five rebounds, three assists and a steal in 26 minutes off the bench on Thursday.</text:p>
            <text:p><text:s text:c="8"/></text:p>
            <text:p><text:s text:c="8"/></text:p>
            <text:p><text:s text:c="13"/>He's been playing really well, albeit quietly, and has scored in double figures in six straight games, and in all but one of his December games. He should be owned in most leagues, and has to be in the conversation for Sixth Man of the Year at this point. He's averaging 14.2 points, 4.0 rebounds, 2.8 assists, 0.8 steals, 0.6 blocks and 1.4 3-pointers over his last five games.</text:p>
            <text:p><text:s text:c="8"/></text:p>
            <text:p><text:s text:c="8"/></text:p>
            <text:p><text:s text:c="13"/></text:p>
            <text:p><text:s text:c="14"/></text:p>
            <text:p><text:s text:c="13"/>Thu, Dec 28, 2017 10: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gston Galloway</text:p>
            <text:p><text:s text:c="17"/></text:p>
            <text:p><text:s text:c="17"/></text:p>
            <text:p><text:s text:c="22"/>- G - <text:s/>Pistons</text:p>
            <text:p><text:s text:c="16"/></text:p>
            <text:p><text:s text:c="17"/></text:p>
            <text:p><text:s text:c="12"/></text:p>
            <text:p><text:s text:c="8"/></text:p>
            <text:p><text:s text:c="8"/></text:p>
            <text:p><text:s text:c="8"/></text:p>
            <text:p><text:s text:c="12"/>Langston Galloway didn't have much success as the backup point guard on Thursday vs. the Magic, scoring three points on 1-of-9 shots in 16 minutes.</text:p>
            <text:p><text:s text:c="8"/></text:p>
            <text:p><text:s text:c="8"/></text:p>
            <text:p><text:s text:c="13"/>Galloway's shot wasn't falling and he didn't get his teammates involved either with one assist. He was a -13 during his time on the floor, while Ish Smith thrived in the starting lineup with 18 points and five dimes in 32 minutes. Galloway doesn't need to be on your radar unless you're in a very deep league.</text:p>
            <text:p><text:s text:c="8"/></text:p>
            <text:p><text:s text:c="8"/></text:p>
            <text:p><text:s text:c="13"/></text:p>
            <text:p><text:s text:c="14"/></text:p>
            <text:p><text:s text:c="13"/>Thu, Dec 28, 2017 10:5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yan Anderson</text:p>
            <text:p><text:s text:c="17"/></text:p>
            <text:p><text:s text:c="17"/></text:p>
            <text:p><text:s text:c="22"/>- F - <text:s/>Rockets</text:p>
            <text:p><text:s text:c="16"/></text:p>
            <text:p><text:s text:c="17"/></text:p>
            <text:p><text:s text:c="12"/></text:p>
            <text:p><text:s text:c="8"/></text:p>
            <text:p><text:s text:c="8"/></text:p>
            <text:p><text:s text:c="8"/></text:p>
            <text:p><text:s text:c="12"/>Ryan Anderson hit 3-of-7 shots and two 3-pointers for nine points, but also had eight rebounds, one assist, one steal and one block in 40 minutes in Thursday's one-point loss to the Celtics.</text:p>
            <text:p><text:s text:c="8"/></text:p>
            <text:p><text:s text:c="8"/></text:p>
            <text:p><text:s text:c="13"/>Anderson's no longer a must-start player with Houston's offense geared around James Harden, Clint Capela (eye) and Chris Paul (when he's healthy), but is playing well after fading hard last week. Anderson is averaging 11.3 points, 7.7 rebounds and 2.0 3-pointers over his last three games. Prior to that, he scored a total of two points in two games, which might have led to him being dropped in your league.</text:p>
            <text:p><text:s text:c="8"/></text:p>
            <text:p><text:s text:c="8"/></text:p>
            <text:p><text:s text:c="13"/></text:p>
            <text:p><text:s text:c="14"/></text:p>
            <text:p><text:s text:c="13"/>Thu, Dec 28, 2017 10:5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hit 8-of-15 shots and two 3-pointers for 26 points, three rebounds, six assists and five steals to lead the Bucks to a 102-96 comeback win over the Timberwolves on Thursday.</text:p>
            <text:p><text:s text:c="8"/></text:p>
            <text:p><text:s text:c="8"/></text:p>
            <text:p><text:s text:c="13"/>The Bucks were down 74-54 in the third quarter and Bledsoe was instrumental in helping his team come back for the win. He hit 8-of-8 free throws and committed four turnovers, and is rolling, scoring at least 22 points in four of his last five games. Giannis Antetokounmpo had 22 points and 10 boards, and Khris Middleton and John Henson added 14 in the win.</text:p>
            <text:p><text:s text:c="8"/></text:p>
            <text:p><text:s text:c="8"/></text:p>
            <text:p><text:s text:c="13"/></text:p>
            <text:p><text:s text:c="14"/></text:p>
            <text:p><text:s text:c="13"/>Thu, Dec 28, 2017 10:4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h Smith</text:p>
            <text:p><text:s text:c="17"/></text:p>
            <text:p><text:s text:c="17"/></text:p>
            <text:p><text:s text:c="22"/>- G - <text:s/>Pistons</text:p>
            <text:p><text:s text:c="16"/></text:p>
            <text:p><text:s text:c="17"/></text:p>
            <text:p><text:s text:c="12"/></text:p>
            <text:p><text:s text:c="8"/></text:p>
            <text:p><text:s text:c="8"/></text:p>
            <text:p><text:s text:c="8"/></text:p>
            <text:p><text:s text:c="12"/>Ish Smith made a strong impression in his first start of the season in Thursday's 102-89 loss to the Magic, scoring a season-high 18 points with seven rebounds, five assists, one steal and one block in 32 minutes.</text:p>
            <text:p><text:s text:c="8"/></text:p>
            <text:p><text:s text:c="8"/></text:p>
            <text:p><text:s text:c="13"/>Smith was getting to the rim at will tonight and the Magic didn't really have an answer for him as he hit 9-of-18 shots. The problem for Detroit is that they were killed when Smith was off the floor, as Langston Galloway was a -13 in his 16 minutes as the backup PG. Smith did well in this role last season with averages of 12.3 points, 6.3 assists, 3.3 rebounds, 0.8 steals and 0.5 triples in 32 starts, so there's no reason for him to be on the wire with Reggie Jackson (ankle) out for at least six weeks.</text:p>
            <text:p><text:s text:c="8"/></text:p>
            <text:p><text:s text:c="8"/></text:p>
            <text:p><text:s text:c="13"/></text:p>
            <text:p><text:s text:c="14"/></text:p>
            <text:p><text:s text:c="13"/>Thu, Dec 28, 2017 10:4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hit 7-of-7 shots for 14 points, four rebounds and a steal in 28 minutes of Thursday's 102-96 win over the Wolves.</text:p>
            <text:p><text:s text:c="8"/></text:p>
            <text:p><text:s text:c="8"/></text:p>
            <text:p><text:s text:c="13"/>He didn't have a block, nor did he blow up the box score, but he played very well and the Bucks pulled off a big comeback win. Henson's worth owning in most leagues, averaging 11.6 points, 5.8 rebounds and 0.8 blocks over his last five games while shooting 72 percent from the floor.</text:p>
            <text:p><text:s text:c="8"/></text:p>
            <text:p><text:s text:c="8"/></text:p>
            <text:p><text:s text:c="13"/></text:p>
            <text:p><text:s text:c="14"/></text:p>
            <text:p><text:s text:c="13"/>Thu, Dec 28, 2017 10:3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Brooks</text:p>
            <text:p><text:s text:c="17"/></text:p>
            <text:p><text:s text:c="17"/></text:p>
            <text:p><text:s text:c="22"/>- G - <text:s/>Timberwolves</text:p>
            <text:p><text:s text:c="16"/></text:p>
            <text:p><text:s text:c="17"/></text:p>
            <text:p><text:s text:c="12"/></text:p>
            <text:p><text:s text:c="8"/></text:p>
            <text:p><text:s text:c="8"/></text:p>
            <text:p><text:s text:c="8"/></text:p>
            <text:p><text:s text:c="12"/>Aaron Brooks played four minutes on Thursday after missing Wednesday's game with an illness.</text:p>
            <text:p><text:s text:c="8"/></text:p>
            <text:p><text:s text:c="8"/></text:p>
            <text:p><text:s text:c="13"/>He had four points and a turnover, and may see some extra run with Jeff Teague out for the next two-to-four weeks, but Tyus Jones is the guy you want to own in Minnesota for as long as Teague is out.</text:p>
            <text:p><text:s text:c="8"/></text:p>
            <text:p><text:s text:c="8"/></text:p>
            <text:p><text:s text:c="13"/></text:p>
            <text:p><text:s text:c="14"/></text:p>
            <text:p><text:s text:c="13"/>Thu, Dec 28, 2017 10: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hit 2-of-5 shots and missed both of his 3-point attempts to finish with six points, four rebounds, five assists and five steals in Tuesday's loss to the Bucks.</text:p>
            <text:p><text:s text:c="8"/></text:p>
            <text:p><text:s text:c="8"/></text:p>
            <text:p><text:s text:c="13"/>He was averaging 4.0 steals in his previous three starts, so the steals weren't a huge surprise. He didn't have it offensively tonight, but the overall numbers were very good, and Jones should be a hot pickup in all leagues with Jeff Teague expected to miss two-to-four weeks with a sprained MCL in his left knee. Go get him.</text:p>
            <text:p><text:s text:c="8"/></text:p>
            <text:p><text:s text:c="8"/></text:p>
            <text:p><text:s text:c="13"/>Related: Jeff Teague</text:p>
            <text:p><text:s text:c="14"/></text:p>
            <text:p><text:s text:c="13"/>Thu, Dec 28, 2017 10:2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ay</text:p>
            <text:p><text:s text:c="17"/></text:p>
            <text:p><text:s text:c="17"/></text:p>
            <text:p><text:s text:c="22"/>- F - <text:s/>Spurs</text:p>
            <text:p><text:s text:c="16"/></text:p>
            <text:p><text:s text:c="17"/></text:p>
            <text:p><text:s text:c="12"/></text:p>
            <text:p><text:s text:c="8"/></text:p>
            <text:p><text:s text:c="8"/></text:p>
            <text:p><text:s text:c="8"/></text:p>
            <text:p><text:s text:c="12"/>Rudy Gay will not return to Thursday's game vs. the Knicks due to a sore right heel.</text:p>
            <text:p><text:s text:c="8"/></text:p>
            <text:p><text:s text:c="8"/></text:p>
            <text:p><text:s text:c="13"/>If this diagnosis holds up, this will be a huge relief for Gay and the Spurs. He'll likely undergo further testing, so he may not be out of the woods yet. He finished with six points, seven rebounds, two assists and one block. If he misses time, Kyle Anderson and Brandon Paul will have to step up with Kawhi Leonard still on restrictions.</text:p>
            <text:p><text:s text:c="8"/></text:p>
            <text:p><text:s text:c="8"/></text:p>
            <text:p><text:s text:c="13"/></text:p>
            <text:p><text:s text:c="14"/></text:p>
            <text:p><text:s text:c="13"/>Source: Spurs on Twitter <text:s text:c="33"/>Thu, Dec 28, 2017 10:2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Karl-Anthony Towns had 22 points, five rebounds, four assists, a steal, a block and four 3-pointers on 8-of-12 shooting in Thursday's 102-96 loss to the Bucks.</text:p>
            <text:p><text:s text:c="8"/></text:p>
            <text:p><text:s text:c="8"/></text:p>
            <text:p><text:s text:c="13"/>Minnesota led 74-54 midway through the third quarter, but had a collapse that the Bucks took full advantage of. KAT was very good, but could have used more touches, while Andrew Wiggins and Jimmy Butler both played well in the loss. KAT hasn't missed a game this season and is returning first-round value, despite the fact he rarely posts amazing stat lines. The bottom line is that he delivers almost every night.</text:p>
            <text:p><text:s text:c="8"/></text:p>
            <text:p><text:s text:c="8"/></text:p>
            <text:p><text:s text:c="13"/></text:p>
            <text:p><text:s text:c="14"/></text:p>
            <text:p><text:s text:c="13"/>Thu, Dec 28, 2017 10: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ay</text:p>
            <text:p><text:s text:c="17"/></text:p>
            <text:p><text:s text:c="17"/></text:p>
            <text:p><text:s text:c="22"/>- F - <text:s/>Spurs</text:p>
            <text:p><text:s text:c="16"/></text:p>
            <text:p><text:s text:c="17"/></text:p>
            <text:p><text:s text:c="12"/></text:p>
            <text:p><text:s text:c="8"/></text:p>
            <text:p><text:s text:c="8"/></text:p>
            <text:p><text:s text:c="8"/></text:p>
            <text:p><text:s text:c="12"/>Rudy Gay limped to the locker room on Thursday vs. the Knicks.</text:p>
            <text:p><text:s text:c="8"/></text:p>
            <text:p><text:s text:c="8"/></text:p>
            <text:p><text:s text:c="13"/>Gay had to intentionally foul to get himself out of the game, so that's not a good sign. It's not clear what he injured, but he had quite a limp and was in obvious pain. We'll be on the lookout for an update, but if he's forced to miss time, Kyle Anderson and Brandon Paul would have to step up.</text:p>
            <text:p><text:s text:c="8"/></text:p>
            <text:p><text:s text:c="8"/></text:p>
            <text:p><text:s text:c="13"/></text:p>
            <text:p><text:s text:c="14"/></text:p>
            <text:p><text:s text:c="13"/>Thu, Dec 28, 2017 10: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appeared to dislocate his left finger and went back to the locker room on Thursday vs. the Bucks.</text:p>
            <text:p><text:s text:c="8"/></text:p>
            <text:p><text:s text:c="8"/></text:p>
            <text:p><text:s text:c="13"/>He checked out with 4:57 left in the game, so his night could be over. We'll have an update shortly, but if Jones can't return Jamal Crawford will likely close this game out at the point.</text:p>
            <text:p><text:s text:c="8"/></text:p>
            <text:p><text:s text:c="8"/></text:p>
            <text:p><text:s text:c="13"/></text:p>
            <text:p><text:s text:c="14"/></text:p>
            <text:p><text:s text:c="13"/>Thu, Dec 28, 2017 10:0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Hezonja</text:p>
            <text:p><text:s text:c="17"/></text:p>
            <text:p><text:s text:c="17"/></text:p>
            <text:p><text:s text:c="22"/>- F - <text:s/>Magic</text:p>
            <text:p><text:s text:c="16"/></text:p>
            <text:p><text:s text:c="17"/></text:p>
            <text:p><text:s text:c="12"/></text:p>
            <text:p><text:s text:c="8"/></text:p>
            <text:p><text:s text:c="8"/></text:p>
            <text:p><text:s text:c="8"/></text:p>
            <text:p><text:s text:c="12"/>Mario Hezonja returned to the bench on Thursday vs. the Pistons, scoring four points on 2-of-4 shooting with three rebounds and one steal in 18 minutes.</text:p>
            <text:p><text:s text:c="8"/></text:p>
            <text:p><text:s text:c="8"/></text:p>
            <text:p><text:s text:c="13"/>He had one of the worst turnovers of the year and you could just feel coach Frank Vogel cringe watching it (link below). Hezonja only got the backup PF minutes behind a healthy Aaron Gordon tonight, so he's safe to drop in most re-draft leagues.</text:p>
            <text:p><text:s text:c="8"/></text:p>
            <text:p><text:s text:c="8"/></text:p>
            <text:p><text:s text:c="13"/></text:p>
            <text:p><text:s text:c="14"/></text:p>
            <text:p><text:s text:c="13"/>Source: Harrison Wind on Twitter <text:s text:c="25"/>Thu, Dec 28, 2017 10:0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reese Speights</text:p>
            <text:p><text:s text:c="17"/></text:p>
            <text:p><text:s text:c="17"/></text:p>
            <text:p><text:s text:c="22"/>- F/C - <text:s/>Magic</text:p>
            <text:p><text:s text:c="16"/></text:p>
            <text:p><text:s text:c="17"/></text:p>
            <text:p><text:s text:c="12"/></text:p>
            <text:p><text:s text:c="8"/></text:p>
            <text:p><text:s text:c="8"/></text:p>
            <text:p><text:s text:c="8"/></text:p>
            <text:p><text:s text:c="12"/>Marreese Speights scored 16 points in 15 minutes on Thursday vs. the Pistons, hitting 5-of-13 shots with five rebounds, one assist, one block and two triples.</text:p>
            <text:p><text:s text:c="8"/></text:p>
            <text:p><text:s text:c="8"/></text:p>
            <text:p><text:s text:c="13"/>When he's hot, he's hot. Speights is good for a big game every now and then, but his window to produce consistent fantasy value is likely closed with Aaron Gordon back. He'll still have some nice nights behind Bismack Biyombo if the Magic are trailing and need his scoring, but he's too unreliable in most formats.</text:p>
            <text:p><text:s text:c="8"/></text:p>
            <text:p><text:s text:c="8"/></text:p>
            <text:p><text:s text:c="13"/></text:p>
            <text:p><text:s text:c="14"/></text:p>
            <text:p><text:s text:c="13"/>Thu, Dec 28, 2017 09: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ismack Biyombo</text:p>
            <text:p><text:s text:c="17"/></text:p>
            <text:p><text:s text:c="17"/></text:p>
            <text:p><text:s text:c="22"/>- C - <text:s/>Magic</text:p>
            <text:p><text:s text:c="16"/></text:p>
            <text:p><text:s text:c="17"/></text:p>
            <text:p><text:s text:c="12"/></text:p>
            <text:p><text:s text:c="8"/></text:p>
            <text:p><text:s text:c="8"/></text:p>
            <text:p><text:s text:c="8"/></text:p>
            <text:p><text:s text:c="12"/>Bismack Biyombo looked great in his second straight start vs. Detroit on Thursday, scoring 12 points with 13 rebounds, one steal and one block in 33 minutes.</text:p>
            <text:p><text:s text:c="8"/></text:p>
            <text:p><text:s text:c="8"/></text:p>
            <text:p><text:s text:c="13"/>He was 5-of-7 from the field and did an admirable job considering the matchup. Biyombo was only credited with one block, but he altered several other shots and was fantastic for most of the evening. He also knocked down both of his free throws after shooting 57.4% from the line prior to Thursday. With Nikola Vucevic (hand) out until at least mid-February, Biyombo is a solid pickup for owners targeting boards, blocks and FG percentage.</text:p>
            <text:p><text:s text:c="8"/></text:p>
            <text:p><text:s text:c="8"/></text:p>
            <text:p><text:s text:c="13"/></text:p>
            <text:p><text:s text:c="14"/></text:p>
            <text:p><text:s text:c="13"/>Thu, Dec 28, 2017 09: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back) will play on Thursday vs. the Blazers.</text:p>
            <text:p><text:s text:c="8"/></text:p>
            <text:p><text:s text:c="8"/></text:p>
            <text:p><text:s text:c="13"/>The mystery is over. Tonight's game will be on National TV, so expect The Process to put on a show like he always does. Get him active.</text:p>
            <text:p><text:s text:c="8"/></text:p>
            <text:p><text:s text:c="8"/></text:p>
            <text:p><text:s text:c="13"/></text:p>
            <text:p><text:s text:c="14"/></text:p>
            <text:p><text:s text:c="13"/>Source: Keith Pompey on Twitter <text:s text:c="26"/>Thu, Dec 28, 2017 09:4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calf) returned to action in Thursday's 102-89 win over the Pistons, scoring 14 points with seven rebounds, two assists, one block and two triples in 30 minutes.</text:p>
            <text:p><text:s text:c="8"/></text:p>
            <text:p><text:s text:c="8"/></text:p>
            <text:p><text:s text:c="13"/>Gordon looked bouncy as ever and Elfrid Payton found him for a sick alley-oop jam in one of the highlights of the night (link below). He did have five turnovers, but Gordon gave the Magic a big lift tonight and it's no coincidence that they were able to snap a nine-game losing streak. Assuming Gordon can stay healthy, he should be able to maintain his top-30 position in standard leagues the rest of the way, especially with Orlando banged up.</text:p>
            <text:p><text:s text:c="8"/></text:p>
            <text:p><text:s text:c="8"/></text:p>
            <text:p><text:s text:c="13"/></text:p>
            <text:p><text:s text:c="14"/></text:p>
            <text:p><text:s text:c="13"/>Source: NBA.com <text:s text:c="42"/>Thu, Dec 28, 2017 09: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hamstring) has been ruled out for Thursday's game vs. the 76ers.</text:p>
            <text:p><text:s text:c="8"/></text:p>
            <text:p><text:s text:c="8"/></text:p>
            <text:p><text:s text:c="13"/>In case you missed it, Lillard wasn't even on the injury report Wednesday, so maybe he suffered a setback or didn't progress as quickly as he was expecting. He did attempt to warm up, so we'll continue to list him as day-to-day. Shabazz Napier is now a really nice streaming option and C.J. McCollum also gets a bump with Lillard out.</text:p>
            <text:p><text:s text:c="8"/></text:p>
            <text:p><text:s text:c="8"/></text:p>
            <text:p><text:s text:c="13"/></text:p>
            <text:p><text:s text:c="14"/></text:p>
            <text:p><text:s text:c="13"/>Source: Mike Richman on Twitter <text:s text:c="26"/>Thu, Dec 28, 2017 09:2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Evan Fournier played through his sore right foot on Thursday vs. the Pistons, scoring 17 points with five assists, three rebounds, two steals and three 3-pointers.</text:p>
            <text:p><text:s text:c="8"/></text:p>
            <text:p><text:s text:c="8"/></text:p>
            <text:p><text:s text:c="13"/>He looked healthy and closed this game strong with a huge triple and steal in the final few minutes. Fournier also didn't have any restrictions, playing 33 minutes and hitting 6-of-13 shots and a pair of free throws. Fournier should see a bump in usage rate and touches with Nikola Vucevic (hand) out, so he should have some really nice fantasy value heading into the new year.</text:p>
            <text:p><text:s text:c="8"/></text:p>
            <text:p><text:s text:c="8"/></text:p>
            <text:p><text:s text:c="13"/></text:p>
            <text:p><text:s text:c="14"/></text:p>
            <text:p><text:s text:c="13"/>Thu, Dec 28, 2017 09:2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right hamstring) is now a game-time call on Thursday vs. the 76ers.</text:p>
            <text:p><text:s text:c="8"/></text:p>
            <text:p><text:s text:c="8"/></text:p>
            <text:p><text:s text:c="13"/>The Blazers took him off the injury report on Wednesday, but put him back on there Thursday morning with a questionable tag. Coach Terry Stotts didn't provide an update, so we won't know more until Lillard goes through warmups.</text:p>
            <text:p><text:s text:c="8"/></text:p>
            <text:p><text:s text:c="8"/></text:p>
            <text:p><text:s text:c="13"/></text:p>
            <text:p><text:s text:c="14"/></text:p>
            <text:p><text:s text:c="13"/>Source: Casey Holdahl on Twitter <text:s text:c="25"/>Thu, Dec 28, 2017 08:5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Thomas</text:p>
            <text:p><text:s text:c="17"/></text:p>
            <text:p><text:s text:c="17"/></text:p>
            <text:p><text:s text:c="22"/>- F - <text:s/>Knicks</text:p>
            <text:p><text:s text:c="16"/></text:p>
            <text:p><text:s text:c="17"/></text:p>
            <text:p><text:s text:c="12"/></text:p>
            <text:p><text:s text:c="8"/></text:p>
            <text:p><text:s text:c="8"/></text:p>
            <text:p><text:s text:c="8"/></text:p>
            <text:p><text:s text:c="12"/>Lance Thomas is back in the starting lineup on Thursday vs. the Spurs.</text:p>
            <text:p><text:s text:c="8"/></text:p>
            <text:p><text:s text:c="8"/></text:p>
            <text:p><text:s text:c="13"/>Doug McDermott started against his former Bulls on Wednesday, but he choked with three points on 1-of-6 shooting in 37 minutes. Thomas wasn't much better, but the Knicks might continue to mix up their lineups depending on the matchups. Neither player is a standard-league asset.</text:p>
            <text:p><text:s text:c="8"/></text:p>
            <text:p><text:s text:c="8"/></text:p>
            <text:p><text:s text:c="13"/>Related: Doug McDermott</text:p>
            <text:p><text:s text:c="14"/></text:p>
            <text:p><text:s text:c="13"/>Thu, Dec 28, 2017 08: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and Kyle Anderson are listed as starters on Thursday vs. the Knicks.</text:p>
            <text:p><text:s text:c="8"/></text:p>
            <text:p><text:s text:c="8"/></text:p>
            <text:p><text:s text:c="13"/>Barring a late surprise (we never know with Spurs), Aldridge won't be rested, while Anderson will take Kawhi Leonard's (rest) spot in the lineup. Tony Parker, Danny Green and Pau Gasol are also listed in the first unit. Aldridge gets a bump in value every time Leonard sits, so he'll try to take advantage in a tough matchup vs. Kristaps Porzingis.</text:p>
            <text:p><text:s text:c="8"/></text:p>
            <text:p><text:s text:c="8"/></text:p>
            <text:p><text:s text:c="13"/>Related: Kyle Anderson</text:p>
            <text:p><text:s text:c="14"/></text:p>
            <text:p><text:s text:c="13"/>Source: Jeff McDonald on Twitter <text:s text:c="25"/>Thu, Dec 28, 2017 08: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will start in place of Jeff Teague (knee) on Thursday vs. the Bucks.</text:p>
            <text:p><text:s text:c="8"/></text:p>
            <text:p><text:s text:c="8"/></text:p>
            <text:p><text:s text:c="13"/>No surprise here. With Teague looking at roughly 2-4 weeks on the shelf, Jones has been a popular waiver-wire pickup and rightly so. He thrived in this role earlier this season with averages of 12.3 points, 1.7 triples, 4.0 rebounds, 6.7 assists, 0.7 blocks and 4.0 steals in three starts, so he has a nice window to produce fantasy value.</text:p>
            <text:p><text:s text:c="8"/></text:p>
            <text:p><text:s text:c="8"/></text:p>
            <text:p><text:s text:c="13"/></text:p>
            <text:p><text:s text:c="14"/></text:p>
            <text:p><text:s text:c="13"/>Source: Wolves PR on Twitter <text:s text:c="29"/>Thu, Dec 28, 2017 07: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will be rested on Thursday vs. the Knicks.</text:p>
            <text:p><text:s text:c="8"/></text:p>
            <text:p><text:s text:c="8"/></text:p>
            <text:p><text:s text:c="13"/>This is the second time in the span of the week that Leonard will be rested even though the Spurs listed him as "probable." Their injury reports are incredibly unreliable, but his fantasy owners already knew that. Expect Kyle Anderson, Rudy Gay and Pau Gasol to be more involved tonight. There's still no word on LaMarcus Aldridge, but Spurs beat reporter Jeff McDonald thinks he will play.</text:p>
            <text:p><text:s text:c="8"/></text:p>
            <text:p><text:s text:c="8"/></text:p>
            <text:p><text:s text:c="13"/>Related: LaMarcus Aldridge</text:p>
            <text:p><text:s text:c="14"/></text:p>
            <text:p><text:s text:c="13"/>Source: Spurs on Twitter <text:s text:c="33"/>Thu, Dec 28, 2017 07:4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drick Perkins</text:p>
            <text:p><text:s text:c="17"/></text:p>
            <text:p><text:s text:c="17"/></text:p>
            <text:p><text:s text:c="22"/>- C - <text:s/>Cavaliers</text:p>
            <text:p><text:s text:c="16"/></text:p>
            <text:p><text:s text:c="17"/></text:p>
            <text:p><text:s text:c="12"/></text:p>
            <text:p><text:s text:c="8"/></text:p>
            <text:p><text:s text:c="8"/></text:p>
            <text:p><text:s text:c="8"/></text:p>
            <text:p><text:s text:c="12"/>Kendrick Perkins, who is currently playing for the Cavs affiliate in the G-League, has no intention of retiring.</text:p>
            <text:p><text:s text:c="8"/></text:p>
            <text:p><text:s text:c="8"/></text:p>
            <text:p><text:s text:c="13"/>"That never was an option. It was either give this a shot to get back in or go overseas," he said. "I feel like I’m still competing at an NBA level. At the end of the day I came down here to keep pushing and just take it one day at a time." Perkins is 33, but in his own words, "I've got some more years left." Although Big Perk has interest in a coaching career eventually and the Cavs have discussed that role with him, it doesn't sound like pursuing that path is imminent. To date, Perkins is averaging 10.7 points and 8.4 rebounds over 25.4 minutes for the Canton Charge.</text:p>
            <text:p><text:s text:c="8"/></text:p>
            <text:p><text:s text:c="8"/></text:p>
            <text:p><text:s text:c="13"/></text:p>
            <text:p><text:s text:c="14"/></text:p>
            <text:p><text:s text:c="13"/>Source: Cleveland.com <text:s text:c="36"/>Thu, Dec 28, 2017 07: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il Wilson</text:p>
            <text:p><text:s text:c="17"/></text:p>
            <text:p><text:s text:c="17"/></text:p>
            <text:p><text:s text:c="22"/>- F - <text:s/>Lakers</text:p>
            <text:p><text:s text:c="16"/></text:p>
            <text:p><text:s text:c="17"/></text:p>
            <text:p><text:s text:c="12"/></text:p>
            <text:p><text:s text:c="8"/></text:p>
            <text:p><text:s text:c="8"/></text:p>
            <text:p><text:s text:c="8"/></text:p>
            <text:p><text:s text:c="12"/>Jamil Wilson, who is on a two-way contract, admitted that he's concerned about his immediate future in the NBA.</text:p>
            <text:p><text:s text:c="8"/></text:p>
            <text:p><text:s text:c="8"/></text:p>
            <text:p><text:s text:c="13"/>Because Wilson has been forced to play a bigger than anticipated role for the Clippers early in the season, Los Angeles will have to make a decision on his two-way contract sooner rather than later. "I’m not going to lie to you," he said. "Some days I wake up and you just don’t know what’s going to happen. Sometimes that can make you timid and kind of put you in a funk. But then you just kind of embrace the moment. Being around these guys, it’s a great feeling." Doc Rivers admitted that "it's going to be tough" when decision day comes, especially since the Clippers don't have real roster flexibility.</text:p>
            <text:p><text:s text:c="8"/></text:p>
            <text:p><text:s text:c="8"/></text:p>
            <text:p><text:s text:c="13"/></text:p>
            <text:p><text:s text:c="14"/></text:p>
            <text:p><text:s text:c="13"/>Source: Orange County Register <text:s text:c="27"/>Thu, Dec 28, 2017 07:2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d Dudley</text:p>
            <text:p><text:s text:c="17"/></text:p>
            <text:p><text:s text:c="17"/></text:p>
            <text:p><text:s text:c="22"/>- F - <text:s/>Suns</text:p>
            <text:p><text:s text:c="16"/></text:p>
            <text:p><text:s text:c="17"/></text:p>
            <text:p><text:s text:c="12"/></text:p>
            <text:p><text:s text:c="8"/></text:p>
            <text:p><text:s text:c="8"/></text:p>
            <text:p><text:s text:c="8"/></text:p>
            <text:p><text:s text:c="12"/>Jared Dudley is enjoying playing the role of veteran mentor on a young Suns team.</text:p>
            <text:p><text:s text:c="8"/></text:p>
            <text:p><text:s text:c="8"/></text:p>
            <text:p><text:s text:c="13"/>"I think that through my knowledge and wisdom that I’ve helped [the young players] out and that is something that I can continue to do," Dudley said. "I mean every NBA team is getting younger by the year and teams are looking for vets to help out." Once Dudley decides to retire from playing, it shouldn't be long before he's back in the business of basketball as a coach.</text:p>
            <text:p><text:s text:c="8"/></text:p>
            <text:p><text:s text:c="8"/></text:p>
            <text:p><text:s text:c="13"/></text:p>
            <text:p><text:s text:c="14"/></text:p>
            <text:p><text:s text:c="13"/>Source: Basketball Insiders <text:s text:c="30"/>Thu, Dec 28, 2017 07: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James</text:p>
            <text:p><text:s text:c="17"/></text:p>
            <text:p><text:s text:c="17"/></text:p>
            <text:p><text:s text:c="22"/>- G - <text:s/>Pelicans</text:p>
            <text:p><text:s text:c="16"/></text:p>
            <text:p><text:s text:c="17"/></text:p>
            <text:p><text:s text:c="12"/></text:p>
            <text:p><text:s text:c="8"/></text:p>
            <text:p><text:s text:c="8"/></text:p>
            <text:p><text:s text:c="8"/></text:p>
            <text:p><text:s text:c="12"/>Mike James has cleared waivers, making him an unrestricted free agent.</text:p>
            <text:p><text:s text:c="8"/></text:p>
            <text:p><text:s text:c="8"/></text:p>
            <text:p><text:s text:c="13"/>That 15 minutes of fame sure goes quickly, doesn't it? Now that he's a free agent, it would not be a surprise to see James head back to Europe.</text:p>
            <text:p><text:s text:c="8"/></text:p>
            <text:p><text:s text:c="8"/></text:p>
            <text:p><text:s text:c="13"/></text:p>
            <text:p><text:s text:c="14"/></text:p>
            <text:p><text:s text:c="13"/>Source: Scott Bordow on Twitter <text:s text:c="26"/>Thu, Dec 28, 2017 07:1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ayne Bacon</text:p>
            <text:p><text:s text:c="17"/></text:p>
            <text:p><text:s text:c="17"/></text:p>
            <text:p><text:s text:c="22"/>- G/F - <text:s/>Hornets</text:p>
            <text:p><text:s text:c="16"/></text:p>
            <text:p><text:s text:c="17"/></text:p>
            <text:p><text:s text:c="12"/></text:p>
            <text:p><text:s text:c="8"/></text:p>
            <text:p><text:s text:c="8"/></text:p>
            <text:p><text:s text:c="8"/></text:p>
            <text:p><text:s text:c="12"/>Hornets assign G/F Dwayne Bacon to the G-League.</text:p>
            <text:p><text:s text:c="8"/></text:p>
            <text:p><text:s text:c="8"/></text:p>
            <text:p><text:s text:c="13"/>Bacon isn't currently needed in Charlotte's rotation with Nicolas Batum, Jeremy Lamb, and Michael Kidd-Gilchrist all healthy.</text:p>
            <text:p><text:s text:c="8"/></text:p>
            <text:p><text:s text:c="8"/></text:p>
            <text:p><text:s text:c="13"/>Related: Nicolas Batum, Michael Kidd-Gilchrist, Jeremy Lamb</text:p>
            <text:p><text:s text:c="14"/></text:p>
            <text:p><text:s text:c="13"/>Source: NBA.com <text:s text:c="42"/>Thu, Dec 28, 2017 07: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ance Ferguson</text:p>
            <text:p><text:s text:c="17"/></text:p>
            <text:p><text:s text:c="17"/></text:p>
            <text:p><text:s text:c="22"/>- G - <text:s/>Thunder</text:p>
            <text:p><text:s text:c="16"/></text:p>
            <text:p><text:s text:c="17"/></text:p>
            <text:p><text:s text:c="12"/></text:p>
            <text:p><text:s text:c="8"/></text:p>
            <text:p><text:s text:c="8"/></text:p>
            <text:p><text:s text:c="8"/></text:p>
            <text:p><text:s text:c="12"/>Thunder assign G Terrance Ferguson to the G-League.</text:p>
            <text:p><text:s text:c="8"/></text:p>
            <text:p><text:s text:c="8"/></text:p>
            <text:p><text:s text:c="13"/>Ferguson is averaging 17.5 points, 5.5 rebounds, 1.5 assists and 1.0 steal in 30.2 minutes per game in the G-League.</text:p>
            <text:p><text:s text:c="8"/></text:p>
            <text:p><text:s text:c="8"/></text:p>
            <text:p><text:s text:c="13"/></text:p>
            <text:p><text:s text:c="14"/></text:p>
            <text:p><text:s text:c="13"/>Source: NBA.com <text:s text:c="42"/>Thu, Dec 28, 2017 07: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wight Buycks</text:p>
            <text:p><text:s text:c="17"/></text:p>
            <text:p><text:s text:c="17"/></text:p>
            <text:p><text:s text:c="22"/>- G - <text:s/>Pistons</text:p>
            <text:p><text:s text:c="16"/></text:p>
            <text:p><text:s text:c="17"/></text:p>
            <text:p><text:s text:c="12"/></text:p>
            <text:p><text:s text:c="8"/></text:p>
            <text:p><text:s text:c="8"/></text:p>
            <text:p><text:s text:c="8"/></text:p>
            <text:p><text:s text:c="12"/>Dwight Buycks, who is on a two-way contract with Detroit, is determined to make an impression on the Pistons.</text:p>
            <text:p><text:s text:c="8"/></text:p>
            <text:p><text:s text:c="8"/></text:p>
            <text:p><text:s text:c="13"/>With Reggie Jackson (ankle) sidelined for next six-to-eight weeks, Buycks has an opportunity to show he's worthy of sticking in the NBA. "This is my dream, to be here and be here permanently," he said. "It’s up to me to put the work in and be successful out here. I’m just happy to be here." Buycks is unlikely to see an immediate role behind Ish Smith and Langston Galloway, but it's not ludicrous to think he could play his way into the point guard rotation.</text:p>
            <text:p><text:s text:c="8"/></text:p>
            <text:p><text:s text:c="8"/></text:p>
            <text:p><text:s text:c="13"/>Related: Ish Smith, Reggie Jackson, Langston Galloway</text:p>
            <text:p><text:s text:c="14"/></text:p>
            <text:p><text:s text:c="13"/>Source: NBA.com <text:s text:c="42"/>Thu, Dec 28, 2017 07:0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may be rested on Thursday vs. the Knicks.</text:p>
            <text:p><text:s text:c="8"/></text:p>
            <text:p><text:s text:c="8"/></text:p>
            <text:p><text:s text:c="13"/>Gregg Popovich is doing his best to keep us guessing with less than two hours until tipoff vs. the Knicks. If LMA is out, Pau Gasol figures to be the biggest direct beneficiary.</text:p>
            <text:p><text:s text:c="8"/></text:p>
            <text:p><text:s text:c="8"/></text:p>
            <text:p><text:s text:c="13"/>Related: Pau Gasol</text:p>
            <text:p><text:s text:c="14"/></text:p>
            <text:p><text:s text:c="13"/>Source: Al Iannazzone on Twitter <text:s text:c="25"/>Thu, Dec 28, 2017 07:0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Gregg Popovich is uncertain if Kawhi Leonard and LaMarcus Aldridge will play on Thursday vs. the Knicks.</text:p>
            <text:p><text:s text:c="8"/></text:p>
            <text:p><text:s text:c="8"/></text:p>
            <text:p><text:s text:c="13"/>The Spurs being the Spurs is a tradition that will forever be annoying in the fantasy community. Until we get word one way or the other, there isn't much to be said. If both guys sit, expect guys like Kyle Anderson, Rudy Gay, and Pau Gasol to be more involved.</text:p>
            <text:p><text:s text:c="8"/></text:p>
            <text:p><text:s text:c="8"/></text:p>
            <text:p><text:s text:c="13"/>Related: Pau Gasol, LaMarcus Aldridge, Rudy Gay, Kyle Anderson</text:p>
            <text:p><text:s text:c="14"/></text:p>
            <text:p><text:s text:c="13"/>Source: Al Iannazzone on Twitter <text:s text:c="25"/>Thu, Dec 28, 2017 07:0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right knee soreness) is expected to play on Thursday vs. the Blazers.</text:p>
            <text:p><text:s text:c="8"/></text:p>
            <text:p><text:s text:c="8"/></text:p>
            <text:p><text:s text:c="13"/>Covington was listed as questionable and was sporting a big wrap around his right knee on Christmas Day, but the soreness doesn't sound like something that will prevent him from suiting up. In other words, it's a situation worth monitoring, not avoiding. However, it is worth noting that RoCo has struggled with his shot this month, connecting on just 36.7% of his attempts.</text:p>
            <text:p><text:s text:c="8"/></text:p>
            <text:p><text:s text:c="8"/></text:p>
            <text:p><text:s text:c="13"/></text:p>
            <text:p><text:s text:c="14"/></text:p>
            <text:p><text:s text:c="13"/>Source: Keith Pompey on Twitter <text:s text:c="26"/>Thu, Dec 28, 2017 06: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Brooks</text:p>
            <text:p><text:s text:c="17"/></text:p>
            <text:p><text:s text:c="17"/></text:p>
            <text:p><text:s text:c="22"/>- G - <text:s/>Timberwolves</text:p>
            <text:p><text:s text:c="16"/></text:p>
            <text:p><text:s text:c="17"/></text:p>
            <text:p><text:s text:c="12"/></text:p>
            <text:p><text:s text:c="8"/></text:p>
            <text:p><text:s text:c="8"/></text:p>
            <text:p><text:s text:c="8"/></text:p>
            <text:p><text:s text:c="12"/>Aaron Brooks (illness) is expected to be available on Thursday vs. Milwaukee.</text:p>
            <text:p><text:s text:c="8"/></text:p>
            <text:p><text:s text:c="8"/></text:p>
            <text:p><text:s text:c="13"/>Even with Jeff Teague (knee) out, Brooks isn't guaranteed to play. Look for Tyus Jones, Jamal Crawford, and even Jimmy Butler to spend time handling the rock.</text:p>
            <text:p><text:s text:c="8"/></text:p>
            <text:p><text:s text:c="8"/></text:p>
            <text:p><text:s text:c="13"/>Related: Tyus Jones, Jeff Teague, Jamal Crawford, Jimmy Butler</text:p>
            <text:p><text:s text:c="14"/></text:p>
            <text:p><text:s text:c="13"/>Source: Alan Horton on Twitter <text:s text:c="27"/>Thu, Dec 28, 2017 06:4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or Ariza</text:p>
            <text:p><text:s text:c="17"/></text:p>
            <text:p><text:s text:c="17"/></text:p>
            <text:p><text:s text:c="22"/>- F - <text:s/>Rockets</text:p>
            <text:p><text:s text:c="16"/></text:p>
            <text:p><text:s text:c="17"/></text:p>
            <text:p><text:s text:c="12"/></text:p>
            <text:p><text:s text:c="8"/></text:p>
            <text:p><text:s text:c="8"/></text:p>
            <text:p><text:s text:c="8"/></text:p>
            <text:p><text:s text:c="12"/>Mike D'Antoni said he wants to trim Trevor Ariza's playing time.</text:p>
            <text:p><text:s text:c="8"/></text:p>
            <text:p><text:s text:c="8"/></text:p>
            <text:p><text:s text:c="13"/>Ariza has exceeded 40 minutes in six straight games, and that's not a coincidence with Luc Mbah a Moute (shoulder) unavailable. As a result of D'Antoni's desire, look for the newly-signed Gerald Green to have a chance to contribute on Thursday vs. Boston.</text:p>
            <text:p><text:s text:c="8"/></text:p>
            <text:p><text:s text:c="8"/></text:p>
            <text:p><text:s text:c="13"/>Related: Gerald Green</text:p>
            <text:p><text:s text:c="14"/></text:p>
            <text:p><text:s text:c="13"/>Source: Jonathan Feigen on Twitter <text:s text:c="23"/>Thu, Dec 28, 2017 06:4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adductor), who will not play on Thursday vs. Boston, could play as soon as Friday vs. Washington.</text:p>
            <text:p><text:s text:c="8"/></text:p>
            <text:p><text:s text:c="8"/></text:p>
            <text:p><text:s text:c="13"/>If CP3 remains sidelined on Friday, then Sunday vs. the Lakers is "probable," per head coach Mike D'Antoni. Paul has played just 16 of 33 possible games all season and has been out for over a week, so the short-handed Rockets would certainly welcome a quicker than expected return. When Paul is able to get back out there, Eric Gordon will return to the bench.</text:p>
            <text:p><text:s text:c="8"/></text:p>
            <text:p><text:s text:c="8"/></text:p>
            <text:p><text:s text:c="13"/>Related: Eric Gordon</text:p>
            <text:p><text:s text:c="14"/></text:p>
            <text:p><text:s text:c="13"/>Source: Jonathan Feigen on Twitter <text:s text:c="23"/>Thu, Dec 28, 2017 06: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rald Green</text:p>
            <text:p><text:s text:c="17"/></text:p>
            <text:p><text:s text:c="17"/></text:p>
            <text:p><text:s text:c="22"/>- G/F - <text:s/>Rockets</text:p>
            <text:p><text:s text:c="16"/></text:p>
            <text:p><text:s text:c="17"/></text:p>
            <text:p><text:s text:c="12"/></text:p>
            <text:p><text:s text:c="8"/></text:p>
            <text:p><text:s text:c="8"/></text:p>
            <text:p><text:s text:c="8"/></text:p>
            <text:p><text:s text:c="12"/>Updating a previous item, Rockets sign G/F Gerald Green.</text:p>
            <text:p><text:s text:c="8"/></text:p>
            <text:p><text:s text:c="8"/></text:p>
            <text:p><text:s text:c="13"/>The veteran is available to play on Thursday vs. Boston. Green's deal is of the non-guaranteed variety, and Houston will have a handful of games to evaluate his fit before determining whether or not to guarantee the contract for the remainder of the season.</text:p>
            <text:p><text:s text:c="8"/></text:p>
            <text:p><text:s text:c="8"/></text:p>
            <text:p><text:s text:c="13"/></text:p>
            <text:p><text:s text:c="14"/></text:p>
            <text:p><text:s text:c="13"/>Source: Mark Berman on Twitter <text:s text:c="27"/>Thu, Dec 28, 2017 06: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Updating a previous item, Evan Fournier (sore right foot) is in Thursday's starting lineup vs. the Pistons.</text:p>
            <text:p><text:s text:c="8"/></text:p>
            <text:p><text:s text:c="8"/></text:p>
            <text:p><text:s text:c="13"/>Fournier is expected to get his usual allotment of minutes, so feel free to get him active. Aaron Gordon (calf) is also rejoining the first five, so the Magic can at least get some relief with Nikola Vucevic (broken hand) sidelined.</text:p>
            <text:p><text:s text:c="8"/></text:p>
            <text:p><text:s text:c="8"/></text:p>
            <text:p><text:s text:c="13"/>Related: Nikola Vucevic, Aaron Gordon</text:p>
            <text:p><text:s text:c="14"/></text:p>
            <text:p><text:s text:c="13"/>Source: Magic PR on Twitter <text:s text:c="30"/>Thu, Dec 28, 2017 06:2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Updating a previous item, both Aaron Gordon (right calf strain) and Evan Fournier (sore right foot) will start on Thursday vs. Detroit.</text:p>
            <text:p><text:s text:c="8"/></text:p>
            <text:p><text:s text:c="8"/></text:p>
            <text:p><text:s text:c="13"/>This was the expectation, and now it's official with both players surviving the test of pre-game warmups. Neither Gordon nor Fournier will be facing a minutes limit, so feel free to get either or both into your lineup(s). Orlando will round out its starting five with Elfrid Payton, Jonathon Simmons, and Bismack Biyombo, sending Mario Hezonja back to the bench.</text:p>
            <text:p><text:s text:c="8"/></text:p>
            <text:p><text:s text:c="8"/></text:p>
            <text:p><text:s text:c="13"/>Related: Elfrid Payton, Jonathon Simmons, Mario Hezonja, Bismack Biyombo, Evan Fournier</text:p>
            <text:p><text:s text:c="14"/></text:p>
            <text:p><text:s text:c="13"/>Source: Magic PR on Twitter <text:s text:c="30"/>Thu, Dec 28, 2017 06: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rza Teletovic</text:p>
            <text:p><text:s text:c="17"/></text:p>
            <text:p><text:s text:c="17"/></text:p>
            <text:p><text:s text:c="22"/>- F - <text:s/>Bucks</text:p>
            <text:p><text:s text:c="16"/></text:p>
            <text:p><text:s text:c="17"/></text:p>
            <text:p><text:s text:c="12"/></text:p>
            <text:p><text:s text:c="8"/></text:p>
            <text:p><text:s text:c="8"/></text:p>
            <text:p><text:s text:c="8"/></text:p>
            <text:p><text:s text:c="12"/>Mirza Teletovic (blood clots) is not expected to return anytime in the near future, two sources told veteran Bucks beat writer Gery Woelfel.</text:p>
            <text:p><text:s text:c="8"/></text:p>
            <text:p><text:s text:c="8"/></text:p>
            <text:p><text:s text:c="13"/>Woelfel's sources believe Teletovic will be out for at least three more months. The Bucks have offered next to nothing in terms of a potential timeline, and Teletovic said himself that he's unsure when he might get back onto the court. Expect the Bucks to explore the market for shooters in advance of Februrary's trade deadline.</text:p>
            <text:p><text:s text:c="8"/></text:p>
            <text:p><text:s text:c="8"/></text:p>
            <text:p><text:s text:c="13"/></text:p>
            <text:p><text:s text:c="14"/></text:p>
            <text:p><text:s text:c="13"/>Source: Woelfel's Press Box <text:s text:c="30"/>Thu, Dec 28, 2017 06: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Zach LaVine (torn left ACL) admitted that he is growing impatient with the recovery process.</text:p>
            <text:p><text:s text:c="8"/></text:p>
            <text:p><text:s text:c="8"/></text:p>
            <text:p><text:s text:c="13"/>"I know I feel like I can play right now," he said. "I’m just doing everything I can to get back,’’ LaVine added. "I feel good, but it’s a lot of people making decisions in this. So I have to trust them and they have to trust me, then we have to get to a point to where I’m out here playing." This week will be big for LaVine to show he's ready with six consecutive contact practices lined up, and so long as there are no issues or setbacks, the Bulls will have to make a decision on the next step(s) thereafter. It may not be time yet, but it's clear that LaVine is getting very close to knocking on that door.</text:p>
            <text:p><text:s text:c="8"/></text:p>
            <text:p><text:s text:c="8"/></text:p>
            <text:p><text:s text:c="13"/></text:p>
            <text:p><text:s text:c="14"/></text:p>
            <text:p><text:s text:c="13"/>Source: Chicago Sun-Times <text:s text:c="32"/>Thu, Dec 28, 2017 06:1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van Rabb</text:p>
            <text:p><text:s text:c="17"/></text:p>
            <text:p><text:s text:c="17"/></text:p>
            <text:p><text:s text:c="22"/>- F - <text:s/>Grizzlies</text:p>
            <text:p><text:s text:c="16"/></text:p>
            <text:p><text:s text:c="17"/></text:p>
            <text:p><text:s text:c="12"/></text:p>
            <text:p><text:s text:c="8"/></text:p>
            <text:p><text:s text:c="8"/></text:p>
            <text:p><text:s text:c="8"/></text:p>
            <text:p><text:s text:c="12"/>Grizzlies assign F Ivan Rabb to the G-League.</text:p>
            <text:p><text:s text:c="8"/></text:p>
            <text:p><text:s text:c="8"/></text:p>
            <text:p><text:s text:c="13"/>You probably couldn't get through your Thursday without this update. You're welcome.</text:p>
            <text:p><text:s text:c="8"/></text:p>
            <text:p><text:s text:c="8"/></text:p>
            <text:p><text:s text:c="13"/></text:p>
            <text:p><text:s text:c="14"/></text:p>
            <text:p><text:s text:c="13"/>Source: NBA.com <text:s text:c="42"/>Thu, Dec 28, 2017 06:0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Hezonja</text:p>
            <text:p><text:s text:c="17"/></text:p>
            <text:p><text:s text:c="17"/></text:p>
            <text:p><text:s text:c="22"/>- F - <text:s/>Magic</text:p>
            <text:p><text:s text:c="16"/></text:p>
            <text:p><text:s text:c="17"/></text:p>
            <text:p><text:s text:c="12"/></text:p>
            <text:p><text:s text:c="8"/></text:p>
            <text:p><text:s text:c="8"/></text:p>
            <text:p><text:s text:c="8"/></text:p>
            <text:p><text:s text:c="12"/>Frank Vogel praised Mario Hezonja's growth prior to Thursday's game vs. the Pistons.</text:p>
            <text:p><text:s text:c="8"/></text:p>
            <text:p><text:s text:c="8"/></text:p>
            <text:p><text:s text:c="13"/>On the same night that Hezonja heads back to the bench, no less. "Mario’s growing," Vogel said. "He’s growing &amp; developing &amp; he’s been a bright spot. Everybody needs to understand that he’s [still] a very young player. He looks like a far more comfortable player now than he did at any point last season." While Hezonja has looked better and has scored in double-digits in five straight outings, this is classic lip service from his head coach. Actions speak louder than words, and the Magic spoke loudly upon declining Hezonja's fourth-year contract option.</text:p>
            <text:p><text:s text:c="8"/></text:p>
            <text:p><text:s text:c="8"/></text:p>
            <text:p><text:s text:c="13"/>Related: Evan Fournier, Aaron Gordon</text:p>
            <text:p><text:s text:c="14"/></text:p>
            <text:p><text:s text:c="13"/>Source: John Denton on Twitter <text:s text:c="27"/>Thu, Dec 28, 2017 05: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us Miller</text:p>
            <text:p><text:s text:c="17"/></text:p>
            <text:p><text:s text:c="17"/></text:p>
            <text:p><text:s text:c="22"/>- G/F - <text:s/>Pelicans</text:p>
            <text:p><text:s text:c="16"/></text:p>
            <text:p><text:s text:c="17"/></text:p>
            <text:p><text:s text:c="12"/></text:p>
            <text:p><text:s text:c="8"/></text:p>
            <text:p><text:s text:c="8"/></text:p>
            <text:p><text:s text:c="8"/></text:p>
            <text:p><text:s text:c="12"/>Darius Miller attributed his success this season to the attention DeMarcus Cousins and Anthony Davis demand from the opposition.</text:p>
            <text:p><text:s text:c="8"/></text:p>
            <text:p><text:s text:c="8"/></text:p>
            <text:p><text:s text:c="13"/>"I get a lot of open looks here with all of the attention that our star players bring to themselves," Miller said. "[Davis and Cousins] are two of the best big men in the league. And I’ve known them for a while, so they’re good friends of mine. It’s just always fun to be in an environment like that when you’re trying to play basketball." Entering Thursday's slate of games, Miller was tied for fifth in the NBA in 3-point field goal percentage at 45.5%</text:p>
            <text:p><text:s text:c="8"/></text:p>
            <text:p><text:s text:c="8"/></text:p>
            <text:p><text:s text:c="13"/>Related: Anthony Davis, DeMarcus Cousins</text:p>
            <text:p><text:s text:c="14"/></text:p>
            <text:p><text:s text:c="13"/>Source: HoopsHype <text:s text:c="40"/>Thu, Dec 28, 2017 05: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Erik Spoelstra hinted that he'll continue to monitor Hassan Whiteside's minutes for the time being.</text:p>
            <text:p><text:s text:c="8"/></text:p>
            <text:p><text:s text:c="8"/></text:p>
            <text:p><text:s text:c="13"/>Whiteside played just 18 minutes in his first game back in action, and Spo is not in a rush to push that number back up in a hurry. "However he can handle it at the highest pace, he can play," Spoelstra said. "I'm not in a rush." The Heat have reliable frontcourt depth, and that allows the club to be semi-conservative with how they deploy Whiteside to ensure he stays the floor. For what it's worth, Whiteside did say that his discomfort level is down to a "one or two," and he feels like he could "play a lot more" with his recently improved conditioning.</text:p>
            <text:p><text:s text:c="8"/></text:p>
            <text:p><text:s text:c="8"/></text:p>
            <text:p><text:s text:c="13"/>Related: Kelly Olynyk, Jordan Mickey, Bam Adebayo</text:p>
            <text:p><text:s text:c="14"/></text:p>
            <text:p><text:s text:c="13"/>Source: South Florida Sun-Sentinel <text:s text:c="23"/>Thu, Dec 28, 2017 05: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McGruder</text:p>
            <text:p><text:s text:c="17"/></text:p>
            <text:p><text:s text:c="17"/></text:p>
            <text:p><text:s text:c="22"/>- G/F - <text:s/>Heat</text:p>
            <text:p><text:s text:c="16"/></text:p>
            <text:p><text:s text:c="17"/></text:p>
            <text:p><text:s text:c="12"/></text:p>
            <text:p><text:s text:c="8"/></text:p>
            <text:p><text:s text:c="8"/></text:p>
            <text:p><text:s text:c="8"/></text:p>
            <text:p><text:s text:c="12"/>Rodney McGruder is making steady progress in his rehab from surgery to repair a stress fracture in his left tibia.</text:p>
            <text:p><text:s text:c="8"/></text:p>
            <text:p><text:s text:c="8"/></text:p>
            <text:p><text:s text:c="13"/>"He's progressing," Erik Spoelstra said. "We're definitely not trying to fast-track him. So the most important thing for him is to stay patient. We know how consistent, relentless he'll be with his work, work ethic. We also have to be very smart about it." We haven't had any news to suggest his timeline has changed, so we'll continue to project a return around the All-Star Break for McGruder.</text:p>
            <text:p><text:s text:c="8"/></text:p>
            <text:p><text:s text:c="8"/></text:p>
            <text:p><text:s text:c="13"/></text:p>
            <text:p><text:s text:c="14"/></text:p>
            <text:p><text:s text:c="13"/>Source: South Florida Sun-Sentinel <text:s text:c="23"/>Thu, Dec 28, 2017 05:4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Kennard</text:p>
            <text:p><text:s text:c="17"/></text:p>
            <text:p><text:s text:c="17"/></text:p>
            <text:p><text:s text:c="22"/>- G - <text:s/>Pistons</text:p>
            <text:p><text:s text:c="16"/></text:p>
            <text:p><text:s text:c="17"/></text:p>
            <text:p><text:s text:c="12"/></text:p>
            <text:p><text:s text:c="8"/></text:p>
            <text:p><text:s text:c="8"/></text:p>
            <text:p><text:s text:c="8"/></text:p>
            <text:p><text:s text:c="12"/>Luke Kennard will stick in the starting lineup for Thursday's game vs. the Magic.</text:p>
            <text:p><text:s text:c="8"/></text:p>
            <text:p><text:s text:c="8"/></text:p>
            <text:p><text:s text:c="13"/>That means Anthony Tolliver will come off the bench once again. Kennard only played 12 minutes in a start on Tuesday vs. Indiana, and he's not a recommended fantasy target in DFS or season-long settings.</text:p>
            <text:p><text:s text:c="8"/></text:p>
            <text:p><text:s text:c="8"/></text:p>
            <text:p><text:s text:c="13"/>Related: Anthony Tolliver</text:p>
            <text:p><text:s text:c="14"/></text:p>
            <text:p><text:s text:c="13"/>Source: Keith Langlois on Twitter <text:s text:c="24"/>Thu, Dec 28, 2017 05:4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Justise Winslow (left knee) is very limited in what he can do at practice, an indication that he is not close to returning.</text:p>
            <text:p><text:s text:c="8"/></text:p>
            <text:p><text:s text:c="8"/></text:p>
            <text:p><text:s text:c="13"/>"Justise only did his correctives [at Thursday's practice], some shooting and he'll go back down for more work," Erik Spoelstra said. It sounds like Winslow is closer to week-to-week than day-to-day, but we'll continue to update his progress appropriately. We wouldn't be holding onto him in any typical fantasy setting.</text:p>
            <text:p><text:s text:c="8"/></text:p>
            <text:p><text:s text:c="8"/></text:p>
            <text:p><text:s text:c="13"/></text:p>
            <text:p><text:s text:c="14"/></text:p>
            <text:p><text:s text:c="13"/>Source: South Florida Sun-Sentinel <text:s text:c="23"/>Thu, Dec 28, 2017 05:3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right ankle bursitis) was able to participate in portions of Thursday's practice.</text:p>
            <text:p><text:s text:c="8"/></text:p>
            <text:p><text:s text:c="8"/></text:p>
            <text:p><text:s text:c="13"/>We have not received many updates on Johnson since he was again forced to the sidelines, but at least he's moving in the right direction. The veteran forward is listed as out for Friday, and we'll consider him day-to-day beyond that point. Look for Kelly Olynyk to continue to benefit in Johnson's absence.</text:p>
            <text:p><text:s text:c="8"/></text:p>
            <text:p><text:s text:c="8"/></text:p>
            <text:p><text:s text:c="13"/>Related: Kelly Olynyk</text:p>
            <text:p><text:s text:c="14"/></text:p>
            <text:p><text:s text:c="13"/>Source: South Florida Sun-Sentinel <text:s text:c="23"/>Thu, Dec 28, 2017 05:3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Evan Fournier (sore right foot) is expected to play on Thursday vs. the Pistons.</text:p>
            <text:p><text:s text:c="8"/></text:p>
            <text:p><text:s text:c="8"/></text:p>
            <text:p><text:s text:c="13"/>So long as Fournier makes it through warmups okay, he'll be in the starting lineup and is not expected to have playing time restrictions. Given that he played 30 minutes on Tuesday, we're expecting Fournier to be out there.</text:p>
            <text:p><text:s text:c="8"/></text:p>
            <text:p><text:s text:c="8"/></text:p>
            <text:p><text:s text:c="13"/>Related: Mario Hezonja</text:p>
            <text:p><text:s text:c="14"/></text:p>
            <text:p><text:s text:c="13"/>Source: Josh Robbins on Twitter <text:s text:c="26"/>Thu, Dec 28, 2017 05: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Magic head coach Frank Vogel expects Aaron Gordon (right calf) and Evan Fournier (sore right foot) to play on Thursday vs. Detroit.</text:p>
            <text:p><text:s text:c="8"/></text:p>
            <text:p><text:s text:c="8"/></text:p>
            <text:p><text:s text:c="13"/>Vogel wants to see both players in warm-ups before giving them the final all-clear, but it sounds like there is a good shot of both being ready to go. So long as they are cleared, both guys will start, and per Vogel, neither should have a minutes limit. We should have final word shortly, so check back for an update. If either player is unable to go, Mario Hezonja would start in their place.</text:p>
            <text:p><text:s text:c="8"/></text:p>
            <text:p><text:s text:c="8"/></text:p>
            <text:p><text:s text:c="13"/>Related: Mario Hezonja, Evan Fournier</text:p>
            <text:p><text:s text:c="14"/></text:p>
            <text:p><text:s text:c="13"/>Source: Josh Robbins on Twitter <text:s text:c="26"/>Thu, Dec 28, 2017 05:2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Clarkson</text:p>
            <text:p><text:s text:c="17"/></text:p>
            <text:p><text:s text:c="17"/></text:p>
            <text:p><text:s text:c="22"/>- G - <text:s/>Cavaliers</text:p>
            <text:p><text:s text:c="16"/></text:p>
            <text:p><text:s text:c="17"/></text:p>
            <text:p><text:s text:c="12"/></text:p>
            <text:p><text:s text:c="8"/></text:p>
            <text:p><text:s text:c="8"/></text:p>
            <text:p><text:s text:c="8"/></text:p>
            <text:p><text:s text:c="12"/>Jordan Clarkson admitted he's having difficulty adjusting to the role of starting point guard.</text:p>
            <text:p><text:s text:c="8"/></text:p>
            <text:p><text:s text:c="8"/></text:p>
            <text:p><text:s text:c="13"/>Lonzo Ball (shoulder) is out for at least another handful of days, so Clarkson will have to navigate through his difficulties on the fly. "I’m used to coming off the bench and scoring quick, getting them up quick, and when you’re playing at point and you’re playing that many minutes, you’ve gotta pick your spots," Clarkson said. "It’s pretty difficult." Luke Walton wants Clarkson to find a balance between scoring and playmaking, but it's hard to blame JC given the sixth-man role he's been regularly asked to play on this team. "It definitely has been tough for me these last two games," Clarkson added. "The looks are different but I’m going to get it while this is going on." Hopefully, Lonzo's absence will be of the short-term variety.</text:p>
            <text:p><text:s text:c="8"/></text:p>
            <text:p><text:s text:c="8"/></text:p>
            <text:p><text:s text:c="13"/>Related: Lonzo Ball</text:p>
            <text:p><text:s text:c="14"/></text:p>
            <text:p><text:s text:c="13"/>Source: Lakers Nation <text:s text:c="36"/>Thu, Dec 28, 2017 05: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hip) is expected to scrimmage with the Cavs on Friday.</text:p>
            <text:p><text:s text:c="8"/></text:p>
            <text:p><text:s text:c="8"/></text:p>
            <text:p><text:s text:c="13"/>"It'll be a practice, get some shots up, cover defensive rules and principles and also scrimmage a little bit so Isaiah can get a feel and play 5-on-5," Cavs coach Tyronn Lue said. Although Thomas is not expected to play on Saturday at Utah, he could return at any point thereafter. IT will have a minutes limitation upon getting back out there, but that's to be expected given the nature of his injury and such a lengthy layoff.</text:p>
            <text:p><text:s text:c="8"/></text:p>
            <text:p><text:s text:c="8"/></text:p>
            <text:p><text:s text:c="13"/></text:p>
            <text:p><text:s text:c="14"/></text:p>
            <text:p><text:s text:c="13"/>Source: ESPN <text:s text:c="45"/>Thu, Dec 28, 2017 05:1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Jazz coach Quin Snyder is pleased Donovan Mitchell is adjusting to being a focal point of the opposition's scouting report.</text:p>
            <text:p><text:s text:c="8"/></text:p>
            <text:p><text:s text:c="8"/></text:p>
            <text:p><text:s text:c="13"/>Some of Mitchell's numbers like net rating and assist-to-turnover have taken a hit since the opposition has started to prioritize the rookie, but that's okay with Utah's head coach because Mitchell is understanding what is happening. "That’s something that I’m glad he’s recognizing," Snyder said. "There’s a difference between being reported on personnel who you are versus a game plan, which is more what you do. It’s his credit that he’s transitioned into that as far as people prepare for that." Utah's lead man gives Mitchell "homework assignments" for film review, and the Lousiville product is soaking the process all up. "There’s a lot still I have to learn," he said. "But I’m comfortable with it."</text:p>
            <text:p><text:s text:c="8"/></text:p>
            <text:p><text:s text:c="8"/></text:p>
            <text:p><text:s text:c="13"/></text:p>
            <text:p><text:s text:c="14"/></text:p>
            <text:p><text:s text:c="13"/>Source: Salt Lake Tribune <text:s text:c="32"/>Thu, Dec 28, 2017 05:0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Carmelo Anthony believes OKC is "much more effective" with Russell Westbrook "playing his game."</text:p>
            <text:p><text:s text:c="8"/></text:p>
            <text:p><text:s text:c="8"/></text:p>
            <text:p><text:s text:c="13"/>In other words, Melo wants everyone to let Westbrook be Westbrook. "We know what he brings to the game," Anthony said. "We understand it, we accept it. And by that, he’s able to just play his game, relax, and do what he does best. We need that Russ out there, not the one that defers to us. Let us figure it out." The Thunder is 5-0 in their last five games, and Carmelo has shown some signs of figuring out the dynamic during that time, averaging 19.2 points, 4.6 rebounds, and 3.0 3-pointers on 35-of-76 (46.1%) shooting.</text:p>
            <text:p><text:s text:c="8"/></text:p>
            <text:p><text:s text:c="8"/></text:p>
            <text:p><text:s text:c="13"/>Related: Russell Westbrook</text:p>
            <text:p><text:s text:c="14"/></text:p>
            <text:p><text:s text:c="13"/>Source: USA Today <text:s text:c="40"/>Thu, Dec 28, 2017 04:5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Whitehead</text:p>
            <text:p><text:s text:c="17"/></text:p>
            <text:p><text:s text:c="17"/></text:p>
            <text:p><text:s text:c="22"/>- G - <text:s/>Nets</text:p>
            <text:p><text:s text:c="16"/></text:p>
            <text:p><text:s text:c="17"/></text:p>
            <text:p><text:s text:c="12"/></text:p>
            <text:p><text:s text:c="8"/></text:p>
            <text:p><text:s text:c="8"/></text:p>
            <text:p><text:s text:c="8"/></text:p>
            <text:p><text:s text:c="12"/>Isaiah Whitehead is currently playing in the G-League.</text:p>
            <text:p><text:s text:c="8"/></text:p>
            <text:p><text:s text:c="8"/></text:p>
            <text:p><text:s text:c="13"/>Caris LeVert (hip) is questionable for Friday's game, and if Whitehead can't get the call back up with that news combined with the fact that D'Angelo Russell (knee surgery) remains sidelined and Jeremy Lin is out for the season, it's probably safe to say that he's not in Brooklyn's immediate plans.</text:p>
            <text:p><text:s text:c="8"/></text:p>
            <text:p><text:s text:c="8"/></text:p>
            <text:p><text:s text:c="13"/>Related: Jeremy Lin, Caris LeVert, D'Angelo Russell</text:p>
            <text:p><text:s text:c="14"/></text:p>
            <text:p><text:s text:c="13"/>Source: Nets PR on Twitter <text:s text:c="31"/>Thu, Dec 28, 2017 04:4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right hip pointer) is questionable for Friday's matchup at Miami.</text:p>
            <text:p><text:s text:c="8"/></text:p>
            <text:p><text:s text:c="8"/></text:p>
            <text:p><text:s text:c="13"/>This is the first we've heard of any concerns with LeVert's hip, and it's especially noteworthy given Brooklyn's conservative approach with injuries as well as the fact that LeVert is coming off a career-high 22-point performance. It doesn't sound like we'll know more until after Friday's shootaround, but if LeVert sits, it should mean more run for guys like Allen Crabbe, Spencer Dinwiddie, Joe Harris, and possibly Nik Stauskas.</text:p>
            <text:p><text:s text:c="8"/></text:p>
            <text:p><text:s text:c="8"/></text:p>
            <text:p><text:s text:c="13"/>Related: Allen Crabbe, Joe Harris, Nik Stauskas, Spencer Dinwiddie</text:p>
            <text:p><text:s text:c="14"/></text:p>
            <text:p><text:s text:c="13"/>Source: Nets PR on Twitter <text:s text:c="31"/>Thu, Dec 28, 2017 04:4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oah Vonleh</text:p>
            <text:p><text:s text:c="17"/></text:p>
            <text:p><text:s text:c="17"/></text:p>
            <text:p><text:s text:c="22"/>- F - <text:s/>Bulls</text:p>
            <text:p><text:s text:c="16"/></text:p>
            <text:p><text:s text:c="17"/></text:p>
            <text:p><text:s text:c="12"/></text:p>
            <text:p><text:s text:c="8"/></text:p>
            <text:p><text:s text:c="8"/></text:p>
            <text:p><text:s text:c="8"/></text:p>
            <text:p><text:s text:c="12"/>Noah Vonleh (dislocated right finger) will not play on Thursday vs. Philadelphia.</text:p>
            <text:p><text:s text:c="8"/></text:p>
            <text:p><text:s text:c="8"/></text:p>
            <text:p><text:s text:c="13"/>Vonleh was questionable coming into this one, but things didn't go his way. This news doesn't really impact the rotation and shouldn't change anything in your fantasy league.</text:p>
            <text:p><text:s text:c="8"/></text:p>
            <text:p><text:s text:c="8"/></text:p>
            <text:p><text:s text:c="13"/></text:p>
            <text:p><text:s text:c="14"/></text:p>
            <text:p><text:s text:c="13"/>Source: Casey Holdahl on Twitter <text:s text:c="25"/>Thu, Dec 28, 2017 04:4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Updating a previous item, Jeff Teague has been officially diagnosed with a grade one MCL sprain to his left knee.</text:p>
            <text:p><text:s text:c="8"/></text:p>
            <text:p><text:s text:c="8"/></text:p>
            <text:p><text:s text:c="13"/>Per the T-Wolves, Teague will be "sidelined indefinitely" and "further updates" will be provided as appropriate, but ESPN's Adrian Wojnarowski reports there is "optimism" that Teague could return "within two-to-four weeks." The good news is it's the least severe MCL sprain possible, the bad news is that Teague could be looking at a four-to-six week absence if the team's optimism proves to be unfounded. Regardless, we should get more clarity on the exact timeline in the coming days. Tyus Jones should be owned in all formats.</text:p>
            <text:p><text:s text:c="8"/></text:p>
            <text:p><text:s text:c="8"/></text:p>
            <text:p><text:s text:c="13"/>Related: Tyus Jones</text:p>
            <text:p><text:s text:c="14"/></text:p>
            <text:p><text:s text:c="13"/>Source: Timberwolves PR on Twitter <text:s text:c="23"/>Thu, Dec 28, 2017 04: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right hamstring) is now questionable for Thursday's game vs. the Sixers.</text:p>
            <text:p><text:s text:c="8"/></text:p>
            <text:p><text:s text:c="8"/></text:p>
            <text:p><text:s text:c="13"/>Lillard was completely removed from the injury report prior to Wednesday's limited practice, so the point guard either suffered an aggravation of some kind or the team was simply overly optimistic. Either way, we're going to get another update in a matter of hours, so don't go plugging him in for certain just yet. If he misses an additional game, Shabazz Napier would continue his ride in the starting five.</text:p>
            <text:p><text:s text:c="8"/></text:p>
            <text:p><text:s text:c="8"/></text:p>
            <text:p><text:s text:c="13"/>Related: Shabazz Napier</text:p>
            <text:p><text:s text:c="14"/></text:p>
            <text:p><text:s text:c="13"/>Source: Mike Richman on Twitter <text:s text:c="26"/>Thu, Dec 28, 2017 04: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omas Bryant</text:p>
            <text:p><text:s text:c="17"/></text:p>
            <text:p><text:s text:c="17"/></text:p>
            <text:p><text:s text:c="22"/>- C - <text:s/>Lakers</text:p>
            <text:p><text:s text:c="16"/></text:p>
            <text:p><text:s text:c="17"/></text:p>
            <text:p><text:s text:c="12"/></text:p>
            <text:p><text:s text:c="8"/></text:p>
            <text:p><text:s text:c="8"/></text:p>
            <text:p><text:s text:c="8"/></text:p>
            <text:p><text:s text:c="12"/>Lakers assign C Thomas Bryant to the G-League.</text:p>
            <text:p><text:s text:c="8"/></text:p>
            <text:p><text:s text:c="8"/></text:p>
            <text:p><text:s text:c="13"/>Bryant might actually be ahead of Ivica Zubac on the Lakers depth chart right now, so it's important he stays ready in the event Andrew Bogut misses time with an injury.</text:p>
            <text:p><text:s text:c="8"/></text:p>
            <text:p><text:s text:c="8"/></text:p>
            <text:p><text:s text:c="13"/>Related: Andrew Bogut, Ivica Zubac</text:p>
            <text:p><text:s text:c="14"/></text:p>
            <text:p><text:s text:c="13"/>Source: NBA.com <text:s text:c="42"/>Thu, Dec 28, 2017 04:3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vica Zubac</text:p>
            <text:p><text:s text:c="17"/></text:p>
            <text:p><text:s text:c="17"/></text:p>
            <text:p><text:s text:c="22"/>- C - <text:s/>Lakers</text:p>
            <text:p><text:s text:c="16"/></text:p>
            <text:p><text:s text:c="17"/></text:p>
            <text:p><text:s text:c="12"/></text:p>
            <text:p><text:s text:c="8"/></text:p>
            <text:p><text:s text:c="8"/></text:p>
            <text:p><text:s text:c="8"/></text:p>
            <text:p><text:s text:c="12"/>Lakers assign C Ivica Zubac to the G-League.</text:p>
            <text:p><text:s text:c="8"/></text:p>
            <text:p><text:s text:c="8"/></text:p>
            <text:p><text:s text:c="13"/>Zubac has not made the kind of progress the Lakers or their fans would have liked to have seen by this point, and he'll continue to fluctuate between riding the pine and playing in the G-League for the foreseeable future.</text:p>
            <text:p><text:s text:c="8"/></text:p>
            <text:p><text:s text:c="8"/></text:p>
            <text:p><text:s text:c="13"/></text:p>
            <text:p><text:s text:c="14"/></text:p>
            <text:p><text:s text:c="13"/>Source: NBA.com <text:s text:c="42"/>Thu, Dec 28, 2017 04:2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gston Galloway</text:p>
            <text:p><text:s text:c="17"/></text:p>
            <text:p><text:s text:c="17"/></text:p>
            <text:p><text:s text:c="22"/>- G - <text:s/>Pistons</text:p>
            <text:p><text:s text:c="16"/></text:p>
            <text:p><text:s text:c="17"/></text:p>
            <text:p><text:s text:c="12"/></text:p>
            <text:p><text:s text:c="8"/></text:p>
            <text:p><text:s text:c="8"/></text:p>
            <text:p><text:s text:c="8"/></text:p>
            <text:p><text:s text:c="12"/>Pistons beat writer Rod Beard expects Langston Galloway to play about 20 minutes per game as the backup point guard with Reggie Jackson (ankle) out of the lineup.</text:p>
            <text:p><text:s text:c="8"/></text:p>
            <text:p><text:s text:c="8"/></text:p>
            <text:p><text:s text:c="13"/>Galloway has averaged just north of 14.5 minutes per game on the season, so it's logical to expect a bump in playing time with Jackson unavailable for the next six-to-eight weeks. For what it's worth, Beard expects interim starter Ish Smith to play around 28 minutes per contest. As a starter in 2016-17, Smith averaged 29.5 minutes per game. Of the two, Ish is a far better fantasy target while Galloway could get onto the radar as a 3-point specialist.</text:p>
            <text:p><text:s text:c="8"/></text:p>
            <text:p><text:s text:c="8"/></text:p>
            <text:p><text:s text:c="13"/>Related: Ish Smith, Reggie Jackson</text:p>
            <text:p><text:s text:c="14"/></text:p>
            <text:p><text:s text:c="13"/>Source: Rod Beard on Twitter <text:s text:c="29"/>Thu, Dec 28, 2017 04:2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quads) confirmed that he came out of Wednesday's loss to Memphis feeling good "mentally and physically."</text:p>
            <text:p><text:s text:c="8"/></text:p>
            <text:p><text:s text:c="8"/></text:p>
            <text:p><text:s text:c="13"/>"Of course, I may be sore but I’ll deal with that," Ingram added. The second-year man returned from a two-game absence with 23 points, four boards, four assists, a steal, and two blocks in an absurd 44 minutes of action, so he should be good to go moving forward. That being said, Luke Walton may want to consider dialing the playing time back a tad given Ingram had issues with both quads and since he's averaging 38 minutes per game over 10 December contests.</text:p>
            <text:p><text:s text:c="8"/></text:p>
            <text:p><text:s text:c="8"/></text:p>
            <text:p><text:s text:c="13"/></text:p>
            <text:p><text:s text:c="14"/></text:p>
            <text:p><text:s text:c="13"/>Source: Lakers Nation <text:s text:c="36"/>Thu, Dec 28, 2017 04:1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called out his Wizards teammates for playing a selfish style of basketball in losses.</text:p>
            <text:p><text:s text:c="8"/></text:p>
            <text:p><text:s text:c="8"/></text:p>
            <text:p><text:s text:c="13"/>"We talk about it," Wall said. "We say when we play these teams that are not above .500 or not one of the great teams, we go out there playing for stats. It's as simple as that. We can see it. I think we can all see it when we play." Nobody can accuse Wall of mincing words, and Bradley Beal agreed with the assessment. " "We're too selfish," Beal said. "Offense and Defense. Plain and simple. It's frustrating because it's just the inconsistencies that's killing us. It's really killing us. We got to figure it out.</text:p>
            <text:p><text:s text:c="8"/></text:p>
            <text:p><text:s text:c="8"/></text:p>
            <text:p><text:s text:c="13"/>Related: Bradley Beal</text:p>
            <text:p><text:s text:c="14"/></text:p>
            <text:p><text:s text:c="13"/>Source: Candace Buckner on Twitter <text:s text:c="23"/>Thu, Dec 28, 2017 04: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sprained right ankle) is being listed as questionable for Friday vs. the Hornets.</text:p>
            <text:p><text:s text:c="8"/></text:p>
            <text:p><text:s text:c="8"/></text:p>
            <text:p><text:s text:c="13"/>If Casspi can't get out there, expect Golden State to go with a host of contributors to fulfill the veteran's limited role. There are no real fantasy beneficiaries.</text:p>
            <text:p><text:s text:c="8"/></text:p>
            <text:p><text:s text:c="8"/></text:p>
            <text:p><text:s text:c="13"/></text:p>
            <text:p><text:s text:c="14"/></text:p>
            <text:p><text:s text:c="13"/>Source: Mark Medina on Twitter <text:s text:c="27"/>Thu, Dec 28, 2017 04:0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is confident he can be more of a facilitator within the Heat's offense.</text:p>
            <text:p><text:s text:c="8"/></text:p>
            <text:p><text:s text:c="8"/></text:p>
            <text:p><text:s text:c="13"/>"I love it, I love it," the big fella said. "I love it all. You really feel involved. I love the way that they’re flashing the bigs and letting them distribute the ball more." Teammate Josh Richardson believes it will be an "adjustment" for Whiteside, and we feel that's putting it nicely. Since joining Miami, Whiteside has racked up 99 career assists over a whopping 214 regular season games.</text:p>
            <text:p><text:s text:c="8"/></text:p>
            <text:p><text:s text:c="8"/></text:p>
            <text:p><text:s text:c="13"/></text:p>
            <text:p><text:s text:c="14"/></text:p>
            <text:p><text:s text:c="13"/>Source: Palm Beach Post <text:s text:c="34"/>Thu, Dec 28, 2017 04:0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believes Miami is making progress on the offensive end of the floor.</text:p>
            <text:p><text:s text:c="8"/></text:p>
            <text:p><text:s text:c="8"/></text:p>
            <text:p><text:s text:c="13"/>"I think we’re getting more organized and the ball is popping a lot more," Richardson said. "I think we’re getting the bigs more involved in flash action and stuff like that and being able to run and then screen and us play off that from the perimeter, as opposed to more straight post-up stuff that we were doing earlier." It's been working for Richardson, who has been on a tear this month with averages of 17.8 points, 3.8 rebounds, 2.6 assists, 1.1 steals, 0.9 blocks, 2.2 treys, and just 1.5 turnovers on 55.0% shooting, including 47.5% from distance and 87.1% from the charity stripe.</text:p>
            <text:p><text:s text:c="8"/></text:p>
            <text:p><text:s text:c="8"/></text:p>
            <text:p><text:s text:c="13"/></text:p>
            <text:p><text:s text:c="14"/></text:p>
            <text:p><text:s text:c="13"/>Source: Palm Beach Post <text:s text:c="34"/>Thu, Dec 28, 2017 03:5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recently expressed that he's enjoyed taking more responsibility on the defensive end this season.</text:p>
            <text:p><text:s text:c="8"/></text:p>
            <text:p><text:s text:c="8"/></text:p>
            <text:p><text:s text:c="13"/>"I kind of know what my role is already on this team," he said. "I enjoy doing the other things out there." KD also drew praise from Steve Kerr for his defensive abilities, and teammate Draymond Green endorsed Durant for Defensive Player of the Year. "I don’t think it’s really a race right now with the way he’s playing on the defensive side of the ball. It’s been spectacular," Green said. "It’s a thing now. That is impressive." Durant enters Thursday's slate of NBA action first in overall blocks (70) and second in blocks per game (2.33).</text:p>
            <text:p><text:s text:c="8"/></text:p>
            <text:p><text:s text:c="8"/></text:p>
            <text:p><text:s text:c="13"/></text:p>
            <text:p><text:s text:c="14"/></text:p>
            <text:p><text:s text:c="13"/>Source: Contra Costa Times <text:s text:c="31"/>Thu, Dec 28, 2017 03: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 Johnson</text:p>
            <text:p><text:s text:c="17"/></text:p>
            <text:p><text:s text:c="17"/></text:p>
            <text:p><text:s text:c="22"/>- G/F - <text:s/>Clippers</text:p>
            <text:p><text:s text:c="16"/></text:p>
            <text:p><text:s text:c="17"/></text:p>
            <text:p><text:s text:c="12"/></text:p>
            <text:p><text:s text:c="8"/></text:p>
            <text:p><text:s text:c="8"/></text:p>
            <text:p><text:s text:c="8"/></text:p>
            <text:p><text:s text:c="12"/>Wesley Johnson (left foot) is questionable for Friday's game vs. the Lakers.</text:p>
            <text:p><text:s text:c="8"/></text:p>
            <text:p><text:s text:c="8"/></text:p>
            <text:p><text:s text:c="13"/>Johnson has not played since December 16, but the Clippers continue to list him as day-to-day. If the veteran forward is again sidelined, look for guys like Jamil Wilson, C.J. Williams, and Sam Dekker to see more minutes than they otherwise would. None of those three names are recommended fantasy targets.</text:p>
            <text:p><text:s text:c="8"/></text:p>
            <text:p><text:s text:c="8"/></text:p>
            <text:p><text:s text:c="13"/>Related: C.J. Williams, Sam Dekker, Jamil Wilson</text:p>
            <text:p><text:s text:c="14"/></text:p>
            <text:p><text:s text:c="13"/>Source: Keith Smart on Twitter <text:s text:c="27"/>Thu, Dec 28, 2017 03:4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ve Kerr expects Stephen Curry (sprained right ankle) to return on Saturday vs. Memphis.</text:p>
            <text:p><text:s text:c="8"/></text:p>
            <text:p><text:s text:c="8"/></text:p>
            <text:p><text:s text:c="13"/>Curry has been ruled out of Friday's game vs. Charlotte in the first of a back-to-back set, but Saturday's contest vs. the Grizzlies looks like it will be all systems go. Curry was playing three-on-three in Thursday's practice, and it sounds like it's just a matter of crossing the T's and dotting the I's at this point in the process. With Curry on the brink of a return, Shaun Livingston and Patrick McCaw should resume their typical roles.</text:p>
            <text:p><text:s text:c="8"/></text:p>
            <text:p><text:s text:c="8"/></text:p>
            <text:p><text:s text:c="13"/>Related: Shaun Livingston, Patrick McCaw</text:p>
            <text:p><text:s text:c="14"/></text:p>
            <text:p><text:s text:c="13"/>Source: Monte Poole on Twitter <text:s text:c="27"/>Thu, Dec 28, 2017 03: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left knee MCL sprain) is officially questionable for Friday's game vs. the Lakers.</text:p>
            <text:p><text:s text:c="8"/></text:p>
            <text:p><text:s text:c="8"/></text:p>
            <text:p><text:s text:c="13"/>Things have been trending in this direction over the last 24-36 hours, so this is another positive step to getting Griffin back onto the court. At this point, as long as Griffin feels good during shootaround, we're cautiously optimistic that we'll see him vs. the Lakers—and with a minutes limit—on Friday.</text:p>
            <text:p><text:s text:c="8"/></text:p>
            <text:p><text:s text:c="8"/></text:p>
            <text:p><text:s text:c="13"/></text:p>
            <text:p><text:s text:c="14"/></text:p>
            <text:p><text:s text:c="13"/>Source: Keith Smart on Twitter <text:s text:c="27"/>Thu, Dec 28, 2017 03:3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has been diagnosed with a sprained MCL in his left knee, a source told Jace Frederick of the St. Paul Pioneer Press.</text:p>
            <text:p><text:s text:c="8"/></text:p>
            <text:p><text:s text:c="8"/></text:p>
            <text:p><text:s text:c="13"/>This is the first specific diagnosis we've received on Teague's sprained left knee. Additional testing will be performed, but for context, a sprained MCL is the same injury Blake Griffin is currently recovering from. Depending on the severity of his particular injury, Minnesota's starting point guard is likely looking at a four-to-eight week absence. This diagnosis of an MCL sprain has not been confirmed elsewhere, but anyone with Teague on the roster should be preparing for a lengthy absence.</text:p>
            <text:p><text:s text:c="8"/></text:p>
            <text:p><text:s text:c="8"/></text:p>
            <text:p><text:s text:c="13"/>Related: Jamal Crawford, Aaron Brooks, Tyus Jones</text:p>
            <text:p><text:s text:c="14"/></text:p>
            <text:p><text:s text:c="13"/>Source: St. Paul Pioneer Press <text:s text:c="27"/>Thu, Dec 28, 2017 03:2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uel House</text:p>
            <text:p><text:s text:c="17"/></text:p>
            <text:p><text:s text:c="17"/></text:p>
            <text:p><text:s text:c="22"/>- F - <text:s/>Suns</text:p>
            <text:p><text:s text:c="16"/></text:p>
            <text:p><text:s text:c="17"/></text:p>
            <text:p><text:s text:c="12"/></text:p>
            <text:p><text:s text:c="8"/></text:p>
            <text:p><text:s text:c="8"/></text:p>
            <text:p><text:s text:c="8"/></text:p>
            <text:p><text:s text:c="12"/>Suns assign F Danuel House to the G-League.</text:p>
            <text:p><text:s text:c="8"/></text:p>
            <text:p><text:s text:c="8"/></text:p>
            <text:p><text:s text:c="13"/>House was ruled out of a game earlier this week with a foot injury, so it's possible he's heading to the G-League to get some practice time in.</text:p>
            <text:p><text:s text:c="8"/></text:p>
            <text:p><text:s text:c="8"/></text:p>
            <text:p><text:s text:c="13"/></text:p>
            <text:p><text:s text:c="14"/></text:p>
            <text:p><text:s text:c="13"/>Source: Scott Bordow on Twitter <text:s text:c="26"/>Thu, Dec 28, 2017 03:2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Cristiano Felicio</text:p>
            <text:p><text:s text:c="17"/></text:p>
            <text:p><text:s text:c="17"/></text:p>
            <text:p><text:s text:c="22"/>- F/C - <text:s/>Bulls</text:p>
            <text:p><text:s text:c="16"/></text:p>
            <text:p><text:s text:c="17"/></text:p>
            <text:p><text:s text:c="12"/></text:p>
            <text:p><text:s text:c="8"/></text:p>
            <text:p><text:s text:c="8"/></text:p>
            <text:p><text:s text:c="8"/></text:p>
            <text:p><text:s text:c="12"/>Bulls assign F/C Cristiano Felicio to the G-League.</text:p>
            <text:p><text:s text:c="8"/></text:p>
            <text:p><text:s text:c="8"/></text:p>
            <text:p><text:s text:c="13"/>The four-year, $32 million deal Chicago gave their big man in restricted free agency last summer is looking like a seriously questionable decision.</text:p>
            <text:p><text:s text:c="8"/></text:p>
            <text:p><text:s text:c="8"/></text:p>
            <text:p><text:s text:c="13"/></text:p>
            <text:p><text:s text:c="14"/></text:p>
            <text:p><text:s text:c="13"/>Source: Bulls on Twitter <text:s text:c="33"/>Thu, Dec 28, 2017 03: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quad) will be listed as questionable for Friday's game vs. the Clippers.</text:p>
            <text:p><text:s text:c="8"/></text:p>
            <text:p><text:s text:c="8"/></text:p>
            <text:p><text:s text:c="13"/>Kuzma admitted after Wednesday's loss that he was sore, so this isn't a surprising development and we're marking him sidelined as a result. It's also worth noting that Kuz has played at least 34.5 minutes six straight games, including four outings of 40 or more minutes. If Kuzma does miss Friday's matchup, the Lakers would likely slide Larry Nance back into the starting lineup. Luke Walton has shown a real inclination to keep Julius Randle on the bench.</text:p>
            <text:p><text:s text:c="8"/></text:p>
            <text:p><text:s text:c="8"/></text:p>
            <text:p><text:s text:c="13"/>Related: Julius Randle, Larry Nance</text:p>
            <text:p><text:s text:c="14"/></text:p>
            <text:p><text:s text:c="13"/>Source: Tania Ganguli on Twitter <text:s text:c="25"/>Thu, Dec 28, 2017 03:1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Crawford</text:p>
            <text:p><text:s text:c="17"/></text:p>
            <text:p><text:s text:c="17"/></text:p>
            <text:p><text:s text:c="22"/>- G - <text:s/>Timberwolves</text:p>
            <text:p><text:s text:c="16"/></text:p>
            <text:p><text:s text:c="17"/></text:p>
            <text:p><text:s text:c="12"/></text:p>
            <text:p><text:s text:c="8"/></text:p>
            <text:p><text:s text:c="8"/></text:p>
            <text:p><text:s text:c="8"/></text:p>
            <text:p><text:s text:c="12"/>Jamal Crawford is expected to get some additional minutes at point guard with Jeff Teague (knee) out indefinitely.</text:p>
            <text:p><text:s text:c="8"/></text:p>
            <text:p><text:s text:c="8"/></text:p>
            <text:p><text:s text:c="13"/>Crawford has been hot with double-digit scoring in five straight games and averages of 17.0 points and 1.8 3-pointers during that stretch, so a boost in playing time—even if it's limited—would be welcomed for anyone relying on his services. Without Teague available, Tyus Jones will move into the starting lineup while Aaron Brooks continues to watch from the bench.</text:p>
            <text:p><text:s text:c="8"/></text:p>
            <text:p><text:s text:c="8"/></text:p>
            <text:p><text:s text:c="13"/>Related: Tyus Jones, Jeff Teague, Aaron Brooks</text:p>
            <text:p><text:s text:c="14"/></text:p>
            <text:p><text:s text:c="13"/>Source: Jon Krawczynski on Twitter <text:s text:c="23"/>Thu, Dec 28, 2017 03: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rald Green</text:p>
            <text:p><text:s text:c="17"/></text:p>
            <text:p><text:s text:c="17"/></text:p>
            <text:p><text:s text:c="22"/>- G/F - <text:s/>Rockets</text:p>
            <text:p><text:s text:c="16"/></text:p>
            <text:p><text:s text:c="17"/></text:p>
            <text:p><text:s text:c="12"/></text:p>
            <text:p><text:s text:c="8"/></text:p>
            <text:p><text:s text:c="8"/></text:p>
            <text:p><text:s text:c="8"/></text:p>
            <text:p><text:s text:c="12"/>Gerald Green is "finalizing a non-guaranteed deal to sign with the Houston Rockets," sources told ESPN's Adrian Wojnarowski.</text:p>
            <text:p><text:s text:c="8"/></text:p>
            <text:p><text:s text:c="8"/></text:p>
            <text:p><text:s text:c="13"/>Green has been out of basketball all season after getting released by Milwaukee before the year began, but he'll be back as insurance with Chris Paul (adductor) and Luc Mbah a Moute (shoulder) sidelined.</text:p>
            <text:p><text:s text:c="8"/></text:p>
            <text:p><text:s text:c="8"/></text:p>
            <text:p><text:s text:c="13"/>Related: Luc Mbah a Moute, Chris Paul</text:p>
            <text:p><text:s text:c="14"/></text:p>
            <text:p><text:s text:c="13"/>Source: Adrian Wojnarowski on Twitter <text:s text:c="20"/>Thu, Dec 28, 2017 03:0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The timetable for Jeff Teague (sprained left knee) is currently unclear, according to ESPN's Adrian Wojnarowski.</text:p>
            <text:p><text:s text:c="8"/></text:p>
            <text:p><text:s text:c="8"/></text:p>
            <text:p><text:s text:c="13"/>The Athletic's Jon Krawczynski confirmed the news, as well. Woj writes that Teague is expected to undergo "further examination," so we should get a better idea of how long Tyus Jones will be in the starting lineup at that point. Without Teague available, veteran look for Jamal Crawford to get some extra run at point guard.</text:p>
            <text:p><text:s text:c="8"/></text:p>
            <text:p><text:s text:c="8"/></text:p>
            <text:p><text:s text:c="13"/>Related: Jamal Crawford, Tyus Jones</text:p>
            <text:p><text:s text:c="14"/></text:p>
            <text:p><text:s text:c="13"/>Source: ESPN <text:s text:c="45"/>Thu, Dec 28, 2017 02: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on Reed</text:p>
            <text:p><text:s text:c="17"/></text:p>
            <text:p><text:s text:c="17"/></text:p>
            <text:p><text:s text:c="22"/>- G - <text:s/>Suns</text:p>
            <text:p><text:s text:c="16"/></text:p>
            <text:p><text:s text:c="17"/></text:p>
            <text:p><text:s text:c="12"/></text:p>
            <text:p><text:s text:c="8"/></text:p>
            <text:p><text:s text:c="8"/></text:p>
            <text:p><text:s text:c="8"/></text:p>
            <text:p><text:s text:c="12"/>Suns assign G Davon Reed to the G-League.</text:p>
            <text:p><text:s text:c="8"/></text:p>
            <text:p><text:s text:c="8"/></text:p>
            <text:p><text:s text:c="13"/>Reed is nearing a return from offseason surgery to repair a torn meniscus in his left knee, so this is an expected procedural step in the process. On December 26, Suns coach Jay Triano suggested that Reed was "a week or two" from joining the big club, so we shouldn't have to wait long. To be clear, Reed is not a fantasy target in any normal format at this time.</text:p>
            <text:p><text:s text:c="8"/></text:p>
            <text:p><text:s text:c="8"/></text:p>
            <text:p><text:s text:c="13"/></text:p>
            <text:p><text:s text:c="14"/></text:p>
            <text:p><text:s text:c="13"/>Source: Arizona Republic <text:s text:c="33"/>Thu, Dec 28, 2017 02: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on Waiters</text:p>
            <text:p><text:s text:c="17"/></text:p>
            <text:p><text:s text:c="17"/></text:p>
            <text:p><text:s text:c="22"/>- G - <text:s/>Heat</text:p>
            <text:p><text:s text:c="16"/></text:p>
            <text:p><text:s text:c="17"/></text:p>
            <text:p><text:s text:c="12"/></text:p>
            <text:p><text:s text:c="8"/></text:p>
            <text:p><text:s text:c="8"/></text:p>
            <text:p><text:s text:c="8"/></text:p>
            <text:p><text:s text:c="12"/>Heat beat writer Tom D'Angelo believes Dion Waiters will miss the next two-to-three weeks with his sprained ankle.</text:p>
            <text:p><text:s text:c="8"/></text:p>
            <text:p><text:s text:c="8"/></text:p>
            <text:p><text:s text:c="13"/>D'Angelo does note that Waiters is hopeful it will be less than two weeks, but players are always overly optimistic and Waiters has a very recent history of issues with this ankle. This report obviously rules Waiters out of Friday's game vs. Brooklyn and beyond. We're now expecting the enigmatic guard's return to be measured in weeks, not days. In the interim, Josh Richardson, Tyler Johnson, and Wayne Ellington will continue to benefit.</text:p>
            <text:p><text:s text:c="8"/></text:p>
            <text:p><text:s text:c="8"/></text:p>
            <text:p><text:s text:c="13"/>Related: Josh Richardson, Dion Waiters, Tyler Johnson</text:p>
            <text:p><text:s text:c="14"/></text:p>
            <text:p><text:s text:c="13"/>Source: Tom D'Angelo on Twitter <text:s text:c="26"/>Thu, Dec 28, 2017 02:4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back) believes he'll play on Thursday at Portland.</text:p>
            <text:p><text:s text:c="8"/></text:p>
            <text:p><text:s text:c="8"/></text:p>
            <text:p><text:s text:c="13"/>We've gotten to the point where any update on Embiid's day-to-day status is worth noting, so there's that. With positive reports from the team perspective and the player side on the day of the game, we feel pretty confident that Embiid will be out there. Of course, this is the Sixers we're talking about, so we'll confirm either way when we know for certain.</text:p>
            <text:p><text:s text:c="8"/></text:p>
            <text:p><text:s text:c="8"/></text:p>
            <text:p><text:s text:c="13"/></text:p>
            <text:p><text:s text:c="14"/></text:p>
            <text:p><text:s text:c="13"/>Source: Jessica Camerato on Twitter <text:s text:c="22"/>Thu, Dec 28, 2017 02: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olomon Hill</text:p>
            <text:p><text:s text:c="17"/></text:p>
            <text:p><text:s text:c="17"/></text:p>
            <text:p><text:s text:c="22"/>- F - <text:s/>Pelicans</text:p>
            <text:p><text:s text:c="16"/></text:p>
            <text:p><text:s text:c="17"/></text:p>
            <text:p><text:s text:c="12"/></text:p>
            <text:p><text:s text:c="8"/></text:p>
            <text:p><text:s text:c="8"/></text:p>
            <text:p><text:s text:c="8"/></text:p>
            <text:p><text:s text:c="12"/>The Pelicans expect Solomon Hill (hamstring surgery) to return this season, but he remains out indefinitely.</text:p>
            <text:p><text:s text:c="8"/></text:p>
            <text:p><text:s text:c="8"/></text:p>
            <text:p><text:s text:c="13"/>"Have to let it play out," said coach Alvin Gentry, when asked about Hill's potential return. "He's still got a ways to go before he's able to get back on the court and actually play." Given Hill is only running, shooting, and lifting weights and not participating in any team activities, we're not expecting him to return to be any kind of fantasy factor. At this time, a return as early as February is conceivable, but he could also be out far longer than that. Given the uncertainty, there's no reason to touch him in any fantasy format.</text:p>
            <text:p><text:s text:c="8"/></text:p>
            <text:p><text:s text:c="8"/></text:p>
            <text:p><text:s text:c="13"/></text:p>
            <text:p><text:s text:c="14"/></text:p>
            <text:p><text:s text:c="13"/>Source: New Orleans Times-Picayune <text:s text:c="23"/>Thu, Dec 28, 2017 02: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knee) would have a minutes restriction if he returns vs. the Lakers on Friday, which is still uncertain.</text:p>
            <text:p><text:s text:c="8"/></text:p>
            <text:p><text:s text:c="8"/></text:p>
            <text:p><text:s text:c="13"/>"I haven't heard that [Griffin will play Friday]," Doc Rivers said. "The first time I asked, [the training staff] said 'no'. I have a feeling sometime tomorrow, they'll say 'yes'." Blake's return would be terrific news, regardless of the minute-limit, but even if he doesn't play Friday his return sounds imminent.</text:p>
            <text:p><text:s text:c="8"/></text:p>
            <text:p><text:s text:c="8"/></text:p>
            <text:p><text:s text:c="13"/></text:p>
            <text:p><text:s text:c="14"/></text:p>
            <text:p><text:s text:c="13"/>Source: Tomer Azarly on Twitter <text:s text:c="26"/>Thu, Dec 28, 2017 02: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back) has "no red flags" and the Sixers are approaching Thursday's game as though he'll be available.</text:p>
            <text:p><text:s text:c="8"/></text:p>
            <text:p><text:s text:c="8"/></text:p>
            <text:p><text:s text:c="13"/>Embiid "looked good" while practicing fully on Wednesday and it sounds like he hasn't suffered any setbacks, so we expect to see him out there tonight. His status never certain until tip-off, though, and owners should double-check for confirmation after Philly's warmups.</text:p>
            <text:p><text:s text:c="8"/></text:p>
            <text:p><text:s text:c="8"/></text:p>
            <text:p><text:s text:c="13"/></text:p>
            <text:p><text:s text:c="14"/></text:p>
            <text:p><text:s text:c="13"/>Source: Keith Pompey on Twitter <text:s text:c="26"/>Thu, Dec 28, 2017 02: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An MRI on Thursday morning revealed a sprained left knee for Jeff Teague.</text:p>
            <text:p><text:s text:c="8"/></text:p>
            <text:p><text:s text:c="8"/></text:p>
            <text:p><text:s text:c="13"/>There's no structural damage which is a relief, but Teague is considered out indefinitely for now. His fantasy owners should sit tight until we get an idea of his timetable, but Tyus Jones will likely start in his absence and is a solid pickup in competitive fantasy leagues. In three starts this season, Jones averaged 12.3 points, 1.7 triples, 4.0 rebounds, 6.7 assists, 0.7 blocks and 4.0 steals.</text:p>
            <text:p><text:s text:c="8"/></text:p>
            <text:p><text:s text:c="8"/></text:p>
            <text:p><text:s text:c="13"/>Related: Tyus Jones</text:p>
            <text:p><text:s text:c="14"/></text:p>
            <text:p><text:s text:c="13"/>Source: Adrian Wojnarowski on Twitter <text:s text:c="20"/>Thu, Dec 28, 2017 01:3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on Waiters</text:p>
            <text:p><text:s text:c="17"/></text:p>
            <text:p><text:s text:c="17"/></text:p>
            <text:p><text:s text:c="22"/>- G - <text:s/>Heat</text:p>
            <text:p><text:s text:c="16"/></text:p>
            <text:p><text:s text:c="17"/></text:p>
            <text:p><text:s text:c="12"/></text:p>
            <text:p><text:s text:c="8"/></text:p>
            <text:p><text:s text:c="8"/></text:p>
            <text:p><text:s text:c="8"/></text:p>
            <text:p><text:s text:c="12"/>Dion Waiters (ankle) was held out of Thursday's practice.</text:p>
            <text:p><text:s text:c="8"/></text:p>
            <text:p><text:s text:c="8"/></text:p>
            <text:p><text:s text:c="13"/>Waiters may need surgery in the offseason, but he intends to keep playing through the discomfort this season. He's missed two straight games and probably won't play on Friday vs. the Nets if he's not practicing yet (he's listed as out in the game notes), but he's not a must-own player in 12-team leagues with his fantasy arrow pointing down. Josh Richardson has been a top-25 player for the past month and Wayne Ellington has been awesome lately with 17 triples over his last three games.</text:p>
            <text:p><text:s text:c="8"/></text:p>
            <text:p><text:s text:c="8"/></text:p>
            <text:p><text:s text:c="13"/></text:p>
            <text:p><text:s text:c="14"/></text:p>
            <text:p><text:s text:c="13"/>Source: Ira Winderman on Twitter <text:s text:c="25"/>Thu, Dec 28, 2017 01:0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Justise Winslow (knee) only did "light work" at Thursday's practice.</text:p>
            <text:p><text:s text:c="8"/></text:p>
            <text:p><text:s text:c="8"/></text:p>
            <text:p><text:s text:c="13"/>He's listed as out for Friday's game vs. the Nets and there's still no report of a timetable. With James Johnson (ankle) still banged up, Kelly Olynyk will get the bulk of the power forward minutes in the meantime.</text:p>
            <text:p><text:s text:c="8"/></text:p>
            <text:p><text:s text:c="8"/></text:p>
            <text:p><text:s text:c="13"/></text:p>
            <text:p><text:s text:c="14"/></text:p>
            <text:p><text:s text:c="13"/>Source: Ira Winderman on Twitter <text:s text:c="25"/>Thu, Dec 28, 2017 01:0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ankle) went through part of Thursday's practice.</text:p>
            <text:p><text:s text:c="8"/></text:p>
            <text:p><text:s text:c="8"/></text:p>
            <text:p><text:s text:c="13"/>He's listed as out Friday's game vs. the Nets, as the Heat probably want to see him go through a full practice before clearing him. As frustrating as this ankle issue has been, his upside is too high to leave on the wire, especially since he's day-to-day. <text:s/>Kelly Olynyk will continue to benefit in Johnson's absence.</text:p>
            <text:p><text:s text:c="8"/></text:p>
            <text:p><text:s text:c="8"/></text:p>
            <text:p><text:s text:c="13"/></text:p>
            <text:p><text:s text:c="14"/></text:p>
            <text:p><text:s text:c="13"/>Source: Tom D'Angelo on Twitter <text:s text:c="26"/>Thu, Dec 28, 2017 01:0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Avery Bradley</text:p>
            <text:p><text:s text:c="17"/></text:p>
            <text:p><text:s text:c="17"/></text:p>
            <text:p><text:s text:c="22"/>- G - <text:s/>Clippers</text:p>
            <text:p><text:s text:c="16"/></text:p>
            <text:p><text:s text:c="17"/></text:p>
            <text:p><text:s text:c="12"/></text:p>
            <text:p><text:s text:c="8"/></text:p>
            <text:p><text:s text:c="8"/></text:p>
            <text:p><text:s text:c="8"/></text:p>
            <text:p><text:s text:c="12"/>Avery Bradley (groin) has resumed basketball activities according to coach Stan Van Gundy.</text:p>
            <text:p><text:s text:c="8"/></text:p>
            <text:p><text:s text:c="8"/></text:p>
            <text:p><text:s text:c="13"/>His timetable hasn't changed, so the Pistons are still hopeful to have him as soon as Jan. 1. With Reggie Jackson (ankle) out at least six weeks, Bradley should have more ball-handling responsibility upon his return, so he's certainly worth stashing. Reggie Bullock will continue to see a nice bump in value while Bradley is out.</text:p>
            <text:p><text:s text:c="8"/></text:p>
            <text:p><text:s text:c="8"/></text:p>
            <text:p><text:s text:c="13"/></text:p>
            <text:p><text:s text:c="14"/></text:p>
            <text:p><text:s text:c="13"/>Source: Rod Beard on Twitter <text:s text:c="29"/>Thu, Dec 28, 2017 12: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h Smith</text:p>
            <text:p><text:s text:c="17"/></text:p>
            <text:p><text:s text:c="17"/></text:p>
            <text:p><text:s text:c="22"/>- G - <text:s/>Pistons</text:p>
            <text:p><text:s text:c="16"/></text:p>
            <text:p><text:s text:c="17"/></text:p>
            <text:p><text:s text:c="12"/></text:p>
            <text:p><text:s text:c="8"/></text:p>
            <text:p><text:s text:c="8"/></text:p>
            <text:p><text:s text:c="8"/></text:p>
            <text:p><text:s text:c="12"/>Ish Smith will start at point guard on Thursday vs. the Magic.</text:p>
            <text:p><text:s text:c="8"/></text:p>
            <text:p><text:s text:c="8"/></text:p>
            <text:p><text:s text:c="13"/>He's looking at a lot of starts going forward, as Reggie Jackson (ankle) won't even be re-evaluated for at least six weeks. Smith did well in 32 starts last season with 12.3 points, 6.3 assists, 3.3 rebounds, 0.8 steals and 0.5 triples, so he's worth picking up in 12-team leagues. Langston Galloway will back him up.</text:p>
            <text:p><text:s text:c="8"/></text:p>
            <text:p><text:s text:c="8"/></text:p>
            <text:p><text:s text:c="13"/></text:p>
            <text:p><text:s text:c="14"/></text:p>
            <text:p><text:s text:c="13"/>Source: James Edwards III on Twitter <text:s text:c="21"/>Thu, Dec 28, 2017 12:2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ex Poythress</text:p>
            <text:p><text:s text:c="17"/></text:p>
            <text:p><text:s text:c="17"/></text:p>
            <text:p><text:s text:c="22"/>- F - <text:s/>Pacers</text:p>
            <text:p><text:s text:c="16"/></text:p>
            <text:p><text:s text:c="17"/></text:p>
            <text:p><text:s text:c="12"/></text:p>
            <text:p><text:s text:c="8"/></text:p>
            <text:p><text:s text:c="8"/></text:p>
            <text:p><text:s text:c="8"/></text:p>
            <text:p><text:s text:c="12"/>The Pacers have signed Alex Poythress for the remainder of the season.</text:p>
            <text:p><text:s text:c="8"/></text:p>
            <text:p><text:s text:c="8"/></text:p>
            <text:p><text:s text:c="13"/>Poythress was previously with the Pacers on a two-way contract, and he was dominant on their G-League team with 20.0 points, 9.0 rebounds, and 2.7 assists. He's not expected to play much in Indiana as long as Thaddeus Young and Domantas Sabonis are healthy.</text:p>
            <text:p><text:s text:c="8"/></text:p>
            <text:p><text:s text:c="8"/></text:p>
            <text:p><text:s text:c="13"/></text:p>
            <text:p><text:s text:c="14"/></text:p>
            <text:p><text:s text:c="13"/>Source: NBA.com <text:s text:c="42"/>Thu, Dec 28, 2017 12: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back) will not play on Thursday vs. Houston.</text:p>
            <text:p><text:s text:c="8"/></text:p>
            <text:p><text:s text:c="8"/></text:p>
            <text:p><text:s text:c="13"/>This is his third game in a row on the shelf and he continues to get ruled out pretty early before tip-off. With Marcus Morris healthy again, Ojeleye isn't a fantasy asset in re-draft leagues anyways.</text:p>
            <text:p><text:s text:c="8"/></text:p>
            <text:p><text:s text:c="8"/></text:p>
            <text:p><text:s text:c="13"/></text:p>
            <text:p><text:s text:c="14"/></text:p>
            <text:p><text:s text:c="13"/>Source: Celtics on Twitter <text:s text:c="31"/>Thu, Dec 28, 2017 11:5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knee) is available for Thursday's game vs. Houston.</text:p>
            <text:p><text:s text:c="8"/></text:p>
            <text:p><text:s text:c="8"/></text:p>
            <text:p><text:s text:c="13"/>Morris will have restrictions for a while and was held out on Wednesday on the front end of a back-to-back set. Expect him to flirt with about 20 minutes tonight, meaning Aron Baynes may not play as much with Guerschon Yabusele likely falling out of the rotation.</text:p>
            <text:p><text:s text:c="8"/></text:p>
            <text:p><text:s text:c="8"/></text:p>
            <text:p><text:s text:c="13"/></text:p>
            <text:p><text:s text:c="14"/></text:p>
            <text:p><text:s text:c="13"/>Source: Celtics on Twitter <text:s text:c="31"/>Thu, Dec 28, 2017 11:5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knee soreness) will not play on Thursday vs. the Rockets.</text:p>
            <text:p><text:s text:c="8"/></text:p>
            <text:p><text:s text:c="8"/></text:p>
            <text:p><text:s text:c="13"/>He's no longer on the injury report for his ankle, but his knee is still giving him problems. With Brown out for a second straight game, Marcus Smart will likely make another start and will be looking to bounce back after hitting 2-of-9 shots on Wednesday. Terry Rozier should see a bump in minutes as well and the Celtics will have Marcus Morris (rest) back tonight.</text:p>
            <text:p><text:s text:c="8"/></text:p>
            <text:p><text:s text:c="8"/></text:p>
            <text:p><text:s text:c="13"/></text:p>
            <text:p><text:s text:c="14"/></text:p>
            <text:p><text:s text:c="13"/>Source: Celtics on Twitter <text:s text:c="31"/>Thu, Dec 28, 2017 11:5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wun Evans</text:p>
            <text:p><text:s text:c="17"/></text:p>
            <text:p><text:s text:c="17"/></text:p>
            <text:p><text:s text:c="22"/>- G - <text:s/>Clippers</text:p>
            <text:p><text:s text:c="16"/></text:p>
            <text:p><text:s text:c="17"/></text:p>
            <text:p><text:s text:c="12"/></text:p>
            <text:p><text:s text:c="8"/></text:p>
            <text:p><text:s text:c="8"/></text:p>
            <text:p><text:s text:c="8"/></text:p>
            <text:p><text:s text:c="12"/>Clippers coach Doc Rivers praised Jawun Evans for his play on the defensive end.</text:p>
            <text:p><text:s text:c="8"/></text:p>
            <text:p><text:s text:c="8"/></text:p>
            <text:p><text:s text:c="13"/>The Clippers have had one of the best defensive ratings over the last 10 games and Rivers credits Evans for some of the success. "I think Jawun’s ball pressure has been great," Rivers said. "My entire theory on defense is the more clock you can [make the offense] use before they start, the less time they have to hurt you." Evans has been more involved lately with so many injuries in Los Angeles, and he's going to be an interesting name to watch down the stretch if the Clippers don't start putting together some wins.</text:p>
            <text:p><text:s text:c="8"/></text:p>
            <text:p><text:s text:c="8"/></text:p>
            <text:p><text:s text:c="13"/></text:p>
            <text:p><text:s text:c="14"/></text:p>
            <text:p><text:s text:c="13"/>Source: Los Angeles Times <text:s text:c="32"/>Thu, Dec 28, 2017 11:3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Evan Fournier (sore right foot) is a game-time call vs. the Pistons on Thursday.</text:p>
            <text:p><text:s text:c="8"/></text:p>
            <text:p><text:s text:c="8"/></text:p>
            <text:p><text:s text:c="13"/>It's still unclear if his foot soreness is related to his recent ankle sprain. Fournier played 30 minutes on Tuesday and seemed fine, but the Magic will see how he feels in warmups before making a decision. If he can't go, Jonathon Simmons would get a bump and we could see more of Wes Iwundu or Arron Afflalo. It's possible Mario Hezonja slides down a position or two as well with Aaron Gordon (calf) possibly returning.</text:p>
            <text:p><text:s text:c="8"/></text:p>
            <text:p><text:s text:c="8"/></text:p>
            <text:p><text:s text:c="13"/></text:p>
            <text:p><text:s text:c="14"/></text:p>
            <text:p><text:s text:c="13"/>Source: Josh Robbins on Twitter <text:s text:c="26"/>Thu, Dec 28, 2017 11:2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calf) and Evan Fournier (foot) are game-time calls on Thursday vs. the Pistons on Thursday.</text:p>
            <text:p><text:s text:c="8"/></text:p>
            <text:p><text:s text:c="8"/></text:p>
            <text:p><text:s text:c="13"/>Gordon was listed as questionable after going through a full practice on Wednesday, but the Magic probably want to see him go through warmups before making a final call. He's probably closer to probable, and the Magic could certainly use him because they are running out of warm bodies -- Jonathan Isaac is sidelined again with his lingering ankle issue. If Gordon plays, Hezonja would likely move back to the second unit and could lose a lot of value.</text:p>
            <text:p><text:s text:c="8"/></text:p>
            <text:p><text:s text:c="8"/></text:p>
            <text:p><text:s text:c="13"/></text:p>
            <text:p><text:s text:c="14"/></text:p>
            <text:p><text:s text:c="13"/>Source: Josh Robbins on Twitter <text:s text:c="26"/>Thu, Dec 28, 2017 11:2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Jonathan Isaac (ankle) will not play on Thursday vs. the Pistons.</text:p>
            <text:p><text:s text:c="8"/></text:p>
            <text:p><text:s text:c="8"/></text:p>
            <text:p><text:s text:c="13"/>Isaac played 16 minutes in his return on Tuesday vs. Miami, but he aggravated his ankle yet again. He can't catch a break and we expect the Magic to be even more cautious going forward since they are currently third in the lottery. The good news for Orlando is that Aaron Gordon (calf) might be back tonight. Mario Hezonja might be able to stay relevant even with Gordon nearing a return as long as the Magic are so banged up.</text:p>
            <text:p><text:s text:c="8"/></text:p>
            <text:p><text:s text:c="8"/></text:p>
            <text:p><text:s text:c="13"/></text:p>
            <text:p><text:s text:c="14"/></text:p>
            <text:p><text:s text:c="13"/>Source: Josh Robbins on Twitter <text:s text:c="26"/>Thu, Dec 28, 2017 11:2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adductor) is listed as out for Thursday's game vs. Boston.</text:p>
            <text:p><text:s text:c="8"/></text:p>
            <text:p><text:s text:c="8"/></text:p>
            <text:p><text:s text:c="13"/>Coach Mike D'Antoni said earlier this week that Paul wouldn't play in both games of the back-to-back set, so it's still possible that CP3 returns on Friday vs. the Wizards. With Paul out Thursday, James Harden will be as busy as ever, Eric Gordon will start and play heavy minutes and Briante Weber could see a handful of minutes off the bench after averaging 17.0 minutes in his last two games.</text:p>
            <text:p><text:s text:c="8"/></text:p>
            <text:p><text:s text:c="8"/></text:p>
            <text:p><text:s text:c="13"/></text:p>
            <text:p><text:s text:c="14"/></text:p>
            <text:p><text:s text:c="13"/>Source: Mark Berman on Twitter <text:s text:c="27"/>Thu, Dec 28, 2017 11:0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Williams</text:p>
            <text:p><text:s text:c="17"/></text:p>
            <text:p><text:s text:c="17"/></text:p>
            <text:p><text:s text:c="22"/>- F - <text:s/>Lakers</text:p>
            <text:p><text:s text:c="16"/></text:p>
            <text:p><text:s text:c="17"/></text:p>
            <text:p><text:s text:c="12"/></text:p>
            <text:p><text:s text:c="8"/></text:p>
            <text:p><text:s text:c="8"/></text:p>
            <text:p><text:s text:c="8"/></text:p>
            <text:p><text:s text:c="12"/>Derrick Williams has signed a deal in China with Tianjin Golden Lions.</text:p>
            <text:p><text:s text:c="8"/></text:p>
            <text:p><text:s text:c="8"/></text:p>
            <text:p><text:s text:c="13"/>Well, that's certainly a step down from the Cavaliers. Williams is only 26 years old, but he will need to put up some superhuman numbers in China to get any attention from NBA teams.</text:p>
            <text:p><text:s text:c="8"/></text:p>
            <text:p><text:s text:c="8"/></text:p>
            <text:p><text:s text:c="13"/></text:p>
            <text:p><text:s text:c="14"/></text:p>
            <text:p><text:s text:c="13"/>Source: Sportando <text:s text:c="40"/>Thu, Dec 28, 2017 09:5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According to Sam Amick of USA Today, Isaiah Thomas (hip) is "highly unlikely to play on Saturday at Utah."</text:p>
            <text:p><text:s text:c="8"/></text:p>
            <text:p><text:s text:c="8"/></text:p>
            <text:p><text:s text:c="13"/>Thomas is expected to return to action any day now, and Amick says it's possible we could see him as soon as January 2 vs. the Blazers or January 3 vs. Boston. We're expected to get another update after Friday's practice, but it would be a crime if Thomas was still on the waiver wire in any format or league size.</text:p>
            <text:p><text:s text:c="8"/></text:p>
            <text:p><text:s text:c="8"/></text:p>
            <text:p><text:s text:c="13"/></text:p>
            <text:p><text:s text:c="14"/></text:p>
            <text:p><text:s text:c="13"/>Source: USA Today <text:s text:c="40"/>Thu, Dec 28, 2017 09:5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Marc Berman of the New York Post said the Knicks are targeting an early January return for Tim Hardaway Jr. (leg).</text:p>
            <text:p><text:s text:c="8"/></text:p>
            <text:p><text:s text:c="8"/></text:p>
            <text:p><text:s text:c="13"/>"Hopefully I’ll be able to run next week, hopefully,’’ Hardaway Jr. said. "We’ll see [after] getting reevaluated next week and see how it goes. If we’re able to run without restrictions, we’ll see how that goes and move forward." The Knicks said on Wednesday that THJ is "making consistent progress in his rehabilitation," so he shouldn't be on any waiver wires with his return looming.</text:p>
            <text:p><text:s text:c="8"/></text:p>
            <text:p><text:s text:c="8"/></text:p>
            <text:p><text:s text:c="13"/></text:p>
            <text:p><text:s text:c="14"/></text:p>
            <text:p><text:s text:c="13"/>Source: New York Post <text:s text:c="36"/>Thu, Dec 28, 2017 09:4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y Hernangomez</text:p>
            <text:p><text:s text:c="17"/></text:p>
            <text:p><text:s text:c="17"/></text:p>
            <text:p><text:s text:c="22"/>- C - <text:s/>Hornets</text:p>
            <text:p><text:s text:c="16"/></text:p>
            <text:p><text:s text:c="17"/></text:p>
            <text:p><text:s text:c="12"/></text:p>
            <text:p><text:s text:c="8"/></text:p>
            <text:p><text:s text:c="8"/></text:p>
            <text:p><text:s text:c="8"/></text:p>
            <text:p><text:s text:c="12"/>Willy Hernangomez said being out of the rotation has been really hard on him.</text:p>
            <text:p><text:s text:c="8"/></text:p>
            <text:p><text:s text:c="8"/></text:p>
            <text:p><text:s text:c="13"/>"I’ve played 15 games all season," Hernangomez said. "It’s hard. But I’m working hard to be ready. I don’t like my situation. When I have the chance to be on court I’ll try to use it.’’ Marc Berman of the New York Post said that the Knicks still consider Hernangomez as part of the future, but he's currently stuck behind Enes Kanter and Kyle O'Quinn and that may not change until the trade deadline.</text:p>
            <text:p><text:s text:c="8"/></text:p>
            <text:p><text:s text:c="8"/></text:p>
            <text:p><text:s text:c="13"/></text:p>
            <text:p><text:s text:c="14"/></text:p>
            <text:p><text:s text:c="13"/>Source: New York Post <text:s text:c="36"/>Thu, Dec 28, 2017 09:4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Wayne Ellington</text:p>
            <text:p><text:s text:c="17"/></text:p>
            <text:p><text:s text:c="17"/></text:p>
            <text:p><text:s text:c="22"/>- G - <text:s/>Heat</text:p>
            <text:p><text:s text:c="16"/></text:p>
            <text:p><text:s text:c="17"/></text:p>
            <text:p><text:s text:c="12"/></text:p>
            <text:p><text:s text:c="8"/></text:p>
            <text:p><text:s text:c="8"/></text:p>
            <text:p><text:s text:c="8"/></text:p>
            <text:p><text:s text:c="12"/>Heat coach Erik Spoelstra said Wayne Ellington's 3-point shooting "creates actions" for Miami.</text:p>
            <text:p><text:s text:c="8"/></text:p>
            <text:p><text:s text:c="8"/></text:p>
            <text:p><text:s text:c="13"/>"Very few guys could do that, what he does, be that ignitable," Spoelstra said. "And the level of difficulty on his threes, coming off full speed, stop on a dime and shoot it under the heaviest of duress and pressure and contest — he makes it look easy." Ellington has made 17 3-pointers over his last three games which is the best stretch of his career, and he's also played 32 or more minutes in five straight games. He's worth owning for his 3-pointers alone and still has a nice window to produce with Dion Waiters (ankle) on the shelf.</text:p>
            <text:p><text:s text:c="8"/></text:p>
            <text:p><text:s text:c="8"/></text:p>
            <text:p><text:s text:c="13"/></text:p>
            <text:p><text:s text:c="14"/></text:p>
            <text:p><text:s text:c="13"/>Source: Palm Beach Post <text:s text:c="34"/>Thu, Dec 28, 2017 09:3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as Nogueira</text:p>
            <text:p><text:s text:c="17"/></text:p>
            <text:p><text:s text:c="17"/></text:p>
            <text:p><text:s text:c="22"/>- C - <text:s/>Raptors</text:p>
            <text:p><text:s text:c="16"/></text:p>
            <text:p><text:s text:c="17"/></text:p>
            <text:p><text:s text:c="12"/></text:p>
            <text:p><text:s text:c="8"/></text:p>
            <text:p><text:s text:c="8"/></text:p>
            <text:p><text:s text:c="8"/></text:p>
            <text:p><text:s text:c="12"/>Lucas Nogueira (calf) returned to action on Wednesday vs. the Thunder, scoring two points with one assist and two steals in four minutes.</text:p>
            <text:p><text:s text:c="8"/></text:p>
            <text:p><text:s text:c="8"/></text:p>
            <text:p><text:s text:c="13"/>This was his first taste of action since Nov. 29, so the Raptors are going to ease him back into the rotation. Once he has his legs back under him, Nogueira may split the backup center minutes with Jakob Poeltl.</text:p>
            <text:p><text:s text:c="8"/></text:p>
            <text:p><text:s text:c="8"/></text:p>
            <text:p><text:s text:c="13"/></text:p>
            <text:p><text:s text:c="14"/></text:p>
            <text:p><text:s text:c="13"/>Thu, Dec 28, 2017 09:1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Clarkson</text:p>
            <text:p><text:s text:c="17"/></text:p>
            <text:p><text:s text:c="17"/></text:p>
            <text:p><text:s text:c="22"/>- G - <text:s/>Cavaliers</text:p>
            <text:p><text:s text:c="16"/></text:p>
            <text:p><text:s text:c="17"/></text:p>
            <text:p><text:s text:c="12"/></text:p>
            <text:p><text:s text:c="8"/></text:p>
            <text:p><text:s text:c="8"/></text:p>
            <text:p><text:s text:c="8"/></text:p>
            <text:p><text:s text:c="12"/>Jordan Clarkson made another start at point guard on Wednesday vs. the Grizzlies, scoring 22 points with four rebounds, two assists, one block and five 3-pointers in 38 minutes.</text:p>
            <text:p><text:s text:c="8"/></text:p>
            <text:p><text:s text:c="8"/></text:p>
            <text:p><text:s text:c="13"/>Clarkson was 7-of-17 from the field and 3-of-5 from the line, and this was his second solid game in a row after scoring 17 points with six rebounds, seven assists and four steals in 35 minutes on Monday. With Lonzo Ball (shoulder) out for at least the rest of the week, Clarkson will be a solid streaming option on Friday vs. an injury-depleted Clippers team.</text:p>
            <text:p><text:s text:c="8"/></text:p>
            <text:p><text:s text:c="8"/></text:p>
            <text:p><text:s text:c="13"/></text:p>
            <text:p><text:s text:c="14"/></text:p>
            <text:p><text:s text:c="13"/>Thu, Dec 28, 2017 02:4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quad) returned from a two-game absence on Wednesday vs. the Grizzlies, scoring 23 points with four rebounds, four assists, two blocks and one steal.</text:p>
            <text:p><text:s text:c="8"/></text:p>
            <text:p><text:s text:c="8"/></text:p>
            <text:p><text:s text:c="13"/>So much for his minutes limit. Ingram matched his season-high of 44 minutes tonight, and while he said he "felt good mentally and physically," he said his quad will likely be sore in the morning. Ingram hit 9-of-20 shots, but his struggles from the line continued (5-of-11). He's worth owning and has been really solid in December, but he's a better fit on fantasy teams that can live with his rough free throw shooting.</text:p>
            <text:p><text:s text:c="8"/></text:p>
            <text:p><text:s text:c="8"/></text:p>
            <text:p><text:s text:c="13"/></text:p>
            <text:p><text:s text:c="14"/></text:p>
            <text:p><text:s text:c="13"/>Source: Lakers on Twitter <text:s text:c="32"/>Thu, Dec 28, 2017 02:4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tweaked his right leg on Wednesday vs. the Grizzlies, but he was able finish the game.</text:p>
            <text:p><text:s text:c="8"/></text:p>
            <text:p><text:s text:c="8"/></text:p>
            <text:p><text:s text:c="13"/>It looked like Kuzma went back to the locker room after he got kneed in the quad area, but he actually stayed in the tunnel and rode the exercise bike to stay loose. He said after the game that he's hurting "a little bit," but it doesn't sound like he's in danger of missing any time. He scored nine points with eight rebounds, one assist, two steals and one triple and he even played some center, but he hit just 4-of-22 shots in what was a rare night for the impressive rookie. Assuming his leg is OK, expect him to bounce back on Friday vs. the Clippers.</text:p>
            <text:p><text:s text:c="8"/></text:p>
            <text:p><text:s text:c="8"/></text:p>
            <text:p><text:s text:c="13"/></text:p>
            <text:p><text:s text:c="14"/></text:p>
            <text:p><text:s text:c="13"/>Source: Lakers on Twitter <text:s text:c="32"/>Thu, Dec 28, 2017 02:3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Julius Randle played just 11 minutes with six points, three rebounds and one turnover against the Grizzlies on Wednesday.</text:p>
            <text:p><text:s text:c="8"/></text:p>
            <text:p><text:s text:c="8"/></text:p>
            <text:p><text:s text:c="13"/>Not good. This time the Lakers went super small late with a frontcourt of Josh Hart, Brandon Ingram and Kyle Kuzma 3-5, which obviously took away from Randle's playing time. That's even more discouraging against a team like the Grizzlies, too. His 11 minutes are the third-lowest total in a game over his career with that eight-minute game against Houston last week as one of the other two. The Lakers center rotation is an absolute mess and Randle is becoming a very annoying player to own, especially with his woeful 65.0 percent from the line. Most owners should still hold him, but we don't blame you if you want to drop him for someone like Tyus Jones.</text:p>
            <text:p><text:s text:c="8"/></text:p>
            <text:p><text:s text:c="8"/></text:p>
            <text:p><text:s text:c="13"/></text:p>
            <text:p><text:s text:c="14"/></text:p>
            <text:p><text:s text:c="13"/>Thu, Dec 28, 2017 02:3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moved to the bench against the Grizzlies on Wednesday, scoring nine points with eight rebounds, two assists and one 3-pointer in 30 minutes.</text:p>
            <text:p><text:s text:c="8"/></text:p>
            <text:p><text:s text:c="8"/></text:p>
            <text:p><text:s text:c="13"/>Due to Brandon Ingram returning, Hart was in the second unit and checked in for Jordan Clarkson as the backup point guard in the first quarter. Hart continues to log minutes at three positions and he did close this game out as the Lakers went smaller late in the game. He's been a big-time rebounder for a guy his size and he has at least some upside for position flexibility, threes and being in the NBA's fastest unit. He's on the radar in 14-team leagues and climbing to standard territory. He'll probably be starting at shooting guard on Sunday.</text:p>
            <text:p><text:s text:c="8"/></text:p>
            <text:p><text:s text:c="8"/></text:p>
            <text:p><text:s text:c="13"/></text:p>
            <text:p><text:s text:c="14"/></text:p>
            <text:p><text:s text:c="13"/>Thu, Dec 28, 2017 02:2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tweaked his right ankle in Wednesday's win over the Jazz.</text:p>
            <text:p><text:s text:c="8"/></text:p>
            <text:p><text:s text:c="8"/></text:p>
            <text:p><text:s text:c="13"/>The Warriors are calling the injury a right ankle sprain, but it's expected to be minor and he will not have X-rays. We'll consider him questionable for Friday's game vs. the Hornets, but if he can't go, the Warriors will likely use a committee approach to soak up the few minutes that he does play. He finished with 10 points, four rebounds, two assists and one steal in 15 minutes.</text:p>
            <text:p><text:s text:c="8"/></text:p>
            <text:p><text:s text:c="8"/></text:p>
            <text:p><text:s text:c="13"/></text:p>
            <text:p><text:s text:c="14"/></text:p>
            <text:p><text:s text:c="13"/>Source: Anthony Slater on Twitter <text:s text:c="24"/>Thu, Dec 28, 2017 02:2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Tyreke Evans (right knee) looked 100 percent during a 109-99 win over the Lakers on Wednesday, scoring 32 points with seven rebounds, seven assists and two 3-pointers.</text:p>
            <text:p><text:s text:c="8"/></text:p>
            <text:p><text:s text:c="8"/></text:p>
            <text:p><text:s text:c="13"/>What knee injury? He cleaned up late with the Lakers fouling him to finish 14-of-15 from the charity stripe. Evans showed up on the injury report and wasn't announced as a starter until about 30 minutes before tip time. He had surgery on this right knee three times over a nine-month span from his Pelican days, but the game serves as evidence that he was listed as questionable as a precaution. The Grizzlies do have a back-to-back on Saturday and Sunday, so his owners will want to make sure he's a go for both of those. He's been quite a story this year.</text:p>
            <text:p><text:s text:c="8"/></text:p>
            <text:p><text:s text:c="8"/></text:p>
            <text:p><text:s text:c="13"/></text:p>
            <text:p><text:s text:c="14"/></text:p>
            <text:p><text:s text:c="13"/>Thu, Dec 28, 2017 02:1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Patrick McCaw came off the bench for a season-high 18 points vs. the Jazz on Wednesday, adding four rebounds, one steal and one triple in 20 minutes.</text:p>
            <text:p><text:s text:c="8"/></text:p>
            <text:p><text:s text:c="8"/></text:p>
            <text:p><text:s text:c="13"/>He had five points in the fourth quarter, so this wasn't a garbage-time special. McCaw has been more aggressive lately with 10 shot attempts in each of his last two games, but this might be too little, too late with Stephen Curry (ankle) possibly back this weekend.</text:p>
            <text:p><text:s text:c="8"/></text:p>
            <text:p><text:s text:c="8"/></text:p>
            <text:p><text:s text:c="13"/></text:p>
            <text:p><text:s text:c="14"/></text:p>
            <text:p><text:s text:c="13"/>Thu, Dec 28, 2017 02:1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started on Wednesday vs. the Jazz, scoring eight points with three assists, two rebounds, two steals and one block in 20 minutes.</text:p>
            <text:p><text:s text:c="8"/></text:p>
            <text:p><text:s text:c="8"/></text:p>
            <text:p><text:s text:c="13"/>He split the PG minutes with Patrick McCaw, but the second-year wing outplayed him with 18 points and four rebounds. Livingston has been banged up lately, so that's why he hasn't played much even with Stephen Curry (ankle) out. Curry could be back this weekend, so fantasy owners in 12-team leagues should be able to find a better option than Livingston.</text:p>
            <text:p><text:s text:c="8"/></text:p>
            <text:p><text:s text:c="8"/></text:p>
            <text:p><text:s text:c="13"/></text:p>
            <text:p><text:s text:c="14"/></text:p>
            <text:p><text:s text:c="13"/>Thu, Dec 28, 2017 02:1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ll Martin</text:p>
            <text:p><text:s text:c="17"/></text:p>
            <text:p><text:s text:c="17"/></text:p>
            <text:p><text:s text:c="22"/>- F - <text:s/>Grizzlies</text:p>
            <text:p><text:s text:c="16"/></text:p>
            <text:p><text:s text:c="17"/></text:p>
            <text:p><text:s text:c="12"/></text:p>
            <text:p><text:s text:c="8"/></text:p>
            <text:p><text:s text:c="8"/></text:p>
            <text:p><text:s text:c="8"/></text:p>
            <text:p><text:s text:c="12"/>Jarell Martin scored a career-high 20 points against the Lakers on Wednesday, adding eight rebounds and two blocks in 32 minutes.</text:p>
            <text:p><text:s text:c="8"/></text:p>
            <text:p><text:s text:c="8"/></text:p>
            <text:p><text:s text:c="13"/>The chalk comes through in DFS. Martin was in a huge spot to succeed against a fast, small Lakers team, and with Brandan Wright (quad) and JaMychal Green (knee) out of the lineup. The Grizzlies do have a couple days off, but Martin could be worth a look as a weekend streamer for a road back-to-back in Oakland and Sacramento on Saturday and Sunday. If both J-Myke and Wright are indeed out, fire Martin up again.</text:p>
            <text:p><text:s text:c="8"/></text:p>
            <text:p><text:s text:c="8"/></text:p>
            <text:p><text:s text:c="13"/></text:p>
            <text:p><text:s text:c="14"/></text:p>
            <text:p><text:s text:c="13"/>Thu, Dec 28, 2017 02:1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za Pachulia</text:p>
            <text:p><text:s text:c="17"/></text:p>
            <text:p><text:s text:c="17"/></text:p>
            <text:p><text:s text:c="22"/>- C - <text:s/>Warriors</text:p>
            <text:p><text:s text:c="16"/></text:p>
            <text:p><text:s text:c="17"/></text:p>
            <text:p><text:s text:c="12"/></text:p>
            <text:p><text:s text:c="8"/></text:p>
            <text:p><text:s text:c="8"/></text:p>
            <text:p><text:s text:c="8"/></text:p>
            <text:p><text:s text:c="12"/>Zaza Pachulia returned to action on Wednesday vs. the Jazz, playing 14 minutes with five points, two assists, one rebound and one steal.</text:p>
            <text:p><text:s text:c="8"/></text:p>
            <text:p><text:s text:c="8"/></text:p>
            <text:p><text:s text:c="13"/>Coach Steve Kerr said Pachulia will be starting the "vast majority of games," but with Jordan Bell playing really well these days, Pachulia will likely be limited to minutes in the teens going forward and may not play at all in certain matchups. Leave him on the wire.</text:p>
            <text:p><text:s text:c="8"/></text:p>
            <text:p><text:s text:c="8"/></text:p>
            <text:p><text:s text:c="13"/></text:p>
            <text:p><text:s text:c="14"/></text:p>
            <text:p><text:s text:c="13"/>Thu, Dec 28, 2017 02:1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Marc Gasol scored 11 points with nine rebounds, five assists and three blocks in 32 minutes during a 109-99 win over the Lakers on Wednesday.</text:p>
            <text:p><text:s text:c="8"/></text:p>
            <text:p><text:s text:c="8"/></text:p>
            <text:p><text:s text:c="13"/>He did suffer what looked like a mild leg tweak in the fourth quarter, but Gasol shook it off and stayed in the game. Gasol has been in the news lately for saying he doesn't have a season to throw away to tank, but the Grizzlies are just 11-24 on the year. Maybe Mike Conley (Achilles) rights the ship, and a win is a win for tonight.</text:p>
            <text:p><text:s text:c="8"/></text:p>
            <text:p><text:s text:c="8"/></text:p>
            <text:p><text:s text:c="13"/></text:p>
            <text:p><text:s text:c="14"/></text:p>
            <text:p><text:s text:c="13"/>Thu, Dec 28, 2017 02:0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back) played 20 minutes vs. the Jazz on Wednesday, scoring three points with seven assists, six rebounds and one steal.</text:p>
            <text:p><text:s text:c="8"/></text:p>
            <text:p><text:s text:c="8"/></text:p>
            <text:p><text:s text:c="13"/>He was 1-of-7 from the field and was sporting an ice pack on his left knee, but the Warriors were able to rest him with the game over by the third quarter. Iguodala isn't going to be playing much and will have some maintenance days, so he's too hard to trust on a nightly basis.</text:p>
            <text:p><text:s text:c="8"/></text:p>
            <text:p><text:s text:c="8"/></text:p>
            <text:p><text:s text:c="13"/></text:p>
            <text:p><text:s text:c="14"/></text:p>
            <text:p><text:s text:c="13"/>Thu, Dec 28, 2017 02:0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rdan Bell</text:p>
            <text:p><text:s text:c="17"/></text:p>
            <text:p><text:s text:c="17"/></text:p>
            <text:p><text:s text:c="22"/>- F/C - <text:s/>Warriors</text:p>
            <text:p><text:s text:c="16"/></text:p>
            <text:p><text:s text:c="17"/></text:p>
            <text:p><text:s text:c="12"/></text:p>
            <text:p><text:s text:c="8"/></text:p>
            <text:p><text:s text:c="8"/></text:p>
            <text:p><text:s text:c="8"/></text:p>
            <text:p><text:s text:c="12"/>Jordan Bell returned to the bench on Wednesday vs. the Jazz, but was still productive with five points, a career-high 13 rebounds, seven assists, one steal and one turnover in 22 minutes.</text:p>
            <text:p><text:s text:c="8"/></text:p>
            <text:p><text:s text:c="8"/></text:p>
            <text:p><text:s text:c="13"/>Coach Steve Kerr said before the game that Zaza Pachulia would be starting the "vast majority of games," but he also added that he wouldn't hesitate to start Bell in certain matchups. Bell was a top-75 player in standard 9-category leagues over the past month in under 20 minutes per game, so as long as he stays in the rotation and plays a similar amount of minutes or more, his upside is too high to leave on the wire.</text:p>
            <text:p><text:s text:c="8"/></text:p>
            <text:p><text:s text:c="8"/></text:p>
            <text:p><text:s text:c="13"/></text:p>
            <text:p><text:s text:c="14"/></text:p>
            <text:p><text:s text:c="13"/>Source: Anthony Slater on Twitter <text:s text:c="24"/>Thu, Dec 28, 2017 02:0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scored five points with one rebound, two assists, one block and one 3-pointer in 18 minutes against the Lakers on Wednesday.</text:p>
            <text:p><text:s text:c="8"/></text:p>
            <text:p><text:s text:c="8"/></text:p>
            <text:p><text:s text:c="13"/>While it's nice to see him back after resting on Tuesday, Parsons is almost impossible to trust in fantasy because of his minutes limits.</text:p>
            <text:p><text:s text:c="8"/></text:p>
            <text:p><text:s text:c="8"/></text:p>
            <text:p><text:s text:c="13"/></text:p>
            <text:p><text:s text:c="14"/></text:p>
            <text:p><text:s text:c="13"/>Thu, Dec 28, 2017 02:0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yonta Davis</text:p>
            <text:p><text:s text:c="17"/></text:p>
            <text:p><text:s text:c="17"/></text:p>
            <text:p><text:s text:c="22"/>- F/C - <text:s/>Grizzlies</text:p>
            <text:p><text:s text:c="16"/></text:p>
            <text:p><text:s text:c="17"/></text:p>
            <text:p><text:s text:c="12"/></text:p>
            <text:p><text:s text:c="8"/></text:p>
            <text:p><text:s text:c="8"/></text:p>
            <text:p><text:s text:c="8"/></text:p>
            <text:p><text:s text:c="12"/>Deyonta Davis scored 14 points with four rebounds and two blocks in 15 minutes against the Lakers on Wednesday.</text:p>
            <text:p><text:s text:c="8"/></text:p>
            <text:p><text:s text:c="8"/></text:p>
            <text:p><text:s text:c="13"/>He made some big plays on defense and it's worth a mention Marc Gasol did have a mild leg tweak in the fourth -- he stayed in the game. With Brandan Wright (quad) hurt again and JaMychal Green (knee) also down, maybe Davis can build some momentum as an add in super deep leagues.</text:p>
            <text:p><text:s text:c="8"/></text:p>
            <text:p><text:s text:c="8"/></text:p>
            <text:p><text:s text:c="13"/></text:p>
            <text:p><text:s text:c="14"/></text:p>
            <text:p><text:s text:c="13"/>Thu, Dec 28, 2017 02:0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obi Simmons</text:p>
            <text:p><text:s text:c="17"/></text:p>
            <text:p><text:s text:c="17"/></text:p>
            <text:p><text:s text:c="22"/>- G - <text:s/>Grizzlies</text:p>
            <text:p><text:s text:c="16"/></text:p>
            <text:p><text:s text:c="17"/></text:p>
            <text:p><text:s text:c="12"/></text:p>
            <text:p><text:s text:c="8"/></text:p>
            <text:p><text:s text:c="8"/></text:p>
            <text:p><text:s text:c="8"/></text:p>
            <text:p><text:s text:c="12"/>Kobi Simmons did not score in 17 minutes against the Lakers on Wednesday with three rebounds and one assist.</text:p>
            <text:p><text:s text:c="8"/></text:p>
            <text:p><text:s text:c="8"/></text:p>
            <text:p><text:s text:c="13"/>It was a small buzzkill in the DFS world with Tyreke Evans (knee) playing and Mario Chalmers being ahead of him in the rotation. It's still somewhat encouraging he did get wing minutes and he did close the game on Tuesday. Just keep an eye on him in very deep leagues.</text:p>
            <text:p><text:s text:c="8"/></text:p>
            <text:p><text:s text:c="8"/></text:p>
            <text:p><text:s text:c="13"/></text:p>
            <text:p><text:s text:c="14"/></text:p>
            <text:p><text:s text:c="13"/>Thu, Dec 28, 2017 01:5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Chalmers</text:p>
            <text:p><text:s text:c="17"/></text:p>
            <text:p><text:s text:c="17"/></text:p>
            <text:p><text:s text:c="22"/>- G - <text:s/>Grizzlies</text:p>
            <text:p><text:s text:c="16"/></text:p>
            <text:p><text:s text:c="17"/></text:p>
            <text:p><text:s text:c="12"/></text:p>
            <text:p><text:s text:c="8"/></text:p>
            <text:p><text:s text:c="8"/></text:p>
            <text:p><text:s text:c="8"/></text:p>
            <text:p><text:s text:c="12"/>Mario Chalmers scored five points with one rebound, one assist, one steal, one block and one 3-pointer in 22 minutes against the Lakers on Wednesday.</text:p>
            <text:p><text:s text:c="8"/></text:p>
            <text:p><text:s text:c="8"/></text:p>
            <text:p><text:s text:c="13"/>He was the first point guard off the bench after he was out of the rotation since Saturday. It's unclear if Chalmers will move out of the rotation again, so he's really not worth adding in even super deep leagues.</text:p>
            <text:p><text:s text:c="8"/></text:p>
            <text:p><text:s text:c="8"/></text:p>
            <text:p><text:s text:c="13"/></text:p>
            <text:p><text:s text:c="14"/></text:p>
            <text:p><text:s text:c="13"/>Thu, Dec 28, 2017 01:5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scored 21 points in an easy 126-101 win over the Jazz on Wednesday.</text:p>
            <text:p><text:s text:c="8"/></text:p>
            <text:p><text:s text:c="8"/></text:p>
            <text:p><text:s text:c="13"/>KD hit 7-of-10 shots and 5-of-5 free throws with six rebounds, four assists, three blocks and two triples in 29 minutes. The Warriors crushed the Jazz 42-22 in the third quarter, allowing Durant to get some valuable rest down the stretch. He's now blocked two or more shots in 10 straight games which is the longest streak in his career, prompting Draymond Green to call him "THE candidate" for the Defensive Player of the Year Award.</text:p>
            <text:p><text:s text:c="8"/></text:p>
            <text:p><text:s text:c="8"/></text:p>
            <text:p><text:s text:c="13"/></text:p>
            <text:p><text:s text:c="14"/></text:p>
            <text:p><text:s text:c="13"/>Source: Mark Medina on Twitter <text:s text:c="27"/>Thu, Dec 28, 2017 01:5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gdan Bogdanovic</text:p>
            <text:p><text:s text:c="17"/></text:p>
            <text:p><text:s text:c="17"/></text:p>
            <text:p><text:s text:c="22"/>- G/F - <text:s/>Kings</text:p>
            <text:p><text:s text:c="16"/></text:p>
            <text:p><text:s text:c="17"/></text:p>
            <text:p><text:s text:c="12"/></text:p>
            <text:p><text:s text:c="8"/></text:p>
            <text:p><text:s text:c="8"/></text:p>
            <text:p><text:s text:c="8"/></text:p>
            <text:p><text:s text:c="12"/>Bogdan Bogdanovic scored 16 points with three rebounds, four steals, one block, three 3-pointers and a career-high eight assists during a 109-95 win over the Cavs on Wednesday.</text:p>
            <text:p><text:s text:c="8"/></text:p>
            <text:p><text:s text:c="8"/></text:p>
            <text:p><text:s text:c="13"/>He made his first four shots from the field to help him get to 11 points in the first quarter. Bogdanovic ran the offense for most of his time out there and he matched a career-high four steals on the defensive end. It's possible he moves into the starting lineup again because Frank Mason was starting for the matchup and Buddy Hield has been slightly underwhelming. He offers more upside than Hield right now and is worth a look in standard leagues. Although, this rotation is a mess.</text:p>
            <text:p><text:s text:c="8"/></text:p>
            <text:p><text:s text:c="8"/></text:p>
            <text:p><text:s text:c="13"/></text:p>
            <text:p><text:s text:c="14"/></text:p>
            <text:p><text:s text:c="13"/>Thu, Dec 28, 2017 01:5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nce Carter</text:p>
            <text:p><text:s text:c="17"/></text:p>
            <text:p><text:s text:c="17"/></text:p>
            <text:p><text:s text:c="22"/>- G/F - <text:s/>Kings</text:p>
            <text:p><text:s text:c="16"/></text:p>
            <text:p><text:s text:c="17"/></text:p>
            <text:p><text:s text:c="12"/></text:p>
            <text:p><text:s text:c="8"/></text:p>
            <text:p><text:s text:c="8"/></text:p>
            <text:p><text:s text:c="8"/></text:p>
            <text:p><text:s text:c="12"/>Vince Carter scored a season-high 24 points on 10-of-12 from the field with five rebounds, three assists, one steal, one block and four 3-pointers in 30 minutes.</text:p>
            <text:p><text:s text:c="8"/></text:p>
            <text:p><text:s text:c="8"/></text:p>
            <text:p><text:s text:c="13"/>That 100.0 eFG% in this win makes it one of his most efficient games of his career -- he had a wild 137.5 eFG% last year vs. Milwaukee. This was also the first time VC outscored LeBron James (16 points) since 2007 when Carter was on the Nets. Great story aside for the 40-year-old Hall of Fame swingman, after the game he talked a lot about helping the young guys, so he's really not a strong add in even deep leagues. He's still half amazing.</text:p>
            <text:p><text:s text:c="8"/></text:p>
            <text:p><text:s text:c="8"/></text:p>
            <text:p><text:s text:c="13"/></text:p>
            <text:p><text:s text:c="14"/></text:p>
            <text:p><text:s text:c="13"/>Source: ESPN <text:s text:c="45"/>Thu, Dec 28, 2017 01:4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scored 17 points with seven rebounds, three assists, two steals, one block and one 3-pointer in 35 minutes vs. the Warriors on Wednesday.</text:p>
            <text:p><text:s text:c="8"/></text:p>
            <text:p><text:s text:c="8"/></text:p>
            <text:p><text:s text:c="13"/>Mitchell and Thabo Sefolosha were the only starters who played more than 30 minutes due to the lopsided score. Game script doesn't have a real impact on Mitchell, as he's played less than 33 minutes just two times in December. With his bruised toe behind him, Mitchell is locked in as one of the best rookies in fantasy going forward.</text:p>
            <text:p><text:s text:c="8"/></text:p>
            <text:p><text:s text:c="8"/></text:p>
            <text:p><text:s text:c="13"/></text:p>
            <text:p><text:s text:c="14"/></text:p>
            <text:p><text:s text:c="13"/>Thu, Dec 28, 2017 01:4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scored 17 points on Wednesday vs. the Warriors, hitting 7-of-11 shots and 3-of-4 free throws.</text:p>
            <text:p><text:s text:c="8"/></text:p>
            <text:p><text:s text:c="8"/></text:p>
            <text:p><text:s text:c="13"/>Favors also grabbed 10 rebounds for his sixth double-double of the season, adding one assist and zero turnovers in 26 minutes. Rudy Gobert (knee) is set to be re-evaluated this week, so Favors' window to provide strong fantasy numbers won't stay open forever. Cherish the good times while they last.</text:p>
            <text:p><text:s text:c="8"/></text:p>
            <text:p><text:s text:c="8"/></text:p>
            <text:p><text:s text:c="13"/></text:p>
            <text:p><text:s text:c="14"/></text:p>
            <text:p><text:s text:c="13"/>Thu, Dec 28, 2017 01:4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uddy Hield</text:p>
            <text:p><text:s text:c="17"/></text:p>
            <text:p><text:s text:c="17"/></text:p>
            <text:p><text:s text:c="22"/>- G - <text:s/>Kings</text:p>
            <text:p><text:s text:c="16"/></text:p>
            <text:p><text:s text:c="17"/></text:p>
            <text:p><text:s text:c="12"/></text:p>
            <text:p><text:s text:c="8"/></text:p>
            <text:p><text:s text:c="8"/></text:p>
            <text:p><text:s text:c="8"/></text:p>
            <text:p><text:s text:c="12"/>Buddy Hield scored eight points off the bench against the Cavs on Wednesday with two rebounds, four assists, one steal and two 3-pointers.</text:p>
            <text:p><text:s text:c="8"/></text:p>
            <text:p><text:s text:c="8"/></text:p>
            <text:p><text:s text:c="13"/>He moved to the bench because coach Dave Joerger wanted to shift Frank Mason to the first unit, but it was a matchup move. Bogdan Bogdanovic was awesome in this game, so Hield getting 24 minutes is a mild positive. Hield is not really doing anything outside of scoring, so he's still not really worth owning in shallower leagues even if he starts next time.</text:p>
            <text:p><text:s text:c="8"/></text:p>
            <text:p><text:s text:c="8"/></text:p>
            <text:p><text:s text:c="13"/></text:p>
            <text:p><text:s text:c="14"/></text:p>
            <text:p><text:s text:c="13"/>Thu, Dec 28, 2017 01:4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ie Cauley-Stein</text:p>
            <text:p><text:s text:c="17"/></text:p>
            <text:p><text:s text:c="17"/></text:p>
            <text:p><text:s text:c="22"/>- C - <text:s/>Kings</text:p>
            <text:p><text:s text:c="16"/></text:p>
            <text:p><text:s text:c="17"/></text:p>
            <text:p><text:s text:c="12"/></text:p>
            <text:p><text:s text:c="8"/></text:p>
            <text:p><text:s text:c="8"/></text:p>
            <text:p><text:s text:c="8"/></text:p>
            <text:p><text:s text:c="12"/>Willie Cauley-Stein scored 17 points with nine rebounds, four assists and one block in 36 minutes off the bench against the Cavs on Wednesday.</text:p>
            <text:p><text:s text:c="8"/></text:p>
            <text:p><text:s text:c="8"/></text:p>
            <text:p><text:s text:c="13"/>The Kings went small in the first unit because of the matchups, but it obviously didn't affect WCS and he had a season-high +40.8 net rating in a season-high 36 minutes, too. Cauley-Stein has been a much bigger offensive focal point with a usage rate of at least 20 in five consecutive games. He looks like he could be a must-start player.</text:p>
            <text:p><text:s text:c="8"/></text:p>
            <text:p><text:s text:c="8"/></text:p>
            <text:p><text:s text:c="13"/></text:p>
            <text:p><text:s text:c="14"/></text:p>
            <text:p><text:s text:c="13"/>Thu, Dec 28, 2017 01:3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went off for 26 points, five rebounds, three steals and two 3-pointers in 29 minutes vs. the Warriors on Wednesday.</text:p>
            <text:p><text:s text:c="8"/></text:p>
            <text:p><text:s text:c="8"/></text:p>
            <text:p><text:s text:c="13"/>Hood hit 9-of-20 shots and 6-of-8 free throws, but before his fantasy owners get too excited, it's important to note that he scored 14 of his points in garbage time after the Jazz were run out of the building in the third quarter. Tonight's nice line aside, Hood has been a low-end fantasy asset in December because he's only been strong in two categories with 16.8 points and 3.1 triples per game prior to Wednesday. There's room for growth, but staying healthy is the key.</text:p>
            <text:p><text:s text:c="8"/></text:p>
            <text:p><text:s text:c="8"/></text:p>
            <text:p><text:s text:c="13"/></text:p>
            <text:p><text:s text:c="14"/></text:p>
            <text:p><text:s text:c="13"/>Thu, Dec 28, 2017 01:3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Mason</text:p>
            <text:p><text:s text:c="17"/></text:p>
            <text:p><text:s text:c="17"/></text:p>
            <text:p><text:s text:c="22"/>- G - <text:s/>Kings</text:p>
            <text:p><text:s text:c="16"/></text:p>
            <text:p><text:s text:c="17"/></text:p>
            <text:p><text:s text:c="12"/></text:p>
            <text:p><text:s text:c="8"/></text:p>
            <text:p><text:s text:c="8"/></text:p>
            <text:p><text:s text:c="8"/></text:p>
            <text:p><text:s text:c="12"/>Frank Mason scored four points with two rebounds and one assist in 10 minutes during his first NBA start against the Cavs on Wednesday.</text:p>
            <text:p><text:s text:c="8"/></text:p>
            <text:p><text:s text:c="8"/></text:p>
            <text:p><text:s text:c="13"/>Yuck. After the game, coach Dave Joerger said starting Mason was a matchup move to take Mason away from matching up against Dwyane Wade -- Joerger almost never does this. You can probably bet Mason will be moving back to the bench here, so his upside may be a little capped even with De'Aaron Fox (quad) out. Tyus Jones is easily a better pickup here.</text:p>
            <text:p><text:s text:c="8"/></text:p>
            <text:p><text:s text:c="8"/></text:p>
            <text:p><text:s text:c="13"/></text:p>
            <text:p><text:s text:c="14"/></text:p>
            <text:p><text:s text:c="13"/>Source: Jason Jones on Twitter <text:s text:c="27"/>Thu, Dec 28, 2017 01:2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achi Richardson</text:p>
            <text:p><text:s text:c="17"/></text:p>
            <text:p><text:s text:c="17"/></text:p>
            <text:p><text:s text:c="22"/>- G - <text:s/>Raptors</text:p>
            <text:p><text:s text:c="16"/></text:p>
            <text:p><text:s text:c="17"/></text:p>
            <text:p><text:s text:c="12"/></text:p>
            <text:p><text:s text:c="8"/></text:p>
            <text:p><text:s text:c="8"/></text:p>
            <text:p><text:s text:c="8"/></text:p>
            <text:p><text:s text:c="12"/>Malachi Richardson scored four points with two rebounds, one assist, one turnover and 16 minutes in a start against the Cavs on Wednesday.</text:p>
            <text:p><text:s text:c="8"/></text:p>
            <text:p><text:s text:c="8"/></text:p>
            <text:p><text:s text:c="13"/>He's probably not going to be starting again with the second unit coming through and this likely being a matchup move. Leave Richardson on the wire.</text:p>
            <text:p><text:s text:c="8"/></text:p>
            <text:p><text:s text:c="8"/></text:p>
            <text:p><text:s text:c="13"/></text:p>
            <text:p><text:s text:c="14"/></text:p>
            <text:p><text:s text:c="13"/>Thu, Dec 28, 2017 01:2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matched his season-low 16 points during a 109-95 loss to the Kings on Wednesday, adding 10 rebounds 14 assists, five steals and four turnovers.</text:p>
            <text:p><text:s text:c="8"/></text:p>
            <text:p><text:s text:c="8"/></text:p>
            <text:p><text:s text:c="13"/>Oh hey a triple-double, but he was just 6-of-17 from the field and the Cavs failed to crack 100 for the second straight game -- that didn't happen in November or in pre-Christmas December. Plus, he's actually in a slump for the first time this season by his standards. James did not shoot below 42 percent in any game until Dec. 9 this season, but he's been under 39 in three of his last five outings. He was still able to make 2.4 treys per game and 82.1 percent from the line in those, so he still yielded averages of 25.8 points, 6.8 boards, 10.2 assists, 2.2 steals and 0.6 blocks on 45.6 percent in this five-game "slump." <text:s/>He's fine.</text:p>
            <text:p><text:s text:c="8"/></text:p>
            <text:p><text:s text:c="8"/></text:p>
            <text:p><text:s text:c="13"/></text:p>
            <text:p><text:s text:c="14"/></text:p>
            <text:p><text:s text:c="13"/>Thu, Dec 28, 2017 01:2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mmanuel Mudiay</text:p>
            <text:p><text:s text:c="17"/></text:p>
            <text:p><text:s text:c="17"/></text:p>
            <text:p><text:s text:c="22"/>- G - <text:s/>Knicks</text:p>
            <text:p><text:s text:c="16"/></text:p>
            <text:p><text:s text:c="17"/></text:p>
            <text:p><text:s text:c="12"/></text:p>
            <text:p><text:s text:c="8"/></text:p>
            <text:p><text:s text:c="8"/></text:p>
            <text:p><text:s text:c="8"/></text:p>
            <text:p><text:s text:c="12"/>Emmanuel Mudiay was a healthy scratch on Wednesday vs. the Wolves.</text:p>
            <text:p><text:s text:c="8"/></text:p>
            <text:p><text:s text:c="8"/></text:p>
            <text:p><text:s text:c="13"/>Even with the game going to overtime, the Nuggets rolled with Jamal Murray for 46 minutes and Will Barton got the backup PG minutes once again. Unless the rotation changes again, Mudiay is safe to drop in re-draft leagues and this will only fuel the trade rumors.</text:p>
            <text:p><text:s text:c="8"/></text:p>
            <text:p><text:s text:c="8"/></text:p>
            <text:p><text:s text:c="13"/></text:p>
            <text:p><text:s text:c="14"/></text:p>
            <text:p><text:s text:c="13"/>Thu, Dec 28, 2017 01:1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Murray</text:p>
            <text:p><text:s text:c="17"/></text:p>
            <text:p><text:s text:c="17"/></text:p>
            <text:p><text:s text:c="22"/>- G - <text:s/>Nuggets</text:p>
            <text:p><text:s text:c="16"/></text:p>
            <text:p><text:s text:c="17"/></text:p>
            <text:p><text:s text:c="12"/></text:p>
            <text:p><text:s text:c="8"/></text:p>
            <text:p><text:s text:c="8"/></text:p>
            <text:p><text:s text:c="8"/></text:p>
            <text:p><text:s text:c="12"/>Jamal Murray scored 21 points with a season-high eight assists in Wednesday's overtime loss to the Wolves.</text:p>
            <text:p><text:s text:c="8"/></text:p>
            <text:p><text:s text:c="8"/></text:p>
            <text:p><text:s text:c="13"/>Murray led the Nuggets in shot attempts with 20, connecting on eight of them and all three free throws with seven rebounds and two triples in a career-high 46 minutes. With Emmanuel Mudiay (DNP-CD) completely out of the rotation, Murray should have a higher floor going forward and his fantasy arrow is pointing up heading into the new year.</text:p>
            <text:p><text:s text:c="8"/></text:p>
            <text:p><text:s text:c="8"/></text:p>
            <text:p><text:s text:c="13"/></text:p>
            <text:p><text:s text:c="14"/></text:p>
            <text:p><text:s text:c="13"/>Thu, Dec 28, 2017 01:1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scored 23 points with five rebounds, two blocks and three 3-pointers in 30 minutes against the Kings on Wednesday.</text:p>
            <text:p><text:s text:c="8"/></text:p>
            <text:p><text:s text:c="8"/></text:p>
            <text:p><text:s text:c="13"/>He's having himself a big season and it'll be interesting to see how he meshes with Isaiah Thomas (hip). Love's usage rate in the fourth quarter is already his lowest of any quarter at 17.9, so chances are it really can't drop much more -- IT was the King of the Fourth last year. He's also been very efficient all season with his 62.4 TS%, so his value isn't on just pure volume anyway. Besides, he was fine next to Kyrie Irving as long as he was able to avoid shooting slumps.</text:p>
            <text:p><text:s text:c="8"/></text:p>
            <text:p><text:s text:c="8"/></text:p>
            <text:p><text:s text:c="13"/></text:p>
            <text:p><text:s text:c="14"/></text:p>
            <text:p><text:s text:c="13"/>Thu, Dec 28, 2017 01:0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Lyles</text:p>
            <text:p><text:s text:c="17"/></text:p>
            <text:p><text:s text:c="17"/></text:p>
            <text:p><text:s text:c="22"/>- F - <text:s/>Nuggets</text:p>
            <text:p><text:s text:c="16"/></text:p>
            <text:p><text:s text:c="17"/></text:p>
            <text:p><text:s text:c="12"/></text:p>
            <text:p><text:s text:c="8"/></text:p>
            <text:p><text:s text:c="8"/></text:p>
            <text:p><text:s text:c="8"/></text:p>
            <text:p><text:s text:c="12"/>Trey Lyles recorded his third double-double of the season with 23 points, 10 rebounds, one block and four 3-pointers on Wednesday vs. the Wolves.</text:p>
            <text:p><text:s text:c="8"/></text:p>
            <text:p><text:s text:c="8"/></text:p>
            <text:p><text:s text:c="13"/>Lyles and Will Barton combined for 19 points during a 22-4 stretch in the second half, but the Nuggets eventually fell in overtime. Lyles has been terrific lately, scoring in double digits in nine out of his last 10 games with averages of 16.7 points, 6.6 rebounds, 1.1 assists and 2.5 triples in that span. He's playing an average of 16.3 minutes per game next to Nikola Jokic in that span and is forming some really nice chemistry. He might cool off at some point, but Lyles has to be picked up while he's this hot.</text:p>
            <text:p><text:s text:c="8"/></text:p>
            <text:p><text:s text:c="8"/></text:p>
            <text:p><text:s text:c="13"/></text:p>
            <text:p><text:s text:c="14"/></text:p>
            <text:p><text:s text:c="13"/>Thu, Dec 28, 2017 01:0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scored 30 points with eight rebounds, 13 assists, two steals and seven turnovers in 35 minutes during a 124-107 win over the Raptors on Wednesday.</text:p>
            <text:p><text:s text:c="8"/></text:p>
            <text:p><text:s text:c="8"/></text:p>
            <text:p><text:s text:c="13"/>Hey, two wins in a row against very good playoff teams and he didn't have a triple-double. The Thunder are on a six-game winning streak for the longest active streak in the league and not coincidentally Westbrook is going off, averaging 30.0 points, 10.3 dimes, 8.3 assists, 2.5 steals, 0.5 blocks and 0.7 treys on 56.3 percent from the field and 84.2 percent from the line. This was his 10th 30-point game of the season and his fantasy owners are starting to feel psyched about having him back in MVP form again. He probably won't be as good as those aforementioned averages, but again Westbrook looks like he can be the difference maker his fantasy owners drafted.</text:p>
            <text:p><text:s text:c="8"/></text:p>
            <text:p><text:s text:c="8"/></text:p>
            <text:p><text:s text:c="13"/></text:p>
            <text:p><text:s text:c="14"/></text:p>
            <text:p><text:s text:c="13"/>Thu, Dec 28, 2017 12:5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 Barton</text:p>
            <text:p><text:s text:c="17"/></text:p>
            <text:p><text:s text:c="17"/></text:p>
            <text:p><text:s text:c="22"/>- G/F - <text:s/>Nuggets</text:p>
            <text:p><text:s text:c="16"/></text:p>
            <text:p><text:s text:c="17"/></text:p>
            <text:p><text:s text:c="12"/></text:p>
            <text:p><text:s text:c="8"/></text:p>
            <text:p><text:s text:c="8"/></text:p>
            <text:p><text:s text:c="8"/></text:p>
            <text:p><text:s text:c="12"/>Will Barton scored 20 of his 28 points in the second half of Wednesday's overtime loss to the Wolves.</text:p>
            <text:p><text:s text:c="8"/></text:p>
            <text:p><text:s text:c="8"/></text:p>
            <text:p><text:s text:c="13"/>Barton helped the Nuggets erase a 13-point deficit at the half, but they eventually fell short in overtime with Jimmy Butler going bonkers. Barton hit 10-of-17 shots with five assists, three rebounds and four 3-pointers, and the Nuggets continued to deploy him as the backup PG and SG even with Emmanuel Mudiay (DNP-CD) healthy. Barton has been anything but consistent lately with single-digit points in four out of his last six games, but hopefully tonight's game is an indication that he's ready to go on a run.</text:p>
            <text:p><text:s text:c="8"/></text:p>
            <text:p><text:s text:c="8"/></text:p>
            <text:p><text:s text:c="13"/></text:p>
            <text:p><text:s text:c="14"/></text:p>
            <text:p><text:s text:c="13"/>Thu, Dec 28, 2017 12:5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was ultra-efficient against the Raptors on Wednesday, making 11-of-17 from the field for 33 points with eight rebounds, two assists, one steal and seven 3-pointers in 37 minutes.</text:p>
            <text:p><text:s text:c="8"/></text:p>
            <text:p><text:s text:c="8"/></text:p>
            <text:p><text:s text:c="13"/>The OKC3 of PG-13, Russell Westbrook and Carmelo Anthony combined for 81 points for their highest total together. A light bulb went out during this game and George had an explanation for that. "We were on fire, the roof was on fire. I think we had something to do with that," he said after the game. The OKC offense is really clicking in their last five games with PG averaging 23.6 points, 5.4 boards, 2.6 assists, 2.6 steals, 0.8 blocks and 3.8 treys on 52.1 percent from the field. He's rollin'.</text:p>
            <text:p><text:s text:c="8"/></text:p>
            <text:p><text:s text:c="8"/></text:p>
            <text:p><text:s text:c="13"/></text:p>
            <text:p><text:s text:c="14"/></text:p>
            <text:p><text:s text:c="13"/>Source: Royce Young on Twitter <text:s text:c="27"/>Thu, Dec 28, 2017 12:5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n Adams</text:p>
            <text:p><text:s text:c="17"/></text:p>
            <text:p><text:s text:c="17"/></text:p>
            <text:p><text:s text:c="22"/>- C - <text:s/>Thunder</text:p>
            <text:p><text:s text:c="16"/></text:p>
            <text:p><text:s text:c="17"/></text:p>
            <text:p><text:s text:c="12"/></text:p>
            <text:p><text:s text:c="8"/></text:p>
            <text:p><text:s text:c="8"/></text:p>
            <text:p><text:s text:c="8"/></text:p>
            <text:p><text:s text:c="12"/>Steven Adams made 8-of-9 from the field for 18 points with nine rebounds, two assists and four steals against the Raptors on Wednesday.</text:p>
            <text:p><text:s text:c="8"/></text:p>
            <text:p><text:s text:c="8"/></text:p>
            <text:p><text:s text:c="13"/>Funaki is back in a big way since returning from a concussion. In those five wins, he's averaged 14.4 points, 9.4 boards, 1.2 assists, 1.6 steals and 0.8 blocks on 69.8 percent from the field and 70.6 percent from the line. He's having a career year basically across the board on offense with a career-high field goal percentage, free throw percentage and points per game. He's been a top-40 player this season at a premium position.</text:p>
            <text:p><text:s text:c="8"/></text:p>
            <text:p><text:s text:c="8"/></text:p>
            <text:p><text:s text:c="13"/></text:p>
            <text:p><text:s text:c="14"/></text:p>
            <text:p><text:s text:c="13"/>Thu, Dec 28, 2017 12:3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iles</text:p>
            <text:p><text:s text:c="17"/></text:p>
            <text:p><text:s text:c="17"/></text:p>
            <text:p><text:s text:c="22"/>- G/F - <text:s/>Raptors</text:p>
            <text:p><text:s text:c="16"/></text:p>
            <text:p><text:s text:c="17"/></text:p>
            <text:p><text:s text:c="12"/></text:p>
            <text:p><text:s text:c="8"/></text:p>
            <text:p><text:s text:c="8"/></text:p>
            <text:p><text:s text:c="8"/></text:p>
            <text:p><text:s text:c="12"/>C.J. Miles scored 20 points with one rebound, one steal and six 3-pointers during a 124-107 loss to the Thunder on Wednesday.</text:p>
            <text:p><text:s text:c="8"/></text:p>
            <text:p><text:s text:c="8"/></text:p>
            <text:p><text:s text:c="13"/>After missing three games and only playing 10 minutes in his return on Tuesday, Miles was back to his usual role as the second-unit trigger man with 22 minutes. He's part of the team's new identity to take more 3-pointers and Norman Powell hasn't able to build off his strong postseason, so Miles is worth a look in deep leagues as a specialist.</text:p>
            <text:p><text:s text:c="8"/></text:p>
            <text:p><text:s text:c="8"/></text:p>
            <text:p><text:s text:c="13"/></text:p>
            <text:p><text:s text:c="14"/></text:p>
            <text:p><text:s text:c="13"/>Thu, Dec 28, 2017 12:2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j Gibson</text:p>
            <text:p><text:s text:c="17"/></text:p>
            <text:p><text:s text:c="17"/></text:p>
            <text:p><text:s text:c="22"/>- F - <text:s/>Timberwolves</text:p>
            <text:p><text:s text:c="16"/></text:p>
            <text:p><text:s text:c="17"/></text:p>
            <text:p><text:s text:c="12"/></text:p>
            <text:p><text:s text:c="8"/></text:p>
            <text:p><text:s text:c="8"/></text:p>
            <text:p><text:s text:c="8"/></text:p>
            <text:p><text:s text:c="12"/>Taj Gibson had another productive game on Wednesday vs. the Nuggets with 20 points, four rebounds, two assists and one block before fouling out in 40 minutes.</text:p>
            <text:p><text:s text:c="8"/></text:p>
            <text:p><text:s text:c="8"/></text:p>
            <text:p><text:s text:c="13"/>Even with Gorgui Dieng behind him and Nemanja Bjelica back from his injury, Gibson continues to play heavy minutes and is averaging nearly 36 minutes per game in December. He's averaging 13.5 points, 7.6 rebounds, 1.1 assists and 1.0 blocks over the past month, so while he's not a sexy fantasy asset, he's getting the job done for his fantasy owners.</text:p>
            <text:p><text:s text:c="8"/></text:p>
            <text:p><text:s text:c="8"/></text:p>
            <text:p><text:s text:c="13"/></text:p>
            <text:p><text:s text:c="14"/></text:p>
            <text:p><text:s text:c="13"/>Thu, Dec 28, 2017 12:2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made 4-of-16 from the field for 15 points with six rebounds, two assists, one steal and two turnovers in 36 minutes against the Thunder on Wednesday.</text:p>
            <text:p><text:s text:c="8"/></text:p>
            <text:p><text:s text:c="8"/></text:p>
            <text:p><text:s text:c="13"/>The story heading into Christmas was how he made 13 treys in his previous three games before the holiday, but now he's ice cold with this dud and an eight-point Tuesday while going 0-of-5 from deep. What happened besides those threes? He was also just 2-of-12 on midrange in his back-to-back set and he only made three shots at the rim in these two losses. DeRozan isn't going to be a two-trey guy, but his assists are up and there's little reason to worry here.</text:p>
            <text:p><text:s text:c="8"/></text:p>
            <text:p><text:s text:c="8"/></text:p>
            <text:p><text:s text:c="13"/></text:p>
            <text:p><text:s text:c="14"/></text:p>
            <text:p><text:s text:c="13"/>Thu, Dec 28, 2017 12:2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scored four points with four rebounds and one turnover in 15 minutes vs. the Nuggets on Thursday.</text:p>
            <text:p><text:s text:c="8"/></text:p>
            <text:p><text:s text:c="8"/></text:p>
            <text:p><text:s text:c="13"/>The big story from tonight's game besides Jimmy Butler's offensive explosion was an injury to Jeff Teague's knee. He left the game after 36 minutes of action and never returned, and he's expected to undergo an MRI on Thursday morning. It could be a serious injury, so Jones is worth a long look as a speculative pickup. In three previous starts for Teague, Jones averaged 12.3 points, 1.7 triples, 4.0 rebounds, 6.7 assists, 0.7 blocks and 4.0 steals with just one turnover in that span.</text:p>
            <text:p><text:s text:c="8"/></text:p>
            <text:p><text:s text:c="8"/></text:p>
            <text:p><text:s text:c="13"/>Related: Jeff Teague</text:p>
            <text:p><text:s text:c="14"/></text:p>
            <text:p><text:s text:c="13"/>Thu, Dec 28, 2017 12:1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Davis</text:p>
            <text:p><text:s text:c="17"/></text:p>
            <text:p><text:s text:c="17"/></text:p>
            <text:p><text:s text:c="22"/>- F/C - <text:s/>Pelicans</text:p>
            <text:p><text:s text:c="16"/></text:p>
            <text:p><text:s text:c="17"/></text:p>
            <text:p><text:s text:c="12"/></text:p>
            <text:p><text:s text:c="8"/></text:p>
            <text:p><text:s text:c="8"/></text:p>
            <text:p><text:s text:c="8"/></text:p>
            <text:p><text:s text:c="12"/>Anthony Davis scored 33 points with 11 rebounds, two assists, one steal, six blocks and four 3-pointers during a 128-113 win over the Nets on Wednesday.</text:p>
            <text:p><text:s text:c="8"/></text:p>
            <text:p><text:s text:c="8"/></text:p>
            <text:p><text:s text:c="13"/>Make that eight career games for Brow with 30-plus points, 10-plus boards and five-plus blocks, which is three more than anyone else in the NBA since he entered the league. His four 3-pointers also match his career high with this line boosting his fantasy value to No. 4 per game in nine-category leagues. When AD is healthy, he's arguably the best player in fantasy.</text:p>
            <text:p><text:s text:c="8"/></text:p>
            <text:p><text:s text:c="8"/></text:p>
            <text:p><text:s text:c="13"/></text:p>
            <text:p><text:s text:c="14"/></text:p>
            <text:p><text:s text:c="13"/>Source: Stat Muse <text:s text:c="40"/>Thu, Dec 28, 2017 12:1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went off for a season-high 39 points in Wednesday's 128-125 overtime win over the Nuggets, hitting 10-of-20 shots and 16-of-18 free throws with five assists, four rebounds, one steal, three triples and one turnover in 42 minutes.</text:p>
            <text:p><text:s text:c="8"/></text:p>
            <text:p><text:s text:c="8"/></text:p>
            <text:p><text:s text:c="13"/>With Karl-Anthony Towns fouling out late in the fourth quarter, it was all Jimmy Buckets in overtime as he scored 12 of Minnesota's 14 points -- that's also a franchise record. His slow start to the season seems like a distant memory, as he's averaging 27.0 points in December compared to 17.9 points in November and 16.2 points in October. He's been the fifth best player in standard leagues over the past month and he'll be even busier on offense if Jeff Teague misses time with his knee injury.</text:p>
            <text:p><text:s text:c="8"/></text:p>
            <text:p><text:s text:c="8"/></text:p>
            <text:p><text:s text:c="13"/></text:p>
            <text:p><text:s text:c="14"/></text:p>
            <text:p><text:s text:c="13"/>Thu, Dec 28, 2017 12:1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eMarcus Cousins</text:p>
            <text:p><text:s text:c="17"/></text:p>
            <text:p><text:s text:c="17"/></text:p>
            <text:p><text:s text:c="22"/>- F/C - <text:s/>Pelicans</text:p>
            <text:p><text:s text:c="16"/></text:p>
            <text:p><text:s text:c="17"/></text:p>
            <text:p><text:s text:c="12"/></text:p>
            <text:p><text:s text:c="8"/></text:p>
            <text:p><text:s text:c="8"/></text:p>
            <text:p><text:s text:c="8"/></text:p>
            <text:p><text:s text:c="12"/>DeMarcus Cousins scored 27 points with 14 rebounds, five assists, one steal, one block, two turnovers and two 3-pointers in 32 minutes against the Nets on Wednesday.</text:p>
            <text:p><text:s text:c="8"/></text:p>
            <text:p><text:s text:c="8"/></text:p>
            <text:p><text:s text:c="13"/>Only two turnovers may be the highlight here, but Boogie bounced back from his quiet 16-point, seven-point Saturday. In his last 12, Cousins has looked like that superstar we saw earlier, averaging 27.7 points, 11.4 boards, 4.9 assists, 1.4 steals, 1.3 blocks and 2.2 treys on 52.1 percent from the field and 70.8 percent from the line. Yeah, the 5.0 turnovers per game over those 12 is rough, but his owners can't really complain too much.</text:p>
            <text:p><text:s text:c="8"/></text:p>
            <text:p><text:s text:c="8"/></text:p>
            <text:p><text:s text:c="13"/></text:p>
            <text:p><text:s text:c="14"/></text:p>
            <text:p><text:s text:c="13"/>Thu, Dec 28, 2017 12:1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Karl-Anthony Towns scored 14 points (6-of-12 FGs) with 13 rebounds, six assists, four blocks and two 3-pointers in Wednesday's 128-125 win over the Nuggets.</text:p>
            <text:p><text:s text:c="8"/></text:p>
            <text:p><text:s text:c="8"/></text:p>
            <text:p><text:s text:c="13"/>KAT fouled out late in the fourth quarter which forced him to miss overtime, but Jimmy Butler took care of the rest. Towns posted his league-leading 28th double-double and has 10 blocks over his last three games, so he's averaging just under 2.0 blocks per game in December. The 9-category stud is easily locked into top-10 value as one of the most durable players in the NBA.</text:p>
            <text:p><text:s text:c="8"/></text:p>
            <text:p><text:s text:c="8"/></text:p>
            <text:p><text:s text:c="13"/></text:p>
            <text:p><text:s text:c="14"/></text:p>
            <text:p><text:s text:c="13"/>Wed, Dec 27, 2017 11:5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jon Rondo</text:p>
            <text:p><text:s text:c="17"/></text:p>
            <text:p><text:s text:c="17"/></text:p>
            <text:p><text:s text:c="22"/>- G - <text:s/>Pelicans</text:p>
            <text:p><text:s text:c="16"/></text:p>
            <text:p><text:s text:c="17"/></text:p>
            <text:p><text:s text:c="12"/></text:p>
            <text:p><text:s text:c="8"/></text:p>
            <text:p><text:s text:c="8"/></text:p>
            <text:p><text:s text:c="8"/></text:p>
            <text:p><text:s text:c="12"/>Rajon Rondo handed out a career-high 25 assists against the Nets on Wednesday, adding two points, seven rebounds, one steal and three turnovers in 30 minutes.</text:p>
            <text:p><text:s text:c="8"/></text:p>
            <text:p><text:s text:c="8"/></text:p>
            <text:p><text:s text:c="13"/>He's the first player to dish out 25 dimes in a game since Jason Kidd since 1996 and he set a franchise record. Most of Rondo's assists were impact dimes with eight of them leading to 3-pointers and nine of them leading to layups or dunks. Rondo's 25th dime was really the only cheap one with an off-target pass to Cheick Diallo, which put him just ahead of his previous career-high 24. He's been better than expected and maybe playing with DeMarcus Cousins helps him now that he's past his prime.</text:p>
            <text:p><text:s text:c="8"/></text:p>
            <text:p><text:s text:c="8"/></text:p>
            <text:p><text:s text:c="13"/></text:p>
            <text:p><text:s text:c="14"/></text:p>
            <text:p><text:s text:c="13"/>Source: Pelicans on Twitter <text:s text:c="30"/>Wed, Dec 27, 2017 11:5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Twaun Moore</text:p>
            <text:p><text:s text:c="17"/></text:p>
            <text:p><text:s text:c="17"/></text:p>
            <text:p><text:s text:c="22"/>- G/F - <text:s/>Pelicans</text:p>
            <text:p><text:s text:c="16"/></text:p>
            <text:p><text:s text:c="17"/></text:p>
            <text:p><text:s text:c="12"/></text:p>
            <text:p><text:s text:c="8"/></text:p>
            <text:p><text:s text:c="8"/></text:p>
            <text:p><text:s text:c="8"/></text:p>
            <text:p><text:s text:c="12"/>E'Twaun Moore scored 20 points with four rebounds, two assists, one steal and four 3-pointers in 38 minutes against the Nets on Wednesday.</text:p>
            <text:p><text:s text:c="8"/></text:p>
            <text:p><text:s text:c="8"/></text:p>
            <text:p><text:s text:c="13"/>He seems to be out of his slump from last week and again Moore continues to show he's not just a 3-pointers guy. Obviously that's probably the best part of his game, but he's still putting up a steal per night with scoring in the teens. He's coasting as a mid-round guy in standard leagues.</text:p>
            <text:p><text:s text:c="8"/></text:p>
            <text:p><text:s text:c="8"/></text:p>
            <text:p><text:s text:c="13"/></text:p>
            <text:p><text:s text:c="14"/></text:p>
            <text:p><text:s text:c="13"/>Wed, Dec 27, 2017 11:4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in Lopez</text:p>
            <text:p><text:s text:c="17"/></text:p>
            <text:p><text:s text:c="17"/></text:p>
            <text:p><text:s text:c="22"/>- C - <text:s/>Bulls</text:p>
            <text:p><text:s text:c="16"/></text:p>
            <text:p><text:s text:c="17"/></text:p>
            <text:p><text:s text:c="12"/></text:p>
            <text:p><text:s text:c="8"/></text:p>
            <text:p><text:s text:c="8"/></text:p>
            <text:p><text:s text:c="8"/></text:p>
            <text:p><text:s text:c="12"/>Robin Lopez scored 11 points with six rebounds, four assists, one steal, one block and two turnovers in 30 minutes against the Knicks on Wednesday.</text:p>
            <text:p><text:s text:c="8"/></text:p>
            <text:p><text:s text:c="8"/></text:p>
            <text:p><text:s text:c="13"/>Lopez didn't eclipse 30 minutes in his previous six games, and that's because the Bulls have a serious logjam up front. He's an obvious trade candidate with the Bulls tanking and they probably want to take a longer look at their younger guys in the new year, so his fantasy arrow is pointing down. If you can get decent value for Lopez in a trade, use tonight's line to your advantage.</text:p>
            <text:p><text:s text:c="8"/></text:p>
            <text:p><text:s text:c="8"/></text:p>
            <text:p><text:s text:c="13"/></text:p>
            <text:p><text:s text:c="14"/></text:p>
            <text:p><text:s text:c="13"/>Wed, Dec 27, 2017 11: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scored a career-high 22 points during a 128-113 loss to the Pelicans on Wednesday, adding six rebounds, seven assists and three 3-pointers in 32 minutes.</text:p>
            <text:p><text:s text:c="8"/></text:p>
            <text:p><text:s text:c="8"/></text:p>
            <text:p><text:s text:c="13"/>This big game isn't really a major surprise to make it six straight games with double-digit scoring for his best streak of his career, and also 11 of his last 12 with multi-category stat lines along the way. LeVert showed flashes as a ball-handler last year, and he's really thrived in this second-unit PG role he's in right now. Coach Kenny Atkinson said a lineup change could be coming, so maybe we see LeVert move into a role like C.J. McCollum as a starter with some minutes staggered away from Spencer Dinwiddie. Either way, it's hard to leave him on the wire in almost any leagues with how consistent he's been this month.</text:p>
            <text:p><text:s text:c="8"/></text:p>
            <text:p><text:s text:c="8"/></text:p>
            <text:p><text:s text:c="13"/></text:p>
            <text:p><text:s text:c="14"/></text:p>
            <text:p><text:s text:c="13"/>Wed, Dec 27, 2017 11: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by Portis</text:p>
            <text:p><text:s text:c="17"/></text:p>
            <text:p><text:s text:c="17"/></text:p>
            <text:p><text:s text:c="22"/>- F - <text:s/>Bulls</text:p>
            <text:p><text:s text:c="16"/></text:p>
            <text:p><text:s text:c="17"/></text:p>
            <text:p><text:s text:c="12"/></text:p>
            <text:p><text:s text:c="8"/></text:p>
            <text:p><text:s text:c="8"/></text:p>
            <text:p><text:s text:c="8"/></text:p>
            <text:p><text:s text:c="12"/>Bobby Portis played just 13 minutes on Wednesday vs. the Knicks, scoring eight points with four rebounds, one assist and one steal.</text:p>
            <text:p><text:s text:c="8"/></text:p>
            <text:p><text:s text:c="8"/></text:p>
            <text:p><text:s text:c="13"/>To his credit, Crazy Eyes made the most of his limited playing time. He was coming off a solid game on Tuesday vs. the Bucks and closed that game alongside Nikola Mirotic, but Robin Lopez got the bulk of the center minutes tonight. There's a good chance that either Mirotic or Lopez is traded, so Portis does have some stash appeal in deeper leagues.</text:p>
            <text:p><text:s text:c="8"/></text:p>
            <text:p><text:s text:c="8"/></text:p>
            <text:p><text:s text:c="13"/></text:p>
            <text:p><text:s text:c="14"/></text:p>
            <text:p><text:s text:c="13"/>Wed, Dec 27, 2017 11: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Nwaba</text:p>
            <text:p><text:s text:c="17"/></text:p>
            <text:p><text:s text:c="17"/></text:p>
            <text:p><text:s text:c="22"/>- G/F - <text:s/>Bulls</text:p>
            <text:p><text:s text:c="16"/></text:p>
            <text:p><text:s text:c="17"/></text:p>
            <text:p><text:s text:c="12"/></text:p>
            <text:p><text:s text:c="8"/></text:p>
            <text:p><text:s text:c="8"/></text:p>
            <text:p><text:s text:c="8"/></text:p>
            <text:p><text:s text:c="12"/>David Nwaba scored five points (2-of-6 FGs, 1-of-4 FTs) with three rebounds, one assist and one steal in 19 minutes vs. the Knicks on Wednesday.</text:p>
            <text:p><text:s text:c="8"/></text:p>
            <text:p><text:s text:c="8"/></text:p>
            <text:p><text:s text:c="13"/>Nwaba was coming off a pair of nice games and did an admirable job guarding Giannis Antetokounmpo on Tuesday, but he's been inconsistent for his fantasy owners. Coach Fred Hoiberg loves him and he'll find a way to get him around 20 minutes each night, but he has more value in real life than in fantasy. "You look at what he has done analytically with his plus-minus and his offensive-defensive splits, he’s as good as anybody on our team," Hoiberg said.</text:p>
            <text:p><text:s text:c="8"/></text:p>
            <text:p><text:s text:c="8"/></text:p>
            <text:p><text:s text:c="13"/></text:p>
            <text:p><text:s text:c="14"/></text:p>
            <text:p><text:s text:c="13"/>Source: KC Johnson on Twitter <text:s text:c="28"/>Wed, Dec 27, 2017 11:3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Quincy Acy</text:p>
            <text:p><text:s text:c="17"/></text:p>
            <text:p><text:s text:c="17"/></text:p>
            <text:p><text:s text:c="22"/>- F/C - <text:s/>Nets</text:p>
            <text:p><text:s text:c="16"/></text:p>
            <text:p><text:s text:c="17"/></text:p>
            <text:p><text:s text:c="12"/></text:p>
            <text:p><text:s text:c="8"/></text:p>
            <text:p><text:s text:c="8"/></text:p>
            <text:p><text:s text:c="8"/></text:p>
            <text:p><text:s text:c="12"/>Quincy Acy scored a season-high 18 points with four rebounds, one assist, one steal and four 3-pointers on 7-of-8 from the field against the Pelicans on Wednesday.</text:p>
            <text:p><text:s text:c="8"/></text:p>
            <text:p><text:s text:c="8"/></text:p>
            <text:p><text:s text:c="13"/>Those four treys match his career high to give him an outstanding 112.5 eFG% in this loss. Acy has played more power forward recently because of the loss of Trevor Booker, but it's possible he starts at center with the Nets struggling and coach Kenny Atkinson saying there could be a change coming. Just keep an eye on this situation before Friday.</text:p>
            <text:p><text:s text:c="8"/></text:p>
            <text:p><text:s text:c="8"/></text:p>
            <text:p><text:s text:c="13"/></text:p>
            <text:p><text:s text:c="14"/></text:p>
            <text:p><text:s text:c="13"/>Wed, Dec 27, 2017 11: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 Stauskas</text:p>
            <text:p><text:s text:c="17"/></text:p>
            <text:p><text:s text:c="17"/></text:p>
            <text:p><text:s text:c="22"/>- G - <text:s/>Nets</text:p>
            <text:p><text:s text:c="16"/></text:p>
            <text:p><text:s text:c="17"/></text:p>
            <text:p><text:s text:c="12"/></text:p>
            <text:p><text:s text:c="8"/></text:p>
            <text:p><text:s text:c="8"/></text:p>
            <text:p><text:s text:c="8"/></text:p>
            <text:p><text:s text:c="12"/>Nik Stauskas scored 21 points with three rebounds, two assists and seven 3-pointers in 24 minutes during a blowout loss to the Pelicans on Wednesday.</text:p>
            <text:p><text:s text:c="8"/></text:p>
            <text:p><text:s text:c="8"/></text:p>
            <text:p><text:s text:c="13"/>Those seven treys are a career high and also matched a franchise record for 3-pointers made off the bench -- Bojan Bogdanovic in 2016 the most recent of the previous four times. Maybe Stauskas can get more consistent minutes and this system fits his style very nicely. Still, you would have to be in a very deep league to roll the dice on Sauce Castillo. There's a small chance he starts, though.</text:p>
            <text:p><text:s text:c="8"/></text:p>
            <text:p><text:s text:c="8"/></text:p>
            <text:p><text:s text:c="13"/></text:p>
            <text:p><text:s text:c="14"/></text:p>
            <text:p><text:s text:c="13"/>Wed, Dec 27, 2017 11: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Bembry</text:p>
            <text:p><text:s text:c="17"/></text:p>
            <text:p><text:s text:c="17"/></text:p>
            <text:p><text:s text:c="22"/>- F - <text:s/>Hawks</text:p>
            <text:p><text:s text:c="16"/></text:p>
            <text:p><text:s text:c="17"/></text:p>
            <text:p><text:s text:c="12"/></text:p>
            <text:p><text:s text:c="8"/></text:p>
            <text:p><text:s text:c="8"/></text:p>
            <text:p><text:s text:c="8"/></text:p>
            <text:p><text:s text:c="12"/>DeAndre Bembry has been assigned to the G-League.</text:p>
            <text:p><text:s text:c="8"/></text:p>
            <text:p><text:s text:c="8"/></text:p>
            <text:p><text:s text:c="13"/>He's been a DNP-CD in two straight games and has really struggled since returning from his wrist injury. We still expect him to get a lot of run after the All-Star break, so hopefully he'll build some confidence up in the G-League.</text:p>
            <text:p><text:s text:c="8"/></text:p>
            <text:p><text:s text:c="8"/></text:p>
            <text:p><text:s text:c="13"/></text:p>
            <text:p><text:s text:c="14"/></text:p>
            <text:p><text:s text:c="13"/>Source: Chris Vivlamore on Twitter <text:s text:c="23"/>Wed, Dec 27, 2017 11:2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was quiet vs. the Knicks on Wednesday with four points, eight rebounds, two assists and one turnover on 2-of-4 shooting, but the Bulls still pulled out a 92-87 win.</text:p>
            <text:p><text:s text:c="8"/></text:p>
            <text:p><text:s text:c="8"/></text:p>
            <text:p><text:s text:c="13"/>If the Bulls are tanking, then Mirotic probably didn't get the memo -- they are now 9-2 since he made his season debut. Consistency has never been Mirotic's thing, but he's been tremendous for the most part and his fantasy owners should cut him some slack for tonight's line. He has top-60 value on a per-game basis and his fantasy owners are just hoping that he's not traded to a bad situation.</text:p>
            <text:p><text:s text:c="8"/></text:p>
            <text:p><text:s text:c="8"/></text:p>
            <text:p><text:s text:c="13"/></text:p>
            <text:p><text:s text:c="14"/></text:p>
            <text:p><text:s text:c="13"/>Wed, Dec 27, 2017 11: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left knee) will have an MRI on Thursday.</text:p>
            <text:p><text:s text:c="8"/></text:p>
            <text:p><text:s text:c="8"/></text:p>
            <text:p><text:s text:c="13"/>According to one of the more plugged-in reporters around Minnesota, there is "definitely concern" on Teague. Gary Harris fell into the lateral side of Teague's left knee as it pushed his knee to his right side, and this injury did not look good. Teague did need some help getting off the court and unfortunately it looks like he could miss time here. Fantasy owners in competitive leagues will want to add Tyus Jones right now until we get the results on Teague's MRI.</text:p>
            <text:p><text:s text:c="8"/></text:p>
            <text:p><text:s text:c="8"/></text:p>
            <text:p><text:s text:c="13"/></text:p>
            <text:p><text:s text:c="14"/></text:p>
            <text:p><text:s text:c="13"/>Source: Jon Krawczynski on Twitter <text:s text:c="23"/>Wed, Dec 27, 2017 11:1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Ntilikina</text:p>
            <text:p><text:s text:c="17"/></text:p>
            <text:p><text:s text:c="17"/></text:p>
            <text:p><text:s text:c="22"/>- G - <text:s/>Knicks</text:p>
            <text:p><text:s text:c="16"/></text:p>
            <text:p><text:s text:c="17"/></text:p>
            <text:p><text:s text:c="12"/></text:p>
            <text:p><text:s text:c="8"/></text:p>
            <text:p><text:s text:c="8"/></text:p>
            <text:p><text:s text:c="8"/></text:p>
            <text:p><text:s text:c="12"/>Frank Ntilikina played 28 minutes in Wednesday's loss to the Bulls, scoring six points with five rebounds, four assists, one steal and one block.</text:p>
            <text:p><text:s text:c="8"/></text:p>
            <text:p><text:s text:c="8"/></text:p>
            <text:p><text:s text:c="13"/>He was also going to close this game but he fouled out in the final minute. Jarrett Jack was having a nice game with 11 points and eight assists in 20 minutes, so it's a really good sign that the Knicks stuck with the rookie for most of the night. It seems like it's just a matter of time before The Frenchise is making starts, but until that happens, fantasy owners can treat him like a stash for his upside in dimes and steals.</text:p>
            <text:p><text:s text:c="8"/></text:p>
            <text:p><text:s text:c="8"/></text:p>
            <text:p><text:s text:c="13"/></text:p>
            <text:p><text:s text:c="14"/></text:p>
            <text:p><text:s text:c="13"/>Wed, Dec 27, 2017 11:1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len Crabbe</text:p>
            <text:p><text:s text:c="17"/></text:p>
            <text:p><text:s text:c="17"/></text:p>
            <text:p><text:s text:c="22"/>- G/F - <text:s/>Nets</text:p>
            <text:p><text:s text:c="16"/></text:p>
            <text:p><text:s text:c="17"/></text:p>
            <text:p><text:s text:c="12"/></text:p>
            <text:p><text:s text:c="8"/></text:p>
            <text:p><text:s text:c="8"/></text:p>
            <text:p><text:s text:c="8"/></text:p>
            <text:p><text:s text:c="12"/>Allen Crabbe scored three points with six rebounds, three assists, one steal and one 3-pointer in 19 minutes against the Pelicans on Wednesday.</text:p>
            <text:p><text:s text:c="8"/></text:p>
            <text:p><text:s text:c="8"/></text:p>
            <text:p><text:s text:c="13"/>He did look like he was out of his slump for the majority of this month, but it's possible Crabbe moves to the bench. Either way, Crabbe should still be able to find minutes close to 30, so his fantasy owners shouldn't worry too much if coach Kenny Atkinson makes a move.</text:p>
            <text:p><text:s text:c="8"/></text:p>
            <text:p><text:s text:c="8"/></text:p>
            <text:p><text:s text:c="13"/></text:p>
            <text:p><text:s text:c="14"/></text:p>
            <text:p><text:s text:c="13"/>Wed, Dec 27, 2017 11:0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Lance Thomas</text:p>
            <text:p><text:s text:c="17"/></text:p>
            <text:p><text:s text:c="17"/></text:p>
            <text:p><text:s text:c="22"/>- F - <text:s/>Knicks</text:p>
            <text:p><text:s text:c="16"/></text:p>
            <text:p><text:s text:c="17"/></text:p>
            <text:p><text:s text:c="12"/></text:p>
            <text:p><text:s text:c="8"/></text:p>
            <text:p><text:s text:c="8"/></text:p>
            <text:p><text:s text:c="8"/></text:p>
            <text:p><text:s text:c="12"/>Lance Thomas played 28 minutes off the bench on Wednesday vs. the Bulls, scoring eight points with three rebounds, one steal and one block.</text:p>
            <text:p><text:s text:c="8"/></text:p>
            <text:p><text:s text:c="8"/></text:p>
            <text:p><text:s text:c="13"/>Doug McDermott was a disaster in the first unit, so the move may not stick. With that said, Thomas isn't a standard-league asset either, regardless of where he starts the game.</text:p>
            <text:p><text:s text:c="8"/></text:p>
            <text:p><text:s text:c="8"/></text:p>
            <text:p><text:s text:c="13"/></text:p>
            <text:p><text:s text:c="14"/></text:p>
            <text:p><text:s text:c="13"/>Wed, Dec 27, 2017 11: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Allen</text:p>
            <text:p><text:s text:c="17"/></text:p>
            <text:p><text:s text:c="17"/></text:p>
            <text:p><text:s text:c="22"/>- C - <text:s/>Nets</text:p>
            <text:p><text:s text:c="16"/></text:p>
            <text:p><text:s text:c="17"/></text:p>
            <text:p><text:s text:c="12"/></text:p>
            <text:p><text:s text:c="8"/></text:p>
            <text:p><text:s text:c="8"/></text:p>
            <text:p><text:s text:c="8"/></text:p>
            <text:p><text:s text:c="12"/>Jarrett Allen scored three points with four rebounds, one steal, two blocks and one 3-pointer in 19 minutes against the Pelicans on Wednesday.</text:p>
            <text:p><text:s text:c="8"/></text:p>
            <text:p><text:s text:c="8"/></text:p>
            <text:p><text:s text:c="13"/>He was 1-of-1 from deep and 0-of-7 from two in a weird shooting line. Coach Kenny Atkinson said there could be a lineup change coming because of this bad loss, so maybe Allen's stashers may have a little added hope before Friday. To be clear, Atkinson didn't mention Allen by name and we're just being optimistic here.</text:p>
            <text:p><text:s text:c="8"/></text:p>
            <text:p><text:s text:c="8"/></text:p>
            <text:p><text:s text:c="13"/></text:p>
            <text:p><text:s text:c="14"/></text:p>
            <text:p><text:s text:c="13"/>Wed, Dec 27, 2017 10:5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ristaps Porzingis' 23 points weren't enough in a 92-87 loss to the Bulls on Wednesday.</text:p>
            <text:p><text:s text:c="8"/></text:p>
            <text:p><text:s text:c="8"/></text:p>
            <text:p><text:s text:c="13"/>Since his one-point dud on Dec. 21, Porzingis has found his rhythm again with averages of 24.6 points, 7.3 rebounds, 1.0 assists, 3.0 blocks and 1.7 triples over his last three games. He hit 9-of-22 from the field and 4-of-4 from the line with six rebounds, one assist, one steal, three blocks and one 3-pointer, and the story is still the same for his fantasy value -- he'll keep rolling as an elite fantasy asset as long as he's healthy and the Knicks are competitive in the East.</text:p>
            <text:p><text:s text:c="8"/></text:p>
            <text:p><text:s text:c="8"/></text:p>
            <text:p><text:s text:c="13"/></text:p>
            <text:p><text:s text:c="14"/></text:p>
            <text:p><text:s text:c="13"/>Wed, Dec 27, 2017 10:5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ug McDermott</text:p>
            <text:p><text:s text:c="17"/></text:p>
            <text:p><text:s text:c="17"/></text:p>
            <text:p><text:s text:c="22"/>- G/F - <text:s/>Mavericks</text:p>
            <text:p><text:s text:c="16"/></text:p>
            <text:p><text:s text:c="17"/></text:p>
            <text:p><text:s text:c="12"/></text:p>
            <text:p><text:s text:c="8"/></text:p>
            <text:p><text:s text:c="8"/></text:p>
            <text:p><text:s text:c="8"/></text:p>
            <text:p><text:s text:c="12"/>Doug McDermott was quiet in the starting lineup on Wednesday vs. the Bulls, scoring three points with six rebounds and one assist.</text:p>
            <text:p><text:s text:c="8"/></text:p>
            <text:p><text:s text:c="8"/></text:p>
            <text:p><text:s text:c="13"/>He was actually second on the team in minutes played with 37, but apparently McBuckets wasn't interested in any revenge. He hit just 1-of-6 shots and there's no guarantee that his move to the first unit will be permanent, so this doesn't move the needle much. He is what he is and that's a 3-point specialist in very deep leagues. If he makes more starts and gets hot, we'll let you know about it.</text:p>
            <text:p><text:s text:c="8"/></text:p>
            <text:p><text:s text:c="8"/></text:p>
            <text:p><text:s text:c="13"/></text:p>
            <text:p><text:s text:c="14"/></text:p>
            <text:p><text:s text:c="13"/>Wed, Dec 27, 2017 10:5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Zeller</text:p>
            <text:p><text:s text:c="17"/></text:p>
            <text:p><text:s text:c="17"/></text:p>
            <text:p><text:s text:c="22"/>- C - <text:s/>Bucks</text:p>
            <text:p><text:s text:c="16"/></text:p>
            <text:p><text:s text:c="17"/></text:p>
            <text:p><text:s text:c="12"/></text:p>
            <text:p><text:s text:c="8"/></text:p>
            <text:p><text:s text:c="8"/></text:p>
            <text:p><text:s text:c="8"/></text:p>
            <text:p><text:s text:c="12"/>Tyler Zeller scored two points with three rebounds in 14 minutes against the Pelicans on Wednesday.</text:p>
            <text:p><text:s text:c="8"/></text:p>
            <text:p><text:s text:c="8"/></text:p>
            <text:p><text:s text:c="13"/>As you might expect, he got worked by the Pelicans bigs. Jarrett Allen supporters have been hoping for a lineup change and it could happen soon with coach Kenny Atkinson saying there could be a change coming to the first unit. Zeller's upside isn't worth owning.</text:p>
            <text:p><text:s text:c="8"/></text:p>
            <text:p><text:s text:c="8"/></text:p>
            <text:p><text:s text:c="13"/></text:p>
            <text:p><text:s text:c="14"/></text:p>
            <text:p><text:s text:c="13"/>Wed, Dec 27, 2017 10:4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Dennis Schroder led the Hawks to a 113-99 win over the Wizards on Wednesday, scoring 21 points in 32 minutes.</text:p>
            <text:p><text:s text:c="8"/></text:p>
            <text:p><text:s text:c="8"/></text:p>
            <text:p><text:s text:c="13"/>Schroder outplayed John Wall in this one, hitting 7-of-15 shots with seven assists, four rebounds, one steal and one triple. He also looked great on Saturday with a season-high 33 points, four 3-pointers, seven assists, three rebounds and one steal, so it's safe to say his ankle issue is no longer a concern. Schroder and the Hawks will be looking for their third straight win on Friday, but it won't be easy on the road in Toronto.</text:p>
            <text:p><text:s text:c="8"/></text:p>
            <text:p><text:s text:c="8"/></text:p>
            <text:p><text:s text:c="13"/></text:p>
            <text:p><text:s text:c="14"/></text:p>
            <text:p><text:s text:c="13"/>Wed, Dec 27, 2017 10:4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knee) will not play against the Bulls on Friday.</text:p>
            <text:p><text:s text:c="8"/></text:p>
            <text:p><text:s text:c="8"/></text:p>
            <text:p><text:s text:c="13"/>Uh oh. After getting ruled out about 100 minutes before Wednesday, the Pacers do it almost two full days ahead of Friday's game. That could mean Oladipo has some swelling and it's also worth a mention they aren't on a back-to-back set on Friday either. Oladipo has been one of the best bargains in fantasy and hopefully this isn't going to linger. Lance Stephenson is worth a look in standard leagues.</text:p>
            <text:p><text:s text:c="8"/></text:p>
            <text:p><text:s text:c="8"/></text:p>
            <text:p><text:s text:c="13"/></text:p>
            <text:p><text:s text:c="14"/></text:p>
            <text:p><text:s text:c="13"/>Source: Pacers on Twitter <text:s text:c="32"/>Wed, Dec 27, 2017 10:3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o Belinelli</text:p>
            <text:p><text:s text:c="17"/></text:p>
            <text:p><text:s text:c="17"/></text:p>
            <text:p><text:s text:c="22"/>- G - <text:s/>76ers</text:p>
            <text:p><text:s text:c="16"/></text:p>
            <text:p><text:s text:c="17"/></text:p>
            <text:p><text:s text:c="12"/></text:p>
            <text:p><text:s text:c="8"/></text:p>
            <text:p><text:s text:c="8"/></text:p>
            <text:p><text:s text:c="8"/></text:p>
            <text:p><text:s text:c="12"/>Marco Belinelli scored 19 points with three rebounds, one assist, one steal, one block and two triples in 21 minutes vs. the Wizards on Wednesday.</text:p>
            <text:p><text:s text:c="8"/></text:p>
            <text:p><text:s text:c="8"/></text:p>
            <text:p><text:s text:c="13"/>DeAndre Bembry was expected to make a push for Belinelli's minutes, but he's been a DNP-CD in two straight games. We still expect Belinelli to lose some minutes later in the season, but he'll have some low-end value as long as he can hold off Bembry. You have to stream him on the right night though, as he's scored 19, 2, 27, 13 and 3 points in his last five outings.</text:p>
            <text:p><text:s text:c="8"/></text:p>
            <text:p><text:s text:c="8"/></text:p>
            <text:p><text:s text:c="13"/>Related: DeAndre Bembry</text:p>
            <text:p><text:s text:c="14"/></text:p>
            <text:p><text:s text:c="13"/>Wed, Dec 27, 2017 10: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Collins</text:p>
            <text:p><text:s text:c="17"/></text:p>
            <text:p><text:s text:c="17"/></text:p>
            <text:p><text:s text:c="22"/>- F - <text:s/>Hawks</text:p>
            <text:p><text:s text:c="16"/></text:p>
            <text:p><text:s text:c="17"/></text:p>
            <text:p><text:s text:c="12"/></text:p>
            <text:p><text:s text:c="8"/></text:p>
            <text:p><text:s text:c="8"/></text:p>
            <text:p><text:s text:c="8"/></text:p>
            <text:p><text:s text:c="12"/>John Collins played 24 minutes on Wednesday vs. the Wizards, scoring eight points with eight rebounds, two assists and three blocks.</text:p>
            <text:p><text:s text:c="8"/></text:p>
            <text:p><text:s text:c="8"/></text:p>
            <text:p><text:s text:c="13"/>He's still splitting the center minutes with Miles Plumlee, but when Dewayne Dedmon (leg) returns, we expect Plumlee to fall out of the rotation completely. Collins hasn't been unleashed yet, but we expect that to happen at some point during the New Year with the Hawks tanking their way to the top of the lottery. He's absolutely worth holding onto.</text:p>
            <text:p><text:s text:c="8"/></text:p>
            <text:p><text:s text:c="8"/></text:p>
            <text:p><text:s text:c="13"/></text:p>
            <text:p><text:s text:c="14"/></text:p>
            <text:p><text:s text:c="13"/>Wed, Dec 27, 2017 10: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san Ilyasova</text:p>
            <text:p><text:s text:c="17"/></text:p>
            <text:p><text:s text:c="17"/></text:p>
            <text:p><text:s text:c="22"/>- F - <text:s/>76ers</text:p>
            <text:p><text:s text:c="16"/></text:p>
            <text:p><text:s text:c="17"/></text:p>
            <text:p><text:s text:c="12"/></text:p>
            <text:p><text:s text:c="8"/></text:p>
            <text:p><text:s text:c="8"/></text:p>
            <text:p><text:s text:c="8"/></text:p>
            <text:p><text:s text:c="12"/>Ersan Ilyasova hit 7-of-14 shots for 20 points in Wednesday's 113-99 win over the Wizards, adding nine rebounds, one steal and three triples in 29 minutes.</text:p>
            <text:p><text:s text:c="8"/></text:p>
            <text:p><text:s text:c="8"/></text:p>
            <text:p><text:s text:c="13"/>Incredibly, this is Atlanta's first two-game winning streak of the season. What isn't surprising is Ilyasova's strong play, as this was his third game in a row with 20+ points and his sixth in December. He'll be a popular name at the trade deadline with his expiring contract, but he's worth owning in standard leagues at the moment as the second or third option in Atlanta's offense.</text:p>
            <text:p><text:s text:c="8"/></text:p>
            <text:p><text:s text:c="8"/></text:p>
            <text:p><text:s text:c="13"/></text:p>
            <text:p><text:s text:c="14"/></text:p>
            <text:p><text:s text:c="13"/>Wed, Dec 27, 2017 10:2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left knee) was helped to the locker room in the fourth quarter on Wednesday.</text:p>
            <text:p><text:s text:c="8"/></text:p>
            <text:p><text:s text:c="8"/></text:p>
            <text:p><text:s text:c="13"/>It did not look good as Gary Harris fell into his leg. Teague did put some weight on his left foot as he went to the locker room, but he was helped from two team members and he was moving very slowly. Chances are he's going to have to be re-evaluated in the next 24 hours and he could miss time here. Fantasy owners in all competitive leagues may want to add Tyus Jones until we get the all clear on Teague.</text:p>
            <text:p><text:s text:c="8"/></text:p>
            <text:p><text:s text:c="8"/></text:p>
            <text:p><text:s text:c="13"/></text:p>
            <text:p><text:s text:c="14"/></text:p>
            <text:p><text:s text:c="13"/>Wed, Dec 27, 2017 10: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rie Irving</text:p>
            <text:p><text:s text:c="17"/></text:p>
            <text:p><text:s text:c="17"/></text:p>
            <text:p><text:s text:c="22"/>- G - <text:s/>Celtics</text:p>
            <text:p><text:s text:c="16"/></text:p>
            <text:p><text:s text:c="17"/></text:p>
            <text:p><text:s text:c="12"/></text:p>
            <text:p><text:s text:c="8"/></text:p>
            <text:p><text:s text:c="8"/></text:p>
            <text:p><text:s text:c="8"/></text:p>
            <text:p><text:s text:c="12"/>Kyrie Irving scored 21 points with two rebounds, eight assists and three 3-pointers during a 102-91 win in Charlotte on Wednesday.</text:p>
            <text:p><text:s text:c="8"/></text:p>
            <text:p><text:s text:c="8"/></text:p>
            <text:p><text:s text:c="13"/>Unlike on Christmas and recently, the Celtics were great in the fourth quarter with a 26-16 edge to get a win. In their last 11, they've ranked 27th in the NBA in fourth-quarter defensive rating, so maybe this game can help them lock down defensively like they were in November. Irving will be fine regardless and maybe the defensive struggles can help his upside.</text:p>
            <text:p><text:s text:c="8"/></text:p>
            <text:p><text:s text:c="8"/></text:p>
            <text:p><text:s text:c="13"/></text:p>
            <text:p><text:s text:c="14"/></text:p>
            <text:p><text:s text:c="13"/>Wed, Dec 27, 2017 10:1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in Gortat</text:p>
            <text:p><text:s text:c="17"/></text:p>
            <text:p><text:s text:c="17"/></text:p>
            <text:p><text:s text:c="22"/>- C - <text:s/>Wizards</text:p>
            <text:p><text:s text:c="16"/></text:p>
            <text:p><text:s text:c="17"/></text:p>
            <text:p><text:s text:c="12"/></text:p>
            <text:p><text:s text:c="8"/></text:p>
            <text:p><text:s text:c="8"/></text:p>
            <text:p><text:s text:c="8"/></text:p>
            <text:p><text:s text:c="12"/>Marcin Gortat scored just two points on 1-of-6 shots with four rebounds, one turnover and nothing else on Wednesday vs. the Hawks.</text:p>
            <text:p><text:s text:c="8"/></text:p>
            <text:p><text:s text:c="8"/></text:p>
            <text:p><text:s text:c="13"/>Just when his fantasy owners thought he might turn things around, Gortat hits rock bottom again. Even if you include his solid Christmas day showing, he's averaging just 7.0 points, 7.6 rebounds, 0.8 assists and 1.0 blocks in 22.4 minutes over his last five. He's still a hold in 12-14 team leagues due to the shortage of reliable bigs, but these are dark days for Gortat's owners.</text:p>
            <text:p><text:s text:c="8"/></text:p>
            <text:p><text:s text:c="8"/></text:p>
            <text:p><text:s text:c="13"/></text:p>
            <text:p><text:s text:c="14"/></text:p>
            <text:p><text:s text:c="13"/>Wed, Dec 27, 2017 10: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erry Rozier</text:p>
            <text:p><text:s text:c="17"/></text:p>
            <text:p><text:s text:c="17"/></text:p>
            <text:p><text:s text:c="22"/>- G - <text:s/>Celtics</text:p>
            <text:p><text:s text:c="16"/></text:p>
            <text:p><text:s text:c="17"/></text:p>
            <text:p><text:s text:c="12"/></text:p>
            <text:p><text:s text:c="8"/></text:p>
            <text:p><text:s text:c="8"/></text:p>
            <text:p><text:s text:c="8"/></text:p>
            <text:p><text:s text:c="12"/>Terry Rozier scored 15 points with four rebounds, four assists, two blocks, one steal and three 3-pointers in 26 minutes against the Hornets on Wednesday.</text:p>
            <text:p><text:s text:c="8"/></text:p>
            <text:p><text:s text:c="8"/></text:p>
            <text:p><text:s text:c="13"/>He's going to see some extra minutes now because of Jaylen Brown (knee, ankle) missing time. Rozier is probably going to play quite a bit on Thursday against the Rockets and he's out of his slump with two strong games in a row.</text:p>
            <text:p><text:s text:c="8"/></text:p>
            <text:p><text:s text:c="8"/></text:p>
            <text:p><text:s text:c="13"/></text:p>
            <text:p><text:s text:c="14"/></text:p>
            <text:p><text:s text:c="13"/>Wed, Dec 27, 2017 10: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 Horford</text:p>
            <text:p><text:s text:c="17"/></text:p>
            <text:p><text:s text:c="17"/></text:p>
            <text:p><text:s text:c="22"/>- F/C - <text:s/>Celtics</text:p>
            <text:p><text:s text:c="16"/></text:p>
            <text:p><text:s text:c="17"/></text:p>
            <text:p><text:s text:c="12"/></text:p>
            <text:p><text:s text:c="8"/></text:p>
            <text:p><text:s text:c="8"/></text:p>
            <text:p><text:s text:c="8"/></text:p>
            <text:p><text:s text:c="12"/>Al Horford scored 20 points with 11 rebounds, one assist, one steal, one block and four 3-pointers in 36 minutes against the Hornets on Wednesday.</text:p>
            <text:p><text:s text:c="8"/></text:p>
            <text:p><text:s text:c="8"/></text:p>
            <text:p><text:s text:c="13"/>It was a big rebounding game and also the efficiency was there, making 8-of-11 from the field. The Celtics have been a disaster on the glass lately and have blown games because of their last-ranked rebounding percentage in the fourth quarter over their previous 11 games. As for Horford, he's been cleaning up in fantasy and we don't see that changing.</text:p>
            <text:p><text:s text:c="8"/></text:p>
            <text:p><text:s text:c="8"/></text:p>
            <text:p><text:s text:c="13"/></text:p>
            <text:p><text:s text:c="14"/></text:p>
            <text:p><text:s text:c="13"/>Wed, Dec 27, 2017 10:1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started for Jaylen Brown (ankle, knee) against the Hornets on Wednesday, making 2-of-9 from the field for five points with five rebounds, two assists and one 3-pointer in 35 minutes.</text:p>
            <text:p><text:s text:c="8"/></text:p>
            <text:p><text:s text:c="8"/></text:p>
            <text:p><text:s text:c="13"/>He did have his left ankle re-taped in the first half and was able to return fairly quickly. Smart's numbers are slightly better in the starting lineup, but his value depends on if he can make shots. He didn't today, but maybe that'll be different against the Rockets on Thursday. Expect him to start.</text:p>
            <text:p><text:s text:c="8"/></text:p>
            <text:p><text:s text:c="8"/></text:p>
            <text:p><text:s text:c="13"/></text:p>
            <text:p><text:s text:c="14"/></text:p>
            <text:p><text:s text:c="13"/>Wed, Dec 27, 2017 10: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scored 20 points with six rebounds, three assists, three steals, two blocks and two <text:s/>3-pointers in Wednesday's loss to the Hawks.</text:p>
            <text:p><text:s text:c="8"/></text:p>
            <text:p><text:s text:c="8"/></text:p>
            <text:p><text:s text:c="13"/>Beal and John Wall combined for five points in the fourth quarter in another embarrassing loss for the Wizards. Beal finished 7-of-19 from the field and hit all four free throws, but he's been in a funk lately, hitting just 40.7 percent from the field in his previous 10 games. He's just outside the top 50 in standard category leagues this season, but Beal should be an early-round contributor once his shot starts falling again.</text:p>
            <text:p><text:s text:c="8"/></text:p>
            <text:p><text:s text:c="8"/></text:p>
            <text:p><text:s text:c="13"/></text:p>
            <text:p><text:s text:c="14"/></text:p>
            <text:p><text:s text:c="13"/>Wed, Dec 27, 2017 10: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ll Martin</text:p>
            <text:p><text:s text:c="17"/></text:p>
            <text:p><text:s text:c="17"/></text:p>
            <text:p><text:s text:c="22"/>- F - <text:s/>Grizzlies</text:p>
            <text:p><text:s text:c="16"/></text:p>
            <text:p><text:s text:c="17"/></text:p>
            <text:p><text:s text:c="12"/></text:p>
            <text:p><text:s text:c="8"/></text:p>
            <text:p><text:s text:c="8"/></text:p>
            <text:p><text:s text:c="8"/></text:p>
            <text:p><text:s text:c="12"/>Jarell Martin will start on Wednesday against the Lakers.</text:p>
            <text:p><text:s text:c="8"/></text:p>
            <text:p><text:s text:c="8"/></text:p>
            <text:p><text:s text:c="13"/>He's basically the last man standing at power forward and Chandler Parsons should back him up. Martin has a good chance for a big game and is worth a look in deeper leagues while JaMychal Green (knee) and Brandan Wright (quad) are out.</text:p>
            <text:p><text:s text:c="8"/></text:p>
            <text:p><text:s text:c="8"/></text:p>
            <text:p><text:s text:c="13"/></text:p>
            <text:p><text:s text:c="14"/></text:p>
            <text:p><text:s text:c="13"/>Source: Grizzlies on Twitter <text:s text:c="29"/>Wed, Dec 27, 2017 10:0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Tyreke Evans (knee) will start against the Lakers on Wednesday night.</text:p>
            <text:p><text:s text:c="8"/></text:p>
            <text:p><text:s text:c="8"/></text:p>
            <text:p><text:s text:c="13"/>This should mean that he was listed as questionable as a precaution because the Grizzlies aren't exactly thriving in the standings. We'll keep an eye on his surgically-repaired knee in this game, but go ahead and start him like you normally would.</text:p>
            <text:p><text:s text:c="8"/></text:p>
            <text:p><text:s text:c="8"/></text:p>
            <text:p><text:s text:c="13"/></text:p>
            <text:p><text:s text:c="14"/></text:p>
            <text:p><text:s text:c="13"/>Source: Grizzlies on Twitter <text:s text:c="29"/>Wed, Dec 27, 2017 10:0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was quiet in Wednesday's 113-99 loss to the Hawks, scoring 10 points with 11 assists, one rebound and two turnovers in 34 minutes.</text:p>
            <text:p><text:s text:c="8"/></text:p>
            <text:p><text:s text:c="8"/></text:p>
            <text:p><text:s text:c="13"/>This was Washington's second bad loss to a non-playoff team in the span of a week after losing to the Nets by 35 points on Dec. 22. Wall was just 3-of-9 from the field and 4-of-7 from the line, and outside of his 21-point, 14-assist game on Christmas day, he's been pretty underwhelming since returning from his knee procedure, averaging 14.0 points, 8.3 assists, 4.3 boards, 1.0 steals and 1.3 triples in his last eight games. Hopefully he's still knocking off the rust and we're confident that he will return to his elite ways soon.</text:p>
            <text:p><text:s text:c="8"/></text:p>
            <text:p><text:s text:c="8"/></text:p>
            <text:p><text:s text:c="13"/></text:p>
            <text:p><text:s text:c="14"/></text:p>
            <text:p><text:s text:c="13"/>Wed, Dec 27, 2017 10:0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scored 18 points with five rebounds, two blocks and two steals in 35 minutes against the Hornets on Wednesday.</text:p>
            <text:p><text:s text:c="8"/></text:p>
            <text:p><text:s text:c="8"/></text:p>
            <text:p><text:s text:c="13"/>He was 0-of-3 from deep, which will drop him out of the top spot for 3-point percentage -- George Hill has an edge before he plays tonight. Tatum has opened up some new approaches to offense and he's been very aggressive lately with back-to-back games with six free throw attempts. He's still really only turned in two bad efficiency games in his career, which is just crazy talk. He's incredible.</text:p>
            <text:p><text:s text:c="8"/></text:p>
            <text:p><text:s text:c="8"/></text:p>
            <text:p><text:s text:c="13"/></text:p>
            <text:p><text:s text:c="14"/></text:p>
            <text:p><text:s text:c="13"/>Wed, Dec 27, 2017 10:0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Jerebko</text:p>
            <text:p><text:s text:c="17"/></text:p>
            <text:p><text:s text:c="17"/></text:p>
            <text:p><text:s text:c="22"/>- F - <text:s/>Jazz</text:p>
            <text:p><text:s text:c="16"/></text:p>
            <text:p><text:s text:c="17"/></text:p>
            <text:p><text:s text:c="12"/></text:p>
            <text:p><text:s text:c="8"/></text:p>
            <text:p><text:s text:c="8"/></text:p>
            <text:p><text:s text:c="8"/></text:p>
            <text:p><text:s text:c="12"/>Jonas Jerebko will move to the bench against the Warriors on Wednesday.</text:p>
            <text:p><text:s text:c="8"/></text:p>
            <text:p><text:s text:c="8"/></text:p>
            <text:p><text:s text:c="13"/>This is a matchup move against Kevin Durant and Draymond Green, but you're not counting on Jerebko in just about all leagues anyway.</text:p>
            <text:p><text:s text:c="8"/></text:p>
            <text:p><text:s text:c="8"/></text:p>
            <text:p><text:s text:c="13"/></text:p>
            <text:p><text:s text:c="14"/></text:p>
            <text:p><text:s text:c="13"/>Wed, Dec 27, 2017 09:5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Powell</text:p>
            <text:p><text:s text:c="17"/></text:p>
            <text:p><text:s text:c="17"/></text:p>
            <text:p><text:s text:c="22"/>- F/C - <text:s/>Mavericks</text:p>
            <text:p><text:s text:c="16"/></text:p>
            <text:p><text:s text:c="17"/></text:p>
            <text:p><text:s text:c="12"/></text:p>
            <text:p><text:s text:c="8"/></text:p>
            <text:p><text:s text:c="8"/></text:p>
            <text:p><text:s text:c="8"/></text:p>
            <text:p><text:s text:c="12"/>Dwight Powell scored 12 points on 4-of-6 shooting in Wednesday's 98-94 win over the Pacers, adding three boards and one steal in 23 minutes.</text:p>
            <text:p><text:s text:c="8"/></text:p>
            <text:p><text:s text:c="8"/></text:p>
            <text:p><text:s text:c="13"/>After playing just 16.5 minutes per game in November, Powell is flirting with 20 minutes per game in December. With the Mavericks sitting at bottom of the standings out West, we expect Powell's role to continue to grow, making him a potential stash in very deep leagues. Just keep an eye on him.</text:p>
            <text:p><text:s text:c="8"/></text:p>
            <text:p><text:s text:c="8"/></text:p>
            <text:p><text:s text:c="13"/></text:p>
            <text:p><text:s text:c="14"/></text:p>
            <text:p><text:s text:c="13"/>Wed, Dec 27, 2017 09:5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iel Theis</text:p>
            <text:p><text:s text:c="17"/></text:p>
            <text:p><text:s text:c="17"/></text:p>
            <text:p><text:s text:c="22"/>- F - <text:s/>Celtics</text:p>
            <text:p><text:s text:c="16"/></text:p>
            <text:p><text:s text:c="17"/></text:p>
            <text:p><text:s text:c="12"/></text:p>
            <text:p><text:s text:c="8"/></text:p>
            <text:p><text:s text:c="8"/></text:p>
            <text:p><text:s text:c="8"/></text:p>
            <text:p><text:s text:c="12"/>Daniel Theis scored two points with one rebound, one assist and one block in 17 minutes against the Hornets on Wednesday.</text:p>
            <text:p><text:s text:c="8"/></text:p>
            <text:p><text:s text:c="8"/></text:p>
            <text:p><text:s text:c="13"/>Even with injuries to Marcus Morris (knee) and Jaylen Brown (foot), Theis didn't really pick up much run with the Celtics calling on Guerschon Yabusele to fill some rotation time. Theis' upside isn't very appealing while Al Horford is active.</text:p>
            <text:p><text:s text:c="8"/></text:p>
            <text:p><text:s text:c="8"/></text:p>
            <text:p><text:s text:c="13"/></text:p>
            <text:p><text:s text:c="14"/></text:p>
            <text:p><text:s text:c="13"/>Wed, Dec 27, 2017 09: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Kidd-Gilchrist</text:p>
            <text:p><text:s text:c="17"/></text:p>
            <text:p><text:s text:c="17"/></text:p>
            <text:p><text:s text:c="22"/>- F - <text:s/>Hornets</text:p>
            <text:p><text:s text:c="16"/></text:p>
            <text:p><text:s text:c="17"/></text:p>
            <text:p><text:s text:c="12"/></text:p>
            <text:p><text:s text:c="8"/></text:p>
            <text:p><text:s text:c="8"/></text:p>
            <text:p><text:s text:c="8"/></text:p>
            <text:p><text:s text:c="12"/>Michael Kidd-Gilchrist scored 13 points during a 102-91 loss to the Celtics on Wednesday with four rebounds, two assists and one block.</text:p>
            <text:p><text:s text:c="8"/></text:p>
            <text:p><text:s text:c="8"/></text:p>
            <text:p><text:s text:c="13"/>He was questionable to play due to an illness and his minutes were a shade down from his 27.0 minutes per game average on the season. Kidd-Gilchrist has dropped off this season from his productive 2016-17 with noteworthy drops in points, boards, blocks, steals and free throw percentage. Owners in shallower 10-team leagues can probably do better.</text:p>
            <text:p><text:s text:c="8"/></text:p>
            <text:p><text:s text:c="8"/></text:p>
            <text:p><text:s text:c="13"/></text:p>
            <text:p><text:s text:c="14"/></text:p>
            <text:p><text:s text:c="13"/>Wed, Dec 27, 2017 09:4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mba Walker</text:p>
            <text:p><text:s text:c="17"/></text:p>
            <text:p><text:s text:c="17"/></text:p>
            <text:p><text:s text:c="22"/>- G - <text:s/>Hornets</text:p>
            <text:p><text:s text:c="16"/></text:p>
            <text:p><text:s text:c="17"/></text:p>
            <text:p><text:s text:c="12"/></text:p>
            <text:p><text:s text:c="8"/></text:p>
            <text:p><text:s text:c="8"/></text:p>
            <text:p><text:s text:c="8"/></text:p>
            <text:p><text:s text:c="12"/>Kemba Walker scored 24 points during a 102-91 loss to the Celtics on Wednesday, adding one rebound five assists and four 3-pointers in 36 minutes.</text:p>
            <text:p><text:s text:c="8"/></text:p>
            <text:p><text:s text:c="8"/></text:p>
            <text:p><text:s text:c="13"/>He's taken a few bumps and bruises in the past couple weeks with injuries to his head and wrist, but Walker has put up some decent stat lines over his last four. Even though the Hornets have lost three of those four, Walker averaged 22.5 points, 2.0 boards, 4.3 assists, 1.5 steals and 3.3 treys on 44.3 percent from the field. The Hornets aren't very good, but Kemba has been as advertised for his fantasy owners.</text:p>
            <text:p><text:s text:c="8"/></text:p>
            <text:p><text:s text:c="8"/></text:p>
            <text:p><text:s text:c="13"/></text:p>
            <text:p><text:s text:c="14"/></text:p>
            <text:p><text:s text:c="13"/>Wed, Dec 27, 2017 09:4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Yogi Ferrell</text:p>
            <text:p><text:s text:c="17"/></text:p>
            <text:p><text:s text:c="17"/></text:p>
            <text:p><text:s text:c="22"/>- G - <text:s/>Mavericks</text:p>
            <text:p><text:s text:c="16"/></text:p>
            <text:p><text:s text:c="17"/></text:p>
            <text:p><text:s text:c="12"/></text:p>
            <text:p><text:s text:c="8"/></text:p>
            <text:p><text:s text:c="8"/></text:p>
            <text:p><text:s text:c="8"/></text:p>
            <text:p><text:s text:c="12"/>Yogi Ferrell was productive vs. the Pacers on Wednesday with 13 points, four assists, three rebounds, one block and two triples in 31 minutes.</text:p>
            <text:p><text:s text:c="8"/></text:p>
            <text:p><text:s text:c="8"/></text:p>
            <text:p><text:s text:c="13"/>He was coming off two rough games with a combined seven points, so hopefully he can build some momentum from tonight's game. Seth Curry (leg) is still without a concrete table, so Ferrell still has a nice window to provide low-end value in deeper leagues.</text:p>
            <text:p><text:s text:c="8"/></text:p>
            <text:p><text:s text:c="8"/></text:p>
            <text:p><text:s text:c="13"/></text:p>
            <text:p><text:s text:c="14"/></text:p>
            <text:p><text:s text:c="13"/>Wed, Dec 27, 2017 09:4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achi Richardson</text:p>
            <text:p><text:s text:c="17"/></text:p>
            <text:p><text:s text:c="17"/></text:p>
            <text:p><text:s text:c="22"/>- G - <text:s/>Raptors</text:p>
            <text:p><text:s text:c="16"/></text:p>
            <text:p><text:s text:c="17"/></text:p>
            <text:p><text:s text:c="12"/></text:p>
            <text:p><text:s text:c="8"/></text:p>
            <text:p><text:s text:c="8"/></text:p>
            <text:p><text:s text:c="8"/></text:p>
            <text:p><text:s text:c="12"/>Malachi Richardson will start against the Cavs on Wednesday.</text:p>
            <text:p><text:s text:c="8"/></text:p>
            <text:p><text:s text:c="8"/></text:p>
            <text:p><text:s text:c="13"/>The Kings are going ridiculously small with basically four guards out there. Richardson may have to guard LeBron James or it could be Garrett Temple. Regardless, this lineup is not expected to stick.</text:p>
            <text:p><text:s text:c="8"/></text:p>
            <text:p><text:s text:c="8"/></text:p>
            <text:p><text:s text:c="13"/></text:p>
            <text:p><text:s text:c="14"/></text:p>
            <text:p><text:s text:c="13"/>Wed, Dec 27, 2017 09:3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uddy Hield</text:p>
            <text:p><text:s text:c="17"/></text:p>
            <text:p><text:s text:c="17"/></text:p>
            <text:p><text:s text:c="22"/>- G - <text:s/>Kings</text:p>
            <text:p><text:s text:c="16"/></text:p>
            <text:p><text:s text:c="17"/></text:p>
            <text:p><text:s text:c="12"/></text:p>
            <text:p><text:s text:c="8"/></text:p>
            <text:p><text:s text:c="8"/></text:p>
            <text:p><text:s text:c="8"/></text:p>
            <text:p><text:s text:c="12"/>Buddy Hield will move back to the bench on Wednesday against the Cavs.</text:p>
            <text:p><text:s text:c="8"/></text:p>
            <text:p><text:s text:c="8"/></text:p>
            <text:p><text:s text:c="13"/>Well, he did start two straight games, but he's back on the bench now. The Kings lineups are among the most annoying in the NBA, so it's really tough to own Hield in shallower formats.</text:p>
            <text:p><text:s text:c="8"/></text:p>
            <text:p><text:s text:c="8"/></text:p>
            <text:p><text:s text:c="13"/></text:p>
            <text:p><text:s text:c="14"/></text:p>
            <text:p><text:s text:c="13"/>Source: Jason Jones on Twitter <text:s text:c="27"/>Wed, Dec 27, 2017 09:3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ennis Smith Jr. scored nine points on 4-of-9 shooting with four rebounds, one assist, one steal and one 3-pointer in Wednesday's 98-94 win over Indiana.</text:p>
            <text:p><text:s text:c="8"/></text:p>
            <text:p><text:s text:c="8"/></text:p>
            <text:p><text:s text:c="13"/>Smith didn't fill up the boxscore, but he came up with a huge steal and layup to close this game. He's now scored in single digits in four straight games, but coach Rick Carlisle still showered him with praise after his 8-point effort on Tuesday vs. Toronto. "Tonight convinced me that this kid is going to be a great player," Carlisle said. "He just really energized the entire team." DSJ may have hit the rookie wall, but the talent and upside is still there which makes him an obvious buy-low candidate.</text:p>
            <text:p><text:s text:c="8"/></text:p>
            <text:p><text:s text:c="8"/></text:p>
            <text:p><text:s text:c="13"/></text:p>
            <text:p><text:s text:c="14"/></text:p>
            <text:p><text:s text:c="13"/>Source: Tim MacMahon on Twitter <text:s text:c="26"/>Wed, Dec 27, 2017 09: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Willie Cauley-Stein</text:p>
            <text:p><text:s text:c="17"/></text:p>
            <text:p><text:s text:c="17"/></text:p>
            <text:p><text:s text:c="22"/>- C - <text:s/>Kings</text:p>
            <text:p><text:s text:c="16"/></text:p>
            <text:p><text:s text:c="17"/></text:p>
            <text:p><text:s text:c="12"/></text:p>
            <text:p><text:s text:c="8"/></text:p>
            <text:p><text:s text:c="8"/></text:p>
            <text:p><text:s text:c="8"/></text:p>
            <text:p><text:s text:c="12"/>Willie Cauley-Stein will move to the bench against the Cavs on Wednesday.</text:p>
            <text:p><text:s text:c="8"/></text:p>
            <text:p><text:s text:c="8"/></text:p>
            <text:p><text:s text:c="13"/>This is all about the matchup against LeBron James and the 3-point shooting Cavs. Don't worry about Cauley-Stein here.</text:p>
            <text:p><text:s text:c="8"/></text:p>
            <text:p><text:s text:c="8"/></text:p>
            <text:p><text:s text:c="13"/></text:p>
            <text:p><text:s text:c="14"/></text:p>
            <text:p><text:s text:c="13"/>Source: Jason Jones on Twitter <text:s text:c="27"/>Wed, Dec 27, 2017 09: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Frank Mason</text:p>
            <text:p><text:s text:c="17"/></text:p>
            <text:p><text:s text:c="17"/></text:p>
            <text:p><text:s text:c="22"/>- G - <text:s/>Kings</text:p>
            <text:p><text:s text:c="16"/></text:p>
            <text:p><text:s text:c="17"/></text:p>
            <text:p><text:s text:c="12"/></text:p>
            <text:p><text:s text:c="8"/></text:p>
            <text:p><text:s text:c="8"/></text:p>
            <text:p><text:s text:c="8"/></text:p>
            <text:p><text:s text:c="12"/>Frank Mason, George Hill, Garrett Temple, Malachi Richardson and Zach Randolph will start against the Cavs on Wednesday.</text:p>
            <text:p><text:s text:c="8"/></text:p>
            <text:p><text:s text:c="8"/></text:p>
            <text:p><text:s text:c="13"/>Well, the Kings will give their home fans what they want with the rookie getting the start tonight. Mason should be given the keys to the first unit for the next week with De'Aaron Fox (quad) still out, so he's worth a look if you need a point guard and Ish Smith is already gone.</text:p>
            <text:p><text:s text:c="8"/></text:p>
            <text:p><text:s text:c="8"/></text:p>
            <text:p><text:s text:c="13"/></text:p>
            <text:p><text:s text:c="14"/></text:p>
            <text:p><text:s text:c="13"/>Source: Jason Jones on Twitter <text:s text:c="27"/>Wed, Dec 27, 2017 09:3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Howard</text:p>
            <text:p><text:s text:c="17"/></text:p>
            <text:p><text:s text:c="17"/></text:p>
            <text:p><text:s text:c="22"/>- C - <text:s/>Hornets</text:p>
            <text:p><text:s text:c="16"/></text:p>
            <text:p><text:s text:c="17"/></text:p>
            <text:p><text:s text:c="12"/></text:p>
            <text:p><text:s text:c="8"/></text:p>
            <text:p><text:s text:c="8"/></text:p>
            <text:p><text:s text:c="8"/></text:p>
            <text:p><text:s text:c="12"/>Dwight Howard made 3-of-10 from the field for 12 points with 17 rebounds, three assists, one steal, two blocks and three turnovers against the Celtics on Wednesday.</text:p>
            <text:p><text:s text:c="8"/></text:p>
            <text:p><text:s text:c="8"/></text:p>
            <text:p><text:s text:c="13"/>He was 0-of-5 from the field to start this game and the Celtics did do one Hack-A-Dwight possession, as well. Aron Baynes made life tough on Howard for the second straight game with this one and a six-point game back on Nov. 10. Howard is having a fairly strong year and he has started every game this season.</text:p>
            <text:p><text:s text:c="8"/></text:p>
            <text:p><text:s text:c="8"/></text:p>
            <text:p><text:s text:c="13"/></text:p>
            <text:p><text:s text:c="14"/></text:p>
            <text:p><text:s text:c="13"/>Wed, Dec 27, 2017 09:2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toe) played 19 minutes vs. Dallas on Wednesday, scoring six points with eight rebounds, four assists, one steal and one block.</text:p>
            <text:p><text:s text:c="8"/></text:p>
            <text:p><text:s text:c="8"/></text:p>
            <text:p><text:s text:c="13"/>Sabonis averages 22.9 minutes per game as a reserve this season, so he pretty much saw his usual workload. He's only getting about eight minutes per game next to Myles Turner over the past five games, so Sabonis really needs an injury to Turner or Thaddeus Young for him to become more than a low-end fantasy asset in 12-team leagues.</text:p>
            <text:p><text:s text:c="8"/></text:p>
            <text:p><text:s text:c="8"/></text:p>
            <text:p><text:s text:c="13"/></text:p>
            <text:p><text:s text:c="14"/></text:p>
            <text:p><text:s text:c="13"/>Wed, Dec 27, 2017 09:2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Stephenson</text:p>
            <text:p><text:s text:c="17"/></text:p>
            <text:p><text:s text:c="17"/></text:p>
            <text:p><text:s text:c="22"/>- G - <text:s/>Pacers</text:p>
            <text:p><text:s text:c="16"/></text:p>
            <text:p><text:s text:c="17"/></text:p>
            <text:p><text:s text:c="12"/></text:p>
            <text:p><text:s text:c="8"/></text:p>
            <text:p><text:s text:c="8"/></text:p>
            <text:p><text:s text:c="8"/></text:p>
            <text:p><text:s text:c="12"/>Lance Stephenson posted his first double-double of the season in a start for Victor Oladipo (knee) on Wednesday, scoring 16 points with a season-high 15 rebounds, five assists, two steals and two triples in 36 minutes in a 98-94 loss to Dallas.</text:p>
            <text:p><text:s text:c="8"/></text:p>
            <text:p><text:s text:c="8"/></text:p>
            <text:p><text:s text:c="13"/>He did have five turnovers including a costly one in the final minute, but he was terrific for the most part. Stephenson put up 16 points, eight boards, five dimes and two triples in 36 minutes in his only other start of the season, so it's not a surprise that he was productive with Oladipo's 30.8 usage rate on the shelf. Dipo is day-to-day with knee soreness and may have been rested due to the back-to-back set, so there's a good chance Stephenson will reprise his role off the bench on Friday vs. the Bulls. With December averages of 9.2 points, 5.4 rebounds, 2.9 assists and 0.7 steals, Stephenson has proven that he can still provide low-end value when the Pacers are at full strength.</text:p>
            <text:p><text:s text:c="8"/></text:p>
            <text:p><text:s text:c="8"/></text:p>
            <text:p><text:s text:c="13"/></text:p>
            <text:p><text:s text:c="14"/></text:p>
            <text:p><text:s text:c="13"/>Wed, Dec 27, 2017 09: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bounced back nicely on Wednesday vs. Dallas, scoring 16 points (6-of-12 FGs, 3-of-4 FTs) with six rebounds, two blocks, two steals and one triple in 35 minutes.</text:p>
            <text:p><text:s text:c="8"/></text:p>
            <text:p><text:s text:c="8"/></text:p>
            <text:p><text:s text:c="13"/>Turner was coming off a rough game on Tuesday vs. Andre Drummond and the Pistons, but he was active early with 11 first quarter points. He eventually cooled off, but he came through for his fantasy owners with the defensive stats like he usually does -- Turner has the highest block percentage (6.7) in the NBA and only Kevin Durant has more total blocks on the season. He's been a top-30 player so far with plenty of room to grow in the new year.</text:p>
            <text:p><text:s text:c="8"/></text:p>
            <text:p><text:s text:c="8"/></text:p>
            <text:p><text:s text:c="13"/></text:p>
            <text:p><text:s text:c="14"/></text:p>
            <text:p><text:s text:c="13"/>Wed, Dec 27, 2017 09: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bo Sefolosha</text:p>
            <text:p><text:s text:c="17"/></text:p>
            <text:p><text:s text:c="17"/></text:p>
            <text:p><text:s text:c="22"/>- G/F - <text:s/>Jazz</text:p>
            <text:p><text:s text:c="16"/></text:p>
            <text:p><text:s text:c="17"/></text:p>
            <text:p><text:s text:c="12"/></text:p>
            <text:p><text:s text:c="8"/></text:p>
            <text:p><text:s text:c="8"/></text:p>
            <text:p><text:s text:c="8"/></text:p>
            <text:p><text:s text:c="12"/>Thabo Sefolosha will start against Warriors on Wednesday night.</text:p>
            <text:p><text:s text:c="8"/></text:p>
            <text:p><text:s text:c="8"/></text:p>
            <text:p><text:s text:c="13"/>This comes after a DNP-CD and presumably he starts over Jonas Jerebko. The Jazz will want another perimeter defender out there and Thabo will probably be guarding Kevin Durant. Not much fantasy value shifting here.</text:p>
            <text:p><text:s text:c="8"/></text:p>
            <text:p><text:s text:c="8"/></text:p>
            <text:p><text:s text:c="13"/></text:p>
            <text:p><text:s text:c="14"/></text:p>
            <text:p><text:s text:c="13"/>Source: David Locke on Twitter <text:s text:c="27"/>Wed, Dec 27, 2017 09:1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an Wright</text:p>
            <text:p><text:s text:c="17"/></text:p>
            <text:p><text:s text:c="17"/></text:p>
            <text:p><text:s text:c="22"/>- F/C - <text:s/>Rockets</text:p>
            <text:p><text:s text:c="16"/></text:p>
            <text:p><text:s text:c="17"/></text:p>
            <text:p><text:s text:c="12"/></text:p>
            <text:p><text:s text:c="8"/></text:p>
            <text:p><text:s text:c="8"/></text:p>
            <text:p><text:s text:c="8"/></text:p>
            <text:p><text:s text:c="12"/>Brandan Wright (quad) has been ruled out against the Lakers on Wednesday.</text:p>
            <text:p><text:s text:c="8"/></text:p>
            <text:p><text:s text:c="8"/></text:p>
            <text:p><text:s text:c="13"/>He was doubtful for this one because of a left quad, which isn't the same as his right groin injury. We're going to see a good amount of Jarell Martin while Chandler Parsons figures to get minutes at the four, as well. Deyonta Davis should handle the backup five.</text:p>
            <text:p><text:s text:c="8"/></text:p>
            <text:p><text:s text:c="8"/></text:p>
            <text:p><text:s text:c="13"/></text:p>
            <text:p><text:s text:c="14"/></text:p>
            <text:p><text:s text:c="13"/>Source: Grizzlies on Twitter <text:s text:c="29"/>Wed, Dec 27, 2017 09: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ddeus Young</text:p>
            <text:p><text:s text:c="17"/></text:p>
            <text:p><text:s text:c="17"/></text:p>
            <text:p><text:s text:c="22"/>- F - <text:s/>Pacers</text:p>
            <text:p><text:s text:c="16"/></text:p>
            <text:p><text:s text:c="17"/></text:p>
            <text:p><text:s text:c="12"/></text:p>
            <text:p><text:s text:c="8"/></text:p>
            <text:p><text:s text:c="8"/></text:p>
            <text:p><text:s text:c="8"/></text:p>
            <text:p><text:s text:c="12"/>Thaddeus Young scored 11 points (5-of-11 FGs) with one rebound, three assists, two steals and one triple in 35 minutes against the Mavericks on Wednesday.</text:p>
            <text:p><text:s text:c="8"/></text:p>
            <text:p><text:s text:c="8"/></text:p>
            <text:p><text:s text:c="13"/>He had nowhere to go but up after a brutal 5-game stretch with averages of 6.0 points, 5.2 rebounds, 1.8 assists and 0.8 steals. Young's fantasy owners were probably hoping for more with Victor Oladipo (knee) out, but they will live with this line. As cold as he's been, Young's upside in steals alone makes him worth holding onto during the dark times -- he was 13th in the NBA in steals per game (1.71) coming into tonight's game.</text:p>
            <text:p><text:s text:c="8"/></text:p>
            <text:p><text:s text:c="8"/></text:p>
            <text:p><text:s text:c="13"/></text:p>
            <text:p><text:s text:c="14"/></text:p>
            <text:p><text:s text:c="13"/>Wed, Dec 27, 2017 09:1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Tyreke Evans (right knee) is a game-time call against the Lakers on Wednesday.</text:p>
            <text:p><text:s text:c="8"/></text:p>
            <text:p><text:s text:c="8"/></text:p>
            <text:p><text:s text:c="13"/>He was questionable and it was somewhat obvious he was going to be a game-time call because this is his bad knee. <text:s/>If Evans is out, we may see a Kobi go off against the Lakers with Kobi Simmons looking at big minutes.</text:p>
            <text:p><text:s text:c="8"/></text:p>
            <text:p><text:s text:c="8"/></text:p>
            <text:p><text:s text:c="13"/></text:p>
            <text:p><text:s text:c="14"/></text:p>
            <text:p><text:s text:c="13"/>Source: Grizzlies on Twitter <text:s text:c="29"/>Wed, Dec 27, 2017 09:1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dy Gobert</text:p>
            <text:p><text:s text:c="17"/></text:p>
            <text:p><text:s text:c="17"/></text:p>
            <text:p><text:s text:c="22"/>- C - <text:s/>Jazz</text:p>
            <text:p><text:s text:c="16"/></text:p>
            <text:p><text:s text:c="17"/></text:p>
            <text:p><text:s text:c="12"/></text:p>
            <text:p><text:s text:c="8"/></text:p>
            <text:p><text:s text:c="8"/></text:p>
            <text:p><text:s text:c="8"/></text:p>
            <text:p><text:s text:c="12"/>Rudy Gobert (knee) will be re-evaluated this week and his status is expected to be updated on Saturday.</text:p>
            <text:p><text:s text:c="8"/></text:p>
            <text:p><text:s text:c="8"/></text:p>
            <text:p><text:s text:c="13"/>This is right on schedule with the Jazz officially announcing Gobert will be updated on the 30th. However, Yahoo! Sports reports that Gobert is going to miss two more weeks from this PCL injury. Derrick Favors will have what should be a couple weeks of strong value, but nobody else is really stepping up.</text:p>
            <text:p><text:s text:c="8"/></text:p>
            <text:p><text:s text:c="8"/></text:p>
            <text:p><text:s text:c="13"/></text:p>
            <text:p><text:s text:c="14"/></text:p>
            <text:p><text:s text:c="13"/>Source: David Locke on Twitter <text:s text:c="27"/>Wed, Dec 27, 2017 09:0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trick McCaw</text:p>
            <text:p><text:s text:c="17"/></text:p>
            <text:p><text:s text:c="17"/></text:p>
            <text:p><text:s text:c="22"/>- G - <text:s/>Warriors</text:p>
            <text:p><text:s text:c="16"/></text:p>
            <text:p><text:s text:c="17"/></text:p>
            <text:p><text:s text:c="12"/></text:p>
            <text:p><text:s text:c="8"/></text:p>
            <text:p><text:s text:c="8"/></text:p>
            <text:p><text:s text:c="8"/></text:p>
            <text:p><text:s text:c="12"/>Patrick McCaw will move to the bench on Wednesday.</text:p>
            <text:p><text:s text:c="8"/></text:p>
            <text:p><text:s text:c="8"/></text:p>
            <text:p><text:s text:c="13"/>He's been a little bit of a letdown after a head-turning rookie season. Stephen Curry (ankle) could be back this weekend, so McCaw may lose almost all of his minutes soon.</text:p>
            <text:p><text:s text:c="8"/></text:p>
            <text:p><text:s text:c="8"/></text:p>
            <text:p><text:s text:c="13"/></text:p>
            <text:p><text:s text:c="14"/></text:p>
            <text:p><text:s text:c="13"/>Wed, Dec 27, 2017 09:0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will start over Patrick McCaw on Wednesday against the Jazz.</text:p>
            <text:p><text:s text:c="8"/></text:p>
            <text:p><text:s text:c="8"/></text:p>
            <text:p><text:s text:c="13"/>The Christmas lineup will get flipper at the point and with Jordan Bell moving behind a starting Zaza Pachulia. There's not much value changing hands at the point tonight and Livingston isn't really worth owning in almost all leagues.</text:p>
            <text:p><text:s text:c="8"/></text:p>
            <text:p><text:s text:c="8"/></text:p>
            <text:p><text:s text:c="13"/></text:p>
            <text:p><text:s text:c="14"/></text:p>
            <text:p><text:s text:c="13"/>Source: NBCS Bay Area <text:s text:c="36"/>Wed, Dec 27, 2017 08: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will move back to the bench against the Grizzlies on Wednesday.</text:p>
            <text:p><text:s text:c="8"/></text:p>
            <text:p><text:s text:c="8"/></text:p>
            <text:p><text:s text:c="13"/>Brandon Ingram is back tonight, but Hart should still be looking at minutes because of Lonzo Ball (shoulder) being out. He has value in deeper leagues right now and will likely be busy on Sunday with Kentavious Caldwell-Pope not traveling to Houston.</text:p>
            <text:p><text:s text:c="8"/></text:p>
            <text:p><text:s text:c="8"/></text:p>
            <text:p><text:s text:c="13"/></text:p>
            <text:p><text:s text:c="14"/></text:p>
            <text:p><text:s text:c="13"/>Wed, Dec 27, 2017 08:5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left quad, right quad) will be in the lineup against the Grizzlies on Wednesday.</text:p>
            <text:p><text:s text:c="8"/></text:p>
            <text:p><text:s text:c="8"/></text:p>
            <text:p><text:s text:c="13"/>He will be in the starting lineup and Josh Hart goes back to the bench. Ingram is fully expected to have a minutes limit in his return tonight, but that limit could have a wide range based on how much the Lakers were playing him before his injury. Besides Hart, Corey Brewer and Kyle Kuzma could take a hit.</text:p>
            <text:p><text:s text:c="8"/></text:p>
            <text:p><text:s text:c="8"/></text:p>
            <text:p><text:s text:c="13"/></text:p>
            <text:p><text:s text:c="14"/></text:p>
            <text:p><text:s text:c="13"/>Source: Bill Oram on Twitter <text:s text:c="29"/>Wed, Dec 27, 2017 08: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General manager Bob Myers said it's unlikely Stephen Curry (ankle) will play on Friday against the Hornets.</text:p>
            <text:p><text:s text:c="8"/></text:p>
            <text:p><text:s text:c="8"/></text:p>
            <text:p><text:s text:c="13"/>"We have a back-to-back and so that would put him right into a back-to-back situation, which probably is not good for any player coming off [an injury]," Myers said. "I don't think Friday is that likely. Saturday? I don't know." He was doing more on-court work today with lateral movement, sprints and other drives. It sounds like we may get Curry out there on Saturday, but of course the Warriors are in no rush to bring him back.</text:p>
            <text:p><text:s text:c="8"/></text:p>
            <text:p><text:s text:c="8"/></text:p>
            <text:p><text:s text:c="13"/></text:p>
            <text:p><text:s text:c="14"/></text:p>
            <text:p><text:s text:c="13"/>Source: NBCS Bay Area <text:s text:c="36"/>Wed, Dec 27, 2017 08:3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right knee soreness) is listed as questionable against the Blazers on Thursday.</text:p>
            <text:p><text:s text:c="8"/></text:p>
            <text:p><text:s text:c="8"/></text:p>
            <text:p><text:s text:c="13"/>He had a big wrap on his right knee down the stretch on Christmas, which led to T.J. McConnell taking his minutes to close the win over the Knicks. Covington did have surgery on his right knee last April, so it's possible he gets a game off to help him heal. If he's limited, McConnell could be getting extra run again, Justin Anderson could be asked to return now that he's healthy again or Timothe Luwawu-Cabarrot may see more run.</text:p>
            <text:p><text:s text:c="8"/></text:p>
            <text:p><text:s text:c="8"/></text:p>
            <text:p><text:s text:c="13"/></text:p>
            <text:p><text:s text:c="14"/></text:p>
            <text:p><text:s text:c="13"/>Source: NBCS Northwest on Twitter <text:s text:c="24"/>Wed, Dec 27, 2017 08:1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ook Lopez</text:p>
            <text:p><text:s text:c="17"/></text:p>
            <text:p><text:s text:c="17"/></text:p>
            <text:p><text:s text:c="22"/>- C - <text:s/>Lakers</text:p>
            <text:p><text:s text:c="16"/></text:p>
            <text:p><text:s text:c="17"/></text:p>
            <text:p><text:s text:c="12"/></text:p>
            <text:p><text:s text:c="8"/></text:p>
            <text:p><text:s text:c="8"/></text:p>
            <text:p><text:s text:c="8"/></text:p>
            <text:p><text:s text:c="12"/>Brook Lopez (ankle) was taking shots before Wednesday's game against the Grizzlies.</text:p>
            <text:p><text:s text:c="8"/></text:p>
            <text:p><text:s text:c="8"/></text:p>
            <text:p><text:s text:c="13"/>He's still not close to a return and will be re-evaluated early next month. With Lopez out, it's been Kyle Kuzma stealing the show while Julius Randle has also stepped up. Larry Nance has been somewhat quiet because of Andrew Bogut drawing the starts.</text:p>
            <text:p><text:s text:c="8"/></text:p>
            <text:p><text:s text:c="8"/></text:p>
            <text:p><text:s text:c="13"/></text:p>
            <text:p><text:s text:c="14"/></text:p>
            <text:p><text:s text:c="13"/>Source: Bill Oram on Twitter <text:s text:c="29"/>Wed, Dec 27, 2017 08:0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back) was a full participant in Wednesday's practice.</text:p>
            <text:p><text:s text:c="8"/></text:p>
            <text:p><text:s text:c="8"/></text:p>
            <text:p><text:s text:c="13"/>Brett Brown said that Embiid "looked good" and was "moving around well," so hopefully, he's finally put the back issue behind him. He should be good to go for Thursday's game in Portland, and owners can expect to get another update following shootaround.</text:p>
            <text:p><text:s text:c="8"/></text:p>
            <text:p><text:s text:c="8"/></text:p>
            <text:p><text:s text:c="13"/></text:p>
            <text:p><text:s text:c="14"/></text:p>
            <text:p><text:s text:c="13"/>Source: Keith Pompey on Twitter <text:s text:c="26"/>Wed, Dec 27, 2017 07:5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Anderson</text:p>
            <text:p><text:s text:c="17"/></text:p>
            <text:p><text:s text:c="17"/></text:p>
            <text:p><text:s text:c="22"/>- F - <text:s/>76ers</text:p>
            <text:p><text:s text:c="16"/></text:p>
            <text:p><text:s text:c="17"/></text:p>
            <text:p><text:s text:c="12"/></text:p>
            <text:p><text:s text:c="8"/></text:p>
            <text:p><text:s text:c="8"/></text:p>
            <text:p><text:s text:c="8"/></text:p>
            <text:p><text:s text:c="12"/>Justin Anderson (shin) is expected to return to the court for Thursday's game in Portland.</text:p>
            <text:p><text:s text:c="8"/></text:p>
            <text:p><text:s text:c="8"/></text:p>
            <text:p><text:s text:c="13"/>Anderson hasn't played since November 15, so he'll likely see a very light workload on Thursday night. He wasn't a huge part of the rotation prior to going down, so his return won't have any major implications in fantasy hoops.</text:p>
            <text:p><text:s text:c="8"/></text:p>
            <text:p><text:s text:c="8"/></text:p>
            <text:p><text:s text:c="13"/></text:p>
            <text:p><text:s text:c="14"/></text:p>
            <text:p><text:s text:c="13"/>Source: Keith Pompey on Twitter <text:s text:c="26"/>Wed, Dec 27, 2017 07: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ug McDermott</text:p>
            <text:p><text:s text:c="17"/></text:p>
            <text:p><text:s text:c="17"/></text:p>
            <text:p><text:s text:c="22"/>- G/F - <text:s/>Mavericks</text:p>
            <text:p><text:s text:c="16"/></text:p>
            <text:p><text:s text:c="17"/></text:p>
            <text:p><text:s text:c="12"/></text:p>
            <text:p><text:s text:c="8"/></text:p>
            <text:p><text:s text:c="8"/></text:p>
            <text:p><text:s text:c="8"/></text:p>
            <text:p><text:s text:c="12"/>Doug McDermott is starting over Lance Thomas against the Bulls on Wednesday.</text:p>
            <text:p><text:s text:c="8"/></text:p>
            <text:p><text:s text:c="8"/></text:p>
            <text:p><text:s text:c="13"/>Revenge game? Thomas has been fairly quiet lately and it's not like McDermott has played dwell either, scoring just five points in 15 minutes on Monday. This is probably more about the matchup than anything else, so there's no move to make in fantasy unless you're desperate.</text:p>
            <text:p><text:s text:c="8"/></text:p>
            <text:p><text:s text:c="8"/></text:p>
            <text:p><text:s text:c="13"/></text:p>
            <text:p><text:s text:c="14"/></text:p>
            <text:p><text:s text:c="13"/>Source: Al Iannazzone on Twitter <text:s text:c="25"/>Wed, Dec 27, 2017 07: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Thomas</text:p>
            <text:p><text:s text:c="17"/></text:p>
            <text:p><text:s text:c="17"/></text:p>
            <text:p><text:s text:c="22"/>- F - <text:s/>Knicks</text:p>
            <text:p><text:s text:c="16"/></text:p>
            <text:p><text:s text:c="17"/></text:p>
            <text:p><text:s text:c="12"/></text:p>
            <text:p><text:s text:c="8"/></text:p>
            <text:p><text:s text:c="8"/></text:p>
            <text:p><text:s text:c="8"/></text:p>
            <text:p><text:s text:c="12"/>Lance Thomas will come off the bench for Wednesday's game against the Bulls.</text:p>
            <text:p><text:s text:c="8"/></text:p>
            <text:p><text:s text:c="8"/></text:p>
            <text:p><text:s text:c="13"/>Doug McDermott will replace him in the starting unit, but regardless of how Thomas enters the game, he's a non-factor in fantasy hoops.</text:p>
            <text:p><text:s text:c="8"/></text:p>
            <text:p><text:s text:c="8"/></text:p>
            <text:p><text:s text:c="13"/></text:p>
            <text:p><text:s text:c="14"/></text:p>
            <text:p><text:s text:c="13"/>Source: Al Iannazzone on Twitter <text:s text:c="25"/>Wed, Dec 27, 2017 07: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Brooks</text:p>
            <text:p><text:s text:c="17"/></text:p>
            <text:p><text:s text:c="17"/></text:p>
            <text:p><text:s text:c="22"/>- G - <text:s/>Timberwolves</text:p>
            <text:p><text:s text:c="16"/></text:p>
            <text:p><text:s text:c="17"/></text:p>
            <text:p><text:s text:c="12"/></text:p>
            <text:p><text:s text:c="8"/></text:p>
            <text:p><text:s text:c="8"/></text:p>
            <text:p><text:s text:c="8"/></text:p>
            <text:p><text:s text:c="12"/>Aaron Brooks (illness) is inactive for Wednesday.</text:p>
            <text:p><text:s text:c="8"/></text:p>
            <text:p><text:s text:c="8"/></text:p>
            <text:p><text:s text:c="13"/>He's not in the rotation with Tyus Jones having a solid season.</text:p>
            <text:p><text:s text:c="8"/></text:p>
            <text:p><text:s text:c="8"/></text:p>
            <text:p><text:s text:c="13"/></text:p>
            <text:p><text:s text:c="14"/></text:p>
            <text:p><text:s text:c="13"/>Source: Wolves on Twitter <text:s text:c="32"/>Wed, Dec 27, 2017 06: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elle Fultz</text:p>
            <text:p><text:s text:c="17"/></text:p>
            <text:p><text:s text:c="17"/></text:p>
            <text:p><text:s text:c="22"/>- G - <text:s/>76ers</text:p>
            <text:p><text:s text:c="16"/></text:p>
            <text:p><text:s text:c="17"/></text:p>
            <text:p><text:s text:c="12"/></text:p>
            <text:p><text:s text:c="8"/></text:p>
            <text:p><text:s text:c="8"/></text:p>
            <text:p><text:s text:c="8"/></text:p>
            <text:p><text:s text:c="12"/>Markelle Fultz (shoulder) is expected to increase his workload and is on the road trip this week.</text:p>
            <text:p><text:s text:c="8"/></text:p>
            <text:p><text:s text:c="8"/></text:p>
            <text:p><text:s text:c="13"/>This does look to be the big update on Fultz following the report he wasn't feeling soreness in his shoulder back on Dec. 9. The 76ers were criticized for allowing Fultz to play through this injury and you've probably seen him shoot free throws, so they won't be in a rush to bring him back. He's still more of a luxury stash in standard leagues while Dario Saric, T.J. McConnell and Jerryd Bayless continue to benefit.</text:p>
            <text:p><text:s text:c="8"/></text:p>
            <text:p><text:s text:c="8"/></text:p>
            <text:p><text:s text:c="13"/></text:p>
            <text:p><text:s text:c="14"/></text:p>
            <text:p><text:s text:c="13"/>Source: Keith Pompey on Twitter <text:s text:c="26"/>Wed, Dec 27, 2017 05: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Muscala</text:p>
            <text:p><text:s text:c="17"/></text:p>
            <text:p><text:s text:c="17"/></text:p>
            <text:p><text:s text:c="22"/>- F/C - <text:s/>Hawks</text:p>
            <text:p><text:s text:c="16"/></text:p>
            <text:p><text:s text:c="17"/></text:p>
            <text:p><text:s text:c="12"/></text:p>
            <text:p><text:s text:c="8"/></text:p>
            <text:p><text:s text:c="8"/></text:p>
            <text:p><text:s text:c="8"/></text:p>
            <text:p><text:s text:c="12"/>Mike Muscala (ankle) will not play against the Wizards on Wednesday.</text:p>
            <text:p><text:s text:c="8"/></text:p>
            <text:p><text:s text:c="8"/></text:p>
            <text:p><text:s text:c="13"/>He has been going through some G League rehab assignments, but the team will just hold him out at least one more game. Muscala's upside isn't really there anymore now that John Collins is playing mostly center.</text:p>
            <text:p><text:s text:c="8"/></text:p>
            <text:p><text:s text:c="8"/></text:p>
            <text:p><text:s text:c="13"/></text:p>
            <text:p><text:s text:c="14"/></text:p>
            <text:p><text:s text:c="13"/>Source: KL Chouinard on Twitter <text:s text:c="26"/>Wed, Dec 27, 2017 05:5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toe) will play Wednesday vs. Dallas.</text:p>
            <text:p><text:s text:c="8"/></text:p>
            <text:p><text:s text:c="8"/></text:p>
            <text:p><text:s text:c="13"/>Sabonis should be able to get out there for around 20 minutes tonight, and perhaps he'll see some increased opportunity on offense with Victor Oladipo (knee) watching from the sidelines. Go ahead and get him active.</text:p>
            <text:p><text:s text:c="8"/></text:p>
            <text:p><text:s text:c="8"/></text:p>
            <text:p><text:s text:c="13"/></text:p>
            <text:p><text:s text:c="14"/></text:p>
            <text:p><text:s text:c="13"/>Source: Indiana Pacers on Twitter <text:s text:c="24"/>Wed, Dec 27, 2017 05:5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wayne Dedmon</text:p>
            <text:p><text:s text:c="17"/></text:p>
            <text:p><text:s text:c="17"/></text:p>
            <text:p><text:s text:c="22"/>- C - <text:s/>Hawks</text:p>
            <text:p><text:s text:c="16"/></text:p>
            <text:p><text:s text:c="17"/></text:p>
            <text:p><text:s text:c="12"/></text:p>
            <text:p><text:s text:c="8"/></text:p>
            <text:p><text:s text:c="8"/></text:p>
            <text:p><text:s text:c="8"/></text:p>
            <text:p><text:s text:c="12"/>The Hawks are hoping Dewayne Dedmon (left tibia stress reaction) can return to games in 10-14 days.</text:p>
            <text:p><text:s text:c="8"/></text:p>
            <text:p><text:s text:c="8"/></text:p>
            <text:p><text:s text:c="13"/>This fits with their earlier timetable from this month with Dedmon back in early January. On their update today, they said a CT scan indicated Dedmon's leg is healing as expected, which means he should be able to be back within his 3-6 week timetable from back on Nov. 29. Dedmon's return means Miles Plumlee moves out of the rotation, but John Collins should get minutes regardless.</text:p>
            <text:p><text:s text:c="8"/></text:p>
            <text:p><text:s text:c="8"/></text:p>
            <text:p><text:s text:c="13"/></text:p>
            <text:p><text:s text:c="14"/></text:p>
            <text:p><text:s text:c="13"/>Source: Chris Vivlamore on Twitter <text:s text:c="23"/>Wed, Dec 27, 2017 05: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will be in the starting lineup for Wednesday's game against the Hornets, with Jaylen Brown (knee, ankle) unavailable.</text:p>
            <text:p><text:s text:c="8"/></text:p>
            <text:p><text:s text:c="8"/></text:p>
            <text:p><text:s text:c="13"/>Through seven starts this season, Smart owns averages of 10.0 points, 5.4 dimes, 3.7 boards, 1.9 steals, 1.4 triples and 2.6 turnovers per contest on 37.5% shooting, so he's on the radar as a potential DFS target. Terry Rozier should also see an uptick in minutes and usage sans Brown, so he's another low-budget option to think about in daily leagues.</text:p>
            <text:p><text:s text:c="8"/></text:p>
            <text:p><text:s text:c="8"/></text:p>
            <text:p><text:s text:c="13"/>Related: Terry Rozier, Jaylen Brown</text:p>
            <text:p><text:s text:c="14"/></text:p>
            <text:p><text:s text:c="13"/>Source: A. Sherrod Blakely on Twitter <text:s text:c="20"/>Wed, Dec 27, 2017 05: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return from injury management) is probable to play Thursday against the Knicks.</text:p>
            <text:p><text:s text:c="8"/></text:p>
            <text:p><text:s text:c="8"/></text:p>
            <text:p><text:s text:c="13"/>The Spurs don't have any back-to-back sets this week, so Leonard should be good to go for Thursday's game as well as Saturday's game in Detroit. The Spurs do however have a back-to-back on January 2 and 3, so owners will need to confirm his status ahead of those games next week.</text:p>
            <text:p><text:s text:c="8"/></text:p>
            <text:p><text:s text:c="8"/></text:p>
            <text:p><text:s text:c="13"/></text:p>
            <text:p><text:s text:c="14"/></text:p>
            <text:p><text:s text:c="13"/>Source: Tom Orsborn on Twitter <text:s text:c="27"/>Wed, Dec 27, 2017 05:2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Kidd-Gilchrist</text:p>
            <text:p><text:s text:c="17"/></text:p>
            <text:p><text:s text:c="17"/></text:p>
            <text:p><text:s text:c="22"/>- F - <text:s/>Hornets</text:p>
            <text:p><text:s text:c="16"/></text:p>
            <text:p><text:s text:c="17"/></text:p>
            <text:p><text:s text:c="12"/></text:p>
            <text:p><text:s text:c="8"/></text:p>
            <text:p><text:s text:c="8"/></text:p>
            <text:p><text:s text:c="8"/></text:p>
            <text:p><text:s text:c="12"/>Michael Kidd-Gilchrist (illness) is available to play Wednesday against the Celtics.</text:p>
            <text:p><text:s text:c="8"/></text:p>
            <text:p><text:s text:c="8"/></text:p>
            <text:p><text:s text:c="13"/>MKG sat out Tuesday's practice with the illness, but he was a full participant at shootaround this morning and there's been no discussion of a minutes limit, so owners can feel free to roll him out there.</text:p>
            <text:p><text:s text:c="8"/></text:p>
            <text:p><text:s text:c="8"/></text:p>
            <text:p><text:s text:c="13"/></text:p>
            <text:p><text:s text:c="14"/></text:p>
            <text:p><text:s text:c="13"/>Source: Charlotte Hornets PR on Twitter <text:s text:c="18"/>Wed, Dec 27, 2017 05:2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toe) will be a game-time call against the Mavs on Wednesday.</text:p>
            <text:p><text:s text:c="8"/></text:p>
            <text:p><text:s text:c="8"/></text:p>
            <text:p><text:s text:c="13"/>Sabonis may have suffered this injury on Tuesday because he only played 17 minutes in a blowout loss. If Sabonis can't suit up, that should mean we see Al Jefferson in the lineup while Myles Turner has a longer leash.</text:p>
            <text:p><text:s text:c="8"/></text:p>
            <text:p><text:s text:c="8"/></text:p>
            <text:p><text:s text:c="13"/></text:p>
            <text:p><text:s text:c="14"/></text:p>
            <text:p><text:s text:c="13"/>Source: Pacers on Twitter <text:s text:c="32"/>Wed, Dec 27, 2017 05: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Stephenson</text:p>
            <text:p><text:s text:c="17"/></text:p>
            <text:p><text:s text:c="17"/></text:p>
            <text:p><text:s text:c="22"/>- G - <text:s/>Pacers</text:p>
            <text:p><text:s text:c="16"/></text:p>
            <text:p><text:s text:c="17"/></text:p>
            <text:p><text:s text:c="12"/></text:p>
            <text:p><text:s text:c="8"/></text:p>
            <text:p><text:s text:c="8"/></text:p>
            <text:p><text:s text:c="8"/></text:p>
            <text:p><text:s text:c="12"/>Lance Stephenson will move into the starting lineup for Wednesday's game against the Mavericks, with Victor Oladipo (knee) unavailable.</text:p>
            <text:p><text:s text:c="8"/></text:p>
            <text:p><text:s text:c="8"/></text:p>
            <text:p><text:s text:c="13"/>In Stephenson's previous start this season he put up 16 points, eight boards, five dimes and two triples over 36 minutes, so he's certainly someone to think about as a streamer or DFS target with a favorable matchup against Dallas.</text:p>
            <text:p><text:s text:c="8"/></text:p>
            <text:p><text:s text:c="8"/></text:p>
            <text:p><text:s text:c="13"/></text:p>
            <text:p><text:s text:c="14"/></text:p>
            <text:p><text:s text:c="13"/>Source: Wheat Hotchkiss on Twitter <text:s text:c="23"/>Wed, Dec 27, 2017 05:1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right knee) will not play Wednesday against the Mavs.</text:p>
            <text:p><text:s text:c="8"/></text:p>
            <text:p><text:s text:c="8"/></text:p>
            <text:p><text:s text:c="13"/>He's been battling this right knee soreness for a good portion of this month and the Pacers will just hold him out on the second half of a back-to-back set. Oladipo will get Thursday off and hopefully he can make it back to face the Bulls on Friday and Sunday against the Wolves. With him out, Lance Stephenson becomes a very appealing play while Bojan Bogdanovic and Cory Joseph will likely see some added run.</text:p>
            <text:p><text:s text:c="8"/></text:p>
            <text:p><text:s text:c="8"/></text:p>
            <text:p><text:s text:c="13"/></text:p>
            <text:p><text:s text:c="14"/></text:p>
            <text:p><text:s text:c="13"/>Source: Pacers on Twitter <text:s text:c="32"/>Wed, Dec 27, 2017 05:1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calf) is being listed as questionable for Thursday's game against the Pistons.</text:p>
            <text:p><text:s text:c="8"/></text:p>
            <text:p><text:s text:c="8"/></text:p>
            <text:p><text:s text:c="13"/>Gordon was a full participant at Wednesday's practice, so things are trending in a positive direction here and owners can expect to get another update following Thursday morning's shootaround. If he's able to get back out there, Mario Hezonja would likely head back to the second unit, and his value would take a bit of a hit with the demotion. Stay tuned.</text:p>
            <text:p><text:s text:c="8"/></text:p>
            <text:p><text:s text:c="8"/></text:p>
            <text:p><text:s text:c="13"/>Related: Mario Hezonja</text:p>
            <text:p><text:s text:c="14"/></text:p>
            <text:p><text:s text:c="13"/>Source: Josh Robbins on Twitters <text:s text:c="25"/>Wed, Dec 27, 2017 05:0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Jonathan Isaac (ankle) is questionable to face the Pistons on Thursday.</text:p>
            <text:p><text:s text:c="8"/></text:p>
            <text:p><text:s text:c="8"/></text:p>
            <text:p><text:s text:c="13"/>He did play 16 minutes on Tuesday in his return to the lineup. Isaac aggravated his ankle last week, so the Magic are likely going to be careful here. Isaac should be able to soak up most of the backup four minutes once he's healthy and perhaps some minutes at the three.</text:p>
            <text:p><text:s text:c="8"/></text:p>
            <text:p><text:s text:c="8"/></text:p>
            <text:p><text:s text:c="13"/></text:p>
            <text:p><text:s text:c="14"/></text:p>
            <text:p><text:s text:c="13"/>Source: Josh Robbins on Twitter <text:s text:c="26"/>Wed, Dec 27, 2017 05:0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Evan Fournier (sore right foot) is questionable to play against the Pistons on Thursday.</text:p>
            <text:p><text:s text:c="8"/></text:p>
            <text:p><text:s text:c="8"/></text:p>
            <text:p><text:s text:c="13"/>It's possible this foot soreness is related to his right ankle sprain, which he returned from on Tuesday. Fournier looked fine with 30 minutes of action and this injury listing could be a precaution. If he is limited, Jonathon Simmons would be busier while Wes Iwundu or Arron Afflalo would have to step up.</text:p>
            <text:p><text:s text:c="8"/></text:p>
            <text:p><text:s text:c="8"/></text:p>
            <text:p><text:s text:c="13"/></text:p>
            <text:p><text:s text:c="14"/></text:p>
            <text:p><text:s text:c="13"/>Source: Josh Robbins on Twitter <text:s text:c="26"/>Wed, Dec 27, 2017 05:0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The Clippers recalled Blake Griffin and Sindarius Thornwell from the G League.</text:p>
            <text:p><text:s text:c="8"/></text:p>
            <text:p><text:s text:c="8"/></text:p>
            <text:p><text:s text:c="13"/>The Clippers also announced that Griffin will be available to the media before their Thursday morning practice. Griffin went through practice with the G League team today and it would appear he has a real chance to play against the Lakers on Friday.</text:p>
            <text:p><text:s text:c="8"/></text:p>
            <text:p><text:s text:c="8"/></text:p>
            <text:p><text:s text:c="13"/></text:p>
            <text:p><text:s text:c="14"/></text:p>
            <text:p><text:s text:c="13"/>Wed, Dec 27, 2017 04:5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wayne Dedmon</text:p>
            <text:p><text:s text:c="17"/></text:p>
            <text:p><text:s text:c="17"/></text:p>
            <text:p><text:s text:c="22"/>- C - <text:s/>Hawks</text:p>
            <text:p><text:s text:c="16"/></text:p>
            <text:p><text:s text:c="17"/></text:p>
            <text:p><text:s text:c="12"/></text:p>
            <text:p><text:s text:c="8"/></text:p>
            <text:p><text:s text:c="8"/></text:p>
            <text:p><text:s text:c="8"/></text:p>
            <text:p><text:s text:c="12"/>Dewayne Dedmon (leg) has been cleared for on-court work.</text:p>
            <text:p><text:s text:c="8"/></text:p>
            <text:p><text:s text:c="8"/></text:p>
            <text:p><text:s text:c="13"/>Stress fractures are really tough to project when it comes to a return date. We've seen Seth Curry (leg) do on-court work for over a month, but he's still not close. The Hawks have said they're hoping Dedmon can make it back in early January, so he may still be on pace for that target. He'll likely have a minutes limit upon his return, so it may be a month or so before he's turning in reliable value.</text:p>
            <text:p><text:s text:c="8"/></text:p>
            <text:p><text:s text:c="8"/></text:p>
            <text:p><text:s text:c="13"/></text:p>
            <text:p><text:s text:c="14"/></text:p>
            <text:p><text:s text:c="13"/>Source: Chris Vivlamore on Twitter <text:s text:c="23"/>Wed, Dec 27, 2017 04:4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hamstring) was limited in practice on Wednesday.</text:p>
            <text:p><text:s text:c="8"/></text:p>
            <text:p><text:s text:c="8"/></text:p>
            <text:p><text:s text:c="13"/>In case you missed it, he will play against the 76ers on Thursday. Lillard did say he had some tightness in his hamstring today, so perhaps he's going to have a minutes limit in his return. For now, his fantasy owners should have him ready to roll.</text:p>
            <text:p><text:s text:c="8"/></text:p>
            <text:p><text:s text:c="8"/></text:p>
            <text:p><text:s text:c="13"/></text:p>
            <text:p><text:s text:c="14"/></text:p>
            <text:p><text:s text:c="13"/>Source: Casey Holdahl on Twitter <text:s text:c="25"/>Wed, Dec 27, 2017 04:2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is not on the injury report for Wednesday against the Lakers.</text:p>
            <text:p><text:s text:c="8"/></text:p>
            <text:p><text:s text:c="8"/></text:p>
            <text:p><text:s text:c="13"/>He should be able to play here, but you never really know for sure with Parsons. If he is a go, he should log around 20 minutes with most of it coming at the four. If he isn't playing, that means big minutes would be going to Jarell Martin.</text:p>
            <text:p><text:s text:c="8"/></text:p>
            <text:p><text:s text:c="8"/></text:p>
            <text:p><text:s text:c="13"/></text:p>
            <text:p><text:s text:c="14"/></text:p>
            <text:p><text:s text:c="13"/>Wed, Dec 27, 2017 04: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ychal Green</text:p>
            <text:p><text:s text:c="17"/></text:p>
            <text:p><text:s text:c="17"/></text:p>
            <text:p><text:s text:c="22"/>- F/C - <text:s/>Grizzlies</text:p>
            <text:p><text:s text:c="16"/></text:p>
            <text:p><text:s text:c="17"/></text:p>
            <text:p><text:s text:c="12"/></text:p>
            <text:p><text:s text:c="8"/></text:p>
            <text:p><text:s text:c="8"/></text:p>
            <text:p><text:s text:c="8"/></text:p>
            <text:p><text:s text:c="12"/>JaMychal Green (knee) is out against the Lakers for Wednesday.</text:p>
            <text:p><text:s text:c="8"/></text:p>
            <text:p><text:s text:c="8"/></text:p>
            <text:p><text:s text:c="13"/>He has been out since Saturday and the Grizzlies may be really thin up front with Brandan Wright (quad) doubtful to play. We may see more Chandler Parsons today while Jarell Martin figures to get some heavier run, as well.</text:p>
            <text:p><text:s text:c="8"/></text:p>
            <text:p><text:s text:c="8"/></text:p>
            <text:p><text:s text:c="13"/></text:p>
            <text:p><text:s text:c="14"/></text:p>
            <text:p><text:s text:c="13"/>Source: Grizzlies on Twitter <text:s text:c="29"/>Wed, Dec 27, 2017 04:0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an Wright</text:p>
            <text:p><text:s text:c="17"/></text:p>
            <text:p><text:s text:c="17"/></text:p>
            <text:p><text:s text:c="22"/>- F/C - <text:s/>Rockets</text:p>
            <text:p><text:s text:c="16"/></text:p>
            <text:p><text:s text:c="17"/></text:p>
            <text:p><text:s text:c="12"/></text:p>
            <text:p><text:s text:c="8"/></text:p>
            <text:p><text:s text:c="8"/></text:p>
            <text:p><text:s text:c="8"/></text:p>
            <text:p><text:s text:c="12"/>Brandan Wright (left quad) is doubtful to play against the Lakers on Wednesday.</text:p>
            <text:p><text:s text:c="8"/></text:p>
            <text:p><text:s text:c="8"/></text:p>
            <text:p><text:s text:c="13"/>He had a right groin injury cost him close to a month, so this may not be related to that. Wright was defending the basket when Tyson Chandler dunked it on him to end the game, so he did finish this game. If he's out, that means we'll see a lot of Jarell Martin and likely plenty of Chandler Parsons at the four, assuming he's a go. Deyonta Davis will likely take the backup center minutes.</text:p>
            <text:p><text:s text:c="8"/></text:p>
            <text:p><text:s text:c="8"/></text:p>
            <text:p><text:s text:c="13"/></text:p>
            <text:p><text:s text:c="14"/></text:p>
            <text:p><text:s text:c="13"/>Source: Grizzlies on Twitter <text:s text:c="29"/>Wed, Dec 27, 2017 03: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Tyreke Evans (right knee) is questionable to face the Lakers on Wednesday.</text:p>
            <text:p><text:s text:c="8"/></text:p>
            <text:p><text:s text:c="8"/></text:p>
            <text:p><text:s text:c="13"/>This is a little concerning because this is the same right knee that had three surgeries on it. Evans may be listed as a precaution, but his fantasy owners are probably going to see him on the injury report from time to time. If he can't go, Kobi Simmons is going to see big minutes after he closed out against the Suns in 26 minutes on Tuesday. He's worth a look in deep leagues while Mario Chalmers would likely enter the rotation again.</text:p>
            <text:p><text:s text:c="8"/></text:p>
            <text:p><text:s text:c="8"/></text:p>
            <text:p><text:s text:c="13"/></text:p>
            <text:p><text:s text:c="14"/></text:p>
            <text:p><text:s text:c="13"/>Source: Grizzlies on Twitter <text:s text:c="29"/>Wed, Dec 27, 2017 03:5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am Adebayo</text:p>
            <text:p><text:s text:c="17"/></text:p>
            <text:p><text:s text:c="17"/></text:p>
            <text:p><text:s text:c="22"/>- C - <text:s/>Heat</text:p>
            <text:p><text:s text:c="16"/></text:p>
            <text:p><text:s text:c="17"/></text:p>
            <text:p><text:s text:c="12"/></text:p>
            <text:p><text:s text:c="8"/></text:p>
            <text:p><text:s text:c="8"/></text:p>
            <text:p><text:s text:c="8"/></text:p>
            <text:p><text:s text:c="12"/>Coach Erik Spoelstra said Kelly Olynyk and Bam Adebayo bring a "fun dynamic" together.</text:p>
            <text:p><text:s text:c="8"/></text:p>
            <text:p><text:s text:c="8"/></text:p>
            <text:p><text:s text:c="13"/>"They play well off each other. Guys like playing with those two guys," Spoelstra said. "Their skill sets complement each other. So we’ll be able to build on the other ones, as well." With Hassan Whiteside back, Spo may try to tighten up his big rotation with Whiteside, Olynyk and Bam, which means Jordan Mickey could lose some run.</text:p>
            <text:p><text:s text:c="8"/></text:p>
            <text:p><text:s text:c="8"/></text:p>
            <text:p><text:s text:c="13"/></text:p>
            <text:p><text:s text:c="14"/></text:p>
            <text:p><text:s text:c="13"/>Source: Palm Beach Post <text:s text:c="34"/>Wed, Dec 27, 2017 03:5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oah Vonleh</text:p>
            <text:p><text:s text:c="17"/></text:p>
            <text:p><text:s text:c="17"/></text:p>
            <text:p><text:s text:c="22"/>- F - <text:s/>Bulls</text:p>
            <text:p><text:s text:c="16"/></text:p>
            <text:p><text:s text:c="17"/></text:p>
            <text:p><text:s text:c="12"/></text:p>
            <text:p><text:s text:c="8"/></text:p>
            <text:p><text:s text:c="8"/></text:p>
            <text:p><text:s text:c="8"/></text:p>
            <text:p><text:s text:c="12"/>Noah Vonleh (finger) is questionable to play against the 76ers on Thursday.</text:p>
            <text:p><text:s text:c="8"/></text:p>
            <text:p><text:s text:c="8"/></text:p>
            <text:p><text:s text:c="13"/>He missed Saturday's game, but there's a decent chance Vonleh won't be in the rotation because of Zach Collins playing well lately.</text:p>
            <text:p><text:s text:c="8"/></text:p>
            <text:p><text:s text:c="8"/></text:p>
            <text:p><text:s text:c="13"/></text:p>
            <text:p><text:s text:c="14"/></text:p>
            <text:p><text:s text:c="13"/>Source: Jason Quick on Twitter <text:s text:c="27"/>Wed, Dec 27, 2017 03: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hamstring) is not on the injury report and he will play against the 76ers on Thursday.</text:p>
            <text:p><text:s text:c="8"/></text:p>
            <text:p><text:s text:c="8"/></text:p>
            <text:p><text:s text:c="13"/>It was reported on Saturday that Dame was going to be ready to go for this one, and he did play through his injury when he suffered it on Dec. 20. Lillard is one of the more durable superstars in the NBA and hopefully this hamstring strain doesn't linger. His return means Shabazz Napier takes a big hit while Evan Turner, Moe Harkless and Pat Connaughton also lose value.</text:p>
            <text:p><text:s text:c="8"/></text:p>
            <text:p><text:s text:c="8"/></text:p>
            <text:p><text:s text:c="13"/></text:p>
            <text:p><text:s text:c="14"/></text:p>
            <text:p><text:s text:c="13"/>Source: Mike Richman on Twitter <text:s text:c="26"/>Wed, Dec 27, 2017 03:1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il Wilson</text:p>
            <text:p><text:s text:c="17"/></text:p>
            <text:p><text:s text:c="17"/></text:p>
            <text:p><text:s text:c="22"/>- F - <text:s/>Lakers</text:p>
            <text:p><text:s text:c="16"/></text:p>
            <text:p><text:s text:c="17"/></text:p>
            <text:p><text:s text:c="12"/></text:p>
            <text:p><text:s text:c="8"/></text:p>
            <text:p><text:s text:c="8"/></text:p>
            <text:p><text:s text:c="8"/></text:p>
            <text:p><text:s text:c="12"/>The Clippers have transferred C.J. Williams, Jamil Wilson and Sindarius Thornwell to the Agua Caliente Clippers of Ontario of the G League.</text:p>
            <text:p><text:s text:c="8"/></text:p>
            <text:p><text:s text:c="8"/></text:p>
            <text:p><text:s text:c="13"/>Chances are all three will be back with the team for Friday's game. Wilson was on fire in the first quarter on Tuesday to account for 14 of his career-high 17 points. Wilson really hasn't done too much excluding that hot quarter, so he's only worth a look in deep leagues and Blake Griffin (knee) returning would likely cost him playing time.</text:p>
            <text:p><text:s text:c="8"/></text:p>
            <text:p><text:s text:c="8"/></text:p>
            <text:p><text:s text:c="13"/></text:p>
            <text:p><text:s text:c="14"/></text:p>
            <text:p><text:s text:c="13"/>Wed, Dec 27, 2017 02:4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ne Hilario</text:p>
            <text:p><text:s text:c="17"/></text:p>
            <text:p><text:s text:c="17"/></text:p>
            <text:p><text:s text:c="22"/>- F/C - <text:s/>Rockets</text:p>
            <text:p><text:s text:c="16"/></text:p>
            <text:p><text:s text:c="17"/></text:p>
            <text:p><text:s text:c="12"/></text:p>
            <text:p><text:s text:c="8"/></text:p>
            <text:p><text:s text:c="8"/></text:p>
            <text:p><text:s text:c="8"/></text:p>
            <text:p><text:s text:c="12"/>Coach Mike D'Antoni said Nene can play in back-to-back sets, but that would likely limit him to time against physical centers.</text:p>
            <text:p><text:s text:c="8"/></text:p>
            <text:p><text:s text:c="8"/></text:p>
            <text:p><text:s text:c="13"/>He's going to start while Clint Capela (face, heel) is out and it sounds like he can play both Thursday against the Celtics and Friday against the Wizards. Besides Nene, Ryan Anderson will play to play even more while Tarik Black could be an option. If you want to stream Nene on a back-to-back in a deep league, it's not a terrible idea.</text:p>
            <text:p><text:s text:c="8"/></text:p>
            <text:p><text:s text:c="8"/></text:p>
            <text:p><text:s text:c="13"/></text:p>
            <text:p><text:s text:c="14"/></text:p>
            <text:p><text:s text:c="13"/>Source: Houston Chronicle <text:s text:c="32"/>Wed, Dec 27, 2017 02: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Coach Luke Walton said Brandon Ingram (right quad, left quad) did everything in shootaround this morning and is trending toward playing Wednesday vs. Memphis.</text:p>
            <text:p><text:s text:c="8"/></text:p>
            <text:p><text:s text:c="8"/></text:p>
            <text:p><text:s text:c="13"/>Assuming he is a go, he is expected to be on a minutes limit. The Lakers played him a ton of minutes to begin with at about 40 per game before his injury, so maybe they dial him back to closer to 30 once he's back up to speed. Ingram looked to take a knee to his right thigh last Friday and he's dealing with tendinitis with his left, so it's unclear how long he'll have a restriction. His return takes away from Josh Hart, Corey Brewer and maybe Kyle Kuzma's upside isn't quite as high.</text:p>
            <text:p><text:s text:c="8"/></text:p>
            <text:p><text:s text:c="8"/></text:p>
            <text:p><text:s text:c="13"/></text:p>
            <text:p><text:s text:c="14"/></text:p>
            <text:p><text:s text:c="13"/>Source: Bill Oram on Twitter <text:s text:c="29"/>Wed, Dec 27, 2017 02: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calf) went through a full practice on Wednesday.</text:p>
            <text:p><text:s text:c="8"/></text:p>
            <text:p><text:s text:c="8"/></text:p>
            <text:p><text:s text:c="13"/>This is great news and now his availability for Thursday against the Pistons will depend on how he feels tomorrow. Gordon has been out since Dec. 15 with his calf strain, but he he may be between probable and questionable for Thursday. If he is back, that would take minutes from Mario Hezonja while Gordon would be very busy due to the loss of Nikola Vucevic (hand).</text:p>
            <text:p><text:s text:c="8"/></text:p>
            <text:p><text:s text:c="8"/></text:p>
            <text:p><text:s text:c="13"/></text:p>
            <text:p><text:s text:c="14"/></text:p>
            <text:p><text:s text:c="13"/>Source: Josh Robbins on Twitter <text:s text:c="26"/>Wed, Dec 27, 2017 02:0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back) will be available to play Wednesday against the Jazz.</text:p>
            <text:p><text:s text:c="8"/></text:p>
            <text:p><text:s text:c="8"/></text:p>
            <text:p><text:s text:c="13"/>He was probable heading into this one, so it's not surprising to see him available. Still, he's not bringing enough to the box score to warrant ownership in fantasy hoops.</text:p>
            <text:p><text:s text:c="8"/></text:p>
            <text:p><text:s text:c="8"/></text:p>
            <text:p><text:s text:c="13"/></text:p>
            <text:p><text:s text:c="14"/></text:p>
            <text:p><text:s text:c="13"/>Source: Mark Medina on Twitter <text:s text:c="27"/>Wed, Dec 27, 2017 01:5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back) will not suit up for Wednesday's game against the Hornets.</text:p>
            <text:p><text:s text:c="8"/></text:p>
            <text:p><text:s text:c="8"/></text:p>
            <text:p><text:s text:c="13"/>This will be Ojeley's second straight game on the sidelines, and he'll be joined by Marcus Morris (knee) and Jaylen Brown (knee, ankle). With all these guys unavailable, there will be more minutes to go around for Daniel Theis and Aron Baynes, but that doesn't mean much in fantasy hoops.</text:p>
            <text:p><text:s text:c="8"/></text:p>
            <text:p><text:s text:c="8"/></text:p>
            <text:p><text:s text:c="13"/></text:p>
            <text:p><text:s text:c="14"/></text:p>
            <text:p><text:s text:c="13"/>Source: 98.5 The Sports Hub on Twitter <text:s text:c="19"/>Wed, Dec 27, 2017 01:3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ankle, knee) and Semi Ojeleye (back) have been ruled out for Wednesday's game against the Hornets.</text:p>
            <text:p><text:s text:c="8"/></text:p>
            <text:p><text:s text:c="8"/></text:p>
            <text:p><text:s text:c="13"/>Celtics' head coach Brad Stevens said that while Brown was feeling better on Wednesday, he's simply not good enough to play, and for now we'll be considering both these guys questionable for Thursday's game against the Rockets. Marcus Smart should draw the start tonight, and there will be more minutes available for Terry Rozier with the second unit, while Kyrie Irving will be tasked with the heavy lifting on offense.</text:p>
            <text:p><text:s text:c="8"/></text:p>
            <text:p><text:s text:c="8"/></text:p>
            <text:p><text:s text:c="13"/>Related: Kyrie Irving, Marcus Smart, Terry Rozier</text:p>
            <text:p><text:s text:c="14"/></text:p>
            <text:p><text:s text:c="13"/>Source: 98.5 The Sports Hub on Twitter <text:s text:c="19"/>Wed, Dec 27, 2017 01:2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knee) is scheduled to go through a practice with the Clippers' G-League team on Wednesday.</text:p>
            <text:p><text:s text:c="8"/></text:p>
            <text:p><text:s text:c="8"/></text:p>
            <text:p><text:s text:c="13"/>If Griffin responds well to Wednesday's practice, he could be back in action on Friday against the Lakers, so make sure he's not floating around on your waiver wire. Griffin will likely be eased back into things, but he should immediately replace Jamil Wilson in the starting five, and once he's fully up to speed Austin Rivers won't be quite as involved on offense.</text:p>
            <text:p><text:s text:c="8"/></text:p>
            <text:p><text:s text:c="8"/></text:p>
            <text:p><text:s text:c="13"/></text:p>
            <text:p><text:s text:c="14"/></text:p>
            <text:p><text:s text:c="13"/>Source: Brad Turner on Twitter <text:s text:c="27"/>Wed, Dec 27, 2017 01:2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hip) has been ruled out for Wednesday's game in Sacramento.</text:p>
            <text:p><text:s text:c="8"/></text:p>
            <text:p><text:s text:c="8"/></text:p>
            <text:p><text:s text:c="13"/>Thomas is on the cusp of a return and was again spotted running through some 5-on-0 work during Wednesday morning's shootaround, so perhaps he'll be able to get back out there for Saturday's game in Utah. We should have another update following Friday's practice, but with IT2 due back any day now, he should be owned in all leagues.</text:p>
            <text:p><text:s text:c="8"/></text:p>
            <text:p><text:s text:c="8"/></text:p>
            <text:p><text:s text:c="13"/></text:p>
            <text:p><text:s text:c="14"/></text:p>
            <text:p><text:s text:c="13"/>Source: Joe Vardon on Twitter <text:s text:c="28"/>Wed, Dec 27, 2017 01:0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Jackson</text:p>
            <text:p><text:s text:c="17"/></text:p>
            <text:p><text:s text:c="17"/></text:p>
            <text:p><text:s text:c="22"/>- G - <text:s/>Pistons</text:p>
            <text:p><text:s text:c="16"/></text:p>
            <text:p><text:s text:c="17"/></text:p>
            <text:p><text:s text:c="12"/></text:p>
            <text:p><text:s text:c="8"/></text:p>
            <text:p><text:s text:c="8"/></text:p>
            <text:p><text:s text:c="8"/></text:p>
            <text:p><text:s text:c="12"/>Reggie Jackson has been diagnosed with a Grade 3 right ankle sprain and he will miss at least next 6-8 weeks of action.</text:p>
            <text:p><text:s text:c="8"/></text:p>
            <text:p><text:s text:c="8"/></text:p>
            <text:p><text:s text:c="13"/>Ish Smith figures to immediately slot into the starting five sans Jackson, and he's worth a look in most leagues considering he put in averages of 12.3 points, 6.3 assists, 0.8 steals and just 1.5 turnovers per game through 32 games as a starter with the Pistons last season. Langston Galloway should also see an uptick in minutes, so he's worth monitoring in deep leagues. Jackson was awful through the month of December, so there's not much incentive to hang onto him in most formats.</text:p>
            <text:p><text:s text:c="8"/></text:p>
            <text:p><text:s text:c="8"/></text:p>
            <text:p><text:s text:c="13"/>Related: Ish Smith, Langston Galloway</text:p>
            <text:p><text:s text:c="14"/></text:p>
            <text:p><text:s text:c="13"/>Source: Shams Charania on Twitter <text:s text:c="24"/>Wed, Dec 27, 2017 12:4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manja Bjelica</text:p>
            <text:p><text:s text:c="17"/></text:p>
            <text:p><text:s text:c="17"/></text:p>
            <text:p><text:s text:c="22"/>- F - <text:s/>Timberwolves</text:p>
            <text:p><text:s text:c="16"/></text:p>
            <text:p><text:s text:c="17"/></text:p>
            <text:p><text:s text:c="12"/></text:p>
            <text:p><text:s text:c="8"/></text:p>
            <text:p><text:s text:c="8"/></text:p>
            <text:p><text:s text:c="8"/></text:p>
            <text:p><text:s text:c="12"/>Nemanja Bjelica (foot) said he expects to play in both Wednesday and Thursday's games without a minutes limit.</text:p>
            <text:p><text:s text:c="8"/></text:p>
            <text:p><text:s text:c="8"/></text:p>
            <text:p><text:s text:c="13"/>Bjelica logged six minutes in his return to action on Christmas, so while he won't have medical minutes cap, Taj Gibson will essentially ensure that Bjelica is a non-factor in the rotation.</text:p>
            <text:p><text:s text:c="8"/></text:p>
            <text:p><text:s text:c="8"/></text:p>
            <text:p><text:s text:c="13"/></text:p>
            <text:p><text:s text:c="14"/></text:p>
            <text:p><text:s text:c="13"/>Source: Alan Horton on Twitter <text:s text:c="27"/>Wed, Dec 27, 2017 12:3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Rose</text:p>
            <text:p><text:s text:c="17"/></text:p>
            <text:p><text:s text:c="17"/></text:p>
            <text:p><text:s text:c="22"/>- G - <text:s/>Timberwolves</text:p>
            <text:p><text:s text:c="16"/></text:p>
            <text:p><text:s text:c="17"/></text:p>
            <text:p><text:s text:c="12"/></text:p>
            <text:p><text:s text:c="8"/></text:p>
            <text:p><text:s text:c="8"/></text:p>
            <text:p><text:s text:c="8"/></text:p>
            <text:p><text:s text:c="12"/>Derrick Rose (left ankle) said he's in no rush to get back to the court.</text:p>
            <text:p><text:s text:c="8"/></text:p>
            <text:p><text:s text:c="8"/></text:p>
            <text:p><text:s text:c="13"/>"It’s really no rush. It’s really about rehabbing my ankle," said Rose. "I’m happy that the rehab is taking care of my problem. Every day or every week I am pressing to something different. It’s good." Rose said he's progressed to running and he sees a light at the end of the tunnel, but with Isaiah Thomas (hip) due back any day now, there won't be many minutes available for Rose once he is able to get back out there. Leave him on the wire.</text:p>
            <text:p><text:s text:c="8"/></text:p>
            <text:p><text:s text:c="8"/></text:p>
            <text:p><text:s text:c="13"/></text:p>
            <text:p><text:s text:c="14"/></text:p>
            <text:p><text:s text:c="13"/>Source: The Undefeated <text:s text:c="35"/>Wed, Dec 27, 2017 12: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leg) will continue to be re-evaluated on a weekly basis, but he remains without an official timetable to return.</text:p>
            <text:p><text:s text:c="8"/></text:p>
            <text:p><text:s text:c="8"/></text:p>
            <text:p><text:s text:c="13"/>He's been making steady progress in his recovery from the stress injury to his left leg and has progressed to jumping, but he's still not been cleared for running, so we can assume he's not close. Head coach Jeff Hornacek has hinted that he could get back to the court sometime in January, but in the meantime, Lance Thomas will continue to start with Courtney Lee, Enes Kanter and Kristaps Porzingis doing the heavy lifting on offense.</text:p>
            <text:p><text:s text:c="8"/></text:p>
            <text:p><text:s text:c="8"/></text:p>
            <text:p><text:s text:c="13"/></text:p>
            <text:p><text:s text:c="14"/></text:p>
            <text:p><text:s text:c="13"/>Source: NY Knicks PR on Twitter <text:s text:c="26"/>Wed, Dec 27, 2017 11:4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back) has been upgraded to questionable for Wednesday's game against the Hornets.</text:p>
            <text:p><text:s text:c="8"/></text:p>
            <text:p><text:s text:c="8"/></text:p>
            <text:p><text:s text:c="13"/>Ojeleye is averaging just 2.6 points and 2.0 rebounds per game on the season, so his playing status is more or less irrelevant in fantasy hoops.</text:p>
            <text:p><text:s text:c="8"/></text:p>
            <text:p><text:s text:c="8"/></text:p>
            <text:p><text:s text:c="13"/></text:p>
            <text:p><text:s text:c="14"/></text:p>
            <text:p><text:s text:c="13"/>Source: Gary Washburn on Twitter <text:s text:c="25"/>Wed, Dec 27, 2017 11:2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said he may have strained some ligaments around his MCL, and while he feels better, he remains doubtful to play Wednesday in Charlotte.</text:p>
            <text:p><text:s text:c="8"/></text:p>
            <text:p><text:s text:c="8"/></text:p>
            <text:p><text:s text:c="13"/>The Celtics were initially calling Brown's injury an ankle sprain, but it sounds like he tweaked his knee as well during Boston's Christmas Day loss to the Wizards. The Celtics are on the road for the first game of a back-to-back set tonight, so Brown's chances of getting out there aren't great, but owners can expect official confirmation on his status closer to tip-off. If he's out, Marcus Smart will start and Terry Rozier will see some increased minutes with the second unit. Stay tuned.</text:p>
            <text:p><text:s text:c="8"/></text:p>
            <text:p><text:s text:c="8"/></text:p>
            <text:p><text:s text:c="13"/>Related: Marcus Smart, Terry Rozier</text:p>
            <text:p><text:s text:c="14"/></text:p>
            <text:p><text:s text:c="13"/>Source: Gary Washburn on Twitter <text:s text:c="25"/>Wed, Dec 27, 2017 11:1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Kidd-Gilchrist</text:p>
            <text:p><text:s text:c="17"/></text:p>
            <text:p><text:s text:c="17"/></text:p>
            <text:p><text:s text:c="22"/>- F - <text:s/>Hornets</text:p>
            <text:p><text:s text:c="16"/></text:p>
            <text:p><text:s text:c="17"/></text:p>
            <text:p><text:s text:c="12"/></text:p>
            <text:p><text:s text:c="8"/></text:p>
            <text:p><text:s text:c="8"/></text:p>
            <text:p><text:s text:c="8"/></text:p>
            <text:p><text:s text:c="12"/>Michael Kidd-Gilchrist (illness) was a full participant during shootaround and acting head coach Stephen Silas expects MKG to be in the starting lineup for Wednesday's game against the Celtics.</text:p>
            <text:p><text:s text:c="8"/></text:p>
            <text:p><text:s text:c="8"/></text:p>
            <text:p><text:s text:c="13"/>MKG sat out Tuesday's practice, but it doesn't sound like he'll be spending any time on the sidelines. Owners can expect to get official confirmation on Kidd-Gilchrist's status closer to tip-off.</text:p>
            <text:p><text:s text:c="8"/></text:p>
            <text:p><text:s text:c="8"/></text:p>
            <text:p><text:s text:c="13"/></text:p>
            <text:p><text:s text:c="14"/></text:p>
            <text:p><text:s text:c="13"/>Source: Charlotte Hornets on Twitter <text:s text:c="21"/>Wed, Dec 27, 2017 11:0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Doc Rivers said that Blake Griffin (knee) "actually could" play Friday against the Lakers.</text:p>
            <text:p><text:s text:c="8"/></text:p>
            <text:p><text:s text:c="8"/></text:p>
            <text:p><text:s text:c="13"/>Griffin has spent the past 13 games on the sidelines, but he looked healthy scrimmaging and throwing down some dunks during Tuesday's practice, so if not Friday, Sunday's game against the Hornets seems like a very realistic return date. Jamil Wilson will return to the second unit upon Griffin's return, and Austin Rivers' won't see quite as much opportunity on the offensive end.</text:p>
            <text:p><text:s text:c="8"/></text:p>
            <text:p><text:s text:c="8"/></text:p>
            <text:p><text:s text:c="13"/></text:p>
            <text:p><text:s text:c="14"/></text:p>
            <text:p><text:s text:c="13"/>Source: Brad Turner on Twitter <text:s text:c="27"/>Wed, Dec 27, 2017 10:3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rian Finney-Smith</text:p>
            <text:p><text:s text:c="17"/></text:p>
            <text:p><text:s text:c="17"/></text:p>
            <text:p><text:s text:c="22"/>- F - <text:s/>Mavericks</text:p>
            <text:p><text:s text:c="16"/></text:p>
            <text:p><text:s text:c="17"/></text:p>
            <text:p><text:s text:c="12"/></text:p>
            <text:p><text:s text:c="8"/></text:p>
            <text:p><text:s text:c="8"/></text:p>
            <text:p><text:s text:c="8"/></text:p>
            <text:p><text:s text:c="12"/>Dorian Finney-Smith (quad tendinitis) has been ruled out for Wednesday's game against the Pacers.</text:p>
            <text:p><text:s text:c="8"/></text:p>
            <text:p><text:s text:c="8"/></text:p>
            <text:p><text:s text:c="13"/>Rick Carlisle said in early December that Finney-Smith could be back to 100 percent by this month, but the calendar is about to hit January and there haven't been any positive update on DFS coming out of Dallas. Leave him on the wire.</text:p>
            <text:p><text:s text:c="8"/></text:p>
            <text:p><text:s text:c="8"/></text:p>
            <text:p><text:s text:c="13"/></text:p>
            <text:p><text:s text:c="14"/></text:p>
            <text:p><text:s text:c="13"/>Source: Earl K. Sneed on Twitter <text:s text:c="25"/>Wed, Dec 27, 2017 10:2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Zach LaVine (knee) is scheduled to go through six days in a row of full-contact practices starting on Saturday.</text:p>
            <text:p><text:s text:c="8"/></text:p>
            <text:p><text:s text:c="8"/></text:p>
            <text:p><text:s text:c="13"/>‘‘That’s going to really be like his training camp,’’ head coach Fred Hoiberg said. ‘‘But it’s going to be good to get him back for consecutive days of full-contact practice. We’ll see how he responds." If LaVine can get through this these practices without issue, there's a chance we could see him make his regular-season sometime during the third week of January, so he's close enough to a return that it makes sense to stash him away in most leagues.</text:p>
            <text:p><text:s text:c="8"/></text:p>
            <text:p><text:s text:c="8"/></text:p>
            <text:p><text:s text:c="13"/></text:p>
            <text:p><text:s text:c="14"/></text:p>
            <text:p><text:s text:c="13"/>Source: Chicago Sun-Times <text:s text:c="32"/>Wed, Dec 27, 2017 10:2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on Waiters</text:p>
            <text:p><text:s text:c="17"/></text:p>
            <text:p><text:s text:c="17"/></text:p>
            <text:p><text:s text:c="22"/>- G - <text:s/>Heat</text:p>
            <text:p><text:s text:c="16"/></text:p>
            <text:p><text:s text:c="17"/></text:p>
            <text:p><text:s text:c="12"/></text:p>
            <text:p><text:s text:c="8"/></text:p>
            <text:p><text:s text:c="8"/></text:p>
            <text:p><text:s text:c="8"/></text:p>
            <text:p><text:s text:c="12"/>Dion Waiters said he will consider undergoing ankle surgery during the offseason.</text:p>
            <text:p><text:s text:c="8"/></text:p>
            <text:p><text:s text:c="8"/></text:p>
            <text:p><text:s text:c="13"/>"At this point, you got to see what’s best," Waiters said before Tuesday’s game against the Magic when asked if he will consider surgery to repair his left ankle at the end of the season. "But I won’t write it off, hell no." Waiters opted to forgo the ankle procedure last summer as it would have cost him 8-10 months on the sidelines, which would have hurt his stock during free agency. For now, he's vowed to continue to fight through the pain, so we'll consider him questionable for Friday's game against the Nets.</text:p>
            <text:p><text:s text:c="8"/></text:p>
            <text:p><text:s text:c="8"/></text:p>
            <text:p><text:s text:c="13"/></text:p>
            <text:p><text:s text:c="14"/></text:p>
            <text:p><text:s text:c="13"/>Source: Palm Beach Post <text:s text:c="34"/>Wed, Dec 27, 2017 10:0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sore left big toe) is questionable to face the Mavs on Wednesday.</text:p>
            <text:p><text:s text:c="8"/></text:p>
            <text:p><text:s text:c="8"/></text:p>
            <text:p><text:s text:c="13"/>This is the first we're hearing of a toe issue for Sabonis, but if he is forced to the sidelines tonight, Myles Turner would see his minutes spike to the high-30s and Al Jefferson would see an uptick in minutes. We wouldn't expect a sore toe to result in an extended absence for Sabonis, but they might want to hold him out on the second game of a back-to-back set.</text:p>
            <text:p><text:s text:c="8"/></text:p>
            <text:p><text:s text:c="8"/></text:p>
            <text:p><text:s text:c="13"/>Related: Myles Turner, Al Jefferson</text:p>
            <text:p><text:s text:c="14"/></text:p>
            <text:p><text:s text:c="13"/>Source: Indiana Pacers on Twitter <text:s text:c="24"/>Wed, Dec 27, 2017 09:5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sore right knee) is being listed as questionable for Wednesday's game against the Mavericks.</text:p>
            <text:p><text:s text:c="8"/></text:p>
            <text:p><text:s text:c="8"/></text:p>
            <text:p><text:s text:c="13"/>Oladipo's right knee has been an ongoing issue since he bruised it on November 25, although he hasn't actually missed any games because of it, and we'd expect him to continue to fight through the pain tonight. He's likely headed for a game-time call, so owners will need to check back closer to tip-off for the next update. If he is forced to sit this one out, Lance Stephenson, Darren Collison and Myles Turner would be asked to pick up the slack. Stay tuned.</text:p>
            <text:p><text:s text:c="8"/></text:p>
            <text:p><text:s text:c="8"/></text:p>
            <text:p><text:s text:c="13"/></text:p>
            <text:p><text:s text:c="14"/></text:p>
            <text:p><text:s text:c="13"/>Source: Indiana Pacers on Twitter <text:s text:c="24"/>Wed, Dec 27, 2017 09:4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right orbital fracture) has been ruled out for Houston's upcoming two-game road trip.</text:p>
            <text:p><text:s text:c="8"/></text:p>
            <text:p><text:s text:c="8"/></text:p>
            <text:p><text:s text:c="13"/>Capela suffered the injury during the third quarter of Monday's loss to the Thunder via a Steven Adams' elbow, but he had so much adrenaline going, that he didn't even notice the pain until after the game. He'll miss Thursday's game in Boston as well as Friday's game in Washington, which should result in Nene returning to the starting five with Tarik Black backing him up. Capela will need to be fitted with a mask, which can't happen until the swelling goes down, and surgery hasn't officially been ruled out, so his absence could extend beyond this two-game window.</text:p>
            <text:p><text:s text:c="8"/></text:p>
            <text:p><text:s text:c="8"/></text:p>
            <text:p><text:s text:c="13"/>Related: Nene Hilario, Tarik Black</text:p>
            <text:p><text:s text:c="14"/></text:p>
            <text:p><text:s text:c="13"/>Source: Jonathan Feigen on Twitter <text:s text:c="23"/>Wed, Dec 27, 2017 08:4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mmanuel Mudiay</text:p>
            <text:p><text:s text:c="17"/></text:p>
            <text:p><text:s text:c="17"/></text:p>
            <text:p><text:s text:c="22"/>- G - <text:s/>Knicks</text:p>
            <text:p><text:s text:c="16"/></text:p>
            <text:p><text:s text:c="17"/></text:p>
            <text:p><text:s text:c="12"/></text:p>
            <text:p><text:s text:c="8"/></text:p>
            <text:p><text:s text:c="8"/></text:p>
            <text:p><text:s text:c="8"/></text:p>
            <text:p><text:s text:c="12"/>Emmanuel Mudiay went 2-of-2 from the field and 1-of-1 from the stripe on his way to seven points and two 3-pointers in two minutes off the bench on Tuesday.</text:p>
            <text:p><text:s text:c="8"/></text:p>
            <text:p><text:s text:c="8"/></text:p>
            <text:p><text:s text:c="13"/>Mudiay was barely a part of the rotation in his first game back following a four-game layoff, and that might not change anytime soon with Will Barton excelling as the backup PG. Leave him on the wire.</text:p>
            <text:p><text:s text:c="8"/></text:p>
            <text:p><text:s text:c="8"/></text:p>
            <text:p><text:s text:c="13"/></text:p>
            <text:p><text:s text:c="14"/></text:p>
            <text:p><text:s text:c="13"/>Wed, Dec 27, 2017 03:4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iles</text:p>
            <text:p><text:s text:c="17"/></text:p>
            <text:p><text:s text:c="17"/></text:p>
            <text:p><text:s text:c="22"/>- G/F - <text:s/>Raptors</text:p>
            <text:p><text:s text:c="16"/></text:p>
            <text:p><text:s text:c="17"/></text:p>
            <text:p><text:s text:c="12"/></text:p>
            <text:p><text:s text:c="8"/></text:p>
            <text:p><text:s text:c="8"/></text:p>
            <text:p><text:s text:c="8"/></text:p>
            <text:p><text:s text:c="12"/>C.J. Miles (dental procedure) scored three points in 10 minutes off the bench in his return from a three-game absence on Tuesday, adding one 3-pointer and one rebound.</text:p>
            <text:p><text:s text:c="8"/></text:p>
            <text:p><text:s text:c="8"/></text:p>
            <text:p><text:s text:c="13"/>Miles may only see his minutes in the teens with the Raptors now at full health, so he can safely remain on the waiver wire in all leagues.</text:p>
            <text:p><text:s text:c="8"/></text:p>
            <text:p><text:s text:c="8"/></text:p>
            <text:p><text:s text:c="13"/></text:p>
            <text:p><text:s text:c="14"/></text:p>
            <text:p><text:s text:c="13"/>Wed, Dec 27, 2017 03:4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Randolph</text:p>
            <text:p><text:s text:c="17"/></text:p>
            <text:p><text:s text:c="17"/></text:p>
            <text:p><text:s text:c="22"/>- F/C - <text:s/>Kings</text:p>
            <text:p><text:s text:c="16"/></text:p>
            <text:p><text:s text:c="17"/></text:p>
            <text:p><text:s text:c="12"/></text:p>
            <text:p><text:s text:c="8"/></text:p>
            <text:p><text:s text:c="8"/></text:p>
            <text:p><text:s text:c="8"/></text:p>
            <text:p><text:s text:c="12"/>Zach Randolph played just 21 minutes and hit 4-of-14 shots for nine points, five rebounds, three assists and a steal in Tuesday's blowout loss to the Clippers.</text:p>
            <text:p><text:s text:c="8"/></text:p>
            <text:p><text:s text:c="8"/></text:p>
            <text:p><text:s text:c="13"/>Z-Bo only scored 13 in his last games but played 31 minutes against the Spurs, and tonight's low minutes were strictly because both teams rolled with their bench for most of the second half. As long as Randolph is starting for the Kings he should be fine in fantasy. He'll look to bounce back on Wednesday against LeBron James and the Cavaliers.</text:p>
            <text:p><text:s text:c="8"/></text:p>
            <text:p><text:s text:c="8"/></text:p>
            <text:p><text:s text:c="13"/></text:p>
            <text:p><text:s text:c="14"/></text:p>
            <text:p><text:s text:c="13"/>Wed, Dec 27, 2017 01:3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hit 7-of-11 shots and four 3-pointers for 21 points, three rebounds, two assists and a block in Tuesday's 122-95 win over the Kings.</text:p>
            <text:p><text:s text:c="8"/></text:p>
            <text:p><text:s text:c="8"/></text:p>
            <text:p><text:s text:c="13"/>Williams would have had a better night, as he was heating up, but the Clippers pulled the plug on him in the fourth quarter to play some guys who don't get much opportunity. Lou-Will has been really fun in December, had scored 32 and 36 points in his previous two games, and has hit 16 3-pointers over his last three.</text:p>
            <text:p><text:s text:c="8"/></text:p>
            <text:p><text:s text:c="8"/></text:p>
            <text:p><text:s text:c="13"/></text:p>
            <text:p><text:s text:c="14"/></text:p>
            <text:p><text:s text:c="13"/>Wed, Dec 27, 2017 01:2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rezl Harrell</text:p>
            <text:p><text:s text:c="17"/></text:p>
            <text:p><text:s text:c="17"/></text:p>
            <text:p><text:s text:c="22"/>- F/C - <text:s/>Clippers</text:p>
            <text:p><text:s text:c="16"/></text:p>
            <text:p><text:s text:c="17"/></text:p>
            <text:p><text:s text:c="12"/></text:p>
            <text:p><text:s text:c="8"/></text:p>
            <text:p><text:s text:c="8"/></text:p>
            <text:p><text:s text:c="8"/></text:p>
            <text:p><text:s text:c="12"/>Montrezl Harrell took advantage of some extra garbage time on Tuesday and hit 7-of-12 shots and 8-of-9 free throws for a season-high 22 points, eight rebounds, three assists and a block in 22 minutes.</text:p>
            <text:p><text:s text:c="8"/></text:p>
            <text:p><text:s text:c="8"/></text:p>
            <text:p><text:s text:c="13"/>Yeah, it was garbage time, but Harrell was really into it and enjoyed beating up on the Kings' second unit. His timing isn't the best, as Blake Griffin could return as early as Friday, and Harrell had scored just a total of eight points over his previous two games. As long as Blake Griffin and DeAndre Jordan are playing big roles for the Clippers, it's going to be tough for Harrell to do much on a regular basis. But if you used him in DFS tonight, congratulations are in order.</text:p>
            <text:p><text:s text:c="8"/></text:p>
            <text:p><text:s text:c="8"/></text:p>
            <text:p><text:s text:c="13"/></text:p>
            <text:p><text:s text:c="14"/></text:p>
            <text:p><text:s text:c="13"/>Wed, Dec 27, 2017 01:2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Milos Teodosic hit 3-of-9 shots and two 3-pointers for eight points, four rebounds, a career-high 10 assists and one turnover in 21 minutes of Tuesday's easy win over the Clippers.</text:p>
            <text:p><text:s text:c="8"/></text:p>
            <text:p><text:s text:c="8"/></text:p>
            <text:p><text:s text:c="13"/>He sat on the bench for most of the second half of a blowout win and arguably played his best game of the season tonight. He's yet to blow up and hasn't really lived up to the hype, but he's still getting healthy and learning, and should continue to get better each week. Hang in there with him if you can.</text:p>
            <text:p><text:s text:c="8"/></text:p>
            <text:p><text:s text:c="8"/></text:p>
            <text:p><text:s text:c="13"/></text:p>
            <text:p><text:s text:c="14"/></text:p>
            <text:p><text:s text:c="13"/>Wed, Dec 27, 2017 01:1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DeAndre Jordan hit 5-of-6 shots and 3-of-6 free throws for 13 points, 15 rebounds and a a block in just 26 minutes of Tuesday's 1122-95 win over the Kings.</text:p>
            <text:p><text:s text:c="8"/></text:p>
            <text:p><text:s text:c="8"/></text:p>
            <text:p><text:s text:c="13"/>Jordan was great while he was out there, but none of the starters from either team were needed much in the fourth quarter of the garbage-time blowout special. This was a nice bounce-back after Jordan scored just four points on Saturday, which snapped his streak of seven straight double-doubles. He started a new streak tonight.</text:p>
            <text:p><text:s text:c="8"/></text:p>
            <text:p><text:s text:c="8"/></text:p>
            <text:p><text:s text:c="13"/></text:p>
            <text:p><text:s text:c="14"/></text:p>
            <text:p><text:s text:c="13"/>Wed, Dec 27, 2017 01:0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il Wilson</text:p>
            <text:p><text:s text:c="17"/></text:p>
            <text:p><text:s text:c="17"/></text:p>
            <text:p><text:s text:c="22"/>- F - <text:s/>Lakers</text:p>
            <text:p><text:s text:c="16"/></text:p>
            <text:p><text:s text:c="17"/></text:p>
            <text:p><text:s text:c="12"/></text:p>
            <text:p><text:s text:c="8"/></text:p>
            <text:p><text:s text:c="8"/></text:p>
            <text:p><text:s text:c="8"/></text:p>
            <text:p><text:s text:c="12"/>Jamil Wilson started again on Tuesday and hit 6-of-9 shots and a career-high five 3-pointers for a career-best 17 points, one rebound, two steals and two blocks in just 19 minutes of action in a blowout win over the Kings.</text:p>
            <text:p><text:s text:c="8"/></text:p>
            <text:p><text:s text:c="8"/></text:p>
            <text:p><text:s text:c="13"/>Hitting threes is kind of his thing and Wilson has been starting a lot while Danilo Gallinari tries to make his way back from his glute injury. He had scored just three points in each of his previous two games, but has showed signs of a mini-breakout coming. This might have been it, but he's knocked down a 3-pointer in eight straight games and has scored in double figures in four of his last seven. If you're in a deep league with a thin waiver wire, Wilson is at least worth a glimpse.</text:p>
            <text:p><text:s text:c="8"/></text:p>
            <text:p><text:s text:c="8"/></text:p>
            <text:p><text:s text:c="13"/></text:p>
            <text:p><text:s text:c="14"/></text:p>
            <text:p><text:s text:c="13"/>Wed, Dec 27, 2017 01:0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eorge Hill</text:p>
            <text:p><text:s text:c="17"/></text:p>
            <text:p><text:s text:c="17"/></text:p>
            <text:p><text:s text:c="22"/>- G - <text:s/>Cavaliers</text:p>
            <text:p><text:s text:c="16"/></text:p>
            <text:p><text:s text:c="17"/></text:p>
            <text:p><text:s text:c="12"/></text:p>
            <text:p><text:s text:c="8"/></text:p>
            <text:p><text:s text:c="8"/></text:p>
            <text:p><text:s text:c="8"/></text:p>
            <text:p><text:s text:c="12"/>George Hill hit just 3-of-11 shots for seven points, two rebounds, five assists, three steals and a block in 27 minutes of Tuesday's ugly loss to the Clippers.</text:p>
            <text:p><text:s text:c="8"/></text:p>
            <text:p><text:s text:c="8"/></text:p>
            <text:p><text:s text:c="13"/>Hill played well last Wednesday after missing a game due to an illness, but has not done much in his last two, at least scoring-wise. The Kings aren't very good, but Hill has played pretty well over the second half of December, and while he's currently not scoring much, he's handing out dimes, stealing, blocking and hitting some 3-pointers. Just hang in there with him, especially for as long as De'Aaron Fox is out with his quad injury.</text:p>
            <text:p><text:s text:c="8"/></text:p>
            <text:p><text:s text:c="8"/></text:p>
            <text:p><text:s text:c="13"/>Related: De'Aaron Fox</text:p>
            <text:p><text:s text:c="14"/></text:p>
            <text:p><text:s text:c="13"/>Wed, Dec 27, 2017 12:5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ie Cauley-Stein</text:p>
            <text:p><text:s text:c="17"/></text:p>
            <text:p><text:s text:c="17"/></text:p>
            <text:p><text:s text:c="22"/>- C - <text:s/>Kings</text:p>
            <text:p><text:s text:c="16"/></text:p>
            <text:p><text:s text:c="17"/></text:p>
            <text:p><text:s text:c="12"/></text:p>
            <text:p><text:s text:c="8"/></text:p>
            <text:p><text:s text:c="8"/></text:p>
            <text:p><text:s text:c="8"/></text:p>
            <text:p><text:s text:c="12"/>Willie Cauley-Stein hit 8-of-10 shots for 17 points, seven rebounds, three assists and a season-high four steals in 25 minutes of Tuesday's 122-95 blowout loss to the Clippers.</text:p>
            <text:p><text:s text:c="8"/></text:p>
            <text:p><text:s text:c="8"/></text:p>
            <text:p><text:s text:c="13"/>WCS is feeling it right now, averaging 14.6 points, 7.8 rebounds, 2.4 assists, 1.2 steals and 0.6 blocks over his last five. If he is somehow available in your league, he shouldn't be.</text:p>
            <text:p><text:s text:c="8"/></text:p>
            <text:p><text:s text:c="8"/></text:p>
            <text:p><text:s text:c="13"/></text:p>
            <text:p><text:s text:c="14"/></text:p>
            <text:p><text:s text:c="13"/>Wed, Dec 27, 2017 12:5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Canaan</text:p>
            <text:p><text:s text:c="17"/></text:p>
            <text:p><text:s text:c="17"/></text:p>
            <text:p><text:s text:c="22"/>- G - <text:s/>Suns</text:p>
            <text:p><text:s text:c="16"/></text:p>
            <text:p><text:s text:c="17"/></text:p>
            <text:p><text:s text:c="12"/></text:p>
            <text:p><text:s text:c="8"/></text:p>
            <text:p><text:s text:c="8"/></text:p>
            <text:p><text:s text:c="8"/></text:p>
            <text:p><text:s text:c="12"/>Isaiah Canaan cooled off on Tuesday vs. the Grizzlies, scoring four points (all free throws) with four assists, one rebound and one steal in 21 minutes.</text:p>
            <text:p><text:s text:c="8"/></text:p>
            <text:p><text:s text:c="8"/></text:p>
            <text:p><text:s text:c="13"/>Tyler Ulis played a little better tonight, but the bigger reason for Canaan's quiet night was the return of Devin Booker, as their franchise player looked as good as ever with 32 points on 21 shots. Canaan was always going to have a hard time holding onto value with the Suns healthy again, but he could still have some value in deeper leagues if he wins his position battle against Ulis.</text:p>
            <text:p><text:s text:c="8"/></text:p>
            <text:p><text:s text:c="8"/></text:p>
            <text:p><text:s text:c="13"/></text:p>
            <text:p><text:s text:c="14"/></text:p>
            <text:p><text:s text:c="13"/>Wed, Dec 27, 2017 12:4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son Chandler</text:p>
            <text:p><text:s text:c="17"/></text:p>
            <text:p><text:s text:c="17"/></text:p>
            <text:p><text:s text:c="22"/>- C - <text:s/>Suns</text:p>
            <text:p><text:s text:c="16"/></text:p>
            <text:p><text:s text:c="17"/></text:p>
            <text:p><text:s text:c="12"/></text:p>
            <text:p><text:s text:c="8"/></text:p>
            <text:p><text:s text:c="8"/></text:p>
            <text:p><text:s text:c="8"/></text:p>
            <text:p><text:s text:c="12"/>Tyson Chandler scored the game-winner on Tuesday vs. the Grizzlies, scoring seven points with six rebounds, two assists and one block in 18 minutes.</text:p>
            <text:p><text:s text:c="8"/></text:p>
            <text:p><text:s text:c="8"/></text:p>
            <text:p><text:s text:c="13"/>With the game tied at 97 and just 0.6 seconds left on the clock, Chandler connected on an alley-oop pass from Dragan Bender on the opposite sideline (link below). It was a brilliant play call by coach Jay Triano and he said he's been waiting 15 years to use it. Nice dunk aside, Chandler was again outplayed by Alex Len (12 points and six rebounds in 30 minutes) and will continue to rest on back-to-back sets, at least while Greg Monroe is still around.</text:p>
            <text:p><text:s text:c="8"/></text:p>
            <text:p><text:s text:c="8"/></text:p>
            <text:p><text:s text:c="13"/>Related: Alex Len</text:p>
            <text:p><text:s text:c="14"/></text:p>
            <text:p><text:s text:c="13"/>Source: Rob Perez on Twitter <text:s text:c="29"/>Wed, Dec 27, 2017 12:4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groin) returned to action in style on Tuesday vs. the Grizzlies, scoring a game-high 32 points before fouling out in the final minute.</text:p>
            <text:p><text:s text:c="8"/></text:p>
            <text:p><text:s text:c="8"/></text:p>
            <text:p><text:s text:c="13"/>The Suns were expected to "keep an eye" on Booker in his first game back, but he played 34 minutes and looked fantastic -- he hit his first jump-shot 13 seconds into the game and had 20 points by halftime. Booker finished 9-of-21 from the field and 11-of-12 from the line, adding six assists, five rebounds, one steal, three triples and five turnovers. He now gets a couple days off to prepare for Friday's favorable matchup vs. the Kings.</text:p>
            <text:p><text:s text:c="8"/></text:p>
            <text:p><text:s text:c="8"/></text:p>
            <text:p><text:s text:c="13"/></text:p>
            <text:p><text:s text:c="14"/></text:p>
            <text:p><text:s text:c="13"/>Wed, Dec 27, 2017 12:3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matched his career-high with 13 rebounds in Tuesday's 99-97 win over the Grizzlies, adding six points, two steals and one block.</text:p>
            <text:p><text:s text:c="8"/></text:p>
            <text:p><text:s text:c="8"/></text:p>
            <text:p><text:s text:c="13"/>He was 2-of-3 from the field, 2-of-4 from the line and had five turnovers and four fouls, but this was arguably the most active he's looked all season. Sure he made a lot of mistakes, but the energy and effort hasn't always been there like it was tonight. He's now played well in three out of his last four games, but fantasy owners who want to stash him should be prepared for a bumpy ride.</text:p>
            <text:p><text:s text:c="8"/></text:p>
            <text:p><text:s text:c="8"/></text:p>
            <text:p><text:s text:c="13"/></text:p>
            <text:p><text:s text:c="14"/></text:p>
            <text:p><text:s text:c="13"/>Wed, Dec 27, 2017 12:2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ll Martin</text:p>
            <text:p><text:s text:c="17"/></text:p>
            <text:p><text:s text:c="17"/></text:p>
            <text:p><text:s text:c="22"/>- F - <text:s/>Grizzlies</text:p>
            <text:p><text:s text:c="16"/></text:p>
            <text:p><text:s text:c="17"/></text:p>
            <text:p><text:s text:c="12"/></text:p>
            <text:p><text:s text:c="8"/></text:p>
            <text:p><text:s text:c="8"/></text:p>
            <text:p><text:s text:c="8"/></text:p>
            <text:p><text:s text:c="12"/>Jarell Martin played well on Tuesday vs. the Suns with 10 points, six rebounds, one block and one steal in 27 minutes.</text:p>
            <text:p><text:s text:c="8"/></text:p>
            <text:p><text:s text:c="8"/></text:p>
            <text:p><text:s text:c="13"/>Chandler Parsons was rested and JaMychal Green (knee) is still sidelined, so that explains Martin's big night. He had nine points with seven rebounds and a blocked shot in 17 minutes in his previous game, so he could have some low-end value in deeper leagues while the Grizzlies are banged up. They may give him an extended look later in the season as well unless they turn things around.</text:p>
            <text:p><text:s text:c="8"/></text:p>
            <text:p><text:s text:c="8"/></text:p>
            <text:p><text:s text:c="13"/></text:p>
            <text:p><text:s text:c="14"/></text:p>
            <text:p><text:s text:c="13"/>Wed, Dec 27, 2017 12:1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Tyreke Evans' 25 points wasn't enough in a 99-97 loss to the Suns on Tuesday.</text:p>
            <text:p><text:s text:c="8"/></text:p>
            <text:p><text:s text:c="8"/></text:p>
            <text:p><text:s text:c="13"/>Evans finished 10-of-22 from the field and 3-of-4 from the line, adding five rebounds, five assists, one block, one steal and two triples. Evans has been on fire with 22+ points in five out of his last six games, but his injury history and Memphis' position in the standings makes him an obvious sell-high candidate.</text:p>
            <text:p><text:s text:c="8"/></text:p>
            <text:p><text:s text:c="8"/></text:p>
            <text:p><text:s text:c="13"/></text:p>
            <text:p><text:s text:c="14"/></text:p>
            <text:p><text:s text:c="13"/>Wed, Dec 27, 2017 12:1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an Wright</text:p>
            <text:p><text:s text:c="17"/></text:p>
            <text:p><text:s text:c="17"/></text:p>
            <text:p><text:s text:c="22"/>- F/C - <text:s/>Rockets</text:p>
            <text:p><text:s text:c="16"/></text:p>
            <text:p><text:s text:c="17"/></text:p>
            <text:p><text:s text:c="12"/></text:p>
            <text:p><text:s text:c="8"/></text:p>
            <text:p><text:s text:c="8"/></text:p>
            <text:p><text:s text:c="8"/></text:p>
            <text:p><text:s text:c="12"/>Brandan Wright started on Tuesday vs. the Suns, but played just 19 minutes with seven points, five rebounds, one assist, one steal and two blocks.</text:p>
            <text:p><text:s text:c="8"/></text:p>
            <text:p><text:s text:c="8"/></text:p>
            <text:p><text:s text:c="13"/>Even with Chandler Parsons (rest) and JaMychal Green (knee) out, the Grizzlies refuse to play Wright big minutes. With that said, that's probably the wise thing to do given Wright's injury history. He's a deep-league asset at best.</text:p>
            <text:p><text:s text:c="8"/></text:p>
            <text:p><text:s text:c="8"/></text:p>
            <text:p><text:s text:c="13"/></text:p>
            <text:p><text:s text:c="14"/></text:p>
            <text:p><text:s text:c="13"/>Wed, Dec 27, 2017 12:0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 Barton</text:p>
            <text:p><text:s text:c="17"/></text:p>
            <text:p><text:s text:c="17"/></text:p>
            <text:p><text:s text:c="22"/>- G/F - <text:s/>Nuggets</text:p>
            <text:p><text:s text:c="16"/></text:p>
            <text:p><text:s text:c="17"/></text:p>
            <text:p><text:s text:c="12"/></text:p>
            <text:p><text:s text:c="8"/></text:p>
            <text:p><text:s text:c="8"/></text:p>
            <text:p><text:s text:c="8"/></text:p>
            <text:p><text:s text:c="12"/>Will Barton hit just 2-of-11 shots and a 3-pointer for five points, six rebounds and five assists in 36 minutes of Tuesday's easy win over the Jazz.</text:p>
            <text:p><text:s text:c="8"/></text:p>
            <text:p><text:s text:c="8"/></text:p>
            <text:p><text:s text:c="13"/>Barton's been a mess recently after being hot for the first half of December. He's still getting 30 minutes a night, but is clearly in a funk, hitting just 28 percent of his shots and averaging 7.6 points over his last five games. Chances are he'll right the ship and break out of the slump sooner than later, so just try to hang in there with him until it happens. And while there haven't been any reports of an injury, he just hasn't looked right for the last few weeks.</text:p>
            <text:p><text:s text:c="8"/></text:p>
            <text:p><text:s text:c="8"/></text:p>
            <text:p><text:s text:c="13"/></text:p>
            <text:p><text:s text:c="14"/></text:p>
            <text:p><text:s text:c="13"/>Wed, Dec 27, 2017 12:0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obi Simmons</text:p>
            <text:p><text:s text:c="17"/></text:p>
            <text:p><text:s text:c="17"/></text:p>
            <text:p><text:s text:c="22"/>- G - <text:s/>Grizzlies</text:p>
            <text:p><text:s text:c="16"/></text:p>
            <text:p><text:s text:c="17"/></text:p>
            <text:p><text:s text:c="12"/></text:p>
            <text:p><text:s text:c="8"/></text:p>
            <text:p><text:s text:c="8"/></text:p>
            <text:p><text:s text:c="8"/></text:p>
            <text:p><text:s text:c="12"/>Kobi Simmons played a career-high 26 minutes on Tuesday vs. the Suns, scoring six points with five rebounds, two assists, one block and two steals.</text:p>
            <text:p><text:s text:c="8"/></text:p>
            <text:p><text:s text:c="8"/></text:p>
            <text:p><text:s text:c="13"/>Simmons played 25 minutes in his last outing and this confirms that Mario Chalmers (DNP-CD) is officially out of the rotation. With the Grizzlies in 14th place out West and Mike Conley (foot) still without a timetable, there's a really good chance that we'll see a lot more of the rookie going forward. He closed tonight's close game and he's worth monitoring in deeper leagues.</text:p>
            <text:p><text:s text:c="8"/></text:p>
            <text:p><text:s text:c="8"/></text:p>
            <text:p><text:s text:c="13"/></text:p>
            <text:p><text:s text:c="14"/></text:p>
            <text:p><text:s text:c="13"/>Wed, Dec 27, 2017 12:0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Lyles</text:p>
            <text:p><text:s text:c="17"/></text:p>
            <text:p><text:s text:c="17"/></text:p>
            <text:p><text:s text:c="22"/>- F - <text:s/>Nuggets</text:p>
            <text:p><text:s text:c="16"/></text:p>
            <text:p><text:s text:c="17"/></text:p>
            <text:p><text:s text:c="12"/></text:p>
            <text:p><text:s text:c="8"/></text:p>
            <text:p><text:s text:c="8"/></text:p>
            <text:p><text:s text:c="8"/></text:p>
            <text:p><text:s text:c="12"/>Trey Lyles hit 7-of-11 shots and a 3-pointer for 16 points, eight rebounds and a steal in 28 minutes off the bench in Tuesday's easy win over the Jazz.</text:p>
            <text:p><text:s text:c="8"/></text:p>
            <text:p><text:s text:c="8"/></text:p>
            <text:p><text:s text:c="13"/>Lyles got some revenge on his former team and has been cruising lately, scoring in double figures in nine of his last 11 games and averaging 14.2 points, 6.8 rebounds and 1.6 3-pointers on 54 percent shooting over his last five games. If you recently picked up Mike Scott, who fizzled for the Wizards his last time out, you could drop him for Lyles and basically get a hotter version of the same guy.</text:p>
            <text:p><text:s text:c="8"/></text:p>
            <text:p><text:s text:c="8"/></text:p>
            <text:p><text:s text:c="13"/></text:p>
            <text:p><text:s text:c="14"/></text:p>
            <text:p><text:s text:c="13"/>Tue, Dec 26, 2017 11:5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Murray</text:p>
            <text:p><text:s text:c="17"/></text:p>
            <text:p><text:s text:c="17"/></text:p>
            <text:p><text:s text:c="22"/>- G - <text:s/>Nuggets</text:p>
            <text:p><text:s text:c="16"/></text:p>
            <text:p><text:s text:c="17"/></text:p>
            <text:p><text:s text:c="12"/></text:p>
            <text:p><text:s text:c="8"/></text:p>
            <text:p><text:s text:c="8"/></text:p>
            <text:p><text:s text:c="8"/></text:p>
            <text:p><text:s text:c="12"/>Jamal Murray hit 9-of-15 shots and three 3-pointers for 22 points, eight rebounds, two assists and a steal in 35 minutes of Tuesday's 107-83 win over the Jazz.</text:p>
            <text:p><text:s text:c="8"/></text:p>
            <text:p><text:s text:c="8"/></text:p>
            <text:p><text:s text:c="13"/>It wasn't that long ago that Murray was one of the most frustrating players to own in fantasy, but the December happened. He's had two duds this month, but otherwise has played really well. For the month, coming into this game, he was averaging 17.7 points with plenty of rebounds, assists, steals and 3-pointers while shooting a respectable 46 percent from the floor. And some of those numbers are going up after this one.</text:p>
            <text:p><text:s text:c="8"/></text:p>
            <text:p><text:s text:c="8"/></text:p>
            <text:p><text:s text:c="13"/></text:p>
            <text:p><text:s text:c="14"/></text:p>
            <text:p><text:s text:c="13"/>Tue, Dec 26, 2017 11:5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ason Plumlee</text:p>
            <text:p><text:s text:c="17"/></text:p>
            <text:p><text:s text:c="17"/></text:p>
            <text:p><text:s text:c="22"/>- C - <text:s/>Nuggets</text:p>
            <text:p><text:s text:c="16"/></text:p>
            <text:p><text:s text:c="17"/></text:p>
            <text:p><text:s text:c="12"/></text:p>
            <text:p><text:s text:c="8"/></text:p>
            <text:p><text:s text:c="8"/></text:p>
            <text:p><text:s text:c="8"/></text:p>
            <text:p><text:s text:c="12"/>Mason Plumlee played through a finger injury and made another stat on Tuesday and hit 4-of-6 shots and 1-of-3 free throws for nine points, eight rebounds and three assists in 20 minutes.</text:p>
            <text:p><text:s text:c="8"/></text:p>
            <text:p><text:s text:c="8"/></text:p>
            <text:p><text:s text:c="13"/>This game was a blowout, so Plumlee really wasn't needed late. He's not an offensive juggernaut and isn't making his free throws right now, but he is averaging 7.8 points, 8.0 rebounds, 3.2 assists, 1.0 steals and 1.4 blocks over his last five games. If you're thin at center or dealing with a swarm of injuries, Plumlee might be able to help if you can live with the low scoring and poor free throw shooting.</text:p>
            <text:p><text:s text:c="8"/></text:p>
            <text:p><text:s text:c="8"/></text:p>
            <text:p><text:s text:c="13"/></text:p>
            <text:p><text:s text:c="14"/></text:p>
            <text:p><text:s text:c="13"/>Tue, Dec 26, 2017 11:4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hit 4-of-17 shots and two 3-pointers for 10 points, six rebounds and one assist in 29 minutes of Tuesday's ugly 107-83 loss to the Nuggets.</text:p>
            <text:p><text:s text:c="8"/></text:p>
            <text:p><text:s text:c="8"/></text:p>
            <text:p><text:s text:c="13"/>Hood hit 12-of-24 shots for 29 points last Thursday, but has hit just 7-of-31 shots over his last two games, scoring a total of 19 points. He's rendered Alec Burks useless in his return from an ankle injury, but Hood's shot comes and goes like the wind right now. He'll look to get back on track against the Warriors on Wednesday night, and it could happen, as he was playing very well before this two-game funk.</text:p>
            <text:p><text:s text:c="8"/></text:p>
            <text:p><text:s text:c="8"/></text:p>
            <text:p><text:s text:c="13"/></text:p>
            <text:p><text:s text:c="14"/></text:p>
            <text:p><text:s text:c="13"/>Tue, Dec 26, 2017 11:3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hit just 1-of-8 shots for two points, seven rebounds, seven assists and two steals in 32 minutes in Tuesday's blowout loss to the Nuggets.</text:p>
            <text:p><text:s text:c="8"/></text:p>
            <text:p><text:s text:c="8"/></text:p>
            <text:p><text:s text:c="13"/>Rubio has scored in single digits in three of his last four games and has hit just 8-of-33 shots over that stretch. His turnovers have been better in his last two games, but his overall play this season has not been great. He was on a similar arc last season, but then blew up in the second half, so there's still hope that he can right the ship. But he's simply not a must-start player right now if you have other options available.</text:p>
            <text:p><text:s text:c="8"/></text:p>
            <text:p><text:s text:c="8"/></text:p>
            <text:p><text:s text:c="13"/></text:p>
            <text:p><text:s text:c="14"/></text:p>
            <text:p><text:s text:c="13"/>Tue, Dec 26, 2017 11:3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scored 18 points with six rebounds, two assists and two blocks in 30 minutes vs. the Bulls on Tuesday.</text:p>
            <text:p><text:s text:c="8"/></text:p>
            <text:p><text:s text:c="8"/></text:p>
            <text:p><text:s text:c="13"/>He's now played 30 or more minutes in six straight games, but his production on a healthy Bucks team doesn't jump off the page -- he's averaging 12.0 points, 3.1 rebounds, 1.8 assists, 0.7 blocks, 0.6 steals and 1.2 triples in that span. He's not a sexy fantasy asset, but he's getting the job done if he's the 12th or 13th guy on your roster.</text:p>
            <text:p><text:s text:c="8"/></text:p>
            <text:p><text:s text:c="8"/></text:p>
            <text:p><text:s text:c="13"/></text:p>
            <text:p><text:s text:c="14"/></text:p>
            <text:p><text:s text:c="13"/>Tue, Dec 26, 2017 11: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rrick Favors</text:p>
            <text:p><text:s text:c="17"/></text:p>
            <text:p><text:s text:c="17"/></text:p>
            <text:p><text:s text:c="22"/>- F/C - <text:s/>Jazz</text:p>
            <text:p><text:s text:c="16"/></text:p>
            <text:p><text:s text:c="17"/></text:p>
            <text:p><text:s text:c="12"/></text:p>
            <text:p><text:s text:c="8"/></text:p>
            <text:p><text:s text:c="8"/></text:p>
            <text:p><text:s text:c="8"/></text:p>
            <text:p><text:s text:c="12"/>Derrick Favors hit 6-of-14 shots and 8-of-11 free throws for 20 points, six rebounds and two assists in 29 minutes of Tuesday's blowout loss to the Nuggets.</text:p>
            <text:p><text:s text:c="8"/></text:p>
            <text:p><text:s text:c="8"/></text:p>
            <text:p><text:s text:c="13"/>He didn't have a steal or a block, but it was his highest-scoring game in December and he's now hit double digits in scoring in three straight games. As long as Rudy Gobert is out with his knee injury, Favors should have plenty of opportunities to succeed.</text:p>
            <text:p><text:s text:c="8"/></text:p>
            <text:p><text:s text:c="8"/></text:p>
            <text:p><text:s text:c="13"/></text:p>
            <text:p><text:s text:c="14"/></text:p>
            <text:p><text:s text:c="13"/>Tue, Dec 26, 2017 11: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got into some foul trouble on Tuesday vs. the Bulls, but still managed to score 22 points in 29 minutes.</text:p>
            <text:p><text:s text:c="8"/></text:p>
            <text:p><text:s text:c="8"/></text:p>
            <text:p><text:s text:c="13"/>Bledsoe was 8-of-14 from the field and nailed all three of his free throws, adding six assists, five rebounds, one steal and three 3-pointers. He got off to a slow start following his trade to Milwaukee, but he's meshing really well with his new teammates with December averages of 19.5 points, 4.1 rebounds, 4.0 assists, 1.8 steals and 1.8 triples and is flirting with early-round value in that span.</text:p>
            <text:p><text:s text:c="8"/></text:p>
            <text:p><text:s text:c="8"/></text:p>
            <text:p><text:s text:c="13"/></text:p>
            <text:p><text:s text:c="14"/></text:p>
            <text:p><text:s text:c="13"/>Tue, Dec 26, 2017 11: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played 23 minutes on Tuesday and hit 2-of-4 shots for four points, two rebounds, one assist, one steal and one block after missing three of his last four games with a groin injury.</text:p>
            <text:p><text:s text:c="8"/></text:p>
            <text:p><text:s text:c="8"/></text:p>
            <text:p><text:s text:c="13"/>Green's really frustrating to own even when he's fully healthy, so he's not someone to mess with if there's a chance he will sit out on any given night. He could get hot and be worth owning again at some point in the near future, but there are other players we'd rather roll the dice on when it comes to fantasy waiver wires right now.</text:p>
            <text:p><text:s text:c="8"/></text:p>
            <text:p><text:s text:c="8"/></text:p>
            <text:p><text:s text:c="13"/></text:p>
            <text:p><text:s text:c="14"/></text:p>
            <text:p><text:s text:c="13"/>Tue, Dec 26, 2017 11:1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 Gasol</text:p>
            <text:p><text:s text:c="17"/></text:p>
            <text:p><text:s text:c="17"/></text:p>
            <text:p><text:s text:c="22"/>- F/C - <text:s/>Spurs</text:p>
            <text:p><text:s text:c="16"/></text:p>
            <text:p><text:s text:c="17"/></text:p>
            <text:p><text:s text:c="12"/></text:p>
            <text:p><text:s text:c="8"/></text:p>
            <text:p><text:s text:c="8"/></text:p>
            <text:p><text:s text:c="8"/></text:p>
            <text:p><text:s text:c="12"/>Pau Gasol hit 6-of-10 shots and two 3-pointers for 15 points, 12 rebounds, five assists and a block in 29 minutes of Tuesday's 109-97 win over the Nets.</text:p>
            <text:p><text:s text:c="8"/></text:p>
            <text:p><text:s text:c="8"/></text:p>
            <text:p><text:s text:c="13"/>Gasol had a nice 14-11-10 triple-double on Saturday and has played very well in two straight after sitting out last Thursday. He'll hopefully be safe to play this Thursday and Saturday, but the Spurs have a back-to-back set next Tuesday and Wednesday, meaning he's a strong candidate to sit in one of those games.</text:p>
            <text:p><text:s text:c="8"/></text:p>
            <text:p><text:s text:c="8"/></text:p>
            <text:p><text:s text:c="13"/></text:p>
            <text:p><text:s text:c="14"/></text:p>
            <text:p><text:s text:c="13"/>Tue, Dec 26, 2017 11: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ris Middleton</text:p>
            <text:p><text:s text:c="17"/></text:p>
            <text:p><text:s text:c="17"/></text:p>
            <text:p><text:s text:c="22"/>- G/F - <text:s/>Bucks</text:p>
            <text:p><text:s text:c="16"/></text:p>
            <text:p><text:s text:c="17"/></text:p>
            <text:p><text:s text:c="12"/></text:p>
            <text:p><text:s text:c="8"/></text:p>
            <text:p><text:s text:c="8"/></text:p>
            <text:p><text:s text:c="8"/></text:p>
            <text:p><text:s text:c="12"/>Khris Middleton was ejected in the final minute of Tuesday's 115-106 loss to the Bulls, finishing with 16 points on 5-of-18 shooting.</text:p>
            <text:p><text:s text:c="8"/></text:p>
            <text:p><text:s text:c="8"/></text:p>
            <text:p><text:s text:c="13"/>He got tangled up with Kris Dunn and it's unclear who initiated it, but it wasn't too serious and we'd be very surprised if the NBA issued suspensions. Middleton added five rebounds, three assists and three triples, but expect a more efficient game on Thursday vs. the Wolves.</text:p>
            <text:p><text:s text:c="8"/></text:p>
            <text:p><text:s text:c="8"/></text:p>
            <text:p><text:s text:c="13"/></text:p>
            <text:p><text:s text:c="14"/></text:p>
            <text:p><text:s text:c="13"/>Tue, Dec 26, 2017 11: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hit 8-of-17 shots and two 3-pointers on his way to a season-high 21 points, two rebounds and two assists, but didn't have a steal, block or 3-pointer in Tuesday's 109-97 win over the Nets.</text:p>
            <text:p><text:s text:c="8"/></text:p>
            <text:p><text:s text:c="8"/></text:p>
            <text:p><text:s text:c="13"/>Leonard played a season-high 26 minutes after getting Saturday off for maintenance and finally looked like his old self. We're guessing Leonard is on track to play on Thursday against the Knicks and on Saturday against the Pistons, but the Spurs have a back-to-back set next Tuesday and Wednesday, so he will likely be out for one of those. The minutes are creeping up, but he's still a bit too expensive to be using in DFS right now. But owners in season-long leagues should be using him on nights when he's going to play.</text:p>
            <text:p><text:s text:c="8"/></text:p>
            <text:p><text:s text:c="8"/></text:p>
            <text:p><text:s text:c="13"/></text:p>
            <text:p><text:s text:c="14"/></text:p>
            <text:p><text:s text:c="13"/>Tue, Dec 26, 2017 11:0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ndae Hollis-Jefferson</text:p>
            <text:p><text:s text:c="17"/></text:p>
            <text:p><text:s text:c="17"/></text:p>
            <text:p><text:s text:c="22"/>- F - <text:s/>Nets</text:p>
            <text:p><text:s text:c="16"/></text:p>
            <text:p><text:s text:c="17"/></text:p>
            <text:p><text:s text:c="12"/></text:p>
            <text:p><text:s text:c="8"/></text:p>
            <text:p><text:s text:c="8"/></text:p>
            <text:p><text:s text:c="8"/></text:p>
            <text:p><text:s text:c="12"/>Rondae Hollis-Jefferson hit 5-of-13 shots and a 3-pointer for 13 points, six rebounds, three assists and a steal in 27 minutes of Tuesday's loss to the Spurs.</text:p>
            <text:p><text:s text:c="8"/></text:p>
            <text:p><text:s text:c="8"/></text:p>
            <text:p><text:s text:c="13"/>RHJ went to the locker room early while holding his hip, but returned quickly and appeared to be fine. He should be ready for Wednesdays' game against the Pelicans. RHJ had been hot coming into this game, so hopefully the hip thing isn't the reason he looked rather pedestrian tonight.</text:p>
            <text:p><text:s text:c="8"/></text:p>
            <text:p><text:s text:c="8"/></text:p>
            <text:p><text:s text:c="13"/></text:p>
            <text:p><text:s text:c="14"/></text:p>
            <text:p><text:s text:c="13"/>Tue, Dec 26, 2017 11:0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was ejected from Tuesday's game vs. the Jazz with a Flagrant 2 foul.</text:p>
            <text:p><text:s text:c="8"/></text:p>
            <text:p><text:s text:c="8"/></text:p>
            <text:p><text:s text:c="13"/>Jokic was running up the floor and lifted his elbow into Jonas Jerebko's face. It's hard to tell if it was intentional, but his fantasy owners shouldn't be concerned about a possible suspension because it wasn't that bad. He will sit out the final nine minutes of the fourth quarter and will finish with 13 points, seven rebounds, five assists, one steal and one triple.</text:p>
            <text:p><text:s text:c="8"/></text:p>
            <text:p><text:s text:c="8"/></text:p>
            <text:p><text:s text:c="13"/></text:p>
            <text:p><text:s text:c="14"/></text:p>
            <text:p><text:s text:c="13"/>Tue, Dec 26, 2017 10: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 Harris</text:p>
            <text:p><text:s text:c="17"/></text:p>
            <text:p><text:s text:c="17"/></text:p>
            <text:p><text:s text:c="22"/>- G/F - <text:s/>Nets</text:p>
            <text:p><text:s text:c="16"/></text:p>
            <text:p><text:s text:c="17"/></text:p>
            <text:p><text:s text:c="12"/></text:p>
            <text:p><text:s text:c="8"/></text:p>
            <text:p><text:s text:c="8"/></text:p>
            <text:p><text:s text:c="8"/></text:p>
            <text:p><text:s text:c="12"/>Joe Harris landed on another player's foot near the basket with just under a minute left in Tuesday's game and sprained his right ankle, finishing with five points, two assists and a 3-pointer in 26 minutes.</text:p>
            <text:p><text:s text:c="8"/></text:p>
            <text:p><text:s text:c="8"/></text:p>
            <text:p><text:s text:c="13"/>He came out of the game and went straight to the locker room, and held his ankle a little high when he was down, indicating this could be a high ankle sprain. We should know more on Wednesday, but Harris hasn't scored more than seven points in each of his last three games. If you're holding him, you might be able to do better off the waiver wire.</text:p>
            <text:p><text:s text:c="8"/></text:p>
            <text:p><text:s text:c="8"/></text:p>
            <text:p><text:s text:c="13"/></text:p>
            <text:p><text:s text:c="14"/></text:p>
            <text:p><text:s text:c="13"/>Tue, Dec 26, 2017 10: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knee) returned from a one-game absence in Tuesday's 115-106 loss to the Bulls, scoring 28 points (11-of-17 FGs, 5-of-6 FTs) with seven rebounds, four assists, one steal, one block and one triple in 37 minutes.</text:p>
            <text:p><text:s text:c="8"/></text:p>
            <text:p><text:s text:c="8"/></text:p>
            <text:p><text:s text:c="13"/>As expected, Giannis didn't have any restrictions and will continue to be among the league leaders in minutes. Coach Jason Kidd said there are "no concerns" about Giannis' knee and the superstar forward said himself that the Bucks were being cautious by holding him out, but his fantasy owners should get into the habit of checking his status for back-to-back sets going forward just in case -- their next one is on Thursday vs. the Wolves and Friday vs. the Thunder.</text:p>
            <text:p><text:s text:c="8"/></text:p>
            <text:p><text:s text:c="8"/></text:p>
            <text:p><text:s text:c="13"/></text:p>
            <text:p><text:s text:c="14"/></text:p>
            <text:p><text:s text:c="13"/>Tue, Dec 26, 2017 10: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hit 8-of-11 shots and two 3-pointers for 18 points, five assists and two steals in 28 minutes of Tuesday's loss to the Spurs.</text:p>
            <text:p><text:s text:c="8"/></text:p>
            <text:p><text:s text:c="8"/></text:p>
            <text:p><text:s text:c="13"/>He managed to make it through the whole game without a rebound, but is rolling right now. LeVert has scored in double figures in 10 of his 12 December games and is generally good for some rebounds, assists, steals and threes, with the occasional block thrown in. He's playing well enough to be owned in most fantasy leagues right now and is a nice, value option in DFS each night.</text:p>
            <text:p><text:s text:c="8"/></text:p>
            <text:p><text:s text:c="8"/></text:p>
            <text:p><text:s text:c="13"/></text:p>
            <text:p><text:s text:c="14"/></text:p>
            <text:p><text:s text:c="13"/>Tue, Dec 26, 2017 10: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rrett Allen</text:p>
            <text:p><text:s text:c="17"/></text:p>
            <text:p><text:s text:c="17"/></text:p>
            <text:p><text:s text:c="22"/>- C - <text:s/>Nets</text:p>
            <text:p><text:s text:c="16"/></text:p>
            <text:p><text:s text:c="17"/></text:p>
            <text:p><text:s text:c="12"/></text:p>
            <text:p><text:s text:c="8"/></text:p>
            <text:p><text:s text:c="8"/></text:p>
            <text:p><text:s text:c="8"/></text:p>
            <text:p><text:s text:c="12"/>Jarrett Allen came off the bench and hit 6-of-11 shots for 12 points, nine rebounds and one assist in 21 minutes on Tuesday.</text:p>
            <text:p><text:s text:c="8"/></text:p>
            <text:p><text:s text:c="8"/></text:p>
            <text:p><text:s text:c="13"/>The 12 points tied his career high and the nine rebounds set his career high, but he didn't have a block or a steal tonight. He's very intriguing, but the Nets are kind of a mess. Tyler Zeller started at center and had eight points and eight rebounds, and Quincy Acy had eight points, 10 rebounds and two 3-pointers on 3-of-12 shooting off the bench. And Jahlil Okafor didn't play again. Just keep an eye on Allen in case the minutes increase at some point.</text:p>
            <text:p><text:s text:c="8"/></text:p>
            <text:p><text:s text:c="8"/></text:p>
            <text:p><text:s text:c="13"/></text:p>
            <text:p><text:s text:c="14"/></text:p>
            <text:p><text:s text:c="13"/>Tue, Dec 26, 2017 10:5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Kris Dunn stuffed the stat sheet with 20 points, 12 assists, two rebounds, four steals and two blocks in Tuesday's 115-106 win over the Bucks.</text:p>
            <text:p><text:s text:c="8"/></text:p>
            <text:p><text:s text:c="8"/></text:p>
            <text:p><text:s text:c="13"/>He was 9-of-17 from the field, but his struggles from the line (2-of-4) continued and his ball security (four turnovers) is still a buzzkill. However, he's getting the job done for his fantasy owners with his points, dimes, rebounds and defensive stats, and it's hard to complain about a guy who was more than likely picked up off the wire for free. "I've been really proud of Kris the way he handled everything and the way he worked to get better," coach Fred Hoiberg said. "He's really taken off in the role. He's the guy we get the ball to in the clutch and he's made big play after big play." He was ejected in the final minute after getting tangled up with Khris Middleton, but it wasn't anything too serious.</text:p>
            <text:p><text:s text:c="8"/></text:p>
            <text:p><text:s text:c="8"/></text:p>
            <text:p><text:s text:c="13"/></text:p>
            <text:p><text:s text:c="14"/></text:p>
            <text:p><text:s text:c="13"/>Source: NBA.com <text:s text:c="42"/>Tue, Dec 26, 2017 10:4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hit just 1-of-10 shots and was 0-for-3 from downtown for two points, four rebounds, three assists and two steals in Tuesday's 109-97 loss to the Spurs.</text:p>
            <text:p><text:s text:c="8"/></text:p>
            <text:p><text:s text:c="8"/></text:p>
            <text:p><text:s text:c="13"/>Carroll got a heavy dose of Kawhi Leonard tonight and didn't fare well. He was playing well prior to this game, scoring between 15 and 20 points in each of his previous three games, and had a strong 20 &amp; 13 double-double on Saturday. He'll look to get back on track against the Pelicans on Wednesday night.</text:p>
            <text:p><text:s text:c="8"/></text:p>
            <text:p><text:s text:c="8"/></text:p>
            <text:p><text:s text:c="13"/></text:p>
            <text:p><text:s text:c="14"/></text:p>
            <text:p><text:s text:c="13"/>Tue, Dec 26, 2017 10:4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Mirotic</text:p>
            <text:p><text:s text:c="17"/></text:p>
            <text:p><text:s text:c="17"/></text:p>
            <text:p><text:s text:c="22"/>- F - <text:s/>Pelicans</text:p>
            <text:p><text:s text:c="16"/></text:p>
            <text:p><text:s text:c="17"/></text:p>
            <text:p><text:s text:c="12"/></text:p>
            <text:p><text:s text:c="8"/></text:p>
            <text:p><text:s text:c="8"/></text:p>
            <text:p><text:s text:c="8"/></text:p>
            <text:p><text:s text:c="12"/>Nikola Mirotic scored 24 points on 9-of-18 shots with eight rebounds, one assist and four triples in Tuesday's 115-106 win over the Bucks.</text:p>
            <text:p><text:s text:c="8"/></text:p>
            <text:p><text:s text:c="8"/></text:p>
            <text:p><text:s text:c="13"/>He had the hot hand tonight, but that's been pretty common these days. Lauri Markkanen was cold with three points on 1-of-7 shots, so Mirotic closed this game beside Bobby Portis. His role has been pretty stable in Chicago's frontcourt, but it's unclear if he's still in their long-term plans -- a report from the Chicago Sun Times indicated that Mirotic is still willing to waive his no-trade clause if he can join a contender.</text:p>
            <text:p><text:s text:c="8"/></text:p>
            <text:p><text:s text:c="8"/></text:p>
            <text:p><text:s text:c="13"/></text:p>
            <text:p><text:s text:c="14"/></text:p>
            <text:p><text:s text:c="13"/>Source: Chicago Sun-Times <text:s text:c="32"/>Tue, Dec 26, 2017 10: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Ellington</text:p>
            <text:p><text:s text:c="17"/></text:p>
            <text:p><text:s text:c="17"/></text:p>
            <text:p><text:s text:c="22"/>- G - <text:s/>Heat</text:p>
            <text:p><text:s text:c="16"/></text:p>
            <text:p><text:s text:c="17"/></text:p>
            <text:p><text:s text:c="12"/></text:p>
            <text:p><text:s text:c="8"/></text:p>
            <text:p><text:s text:c="8"/></text:p>
            <text:p><text:s text:c="8"/></text:p>
            <text:p><text:s text:c="12"/>Wayne Ellington hit 6-of-11 shots and 6-of-10 3-pointers for 18 points, six rebounds, one assist and two steals in 34 minutes of Tuesday's easy win over the Magic.</text:p>
            <text:p><text:s text:c="8"/></text:p>
            <text:p><text:s text:c="8"/></text:p>
            <text:p><text:s text:c="13"/>Ellington has scored between 13 and 28 points in each of his last three games, knocking down 17 3-pointers in them. And with Dion Waiters out indefinitely with an ankle injury, Ellington is going to continue to see big minutes for the Heat. If you are hurting for 3-pointers, he's worth an add right now.</text:p>
            <text:p><text:s text:c="8"/></text:p>
            <text:p><text:s text:c="8"/></text:p>
            <text:p><text:s text:c="13"/></text:p>
            <text:p><text:s text:c="14"/></text:p>
            <text:p><text:s text:c="13"/>Tue, Dec 26, 2017 10: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am Adebayo</text:p>
            <text:p><text:s text:c="17"/></text:p>
            <text:p><text:s text:c="17"/></text:p>
            <text:p><text:s text:c="22"/>- C - <text:s/>Heat</text:p>
            <text:p><text:s text:c="16"/></text:p>
            <text:p><text:s text:c="17"/></text:p>
            <text:p><text:s text:c="12"/></text:p>
            <text:p><text:s text:c="8"/></text:p>
            <text:p><text:s text:c="8"/></text:p>
            <text:p><text:s text:c="8"/></text:p>
            <text:p><text:s text:c="12"/>Bam Adebayo came off the bench to hit 3-of-4 shots and 2-of-2 free throws for eight points, nine rebounds, four assists, a steal and two blocks in 25 minutes on Tuesday.</text:p>
            <text:p><text:s text:c="8"/></text:p>
            <text:p><text:s text:c="8"/></text:p>
            <text:p><text:s text:c="13"/>Hassan Whiteside was back in the starting lineup but played just 18 minutes, allowing Adebayo to get nice run off the bench. Once Whiteside is back to full strength, Adebayo should take a minutes hit, but he might be able to hold some value for the next few games.</text:p>
            <text:p><text:s text:c="8"/></text:p>
            <text:p><text:s text:c="8"/></text:p>
            <text:p><text:s text:c="13"/>Related: Hassan Whiteside</text:p>
            <text:p><text:s text:c="14"/></text:p>
            <text:p><text:s text:c="13"/>Tue, Dec 26, 2017 10:3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hit 5-of-16 shots, 1-of-8 3-pointers and 6-of-6 free throws for 17 points, four rebounds, two assists, a steal and a block in 37 minutes of Tuesday's 107-89 win over the Magic.</text:p>
            <text:p><text:s text:c="8"/></text:p>
            <text:p><text:s text:c="8"/></text:p>
            <text:p><text:s text:c="13"/>He stepped on Jonathon Simmons' foot and appeared to badly turn his left ankle, but was right back in the game after a timeout. He's going to get a lot of run with Dion Waiters (ankle) hurting, while Goran Dragic is dealing with a sore left elbow, as well. Johnson is hot, averaging 16.2 points, 5.6 rebounds, 2.8 assists, 1.6 steals and 1.0 3-pointers over his last five, making him worth grabbing if you need a guard. Just make sure his ankle doesn't swell up on Wednesday morning.</text:p>
            <text:p><text:s text:c="8"/></text:p>
            <text:p><text:s text:c="8"/></text:p>
            <text:p><text:s text:c="13"/></text:p>
            <text:p><text:s text:c="14"/></text:p>
            <text:p><text:s text:c="13"/>Tue, Dec 26, 2017 10: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uri Markkanen</text:p>
            <text:p><text:s text:c="17"/></text:p>
            <text:p><text:s text:c="17"/></text:p>
            <text:p><text:s text:c="22"/>- F - <text:s/>Bulls</text:p>
            <text:p><text:s text:c="16"/></text:p>
            <text:p><text:s text:c="17"/></text:p>
            <text:p><text:s text:c="12"/></text:p>
            <text:p><text:s text:c="8"/></text:p>
            <text:p><text:s text:c="8"/></text:p>
            <text:p><text:s text:c="8"/></text:p>
            <text:p><text:s text:c="12"/>Lauri Markkanen played just 20 minutes in Tuesday's 115-106 win over the Bucks, scoring three points on 1-of-7 shots with seven rebounds and one assist.</text:p>
            <text:p><text:s text:c="8"/></text:p>
            <text:p><text:s text:c="8"/></text:p>
            <text:p><text:s text:c="13"/>He checked out with 4:37 to go in the third quarter and didn't see the floor again. Nikola Mirotic had the hot hand and Bobby Portis was playing well, so the Bulls rolled with those two guys to close the game. This was a tough matchup for Markkanen, but outside of his 25-point gem on Dec. 21, he's been hard to trust since Mirotic was activated. He's a hold, but his fantasy arrow is pointing down at the moment.</text:p>
            <text:p><text:s text:c="8"/></text:p>
            <text:p><text:s text:c="8"/></text:p>
            <text:p><text:s text:c="13"/></text:p>
            <text:p><text:s text:c="14"/></text:p>
            <text:p><text:s text:c="13"/>Tue, Dec 26, 2017 10:3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hit 6-of-18 shots and 1-of-5 3-pointers for 14 points, four rebounds, six assists, two steals and five turnovers in 30 minutes of Tuesday's win over the Magic.</text:p>
            <text:p><text:s text:c="8"/></text:p>
            <text:p><text:s text:c="8"/></text:p>
            <text:p><text:s text:c="13"/>Dragic was 2-of-12 shooting at one point tonight, but shed his elbow sleeve and played better soon after. Heat reporter Ira Winderman commented on Twitter that his "left elbow is not right," but he did play better after he took the sleeve off. Dragic should be able to play through his elbow issue, but owners will want to keep an eye on his status to make sure it's not going to cost him any time going forward.</text:p>
            <text:p><text:s text:c="8"/></text:p>
            <text:p><text:s text:c="8"/></text:p>
            <text:p><text:s text:c="13"/></text:p>
            <text:p><text:s text:c="14"/></text:p>
            <text:p><text:s text:c="13"/>Tue, Dec 26, 2017 10: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lly Olynyk</text:p>
            <text:p><text:s text:c="17"/></text:p>
            <text:p><text:s text:c="17"/></text:p>
            <text:p><text:s text:c="22"/>- F/C - <text:s/>Heat</text:p>
            <text:p><text:s text:c="16"/></text:p>
            <text:p><text:s text:c="17"/></text:p>
            <text:p><text:s text:c="12"/></text:p>
            <text:p><text:s text:c="8"/></text:p>
            <text:p><text:s text:c="8"/></text:p>
            <text:p><text:s text:c="8"/></text:p>
            <text:p><text:s text:c="12"/>Kelly Olynyk started at power forward on Tuesday and hit 7-of-14 shots and a 3-pointer for 15 points, 12 rebounds, two assists, three steals and two blocks in 32 minutes of a 107-89 win over the Magic.</text:p>
            <text:p><text:s text:c="8"/></text:p>
            <text:p><text:s text:c="8"/></text:p>
            <text:p><text:s text:c="13"/>Things weren't looking great for Olynyk a couple days ago with Hassan Whiteside nearing a return and James Johnson back from his ankle injury, but Johnson is hurt again and Whiteside played just 18 minutes tonight. Olynyk is worth owning everywhere right now, at least until Johnson is ready to return from his ankle problem. This was just his second double-double of the season and the 12 boards were a season high.</text:p>
            <text:p><text:s text:c="8"/></text:p>
            <text:p><text:s text:c="8"/></text:p>
            <text:p><text:s text:c="13"/>Related: James Johnson</text:p>
            <text:p><text:s text:c="14"/></text:p>
            <text:p><text:s text:c="13"/>Tue, Dec 26, 2017 10: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started and played 18 minutes on Tuesday, finishing with seven points, eight rebounds and a steal after missing 13 straight games with a left knee injury.</text:p>
            <text:p><text:s text:c="8"/></text:p>
            <text:p><text:s text:c="8"/></text:p>
            <text:p><text:s text:c="13"/>He was sporting a huge brace on the knee but he was active and looked good in his limited run. He might have returned late had the game been close, but the Heat chose to shut him down early. It was good to see him back and hopefully he's playing like his old self a week from now.</text:p>
            <text:p><text:s text:c="8"/></text:p>
            <text:p><text:s text:c="8"/></text:p>
            <text:p><text:s text:c="13"/></text:p>
            <text:p><text:s text:c="14"/></text:p>
            <text:p><text:s text:c="13"/>Tue, Dec 26, 2017 10: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hit 8-of-14 shots and 4-of-4 free throws for 20 points, seven rebounds, five assists, a steal and just one turnover in 36 minutes of Tuesday's easy 107-89 win over the Magic.</text:p>
            <text:p><text:s text:c="8"/></text:p>
            <text:p><text:s text:c="8"/></text:p>
            <text:p><text:s text:c="13"/>He was 0-for-4 from downtown snapping an eight-game streak of hitting at least one 3-pointer. He was highly efficient tonight and has been rolling for three weeks, scoring in double digits in nine straight games and looking like a fantasy beast in the process. Hopefully you held onto him when things weren't going so swimmingly.</text:p>
            <text:p><text:s text:c="8"/></text:p>
            <text:p><text:s text:c="8"/></text:p>
            <text:p><text:s text:c="13"/></text:p>
            <text:p><text:s text:c="14"/></text:p>
            <text:p><text:s text:c="13"/>Tue, Dec 26, 2017 10:1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Jonathan Isaac returned from his ankle injury and played 16 minutes on Tuesday, finishing with one point, one rebound and two steals.</text:p>
            <text:p><text:s text:c="8"/></text:p>
            <text:p><text:s text:c="8"/></text:p>
            <text:p><text:s text:c="13"/>He didn't block a shot, but that's probably what he does best. Just keep an eye on him, but don't expect any miracles with Aaron Gordon reportedly close to returning from his calf strain.</text:p>
            <text:p><text:s text:c="8"/></text:p>
            <text:p><text:s text:c="8"/></text:p>
            <text:p><text:s text:c="13"/></text:p>
            <text:p><text:s text:c="14"/></text:p>
            <text:p><text:s text:c="13"/>Tue, Dec 26, 2017 10: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reese Speights</text:p>
            <text:p><text:s text:c="17"/></text:p>
            <text:p><text:s text:c="17"/></text:p>
            <text:p><text:s text:c="22"/>- F/C - <text:s/>Magic</text:p>
            <text:p><text:s text:c="16"/></text:p>
            <text:p><text:s text:c="17"/></text:p>
            <text:p><text:s text:c="12"/></text:p>
            <text:p><text:s text:c="8"/></text:p>
            <text:p><text:s text:c="8"/></text:p>
            <text:p><text:s text:c="8"/></text:p>
            <text:p><text:s text:c="12"/>Marreese Speights came off the bench to hit 4-of-8 shots and two 3-pointers for 12 points, six rebounds and a steal in just 17 minutes of Tuesday's loss.</text:p>
            <text:p><text:s text:c="8"/></text:p>
            <text:p><text:s text:c="8"/></text:p>
            <text:p><text:s text:c="13"/>He's playing mostly at power forward and his minutes are going to be shaky, even with center Nikola Vucevic out with a broken hand. And once Aaron Gordon is back from his calf strain, Speights will just be a designated 3-point shooter off the bench, competing with Jonathan Isaac for minutes off the bench.</text:p>
            <text:p><text:s text:c="8"/></text:p>
            <text:p><text:s text:c="8"/></text:p>
            <text:p><text:s text:c="13"/></text:p>
            <text:p><text:s text:c="14"/></text:p>
            <text:p><text:s text:c="13"/>Tue, Dec 26, 2017 10:0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Hezonja</text:p>
            <text:p><text:s text:c="17"/></text:p>
            <text:p><text:s text:c="17"/></text:p>
            <text:p><text:s text:c="22"/>- F - <text:s/>Magic</text:p>
            <text:p><text:s text:c="16"/></text:p>
            <text:p><text:s text:c="17"/></text:p>
            <text:p><text:s text:c="12"/></text:p>
            <text:p><text:s text:c="8"/></text:p>
            <text:p><text:s text:c="8"/></text:p>
            <text:p><text:s text:c="8"/></text:p>
            <text:p><text:s text:c="12"/>Mario Hezonja hit 6-of-12 shots for 14 points, five rebounds and a steal in 32 minutes of Tuesday's ugly loss to the Heat.</text:p>
            <text:p><text:s text:c="8"/></text:p>
            <text:p><text:s text:c="8"/></text:p>
            <text:p><text:s text:c="13"/>This could be Hezonja's swan song with Aaron Gordon nearing a return from his calf injury, but he's been playing well for the Magic. He didn't hit a 3-pointer, missing all four of his attempts, but had hit 12 of them in his previous four games. With Evan Fournier back from an ankle sprain and Gordon knocking on the door, owners can expect Hezonja's minutes to take a pretty big hit in the near future.</text:p>
            <text:p><text:s text:c="8"/></text:p>
            <text:p><text:s text:c="8"/></text:p>
            <text:p><text:s text:c="13"/>Related: Aaron Gordon</text:p>
            <text:p><text:s text:c="14"/></text:p>
            <text:p><text:s text:c="13"/>Tue, Dec 26, 2017 10: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Elfrid Payton</text:p>
            <text:p><text:s text:c="17"/></text:p>
            <text:p><text:s text:c="17"/></text:p>
            <text:p><text:s text:c="22"/>- G - <text:s/>Suns</text:p>
            <text:p><text:s text:c="16"/></text:p>
            <text:p><text:s text:c="17"/></text:p>
            <text:p><text:s text:c="12"/></text:p>
            <text:p><text:s text:c="8"/></text:p>
            <text:p><text:s text:c="8"/></text:p>
            <text:p><text:s text:c="8"/></text:p>
            <text:p><text:s text:c="12"/>Elfrid Payton hit 9-of-18 shots for 19 points, eight rebounds, six assists and a steal in 34 minutes of Tuesday's 1-7-89 loss to the Heat.</text:p>
            <text:p><text:s text:c="8"/></text:p>
            <text:p><text:s text:c="8"/></text:p>
            <text:p><text:s text:c="13"/>Payton is killing it right now after his 30-point, 10-assist game on Saturday, and is averaging 19.2 points, 4.8 rebounds, 7.4 assists and 1.2 steals over his last five games, hitting 61 percent of his shots. He's not a 3-point shooter and usually struggles at the line, but he's filling it up everywhere else.</text:p>
            <text:p><text:s text:c="8"/></text:p>
            <text:p><text:s text:c="8"/></text:p>
            <text:p><text:s text:c="13"/></text:p>
            <text:p><text:s text:c="14"/></text:p>
            <text:p><text:s text:c="13"/>Tue, Dec 26, 2017 10:0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bias Harris</text:p>
            <text:p><text:s text:c="17"/></text:p>
            <text:p><text:s text:c="17"/></text:p>
            <text:p><text:s text:c="22"/>- F - <text:s/>Clippers</text:p>
            <text:p><text:s text:c="16"/></text:p>
            <text:p><text:s text:c="17"/></text:p>
            <text:p><text:s text:c="12"/></text:p>
            <text:p><text:s text:c="8"/></text:p>
            <text:p><text:s text:c="8"/></text:p>
            <text:p><text:s text:c="8"/></text:p>
            <text:p><text:s text:c="12"/>Tobias Harris scored an efficient 30 points on 10-of-11 shots and 3-of-4 free throws in Tuesday's easy win over the Pacers.</text:p>
            <text:p><text:s text:c="8"/></text:p>
            <text:p><text:s text:c="8"/></text:p>
            <text:p><text:s text:c="13"/>Harris outscored the entire Pacers team 21-19 in the first quarter without missing a single shot. He eventually took his foot off the gas, but the game was already over at that point. He added six rebounds with one assist and one steal, and he set a new career-high with seven 3-pointerts. His numbers were down a bit in December prior to tonight, but hopefully this a sign of good things to come in the new year.</text:p>
            <text:p><text:s text:c="8"/></text:p>
            <text:p><text:s text:c="8"/></text:p>
            <text:p><text:s text:c="13"/></text:p>
            <text:p><text:s text:c="14"/></text:p>
            <text:p><text:s text:c="13"/>Tue, Dec 26, 2017 10:0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ismack Biyombo</text:p>
            <text:p><text:s text:c="17"/></text:p>
            <text:p><text:s text:c="17"/></text:p>
            <text:p><text:s text:c="22"/>- C - <text:s/>Magic</text:p>
            <text:p><text:s text:c="16"/></text:p>
            <text:p><text:s text:c="17"/></text:p>
            <text:p><text:s text:c="12"/></text:p>
            <text:p><text:s text:c="8"/></text:p>
            <text:p><text:s text:c="8"/></text:p>
            <text:p><text:s text:c="8"/></text:p>
            <text:p><text:s text:c="12"/>Bismack Biyombo hit just 1-of-7 shots for three points in Tuesday's start, but also had 12 rebounds and five blocked shots in a 107-89 loss to the Heat.</text:p>
            <text:p><text:s text:c="8"/></text:p>
            <text:p><text:s text:c="8"/></text:p>
            <text:p><text:s text:c="13"/>He outplayed Hassan Whiteside in many aspects and with Nikola Vucevic out indefinitely with a broken hand, Biyombo has a lot of 30-minute nights in his future. He's not going to score much, but boards and blocks should be the order of the day for the big man from the Congo.</text:p>
            <text:p><text:s text:c="8"/></text:p>
            <text:p><text:s text:c="8"/></text:p>
            <text:p><text:s text:c="13"/></text:p>
            <text:p><text:s text:c="14"/></text:p>
            <text:p><text:s text:c="13"/>Tue, Dec 26, 2017 10:0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Evan Fournier came back from an eight-game absence with an ankle injury on Tuesday and hit 5-of-10 shots and a 3-pointer for 14 points, three rebounds and one assist in 30 minutes.</text:p>
            <text:p><text:s text:c="8"/></text:p>
            <text:p><text:s text:c="8"/></text:p>
            <text:p><text:s text:c="13"/>Jonathon Simmons struggled tonight on 1-of-8 shooting and Aaron Gordon is due back soon for the Magic, but Fournier is still going to be a big part of the Magic's offense. Get him back in your lineup ASAP.</text:p>
            <text:p><text:s text:c="8"/></text:p>
            <text:p><text:s text:c="8"/></text:p>
            <text:p><text:s text:c="13"/></text:p>
            <text:p><text:s text:c="14"/></text:p>
            <text:p><text:s text:c="13"/>Tue, Dec 26, 2017 10:0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Drummond</text:p>
            <text:p><text:s text:c="17"/></text:p>
            <text:p><text:s text:c="17"/></text:p>
            <text:p><text:s text:c="22"/>- C - <text:s/>Pistons</text:p>
            <text:p><text:s text:c="16"/></text:p>
            <text:p><text:s text:c="17"/></text:p>
            <text:p><text:s text:c="12"/></text:p>
            <text:p><text:s text:c="8"/></text:p>
            <text:p><text:s text:c="8"/></text:p>
            <text:p><text:s text:c="8"/></text:p>
            <text:p><text:s text:c="12"/>Andre Drummond feasted in a 107-83 win over the Pacers on Tuesday with 21 points, 18 rebounds, three assists and one steal in 33 minutes.</text:p>
            <text:p><text:s text:c="8"/></text:p>
            <text:p><text:s text:c="8"/></text:p>
            <text:p><text:s text:c="13"/>He was 9-of-13 from the field and 3-of-4 from the line and was toying with the Pacers at times (link below). It was just another day at the office for Drummond as it's no secret that he's been in All-Star form all season after taking a step back in 2016-17.</text:p>
            <text:p><text:s text:c="8"/></text:p>
            <text:p><text:s text:c="8"/></text:p>
            <text:p><text:s text:c="13"/></text:p>
            <text:p><text:s text:c="14"/></text:p>
            <text:p><text:s text:c="13"/>Source: John Schuhmann on Twitter <text:s text:c="24"/>Tue, Dec 26, 2017 09: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hit just 1-of-8 shots for four points, four rebounds and four turnovers in 32 minutes of Tuesday's 107-89 loss to the Heat.</text:p>
            <text:p><text:s text:c="8"/></text:p>
            <text:p><text:s text:c="8"/></text:p>
            <text:p><text:s text:c="13"/>Simmons didn't score until late in the third quarter and simply didn't have it tonight. He had scored in double digits in all of his December games until he had a six-point dud on Dec. 20, and then struggled again tonight. It will be interesting to see how he does now that Evan Fournier is back and Aaron Gordon is close, but Simmons should still be held in most leagues, as tonight just looked like a lost cause for the talented young wing.</text:p>
            <text:p><text:s text:c="8"/></text:p>
            <text:p><text:s text:c="8"/></text:p>
            <text:p><text:s text:c="13"/></text:p>
            <text:p><text:s text:c="14"/></text:p>
            <text:p><text:s text:c="13"/>Tue, Dec 26, 2017 09: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played just 16 minutes on Tuesday but finished with seven points, one steals, two blocks and a 3-pointer for the Raptors.</text:p>
            <text:p><text:s text:c="8"/></text:p>
            <text:p><text:s text:c="8"/></text:p>
            <text:p><text:s text:c="13"/>He's still not a must-own player, but he is on the radar. He's hit at least one 3-pointer and a steal in four of his last five games, and has blocked four shots over his last four. Just keep an eye on him in case he starts getting minutes.</text:p>
            <text:p><text:s text:c="8"/></text:p>
            <text:p><text:s text:c="8"/></text:p>
            <text:p><text:s text:c="13"/></text:p>
            <text:p><text:s text:c="14"/></text:p>
            <text:p><text:s text:c="13"/>Tue, Dec 26, 2017 09:5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Tolliver</text:p>
            <text:p><text:s text:c="17"/></text:p>
            <text:p><text:s text:c="17"/></text:p>
            <text:p><text:s text:c="22"/>- F - <text:s/>Pistons</text:p>
            <text:p><text:s text:c="16"/></text:p>
            <text:p><text:s text:c="17"/></text:p>
            <text:p><text:s text:c="12"/></text:p>
            <text:p><text:s text:c="8"/></text:p>
            <text:p><text:s text:c="8"/></text:p>
            <text:p><text:s text:c="8"/></text:p>
            <text:p><text:s text:c="12"/>Anthony Tolliver moved back to the bench on Tuesday vs. the Pacers, finishing scoreless with three missed shots (all 3-point attempts) with one rebound and one assist.</text:p>
            <text:p><text:s text:c="8"/></text:p>
            <text:p><text:s text:c="8"/></text:p>
            <text:p><text:s text:c="13"/>Tolliver was coming off a nice stretch with 14.0 points and 3.8 triples over his last four games, so he was due for a dud. He will continue to be a 3-point specialist for owners in very deep leagues, at least until Detroit gets some bodies back.</text:p>
            <text:p><text:s text:c="8"/></text:p>
            <text:p><text:s text:c="8"/></text:p>
            <text:p><text:s text:c="13"/></text:p>
            <text:p><text:s text:c="14"/></text:p>
            <text:p><text:s text:c="13"/>Tue, Dec 26, 2017 09:5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Barea</text:p>
            <text:p><text:s text:c="17"/></text:p>
            <text:p><text:s text:c="17"/></text:p>
            <text:p><text:s text:c="22"/>- G - <text:s/>Mavericks</text:p>
            <text:p><text:s text:c="16"/></text:p>
            <text:p><text:s text:c="17"/></text:p>
            <text:p><text:s text:c="12"/></text:p>
            <text:p><text:s text:c="8"/></text:p>
            <text:p><text:s text:c="8"/></text:p>
            <text:p><text:s text:c="8"/></text:p>
            <text:p><text:s text:c="12"/>J.J. Barea came off the bench to hit 9-of-18 shots and two 3-pointers for 20 points, three rebounds and four assists in 23 minutes of Tuesday's win over the Raptors.</text:p>
            <text:p><text:s text:c="8"/></text:p>
            <text:p><text:s text:c="8"/></text:p>
            <text:p><text:s text:c="13"/>The Mavs went on a 17-0 run starting in the third quarter, but then missed 12 straight shots to keep the Raptors in the game. Barea stepped up with a 12-foot jumper to stop the bleeding and then got to the rack for a nice layup to put the game on ice. Barea has been the most reliable guard in Dallas, averaging 12.8 points, 2.8 rebounds, 7.4 assists, 1.0 steals and 1.8 3-pointers on 48 percent shooting over his last five games.</text:p>
            <text:p><text:s text:c="8"/></text:p>
            <text:p><text:s text:c="8"/></text:p>
            <text:p><text:s text:c="13"/></text:p>
            <text:p><text:s text:c="14"/></text:p>
            <text:p><text:s text:c="13"/>Tue, Dec 26, 2017 09: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Kennard</text:p>
            <text:p><text:s text:c="17"/></text:p>
            <text:p><text:s text:c="17"/></text:p>
            <text:p><text:s text:c="22"/>- G - <text:s/>Pistons</text:p>
            <text:p><text:s text:c="16"/></text:p>
            <text:p><text:s text:c="17"/></text:p>
            <text:p><text:s text:c="12"/></text:p>
            <text:p><text:s text:c="8"/></text:p>
            <text:p><text:s text:c="8"/></text:p>
            <text:p><text:s text:c="8"/></text:p>
            <text:p><text:s text:c="12"/>Luke Kennard moved back into the starting lineup on Tuesday vs. the Pacers, but played just 12 minutes with six points, two rebounds and two triples.</text:p>
            <text:p><text:s text:c="8"/></text:p>
            <text:p><text:s text:c="8"/></text:p>
            <text:p><text:s text:c="13"/>Kennard was a +22 during his brief time on the court, so it's unclear why he had such a short leash -- Stanley Johnson was 1-of-8 from the field in 36 minutes off the bench and Langston Galloway had seven points in 19 minutes. Maybe it was a matchup decision or a result of the lopsided score, but Kennard isn't a fantasy pickup anyways with Avery Bradley (groin) due back soon.</text:p>
            <text:p><text:s text:c="8"/></text:p>
            <text:p><text:s text:c="8"/></text:p>
            <text:p><text:s text:c="13"/></text:p>
            <text:p><text:s text:c="14"/></text:p>
            <text:p><text:s text:c="13"/>Tue, Dec 26, 2017 09:4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ennis Smith Jr. hit just 3-of-14 shots and 2-of-4 free throws for eight points, five rebounds and four assists, but didn't have a steal or a 3-pointer on Tuesday.</text:p>
            <text:p><text:s text:c="8"/></text:p>
            <text:p><text:s text:c="8"/></text:p>
            <text:p><text:s text:c="13"/>DSJ's shot has been broken for three games. He hit 5-of-10 in his return from the hip injury on Dec. 20, but has hit just 7-of-29 shots in his last three games. He looks good out there, despite the poor shooting, and is still learning how to play NBA point guard. But he's not living up to the lofty expectations that were put on him prior to the season. He just needs to see some shots fall in order to regain some confidence and the six-game injury layoff didn't do him any favors.</text:p>
            <text:p><text:s text:c="8"/></text:p>
            <text:p><text:s text:c="8"/></text:p>
            <text:p><text:s text:c="13"/></text:p>
            <text:p><text:s text:c="14"/></text:p>
            <text:p><text:s text:c="13"/>Tue, Dec 26, 2017 09: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xi Kleber</text:p>
            <text:p><text:s text:c="17"/></text:p>
            <text:p><text:s text:c="17"/></text:p>
            <text:p><text:s text:c="22"/>- F - <text:s/>Mavericks</text:p>
            <text:p><text:s text:c="16"/></text:p>
            <text:p><text:s text:c="17"/></text:p>
            <text:p><text:s text:c="12"/></text:p>
            <text:p><text:s text:c="8"/></text:p>
            <text:p><text:s text:c="8"/></text:p>
            <text:p><text:s text:c="8"/></text:p>
            <text:p><text:s text:c="12"/>Maxi Kleber hit 6-of-9 shots and two 3-pointers for 15 points, eight rebounds, two assists, two steals and five blocks in 25 minutes of Tuesday's 98-93 win over the Raptors.</text:p>
            <text:p><text:s text:c="8"/></text:p>
            <text:p><text:s text:c="8"/></text:p>
            <text:p><text:s text:c="13"/>The rebounds tied a career high and the five blocks set one for the rookie, who had scored no more than eight points in any of his previous four games. He was great tonight and has shown flashes all season, and is worth a fantasy look as long as he continues to start and get 25-plus minutes a night. Just beware of the inconsistency he'll bring along if you pick him up.</text:p>
            <text:p><text:s text:c="8"/></text:p>
            <text:p><text:s text:c="8"/></text:p>
            <text:p><text:s text:c="13"/></text:p>
            <text:p><text:s text:c="14"/></text:p>
            <text:p><text:s text:c="13"/>Tue, Dec 26, 2017 09:4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h Smith</text:p>
            <text:p><text:s text:c="17"/></text:p>
            <text:p><text:s text:c="17"/></text:p>
            <text:p><text:s text:c="22"/>- G - <text:s/>Pistons</text:p>
            <text:p><text:s text:c="16"/></text:p>
            <text:p><text:s text:c="17"/></text:p>
            <text:p><text:s text:c="12"/></text:p>
            <text:p><text:s text:c="8"/></text:p>
            <text:p><text:s text:c="8"/></text:p>
            <text:p><text:s text:c="8"/></text:p>
            <text:p><text:s text:c="12"/>Ish Smith took over for an injured Reggie Jackson (ankle) on Tuesday vs. the Pacers, scoring 12 points with three assists, two rebounds and two turnovers in 25 minutes.</text:p>
            <text:p><text:s text:c="8"/></text:p>
            <text:p><text:s text:c="8"/></text:p>
            <text:p><text:s text:c="13"/>He was 6-of-11 from the field and will likely move into the starting lineup with Jackson probably looking at some time on the shelf -- X-rays were negative, but R-Jax will have an MRI on Wednesday. Smith hasn't made any starts this season, but he did well in that role in 2016-17 with averages of 12.3 points, 6.3 assists, 3.3 rebounds, 0.8 steals and 0.5 triples in 32 starts. With a similar supporting cast, those numbers are fair expectations.</text:p>
            <text:p><text:s text:c="8"/></text:p>
            <text:p><text:s text:c="8"/></text:p>
            <text:p><text:s text:c="13"/></text:p>
            <text:p><text:s text:c="14"/></text:p>
            <text:p><text:s text:c="13"/>Tue, Dec 26, 2017 09:4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rk Nowitzki</text:p>
            <text:p><text:s text:c="17"/></text:p>
            <text:p><text:s text:c="17"/></text:p>
            <text:p><text:s text:c="22"/>- F/C - <text:s/>Mavericks</text:p>
            <text:p><text:s text:c="16"/></text:p>
            <text:p><text:s text:c="17"/></text:p>
            <text:p><text:s text:c="12"/></text:p>
            <text:p><text:s text:c="8"/></text:p>
            <text:p><text:s text:c="8"/></text:p>
            <text:p><text:s text:c="8"/></text:p>
            <text:p><text:s text:c="12"/>Dirk Nowitzki hit 8-of-13 shots and a 3-pointer for 18 points, seven rebounds, one steal and three blocks in 27 minutes of Tuesday's 98-93 win over the Raptors.</text:p>
            <text:p><text:s text:c="8"/></text:p>
            <text:p><text:s text:c="8"/></text:p>
            <text:p><text:s text:c="13"/>Dirk has scored between 18 and 20 points in his last three and hasn't missed a game yet this season. He's playing well and has been a pleasant fantasy surprise despite his advanced age and mileage.</text:p>
            <text:p><text:s text:c="8"/></text:p>
            <text:p><text:s text:c="8"/></text:p>
            <text:p><text:s text:c="13"/></text:p>
            <text:p><text:s text:c="14"/></text:p>
            <text:p><text:s text:c="13"/>Tue, Dec 26, 2017 09: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hit just 3-of-16 shots for eight points, three rebounds, five assists, two steals and zero 3-pointers in 35 minutes of Tuesday's 98-93 loss to the Mavericks.</text:p>
            <text:p><text:s text:c="8"/></text:p>
            <text:p><text:s text:c="8"/></text:p>
            <text:p><text:s text:c="13"/>This was just his second single-digit scoring night of the season and he finally cooled off from downtown, missing both his attempts after hitting 13-of-20 from deep over his previous three games. He'll look to get back on track against the Thunder on Wednesday.</text:p>
            <text:p><text:s text:c="8"/></text:p>
            <text:p><text:s text:c="8"/></text:p>
            <text:p><text:s text:c="13"/></text:p>
            <text:p><text:s text:c="14"/></text:p>
            <text:p><text:s text:c="13"/>Tue, Dec 26, 2017 09:3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haddeus Young</text:p>
            <text:p><text:s text:c="17"/></text:p>
            <text:p><text:s text:c="17"/></text:p>
            <text:p><text:s text:c="22"/>- F - <text:s/>Pacers</text:p>
            <text:p><text:s text:c="16"/></text:p>
            <text:p><text:s text:c="17"/></text:p>
            <text:p><text:s text:c="12"/></text:p>
            <text:p><text:s text:c="8"/></text:p>
            <text:p><text:s text:c="8"/></text:p>
            <text:p><text:s text:c="8"/></text:p>
            <text:p><text:s text:c="12"/>Thaddeus Young had another rough game on Tuesday vs. the Pistons, scoring five points on 2-of-4 shooting with two rebounds, one block and one triple in 24 minutes.</text:p>
            <text:p><text:s text:c="8"/></text:p>
            <text:p><text:s text:c="8"/></text:p>
            <text:p><text:s text:c="13"/>He was a team-worst -34 during his time on the court and failed to score in double digits for the fourth time in his last five games. He's averaging just 6.0 points, 5.2 rebounds, 1.8 assists and 0.8 steals in that span, so his value has never been lower this season. As bad as he's been, he will be in a prime spot to bounce back on Wednesday vs. Dallas, but he could be a drop candidate if he flops again.</text:p>
            <text:p><text:s text:c="8"/></text:p>
            <text:p><text:s text:c="8"/></text:p>
            <text:p><text:s text:c="13"/></text:p>
            <text:p><text:s text:c="14"/></text:p>
            <text:p><text:s text:c="13"/>Tue, Dec 26, 2017 09:3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Lowry</text:p>
            <text:p><text:s text:c="17"/></text:p>
            <text:p><text:s text:c="17"/></text:p>
            <text:p><text:s text:c="22"/>- G - <text:s/>Raptors</text:p>
            <text:p><text:s text:c="16"/></text:p>
            <text:p><text:s text:c="17"/></text:p>
            <text:p><text:s text:c="12"/></text:p>
            <text:p><text:s text:c="8"/></text:p>
            <text:p><text:s text:c="8"/></text:p>
            <text:p><text:s text:c="8"/></text:p>
            <text:p><text:s text:c="12"/>Kyle Lowry hit 6-of-17 shots and four 3-pointers for 23 points, eight rebounds, six assists and a steal in 34 minutes of Tuesday's 98-93 loss to the Mavericks.</text:p>
            <text:p><text:s text:c="8"/></text:p>
            <text:p><text:s text:c="8"/></text:p>
            <text:p><text:s text:c="13"/>He was 7-of-8 from the line and committed just one turnover on the night. Lowry is killing it from downtown this season and has shot it well from beyond the arc over his last seven games after going 0-for-8 from deep on Dec. 11. Tonight's loss snapped a six-game winning streak for the Raptors, who lost for just the second time in December.</text:p>
            <text:p><text:s text:c="8"/></text:p>
            <text:p><text:s text:c="8"/></text:p>
            <text:p><text:s text:c="13"/></text:p>
            <text:p><text:s text:c="14"/></text:p>
            <text:p><text:s text:c="13"/>Tue, Dec 26, 2017 09: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Valanciunas</text:p>
            <text:p><text:s text:c="17"/></text:p>
            <text:p><text:s text:c="17"/></text:p>
            <text:p><text:s text:c="22"/>- C - <text:s/>Raptors</text:p>
            <text:p><text:s text:c="16"/></text:p>
            <text:p><text:s text:c="17"/></text:p>
            <text:p><text:s text:c="12"/></text:p>
            <text:p><text:s text:c="8"/></text:p>
            <text:p><text:s text:c="8"/></text:p>
            <text:p><text:s text:c="8"/></text:p>
            <text:p><text:s text:c="12"/>Jonas Valanciunas hit 5-of-11 shots and 7-of-9 free throws for 17 points, 11 rebounds, one steal and no blocks in Tuesday's 98-93 loss to the Mavericks.</text:p>
            <text:p><text:s text:c="8"/></text:p>
            <text:p><text:s text:c="8"/></text:p>
            <text:p><text:s text:c="13"/>After a pair of duds last Wednesday and Thursday, JV had 12 points and six boards on Saturday and was back in form tonight, but hasn't blocked a shot in three straight games. He's as hit-and-miss as they come, but tonight's effort against a weak Dallas center crew should help his confidence. He'll try to keep it rolling against the Thunder on Wednesday night.</text:p>
            <text:p><text:s text:c="8"/></text:p>
            <text:p><text:s text:c="8"/></text:p>
            <text:p><text:s text:c="13"/></text:p>
            <text:p><text:s text:c="14"/></text:p>
            <text:p><text:s text:c="13"/>Tue, Dec 26, 2017 09: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had a night to forget vs. Detroit on Tuesday, scoring 10 points (3-of-9 FGs, 3-of-4 FTs) with three rebounds, three assists and one 3-pointer in 23 minutes.</text:p>
            <text:p><text:s text:c="8"/></text:p>
            <text:p><text:s text:c="8"/></text:p>
            <text:p><text:s text:c="13"/>Andre Drummond was a handful all night and had his way with Turner and the rest of Indiana's frontcourt. Turner didn't play in the fourth quarter due to the lopsided score, and this was just his second game of the season without a blocked shot. He was coming off a monster 23-point game on Saturday with nine rebounds, three 3-pointers and a season-high six blocks, but his fantasy owners would like to see more consistency from the big man in the new year. He'll get a much better matchup on Wednesday vs. Dallas.</text:p>
            <text:p><text:s text:c="8"/></text:p>
            <text:p><text:s text:c="8"/></text:p>
            <text:p><text:s text:c="13"/></text:p>
            <text:p><text:s text:c="14"/></text:p>
            <text:p><text:s text:c="13"/>Tue, Dec 26, 2017 09:3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Jackson</text:p>
            <text:p><text:s text:c="17"/></text:p>
            <text:p><text:s text:c="17"/></text:p>
            <text:p><text:s text:c="22"/>- G - <text:s/>Pistons</text:p>
            <text:p><text:s text:c="16"/></text:p>
            <text:p><text:s text:c="17"/></text:p>
            <text:p><text:s text:c="12"/></text:p>
            <text:p><text:s text:c="8"/></text:p>
            <text:p><text:s text:c="8"/></text:p>
            <text:p><text:s text:c="8"/></text:p>
            <text:p><text:s text:c="12"/>X-rays on Reggie Jackson's right ankle came back negative and he has been diagnosed with a sprain.</text:p>
            <text:p><text:s text:c="8"/></text:p>
            <text:p><text:s text:c="8"/></text:p>
            <text:p><text:s text:c="13"/>Jackson obviously wasn't able to return to Tuesday's game vs. the Pacers, finishing with eight points, 13 assists and three rebounds. The Pistons didn't provide an update on the severity and we likely won't know more until Wednesday's MRI, but it did look like an injury that will force him to miss some time -- he had to be helped to the locker room and wasn't putting any weight on his right leg. If you need a point guard, Ish Smith is worth a long look in the short term.</text:p>
            <text:p><text:s text:c="8"/></text:p>
            <text:p><text:s text:c="8"/></text:p>
            <text:p><text:s text:c="13"/></text:p>
            <text:p><text:s text:c="14"/></text:p>
            <text:p><text:s text:c="13"/>Source: James Edwards III on Twitter <text:s text:c="21"/>Tue, Dec 26, 2017 09: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rge Ibaka</text:p>
            <text:p><text:s text:c="17"/></text:p>
            <text:p><text:s text:c="17"/></text:p>
            <text:p><text:s text:c="22"/>- F/C - <text:s/>Raptors</text:p>
            <text:p><text:s text:c="16"/></text:p>
            <text:p><text:s text:c="17"/></text:p>
            <text:p><text:s text:c="12"/></text:p>
            <text:p><text:s text:c="8"/></text:p>
            <text:p><text:s text:c="8"/></text:p>
            <text:p><text:s text:c="8"/></text:p>
            <text:p><text:s text:c="12"/>Serge Ibaka hit just 4-of-13 shots but still finished Tuesday's loss with 11 points, 12 rebounds and three blocks in 31 minutes.</text:p>
            <text:p><text:s text:c="8"/></text:p>
            <text:p><text:s text:c="8"/></text:p>
            <text:p><text:s text:c="13"/>He missed a 3-pointer that would have tied the game late, but it was close, going in and out. He was 0-for-4 from downtown tonight, making him 1-of-9 from deep over his last three games. Ibaka's having a fine season for the Raptors despite tonight's struggles.</text:p>
            <text:p><text:s text:c="8"/></text:p>
            <text:p><text:s text:c="8"/></text:p>
            <text:p><text:s text:c="13"/></text:p>
            <text:p><text:s text:c="14"/></text:p>
            <text:p><text:s text:c="13"/>Tue, Dec 26, 2017 09: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scored 13 points on 5-of-11 shots with three assists, one rebound, two steals, two blocks and two triples in Tuesday's 107-83 loss to the Pistons.</text:p>
            <text:p><text:s text:c="8"/></text:p>
            <text:p><text:s text:c="8"/></text:p>
            <text:p><text:s text:c="13"/>Even in a blowout, Dipo came through for his fantasy owners with the money stats. He didn't play in the fourth quarter due to the lopsided score and actually led the starters in minutes played with 26. Expect a much better performance from the Pacers on Wednesday vs. Dallas.</text:p>
            <text:p><text:s text:c="8"/></text:p>
            <text:p><text:s text:c="8"/></text:p>
            <text:p><text:s text:c="13"/></text:p>
            <text:p><text:s text:c="14"/></text:p>
            <text:p><text:s text:c="13"/>Tue, Dec 26, 2017 09:2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ler Johnson</text:p>
            <text:p><text:s text:c="17"/></text:p>
            <text:p><text:s text:c="17"/></text:p>
            <text:p><text:s text:c="22"/>- G - <text:s/>Heat</text:p>
            <text:p><text:s text:c="16"/></text:p>
            <text:p><text:s text:c="17"/></text:p>
            <text:p><text:s text:c="12"/></text:p>
            <text:p><text:s text:c="8"/></text:p>
            <text:p><text:s text:c="8"/></text:p>
            <text:p><text:s text:c="8"/></text:p>
            <text:p><text:s text:c="12"/>Tyler Johnson stepped on the foot of Jonathon Simmons on Tuesday night and sprained his left ankle, but was able to stay in the game.</text:p>
            <text:p><text:s text:c="8"/></text:p>
            <text:p><text:s text:c="8"/></text:p>
            <text:p><text:s text:c="13"/>It looked like he tweaked it pretty hard in replays so we'll have to see if it swells up tomorrow. But the good news is that he's staying in the game and will try to finish. We'll let you know how he fared after the game.</text:p>
            <text:p><text:s text:c="8"/></text:p>
            <text:p><text:s text:c="8"/></text:p>
            <text:p><text:s text:c="13"/></text:p>
            <text:p><text:s text:c="14"/></text:p>
            <text:p><text:s text:c="13"/>Tue, Dec 26, 2017 09:0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eggie Jackson</text:p>
            <text:p><text:s text:c="17"/></text:p>
            <text:p><text:s text:c="17"/></text:p>
            <text:p><text:s text:c="22"/>- G - <text:s/>Pistons</text:p>
            <text:p><text:s text:c="16"/></text:p>
            <text:p><text:s text:c="17"/></text:p>
            <text:p><text:s text:c="12"/></text:p>
            <text:p><text:s text:c="8"/></text:p>
            <text:p><text:s text:c="8"/></text:p>
            <text:p><text:s text:c="8"/></text:p>
            <text:p><text:s text:c="12"/>Reggie Jackson suffered a nasty right ankle injury on Tuesday vs. Indiana and had to be helped off the court.</text:p>
            <text:p><text:s text:c="8"/></text:p>
            <text:p><text:s text:c="8"/></text:p>
            <text:p><text:s text:c="13"/>He went down in a heap and wasn't able to put any weight on his right leg. His night is surely done and this injury looks it could sideline him for a bit, but his fantasy owners should sit tight until we know more. Ish Smith is worth a speculative add if you could use a boost in assists as he would likely start if R-Jax misses time.</text:p>
            <text:p><text:s text:c="8"/></text:p>
            <text:p><text:s text:c="8"/></text:p>
            <text:p><text:s text:c="13"/></text:p>
            <text:p><text:s text:c="14"/></text:p>
            <text:p><text:s text:c="13"/>Tue, Dec 26, 2017 08: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an Wright</text:p>
            <text:p><text:s text:c="17"/></text:p>
            <text:p><text:s text:c="17"/></text:p>
            <text:p><text:s text:c="22"/>- F/C - <text:s/>Rockets</text:p>
            <text:p><text:s text:c="16"/></text:p>
            <text:p><text:s text:c="17"/></text:p>
            <text:p><text:s text:c="12"/></text:p>
            <text:p><text:s text:c="8"/></text:p>
            <text:p><text:s text:c="8"/></text:p>
            <text:p><text:s text:c="8"/></text:p>
            <text:p><text:s text:c="12"/>Brandan Wright is starting next to Marc Gasol on Tuesday vs. Phoenix.</text:p>
            <text:p><text:s text:c="8"/></text:p>
            <text:p><text:s text:c="8"/></text:p>
            <text:p><text:s text:c="13"/>Chandler Parsons (rest) and JaMychal Green (knee) are both out tonight. Wright just recently returned from a lingering groin issue, so while he does have upside, he might not be ready for a full workload.</text:p>
            <text:p><text:s text:c="8"/></text:p>
            <text:p><text:s text:c="8"/></text:p>
            <text:p><text:s text:c="13"/></text:p>
            <text:p><text:s text:c="14"/></text:p>
            <text:p><text:s text:c="13"/>Source: Grizzlies on Twitter <text:s text:c="29"/>Tue, Dec 26, 2017 08:0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Jackson</text:p>
            <text:p><text:s text:c="17"/></text:p>
            <text:p><text:s text:c="17"/></text:p>
            <text:p><text:s text:c="22"/>- F - <text:s/>Suns</text:p>
            <text:p><text:s text:c="16"/></text:p>
            <text:p><text:s text:c="17"/></text:p>
            <text:p><text:s text:c="12"/></text:p>
            <text:p><text:s text:c="8"/></text:p>
            <text:p><text:s text:c="8"/></text:p>
            <text:p><text:s text:c="8"/></text:p>
            <text:p><text:s text:c="12"/>Josh Jackson will come off the bench on Tuesday with Devin Booker (groin) back in the lineup.</text:p>
            <text:p><text:s text:c="8"/></text:p>
            <text:p><text:s text:c="8"/></text:p>
            <text:p><text:s text:c="13"/>Jackson has had an up-and-down rookie season, but he did show some improvement over his last two weeks. He's still a major liability in category leagues with his awful shooting percentages, and Booker back in the lineup won't do his fantasy value any favors. He's safe to drop in most re-draft formats, but could be a nice pickup later in the season.</text:p>
            <text:p><text:s text:c="8"/></text:p>
            <text:p><text:s text:c="8"/></text:p>
            <text:p><text:s text:c="13"/></text:p>
            <text:p><text:s text:c="14"/></text:p>
            <text:p><text:s text:c="13"/>Tue, Dec 26, 2017 07:3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groin) will start Tuesday's game vs. Memphis.</text:p>
            <text:p><text:s text:c="8"/></text:p>
            <text:p><text:s text:c="8"/></text:p>
            <text:p><text:s text:c="13"/>Booker had missed the past nine games, with the Suns going 3-6 in his absence. Coach Jay Triano says they’ll "keep an eye on" Booker in his first game back, but there are no set restrictions. Josh Jackson will head back to the bench. Troy Daniels and Isaiah Canaan will also see a decrease in playing time.</text:p>
            <text:p><text:s text:c="8"/></text:p>
            <text:p><text:s text:c="8"/></text:p>
            <text:p><text:s text:c="13"/></text:p>
            <text:p><text:s text:c="14"/></text:p>
            <text:p><text:s text:c="13"/>Source: Scott Bordow on Twitter <text:s text:c="26"/>Tue, Dec 26, 2017 07: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mmanuel Mudiay</text:p>
            <text:p><text:s text:c="17"/></text:p>
            <text:p><text:s text:c="17"/></text:p>
            <text:p><text:s text:c="22"/>- G - <text:s/>Knicks</text:p>
            <text:p><text:s text:c="16"/></text:p>
            <text:p><text:s text:c="17"/></text:p>
            <text:p><text:s text:c="12"/></text:p>
            <text:p><text:s text:c="8"/></text:p>
            <text:p><text:s text:c="8"/></text:p>
            <text:p><text:s text:c="8"/></text:p>
            <text:p><text:s text:c="12"/>Emmanuel Mudiay (ankle) is available on Tuesday vs. Utah.</text:p>
            <text:p><text:s text:c="8"/></text:p>
            <text:p><text:s text:c="8"/></text:p>
            <text:p><text:s text:c="13"/>While he's available, coach Mike Malone hinted that he may be out of the rotation because he likes Will Barton as the backup PG behind Jamal Murray. Mudiay is safe to leave on the wire in most formats.</text:p>
            <text:p><text:s text:c="8"/></text:p>
            <text:p><text:s text:c="8"/></text:p>
            <text:p><text:s text:c="13"/></text:p>
            <text:p><text:s text:c="14"/></text:p>
            <text:p><text:s text:c="13"/>Source: TJ McBride on Twitter <text:s text:c="28"/>Tue, Dec 26, 2017 07:2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ismack Biyombo</text:p>
            <text:p><text:s text:c="17"/></text:p>
            <text:p><text:s text:c="17"/></text:p>
            <text:p><text:s text:c="22"/>- C - <text:s/>Magic</text:p>
            <text:p><text:s text:c="16"/></text:p>
            <text:p><text:s text:c="17"/></text:p>
            <text:p><text:s text:c="12"/></text:p>
            <text:p><text:s text:c="8"/></text:p>
            <text:p><text:s text:c="8"/></text:p>
            <text:p><text:s text:c="8"/></text:p>
            <text:p><text:s text:c="12"/>Bismack Biyombo will be in the starting lineup for Tuesday's game against the Heat, with Nikola Vucevic (hand) unavailable.</text:p>
            <text:p><text:s text:c="8"/></text:p>
            <text:p><text:s text:c="8"/></text:p>
            <text:p><text:s text:c="13"/>Biyombo will be soaking up all of Vucevic's minutes while he's on the shelf for the next 6-8 weeks, putting him on the radar as a solid speculative add in all settings. Joining Biyombo in the starting five for tonight's game will be Elfrid Payton, Evan Fournier (ankle), Jonathon Simmons and Mario Hezonja.</text:p>
            <text:p><text:s text:c="8"/></text:p>
            <text:p><text:s text:c="8"/></text:p>
            <text:p><text:s text:c="13"/>Related: Evan Fournier, Elfrid Payton, Mario Hezonja, Jonathon Simmons</text:p>
            <text:p><text:s text:c="14"/></text:p>
            <text:p><text:s text:c="13"/>Source: Mike Inglis Heat on Twitter <text:s text:c="22"/>Tue, Dec 26, 2017 07: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The Heat confirmed James Johnson (right ankle) will not play Tuesday vs. Orlando.</text:p>
            <text:p><text:s text:c="8"/></text:p>
            <text:p><text:s text:c="8"/></text:p>
            <text:p><text:s text:c="13"/>Johnson aggravated his right ankle bursitis in his return to game action on Saturday. With Jonhson sidelined, Kelly Olynyk and Jordan Mickey should see an uptick in playing time Tuesday night.</text:p>
            <text:p><text:s text:c="8"/></text:p>
            <text:p><text:s text:c="8"/></text:p>
            <text:p><text:s text:c="13"/></text:p>
            <text:p><text:s text:c="14"/></text:p>
            <text:p><text:s text:c="13"/>Source: Mike Inglis on Twitter <text:s text:c="27"/>Tue, Dec 26, 2017 07: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knee) will start in Tuesday's game vs. Orlando.</text:p>
            <text:p><text:s text:c="8"/></text:p>
            <text:p><text:s text:c="8"/></text:p>
            <text:p><text:s text:c="13"/>Bam Adebayo will move back to the bench for Miami. Whiteside gets a break in that the shorthanded Magic will be playing without their starting center, Nikola Vucevic (hand), on Tuesday. The Heat are expected to limit Whiteside's minutes over his first few games as he works his way back into shape.</text:p>
            <text:p><text:s text:c="8"/></text:p>
            <text:p><text:s text:c="8"/></text:p>
            <text:p><text:s text:c="13"/>Related: Bam Adebayo</text:p>
            <text:p><text:s text:c="14"/></text:p>
            <text:p><text:s text:c="13"/>Source: Ira Winderman on Twitter <text:s text:c="25"/>Tue, Dec 26, 2017 07:0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am Adebayo</text:p>
            <text:p><text:s text:c="17"/></text:p>
            <text:p><text:s text:c="17"/></text:p>
            <text:p><text:s text:c="22"/>- C - <text:s/>Heat</text:p>
            <text:p><text:s text:c="16"/></text:p>
            <text:p><text:s text:c="17"/></text:p>
            <text:p><text:s text:c="12"/></text:p>
            <text:p><text:s text:c="8"/></text:p>
            <text:p><text:s text:c="8"/></text:p>
            <text:p><text:s text:c="8"/></text:p>
            <text:p><text:s text:c="12"/>Bam Adebayo will return to the bench on Tuesday vs. Orlando.</text:p>
            <text:p><text:s text:c="8"/></text:p>
            <text:p><text:s text:c="8"/></text:p>
            <text:p><text:s text:c="13"/>Adebayo has been very impressive for the Heat, but fantasy owners in re-draft leagues may have to let him go depending on how Hassan Whiteside's knee holds up tonight. Whiteside will have restrictions for a while, so it will be interesting to see how the Heat handle Adebayo's minutes.</text:p>
            <text:p><text:s text:c="8"/></text:p>
            <text:p><text:s text:c="8"/></text:p>
            <text:p><text:s text:c="13"/></text:p>
            <text:p><text:s text:c="14"/></text:p>
            <text:p><text:s text:c="13"/>Tue, Dec 26, 2017 07:0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elbow), Tyler Johnson, Josh Richardson, Kelly Olynyk and Hassan Whiteside (knee) will start Tuesday against the Magic.</text:p>
            <text:p><text:s text:c="8"/></text:p>
            <text:p><text:s text:c="8"/></text:p>
            <text:p><text:s text:c="13"/>Dragic looked fine logging 30 minutes in his return from a three-game absence on Saturday, so he's safe to fire up in all settings for a favorable matchup against the Magic tonight. Whiteside's return will push Bam Adebayo back to the second unit, but he'll likely be working with a minutes limit in his first game back following a month-long layoff, so he's not someone to target in daily leagues.</text:p>
            <text:p><text:s text:c="8"/></text:p>
            <text:p><text:s text:c="8"/></text:p>
            <text:p><text:s text:c="13"/>Related: Bam Adebayo, Tyler Johnson, Josh Richardson, Hassan Whiteside, Kelly Olynyk</text:p>
            <text:p><text:s text:c="14"/></text:p>
            <text:p><text:s text:c="13"/>Source: Ira Winderman on Twitter <text:s text:c="25"/>Tue, Dec 26, 2017 06: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quad) and Danny Green (groin) are good to go for Tuesday's game against the Nets.</text:p>
            <text:p><text:s text:c="8"/></text:p>
            <text:p><text:s text:c="8"/></text:p>
            <text:p><text:s text:c="13"/>Leonard has gradually seen his minutes go up with each appearance this season, so perhaps he'll be able to get north of the 20-minute plateau tonight. The expected minutes limit makes him a non-option in DFS, but he's fine to throw out there in season-long settings, and the same can be said for Green.</text:p>
            <text:p><text:s text:c="8"/></text:p>
            <text:p><text:s text:c="8"/></text:p>
            <text:p><text:s text:c="13"/>Related: Danny Green</text:p>
            <text:p><text:s text:c="14"/></text:p>
            <text:p><text:s text:c="13"/>Source: Paul Garcia on Twitter <text:s text:c="27"/>Tue, Dec 26, 2017 06: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groin) will be available to play Tuesday vs. the Nets.</text:p>
            <text:p><text:s text:c="8"/></text:p>
            <text:p><text:s text:c="8"/></text:p>
            <text:p><text:s text:c="13"/>Green will likely be on a minutes limit, as he has missed four of the Spurs past five games. On the season, Green is averaging 9.0 points, 3.9 rebounds, 1.9 assists, 1.1 steals and 1.2 blocks in 27.8 minutes. Bryn Forbes will likely get bumped back to the bench and see his playing time reduced with Green back in the lineup.</text:p>
            <text:p><text:s text:c="8"/></text:p>
            <text:p><text:s text:c="8"/></text:p>
            <text:p><text:s text:c="13"/></text:p>
            <text:p><text:s text:c="14"/></text:p>
            <text:p><text:s text:c="13"/>Source: Paul Garcia on Twitter <text:s text:c="27"/>Tue, Dec 26, 2017 06:5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lower back stiffness) is probable to play Wednesday against Utah.</text:p>
            <text:p><text:s text:c="8"/></text:p>
            <text:p><text:s text:c="8"/></text:p>
            <text:p><text:s text:c="13"/>Iguodala should be out there for minutes in the mid-20s on Wednesday night, but he's not bringing enough to the stat sheet to warrant attention in fantasy hoops.</text:p>
            <text:p><text:s text:c="8"/></text:p>
            <text:p><text:s text:c="8"/></text:p>
            <text:p><text:s text:c="13"/></text:p>
            <text:p><text:s text:c="14"/></text:p>
            <text:p><text:s text:c="13"/>Source: Warriors PR on Twitter <text:s text:c="27"/>Tue, Dec 26, 2017 06:4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nce Carter</text:p>
            <text:p><text:s text:c="17"/></text:p>
            <text:p><text:s text:c="17"/></text:p>
            <text:p><text:s text:c="22"/>- G/F - <text:s/>Kings</text:p>
            <text:p><text:s text:c="16"/></text:p>
            <text:p><text:s text:c="17"/></text:p>
            <text:p><text:s text:c="12"/></text:p>
            <text:p><text:s text:c="8"/></text:p>
            <text:p><text:s text:c="8"/></text:p>
            <text:p><text:s text:c="8"/></text:p>
            <text:p><text:s text:c="12"/>Vince Carter (ribs) has been upgraded to probable for Tuesday's game against the Clippers.</text:p>
            <text:p><text:s text:c="8"/></text:p>
            <text:p><text:s text:c="8"/></text:p>
            <text:p><text:s text:c="13"/>Whether he's available or not, Carter can't be considered a viable target in fantasy hoops.</text:p>
            <text:p><text:s text:c="8"/></text:p>
            <text:p><text:s text:c="8"/></text:p>
            <text:p><text:s text:c="13"/></text:p>
            <text:p><text:s text:c="14"/></text:p>
            <text:p><text:s text:c="13"/>Source: Sean Cunningham on Twitter <text:s text:c="23"/>Tue, Dec 26, 2017 06:3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After initially ruling out Evan Fournier (ankle), the Magic are now saying he will be active and will start Tuesday's game vs. Miami.</text:p>
            <text:p><text:s text:c="8"/></text:p>
            <text:p><text:s text:c="8"/></text:p>
            <text:p><text:s text:c="13"/>After missing eight straight games, it's very safe to assume he'll be on a minutes limit on this week. However, the Magic will be playing without Aaron Gordon (calf) and Nikola Vucevic (hand), so Fournier will be a focal point of the offense when he is on the floor. Fournier will cut into the playing time of Wesley Iwundu, Arron Afflalo and D.J. Augustin.</text:p>
            <text:p><text:s text:c="8"/></text:p>
            <text:p><text:s text:c="8"/></text:p>
            <text:p><text:s text:c="13"/></text:p>
            <text:p><text:s text:c="14"/></text:p>
            <text:p><text:s text:c="13"/>Source: John Denton on Twitter <text:s text:c="27"/>Tue, Dec 26, 2017 06:3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ankle) will not play Wednesday against the Jazz.</text:p>
            <text:p><text:s text:c="8"/></text:p>
            <text:p><text:s text:c="8"/></text:p>
            <text:p><text:s text:c="13"/>Curry was re-evaluated on Tuesday, and while he continues to make steady progress, he'll be out until at least Friday according to sources of Ramona Shelburne of ESPN. Friday's game will be the first of a back-to-back set, so Saturday's matchup with the Grizzlies seems like a more realistic potential return date.</text:p>
            <text:p><text:s text:c="8"/></text:p>
            <text:p><text:s text:c="8"/></text:p>
            <text:p><text:s text:c="13"/></text:p>
            <text:p><text:s text:c="14"/></text:p>
            <text:p><text:s text:c="13"/>Source: ESPN <text:s text:c="45"/>Tue, Dec 26, 2017 06: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tthew Dellavedova</text:p>
            <text:p><text:s text:c="17"/></text:p>
            <text:p><text:s text:c="17"/></text:p>
            <text:p><text:s text:c="22"/>- G - <text:s/>Bucks</text:p>
            <text:p><text:s text:c="16"/></text:p>
            <text:p><text:s text:c="17"/></text:p>
            <text:p><text:s text:c="12"/></text:p>
            <text:p><text:s text:c="8"/></text:p>
            <text:p><text:s text:c="8"/></text:p>
            <text:p><text:s text:c="8"/></text:p>
            <text:p><text:s text:c="12"/>Matthew Dellavedova will return to the bench for Tuesday's game against the Bulls, with Giannis Antetokounmpo (knee) back in action.</text:p>
            <text:p><text:s text:c="8"/></text:p>
            <text:p><text:s text:c="8"/></text:p>
            <text:p><text:s text:c="13"/>The Bucks will go with their standard starting five of Eric Bledsoe, Khris Middleton, Tony Snell, Antetokounmpo and John Henson tonight, so Dellavedova will likely see his playing time reduced to the lower teens. He's not worth owning anywhere.</text:p>
            <text:p><text:s text:c="8"/></text:p>
            <text:p><text:s text:c="8"/></text:p>
            <text:p><text:s text:c="13"/>Related: Khris Middleton, Giannis Antetokounmpo, Tony Snell, Eric Bledsoe, John Henson</text:p>
            <text:p><text:s text:c="14"/></text:p>
            <text:p><text:s text:c="13"/>Source: Matt Velazquez on Twitter <text:s text:c="24"/>Tue, Dec 26, 2017 06:2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Coach Jason Kidd said Giannis Antetokounmpo (knee) will play Tuesday vs. Chicago and that Antetokounmpo will not have any minute restrictions.</text:p>
            <text:p><text:s text:c="8"/></text:p>
            <text:p><text:s text:c="8"/></text:p>
            <text:p><text:s text:c="13"/>Antetokounmpo was sidelined on Saturday, but that was simply coach Kidd and the Bucks limiting Giannis' reps on the second night of a back-to-back. Over the weekend, Kidd said that he had "no concerns" about Antetokounmpo's right knee soreness. Milwaukee may choose to sit him occasionally on back-to-backs going forward, but Giannis will continue to provide first-round value for the remainder of the season.</text:p>
            <text:p><text:s text:c="8"/></text:p>
            <text:p><text:s text:c="8"/></text:p>
            <text:p><text:s text:c="13"/></text:p>
            <text:p><text:s text:c="14"/></text:p>
            <text:p><text:s text:c="13"/>Source: Bucks PR on Twitter <text:s text:c="30"/>Tue, Dec 26, 2017 06: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Vucevic</text:p>
            <text:p><text:s text:c="17"/></text:p>
            <text:p><text:s text:c="17"/></text:p>
            <text:p><text:s text:c="22"/>- C - <text:s/>Magic</text:p>
            <text:p><text:s text:c="16"/></text:p>
            <text:p><text:s text:c="17"/></text:p>
            <text:p><text:s text:c="12"/></text:p>
            <text:p><text:s text:c="8"/></text:p>
            <text:p><text:s text:c="8"/></text:p>
            <text:p><text:s text:c="8"/></text:p>
            <text:p><text:s text:c="12"/>Nikola Vucevic underwent successful surgery to repair the fractured metacarpal in his left hand on Tuesday and he's expected to miss the next 6-8 weeks of action.</text:p>
            <text:p><text:s text:c="8"/></text:p>
            <text:p><text:s text:c="8"/></text:p>
            <text:p><text:s text:c="13"/>Whether or not you can hold onto Vucevic through this injury will depend on whether or not your league offers an IR-spot, and if not, your place in the standings, but we'd recommend trying to hang on to a guy with top-20 upside. In the meantime, Bismack Biyombo figures to enter the starting five, and he should be a solid source of boards, blocks and FG% over the coming weeks, so he's worth grabbing as long as you're okay with some bad free throw shooting.</text:p>
            <text:p><text:s text:c="8"/></text:p>
            <text:p><text:s text:c="8"/></text:p>
            <text:p><text:s text:c="13"/>Related: Bismack Biyombo</text:p>
            <text:p><text:s text:c="14"/></text:p>
            <text:p><text:s text:c="13"/>Source: John Denton on Twitter <text:s text:c="27"/>Tue, Dec 26, 2017 06:1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Evan Fournier (ankle) will not suit up for Tuesday's game against the Heat.</text:p>
            <text:p><text:s text:c="8"/></text:p>
            <text:p><text:s text:c="8"/></text:p>
            <text:p><text:s text:c="13"/>Fournier was able to go through parts of shootaround, so while he won't take the court tonight, it looks like there's a chance he could make it back for Thursday's home game against the Pistons. With him unavailable tonight, Wesley Iwundu could be looking at another start and guys like Jonathon Simmons and Mario Hezonja will be asked to do a bit more on the offensive end.</text:p>
            <text:p><text:s text:c="8"/></text:p>
            <text:p><text:s text:c="8"/></text:p>
            <text:p><text:s text:c="13"/>Related: Wesley Iwundu</text:p>
            <text:p><text:s text:c="14"/></text:p>
            <text:p><text:s text:c="13"/>Source: John Denton on Twitter <text:s text:c="27"/>Tue, Dec 26, 2017 06: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Jonathan Isaac (ankle) is available to play Tuesday vs. Orlando.</text:p>
            <text:p><text:s text:c="8"/></text:p>
            <text:p><text:s text:c="8"/></text:p>
            <text:p><text:s text:c="13"/>Both Aaron Gordon (calf) and Evan Fournier (ankle) have been ruled out of Tuesday's contest, so Isaac will provide much-needed depth. However, the Magic will limit Isaac's minutes as he works his way back into shape. Coach Frank Vogel said he will try to keep Isaac to 20 minutes or fewer of game action. Vogel wants to see him guard and "be himself" offensively.</text:p>
            <text:p><text:s text:c="8"/></text:p>
            <text:p><text:s text:c="8"/></text:p>
            <text:p><text:s text:c="13"/></text:p>
            <text:p><text:s text:c="14"/></text:p>
            <text:p><text:s text:c="13"/>Source: John Denton on Twitter <text:s text:c="27"/>Tue, Dec 26, 2017 06:0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calf) has been ruled out for Tuesday's game against Miami.</text:p>
            <text:p><text:s text:c="8"/></text:p>
            <text:p><text:s text:c="8"/></text:p>
            <text:p><text:s text:c="13"/>Gordon was able to go through portions of shootaround, and him being game-time decision suggests he's close, so perhaps he'll be able to get back out there for Thursday's game against the Pistons. However, with Gordon and Nikola Vucevic (hand) watching from the sidelines on Tuesday, Mario Hezonja should get another start and Jonathon Simmons will see an uptick in usage, and both those guys are in play as potential DFS targets.</text:p>
            <text:p><text:s text:c="8"/></text:p>
            <text:p><text:s text:c="8"/></text:p>
            <text:p><text:s text:c="13"/>Related: Jonathon Simmons, Mario Hezonja, Evan Fournier</text:p>
            <text:p><text:s text:c="14"/></text:p>
            <text:p><text:s text:c="13"/>Source: John Denton on Twitter <text:s text:c="27"/>Tue, Dec 26, 2017 06:0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Lucas Nogueira</text:p>
            <text:p><text:s text:c="17"/></text:p>
            <text:p><text:s text:c="17"/></text:p>
            <text:p><text:s text:c="22"/>- C - <text:s/>Raptors</text:p>
            <text:p><text:s text:c="16"/></text:p>
            <text:p><text:s text:c="17"/></text:p>
            <text:p><text:s text:c="12"/></text:p>
            <text:p><text:s text:c="8"/></text:p>
            <text:p><text:s text:c="8"/></text:p>
            <text:p><text:s text:c="8"/></text:p>
            <text:p><text:s text:c="12"/>Coach Dwane Casey said Lucas Nogueira (calf) is available to play Tuesday vs. Dallas.</text:p>
            <text:p><text:s text:c="8"/></text:p>
            <text:p><text:s text:c="8"/></text:p>
            <text:p><text:s text:c="13"/>Nogueira has been sidelined since the end of November but has finally been cleared to return. He'll split time with Jakob Poeltl backing up Jonas Valanciunas. On the season, Nogueira is averaging 3.9 points, 2.7 rebounds, and 1.2 blocks in 12.0 minutes.</text:p>
            <text:p><text:s text:c="8"/></text:p>
            <text:p><text:s text:c="8"/></text:p>
            <text:p><text:s text:c="13"/></text:p>
            <text:p><text:s text:c="14"/></text:p>
            <text:p><text:s text:c="13"/>Source: Blake Murphy on Twitter <text:s text:c="26"/>Tue, Dec 26, 2017 05:4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iles</text:p>
            <text:p><text:s text:c="17"/></text:p>
            <text:p><text:s text:c="17"/></text:p>
            <text:p><text:s text:c="22"/>- G/F - <text:s/>Raptors</text:p>
            <text:p><text:s text:c="16"/></text:p>
            <text:p><text:s text:c="17"/></text:p>
            <text:p><text:s text:c="12"/></text:p>
            <text:p><text:s text:c="8"/></text:p>
            <text:p><text:s text:c="8"/></text:p>
            <text:p><text:s text:c="8"/></text:p>
            <text:p><text:s text:c="12"/>C.J. Miles (dental procedure) and Lucas Nogueira (calf) will be available to play for Tuesday's game against the Mavericks.</text:p>
            <text:p><text:s text:c="8"/></text:p>
            <text:p><text:s text:c="8"/></text:p>
            <text:p><text:s text:c="13"/>Miles missed the past three games due to a dental procedure, but he should be back in his 20-minute reserve role tonight, which could mess with Norman Powell's minutes. Nogueira hasn't played in a month, so we wouldn't expect much playing time for him tonight.</text:p>
            <text:p><text:s text:c="8"/></text:p>
            <text:p><text:s text:c="8"/></text:p>
            <text:p><text:s text:c="13"/>Related: Lucas Nogueira, Norman Powell</text:p>
            <text:p><text:s text:c="14"/></text:p>
            <text:p><text:s text:c="13"/>Source: Blake Murphy on Twitter <text:s text:c="26"/>Tue, Dec 26, 2017 05:4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Kennard</text:p>
            <text:p><text:s text:c="17"/></text:p>
            <text:p><text:s text:c="17"/></text:p>
            <text:p><text:s text:c="22"/>- G - <text:s/>Pistons</text:p>
            <text:p><text:s text:c="16"/></text:p>
            <text:p><text:s text:c="17"/></text:p>
            <text:p><text:s text:c="12"/></text:p>
            <text:p><text:s text:c="8"/></text:p>
            <text:p><text:s text:c="8"/></text:p>
            <text:p><text:s text:c="8"/></text:p>
            <text:p><text:s text:c="12"/>Luke Kennard will return to the starting lineup for Tuesday's game against the Pacers, sending Anthony Tolliver back to the bench.</text:p>
            <text:p><text:s text:c="8"/></text:p>
            <text:p><text:s text:c="8"/></text:p>
            <text:p><text:s text:c="13"/>Kennard and Tolliver have been moving in and out of the starting five ever since Avery Bradley (groin) went down, but Tolliver tends to see more minutes regardless of how he enters the game. Kennard hasn't done much as of late, so he's not a great target despite the starter designation. Tolliver can be viewed as a low-end, 3-point specialist in deep leagues, but that's about it.</text:p>
            <text:p><text:s text:c="8"/></text:p>
            <text:p><text:s text:c="8"/></text:p>
            <text:p><text:s text:c="13"/>Related: Anthony Tolliver</text:p>
            <text:p><text:s text:c="14"/></text:p>
            <text:p><text:s text:c="13"/>Source: Keith Langlois on Twitter <text:s text:c="24"/>Tue, Dec 26, 2017 05:3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hony Tolliver</text:p>
            <text:p><text:s text:c="17"/></text:p>
            <text:p><text:s text:c="17"/></text:p>
            <text:p><text:s text:c="22"/>- F - <text:s/>Pistons</text:p>
            <text:p><text:s text:c="16"/></text:p>
            <text:p><text:s text:c="17"/></text:p>
            <text:p><text:s text:c="12"/></text:p>
            <text:p><text:s text:c="8"/></text:p>
            <text:p><text:s text:c="8"/></text:p>
            <text:p><text:s text:c="8"/></text:p>
            <text:p><text:s text:c="12"/>Luke Kennard will replace Anthony Tolliver in the Pistons starting lineup on Tuesday vs. the Pacers.</text:p>
            <text:p><text:s text:c="8"/></text:p>
            <text:p><text:s text:c="8"/></text:p>
            <text:p><text:s text:c="13"/>Tolliver has started each of the Pistons last two games and averaged 15.0 points and 2.5 rebounds in those contests. However, coach Stan Van Gundy continues to tinker with his starting lineup based on matchups and will go back to Kennard on Tuesday.</text:p>
            <text:p><text:s text:c="8"/></text:p>
            <text:p><text:s text:c="8"/></text:p>
            <text:p><text:s text:c="13"/></text:p>
            <text:p><text:s text:c="14"/></text:p>
            <text:p><text:s text:c="13"/>Source: Keith Langlois on Twitter <text:s text:c="24"/>Tue, Dec 26, 2017 05:3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wayne Dedmon</text:p>
            <text:p><text:s text:c="17"/></text:p>
            <text:p><text:s text:c="17"/></text:p>
            <text:p><text:s text:c="22"/>- C - <text:s/>Hawks</text:p>
            <text:p><text:s text:c="16"/></text:p>
            <text:p><text:s text:c="17"/></text:p>
            <text:p><text:s text:c="12"/></text:p>
            <text:p><text:s text:c="8"/></text:p>
            <text:p><text:s text:c="8"/></text:p>
            <text:p><text:s text:c="8"/></text:p>
            <text:p><text:s text:c="12"/>Coach Mike Budenholzer said that Dewayne Dedmon (leg) hasn't taken part in any team practice activities yet.</text:p>
            <text:p><text:s text:c="8"/></text:p>
            <text:p><text:s text:c="8"/></text:p>
            <text:p><text:s text:c="13"/>Dedmon was given a 3-6 week timetable back on November 29th, so he should be back on the court by mid-January. However, he will need to start taking in limited practices first, and then full-contact before he is given clearance. Coach Bud said Dedmon is still in the rehab-only phase. Thus, he still has quite a few hurdles left to clear.</text:p>
            <text:p><text:s text:c="8"/></text:p>
            <text:p><text:s text:c="8"/></text:p>
            <text:p><text:s text:c="13"/></text:p>
            <text:p><text:s text:c="14"/></text:p>
            <text:p><text:s text:c="13"/>Source: KL Chouinard on Twitter <text:s text:c="26"/>Tue, Dec 26, 2017 05:1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Muscala</text:p>
            <text:p><text:s text:c="17"/></text:p>
            <text:p><text:s text:c="17"/></text:p>
            <text:p><text:s text:c="22"/>- F/C - <text:s/>Hawks</text:p>
            <text:p><text:s text:c="16"/></text:p>
            <text:p><text:s text:c="17"/></text:p>
            <text:p><text:s text:c="12"/></text:p>
            <text:p><text:s text:c="8"/></text:p>
            <text:p><text:s text:c="8"/></text:p>
            <text:p><text:s text:c="8"/></text:p>
            <text:p><text:s text:c="12"/>Mike Muscala (ankle) is being listed as questionable for Wednesday's game against the Wizards.</text:p>
            <text:p><text:s text:c="8"/></text:p>
            <text:p><text:s text:c="8"/></text:p>
            <text:p><text:s text:c="13"/>Muscala hasn't played since November 3, but he's been ramping up his activities as of late, including a stint to the G-League so perhaps he'll be able to get back out there on Wednesday night. Muscala's return to the court could chip away at Tyler Cavanaugh's minutes, but neither guy is worth owning in most leagues.</text:p>
            <text:p><text:s text:c="8"/></text:p>
            <text:p><text:s text:c="8"/></text:p>
            <text:p><text:s text:c="13"/>Related: Tyler Cavanaugh</text:p>
            <text:p><text:s text:c="14"/></text:p>
            <text:p><text:s text:c="13"/>Source: Chris Vivlamore on Twitter <text:s text:c="23"/>Tue, Dec 26, 2017 05: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e Morris</text:p>
            <text:p><text:s text:c="17"/></text:p>
            <text:p><text:s text:c="17"/></text:p>
            <text:p><text:s text:c="22"/>- G - <text:s/>Nuggets</text:p>
            <text:p><text:s text:c="16"/></text:p>
            <text:p><text:s text:c="17"/></text:p>
            <text:p><text:s text:c="12"/></text:p>
            <text:p><text:s text:c="8"/></text:p>
            <text:p><text:s text:c="8"/></text:p>
            <text:p><text:s text:c="8"/></text:p>
            <text:p><text:s text:c="12"/>Monte Morris has been sent down for another G-League stint.</text:p>
            <text:p><text:s text:c="8"/></text:p>
            <text:p><text:s text:c="8"/></text:p>
            <text:p><text:s text:c="13"/>With Emmanuel Mudiay (ankle) expected to get back to the court tonight, there won't be enough minutes available for Morris, so he'll head back down to the G-League.</text:p>
            <text:p><text:s text:c="8"/></text:p>
            <text:p><text:s text:c="8"/></text:p>
            <text:p><text:s text:c="13"/></text:p>
            <text:p><text:s text:c="14"/></text:p>
            <text:p><text:s text:c="13"/>Source: T.J. McBride on Twitter <text:s text:c="26"/>Tue, Dec 26, 2017 04: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 Hardaway Jr.</text:p>
            <text:p><text:s text:c="17"/></text:p>
            <text:p><text:s text:c="17"/></text:p>
            <text:p><text:s text:c="22"/>- G/F - <text:s/>Knicks</text:p>
            <text:p><text:s text:c="16"/></text:p>
            <text:p><text:s text:c="17"/></text:p>
            <text:p><text:s text:c="12"/></text:p>
            <text:p><text:s text:c="8"/></text:p>
            <text:p><text:s text:c="8"/></text:p>
            <text:p><text:s text:c="8"/></text:p>
            <text:p><text:s text:c="12"/>Tim Hardaway Jr. (leg) was "elevating on his jumpers" without wearing a brace during Tuesday's practice.</text:p>
            <text:p><text:s text:c="8"/></text:p>
            <text:p><text:s text:c="8"/></text:p>
            <text:p><text:s text:c="13"/>"He's moving more everyday," Jeff Hornacek said. "So we're just monitoring him more, giving him a little bit of time to see how that stress [injury] responds when he puts a little weight on it. So it's a good sign that he's out there doing that." THJ continues to make progress in his recovery from the stress injury, but he remains without an official return date and the Knicks have yet to disclose whether he's dealing with a stress reaction or stress fracture. He's still not running, so his return to the court should be measured in weeks, not days.</text:p>
            <text:p><text:s text:c="8"/></text:p>
            <text:p><text:s text:c="8"/></text:p>
            <text:p><text:s text:c="13"/></text:p>
            <text:p><text:s text:c="14"/></text:p>
            <text:p><text:s text:c="13"/>Source: New York Daily News <text:s text:c="30"/>Tue, Dec 26, 2017 04:3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knee) has been ruled out for Wednesday's game in Charlotte.</text:p>
            <text:p><text:s text:c="8"/></text:p>
            <text:p><text:s text:c="8"/></text:p>
            <text:p><text:s text:c="13"/>Morris won't be allowed to play in back-to-back sets, and it's unclear exactly how long he'll have that restriction. He also said after Monday's game that he might get another PRP injection, which would obviously put him back on the sidelines for an extended period. He's not a very alluring fantasy target at the moment.</text:p>
            <text:p><text:s text:c="8"/></text:p>
            <text:p><text:s text:c="8"/></text:p>
            <text:p><text:s text:c="13"/></text:p>
            <text:p><text:s text:c="14"/></text:p>
            <text:p><text:s text:c="13"/>Source: Brian Robb on Twitter <text:s text:c="28"/>Tue, Dec 26, 2017 03: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back) is doubtful to play Wednesday against the Hornets.</text:p>
            <text:p><text:s text:c="8"/></text:p>
            <text:p><text:s text:c="8"/></text:p>
            <text:p><text:s text:c="13"/>It looks like Wednesday will be Ojeleye's second straight game on the sidelines, and with Marcus Morris (knee) also out, Daniel Theis will have the opportunity to see a slight uptick in minutes.</text:p>
            <text:p><text:s text:c="8"/></text:p>
            <text:p><text:s text:c="8"/></text:p>
            <text:p><text:s text:c="13"/></text:p>
            <text:p><text:s text:c="14"/></text:p>
            <text:p><text:s text:c="13"/>Source: Brian Robb on Twitter <text:s text:c="28"/>Tue, Dec 26, 2017 03:3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ankle) and Semi Ojeleye (back) are being listed as doubtful for Wednesday's game against the Hornets.</text:p>
            <text:p><text:s text:c="8"/></text:p>
            <text:p><text:s text:c="8"/></text:p>
            <text:p><text:s text:c="13"/>Brown was forced out of the Celtics' Christmas Day game late in the fourth quarter after tweaking his ankle, and with Wednesday's game being a road game and the first of a back-to-back set, things aren't looking great for Brown getting out there. If Brown is forced to sit, Marcus Smart would likely slide back into the starting five, and Terry Rozier would see an uptick in minutes. Ojeleye's absence would open up some more minutes for Daniel Theis.</text:p>
            <text:p><text:s text:c="8"/></text:p>
            <text:p><text:s text:c="8"/></text:p>
            <text:p><text:s text:c="13"/>Related: Semi Ojeleye, Marcus Smart, Terry Rozier</text:p>
            <text:p><text:s text:c="14"/></text:p>
            <text:p><text:s text:c="13"/>Source: Brian Robb on Twitter <text:s text:c="28"/>Tue, Dec 26, 2017 03:3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ook Lopez</text:p>
            <text:p><text:s text:c="17"/></text:p>
            <text:p><text:s text:c="17"/></text:p>
            <text:p><text:s text:c="22"/>- C - <text:s/>Lakers</text:p>
            <text:p><text:s text:c="16"/></text:p>
            <text:p><text:s text:c="17"/></text:p>
            <text:p><text:s text:c="12"/></text:p>
            <text:p><text:s text:c="8"/></text:p>
            <text:p><text:s text:c="8"/></text:p>
            <text:p><text:s text:c="8"/></text:p>
            <text:p><text:s text:c="12"/>Brook Lopez (right ankle) has shed his walking boot.</text:p>
            <text:p><text:s text:c="8"/></text:p>
            <text:p><text:s text:c="8"/></text:p>
            <text:p><text:s text:c="13"/>He's still going to miss at least another two weeks, but this is a small step in the right direction. Andrew Bogut has been starting with Lopez on the sidelines, but he's only getting minutes in the teens and rarely brings any meaningful contributions to the box score. Kyle Kuzma, on the other hand, has been flirting with minutes in the 40s sans Lopez, and he's seen his role on offense greatly expanded. Kuzma is the primary beneficiary here.</text:p>
            <text:p><text:s text:c="8"/></text:p>
            <text:p><text:s text:c="8"/></text:p>
            <text:p><text:s text:c="13"/>Related: Andrew Bogut, Kyle Kuzma</text:p>
            <text:p><text:s text:c="14"/></text:p>
            <text:p><text:s text:c="13"/>Source: Tania Ganguli on Twitter <text:s text:c="25"/>Tue, Dec 26, 2017 03: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right quad contusion and left quad tendinitis) was a full participant during Tuesday's practice and he's being listed as questionable for Wednesday's game vs. Memphis.</text:p>
            <text:p><text:s text:c="8"/></text:p>
            <text:p><text:s text:c="8"/></text:p>
            <text:p><text:s text:c="13"/>Ingram has missed the past two games with this quad issue, but head coach Luke Walton said he "looked really good" at Tuesday's practice, and Ingram said if he feels as good as he felt today tomorrow that he'll "definitely play." Ingram's return would spell the end of Josh Hart's run with the first unit, and Alex Caruso would likely drop from the rotation entirely. Check back for another update following Wednesday morning's shootaround.</text:p>
            <text:p><text:s text:c="8"/></text:p>
            <text:p><text:s text:c="8"/></text:p>
            <text:p><text:s text:c="13"/>Related: Josh Hart, Alex Caruso</text:p>
            <text:p><text:s text:c="14"/></text:p>
            <text:p><text:s text:c="13"/>Source: Tania Ganguli on Twitter <text:s text:c="25"/>Tue, Dec 26, 2017 03:2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The Clippers are reportedly hopeful that Blake Griffin (knee) will be able to get back to the court by the end of December.</text:p>
            <text:p><text:s text:c="8"/></text:p>
            <text:p><text:s text:c="8"/></text:p>
            <text:p><text:s text:c="13"/>A report from this morning indicated that Griffin would be back within the next two weeks, and it sounds like there's a chance he'll be able to get back out there by the end of this week. He won't play on Tuesday against the Kings, but perhaps he'll be able to get back for either Friday's game against the Lakers or Sunday's game against the Hornets. He'll likely be eased back into things, but once Griffin is fully up to speed, Austin Rivers' usage will take a hit.</text:p>
            <text:p><text:s text:c="8"/></text:p>
            <text:p><text:s text:c="8"/></text:p>
            <text:p><text:s text:c="13"/>Related: Austin Rivers</text:p>
            <text:p><text:s text:c="14"/></text:p>
            <text:p><text:s text:c="13"/>Source: Brad Turner on Twitter <text:s text:c="27"/>Tue, Dec 26, 2017 03:1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groin) said he'll be a game-time decision for Tuesday's matchup against the Nets.</text:p>
            <text:p><text:s text:c="8"/></text:p>
            <text:p><text:s text:c="8"/></text:p>
            <text:p><text:s text:c="13"/>"It feels a lot better than it did before, I know that," Green said. He was a full participant during shootaround and the Spurs are listing him as probable, so Green has a good chance of getting out there tonight. Check back for official confirmation on his status closer to tip-off.</text:p>
            <text:p><text:s text:c="8"/></text:p>
            <text:p><text:s text:c="8"/></text:p>
            <text:p><text:s text:c="13"/></text:p>
            <text:p><text:s text:c="14"/></text:p>
            <text:p><text:s text:c="13"/>Source: My San Antonio <text:s text:c="35"/>Tue, Dec 26, 2017 03:0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lake Griffin</text:p>
            <text:p><text:s text:c="17"/></text:p>
            <text:p><text:s text:c="17"/></text:p>
            <text:p><text:s text:c="22"/>- F - <text:s/>Pistons</text:p>
            <text:p><text:s text:c="16"/></text:p>
            <text:p><text:s text:c="17"/></text:p>
            <text:p><text:s text:c="12"/></text:p>
            <text:p><text:s text:c="8"/></text:p>
            <text:p><text:s text:c="8"/></text:p>
            <text:p><text:s text:c="8"/></text:p>
            <text:p><text:s text:c="12"/>Blake Griffin is believed to be about two weeks away from returning to the court after missing time with a sprained MCL in his left knee.</text:p>
            <text:p><text:s text:c="8"/></text:p>
            <text:p><text:s text:c="8"/></text:p>
            <text:p><text:s text:c="13"/>Griffin was injured on Nov. 27 and the team said he would be out up to eight weeks, but it sounds like he might be on target for a return in just six weeks. "He’s close, I can tell you that," Clippers coach Doc Rivers said. "He’s going to come back probably sooner than later." If Griffin was dropped in your league, it's time to pick him up.</text:p>
            <text:p><text:s text:c="8"/></text:p>
            <text:p><text:s text:c="8"/></text:p>
            <text:p><text:s text:c="13"/></text:p>
            <text:p><text:s text:c="14"/></text:p>
            <text:p><text:s text:c="13"/>Source: L.A. Times <text:s text:c="39"/>Tue, Dec 26, 2017 01:3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son Plumlee</text:p>
            <text:p><text:s text:c="17"/></text:p>
            <text:p><text:s text:c="17"/></text:p>
            <text:p><text:s text:c="22"/>- C - <text:s/>Nuggets</text:p>
            <text:p><text:s text:c="16"/></text:p>
            <text:p><text:s text:c="17"/></text:p>
            <text:p><text:s text:c="12"/></text:p>
            <text:p><text:s text:c="8"/></text:p>
            <text:p><text:s text:c="8"/></text:p>
            <text:p><text:s text:c="8"/></text:p>
            <text:p><text:s text:c="12"/>Mason Plumlee (left finger sprain) will play Tuesday vs. the Jazz.</text:p>
            <text:p><text:s text:c="8"/></text:p>
            <text:p><text:s text:c="8"/></text:p>
            <text:p><text:s text:c="13"/>Plumlee suffered the injury Saturday night in the Nuggets impressive victory over the Warriors. However, it's not serious enough to sideline him. On the season, Plumlee is averaging 6.8 points, 5.6 rebounds and 1.1 blocks in 19.9 minutes per game.</text:p>
            <text:p><text:s text:c="8"/></text:p>
            <text:p><text:s text:c="8"/></text:p>
            <text:p><text:s text:c="13"/></text:p>
            <text:p><text:s text:c="14"/></text:p>
            <text:p><text:s text:c="13"/>Source: Harrison Wind on Twitter <text:s text:c="25"/>Tue, Dec 26, 2017 01:1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mmanuel Mudiay</text:p>
            <text:p><text:s text:c="17"/></text:p>
            <text:p><text:s text:c="17"/></text:p>
            <text:p><text:s text:c="22"/>- G - <text:s/>Knicks</text:p>
            <text:p><text:s text:c="16"/></text:p>
            <text:p><text:s text:c="17"/></text:p>
            <text:p><text:s text:c="12"/></text:p>
            <text:p><text:s text:c="8"/></text:p>
            <text:p><text:s text:c="8"/></text:p>
            <text:p><text:s text:c="8"/></text:p>
            <text:p><text:s text:c="12"/>Emmanuel Mudiay (ankle) has been upgraded to probable for Tuesday's game vs. Utah.</text:p>
            <text:p><text:s text:c="8"/></text:p>
            <text:p><text:s text:c="8"/></text:p>
            <text:p><text:s text:c="13"/>Mudiay has missed four in a row but is now on track to return to the Denver lineup. He will resume his role as backup PG behind Jamal Murray. Mudiay may eat into a few of Will Barton's minutes off the bench.</text:p>
            <text:p><text:s text:c="8"/></text:p>
            <text:p><text:s text:c="8"/></text:p>
            <text:p><text:s text:c="13"/>Related: Jamal Murray</text:p>
            <text:p><text:s text:c="14"/></text:p>
            <text:p><text:s text:c="13"/>Source: Harrison Wind on Twitter <text:s text:c="25"/>Tue, Dec 26, 2017 01: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uel House</text:p>
            <text:p><text:s text:c="17"/></text:p>
            <text:p><text:s text:c="17"/></text:p>
            <text:p><text:s text:c="22"/>- F - <text:s/>Suns</text:p>
            <text:p><text:s text:c="16"/></text:p>
            <text:p><text:s text:c="17"/></text:p>
            <text:p><text:s text:c="12"/></text:p>
            <text:p><text:s text:c="8"/></text:p>
            <text:p><text:s text:c="8"/></text:p>
            <text:p><text:s text:c="8"/></text:p>
            <text:p><text:s text:c="12"/>Danuel House (foot) has been ruled out of Tuesday's game vs. Memphis.</text:p>
            <text:p><text:s text:c="8"/></text:p>
            <text:p><text:s text:c="8"/></text:p>
            <text:p><text:s text:c="13"/>Minimal fantasy impact to note, as House has appeared in just seven games this season and is averaging 4.4 points in 12.7 minutes over those seven contests.</text:p>
            <text:p><text:s text:c="8"/></text:p>
            <text:p><text:s text:c="8"/></text:p>
            <text:p><text:s text:c="13"/></text:p>
            <text:p><text:s text:c="14"/></text:p>
            <text:p><text:s text:c="13"/>Source: Scott Bordow on Twitter <text:s text:c="26"/>Tue, Dec 26, 2017 01:1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chael Kidd-Gilchrist</text:p>
            <text:p><text:s text:c="17"/></text:p>
            <text:p><text:s text:c="17"/></text:p>
            <text:p><text:s text:c="22"/>- F - <text:s/>Hornets</text:p>
            <text:p><text:s text:c="16"/></text:p>
            <text:p><text:s text:c="17"/></text:p>
            <text:p><text:s text:c="12"/></text:p>
            <text:p><text:s text:c="8"/></text:p>
            <text:p><text:s text:c="8"/></text:p>
            <text:p><text:s text:c="8"/></text:p>
            <text:p><text:s text:c="12"/>Michael Kidd-Gilchrist (illness) missed practice on Tuesday and is questionable for Wednesday's game vs. Boston.</text:p>
            <text:p><text:s text:c="8"/></text:p>
            <text:p><text:s text:c="8"/></text:p>
            <text:p><text:s text:c="13"/>Kidd-Gilchrist was dealing with a dinged up shoulder last week but was able to play through it. On the season, MKG is averaging 9.9 points and a career-low 5.0 rebounds in 27.0 minutes per game. If he is unable to suit up Wednesday, Jeremy Lamb would likely slide into the starting lineup and would be a popular DFS target.</text:p>
            <text:p><text:s text:c="8"/></text:p>
            <text:p><text:s text:c="8"/></text:p>
            <text:p><text:s text:c="13"/>Related: Jeremy Lamb</text:p>
            <text:p><text:s text:c="14"/></text:p>
            <text:p><text:s text:c="13"/>Source: Hornets PR on Twitter <text:s text:c="28"/>Tue, Dec 26, 2017 01: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Coach Jay Triano said that Devin Booker (groin) is probable for Tuesday's game vs. Memphis.</text:p>
            <text:p><text:s text:c="8"/></text:p>
            <text:p><text:s text:c="8"/></text:p>
            <text:p><text:s text:c="13"/>This is confirmation of the positive news we received over the weekend. After missing nine straight games, Booker appears ready to roll Tuesday night. However, he will likely have his minutes limited initially. Josh Jackson will get bumped to the bench with Booker back in the mix. Troy Daniels and Isaiah Canaan will also see their minutes reduced.</text:p>
            <text:p><text:s text:c="8"/></text:p>
            <text:p><text:s text:c="8"/></text:p>
            <text:p><text:s text:c="13"/>Related: Josh Jackson</text:p>
            <text:p><text:s text:c="14"/></text:p>
            <text:p><text:s text:c="13"/>Source: Kellan Olson on Twitter <text:s text:c="26"/>Tue, Dec 26, 2017 01:0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Jonathan Isaac (ankle) went through parts of Tuesday's morning shootaround session and is a game-time decision for Tuesday's game vs. Miami.</text:p>
            <text:p><text:s text:c="8"/></text:p>
            <text:p><text:s text:c="8"/></text:p>
            <text:p><text:s text:c="13"/>Isaac finally returned to the Magic's lineup early last week but then re-aggravated his ankle injury in Chicago on Wednesday. He has missed both games Orlando has played since. Once active, he will likely see minutes in the teens in his first few games back.</text:p>
            <text:p><text:s text:c="8"/></text:p>
            <text:p><text:s text:c="8"/></text:p>
            <text:p><text:s text:c="13"/></text:p>
            <text:p><text:s text:c="14"/></text:p>
            <text:p><text:s text:c="13"/>Source: John Denton on Twitter <text:s text:c="27"/>Tue, Dec 26, 2017 12: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Evan Fournier (ankle) participated in parts of shootaround but is a game-time decision for Tuesday's game vs. the Heat.</text:p>
            <text:p><text:s text:c="8"/></text:p>
            <text:p><text:s text:c="8"/></text:p>
            <text:p><text:s text:c="13"/>Fournier hasn't played since spraining his ankle back on December 6th, but has been making solid progress over the past week. Tuesday's game tips off at 7:30 pm EST, so we should have a definitive update on Fournier (as well as Aaron Gordon and Jonathan Isaac) when coach Frank Vogel addresses the media at approximately 5:45.</text:p>
            <text:p><text:s text:c="8"/></text:p>
            <text:p><text:s text:c="8"/></text:p>
            <text:p><text:s text:c="13"/></text:p>
            <text:p><text:s text:c="14"/></text:p>
            <text:p><text:s text:c="13"/>Source: John Denton on Twitter <text:s text:c="27"/>Tue, Dec 26, 2017 12:2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calf), Evan Fournier (ankle) and Jonathan Isaac (ankle) went through parts of the morning shootaround session and are progressing, but are still game-time decisions for Tuesday's game vs. Miami.</text:p>
            <text:p><text:s text:c="8"/></text:p>
            <text:p><text:s text:c="8"/></text:p>
            <text:p><text:s text:c="13"/>Gordon has missed each or Orlando's last four games since straining his right calf ten days ago. Once he's fully healthy and up to speed, Gordon should see increased playing time, along with a spike in his usage rate and fantasy value going forward, as the Magic will be without starting center Nikola Vucevic (hand) for the next 6-8 weeks.</text:p>
            <text:p><text:s text:c="8"/></text:p>
            <text:p><text:s text:c="8"/></text:p>
            <text:p><text:s text:c="13"/></text:p>
            <text:p><text:s text:c="14"/></text:p>
            <text:p><text:s text:c="13"/>Source: John Denton on Twitter <text:s text:c="27"/>Tue, Dec 26, 2017 12:1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Coach Erik Spoelstra said that Hassan Whiteside (knee) went through shootaround and will warm up with the intention of playing Tuesday vs. Orlando.</text:p>
            <text:p><text:s text:c="8"/></text:p>
            <text:p><text:s text:c="8"/></text:p>
            <text:p><text:s text:c="13"/>Coach Spo added that "everything looked great." This is obviously terrific news for Whiteside owners; however, check back with us before tipoff to make sure Whiteside avoided any setbacks and is cleared to play. Also, it's probably safe to assume that he'll be on a minutes limit in his first few games back. Whiteside's return will bump Bam Adebayo back to the bench and cut into Kelly Olynyk's playing time as well.</text:p>
            <text:p><text:s text:c="8"/></text:p>
            <text:p><text:s text:c="8"/></text:p>
            <text:p><text:s text:c="13"/>Related: Bam Adebayo, Kelly Olynyk</text:p>
            <text:p><text:s text:c="14"/></text:p>
            <text:p><text:s text:c="13"/>Source: Tom Reynolds on Twitter <text:s text:c="26"/>Tue, Dec 26, 2017 11:4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Grizzlies players and coaches have been adamant in their insistence that won't tank this season.</text:p>
            <text:p><text:s text:c="8"/></text:p>
            <text:p><text:s text:c="8"/></text:p>
            <text:p><text:s text:c="13"/>"In our mind, there is no tanking," said coach J.B. Bickerstaff. "We’re competitive. We just need to find a way to get over that hump. We’ve continued to take steps." Star center Marc Gasol echoed similar sentiments. "My job is not allowing that to happen," Gasol said. "My job is not allowing anyone to throw away the season. Because at 32, 33 next month, I don’t have a season to throw away." Gasol's minutes should stay steady for the near future, but it may be a different story in March and April.</text:p>
            <text:p><text:s text:c="8"/></text:p>
            <text:p><text:s text:c="8"/></text:p>
            <text:p><text:s text:c="13"/></text:p>
            <text:p><text:s text:c="14"/></text:p>
            <text:p><text:s text:c="13"/>Source: Memphis Commercial Appeal <text:s text:c="24"/>Tue, Dec 26, 2017 11:3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Vale McGee</text:p>
            <text:p><text:s text:c="17"/></text:p>
            <text:p><text:s text:c="17"/></text:p>
            <text:p><text:s text:c="22"/>- C - <text:s/>Warriors</text:p>
            <text:p><text:s text:c="16"/></text:p>
            <text:p><text:s text:c="17"/></text:p>
            <text:p><text:s text:c="12"/></text:p>
            <text:p><text:s text:c="8"/></text:p>
            <text:p><text:s text:c="8"/></text:p>
            <text:p><text:s text:c="8"/></text:p>
            <text:p><text:s text:c="12"/>The Warriors may consider trading JaVale McGee, according to Marcus Thompson of The Athletic.</text:p>
            <text:p><text:s text:c="8"/></text:p>
            <text:p><text:s text:c="8"/></text:p>
            <text:p><text:s text:c="13"/>McGee is averaging a career low in points (3.7), rebounds (1.9) and minutes (8.1) this season. With Jordan Bell playing well, the Warriors don't have much need for McGee, who would obviously prefer a larger role and a secure spot in the rotation. Milwaukee is one team that is reportedly a possible destination.</text:p>
            <text:p><text:s text:c="8"/></text:p>
            <text:p><text:s text:c="8"/></text:p>
            <text:p><text:s text:c="13"/></text:p>
            <text:p><text:s text:c="14"/></text:p>
            <text:p><text:s text:c="13"/>Source: The Athletic <text:s text:c="37"/>Tue, Dec 26, 2017 11:2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nce Carter</text:p>
            <text:p><text:s text:c="17"/></text:p>
            <text:p><text:s text:c="17"/></text:p>
            <text:p><text:s text:c="22"/>- G/F - <text:s/>Kings</text:p>
            <text:p><text:s text:c="16"/></text:p>
            <text:p><text:s text:c="17"/></text:p>
            <text:p><text:s text:c="12"/></text:p>
            <text:p><text:s text:c="8"/></text:p>
            <text:p><text:s text:c="8"/></text:p>
            <text:p><text:s text:c="8"/></text:p>
            <text:p><text:s text:c="12"/>Vince Carter (ribs) is listed as questionable for Tuesday's game vs. the Clippers.</text:p>
            <text:p><text:s text:c="8"/></text:p>
            <text:p><text:s text:c="8"/></text:p>
            <text:p><text:s text:c="13"/>Carter is averaging just 2.9 points and shooting an abominable 31.9 percent from the floor in 13.9 minutes per game for the Kings this season. He belongs on the waiver wire in all fantasy formats, even when fully healthy.</text:p>
            <text:p><text:s text:c="8"/></text:p>
            <text:p><text:s text:c="8"/></text:p>
            <text:p><text:s text:c="13"/></text:p>
            <text:p><text:s text:c="14"/></text:p>
            <text:p><text:s text:c="13"/>Source: Sean Cunningham on Twitter <text:s text:c="23"/>Tue, Dec 26, 2017 11:0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rest) will not play Tuesday vs. Phoenix.</text:p>
            <text:p><text:s text:c="8"/></text:p>
            <text:p><text:s text:c="8"/></text:p>
            <text:p><text:s text:c="13"/>Tuesday is the front end of a back-to-back, so we knew Parsons was going to sit out one of these two contests. He is expected to be back in the lineup on Wednesday when the Grizzlies take on the Lakers. Between his minutes limit and inability to play on consecutive nights, Parson is a headache to own.</text:p>
            <text:p><text:s text:c="8"/></text:p>
            <text:p><text:s text:c="8"/></text:p>
            <text:p><text:s text:c="13"/></text:p>
            <text:p><text:s text:c="14"/></text:p>
            <text:p><text:s text:c="13"/>Source: Grizzlies PR on Twitter <text:s text:c="26"/>Tue, Dec 26, 2017 10:2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as Nogueira</text:p>
            <text:p><text:s text:c="17"/></text:p>
            <text:p><text:s text:c="17"/></text:p>
            <text:p><text:s text:c="22"/>- C - <text:s/>Raptors</text:p>
            <text:p><text:s text:c="16"/></text:p>
            <text:p><text:s text:c="17"/></text:p>
            <text:p><text:s text:c="12"/></text:p>
            <text:p><text:s text:c="8"/></text:p>
            <text:p><text:s text:c="8"/></text:p>
            <text:p><text:s text:c="8"/></text:p>
            <text:p><text:s text:c="12"/>Lucas Nogueira (calf) is listed as questionable for Tuesday's game vs. the Mavs.</text:p>
            <text:p><text:s text:c="8"/></text:p>
            <text:p><text:s text:c="8"/></text:p>
            <text:p><text:s text:c="13"/>Nogueira has yet to play in December, but has been making progress and was upgraded to questionable late last week. Once active, Bebe will split minutes with Jakob Poeltl backing up Jonas Valanaciunas.</text:p>
            <text:p><text:s text:c="8"/></text:p>
            <text:p><text:s text:c="8"/></text:p>
            <text:p><text:s text:c="13"/></text:p>
            <text:p><text:s text:c="14"/></text:p>
            <text:p><text:s text:c="13"/>Source: NBA.com <text:s text:c="42"/>Tue, Dec 26, 2017 10:1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C.J. Miles</text:p>
            <text:p><text:s text:c="17"/></text:p>
            <text:p><text:s text:c="17"/></text:p>
            <text:p><text:s text:c="22"/>- G/F - <text:s/>Raptors</text:p>
            <text:p><text:s text:c="16"/></text:p>
            <text:p><text:s text:c="17"/></text:p>
            <text:p><text:s text:c="12"/></text:p>
            <text:p><text:s text:c="8"/></text:p>
            <text:p><text:s text:c="8"/></text:p>
            <text:p><text:s text:c="8"/></text:p>
            <text:p><text:s text:c="12"/>C.J. Miles (dental procedure) is listed as questionable for Tuesday's game vs. Dallas.</text:p>
            <text:p><text:s text:c="8"/></text:p>
            <text:p><text:s text:c="8"/></text:p>
            <text:p><text:s text:c="13"/>Miles has missed each of Toronto's last three games. We should have a further update on his status after the Raps shootaround on Tuesday afternoon. Once Miles returns to action, he will eat into the playing time of OG Anunoby and Norman Powell.</text:p>
            <text:p><text:s text:c="8"/></text:p>
            <text:p><text:s text:c="8"/></text:p>
            <text:p><text:s text:c="13"/></text:p>
            <text:p><text:s text:c="14"/></text:p>
            <text:p><text:s text:c="13"/>Source: NBA.com <text:s text:c="42"/>Tue, Dec 26, 2017 10: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inanu Onuaku</text:p>
            <text:p><text:s text:c="17"/></text:p>
            <text:p><text:s text:c="17"/></text:p>
            <text:p><text:s text:c="22"/>- C - <text:s/>Rockets</text:p>
            <text:p><text:s text:c="16"/></text:p>
            <text:p><text:s text:c="17"/></text:p>
            <text:p><text:s text:c="12"/></text:p>
            <text:p><text:s text:c="8"/></text:p>
            <text:p><text:s text:c="8"/></text:p>
            <text:p><text:s text:c="8"/></text:p>
            <text:p><text:s text:c="12"/>The Rockets have assigned Chinanu Onuaku to their G-League affiliate.</text:p>
            <text:p><text:s text:c="8"/></text:p>
            <text:p><text:s text:c="8"/></text:p>
            <text:p><text:s text:c="13"/>Onuaku, who has been dealing with a left wrist injury, has yet to appear in a game for the Rockets this season. He should be ignored in all fantasy formats.</text:p>
            <text:p><text:s text:c="8"/></text:p>
            <text:p><text:s text:c="8"/></text:p>
            <text:p><text:s text:c="13"/></text:p>
            <text:p><text:s text:c="14"/></text:p>
            <text:p><text:s text:c="13"/>Source: Alykhan Bijani on Twitter <text:s text:c="24"/>Tue, Dec 26, 2017 10:0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knee) is listed as probable for Tuesday's game vs. Chicago.</text:p>
            <text:p><text:s text:c="8"/></text:p>
            <text:p><text:s text:c="8"/></text:p>
            <text:p><text:s text:c="13"/>Antetokounmpo sat out on Saturday, but it appears that was strictly precautionary. Coach Jason Kidd helped to alleviate the concerns of Giannis owners when he told reporters that he has "no concerns" about the Greek Freek's knee. Antetokounmpo himself has also downplayed the injury. He should be ready to rock on Tuesday night.</text:p>
            <text:p><text:s text:c="8"/></text:p>
            <text:p><text:s text:c="8"/></text:p>
            <text:p><text:s text:c="13"/></text:p>
            <text:p><text:s text:c="14"/></text:p>
            <text:p><text:s text:c="13"/>Source: NBA.com <text:s text:c="42"/>Tue, Dec 26, 2017 09:2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s (ankle) status for Wednesday's game vs. Charlotte is uncertain.</text:p>
            <text:p><text:s text:c="8"/></text:p>
            <text:p><text:s text:c="8"/></text:p>
            <text:p><text:s text:c="13"/>Brown limped out of Monday's game late in the fourth quarter and was unable to return. The team has yet to provide an update, but according to Boston beat writer Gary Washburn, "it's obviously a sprained right ankle." Boston will travel to Charlotte on Tuesday, so we should get an update on Brown at some point Tuesday afternoon.</text:p>
            <text:p><text:s text:c="8"/></text:p>
            <text:p><text:s text:c="8"/></text:p>
            <text:p><text:s text:c="13"/></text:p>
            <text:p><text:s text:c="14"/></text:p>
            <text:p><text:s text:c="13"/>Source: Gary Washburn on Twitter <text:s text:c="25"/>Tue, Dec 26, 2017 09:2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e Morris</text:p>
            <text:p><text:s text:c="17"/></text:p>
            <text:p><text:s text:c="17"/></text:p>
            <text:p><text:s text:c="22"/>- G - <text:s/>Nuggets</text:p>
            <text:p><text:s text:c="16"/></text:p>
            <text:p><text:s text:c="17"/></text:p>
            <text:p><text:s text:c="12"/></text:p>
            <text:p><text:s text:c="8"/></text:p>
            <text:p><text:s text:c="8"/></text:p>
            <text:p><text:s text:c="8"/></text:p>
            <text:p><text:s text:c="12"/>The Nuggets have assigned Monte Morris to their G-League affiliate.</text:p>
            <text:p><text:s text:c="8"/></text:p>
            <text:p><text:s text:c="8"/></text:p>
            <text:p><text:s text:c="13"/>No fantasy impact here, as Morris has appeared in just one game for Denver all season.</text:p>
            <text:p><text:s text:c="8"/></text:p>
            <text:p><text:s text:c="8"/></text:p>
            <text:p><text:s text:c="13"/></text:p>
            <text:p><text:s text:c="14"/></text:p>
            <text:p><text:s text:c="13"/>Source: Harrison Wind on Twitter <text:s text:c="25"/>Tue, Dec 26, 2017 09:1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mmanuel Mudiay</text:p>
            <text:p><text:s text:c="17"/></text:p>
            <text:p><text:s text:c="17"/></text:p>
            <text:p><text:s text:c="22"/>- G - <text:s/>Knicks</text:p>
            <text:p><text:s text:c="16"/></text:p>
            <text:p><text:s text:c="17"/></text:p>
            <text:p><text:s text:c="12"/></text:p>
            <text:p><text:s text:c="8"/></text:p>
            <text:p><text:s text:c="8"/></text:p>
            <text:p><text:s text:c="8"/></text:p>
            <text:p><text:s text:c="12"/>Emmanuel Mudiay (ankle) is listed as questionable for Tuesday's game vs. Utah.</text:p>
            <text:p><text:s text:c="8"/></text:p>
            <text:p><text:s text:c="8"/></text:p>
            <text:p><text:s text:c="13"/>Mudiay has missed four straight due to the ankle issue, but was reportedly close to suiting up on Saturday. Mudiay will resume his role as the backup point guard behind Jamal Murray when he returns to the game action.</text:p>
            <text:p><text:s text:c="8"/></text:p>
            <text:p><text:s text:c="8"/></text:p>
            <text:p><text:s text:c="13"/></text:p>
            <text:p><text:s text:c="14"/></text:p>
            <text:p><text:s text:c="13"/>Source: Harrison Wind on Twitter <text:s text:c="25"/>Tue, Dec 26, 2017 09:0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elbow) is listed as probable for Tuesday's game vs. Orlando.</text:p>
            <text:p><text:s text:c="8"/></text:p>
            <text:p><text:s text:c="8"/></text:p>
            <text:p><text:s text:c="13"/>Dragic played through pain on Saturday and is expected to do so going forward. "I’m going to try to be there for my teammates and try to do what I can and that’s it, end of story," said Dragic over the weekend. So, while he is expected to remain in the lineup, his fantasy production may dip a bit while he deals with the nagging injury to his shooting elbow.</text:p>
            <text:p><text:s text:c="8"/></text:p>
            <text:p><text:s text:c="8"/></text:p>
            <text:p><text:s text:c="13"/></text:p>
            <text:p><text:s text:c="14"/></text:p>
            <text:p><text:s text:c="13"/>Source: Ira Winderman on Twitter <text:s text:c="25"/>Tue, Dec 26, 2017 09:0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Crawford</text:p>
            <text:p><text:s text:c="17"/></text:p>
            <text:p><text:s text:c="17"/></text:p>
            <text:p><text:s text:c="22"/>- G - <text:s/>Timberwolves</text:p>
            <text:p><text:s text:c="16"/></text:p>
            <text:p><text:s text:c="17"/></text:p>
            <text:p><text:s text:c="12"/></text:p>
            <text:p><text:s text:c="8"/></text:p>
            <text:p><text:s text:c="8"/></text:p>
            <text:p><text:s text:c="8"/></text:p>
            <text:p><text:s text:c="12"/>Jamal Crawford hit 7-of-10 shots and 3-of-5 3-pointers for 19 points and nothing else in a Christmas Night 121-104 win over the Lakers.</text:p>
            <text:p><text:s text:c="8"/></text:p>
            <text:p><text:s text:c="8"/></text:p>
            <text:p><text:s text:c="13"/>Crawford is suddenly hot, scoring in double figures in four straight games after struggling for much of the season. He scored a total of 10 points in three games from Dec. 12-16, but has scored 23, 20, 11 and 19 points in his last four games. If you need 3-pointers and have some dead weight to drop, Crawford is worth a look right now, assuming he can keep it going.</text:p>
            <text:p><text:s text:c="8"/></text:p>
            <text:p><text:s text:c="8"/></text:p>
            <text:p><text:s text:c="13"/></text:p>
            <text:p><text:s text:c="14"/></text:p>
            <text:p><text:s text:c="13"/>Tue, Dec 26, 2017 01:3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manja Bjelica</text:p>
            <text:p><text:s text:c="17"/></text:p>
            <text:p><text:s text:c="17"/></text:p>
            <text:p><text:s text:c="22"/>- F - <text:s/>Timberwolves</text:p>
            <text:p><text:s text:c="16"/></text:p>
            <text:p><text:s text:c="17"/></text:p>
            <text:p><text:s text:c="12"/></text:p>
            <text:p><text:s text:c="8"/></text:p>
            <text:p><text:s text:c="8"/></text:p>
            <text:p><text:s text:c="8"/></text:p>
            <text:p><text:s text:c="12"/>Nemanja Bjelica returned from a 15-game absence with a foot injury on Monday and scored one point in six minutes.</text:p>
            <text:p><text:s text:c="8"/></text:p>
            <text:p><text:s text:c="8"/></text:p>
            <text:p><text:s text:c="13"/>He's back, but he's not someone you'll want to think about using in fantasy. It's possible he eats a few Taj Gibson minutes once he's fully healthy, but Gibson is locked and loaded into minutes and a heavy role, regardless of what Bjelica is doing.</text:p>
            <text:p><text:s text:c="8"/></text:p>
            <text:p><text:s text:c="8"/></text:p>
            <text:p><text:s text:c="13"/></text:p>
            <text:p><text:s text:c="14"/></text:p>
            <text:p><text:s text:c="13"/>Tue, Dec 26, 2017 01:3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hit 11-of-20 shots and 1-of-7 3-pointers for 23 points, five rebounds, eight assists and two steals in 41 minutes on Monday.</text:p>
            <text:p><text:s text:c="8"/></text:p>
            <text:p><text:s text:c="8"/></text:p>
            <text:p><text:s text:c="13"/>He started off by hitting his first seven shots but then cooled off. He played well and is rolling for the Wolves, scoring in double figures since Nov. 17. Butler had a 10-point dud on Dec. 16, but has otherwise been spectacular this month.</text:p>
            <text:p><text:s text:c="8"/></text:p>
            <text:p><text:s text:c="8"/></text:p>
            <text:p><text:s text:c="13"/></text:p>
            <text:p><text:s text:c="14"/></text:p>
            <text:p><text:s text:c="13"/>Tue, Dec 26, 2017 01:2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ff Teague</text:p>
            <text:p><text:s text:c="17"/></text:p>
            <text:p><text:s text:c="17"/></text:p>
            <text:p><text:s text:c="22"/>- G - <text:s/>Timberwolves</text:p>
            <text:p><text:s text:c="16"/></text:p>
            <text:p><text:s text:c="17"/></text:p>
            <text:p><text:s text:c="12"/></text:p>
            <text:p><text:s text:c="8"/></text:p>
            <text:p><text:s text:c="8"/></text:p>
            <text:p><text:s text:c="8"/></text:p>
            <text:p><text:s text:c="12"/>Jeff Teague hit 3-of-6 shots for just six points on Monday, but also had seven rebounds, 10 assists and two steals in 33 minutes of a 121-104 win over the Lakers.</text:p>
            <text:p><text:s text:c="8"/></text:p>
            <text:p><text:s text:c="8"/></text:p>
            <text:p><text:s text:c="13"/>Teague salvaged a nice fantasy line after finishing the first half with zero points and three turnovers. This was Teague's first 10-assist game since back on Dec. 3, and he saw his double-digit scoring streak stopped at six games after tonight's six-point performance. Teague is a sixth-round fantasy player this season and is showing no signs of losing minutes or opportunity to young Tyus Jones. The Wolves have rattled off four straight wins and are 8-4 in December, currently sitting as the No. 4 seed in the West.</text:p>
            <text:p><text:s text:c="8"/></text:p>
            <text:p><text:s text:c="8"/></text:p>
            <text:p><text:s text:c="13"/></text:p>
            <text:p><text:s text:c="14"/></text:p>
            <text:p><text:s text:c="13"/>Tue, Dec 26, 2017 01:2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rl-Anthony Towns</text:p>
            <text:p><text:s text:c="17"/></text:p>
            <text:p><text:s text:c="17"/></text:p>
            <text:p><text:s text:c="22"/>- F/C - <text:s/>Timberwolves</text:p>
            <text:p><text:s text:c="16"/></text:p>
            <text:p><text:s text:c="17"/></text:p>
            <text:p><text:s text:c="12"/></text:p>
            <text:p><text:s text:c="8"/></text:p>
            <text:p><text:s text:c="8"/></text:p>
            <text:p><text:s text:c="8"/></text:p>
            <text:p><text:s text:c="12"/>Karl-Anthony Towns hit 7-of-12 shots and two 3-pointers for 21 points, 10 rebounds, two assists, a steal and four blocks in 40 minutes against the Lakers on Monday.</text:p>
            <text:p><text:s text:c="8"/></text:p>
            <text:p><text:s text:c="8"/></text:p>
            <text:p><text:s text:c="13"/>He also hit 5-of-6 free throws and is rounding into form this season. We were expecting a little more against the Lakers tonight, but he's playing well and is the No. 8 player in fantasy this season in nine-cat leagues, according to Basketballmonster.com. He also hasn't missed a single game this season and is shooting 82 percent from the line.</text:p>
            <text:p><text:s text:c="8"/></text:p>
            <text:p><text:s text:c="8"/></text:p>
            <text:p><text:s text:c="13"/></text:p>
            <text:p><text:s text:c="14"/></text:p>
            <text:p><text:s text:c="13"/>Tue, Dec 26, 2017 01:1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j Gibson</text:p>
            <text:p><text:s text:c="17"/></text:p>
            <text:p><text:s text:c="17"/></text:p>
            <text:p><text:s text:c="22"/>- F - <text:s/>Timberwolves</text:p>
            <text:p><text:s text:c="16"/></text:p>
            <text:p><text:s text:c="17"/></text:p>
            <text:p><text:s text:c="12"/></text:p>
            <text:p><text:s text:c="8"/></text:p>
            <text:p><text:s text:c="8"/></text:p>
            <text:p><text:s text:c="8"/></text:p>
            <text:p><text:s text:c="12"/>Taj Gibson torched the Lakers for 23 points, nine rebounds, a steal and a 3-pointer on Monday, hitting 11-of-13 shots in 34 minutes.</text:p>
            <text:p><text:s text:c="8"/></text:p>
            <text:p><text:s text:c="8"/></text:p>
            <text:p><text:s text:c="13"/>Gibson is playing well for the Wolves this season and should be owned in all leagues. The TNT crew said he matched his season high with 24 points tonight, but he ended up missing it by one. He shot it lights-out and grabbed a lot of loose balls. Gibson has rendered Gorgui Dieng nearly useless in Minnesota this season.</text:p>
            <text:p><text:s text:c="8"/></text:p>
            <text:p><text:s text:c="8"/></text:p>
            <text:p><text:s text:c="13"/></text:p>
            <text:p><text:s text:c="14"/></text:p>
            <text:p><text:s text:c="13"/>Tue, Dec 26, 2017 01:1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Julius Randle played just 19 minutes on Monday, but hit 7-of-10 shots and finished with 16 points, seven rebounds and two assists in a 121-104 loss to the Timberwolves.</text:p>
            <text:p><text:s text:c="8"/></text:p>
            <text:p><text:s text:c="8"/></text:p>
            <text:p><text:s text:c="13"/>The Lakers are electing to start ancient Andrew Bogut over Randle in the absence of Brook Lopez (ankle), but with Bro-Lo, Brandon Ingram (quad) and Lonzo Ball (shoulder) all out, Randle should be getting more minutes sooner than later. If you need a big man, he's worth grabbing if he's on your waiver wire.</text:p>
            <text:p><text:s text:c="8"/></text:p>
            <text:p><text:s text:c="8"/></text:p>
            <text:p><text:s text:c="13"/></text:p>
            <text:p><text:s text:c="14"/></text:p>
            <text:p><text:s text:c="13"/>Tue, Dec 26, 2017 01:1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started for Brandon Ingram (quad) and hit 5-of-13 shots and 2-of-8 3-pointers for 12 points, six rebounds, two assists and a steal in 39 minutes on Monday.</text:p>
            <text:p><text:s text:c="8"/></text:p>
            <text:p><text:s text:c="8"/></text:p>
            <text:p><text:s text:c="13"/>Ingram is day-to-day and if he's out for more games, Hart will make for a nice DFS punt play. He's also worth a look in season-long leagues, but will take a hit once Ingram is back in action. He should also play well on Dec. 31 and Jan. 1 when the Lakers will be without Kentavious Caldwell-Pope in back-to-back road games due to his probation violation. If you want to pick up Bell, now's the right time to do so.</text:p>
            <text:p><text:s text:c="8"/></text:p>
            <text:p><text:s text:c="8"/></text:p>
            <text:p><text:s text:c="13"/></text:p>
            <text:p><text:s text:c="14"/></text:p>
            <text:p><text:s text:c="13"/>Tue, Dec 26, 2017 01:0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ntavious Caldwell-Pope</text:p>
            <text:p><text:s text:c="17"/></text:p>
            <text:p><text:s text:c="17"/></text:p>
            <text:p><text:s text:c="22"/>- G - <text:s/>Lakers</text:p>
            <text:p><text:s text:c="16"/></text:p>
            <text:p><text:s text:c="17"/></text:p>
            <text:p><text:s text:c="12"/></text:p>
            <text:p><text:s text:c="8"/></text:p>
            <text:p><text:s text:c="8"/></text:p>
            <text:p><text:s text:c="8"/></text:p>
            <text:p><text:s text:c="12"/>Kentavious Caldwell-Pope hit just 3-of-11 shots and 2-of-6 3-pointers for eight points, five rebounds, one assist and one steal in Monday's 121-104 loss to the Timberwolves.</text:p>
            <text:p><text:s text:c="8"/></text:p>
            <text:p><text:s text:c="8"/></text:p>
            <text:p><text:s text:c="13"/>KCP's struggling with his shot right now, hitting just 16-of-56 (29%) over his last four games and his legal woes will keep him out of road games for the near future. He should play at home vs. Memphis on Wednesday and the Clippers on Friday, but he's expected to miss Dec. 31 at Houston and Jan. 1 at Minnesota after a probation violation. He's a streaky shooter and should get the ship righted soon, but the distraction of his legal mess isn't going to help matters in the short term.</text:p>
            <text:p><text:s text:c="8"/></text:p>
            <text:p><text:s text:c="8"/></text:p>
            <text:p><text:s text:c="13"/></text:p>
            <text:p><text:s text:c="14"/></text:p>
            <text:p><text:s text:c="13"/>Tue, Dec 26, 2017 01:0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Clarkson</text:p>
            <text:p><text:s text:c="17"/></text:p>
            <text:p><text:s text:c="17"/></text:p>
            <text:p><text:s text:c="22"/>- G - <text:s/>Cavaliers</text:p>
            <text:p><text:s text:c="16"/></text:p>
            <text:p><text:s text:c="17"/></text:p>
            <text:p><text:s text:c="12"/></text:p>
            <text:p><text:s text:c="8"/></text:p>
            <text:p><text:s text:c="8"/></text:p>
            <text:p><text:s text:c="8"/></text:p>
            <text:p><text:s text:c="12"/>Jordan Clarkson started at point guard for the first time this season for Lonzo Ball (shoulder) and hit 8-of-23 shots for 17 points, six rebounds, seven assists and four steals in 35 minutes of Monday's loss to the Timberwolves.</text:p>
            <text:p><text:s text:c="8"/></text:p>
            <text:p><text:s text:c="8"/></text:p>
            <text:p><text:s text:c="13"/>Clarkson was 0-for-3 from downtown, and while he's struggling from long range these days (2-of-13 over his last five games), he's going to start at point guard for another week and is going to be a hot pickup for as long as Ball is out. Go get him. He's struggling with his shot right now, hitting just 33 percent over his last five games, but he's played well in two straight, averaging 17.5 points, 4.5 rebounds, 4.0 assists and 2.5 steals over his last two games.</text:p>
            <text:p><text:s text:c="8"/></text:p>
            <text:p><text:s text:c="8"/></text:p>
            <text:p><text:s text:c="13"/>Related: Lonzo Ball</text:p>
            <text:p><text:s text:c="14"/></text:p>
            <text:p><text:s text:c="13"/>Tue, Dec 26, 2017 01:0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Kuzma</text:p>
            <text:p><text:s text:c="17"/></text:p>
            <text:p><text:s text:c="17"/></text:p>
            <text:p><text:s text:c="22"/>- F - <text:s/>Lakers</text:p>
            <text:p><text:s text:c="16"/></text:p>
            <text:p><text:s text:c="17"/></text:p>
            <text:p><text:s text:c="12"/></text:p>
            <text:p><text:s text:c="8"/></text:p>
            <text:p><text:s text:c="8"/></text:p>
            <text:p><text:s text:c="8"/></text:p>
            <text:p><text:s text:c="12"/>Kyle Kuzma hit 8-of-18 shots, 6-of-11 3-pointers and 9-of-13 free throws for 31 points, three rebounds, four assists, two steals and a block in 41 minutes of Monday's Christmas Day loss to the Timberwolves.</text:p>
            <text:p><text:s text:c="8"/></text:p>
            <text:p><text:s text:c="8"/></text:p>
            <text:p><text:s text:c="13"/>He's now scored at least 25 points in four of his last five games, averaging 27.8 points, 7.4 rebounds, 3.0 assists, 1.0 steals, 0.8 blocks and 4.4 3-pointers over that stretch, shooting a red-hot 53 percent. While Ben Simmons is the favorite for Rookie of the Year, Kuzma is making his case, and is flourishing with Brook Lopez, Brandon Ingram and Lonzo Ball all injured for the Lakers. Kuzma should continue to get it done the rest of the way for the Lakers, and could end up winning the Rookie award if he can stay hot.</text:p>
            <text:p><text:s text:c="8"/></text:p>
            <text:p><text:s text:c="8"/></text:p>
            <text:p><text:s text:c="13"/></text:p>
            <text:p><text:s text:c="14"/></text:p>
            <text:p><text:s text:c="13"/>Tue, Dec 26, 2017 12:5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Roberson</text:p>
            <text:p><text:s text:c="17"/></text:p>
            <text:p><text:s text:c="17"/></text:p>
            <text:p><text:s text:c="22"/>- G/F - <text:s/>Thunder</text:p>
            <text:p><text:s text:c="16"/></text:p>
            <text:p><text:s text:c="17"/></text:p>
            <text:p><text:s text:c="12"/></text:p>
            <text:p><text:s text:c="8"/></text:p>
            <text:p><text:s text:c="8"/></text:p>
            <text:p><text:s text:c="8"/></text:p>
            <text:p><text:s text:c="12"/>Andre Roberson dislocated a finger on his left hand during the first quarter on Christmas Day but was able to return to action quickly after having it taped up to finish with eight points, four rebounds, five assists, four steals and two blocks in a tough win over the Rockets.</text:p>
            <text:p><text:s text:c="8"/></text:p>
            <text:p><text:s text:c="8"/></text:p>
            <text:p><text:s text:c="13"/>He hit just 2-of-4 free throws and was pulled after the Rockets turned to a hack-a-Roberson strategy late in the game. His four free throws featured an airball, a clank, a swish and a bank shot, but the good news is that he was able to play through his finger injury. He should be fine for Wednesday's matchup with the Raptors, but his lack of offense makes him nearly unusable except in the deepest of fantasy leagues. He was clutch tonight with his solid defense and blocked a James Harden 3-pointer, finishing with a reverse layup at the other end near the end of a close game.</text:p>
            <text:p><text:s text:c="8"/></text:p>
            <text:p><text:s text:c="8"/></text:p>
            <text:p><text:s text:c="13"/></text:p>
            <text:p><text:s text:c="14"/></text:p>
            <text:p><text:s text:c="13"/>Mon, Dec 25, 2017 10:5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hit 12-of-24 shots and 7-of-8 free throws for 31 points, six rebounds, 11 assists, three steals and five turnovers in Monday's 112-107 win over the Rockets.</text:p>
            <text:p><text:s text:c="8"/></text:p>
            <text:p><text:s text:c="8"/></text:p>
            <text:p><text:s text:c="13"/>Westbrook struggled early, hitting just two of his first 10 shots, but then caught fire, hitting 10-of-14 the rest of the way. Neither Westbrook or Harden triple-doubled, but both played well and Westbrook helped seal the win with a clutch 15-footer near the end of the game. Westbrook didn't hit a 3-pointer tonight, attempting just one, marking the eighth time this season he hasn't drained at least one shot from downtown.</text:p>
            <text:p><text:s text:c="8"/></text:p>
            <text:p><text:s text:c="8"/></text:p>
            <text:p><text:s text:c="13"/></text:p>
            <text:p><text:s text:c="14"/></text:p>
            <text:p><text:s text:c="13"/>Mon, Dec 25, 2017 10: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teven Adams</text:p>
            <text:p><text:s text:c="17"/></text:p>
            <text:p><text:s text:c="17"/></text:p>
            <text:p><text:s text:c="22"/>- C - <text:s/>Thunder</text:p>
            <text:p><text:s text:c="16"/></text:p>
            <text:p><text:s text:c="17"/></text:p>
            <text:p><text:s text:c="12"/></text:p>
            <text:p><text:s text:c="8"/></text:p>
            <text:p><text:s text:c="8"/></text:p>
            <text:p><text:s text:c="8"/></text:p>
            <text:p><text:s text:c="12"/>Steven Adams hit 7-of-9 shots for 15 points, 10 rebounds, a steal and three blocks in Monday's 112-107 win over the Rockets.</text:p>
            <text:p><text:s text:c="8"/></text:p>
            <text:p><text:s text:c="8"/></text:p>
            <text:p><text:s text:c="13"/>Adams battled fiercely with Clint Capela and the Thunder came out on top of this one. Adams is back from his concussion and has double-doubled in two of his last four games, just missing making it four straight double-doubles with nine rebounds last Wednesday and Saturday.</text:p>
            <text:p><text:s text:c="8"/></text:p>
            <text:p><text:s text:c="8"/></text:p>
            <text:p><text:s text:c="13"/></text:p>
            <text:p><text:s text:c="14"/></text:p>
            <text:p><text:s text:c="13"/>Mon, Dec 25, 2017 10:4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hit 8-of-15 shots and four 3-pointers for 24 points, five rebounds, four assists, a steal and five turnovers in 41 minutes of Monday's 112-107 win over the Rockets.</text:p>
            <text:p><text:s text:c="8"/></text:p>
            <text:p><text:s text:c="8"/></text:p>
            <text:p><text:s text:c="13"/>The Thunder were able to pull Andre Roberson after the Rockets started to hack the poor free throw shooter late, but were able to simply put George on James Harden, which is a luxury for coach Billy Donovan. George had five fouls on the day, but avoided the disqualification and helped get his team the win.</text:p>
            <text:p><text:s text:c="8"/></text:p>
            <text:p><text:s text:c="8"/></text:p>
            <text:p><text:s text:c="13"/></text:p>
            <text:p><text:s text:c="14"/></text:p>
            <text:p><text:s text:c="13"/>Mon, Dec 25, 2017 10:4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Carmelo Anthony hit 8-of-12 shots and two 3-pointers for 20 points, five rebounds and nothing else in Monday's win over the Rockets.</text:p>
            <text:p><text:s text:c="8"/></text:p>
            <text:p><text:s text:c="8"/></text:p>
            <text:p><text:s text:c="13"/>Melo needed just five points today to pass Michael Jordan's career total points scored on Christmas Day and he pulled it off early in the game. He played well, but the lack of peripheral stats is a bit annoying.</text:p>
            <text:p><text:s text:c="8"/></text:p>
            <text:p><text:s text:c="8"/></text:p>
            <text:p><text:s text:c="13"/></text:p>
            <text:p><text:s text:c="14"/></text:p>
            <text:p><text:s text:c="13"/>Mon, Dec 25, 2017 10:4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Gordon</text:p>
            <text:p><text:s text:c="17"/></text:p>
            <text:p><text:s text:c="17"/></text:p>
            <text:p><text:s text:c="22"/>- G - <text:s/>Rockets</text:p>
            <text:p><text:s text:c="16"/></text:p>
            <text:p><text:s text:c="17"/></text:p>
            <text:p><text:s text:c="12"/></text:p>
            <text:p><text:s text:c="8"/></text:p>
            <text:p><text:s text:c="8"/></text:p>
            <text:p><text:s text:c="8"/></text:p>
            <text:p><text:s text:c="12"/>Eric Gordon hit 6-of-13 shots, 3-of-7 3-pointers and 5-of-5 free throws for 20 points, three rebounds, one assist, one steal and six turnovers in 37 minutes of Monday's loss to the Thunder.</text:p>
            <text:p><text:s text:c="8"/></text:p>
            <text:p><text:s text:c="8"/></text:p>
            <text:p><text:s text:c="13"/>Gordon is going to thrive for as long as Chris Paul is out with his groin injury, so make sure he's in your lineup at all costs until CP3 is back in action. Gordon had 28 points and six treys on Friday, while Paul shouldn't miss much more time with his injury.</text:p>
            <text:p><text:s text:c="8"/></text:p>
            <text:p><text:s text:c="8"/></text:p>
            <text:p><text:s text:c="13"/></text:p>
            <text:p><text:s text:c="14"/></text:p>
            <text:p><text:s text:c="13"/>Mon, Dec 25, 2017 10: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Harden</text:p>
            <text:p><text:s text:c="17"/></text:p>
            <text:p><text:s text:c="17"/></text:p>
            <text:p><text:s text:c="22"/>- G - <text:s/>Rockets</text:p>
            <text:p><text:s text:c="16"/></text:p>
            <text:p><text:s text:c="17"/></text:p>
            <text:p><text:s text:c="12"/></text:p>
            <text:p><text:s text:c="8"/></text:p>
            <text:p><text:s text:c="8"/></text:p>
            <text:p><text:s text:c="8"/></text:p>
            <text:p><text:s text:c="12"/>James Harden hit 7-of-18 shots, 3-of-11 3-pointers and 12-of-14 free throws on his way to 29 points, eight rebounds, 14 assists, two steals, a block and just one turnover in Monday's tough 112-107 loss to the Thunder.</text:p>
            <text:p><text:s text:c="8"/></text:p>
            <text:p><text:s text:c="8"/></text:p>
            <text:p><text:s text:c="13"/>The previous six meetings between these two teams had been decided by four points or less, so that number will move to five after tonight's matchup. Harden was a beast, but had his shot blocked by Andre Roberson late in the game, which ended up being the difference maker. Neither Harden nor Russell Westbrook triple-doubled tonight, but they both put up big numbers in a great game.</text:p>
            <text:p><text:s text:c="8"/></text:p>
            <text:p><text:s text:c="8"/></text:p>
            <text:p><text:s text:c="13"/></text:p>
            <text:p><text:s text:c="14"/></text:p>
            <text:p><text:s text:c="13"/>Mon, Dec 25, 2017 10:3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hit 9-of-14 shots and 1-of-4 free throws for 19 points, 10 rebounds and two steals in 30 minutes of a Christmas Day 112-107 loss to the Thunder.</text:p>
            <text:p><text:s text:c="8"/></text:p>
            <text:p><text:s text:c="8"/></text:p>
            <text:p><text:s text:c="13"/>Capela was iffy due to a heel injury but played well. His missed free throws cost the Rockets late and he didn't have any blocks, but the fact he powered through the injury and played well is Christmas music to his owners' ears.</text:p>
            <text:p><text:s text:c="8"/></text:p>
            <text:p><text:s text:c="8"/></text:p>
            <text:p><text:s text:c="13"/></text:p>
            <text:p><text:s text:c="14"/></text:p>
            <text:p><text:s text:c="13"/>Mon, Dec 25, 2017 10: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rdan Clarkson, Josh Hart, Kentavious Caldwell-Pope, Kyle Kuzma and Andrew Bogut are starting for the Lakers on Christmas night.</text:p>
            <text:p><text:s text:c="8"/></text:p>
            <text:p><text:s text:c="8"/></text:p>
            <text:p><text:s text:c="13"/>Clarkson will start for Lonzo Ball (shoulder) and Hart is in for Brandon Ingram (quad) tonight. With the Lakers banged up both Clarkson and Hart should be busy tonight, while Tyler Ennis should also see some extra run for L.A.</text:p>
            <text:p><text:s text:c="8"/></text:p>
            <text:p><text:s text:c="8"/></text:p>
            <text:p><text:s text:c="13"/>Related: Jordan Clarkson, Brandon Ingram, Lonzo Ball</text:p>
            <text:p><text:s text:c="14"/></text:p>
            <text:p><text:s text:c="13"/>Source: Mike Trudell on Twitter <text:s text:c="26"/>Mon, Dec 25, 2017 10: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manja Bjelica</text:p>
            <text:p><text:s text:c="17"/></text:p>
            <text:p><text:s text:c="17"/></text:p>
            <text:p><text:s text:c="22"/>- F - <text:s/>Timberwolves</text:p>
            <text:p><text:s text:c="16"/></text:p>
            <text:p><text:s text:c="17"/></text:p>
            <text:p><text:s text:c="12"/></text:p>
            <text:p><text:s text:c="8"/></text:p>
            <text:p><text:s text:c="8"/></text:p>
            <text:p><text:s text:c="8"/></text:p>
            <text:p><text:s text:c="12"/>Nemanja Bjelica (foot) is available for Monday's game vs. the Lakers.</text:p>
            <text:p><text:s text:c="8"/></text:p>
            <text:p><text:s text:c="8"/></text:p>
            <text:p><text:s text:c="13"/>Bjelica has missed 15 straight games and the Wolves have been extremely cautious with him, but he's finally ready to play. Tom Thibodeau said he expects Bjelica to be in the rotation on Monday, but we don't expect him to get more than a handful of minutes. Taj Gibson's workload could get a bit lighter once Bjelica is up to speed.</text:p>
            <text:p><text:s text:c="8"/></text:p>
            <text:p><text:s text:c="8"/></text:p>
            <text:p><text:s text:c="13"/>Related: Taj Gibson</text:p>
            <text:p><text:s text:c="14"/></text:p>
            <text:p><text:s text:c="13"/>Source: Jerry Zgoda on Twitter <text:s text:c="27"/>Mon, Dec 25, 2017 09:1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right quad contusion and left quad tendinitis) has been ruled out for Monday's home game vs. the Wolves.</text:p>
            <text:p><text:s text:c="8"/></text:p>
            <text:p><text:s text:c="8"/></text:p>
            <text:p><text:s text:c="13"/>Ingram went through an on-court workout before the Lakers determined his status, so it at least sounds like he's close to playing. We'll consider him questionable to return vs. the Clippers on Friday. With Lonzo Ball (shoulder) also out on Monday, guys like Kyle Kuzma, Jordan Clarkson and Josh Hart should be very busy.</text:p>
            <text:p><text:s text:c="8"/></text:p>
            <text:p><text:s text:c="8"/></text:p>
            <text:p><text:s text:c="13"/>Related: Kyle Kuzma</text:p>
            <text:p><text:s text:c="14"/></text:p>
            <text:p><text:s text:c="13"/>Source: Bill Oram on Twitter <text:s text:c="29"/>Mon, Dec 25, 2017 09: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rie Irving</text:p>
            <text:p><text:s text:c="17"/></text:p>
            <text:p><text:s text:c="17"/></text:p>
            <text:p><text:s text:c="22"/>- G - <text:s/>Celtics</text:p>
            <text:p><text:s text:c="16"/></text:p>
            <text:p><text:s text:c="17"/></text:p>
            <text:p><text:s text:c="12"/></text:p>
            <text:p><text:s text:c="8"/></text:p>
            <text:p><text:s text:c="8"/></text:p>
            <text:p><text:s text:c="8"/></text:p>
            <text:p><text:s text:c="12"/>Kyrie Irving had 20 points, five assists and four rebounds vs. the Wizards on Monday, making 8-of-18 FGs and 2-of-2 FTs with a pair of 3-pointers.</text:p>
            <text:p><text:s text:c="8"/></text:p>
            <text:p><text:s text:c="8"/></text:p>
            <text:p><text:s text:c="13"/>Irving didn't have any steals or blocks in 34 minutes tonight, and the Celtics collapsed down the stretch of a 111-103 home loss. Boston has dropped three of their past four games, and will look to get back on track against Charlotte on Wednesday.</text:p>
            <text:p><text:s text:c="8"/></text:p>
            <text:p><text:s text:c="8"/></text:p>
            <text:p><text:s text:c="13"/></text:p>
            <text:p><text:s text:c="14"/></text:p>
            <text:p><text:s text:c="13"/>Source: Celtics on Twitter <text:s text:c="31"/>Mon, Dec 25, 2017 08:5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left knee) doesn't expect to play vs. Charlotte on Wednesday, and said he might get another PRP injection this week.</text:p>
            <text:p><text:s text:c="8"/></text:p>
            <text:p><text:s text:c="8"/></text:p>
            <text:p><text:s text:c="13"/>Morris returned from an eight-game absence on Monday, scoring two points on 1-of-7 shooting with four rebounds and one assist in 16 minutes. It sounds like his potential absence on Wednesday and PRP injection were pre-planned possibilities, but we should get some clarity in the next few days. The uncertainty makes him a poor fantasy option, while guys like Aron Baynes, Guerschon Yabusele and Semi Ojeleye will benefit if he misses more time.</text:p>
            <text:p><text:s text:c="8"/></text:p>
            <text:p><text:s text:c="8"/></text:p>
            <text:p><text:s text:c="13"/></text:p>
            <text:p><text:s text:c="14"/></text:p>
            <text:p><text:s text:c="13"/>Source: A. Sherrod Blakely on Twitter <text:s text:c="20"/>Mon, Dec 25, 2017 08:4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in Gortat</text:p>
            <text:p><text:s text:c="17"/></text:p>
            <text:p><text:s text:c="17"/></text:p>
            <text:p><text:s text:c="22"/>- C - <text:s/>Wizards</text:p>
            <text:p><text:s text:c="16"/></text:p>
            <text:p><text:s text:c="17"/></text:p>
            <text:p><text:s text:c="12"/></text:p>
            <text:p><text:s text:c="8"/></text:p>
            <text:p><text:s text:c="8"/></text:p>
            <text:p><text:s text:c="8"/></text:p>
            <text:p><text:s text:c="12"/>Marcin Gortat bounced back during the Wizards' road win on Christmas Day, posting 11 points (4-of-8 FGs, 3-of-3 FTs), 10 rebounds, two assists, two blocks and one steal in 27 minutes.</text:p>
            <text:p><text:s text:c="8"/></text:p>
            <text:p><text:s text:c="8"/></text:p>
            <text:p><text:s text:c="13"/>Gortat was coming off a pair of very quiet games, in which he averaged 6.0 points and 5.0 rebounds with zero assists, steals or blocks. Those were both blowouts, though, and his typical role in the 26-30 minute range is good enough for late-round value in most fantasy settings. It helps that he's been one of the most durable players in the NBA throughout his career.</text:p>
            <text:p><text:s text:c="8"/></text:p>
            <text:p><text:s text:c="8"/></text:p>
            <text:p><text:s text:c="13"/></text:p>
            <text:p><text:s text:c="14"/></text:p>
            <text:p><text:s text:c="13"/>Mon, Dec 25, 2017 08: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tto Porter</text:p>
            <text:p><text:s text:c="17"/></text:p>
            <text:p><text:s text:c="17"/></text:p>
            <text:p><text:s text:c="22"/>- F - <text:s/>Wizards</text:p>
            <text:p><text:s text:c="16"/></text:p>
            <text:p><text:s text:c="17"/></text:p>
            <text:p><text:s text:c="12"/></text:p>
            <text:p><text:s text:c="8"/></text:p>
            <text:p><text:s text:c="8"/></text:p>
            <text:p><text:s text:c="8"/></text:p>
            <text:p><text:s text:c="12"/>Otto Porter played an all-around game on Monday with 20 points (7-of-10 FGs, 3-of-5 FTs), six rebounds, three 3-pointers, one assist, one steal and zero turnovers in 36 minutes.</text:p>
            <text:p><text:s text:c="8"/></text:p>
            <text:p><text:s text:c="8"/></text:p>
            <text:p><text:s text:c="13"/>Porter was averaging 21.5 minutes over the past two games, but that was largely due to lopsided scores -- his recent hip injury isn't an issue and he's back to his stat-stuffing ways. He ranks No. 63 in the NBA's official points-league scoring, but has been a top-25 value in 9-cat leagues this season.</text:p>
            <text:p><text:s text:c="8"/></text:p>
            <text:p><text:s text:c="8"/></text:p>
            <text:p><text:s text:c="13"/></text:p>
            <text:p><text:s text:c="14"/></text:p>
            <text:p><text:s text:c="13"/>Mon, Dec 25, 2017 08: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controlled the late stages of Monday's game, finishing an impressive Christmas Day win in Boston with 21 points, 14 assists, five rebounds, one steal and one turnover in 39 minutes.</text:p>
            <text:p><text:s text:c="8"/></text:p>
            <text:p><text:s text:c="8"/></text:p>
            <text:p><text:s text:c="13"/>The Celtics sagged off Wall and let him shoot outside jumpers tonight -- he finished 8-of-19 from the field, and just 2-of-11 outside the restricted area. Nevertheless, Wall fueled a 12-0 run late in the fourth quarter to help the Wizards steal a road win in Boston. His left knee injury is behind him and he's playing without restrictions, so owners can expect elite PG production going forward.</text:p>
            <text:p><text:s text:c="8"/></text:p>
            <text:p><text:s text:c="8"/></text:p>
            <text:p><text:s text:c="13"/></text:p>
            <text:p><text:s text:c="14"/></text:p>
            <text:p><text:s text:c="13"/>Source: NBA.com <text:s text:c="42"/>Mon, Dec 25, 2017 08: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dley Beal</text:p>
            <text:p><text:s text:c="17"/></text:p>
            <text:p><text:s text:c="17"/></text:p>
            <text:p><text:s text:c="22"/>- G - <text:s/>Wizards</text:p>
            <text:p><text:s text:c="16"/></text:p>
            <text:p><text:s text:c="17"/></text:p>
            <text:p><text:s text:c="12"/></text:p>
            <text:p><text:s text:c="8"/></text:p>
            <text:p><text:s text:c="8"/></text:p>
            <text:p><text:s text:c="8"/></text:p>
            <text:p><text:s text:c="12"/>Bradley Beal scored 25 points on 25 shots vs. Boston on Monday, hitting 10 of his attempts with eight rebounds, two assists and one steal in the Wizards' road win.</text:p>
            <text:p><text:s text:c="8"/></text:p>
            <text:p><text:s text:c="8"/></text:p>
            <text:p><text:s text:c="13"/>Beal came out firing with 15 points through two quarters, but he didn't score for the first 16 minutes of the second half. He went 0-of-6 from deep tonight and 5-of-8 from the line, so it wasn't his sharpest shooting night, but he also logged 40 minutes without a single turnover. He tweaked his left ankle early last week but that's been a non-issue, so keep him locked into all lineups.</text:p>
            <text:p><text:s text:c="8"/></text:p>
            <text:p><text:s text:c="8"/></text:p>
            <text:p><text:s text:c="13"/></text:p>
            <text:p><text:s text:c="14"/></text:p>
            <text:p><text:s text:c="13"/>Mon, Dec 25, 2017 08: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exited late in the fourth quarter on Monday after suffering a leg injury, finishing with eight points and nine rebounds in 32 minutes.</text:p>
            <text:p><text:s text:c="8"/></text:p>
            <text:p><text:s text:c="8"/></text:p>
            <text:p><text:s text:c="13"/>Brown asked to come out of the game and had a pronounced limp. The Celtics haven't provided details but he left the locker room with a crutch under his left arm -- it's possible this is related to his recent left Achilles soreness, but there has been conflicting speculation from beat writers. Owners should check back soon for updates.</text:p>
            <text:p><text:s text:c="8"/></text:p>
            <text:p><text:s text:c="8"/></text:p>
            <text:p><text:s text:c="13"/></text:p>
            <text:p><text:s text:c="14"/></text:p>
            <text:p><text:s text:c="13"/>Source: Adam Himmelsbach on Twitter <text:s text:c="22"/>Mon, Dec 25, 2017 08: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on Waiters</text:p>
            <text:p><text:s text:c="17"/></text:p>
            <text:p><text:s text:c="17"/></text:p>
            <text:p><text:s text:c="22"/>- G - <text:s/>Heat</text:p>
            <text:p><text:s text:c="16"/></text:p>
            <text:p><text:s text:c="17"/></text:p>
            <text:p><text:s text:c="12"/></text:p>
            <text:p><text:s text:c="8"/></text:p>
            <text:p><text:s text:c="8"/></text:p>
            <text:p><text:s text:c="8"/></text:p>
            <text:p><text:s text:c="12"/>Dion Waiters (left ankle) is listed 'out' for Tuesday's home game vs. the Magic.</text:p>
            <text:p><text:s text:c="8"/></text:p>
            <text:p><text:s text:c="8"/></text:p>
            <text:p><text:s text:c="13"/>Waiters sprained his oft-injured left ankle on Friday and the Heat didn't provide a timetable, so it's no surprise that he's expected to sit Tuesday. James Johnson (ankle) and Justise Winslow (knee) are also listed as being 'out' vs. Orlando, while Hassan Whiteside (knee) is questionable. Goran Dragic is also playing through a painful elbow injury, and the Heat are simply a mess on the injury front.</text:p>
            <text:p><text:s text:c="8"/></text:p>
            <text:p><text:s text:c="8"/></text:p>
            <text:p><text:s text:c="13"/>Related: Goran Dragic, James Johnson, Hassan Whiteside, Justise Winslow</text:p>
            <text:p><text:s text:c="14"/></text:p>
            <text:p><text:s text:c="13"/>Source: Tim Reynolds on Twitter <text:s text:c="26"/>Mon, Dec 25, 2017 08: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The Heat are listing James Johnson (right ankle) as 'out' for Tuesday's game vs. the Magic.</text:p>
            <text:p><text:s text:c="8"/></text:p>
            <text:p><text:s text:c="8"/></text:p>
            <text:p><text:s text:c="13"/>We should know more after Miami's shootaround, so owners should check back Tuesday afternoon for details. He did aggravate his right ankle bursitis in his return on Saturday, so it would make sense for Miami to play it safe here. If he misses more time, expect Kelly Olynyk and Jordan Mickey to earn more playing time.</text:p>
            <text:p><text:s text:c="8"/></text:p>
            <text:p><text:s text:c="8"/></text:p>
            <text:p><text:s text:c="13"/>Related: Jordan Mickey, Kelly Olynyk</text:p>
            <text:p><text:s text:c="14"/></text:p>
            <text:p><text:s text:c="13"/>Source: Tim Reynolds on Twitter <text:s text:c="26"/>Mon, Dec 25, 2017 08: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Justise Winslow (left knee) is listed as 'out' for Tuesday.</text:p>
            <text:p><text:s text:c="8"/></text:p>
            <text:p><text:s text:c="8"/></text:p>
            <text:p><text:s text:c="13"/>Assuming his status doesn't miraculously change, Winslow will miss his eighth consecutive game. He exited a game on Dec. 13 with "tightness" but the team later called it a strain. An MRI came back negative for structural damage, so we'll continue to treat him as day-to-day.</text:p>
            <text:p><text:s text:c="8"/></text:p>
            <text:p><text:s text:c="8"/></text:p>
            <text:p><text:s text:c="13"/></text:p>
            <text:p><text:s text:c="14"/></text:p>
            <text:p><text:s text:c="13"/>Source: Tim Reynolds on Twitter <text:s text:c="26"/>Mon, Dec 25, 2017 08:0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knee) is listed as questionable for Tuesday's game vs. Orlando.</text:p>
            <text:p><text:s text:c="8"/></text:p>
            <text:p><text:s text:c="8"/></text:p>
            <text:p><text:s text:c="13"/>Whiteside got in some on-court work last week and he's been doing "a lot of conditioning," according to coach Erik Spoelstra. His return will cut into the workload of Kelly Olynyk and Bam Adebayo, but owners will have to check for updates after Tuesday's shootaround.</text:p>
            <text:p><text:s text:c="8"/></text:p>
            <text:p><text:s text:c="8"/></text:p>
            <text:p><text:s text:c="13"/></text:p>
            <text:p><text:s text:c="14"/></text:p>
            <text:p><text:s text:c="13"/>Source: Tim Reynolds on Twitter <text:s text:c="26"/>Mon, Dec 25, 2017 07:5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ychal Green</text:p>
            <text:p><text:s text:c="17"/></text:p>
            <text:p><text:s text:c="17"/></text:p>
            <text:p><text:s text:c="22"/>- F/C - <text:s/>Grizzlies</text:p>
            <text:p><text:s text:c="16"/></text:p>
            <text:p><text:s text:c="17"/></text:p>
            <text:p><text:s text:c="12"/></text:p>
            <text:p><text:s text:c="8"/></text:p>
            <text:p><text:s text:c="8"/></text:p>
            <text:p><text:s text:c="8"/></text:p>
            <text:p><text:s text:c="12"/>JaMychal Green (right knee soreness) is listed as out for Tuesday's game vs. Phoenix.</text:p>
            <text:p><text:s text:c="8"/></text:p>
            <text:p><text:s text:c="8"/></text:p>
            <text:p><text:s text:c="13"/>Green popped up on the injury report over the weekend and it's not encouraging to see him ruled out far in advance of Tuesday's game -- he sat out Saturday despite being listed as 'doubtful'. Chandler Parsons and Jarell Martin will have to pick up the slack until he's healthy, as the Grizzlies adversity-filled season continues.</text:p>
            <text:p><text:s text:c="8"/></text:p>
            <text:p><text:s text:c="8"/></text:p>
            <text:p><text:s text:c="13"/>Related: Chandler Parsons, Jarell Martin</text:p>
            <text:p><text:s text:c="14"/></text:p>
            <text:p><text:s text:c="13"/>Source: Grizzlies PR on Twitter <text:s text:c="26"/>Mon, Dec 25, 2017 07: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 Johnson</text:p>
            <text:p><text:s text:c="17"/></text:p>
            <text:p><text:s text:c="17"/></text:p>
            <text:p><text:s text:c="22"/>- G/F - <text:s/>Clippers</text:p>
            <text:p><text:s text:c="16"/></text:p>
            <text:p><text:s text:c="17"/></text:p>
            <text:p><text:s text:c="12"/></text:p>
            <text:p><text:s text:c="8"/></text:p>
            <text:p><text:s text:c="8"/></text:p>
            <text:p><text:s text:c="8"/></text:p>
            <text:p><text:s text:c="12"/>Wesley Johnson (left foot soreness) won't play vs. the Kings on Tuesday.</text:p>
            <text:p><text:s text:c="8"/></text:p>
            <text:p><text:s text:c="8"/></text:p>
            <text:p><text:s text:c="13"/>The Clippers continue to rule him out a day in advance, but he remains day-to-day and we don't have any specifics of his injury beyond 'soreness'. Jamil Wilson and Sam Dekker should continue to fill the void while Johnson and Danilo Gallinari (glute) are out of commission.</text:p>
            <text:p><text:s text:c="8"/></text:p>
            <text:p><text:s text:c="8"/></text:p>
            <text:p><text:s text:c="13"/>Related: Sam Dekker, Jamil Wilson</text:p>
            <text:p><text:s text:c="14"/></text:p>
            <text:p><text:s text:c="13"/>Source: Tomer Azarly on Twitter <text:s text:c="26"/>Mon, Dec 25, 2017 07: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aul Neto</text:p>
            <text:p><text:s text:c="17"/></text:p>
            <text:p><text:s text:c="17"/></text:p>
            <text:p><text:s text:c="22"/>- G - <text:s/>Jazz</text:p>
            <text:p><text:s text:c="16"/></text:p>
            <text:p><text:s text:c="17"/></text:p>
            <text:p><text:s text:c="12"/></text:p>
            <text:p><text:s text:c="8"/></text:p>
            <text:p><text:s text:c="8"/></text:p>
            <text:p><text:s text:c="8"/></text:p>
            <text:p><text:s text:c="12"/>Raul Neto (concussion) will not play vs. Denver on Tuesday.</text:p>
            <text:p><text:s text:c="8"/></text:p>
            <text:p><text:s text:c="8"/></text:p>
            <text:p><text:s text:c="13"/>This makes seven straight DNPs for Neto and it sounds like he's still in the concussion protocol. Utah continues to update his status on a daily basis, but we'll consider him 'out indefinitely' until further notice.</text:p>
            <text:p><text:s text:c="8"/></text:p>
            <text:p><text:s text:c="8"/></text:p>
            <text:p><text:s text:c="13"/></text:p>
            <text:p><text:s text:c="14"/></text:p>
            <text:p><text:s text:c="13"/>Source: Eric Woodyard on Twitter <text:s text:c="25"/>Mon, Dec 25, 2017 06: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adductor) will not play vs. the Thunder on Monday.</text:p>
            <text:p><text:s text:c="8"/></text:p>
            <text:p><text:s text:c="8"/></text:p>
            <text:p><text:s text:c="13"/>CP3 got in a vigorous warmup prior to the Christmas Day game, but ultimately the Rockets opted to play it safe. Mike D'Antoni recently said Paul is "not too far away," but added that CP3 won't play in both of the Rockets' back-to-back games on Thursday (vs. the Celtics) and Friday (vs. the Wizards). Eric Gordon will continue to log heavy minutes as a starter in his absence.</text:p>
            <text:p><text:s text:c="8"/></text:p>
            <text:p><text:s text:c="8"/></text:p>
            <text:p><text:s text:c="13"/>Related: Eric Gordon</text:p>
            <text:p><text:s text:c="14"/></text:p>
            <text:p><text:s text:c="13"/>Source: Jonathan Feigen on Twitter <text:s text:c="23"/>Mon, Dec 25, 2017 06:3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heel) will play vs. the Thunder on Christmas Day.</text:p>
            <text:p><text:s text:c="8"/></text:p>
            <text:p><text:s text:c="8"/></text:p>
            <text:p><text:s text:c="13"/>His return will send Nene back to the bench, and Tarik Black will be hard-pressed to find minutes. Capela said he didn't want to play until there was no risk of another setback, so presumably he's close to 100 percent. The matchups between Capela and Steven Adams will be a lot of fun to watch tonight.</text:p>
            <text:p><text:s text:c="8"/></text:p>
            <text:p><text:s text:c="8"/></text:p>
            <text:p><text:s text:c="13"/>Related: Steven Adams</text:p>
            <text:p><text:s text:c="14"/></text:p>
            <text:p><text:s text:c="13"/>Source: Jonathan Feigen on Twitter <text:s text:c="23"/>Mon, Dec 25, 2017 06:3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vin Love</text:p>
            <text:p><text:s text:c="17"/></text:p>
            <text:p><text:s text:c="17"/></text:p>
            <text:p><text:s text:c="22"/>- F/C - <text:s/>Cavaliers</text:p>
            <text:p><text:s text:c="16"/></text:p>
            <text:p><text:s text:c="17"/></text:p>
            <text:p><text:s text:c="12"/></text:p>
            <text:p><text:s text:c="8"/></text:p>
            <text:p><text:s text:c="8"/></text:p>
            <text:p><text:s text:c="8"/></text:p>
            <text:p><text:s text:c="12"/>Kevin Love scored a game-high 31 points while grabbing a season-high 18 rebounds on Monday, with six 3-pointers, two steals and four turnovers in 36 minutes.</text:p>
            <text:p><text:s text:c="8"/></text:p>
            <text:p><text:s text:c="8"/></text:p>
            <text:p><text:s text:c="13"/>Love made 9-of-25 FGs and 7-of-7 FTs tonight. He was once again subbed out on a key defensive possession late in the game tonight, but that backfired with Cleveland giving up a critical offensive rebound. His offensive touches could dip once Isaiah Thomas gets up to speed, but Love is still a safe bet for early-round value -- he doesn't get many headlines in fantasy, but has quietly posted top-20 roto value with just one missed game.</text:p>
            <text:p><text:s text:c="8"/></text:p>
            <text:p><text:s text:c="8"/></text:p>
            <text:p><text:s text:c="13"/></text:p>
            <text:p><text:s text:c="14"/></text:p>
            <text:p><text:s text:c="13"/>Mon, Dec 25, 2017 06:2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R. Smith</text:p>
            <text:p><text:s text:c="17"/></text:p>
            <text:p><text:s text:c="17"/></text:p>
            <text:p><text:s text:c="22"/>- G/F - <text:s/>Cavaliers</text:p>
            <text:p><text:s text:c="16"/></text:p>
            <text:p><text:s text:c="17"/></text:p>
            <text:p><text:s text:c="12"/></text:p>
            <text:p><text:s text:c="8"/></text:p>
            <text:p><text:s text:c="8"/></text:p>
            <text:p><text:s text:c="8"/></text:p>
            <text:p><text:s text:c="12"/>J.R. Smith missed all five of his field goal attempts during the Cavs' loss on Monday, finishing with two points on 2-of-2 free throws, four rebounds, two steals and one assist.</text:p>
            <text:p><text:s text:c="8"/></text:p>
            <text:p><text:s text:c="8"/></text:p>
            <text:p><text:s text:c="13"/>Smith sat out Thursday's game with left knee soreness, but his quick return suggests that was a simple precaution. He played 31 minutes tonight and his line would have looked better if he'd made any of his four 3-point attempts, but he's simply not a reliable fantasy asset. In addition to awful 38.2% shooting from the field, he's at a career-low 58.8% from the line.</text:p>
            <text:p><text:s text:c="8"/></text:p>
            <text:p><text:s text:c="8"/></text:p>
            <text:p><text:s text:c="13"/></text:p>
            <text:p><text:s text:c="14"/></text:p>
            <text:p><text:s text:c="13"/>Mon, Dec 25, 2017 06: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eBron James</text:p>
            <text:p><text:s text:c="17"/></text:p>
            <text:p><text:s text:c="17"/></text:p>
            <text:p><text:s text:c="22"/>- F - <text:s/>Cavaliers</text:p>
            <text:p><text:s text:c="16"/></text:p>
            <text:p><text:s text:c="17"/></text:p>
            <text:p><text:s text:c="12"/></text:p>
            <text:p><text:s text:c="8"/></text:p>
            <text:p><text:s text:c="8"/></text:p>
            <text:p><text:s text:c="8"/></text:p>
            <text:p><text:s text:c="12"/>LeBron James made 7-of-18 FGs and 4-of-7 FTs to score 20 points on Christmas Day, adding six rebounds and six assists in a road loss to the Warriors.</text:p>
            <text:p><text:s text:c="8"/></text:p>
            <text:p><text:s text:c="8"/></text:p>
            <text:p><text:s text:c="13"/>James hit a pair of 3-pointers but he didn't have any defensive stats, and he also committed a game-high seven turnovers. He didn't get many foul calls down the stretch, which is unusual since he's typically a foul magnet -- he's drawing fouls on 12.7% of his drives this season, which is third-most among the top-50 players (behind Giannis Antetokounmpo and DeMarcus Cousins, just ahead of James Harden). Expect friendlier whistles vs. the Kings on Wednesday.</text:p>
            <text:p><text:s text:c="8"/></text:p>
            <text:p><text:s text:c="8"/></text:p>
            <text:p><text:s text:c="13"/></text:p>
            <text:p><text:s text:c="14"/></text:p>
            <text:p><text:s text:c="13"/>Mon, Dec 25, 2017 06:2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sore right knee) returned to action on Monday with four points on 2-of-3 shooting, three assists and one steal in 14 minutes.</text:p>
            <text:p><text:s text:c="8"/></text:p>
            <text:p><text:s text:c="8"/></text:p>
            <text:p><text:s text:c="13"/>Livingston hadn't played in 11 days, a stretch of four games, so it's no surprise that he was held under 15 minutes tonight. With Stephen Curry (ankle) nearing a return to action and Patrick McCaw playing well in the meantime, the 32-year-old Livingston doesn't offer much fantasy upside.</text:p>
            <text:p><text:s text:c="8"/></text:p>
            <text:p><text:s text:c="8"/></text:p>
            <text:p><text:s text:c="13"/></text:p>
            <text:p><text:s text:c="14"/></text:p>
            <text:p><text:s text:c="13"/>Mon, Dec 25, 2017 06:2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gluteal strain) had two points, one rebound and one assist in three minutes off the Warriors' bench on Monday.</text:p>
            <text:p><text:s text:c="8"/></text:p>
            <text:p><text:s text:c="8"/></text:p>
            <text:p><text:s text:c="13"/>Looney was still on the injury report as 'probable' for this game, but his strained glute hasn't resulted in any DNPs. He typically plays just a handful of minutes, so even healthy he's not a fantasy asset.</text:p>
            <text:p><text:s text:c="8"/></text:p>
            <text:p><text:s text:c="8"/></text:p>
            <text:p><text:s text:c="13"/></text:p>
            <text:p><text:s text:c="14"/></text:p>
            <text:p><text:s text:c="13"/>Mon, Dec 25, 2017 06:2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za Pachulia</text:p>
            <text:p><text:s text:c="17"/></text:p>
            <text:p><text:s text:c="17"/></text:p>
            <text:p><text:s text:c="22"/>- C - <text:s/>Warriors</text:p>
            <text:p><text:s text:c="16"/></text:p>
            <text:p><text:s text:c="17"/></text:p>
            <text:p><text:s text:c="12"/></text:p>
            <text:p><text:s text:c="8"/></text:p>
            <text:p><text:s text:c="8"/></text:p>
            <text:p><text:s text:c="8"/></text:p>
            <text:p><text:s text:c="12"/>Zaza Pachulia was a healthy DNP-CD on Monday, but coach Steve Kerr said he will start vs. Utah on Wednesday.</text:p>
            <text:p><text:s text:c="8"/></text:p>
            <text:p><text:s text:c="8"/></text:p>
            <text:p><text:s text:c="13"/>Zaza was "available" tonight after missing seven straight games with left shoulder soreness, but he didn't leave the bench. Jordan Bell has developed nice chemistry with Draymond Green and Golden State's starting unit, and Kerr simply preferred him vs. a Cavs team that likes to go small. Even when he does resume starting, though, Pachulia is nowhere near having standard-league value.</text:p>
            <text:p><text:s text:c="8"/></text:p>
            <text:p><text:s text:c="8"/></text:p>
            <text:p><text:s text:c="13"/>Related: Jordan Bell</text:p>
            <text:p><text:s text:c="14"/></text:p>
            <text:p><text:s text:c="13"/>Mon, Dec 25, 2017 06: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was terrific at both ends of the court on Monday, scoring 25 points with seven rebounds, three assists, five blocks, two steals and three 3-pointers.</text:p>
            <text:p><text:s text:c="8"/></text:p>
            <text:p><text:s text:c="8"/></text:p>
            <text:p><text:s text:c="13"/>Durant got away with a clear foul on LeBron James down the stretch, part of three empty possessions for LBJ and the Cavs, as the Warriors went on to win 99-92. KD made 8-of-19 FGs and 6-of-7 FTs tonight and he's stepped up in a big way since Stephen Curry got injured -- Golden State is 8-1 in those games, with Durant averaging 29.2 points, 2.4 triples, 8.9 rebounds, 5.8 assists, 2.7 blocks and 0.9 steals.</text:p>
            <text:p><text:s text:c="8"/></text:p>
            <text:p><text:s text:c="8"/></text:p>
            <text:p><text:s text:c="13"/></text:p>
            <text:p><text:s text:c="14"/></text:p>
            <text:p><text:s text:c="13"/>Mon, Dec 25, 2017 06: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Bell</text:p>
            <text:p><text:s text:c="17"/></text:p>
            <text:p><text:s text:c="17"/></text:p>
            <text:p><text:s text:c="22"/>- F/C - <text:s/>Warriors</text:p>
            <text:p><text:s text:c="16"/></text:p>
            <text:p><text:s text:c="17"/></text:p>
            <text:p><text:s text:c="12"/></text:p>
            <text:p><text:s text:c="8"/></text:p>
            <text:p><text:s text:c="8"/></text:p>
            <text:p><text:s text:c="8"/></text:p>
            <text:p><text:s text:c="12"/>Jordan Bell had eight points, six boards, three assists, one steal and one block in 26 minutes on Monday, but he's expected to come off the bench vs. the Jazz on Wednesday.</text:p>
            <text:p><text:s text:c="8"/></text:p>
            <text:p><text:s text:c="8"/></text:p>
            <text:p><text:s text:c="13"/>Warriors coach Steve Kerr started Bell ahead of Zaza Pachulia tonight because he liked the matchup, but Zaza will resume starting vs. Derrick Favors and Utah. The impressive rookie only needs 20-24 minutes to carve out fantasy value in most leagues, though, so owners should give him a few more games before making any moves.</text:p>
            <text:p><text:s text:c="8"/></text:p>
            <text:p><text:s text:c="8"/></text:p>
            <text:p><text:s text:c="13"/>Related: Zaza Pachulia</text:p>
            <text:p><text:s text:c="14"/></text:p>
            <text:p><text:s text:c="13"/>Source: Mark Medina on Twitter <text:s text:c="27"/>Mon, Dec 25, 2017 06:0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notched his first triple-double of the season on Monday with 12 points, 12 rebounds, 11 assists, two steals, one block and two 3-pointers.</text:p>
            <text:p><text:s text:c="8"/></text:p>
            <text:p><text:s text:c="8"/></text:p>
            <text:p><text:s text:c="13"/>Green's efforts helped the Warriors beat the visiting Cavs on Christmas Day, and their 27-7 record puts them 0.5 games ahead of Houston for the best record in the Western Conference. He's flirted with triple-doubles throughout the year and finally broke through tonight -- in the process, he tied the Warriors' franchise record with 20 career triple-doubles. His recent shoulder injury looks like a thing of the past.</text:p>
            <text:p><text:s text:c="8"/></text:p>
            <text:p><text:s text:c="8"/></text:p>
            <text:p><text:s text:c="13"/></text:p>
            <text:p><text:s text:c="14"/></text:p>
            <text:p><text:s text:c="13"/>Mon, Dec 25, 2017 05:5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ayne Bacon</text:p>
            <text:p><text:s text:c="17"/></text:p>
            <text:p><text:s text:c="17"/></text:p>
            <text:p><text:s text:c="22"/>- G/F - <text:s/>Hornets</text:p>
            <text:p><text:s text:c="16"/></text:p>
            <text:p><text:s text:c="17"/></text:p>
            <text:p><text:s text:c="12"/></text:p>
            <text:p><text:s text:c="8"/></text:p>
            <text:p><text:s text:c="8"/></text:p>
            <text:p><text:s text:c="8"/></text:p>
            <text:p><text:s text:c="12"/>Dwayne Bacon has been assigned to the Hornets' G-League affiliate.</text:p>
            <text:p><text:s text:c="8"/></text:p>
            <text:p><text:s text:c="8"/></text:p>
            <text:p><text:s text:c="13"/>With Nicolas Batum, Jeremy Lamb and Michael Kidd-Gilchrist all healthy, Bacon hasn't been able to get into the rotation, so he'll go get some minutes in the G-League. Leave him on the wire.</text:p>
            <text:p><text:s text:c="8"/></text:p>
            <text:p><text:s text:c="8"/></text:p>
            <text:p><text:s text:c="13"/></text:p>
            <text:p><text:s text:c="14"/></text:p>
            <text:p><text:s text:c="13"/>Source: Charlotte Hornets on Twitter <text:s text:c="21"/>Mon, Dec 25, 2017 04:2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ik Monk</text:p>
            <text:p><text:s text:c="17"/></text:p>
            <text:p><text:s text:c="17"/></text:p>
            <text:p><text:s text:c="22"/>- G - <text:s/>Hornets</text:p>
            <text:p><text:s text:c="16"/></text:p>
            <text:p><text:s text:c="17"/></text:p>
            <text:p><text:s text:c="12"/></text:p>
            <text:p><text:s text:c="8"/></text:p>
            <text:p><text:s text:c="8"/></text:p>
            <text:p><text:s text:c="8"/></text:p>
            <text:p><text:s text:c="12"/>Malik Monk has been sent down for a G-League stint.</text:p>
            <text:p><text:s text:c="8"/></text:p>
            <text:p><text:s text:c="8"/></text:p>
            <text:p><text:s text:c="13"/>He's a negligible part of the rotation in Charlotte, so he'll get some much-needed experience in the G-League. He's not worth owning in most leagues.</text:p>
            <text:p><text:s text:c="8"/></text:p>
            <text:p><text:s text:c="8"/></text:p>
            <text:p><text:s text:c="13"/></text:p>
            <text:p><text:s text:c="14"/></text:p>
            <text:p><text:s text:c="13"/>Source: Charlotte Hornets on Twitter <text:s text:c="21"/>Mon, Dec 25, 2017 04: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knee) will not have any sort of minutes limit for Monday's matchup with the Celtics.</text:p>
            <text:p><text:s text:c="8"/></text:p>
            <text:p><text:s text:c="8"/></text:p>
            <text:p><text:s text:c="13"/>Wall's minutes restriction was lifted on Saturday, and his knee has looked fine since getting back, so as long as the game doesn't turn into a blowout he should be looking at minutes in the mid-30s. Feel free to get him active.</text:p>
            <text:p><text:s text:c="8"/></text:p>
            <text:p><text:s text:c="8"/></text:p>
            <text:p><text:s text:c="13"/></text:p>
            <text:p><text:s text:c="14"/></text:p>
            <text:p><text:s text:c="13"/>Source: Jared Weiss on Twitter <text:s text:c="27"/>Mon, Dec 25, 2017 04:0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knee) will be available to play Monday against the Wizards.</text:p>
            <text:p><text:s text:c="8"/></text:p>
            <text:p><text:s text:c="8"/></text:p>
            <text:p><text:s text:c="13"/>While he'll be available today, there are no guarantees he'll step foot on the court with Kyrie Irving, Marcus Smart and Terry Rozier all healthy. Leave him on the wire.</text:p>
            <text:p><text:s text:c="8"/></text:p>
            <text:p><text:s text:c="8"/></text:p>
            <text:p><text:s text:c="13"/></text:p>
            <text:p><text:s text:c="14"/></text:p>
            <text:p><text:s text:c="13"/>Source: Gary Washburn on Twitter <text:s text:c="25"/>Mon, Dec 25, 2017 03:5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knee) will be on a 20-minute limit for Monday's matchup with the Wizards.</text:p>
            <text:p><text:s text:c="8"/></text:p>
            <text:p><text:s text:c="8"/></text:p>
            <text:p><text:s text:c="13"/>Morris will be returning from a nine-game absence today, and he likely won't be playing in back-to-back sets for a while, so he's not the most enticing grab in most leagues. With Morris back in the rotation, Aron Baynes figures to lose some minutes.</text:p>
            <text:p><text:s text:c="8"/></text:p>
            <text:p><text:s text:c="8"/></text:p>
            <text:p><text:s text:c="13"/>Related: Aron Baynes</text:p>
            <text:p><text:s text:c="14"/></text:p>
            <text:p><text:s text:c="13"/>Source: Jared Weiss on Twitter <text:s text:c="27"/>Mon, Dec 25, 2017 03: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back) will not suit up for the Celtics' Christmas Day matchup with the Wizards.</text:p>
            <text:p><text:s text:c="8"/></text:p>
            <text:p><text:s text:c="8"/></text:p>
            <text:p><text:s text:c="13"/>Marcus Morris (knee) is getting back to the court today, so Ojeley wouldn't have played much anyway. Leave him on the wire.</text:p>
            <text:p><text:s text:c="8"/></text:p>
            <text:p><text:s text:c="8"/></text:p>
            <text:p><text:s text:c="13"/></text:p>
            <text:p><text:s text:c="14"/></text:p>
            <text:p><text:s text:c="13"/>Source: Sean Grande on Twitter <text:s text:c="27"/>Mon, Dec 25, 2017 03: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arrett Jack</text:p>
            <text:p><text:s text:c="17"/></text:p>
            <text:p><text:s text:c="17"/></text:p>
            <text:p><text:s text:c="22"/>- G - <text:s/>Knicks</text:p>
            <text:p><text:s text:c="16"/></text:p>
            <text:p><text:s text:c="17"/></text:p>
            <text:p><text:s text:c="12"/></text:p>
            <text:p><text:s text:c="8"/></text:p>
            <text:p><text:s text:c="8"/></text:p>
            <text:p><text:s text:c="8"/></text:p>
            <text:p><text:s text:c="12"/>Jarrett Jack missed all five of his shots during Monday's loss to the 76ers, finishing with seven assists, two rebounds and two steals through 21 scoreless minutes.</text:p>
            <text:p><text:s text:c="8"/></text:p>
            <text:p><text:s text:c="8"/></text:p>
            <text:p><text:s text:c="13"/>Jack rarely brings anything to the stat sheet outside of the assists category, so while he has some low-end appeal as a dimes specialist in deep leagues, he's not worth owning in most 12-team formats. Frank Ntilikina recorded four points, three assists, two rebounds and one turnover in 27 minutes off the bench, and he figures to overtake Jack for the starting PG spot at some point this season.</text:p>
            <text:p><text:s text:c="8"/></text:p>
            <text:p><text:s text:c="8"/></text:p>
            <text:p><text:s text:c="13"/>Related: Frank Ntilikina</text:p>
            <text:p><text:s text:c="14"/></text:p>
            <text:p><text:s text:c="13"/>Mon, Dec 25, 2017 03: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taps Porzingis</text:p>
            <text:p><text:s text:c="17"/></text:p>
            <text:p><text:s text:c="17"/></text:p>
            <text:p><text:s text:c="22"/>- F - <text:s/>Knicks</text:p>
            <text:p><text:s text:c="16"/></text:p>
            <text:p><text:s text:c="17"/></text:p>
            <text:p><text:s text:c="12"/></text:p>
            <text:p><text:s text:c="8"/></text:p>
            <text:p><text:s text:c="8"/></text:p>
            <text:p><text:s text:c="8"/></text:p>
            <text:p><text:s text:c="12"/>Kristaps Porzingis scored 22 points on 6-of-19 shooting during the Knicks' Christmas Day loss to the 76ers, adding seven rebounds, one 3-pointer, five blocks and one turnover in 34 minutes.</text:p>
            <text:p><text:s text:c="8"/></text:p>
            <text:p><text:s text:c="8"/></text:p>
            <text:p><text:s text:c="13"/>Porzingis locked down the paint and even had a highlight reel swat against Joel Embiid (link below), although he struggled to convert at the line, finishing with an uncharacteristic 9-of-14 effort at the charity stripe. Still, he rounded out his stat line with the elite offering of swats, and we'd expect a more efficient outing on Wednesday in Chicago.</text:p>
            <text:p><text:s text:c="8"/></text:p>
            <text:p><text:s text:c="8"/></text:p>
            <text:p><text:s text:c="13"/></text:p>
            <text:p><text:s text:c="14"/></text:p>
            <text:p><text:s text:c="13"/>Source: New York Knicks on Twitter <text:s text:c="23"/>Mon, Dec 25, 2017 03: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nes Kanter</text:p>
            <text:p><text:s text:c="17"/></text:p>
            <text:p><text:s text:c="17"/></text:p>
            <text:p><text:s text:c="22"/>- C - <text:s/>Knicks</text:p>
            <text:p><text:s text:c="16"/></text:p>
            <text:p><text:s text:c="17"/></text:p>
            <text:p><text:s text:c="12"/></text:p>
            <text:p><text:s text:c="8"/></text:p>
            <text:p><text:s text:c="8"/></text:p>
            <text:p><text:s text:c="8"/></text:p>
            <text:p><text:s text:c="12"/>Enes Kanter scored a season-high 31 points on 12-of-21 shooting (7-of-8 from the stripe) on Monday to go with a career-high tying 22 rebounds, one assist and two turnovers in 36 minutes.</text:p>
            <text:p><text:s text:c="8"/></text:p>
            <text:p><text:s text:c="8"/></text:p>
            <text:p><text:s text:c="13"/>Kanter is one of the best in the league at attacking the offensive glass with his 16.4 OREB%, and this was just the fifth 30-20 game in NBA Christmas Day history (the last person to do it was Bob Lanier back in 1971). As good as he’s been, it’s possible he could eventually lose some minutes to Willy Hernangomez in New York towards the second half of the season, so owners might want to think about selling high after this monster game.</text:p>
            <text:p><text:s text:c="8"/></text:p>
            <text:p><text:s text:c="8"/></text:p>
            <text:p><text:s text:c="13"/></text:p>
            <text:p><text:s text:c="14"/></text:p>
            <text:p><text:s text:c="13"/>Mon, Dec 25, 2017 03: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urtney Lee</text:p>
            <text:p><text:s text:c="17"/></text:p>
            <text:p><text:s text:c="17"/></text:p>
            <text:p><text:s text:c="22"/>- G - <text:s/>Knicks</text:p>
            <text:p><text:s text:c="16"/></text:p>
            <text:p><text:s text:c="17"/></text:p>
            <text:p><text:s text:c="12"/></text:p>
            <text:p><text:s text:c="8"/></text:p>
            <text:p><text:s text:c="8"/></text:p>
            <text:p><text:s text:c="8"/></text:p>
            <text:p><text:s text:c="12"/>Courtney Lee scored 20 points on 8-of-13 shooting Monday, to go with three rebounds, two assists, two 3-pointers, two steals and one turnover in 35 minutes.</text:p>
            <text:p><text:s text:c="8"/></text:p>
            <text:p><text:s text:c="8"/></text:p>
            <text:p><text:s text:c="13"/>Lee did a nice job of making things difficult for Robert Covington, and he also was a perfect 2-of-2 from the charity stripe giving him a sterling 72.0 true shooting percentage on the evening. He’s done a nice job of picking up the slack with Tim Hardaway Jr. (leg) on the sidelines, and he’s currently hitting career-highs in points (13.1), triples (1.6) and steals (1.4).</text:p>
            <text:p><text:s text:c="8"/></text:p>
            <text:p><text:s text:c="8"/></text:p>
            <text:p><text:s text:c="13"/></text:p>
            <text:p><text:s text:c="14"/></text:p>
            <text:p><text:s text:c="13"/>Mon, Dec 25, 2017 03: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McConnell</text:p>
            <text:p><text:s text:c="17"/></text:p>
            <text:p><text:s text:c="17"/></text:p>
            <text:p><text:s text:c="22"/>- G - <text:s/>76ers</text:p>
            <text:p><text:s text:c="16"/></text:p>
            <text:p><text:s text:c="17"/></text:p>
            <text:p><text:s text:c="12"/></text:p>
            <text:p><text:s text:c="8"/></text:p>
            <text:p><text:s text:c="8"/></text:p>
            <text:p><text:s text:c="8"/></text:p>
            <text:p><text:s text:c="12"/>T.J. McConnell scored 15 points on 6-of-11 shooting during Monday's Christmas Day win in New York, adding two 3-pointers, five boards, four assists, two steals and one turnover in 29 minutes.</text:p>
            <text:p><text:s text:c="8"/></text:p>
            <text:p><text:s text:c="8"/></text:p>
            <text:p><text:s text:c="13"/>McConnell provided a nice spark off the bench, and he played so well during the second half that he actually took away some minutes from Robert Covington. The scoring comes and goes with McConnell, but he's been a steady source of dimes this season, handing out 4.7 assists per contest giving him some deep league value as an assist-specialist.</text:p>
            <text:p><text:s text:c="8"/></text:p>
            <text:p><text:s text:c="8"/></text:p>
            <text:p><text:s text:c="13"/></text:p>
            <text:p><text:s text:c="14"/></text:p>
            <text:p><text:s text:c="13"/>Mon, Dec 25, 2017 03: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ryd Bayless</text:p>
            <text:p><text:s text:c="17"/></text:p>
            <text:p><text:s text:c="17"/></text:p>
            <text:p><text:s text:c="22"/>- G - <text:s/>76ers</text:p>
            <text:p><text:s text:c="16"/></text:p>
            <text:p><text:s text:c="17"/></text:p>
            <text:p><text:s text:c="12"/></text:p>
            <text:p><text:s text:c="8"/></text:p>
            <text:p><text:s text:c="8"/></text:p>
            <text:p><text:s text:c="8"/></text:p>
            <text:p><text:s text:c="12"/>Jerryd Bayless returned to the bench on Monday with J.J. Redick (hamstring) active, finishing with eight points, one 3-pointer, two rebounds, two assists and one block in 24 minutes.</text:p>
            <text:p><text:s text:c="8"/></text:p>
            <text:p><text:s text:c="8"/></text:p>
            <text:p><text:s text:c="13"/>As a reserve this season, Bayless owns meager averages of 8.1 points, 1.6 assists, 1.4 triples and not much else on 37.5% shooting, so he can't be considered a viable target in most settings.</text:p>
            <text:p><text:s text:c="8"/></text:p>
            <text:p><text:s text:c="8"/></text:p>
            <text:p><text:s text:c="13"/></text:p>
            <text:p><text:s text:c="14"/></text:p>
            <text:p><text:s text:c="13"/>Mon, Dec 25, 2017 03: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io Saric</text:p>
            <text:p><text:s text:c="17"/></text:p>
            <text:p><text:s text:c="17"/></text:p>
            <text:p><text:s text:c="22"/>- F - <text:s/>76ers</text:p>
            <text:p><text:s text:c="16"/></text:p>
            <text:p><text:s text:c="17"/></text:p>
            <text:p><text:s text:c="12"/></text:p>
            <text:p><text:s text:c="8"/></text:p>
            <text:p><text:s text:c="8"/></text:p>
            <text:p><text:s text:c="8"/></text:p>
            <text:p><text:s text:c="12"/>Dario Saric went 4-of-15 from the field and 2-of-2 from the line on Monday, on his way to 10 points, three rebounds, three assists and two turnovers in 33 minutes.</text:p>
            <text:p><text:s text:c="8"/></text:p>
            <text:p><text:s text:c="8"/></text:p>
            <text:p><text:s text:c="13"/>Saric got locked up by Kristaps Porzingis, which wouldn’t be the first time an opposing power forward has struggled to get things going against The Unicorn. He also blew quite a few wide-open looks and missed all six of his 3-point attempts, but he should be able to bounce-back on Thursday with a much more favorable matchup against the Trail Blazers.</text:p>
            <text:p><text:s text:c="8"/></text:p>
            <text:p><text:s text:c="8"/></text:p>
            <text:p><text:s text:c="13"/></text:p>
            <text:p><text:s text:c="14"/></text:p>
            <text:p><text:s text:c="13"/>Mon, Dec 25, 2017 03: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double-doubled during the 76ers' 105-98 win over the Knicks on Christmas, tallying 25 points, 16 rebounds, three assists, two 3-pointers, three blocks and six turnovers in 34 minutes.</text:p>
            <text:p><text:s text:c="8"/></text:p>
            <text:p><text:s text:c="8"/></text:p>
            <text:p><text:s text:c="13"/>Embiid didn’t face much resistance from Enes Kanter, and he really got cooking late in the third and carried that over to the fourth quarter where he posted a 37.2 usage rate. The 76ers are off until Thursday, and Embiid said he just wants to push through this back issue as he doesn’t feel it once he’s playing, so hopefully, he doesn’t need to miss any more time with a sore back.</text:p>
            <text:p><text:s text:c="8"/></text:p>
            <text:p><text:s text:c="8"/></text:p>
            <text:p><text:s text:c="13"/></text:p>
            <text:p><text:s text:c="14"/></text:p>
            <text:p><text:s text:c="13"/>Mon, Dec 25, 2017 03:1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struggled with his shot during Monday's win over the Knicks, going 2-of-8 from the field and 3-of-4 from the charity stripe on his way to eight points in 30 minutes.</text:p>
            <text:p><text:s text:c="8"/></text:p>
            <text:p><text:s text:c="8"/></text:p>
            <text:p><text:s text:c="13"/>Covington also added one 3-pointer, three rebounds, three assists, one steal, one block and one turnover to his stat line, but he was benched down the stretch in favor of T.J. McConnell and was also spotted with a wrap over his surgically repaired right knee. Hopefully, the knee turns out to be a non-issue, but owners should probably just double-check on his status ahead of Thursday's game in Portland.</text:p>
            <text:p><text:s text:c="8"/></text:p>
            <text:p><text:s text:c="8"/></text:p>
            <text:p><text:s text:c="13"/></text:p>
            <text:p><text:s text:c="14"/></text:p>
            <text:p><text:s text:c="13"/>Mon, Dec 25, 2017 03:1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 Simmons</text:p>
            <text:p><text:s text:c="17"/></text:p>
            <text:p><text:s text:c="17"/></text:p>
            <text:p><text:s text:c="22"/>- G/F - <text:s/>76ers</text:p>
            <text:p><text:s text:c="16"/></text:p>
            <text:p><text:s text:c="17"/></text:p>
            <text:p><text:s text:c="12"/></text:p>
            <text:p><text:s text:c="8"/></text:p>
            <text:p><text:s text:c="8"/></text:p>
            <text:p><text:s text:c="8"/></text:p>
            <text:p><text:s text:c="12"/>Ben Simmons didn't do much through 33 minutes of action on Christmas, finishing the 76ers' win with just eight points, eight rebounds, three assists, one steal, one block and two turnovers.</text:p>
            <text:p><text:s text:c="8"/></text:p>
            <text:p><text:s text:c="8"/></text:p>
            <text:p><text:s text:c="13"/>Simmons would have had more dimes if his teammates hadn’t missed so many wide-open looks, but overall he looked a bit passive in his Christmas debut. Still, Philly got the win and we’d expect Simmons to return to his stat sheet stuffing ways on Thursday in Portland.</text:p>
            <text:p><text:s text:c="8"/></text:p>
            <text:p><text:s text:c="8"/></text:p>
            <text:p><text:s text:c="13"/></text:p>
            <text:p><text:s text:c="14"/></text:p>
            <text:p><text:s text:c="13"/>Mon, Dec 25, 2017 03:1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looked great in his return from a two-game absence on Christmas, tallying 24 points, six rebounds, four triples, two assists, two steals and two turnovers in 28 minutes.</text:p>
            <text:p><text:s text:c="8"/></text:p>
            <text:p><text:s text:c="8"/></text:p>
            <text:p><text:s text:c="13"/>Redick had been connecting on just 37.0% of his attempts over the past four games, so it was nice to see him go 6-of-10 from the field and 8-of-8 from the charity stripe for an 88.8 TS%. Additionally, the hamstring was a complete non-issue, so he should be just fine for Thursday’s game in Portland.</text:p>
            <text:p><text:s text:c="8"/></text:p>
            <text:p><text:s text:c="8"/></text:p>
            <text:p><text:s text:c="13"/></text:p>
            <text:p><text:s text:c="14"/></text:p>
            <text:p><text:s text:c="13"/>Mon, Dec 25, 2017 03:1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Bell</text:p>
            <text:p><text:s text:c="17"/></text:p>
            <text:p><text:s text:c="17"/></text:p>
            <text:p><text:s text:c="22"/>- F/C - <text:s/>Warriors</text:p>
            <text:p><text:s text:c="16"/></text:p>
            <text:p><text:s text:c="17"/></text:p>
            <text:p><text:s text:c="12"/></text:p>
            <text:p><text:s text:c="8"/></text:p>
            <text:p><text:s text:c="8"/></text:p>
            <text:p><text:s text:c="8"/></text:p>
            <text:p><text:s text:c="12"/>Jordan Bell will remain in the starting lineup on Monday, despite Zaza Pachulia (shoulder) being available to play.</text:p>
            <text:p><text:s text:c="8"/></text:p>
            <text:p><text:s text:c="8"/></text:p>
            <text:p><text:s text:c="13"/>Bell starting over Pachulia could be a matchup-based decision, allowing Bell matchup against Kevin Love and bringing Pachulia off the bench to battle against Tristan Thompson, so it'll be interesting to see how long Bell can hang on to this starting spot with Pachulia back in action. He's got great upside with the defensive stats, so Bell is worth a look in most leagues if you've got someone to cut.</text:p>
            <text:p><text:s text:c="8"/></text:p>
            <text:p><text:s text:c="8"/></text:p>
            <text:p><text:s text:c="13"/>Related: Zaza Pachulia</text:p>
            <text:p><text:s text:c="14"/></text:p>
            <text:p><text:s text:c="13"/>Source: Monte Poole on Twitter <text:s text:c="27"/>Mon, Dec 25, 2017 02: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ning Frye</text:p>
            <text:p><text:s text:c="17"/></text:p>
            <text:p><text:s text:c="17"/></text:p>
            <text:p><text:s text:c="22"/>- F/C - <text:s/>Lakers</text:p>
            <text:p><text:s text:c="16"/></text:p>
            <text:p><text:s text:c="17"/></text:p>
            <text:p><text:s text:c="12"/></text:p>
            <text:p><text:s text:c="8"/></text:p>
            <text:p><text:s text:c="8"/></text:p>
            <text:p><text:s text:c="8"/></text:p>
            <text:p><text:s text:c="12"/>Channing Frye will return to the bench for Monday's game against the Warriors.</text:p>
            <text:p><text:s text:c="8"/></text:p>
            <text:p><text:s text:c="8"/></text:p>
            <text:p><text:s text:c="13"/>J.R. Smith (knee) is back in the starting lineup following a one-game absence, so Frye will be lucky to see his minutes in the teens today. He's not a realistic target in any format.</text:p>
            <text:p><text:s text:c="8"/></text:p>
            <text:p><text:s text:c="8"/></text:p>
            <text:p><text:s text:c="13"/></text:p>
            <text:p><text:s text:c="14"/></text:p>
            <text:p><text:s text:c="13"/>Source: Warriors PR on Twitter <text:s text:c="27"/>Mon, Dec 25, 2017 02: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Patrick McCaw, Klay Thompson, Kevin Durant, Draymond Green and Jordan Bell will start on Christmas against the Cavs.</text:p>
            <text:p><text:s text:c="8"/></text:p>
            <text:p><text:s text:c="8"/></text:p>
            <text:p><text:s text:c="13"/>Green had X-rays taken on his elbow on Saturday, but the results were negative and he was always expected to play today. As a side note, he's trolling the Cavs with a pair of custom-made Arthur hyperdunks, which is about as Draymond Green as it gets. Get him active.</text:p>
            <text:p><text:s text:c="8"/></text:p>
            <text:p><text:s text:c="8"/></text:p>
            <text:p><text:s text:c="13"/>Related: Kevin Durant, Klay Thompson, Patrick McCaw, Jordan Bell</text:p>
            <text:p><text:s text:c="14"/></text:p>
            <text:p><text:s text:c="13"/>Source: Warriors PR on Twitter <text:s text:c="27"/>Mon, Dec 25, 2017 02: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glute) will be available to play on Monday against the Cavs.</text:p>
            <text:p><text:s text:c="8"/></text:p>
            <text:p><text:s text:c="8"/></text:p>
            <text:p><text:s text:c="13"/>Zaza Pachulia (shoulder) is expected to get back to the court today, so Looney could drop from the rotation entirely.</text:p>
            <text:p><text:s text:c="8"/></text:p>
            <text:p><text:s text:c="8"/></text:p>
            <text:p><text:s text:c="13"/></text:p>
            <text:p><text:s text:c="14"/></text:p>
            <text:p><text:s text:c="13"/>Source: Warriors PR on Twitter <text:s text:c="27"/>Mon, Dec 25, 2017 02: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ankle) scrimmaged on Sunday and "looked good," according to coach Steve Kerr.</text:p>
            <text:p><text:s text:c="8"/></text:p>
            <text:p><text:s text:c="8"/></text:p>
            <text:p><text:s text:c="13"/>Curry isn't playing on Christmas vs. the Cavaliers, but it sounds like he's due back any day now. His next chance to play will be on Wednesday vs. the Jazz.</text:p>
            <text:p><text:s text:c="8"/></text:p>
            <text:p><text:s text:c="8"/></text:p>
            <text:p><text:s text:c="13"/></text:p>
            <text:p><text:s text:c="14"/></text:p>
            <text:p><text:s text:c="13"/>Source: Anthony Slater on Twitter <text:s text:c="24"/>Mon, Dec 25, 2017 01: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za Pachulia</text:p>
            <text:p><text:s text:c="17"/></text:p>
            <text:p><text:s text:c="17"/></text:p>
            <text:p><text:s text:c="22"/>- C - <text:s/>Warriors</text:p>
            <text:p><text:s text:c="16"/></text:p>
            <text:p><text:s text:c="17"/></text:p>
            <text:p><text:s text:c="12"/></text:p>
            <text:p><text:s text:c="8"/></text:p>
            <text:p><text:s text:c="8"/></text:p>
            <text:p><text:s text:c="8"/></text:p>
            <text:p><text:s text:c="12"/>Zaza Pachulia (left shoulder soreness) is "available" to play on Monday vs. the Cavaliers.</text:p>
            <text:p><text:s text:c="8"/></text:p>
            <text:p><text:s text:c="8"/></text:p>
            <text:p><text:s text:c="13"/>Pachulia has missed seven games in a row, so his role this afternoon isn't clear -- coach Steve Kerr wouldn't reveal if Pachulia or Jordan Bell would start at center. He's not a fantasy asset, regardless of where he starts the game.</text:p>
            <text:p><text:s text:c="8"/></text:p>
            <text:p><text:s text:c="8"/></text:p>
            <text:p><text:s text:c="13"/></text:p>
            <text:p><text:s text:c="14"/></text:p>
            <text:p><text:s text:c="13"/>Source: Mark Medina on Twitter <text:s text:c="27"/>Mon, Dec 25, 2017 01:2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knee) and Zaza Pachulia (shoulder) are "available" for Monday's game vs. the Cavaliers.</text:p>
            <text:p><text:s text:c="8"/></text:p>
            <text:p><text:s text:c="8"/></text:p>
            <text:p><text:s text:c="13"/>Coach Steve Kerr wouldn't say specifically if Livingston would play, but if he does, he'll likely have restrictions after missing the past four games. If Livingston plays, Patrick McCaw would lose some streaming appeal in deeper leagues and Andre Iguodala won't have as much ball-handling responsibility.</text:p>
            <text:p><text:s text:c="8"/></text:p>
            <text:p><text:s text:c="8"/></text:p>
            <text:p><text:s text:c="13"/></text:p>
            <text:p><text:s text:c="14"/></text:p>
            <text:p><text:s text:c="13"/>Source: Mark Medina on Twitter <text:s text:c="27"/>Mon, Dec 25, 2017 01: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ny Green</text:p>
            <text:p><text:s text:c="17"/></text:p>
            <text:p><text:s text:c="17"/></text:p>
            <text:p><text:s text:c="22"/>- G/F - <text:s/>Spurs</text:p>
            <text:p><text:s text:c="16"/></text:p>
            <text:p><text:s text:c="17"/></text:p>
            <text:p><text:s text:c="12"/></text:p>
            <text:p><text:s text:c="8"/></text:p>
            <text:p><text:s text:c="8"/></text:p>
            <text:p><text:s text:c="8"/></text:p>
            <text:p><text:s text:c="12"/>Danny Green (left groin tightness) is probable for Tuesday's game vs. the Nets.</text:p>
            <text:p><text:s text:c="8"/></text:p>
            <text:p><text:s text:c="8"/></text:p>
            <text:p><text:s text:c="13"/>Green has missed four out of the past five games, so he'll likely have restrictions if he goes. Assuming Green is back in the lineup, Bryn Forbes will lose most of his value and minutes.</text:p>
            <text:p><text:s text:c="8"/></text:p>
            <text:p><text:s text:c="8"/></text:p>
            <text:p><text:s text:c="13"/></text:p>
            <text:p><text:s text:c="14"/></text:p>
            <text:p><text:s text:c="13"/>Source: Jeff Platt on Twitter <text:s text:c="28"/>Mon, Dec 25, 2017 12: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quad) is listed as probable for Tuesday's game vs. the Nets.</text:p>
            <text:p><text:s text:c="8"/></text:p>
            <text:p><text:s text:c="8"/></text:p>
            <text:p><text:s text:c="13"/>The injury reports for the Spurs haven't been very reliable lately, but we do expect Leonard to play since he will have four days of rest under his belt. His season-high for minutes has been 20, so maybe he'll see minutes in the lower 20s Tuesday.</text:p>
            <text:p><text:s text:c="8"/></text:p>
            <text:p><text:s text:c="8"/></text:p>
            <text:p><text:s text:c="13"/></text:p>
            <text:p><text:s text:c="14"/></text:p>
            <text:p><text:s text:c="13"/>Source: Jeff Platt on Twitter <text:s text:c="28"/>Mon, Dec 25, 2017 12:5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urtney Lee</text:p>
            <text:p><text:s text:c="17"/></text:p>
            <text:p><text:s text:c="17"/></text:p>
            <text:p><text:s text:c="22"/>- G - <text:s/>Knicks</text:p>
            <text:p><text:s text:c="16"/></text:p>
            <text:p><text:s text:c="17"/></text:p>
            <text:p><text:s text:c="12"/></text:p>
            <text:p><text:s text:c="8"/></text:p>
            <text:p><text:s text:c="8"/></text:p>
            <text:p><text:s text:c="8"/></text:p>
            <text:p><text:s text:c="12"/>Courtney Lee (personal) is starting for the Knicks on Monday vs. Philly.</text:p>
            <text:p><text:s text:c="8"/></text:p>
            <text:p><text:s text:c="8"/></text:p>
            <text:p><text:s text:c="13"/>He missed Sunday's practice for personal reasons, but his status for Christmas day was never in doubt. He's a solid fantasy asset, especially while Tim Hardaway Jr. (leg) is out.</text:p>
            <text:p><text:s text:c="8"/></text:p>
            <text:p><text:s text:c="8"/></text:p>
            <text:p><text:s text:c="13"/></text:p>
            <text:p><text:s text:c="14"/></text:p>
            <text:p><text:s text:c="13"/>Mon, Dec 25, 2017 12:0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knee) said he will return on Christmas day vs. Washington.</text:p>
            <text:p><text:s text:c="8"/></text:p>
            <text:p><text:s text:c="8"/></text:p>
            <text:p><text:s text:c="13"/>Morris has had this date circled on his calendar for a while and he said he's looking forward to playing against his brother Markieff. "This has to be history" he said. "First twins to play on Christmas against each other." He's expected to have restrictions and he's not going to play in back-to-back sets for a while, so he's more of a deep-league pickup. Aron Baynes loses a little bit of appeal with Morris back and Semi Ojeleye (back) could drop out of the rotation.</text:p>
            <text:p><text:s text:c="8"/></text:p>
            <text:p><text:s text:c="8"/></text:p>
            <text:p><text:s text:c="13"/></text:p>
            <text:p><text:s text:c="14"/></text:p>
            <text:p><text:s text:c="13"/>Source: Jeff Goodman on Twitter <text:s text:c="26"/>Mon, Dec 25, 2017 11:5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hamstring) will play on Monday vs. the Knicks.</text:p>
            <text:p><text:s text:c="8"/></text:p>
            <text:p><text:s text:c="8"/></text:p>
            <text:p><text:s text:c="13"/>He's back after a two-game absence. There's no report of any restrictions, so his fantasy owners can go ahead and plug him back into lineups. He's been fantastic in December, averaging 18.9 points, 3.3 assists, 2.0 rebounds and 2.7 triples. Jerryd Bayless will head back to the bench, while T.J. McConnell and Timothe Luwawu lose some value with Redick back.</text:p>
            <text:p><text:s text:c="8"/></text:p>
            <text:p><text:s text:c="8"/></text:p>
            <text:p><text:s text:c="13"/></text:p>
            <text:p><text:s text:c="14"/></text:p>
            <text:p><text:s text:c="13"/>Source: Keith Pompey on Twitter <text:s text:c="26"/>Mon, Dec 25, 2017 11:3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back) will play against the Knicks on Christmas.</text:p>
            <text:p><text:s text:c="8"/></text:p>
            <text:p><text:s text:c="8"/></text:p>
            <text:p><text:s text:c="13"/>He was considered a game-time call, so this means his back was feeling good in warmups. Embiid didn't have a great game in his last outing, but expect him to put on a show today if his back cooperates. We haven't heard about any restrictions, but Embiid said he "hopes" he doesn't have any.</text:p>
            <text:p><text:s text:c="8"/></text:p>
            <text:p><text:s text:c="8"/></text:p>
            <text:p><text:s text:c="13"/></text:p>
            <text:p><text:s text:c="14"/></text:p>
            <text:p><text:s text:c="13"/>Source: Jessica Camerato on Twitter <text:s text:c="22"/>Mon, Dec 25, 2017 11:2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O'Quinn</text:p>
            <text:p><text:s text:c="17"/></text:p>
            <text:p><text:s text:c="17"/></text:p>
            <text:p><text:s text:c="22"/>- F/C - <text:s/>Knicks</text:p>
            <text:p><text:s text:c="16"/></text:p>
            <text:p><text:s text:c="17"/></text:p>
            <text:p><text:s text:c="12"/></text:p>
            <text:p><text:s text:c="8"/></text:p>
            <text:p><text:s text:c="8"/></text:p>
            <text:p><text:s text:c="8"/></text:p>
            <text:p><text:s text:c="12"/>Kyle O'Quinn (calf, illness) will play on Monday vs. the 76ers.</text:p>
            <text:p><text:s text:c="8"/></text:p>
            <text:p><text:s text:c="8"/></text:p>
            <text:p><text:s text:c="13"/>O'Quinn has held off Willy Hernangomez and Joakim Noah for the backup center role, so assuming he's feeling up to it, he should see his normal allotment of minutes in the teens. He has December averages of 6.6 points, 4.8 rebounds, 1.9 assists and 1.3 blocks.</text:p>
            <text:p><text:s text:c="8"/></text:p>
            <text:p><text:s text:c="8"/></text:p>
            <text:p><text:s text:c="13"/></text:p>
            <text:p><text:s text:c="14"/></text:p>
            <text:p><text:s text:c="13"/>Source: Marc Berman on Twitter <text:s text:c="27"/>Mon, Dec 25, 2017 10:5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hamstring) is a game-time call vs. the Knicks on Monday.</text:p>
            <text:p><text:s text:c="8"/></text:p>
            <text:p><text:s text:c="8"/></text:p>
            <text:p><text:s text:c="13"/>For what it's worth, 76ers beat reporter Keith Pompey said it's more likely Redick plays than Joel Embiid. If Redick can't go, Jerryd Bayless will remain in the starting lineup with T.J. McConnell and Timothe Luwawu picking up some extra minutes.</text:p>
            <text:p><text:s text:c="8"/></text:p>
            <text:p><text:s text:c="8"/></text:p>
            <text:p><text:s text:c="13"/></text:p>
            <text:p><text:s text:c="14"/></text:p>
            <text:p><text:s text:c="13"/>Source: Keith Pompey on Twitter <text:s text:c="26"/>Mon, Dec 25, 2017 10:4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back) is a game-time call on Monday vs. the Knicks.</text:p>
            <text:p><text:s text:c="8"/></text:p>
            <text:p><text:s text:c="8"/></text:p>
            <text:p><text:s text:c="13"/>The last time Embiid was a game-time call, he looked good in warmups and the 76ers held him out anyways. If he can't go, Amir Johnson is expected to draw the start, but Richaun Holmes would be the better play in fantasy.</text:p>
            <text:p><text:s text:c="8"/></text:p>
            <text:p><text:s text:c="8"/></text:p>
            <text:p><text:s text:c="13"/></text:p>
            <text:p><text:s text:c="14"/></text:p>
            <text:p><text:s text:c="13"/>Source: Keith Pompey on Twitter <text:s text:c="26"/>Mon, Dec 25, 2017 10:4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said that the pain in his shooting elbow could linger for a while.</text:p>
            <text:p><text:s text:c="8"/></text:p>
            <text:p><text:s text:c="8"/></text:p>
            <text:p><text:s text:c="13"/>"I talked to the doc and the pain is there. It is what it is," Dragic said. "It’s not the first time I’m playing through the pain. I’m going to try to be there for my teammates and try to do what I can and that’s it, end of story — try to do treatments and be professional." Dragic hit just 5-of-15 shots in his return on Saturday, so his fantasy owners could be in for a bumpy ride while he's less than 100 percent.</text:p>
            <text:p><text:s text:c="8"/></text:p>
            <text:p><text:s text:c="8"/></text:p>
            <text:p><text:s text:c="13"/></text:p>
            <text:p><text:s text:c="14"/></text:p>
            <text:p><text:s text:c="13"/>Source: South Florida Sun-Sentinel <text:s text:c="23"/>Mon, Dec 25, 2017 10:3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O'Quinn</text:p>
            <text:p><text:s text:c="17"/></text:p>
            <text:p><text:s text:c="17"/></text:p>
            <text:p><text:s text:c="22"/>- F/C - <text:s/>Knicks</text:p>
            <text:p><text:s text:c="16"/></text:p>
            <text:p><text:s text:c="17"/></text:p>
            <text:p><text:s text:c="12"/></text:p>
            <text:p><text:s text:c="8"/></text:p>
            <text:p><text:s text:c="8"/></text:p>
            <text:p><text:s text:c="8"/></text:p>
            <text:p><text:s text:c="12"/>Kyle O'Quinn is dealing with a calf strain in addition to an illness.</text:p>
            <text:p><text:s text:c="8"/></text:p>
            <text:p><text:s text:c="8"/></text:p>
            <text:p><text:s text:c="13"/>Marc Berman of the New York Post said that KOQ could be held out of Monday's game vs. the 76ers, while ESPN's Ian Begley said he's "likely to play." If KOQ can't go, the Knicks will either turn to Willy Hernangomez or Joakim Noah as their backup center.</text:p>
            <text:p><text:s text:c="8"/></text:p>
            <text:p><text:s text:c="8"/></text:p>
            <text:p><text:s text:c="13"/></text:p>
            <text:p><text:s text:c="14"/></text:p>
            <text:p><text:s text:c="13"/>Source: Marc Berman on Twitter <text:s text:c="27"/>Mon, Dec 25, 2017 10:1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am Adebayo</text:p>
            <text:p><text:s text:c="17"/></text:p>
            <text:p><text:s text:c="17"/></text:p>
            <text:p><text:s text:c="22"/>- C - <text:s/>Heat</text:p>
            <text:p><text:s text:c="16"/></text:p>
            <text:p><text:s text:c="17"/></text:p>
            <text:p><text:s text:c="12"/></text:p>
            <text:p><text:s text:c="8"/></text:p>
            <text:p><text:s text:c="8"/></text:p>
            <text:p><text:s text:c="8"/></text:p>
            <text:p><text:s text:c="12"/>Heat coach Erik Spoelstra said he's impressed with how quickly Bam Adebayo is developing.</text:p>
            <text:p><text:s text:c="8"/></text:p>
            <text:p><text:s text:c="8"/></text:p>
            <text:p><text:s text:c="13"/>"He’s a computer," Spoelstra said, "So every single game he’s putting it, every experience, into that computer and he’s learning at such a rapid pace." With Hassan Whiteside (knee) still without a clear timetable, Adebayo has stepped up for fantasy owners in recent weeks. He's played 30 or more minutes in four out of his last seven games, averaging 10.0 points, 6.7 rebounds and 2.2 assists in that span.</text:p>
            <text:p><text:s text:c="8"/></text:p>
            <text:p><text:s text:c="8"/></text:p>
            <text:p><text:s text:c="13"/></text:p>
            <text:p><text:s text:c="14"/></text:p>
            <text:p><text:s text:c="13"/>Source: South Florida Sun-Sentinel <text:s text:c="23"/>Mon, Dec 25, 2017 10:1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Stephen Curry</text:p>
            <text:p><text:s text:c="17"/></text:p>
            <text:p><text:s text:c="17"/></text:p>
            <text:p><text:s text:c="22"/>- G - <text:s/>Warriors</text:p>
            <text:p><text:s text:c="16"/></text:p>
            <text:p><text:s text:c="17"/></text:p>
            <text:p><text:s text:c="12"/></text:p>
            <text:p><text:s text:c="8"/></text:p>
            <text:p><text:s text:c="8"/></text:p>
            <text:p><text:s text:c="8"/></text:p>
            <text:p><text:s text:c="12"/>Stephen Curry (ankle) will not play vs. the Cavaliers on Christmas Day.</text:p>
            <text:p><text:s text:c="8"/></text:p>
            <text:p><text:s text:c="8"/></text:p>
            <text:p><text:s text:c="13"/>Steve Kerr said this week that there was a "99.999 percent" chance Steph would sit out again, so this simply confirms the obvious. He has been increasing his activity lately, but Golden State won't take any chances and owners should consider him questionable for home games on Wednesday (vs. Utah) and Friday (vs. Charlotte). Until he returns, Shaun Livingston, Quinn Cook and Patrick McCaw will continue to hold down the PG spot.</text:p>
            <text:p><text:s text:c="8"/></text:p>
            <text:p><text:s text:c="8"/></text:p>
            <text:p><text:s text:c="13"/></text:p>
            <text:p><text:s text:c="14"/></text:p>
            <text:p><text:s text:c="13"/>Source: Warriors PR on Twitter <text:s text:c="27"/>Sun, Dec 24, 2017 07: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za Pachulia</text:p>
            <text:p><text:s text:c="17"/></text:p>
            <text:p><text:s text:c="17"/></text:p>
            <text:p><text:s text:c="22"/>- C - <text:s/>Warriors</text:p>
            <text:p><text:s text:c="16"/></text:p>
            <text:p><text:s text:c="17"/></text:p>
            <text:p><text:s text:c="12"/></text:p>
            <text:p><text:s text:c="8"/></text:p>
            <text:p><text:s text:c="8"/></text:p>
            <text:p><text:s text:c="8"/></text:p>
            <text:p><text:s text:c="12"/>Zaza Pachulia (left shoulder soreness) is probable to return vs. Cleveland on Monday.</text:p>
            <text:p><text:s text:c="8"/></text:p>
            <text:p><text:s text:c="8"/></text:p>
            <text:p><text:s text:c="13"/>Pachulia has missed seven straight games but he's been ramping up his activity lately, and it looks like he'll be ready to go on Christmas Day. His return would cut into the workload of Jordan Bell, David West and JaVale McGee. Check back after the Warriors' shootaround for confirmation.</text:p>
            <text:p><text:s text:c="8"/></text:p>
            <text:p><text:s text:c="8"/></text:p>
            <text:p><text:s text:c="13"/>Related: JaVale McGee, Jordan Bell</text:p>
            <text:p><text:s text:c="14"/></text:p>
            <text:p><text:s text:c="13"/>Source: Warriors PR on Twitter <text:s text:c="27"/>Sun, Dec 24, 2017 07:3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strained glute) is probable for Monday's game vs. the Cavs.</text:p>
            <text:p><text:s text:c="8"/></text:p>
            <text:p><text:s text:c="8"/></text:p>
            <text:p><text:s text:c="13"/>Looney played six minutes on Saturday and there's no suggestion that he aggravated the injury, so we expect him to be ready to go.</text:p>
            <text:p><text:s text:c="8"/></text:p>
            <text:p><text:s text:c="8"/></text:p>
            <text:p><text:s text:c="13"/>Related: Jordan Bell</text:p>
            <text:p><text:s text:c="14"/></text:p>
            <text:p><text:s text:c="13"/>Source: Warriors PR on Twitter <text:s text:c="27"/>Sun, Dec 24, 2017 07:3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sore right knee), Kevon Looney (gluteal strain) and Zaza Pachulia (left shoulder soreness) are all probable for Monday's game vs. Cleveland.</text:p>
            <text:p><text:s text:c="8"/></text:p>
            <text:p><text:s text:c="8"/></text:p>
            <text:p><text:s text:c="13"/>Patrick McCaw started this weekend with Livingston and Steph Curry (ankle) both out of commission, but he'd likely shift back to the bench if Livingston is cleared. The Warriors won't give the veteran heavy minutes, but he's still worth a look as a streaming option or DFS punt.</text:p>
            <text:p><text:s text:c="8"/></text:p>
            <text:p><text:s text:c="8"/></text:p>
            <text:p><text:s text:c="13"/>Related: Kevon Looney, Patrick McCaw, Zaza Pachulia</text:p>
            <text:p><text:s text:c="14"/></text:p>
            <text:p><text:s text:c="13"/>Source: Warriors PR on Twitter <text:s text:c="27"/>Sun, Dec 24, 2017 07:3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leb Swanigan</text:p>
            <text:p><text:s text:c="17"/></text:p>
            <text:p><text:s text:c="17"/></text:p>
            <text:p><text:s text:c="22"/>- F - <text:s/>Trail Blazers</text:p>
            <text:p><text:s text:c="16"/></text:p>
            <text:p><text:s text:c="17"/></text:p>
            <text:p><text:s text:c="12"/></text:p>
            <text:p><text:s text:c="8"/></text:p>
            <text:p><text:s text:c="8"/></text:p>
            <text:p><text:s text:c="8"/></text:p>
            <text:p><text:s text:c="12"/>The Blazers will assign Caleb Swanigan to the G League on Tuesday, according to ESPN's Adrian Wojnarowski.</text:p>
            <text:p><text:s text:c="8"/></text:p>
            <text:p><text:s text:c="8"/></text:p>
            <text:p><text:s text:c="13"/>Swanigan isn't in the Blazers' rotation with Jusuf Nurkic, Ed Davis, Noah Vonleh and Zach Collins all healthy, but he should earn heavy minutes with the Canton Charge. Even as a fill-in starter this season, Swanigan averaged just 2.7 points and 3.0 rebounds in 12.0 minutes.</text:p>
            <text:p><text:s text:c="8"/></text:p>
            <text:p><text:s text:c="8"/></text:p>
            <text:p><text:s text:c="13"/></text:p>
            <text:p><text:s text:c="14"/></text:p>
            <text:p><text:s text:c="13"/>Source: Adrian Wojnarowski on Twitter <text:s text:c="20"/>Sun, Dec 24, 2017 07:0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An MRI revealed a left shoulder sprain for Lonzo Ball and he will be re-evaluated in one week.</text:p>
            <text:p><text:s text:c="8"/></text:p>
            <text:p><text:s text:c="8"/></text:p>
            <text:p><text:s text:c="13"/>Obviously, Ball won't be playing on Christmas, and it's somewhat surprising that he's going to miss an entire week considering he was able to play through the injury on Saturday. It'll be interesting to see who Luke Walton brings into the starting five while Ball is on the sidelines, but the decision will likely be between Jordan Clarkson and Josh Hart. Hart is coming off a nice 11-point, 10-board outing, so he's on the radar as a potential speculative add in deep leagues. Even if Clarkson doesn't enter the starting five, he should see more consistent playing time while Ball is out.</text:p>
            <text:p><text:s text:c="8"/></text:p>
            <text:p><text:s text:c="8"/></text:p>
            <text:p><text:s text:c="13"/>Related: Jordan Clarkson, Josh Hart</text:p>
            <text:p><text:s text:c="14"/></text:p>
            <text:p><text:s text:c="13"/>Source: Los Angeles Lakers on Twitter <text:s text:c="20"/>Sun, Dec 24, 2017 06: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lint Capela</text:p>
            <text:p><text:s text:c="17"/></text:p>
            <text:p><text:s text:c="17"/></text:p>
            <text:p><text:s text:c="22"/>- C - <text:s/>Rockets</text:p>
            <text:p><text:s text:c="16"/></text:p>
            <text:p><text:s text:c="17"/></text:p>
            <text:p><text:s text:c="12"/></text:p>
            <text:p><text:s text:c="8"/></text:p>
            <text:p><text:s text:c="8"/></text:p>
            <text:p><text:s text:c="8"/></text:p>
            <text:p><text:s text:c="12"/>Clint Capela (heel) has been upgraded to questionable for Monday's Christmas Day game against the <text:s/>Thunder.</text:p>
            <text:p><text:s text:c="8"/></text:p>
            <text:p><text:s text:c="8"/></text:p>
            <text:p><text:s text:c="13"/>Capela has missed three of the past four games with this heel issue, and while we might get another update following shootaround, he's likely headed for a game-time decision. If he is able to get back out there, Nene would head back to the bench and Tarik Black could drop from the rotation entirely. If Capela can't suit up, Mike D'Antoni said he'll be ready to go vs. Boston on Thursday.</text:p>
            <text:p><text:s text:c="8"/></text:p>
            <text:p><text:s text:c="8"/></text:p>
            <text:p><text:s text:c="13"/>Related: Nene Hilario, Tarik Black</text:p>
            <text:p><text:s text:c="14"/></text:p>
            <text:p><text:s text:c="13"/>Source: Jonathan Feigen on Twitter <text:s text:c="23"/>Sun, Dec 24, 2017 05:5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ris Paul</text:p>
            <text:p><text:s text:c="17"/></text:p>
            <text:p><text:s text:c="17"/></text:p>
            <text:p><text:s text:c="22"/>- G - <text:s/>Rockets</text:p>
            <text:p><text:s text:c="16"/></text:p>
            <text:p><text:s text:c="17"/></text:p>
            <text:p><text:s text:c="12"/></text:p>
            <text:p><text:s text:c="8"/></text:p>
            <text:p><text:s text:c="8"/></text:p>
            <text:p><text:s text:c="8"/></text:p>
            <text:p><text:s text:c="12"/>Chris Paul (groin) is doubtful to play on Christmas Day in Oklahoma City, but coach Mike D'Antoni said he's "not too far away."</text:p>
            <text:p><text:s text:c="8"/></text:p>
            <text:p><text:s text:c="8"/></text:p>
            <text:p><text:s text:c="13"/>Groin injuries can be tricky, and the doubtful tag suggests that the Rockets are leaning towards playing it safe with their 32-year-old point guard, but owners can expect to get another update following Monday morning's shootaround. If CP3 is forced to spend his second straight game on the sidelines, Eric Gordon would have another opportunity to start and James Harden would continue to be ridiculous.</text:p>
            <text:p><text:s text:c="8"/></text:p>
            <text:p><text:s text:c="8"/></text:p>
            <text:p><text:s text:c="13"/>Related: Eric Gordon, James Harden</text:p>
            <text:p><text:s text:c="14"/></text:p>
            <text:p><text:s text:c="13"/>Source: Jonathan Feigen on Twitter <text:s text:c="23"/>Sun, Dec 24, 2017 05:5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Thomas</text:p>
            <text:p><text:s text:c="17"/></text:p>
            <text:p><text:s text:c="17"/></text:p>
            <text:p><text:s text:c="22"/>- G - <text:s/>Lakers</text:p>
            <text:p><text:s text:c="16"/></text:p>
            <text:p><text:s text:c="17"/></text:p>
            <text:p><text:s text:c="12"/></text:p>
            <text:p><text:s text:c="8"/></text:p>
            <text:p><text:s text:c="8"/></text:p>
            <text:p><text:s text:c="8"/></text:p>
            <text:p><text:s text:c="12"/>Isaiah Thomas (hip) was spotted dunking during Sunday's practice.</text:p>
            <text:p><text:s text:c="8"/></text:p>
            <text:p><text:s text:c="8"/></text:p>
            <text:p><text:s text:c="13"/>Thomas will not play on Christmas Day against the Warriors, but he recently got through a full-contact, 5-on-5 practice with the Cavs' G-League affiliate and was going through some 5-on-0 stuff with the Cavs' coaching staff on Sunday. It's also worth noting that Tyronn Lue would not officially rule out IT2 for Wednesday's game against the Kings, which would be the first time that he's not getting ruled out days in advance. He'll assuredly be back within the next couple of weeks.</text:p>
            <text:p><text:s text:c="8"/></text:p>
            <text:p><text:s text:c="8"/></text:p>
            <text:p><text:s text:c="13"/></text:p>
            <text:p><text:s text:c="14"/></text:p>
            <text:p><text:s text:c="13"/>Source: Jared Weiss on Twitter <text:s text:c="27"/>Sun, Dec 24, 2017 05:2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ol Deng</text:p>
            <text:p><text:s text:c="17"/></text:p>
            <text:p><text:s text:c="17"/></text:p>
            <text:p><text:s text:c="22"/>- F - <text:s/>Lakers</text:p>
            <text:p><text:s text:c="16"/></text:p>
            <text:p><text:s text:c="17"/></text:p>
            <text:p><text:s text:c="12"/></text:p>
            <text:p><text:s text:c="8"/></text:p>
            <text:p><text:s text:c="8"/></text:p>
            <text:p><text:s text:c="8"/></text:p>
            <text:p><text:s text:c="12"/>The Lakers have reportedly given up on trying to trade Luol Deng.</text:p>
            <text:p><text:s text:c="8"/></text:p>
            <text:p><text:s text:c="8"/></text:p>
            <text:p><text:s text:c="13"/>Mitch Kupchak, the Lakers' former GM, awarded Deng a four-year, $72 million contract on his way out there door, and unsurprisingly it's been tough for the Lakers to find anyone willing to deal with this disastrous deal for another two years. That said, the Lakers do need to get Deng off the books prior to free agency in 2018 if they want to have the cap space to be able to pursue the marquee guys, so he will likely be waived at some point this season.</text:p>
            <text:p><text:s text:c="8"/></text:p>
            <text:p><text:s text:c="8"/></text:p>
            <text:p><text:s text:c="13"/></text:p>
            <text:p><text:s text:c="14"/></text:p>
            <text:p><text:s text:c="13"/>Source: NBC Sports <text:s text:c="39"/>Sun, Dec 24, 2017 02:4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groin) was a full participant during Sunday's practice and barring a setback, he expects to get back to the court for Tuesday's game against the Grizzlies.</text:p>
            <text:p><text:s text:c="8"/></text:p>
            <text:p><text:s text:c="8"/></text:p>
            <text:p><text:s text:c="13"/>Booker got through full-contact, 5-on-5 work, so it looks like he'll be back in action following a nine-game absence on Tuesday night, which should result in Josh Jackson returning to the bench. Booker will likely have some sort of minutes limit over his first few games, but as his minutes trend up, Troy Daniels, Josh Jackson and Isaiah Canaan's minutes will start to head in the opposite direction.</text:p>
            <text:p><text:s text:c="8"/></text:p>
            <text:p><text:s text:c="8"/></text:p>
            <text:p><text:s text:c="13"/>Related: Isaiah Canaan, Troy Daniels, Josh Jackson</text:p>
            <text:p><text:s text:c="14"/></text:p>
            <text:p><text:s text:c="13"/>Source: Scott Bordow on Twitter <text:s text:c="26"/>Sun, Dec 24, 2017 02:3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Morris</text:p>
            <text:p><text:s text:c="17"/></text:p>
            <text:p><text:s text:c="17"/></text:p>
            <text:p><text:s text:c="22"/>- F - <text:s/>Celtics</text:p>
            <text:p><text:s text:c="16"/></text:p>
            <text:p><text:s text:c="17"/></text:p>
            <text:p><text:s text:c="12"/></text:p>
            <text:p><text:s text:c="8"/></text:p>
            <text:p><text:s text:c="8"/></text:p>
            <text:p><text:s text:c="8"/></text:p>
            <text:p><text:s text:c="12"/>Marcus Morris (knee) is questionable for Monday's game vs. the Wizards.</text:p>
            <text:p><text:s text:c="8"/></text:p>
            <text:p><text:s text:c="8"/></text:p>
            <text:p><text:s text:c="13"/>Morris has said many times that he's targeting a return on Christmas, so hopefully he's closer to probable. If Morris is able to go, he'll likely have restrictions and he's not expected to play in back-to-back sets for the foreseeable future. Aron Baynes will lose some minutes when Morris comes back and Semi Ojeleye (back) could fall out of the rotation.</text:p>
            <text:p><text:s text:c="8"/></text:p>
            <text:p><text:s text:c="8"/></text:p>
            <text:p><text:s text:c="13"/></text:p>
            <text:p><text:s text:c="14"/></text:p>
            <text:p><text:s text:c="13"/>Source: Celtics on Twitter <text:s text:c="31"/>Sun, Dec 24, 2017 01: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back) is doubtful for Monday's game vs. the Wizards.</text:p>
            <text:p><text:s text:c="8"/></text:p>
            <text:p><text:s text:c="8"/></text:p>
            <text:p><text:s text:c="13"/>With Marcus Morris (knee) due back any day now, Ojeleye's spot in the rotation is in jeopardy. He's not a fantasy asset in re-draft leagues.</text:p>
            <text:p><text:s text:c="8"/></text:p>
            <text:p><text:s text:c="8"/></text:p>
            <text:p><text:s text:c="13"/></text:p>
            <text:p><text:s text:c="14"/></text:p>
            <text:p><text:s text:c="13"/>Source: Celtics on Twitter <text:s text:c="31"/>Sun, Dec 24, 2017 01: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knee) is probable for Monday's game vs. the Wizards.</text:p>
            <text:p><text:s text:c="8"/></text:p>
            <text:p><text:s text:c="8"/></text:p>
            <text:p><text:s text:c="13"/>Larkin was "available" to play on Saturday, but never saw the floor. He's not a lock to play while Kyrie Irving, Marcus Smart and Terry Rozier are healthy.</text:p>
            <text:p><text:s text:c="8"/></text:p>
            <text:p><text:s text:c="8"/></text:p>
            <text:p><text:s text:c="13"/></text:p>
            <text:p><text:s text:c="14"/></text:p>
            <text:p><text:s text:c="13"/>Source: Celtics on Twitter <text:s text:c="31"/>Sun, Dec 24, 2017 01:4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Anderson</text:p>
            <text:p><text:s text:c="17"/></text:p>
            <text:p><text:s text:c="17"/></text:p>
            <text:p><text:s text:c="22"/>- F - <text:s/>76ers</text:p>
            <text:p><text:s text:c="16"/></text:p>
            <text:p><text:s text:c="17"/></text:p>
            <text:p><text:s text:c="12"/></text:p>
            <text:p><text:s text:c="8"/></text:p>
            <text:p><text:s text:c="8"/></text:p>
            <text:p><text:s text:c="8"/></text:p>
            <text:p><text:s text:c="12"/>Justin Anderson (shin) will not play on Monday vs. the Knicks.</text:p>
            <text:p><text:s text:c="8"/></text:p>
            <text:p><text:s text:c="8"/></text:p>
            <text:p><text:s text:c="13"/>The good news is that Anderson should return any day now after he went through a full practice on Sunday. He may not have a spot in the rotation once he's cleared, so he's safe to leave on the wire for now.</text:p>
            <text:p><text:s text:c="8"/></text:p>
            <text:p><text:s text:c="8"/></text:p>
            <text:p><text:s text:c="13"/></text:p>
            <text:p><text:s text:c="14"/></text:p>
            <text:p><text:s text:c="13"/>Source: Keith Pompey on Twitter <text:s text:c="26"/>Sun, Dec 24, 2017 12: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hamstring) is questionable for Monday's game vs. the Knicks.</text:p>
            <text:p><text:s text:c="8"/></text:p>
            <text:p><text:s text:c="8"/></text:p>
            <text:p><text:s text:c="13"/>Redick was considered doubtful for Saturday's game before he was ruled out, so the questionable tag is an upgrade. Expect the 76ers to make a final decision on his status after he warms up for the early tip-off. If he's out, Jerryd Bayless, T.J. McConnell and Timothe Luwawu will likely see a bump in minutes.</text:p>
            <text:p><text:s text:c="8"/></text:p>
            <text:p><text:s text:c="8"/></text:p>
            <text:p><text:s text:c="13"/></text:p>
            <text:p><text:s text:c="14"/></text:p>
            <text:p><text:s text:c="13"/>Source: Keith Pompey on Twitter <text:s text:c="26"/>Sun, Dec 24, 2017 12: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back) is questionable for Monday's game vs. the Knicks.</text:p>
            <text:p><text:s text:c="8"/></text:p>
            <text:p><text:s text:c="8"/></text:p>
            <text:p><text:s text:c="13"/>He played 23 minutes on Saturday, but he cooled off after a nice start to the game. Embiid did not practice on Sunday and received treatment on his back instead. Expect the 76ers to make a decision on his status after he warms up. If he's out, Amir Johnson and Richaun Holmes will likely split the center minutes, but Holmes would be the better play in fantasy.</text:p>
            <text:p><text:s text:c="8"/></text:p>
            <text:p><text:s text:c="8"/></text:p>
            <text:p><text:s text:c="13"/></text:p>
            <text:p><text:s text:c="14"/></text:p>
            <text:p><text:s text:c="13"/>Source: Jessica Camerato on Twitter <text:s text:c="22"/>Sun, Dec 24, 2017 12: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Howard</text:p>
            <text:p><text:s text:c="17"/></text:p>
            <text:p><text:s text:c="17"/></text:p>
            <text:p><text:s text:c="22"/>- C - <text:s/>Hornets</text:p>
            <text:p><text:s text:c="16"/></text:p>
            <text:p><text:s text:c="17"/></text:p>
            <text:p><text:s text:c="12"/></text:p>
            <text:p><text:s text:c="8"/></text:p>
            <text:p><text:s text:c="8"/></text:p>
            <text:p><text:s text:c="8"/></text:p>
            <text:p><text:s text:c="12"/>Hornets acting coach Stephen Silas said he was worried Dwight Howard's finger injury would sideline him for a while.</text:p>
            <text:p><text:s text:c="8"/></text:p>
            <text:p><text:s text:c="8"/></text:p>
            <text:p><text:s text:c="13"/>"Last night, I wasn’t sure if it was going to be a month or two months," he said after Saturday’s 111-106 win, "based on the way it kind of looked and the way it was popping out or whatever." Howard was sporting a splint on his ring finger, but he powered through the injury and scored 21 points with 16 rebounds across 32 minutes. His fantasy owners obviously dodged a bullet here and he gets a few days of rest before Wednesday's game vs. Boston.</text:p>
            <text:p><text:s text:c="8"/></text:p>
            <text:p><text:s text:c="8"/></text:p>
            <text:p><text:s text:c="13"/></text:p>
            <text:p><text:s text:c="14"/></text:p>
            <text:p><text:s text:c="13"/>Source: Charlotte Observer <text:s text:c="31"/>Sun, Dec 24, 2017 12: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eno Udrih</text:p>
            <text:p><text:s text:c="17"/></text:p>
            <text:p><text:s text:c="17"/></text:p>
            <text:p><text:s text:c="22"/>- G - <text:s/>Pistons</text:p>
            <text:p><text:s text:c="16"/></text:p>
            <text:p><text:s text:c="17"/></text:p>
            <text:p><text:s text:c="12"/></text:p>
            <text:p><text:s text:c="8"/></text:p>
            <text:p><text:s text:c="8"/></text:p>
            <text:p><text:s text:c="8"/></text:p>
            <text:p><text:s text:c="12"/>Beno Udrih has signed a deal with Zalgiris Kaunas in Lithuania.</text:p>
            <text:p><text:s text:c="8"/></text:p>
            <text:p><text:s text:c="8"/></text:p>
            <text:p><text:s text:c="13"/>This likely marks the end of Udrih's NBA career. The veteran 35-year-old PG played for eight different NBA teams with career averages of 8.4 points and 3.4 assists.</text:p>
            <text:p><text:s text:c="8"/></text:p>
            <text:p><text:s text:c="8"/></text:p>
            <text:p><text:s text:c="13"/></text:p>
            <text:p><text:s text:c="14"/></text:p>
            <text:p><text:s text:c="13"/>Source: Sportando <text:s text:c="40"/>Sun, Dec 24, 2017 12:0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ourtney Lee</text:p>
            <text:p><text:s text:c="17"/></text:p>
            <text:p><text:s text:c="17"/></text:p>
            <text:p><text:s text:c="22"/>- G - <text:s/>Knicks</text:p>
            <text:p><text:s text:c="16"/></text:p>
            <text:p><text:s text:c="17"/></text:p>
            <text:p><text:s text:c="12"/></text:p>
            <text:p><text:s text:c="8"/></text:p>
            <text:p><text:s text:c="8"/></text:p>
            <text:p><text:s text:c="8"/></text:p>
            <text:p><text:s text:c="12"/>Courtney Lee missed practice on Sunday for personal reasons.</text:p>
            <text:p><text:s text:c="8"/></text:p>
            <text:p><text:s text:c="8"/></text:p>
            <text:p><text:s text:c="13"/>We will leave him off the injury report for now, as Lee is fully expected to play on Christmas Day vs. the 76ers. Lee has had some sneaky fantasy value all season and December has been his best month with averages of 14.2 points, 3.2 rebounds, 2.4 assists, 1.3 steals and 1.5 triples.</text:p>
            <text:p><text:s text:c="8"/></text:p>
            <text:p><text:s text:c="8"/></text:p>
            <text:p><text:s text:c="13"/></text:p>
            <text:p><text:s text:c="14"/></text:p>
            <text:p><text:s text:c="13"/>Source: Brian Heyman on Twitter <text:s text:c="26"/>Sun, Dec 24, 2017 11:4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O'Quinn</text:p>
            <text:p><text:s text:c="17"/></text:p>
            <text:p><text:s text:c="17"/></text:p>
            <text:p><text:s text:c="22"/>- F/C - <text:s/>Knicks</text:p>
            <text:p><text:s text:c="16"/></text:p>
            <text:p><text:s text:c="17"/></text:p>
            <text:p><text:s text:c="12"/></text:p>
            <text:p><text:s text:c="8"/></text:p>
            <text:p><text:s text:c="8"/></text:p>
            <text:p><text:s text:c="8"/></text:p>
            <text:p><text:s text:c="12"/>Kyle O'Quinn missed Sunday's practice due to an illness.</text:p>
            <text:p><text:s text:c="8"/></text:p>
            <text:p><text:s text:c="8"/></text:p>
            <text:p><text:s text:c="13"/>Barring an official update from the Knicks, we'll consider KOQ questionable for Monday's game vs. the 76ers. If he can't go, it's unclear if the Knicks would roll with Willy Hernangomez or Joakim Noah as their backup center behind Enes Kanter.</text:p>
            <text:p><text:s text:c="8"/></text:p>
            <text:p><text:s text:c="8"/></text:p>
            <text:p><text:s text:c="13"/></text:p>
            <text:p><text:s text:c="14"/></text:p>
            <text:p><text:s text:c="13"/>Source: Brian Heyman on Twitter <text:s text:c="26"/>Sun, Dec 24, 2017 11:1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n Patton</text:p>
            <text:p><text:s text:c="17"/></text:p>
            <text:p><text:s text:c="17"/></text:p>
            <text:p><text:s text:c="22"/>- C - <text:s/>Timberwolves</text:p>
            <text:p><text:s text:c="16"/></text:p>
            <text:p><text:s text:c="17"/></text:p>
            <text:p><text:s text:c="12"/></text:p>
            <text:p><text:s text:c="8"/></text:p>
            <text:p><text:s text:c="8"/></text:p>
            <text:p><text:s text:c="8"/></text:p>
            <text:p><text:s text:c="12"/>Justin Patton (foot) has been recalled from the G-League.</text:p>
            <text:p><text:s text:c="8"/></text:p>
            <text:p><text:s text:c="8"/></text:p>
            <text:p><text:s text:c="13"/>Patton has yet to make his NBA debut after he was recently cleared to play -- he's been nursing a foot injury after undergoing surgery back in July. With Karl-Anthony Towns and Gorgui Dieng in front of him, Patton won't make a fantasy impact any time soon.</text:p>
            <text:p><text:s text:c="8"/></text:p>
            <text:p><text:s text:c="8"/></text:p>
            <text:p><text:s text:c="13"/></text:p>
            <text:p><text:s text:c="14"/></text:p>
            <text:p><text:s text:c="13"/>Source: Jerry Zgoda on Twitter <text:s text:c="27"/>Sun, Dec 24, 2017 10:4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said that his back still isn't 100 percent since he tweaked it on Dec. 9.</text:p>
            <text:p><text:s text:c="8"/></text:p>
            <text:p><text:s text:c="8"/></text:p>
            <text:p><text:s text:c="13"/>"Sometimes in the morning, my back wakes up stiff," he said. "But I don’t necessarily use that as an excuse. I’m back. Sometimes it [is] a hindrance." Covington is shooting 30.8 percent from the field in his last five games since returning from a two-game absence, but because he fills up the boxscore in other areas, fantasy owners can still deploy him with confidence during shooting slumps.</text:p>
            <text:p><text:s text:c="8"/></text:p>
            <text:p><text:s text:c="8"/></text:p>
            <text:p><text:s text:c="13"/></text:p>
            <text:p><text:s text:c="14"/></text:p>
            <text:p><text:s text:c="13"/>Source: Philadelphia Inquirer &amp; Daily News <text:s text:c="15"/>Sun, Dec 24, 2017 10:4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ESPN's Adrian Wojnarowski said the Lakers discussed the possibility of a Julius Randle trade for Nerlens Noel.</text:p>
            <text:p><text:s text:c="8"/></text:p>
            <text:p><text:s text:c="8"/></text:p>
            <text:p><text:s text:c="13"/>Those talks ended when Noel underwent surgery on his thumb, but it's still notable. The Lakers are trying to clear as much cap space as possible to pursue LeBron James and Paul George next summer, and that's why Jordan Clarkson and Luol Deng have been in the rumor mill as well. Randle is a restricted free agent and the Lakers may not have the funds to match opposing offers, while Noel will likely be much cheaper to retain in free agency after a rough season (so far) in Dallas.</text:p>
            <text:p><text:s text:c="8"/></text:p>
            <text:p><text:s text:c="8"/></text:p>
            <text:p><text:s text:c="13"/>Related: Nerlens Noel</text:p>
            <text:p><text:s text:c="14"/></text:p>
            <text:p><text:s text:c="13"/>Source: ESPN <text:s text:c="45"/>Sun, Dec 24, 2017 10:1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Clarkson</text:p>
            <text:p><text:s text:c="17"/></text:p>
            <text:p><text:s text:c="17"/></text:p>
            <text:p><text:s text:c="22"/>- G - <text:s/>Cavaliers</text:p>
            <text:p><text:s text:c="16"/></text:p>
            <text:p><text:s text:c="17"/></text:p>
            <text:p><text:s text:c="12"/></text:p>
            <text:p><text:s text:c="8"/></text:p>
            <text:p><text:s text:c="8"/></text:p>
            <text:p><text:s text:c="8"/></text:p>
            <text:p><text:s text:c="12"/>Adrian Wojnarowski of ESPN said the Lakers are confident they can trade Jordan Clarkson so they can clear cap space for the summer of 2018.</text:p>
            <text:p><text:s text:c="8"/></text:p>
            <text:p><text:s text:c="8"/></text:p>
            <text:p><text:s text:c="13"/>"They believe they can trade Jordan Clarkson and get his money off," Wojnarowski said. "They prefer not to do it at the trade deadline. Clarkson has helped them win games this year, and because they don’t have their pick, they want to win as many games as they can." The Lakers have given up hope that they will be able to move Luol Deng, but Clarkson should have some solid value around the league. An in-season trade wouldn't necessarily be a bad thing for his fantasy value as he's only playing 22.1 minutes per game.</text:p>
            <text:p><text:s text:c="8"/></text:p>
            <text:p><text:s text:c="8"/></text:p>
            <text:p><text:s text:c="13"/></text:p>
            <text:p><text:s text:c="14"/></text:p>
            <text:p><text:s text:c="13"/>Source: ESPN <text:s text:c="45"/>Sun, Dec 24, 2017 10:0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eg Monroe</text:p>
            <text:p><text:s text:c="17"/></text:p>
            <text:p><text:s text:c="17"/></text:p>
            <text:p><text:s text:c="22"/>- C - <text:s/>Celtics</text:p>
            <text:p><text:s text:c="16"/></text:p>
            <text:p><text:s text:c="17"/></text:p>
            <text:p><text:s text:c="12"/></text:p>
            <text:p><text:s text:c="8"/></text:p>
            <text:p><text:s text:c="8"/></text:p>
            <text:p><text:s text:c="8"/></text:p>
            <text:p><text:s text:c="12"/>Greg Monroe is frustrated with his role but he's trying to stay positive.</text:p>
            <text:p><text:s text:c="8"/></text:p>
            <text:p><text:s text:c="8"/></text:p>
            <text:p><text:s text:c="13"/>"I want to play," Monroe said. "But I’m just trying to control what I can. That’s all I focus on. But it definitely is hard. I’d definitely like to be playing consistently." Monroe has been a DNP-CD in five out of his last seven games as the Suns continue to juggle their three centers. Recently he's only been playing in one game of back-to-back sets when Tyson Chandler is rested, but he could be bought out any day now.</text:p>
            <text:p><text:s text:c="8"/></text:p>
            <text:p><text:s text:c="8"/></text:p>
            <text:p><text:s text:c="13"/></text:p>
            <text:p><text:s text:c="14"/></text:p>
            <text:p><text:s text:c="13"/>Source: AZ Central <text:s text:c="39"/>Sun, Dec 24, 2017 09:4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groin) will practice with the Suns on Sunday.</text:p>
            <text:p><text:s text:c="8"/></text:p>
            <text:p><text:s text:c="8"/></text:p>
            <text:p><text:s text:c="13"/>Depending on how Booker's groin responds to the practice, he could make his return to action on Tuesday vs. the Grizzlies. "He’s moving well, but it’s a tough situation because I’m not one of the guys that’s going to make the decision on that," Suns coach Jay Triano said of Booker's availability. "And I think we’re going to be cautious more than anything else. With where we are and where he in this franchise history, I think it makes sense to be cautious." As soon as Booker is cleared, Troy Daniels will lose most of his streaming appeal and there will be less shots to go around for everyone else.</text:p>
            <text:p><text:s text:c="8"/></text:p>
            <text:p><text:s text:c="8"/></text:p>
            <text:p><text:s text:c="13"/></text:p>
            <text:p><text:s text:c="14"/></text:p>
            <text:p><text:s text:c="13"/>Source: AZ Central <text:s text:c="39"/>Sun, Dec 24, 2017 09:4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Bucks coach Jason Kidd said he has "no concerns" about Giannis Antetokounmpo's right knee soreness.</text:p>
            <text:p><text:s text:c="8"/></text:p>
            <text:p><text:s text:c="8"/></text:p>
            <text:p><text:s text:c="13"/>The Superstar forward also didn't seem too worried. "Just got to be a little bit cautious about it," Giannis said. "That’s what my team wants me to do. I think that’s the best decision for my knee. Just got to be careful because at the end of the day we’re a really good team and we want to make the playoffs; we want to go deep in the playoffs." This was the second missed game of the season due to this knee issue and it also kept him out of Eurobasket this summer, so just keep an eye on his status for upcoming back-to-back sets.</text:p>
            <text:p><text:s text:c="8"/></text:p>
            <text:p><text:s text:c="8"/></text:p>
            <text:p><text:s text:c="13"/></text:p>
            <text:p><text:s text:c="14"/></text:p>
            <text:p><text:s text:c="13"/>Source: Milwaukee Journal-Sentinel <text:s text:c="23"/>Sun, Dec 24, 2017 09:3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obi Simmons</text:p>
            <text:p><text:s text:c="17"/></text:p>
            <text:p><text:s text:c="17"/></text:p>
            <text:p><text:s text:c="22"/>- G - <text:s/>Grizzlies</text:p>
            <text:p><text:s text:c="16"/></text:p>
            <text:p><text:s text:c="17"/></text:p>
            <text:p><text:s text:c="12"/></text:p>
            <text:p><text:s text:c="8"/></text:p>
            <text:p><text:s text:c="8"/></text:p>
            <text:p><text:s text:c="8"/></text:p>
            <text:p><text:s text:c="12"/>Kobi Simmons had his biggest pro opportunity during a 115-112 win over the Clippers on Saturday, scoring six points, four rebounds, three assists and one block in 25 minutes.</text:p>
            <text:p><text:s text:c="8"/></text:p>
            <text:p><text:s text:c="8"/></text:p>
            <text:p><text:s text:c="13"/>Those are career highs in points, boards, assists and minutes. The Grizzlies may be done with Mario Chalmers, so Simmons could be the new backup PG until Mike Conley (Achilles) gets back. Just keep an eye on him in super deep leagues, especially if you like his G League averages of 16.6 points, 3.1 boards, 3.9 assists, 1.8 steals, 1.3 steals and 0.4 blocks.</text:p>
            <text:p><text:s text:c="8"/></text:p>
            <text:p><text:s text:c="8"/></text:p>
            <text:p><text:s text:c="13"/></text:p>
            <text:p><text:s text:c="14"/></text:p>
            <text:p><text:s text:c="13"/>Sun, Dec 24, 2017 02:2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Chalmers</text:p>
            <text:p><text:s text:c="17"/></text:p>
            <text:p><text:s text:c="17"/></text:p>
            <text:p><text:s text:c="22"/>- G - <text:s/>Grizzlies</text:p>
            <text:p><text:s text:c="16"/></text:p>
            <text:p><text:s text:c="17"/></text:p>
            <text:p><text:s text:c="12"/></text:p>
            <text:p><text:s text:c="8"/></text:p>
            <text:p><text:s text:c="8"/></text:p>
            <text:p><text:s text:c="8"/></text:p>
            <text:p><text:s text:c="12"/>Mario Chalmers was a DNP-CD on Saturday.</text:p>
            <text:p><text:s text:c="8"/></text:p>
            <text:p><text:s text:c="8"/></text:p>
            <text:p><text:s text:c="13"/>He's been really bad this month at just 34.2 percent from the field and a -19.9 net rating. Chalmers may get another chance, but he's an easy drop. Add Kobi Simmons if you want instead.</text:p>
            <text:p><text:s text:c="8"/></text:p>
            <text:p><text:s text:c="8"/></text:p>
            <text:p><text:s text:c="13"/></text:p>
            <text:p><text:s text:c="14"/></text:p>
            <text:p><text:s text:c="13"/>Sun, Dec 24, 2017 02:2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Garrett Temple</text:p>
            <text:p><text:s text:c="17"/></text:p>
            <text:p><text:s text:c="17"/></text:p>
            <text:p><text:s text:c="22"/>- G/F - <text:s/>Kings</text:p>
            <text:p><text:s text:c="16"/></text:p>
            <text:p><text:s text:c="17"/></text:p>
            <text:p><text:s text:c="12"/></text:p>
            <text:p><text:s text:c="8"/></text:p>
            <text:p><text:s text:c="8"/></text:p>
            <text:p><text:s text:c="8"/></text:p>
            <text:p><text:s text:c="12"/>Garrett Temple finished with 11 points, six rebounds and four assists across 31 minutes Saturday against the Spurs.</text:p>
            <text:p><text:s text:c="8"/></text:p>
            <text:p><text:s text:c="8"/></text:p>
            <text:p><text:s text:c="13"/>Temple was just 4-of-11 from the field, although he was a decent 3-of-6 from behind the arc while also posting a steal. Despite the decent line and solid amount of triples he isn't someone who can be relied upon on a regular basis for fantasy purposes. His production continues to be rather erratic, and he is best left to the waiver wire except in deeper leagues.</text:p>
            <text:p><text:s text:c="8"/></text:p>
            <text:p><text:s text:c="8"/></text:p>
            <text:p><text:s text:c="13"/></text:p>
            <text:p><text:s text:c="14"/></text:p>
            <text:p><text:s text:c="13"/>Sun, Dec 24, 2017 02:1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Randolph</text:p>
            <text:p><text:s text:c="17"/></text:p>
            <text:p><text:s text:c="17"/></text:p>
            <text:p><text:s text:c="22"/>- F/C - <text:s/>Kings</text:p>
            <text:p><text:s text:c="16"/></text:p>
            <text:p><text:s text:c="17"/></text:p>
            <text:p><text:s text:c="12"/></text:p>
            <text:p><text:s text:c="8"/></text:p>
            <text:p><text:s text:c="8"/></text:p>
            <text:p><text:s text:c="8"/></text:p>
            <text:p><text:s text:c="12"/>Zach Randolph finished with 13 points, six rebounds and four assists across 31 minutes in Saturday's loss against the Spurs.</text:p>
            <text:p><text:s text:c="8"/></text:p>
            <text:p><text:s text:c="8"/></text:p>
            <text:p><text:s text:c="13"/>Randolph hit 6-of-13 from the floor, including 1-of-3 from behind the arc. The 36-year-old had his lowest point total since Nov. 28, but he continues to be one of the most steady fantasy owners in Sacto because his role has basically remainder the same while everyone else has had their roles change.</text:p>
            <text:p><text:s text:c="8"/></text:p>
            <text:p><text:s text:c="8"/></text:p>
            <text:p><text:s text:c="13"/></text:p>
            <text:p><text:s text:c="14"/></text:p>
            <text:p><text:s text:c="13"/>Sun, Dec 24, 2017 02:1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lie Cauley-Stein</text:p>
            <text:p><text:s text:c="17"/></text:p>
            <text:p><text:s text:c="17"/></text:p>
            <text:p><text:s text:c="22"/>- C - <text:s/>Kings</text:p>
            <text:p><text:s text:c="16"/></text:p>
            <text:p><text:s text:c="17"/></text:p>
            <text:p><text:s text:c="12"/></text:p>
            <text:p><text:s text:c="8"/></text:p>
            <text:p><text:s text:c="8"/></text:p>
            <text:p><text:s text:c="8"/></text:p>
            <text:p><text:s text:c="12"/>Willie Cauley-Stein finished with 22 points, 11 rebounds and three assists across 31 minutes in Saturday's 108-99 loss against the Spurs.</text:p>
            <text:p><text:s text:c="8"/></text:p>
            <text:p><text:s text:c="8"/></text:p>
            <text:p><text:s text:c="13"/>Cauley-Stein did a good job banging down low with LaMarcus Aldridge and Pau Gasol, posting his first double-double since Nov. 28. The point total was his second highest of the season, too. The Kings' rotation have been hard to figure for fantasy owners, but he continues to have tremendous upside for the remainder of the season if he can secure a regular role.</text:p>
            <text:p><text:s text:c="8"/></text:p>
            <text:p><text:s text:c="8"/></text:p>
            <text:p><text:s text:c="13"/></text:p>
            <text:p><text:s text:c="14"/></text:p>
            <text:p><text:s text:c="13"/>Sun, Dec 24, 2017 02:1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jounte Murray</text:p>
            <text:p><text:s text:c="17"/></text:p>
            <text:p><text:s text:c="17"/></text:p>
            <text:p><text:s text:c="22"/>- G - <text:s/>Spurs</text:p>
            <text:p><text:s text:c="16"/></text:p>
            <text:p><text:s text:c="17"/></text:p>
            <text:p><text:s text:c="12"/></text:p>
            <text:p><text:s text:c="8"/></text:p>
            <text:p><text:s text:c="8"/></text:p>
            <text:p><text:s text:c="8"/></text:p>
            <text:p><text:s text:c="12"/>Dejounte Murray stepped up with 13 points, seven rebounds, six assists and a blocked shot in 25 minutes off the bench Saturday in Sacramento.</text:p>
            <text:p><text:s text:c="8"/></text:p>
            <text:p><text:s text:c="8"/></text:p>
            <text:p><text:s text:c="13"/>Murray was a big part of the team's win, as they needed secondary and tertiary options behind LaMarcus Aldridge and Pau Gasol with Kawhi Leonard (rest) and Danny Green (quadriceps) on the shelf. While his offense continues to come and go he remains a decent source of rebounds and assists for fantasy owners in leagues of 12 or more teams.</text:p>
            <text:p><text:s text:c="8"/></text:p>
            <text:p><text:s text:c="8"/></text:p>
            <text:p><text:s text:c="13"/></text:p>
            <text:p><text:s text:c="14"/></text:p>
            <text:p><text:s text:c="13"/>Sun, Dec 24, 2017 02:0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uddy Hield</text:p>
            <text:p><text:s text:c="17"/></text:p>
            <text:p><text:s text:c="17"/></text:p>
            <text:p><text:s text:c="22"/>- G - <text:s/>Kings</text:p>
            <text:p><text:s text:c="16"/></text:p>
            <text:p><text:s text:c="17"/></text:p>
            <text:p><text:s text:c="12"/></text:p>
            <text:p><text:s text:c="8"/></text:p>
            <text:p><text:s text:c="8"/></text:p>
            <text:p><text:s text:c="8"/></text:p>
            <text:p><text:s text:c="12"/>Buddy Hield scored 24 points in a start with eight rebounds, one assist, one block and four 3-pointers during a 108-99 loss to the Spurs on Saturday.</text:p>
            <text:p><text:s text:c="8"/></text:p>
            <text:p><text:s text:c="8"/></text:p>
            <text:p><text:s text:c="13"/>This was his first start since Halloween, so this is a noteworthy move from coach Dave Joerger. Plus, Hield went 2-of-2 from the line to mark just the second game over his last eight where he even went to the line at all. Hield has been fairly consistent over his last 10, averaging 15.2 points, 4.2 boards, 1.6 assists, 1.0 steals and 2.5 treys on 47.6 percent from the field. That still makes him only a late-round player, so he needs to up his free throw shooting and non-scoring stats in a big way. He's still an OK hold and it's possible he builds up some momentum while De'Aaron Fox (quad) is out.</text:p>
            <text:p><text:s text:c="8"/></text:p>
            <text:p><text:s text:c="8"/></text:p>
            <text:p><text:s text:c="13"/></text:p>
            <text:p><text:s text:c="14"/></text:p>
            <text:p><text:s text:c="13"/>Sun, Dec 24, 2017 02:0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nu Ginobili</text:p>
            <text:p><text:s text:c="17"/></text:p>
            <text:p><text:s text:c="17"/></text:p>
            <text:p><text:s text:c="22"/>- G - <text:s/>Spurs</text:p>
            <text:p><text:s text:c="16"/></text:p>
            <text:p><text:s text:c="17"/></text:p>
            <text:p><text:s text:c="12"/></text:p>
            <text:p><text:s text:c="8"/></text:p>
            <text:p><text:s text:c="8"/></text:p>
            <text:p><text:s text:c="8"/></text:p>
            <text:p><text:s text:c="12"/>Manu Ginobili finished with 15 points across 21 minutes off the bench in Saturday's 108-99 win at Sacramento.</text:p>
            <text:p><text:s text:c="8"/></text:p>
            <text:p><text:s text:c="8"/></text:p>
            <text:p><text:s text:c="13"/>The 40-year-old veteran was able to post the second-highest point total on the team, as he helped pick up the slack with Kawhi Leonard (rest) and Danny Green (quadriceps) out of the lineup. In fact, he is working on a season-high four-game streak with 10 or more points, averaging 12.5 PPG, 3.8 RPG, 2.5 APG and 1.5 SPG during the span. He is still best used only in the deepest of fantasy leagues.</text:p>
            <text:p><text:s text:c="8"/></text:p>
            <text:p><text:s text:c="8"/></text:p>
            <text:p><text:s text:c="13"/></text:p>
            <text:p><text:s text:c="14"/></text:p>
            <text:p><text:s text:c="13"/>Sun, Dec 24, 2017 02:0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n Forbes</text:p>
            <text:p><text:s text:c="17"/></text:p>
            <text:p><text:s text:c="17"/></text:p>
            <text:p><text:s text:c="22"/>- G - <text:s/>Spurs</text:p>
            <text:p><text:s text:c="16"/></text:p>
            <text:p><text:s text:c="17"/></text:p>
            <text:p><text:s text:c="12"/></text:p>
            <text:p><text:s text:c="8"/></text:p>
            <text:p><text:s text:c="8"/></text:p>
            <text:p><text:s text:c="8"/></text:p>
            <text:p><text:s text:c="12"/>Bryn Forbes made the start in Saturday's game at Sacramento, finishing with six points, two rebounds, an assist and a steal.</text:p>
            <text:p><text:s text:c="8"/></text:p>
            <text:p><text:s text:c="8"/></text:p>
            <text:p><text:s text:c="13"/>Forbes was in the starting five with Danny Green (quadriceps) on the shelf and Kawhi Leonard resting, but he didn't do much to pick up the slack. His fantasy appeal will take a hit once Green is healthy enough to play again, not that his value is that great to begin with.</text:p>
            <text:p><text:s text:c="8"/></text:p>
            <text:p><text:s text:c="8"/></text:p>
            <text:p><text:s text:c="13"/></text:p>
            <text:p><text:s text:c="14"/></text:p>
            <text:p><text:s text:c="13"/>Sun, Dec 24, 2017 02:0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gdan Bogdanovic</text:p>
            <text:p><text:s text:c="17"/></text:p>
            <text:p><text:s text:c="17"/></text:p>
            <text:p><text:s text:c="22"/>- G/F - <text:s/>Kings</text:p>
            <text:p><text:s text:c="16"/></text:p>
            <text:p><text:s text:c="17"/></text:p>
            <text:p><text:s text:c="12"/></text:p>
            <text:p><text:s text:c="8"/></text:p>
            <text:p><text:s text:c="8"/></text:p>
            <text:p><text:s text:c="8"/></text:p>
            <text:p><text:s text:c="12"/>Bogdan Bogdanovic scored 15 points with one rebound, one assist and three 3-pointers in 29 minutes against the Spurs on Saturday.</text:p>
            <text:p><text:s text:c="8"/></text:p>
            <text:p><text:s text:c="8"/></text:p>
            <text:p><text:s text:c="13"/>It's not often both Bogdanovic and Buddy Hield have good games, but it happened tonight thanks to Hield getting the start and the pair logging some minutes together. Bogdanovic likely isn't going to get fully unleashed for a little while, but it's very encouraging to see him play in at least 29 minutes in six of his last seven outings. Plus, his stat lines have been based more on just scoring, so he's only a borderline stash.</text:p>
            <text:p><text:s text:c="8"/></text:p>
            <text:p><text:s text:c="8"/></text:p>
            <text:p><text:s text:c="13"/></text:p>
            <text:p><text:s text:c="14"/></text:p>
            <text:p><text:s text:c="13"/>Sun, Dec 24, 2017 01:5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Parker</text:p>
            <text:p><text:s text:c="17"/></text:p>
            <text:p><text:s text:c="17"/></text:p>
            <text:p><text:s text:c="22"/>- G - <text:s/>Spurs</text:p>
            <text:p><text:s text:c="16"/></text:p>
            <text:p><text:s text:c="17"/></text:p>
            <text:p><text:s text:c="12"/></text:p>
            <text:p><text:s text:c="8"/></text:p>
            <text:p><text:s text:c="8"/></text:p>
            <text:p><text:s text:c="8"/></text:p>
            <text:p><text:s text:c="12"/>Tony Parker finished with 10 points and six assists over 23 minutes in Saturday's 108-99 win in Sacramento.</text:p>
            <text:p><text:s text:c="8"/></text:p>
            <text:p><text:s text:c="8"/></text:p>
            <text:p><text:s text:c="13"/>Parker did a good job hitting 5-of-11 from the floor while posting a plus-4 rating, as the Spurs topped the Kings for the 11th straight time. While he will take off occasionally, especially in back-to-back situations, he has scored double-digit point totals in each of his past three. He remains effective for fantasy owners in deeper leagues. The team's next back-to-back situation is Jan. 2-3.</text:p>
            <text:p><text:s text:c="8"/></text:p>
            <text:p><text:s text:c="8"/></text:p>
            <text:p><text:s text:c="13"/></text:p>
            <text:p><text:s text:c="14"/></text:p>
            <text:p><text:s text:c="13"/>Sun, Dec 24, 2017 01:5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brought it again during a 95-92 win over the Lakers on Saturday, scoring a season-high 21 points with three rebounds, five assists, three steals and four 3-pointers in 35 minutes.</text:p>
            <text:p><text:s text:c="8"/></text:p>
            <text:p><text:s text:c="8"/></text:p>
            <text:p><text:s text:c="13"/>He probably won a lot of fantasy matchups with his play this week thanks to this one and a strong 14-point stat line on Friday. The Blazers are also doing a lot of winning against the Lakers with 14 consecutive wins against them. Napier has really played well this week with at least 14 points in four straight games, including two with Damian Lillard (hamstring). However, Lillard is fully expected to play in their next game on Thursday, so Napier's fantasy value will likely be taking a hit. Props to anyone who added for the weekend, but it may be time to cut him in 14-team leagues. This blurb analysis is brought to you by the number 14.</text:p>
            <text:p><text:s text:c="8"/></text:p>
            <text:p><text:s text:c="8"/></text:p>
            <text:p><text:s text:c="13"/></text:p>
            <text:p><text:s text:c="14"/></text:p>
            <text:p><text:s text:c="13"/>Sun, Dec 24, 2017 01:4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Marcus Aldridge</text:p>
            <text:p><text:s text:c="17"/></text:p>
            <text:p><text:s text:c="17"/></text:p>
            <text:p><text:s text:c="22"/>- F/C - <text:s/>Spurs</text:p>
            <text:p><text:s text:c="16"/></text:p>
            <text:p><text:s text:c="17"/></text:p>
            <text:p><text:s text:c="12"/></text:p>
            <text:p><text:s text:c="8"/></text:p>
            <text:p><text:s text:c="8"/></text:p>
            <text:p><text:s text:c="8"/></text:p>
            <text:p><text:s text:c="12"/>LaMarcus Aldridge posted 29 points with 10 rebounds and two assists across 39 minutes in Saturday's 108-99 win in Sacramento.</text:p>
            <text:p><text:s text:c="8"/></text:p>
            <text:p><text:s text:c="8"/></text:p>
            <text:p><text:s text:c="13"/>Aldridge was a very efficient 13-of-22 from the field while hitting 2-of-3 from behind the arc. The double-double was his second over the past five games, and the 13 field goals made tied his most on the road this season. After a season-low 11 points last time out in Utah he stayed out of foul trouble in this one and had his most productive game in the month of December.</text:p>
            <text:p><text:s text:c="8"/></text:p>
            <text:p><text:s text:c="8"/></text:p>
            <text:p><text:s text:c="13"/></text:p>
            <text:p><text:s text:c="14"/></text:p>
            <text:p><text:s text:c="13"/>Sun, Dec 24, 2017 01:4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d Davis</text:p>
            <text:p><text:s text:c="17"/></text:p>
            <text:p><text:s text:c="17"/></text:p>
            <text:p><text:s text:c="22"/>- F/C - <text:s/>Trail Blazers</text:p>
            <text:p><text:s text:c="16"/></text:p>
            <text:p><text:s text:c="17"/></text:p>
            <text:p><text:s text:c="12"/></text:p>
            <text:p><text:s text:c="8"/></text:p>
            <text:p><text:s text:c="8"/></text:p>
            <text:p><text:s text:c="8"/></text:p>
            <text:p><text:s text:c="12"/>Ed Davis scored two points with seven rebounds in 28 minutes against the Lakers on Saturday.</text:p>
            <text:p><text:s text:c="8"/></text:p>
            <text:p><text:s text:c="8"/></text:p>
            <text:p><text:s text:c="13"/>The Blazers second unit came through here and Davis outplayed Jusuf Nurkic again. Davis showed up to camp in the best shape of his life -- #TheBestShapeOfHisLife -- and it's showing on the court. He doesn't really have much value, but Nurk's owners probably don't like Boss Davis sucking so much value out of this rotation.</text:p>
            <text:p><text:s text:c="8"/></text:p>
            <text:p><text:s text:c="8"/></text:p>
            <text:p><text:s text:c="13"/></text:p>
            <text:p><text:s text:c="14"/></text:p>
            <text:p><text:s text:c="13"/>Sun, Dec 24, 2017 01:4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cCollum</text:p>
            <text:p><text:s text:c="17"/></text:p>
            <text:p><text:s text:c="17"/></text:p>
            <text:p><text:s text:c="22"/>- G - <text:s/>Trail Blazers</text:p>
            <text:p><text:s text:c="16"/></text:p>
            <text:p><text:s text:c="17"/></text:p>
            <text:p><text:s text:c="12"/></text:p>
            <text:p><text:s text:c="8"/></text:p>
            <text:p><text:s text:c="8"/></text:p>
            <text:p><text:s text:c="8"/></text:p>
            <text:p><text:s text:c="12"/>C.J. McCollum made 7-of-23 from the field for 17 points with five rebounds, three assists, two steals, one block and two 3-pointers in 36 minutes against the Lakers on Saturday.</text:p>
            <text:p><text:s text:c="8"/></text:p>
            <text:p><text:s text:c="8"/></text:p>
            <text:p><text:s text:c="13"/>Yeah, he probably burned you in DFS and he did so in a favorable matchup against the up-tempo Lakers. Damian Lillard (hamstring) said he'll be ready for the next one on Thursday, so McCollum will go back to his usual role as the secondary ball-handler. He's been a slight disappointment so far this season, but his owners can't complain too much with his top-50 value in standard leagues. He's also run more miles per game in NBA games than anyone else this season.</text:p>
            <text:p><text:s text:c="8"/></text:p>
            <text:p><text:s text:c="8"/></text:p>
            <text:p><text:s text:c="13"/></text:p>
            <text:p><text:s text:c="14"/></text:p>
            <text:p><text:s text:c="13"/>Sun, Dec 24, 2017 01:3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l-Farouq Aminu</text:p>
            <text:p><text:s text:c="17"/></text:p>
            <text:p><text:s text:c="17"/></text:p>
            <text:p><text:s text:c="22"/>- F - <text:s/>Trail Blazers</text:p>
            <text:p><text:s text:c="16"/></text:p>
            <text:p><text:s text:c="17"/></text:p>
            <text:p><text:s text:c="12"/></text:p>
            <text:p><text:s text:c="8"/></text:p>
            <text:p><text:s text:c="8"/></text:p>
            <text:p><text:s text:c="8"/></text:p>
            <text:p><text:s text:c="12"/>Al-Farouq Aminu scored five points with 10 rebounds two assists, one block and one 3-pointer in 22 minutes against the Lakers on Saturday.</text:p>
            <text:p><text:s text:c="8"/></text:p>
            <text:p><text:s text:c="8"/></text:p>
            <text:p><text:s text:c="13"/>It's winter and Al-Farouq's fantasy value needs another blanket because it's cold. Over his last five games, he's averaged just 6.2 points, 6.2 boards, 1.2 blocks, 1.2 steals and 1.4 treys on 27.9 percent from the field. His defensive stats are his saving grace here, so we still consider Aminu a strong hold in all standard leagues.</text:p>
            <text:p><text:s text:c="8"/></text:p>
            <text:p><text:s text:c="8"/></text:p>
            <text:p><text:s text:c="13"/></text:p>
            <text:p><text:s text:c="14"/></text:p>
            <text:p><text:s text:c="13"/>Sun, Dec 24, 2017 01:3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Collins</text:p>
            <text:p><text:s text:c="17"/></text:p>
            <text:p><text:s text:c="17"/></text:p>
            <text:p><text:s text:c="22"/>- F/C - <text:s/>Trail Blazers</text:p>
            <text:p><text:s text:c="16"/></text:p>
            <text:p><text:s text:c="17"/></text:p>
            <text:p><text:s text:c="12"/></text:p>
            <text:p><text:s text:c="8"/></text:p>
            <text:p><text:s text:c="8"/></text:p>
            <text:p><text:s text:c="8"/></text:p>
            <text:p><text:s text:c="12"/>Zach Collins scored a career-high 11 points with six rebounds, three assists, two blocks and one 3-pointer in 31 minutes against the Lakers on Saturday.</text:p>
            <text:p><text:s text:c="8"/></text:p>
            <text:p><text:s text:c="8"/></text:p>
            <text:p><text:s text:c="13"/>He played really well and played a lot of center in this game. Perhaps one of the more underrated attributes on bench players is guys who play two positions, and Collins has established he can be a four or a five off the bench. He's coming off a 10-point game on Friday and he seems to be picking up steam. However, betting on him means you're betting against Jusuf Nurkic, so don't expect Collins to be over 20 minutes too often.</text:p>
            <text:p><text:s text:c="8"/></text:p>
            <text:p><text:s text:c="8"/></text:p>
            <text:p><text:s text:c="13"/></text:p>
            <text:p><text:s text:c="14"/></text:p>
            <text:p><text:s text:c="13"/>Sun, Dec 24, 2017 01:2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Evan Turner</text:p>
            <text:p><text:s text:c="17"/></text:p>
            <text:p><text:s text:c="17"/></text:p>
            <text:p><text:s text:c="22"/>- G/F - <text:s/>Trail Blazers</text:p>
            <text:p><text:s text:c="16"/></text:p>
            <text:p><text:s text:c="17"/></text:p>
            <text:p><text:s text:c="12"/></text:p>
            <text:p><text:s text:c="8"/></text:p>
            <text:p><text:s text:c="8"/></text:p>
            <text:p><text:s text:c="8"/></text:p>
            <text:p><text:s text:c="12"/>Evan Turner scored seven points with two rebounds, two assists and no turnovers in 21 minutes against the Lakers on Saturday.</text:p>
            <text:p><text:s text:c="8"/></text:p>
            <text:p><text:s text:c="8"/></text:p>
            <text:p><text:s text:c="13"/>There was a chance Turner would've stepped up as a secondary ball handler because of no Damian Lillard (hamstring), but it didn't happen. His upside isn't high enough in standard leagues.</text:p>
            <text:p><text:s text:c="8"/></text:p>
            <text:p><text:s text:c="8"/></text:p>
            <text:p><text:s text:c="13"/></text:p>
            <text:p><text:s text:c="14"/></text:p>
            <text:p><text:s text:c="13"/>Sun, Dec 24, 2017 01:2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e Harkless</text:p>
            <text:p><text:s text:c="17"/></text:p>
            <text:p><text:s text:c="17"/></text:p>
            <text:p><text:s text:c="22"/>- G/F - <text:s/>Trail Blazers</text:p>
            <text:p><text:s text:c="16"/></text:p>
            <text:p><text:s text:c="17"/></text:p>
            <text:p><text:s text:c="12"/></text:p>
            <text:p><text:s text:c="8"/></text:p>
            <text:p><text:s text:c="8"/></text:p>
            <text:p><text:s text:c="8"/></text:p>
            <text:p><text:s text:c="12"/>Moe Harkless scored a season-high 22 points with six rebounds, one assist, two blocks and two 3-pointers in 25 minutes against the Lakers on Saturday.</text:p>
            <text:p><text:s text:c="8"/></text:p>
            <text:p><text:s text:c="8"/></text:p>
            <text:p><text:s text:c="13"/>He scored a grand total of seven points this month and was out of the rotation on Wednesday. Harkless did benefit from the Dame Lillard injury because the wings had to play one position smaller, so it's really hard to buy this game here.</text:p>
            <text:p><text:s text:c="8"/></text:p>
            <text:p><text:s text:c="8"/></text:p>
            <text:p><text:s text:c="13"/></text:p>
            <text:p><text:s text:c="14"/></text:p>
            <text:p><text:s text:c="13"/>Sun, Dec 24, 2017 01:2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uf Nurkic</text:p>
            <text:p><text:s text:c="17"/></text:p>
            <text:p><text:s text:c="17"/></text:p>
            <text:p><text:s text:c="22"/>- C - <text:s/>Trail Blazers</text:p>
            <text:p><text:s text:c="16"/></text:p>
            <text:p><text:s text:c="17"/></text:p>
            <text:p><text:s text:c="12"/></text:p>
            <text:p><text:s text:c="8"/></text:p>
            <text:p><text:s text:c="8"/></text:p>
            <text:p><text:s text:c="8"/></text:p>
            <text:p><text:s text:c="12"/>Jusuf Nurkic made 2-of-11 from the field for four points with five rebounds, two assists and one steal in 17 minutes against the Lakers on Saturday.</text:p>
            <text:p><text:s text:c="8"/></text:p>
            <text:p><text:s text:c="8"/></text:p>
            <text:p><text:s text:c="13"/>Yuck. He missed all six shots in the paint and he wasn't even blocked on those. Nurkic was hit hard in the face by Julius Randle in first quarter, but he did return and he's been hit in the face a lot this month. Nurkic has not hit 30 minutes in any game this month and he dug himself quite a hole for owners who took him early in nine-category leagues.</text:p>
            <text:p><text:s text:c="8"/></text:p>
            <text:p><text:s text:c="8"/></text:p>
            <text:p><text:s text:c="13"/></text:p>
            <text:p><text:s text:c="14"/></text:p>
            <text:p><text:s text:c="13"/>Sun, Dec 24, 2017 01:1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scored 10 points with 11 assists, eight rebounds, one block, two steals and two 3-pointers in 37 minutes against the Blazers during a 95-92 loss on Saturday.</text:p>
            <text:p><text:s text:c="8"/></text:p>
            <text:p><text:s text:c="8"/></text:p>
            <text:p><text:s text:c="13"/>After getting tied up with Jusuf Nurkic near the end of the first half, he did suffer a left shoulder contusion and went to the locker room with less than a minutes left in the second. Ball returned to start the second half and didn't have any noticeable discomfort or any tape. Besides his awful foul shooting, Lonzo is starting to look like a fantasy asset over his last six with averages of 16.0 points, 7.3 boards, 7.2 assists, 1.3 steals, 1.2 blocks and 3.0 treys on 44.3 percent from the field. If you're putting free throws, you might just be a Big Baller.</text:p>
            <text:p><text:s text:c="8"/></text:p>
            <text:p><text:s text:c="8"/></text:p>
            <text:p><text:s text:c="13"/></text:p>
            <text:p><text:s text:c="14"/></text:p>
            <text:p><text:s text:c="13"/>Sun, Dec 24, 2017 01:1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Julius Randle scored 16 points with nine rebounds, one assist and one turnover in 23 minutes against the Blazers on Saturday.</text:p>
            <text:p><text:s text:c="8"/></text:p>
            <text:p><text:s text:c="8"/></text:p>
            <text:p><text:s text:c="13"/>Coach Luke Walton talked a lot about smaller lineups before the Houston game, so maybe he just meant that game alone and that's why he played just eight minutes on Wednesday. Randle now has two solid games in a row with a 21-point, 10-board game on Friday, and he will go against bigger lineups in each of his next three games. He looks like a strong hold and could even trend up with Brandon Ingram (left quad, right quad), assuming he improves on free throws.</text:p>
            <text:p><text:s text:c="8"/></text:p>
            <text:p><text:s text:c="8"/></text:p>
            <text:p><text:s text:c="13"/></text:p>
            <text:p><text:s text:c="14"/></text:p>
            <text:p><text:s text:c="13"/>Sun, Dec 24, 2017 01:0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rry Nance</text:p>
            <text:p><text:s text:c="17"/></text:p>
            <text:p><text:s text:c="17"/></text:p>
            <text:p><text:s text:c="22"/>- F/C - <text:s/>Cavaliers</text:p>
            <text:p><text:s text:c="16"/></text:p>
            <text:p><text:s text:c="17"/></text:p>
            <text:p><text:s text:c="12"/></text:p>
            <text:p><text:s text:c="8"/></text:p>
            <text:p><text:s text:c="8"/></text:p>
            <text:p><text:s text:c="8"/></text:p>
            <text:p><text:s text:c="12"/>Larry Nance played just 10 minutes with two points, three rebounds, one assist and one steal against the Blazers on Saturday.</text:p>
            <text:p><text:s text:c="8"/></text:p>
            <text:p><text:s text:c="8"/></text:p>
            <text:p><text:s text:c="13"/>Uh oh. It's looking like Nance could be a matchup piece against teams like the Rockets because he's played just 22 minutes over his last two games combined. Nance does have a four-game week coming up, but he's a possible drop candidate with his minutes getting cut in a big way. He may only need 20 minutes to post value, so you may only want to cut him for a proven guy or Bismack Biyombo.</text:p>
            <text:p><text:s text:c="8"/></text:p>
            <text:p><text:s text:c="8"/></text:p>
            <text:p><text:s text:c="13"/></text:p>
            <text:p><text:s text:c="14"/></text:p>
            <text:p><text:s text:c="13"/>Sun, Dec 24, 2017 12:5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had a double-double against the Blazers on Saturday with 11 points, 10 rebounds, three assists, one steal and one 3-pointer in 34 minutes.</text:p>
            <text:p><text:s text:c="8"/></text:p>
            <text:p><text:s text:c="8"/></text:p>
            <text:p><text:s text:c="13"/>He played some strong defense, he's showing he's a solid rebounder, and it's becoming more clear that coach Luke Walton trusts him. Hart has really three things that could happen to help boost his value: Brandon Ingram (left quad, right quad) could miss more time, Kentavious Caldwell-Pope will miss two more games in the next 10 days, and Jordan Clarkson could be on the block. He's on the radar in deep leagues.</text:p>
            <text:p><text:s text:c="8"/></text:p>
            <text:p><text:s text:c="8"/></text:p>
            <text:p><text:s text:c="13"/></text:p>
            <text:p><text:s text:c="14"/></text:p>
            <text:p><text:s text:c="13"/>Sun, Dec 24, 2017 12:5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scored 18 points with nine rebounds, four assists, one steal, one block and two turnovers during a 96-81 win over the Warriors on Saturday.</text:p>
            <text:p><text:s text:c="8"/></text:p>
            <text:p><text:s text:c="8"/></text:p>
            <text:p><text:s text:c="13"/>The minutes limit has vanished with 36-plus in three straight. In that span, Jokic and Mason Plumlee have been terrific together with a +25.5 net rating at 16.5 minutes per game over those three. Magic Jokic is back and his fantasy owners should expect him to flirt with top-10 value going forward.</text:p>
            <text:p><text:s text:c="8"/></text:p>
            <text:p><text:s text:c="8"/></text:p>
            <text:p><text:s text:c="13"/></text:p>
            <text:p><text:s text:c="14"/></text:p>
            <text:p><text:s text:c="13"/>Sun, Dec 24, 2017 12:5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Murray</text:p>
            <text:p><text:s text:c="17"/></text:p>
            <text:p><text:s text:c="17"/></text:p>
            <text:p><text:s text:c="22"/>- G - <text:s/>Nuggets</text:p>
            <text:p><text:s text:c="16"/></text:p>
            <text:p><text:s text:c="17"/></text:p>
            <text:p><text:s text:c="12"/></text:p>
            <text:p><text:s text:c="8"/></text:p>
            <text:p><text:s text:c="8"/></text:p>
            <text:p><text:s text:c="8"/></text:p>
            <text:p><text:s text:c="12"/>Jamal Murray scored 14 points with six rebounds, five assists, two steals and two 3-pointers against the Warriors on Saturday.</text:p>
            <text:p><text:s text:c="8"/></text:p>
            <text:p><text:s text:c="8"/></text:p>
            <text:p><text:s text:c="13"/>That'll work and Murray continues to add more non-scoring stats to his line while playing close to 30 minutes per game. Most importantly, Murray is 33-of-63 from deep this month (52.4%, 2.8 makes per game), adding averages of 17.7 points, 3.4 boards, 2.9 assists, 1.3 steals and 1.6 turnovers. He's been an early-round player so far this month.</text:p>
            <text:p><text:s text:c="8"/></text:p>
            <text:p><text:s text:c="8"/></text:p>
            <text:p><text:s text:c="13"/></text:p>
            <text:p><text:s text:c="14"/></text:p>
            <text:p><text:s text:c="13"/>Sun, Dec 24, 2017 12:4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y Lyles</text:p>
            <text:p><text:s text:c="17"/></text:p>
            <text:p><text:s text:c="17"/></text:p>
            <text:p><text:s text:c="22"/>- F - <text:s/>Nuggets</text:p>
            <text:p><text:s text:c="16"/></text:p>
            <text:p><text:s text:c="17"/></text:p>
            <text:p><text:s text:c="12"/></text:p>
            <text:p><text:s text:c="8"/></text:p>
            <text:p><text:s text:c="8"/></text:p>
            <text:p><text:s text:c="8"/></text:p>
            <text:p><text:s text:c="12"/>Trey Lyles scored 15 points with six rebounds one assist, one steal and one 3-pointer in 29 minutes against the Warriors on Saturday.</text:p>
            <text:p><text:s text:c="8"/></text:p>
            <text:p><text:s text:c="8"/></text:p>
            <text:p><text:s text:c="13"/>Excluding his Dec. 8 game, he really hasn't totally flopped this entire month, averaging 13.8 points, 6.1 boards, 1.6 assists, 0.6 steals and 2.0 treys on 52.6 percent from the field over his last 12 December games. It would be nice if he did more on defense, but Lyles has been a mid-round guy this month. He's a decent hold until he falls off or until Paul Millsap (wrist) comes back.</text:p>
            <text:p><text:s text:c="8"/></text:p>
            <text:p><text:s text:c="8"/></text:p>
            <text:p><text:s text:c="13"/></text:p>
            <text:p><text:s text:c="14"/></text:p>
            <text:p><text:s text:c="13"/>Sun, Dec 24, 2017 12:3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rrey Craig</text:p>
            <text:p><text:s text:c="17"/></text:p>
            <text:p><text:s text:c="17"/></text:p>
            <text:p><text:s text:c="22"/>- F - <text:s/>Nuggets</text:p>
            <text:p><text:s text:c="16"/></text:p>
            <text:p><text:s text:c="17"/></text:p>
            <text:p><text:s text:c="12"/></text:p>
            <text:p><text:s text:c="8"/></text:p>
            <text:p><text:s text:c="8"/></text:p>
            <text:p><text:s text:c="8"/></text:p>
            <text:p><text:s text:c="12"/>Torrey Craig scored two points with two rebounds, two assists, one steal and one turnover in 14 minutes against the Warriors on Saturday.</text:p>
            <text:p><text:s text:c="8"/></text:p>
            <text:p><text:s text:c="8"/></text:p>
            <text:p><text:s text:c="13"/>The success of Mason Plumlee in the first unit has really hurt Craig. He's only worth a look in deep leagues.</text:p>
            <text:p><text:s text:c="8"/></text:p>
            <text:p><text:s text:c="8"/></text:p>
            <text:p><text:s text:c="13"/></text:p>
            <text:p><text:s text:c="14"/></text:p>
            <text:p><text:s text:c="13"/>Sun, Dec 24, 2017 12:3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neth Faried</text:p>
            <text:p><text:s text:c="17"/></text:p>
            <text:p><text:s text:c="17"/></text:p>
            <text:p><text:s text:c="22"/>- F/C - <text:s/>Nuggets</text:p>
            <text:p><text:s text:c="16"/></text:p>
            <text:p><text:s text:c="17"/></text:p>
            <text:p><text:s text:c="12"/></text:p>
            <text:p><text:s text:c="8"/></text:p>
            <text:p><text:s text:c="8"/></text:p>
            <text:p><text:s text:c="8"/></text:p>
            <text:p><text:s text:c="12"/>Kenneth Faried was a DNP-CD against the Warriors on Saturday.</text:p>
            <text:p><text:s text:c="8"/></text:p>
            <text:p><text:s text:c="8"/></text:p>
            <text:p><text:s text:c="13"/>Trey Lyles has been very consistent and Mason Plumlee is playing well, so Faried doesn't look like he'll get minutes even in favorable matchups.</text:p>
            <text:p><text:s text:c="8"/></text:p>
            <text:p><text:s text:c="8"/></text:p>
            <text:p><text:s text:c="13"/></text:p>
            <text:p><text:s text:c="14"/></text:p>
            <text:p><text:s text:c="13"/>Sun, Dec 24, 2017 12:3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son Plumlee</text:p>
            <text:p><text:s text:c="17"/></text:p>
            <text:p><text:s text:c="17"/></text:p>
            <text:p><text:s text:c="22"/>- C - <text:s/>Nuggets</text:p>
            <text:p><text:s text:c="16"/></text:p>
            <text:p><text:s text:c="17"/></text:p>
            <text:p><text:s text:c="12"/></text:p>
            <text:p><text:s text:c="8"/></text:p>
            <text:p><text:s text:c="8"/></text:p>
            <text:p><text:s text:c="8"/></text:p>
            <text:p><text:s text:c="12"/>Mason Plumlee scored two points with eight rebounds, two assists, one steal and six turnovers against the Warriors on Saturday.</text:p>
            <text:p><text:s text:c="8"/></text:p>
            <text:p><text:s text:c="8"/></text:p>
            <text:p><text:s text:c="13"/>He suffered what looked like two different hand injuries, including a left pinkie sprain. The Nuggets continue to play well with their two-big lineup of Plumlee and Nikola Jokic, so maybe Plumlee can hold value, assuming you're OK with bad free throw shooting.</text:p>
            <text:p><text:s text:c="8"/></text:p>
            <text:p><text:s text:c="8"/></text:p>
            <text:p><text:s text:c="13"/></text:p>
            <text:p><text:s text:c="14"/></text:p>
            <text:p><text:s text:c="13"/>Sun, Dec 24, 2017 12:3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indarius Thornwell</text:p>
            <text:p><text:s text:c="17"/></text:p>
            <text:p><text:s text:c="17"/></text:p>
            <text:p><text:s text:c="22"/>- G - <text:s/>Clippers</text:p>
            <text:p><text:s text:c="16"/></text:p>
            <text:p><text:s text:c="17"/></text:p>
            <text:p><text:s text:c="12"/></text:p>
            <text:p><text:s text:c="8"/></text:p>
            <text:p><text:s text:c="8"/></text:p>
            <text:p><text:s text:c="8"/></text:p>
            <text:p><text:s text:c="12"/>Sindarius Thornwell was listed as a DNP-CD for Saturday's game in Memphis.</text:p>
            <text:p><text:s text:c="8"/></text:p>
            <text:p><text:s text:c="8"/></text:p>
            <text:p><text:s text:c="13"/>Thornwell was nailed to the bench, as C.J. Williams continues to start at shooting guard and Lou Williams thrives off the bench. He might sniff the court when Milos Teodosic needs a rest in back-to-back situations, but that won't happen again until Jan. 10-11. Nothing to see here from a fantasy perspective.</text:p>
            <text:p><text:s text:c="8"/></text:p>
            <text:p><text:s text:c="8"/></text:p>
            <text:p><text:s text:c="13"/></text:p>
            <text:p><text:s text:c="14"/></text:p>
            <text:p><text:s text:c="13"/>Sun, Dec 24, 2017 12:2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made 6-of-17 from the field for 18 points during a 96-81 loss to the Nuggets on Saturday, adding six rebounds, one assist, two steals, two blocks and three turnovers in 35 minutes.</text:p>
            <text:p><text:s text:c="8"/></text:p>
            <text:p><text:s text:c="8"/></text:p>
            <text:p><text:s text:c="13"/>He had multiple treys in each of his previous eight games, but he missed all five from deep tonight. Durant may be as cold as he's ever been as a Warriors, failing to shoot over 45 percent from the field for four consecutive games. There's obviously nothing to worry about here with KD being one of the most consistent scorers in NBA history. He'll get a showdown against the other consistent guy in LeBron James on Christmas.</text:p>
            <text:p><text:s text:c="8"/></text:p>
            <text:p><text:s text:c="8"/></text:p>
            <text:p><text:s text:c="13"/></text:p>
            <text:p><text:s text:c="14"/></text:p>
            <text:p><text:s text:c="13"/>Sun, Dec 24, 2017 12:2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en McLemore</text:p>
            <text:p><text:s text:c="17"/></text:p>
            <text:p><text:s text:c="17"/></text:p>
            <text:p><text:s text:c="22"/>- G - <text:s/>Grizzlies</text:p>
            <text:p><text:s text:c="16"/></text:p>
            <text:p><text:s text:c="17"/></text:p>
            <text:p><text:s text:c="12"/></text:p>
            <text:p><text:s text:c="8"/></text:p>
            <text:p><text:s text:c="8"/></text:p>
            <text:p><text:s text:c="8"/></text:p>
            <text:p><text:s text:c="12"/>Ben McLemore was listed as a DNP-CD in Saturday's game against the Clippers.</text:p>
            <text:p><text:s text:c="8"/></text:p>
            <text:p><text:s text:c="8"/></text:p>
            <text:p><text:s text:c="13"/>The former standout at the University of Kansas has fallen out of the rotation for interim head coach J.B. Bickerstaff and he is not someone to bother with in fantasy basketball unless injuries or trades in Grind City open up an opportunity.</text:p>
            <text:p><text:s text:c="8"/></text:p>
            <text:p><text:s text:c="8"/></text:p>
            <text:p><text:s text:c="13"/></text:p>
            <text:p><text:s text:c="14"/></text:p>
            <text:p><text:s text:c="13"/>Sun, Dec 24, 2017 12:2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immy Butler</text:p>
            <text:p><text:s text:c="17"/></text:p>
            <text:p><text:s text:c="17"/></text:p>
            <text:p><text:s text:c="22"/>- G/F - <text:s/>Timberwolves</text:p>
            <text:p><text:s text:c="16"/></text:p>
            <text:p><text:s text:c="17"/></text:p>
            <text:p><text:s text:c="12"/></text:p>
            <text:p><text:s text:c="8"/></text:p>
            <text:p><text:s text:c="8"/></text:p>
            <text:p><text:s text:c="8"/></text:p>
            <text:p><text:s text:c="12"/>Jimmy Butler scored a game-high 32 points to lead the Wolves past the Suns on Saturday, making 10-of-19 field goals and 12-of-13 free throws in 38 minutes of action.</text:p>
            <text:p><text:s text:c="8"/></text:p>
            <text:p><text:s text:c="8"/></text:p>
            <text:p><text:s text:c="13"/>"If I’m open and it’s my shot, I’m going to shoot it," Butler said this week. "If it’s not, I’m going to pass it. I have just as much faith in my teammates as I do myself." Jimmy Buckets called his own number more often than not tonight, but he still added three assists with six rebounds, one block and just one turnover. After a relatively quiet start with the Wolves, Butler is asserting himself while playing enormous minutes -- as a result, he's been a top-10 fantasy player for the past six weeks.</text:p>
            <text:p><text:s text:c="8"/></text:p>
            <text:p><text:s text:c="8"/></text:p>
            <text:p><text:s text:c="13"/></text:p>
            <text:p><text:s text:c="14"/></text:p>
            <text:p><text:s text:c="13"/>Source: Fox Sports <text:s text:c="39"/>Sun, Dec 24, 2017 12:1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Wiggins</text:p>
            <text:p><text:s text:c="17"/></text:p>
            <text:p><text:s text:c="17"/></text:p>
            <text:p><text:s text:c="22"/>- G/F - <text:s/>Timberwolves</text:p>
            <text:p><text:s text:c="16"/></text:p>
            <text:p><text:s text:c="17"/></text:p>
            <text:p><text:s text:c="12"/></text:p>
            <text:p><text:s text:c="8"/></text:p>
            <text:p><text:s text:c="8"/></text:p>
            <text:p><text:s text:c="8"/></text:p>
            <text:p><text:s text:c="12"/>Andrew Wiggins scored 17 points on 17 shot attempts vs. Phoenix on Saturday, making eight of his attempts with one 3-pointer, four rebounds and one steal in 31 minutes.</text:p>
            <text:p><text:s text:c="8"/></text:p>
            <text:p><text:s text:c="8"/></text:p>
            <text:p><text:s text:c="13"/>Wiggins didn't have any assists or blocks tonight, but his owners are used to hollow lines. He also went without a free throw attempt for the second time this season, in what has become a curious trend. Wiggins averaged 7.0 free throws in October, 4.7 in November, and he's down to just 3.4 attempts in December. He might be less aggressive trying to draw fouls, which wouldn't bother fantasy owners since he's shooting an abysmal, career-low 63.0% from the line. It's something Wiggins' fantasy owners should monitor in the coming weeks.</text:p>
            <text:p><text:s text:c="8"/></text:p>
            <text:p><text:s text:c="8"/></text:p>
            <text:p><text:s text:c="13"/></text:p>
            <text:p><text:s text:c="14"/></text:p>
            <text:p><text:s text:c="13"/>Sun, Dec 24, 2017 12:1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Bell</text:p>
            <text:p><text:s text:c="17"/></text:p>
            <text:p><text:s text:c="17"/></text:p>
            <text:p><text:s text:c="22"/>- F/C - <text:s/>Warriors</text:p>
            <text:p><text:s text:c="16"/></text:p>
            <text:p><text:s text:c="17"/></text:p>
            <text:p><text:s text:c="12"/></text:p>
            <text:p><text:s text:c="8"/></text:p>
            <text:p><text:s text:c="8"/></text:p>
            <text:p><text:s text:c="8"/></text:p>
            <text:p><text:s text:c="12"/>Jordan Bell scored seven points with 10 rebounds, two assists, two steals and two blocks in 22 minutes against the Nuggets on Saturday.</text:p>
            <text:p><text:s text:c="8"/></text:p>
            <text:p><text:s text:c="8"/></text:p>
            <text:p><text:s text:c="13"/>Before the game, coach Steve Kerr said Zaza Pachulia (shoulder) would probably return to the starting lineup, so that means there's at least a chance Bell stays in the first unit. His upside is almost too high to leave on the wire in active leagues and it helps that his week starts on Monday against the Cavs.</text:p>
            <text:p><text:s text:c="8"/></text:p>
            <text:p><text:s text:c="8"/></text:p>
            <text:p><text:s text:c="13"/></text:p>
            <text:p><text:s text:c="14"/></text:p>
            <text:p><text:s text:c="13"/>Sun, Dec 24, 2017 12:1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ell Martin</text:p>
            <text:p><text:s text:c="17"/></text:p>
            <text:p><text:s text:c="17"/></text:p>
            <text:p><text:s text:c="22"/>- F - <text:s/>Grizzlies</text:p>
            <text:p><text:s text:c="16"/></text:p>
            <text:p><text:s text:c="17"/></text:p>
            <text:p><text:s text:c="12"/></text:p>
            <text:p><text:s text:c="8"/></text:p>
            <text:p><text:s text:c="8"/></text:p>
            <text:p><text:s text:c="8"/></text:p>
            <text:p><text:s text:c="12"/>Jarell Martin posted nine points with seven rebounds and a blocked shot in 17 minutes on Saturday against the Clippers.</text:p>
            <text:p><text:s text:c="8"/></text:p>
            <text:p><text:s text:c="8"/></text:p>
            <text:p><text:s text:c="13"/>Martin was just 3-of-8 from the field, but he still managed to post a solid plus-10 rating in his brief time on the floor. Despite the decent production he is still only worth using in deeper fantasy leagues at this point since his offense and minutes are anything but consistent.</text:p>
            <text:p><text:s text:c="8"/></text:p>
            <text:p><text:s text:c="8"/></text:p>
            <text:p><text:s text:c="13"/></text:p>
            <text:p><text:s text:c="14"/></text:p>
            <text:p><text:s text:c="13"/>Sun, Dec 24, 2017 12:1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us Jones</text:p>
            <text:p><text:s text:c="17"/></text:p>
            <text:p><text:s text:c="17"/></text:p>
            <text:p><text:s text:c="22"/>- G - <text:s/>Timberwolves</text:p>
            <text:p><text:s text:c="16"/></text:p>
            <text:p><text:s text:c="17"/></text:p>
            <text:p><text:s text:c="12"/></text:p>
            <text:p><text:s text:c="8"/></text:p>
            <text:p><text:s text:c="8"/></text:p>
            <text:p><text:s text:c="8"/></text:p>
            <text:p><text:s text:c="12"/>Tyus Jones scored seven points with one 3-pointer, one assist and one steal in 14 minutes of action vs. the Suns on Saturday.</text:p>
            <text:p><text:s text:c="8"/></text:p>
            <text:p><text:s text:c="8"/></text:p>
            <text:p><text:s text:c="13"/>The third-year PG is an afterthought while Jeff Teague (12 points, seven boards, six assists) is healthy, but he should be firmly on fantasy owners' radar. In three starts while Teague was injured this season, Jones averaged 12.3 points, 1.7 triples, 4.0 rebounds, 6.7 assists, 0.7 blocks and a whopping 4.0 steals, all while committing one turnover in 120 minutes of play.</text:p>
            <text:p><text:s text:c="8"/></text:p>
            <text:p><text:s text:c="8"/></text:p>
            <text:p><text:s text:c="13"/>Related: Jeff Teague</text:p>
            <text:p><text:s text:c="14"/></text:p>
            <text:p><text:s text:c="13"/>Sun, Dec 24, 2017 12:1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gui Dieng</text:p>
            <text:p><text:s text:c="17"/></text:p>
            <text:p><text:s text:c="17"/></text:p>
            <text:p><text:s text:c="22"/>- F/C - <text:s/>Timberwolves</text:p>
            <text:p><text:s text:c="16"/></text:p>
            <text:p><text:s text:c="17"/></text:p>
            <text:p><text:s text:c="12"/></text:p>
            <text:p><text:s text:c="8"/></text:p>
            <text:p><text:s text:c="8"/></text:p>
            <text:p><text:s text:c="8"/></text:p>
            <text:p><text:s text:c="12"/>Gorgui Dieng posted 10 points, seven rebounds, three assists, two blocks, two 3-pointers and one steal in 23 minutes off the bench Saturday.</text:p>
            <text:p><text:s text:c="8"/></text:p>
            <text:p><text:s text:c="8"/></text:p>
            <text:p><text:s text:c="13"/>Dieng moved into second-place on the Wolves' all-time shot blocking list -- at 375 swats, he passed Rasho Nesterovic but remains more than 1,200 blocks behind Kevin Garnett (1,590). The bad news is that Dieng came in averaging a mere 3.9 points in his previous seven games. He's chipping in enough rebounds and defensive stats for value in some deep leagues, but most owners should leave him on the wire.</text:p>
            <text:p><text:s text:c="8"/></text:p>
            <text:p><text:s text:c="8"/></text:p>
            <text:p><text:s text:c="13"/></text:p>
            <text:p><text:s text:c="14"/></text:p>
            <text:p><text:s text:c="13"/>Source: Timberwolves on Twitter <text:s text:c="26"/>Sun, Dec 24, 2017 12:1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quese Chriss</text:p>
            <text:p><text:s text:c="17"/></text:p>
            <text:p><text:s text:c="17"/></text:p>
            <text:p><text:s text:c="22"/>- F - <text:s/>Suns</text:p>
            <text:p><text:s text:c="16"/></text:p>
            <text:p><text:s text:c="17"/></text:p>
            <text:p><text:s text:c="12"/></text:p>
            <text:p><text:s text:c="8"/></text:p>
            <text:p><text:s text:c="8"/></text:p>
            <text:p><text:s text:c="8"/></text:p>
            <text:p><text:s text:c="12"/>Marquese Chriss made 4-of-8 FGs and 3-of-6 FTs to score 12 points on Saturday, adding three blocks, two rebounds and two assists in 25 minutes of action.</text:p>
            <text:p><text:s text:c="8"/></text:p>
            <text:p><text:s text:c="8"/></text:p>
            <text:p><text:s text:c="13"/>Chriss made a 3-pointer tonight and produced enough to satisfy owners who played him vs. Minnesota's suspect defense. That said, he's been impossible to trust this season. He's scored double-digit points in consecutive games just once (Dec. 7-9), he didn't have a single steal or block in his previous five games, and he came in shooting 39.6% from the field and 69.2% from the line. Most re-draft owners should have less infuriating options at their disposal.</text:p>
            <text:p><text:s text:c="8"/></text:p>
            <text:p><text:s text:c="8"/></text:p>
            <text:p><text:s text:c="13"/></text:p>
            <text:p><text:s text:c="14"/></text:p>
            <text:p><text:s text:c="13"/>Sun, Dec 24, 2017 12:1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glute) played six minutes with two points against the Nuggets.</text:p>
            <text:p><text:s text:c="8"/></text:p>
            <text:p><text:s text:c="8"/></text:p>
            <text:p><text:s text:c="13"/>He played three minutes in garbage time and three minutes before that. Looney is basically the sixth big man on the roster.</text:p>
            <text:p><text:s text:c="8"/></text:p>
            <text:p><text:s text:c="8"/></text:p>
            <text:p><text:s text:c="13"/></text:p>
            <text:p><text:s text:c="14"/></text:p>
            <text:p><text:s text:c="13"/>Sun, Dec 24, 2017 12:1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Harrison</text:p>
            <text:p><text:s text:c="17"/></text:p>
            <text:p><text:s text:c="17"/></text:p>
            <text:p><text:s text:c="22"/>- G - <text:s/>Grizzlies</text:p>
            <text:p><text:s text:c="16"/></text:p>
            <text:p><text:s text:c="17"/></text:p>
            <text:p><text:s text:c="12"/></text:p>
            <text:p><text:s text:c="8"/></text:p>
            <text:p><text:s text:c="8"/></text:p>
            <text:p><text:s text:c="8"/></text:p>
            <text:p><text:s text:c="12"/>Andrew Harrison finished with 15 points, five assists, two rebounds, a steal and a blocked shot across 32 minutes Saturday against the Clippers.</text:p>
            <text:p><text:s text:c="8"/></text:p>
            <text:p><text:s text:c="8"/></text:p>
            <text:p><text:s text:c="13"/>Harrison had a difficult time with his shot, going 3-of-14 from the field, but he saved his night by going 8-of-9 from the free-throw line. Still, he had a game-worst minus-12. He has been a little more aggressive getting to the basket, drawing 14 free-throw attempts over his past two outings. The eight free throws made marked a season high. Fantasy owners will take points anywhere they can get them.</text:p>
            <text:p><text:s text:c="8"/></text:p>
            <text:p><text:s text:c="8"/></text:p>
            <text:p><text:s text:c="13"/></text:p>
            <text:p><text:s text:c="14"/></text:p>
            <text:p><text:s text:c="13"/>Sun, Dec 24, 2017 12:1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saiah Canaan</text:p>
            <text:p><text:s text:c="17"/></text:p>
            <text:p><text:s text:c="17"/></text:p>
            <text:p><text:s text:c="22"/>- G - <text:s/>Suns</text:p>
            <text:p><text:s text:c="16"/></text:p>
            <text:p><text:s text:c="17"/></text:p>
            <text:p><text:s text:c="12"/></text:p>
            <text:p><text:s text:c="8"/></text:p>
            <text:p><text:s text:c="8"/></text:p>
            <text:p><text:s text:c="8"/></text:p>
            <text:p><text:s text:c="12"/>Isaiah Canaan scored 15 points with nine assists and one steal in 30 minutes off the Suns' bench on Saturday.</text:p>
            <text:p><text:s text:c="8"/></text:p>
            <text:p><text:s text:c="8"/></text:p>
            <text:p><text:s text:c="13"/>The Suns lost for the second time in their past five games, but Canaan once again proved to be a steadying force off the bench. Phoenix effectively chose him over Mike James, whom they cut on Saturday, so his role should be safe going forward -- and if Tyler Ulis (four points in 18 minutes) doesn't pick up his play, Canaan could find himself starting before long.</text:p>
            <text:p><text:s text:c="8"/></text:p>
            <text:p><text:s text:c="8"/></text:p>
            <text:p><text:s text:c="13"/>Related: Mike James, Tyler Ulis</text:p>
            <text:p><text:s text:c="14"/></text:p>
            <text:p><text:s text:c="13"/>Sun, Dec 24, 2017 12:1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son Chandler</text:p>
            <text:p><text:s text:c="17"/></text:p>
            <text:p><text:s text:c="17"/></text:p>
            <text:p><text:s text:c="22"/>- C - <text:s/>Suns</text:p>
            <text:p><text:s text:c="16"/></text:p>
            <text:p><text:s text:c="17"/></text:p>
            <text:p><text:s text:c="12"/></text:p>
            <text:p><text:s text:c="8"/></text:p>
            <text:p><text:s text:c="8"/></text:p>
            <text:p><text:s text:c="8"/></text:p>
            <text:p><text:s text:c="12"/>Tyson Chandler started Saturday's home loss, posting four points on 2-of-4 shooting, 15 rebounds and two assists in 31 minutes.</text:p>
            <text:p><text:s text:c="8"/></text:p>
            <text:p><text:s text:c="8"/></text:p>
            <text:p><text:s text:c="13"/>Phoenix cut the Wolves' lead from 21 points down to two points in the second half, partly thanks to Chandler's work on the glass, but it wasn't enough. Minnesota won the battle of the boards 47-36, and scored 10 more points at the free-throw line tonight, which accounted for their 10-point margin of victory. With 10 DNPs in his past 24 games, Chandler is merely a streaming option in season-long fantasy leagues.</text:p>
            <text:p><text:s text:c="8"/></text:p>
            <text:p><text:s text:c="8"/></text:p>
            <text:p><text:s text:c="13"/>Related: Greg Monroe, Alex Len</text:p>
            <text:p><text:s text:c="14"/></text:p>
            <text:p><text:s text:c="13"/>Sun, Dec 24, 2017 12:1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oy Daniels</text:p>
            <text:p><text:s text:c="17"/></text:p>
            <text:p><text:s text:c="17"/></text:p>
            <text:p><text:s text:c="22"/>- G - <text:s/>Suns</text:p>
            <text:p><text:s text:c="16"/></text:p>
            <text:p><text:s text:c="17"/></text:p>
            <text:p><text:s text:c="12"/></text:p>
            <text:p><text:s text:c="8"/></text:p>
            <text:p><text:s text:c="8"/></text:p>
            <text:p><text:s text:c="8"/></text:p>
            <text:p><text:s text:c="12"/>Troy Daniels made six 3-pointers to score 18 points on Saturday, but the Suns still fell 115-106 to the visiting Wolves.</text:p>
            <text:p><text:s text:c="8"/></text:p>
            <text:p><text:s text:c="8"/></text:p>
            <text:p><text:s text:c="13"/>Daniels added one assist in 30 minutes, missed both of his shots inside the arc, didn't get to the free throw line, and failed to record any rebounds, steals or blocks. His role could soon take a hit with Devin Booker (groin) nearing a return, and even with minutes in the mid-20s he's simply a 3-point specialist. Plan accordingly.</text:p>
            <text:p><text:s text:c="8"/></text:p>
            <text:p><text:s text:c="8"/></text:p>
            <text:p><text:s text:c="13"/></text:p>
            <text:p><text:s text:c="14"/></text:p>
            <text:p><text:s text:c="13"/>Sun, Dec 24, 2017 12: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J. Warren</text:p>
            <text:p><text:s text:c="17"/></text:p>
            <text:p><text:s text:c="17"/></text:p>
            <text:p><text:s text:c="22"/>- F - <text:s/>Suns</text:p>
            <text:p><text:s text:c="16"/></text:p>
            <text:p><text:s text:c="17"/></text:p>
            <text:p><text:s text:c="12"/></text:p>
            <text:p><text:s text:c="8"/></text:p>
            <text:p><text:s text:c="8"/></text:p>
            <text:p><text:s text:c="8"/></text:p>
            <text:p><text:s text:c="12"/>T.J. Warren continued his strong play on Saturday with a team-high 24 points on 12-of-25 shooting, nine rebounds, two assists, two steals and one block.</text:p>
            <text:p><text:s text:c="8"/></text:p>
            <text:p><text:s text:c="8"/></text:p>
            <text:p><text:s text:c="13"/>Devin Booker (groin) is inching closer to a return, but in his absence Warren has been the go-to offense for Phoenix. He's been up and down all season but turned it on over the past four games, averaging 23.0 points on 48.1% shooting. He's also logging solid minutes as the lone starter with four reserves, so it will be interesting to see if that continues when Booker returns, possibly as soon as Dec. 26.</text:p>
            <text:p><text:s text:c="8"/></text:p>
            <text:p><text:s text:c="8"/></text:p>
            <text:p><text:s text:c="13"/>Related: Devin Booker</text:p>
            <text:p><text:s text:c="14"/></text:p>
            <text:p><text:s text:c="13"/>Sun, Dec 24, 2017 12: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vid West</text:p>
            <text:p><text:s text:c="17"/></text:p>
            <text:p><text:s text:c="17"/></text:p>
            <text:p><text:s text:c="22"/>- F/C - <text:s/>Warriors</text:p>
            <text:p><text:s text:c="16"/></text:p>
            <text:p><text:s text:c="17"/></text:p>
            <text:p><text:s text:c="12"/></text:p>
            <text:p><text:s text:c="8"/></text:p>
            <text:p><text:s text:c="8"/></text:p>
            <text:p><text:s text:c="8"/></text:p>
            <text:p><text:s text:c="12"/>David West scored four points with one assist and one steal in 12 minutes against the Nuggets on Saturday.</text:p>
            <text:p><text:s text:c="8"/></text:p>
            <text:p><text:s text:c="8"/></text:p>
            <text:p><text:s text:c="13"/>Jordan Bell playing well has taken minutes from West, but most fantasy owners shouldn't be counting on him anyway.</text:p>
            <text:p><text:s text:c="8"/></text:p>
            <text:p><text:s text:c="8"/></text:p>
            <text:p><text:s text:c="13"/></text:p>
            <text:p><text:s text:c="14"/></text:p>
            <text:p><text:s text:c="13"/>Sun, Dec 24, 2017 12:1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Tyler Ulis</text:p>
            <text:p><text:s text:c="17"/></text:p>
            <text:p><text:s text:c="17"/></text:p>
            <text:p><text:s text:c="22"/>- G - <text:s/>Suns</text:p>
            <text:p><text:s text:c="16"/></text:p>
            <text:p><text:s text:c="17"/></text:p>
            <text:p><text:s text:c="12"/></text:p>
            <text:p><text:s text:c="8"/></text:p>
            <text:p><text:s text:c="8"/></text:p>
            <text:p><text:s text:c="8"/></text:p>
            <text:p><text:s text:c="12"/>Tyler Ulis started Saturday's game but played just 18 minutes, scoring four points with three assists, two rebounds and one steal.</text:p>
            <text:p><text:s text:c="8"/></text:p>
            <text:p><text:s text:c="8"/></text:p>
            <text:p><text:s text:c="13"/>He air-balled a mid-range jumper in the opening minutes tonight and finished 2-of-5 from the field, with more turnovers (four) than assists (three). He's been thoroughly outplayed by backup PG Isaiah Canaan and is nowhere near producing fantasy value. Regardless of league depth or format, there should be better options on the waiver wire.</text:p>
            <text:p><text:s text:c="8"/></text:p>
            <text:p><text:s text:c="8"/></text:p>
            <text:p><text:s text:c="13"/>Related: Isaiah Canaan</text:p>
            <text:p><text:s text:c="14"/></text:p>
            <text:p><text:s text:c="13"/>Sun, Dec 24, 2017 12:1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was in the starting lineup Saturday against the Clippers but he managed just three points across 25 minutes.</text:p>
            <text:p><text:s text:c="8"/></text:p>
            <text:p><text:s text:c="8"/></text:p>
            <text:p><text:s text:c="13"/>Parsons made the start, but he was just 1-of-4 from the field (all from behind the 3-point line). It's uncertain if he had a minutes cap or interim head coach J.B. Bickerstaff just liked what he saw from James Ennis, but Parsons didn't really do much.He added five rebounds, three assists and just one turnover, but he was outplayed badly by Ennis. His propensity for injury and lack of production at times makes him hard to trust for fantasy purposes.</text:p>
            <text:p><text:s text:c="8"/></text:p>
            <text:p><text:s text:c="8"/></text:p>
            <text:p><text:s text:c="13"/></text:p>
            <text:p><text:s text:c="14"/></text:p>
            <text:p><text:s text:c="13"/>Sun, Dec 24, 2017 12:0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eg Monroe</text:p>
            <text:p><text:s text:c="17"/></text:p>
            <text:p><text:s text:c="17"/></text:p>
            <text:p><text:s text:c="22"/>- C - <text:s/>Celtics</text:p>
            <text:p><text:s text:c="16"/></text:p>
            <text:p><text:s text:c="17"/></text:p>
            <text:p><text:s text:c="12"/></text:p>
            <text:p><text:s text:c="8"/></text:p>
            <text:p><text:s text:c="8"/></text:p>
            <text:p><text:s text:c="8"/></text:p>
            <text:p><text:s text:c="12"/>Greg Monroe picked up a healthy DNP-CD on Saturday.</text:p>
            <text:p><text:s text:c="8"/></text:p>
            <text:p><text:s text:c="8"/></text:p>
            <text:p><text:s text:c="13"/>The Suns' merry-go-round continues at the center position. Tonight it was Tyson Chandler earning the start, with Alex Len posting eight points and four boards in 17 minutes off the bench. Monroe has been solid on a per-game basis in Phoenix, but the frequent DNPs are a headache that's not going away unless Chandler is shut down or a trade alleviates the logjam.</text:p>
            <text:p><text:s text:c="8"/></text:p>
            <text:p><text:s text:c="8"/></text:p>
            <text:p><text:s text:c="13"/></text:p>
            <text:p><text:s text:c="14"/></text:p>
            <text:p><text:s text:c="13"/>Sun, Dec 24, 2017 12:0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X-rays were negative on Draymond Green's elbow on Saturday.</text:p>
            <text:p><text:s text:c="8"/></text:p>
            <text:p><text:s text:c="8"/></text:p>
            <text:p><text:s text:c="13"/>He is expected to play against the Cavs on Christmas Day. Green was down and in pain for about 10-15 seconds in the second half, so presumably that's when he suffered the injury. He had a typical stat line on Saturday with 10 points, five rebounds, six assists, two steals, two blocks and one 3-pointer.</text:p>
            <text:p><text:s text:c="8"/></text:p>
            <text:p><text:s text:c="8"/></text:p>
            <text:p><text:s text:c="13"/></text:p>
            <text:p><text:s text:c="14"/></text:p>
            <text:p><text:s text:c="13"/>Source: Chris Haynes on twitter <text:s text:c="26"/>Sun, Dec 24, 2017 12:0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Ennis</text:p>
            <text:p><text:s text:c="17"/></text:p>
            <text:p><text:s text:c="17"/></text:p>
            <text:p><text:s text:c="22"/>- G/F - <text:s/>Pistons</text:p>
            <text:p><text:s text:c="16"/></text:p>
            <text:p><text:s text:c="17"/></text:p>
            <text:p><text:s text:c="12"/></text:p>
            <text:p><text:s text:c="8"/></text:p>
            <text:p><text:s text:c="8"/></text:p>
            <text:p><text:s text:c="8"/></text:p>
            <text:p><text:s text:c="12"/>James Ennis finished with 14 points off the bench while posting a team-best plus-12 rating across 28 minutes in Saturday's win against the Clippers.</text:p>
            <text:p><text:s text:c="8"/></text:p>
            <text:p><text:s text:c="8"/></text:p>
            <text:p><text:s text:c="13"/>Ennis was a very efficient 6-of-8 from the field while hitting 1-of-2 from behind the 3-point line. He also chipped in with two rebounds, an assist and just two turnovers, as he saw a few more minutes with Chandler Parsons not doing very much in his 25 minutes. Interim head coach J.B. Bickerstaff rode the hot hand, and that hand belonged to Ennis. Despite the solid numbers he remains nothing more than a low-end option in deeper fantasy play.</text:p>
            <text:p><text:s text:c="8"/></text:p>
            <text:p><text:s text:c="8"/></text:p>
            <text:p><text:s text:c="13"/></text:p>
            <text:p><text:s text:c="14"/></text:p>
            <text:p><text:s text:c="13"/>Sun, Dec 24, 2017 12:0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llon Brooks</text:p>
            <text:p><text:s text:c="17"/></text:p>
            <text:p><text:s text:c="17"/></text:p>
            <text:p><text:s text:c="22"/>- G/F - <text:s/>Grizzlies</text:p>
            <text:p><text:s text:c="16"/></text:p>
            <text:p><text:s text:c="17"/></text:p>
            <text:p><text:s text:c="12"/></text:p>
            <text:p><text:s text:c="8"/></text:p>
            <text:p><text:s text:c="8"/></text:p>
            <text:p><text:s text:c="8"/></text:p>
            <text:p><text:s text:c="12"/>Dillon Brooks was able to post 11 points with an assist across 24 minutes in Saturday's start against the Clippers.</text:p>
            <text:p><text:s text:c="8"/></text:p>
            <text:p><text:s text:c="8"/></text:p>
            <text:p><text:s text:c="13"/>The highlight of the night for Brooks and his fantasy owners was a 3-of-5 performance from behind the 3-point line. He continues to log plenty of minutes lately, but outside of points and 3-pointers he isn't really much of a fantasy option.</text:p>
            <text:p><text:s text:c="8"/></text:p>
            <text:p><text:s text:c="8"/></text:p>
            <text:p><text:s text:c="13"/></text:p>
            <text:p><text:s text:c="14"/></text:p>
            <text:p><text:s text:c="13"/>Sun, Dec 24, 2017 12:0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reke Evans</text:p>
            <text:p><text:s text:c="17"/></text:p>
            <text:p><text:s text:c="17"/></text:p>
            <text:p><text:s text:c="22"/>- G/F - <text:s/>Grizzlies</text:p>
            <text:p><text:s text:c="16"/></text:p>
            <text:p><text:s text:c="17"/></text:p>
            <text:p><text:s text:c="12"/></text:p>
            <text:p><text:s text:c="8"/></text:p>
            <text:p><text:s text:c="8"/></text:p>
            <text:p><text:s text:c="8"/></text:p>
            <text:p><text:s text:c="12"/>Tyreke Evans was good for 30 points on 10-of-20 shooting from the floor in Saturday's 115-112 victory against the Clippers.</text:p>
            <text:p><text:s text:c="8"/></text:p>
            <text:p><text:s text:c="8"/></text:p>
            <text:p><text:s text:c="13"/>Evans was efficient from behind the arc, going 6-of-11, while also posted a perfect 4-of-4 night from the charity stripe. He also chipped in with 11 assists, seven rebounds and three steals. He has had top-50 fantasy value this season, but he has been even better lately under interim head coach J.B. Bickerstaff. The coach is leaning on Evans heavily and, more often than not, he is rewarding that confidence with big production.</text:p>
            <text:p><text:s text:c="8"/></text:p>
            <text:p><text:s text:c="8"/></text:p>
            <text:p><text:s text:c="13"/></text:p>
            <text:p><text:s text:c="14"/></text:p>
            <text:p><text:s text:c="13"/>Sat, Dec 23, 2017 11: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Marc Gasol (hip) was not only in the lineup Saturday against the Clippers, but he was very effective with 17 points and 15 rebounds.</text:p>
            <text:p><text:s text:c="8"/></text:p>
            <text:p><text:s text:c="8"/></text:p>
            <text:p><text:s text:c="13"/>Gasol was banging down low with DeAndre Jordan, holding the Clippers center to just four points. The Grizzlies big man hit 7-of-16 from the floor, including 1-of-3 from behind the 3-point line, and he added four assists with a steal and a blocked shot. He was listed as doubtful heading into Saturday's game, but there's no doubt his hip is feeling pretty good after this win.</text:p>
            <text:p><text:s text:c="8"/></text:p>
            <text:p><text:s text:c="8"/></text:p>
            <text:p><text:s text:c="13"/></text:p>
            <text:p><text:s text:c="14"/></text:p>
            <text:p><text:s text:c="13"/>Sat, Dec 23, 2017 11: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ontrezl Harrell</text:p>
            <text:p><text:s text:c="17"/></text:p>
            <text:p><text:s text:c="17"/></text:p>
            <text:p><text:s text:c="22"/>- F/C - <text:s/>Clippers</text:p>
            <text:p><text:s text:c="16"/></text:p>
            <text:p><text:s text:c="17"/></text:p>
            <text:p><text:s text:c="12"/></text:p>
            <text:p><text:s text:c="8"/></text:p>
            <text:p><text:s text:c="8"/></text:p>
            <text:p><text:s text:c="8"/></text:p>
            <text:p><text:s text:c="12"/>Montrezl Harrell returned to the bench for Saturday's 115-112 loss at Memphis, and he finished with five points.</text:p>
            <text:p><text:s text:c="8"/></text:p>
            <text:p><text:s text:c="8"/></text:p>
            <text:p><text:s text:c="13"/>Harrell was in the starting lineup for some added size in Houston on Friday night, but he was actually a little more effective in this one off the bench. He hit 2-of-6 from the floor while also adding three rebounds, an assist, a steal and a blocked shot across 13 minutes. He might eventually see a huge role in L.A. if the team decides to part with DeAndre Jordan at some point. Until then, he remains a low-end fantasy option in deeper leagues.</text:p>
            <text:p><text:s text:c="8"/></text:p>
            <text:p><text:s text:c="8"/></text:p>
            <text:p><text:s text:c="13"/></text:p>
            <text:p><text:s text:c="14"/></text:p>
            <text:p><text:s text:c="13"/>Sat, Dec 23, 2017 11:5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Andre Jordan</text:p>
            <text:p><text:s text:c="17"/></text:p>
            <text:p><text:s text:c="17"/></text:p>
            <text:p><text:s text:c="22"/>- C - <text:s/>Clippers</text:p>
            <text:p><text:s text:c="16"/></text:p>
            <text:p><text:s text:c="17"/></text:p>
            <text:p><text:s text:c="12"/></text:p>
            <text:p><text:s text:c="8"/></text:p>
            <text:p><text:s text:c="8"/></text:p>
            <text:p><text:s text:c="8"/></text:p>
            <text:p><text:s text:c="12"/>DeAndre Jordan didn't do much on the offensive end Saturday in Memphis with just four points, but he was able to gather 18 rebounds while blocking a shot.</text:p>
            <text:p><text:s text:c="8"/></text:p>
            <text:p><text:s text:c="8"/></text:p>
            <text:p><text:s text:c="13"/>Jordan hit just 1-of-3 from the floor, and Marc Gasol's presence obviously had a lot to do with that. He also was back to struggling at the free-throw line, going 2-of-4, after his surprisingly effective night at the stripe on Friday. The four points was Jordan's lowest total since he had just two points in a game Nov. 13 against Philadelphia.</text:p>
            <text:p><text:s text:c="8"/></text:p>
            <text:p><text:s text:c="8"/></text:p>
            <text:p><text:s text:c="13"/></text:p>
            <text:p><text:s text:c="14"/></text:p>
            <text:p><text:s text:c="13"/>Sat, Dec 23, 2017 11: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yean Dotson</text:p>
            <text:p><text:s text:c="17"/></text:p>
            <text:p><text:s text:c="17"/></text:p>
            <text:p><text:s text:c="22"/>- G - <text:s/>Knicks</text:p>
            <text:p><text:s text:c="16"/></text:p>
            <text:p><text:s text:c="17"/></text:p>
            <text:p><text:s text:c="12"/></text:p>
            <text:p><text:s text:c="8"/></text:p>
            <text:p><text:s text:c="8"/></text:p>
            <text:p><text:s text:c="8"/></text:p>
            <text:p><text:s text:c="12"/>Damyean Dotson has been recalled from the G-League.</text:p>
            <text:p><text:s text:c="8"/></text:p>
            <text:p><text:s text:c="8"/></text:p>
            <text:p><text:s text:c="13"/>He was sent down on Saturday and returned to the Knicks later that same day, so at least he's getting some time to see New York City.</text:p>
            <text:p><text:s text:c="8"/></text:p>
            <text:p><text:s text:c="8"/></text:p>
            <text:p><text:s text:c="13"/></text:p>
            <text:p><text:s text:c="14"/></text:p>
            <text:p><text:s text:c="13"/>Source: Knicks PR on Twitter <text:s text:c="29"/>Sat, Dec 23, 2017 11: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Ian Clark</text:p>
            <text:p><text:s text:c="17"/></text:p>
            <text:p><text:s text:c="17"/></text:p>
            <text:p><text:s text:c="22"/>- G - <text:s/>Pelicans</text:p>
            <text:p><text:s text:c="16"/></text:p>
            <text:p><text:s text:c="17"/></text:p>
            <text:p><text:s text:c="12"/></text:p>
            <text:p><text:s text:c="8"/></text:p>
            <text:p><text:s text:c="8"/></text:p>
            <text:p><text:s text:c="8"/></text:p>
            <text:p><text:s text:c="12"/>Ian Clark scored a season-high 19 points with two rebounds, one assist and five 3-pointers in 23 minutes against the Heat on Saturday.</text:p>
            <text:p><text:s text:c="8"/></text:p>
            <text:p><text:s text:c="8"/></text:p>
            <text:p><text:s text:c="13"/>The Pelicans have got hot at times from deep and today it was Clark being the hero with his +16 in plus-minus off the bench. He's basically the fifth guard in the rotation and he wasn't even playing three games ago, so just about all fantasy owners can ignore this one.</text:p>
            <text:p><text:s text:c="8"/></text:p>
            <text:p><text:s text:c="8"/></text:p>
            <text:p><text:s text:c="13"/></text:p>
            <text:p><text:s text:c="14"/></text:p>
            <text:p><text:s text:c="13"/>Sat, Dec 23, 2017 11:4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ian Grant</text:p>
            <text:p><text:s text:c="17"/></text:p>
            <text:p><text:s text:c="17"/></text:p>
            <text:p><text:s text:c="22"/>- G - <text:s/>Bulls</text:p>
            <text:p><text:s text:c="16"/></text:p>
            <text:p><text:s text:c="17"/></text:p>
            <text:p><text:s text:c="12"/></text:p>
            <text:p><text:s text:c="8"/></text:p>
            <text:p><text:s text:c="8"/></text:p>
            <text:p><text:s text:c="8"/></text:p>
            <text:p><text:s text:c="12"/>Jerian Grant finished Saturday's 117-92 loss to Boston with 10 points, two rebounds, six assists, and a 3-pointer on 4-of-8 shooting in 23.5 minutes of action.</text:p>
            <text:p><text:s text:c="8"/></text:p>
            <text:p><text:s text:c="8"/></text:p>
            <text:p><text:s text:c="13"/>The emergence of Kris Dunn has made Grant an afterthought in the long-term picture, and there is really no reason for him to be on your fantasy team unless you're rolling in a league that's 20-plus deep.</text:p>
            <text:p><text:s text:c="8"/></text:p>
            <text:p><text:s text:c="8"/></text:p>
            <text:p><text:s text:c="13"/>Related: Kris Dunn</text:p>
            <text:p><text:s text:c="14"/></text:p>
            <text:p><text:s text:c="13"/>Sat, Dec 23, 2017 11:4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ustin Rivers</text:p>
            <text:p><text:s text:c="17"/></text:p>
            <text:p><text:s text:c="17"/></text:p>
            <text:p><text:s text:c="22"/>- G - <text:s/>Clippers</text:p>
            <text:p><text:s text:c="16"/></text:p>
            <text:p><text:s text:c="17"/></text:p>
            <text:p><text:s text:c="12"/></text:p>
            <text:p><text:s text:c="8"/></text:p>
            <text:p><text:s text:c="8"/></text:p>
            <text:p><text:s text:c="8"/></text:p>
            <text:p><text:s text:c="12"/>Austin Rivers posted a career-high 38 points with three rebounds, two assists and a steal across 33 minutes in Saturday's loss at Memphis.</text:p>
            <text:p><text:s text:c="8"/></text:p>
            <text:p><text:s text:c="8"/></text:p>
            <text:p><text:s text:c="13"/>If the career high thing sounds familiar, it's because Rivers just set a new high mark with 36 points last night in Houston. It's the first time he has ever had 30 points in back-to-back games. Rivers heads into the holiday break on fire, posting three or more 3-pointers in each of his past four outings.</text:p>
            <text:p><text:s text:c="8"/></text:p>
            <text:p><text:s text:c="8"/></text:p>
            <text:p><text:s text:c="13"/></text:p>
            <text:p><text:s text:c="14"/></text:p>
            <text:p><text:s text:c="13"/>Sat, Dec 23, 2017 11:4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obby Portis</text:p>
            <text:p><text:s text:c="17"/></text:p>
            <text:p><text:s text:c="17"/></text:p>
            <text:p><text:s text:c="22"/>- F - <text:s/>Bulls</text:p>
            <text:p><text:s text:c="16"/></text:p>
            <text:p><text:s text:c="17"/></text:p>
            <text:p><text:s text:c="12"/></text:p>
            <text:p><text:s text:c="8"/></text:p>
            <text:p><text:s text:c="8"/></text:p>
            <text:p><text:s text:c="8"/></text:p>
            <text:p><text:s text:c="12"/>Bobby Portis made the most of his 21 minutes on Saturday, finishing with 17 points, eight rebounds, and a steal on 7-of-13 shooting.</text:p>
            <text:p><text:s text:c="8"/></text:p>
            <text:p><text:s text:c="8"/></text:p>
            <text:p><text:s text:c="13"/>The Bulls got run out of the building by 25 points, but Portis came through for anyone who used him in a DFS lineup. With Lauri Markkanen (12 points, five rebounds, 26 minutes) and Nikola Mirotic (nine points, nine rebounds, 23 minutes) in the mix, it's tough to rely on Portis in any standard-size setting.</text:p>
            <text:p><text:s text:c="8"/></text:p>
            <text:p><text:s text:c="8"/></text:p>
            <text:p><text:s text:c="13"/>Related: Lauri Markkanen, Nikola Mirotic</text:p>
            <text:p><text:s text:c="14"/></text:p>
            <text:p><text:s text:c="13"/>Sat, Dec 23, 2017 11:4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E'Twaun Moore</text:p>
            <text:p><text:s text:c="17"/></text:p>
            <text:p><text:s text:c="17"/></text:p>
            <text:p><text:s text:c="22"/>- G/F - <text:s/>Pelicans</text:p>
            <text:p><text:s text:c="16"/></text:p>
            <text:p><text:s text:c="17"/></text:p>
            <text:p><text:s text:c="12"/></text:p>
            <text:p><text:s text:c="8"/></text:p>
            <text:p><text:s text:c="8"/></text:p>
            <text:p><text:s text:c="8"/></text:p>
            <text:p><text:s text:c="12"/>E'Twaun Moore scored 15 points with two rebounds, one assist and one 3-pointer in 27 minutes against the Heat on Saturday.</text:p>
            <text:p><text:s text:c="8"/></text:p>
            <text:p><text:s text:c="8"/></text:p>
            <text:p><text:s text:c="13"/>He continues to make way more two-pointers than expected with six today. He has 3.6 twos per game compared to 1.4 treys over his last five games, which is part of the reason he's been over 53 percent from the field on the season. He's a fine hold in standard leagues despite his ugly foul shooting at 52.2 percent -- he only has 0.7 attempts per game. Although, we don't blame you if you want to drop him for a hot add.</text:p>
            <text:p><text:s text:c="8"/></text:p>
            <text:p><text:s text:c="8"/></text:p>
            <text:p><text:s text:c="13"/></text:p>
            <text:p><text:s text:c="14"/></text:p>
            <text:p><text:s text:c="13"/>Sat, Dec 23, 2017 11: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u Williams</text:p>
            <text:p><text:s text:c="17"/></text:p>
            <text:p><text:s text:c="17"/></text:p>
            <text:p><text:s text:c="22"/>- G - <text:s/>Clippers</text:p>
            <text:p><text:s text:c="16"/></text:p>
            <text:p><text:s text:c="17"/></text:p>
            <text:p><text:s text:c="12"/></text:p>
            <text:p><text:s text:c="8"/></text:p>
            <text:p><text:s text:c="8"/></text:p>
            <text:p><text:s text:c="8"/></text:p>
            <text:p><text:s text:c="12"/>Lou Williams was on fire again off the bench Saturday in Memphis, finishing with 36 points across 35 minutes.</text:p>
            <text:p><text:s text:c="8"/></text:p>
            <text:p><text:s text:c="8"/></text:p>
            <text:p><text:s text:c="13"/>Williams hit 10-of-23 from the field, including 5-of-13 from behind the 3-point line, and he added 11-of-12 from the free-throw line. As much as he has surprised this season on the offensive end, this was his first time with back-to-back 30-point games. He is averaging 34.0 PPG over his past two outings while averaging 6.0 3-pointers.</text:p>
            <text:p><text:s text:c="8"/></text:p>
            <text:p><text:s text:c="8"/></text:p>
            <text:p><text:s text:c="13"/></text:p>
            <text:p><text:s text:c="14"/></text:p>
            <text:p><text:s text:c="13"/>Sat, Dec 23, 2017 11: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er Nelson</text:p>
            <text:p><text:s text:c="17"/></text:p>
            <text:p><text:s text:c="17"/></text:p>
            <text:p><text:s text:c="22"/>- G - <text:s/>Pistons</text:p>
            <text:p><text:s text:c="16"/></text:p>
            <text:p><text:s text:c="17"/></text:p>
            <text:p><text:s text:c="12"/></text:p>
            <text:p><text:s text:c="8"/></text:p>
            <text:p><text:s text:c="8"/></text:p>
            <text:p><text:s text:c="8"/></text:p>
            <text:p><text:s text:c="12"/>Jameer Nelson scored seven points with three rebounds, one assist and one 3-pointer in 21 minutes against the Heat on Saturday.</text:p>
            <text:p><text:s text:c="8"/></text:p>
            <text:p><text:s text:c="8"/></text:p>
            <text:p><text:s text:c="13"/>He's been a really solid pickup and he has basically four avenues for minutes, but Nelson won't be a reliable fantasy play when the Pelicans are healthy at guard.</text:p>
            <text:p><text:s text:c="8"/></text:p>
            <text:p><text:s text:c="8"/></text:p>
            <text:p><text:s text:c="13"/></text:p>
            <text:p><text:s text:c="14"/></text:p>
            <text:p><text:s text:c="13"/>Sat, Dec 23, 2017 11: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ris Dunn</text:p>
            <text:p><text:s text:c="17"/></text:p>
            <text:p><text:s text:c="17"/></text:p>
            <text:p><text:s text:c="22"/>- G - <text:s/>Bulls</text:p>
            <text:p><text:s text:c="16"/></text:p>
            <text:p><text:s text:c="17"/></text:p>
            <text:p><text:s text:c="12"/></text:p>
            <text:p><text:s text:c="8"/></text:p>
            <text:p><text:s text:c="8"/></text:p>
            <text:p><text:s text:c="8"/></text:p>
            <text:p><text:s text:c="12"/>Kris Dunn came back to Earth on Saturday, finishing a 117-92 loss to Boston with just two points, two rebounds, seven assists, and two turnovers on 1-of-12 shooting.</text:p>
            <text:p><text:s text:c="8"/></text:p>
            <text:p><text:s text:c="8"/></text:p>
            <text:p><text:s text:c="13"/>Dunn had been on a magnificent run, but the whole Bulls team stunk it up in a bad defeat at the hands of the Celtics. We're not worried about Dunn and will happily toss this performance aside given what he's showed us this season and especially of late. Keep the faith, and don't sell low on a premier early-season waiver wire gem.</text:p>
            <text:p><text:s text:c="8"/></text:p>
            <text:p><text:s text:c="8"/></text:p>
            <text:p><text:s text:c="13"/></text:p>
            <text:p><text:s text:c="14"/></text:p>
            <text:p><text:s text:c="13"/>Sat, Dec 23, 2017 11: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los Teodosic</text:p>
            <text:p><text:s text:c="17"/></text:p>
            <text:p><text:s text:c="17"/></text:p>
            <text:p><text:s text:c="22"/>- G - <text:s/>Clippers</text:p>
            <text:p><text:s text:c="16"/></text:p>
            <text:p><text:s text:c="17"/></text:p>
            <text:p><text:s text:c="12"/></text:p>
            <text:p><text:s text:c="8"/></text:p>
            <text:p><text:s text:c="8"/></text:p>
            <text:p><text:s text:c="8"/></text:p>
            <text:p><text:s text:c="12"/>Milos Teodosic (rest) returned to the lineup Saturday in Memphis and he finished with nine points.</text:p>
            <text:p><text:s text:c="8"/></text:p>
            <text:p><text:s text:c="8"/></text:p>
            <text:p><text:s text:c="13"/>Teodosic was rested in Friday's game in Houston, but he was able to log 32 minutes in this one. He hit 4-of-9 from the floor with 1-of-5 from behind the arc while chipping in with four assists, a rebound and a steal. His plus-11 rating was also better than anyone with an L.A. on their chest. He is still not cleared for back-to-back action, but the good news is the team doesn't have one until Jan. 10-11.</text:p>
            <text:p><text:s text:c="8"/></text:p>
            <text:p><text:s text:c="8"/></text:p>
            <text:p><text:s text:c="13"/></text:p>
            <text:p><text:s text:c="14"/></text:p>
            <text:p><text:s text:c="13"/>Sat, Dec 23, 2017 11: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elbow) returned on Saturday against the Pelicans, making 5-of-15 from the field for 13 points with four rebounds, two assists and one block in 30 minutes during a 109-94 loss.</text:p>
            <text:p><text:s text:c="8"/></text:p>
            <text:p><text:s text:c="8"/></text:p>
            <text:p><text:s text:c="13"/>While Dragic certainly can finish with both hands, he will have to be shooting his jumper with his bad left elbow. Dragic has said his elbow is expected to bother him for a month, so there's a chance we see his jump shooting take a hit. The team was grateful that Dragic could go out there to tough it out, but his fantasy owners may want to lower their expectations for the next couple weeks. Still, he has a good chance to be a mid-round player.</text:p>
            <text:p><text:s text:c="8"/></text:p>
            <text:p><text:s text:c="8"/></text:p>
            <text:p><text:s text:c="13"/></text:p>
            <text:p><text:s text:c="14"/></text:p>
            <text:p><text:s text:c="13"/>Sat, Dec 23, 2017 11: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zel Valentine</text:p>
            <text:p><text:s text:c="17"/></text:p>
            <text:p><text:s text:c="17"/></text:p>
            <text:p><text:s text:c="22"/>- G/F - <text:s/>Bulls</text:p>
            <text:p><text:s text:c="16"/></text:p>
            <text:p><text:s text:c="17"/></text:p>
            <text:p><text:s text:c="12"/></text:p>
            <text:p><text:s text:c="8"/></text:p>
            <text:p><text:s text:c="8"/></text:p>
            <text:p><text:s text:c="8"/></text:p>
            <text:p><text:s text:c="12"/>Denzel Valentine cooled off in 26 minutes on Saturday, finishing a lopsided loss vs. Boston with just five points, five rebounds, a steal, and a 3-pointer on 1-of-3 shooting.</text:p>
            <text:p><text:s text:c="8"/></text:p>
            <text:p><text:s text:c="8"/></text:p>
            <text:p><text:s text:c="13"/>Valentine had back-to-back nice games coming into this one, but he just couldn't get it going in a tough matchup vs. the Celtics. If you picked Valentine up this week, give him a chance to right the ship in the upcoming week ahead with matchups vs. the Bucks, Knicks, and Pacers before making any decisions. That being said, Zach LaVine's (knee) return will further crowd the picture, so don't get too reliant on Valentine for anything.</text:p>
            <text:p><text:s text:c="8"/></text:p>
            <text:p><text:s text:c="8"/></text:p>
            <text:p><text:s text:c="13"/>Related: Pacers, Bucks, Knicks, Zach LaVine</text:p>
            <text:p><text:s text:c="14"/></text:p>
            <text:p><text:s text:c="13"/>Sat, Dec 23, 2017 11:3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am Adebayo</text:p>
            <text:p><text:s text:c="17"/></text:p>
            <text:p><text:s text:c="17"/></text:p>
            <text:p><text:s text:c="22"/>- C - <text:s/>Heat</text:p>
            <text:p><text:s text:c="16"/></text:p>
            <text:p><text:s text:c="17"/></text:p>
            <text:p><text:s text:c="12"/></text:p>
            <text:p><text:s text:c="8"/></text:p>
            <text:p><text:s text:c="8"/></text:p>
            <text:p><text:s text:c="8"/></text:p>
            <text:p><text:s text:c="12"/>Bam Adebayo scored nine points with seven rebounds, four assists and one block in 30 minutes against the Pelicans on Saturday.</text:p>
            <text:p><text:s text:c="8"/></text:p>
            <text:p><text:s text:c="8"/></text:p>
            <text:p><text:s text:c="13"/>He's been really good and coach Erik Spoelstra appreciates his processing of the game. "He's a computer," Spoelstra said. "How can we not be encouraged by what we're seeing from Bam?" It doesn't sound like Hassan Whiteside (knee) will be back too soon, but starting Bam in a weekly league could be risky with only three games.</text:p>
            <text:p><text:s text:c="8"/></text:p>
            <text:p><text:s text:c="8"/></text:p>
            <text:p><text:s text:c="13"/></text:p>
            <text:p><text:s text:c="14"/></text:p>
            <text:p><text:s text:c="13"/>Source: Anthony Chiang on Twitter <text:s text:c="24"/>Sat, Dec 23, 2017 11:2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delivered a mixed bag in Saturday's 117-92 win vs. the Bulls, finishing with 11 points, one rebound, three assists, one steal, and two blocks on 4-of-12 shooting.</text:p>
            <text:p><text:s text:c="8"/></text:p>
            <text:p><text:s text:c="8"/></text:p>
            <text:p><text:s text:c="13"/>The defensive stats were nice, but everything else was not, and the fact that he didn't make a 3-pointer is hard to overlook. Over his last three games, Smart has averaged 12.0 points, 2.0 steals, and 2.0 3-pointers on 12-of-34 (35.3%) shooting, and that's basically reflective of what he's brought to your fantasy team all season. As an aside, in reference to the Bulls, Smart offered an interesting quote. "I feel like we played our old selves," he said.</text:p>
            <text:p><text:s text:c="8"/></text:p>
            <text:p><text:s text:c="8"/></text:p>
            <text:p><text:s text:c="13"/>Related: Bulls</text:p>
            <text:p><text:s text:c="14"/></text:p>
            <text:p><text:s text:c="13"/>Source: Jay King on Twitter <text:s text:c="30"/>Sat, Dec 23, 2017 11: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iel Theis</text:p>
            <text:p><text:s text:c="17"/></text:p>
            <text:p><text:s text:c="17"/></text:p>
            <text:p><text:s text:c="22"/>- F - <text:s/>Celtics</text:p>
            <text:p><text:s text:c="16"/></text:p>
            <text:p><text:s text:c="17"/></text:p>
            <text:p><text:s text:c="12"/></text:p>
            <text:p><text:s text:c="8"/></text:p>
            <text:p><text:s text:c="8"/></text:p>
            <text:p><text:s text:c="8"/></text:p>
            <text:p><text:s text:c="12"/>Daniel Theis recorded his second double-double of the season on Saturday, finishing with 10 points, a career-high 15 rebounds, and two steals in 24 minutes.</text:p>
            <text:p><text:s text:c="8"/></text:p>
            <text:p><text:s text:c="8"/></text:p>
            <text:p><text:s text:c="13"/>Theis took advantage of some garbage time, but the performance is still nice to see and we'll give the 25-year-old his due. The rookie has been better than almost anyone expected upon the Celtics signing him, and his play is just another testament to the depth of Boston's roster.</text:p>
            <text:p><text:s text:c="8"/></text:p>
            <text:p><text:s text:c="8"/></text:p>
            <text:p><text:s text:c="13"/></text:p>
            <text:p><text:s text:c="14"/></text:p>
            <text:p><text:s text:c="13"/>Source: Celtics Stats on Twitter <text:s text:c="25"/>Sat, Dec 23, 2017 11:1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ayne Ellington</text:p>
            <text:p><text:s text:c="17"/></text:p>
            <text:p><text:s text:c="17"/></text:p>
            <text:p><text:s text:c="22"/>- G - <text:s/>Heat</text:p>
            <text:p><text:s text:c="16"/></text:p>
            <text:p><text:s text:c="17"/></text:p>
            <text:p><text:s text:c="12"/></text:p>
            <text:p><text:s text:c="8"/></text:p>
            <text:p><text:s text:c="8"/></text:p>
            <text:p><text:s text:c="8"/></text:p>
            <text:p><text:s text:c="12"/>Wayne Ellington played 35 minutes off the bench against the Pelicans on Saturday with 13 points, three rebounds, one assist and three 3-pointers.</text:p>
            <text:p><text:s text:c="8"/></text:p>
            <text:p><text:s text:c="8"/></text:p>
            <text:p><text:s text:c="13"/>He attempted 10 treys and he basically slotted right into Dion Waiters' minutes, but off the bench. Waiters is out indefinitely with a ankle sprain, so Ellington could be able to bury a lot of 3-pointers over the next week or so. The Heat do only have three games from now until Jan. 3, though.</text:p>
            <text:p><text:s text:c="8"/></text:p>
            <text:p><text:s text:c="8"/></text:p>
            <text:p><text:s text:c="13"/></text:p>
            <text:p><text:s text:c="14"/></text:p>
            <text:p><text:s text:c="13"/>Sat, Dec 23, 2017 11: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right ankle) did not return on Saturday against the Pelicans, finishing with seven points, one rebound, one steal and one 3-pointer in eight minutes.</text:p>
            <text:p><text:s text:c="8"/></text:p>
            <text:p><text:s text:c="8"/></text:p>
            <text:p><text:s text:c="13"/>He has ankle bursitis, which is the same diagnosis he had last weekend. The Heat are off for a couple days before Tuesday's game against Orlando, so consider Johnson questionable for that one.</text:p>
            <text:p><text:s text:c="8"/></text:p>
            <text:p><text:s text:c="8"/></text:p>
            <text:p><text:s text:c="13"/></text:p>
            <text:p><text:s text:c="14"/></text:p>
            <text:p><text:s text:c="13"/>Sat, Dec 23, 2017 11: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rie Irving</text:p>
            <text:p><text:s text:c="17"/></text:p>
            <text:p><text:s text:c="17"/></text:p>
            <text:p><text:s text:c="22"/>- G - <text:s/>Celtics</text:p>
            <text:p><text:s text:c="16"/></text:p>
            <text:p><text:s text:c="17"/></text:p>
            <text:p><text:s text:c="12"/></text:p>
            <text:p><text:s text:c="8"/></text:p>
            <text:p><text:s text:c="8"/></text:p>
            <text:p><text:s text:c="8"/></text:p>
            <text:p><text:s text:c="12"/>Kyrie Irving scored 25 points on 9-of-15 shooting in Saturday's blowout 117-92 win over Chicago.</text:p>
            <text:p><text:s text:c="8"/></text:p>
            <text:p><text:s text:c="8"/></text:p>
            <text:p><text:s text:c="13"/>Irving needed just 28 minutes to score his 25 points, adding three rebounds, seven assists, two steals, and five 3-pointers with just a single turnover. The Celtics were plus-33 during Irving's playing time, and that's now four straight games—and six out of seven—in which Irving has gone for at least 25 points.</text:p>
            <text:p><text:s text:c="8"/></text:p>
            <text:p><text:s text:c="8"/></text:p>
            <text:p><text:s text:c="13"/></text:p>
            <text:p><text:s text:c="14"/></text:p>
            <text:p><text:s text:c="13"/>Sat, Dec 23, 2017 11: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son Tatum</text:p>
            <text:p><text:s text:c="17"/></text:p>
            <text:p><text:s text:c="17"/></text:p>
            <text:p><text:s text:c="22"/>- F - <text:s/>Celtics</text:p>
            <text:p><text:s text:c="16"/></text:p>
            <text:p><text:s text:c="17"/></text:p>
            <text:p><text:s text:c="12"/></text:p>
            <text:p><text:s text:c="8"/></text:p>
            <text:p><text:s text:c="8"/></text:p>
            <text:p><text:s text:c="8"/></text:p>
            <text:p><text:s text:c="12"/>Jayson Tatum dropped 13 points, seven rebounds, five assists, one steal, and one 3-pointer on 6-of-13 shooting in Saturday's 117-92 win over Chicago.</text:p>
            <text:p><text:s text:c="8"/></text:p>
            <text:p><text:s text:c="8"/></text:p>
            <text:p><text:s text:c="13"/>Tatum played 33 minutes without turning the ball over, and the 19-year-old (!) has been unbelievably impressive in his inaugural campaign. Given Tatum doesn't turn 20 until April 4, it's scary to think about what his future may hold. As a reminder, the Celtics received an additional first-round pick in exchange for the opportunity to move down for Tatum. Nicknames are earned, not given, and Danny Ainge's "Trader Danny" moniker wasn't a coincidence.</text:p>
            <text:p><text:s text:c="8"/></text:p>
            <text:p><text:s text:c="8"/></text:p>
            <text:p><text:s text:c="13"/></text:p>
            <text:p><text:s text:c="14"/></text:p>
            <text:p><text:s text:c="13"/>Sat, Dec 23, 2017 11: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Richardson</text:p>
            <text:p><text:s text:c="17"/></text:p>
            <text:p><text:s text:c="17"/></text:p>
            <text:p><text:s text:c="22"/>- G/F - <text:s/>Heat</text:p>
            <text:p><text:s text:c="16"/></text:p>
            <text:p><text:s text:c="17"/></text:p>
            <text:p><text:s text:c="12"/></text:p>
            <text:p><text:s text:c="8"/></text:p>
            <text:p><text:s text:c="8"/></text:p>
            <text:p><text:s text:c="8"/></text:p>
            <text:p><text:s text:c="12"/>Josh Richardson scored 12 points with four rebounds, two assists, one steal and one 3-pointer in 37 minutes against the Pelicans on Saturday.</text:p>
            <text:p><text:s text:c="8"/></text:p>
            <text:p><text:s text:c="8"/></text:p>
            <text:p><text:s text:c="13"/>His shot finally wasn't dropping tonight, making just 5-of-14 from the field. Richardson's hot streak was more about the crazy efficiency, but coach Erik Spoelstra said he's liked how he's stepped up with all the injuries on the team -- his usage rate didn't go up too much. Richardson looks like a strong player to own the rest of the way.</text:p>
            <text:p><text:s text:c="8"/></text:p>
            <text:p><text:s text:c="8"/></text:p>
            <text:p><text:s text:c="13"/></text:p>
            <text:p><text:s text:c="14"/></text:p>
            <text:p><text:s text:c="13"/>Sat, Dec 23, 2017 11: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e'Aaron Fox</text:p>
            <text:p><text:s text:c="17"/></text:p>
            <text:p><text:s text:c="17"/></text:p>
            <text:p><text:s text:c="22"/>- G - <text:s/>Kings</text:p>
            <text:p><text:s text:c="16"/></text:p>
            <text:p><text:s text:c="17"/></text:p>
            <text:p><text:s text:c="12"/></text:p>
            <text:p><text:s text:c="8"/></text:p>
            <text:p><text:s text:c="8"/></text:p>
            <text:p><text:s text:c="8"/></text:p>
            <text:p><text:s text:c="12"/>De'Aaron Fox (quad) did some on-court work before the Saturday game.</text:p>
            <text:p><text:s text:c="8"/></text:p>
            <text:p><text:s text:c="8"/></text:p>
            <text:p><text:s text:c="13"/>The Kings broadcast showed him doing some ball-handling drills and not much else. This is still a great sign he's going to be back somewhat close to his two-week re-evaluation early next month.</text:p>
            <text:p><text:s text:c="8"/></text:p>
            <text:p><text:s text:c="8"/></text:p>
            <text:p><text:s text:c="13"/></text:p>
            <text:p><text:s text:c="14"/></text:p>
            <text:p><text:s text:c="13"/>Sat, Dec 23, 2017 11:0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Achilles) returned from a one-game absence in style on Saturday, finishing with 20 points, five rebounds, three assists, a steal, and four 3-pointers on 7-of-10 shooting in a 117-92 defeat of the Bulls.</text:p>
            <text:p><text:s text:c="8"/></text:p>
            <text:p><text:s text:c="8"/></text:p>
            <text:p><text:s text:c="13"/>Brown did his damage in just 27 minutes. The second-year man still can't hit free throws—just 2-of-4 on Saturday—but he's shooting it well from the field while scoring the rock and contributing steals for his fantasy owners. It doesn't look like Brown will face any limitations moving forward, but an Achilles injury is always worth tracking after a player misses any amount of time.</text:p>
            <text:p><text:s text:c="8"/></text:p>
            <text:p><text:s text:c="8"/></text:p>
            <text:p><text:s text:c="13"/></text:p>
            <text:p><text:s text:c="14"/></text:p>
            <text:p><text:s text:c="13"/>Sat, Dec 23, 2017 11:0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emy Lamb</text:p>
            <text:p><text:s text:c="17"/></text:p>
            <text:p><text:s text:c="17"/></text:p>
            <text:p><text:s text:c="22"/>- G/F - <text:s/>Hornets</text:p>
            <text:p><text:s text:c="16"/></text:p>
            <text:p><text:s text:c="17"/></text:p>
            <text:p><text:s text:c="12"/></text:p>
            <text:p><text:s text:c="8"/></text:p>
            <text:p><text:s text:c="8"/></text:p>
            <text:p><text:s text:c="8"/></text:p>
            <text:p><text:s text:c="12"/>Jeremy Lamb posted 13 points off the bench in Saturday's 111-106 victory against the Bucks.</text:p>
            <text:p><text:s text:c="8"/></text:p>
            <text:p><text:s text:c="8"/></text:p>
            <text:p><text:s text:c="13"/>Lamb was a solid 4-of-5 from the field while also chipping in with two assists and an assist in his 19 minutes. He still had a pretty decent outing despite the fact Treveon Graham (back) was also back in the mix. Lamb is averaging 18.7 points and 3.0 rebounds over his past three outings. He remains nothing more as a low-end asset as long as Graham is healthy.</text:p>
            <text:p><text:s text:c="8"/></text:p>
            <text:p><text:s text:c="8"/></text:p>
            <text:p><text:s text:c="13"/></text:p>
            <text:p><text:s text:c="14"/></text:p>
            <text:p><text:s text:c="13"/>Sat, Dec 23, 2017 11:0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back) finished Saturday's blowout win vs. the Bulls with six points, one rebound, and two triples in 11.5 minutes.</text:p>
            <text:p><text:s text:c="8"/></text:p>
            <text:p><text:s text:c="8"/></text:p>
            <text:p><text:s text:c="13"/>We'll put Ojeleye on the injury report just to be cautious since he went to the locker room in this one, but we don't expect this to be something that lingers. If the rookie does miss time, Daniel Theis would likely stand to benefit.</text:p>
            <text:p><text:s text:c="8"/></text:p>
            <text:p><text:s text:c="8"/></text:p>
            <text:p><text:s text:c="13"/>Related: Daniel Theis</text:p>
            <text:p><text:s text:c="14"/></text:p>
            <text:p><text:s text:c="13"/>Sat, Dec 23, 2017 10:5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eon Graham</text:p>
            <text:p><text:s text:c="17"/></text:p>
            <text:p><text:s text:c="17"/></text:p>
            <text:p><text:s text:c="22"/>- G - <text:s/>Hornets</text:p>
            <text:p><text:s text:c="16"/></text:p>
            <text:p><text:s text:c="17"/></text:p>
            <text:p><text:s text:c="12"/></text:p>
            <text:p><text:s text:c="8"/></text:p>
            <text:p><text:s text:c="8"/></text:p>
            <text:p><text:s text:c="8"/></text:p>
            <text:p><text:s text:c="12"/>Treveon Graham (back) was able to post 14 points off the bench across 28 minutes in his return to the lineup Saturday against Milwaukee.</text:p>
            <text:p><text:s text:c="8"/></text:p>
            <text:p><text:s text:c="8"/></text:p>
            <text:p><text:s text:c="13"/>Graham was a very efficient 5-of-8 from the floor while hitting 4-of-5 from the field, also adding two rebounds with just one turnover and a team-best plus-17 rating. He'll need to replicate these numbers over a week-long stretch to move the needle for fantasy owners in deeper formats.</text:p>
            <text:p><text:s text:c="8"/></text:p>
            <text:p><text:s text:c="8"/></text:p>
            <text:p><text:s text:c="13"/></text:p>
            <text:p><text:s text:c="14"/></text:p>
            <text:p><text:s text:c="13"/>Sat, Dec 23, 2017 10:5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ndae Hollis-Jefferson</text:p>
            <text:p><text:s text:c="17"/></text:p>
            <text:p><text:s text:c="17"/></text:p>
            <text:p><text:s text:c="22"/>- F - <text:s/>Nets</text:p>
            <text:p><text:s text:c="16"/></text:p>
            <text:p><text:s text:c="17"/></text:p>
            <text:p><text:s text:c="12"/></text:p>
            <text:p><text:s text:c="8"/></text:p>
            <text:p><text:s text:c="8"/></text:p>
            <text:p><text:s text:c="8"/></text:p>
            <text:p><text:s text:c="12"/>Rondae Hollis-Jefferson kept his foot on the gas on Saturday vs. the Pacers, finishing the overtime loss with 18 points, eight rebounds, three assists, a steal, and a block on 7-of-18 shooting.</text:p>
            <text:p><text:s text:c="8"/></text:p>
            <text:p><text:s text:c="8"/></text:p>
            <text:p><text:s text:c="13"/>Although 18 points on 18 shots isn't exactly ideal, RHJ deserves credit for another big game in the second of a back-to-back after delivering in a major way on Friday vs. Washington. Hollis-Jefferson has been an asset for anyone fortunate enough to steal him on draft day, and he's done a really nice job proving himself as an NBA player since his rookie season. In related news, the Blazers would probably love to undo Hollis-Jefferson for Mason Plumlee trade right about now.</text:p>
            <text:p><text:s text:c="8"/></text:p>
            <text:p><text:s text:c="8"/></text:p>
            <text:p><text:s text:c="13"/>Related: Trail Blazers, Mason Plumlee</text:p>
            <text:p><text:s text:c="14"/></text:p>
            <text:p><text:s text:c="13"/>Sat, Dec 23, 2017 10:5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sank 10-of-17 shots and four 3-pointers on Saturday, scoring 26 points with five rebounds, one assist, two blocks and a season-high six steals.</text:p>
            <text:p><text:s text:c="8"/></text:p>
            <text:p><text:s text:c="8"/></text:p>
            <text:p><text:s text:c="13"/>"I definitely wanted to bring defense [to OKC]," George said before the game, and tonight he brought his A-game at both ends of the court. He's been dealing with right forearm tightness all season, describing it as a "wacky" injury, but it hasn't cost him any games and he said it's been improving. Tonight's hot shooting is a great sign, considering he came in at a career-low 40.3 percent, and he's rounding into form as one of the league's elite fantasy players.</text:p>
            <text:p><text:s text:c="8"/></text:p>
            <text:p><text:s text:c="8"/></text:p>
            <text:p><text:s text:c="13"/></text:p>
            <text:p><text:s text:c="14"/></text:p>
            <text:p><text:s text:c="13"/>Source: ThunderWire <text:s text:c="38"/>Sat, Dec 23, 2017 10: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vin Williams</text:p>
            <text:p><text:s text:c="17"/></text:p>
            <text:p><text:s text:c="17"/></text:p>
            <text:p><text:s text:c="22"/>- F - <text:s/>Hornets</text:p>
            <text:p><text:s text:c="16"/></text:p>
            <text:p><text:s text:c="17"/></text:p>
            <text:p><text:s text:c="12"/></text:p>
            <text:p><text:s text:c="8"/></text:p>
            <text:p><text:s text:c="8"/></text:p>
            <text:p><text:s text:c="8"/></text:p>
            <text:p><text:s text:c="12"/>Marvin Williams finished with just four points, five rebounds and an assist before leaving Saturday's game against the Bucks due to a finger injury.</text:p>
            <text:p><text:s text:c="8"/></text:p>
            <text:p><text:s text:c="8"/></text:p>
            <text:p><text:s text:c="13"/>Williams wasn't able to return after leaving for the locker room, but it didn't appears to be a terribly serious injury. However, he has had finger issues in the past. The team has off until Wednesday against the Celtics due to the holiday break, so he'll have a few extra days to rest his ailment.</text:p>
            <text:p><text:s text:c="8"/></text:p>
            <text:p><text:s text:c="8"/></text:p>
            <text:p><text:s text:c="13"/></text:p>
            <text:p><text:s text:c="14"/></text:p>
            <text:p><text:s text:c="13"/>Sat, Dec 23, 2017 10: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Roberson</text:p>
            <text:p><text:s text:c="17"/></text:p>
            <text:p><text:s text:c="17"/></text:p>
            <text:p><text:s text:c="22"/>- G/F - <text:s/>Thunder</text:p>
            <text:p><text:s text:c="16"/></text:p>
            <text:p><text:s text:c="17"/></text:p>
            <text:p><text:s text:c="12"/></text:p>
            <text:p><text:s text:c="8"/></text:p>
            <text:p><text:s text:c="8"/></text:p>
            <text:p><text:s text:c="8"/></text:p>
            <text:p><text:s text:c="12"/>Andre Roberson failed to score in 25 minutes on Saturday, missing two shot attempts while chipping in three rebounds and one assist.</text:p>
            <text:p><text:s text:c="8"/></text:p>
            <text:p><text:s text:c="8"/></text:p>
            <text:p><text:s text:c="13"/>Nobody is under the illusion that Roberson is out there to score the ball, of course. He's shooting 66.3% in the restricted area this season -- on all other shots he's a combined 7-of-35 (20.0%). Unless you're desperate for his defensive stats (1.0 steals, 0.9 blocks), cut him loose.</text:p>
            <text:p><text:s text:c="8"/></text:p>
            <text:p><text:s text:c="8"/></text:p>
            <text:p><text:s text:c="13"/></text:p>
            <text:p><text:s text:c="14"/></text:p>
            <text:p><text:s text:c="13"/>Sat, Dec 23, 2017 10:5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Carmelo Anthony needed 18 shot attempts to score 16 points on Saturday, going 4-of-10 from distance with six rebounds, three assists and zero steals or blocks in 35 minutes.</text:p>
            <text:p><text:s text:c="8"/></text:p>
            <text:p><text:s text:c="8"/></text:p>
            <text:p><text:s text:c="13"/>Melo is starting to embrace his offensive role as a spot-up shooter, and OKC coach Billy Donovan is grateful. "I give [Anthony] a lot of credit because this is different for him," Donovan said. "He's really been open-minded about trying to do whatever he can do to help the team." Melo confirmed that it's "just a matter of accepting that role," so we're optimistic he'll trend up in the coming weeks and months. After all, his current 40.4% shooting is 2.2% below his previous career-low, which came as a rookie with Denver in 2003-04.</text:p>
            <text:p><text:s text:c="8"/></text:p>
            <text:p><text:s text:c="8"/></text:p>
            <text:p><text:s text:c="13"/></text:p>
            <text:p><text:s text:c="14"/></text:p>
            <text:p><text:s text:c="13"/>Source: ESPN.com <text:s text:c="41"/>Sat, Dec 23, 2017 10:5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triple-doubled on Saturday with 27 points, 10 rebounds and 10 assists, adding two 3-pointers, one steal and one block in a win vs. Utah.</text:p>
            <text:p><text:s text:c="8"/></text:p>
            <text:p><text:s text:c="8"/></text:p>
            <text:p><text:s text:c="13"/>The Thunder won back-to-back games for the first time all season, and it helped that Westbrook only turned the ball over twice. OKC had seven turnovers as a team tonight, whereas WB personally committed seven turnovers in four straight games from Nov. 29 - Dec. 5. He's also shooting shooting 58-of-100 over his last four games (58.0%), so he's really trending up for owners in category-based leagues.</text:p>
            <text:p><text:s text:c="8"/></text:p>
            <text:p><text:s text:c="8"/></text:p>
            <text:p><text:s text:c="13"/></text:p>
            <text:p><text:s text:c="14"/></text:p>
            <text:p><text:s text:c="13"/>Source: Fred Katz on Twitter <text:s text:c="29"/>Sat, Dec 23, 2017 10:4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ami Grant</text:p>
            <text:p><text:s text:c="17"/></text:p>
            <text:p><text:s text:c="17"/></text:p>
            <text:p><text:s text:c="22"/>- F - <text:s/>Thunder</text:p>
            <text:p><text:s text:c="16"/></text:p>
            <text:p><text:s text:c="17"/></text:p>
            <text:p><text:s text:c="12"/></text:p>
            <text:p><text:s text:c="8"/></text:p>
            <text:p><text:s text:c="8"/></text:p>
            <text:p><text:s text:c="8"/></text:p>
            <text:p><text:s text:c="12"/>Jerami Grant played 18 minutes off the bench on Saturday, scoring two points (0-of-2 FGs, 2-of-2 FTs) with four rebounds, one assist and one block.</text:p>
            <text:p><text:s text:c="8"/></text:p>
            <text:p><text:s text:c="8"/></text:p>
            <text:p><text:s text:c="13"/>Grant has an unsteady role while Steven Adams is healthy, with coach Billy Donovan saying that he lets the game dictate whether Grant or Patrick Patterson (11 minutes) will play alongside Adams with the second unit. "I do want to give our guys a flow, a rhythm, an idea of when they're going in, but there has to be some flexibility with [rotations]," Donovan said. That's one more reason not to trust Grant in fantasy leagues.</text:p>
            <text:p><text:s text:c="8"/></text:p>
            <text:p><text:s text:c="8"/></text:p>
            <text:p><text:s text:c="13"/>Related: Patrick Patterson</text:p>
            <text:p><text:s text:c="14"/></text:p>
            <text:p><text:s text:c="13"/>Source: Fred Katz on Twitter <text:s text:c="29"/>Sat, Dec 23, 2017 10: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started the third quarter against the Blazers on Saturday.</text:p>
            <text:p><text:s text:c="8"/></text:p>
            <text:p><text:s text:c="8"/></text:p>
            <text:p><text:s text:c="13"/>He doesn't have any tape on his left shoulder and it's only a contusion. Ball should be all good for his normal workload and perhaps a little more with Brandon Ingram (quad) out.</text:p>
            <text:p><text:s text:c="8"/></text:p>
            <text:p><text:s text:c="8"/></text:p>
            <text:p><text:s text:c="13"/></text:p>
            <text:p><text:s text:c="14"/></text:p>
            <text:p><text:s text:c="13"/>Sat, Dec 23, 2017 10:4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ky Rubio</text:p>
            <text:p><text:s text:c="17"/></text:p>
            <text:p><text:s text:c="17"/></text:p>
            <text:p><text:s text:c="22"/>- G - <text:s/>Jazz</text:p>
            <text:p><text:s text:c="16"/></text:p>
            <text:p><text:s text:c="17"/></text:p>
            <text:p><text:s text:c="12"/></text:p>
            <text:p><text:s text:c="8"/></text:p>
            <text:p><text:s text:c="8"/></text:p>
            <text:p><text:s text:c="8"/></text:p>
            <text:p><text:s text:c="12"/>Ricky Rubio was quiet in 23 minutes during Saturday's 103-89 home loss, posting six points, five assists, three rebounds and zero 3-pointers, steals or blocks.</text:p>
            <text:p><text:s text:c="8"/></text:p>
            <text:p><text:s text:c="8"/></text:p>
            <text:p><text:s text:c="13"/>Rubio had 11 points, 11 rebounds and seven assists vs. the Spurs on Thursday, but that came with Donovan Mitchell (toe) on the sidelines. The rookie returned tonight and Rubio's numbers predictably tumbled, as he's getting fewer touches with Mitchell on-ball so much for the Jazz. Rubio's trade value has bottomed out, so owners might as well hold him and hope he starts to click with his new team in 2018.</text:p>
            <text:p><text:s text:c="8"/></text:p>
            <text:p><text:s text:c="8"/></text:p>
            <text:p><text:s text:c="13"/>Related: Donovan Mitchell</text:p>
            <text:p><text:s text:c="14"/></text:p>
            <text:p><text:s text:c="13"/>Sat, Dec 23, 2017 10:4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s Jerebko</text:p>
            <text:p><text:s text:c="17"/></text:p>
            <text:p><text:s text:c="17"/></text:p>
            <text:p><text:s text:c="22"/>- F - <text:s/>Jazz</text:p>
            <text:p><text:s text:c="16"/></text:p>
            <text:p><text:s text:c="17"/></text:p>
            <text:p><text:s text:c="12"/></text:p>
            <text:p><text:s text:c="8"/></text:p>
            <text:p><text:s text:c="8"/></text:p>
            <text:p><text:s text:c="8"/></text:p>
            <text:p><text:s text:c="12"/>Jonas Jerebko had two points, one rebound and no other stats to his credit in 13 minutes on Saturday.</text:p>
            <text:p><text:s text:c="8"/></text:p>
            <text:p><text:s text:c="8"/></text:p>
            <text:p><text:s text:c="13"/>Jerebko was a starter in name only tonight, and he didn't play for the final 21:26 of a lopsided home loss tonight. He belongs on the wire, whether or not he gets another start vs. Denver on Tuesday.</text:p>
            <text:p><text:s text:c="8"/></text:p>
            <text:p><text:s text:c="8"/></text:p>
            <text:p><text:s text:c="13"/></text:p>
            <text:p><text:s text:c="14"/></text:p>
            <text:p><text:s text:c="13"/>Sat, Dec 23, 2017 10:4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had a rough night off the bench on Saturday, shooting 3-of-14 to finish with nine points, two 3-pointers, one rebound, one assist and one steal in 31 minutes.</text:p>
            <text:p><text:s text:c="8"/></text:p>
            <text:p><text:s text:c="8"/></text:p>
            <text:p><text:s text:c="13"/>Hood was coming off a big 29-point outburst on Thursday, and he said afterward, "I’ve got to be aggressive and score. I’ve got to take shots even [when] I’m missing them." Donovan Mitchell (bruised toe) was back in action tonight, which bumped Hood to the second unit, but a sixth-man role suits him just fine. We're not reading into his struggles and coach Quin Snyder even said before the game, "I have no expectation [for Hood] other than he stays aggressive."</text:p>
            <text:p><text:s text:c="8"/></text:p>
            <text:p><text:s text:c="8"/></text:p>
            <text:p><text:s text:c="13"/></text:p>
            <text:p><text:s text:c="14"/></text:p>
            <text:p><text:s text:c="13"/>Source: Kurt Kragthorpe on Twitter <text:s text:c="23"/>Sat, Dec 23, 2017 10:4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is LeVert</text:p>
            <text:p><text:s text:c="17"/></text:p>
            <text:p><text:s text:c="17"/></text:p>
            <text:p><text:s text:c="22"/>- G - <text:s/>Nets</text:p>
            <text:p><text:s text:c="16"/></text:p>
            <text:p><text:s text:c="17"/></text:p>
            <text:p><text:s text:c="12"/></text:p>
            <text:p><text:s text:c="8"/></text:p>
            <text:p><text:s text:c="8"/></text:p>
            <text:p><text:s text:c="8"/></text:p>
            <text:p><text:s text:c="12"/>Caris LeVert had 14 points, four rebounds, two assists, a steal, and two 3-pointers on 5-of-10 shooting on Saturday, but he also had six turnovers in a 123-119 OT loss to the Pacers.</text:p>
            <text:p><text:s text:c="8"/></text:p>
            <text:p><text:s text:c="8"/></text:p>
            <text:p><text:s text:c="13"/>LeVert really burned those relying on him in nine-cat settings with the six giveaways on the evening, but he played significantly more minutes (34) than any other reserve and it's clear his role is growing. Those who picked up the Michigan man should keep rolling him out there, and it's worth noting that LeVert had just six turnovers combined over his last four games prior to Saturday's outing.</text:p>
            <text:p><text:s text:c="8"/></text:p>
            <text:p><text:s text:c="8"/></text:p>
            <text:p><text:s text:c="13"/></text:p>
            <text:p><text:s text:c="14"/></text:p>
            <text:p><text:s text:c="13"/>Sat, Dec 23, 2017 10:4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bruised toe) returned on Saturday with 29 points, five rebounds, one assist, one steal and one block, but it wasn't enough to defeat the visiting Thunder.</text:p>
            <text:p><text:s text:c="8"/></text:p>
            <text:p><text:s text:c="8"/></text:p>
            <text:p><text:s text:c="13"/>The rookie missed two games with the injury but he wasn't limited at all tonight, making 12-of-16 FGs and 4-of-4 FTs over 37 minutes. One of his makes came from downtown and he continues to vie with Jayson Tatum (and Ben Simmons) as the best rookie to own in fantasy. Make sure he's back in your active lineups for Utah's upcoming three-game week.</text:p>
            <text:p><text:s text:c="8"/></text:p>
            <text:p><text:s text:c="8"/></text:p>
            <text:p><text:s text:c="13"/></text:p>
            <text:p><text:s text:c="14"/></text:p>
            <text:p><text:s text:c="13"/>Sat, Dec 23, 2017 10:4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colas Batum</text:p>
            <text:p><text:s text:c="17"/></text:p>
            <text:p><text:s text:c="17"/></text:p>
            <text:p><text:s text:c="22"/>- G/F - <text:s/>Hornets</text:p>
            <text:p><text:s text:c="16"/></text:p>
            <text:p><text:s text:c="17"/></text:p>
            <text:p><text:s text:c="12"/></text:p>
            <text:p><text:s text:c="8"/></text:p>
            <text:p><text:s text:c="8"/></text:p>
            <text:p><text:s text:c="8"/></text:p>
            <text:p><text:s text:c="12"/>Nicolas Batum was good for 12 points, six assists and five rebounds across 25 minutes in Saturday's 111-106 victory against the Bucks.</text:p>
            <text:p><text:s text:c="8"/></text:p>
            <text:p><text:s text:c="8"/></text:p>
            <text:p><text:s text:c="13"/>Batum wasn't a fantasy beast, but he did what he does best - contribute a little bit in multiple categories. He also was credited with a pair of blocked shot and a steal while turning it over just once. Batum continues to nursing a left elbow injury, and that's keeping him from being his normal productive self. Hopefully a few days off at the holiday break will do him some good.</text:p>
            <text:p><text:s text:c="8"/></text:p>
            <text:p><text:s text:c="8"/></text:p>
            <text:p><text:s text:c="13"/></text:p>
            <text:p><text:s text:c="14"/></text:p>
            <text:p><text:s text:c="13"/>Sat, Dec 23, 2017 10:4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mith Jr.</text:p>
            <text:p><text:s text:c="17"/></text:p>
            <text:p><text:s text:c="17"/></text:p>
            <text:p><text:s text:c="22"/>- G - <text:s/>Mavericks</text:p>
            <text:p><text:s text:c="16"/></text:p>
            <text:p><text:s text:c="17"/></text:p>
            <text:p><text:s text:c="12"/></text:p>
            <text:p><text:s text:c="8"/></text:p>
            <text:p><text:s text:c="8"/></text:p>
            <text:p><text:s text:c="8"/></text:p>
            <text:p><text:s text:c="12"/>Dennis Smith Jr. had another rough shooting night on Saturday, going 2-of-8 from the field for six points, three assists, one rebound and one steal in 22 minutes.</text:p>
            <text:p><text:s text:c="8"/></text:p>
            <text:p><text:s text:c="8"/></text:p>
            <text:p><text:s text:c="13"/>DSJ was also 2-of-3 at the line and this highlights his biggest flaws in category-based leagues -- he's killing owners with 39.6% FGs and 67.3% FTs. He's also contributed one steal and zero blocks since returning from injury three games ago, but all owners can do is bench him until he gets going -- the minutes will soon increase, and Dallas will let him play through mistakes as they look toward the future.</text:p>
            <text:p><text:s text:c="8"/></text:p>
            <text:p><text:s text:c="8"/></text:p>
            <text:p><text:s text:c="13"/></text:p>
            <text:p><text:s text:c="14"/></text:p>
            <text:p><text:s text:c="13"/>Sat, Dec 23, 2017 10:4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Yogi Ferrell</text:p>
            <text:p><text:s text:c="17"/></text:p>
            <text:p><text:s text:c="17"/></text:p>
            <text:p><text:s text:c="22"/>- G - <text:s/>Mavericks</text:p>
            <text:p><text:s text:c="16"/></text:p>
            <text:p><text:s text:c="17"/></text:p>
            <text:p><text:s text:c="12"/></text:p>
            <text:p><text:s text:c="8"/></text:p>
            <text:p><text:s text:c="8"/></text:p>
            <text:p><text:s text:c="8"/></text:p>
            <text:p><text:s text:c="12"/>Yogi Ferrell followed up Friday's big game with a modest seven points, four rebounds and one 3-pointer in 24 minutes vs. Atlanta on Saturday.</text:p>
            <text:p><text:s text:c="8"/></text:p>
            <text:p><text:s text:c="8"/></text:p>
            <text:p><text:s text:c="13"/>Ferrell dropped a season-high 23 points during Friday's loss, but he cooled off tonight with 3-of-7 shooting. It didn't help that Devin Harris (illness) was active, and Ferrell also struggled with fouls tonight. He's helped his cause with solid percentages over the past month (45.5% FGs, 91.7% FTs), in addition to steady 3-pointers (1.7) and low turnovers (1.2).</text:p>
            <text:p><text:s text:c="8"/></text:p>
            <text:p><text:s text:c="8"/></text:p>
            <text:p><text:s text:c="13"/></text:p>
            <text:p><text:s text:c="14"/></text:p>
            <text:p><text:s text:c="13"/>Sat, Dec 23, 2017 10: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Powell</text:p>
            <text:p><text:s text:c="17"/></text:p>
            <text:p><text:s text:c="17"/></text:p>
            <text:p><text:s text:c="22"/>- F/C - <text:s/>Mavericks</text:p>
            <text:p><text:s text:c="16"/></text:p>
            <text:p><text:s text:c="17"/></text:p>
            <text:p><text:s text:c="12"/></text:p>
            <text:p><text:s text:c="8"/></text:p>
            <text:p><text:s text:c="8"/></text:p>
            <text:p><text:s text:c="8"/></text:p>
            <text:p><text:s text:c="12"/>Dwight Powell made 5-of-5 field goals and 2-of-2 free throws to finish Saturday's road loss with 12 points, four boards, two assists, one steal and one block.</text:p>
            <text:p><text:s text:c="8"/></text:p>
            <text:p><text:s text:c="8"/></text:p>
            <text:p><text:s text:c="13"/>Powell had some rough shooting nights earlier this season, but he's really settled into his role lately -- over the Mavs' past 16 games he's shooting a pristine 67.7 percent from the field. He's adding a modest 8.2 points, 5.3 rebounds, 0.9 assists, 0.6 steals and 0.4 blocks in that span, however, so the FG% is the extent of his value.</text:p>
            <text:p><text:s text:c="8"/></text:p>
            <text:p><text:s text:c="8"/></text:p>
            <text:p><text:s text:c="13"/></text:p>
            <text:p><text:s text:c="14"/></text:p>
            <text:p><text:s text:c="13"/>Sat, Dec 23, 2017 10: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rrett Allen</text:p>
            <text:p><text:s text:c="17"/></text:p>
            <text:p><text:s text:c="17"/></text:p>
            <text:p><text:s text:c="22"/>- C - <text:s/>Nets</text:p>
            <text:p><text:s text:c="16"/></text:p>
            <text:p><text:s text:c="17"/></text:p>
            <text:p><text:s text:c="12"/></text:p>
            <text:p><text:s text:c="8"/></text:p>
            <text:p><text:s text:c="8"/></text:p>
            <text:p><text:s text:c="8"/></text:p>
            <text:p><text:s text:c="12"/>Jarrett Allen had four points, six rebounds and nothing else in 18 minutes on Saturday vs. the Pacers.</text:p>
            <text:p><text:s text:c="8"/></text:p>
            <text:p><text:s text:c="8"/></text:p>
            <text:p><text:s text:c="13"/>Allen has 13 blocks in 10 December games, so even those hanging onto him as a bargain-bin specialist might want to really think about his value on the roster. Things are only going to get more complicated once Jahlil Okafor enters the mix, too.</text:p>
            <text:p><text:s text:c="8"/></text:p>
            <text:p><text:s text:c="8"/></text:p>
            <text:p><text:s text:c="13"/>Related: Jahlil Okafor</text:p>
            <text:p><text:s text:c="14"/></text:p>
            <text:p><text:s text:c="13"/>Sat, Dec 23, 2017 10: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san Ilyasova</text:p>
            <text:p><text:s text:c="17"/></text:p>
            <text:p><text:s text:c="17"/></text:p>
            <text:p><text:s text:c="22"/>- F - <text:s/>76ers</text:p>
            <text:p><text:s text:c="16"/></text:p>
            <text:p><text:s text:c="17"/></text:p>
            <text:p><text:s text:c="12"/></text:p>
            <text:p><text:s text:c="8"/></text:p>
            <text:p><text:s text:c="8"/></text:p>
            <text:p><text:s text:c="8"/></text:p>
            <text:p><text:s text:c="12"/>Ersan Ilyasova chipped in 21 points, seven rebounds, two 3-pointers, two assists, one steal and one block in 36 minutes on Saturday.</text:p>
            <text:p><text:s text:c="8"/></text:p>
            <text:p><text:s text:c="8"/></text:p>
            <text:p><text:s text:c="13"/>After tonight's win the Mavericks, the Hawks improved to 3-7 vs. Western Conference teams this season. This was also the first time they've won all year while trailing after three quarters, making them an atrocious 1-21 in those situations. Ilyasova has been red-hot over his past two games, so hopefully he won't cool off with three off days coming.</text:p>
            <text:p><text:s text:c="8"/></text:p>
            <text:p><text:s text:c="8"/></text:p>
            <text:p><text:s text:c="13"/></text:p>
            <text:p><text:s text:c="14"/></text:p>
            <text:p><text:s text:c="13"/>Source: Bryan Gutierrez on Twitter <text:s text:c="23"/>Sat, Dec 23, 2017 10:4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aurean Prince</text:p>
            <text:p><text:s text:c="17"/></text:p>
            <text:p><text:s text:c="17"/></text:p>
            <text:p><text:s text:c="22"/>- F - <text:s/>Hawks</text:p>
            <text:p><text:s text:c="16"/></text:p>
            <text:p><text:s text:c="17"/></text:p>
            <text:p><text:s text:c="12"/></text:p>
            <text:p><text:s text:c="8"/></text:p>
            <text:p><text:s text:c="8"/></text:p>
            <text:p><text:s text:c="8"/></text:p>
            <text:p><text:s text:c="12"/>Taurean Prince turned the ball over six times during Saturday's comeback win vs. the Mavericks, adding 10 points, five rebounds, three assists, one steal and one 3-pointer.</text:p>
            <text:p><text:s text:c="8"/></text:p>
            <text:p><text:s text:c="8"/></text:p>
            <text:p><text:s text:c="13"/>Prince's career-high is seven turnovers and he nearly matched that dubious mark tonight, but he made up for it by shooting 4-of-7 from the field and contributing across the board. He's settled inside the top-100 for 9-cat value and the best is yet to come.</text:p>
            <text:p><text:s text:c="8"/></text:p>
            <text:p><text:s text:c="8"/></text:p>
            <text:p><text:s text:c="13"/></text:p>
            <text:p><text:s text:c="14"/></text:p>
            <text:p><text:s text:c="13"/>Sat, Dec 23, 2017 10: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o Belinelli</text:p>
            <text:p><text:s text:c="17"/></text:p>
            <text:p><text:s text:c="17"/></text:p>
            <text:p><text:s text:c="22"/>- G - <text:s/>76ers</text:p>
            <text:p><text:s text:c="16"/></text:p>
            <text:p><text:s text:c="17"/></text:p>
            <text:p><text:s text:c="12"/></text:p>
            <text:p><text:s text:c="8"/></text:p>
            <text:p><text:s text:c="8"/></text:p>
            <text:p><text:s text:c="8"/></text:p>
            <text:p><text:s text:c="12"/>Marco Belinelli was quiet in 16 minutes off the bench on Saturday, scoring two points on 1-of-4 shooting with one rebound and one steal.</text:p>
            <text:p><text:s text:c="8"/></text:p>
            <text:p><text:s text:c="8"/></text:p>
            <text:p><text:s text:c="13"/>Belinelli caught fire as a starter with Dennis Schroder (left ankle) out on Saturday, scoring 27 points on 10-of-18 shooting, but he faded back into the second unit tonight. The veteran has made 28 consecutive free throws, which is part of his subtle roto appeal, but he didn't get to the line tonight. He's little more than a 3-point specialist.</text:p>
            <text:p><text:s text:c="8"/></text:p>
            <text:p><text:s text:c="8"/></text:p>
            <text:p><text:s text:c="13"/>Related: Dennis Schroder</text:p>
            <text:p><text:s text:c="14"/></text:p>
            <text:p><text:s text:c="13"/>Sat, Dec 23, 2017 10: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Dennis Schroder (ankle) lit up the Mavericks on Saturday with a season-high 33 points, making 13-of-22 shots with four 3-pointers, seven assists, three rebounds and one steal.</text:p>
            <text:p><text:s text:c="8"/></text:p>
            <text:p><text:s text:c="8"/></text:p>
            <text:p><text:s text:c="13"/>Schroder missed Friday's game vs. the Thunder with the left ankle injury. That's the same ankle he injured in late October, so the fact that he only missed one game is a big relief for fantasy owners. He committed just one turnover in 36 minutes during a masterful performance tonight, helping the Hawks win the second of back-to-back games for the first time all season. He's off until Wednesday's game vs. the Wizards, but it's safe to say his ankle is fine.</text:p>
            <text:p><text:s text:c="8"/></text:p>
            <text:p><text:s text:c="8"/></text:p>
            <text:p><text:s text:c="13"/></text:p>
            <text:p><text:s text:c="14"/></text:p>
            <text:p><text:s text:c="13"/>Sat, Dec 23, 2017 10: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mba Walker</text:p>
            <text:p><text:s text:c="17"/></text:p>
            <text:p><text:s text:c="17"/></text:p>
            <text:p><text:s text:c="22"/>- G - <text:s/>Hornets</text:p>
            <text:p><text:s text:c="16"/></text:p>
            <text:p><text:s text:c="17"/></text:p>
            <text:p><text:s text:c="12"/></text:p>
            <text:p><text:s text:c="8"/></text:p>
            <text:p><text:s text:c="8"/></text:p>
            <text:p><text:s text:c="8"/></text:p>
            <text:p><text:s text:c="12"/>Kemba Walker (head) was able to start Saturday's game against the Hornets, finishing with 19 points and eight assists across 33 minutes.</text:p>
            <text:p><text:s text:c="8"/></text:p>
            <text:p><text:s text:c="8"/></text:p>
            <text:p><text:s text:c="13"/>Walker didn't have a special night, hitting 5-of-15 from the field and 3-of-7 from behind the arc. He was also a very ordinary 6-of-9 from the charity stripe, although he hit four clutch free throws in the final minutes to salt the game away and send the home faithful home happy.</text:p>
            <text:p><text:s text:c="8"/></text:p>
            <text:p><text:s text:c="8"/></text:p>
            <text:p><text:s text:c="13"/></text:p>
            <text:p><text:s text:c="14"/></text:p>
            <text:p><text:s text:c="13"/>Sat, Dec 23, 2017 10: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Collins</text:p>
            <text:p><text:s text:c="17"/></text:p>
            <text:p><text:s text:c="17"/></text:p>
            <text:p><text:s text:c="22"/>- F - <text:s/>Hawks</text:p>
            <text:p><text:s text:c="16"/></text:p>
            <text:p><text:s text:c="17"/></text:p>
            <text:p><text:s text:c="12"/></text:p>
            <text:p><text:s text:c="8"/></text:p>
            <text:p><text:s text:c="8"/></text:p>
            <text:p><text:s text:c="8"/></text:p>
            <text:p><text:s text:c="12"/>John Collins finished Saturday's game with 13 points on 6-of-9 FGs and 1-of-3 FTs, four rebounds, two assists and zero steals or blocks in 20 minutes.</text:p>
            <text:p><text:s text:c="8"/></text:p>
            <text:p><text:s text:c="8"/></text:p>
            <text:p><text:s text:c="13"/>The Hawks' impressive rookie will only get better as the season progresses. He's averaging a modest 23.1 minutes per game, which should prevent him from tiring out, and the Hawks will let play through mistakes in a rebuilding season. "I want the learning experience," Collins said. "Coach wants me to go out there and play with a lot of confidence so I try to do that." Don't sleep on him in the new year.</text:p>
            <text:p><text:s text:c="8"/></text:p>
            <text:p><text:s text:c="8"/></text:p>
            <text:p><text:s text:c="13"/></text:p>
            <text:p><text:s text:c="14"/></text:p>
            <text:p><text:s text:c="13"/>Source: Peach Tree Hoops <text:s text:c="33"/>Sat, Dec 23, 2017 10:3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rk Nowitzki</text:p>
            <text:p><text:s text:c="17"/></text:p>
            <text:p><text:s text:c="17"/></text:p>
            <text:p><text:s text:c="22"/>- F/C - <text:s/>Mavericks</text:p>
            <text:p><text:s text:c="16"/></text:p>
            <text:p><text:s text:c="17"/></text:p>
            <text:p><text:s text:c="12"/></text:p>
            <text:p><text:s text:c="8"/></text:p>
            <text:p><text:s text:c="8"/></text:p>
            <text:p><text:s text:c="8"/></text:p>
            <text:p><text:s text:c="12"/>Dirk Nowitzki made 7-of-11 shots including three 3-pointers vs. the Hawks, scoring 18 points with six rebounds, four assists and one block in 27 minutes.</text:p>
            <text:p><text:s text:c="8"/></text:p>
            <text:p><text:s text:c="8"/></text:p>
            <text:p><text:s text:c="13"/>Dirk tied his career-high with 15 three-point attempts on Friday, connecting on six of them to finish with a season-high 20 points. That's become an increasing part of his game as a spot-up specialist, and his 1.7 triples per game match his highest output since the 2002-03 season. With zero DNPs to date this season, he's easily exceeding most draft-day expectations.</text:p>
            <text:p><text:s text:c="8"/></text:p>
            <text:p><text:s text:c="8"/></text:p>
            <text:p><text:s text:c="13"/></text:p>
            <text:p><text:s text:c="14"/></text:p>
            <text:p><text:s text:c="13"/>Source: Mavs.com <text:s text:c="41"/>Sat, Dec 23, 2017 10:3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Dwight Howard</text:p>
            <text:p><text:s text:c="17"/></text:p>
            <text:p><text:s text:c="17"/></text:p>
            <text:p><text:s text:c="22"/>- C - <text:s/>Hornets</text:p>
            <text:p><text:s text:c="16"/></text:p>
            <text:p><text:s text:c="17"/></text:p>
            <text:p><text:s text:c="12"/></text:p>
            <text:p><text:s text:c="8"/></text:p>
            <text:p><text:s text:c="8"/></text:p>
            <text:p><text:s text:c="8"/></text:p>
            <text:p><text:s text:c="12"/>Dwight Howard (finger) was able to start Saturday's game against the Bucks and he scored 21 points with 16 rebounds across 32 minutes in the 111-106 win.</text:p>
            <text:p><text:s text:c="8"/></text:p>
            <text:p><text:s text:c="8"/></text:p>
            <text:p><text:s text:c="13"/>Howard also chipped in with two assists and two blocked shots while hitting 7-of-11 from the field. The finger was obviously not a problem, and his presence bothered the Giannis Antetokounmpo-less Bucks all night long. It was Howard's best shooting night in a while, as he entered shooting 41.0 percent (16-of-39) over the past five outings while averaging just 10.4 PPG.</text:p>
            <text:p><text:s text:c="8"/></text:p>
            <text:p><text:s text:c="8"/></text:p>
            <text:p><text:s text:c="13"/></text:p>
            <text:p><text:s text:c="14"/></text:p>
            <text:p><text:s text:c="13"/>Sat, Dec 23, 2017 10:3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ley Matthews</text:p>
            <text:p><text:s text:c="17"/></text:p>
            <text:p><text:s text:c="17"/></text:p>
            <text:p><text:s text:c="22"/>- G/F - <text:s/>Mavericks</text:p>
            <text:p><text:s text:c="16"/></text:p>
            <text:p><text:s text:c="17"/></text:p>
            <text:p><text:s text:c="12"/></text:p>
            <text:p><text:s text:c="8"/></text:p>
            <text:p><text:s text:c="8"/></text:p>
            <text:p><text:s text:c="8"/></text:p>
            <text:p><text:s text:c="12"/>Wesley Matthews notched seven points four assists, two rebounds and two steals in 33 minutes on Saturday, making 3-of-9 shots with one 3-pointer.</text:p>
            <text:p><text:s text:c="8"/></text:p>
            <text:p><text:s text:c="8"/></text:p>
            <text:p><text:s text:c="13"/>Dallas wrapped up their two-game trip with a tough loss in Atlanta. Matthews is shooting 43.2 percent this season, but that's largely due to where he's getting his shots -- more than 57% of his attempts have come from downtown. The bigger issue is the lack of overall scoring (11.9 points), rebounds (3.1), assists (2.8) and blocks (0.1). He's clinging to top-120 and shows no signs of going much higher.</text:p>
            <text:p><text:s text:c="8"/></text:p>
            <text:p><text:s text:c="8"/></text:p>
            <text:p><text:s text:c="13"/></text:p>
            <text:p><text:s text:c="14"/></text:p>
            <text:p><text:s text:c="13"/>Sat, Dec 23, 2017 10:3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re Carroll</text:p>
            <text:p><text:s text:c="17"/></text:p>
            <text:p><text:s text:c="17"/></text:p>
            <text:p><text:s text:c="22"/>- F - <text:s/>Nets</text:p>
            <text:p><text:s text:c="16"/></text:p>
            <text:p><text:s text:c="17"/></text:p>
            <text:p><text:s text:c="12"/></text:p>
            <text:p><text:s text:c="8"/></text:p>
            <text:p><text:s text:c="8"/></text:p>
            <text:p><text:s text:c="8"/></text:p>
            <text:p><text:s text:c="12"/>DeMarre Carroll went off for a huge double-double on Saturday vs. the Pacers, finishing the overtime loss with 20 points, 13 boards, four assists, and four 3-pointers on 7-of-17 shooting.</text:p>
            <text:p><text:s text:c="8"/></text:p>
            <text:p><text:s text:c="8"/></text:p>
            <text:p><text:s text:c="13"/>The 13 rebounds mark a career-high for Carroll, and the double-double was his third of the season. Some defensive stats would have been nice, but there's really no complaints about this line, especially since the veteran had just one turnover in 37 minutes. When it comes to relying on Carroll for fantasy production, we feel a lot better when Kenny Atkinson is on his team. Including tonight's effort, Carroll has been delivering over his last few games, averaging 16.7 points, 8.7 rebounds, 3.0 assists, and 2.7 triples on 43.2% from the field during that stretch.</text:p>
            <text:p><text:s text:c="8"/></text:p>
            <text:p><text:s text:c="8"/></text:p>
            <text:p><text:s text:c="13"/></text:p>
            <text:p><text:s text:c="14"/></text:p>
            <text:p><text:s text:c="13"/>Source: Nets PR on Twitter <text:s text:c="31"/>Sat, Dec 23, 2017 10:3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Barea</text:p>
            <text:p><text:s text:c="17"/></text:p>
            <text:p><text:s text:c="17"/></text:p>
            <text:p><text:s text:c="22"/>- G - <text:s/>Mavericks</text:p>
            <text:p><text:s text:c="16"/></text:p>
            <text:p><text:s text:c="17"/></text:p>
            <text:p><text:s text:c="12"/></text:p>
            <text:p><text:s text:c="8"/></text:p>
            <text:p><text:s text:c="8"/></text:p>
            <text:p><text:s text:c="8"/></text:p>
            <text:p><text:s text:c="12"/>J.J. Barea handed out a season-high 12 assists in 29 minutes of Saturday, with 15 points on 6-of-11 shooting, two 3-pointers, two rebounds and three steals.</text:p>
            <text:p><text:s text:c="8"/></text:p>
            <text:p><text:s text:c="8"/></text:p>
            <text:p><text:s text:c="13"/>Barea flies under the radar but he's a solid specialist if you need assists, which aren't easy to find on the waiver wire. The veteran is dishing 5.6 dimes per game this season, which is more than Jrue Holiday, Reggie Jackson, Kyrie Irving, Ricky Rubio or Goran Dragic. Just don't expect him to give you well-rounded production.</text:p>
            <text:p><text:s text:c="8"/></text:p>
            <text:p><text:s text:c="8"/></text:p>
            <text:p><text:s text:c="13"/></text:p>
            <text:p><text:s text:c="14"/></text:p>
            <text:p><text:s text:c="13"/>Sat, Dec 23, 2017 10:3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Harris</text:p>
            <text:p><text:s text:c="17"/></text:p>
            <text:p><text:s text:c="17"/></text:p>
            <text:p><text:s text:c="22"/>- G - <text:s/>Nuggets</text:p>
            <text:p><text:s text:c="16"/></text:p>
            <text:p><text:s text:c="17"/></text:p>
            <text:p><text:s text:c="12"/></text:p>
            <text:p><text:s text:c="8"/></text:p>
            <text:p><text:s text:c="8"/></text:p>
            <text:p><text:s text:c="8"/></text:p>
            <text:p><text:s text:c="12"/>Devin Harris (illness) had 10 points, two assists, one rebound and one steal in 18 minutes vs. the Hawks on Saturday.</text:p>
            <text:p><text:s text:c="8"/></text:p>
            <text:p><text:s text:c="8"/></text:p>
            <text:p><text:s text:c="13"/>Harris was a game-time decision tonight but he suited up and helped the Mavs bench outscore their Hawks' counterparts, 46-31, but that wasn't enough for a road win. Harris made 3-of-7 FGs and 2-of-2 FTs, with a pair of 3-pointers, and he's now able to rest until Tuesday's home game vs. Toronto.</text:p>
            <text:p><text:s text:c="8"/></text:p>
            <text:p><text:s text:c="8"/></text:p>
            <text:p><text:s text:c="13"/></text:p>
            <text:p><text:s text:c="14"/></text:p>
            <text:p><text:s text:c="13"/>Sat, Dec 23, 2017 10:3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ke Babbitt</text:p>
            <text:p><text:s text:c="17"/></text:p>
            <text:p><text:s text:c="17"/></text:p>
            <text:p><text:s text:c="22"/>- F - <text:s/>Heat</text:p>
            <text:p><text:s text:c="16"/></text:p>
            <text:p><text:s text:c="17"/></text:p>
            <text:p><text:s text:c="12"/></text:p>
            <text:p><text:s text:c="8"/></text:p>
            <text:p><text:s text:c="8"/></text:p>
            <text:p><text:s text:c="8"/></text:p>
            <text:p><text:s text:c="12"/>Luke Babbitt was a healthy DNP-CD on Saturday.</text:p>
            <text:p><text:s text:c="8"/></text:p>
            <text:p><text:s text:c="8"/></text:p>
            <text:p><text:s text:c="13"/>Ersan Ilyasova is playing well as the starting PF, and coach Mike Budenholzer has taken a shine to big man Tyler Cavanaugh (seven points, five boards in 15 minutes). That leaves Babbitt on the outside of the rotation, a situation that might not change if those aforementioned guys stay healthy.</text:p>
            <text:p><text:s text:c="8"/></text:p>
            <text:p><text:s text:c="8"/></text:p>
            <text:p><text:s text:c="13"/>Related: Tyler Cavanaugh</text:p>
            <text:p><text:s text:c="14"/></text:p>
            <text:p><text:s text:c="13"/>Sat, Dec 23, 2017 10: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shoulder contusion) went to the locker room with less than one minute left in the second quarter on Saturday, but he will return.</text:p>
            <text:p><text:s text:c="8"/></text:p>
            <text:p><text:s text:c="8"/></text:p>
            <text:p><text:s text:c="13"/>He was grabbing the front side of his shoulder after getting tied up with Jusuf Nurkic and was grimacing. Ball went straight to the locker room after he checked out, but halftime was just around the corner. He should be OK.</text:p>
            <text:p><text:s text:c="8"/></text:p>
            <text:p><text:s text:c="8"/></text:p>
            <text:p><text:s text:c="13"/></text:p>
            <text:p><text:s text:c="14"/></text:p>
            <text:p><text:s text:c="13"/>Sat, Dec 23, 2017 10:3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lcolm Brogdon</text:p>
            <text:p><text:s text:c="17"/></text:p>
            <text:p><text:s text:c="17"/></text:p>
            <text:p><text:s text:c="22"/>- G - <text:s/>Bucks</text:p>
            <text:p><text:s text:c="16"/></text:p>
            <text:p><text:s text:c="17"/></text:p>
            <text:p><text:s text:c="12"/></text:p>
            <text:p><text:s text:c="8"/></text:p>
            <text:p><text:s text:c="8"/></text:p>
            <text:p><text:s text:c="8"/></text:p>
            <text:p><text:s text:c="12"/>Malcolm Brogdon was good for 10 points, four assists and a steal across 33 minutes in Saturday's 111-106 loss in Charlotte.</text:p>
            <text:p><text:s text:c="8"/></text:p>
            <text:p><text:s text:c="8"/></text:p>
            <text:p><text:s text:c="13"/>Brogdon has 10 or more points in four straight outings, and 11 of his past 12 appearances. He continues to see a decent amount of minutes despite the fact Matthew Dellavedova (knee) and Tony Snell (knee) are healthy. He is averaging 12.7 points, 3.2 assists and 2.9 rebounds through 11 games in December, which is right in line with his season averages. Fantasy owners love consistency.</text:p>
            <text:p><text:s text:c="8"/></text:p>
            <text:p><text:s text:c="8"/></text:p>
            <text:p><text:s text:c="13"/></text:p>
            <text:p><text:s text:c="14"/></text:p>
            <text:p><text:s text:c="13"/>Sat, Dec 23, 2017 10:3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pencer Dinwiddie</text:p>
            <text:p><text:s text:c="17"/></text:p>
            <text:p><text:s text:c="17"/></text:p>
            <text:p><text:s text:c="22"/>- G - <text:s/>Nets</text:p>
            <text:p><text:s text:c="16"/></text:p>
            <text:p><text:s text:c="17"/></text:p>
            <text:p><text:s text:c="12"/></text:p>
            <text:p><text:s text:c="8"/></text:p>
            <text:p><text:s text:c="8"/></text:p>
            <text:p><text:s text:c="8"/></text:p>
            <text:p><text:s text:c="12"/>Spencer Dinwiddie matched his career-high with 26 points in Saturday's OT loss to the Pacers, adding one rebound, eight assists, and five 3-pointers on 8-of-20 from the field.</text:p>
            <text:p><text:s text:c="8"/></text:p>
            <text:p><text:s text:c="8"/></text:p>
            <text:p><text:s text:c="13"/>Dinwiddie started and finished hot—including hitting three free throws to send the game into overtime—but he didn't do a whole lot in between and missed the potential game-winning triple. The Nets look good with Dinwiddie running the show, and it wouldn't be surprising to see D'Angelo Russell (knee) return as the starting two-guard when he's ready to get back onto the floor. After back-to-back single-point showings earlier this month, Dinwiddie has rebounded over his last three outings, averaging 19.0 points, 2.0 rebounds, 5.3 assists, 3.7 3-pointers, and 1.7 turnovers on 42.9% shooting.</text:p>
            <text:p><text:s text:c="8"/></text:p>
            <text:p><text:s text:c="8"/></text:p>
            <text:p><text:s text:c="13"/>Related: D'Angelo Russell</text:p>
            <text:p><text:s text:c="14"/></text:p>
            <text:p><text:s text:c="13"/>Source: Nets PR on Twitter <text:s text:c="31"/>Sat, Dec 23, 2017 10:2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an Kilpatrick</text:p>
            <text:p><text:s text:c="17"/></text:p>
            <text:p><text:s text:c="17"/></text:p>
            <text:p><text:s text:c="22"/>- G - <text:s/>Bulls</text:p>
            <text:p><text:s text:c="16"/></text:p>
            <text:p><text:s text:c="17"/></text:p>
            <text:p><text:s text:c="12"/></text:p>
            <text:p><text:s text:c="8"/></text:p>
            <text:p><text:s text:c="8"/></text:p>
            <text:p><text:s text:c="8"/></text:p>
            <text:p><text:s text:c="12"/>Sean Kilpatrick finished with 11 points across 15 minutes off the bench Saturday in Charlotte.</text:p>
            <text:p><text:s text:c="8"/></text:p>
            <text:p><text:s text:c="8"/></text:p>
            <text:p><text:s text:c="13"/>Kilpatrick is fitting in nicely inking a two-way contract with the team last week. He hit 5-of-9 from the field, including 1-of-4 from behind the arc, in his most meaningful action so far. If he continues to perform like this he'll carve out a nice role for himself in Cream City. However, he is only worth fantasy consideration in the deepest of leagues at this point.</text:p>
            <text:p><text:s text:c="8"/></text:p>
            <text:p><text:s text:c="8"/></text:p>
            <text:p><text:s text:c="13"/></text:p>
            <text:p><text:s text:c="14"/></text:p>
            <text:p><text:s text:c="13"/>Sat, Dec 23, 2017 10:2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scored 10 points with three rebounds, 13 assists, one steal, one block, two 3-pointers and six turnovers in 31 minutes during a 130-103 win over the Magic on Saturday.</text:p>
            <text:p><text:s text:c="8"/></text:p>
            <text:p><text:s text:c="8"/></text:p>
            <text:p><text:s text:c="13"/>You'd think the Wizards scoring a season-high 130 points would mean John Wall went off, but that's not the case -- Brad Beal didn't either with 17 points. Wall had a massive letdown for his fantasy owners with this one and a 10-point, 16-minute dud due to a minutes limit on Friday. Maybe this can create a small buy-low window here, especially with no back-to-backs until Jan. 5. Christmas should be fun against Kyrie.</text:p>
            <text:p><text:s text:c="8"/></text:p>
            <text:p><text:s text:c="8"/></text:p>
            <text:p><text:s text:c="13"/></text:p>
            <text:p><text:s text:c="14"/></text:p>
            <text:p><text:s text:c="13"/>Sat, Dec 23, 2017 10: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on Maker</text:p>
            <text:p><text:s text:c="17"/></text:p>
            <text:p><text:s text:c="17"/></text:p>
            <text:p><text:s text:c="22"/>- C - <text:s/>Bucks</text:p>
            <text:p><text:s text:c="16"/></text:p>
            <text:p><text:s text:c="17"/></text:p>
            <text:p><text:s text:c="12"/></text:p>
            <text:p><text:s text:c="8"/></text:p>
            <text:p><text:s text:c="8"/></text:p>
            <text:p><text:s text:c="8"/></text:p>
            <text:p><text:s text:c="12"/>Thon Maker finished with seven points and five rebounds in 13 minutes off the bench Saturday in Charlotte.</text:p>
            <text:p><text:s text:c="8"/></text:p>
            <text:p><text:s text:c="8"/></text:p>
            <text:p><text:s text:c="13"/>Maker didn't stay in there long, and he collected three personal fouls in his brief appearance, but he was an efficient 2-of-3 from the field, including 1-of-1 on his only 3-pointer try. He was also a decent 2-of-2 from the free-throw line. Maker hasn't had a double-digit performance in the scoring column since Nov. 22, so he can be left to the waiver wire in most fantasy leagues as long as the Bucks remain relatively healthy.</text:p>
            <text:p><text:s text:c="8"/></text:p>
            <text:p><text:s text:c="8"/></text:p>
            <text:p><text:s text:c="13"/></text:p>
            <text:p><text:s text:c="14"/></text:p>
            <text:p><text:s text:c="13"/>Sat, Dec 23, 2017 10: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ny Snell</text:p>
            <text:p><text:s text:c="17"/></text:p>
            <text:p><text:s text:c="17"/></text:p>
            <text:p><text:s text:c="22"/>- G/F - <text:s/>Bucks</text:p>
            <text:p><text:s text:c="16"/></text:p>
            <text:p><text:s text:c="17"/></text:p>
            <text:p><text:s text:c="12"/></text:p>
            <text:p><text:s text:c="8"/></text:p>
            <text:p><text:s text:c="8"/></text:p>
            <text:p><text:s text:c="8"/></text:p>
            <text:p><text:s text:c="12"/>Tony Snell was good for 11 points with three assists, two rebounds and a blocked shot across 34 minutes in Saturday's loss at Charlotte.</text:p>
            <text:p><text:s text:c="8"/></text:p>
            <text:p><text:s text:c="8"/></text:p>
            <text:p><text:s text:c="13"/>Snell was a decent 4-of-7 from the field while going 1-of-3 from behind the 3-point line, helping pick up the slack somewhat with Giannis Antetokounmpo (knee) on the shelf. It was easily his best performance in three games back since a 10-day absence due to left patellar tendinitis.</text:p>
            <text:p><text:s text:c="8"/></text:p>
            <text:p><text:s text:c="8"/></text:p>
            <text:p><text:s text:c="13"/></text:p>
            <text:p><text:s text:c="14"/></text:p>
            <text:p><text:s text:c="13"/>Sat, Dec 23, 2017 10:1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ance Stephenson</text:p>
            <text:p><text:s text:c="17"/></text:p>
            <text:p><text:s text:c="17"/></text:p>
            <text:p><text:s text:c="22"/>- G - <text:s/>Pacers</text:p>
            <text:p><text:s text:c="16"/></text:p>
            <text:p><text:s text:c="17"/></text:p>
            <text:p><text:s text:c="12"/></text:p>
            <text:p><text:s text:c="8"/></text:p>
            <text:p><text:s text:c="8"/></text:p>
            <text:p><text:s text:c="8"/></text:p>
            <text:p><text:s text:c="12"/>Lance Stephenson provided entertainment in Saturday's 123-119 Pacers overtime win, finishing with 11 points, four rebounds, a steal, and a 3-pointer on 4-of-12 shooting.</text:p>
            <text:p><text:s text:c="8"/></text:p>
            <text:p><text:s text:c="8"/></text:p>
            <text:p><text:s text:c="13"/>Stephenson has an occasional outburst, but he's really not doing much to help fantasy owners this season on a consistent basis. That doesn't take away from the fact that he's playing a real role on a competitive Pacers team, so at least Born Ready has that going for him. Hit the link below if you want to see Lance being Lance.</text:p>
            <text:p><text:s text:c="8"/></text:p>
            <text:p><text:s text:c="8"/></text:p>
            <text:p><text:s text:c="13"/></text:p>
            <text:p><text:s text:c="14"/></text:p>
            <text:p><text:s text:c="13"/>Source: House of Highlights on Instagram <text:s text:c="17"/>Sat, Dec 23, 2017 10:1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uddy Hield</text:p>
            <text:p><text:s text:c="17"/></text:p>
            <text:p><text:s text:c="17"/></text:p>
            <text:p><text:s text:c="22"/>- G - <text:s/>Kings</text:p>
            <text:p><text:s text:c="16"/></text:p>
            <text:p><text:s text:c="17"/></text:p>
            <text:p><text:s text:c="12"/></text:p>
            <text:p><text:s text:c="8"/></text:p>
            <text:p><text:s text:c="8"/></text:p>
            <text:p><text:s text:c="8"/></text:p>
            <text:p><text:s text:c="12"/>Buddy Hield started against the Spurs on Saturday.</text:p>
            <text:p><text:s text:c="8"/></text:p>
            <text:p><text:s text:c="8"/></text:p>
            <text:p><text:s text:c="13"/>It's a good sign to see him start and maybe this will help prevent the seesaw of value with him and Bogdan Bogdanovic. Hield is worth a look in standard leagues.</text:p>
            <text:p><text:s text:c="8"/></text:p>
            <text:p><text:s text:c="8"/></text:p>
            <text:p><text:s text:c="13"/></text:p>
            <text:p><text:s text:c="14"/></text:p>
            <text:p><text:s text:c="13"/>Sat, Dec 23, 2017 10:1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Bojan Bogdanovic</text:p>
            <text:p><text:s text:c="17"/></text:p>
            <text:p><text:s text:c="17"/></text:p>
            <text:p><text:s text:c="22"/>- G/F - <text:s/>Pacers</text:p>
            <text:p><text:s text:c="16"/></text:p>
            <text:p><text:s text:c="17"/></text:p>
            <text:p><text:s text:c="12"/></text:p>
            <text:p><text:s text:c="8"/></text:p>
            <text:p><text:s text:c="8"/></text:p>
            <text:p><text:s text:c="8"/></text:p>
            <text:p><text:s text:c="12"/>Bojan Bogdanovic had a solid revenge game vs. Brooklyn, finishing Saturday's win with 17 points, six rebounds, a steal, a block, and two 3-pointers in 40 big minutes.</text:p>
            <text:p><text:s text:c="8"/></text:p>
            <text:p><text:s text:c="8"/></text:p>
            <text:p><text:s text:c="13"/>Bogdanovic looked like he was going to post a dud at halftime, but he turned it around in the second half and finished strong for the winning team. The 40 minutes were a season-high for Bogdanovic, who has really filled a nice role at a great value for a Pacers team outplaying expectations. If you're holding onto BB, he hasn't given you any reason to lose the faith yet, so keep on rolling him out there.</text:p>
            <text:p><text:s text:c="8"/></text:p>
            <text:p><text:s text:c="8"/></text:p>
            <text:p><text:s text:c="13"/></text:p>
            <text:p><text:s text:c="14"/></text:p>
            <text:p><text:s text:c="13"/>Sat, Dec 23, 2017 10:1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son Plumlee</text:p>
            <text:p><text:s text:c="17"/></text:p>
            <text:p><text:s text:c="17"/></text:p>
            <text:p><text:s text:c="22"/>- C - <text:s/>Nuggets</text:p>
            <text:p><text:s text:c="16"/></text:p>
            <text:p><text:s text:c="17"/></text:p>
            <text:p><text:s text:c="12"/></text:p>
            <text:p><text:s text:c="8"/></text:p>
            <text:p><text:s text:c="8"/></text:p>
            <text:p><text:s text:c="8"/></text:p>
            <text:p><text:s text:c="12"/>Mason Plumlee (finger) went to the locker room on Saturday night, but he did return.</text:p>
            <text:p><text:s text:c="8"/></text:p>
            <text:p><text:s text:c="8"/></text:p>
            <text:p><text:s text:c="13"/>He only suffered a sprain and he had his finger re-taped. Plumlee suffered a finger injury earlier in the game and this time he may have suffered another or aggravated it. He looks like he's OK.</text:p>
            <text:p><text:s text:c="8"/></text:p>
            <text:p><text:s text:c="8"/></text:p>
            <text:p><text:s text:c="13"/></text:p>
            <text:p><text:s text:c="14"/></text:p>
            <text:p><text:s text:c="13"/>Sat, Dec 23, 2017 10: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tthew Dellavedova</text:p>
            <text:p><text:s text:c="17"/></text:p>
            <text:p><text:s text:c="17"/></text:p>
            <text:p><text:s text:c="22"/>- G - <text:s/>Bucks</text:p>
            <text:p><text:s text:c="16"/></text:p>
            <text:p><text:s text:c="17"/></text:p>
            <text:p><text:s text:c="12"/></text:p>
            <text:p><text:s text:c="8"/></text:p>
            <text:p><text:s text:c="8"/></text:p>
            <text:p><text:s text:c="8"/></text:p>
            <text:p><text:s text:c="12"/>Matthew Dellavedova posted four points with three rebounds, three assists and a game-high plus-18 rating in Saturday's loss in Charlotte.</text:p>
            <text:p><text:s text:c="8"/></text:p>
            <text:p><text:s text:c="8"/></text:p>
            <text:p><text:s text:c="13"/>Delly was making the start in place of Giannis Antetokounmpo (knee), but he didn't come anywhere close to replacing the offense of the Greek Freak. The guard hit just 2-of-5 from the floor, but at least he didn't turn it over. Even in a starting role Dellavedova isn't a major fantasy asset at this time.</text:p>
            <text:p><text:s text:c="8"/></text:p>
            <text:p><text:s text:c="8"/></text:p>
            <text:p><text:s text:c="13"/></text:p>
            <text:p><text:s text:c="14"/></text:p>
            <text:p><text:s text:c="13"/>Sat, Dec 23, 2017 10: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kieff Morris</text:p>
            <text:p><text:s text:c="17"/></text:p>
            <text:p><text:s text:c="17"/></text:p>
            <text:p><text:s text:c="22"/>- F - <text:s/>Wizards</text:p>
            <text:p><text:s text:c="16"/></text:p>
            <text:p><text:s text:c="17"/></text:p>
            <text:p><text:s text:c="12"/></text:p>
            <text:p><text:s text:c="8"/></text:p>
            <text:p><text:s text:c="8"/></text:p>
            <text:p><text:s text:c="8"/></text:p>
            <text:p><text:s text:c="12"/>Markieff Morris scored 16 points with five rebounds, one assist and one 3-pointer in 27 minutes against the Magic on Saturday.</text:p>
            <text:p><text:s text:c="8"/></text:p>
            <text:p><text:s text:c="8"/></text:p>
            <text:p><text:s text:c="13"/>This was one of his better games of the season and his minutes seem to be back to normal. Morris has played 27 minutes in three of the last four games and he's looked better overall, so maybe he can start to trend up after a disappointing start.</text:p>
            <text:p><text:s text:c="8"/></text:p>
            <text:p><text:s text:c="8"/></text:p>
            <text:p><text:s text:c="13"/></text:p>
            <text:p><text:s text:c="14"/></text:p>
            <text:p><text:s text:c="13"/>Sat, Dec 23, 2017 10: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ric Bledsoe</text:p>
            <text:p><text:s text:c="17"/></text:p>
            <text:p><text:s text:c="17"/></text:p>
            <text:p><text:s text:c="22"/>- G - <text:s/>Bucks</text:p>
            <text:p><text:s text:c="16"/></text:p>
            <text:p><text:s text:c="17"/></text:p>
            <text:p><text:s text:c="12"/></text:p>
            <text:p><text:s text:c="8"/></text:p>
            <text:p><text:s text:c="8"/></text:p>
            <text:p><text:s text:c="8"/></text:p>
            <text:p><text:s text:c="12"/>Eric Bledsoe went for 16 points, seven rebounds and six assists across 32 minutes in Saturday's 111-106 loss at Charlotte.</text:p>
            <text:p><text:s text:c="8"/></text:p>
            <text:p><text:s text:c="8"/></text:p>
            <text:p><text:s text:c="13"/>Bledsoe hit 6-of-13 from the field, but he was 1-of-5 from the perimeter, including a potential game-tying triple in the final seconds which might have forced overtime. He has hit at least one 3-pointer in 16 consecutive outings, but he has also turned it over three or more times in seven straight contests. You have to take the good with the bad, and there is way more good for fantasy owners with Bledsoe.</text:p>
            <text:p><text:s text:c="8"/></text:p>
            <text:p><text:s text:c="8"/></text:p>
            <text:p><text:s text:c="13"/></text:p>
            <text:p><text:s text:c="14"/></text:p>
            <text:p><text:s text:c="13"/>Sat, Dec 23, 2017 10:0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mantas Sabonis</text:p>
            <text:p><text:s text:c="17"/></text:p>
            <text:p><text:s text:c="17"/></text:p>
            <text:p><text:s text:c="22"/>- F/C - <text:s/>Pacers</text:p>
            <text:p><text:s text:c="16"/></text:p>
            <text:p><text:s text:c="17"/></text:p>
            <text:p><text:s text:c="12"/></text:p>
            <text:p><text:s text:c="8"/></text:p>
            <text:p><text:s text:c="8"/></text:p>
            <text:p><text:s text:c="8"/></text:p>
            <text:p><text:s text:c="12"/>Domantas Sabonis did a little bit of everything on Saturday night, finishing with nine points, nine rebounds, five assists, three steals, and a block in 29 minutes vs. the Nets.</text:p>
            <text:p><text:s text:c="8"/></text:p>
            <text:p><text:s text:c="8"/></text:p>
            <text:p><text:s text:c="13"/>Sabonis shot just 4-of-11 from the floor, but this across the stat sheet production will work for anyone relying on his services in this one. The second-year man has now played at least 20 minutes in four straight games, averaging 12.0 points, 7.0 rebounds, 2.8 assists, 1.0 steal, 1.3 blocks, and 2.0 turnovers during that stretch.</text:p>
            <text:p><text:s text:c="8"/></text:p>
            <text:p><text:s text:c="8"/></text:p>
            <text:p><text:s text:c="13"/></text:p>
            <text:p><text:s text:c="14"/></text:p>
            <text:p><text:s text:c="13"/>Sat, Dec 23, 2017 10:0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nce Carter</text:p>
            <text:p><text:s text:c="17"/></text:p>
            <text:p><text:s text:c="17"/></text:p>
            <text:p><text:s text:c="22"/>- G/F - <text:s/>Kings</text:p>
            <text:p><text:s text:c="16"/></text:p>
            <text:p><text:s text:c="17"/></text:p>
            <text:p><text:s text:c="12"/></text:p>
            <text:p><text:s text:c="8"/></text:p>
            <text:p><text:s text:c="8"/></text:p>
            <text:p><text:s text:c="8"/></text:p>
            <text:p><text:s text:c="12"/>Vince Carter (ribs) will not play against the Spurs on Saturday.</text:p>
            <text:p><text:s text:c="8"/></text:p>
            <text:p><text:s text:c="8"/></text:p>
            <text:p><text:s text:c="13"/>Yes, this news comes after tip, so nothing new here with the Kings. Carter isn't worth owning in fantasy leagues these days.</text:p>
            <text:p><text:s text:c="8"/></text:p>
            <text:p><text:s text:c="8"/></text:p>
            <text:p><text:s text:c="13"/></text:p>
            <text:p><text:s text:c="14"/></text:p>
            <text:p><text:s text:c="13"/>Source: Sean Cunningham on Twitter <text:s text:c="23"/>Sat, Dec 23, 2017 10:0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hris Middleton</text:p>
            <text:p><text:s text:c="17"/></text:p>
            <text:p><text:s text:c="17"/></text:p>
            <text:p><text:s text:c="22"/>- G/F - <text:s/>Bucks</text:p>
            <text:p><text:s text:c="16"/></text:p>
            <text:p><text:s text:c="17"/></text:p>
            <text:p><text:s text:c="12"/></text:p>
            <text:p><text:s text:c="8"/></text:p>
            <text:p><text:s text:c="8"/></text:p>
            <text:p><text:s text:c="8"/></text:p>
            <text:p><text:s text:c="12"/>Khris Middleton finished with 31 points, five rebounds and four assists across 40 minutes in Saturday's 111-106 loss in Charlotte.</text:p>
            <text:p><text:s text:c="8"/></text:p>
            <text:p><text:s text:c="8"/></text:p>
            <text:p><text:s text:c="13"/>Middleton stepped up with Giannis Antetokounmpo (sore right knee) sidelined. He hit 11-of-24 from the field, including 4-of-10 from behind the 3-point line, while knocking down 5-of-5 from the charity stripe. Middleton has really perked up when seeing the Hornets, averaging 30.5 PPG, 4.8 RPG and 3.8 APG in four meetings this season.</text:p>
            <text:p><text:s text:c="8"/></text:p>
            <text:p><text:s text:c="8"/></text:p>
            <text:p><text:s text:c="13"/></text:p>
            <text:p><text:s text:c="14"/></text:p>
            <text:p><text:s text:c="13"/>Sat, Dec 23, 2017 10:0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rren Collison</text:p>
            <text:p><text:s text:c="17"/></text:p>
            <text:p><text:s text:c="17"/></text:p>
            <text:p><text:s text:c="22"/>- G - <text:s/>Pacers</text:p>
            <text:p><text:s text:c="16"/></text:p>
            <text:p><text:s text:c="17"/></text:p>
            <text:p><text:s text:c="12"/></text:p>
            <text:p><text:s text:c="8"/></text:p>
            <text:p><text:s text:c="8"/></text:p>
            <text:p><text:s text:c="8"/></text:p>
            <text:p><text:s text:c="12"/>Darren Collison had 14 points, nine assists, a steal, a 3-pointer, and no turnovers on 6-of-10 shooting in Saturday's 123-119 overtime win vs. Brooklyn.</text:p>
            <text:p><text:s text:c="8"/></text:p>
            <text:p><text:s text:c="8"/></text:p>
            <text:p><text:s text:c="13"/>Collison is more or less cruising right along, but it was nice to see him get 38 minutes on Saturday after back-to-back games with minutes in the low 20s. Although the veteran point guard won't do anything to hurt you, it's hard to get excited about relying on him to play an important role on your fantasy squad.</text:p>
            <text:p><text:s text:c="8"/></text:p>
            <text:p><text:s text:c="8"/></text:p>
            <text:p><text:s text:c="13"/></text:p>
            <text:p><text:s text:c="14"/></text:p>
            <text:p><text:s text:c="13"/>Sat, Dec 23, 2017 10:0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ike Scott</text:p>
            <text:p><text:s text:c="17"/></text:p>
            <text:p><text:s text:c="17"/></text:p>
            <text:p><text:s text:c="22"/>- F - <text:s/>Wizards</text:p>
            <text:p><text:s text:c="16"/></text:p>
            <text:p><text:s text:c="17"/></text:p>
            <text:p><text:s text:c="12"/></text:p>
            <text:p><text:s text:c="8"/></text:p>
            <text:p><text:s text:c="8"/></text:p>
            <text:p><text:s text:c="8"/></text:p>
            <text:p><text:s text:c="12"/>Mike Scott scored 18 points with four rebounds and one 3-pointer on 7-of-8 from the field against the Magic on Saturday.</text:p>
            <text:p><text:s text:c="8"/></text:p>
            <text:p><text:s text:c="8"/></text:p>
            <text:p><text:s text:c="13"/>You'd be hard-pressed to find a hotter shooter. Over his last 10, Scott averaged 14.9 points, 4.5 boards, 1.2 assists, 0.7 steals and 1.6 treys on 71.6 percent from the field in just 21.5 minutes. Scott still isn't really worth an add in standard leagues because he kind of has to cool off.</text:p>
            <text:p><text:s text:c="8"/></text:p>
            <text:p><text:s text:c="8"/></text:p>
            <text:p><text:s text:c="13"/></text:p>
            <text:p><text:s text:c="14"/></text:p>
            <text:p><text:s text:c="13"/>Sat, Dec 23, 2017 10:0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Henson</text:p>
            <text:p><text:s text:c="17"/></text:p>
            <text:p><text:s text:c="17"/></text:p>
            <text:p><text:s text:c="22"/>- F/C - <text:s/>Bucks</text:p>
            <text:p><text:s text:c="16"/></text:p>
            <text:p><text:s text:c="17"/></text:p>
            <text:p><text:s text:c="12"/></text:p>
            <text:p><text:s text:c="8"/></text:p>
            <text:p><text:s text:c="8"/></text:p>
            <text:p><text:s text:c="8"/></text:p>
            <text:p><text:s text:c="12"/>John Henson finished with 16 points, five rebounds and an assist in 28 minutes on Saturday at Charlotte.</text:p>
            <text:p><text:s text:c="8"/></text:p>
            <text:p><text:s text:c="8"/></text:p>
            <text:p><text:s text:c="13"/>Henson was a very efficient 7-of-10 from the field and he hit 2-of-4 from the free-throw stripe. His production at the offensive end has yo-yoed a bit over the past few games, but he remains a solid source of rebounds for fantasy owners. He is usually a decent source of blocked shots, too, although Dwight Howard has a lot to do with his lack of swats in the past two nights. In fact, Henson has no blocked shots in four meetings with Charlotte this season, and 44 swats in 26 games against everyone else.</text:p>
            <text:p><text:s text:c="8"/></text:p>
            <text:p><text:s text:c="8"/></text:p>
            <text:p><text:s text:c="13"/></text:p>
            <text:p><text:s text:c="14"/></text:p>
            <text:p><text:s text:c="13"/>Sat, Dec 23, 2017 09:5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haddeus Young</text:p>
            <text:p><text:s text:c="17"/></text:p>
            <text:p><text:s text:c="17"/></text:p>
            <text:p><text:s text:c="22"/>- F - <text:s/>Pacers</text:p>
            <text:p><text:s text:c="16"/></text:p>
            <text:p><text:s text:c="17"/></text:p>
            <text:p><text:s text:c="12"/></text:p>
            <text:p><text:s text:c="8"/></text:p>
            <text:p><text:s text:c="8"/></text:p>
            <text:p><text:s text:c="8"/></text:p>
            <text:p><text:s text:c="12"/>For the third time in four games, Thaddeus Young couldn't crack the 10-point barrier, finishing Saturday's game with just three points, six boards, and four assists on 1-of-4 shooting.</text:p>
            <text:p><text:s text:c="8"/></text:p>
            <text:p><text:s text:c="8"/></text:p>
            <text:p><text:s text:c="13"/>It's possible that Thad's left knee is still sore, as Young hadn't scored in single digits since November 27 before the aforementioned stretch. It's also worth noting that the veteran forward has had single-digit shot attempts in five straight games, as well. This could be a good opportunity to buy low on Young, but we'd be very careful about what we'd be willing to offer.</text:p>
            <text:p><text:s text:c="8"/></text:p>
            <text:p><text:s text:c="8"/></text:p>
            <text:p><text:s text:c="13"/></text:p>
            <text:p><text:s text:c="14"/></text:p>
            <text:p><text:s text:c="13"/>Sat, Dec 23, 2017 09: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Hezonja</text:p>
            <text:p><text:s text:c="17"/></text:p>
            <text:p><text:s text:c="17"/></text:p>
            <text:p><text:s text:c="22"/>- F - <text:s/>Magic</text:p>
            <text:p><text:s text:c="16"/></text:p>
            <text:p><text:s text:c="17"/></text:p>
            <text:p><text:s text:c="12"/></text:p>
            <text:p><text:s text:c="8"/></text:p>
            <text:p><text:s text:c="8"/></text:p>
            <text:p><text:s text:c="8"/></text:p>
            <text:p><text:s text:c="12"/>Mario Hezonja scored 16 points during a 130-103 loss to the Wizards on Saturday with four rebounds, one assist, three steals, one block and two 3-pointers.</text:p>
            <text:p><text:s text:c="8"/></text:p>
            <text:p><text:s text:c="8"/></text:p>
            <text:p><text:s text:c="13"/>He had himself a really nice week with this game and a career-high 28 points back on the 17th. Hezonja has shown he can play three positions for the Magic, but his value is tied to Aaron Gordon (calf). Gordon was called doubtful today and wasn't out there, so maybe Hezonja moves to the background when the Magic play again on Tuesday.</text:p>
            <text:p><text:s text:c="8"/></text:p>
            <text:p><text:s text:c="8"/></text:p>
            <text:p><text:s text:c="13"/></text:p>
            <text:p><text:s text:c="14"/></text:p>
            <text:p><text:s text:c="13"/>Sat, Dec 23, 2017 09:5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ley Iwundu</text:p>
            <text:p><text:s text:c="17"/></text:p>
            <text:p><text:s text:c="17"/></text:p>
            <text:p><text:s text:c="22"/>- G/F - <text:s/>Magic</text:p>
            <text:p><text:s text:c="16"/></text:p>
            <text:p><text:s text:c="17"/></text:p>
            <text:p><text:s text:c="12"/></text:p>
            <text:p><text:s text:c="8"/></text:p>
            <text:p><text:s text:c="8"/></text:p>
            <text:p><text:s text:c="8"/></text:p>
            <text:p><text:s text:c="12"/>Wes Iwundu scored a career-high 12 points with two rebounds, one block and one 3-pointer in 25 minutes during a start against the Wizards on Saturday.</text:p>
            <text:p><text:s text:c="8"/></text:p>
            <text:p><text:s text:c="8"/></text:p>
            <text:p><text:s text:c="13"/>While it's nice to see a good line here, this might be his last chance with big minutes because Evan Fournier (ankle) is getting vey close to a return. Leave Iwundu on the wire.</text:p>
            <text:p><text:s text:c="8"/></text:p>
            <text:p><text:s text:c="8"/></text:p>
            <text:p><text:s text:c="13"/></text:p>
            <text:p><text:s text:c="14"/></text:p>
            <text:p><text:s text:c="13"/>Sat, Dec 23, 2017 09:5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reese Speights</text:p>
            <text:p><text:s text:c="17"/></text:p>
            <text:p><text:s text:c="17"/></text:p>
            <text:p><text:s text:c="22"/>- F/C - <text:s/>Magic</text:p>
            <text:p><text:s text:c="16"/></text:p>
            <text:p><text:s text:c="17"/></text:p>
            <text:p><text:s text:c="12"/></text:p>
            <text:p><text:s text:c="8"/></text:p>
            <text:p><text:s text:c="8"/></text:p>
            <text:p><text:s text:c="8"/></text:p>
            <text:p><text:s text:c="12"/>Marreese Speights scored three points with one rebound and one 3-pointer in 13 minutes against the Wizards on Saturday.</text:p>
            <text:p><text:s text:c="8"/></text:p>
            <text:p><text:s text:c="8"/></text:p>
            <text:p><text:s text:c="13"/>He's been used mostly as a power forward, but now he might be shifting to center out of necessity. Although, coach Frank Vogel probably won't trust him much in that role, so Speights isn't an add unless you're in a super deep league.</text:p>
            <text:p><text:s text:c="8"/></text:p>
            <text:p><text:s text:c="8"/></text:p>
            <text:p><text:s text:c="13"/></text:p>
            <text:p><text:s text:c="14"/></text:p>
            <text:p><text:s text:c="13"/>Sat, Dec 23, 2017 09: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yles Turner</text:p>
            <text:p><text:s text:c="17"/></text:p>
            <text:p><text:s text:c="17"/></text:p>
            <text:p><text:s text:c="22"/>- F/C - <text:s/>Pacers</text:p>
            <text:p><text:s text:c="16"/></text:p>
            <text:p><text:s text:c="17"/></text:p>
            <text:p><text:s text:c="12"/></text:p>
            <text:p><text:s text:c="8"/></text:p>
            <text:p><text:s text:c="8"/></text:p>
            <text:p><text:s text:c="8"/></text:p>
            <text:p><text:s text:c="12"/>Myles Turner came through in a big way in Indiana's 123-119 OT victory vs. Brooklyn on Saturday, delivering 23 points, nine rebounds, three 3-pointers and a season-high six blocks.</text:p>
            <text:p><text:s text:c="8"/></text:p>
            <text:p><text:s text:c="8"/></text:p>
            <text:p><text:s text:c="13"/>To top off this awesome stat line, Turner hit 8-of-10 shots from the field and 4-of-5 from the charity stripe. That's now back-to-back 20-burgers for Turner after his two-point stinker, so he'll look to build upon those two outings going forward. Although inconsistency has plagued Turner's game-to-game performance, he's a difference-maker in the blocks department and the 38 minutes against Brooklyn's fast-paced attack is certainly an encouraging sign.</text:p>
            <text:p><text:s text:c="8"/></text:p>
            <text:p><text:s text:c="8"/></text:p>
            <text:p><text:s text:c="13"/></text:p>
            <text:p><text:s text:c="14"/></text:p>
            <text:p><text:s text:c="13"/>Sat, Dec 23, 2017 09: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J. Augustin</text:p>
            <text:p><text:s text:c="17"/></text:p>
            <text:p><text:s text:c="17"/></text:p>
            <text:p><text:s text:c="22"/>- G - <text:s/>Magic</text:p>
            <text:p><text:s text:c="16"/></text:p>
            <text:p><text:s text:c="17"/></text:p>
            <text:p><text:s text:c="12"/></text:p>
            <text:p><text:s text:c="8"/></text:p>
            <text:p><text:s text:c="8"/></text:p>
            <text:p><text:s text:c="8"/></text:p>
            <text:p><text:s text:c="12"/>D.J. Augustin scored nine points with two rebounds, two assists and one 3-pointer in 24 minutes against the Wizards on Saturday.</text:p>
            <text:p><text:s text:c="8"/></text:p>
            <text:p><text:s text:c="8"/></text:p>
            <text:p><text:s text:c="13"/>He did log some minutes next to Elfrid Payton as expected, but Augustin just won't be doing much unless he's hot from deep. Plus, Evan Fournier (ankle) is getting closer.</text:p>
            <text:p><text:s text:c="8"/></text:p>
            <text:p><text:s text:c="8"/></text:p>
            <text:p><text:s text:c="13"/></text:p>
            <text:p><text:s text:c="14"/></text:p>
            <text:p><text:s text:c="13"/>Sat, Dec 23, 2017 09: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Victor Oladipo</text:p>
            <text:p><text:s text:c="17"/></text:p>
            <text:p><text:s text:c="17"/></text:p>
            <text:p><text:s text:c="22"/>- G - <text:s/>Pacers</text:p>
            <text:p><text:s text:c="16"/></text:p>
            <text:p><text:s text:c="17"/></text:p>
            <text:p><text:s text:c="12"/></text:p>
            <text:p><text:s text:c="8"/></text:p>
            <text:p><text:s text:c="8"/></text:p>
            <text:p><text:s text:c="8"/></text:p>
            <text:p><text:s text:c="12"/>Victor Oladipo scored 38 points in Indiana's 123-119 overtime thriller over Brooklyn, his seventh game with 30-plus points this season.</text:p>
            <text:p><text:s text:c="8"/></text:p>
            <text:p><text:s text:c="8"/></text:p>
            <text:p><text:s text:c="13"/>Dipo finished with four boards, six assists, one steal, one block, and two triples on 13-of-23 shooting, including a perfect 10-of-10 from the foul line. The best part? Oladipo didn't turn the rock over a single time, solidifying this gem of a performance for those relying on him in nine-cat settings. Although widely criticized at the time the deal was done, the Paul George trade is being viewed a lot differently these days because Oladipo is the real deal.</text:p>
            <text:p><text:s text:c="8"/></text:p>
            <text:p><text:s text:c="8"/></text:p>
            <text:p><text:s text:c="13"/>Related: Paul George</text:p>
            <text:p><text:s text:c="14"/></text:p>
            <text:p><text:s text:c="13"/>Source: Scott Agness on Twitter <text:s text:c="26"/>Sat, Dec 23, 2017 09:4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dreian Payne</text:p>
            <text:p><text:s text:c="17"/></text:p>
            <text:p><text:s text:c="17"/></text:p>
            <text:p><text:s text:c="22"/>- F - <text:s/>Magic</text:p>
            <text:p><text:s text:c="16"/></text:p>
            <text:p><text:s text:c="17"/></text:p>
            <text:p><text:s text:c="12"/></text:p>
            <text:p><text:s text:c="8"/></text:p>
            <text:p><text:s text:c="8"/></text:p>
            <text:p><text:s text:c="8"/></text:p>
            <text:p><text:s text:c="12"/>Adreian Payne scored seven points with five rebounds and one 3-pointer in 20 minutes against the Wizards on Saturday.</text:p>
            <text:p><text:s text:c="8"/></text:p>
            <text:p><text:s text:c="8"/></text:p>
            <text:p><text:s text:c="13"/>He was basically the backup five man today because Nikola Vucevic (hand) went down. Payne really hasn't played well for years, so he's only an add in ridiculously deep leagues.</text:p>
            <text:p><text:s text:c="8"/></text:p>
            <text:p><text:s text:c="8"/></text:p>
            <text:p><text:s text:c="13"/></text:p>
            <text:p><text:s text:c="14"/></text:p>
            <text:p><text:s text:c="13"/>Sat, Dec 23, 2017 09:4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on Simmons</text:p>
            <text:p><text:s text:c="17"/></text:p>
            <text:p><text:s text:c="17"/></text:p>
            <text:p><text:s text:c="22"/>- G/F - <text:s/>Magic</text:p>
            <text:p><text:s text:c="16"/></text:p>
            <text:p><text:s text:c="17"/></text:p>
            <text:p><text:s text:c="12"/></text:p>
            <text:p><text:s text:c="8"/></text:p>
            <text:p><text:s text:c="8"/></text:p>
            <text:p><text:s text:c="8"/></text:p>
            <text:p><text:s text:c="12"/>Jonathon Simmons scored 14 points with four rebounds, one assist and two 3-poitners in 25 minutes against the Wizards on Saturday.</text:p>
            <text:p><text:s text:c="8"/></text:p>
            <text:p><text:s text:c="8"/></text:p>
            <text:p><text:s text:c="13"/>He should be very busy as an offensive weapon because of no Nikola Vucevic (hand) and the other injuries. With Vooch off the floor, Simmons gets a 10.5 usage rate boost with increases to his rebounding and assist percentages, too. We'd still like to see him up his percentages, but Juice should be in for some sweet stat lines.</text:p>
            <text:p><text:s text:c="8"/></text:p>
            <text:p><text:s text:c="8"/></text:p>
            <text:p><text:s text:c="13"/></text:p>
            <text:p><text:s text:c="14"/></text:p>
            <text:p><text:s text:c="13"/>Sat, Dec 23, 2017 09:4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lfrid Payton</text:p>
            <text:p><text:s text:c="17"/></text:p>
            <text:p><text:s text:c="17"/></text:p>
            <text:p><text:s text:c="22"/>- G - <text:s/>Suns</text:p>
            <text:p><text:s text:c="16"/></text:p>
            <text:p><text:s text:c="17"/></text:p>
            <text:p><text:s text:c="12"/></text:p>
            <text:p><text:s text:c="8"/></text:p>
            <text:p><text:s text:c="8"/></text:p>
            <text:p><text:s text:c="8"/></text:p>
            <text:p><text:s text:c="12"/>Elfrid Payton scored a career-high 30 points with five rebounds, 10 assists, four steals and one block in 36 minutes against the Wizards on Saturday.</text:p>
            <text:p><text:s text:c="8"/></text:p>
            <text:p><text:s text:c="8"/></text:p>
            <text:p><text:s text:c="13"/>His efficiency was outstanding, making 11-of-16 from the field and all eight from the line. <text:s/>Nikola Vucevic (hand) is out, which is noteworthy for Payton because he gets a 4.1 usage rate boost and his efficiency goes up 5.0 TS% points when he's not with Vooch. Payton has been pretty bad this month, so now he could get hot in a hurry.</text:p>
            <text:p><text:s text:c="8"/></text:p>
            <text:p><text:s text:c="8"/></text:p>
            <text:p><text:s text:c="13"/></text:p>
            <text:p><text:s text:c="14"/></text:p>
            <text:p><text:s text:c="13"/>Sat, Dec 23, 2017 09: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right ankle) is questionable to return vs. the Pelicans on Saturday.</text:p>
            <text:p><text:s text:c="8"/></text:p>
            <text:p><text:s text:c="8"/></text:p>
            <text:p><text:s text:c="13"/>Johnson returned ahead of his initial timetable tonight, so maybe that wasn't a wise decision. He's receiving treatment in the locker room after halftime and may be held out regardless if the score gets out of hand -- Miami trails by 13 points near the end of the third quarter.</text:p>
            <text:p><text:s text:c="8"/></text:p>
            <text:p><text:s text:c="8"/></text:p>
            <text:p><text:s text:c="13"/></text:p>
            <text:p><text:s text:c="14"/></text:p>
            <text:p><text:s text:c="13"/>Source: Miami Heat on Twitter <text:s text:c="28"/>Sat, Dec 23, 2017 09:3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sh Hart</text:p>
            <text:p><text:s text:c="17"/></text:p>
            <text:p><text:s text:c="17"/></text:p>
            <text:p><text:s text:c="22"/>- G - <text:s/>Lakers</text:p>
            <text:p><text:s text:c="16"/></text:p>
            <text:p><text:s text:c="17"/></text:p>
            <text:p><text:s text:c="12"/></text:p>
            <text:p><text:s text:c="8"/></text:p>
            <text:p><text:s text:c="8"/></text:p>
            <text:p><text:s text:c="8"/></text:p>
            <text:p><text:s text:c="12"/>Josh Hart will start for Brandon Ingram (quad) on Saturday against the Blazers.</text:p>
            <text:p><text:s text:c="8"/></text:p>
            <text:p><text:s text:c="8"/></text:p>
            <text:p><text:s text:c="13"/>It makes sense and coach Luke Walton has run Hart out there in a three-guard lineup plenty of times this season -- also with Jordan Clarkson and Ball. Hart isn't going to get many shots, but he could still put up a decent line tonight because he should see a decent amount of minutes. Ingram doesn't sound like he'll be out long, so Hart isn't a strong add at this time.</text:p>
            <text:p><text:s text:c="8"/></text:p>
            <text:p><text:s text:c="8"/></text:p>
            <text:p><text:s text:c="13"/></text:p>
            <text:p><text:s text:c="14"/></text:p>
            <text:p><text:s text:c="13"/>Source: Jason Quick on Twitter <text:s text:c="27"/>Sat, Dec 23, 2017 09:3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nte Cunningham</text:p>
            <text:p><text:s text:c="17"/></text:p>
            <text:p><text:s text:c="17"/></text:p>
            <text:p><text:s text:c="22"/>- F - <text:s/>Nets</text:p>
            <text:p><text:s text:c="16"/></text:p>
            <text:p><text:s text:c="17"/></text:p>
            <text:p><text:s text:c="12"/></text:p>
            <text:p><text:s text:c="8"/></text:p>
            <text:p><text:s text:c="8"/></text:p>
            <text:p><text:s text:c="8"/></text:p>
            <text:p><text:s text:c="12"/>Dante Cunningham (back injury) is questionable to return vs. Miami on Saturday.</text:p>
            <text:p><text:s text:c="8"/></text:p>
            <text:p><text:s text:c="8"/></text:p>
            <text:p><text:s text:c="13"/>There's no word on the severity of the injury, but his availability for the rest of this game shouldn't impact fantasy owners with Anthony Davis and DeMarcus Cousins both healthy.</text:p>
            <text:p><text:s text:c="8"/></text:p>
            <text:p><text:s text:c="8"/></text:p>
            <text:p><text:s text:c="13"/></text:p>
            <text:p><text:s text:c="14"/></text:p>
            <text:p><text:s text:c="13"/>Source: Pelicans PR on Twitter <text:s text:c="27"/>Sat, Dec 23, 2017 09: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ismack Biyombo</text:p>
            <text:p><text:s text:c="17"/></text:p>
            <text:p><text:s text:c="17"/></text:p>
            <text:p><text:s text:c="22"/>- C - <text:s/>Magic</text:p>
            <text:p><text:s text:c="16"/></text:p>
            <text:p><text:s text:c="17"/></text:p>
            <text:p><text:s text:c="12"/></text:p>
            <text:p><text:s text:c="8"/></text:p>
            <text:p><text:s text:c="8"/></text:p>
            <text:p><text:s text:c="8"/></text:p>
            <text:p><text:s text:c="12"/>Bismack Biyombo scored eight points with three rebounds and one assist in 24 minutes against the Wizards on Saturday.</text:p>
            <text:p><text:s text:c="8"/></text:p>
            <text:p><text:s text:c="8"/></text:p>
            <text:p><text:s text:c="13"/>Nikola Vucevic (hand) is probably going to be out until the All-Star break, so Biyombo should be in the starting lineup for the foreseeable future. Biyombo is really the only five man on the roster and he was playing in the upper 30s during a three-game stretch last year. He has no offensive game, but he's still worth an add in most standard leagues because blocks are gold.</text:p>
            <text:p><text:s text:c="8"/></text:p>
            <text:p><text:s text:c="8"/></text:p>
            <text:p><text:s text:c="13"/></text:p>
            <text:p><text:s text:c="14"/></text:p>
            <text:p><text:s text:c="13"/>Sat, Dec 23, 2017 09: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vin Williams</text:p>
            <text:p><text:s text:c="17"/></text:p>
            <text:p><text:s text:c="17"/></text:p>
            <text:p><text:s text:c="22"/>- F - <text:s/>Hornets</text:p>
            <text:p><text:s text:c="16"/></text:p>
            <text:p><text:s text:c="17"/></text:p>
            <text:p><text:s text:c="12"/></text:p>
            <text:p><text:s text:c="8"/></text:p>
            <text:p><text:s text:c="8"/></text:p>
            <text:p><text:s text:c="8"/></text:p>
            <text:p><text:s text:c="12"/>Marvin Wiliams went to the locker room with a finger injury.</text:p>
            <text:p><text:s text:c="8"/></text:p>
            <text:p><text:s text:c="8"/></text:p>
            <text:p><text:s text:c="13"/>This one didn't look as bad as Nikola Vucevic and hopefully he's OK.</text:p>
            <text:p><text:s text:c="8"/></text:p>
            <text:p><text:s text:c="8"/></text:p>
            <text:p><text:s text:c="13"/></text:p>
            <text:p><text:s text:c="14"/></text:p>
            <text:p><text:s text:c="13"/>Sat, Dec 23, 2017 09: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will start against the Lakers on Saturday.</text:p>
            <text:p><text:s text:c="8"/></text:p>
            <text:p><text:s text:c="8"/></text:p>
            <text:p><text:s text:c="13"/>The Jake Layman thing didn't work on Friday, so Napier was almost a lock to start after he played 37 minutes. This is probably his last chance with Dame Lillard (hamstring) saying he's going to play in the next one, but fire him up in DFS or as a streamer.</text:p>
            <text:p><text:s text:c="8"/></text:p>
            <text:p><text:s text:c="8"/></text:p>
            <text:p><text:s text:c="13"/></text:p>
            <text:p><text:s text:c="14"/></text:p>
            <text:p><text:s text:c="13"/>Source: Casey Holdahl on Twitter <text:s text:c="25"/>Sat, Dec 23, 2017 09: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Mar DeRozan</text:p>
            <text:p><text:s text:c="17"/></text:p>
            <text:p><text:s text:c="17"/></text:p>
            <text:p><text:s text:c="22"/>- G/F - <text:s/>Raptors</text:p>
            <text:p><text:s text:c="16"/></text:p>
            <text:p><text:s text:c="17"/></text:p>
            <text:p><text:s text:c="12"/></text:p>
            <text:p><text:s text:c="8"/></text:p>
            <text:p><text:s text:c="8"/></text:p>
            <text:p><text:s text:c="8"/></text:p>
            <text:p><text:s text:c="12"/>DeMar DeRozan scored 29 points with five rebounds, two assists, one steal and four 3-pointers in 35minutes during a 102-86 win over the 76ers on Saturday.</text:p>
            <text:p><text:s text:c="8"/></text:p>
            <text:p><text:s text:c="8"/></text:p>
            <text:p><text:s text:c="13"/>He's on fire from deep with 10 triples in his last two games -- he scored a career-high 45 on Thursday. DeRozan was working really hard on his 3-pointers over the summer, so this recent uptick isn't totally a shock. The Raptors are playing extremely well with their 23-8 record and they're technically in the No. 2 spot in the Eastern Conference standings.</text:p>
            <text:p><text:s text:c="8"/></text:p>
            <text:p><text:s text:c="8"/></text:p>
            <text:p><text:s text:c="13"/></text:p>
            <text:p><text:s text:c="14"/></text:p>
            <text:p><text:s text:c="13"/>Sat, Dec 23, 2017 09:1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lon Wright</text:p>
            <text:p><text:s text:c="17"/></text:p>
            <text:p><text:s text:c="17"/></text:p>
            <text:p><text:s text:c="22"/>- G - <text:s/>Raptors</text:p>
            <text:p><text:s text:c="16"/></text:p>
            <text:p><text:s text:c="17"/></text:p>
            <text:p><text:s text:c="12"/></text:p>
            <text:p><text:s text:c="8"/></text:p>
            <text:p><text:s text:c="8"/></text:p>
            <text:p><text:s text:c="8"/></text:p>
            <text:p><text:s text:c="12"/>Delon Wright scored 14 points with one rebound, one assist, one block, three steals and one 3-pointer against the 76ers on Saturday.</text:p>
            <text:p><text:s text:c="8"/></text:p>
            <text:p><text:s text:c="8"/></text:p>
            <text:p><text:s text:c="13"/>That's two good games in a row with a 12-point game on Thursday. Maybe he likes to play Philly because both of these lines came against them, but Wright was playing well before his shoulder injury. He was also leading the team in fourth-quarter minutes before his injury, so he's firmly on the radar in deep leagues.</text:p>
            <text:p><text:s text:c="8"/></text:p>
            <text:p><text:s text:c="8"/></text:p>
            <text:p><text:s text:c="13"/></text:p>
            <text:p><text:s text:c="14"/></text:p>
            <text:p><text:s text:c="13"/>Sat, Dec 23, 2017 09:1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scal Siakam</text:p>
            <text:p><text:s text:c="17"/></text:p>
            <text:p><text:s text:c="17"/></text:p>
            <text:p><text:s text:c="22"/>- F - <text:s/>Raptors</text:p>
            <text:p><text:s text:c="16"/></text:p>
            <text:p><text:s text:c="17"/></text:p>
            <text:p><text:s text:c="12"/></text:p>
            <text:p><text:s text:c="8"/></text:p>
            <text:p><text:s text:c="8"/></text:p>
            <text:p><text:s text:c="8"/></text:p>
            <text:p><text:s text:c="12"/>Pascal Siakam scored four points with five rebounds, four assists, three steals and two turnovers in 23 minutes against the 76ers on Saturday.</text:p>
            <text:p><text:s text:c="8"/></text:p>
            <text:p><text:s text:c="8"/></text:p>
            <text:p><text:s text:c="13"/>Now that the Raptors are starting to get healthy again, Siakam has lost some opportunity. He can play so many different roles and he's really improved in so many areas this year, so he has a lot of ways to get minutes. He's a decent stash in deep leagues.</text:p>
            <text:p><text:s text:c="8"/></text:p>
            <text:p><text:s text:c="8"/></text:p>
            <text:p><text:s text:c="13"/></text:p>
            <text:p><text:s text:c="14"/></text:p>
            <text:p><text:s text:c="13"/>Sat, Dec 23, 2017 09: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Fred VanVleet</text:p>
            <text:p><text:s text:c="17"/></text:p>
            <text:p><text:s text:c="17"/></text:p>
            <text:p><text:s text:c="22"/>- G - <text:s/>Raptors</text:p>
            <text:p><text:s text:c="16"/></text:p>
            <text:p><text:s text:c="17"/></text:p>
            <text:p><text:s text:c="12"/></text:p>
            <text:p><text:s text:c="8"/></text:p>
            <text:p><text:s text:c="8"/></text:p>
            <text:p><text:s text:c="8"/></text:p>
            <text:p><text:s text:c="12"/>Fred VanVleet did not score with four rebounds, two assists, one steal and one block in 19 minutes against the 76ers on Saturday.</text:p>
            <text:p><text:s text:c="8"/></text:p>
            <text:p><text:s text:c="8"/></text:p>
            <text:p><text:s text:c="13"/>While he was the player responsible for thanking the crowd and wishing everyone happy holidays, VanVleet's role will be diminishing now that Delon Wright is back.</text:p>
            <text:p><text:s text:c="8"/></text:p>
            <text:p><text:s text:c="8"/></text:p>
            <text:p><text:s text:c="13"/></text:p>
            <text:p><text:s text:c="14"/></text:p>
            <text:p><text:s text:c="13"/>Sat, Dec 23, 2017 09: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returned on Saturday during a 102-86 loss to the Raptors on Saturday, scoring 14 points with eight rebounds, two assists, three blocks, five turnovers and one 3-pointer in 23 minutes.</text:p>
            <text:p><text:s text:c="8"/></text:p>
            <text:p><text:s text:c="8"/></text:p>
            <text:p><text:s text:c="13"/>He was extremely busy to start this game with the 76ers' first six shots from the field and the first two free throws -- the only other possession used for the first eight was a Ben Simmons turnover. The 76ers clearly had a plan to limit Embiid as he played in shorter stints in his return after missing the last week. He'll probably be in the upper 20s against the Knicks on Monday, but obviously his fantasy owners have to be excited to see him back out there.</text:p>
            <text:p><text:s text:c="8"/></text:p>
            <text:p><text:s text:c="8"/></text:p>
            <text:p><text:s text:c="13"/></text:p>
            <text:p><text:s text:c="14"/></text:p>
            <text:p><text:s text:c="13"/>Sat, Dec 23, 2017 09:0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hamstring) said he will "definitely" play vs. the Sixers on Thursday.</text:p>
            <text:p><text:s text:c="8"/></text:p>
            <text:p><text:s text:c="8"/></text:p>
            <text:p><text:s text:c="13"/>Lillard sat out back-to-back games on Friday and Saturday to rest up, after straining his hamstring when Pau Gasol crashed into his leg earlier in the week. He said the hamstring has made "big progress" over the past few days, so it sounds like he'll be ready to roll after Christmas. His return will sent Shabazz Napier back to the bench.</text:p>
            <text:p><text:s text:c="8"/></text:p>
            <text:p><text:s text:c="8"/></text:p>
            <text:p><text:s text:c="13"/>Related: Shabazz Napier</text:p>
            <text:p><text:s text:c="14"/></text:p>
            <text:p><text:s text:c="13"/>Source: Jason Quick on Twitter <text:s text:c="27"/>Sat, Dec 23, 2017 09:0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bert Covington</text:p>
            <text:p><text:s text:c="17"/></text:p>
            <text:p><text:s text:c="17"/></text:p>
            <text:p><text:s text:c="22"/>- G/F - <text:s/>76ers</text:p>
            <text:p><text:s text:c="16"/></text:p>
            <text:p><text:s text:c="17"/></text:p>
            <text:p><text:s text:c="12"/></text:p>
            <text:p><text:s text:c="8"/></text:p>
            <text:p><text:s text:c="8"/></text:p>
            <text:p><text:s text:c="8"/></text:p>
            <text:p><text:s text:c="12"/>Robert Covington made 2-of-5 from the field for six points with three rebounds, one assist, one 3-pointer and five steals in 37 minutes against the Raptors on Saturday.</text:p>
            <text:p><text:s text:c="8"/></text:p>
            <text:p><text:s text:c="8"/></text:p>
            <text:p><text:s text:c="13"/>Only five shots is shocking for Lord Covington to tie his season low. This was a season-low 9.6 usage rate for him and it's his second lowest usage rate in the last two seasons. That's a little surprising because of no J.J. Redick (hamstring), so expect him to bounce back on Christmas against the Knicks.</text:p>
            <text:p><text:s text:c="8"/></text:p>
            <text:p><text:s text:c="8"/></text:p>
            <text:p><text:s text:c="13"/></text:p>
            <text:p><text:s text:c="14"/></text:p>
            <text:p><text:s text:c="13"/>Sat, Dec 23, 2017 09:0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imothe Luwawu</text:p>
            <text:p><text:s text:c="17"/></text:p>
            <text:p><text:s text:c="17"/></text:p>
            <text:p><text:s text:c="22"/>- G - <text:s/>76ers</text:p>
            <text:p><text:s text:c="16"/></text:p>
            <text:p><text:s text:c="17"/></text:p>
            <text:p><text:s text:c="12"/></text:p>
            <text:p><text:s text:c="8"/></text:p>
            <text:p><text:s text:c="8"/></text:p>
            <text:p><text:s text:c="8"/></text:p>
            <text:p><text:s text:c="12"/>Timothe Luwawu-Cabarrot scored nine points with four rebounds, three assists and one 3-pointer in 27 minutes against the Raptors on Saturday.</text:p>
            <text:p><text:s text:c="8"/></text:p>
            <text:p><text:s text:c="8"/></text:p>
            <text:p><text:s text:c="13"/>Some of this was because of garbage time, but it also may have had to do because of the matchup against the size of the Raptors. Luwawu-Cabarrot really hasn't done much to garner attention in fantasy, so keep him on the wire unless Brett Brown mixes it up or J.J. Redick (hamstring) needs to miss more time. than expected</text:p>
            <text:p><text:s text:c="8"/></text:p>
            <text:p><text:s text:c="8"/></text:p>
            <text:p><text:s text:c="13"/></text:p>
            <text:p><text:s text:c="14"/></text:p>
            <text:p><text:s text:c="13"/>Sat, Dec 23, 2017 08:5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yn Forbes</text:p>
            <text:p><text:s text:c="17"/></text:p>
            <text:p><text:s text:c="17"/></text:p>
            <text:p><text:s text:c="22"/>- G - <text:s/>Spurs</text:p>
            <text:p><text:s text:c="16"/></text:p>
            <text:p><text:s text:c="17"/></text:p>
            <text:p><text:s text:c="12"/></text:p>
            <text:p><text:s text:c="8"/></text:p>
            <text:p><text:s text:c="8"/></text:p>
            <text:p><text:s text:c="8"/></text:p>
            <text:p><text:s text:c="12"/>Bryn Forbes will start on Saturday against the Kings.</text:p>
            <text:p><text:s text:c="8"/></text:p>
            <text:p><text:s text:c="8"/></text:p>
            <text:p><text:s text:c="13"/>That strong summer league has carried over to almost regular minutes these days, but Forbes' fantasy value will drop once Danny Green can suit up.</text:p>
            <text:p><text:s text:c="8"/></text:p>
            <text:p><text:s text:c="8"/></text:p>
            <text:p><text:s text:c="13"/></text:p>
            <text:p><text:s text:c="14"/></text:p>
            <text:p><text:s text:c="13"/>Source: Tom Orsborn on Twitter <text:s text:c="27"/>Sat, Dec 23, 2017 08:4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yle Anderson</text:p>
            <text:p><text:s text:c="17"/></text:p>
            <text:p><text:s text:c="17"/></text:p>
            <text:p><text:s text:c="22"/>- F - <text:s/>Spurs</text:p>
            <text:p><text:s text:c="16"/></text:p>
            <text:p><text:s text:c="17"/></text:p>
            <text:p><text:s text:c="12"/></text:p>
            <text:p><text:s text:c="8"/></text:p>
            <text:p><text:s text:c="8"/></text:p>
            <text:p><text:s text:c="8"/></text:p>
            <text:p><text:s text:c="12"/>Kyle Anderson and Bryn Forbes will start for Kawhi Leonard (quad) and Danny Green (hamstring, groin) against the Kings on Saturday.</text:p>
            <text:p><text:s text:c="8"/></text:p>
            <text:p><text:s text:c="8"/></text:p>
            <text:p><text:s text:c="13"/>The Spurs are sitting their usual wings and they'll go right down the depth chart with their backups. Anderson was rolling before his knee injury, so today will be interesting to see if he can get hot again. He's on the radar in standard leagues.</text:p>
            <text:p><text:s text:c="8"/></text:p>
            <text:p><text:s text:c="8"/></text:p>
            <text:p><text:s text:c="13"/></text:p>
            <text:p><text:s text:c="14"/></text:p>
            <text:p><text:s text:c="13"/>Source: Tom Orsborn on Twitter <text:s text:c="27"/>Sat, Dec 23, 2017 08:4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 Gasol</text:p>
            <text:p><text:s text:c="17"/></text:p>
            <text:p><text:s text:c="17"/></text:p>
            <text:p><text:s text:c="22"/>- F/C - <text:s/>Spurs</text:p>
            <text:p><text:s text:c="16"/></text:p>
            <text:p><text:s text:c="17"/></text:p>
            <text:p><text:s text:c="12"/></text:p>
            <text:p><text:s text:c="8"/></text:p>
            <text:p><text:s text:c="8"/></text:p>
            <text:p><text:s text:c="8"/></text:p>
            <text:p><text:s text:c="12"/>Pau Gasol (groin) is good to go for Saturday against the Kings.</text:p>
            <text:p><text:s text:c="8"/></text:p>
            <text:p><text:s text:c="8"/></text:p>
            <text:p><text:s text:c="13"/>He was called out on Friday and probable this afternoon, but there's no word of Gasol being limited. Fire him up in all leagues.</text:p>
            <text:p><text:s text:c="8"/></text:p>
            <text:p><text:s text:c="8"/></text:p>
            <text:p><text:s text:c="13"/></text:p>
            <text:p><text:s text:c="14"/></text:p>
            <text:p><text:s text:c="13"/>Source: Tom Orsborn on Twitter <text:s text:c="27"/>Sat, Dec 23, 2017 08:4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erryd Bayless</text:p>
            <text:p><text:s text:c="17"/></text:p>
            <text:p><text:s text:c="17"/></text:p>
            <text:p><text:s text:c="22"/>- G - <text:s/>76ers</text:p>
            <text:p><text:s text:c="16"/></text:p>
            <text:p><text:s text:c="17"/></text:p>
            <text:p><text:s text:c="12"/></text:p>
            <text:p><text:s text:c="8"/></text:p>
            <text:p><text:s text:c="8"/></text:p>
            <text:p><text:s text:c="8"/></text:p>
            <text:p><text:s text:c="12"/>Jerryd Bayless scored six points with one rebound and one 3-pointer in 24 minutes against the Raptors on Saturday.</text:p>
            <text:p><text:s text:c="8"/></text:p>
            <text:p><text:s text:c="8"/></text:p>
            <text:p><text:s text:c="13"/>Timothe Luwawu-Cabarrot was the guy who stepped up the most with J.J. Redick (back) out today, but last time it was Bayless with his 11 points. Either way, this really isn't a great situation to pursue in fantasy until Redick gets back.</text:p>
            <text:p><text:s text:c="8"/></text:p>
            <text:p><text:s text:c="8"/></text:p>
            <text:p><text:s text:c="13"/></text:p>
            <text:p><text:s text:c="14"/></text:p>
            <text:p><text:s text:c="13"/>Sat, Dec 23, 2017 08: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mir Johnson</text:p>
            <text:p><text:s text:c="17"/></text:p>
            <text:p><text:s text:c="17"/></text:p>
            <text:p><text:s text:c="22"/>- F/C - <text:s/>76ers</text:p>
            <text:p><text:s text:c="16"/></text:p>
            <text:p><text:s text:c="17"/></text:p>
            <text:p><text:s text:c="12"/></text:p>
            <text:p><text:s text:c="8"/></text:p>
            <text:p><text:s text:c="8"/></text:p>
            <text:p><text:s text:c="8"/></text:p>
            <text:p><text:s text:c="12"/>Amir Johnson scored 12 points with four rebounds and one block in 18 minutes against the Raptors on Saturday.</text:p>
            <text:p><text:s text:c="8"/></text:p>
            <text:p><text:s text:c="8"/></text:p>
            <text:p><text:s text:c="13"/>Joel Embiid had his minutes held in check tonight and that could continue. Johnson's upside really isn't that, so Richaun Holmes is still the better handcuff to The Process.</text:p>
            <text:p><text:s text:c="8"/></text:p>
            <text:p><text:s text:c="8"/></text:p>
            <text:p><text:s text:c="13"/></text:p>
            <text:p><text:s text:c="14"/></text:p>
            <text:p><text:s text:c="13"/>Sat, Dec 23, 2017 08:3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ismack Biyombo</text:p>
            <text:p><text:s text:c="17"/></text:p>
            <text:p><text:s text:c="17"/></text:p>
            <text:p><text:s text:c="22"/>- C - <text:s/>Magic</text:p>
            <text:p><text:s text:c="16"/></text:p>
            <text:p><text:s text:c="17"/></text:p>
            <text:p><text:s text:c="12"/></text:p>
            <text:p><text:s text:c="8"/></text:p>
            <text:p><text:s text:c="8"/></text:p>
            <text:p><text:s text:c="8"/></text:p>
            <text:p><text:s text:c="12"/>Bismack Biyombo started the second half on Saturday against the Wizards.</text:p>
            <text:p><text:s text:c="8"/></text:p>
            <text:p><text:s text:c="8"/></text:p>
            <text:p><text:s text:c="13"/>He's going to see a huge increase in minutes with Nikola Vucevic (hand) likely out until at least the All-Star Game. <text:s/>Biyombo has no offensive game, but he can rack up the blocks while adding some decent boards. If you need blocks, you may want to add him in 12-team leagues.</text:p>
            <text:p><text:s text:c="8"/></text:p>
            <text:p><text:s text:c="8"/></text:p>
            <text:p><text:s text:c="13"/></text:p>
            <text:p><text:s text:c="14"/></text:p>
            <text:p><text:s text:c="13"/>Sat, Dec 23, 2017 08:2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oah Vonleh</text:p>
            <text:p><text:s text:c="17"/></text:p>
            <text:p><text:s text:c="17"/></text:p>
            <text:p><text:s text:c="22"/>- F - <text:s/>Bulls</text:p>
            <text:p><text:s text:c="16"/></text:p>
            <text:p><text:s text:c="17"/></text:p>
            <text:p><text:s text:c="12"/></text:p>
            <text:p><text:s text:c="8"/></text:p>
            <text:p><text:s text:c="8"/></text:p>
            <text:p><text:s text:c="8"/></text:p>
            <text:p><text:s text:c="12"/>Noah Vonleh (finger) will not play against the Lakers on Saturday.</text:p>
            <text:p><text:s text:c="8"/></text:p>
            <text:p><text:s text:c="8"/></text:p>
            <text:p><text:s text:c="13"/>He dislocated his finger on Friday, but he did not get ruled out until just before tip. Vonleh missing this game doesn't really affect the rotation too much because coach Terry Stotts plays the matchups.</text:p>
            <text:p><text:s text:c="8"/></text:p>
            <text:p><text:s text:c="8"/></text:p>
            <text:p><text:s text:c="13"/></text:p>
            <text:p><text:s text:c="14"/></text:p>
            <text:p><text:s text:c="13"/>Source: Jason Quick on Twitter <text:s text:c="27"/>Sat, Dec 23, 2017 08:2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emi Ojeleye</text:p>
            <text:p><text:s text:c="17"/></text:p>
            <text:p><text:s text:c="17"/></text:p>
            <text:p><text:s text:c="22"/>- F - <text:s/>Celtics</text:p>
            <text:p><text:s text:c="16"/></text:p>
            <text:p><text:s text:c="17"/></text:p>
            <text:p><text:s text:c="12"/></text:p>
            <text:p><text:s text:c="8"/></text:p>
            <text:p><text:s text:c="8"/></text:p>
            <text:p><text:s text:c="8"/></text:p>
            <text:p><text:s text:c="12"/>Semi Ojeleye went to the locker room in the first half on Saturday, but he returned to the bench.</text:p>
            <text:p><text:s text:c="8"/></text:p>
            <text:p><text:s text:c="8"/></text:p>
            <text:p><text:s text:c="13"/>He took a bad fall and went straight to the locker room after the play. Ojeleye was limping after his missed dunk and hopefully he didn't injure himself too much. If he's out, that should mean more run for Daniel Theis.</text:p>
            <text:p><text:s text:c="8"/></text:p>
            <text:p><text:s text:c="8"/></text:p>
            <text:p><text:s text:c="13"/></text:p>
            <text:p><text:s text:c="14"/></text:p>
            <text:p><text:s text:c="13"/>Sat, Dec 23, 2017 08: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groin) could make his return on Dec. 26.</text:p>
            <text:p><text:s text:c="8"/></text:p>
            <text:p><text:s text:c="8"/></text:p>
            <text:p><text:s text:c="13"/>Booker has been doing some on-court work lately and he was doing even more work before the game today. The Suns will be cautious with him, so it's possible he has a minutes limit once he's back. We should have a few more updates in the coming days.</text:p>
            <text:p><text:s text:c="8"/></text:p>
            <text:p><text:s text:c="8"/></text:p>
            <text:p><text:s text:c="13"/></text:p>
            <text:p><text:s text:c="14"/></text:p>
            <text:p><text:s text:c="13"/>Source: Scott Bordow on Twitter <text:s text:c="26"/>Sat, Dec 23, 2017 08:1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ichaun Holmes</text:p>
            <text:p><text:s text:c="17"/></text:p>
            <text:p><text:s text:c="17"/></text:p>
            <text:p><text:s text:c="22"/>- F/C - <text:s/>76ers</text:p>
            <text:p><text:s text:c="16"/></text:p>
            <text:p><text:s text:c="17"/></text:p>
            <text:p><text:s text:c="12"/></text:p>
            <text:p><text:s text:c="8"/></text:p>
            <text:p><text:s text:c="8"/></text:p>
            <text:p><text:s text:c="8"/></text:p>
            <text:p><text:s text:c="12"/>Richaun Holmes only played in garbage time with three rebounds, one assist and one turnover in four minutes against the Raptors on Saturday.</text:p>
            <text:p><text:s text:c="8"/></text:p>
            <text:p><text:s text:c="8"/></text:p>
            <text:p><text:s text:c="13"/>Maybe Amir Johnson was ahead of him because it was against one of his former teams, but Holmes has been the third big more often than not when Joel Embiid is a go. He's still worth a stash in some leagues, especially with Embiid having health issues right now.</text:p>
            <text:p><text:s text:c="8"/></text:p>
            <text:p><text:s text:c="8"/></text:p>
            <text:p><text:s text:c="13"/></text:p>
            <text:p><text:s text:c="14"/></text:p>
            <text:p><text:s text:c="13"/>Sat, Dec 23, 2017 08: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Nikola Vucevic</text:p>
            <text:p><text:s text:c="17"/></text:p>
            <text:p><text:s text:c="17"/></text:p>
            <text:p><text:s text:c="22"/>- C - <text:s/>Magic</text:p>
            <text:p><text:s text:c="16"/></text:p>
            <text:p><text:s text:c="17"/></text:p>
            <text:p><text:s text:c="12"/></text:p>
            <text:p><text:s text:c="8"/></text:p>
            <text:p><text:s text:c="8"/></text:p>
            <text:p><text:s text:c="8"/></text:p>
            <text:p><text:s text:c="12"/>Nikola Vucevic (hand) is expected to undergo surgery on his fractured left hand and be sidelined 6-8 weeks, according to Shams Charania of Yahoo! Sports.</text:p>
            <text:p><text:s text:c="8"/></text:p>
            <text:p><text:s text:c="8"/></text:p>
            <text:p><text:s text:c="13"/>That's a fairly standard timetable for a fracture to a first metacarpal, so that means Vooch is basically out until the All-Star Game or later. This is a terrible blow to the Magic and his fantasy owners, especially with Vucevic putting up early-round value with his 17.8 points and 9.6 boards per game this season. Bismack Biyombo has a chance to be a difference maker in blocks and board, so he's worth an add in standard leagues for anyone needing help in those two areas.</text:p>
            <text:p><text:s text:c="8"/></text:p>
            <text:p><text:s text:c="8"/></text:p>
            <text:p><text:s text:c="13"/></text:p>
            <text:p><text:s text:c="14"/></text:p>
            <text:p><text:s text:c="13"/>Source: Shams Charania on Twitter <text:s text:c="24"/>Sat, Dec 23, 2017 08:0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Vucevic</text:p>
            <text:p><text:s text:c="17"/></text:p>
            <text:p><text:s text:c="17"/></text:p>
            <text:p><text:s text:c="22"/>- C - <text:s/>Magic</text:p>
            <text:p><text:s text:c="16"/></text:p>
            <text:p><text:s text:c="17"/></text:p>
            <text:p><text:s text:c="12"/></text:p>
            <text:p><text:s text:c="8"/></text:p>
            <text:p><text:s text:c="8"/></text:p>
            <text:p><text:s text:c="8"/></text:p>
            <text:p><text:s text:c="12"/>Nikola Vucevic (hand) fractured his left first metacarpal on Saturday and he will be out indefinitely.</text:p>
            <text:p><text:s text:c="8"/></text:p>
            <text:p><text:s text:c="8"/></text:p>
            <text:p><text:s text:c="13"/>Bad news here. A fractured first metcarapal will almost always cost a player at least one month and it could be even longer depending on how bad the fracture is to his thumb. The Magic are also not looking good in the standings, so that won't help his timeline. Adding Bismack Biyombo in 12-team leagues is not a bad idea and it looks like Adreian Payne will be the backup five man for owners in super deep leagues.</text:p>
            <text:p><text:s text:c="8"/></text:p>
            <text:p><text:s text:c="8"/></text:p>
            <text:p><text:s text:c="13"/></text:p>
            <text:p><text:s text:c="14"/></text:p>
            <text:p><text:s text:c="13"/>Source: Magic on Twitter <text:s text:c="33"/>Sat, Dec 23, 2017 07:5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handler Parsons</text:p>
            <text:p><text:s text:c="17"/></text:p>
            <text:p><text:s text:c="17"/></text:p>
            <text:p><text:s text:c="22"/>- F - <text:s/>Grizzlies</text:p>
            <text:p><text:s text:c="16"/></text:p>
            <text:p><text:s text:c="17"/></text:p>
            <text:p><text:s text:c="12"/></text:p>
            <text:p><text:s text:c="8"/></text:p>
            <text:p><text:s text:c="8"/></text:p>
            <text:p><text:s text:c="8"/></text:p>
            <text:p><text:s text:c="12"/>Chandler Parsons will start against the Clippers on Saturday.</text:p>
            <text:p><text:s text:c="8"/></text:p>
            <text:p><text:s text:c="8"/></text:p>
            <text:p><text:s text:c="13"/>He's almost certainly going to have a minutes cap of some sort, so he's really tough to trust in fantasy these days.</text:p>
            <text:p><text:s text:c="8"/></text:p>
            <text:p><text:s text:c="8"/></text:p>
            <text:p><text:s text:c="13"/></text:p>
            <text:p><text:s text:c="14"/></text:p>
            <text:p><text:s text:c="13"/>Source: Grizzlies on Twitter <text:s text:c="29"/>Sat, Dec 23, 2017 07:5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ychal Green</text:p>
            <text:p><text:s text:c="17"/></text:p>
            <text:p><text:s text:c="17"/></text:p>
            <text:p><text:s text:c="22"/>- F/C - <text:s/>Grizzlies</text:p>
            <text:p><text:s text:c="16"/></text:p>
            <text:p><text:s text:c="17"/></text:p>
            <text:p><text:s text:c="12"/></text:p>
            <text:p><text:s text:c="8"/></text:p>
            <text:p><text:s text:c="8"/></text:p>
            <text:p><text:s text:c="8"/></text:p>
            <text:p><text:s text:c="12"/>JaMychal Green (knee) is not starting on Saturday against the Clippers.</text:p>
            <text:p><text:s text:c="8"/></text:p>
            <text:p><text:s text:c="8"/></text:p>
            <text:p><text:s text:c="13"/>That means he's probably not going to play today after popping up on the injury report for knee soreness. Parsons will likely get around 20 minutes with Jarell Martin backing him up. If you were thinking about dropping Green in a shallower league, this might be enough to get you to make a move.</text:p>
            <text:p><text:s text:c="8"/></text:p>
            <text:p><text:s text:c="8"/></text:p>
            <text:p><text:s text:c="13"/></text:p>
            <text:p><text:s text:c="14"/></text:p>
            <text:p><text:s text:c="13"/>Source: Grizzlies on Twitter <text:s text:c="29"/>Sat, Dec 23, 2017 07:4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Tyreke Evans, Andrew Harrison, Dillon Brooks, Chandler Parsons and Marc Gasol will start against the Clippers on Saturday.</text:p>
            <text:p><text:s text:c="8"/></text:p>
            <text:p><text:s text:c="8"/></text:p>
            <text:p><text:s text:c="13"/>Gasol was a game-time and tested out his hip, but he'll be out there after getting a doubtful tag. His fantasy value drops with every loss the Grizzlies suffer this season.</text:p>
            <text:p><text:s text:c="8"/></text:p>
            <text:p><text:s text:c="8"/></text:p>
            <text:p><text:s text:c="13"/></text:p>
            <text:p><text:s text:c="14"/></text:p>
            <text:p><text:s text:c="13"/>Source: Grizzlies on Twitter <text:s text:c="29"/>Sat, Dec 23, 2017 07: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emanja Bjelica</text:p>
            <text:p><text:s text:c="17"/></text:p>
            <text:p><text:s text:c="17"/></text:p>
            <text:p><text:s text:c="22"/>- F - <text:s/>Timberwolves</text:p>
            <text:p><text:s text:c="16"/></text:p>
            <text:p><text:s text:c="17"/></text:p>
            <text:p><text:s text:c="12"/></text:p>
            <text:p><text:s text:c="8"/></text:p>
            <text:p><text:s text:c="8"/></text:p>
            <text:p><text:s text:c="8"/></text:p>
            <text:p><text:s text:c="12"/>Nemanja Bjelica (foot) is not expected to play on Saturday against the Suns.</text:p>
            <text:p><text:s text:c="8"/></text:p>
            <text:p><text:s text:c="8"/></text:p>
            <text:p><text:s text:c="13"/>No surprise here, so we should see a little more Gorgui Dieng at the four, which has really helped Dieng's value lately. Bjelica sounds like he has a chance to come back this month.</text:p>
            <text:p><text:s text:c="8"/></text:p>
            <text:p><text:s text:c="8"/></text:p>
            <text:p><text:s text:c="13"/></text:p>
            <text:p><text:s text:c="14"/></text:p>
            <text:p><text:s text:c="13"/>Source: Jerry Zgoda on Twitter <text:s text:c="27"/>Sat, Dec 23, 2017 07: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knee) is available for Saturday against the Bulls.</text:p>
            <text:p><text:s text:c="8"/></text:p>
            <text:p><text:s text:c="8"/></text:p>
            <text:p><text:s text:c="13"/>The Celtics are fairly healthy in the backcourt tonight, so they may not need Larkin to play.</text:p>
            <text:p><text:s text:c="8"/></text:p>
            <text:p><text:s text:c="8"/></text:p>
            <text:p><text:s text:c="13"/></text:p>
            <text:p><text:s text:c="14"/></text:p>
            <text:p><text:s text:c="13"/>Source: Scott Souza on Twitter <text:s text:c="27"/>Sat, Dec 23, 2017 07: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Vucevic</text:p>
            <text:p><text:s text:c="17"/></text:p>
            <text:p><text:s text:c="17"/></text:p>
            <text:p><text:s text:c="22"/>- C - <text:s/>Magic</text:p>
            <text:p><text:s text:c="16"/></text:p>
            <text:p><text:s text:c="17"/></text:p>
            <text:p><text:s text:c="12"/></text:p>
            <text:p><text:s text:c="8"/></text:p>
            <text:p><text:s text:c="8"/></text:p>
            <text:p><text:s text:c="8"/></text:p>
            <text:p><text:s text:c="12"/>Nikola Vucevic went to the locker room in the first quarter on Saturday.</text:p>
            <text:p><text:s text:c="8"/></text:p>
            <text:p><text:s text:c="8"/></text:p>
            <text:p><text:s text:c="13"/>There was some concern that Vooch may have dislocated his thumb, which is a little more dangerous than a dislocated finger. He may have just hurt his wrist on this one or maybe another part of his hand. Either way, we'll be looking for an update. If you have a move to spare or dead weight, it's not a bad idea to add Bismack Biyombo until we get the all clear.</text:p>
            <text:p><text:s text:c="8"/></text:p>
            <text:p><text:s text:c="8"/></text:p>
            <text:p><text:s text:c="13"/></text:p>
            <text:p><text:s text:c="14"/></text:p>
            <text:p><text:s text:c="13"/>Sat, Dec 23, 2017 07:2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odney Hood</text:p>
            <text:p><text:s text:c="17"/></text:p>
            <text:p><text:s text:c="17"/></text:p>
            <text:p><text:s text:c="22"/>- G/F - <text:s/>Cavaliers</text:p>
            <text:p><text:s text:c="16"/></text:p>
            <text:p><text:s text:c="17"/></text:p>
            <text:p><text:s text:c="12"/></text:p>
            <text:p><text:s text:c="8"/></text:p>
            <text:p><text:s text:c="8"/></text:p>
            <text:p><text:s text:c="8"/></text:p>
            <text:p><text:s text:c="12"/>Rodney Hood will move back to the bench on Saturday.</text:p>
            <text:p><text:s text:c="8"/></text:p>
            <text:p><text:s text:c="8"/></text:p>
            <text:p><text:s text:c="13"/>Donovan Mitchell is back, so Hood will move back to his sixth-man role. He did have a huge 29-point game on Thursday, but Hood has posted big lines off the bench, as well. In other words, the move to the bench doesn't hurt his fantasy value too much despite a slight hit to his ceiling per night.</text:p>
            <text:p><text:s text:c="8"/></text:p>
            <text:p><text:s text:c="8"/></text:p>
            <text:p><text:s text:c="13"/></text:p>
            <text:p><text:s text:c="14"/></text:p>
            <text:p><text:s text:c="13"/>Sat, Dec 23, 2017 07:2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Tyler Johnson, Josh Richardson, Kelly Olynyk and Bam Adebayo will start against the Pelicans on Saturday.</text:p>
            <text:p><text:s text:c="8"/></text:p>
            <text:p><text:s text:c="8"/></text:p>
            <text:p><text:s text:c="13"/>Dragic moves into the starting lineup way ahead of schedule, but he's going to be limit. He said the pain in his elbow was "always there" earlier this week and that it could be a problem for a month. His fantasy owners shouldn't have high hopes tonight, but he's still probably worth starting in standard leagues.</text:p>
            <text:p><text:s text:c="8"/></text:p>
            <text:p><text:s text:c="8"/></text:p>
            <text:p><text:s text:c="13"/></text:p>
            <text:p><text:s text:c="14"/></text:p>
            <text:p><text:s text:c="13"/>Source: Heat on Twitter <text:s text:c="34"/>Sat, Dec 23, 2017 07: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o Belinelli</text:p>
            <text:p><text:s text:c="17"/></text:p>
            <text:p><text:s text:c="17"/></text:p>
            <text:p><text:s text:c="22"/>- G - <text:s/>76ers</text:p>
            <text:p><text:s text:c="16"/></text:p>
            <text:p><text:s text:c="17"/></text:p>
            <text:p><text:s text:c="12"/></text:p>
            <text:p><text:s text:c="8"/></text:p>
            <text:p><text:s text:c="8"/></text:p>
            <text:p><text:s text:c="8"/></text:p>
            <text:p><text:s text:c="12"/>Marco Belinelli will move back to the bench on Saturday against the Mavs.</text:p>
            <text:p><text:s text:c="8"/></text:p>
            <text:p><text:s text:c="8"/></text:p>
            <text:p><text:s text:c="13"/>He went off for 27 points on Friday, but now Belinelli will likely have his minutes cut with Dennis Schroder back.</text:p>
            <text:p><text:s text:c="8"/></text:p>
            <text:p><text:s text:c="8"/></text:p>
            <text:p><text:s text:c="13"/></text:p>
            <text:p><text:s text:c="14"/></text:p>
            <text:p><text:s text:c="13"/>Sat, Dec 23, 2017 07: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Dennis Schroder (ankle) is starting and Marco Belinelli will move to the bench against the Mavs on Saturday.</text:p>
            <text:p><text:s text:c="8"/></text:p>
            <text:p><text:s text:c="8"/></text:p>
            <text:p><text:s text:c="13"/>We'll see how Schroder looks against his countryman Dirk Nowitzki today. He could be a little limited, but there was no word of him having a hard cap from the coaching staff. Start Schroder in season long.</text:p>
            <text:p><text:s text:c="8"/></text:p>
            <text:p><text:s text:c="8"/></text:p>
            <text:p><text:s text:c="13"/></text:p>
            <text:p><text:s text:c="14"/></text:p>
            <text:p><text:s text:c="13"/>Source: Mike Conti on Twitter <text:s text:c="28"/>Sat, Dec 23, 2017 07:1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on Waiters</text:p>
            <text:p><text:s text:c="17"/></text:p>
            <text:p><text:s text:c="17"/></text:p>
            <text:p><text:s text:c="22"/>- G - <text:s/>Heat</text:p>
            <text:p><text:s text:c="16"/></text:p>
            <text:p><text:s text:c="17"/></text:p>
            <text:p><text:s text:c="12"/></text:p>
            <text:p><text:s text:c="8"/></text:p>
            <text:p><text:s text:c="8"/></text:p>
            <text:p><text:s text:c="8"/></text:p>
            <text:p><text:s text:c="12"/>Dion Waiters (left ankle) does not have a timetable to return on his sprained ankle.</text:p>
            <text:p><text:s text:c="8"/></text:p>
            <text:p><text:s text:c="8"/></text:p>
            <text:p><text:s text:c="13"/>His bad ankle is swollen and Waiters is now dealing with pain, according to coach Erik Spoelstra. "It is a sprained ankle. So he'll have to go through our process of getting it better, getting it healthier, getting it stronger. And then we'll go from there," Spo said. Considering how there is what could be some instability in his ankle, he could be looking at a longer absence. He's a drop candidate while Wayne Ellington, Tyler Johnson and Josh Richardson also benefit.</text:p>
            <text:p><text:s text:c="8"/></text:p>
            <text:p><text:s text:c="8"/></text:p>
            <text:p><text:s text:c="13"/></text:p>
            <text:p><text:s text:c="14"/></text:p>
            <text:p><text:s text:c="13"/>Source: South Florida Sun-Sentinel <text:s text:c="23"/>Sat, Dec 23, 2017 07:0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glute) is available to play against the Nuggets on Saturday.</text:p>
            <text:p><text:s text:c="8"/></text:p>
            <text:p><text:s text:c="8"/></text:p>
            <text:p><text:s text:c="13"/>He was probable and he should be out there in the second unit. Looney has very little value because Jordan Bell is having a monster rookie season for a second rounder.</text:p>
            <text:p><text:s text:c="8"/></text:p>
            <text:p><text:s text:c="8"/></text:p>
            <text:p><text:s text:c="13"/></text:p>
            <text:p><text:s text:c="14"/></text:p>
            <text:p><text:s text:c="13"/>Source: Mark Medina on Twitter <text:s text:c="27"/>Sat, Dec 23, 2017 07:0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Brandon Ingram</text:p>
            <text:p><text:s text:c="17"/></text:p>
            <text:p><text:s text:c="17"/></text:p>
            <text:p><text:s text:c="22"/>- F - <text:s/>Lakers</text:p>
            <text:p><text:s text:c="16"/></text:p>
            <text:p><text:s text:c="17"/></text:p>
            <text:p><text:s text:c="12"/></text:p>
            <text:p><text:s text:c="8"/></text:p>
            <text:p><text:s text:c="8"/></text:p>
            <text:p><text:s text:c="8"/></text:p>
            <text:p><text:s text:c="12"/>Brandon Ingram (right quad, left quad) will not play against the Blazers on Saturday.</text:p>
            <text:p><text:s text:c="8"/></text:p>
            <text:p><text:s text:c="8"/></text:p>
            <text:p><text:s text:c="13"/>It's being called a contusion and tendinitis. Ingram looked like he took a knee below the belt on Friday, and perhaps that's what caused this injury. This is a back-to-back game, so hopefully that's a factor on him missing this one. With him out tonight, we'll be seeing more Josh Hart, Jordan Clarkson and we may see some rare Kyle Kuzma at the three -- Kuzma is playing a ton regardless.</text:p>
            <text:p><text:s text:c="8"/></text:p>
            <text:p><text:s text:c="8"/></text:p>
            <text:p><text:s text:c="13"/></text:p>
            <text:p><text:s text:c="14"/></text:p>
            <text:p><text:s text:c="13"/>Source: Tania Ganguli on Twitter <text:s text:c="25"/>Sat, Dec 23, 2017 06:5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arcus Smart</text:p>
            <text:p><text:s text:c="17"/></text:p>
            <text:p><text:s text:c="17"/></text:p>
            <text:p><text:s text:c="22"/>- G - <text:s/>Celtics</text:p>
            <text:p><text:s text:c="16"/></text:p>
            <text:p><text:s text:c="17"/></text:p>
            <text:p><text:s text:c="12"/></text:p>
            <text:p><text:s text:c="8"/></text:p>
            <text:p><text:s text:c="8"/></text:p>
            <text:p><text:s text:c="8"/></text:p>
            <text:p><text:s text:c="12"/>Marcus Smart will move back to the bench on Saturday against the Bulls.</text:p>
            <text:p><text:s text:c="8"/></text:p>
            <text:p><text:s text:c="8"/></text:p>
            <text:p><text:s text:c="13"/>He got a spot start against the Knicks because Jaylen Brown couldn't play, but the second-year wing is back. Smart does shoot the ball worse when he's coming off the bench and he's awful at home with only a 29.5 FG% at TD Garden this season.</text:p>
            <text:p><text:s text:c="8"/></text:p>
            <text:p><text:s text:c="8"/></text:p>
            <text:p><text:s text:c="13"/></text:p>
            <text:p><text:s text:c="14"/></text:p>
            <text:p><text:s text:c="13"/>Sat, Dec 23, 2017 06:5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za Pachulia</text:p>
            <text:p><text:s text:c="17"/></text:p>
            <text:p><text:s text:c="17"/></text:p>
            <text:p><text:s text:c="22"/>- C - <text:s/>Warriors</text:p>
            <text:p><text:s text:c="16"/></text:p>
            <text:p><text:s text:c="17"/></text:p>
            <text:p><text:s text:c="12"/></text:p>
            <text:p><text:s text:c="8"/></text:p>
            <text:p><text:s text:c="8"/></text:p>
            <text:p><text:s text:c="8"/></text:p>
            <text:p><text:s text:c="12"/>Zaza Pachulia (shoulder) and Shaun Livingston (knee) will not play against the Nuggets on Saturday.</text:p>
            <text:p><text:s text:c="8"/></text:p>
            <text:p><text:s text:c="8"/></text:p>
            <text:p><text:s text:c="13"/>That means we should get another game of Mr. Jordan Bell after he put up a 20-10 against the Lakers. Bell's fantasy supporters will be hoping Zaza takes his time and maybe Bell takes his job. Also, coach Steve Kerr said Zaza will "probably" get his starting job back. Go Bell tonight.</text:p>
            <text:p><text:s text:c="8"/></text:p>
            <text:p><text:s text:c="8"/></text:p>
            <text:p><text:s text:c="13"/></text:p>
            <text:p><text:s text:c="14"/></text:p>
            <text:p><text:s text:c="13"/>Source: Anthony Slater on Twitter <text:s text:c="24"/>Sat, Dec 23, 2017 06:5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knee) will not play vs. Denver on Saturday.</text:p>
            <text:p><text:s text:c="8"/></text:p>
            <text:p><text:s text:c="8"/></text:p>
            <text:p><text:s text:c="13"/>With Steph Curry (ankle) still on the shelf, Livingston's continued absence means more minutes for Patrick McCaw, Quinn Cook and Andre Iguodala. We'll consider him questionable to return for Monday's marquee matchup vs. the visiting Cavaliers.</text:p>
            <text:p><text:s text:c="8"/></text:p>
            <text:p><text:s text:c="8"/></text:p>
            <text:p><text:s text:c="13"/></text:p>
            <text:p><text:s text:c="14"/></text:p>
            <text:p><text:s text:c="13"/>Source: Conner Letourneau on Twitter <text:s text:c="21"/>Sat, Dec 23, 2017 06: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Hassan Whiteside</text:p>
            <text:p><text:s text:c="17"/></text:p>
            <text:p><text:s text:c="17"/></text:p>
            <text:p><text:s text:c="22"/>- C - <text:s/>Heat</text:p>
            <text:p><text:s text:c="16"/></text:p>
            <text:p><text:s text:c="17"/></text:p>
            <text:p><text:s text:c="12"/></text:p>
            <text:p><text:s text:c="8"/></text:p>
            <text:p><text:s text:c="8"/></text:p>
            <text:p><text:s text:c="8"/></text:p>
            <text:p><text:s text:c="12"/>Hassan Whiteside (knee) remains out for Saturday against the Pelicans.</text:p>
            <text:p><text:s text:c="8"/></text:p>
            <text:p><text:s text:c="8"/></text:p>
            <text:p><text:s text:c="13"/>He has not been expected to play all week. Whiteside posted a video of him shooting 3-pointers the other day and he's finally doing some on-court work. Maybe he'll have a chance to play before 2018, but clearly Whiteside is in no hurry to get back on the court after he called it a serious issue last month.</text:p>
            <text:p><text:s text:c="8"/></text:p>
            <text:p><text:s text:c="8"/></text:p>
            <text:p><text:s text:c="13"/></text:p>
            <text:p><text:s text:c="14"/></text:p>
            <text:p><text:s text:c="13"/>Sat, Dec 23, 2017 06:4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Dennis Schroder (left ankle) said he'll play against the Mavs on Saturday.</text:p>
            <text:p><text:s text:c="8"/></text:p>
            <text:p><text:s text:c="8"/></text:p>
            <text:p><text:s text:c="13"/>His left ankle sprain kept him out on Friday, but it sounds like he'll only miss one game. The Hawks are dead last in the NBA and they probably have one eye on the college lottery talent, so they could limit Schroder tonight or in the future.</text:p>
            <text:p><text:s text:c="8"/></text:p>
            <text:p><text:s text:c="8"/></text:p>
            <text:p><text:s text:c="13"/></text:p>
            <text:p><text:s text:c="14"/></text:p>
            <text:p><text:s text:c="13"/>Source: Michael Cunningham on Twitter <text:s text:c="20"/>Sat, Dec 23, 2017 06: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stise Winslow</text:p>
            <text:p><text:s text:c="17"/></text:p>
            <text:p><text:s text:c="17"/></text:p>
            <text:p><text:s text:c="22"/>- F - <text:s/>Heat</text:p>
            <text:p><text:s text:c="16"/></text:p>
            <text:p><text:s text:c="17"/></text:p>
            <text:p><text:s text:c="12"/></text:p>
            <text:p><text:s text:c="8"/></text:p>
            <text:p><text:s text:c="8"/></text:p>
            <text:p><text:s text:c="8"/></text:p>
            <text:p><text:s text:c="12"/>Justise Winslow (knee) will not play against the Pelicans on Saturday.</text:p>
            <text:p><text:s text:c="8"/></text:p>
            <text:p><text:s text:c="8"/></text:p>
            <text:p><text:s text:c="13"/>No surprise here and he was not expected to play since yesterday. The Heat do get James Johnson back tonight, so they may bump Jordan Mickey out of the rotation while Kelly Olynyk or Bam Adebayo could take a hit.</text:p>
            <text:p><text:s text:c="8"/></text:p>
            <text:p><text:s text:c="8"/></text:p>
            <text:p><text:s text:c="13"/></text:p>
            <text:p><text:s text:c="14"/></text:p>
            <text:p><text:s text:c="13"/>Source: Tom D'Angelo on Twitter <text:s text:c="26"/>Sat, Dec 23, 2017 06: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mba Walker</text:p>
            <text:p><text:s text:c="17"/></text:p>
            <text:p><text:s text:c="17"/></text:p>
            <text:p><text:s text:c="22"/>- G - <text:s/>Hornets</text:p>
            <text:p><text:s text:c="16"/></text:p>
            <text:p><text:s text:c="17"/></text:p>
            <text:p><text:s text:c="12"/></text:p>
            <text:p><text:s text:c="8"/></text:p>
            <text:p><text:s text:c="8"/></text:p>
            <text:p><text:s text:c="8"/></text:p>
            <text:p><text:s text:c="12"/>Kemba Walker (head) is listed as a starter against the Bucks on Saturday.</text:p>
            <text:p><text:s text:c="8"/></text:p>
            <text:p><text:s text:c="8"/></text:p>
            <text:p><text:s text:c="13"/>He warmed up with the intent to play and he does not have a concussion, so Walker should be ready to roll. The Bucks won't have Giannis Antetokounmpo (knee) lurking on defense, so Walker could have another big game like the 32-point Friday game against the Bucks.</text:p>
            <text:p><text:s text:c="8"/></text:p>
            <text:p><text:s text:c="8"/></text:p>
            <text:p><text:s text:c="13"/></text:p>
            <text:p><text:s text:c="14"/></text:p>
            <text:p><text:s text:c="13"/>Source: Ted Davis on Twitter <text:s text:c="29"/>Sat, Dec 23, 2017 06:2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Howard</text:p>
            <text:p><text:s text:c="17"/></text:p>
            <text:p><text:s text:c="17"/></text:p>
            <text:p><text:s text:c="22"/>- C - <text:s/>Hornets</text:p>
            <text:p><text:s text:c="16"/></text:p>
            <text:p><text:s text:c="17"/></text:p>
            <text:p><text:s text:c="12"/></text:p>
            <text:p><text:s text:c="8"/></text:p>
            <text:p><text:s text:c="8"/></text:p>
            <text:p><text:s text:c="8"/></text:p>
            <text:p><text:s text:c="12"/>Dwight Howard (finger) is listed as a starter vs. Milwaukee on Saturday.</text:p>
            <text:p><text:s text:c="8"/></text:p>
            <text:p><text:s text:c="8"/></text:p>
            <text:p><text:s text:c="13"/>Dwight left Friday's game after dislocating his right ring finger, but that shouldn't limit him in a favorable matchup vs. John Henson and the Bucks.</text:p>
            <text:p><text:s text:c="8"/></text:p>
            <text:p><text:s text:c="8"/></text:p>
            <text:p><text:s text:c="13"/></text:p>
            <text:p><text:s text:c="14"/></text:p>
            <text:p><text:s text:c="13"/>Source: Ted Davis on Twitter <text:s text:c="29"/>Sat, Dec 23, 2017 06:2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oran Dragic</text:p>
            <text:p><text:s text:c="17"/></text:p>
            <text:p><text:s text:c="17"/></text:p>
            <text:p><text:s text:c="22"/>- G - <text:s/>Heat</text:p>
            <text:p><text:s text:c="16"/></text:p>
            <text:p><text:s text:c="17"/></text:p>
            <text:p><text:s text:c="12"/></text:p>
            <text:p><text:s text:c="8"/></text:p>
            <text:p><text:s text:c="8"/></text:p>
            <text:p><text:s text:c="8"/></text:p>
            <text:p><text:s text:c="12"/>Goran Dragic (elbow) will warm up with the intention to play against the Pelicans on Saturday.</text:p>
            <text:p><text:s text:c="8"/></text:p>
            <text:p><text:s text:c="8"/></text:p>
            <text:p><text:s text:c="13"/>This is a big surprise after he said he was hoping to play on Tuesday. It's a matter of pain tolerance for Dragic and he said it could take a month to get right. If he's back, Tyler Johnson could take a slight hit, but it shouldn't be too much because Dion Waiters is out.</text:p>
            <text:p><text:s text:c="8"/></text:p>
            <text:p><text:s text:c="8"/></text:p>
            <text:p><text:s text:c="13"/></text:p>
            <text:p><text:s text:c="14"/></text:p>
            <text:p><text:s text:c="13"/>Source: Tim Reynolds on Twitter <text:s text:c="26"/>Sat, Dec 23, 2017 06:2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onovan Mitchell</text:p>
            <text:p><text:s text:c="17"/></text:p>
            <text:p><text:s text:c="17"/></text:p>
            <text:p><text:s text:c="22"/>- G - <text:s/>Jazz</text:p>
            <text:p><text:s text:c="16"/></text:p>
            <text:p><text:s text:c="17"/></text:p>
            <text:p><text:s text:c="12"/></text:p>
            <text:p><text:s text:c="8"/></text:p>
            <text:p><text:s text:c="8"/></text:p>
            <text:p><text:s text:c="8"/></text:p>
            <text:p><text:s text:c="12"/>Donovan Mitchell (toe) will start vs. the Thunder on Saturday.</text:p>
            <text:p><text:s text:c="8"/></text:p>
            <text:p><text:s text:c="8"/></text:p>
            <text:p><text:s text:c="13"/>Rodney Hood should revert to being the second unit's go-to scorer, with Mitchell starting alongside Ricky Rubio in the backcourt. Make sure Utah's star rookie is locked into your lineups in season-long leagues.</text:p>
            <text:p><text:s text:c="8"/></text:p>
            <text:p><text:s text:c="8"/></text:p>
            <text:p><text:s text:c="13"/>Related: Rodney Hood</text:p>
            <text:p><text:s text:c="14"/></text:p>
            <text:p><text:s text:c="13"/>Source: David Locke on Twitter <text:s text:c="27"/>Sat, Dec 23, 2017 06:2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ion Waiters</text:p>
            <text:p><text:s text:c="17"/></text:p>
            <text:p><text:s text:c="17"/></text:p>
            <text:p><text:s text:c="22"/>- G - <text:s/>Heat</text:p>
            <text:p><text:s text:c="16"/></text:p>
            <text:p><text:s text:c="17"/></text:p>
            <text:p><text:s text:c="12"/></text:p>
            <text:p><text:s text:c="8"/></text:p>
            <text:p><text:s text:c="8"/></text:p>
            <text:p><text:s text:c="8"/></text:p>
            <text:p><text:s text:c="12"/>Dion Waiters (ankle) will not play against the Pelicans on Saturday.</text:p>
            <text:p><text:s text:c="8"/></text:p>
            <text:p><text:s text:c="8"/></text:p>
            <text:p><text:s text:c="13"/>He rolled his troublesome left ankle on Friday, so this is not a surprise that he's not out there today. The good news is the MRI was negative, so this could be more of a day-to-day issue. It looks like Goran Dragic (elbow) could be back, so that means Wayne Ellington won't quite be in the same position to thrive like he did for his 28-point explosion. Still, Ellington is worth a look while Tyler Johnson could still have nice value even with Dragic possibly back.</text:p>
            <text:p><text:s text:c="8"/></text:p>
            <text:p><text:s text:c="8"/></text:p>
            <text:p><text:s text:c="13"/></text:p>
            <text:p><text:s text:c="14"/></text:p>
            <text:p><text:s text:c="13"/>Source: Heat on Twitter <text:s text:c="34"/>Sat, Dec 23, 2017 06: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es Johnson</text:p>
            <text:p><text:s text:c="17"/></text:p>
            <text:p><text:s text:c="17"/></text:p>
            <text:p><text:s text:c="22"/>- F - <text:s/>Heat</text:p>
            <text:p><text:s text:c="16"/></text:p>
            <text:p><text:s text:c="17"/></text:p>
            <text:p><text:s text:c="12"/></text:p>
            <text:p><text:s text:c="8"/></text:p>
            <text:p><text:s text:c="8"/></text:p>
            <text:p><text:s text:c="8"/></text:p>
            <text:p><text:s text:c="12"/>James Johnson (right ankle) will play vs. the Pelicans on Saturday.</text:p>
            <text:p><text:s text:c="8"/></text:p>
            <text:p><text:s text:c="8"/></text:p>
            <text:p><text:s text:c="13"/>Johnson's return could send Kelly Olynyk or Bam Adebayo back to the second unit, unless Miami rolls out a big lineup again vs. New Orleans. Jordan Mickey's playing time could also take a hit with JJ back in the lineup.</text:p>
            <text:p><text:s text:c="8"/></text:p>
            <text:p><text:s text:c="8"/></text:p>
            <text:p><text:s text:c="13"/></text:p>
            <text:p><text:s text:c="14"/></text:p>
            <text:p><text:s text:c="13"/>Source: Miami Heat on Twitter <text:s text:c="28"/>Sat, Dec 23, 2017 06: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Clarkson</text:p>
            <text:p><text:s text:c="17"/></text:p>
            <text:p><text:s text:c="17"/></text:p>
            <text:p><text:s text:c="22"/>- G - <text:s/>Cavaliers</text:p>
            <text:p><text:s text:c="16"/></text:p>
            <text:p><text:s text:c="17"/></text:p>
            <text:p><text:s text:c="12"/></text:p>
            <text:p><text:s text:c="8"/></text:p>
            <text:p><text:s text:c="8"/></text:p>
            <text:p><text:s text:c="8"/></text:p>
            <text:p><text:s text:c="12"/>The Lakers could look to trade Jordan Clarkson this season, according to Adrian Wojnarowski of ESPN.com.</text:p>
            <text:p><text:s text:c="8"/></text:p>
            <text:p><text:s text:c="8"/></text:p>
            <text:p><text:s text:c="13"/>Nothing is imminent on this, but it's no secret the Lakers want to clear out as much cap space this year to make room to sign free agents. If Clarkson does get traded, that would likely help out Josh Hart and maybe even Alex Caruso. Clarkson has really only been a low-end hold in standard leagues.</text:p>
            <text:p><text:s text:c="8"/></text:p>
            <text:p><text:s text:c="8"/></text:p>
            <text:p><text:s text:c="13"/></text:p>
            <text:p><text:s text:c="14"/></text:p>
            <text:p><text:s text:c="13"/>Source: ESPN <text:s text:c="45"/>Sat, Dec 23, 2017 06:1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Dennis Schroder (left ankle) is likely to play against the Mavs on Saturday.</text:p>
            <text:p><text:s text:c="8"/></text:p>
            <text:p><text:s text:c="8"/></text:p>
            <text:p><text:s text:c="13"/>He was a game-time call on Friday, but he was ruled out just before tip time. If Schroder is a go, that would likely push Kent Bazemore back to the wing and Marco Belinelli back to the bench. Schroder has shot the ball fairly well on the season, but he's trended down this month. His return also takes away from Malcolm Delaney and Isaiah Taylor.</text:p>
            <text:p><text:s text:c="8"/></text:p>
            <text:p><text:s text:c="8"/></text:p>
            <text:p><text:s text:c="13"/></text:p>
            <text:p><text:s text:c="14"/></text:p>
            <text:p><text:s text:c="13"/>Source: Brad Rowland on Twitter <text:s text:c="26"/>Sat, Dec 23, 2017 05:5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io Hezonja</text:p>
            <text:p><text:s text:c="17"/></text:p>
            <text:p><text:s text:c="17"/></text:p>
            <text:p><text:s text:c="22"/>- F - <text:s/>Magic</text:p>
            <text:p><text:s text:c="16"/></text:p>
            <text:p><text:s text:c="17"/></text:p>
            <text:p><text:s text:c="12"/></text:p>
            <text:p><text:s text:c="8"/></text:p>
            <text:p><text:s text:c="8"/></text:p>
            <text:p><text:s text:c="8"/></text:p>
            <text:p><text:s text:c="12"/>Elfrid Payton, Jonathon Simmons, Wes Iwundu, Mario Hezonja and Nikola Vucevic will start against the Wizards on Saturday.</text:p>
            <text:p><text:s text:c="8"/></text:p>
            <text:p><text:s text:c="8"/></text:p>
            <text:p><text:s text:c="13"/>Hezonja was playing well coming into Friday night, but coach Frank Vogel went with Marreese Speights to get him more size and shooting. Hezonja averages as a starter are 13.6 points, 5.0 boards, 1.6 assists, 1.0 steals, 0.8 blocks and 2.4 treys. He's on the board for DFS today, but won't have much value when Aaron Gordon (calf) can return.</text:p>
            <text:p><text:s text:c="8"/></text:p>
            <text:p><text:s text:c="8"/></text:p>
            <text:p><text:s text:c="13"/></text:p>
            <text:p><text:s text:c="14"/></text:p>
            <text:p><text:s text:c="13"/>Source: John Denton on Twitter <text:s text:c="27"/>Sat, Dec 23, 2017 05:4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Marreese Speights</text:p>
            <text:p><text:s text:c="17"/></text:p>
            <text:p><text:s text:c="17"/></text:p>
            <text:p><text:s text:c="22"/>- F/C - <text:s/>Magic</text:p>
            <text:p><text:s text:c="16"/></text:p>
            <text:p><text:s text:c="17"/></text:p>
            <text:p><text:s text:c="12"/></text:p>
            <text:p><text:s text:c="8"/></text:p>
            <text:p><text:s text:c="8"/></text:p>
            <text:p><text:s text:c="8"/></text:p>
            <text:p><text:s text:c="12"/>Marreese Speights will move to the bench against the Wizards on Saturday.</text:p>
            <text:p><text:s text:c="8"/></text:p>
            <text:p><text:s text:c="8"/></text:p>
            <text:p><text:s text:c="13"/>He busted on Friday with seven points and one rebound while struggling against the Pelicans bigs. There's a chance Speights is a DNP-CD today, so be careful on using him.</text:p>
            <text:p><text:s text:c="8"/></text:p>
            <text:p><text:s text:c="8"/></text:p>
            <text:p><text:s text:c="13"/></text:p>
            <text:p><text:s text:c="14"/></text:p>
            <text:p><text:s text:c="13"/>Source: John Denton on Twitter <text:s text:c="27"/>Sat, Dec 23, 2017 05:4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Achilles) will play vs. the Bulls on Saturday.</text:p>
            <text:p><text:s text:c="8"/></text:p>
            <text:p><text:s text:c="8"/></text:p>
            <text:p><text:s text:c="13"/>Brown's return should send Marcus Smart back to the second unit, while cutting into Terry Rozier's minutes and bumping Abdel Nader from the rotation. There's no mention of a minute-limit, so feel free to run him out there as usual.</text:p>
            <text:p><text:s text:c="8"/></text:p>
            <text:p><text:s text:c="8"/></text:p>
            <text:p><text:s text:c="13"/>Related: Marcus Smart</text:p>
            <text:p><text:s text:c="14"/></text:p>
            <text:p><text:s text:c="13"/>Source: Sean Grande on Twitter <text:s text:c="27"/>Sat, Dec 23, 2017 05:4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tthew Dellavedova</text:p>
            <text:p><text:s text:c="17"/></text:p>
            <text:p><text:s text:c="17"/></text:p>
            <text:p><text:s text:c="22"/>- G - <text:s/>Bucks</text:p>
            <text:p><text:s text:c="16"/></text:p>
            <text:p><text:s text:c="17"/></text:p>
            <text:p><text:s text:c="12"/></text:p>
            <text:p><text:s text:c="8"/></text:p>
            <text:p><text:s text:c="8"/></text:p>
            <text:p><text:s text:c="8"/></text:p>
            <text:p><text:s text:c="12"/>Matthew Dellavedova will start Saturday's game in place of Giannis Antetokounmpo (knee).</text:p>
            <text:p><text:s text:c="8"/></text:p>
            <text:p><text:s text:c="8"/></text:p>
            <text:p><text:s text:c="13"/>Dellavedova has been on a strict minute-limit since returning from his own knee injury this week, however, so even as a starter his upside is severely limited. Giannis' absence should ensure that Khris Middleton and Eric Bledsoe are very active offensively tonight.</text:p>
            <text:p><text:s text:c="8"/></text:p>
            <text:p><text:s text:c="8"/></text:p>
            <text:p><text:s text:c="13"/>Related: Giannis Antetokounmpo</text:p>
            <text:p><text:s text:c="14"/></text:p>
            <text:p><text:s text:c="13"/>Source: Matt Velazquez on Twitter <text:s text:c="24"/>Sat, Dec 23, 2017 05:3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iannis Antetokounmpo</text:p>
            <text:p><text:s text:c="17"/></text:p>
            <text:p><text:s text:c="17"/></text:p>
            <text:p><text:s text:c="22"/>- G/F - <text:s/>Bucks</text:p>
            <text:p><text:s text:c="16"/></text:p>
            <text:p><text:s text:c="17"/></text:p>
            <text:p><text:s text:c="12"/></text:p>
            <text:p><text:s text:c="8"/></text:p>
            <text:p><text:s text:c="8"/></text:p>
            <text:p><text:s text:c="8"/></text:p>
            <text:p><text:s text:c="12"/>Giannis Antetokounmpo (right knee soreness) is out Saturday against the Hornets.</text:p>
            <text:p><text:s text:c="8"/></text:p>
            <text:p><text:s text:c="8"/></text:p>
            <text:p><text:s text:c="13"/>This is the same right knee that kept him out on Nov. 22 and also for EuroBasket. There's a decent chance this won't be the last day off for Antetokounmpo and his fantasy owners will have to be on the lookout for back-to-back games -- he scored 26 points on Friday. With him out, it'll be Matt Dellavedova starting, but Eric Bledsoe and Khris Middleton will be in a very favorable spot to post massive stat lines.</text:p>
            <text:p><text:s text:c="8"/></text:p>
            <text:p><text:s text:c="8"/></text:p>
            <text:p><text:s text:c="13"/></text:p>
            <text:p><text:s text:c="14"/></text:p>
            <text:p><text:s text:c="13"/>Source: Matt Velazquez on Twitter <text:s text:c="24"/>Sat, Dec 23, 2017 05:3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J. Augustin</text:p>
            <text:p><text:s text:c="17"/></text:p>
            <text:p><text:s text:c="17"/></text:p>
            <text:p><text:s text:c="22"/>- G - <text:s/>Magic</text:p>
            <text:p><text:s text:c="16"/></text:p>
            <text:p><text:s text:c="17"/></text:p>
            <text:p><text:s text:c="12"/></text:p>
            <text:p><text:s text:c="8"/></text:p>
            <text:p><text:s text:c="8"/></text:p>
            <text:p><text:s text:c="8"/></text:p>
            <text:p><text:s text:c="12"/>D.J. Augustin will move to the bench against the Wizards on Saturday.</text:p>
            <text:p><text:s text:c="8"/></text:p>
            <text:p><text:s text:c="8"/></text:p>
            <text:p><text:s text:c="13"/>He started against the smaller Pelicans backcourt on Friday, but that won't work against this Wizards team. Expect Augustin to back up Elfrid Payton with the occasional SG minutes. Shelvin Mack could be out of the rotation.</text:p>
            <text:p><text:s text:c="8"/></text:p>
            <text:p><text:s text:c="8"/></text:p>
            <text:p><text:s text:c="13"/></text:p>
            <text:p><text:s text:c="14"/></text:p>
            <text:p><text:s text:c="13"/>Source: John Denton on Twitter <text:s text:c="27"/>Sat, Dec 23, 2017 05:3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esley Iwundu</text:p>
            <text:p><text:s text:c="17"/></text:p>
            <text:p><text:s text:c="17"/></text:p>
            <text:p><text:s text:c="22"/>- G/F - <text:s/>Magic</text:p>
            <text:p><text:s text:c="16"/></text:p>
            <text:p><text:s text:c="17"/></text:p>
            <text:p><text:s text:c="12"/></text:p>
            <text:p><text:s text:c="8"/></text:p>
            <text:p><text:s text:c="8"/></text:p>
            <text:p><text:s text:c="8"/></text:p>
            <text:p><text:s text:c="12"/>Wes Iwundu will start against the Wizards on Saturday.</text:p>
            <text:p><text:s text:c="8"/></text:p>
            <text:p><text:s text:c="8"/></text:p>
            <text:p><text:s text:c="13"/>The Magic will go with more size on the wing after they started D.J. Augustin on Friday. Iwundu will have to either get hot or fill the defensive stats to have value because he's not taking many shots.</text:p>
            <text:p><text:s text:c="8"/></text:p>
            <text:p><text:s text:c="8"/></text:p>
            <text:p><text:s text:c="13"/></text:p>
            <text:p><text:s text:c="14"/></text:p>
            <text:p><text:s text:c="13"/>Source: John Denton on Twitter <text:s text:c="27"/>Sat, Dec 23, 2017 05:3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Jonathan Isaac (ankle) will not play against the Wizards on Saturday.</text:p>
            <text:p><text:s text:c="8"/></text:p>
            <text:p><text:s text:c="8"/></text:p>
            <text:p><text:s text:c="13"/>He was called doubtful, but it's no surprise that the Magic will keep him out. Isaac suffered an aggravation to his ankle and the Magic won't be in a rush to bring him back. He's lost a lot of stash appeal here.</text:p>
            <text:p><text:s text:c="8"/></text:p>
            <text:p><text:s text:c="8"/></text:p>
            <text:p><text:s text:c="13"/></text:p>
            <text:p><text:s text:c="14"/></text:p>
            <text:p><text:s text:c="13"/>Source: John Denton on Twitter <text:s text:c="27"/>Sat, Dec 23, 2017 05:3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Booker</text:p>
            <text:p><text:s text:c="17"/></text:p>
            <text:p><text:s text:c="17"/></text:p>
            <text:p><text:s text:c="22"/>- G - <text:s/>Suns</text:p>
            <text:p><text:s text:c="16"/></text:p>
            <text:p><text:s text:c="17"/></text:p>
            <text:p><text:s text:c="12"/></text:p>
            <text:p><text:s text:c="8"/></text:p>
            <text:p><text:s text:c="8"/></text:p>
            <text:p><text:s text:c="8"/></text:p>
            <text:p><text:s text:c="12"/>Devin Booker (groin) has been upgraded to 'doubtful' for Saturday's game.</text:p>
            <text:p><text:s text:c="8"/></text:p>
            <text:p><text:s text:c="8"/></text:p>
            <text:p><text:s text:c="13"/>He was previously listed as 'out' for this game but the status change probably doesn't mean much -- Suns GM Ryan McDonough previously said the team hopes to get him back on Dec. 29 vs. the Kings.</text:p>
            <text:p><text:s text:c="8"/></text:p>
            <text:p><text:s text:c="8"/></text:p>
            <text:p><text:s text:c="13"/></text:p>
            <text:p><text:s text:c="14"/></text:p>
            <text:p><text:s text:c="13"/>Source: Scott Bordow on Twitter <text:s text:c="26"/>Sat, Dec 23, 2017 05: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calf), Evan Fournier (ankle) and Jonathan Isaac (ankle) will not play against the Wizards on Saturday.</text:p>
            <text:p><text:s text:c="8"/></text:p>
            <text:p><text:s text:c="8"/></text:p>
            <text:p><text:s text:c="13"/>No surprise here and Gordon will now be missing over a week with his calf strain. Hopefully, he's going to have a chance to play next week, but it doesn't sound like he's too close yet. With him out, Mario Hezonja will start again and he should be a big opportunity in front of him.</text:p>
            <text:p><text:s text:c="8"/></text:p>
            <text:p><text:s text:c="8"/></text:p>
            <text:p><text:s text:c="13"/></text:p>
            <text:p><text:s text:c="14"/></text:p>
            <text:p><text:s text:c="13"/>Source: John Denton on Twitter <text:s text:c="27"/>Sat, Dec 23, 2017 05: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Evan Fournier (ankle) won't play vs. the Wizards on Saturday, as expected.</text:p>
            <text:p><text:s text:c="8"/></text:p>
            <text:p><text:s text:c="8"/></text:p>
            <text:p><text:s text:c="13"/>Fournier was on the court running and shooting prior to the game, however, so it sounds like he's nearing a return. The Magic don't play again until Tuesday which may have influenced the thinking here, giving him three more full days to rest before potentially facing the Heat in Miami. Jonathon Simmons should be particularly busy with Fournier, Aaron Gordon (calf) and Jonathan Isaac (ankle) all out again tonight.</text:p>
            <text:p><text:s text:c="8"/></text:p>
            <text:p><text:s text:c="8"/></text:p>
            <text:p><text:s text:c="13"/>Related: Jonathon Simmons</text:p>
            <text:p><text:s text:c="14"/></text:p>
            <text:p><text:s text:c="13"/>Source: Dante Marchitelli on Twitter <text:s text:c="21"/>Sat, Dec 23, 2017 05:2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eon Graham</text:p>
            <text:p><text:s text:c="17"/></text:p>
            <text:p><text:s text:c="17"/></text:p>
            <text:p><text:s text:c="22"/>- G - <text:s/>Hornets</text:p>
            <text:p><text:s text:c="16"/></text:p>
            <text:p><text:s text:c="17"/></text:p>
            <text:p><text:s text:c="12"/></text:p>
            <text:p><text:s text:c="8"/></text:p>
            <text:p><text:s text:c="8"/></text:p>
            <text:p><text:s text:c="8"/></text:p>
            <text:p><text:s text:c="12"/>Treveon Graham (back) is available to play against the Bucks on Saturday.</text:p>
            <text:p><text:s text:c="8"/></text:p>
            <text:p><text:s text:c="8"/></text:p>
            <text:p><text:s text:c="13"/>He's missed three games and his playing time has dropped now that the Hornets are somewhat healthy. Graham has very little fantasy value.</text:p>
            <text:p><text:s text:c="8"/></text:p>
            <text:p><text:s text:c="8"/></text:p>
            <text:p><text:s text:c="13"/></text:p>
            <text:p><text:s text:c="14"/></text:p>
            <text:p><text:s text:c="13"/>Source: Hornets on Twitter <text:s text:c="31"/>Sat, Dec 23, 2017 05:2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hn Wall</text:p>
            <text:p><text:s text:c="17"/></text:p>
            <text:p><text:s text:c="17"/></text:p>
            <text:p><text:s text:c="22"/>- G - <text:s/>Wizards</text:p>
            <text:p><text:s text:c="16"/></text:p>
            <text:p><text:s text:c="17"/></text:p>
            <text:p><text:s text:c="12"/></text:p>
            <text:p><text:s text:c="8"/></text:p>
            <text:p><text:s text:c="8"/></text:p>
            <text:p><text:s text:c="8"/></text:p>
            <text:p><text:s text:c="12"/>John Wall will not have a minutes limit against the Magic on Saturday.</text:p>
            <text:p><text:s text:c="8"/></text:p>
            <text:p><text:s text:c="8"/></text:p>
            <text:p><text:s text:c="13"/>He was expected to play 25 minutes on Friday, but the Wizards were blown out as the Nets had their biggest home win at Barclays Center. Wall should be in a big spot to succeed today because the Magic are giving up a lot of points to starters. He's an option in DFS today and his owners may be pretty low, too.</text:p>
            <text:p><text:s text:c="8"/></text:p>
            <text:p><text:s text:c="8"/></text:p>
            <text:p><text:s text:c="13"/></text:p>
            <text:p><text:s text:c="14"/></text:p>
            <text:p><text:s text:c="13"/>Source: Chris Miller on Twitter <text:s text:c="26"/>Sat, Dec 23, 2017 05:2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Howard</text:p>
            <text:p><text:s text:c="17"/></text:p>
            <text:p><text:s text:c="17"/></text:p>
            <text:p><text:s text:c="22"/>- C - <text:s/>Hornets</text:p>
            <text:p><text:s text:c="16"/></text:p>
            <text:p><text:s text:c="17"/></text:p>
            <text:p><text:s text:c="12"/></text:p>
            <text:p><text:s text:c="8"/></text:p>
            <text:p><text:s text:c="8"/></text:p>
            <text:p><text:s text:c="8"/></text:p>
            <text:p><text:s text:c="12"/>Dwight Howard (finger) will warm up with the intent to play against the Bucks on Saturday.</text:p>
            <text:p><text:s text:c="8"/></text:p>
            <text:p><text:s text:c="8"/></text:p>
            <text:p><text:s text:c="13"/>He hurt his right ring finger in the first quarter on Friday, but he did not return due to a dislocation. Assuming Howard is a go, he may not be limited too much and he's probably not going to have many jumpers anyway. This is a hit to Frank Kaminsky and Marvin Williams.</text:p>
            <text:p><text:s text:c="8"/></text:p>
            <text:p><text:s text:c="8"/></text:p>
            <text:p><text:s text:c="13"/></text:p>
            <text:p><text:s text:c="14"/></text:p>
            <text:p><text:s text:c="13"/>Source: Hornets on Twitter <text:s text:c="31"/>Sat, Dec 23, 2017 05:0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mba Walker</text:p>
            <text:p><text:s text:c="17"/></text:p>
            <text:p><text:s text:c="17"/></text:p>
            <text:p><text:s text:c="22"/>- G - <text:s/>Hornets</text:p>
            <text:p><text:s text:c="16"/></text:p>
            <text:p><text:s text:c="17"/></text:p>
            <text:p><text:s text:c="12"/></text:p>
            <text:p><text:s text:c="8"/></text:p>
            <text:p><text:s text:c="8"/></text:p>
            <text:p><text:s text:c="8"/></text:p>
            <text:p><text:s text:c="12"/>Kemba Walker (head) and Dwight Howard (finger) will warm up on Saturday with the intent to play.</text:p>
            <text:p><text:s text:c="8"/></text:p>
            <text:p><text:s text:c="8"/></text:p>
            <text:p><text:s text:c="13"/>Walker has a head contusion, but he didn't have a concussion from his injury late in the fourth quarter on Friday. Walker will get another matchup against the Bucks, so he will look to build off his 32 points from Friday night. For now, expect him to be a full go.</text:p>
            <text:p><text:s text:c="8"/></text:p>
            <text:p><text:s text:c="8"/></text:p>
            <text:p><text:s text:c="13"/></text:p>
            <text:p><text:s text:c="14"/></text:p>
            <text:p><text:s text:c="13"/>Source: Hornets on Twitter <text:s text:c="31"/>Sat, Dec 23, 2017 05:0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mir Johnson</text:p>
            <text:p><text:s text:c="17"/></text:p>
            <text:p><text:s text:c="17"/></text:p>
            <text:p><text:s text:c="22"/>- F/C - <text:s/>76ers</text:p>
            <text:p><text:s text:c="16"/></text:p>
            <text:p><text:s text:c="17"/></text:p>
            <text:p><text:s text:c="12"/></text:p>
            <text:p><text:s text:c="8"/></text:p>
            <text:p><text:s text:c="8"/></text:p>
            <text:p><text:s text:c="8"/></text:p>
            <text:p><text:s text:c="12"/>Amir Johnson will move back to the bench on Saturday.</text:p>
            <text:p><text:s text:c="8"/></text:p>
            <text:p><text:s text:c="8"/></text:p>
            <text:p><text:s text:c="13"/>It'll be interesting to see if Richaun Holmes or Amir Johnson get the backup center minutes. Either way, Holmes is the only one worth owning for his handcuff appeal.</text:p>
            <text:p><text:s text:c="8"/></text:p>
            <text:p><text:s text:c="8"/></text:p>
            <text:p><text:s text:c="13"/></text:p>
            <text:p><text:s text:c="14"/></text:p>
            <text:p><text:s text:c="13"/>Sat, Dec 23, 2017 04:57: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erryd Bayless</text:p>
            <text:p><text:s text:c="17"/></text:p>
            <text:p><text:s text:c="17"/></text:p>
            <text:p><text:s text:c="22"/>- G - <text:s/>76ers</text:p>
            <text:p><text:s text:c="16"/></text:p>
            <text:p><text:s text:c="17"/></text:p>
            <text:p><text:s text:c="12"/></text:p>
            <text:p><text:s text:c="8"/></text:p>
            <text:p><text:s text:c="8"/></text:p>
            <text:p><text:s text:c="8"/></text:p>
            <text:p><text:s text:c="12"/>Ben Simmons, Jerryd Bayless, Robert Covington, Dario Saric and Joel Embiid will start against the Raptors on Saturday.</text:p>
            <text:p><text:s text:c="8"/></text:p>
            <text:p><text:s text:c="8"/></text:p>
            <text:p><text:s text:c="13"/>The 76ers announce their starting five later than usual and they didn't post it with one of their fancy GIFs like they normally do. Bayless should be looking at minutes in the 30s and could be used as a streamer tonight.</text:p>
            <text:p><text:s text:c="8"/></text:p>
            <text:p><text:s text:c="8"/></text:p>
            <text:p><text:s text:c="13"/></text:p>
            <text:p><text:s text:c="14"/></text:p>
            <text:p><text:s text:c="13"/>Source: 76ers on Twitter <text:s text:c="33"/>Sat, Dec 23, 2017 04:5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back) will play against the Raptors on Saturday.</text:p>
            <text:p><text:s text:c="8"/></text:p>
            <text:p><text:s text:c="8"/></text:p>
            <text:p><text:s text:c="13"/>He was a true game-time call and the 76ers kept this one pretty quiet. After the team played him 49 minutes last week, you can bet they won't be unleashing him like that again. It'll be interesting to see how far back his minutes get dialed back, but go ahead and get him in your lineup.</text:p>
            <text:p><text:s text:c="8"/></text:p>
            <text:p><text:s text:c="8"/></text:p>
            <text:p><text:s text:c="13"/></text:p>
            <text:p><text:s text:c="14"/></text:p>
            <text:p><text:s text:c="13"/>Source: Blake Murphy on Twitter <text:s text:c="26"/>Sat, Dec 23, 2017 04:4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When asked if Zach LaVine (knee) can make his season debut on Jan. 13, coach Fred Hoiberg said "something like that."</text:p>
            <text:p><text:s text:c="8"/></text:p>
            <text:p><text:s text:c="8"/></text:p>
            <text:p><text:s text:c="13"/>"I don’t know if that will be the exact game, but the big thing is how he responds to the consecutive days of contact because he has not had that yet," Hoiberg said. That Jan. 13 date is noteworthy because it's Zach LaVine bobblehead night. The Bulls have said they want him to go through six practices with the first coming on what could be Dec. 30. Hoiberg did add that LaVine had a bit of a workout setback seven to 10 days ago when he got hurt dunking, which was related to his back. Regardless, it'll probably take until February before he's a reliable fantasy asset.</text:p>
            <text:p><text:s text:c="8"/></text:p>
            <text:p><text:s text:c="8"/></text:p>
            <text:p><text:s text:c="13"/></text:p>
            <text:p><text:s text:c="14"/></text:p>
            <text:p><text:s text:c="13"/>Source: NBA.com <text:s text:c="42"/>Sat, Dec 23, 2017 04:3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mmanuel Mudiay</text:p>
            <text:p><text:s text:c="17"/></text:p>
            <text:p><text:s text:c="17"/></text:p>
            <text:p><text:s text:c="22"/>- G - <text:s/>Knicks</text:p>
            <text:p><text:s text:c="16"/></text:p>
            <text:p><text:s text:c="17"/></text:p>
            <text:p><text:s text:c="12"/></text:p>
            <text:p><text:s text:c="8"/></text:p>
            <text:p><text:s text:c="8"/></text:p>
            <text:p><text:s text:c="8"/></text:p>
            <text:p><text:s text:c="12"/>Emmanuel Mudiay (ankle) is out for Saturday against the Warriors.</text:p>
            <text:p><text:s text:c="8"/></text:p>
            <text:p><text:s text:c="8"/></text:p>
            <text:p><text:s text:c="13"/>Yesterday, coach Mike Malone said Mudiay had a chance to play tonight, but the team decides to just rule him out before warmups. With Mudiay out, Jamal Murray should get a few more minutes with more opportunity for Will Barton in the second unit.</text:p>
            <text:p><text:s text:c="8"/></text:p>
            <text:p><text:s text:c="8"/></text:p>
            <text:p><text:s text:c="13"/></text:p>
            <text:p><text:s text:c="14"/></text:p>
            <text:p><text:s text:c="13"/>Source: Nuggets on Twitter <text:s text:c="31"/>Sat, Dec 23, 2017 03: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hamstring) is out for Saturday against the Raptors.</text:p>
            <text:p><text:s text:c="8"/></text:p>
            <text:p><text:s text:c="8"/></text:p>
            <text:p><text:s text:c="13"/>He was doubtful tonight, so he was never really expected to play and will miss his second game. With him out, Jerryd Bayless should be getting the start while more shots should be going to guys like Robert Covington, who becomes an interesting DFS play.</text:p>
            <text:p><text:s text:c="8"/></text:p>
            <text:p><text:s text:c="8"/></text:p>
            <text:p><text:s text:c="13"/></text:p>
            <text:p><text:s text:c="14"/></text:p>
            <text:p><text:s text:c="13"/>Source: Keith Pompey on Twitter <text:s text:c="26"/>Sat, Dec 23, 2017 03:4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quad) has now been ruled out for Saturday against the Kings.</text:p>
            <text:p><text:s text:c="8"/></text:p>
            <text:p><text:s text:c="8"/></text:p>
            <text:p><text:s text:c="13"/>Oh, Spurs. Their injury reporting has been a complete mess lately with Leonard now being called probable, questionable and now out within 30 minutes. If nothing changes, that should mean more Kyle Anderson, Bryn Forbes, Rudy Gay and Davis Bertans. Leonard is going to be very annoying to own for the foreseeable future.</text:p>
            <text:p><text:s text:c="8"/></text:p>
            <text:p><text:s text:c="8"/></text:p>
            <text:p><text:s text:c="13"/></text:p>
            <text:p><text:s text:c="14"/></text:p>
            <text:p><text:s text:c="13"/>Source: ESPN.com <text:s text:c="41"/>Sat, Dec 23, 2017 03: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von Looney</text:p>
            <text:p><text:s text:c="17"/></text:p>
            <text:p><text:s text:c="17"/></text:p>
            <text:p><text:s text:c="22"/>- F - <text:s/>Warriors</text:p>
            <text:p><text:s text:c="16"/></text:p>
            <text:p><text:s text:c="17"/></text:p>
            <text:p><text:s text:c="12"/></text:p>
            <text:p><text:s text:c="8"/></text:p>
            <text:p><text:s text:c="8"/></text:p>
            <text:p><text:s text:c="8"/></text:p>
            <text:p><text:s text:c="12"/>Kevon Looney (glute strain) is probable for Saturday against the Nuggets.</text:p>
            <text:p><text:s text:c="8"/></text:p>
            <text:p><text:s text:c="8"/></text:p>
            <text:p><text:s text:c="13"/>He should be OK, but the Warriors should be OK without him. If he's out, that could help JaVale McGee, David West and Jordan Bell.</text:p>
            <text:p><text:s text:c="8"/></text:p>
            <text:p><text:s text:c="8"/></text:p>
            <text:p><text:s text:c="13"/></text:p>
            <text:p><text:s text:c="14"/></text:p>
            <text:p><text:s text:c="13"/>Source: Warriors on Twitter <text:s text:c="30"/>Sat, Dec 23, 2017 03:3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as Nogueira</text:p>
            <text:p><text:s text:c="17"/></text:p>
            <text:p><text:s text:c="17"/></text:p>
            <text:p><text:s text:c="22"/>- C - <text:s/>Raptors</text:p>
            <text:p><text:s text:c="16"/></text:p>
            <text:p><text:s text:c="17"/></text:p>
            <text:p><text:s text:c="12"/></text:p>
            <text:p><text:s text:c="8"/></text:p>
            <text:p><text:s text:c="8"/></text:p>
            <text:p><text:s text:c="8"/></text:p>
            <text:p><text:s text:c="12"/>Lucas Nogueira (calf) will not play against the 76ers on Saturday.</text:p>
            <text:p><text:s text:c="8"/></text:p>
            <text:p><text:s text:c="8"/></text:p>
            <text:p><text:s text:c="13"/>It was a little odd he was upgraded to questionable, but it's still a good sign that he could be back this month. With Nogueira out, Jakob Poeltl should be taking up most of the backup center minutes while Serge Ibaka and Jonas Valanaciunas have slightly longer leashes.</text:p>
            <text:p><text:s text:c="8"/></text:p>
            <text:p><text:s text:c="8"/></text:p>
            <text:p><text:s text:c="13"/></text:p>
            <text:p><text:s text:c="14"/></text:p>
            <text:p><text:s text:c="13"/>Source: Josh Lewenberg on Twitter <text:s text:c="24"/>Sat, Dec 23, 2017 03:2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oah Vonleh</text:p>
            <text:p><text:s text:c="17"/></text:p>
            <text:p><text:s text:c="17"/></text:p>
            <text:p><text:s text:c="22"/>- F - <text:s/>Bulls</text:p>
            <text:p><text:s text:c="16"/></text:p>
            <text:p><text:s text:c="17"/></text:p>
            <text:p><text:s text:c="12"/></text:p>
            <text:p><text:s text:c="8"/></text:p>
            <text:p><text:s text:c="8"/></text:p>
            <text:p><text:s text:c="8"/></text:p>
            <text:p><text:s text:c="12"/>Noah Vonleh (finger) is questionable to play against the Lakers on Saturday.</text:p>
            <text:p><text:s text:c="8"/></text:p>
            <text:p><text:s text:c="8"/></text:p>
            <text:p><text:s text:c="13"/>No surprises here after he dislocated his right ring finger. If he's out, that could help Moe Harkless get in the rotation like he was on Friday. This could also help Zach Collins if Vonleh can't go.</text:p>
            <text:p><text:s text:c="8"/></text:p>
            <text:p><text:s text:c="8"/></text:p>
            <text:p><text:s text:c="13"/></text:p>
            <text:p><text:s text:c="14"/></text:p>
            <text:p><text:s text:c="13"/>Source: NBCS Northwest <text:s text:c="35"/>Sat, Dec 23, 2017 03:1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 Gasol</text:p>
            <text:p><text:s text:c="17"/></text:p>
            <text:p><text:s text:c="17"/></text:p>
            <text:p><text:s text:c="22"/>- F/C - <text:s/>Spurs</text:p>
            <text:p><text:s text:c="16"/></text:p>
            <text:p><text:s text:c="17"/></text:p>
            <text:p><text:s text:c="12"/></text:p>
            <text:p><text:s text:c="8"/></text:p>
            <text:p><text:s text:c="8"/></text:p>
            <text:p><text:s text:c="8"/></text:p>
            <text:p><text:s text:c="12"/>Pau Gasol (groin) has been upgraded to probable to face the Kings on Saturday.</text:p>
            <text:p><text:s text:c="8"/></text:p>
            <text:p><text:s text:c="8"/></text:p>
            <text:p><text:s text:c="13"/>Oh, Spurs. Coach Gregg Popovich said Gasol was out yesterday, but now he's probable. The Spurs are all over the place with their injury reporting, so it's hard to make heads or tails of anything. If Gasol does go, he could have a minutes limit. We'll add this shouldn't be treated like your normal probable tag.</text:p>
            <text:p><text:s text:c="8"/></text:p>
            <text:p><text:s text:c="8"/></text:p>
            <text:p><text:s text:c="13"/></text:p>
            <text:p><text:s text:c="14"/></text:p>
            <text:p><text:s text:c="13"/>Source: Tom Orsborn on Twitter <text:s text:c="27"/>Sat, Dec 23, 2017 03:1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awhi Leonard</text:p>
            <text:p><text:s text:c="17"/></text:p>
            <text:p><text:s text:c="17"/></text:p>
            <text:p><text:s text:c="22"/>- F - <text:s/>Spurs</text:p>
            <text:p><text:s text:c="16"/></text:p>
            <text:p><text:s text:c="17"/></text:p>
            <text:p><text:s text:c="12"/></text:p>
            <text:p><text:s text:c="8"/></text:p>
            <text:p><text:s text:c="8"/></text:p>
            <text:p><text:s text:c="8"/></text:p>
            <text:p><text:s text:c="12"/>Kawhi Leonard (quad) has been downgraded to questionable to face the Kings on Saturday.</text:p>
            <text:p><text:s text:c="8"/></text:p>
            <text:p><text:s text:c="8"/></text:p>
            <text:p><text:s text:c="13"/>He was probable yesterday, but the Spurs are now going to cast some more doubt he'll be playing. This game is not on a back-to-back set and maybe they want to rest him one more game. If he can't go, Kyle Anderson, Rudy Gay, Bryn Forbes and Davis Bertans could all be asked to step up.</text:p>
            <text:p><text:s text:c="8"/></text:p>
            <text:p><text:s text:c="8"/></text:p>
            <text:p><text:s text:c="13"/></text:p>
            <text:p><text:s text:c="14"/></text:p>
            <text:p><text:s text:c="13"/>Source: Tom Orsborn on Twitter <text:s text:c="27"/>Sat, Dec 23, 2017 03: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reg Monroe</text:p>
            <text:p><text:s text:c="17"/></text:p>
            <text:p><text:s text:c="17"/></text:p>
            <text:p><text:s text:c="22"/>- C - <text:s/>Celtics</text:p>
            <text:p><text:s text:c="16"/></text:p>
            <text:p><text:s text:c="17"/></text:p>
            <text:p><text:s text:c="12"/></text:p>
            <text:p><text:s text:c="8"/></text:p>
            <text:p><text:s text:c="8"/></text:p>
            <text:p><text:s text:c="8"/></text:p>
            <text:p><text:s text:c="12"/>Greg Monroe will be moving to the bench against the Wolves on Saturday.</text:p>
            <text:p><text:s text:c="8"/></text:p>
            <text:p><text:s text:c="8"/></text:p>
            <text:p><text:s text:c="13"/>It's fair to assume he's not going to play tonight after his eight-point, 12-board start on Thursday. Monroe actually played OK and had a big play late in the game with an assist to Troy Daniels to help win the game. The Suns are still holding Monroe as a trade chip, but they're clearly in no rush to move him.</text:p>
            <text:p><text:s text:c="8"/></text:p>
            <text:p><text:s text:c="8"/></text:p>
            <text:p><text:s text:c="13"/></text:p>
            <text:p><text:s text:c="14"/></text:p>
            <text:p><text:s text:c="13"/>Source: Scott Bordow on Twitter <text:s text:c="26"/>Sat, Dec 23, 2017 03:0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yson Chandler</text:p>
            <text:p><text:s text:c="17"/></text:p>
            <text:p><text:s text:c="17"/></text:p>
            <text:p><text:s text:c="22"/>- C - <text:s/>Suns</text:p>
            <text:p><text:s text:c="16"/></text:p>
            <text:p><text:s text:c="17"/></text:p>
            <text:p><text:s text:c="12"/></text:p>
            <text:p><text:s text:c="8"/></text:p>
            <text:p><text:s text:c="8"/></text:p>
            <text:p><text:s text:c="8"/></text:p>
            <text:p><text:s text:c="12"/>Tyson Chandler will start on Saturday night against the Wolves.</text:p>
            <text:p><text:s text:c="8"/></text:p>
            <text:p><text:s text:c="8"/></text:p>
            <text:p><text:s text:c="13"/>That should mean that Greg Monroe gets the night off tonight after he started on Thursday. Chandler has been pretty bad since Isaiah Canaan with the worst net rating on the team. There's still a chance that Alex Len gets a night off, but for now he should be good to go.</text:p>
            <text:p><text:s text:c="8"/></text:p>
            <text:p><text:s text:c="8"/></text:p>
            <text:p><text:s text:c="13"/></text:p>
            <text:p><text:s text:c="14"/></text:p>
            <text:p><text:s text:c="13"/>Source: Scott Bordow on Twitter <text:s text:c="26"/>Sat, Dec 23, 2017 02:55: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yean Dotson</text:p>
            <text:p><text:s text:c="17"/></text:p>
            <text:p><text:s text:c="17"/></text:p>
            <text:p><text:s text:c="22"/>- G - <text:s/>Knicks</text:p>
            <text:p><text:s text:c="16"/></text:p>
            <text:p><text:s text:c="17"/></text:p>
            <text:p><text:s text:c="12"/></text:p>
            <text:p><text:s text:c="8"/></text:p>
            <text:p><text:s text:c="8"/></text:p>
            <text:p><text:s text:c="8"/></text:p>
            <text:p><text:s text:c="12"/>Damyean Dotson was sent down to the G League.</text:p>
            <text:p><text:s text:c="8"/></text:p>
            <text:p><text:s text:c="8"/></text:p>
            <text:p><text:s text:c="13"/>After getting a chance to start earlier this month when Tim Hardaway Jr. (leg) started missing time, Dotson fizzled out. Lance Thomas seems to have the starting job locked up until THJ gets back.</text:p>
            <text:p><text:s text:c="8"/></text:p>
            <text:p><text:s text:c="8"/></text:p>
            <text:p><text:s text:c="13"/></text:p>
            <text:p><text:s text:c="14"/></text:p>
            <text:p><text:s text:c="13"/>Source: Knicks on Twitter <text:s text:c="32"/>Sat, Dec 23, 2017 02:4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ychal Green</text:p>
            <text:p><text:s text:c="17"/></text:p>
            <text:p><text:s text:c="17"/></text:p>
            <text:p><text:s text:c="22"/>- F/C - <text:s/>Grizzlies</text:p>
            <text:p><text:s text:c="16"/></text:p>
            <text:p><text:s text:c="17"/></text:p>
            <text:p><text:s text:c="12"/></text:p>
            <text:p><text:s text:c="8"/></text:p>
            <text:p><text:s text:c="8"/></text:p>
            <text:p><text:s text:c="8"/></text:p>
            <text:p><text:s text:c="12"/>JaMychal Green (right knee) is listed as doubtful for Saturday's game against the Clippers.</text:p>
            <text:p><text:s text:c="8"/></text:p>
            <text:p><text:s text:c="8"/></text:p>
            <text:p><text:s text:c="13"/>He is battling soreness in his right knee, but it hasn't really affected his minutes with fairly consistent 30 per game this month. Green did have a knee problem last year, but that was to his left knee. If he can't go, that would likely mean Jarell Martin would be the next man up and Chandler Parsons would slide over to play the four. Martin could be worth a look in DFS today.</text:p>
            <text:p><text:s text:c="8"/></text:p>
            <text:p><text:s text:c="8"/></text:p>
            <text:p><text:s text:c="13"/></text:p>
            <text:p><text:s text:c="14"/></text:p>
            <text:p><text:s text:c="13"/>Source: Grizzlies on Twitter <text:s text:c="29"/>Sat, Dec 23, 2017 02:3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R. Smith</text:p>
            <text:p><text:s text:c="17"/></text:p>
            <text:p><text:s text:c="17"/></text:p>
            <text:p><text:s text:c="22"/>- G/F - <text:s/>Cavaliers</text:p>
            <text:p><text:s text:c="16"/></text:p>
            <text:p><text:s text:c="17"/></text:p>
            <text:p><text:s text:c="12"/></text:p>
            <text:p><text:s text:c="8"/></text:p>
            <text:p><text:s text:c="8"/></text:p>
            <text:p><text:s text:c="8"/></text:p>
            <text:p><text:s text:c="12"/>J.R. Smith (knee) will play against the Warriors on Monday.</text:p>
            <text:p><text:s text:c="8"/></text:p>
            <text:p><text:s text:c="8"/></text:p>
            <text:p><text:s text:c="13"/>He missed Wednesday's game against the Bulls due to soreness. Smith has dealt with a lot of knee problems before, so it was likely more of a precaution. He'll be a good bet to start on Christmas, but he doesn't have much fantasy vale.</text:p>
            <text:p><text:s text:c="8"/></text:p>
            <text:p><text:s text:c="8"/></text:p>
            <text:p><text:s text:c="13"/></text:p>
            <text:p><text:s text:c="14"/></text:p>
            <text:p><text:s text:c="13"/>Source: Joe Vardon on Twitter <text:s text:c="28"/>Sat, Dec 23, 2017 02:11: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yan Stone</text:p>
            <text:p><text:s text:c="17"/></text:p>
            <text:p><text:s text:c="17"/></text:p>
            <text:p><text:s text:c="22"/>- G - <text:s/>Hornets</text:p>
            <text:p><text:s text:c="16"/></text:p>
            <text:p><text:s text:c="17"/></text:p>
            <text:p><text:s text:c="12"/></text:p>
            <text:p><text:s text:c="8"/></text:p>
            <text:p><text:s text:c="8"/></text:p>
            <text:p><text:s text:c="8"/></text:p>
            <text:p><text:s text:c="12"/>The Hornets recalled Julyan Stone from their G-League affiliate.</text:p>
            <text:p><text:s text:c="8"/></text:p>
            <text:p><text:s text:c="8"/></text:p>
            <text:p><text:s text:c="13"/>Stone has appeared in only four games for the Hornets this season, but Charlotte may need extra depth at point guard if Kemba Walker (head) is unable to play Saturday vs. Milwaukee.</text:p>
            <text:p><text:s text:c="8"/></text:p>
            <text:p><text:s text:c="8"/></text:p>
            <text:p><text:s text:c="13"/></text:p>
            <text:p><text:s text:c="14"/></text:p>
            <text:p><text:s text:c="13"/>Source: Hornets PR on Twitter <text:s text:c="28"/>Sat, Dec 23, 2017 01:5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te Zizic</text:p>
            <text:p><text:s text:c="17"/></text:p>
            <text:p><text:s text:c="17"/></text:p>
            <text:p><text:s text:c="22"/>- C - <text:s/>Cavaliers</text:p>
            <text:p><text:s text:c="16"/></text:p>
            <text:p><text:s text:c="17"/></text:p>
            <text:p><text:s text:c="12"/></text:p>
            <text:p><text:s text:c="8"/></text:p>
            <text:p><text:s text:c="8"/></text:p>
            <text:p><text:s text:c="8"/></text:p>
            <text:p><text:s text:c="12"/>The Cavaliers have recalled Ante Zizic from their G-League affiliate.</text:p>
            <text:p><text:s text:c="8"/></text:p>
            <text:p><text:s text:c="8"/></text:p>
            <text:p><text:s text:c="13"/>Zizic has played in five G-League games this season, averaging 17.2 points and 9.4 rebounds in 24.4 minutes per game. He has appeared in 11 contests for Cleveland and is not a part of the regular rotation.</text:p>
            <text:p><text:s text:c="8"/></text:p>
            <text:p><text:s text:c="8"/></text:p>
            <text:p><text:s text:c="13"/></text:p>
            <text:p><text:s text:c="14"/></text:p>
            <text:p><text:s text:c="13"/>Source: NBA.com <text:s text:c="42"/>Sat, Dec 23, 2017 01:3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as Nogueira</text:p>
            <text:p><text:s text:c="17"/></text:p>
            <text:p><text:s text:c="17"/></text:p>
            <text:p><text:s text:c="22"/>- C - <text:s/>Raptors</text:p>
            <text:p><text:s text:c="16"/></text:p>
            <text:p><text:s text:c="17"/></text:p>
            <text:p><text:s text:c="12"/></text:p>
            <text:p><text:s text:c="8"/></text:p>
            <text:p><text:s text:c="8"/></text:p>
            <text:p><text:s text:c="8"/></text:p>
            <text:p><text:s text:c="12"/>Updating a previous item, Lucas Nogueira (calf) is listed as questionable for Saturday's game vs. the Sixers.</text:p>
            <text:p><text:s text:c="8"/></text:p>
            <text:p><text:s text:c="8"/></text:p>
            <text:p><text:s text:c="13"/>It was initially reported that Nogueira had been ruled out, but it now appears he has at least a chance to return to the lineup on Saturday. However, even when fully healthy, Bebe saw only limited minutes off the Raptors bench. He should be left on waivers.</text:p>
            <text:p><text:s text:c="8"/></text:p>
            <text:p><text:s text:c="8"/></text:p>
            <text:p><text:s text:c="13"/></text:p>
            <text:p><text:s text:c="14"/></text:p>
            <text:p><text:s text:c="13"/>Source: Raptors PR on Twitter <text:s text:c="28"/>Sat, Dec 23, 2017 01:19: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iles</text:p>
            <text:p><text:s text:c="17"/></text:p>
            <text:p><text:s text:c="17"/></text:p>
            <text:p><text:s text:c="22"/>- G/F - <text:s/>Raptors</text:p>
            <text:p><text:s text:c="16"/></text:p>
            <text:p><text:s text:c="17"/></text:p>
            <text:p><text:s text:c="12"/></text:p>
            <text:p><text:s text:c="8"/></text:p>
            <text:p><text:s text:c="8"/></text:p>
            <text:p><text:s text:c="8"/></text:p>
            <text:p><text:s text:c="12"/>Updating a previous item, C.J. Miles (dental procedure) has been ruled out of Saturday's game vs. the Sixers.</text:p>
            <text:p><text:s text:c="8"/></text:p>
            <text:p><text:s text:c="8"/></text:p>
            <text:p><text:s text:c="13"/>It was originally reported earlier in the day that Miles was no longer listed on the injury report, but that was incorrect. Miles will miss his third straight game. We'll consider him questionable for the Raps next game, Tuesday vs. Dallas. With Miles sidelined on Saturday, OG Anunoby and Norman Powell will soak up additional minutes.</text:p>
            <text:p><text:s text:c="8"/></text:p>
            <text:p><text:s text:c="8"/></text:p>
            <text:p><text:s text:c="13"/></text:p>
            <text:p><text:s text:c="14"/></text:p>
            <text:p><text:s text:c="13"/>Source: Raptors PR on Twitter <text:s text:c="28"/>Sat, Dec 23, 2017 01:14: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ch LaVine</text:p>
            <text:p><text:s text:c="17"/></text:p>
            <text:p><text:s text:c="17"/></text:p>
            <text:p><text:s text:c="22"/>- G - <text:s/>Bulls</text:p>
            <text:p><text:s text:c="16"/></text:p>
            <text:p><text:s text:c="17"/></text:p>
            <text:p><text:s text:c="12"/></text:p>
            <text:p><text:s text:c="8"/></text:p>
            <text:p><text:s text:c="8"/></text:p>
            <text:p><text:s text:c="8"/></text:p>
            <text:p><text:s text:c="12"/>According to Chicago reporter Vincent Goodwill, the Bulls hope that Zach LaVine (knee) will go through six straight practices after December 30th, and assuming all goes well, he will play after that.</text:p>
            <text:p><text:s text:c="8"/></text:p>
            <text:p><text:s text:c="8"/></text:p>
            <text:p><text:s text:c="13"/>It's unknown how often the Bulls will be able to practice in early January, or if Chicago will consider shootarounds as practices. Nonetheless, while a firm return date remains elusive, it's clear that LaVine is making solid progress and is headed in the right direction. He will be limited after returning to the lineup, but is certainly worth stashing if you have an open IR-spot or have room at the bottom of your roster in deeper leagues.</text:p>
            <text:p><text:s text:c="8"/></text:p>
            <text:p><text:s text:c="8"/></text:p>
            <text:p><text:s text:c="13"/></text:p>
            <text:p><text:s text:c="14"/></text:p>
            <text:p><text:s text:c="13"/>Source: Vincent Goodwill on Twitter <text:s text:c="22"/>Sat, Dec 23, 2017 01:08: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nnis Schroder</text:p>
            <text:p><text:s text:c="17"/></text:p>
            <text:p><text:s text:c="17"/></text:p>
            <text:p><text:s text:c="22"/>- G - <text:s/>Hawks</text:p>
            <text:p><text:s text:c="16"/></text:p>
            <text:p><text:s text:c="17"/></text:p>
            <text:p><text:s text:c="12"/></text:p>
            <text:p><text:s text:c="8"/></text:p>
            <text:p><text:s text:c="8"/></text:p>
            <text:p><text:s text:c="8"/></text:p>
            <text:p><text:s text:c="12"/>Dennis Schroder (ankle) is listed as questionable for Saturday's game vs. Dallas.</text:p>
            <text:p><text:s text:c="8"/></text:p>
            <text:p><text:s text:c="8"/></text:p>
            <text:p><text:s text:c="13"/>Schroder was held out of Friday's game vs. the Thunder. The Hawks don't play again until Wednesday, so they may choose to err on the side of caution and give Schroder a few more days to rest his ankle. The Hawks didn't start a true PG on Friday. However, Malcolm Delaney scored 20 points and dished out six assists in 27 minutes off the bench. Isaiah Taylor had seven points and four assists in 17 minutes.</text:p>
            <text:p><text:s text:c="8"/></text:p>
            <text:p><text:s text:c="8"/></text:p>
            <text:p><text:s text:c="13"/>Related: Malcolm Delaney, Isaiah Taylor</text:p>
            <text:p><text:s text:c="14"/></text:p>
            <text:p><text:s text:c="13"/>Source: KL Chouinard on Twitter <text:s text:c="26"/>Sat, Dec 23, 2017 12:5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reveon Graham</text:p>
            <text:p><text:s text:c="17"/></text:p>
            <text:p><text:s text:c="17"/></text:p>
            <text:p><text:s text:c="22"/>- G - <text:s/>Hornets</text:p>
            <text:p><text:s text:c="16"/></text:p>
            <text:p><text:s text:c="17"/></text:p>
            <text:p><text:s text:c="12"/></text:p>
            <text:p><text:s text:c="8"/></text:p>
            <text:p><text:s text:c="8"/></text:p>
            <text:p><text:s text:c="8"/></text:p>
            <text:p><text:s text:c="12"/>Treveon Graham (back) is listed as questionable for Saturday's game vs. Milwaukee.</text:p>
            <text:p><text:s text:c="8"/></text:p>
            <text:p><text:s text:c="8"/></text:p>
            <text:p><text:s text:c="13"/>Graham has missed three straight and only plays limited minutes when fully healthy. He should be left on the waiver wire.</text:p>
            <text:p><text:s text:c="8"/></text:p>
            <text:p><text:s text:c="8"/></text:p>
            <text:p><text:s text:c="13"/></text:p>
            <text:p><text:s text:c="14"/></text:p>
            <text:p><text:s text:c="13"/>Source: Hornets PR on Twitter <text:s text:c="28"/>Sat, Dec 23, 2017 12:4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J. Redick</text:p>
            <text:p><text:s text:c="17"/></text:p>
            <text:p><text:s text:c="17"/></text:p>
            <text:p><text:s text:c="22"/>- G - <text:s/>76ers</text:p>
            <text:p><text:s text:c="16"/></text:p>
            <text:p><text:s text:c="17"/></text:p>
            <text:p><text:s text:c="12"/></text:p>
            <text:p><text:s text:c="8"/></text:p>
            <text:p><text:s text:c="8"/></text:p>
            <text:p><text:s text:c="8"/></text:p>
            <text:p><text:s text:c="12"/>J.J. Redick (right hamstring tightness) is listed as doubtful in the game notes for Saturday's contest vs. the Raptors.</text:p>
            <text:p><text:s text:c="8"/></text:p>
            <text:p><text:s text:c="8"/></text:p>
            <text:p><text:s text:c="13"/>Redick missed most of Tuesday's loss to Kings as well as all of Thursday game vs. Toronto due to the hamstring tightness. If Redick is unable to play Saturday, Jerryd Bayless, T.J. McConnell, and Timothe Luwawu would all see an uptick in playing time.</text:p>
            <text:p><text:s text:c="8"/></text:p>
            <text:p><text:s text:c="8"/></text:p>
            <text:p><text:s text:c="13"/></text:p>
            <text:p><text:s text:c="14"/></text:p>
            <text:p><text:s text:c="13"/>Source: NBA.com <text:s text:c="42"/>Sat, Dec 23, 2017 12:33: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wight Howard</text:p>
            <text:p><text:s text:c="17"/></text:p>
            <text:p><text:s text:c="17"/></text:p>
            <text:p><text:s text:c="22"/>- C - <text:s/>Hornets</text:p>
            <text:p><text:s text:c="16"/></text:p>
            <text:p><text:s text:c="17"/></text:p>
            <text:p><text:s text:c="12"/></text:p>
            <text:p><text:s text:c="8"/></text:p>
            <text:p><text:s text:c="8"/></text:p>
            <text:p><text:s text:c="8"/></text:p>
            <text:p><text:s text:c="12"/>Dwight Howard (left ring finger dislocation) is listed as questionable on the injury report for Saturday's game vs. Milwaukee.</text:p>
            <text:p><text:s text:c="8"/></text:p>
            <text:p><text:s text:c="8"/></text:p>
            <text:p><text:s text:c="13"/>Howard injured the finger in the first quarter of Friday's loss to Milwaukee and was unable to return to the game. Kemba Walker (head) is also listed as questionable for Saturday. If Howard is unable to suit up, Frank Kaminsky would likely be the primary beneficiary and would be worth a look as a streaming option or DFS dart throw. Johnny O'Bryant would also see an uptick in minutes.</text:p>
            <text:p><text:s text:c="8"/></text:p>
            <text:p><text:s text:c="8"/></text:p>
            <text:p><text:s text:c="13"/>Related: Johnny O'Bryant, Frank Kaminsky</text:p>
            <text:p><text:s text:c="14"/></text:p>
            <text:p><text:s text:c="13"/>Source: Hornets PR on Twitter <text:s text:c="28"/>Sat, Dec 23, 2017 12:3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el Embiid</text:p>
            <text:p><text:s text:c="17"/></text:p>
            <text:p><text:s text:c="17"/></text:p>
            <text:p><text:s text:c="22"/>- C - <text:s/>76ers</text:p>
            <text:p><text:s text:c="16"/></text:p>
            <text:p><text:s text:c="17"/></text:p>
            <text:p><text:s text:c="12"/></text:p>
            <text:p><text:s text:c="8"/></text:p>
            <text:p><text:s text:c="8"/></text:p>
            <text:p><text:s text:c="8"/></text:p>
            <text:p><text:s text:c="12"/>Joel Embiid (back) is listed as questionable in the game notes for Saturday's matchup vs. Toronto.</text:p>
            <text:p><text:s text:c="8"/></text:p>
            <text:p><text:s text:c="8"/></text:p>
            <text:p><text:s text:c="13"/>Embiid has missed three straight and five of Philly's last seven games due to the nagging back injury. The Sixers-Raps game is the earliest of the day, tipping off at 5:00 pm EST. We should have a final word on Embiid's status at around 3:30 EST, when coach Brett Brown speaks with the media pregame. If Embiid is ruled out on Saturday, Amir Johnson and Richaun Holmes will again divvy up minutes in the middle. Holmes would be the more attractive DFS option.</text:p>
            <text:p><text:s text:c="8"/></text:p>
            <text:p><text:s text:c="8"/></text:p>
            <text:p><text:s text:c="13"/>Related: Richaun Holmes, Amir Johnson</text:p>
            <text:p><text:s text:c="14"/></text:p>
            <text:p><text:s text:c="13"/>Source: NBA.com <text:s text:c="42"/>Sat, Dec 23, 2017 12:16: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mba Walker</text:p>
            <text:p><text:s text:c="17"/></text:p>
            <text:p><text:s text:c="17"/></text:p>
            <text:p><text:s text:c="22"/>- G - <text:s/>Hornets</text:p>
            <text:p><text:s text:c="16"/></text:p>
            <text:p><text:s text:c="17"/></text:p>
            <text:p><text:s text:c="12"/></text:p>
            <text:p><text:s text:c="8"/></text:p>
            <text:p><text:s text:c="8"/></text:p>
            <text:p><text:s text:c="8"/></text:p>
            <text:p><text:s text:c="12"/>Kemba Walker (head) and Dwight Howard (finger) are both listed as questionable on the injury report for Saturday's game vs. the Bucks.</text:p>
            <text:p><text:s text:c="8"/></text:p>
            <text:p><text:s text:c="8"/></text:p>
            <text:p><text:s text:c="13"/>Walker exited Friday's game after taking a shot to the head late in the fourth quarter. He was unable to return but fortunately, he "did not exhibit signs of a concussion postgame." The Hornets don't have a shootaround scheduled on Saturday, so we'll have to wait until coach Stephen Silas addresses the media pregame for an update, which should be approximately 5:30 pm EST. If Walker is unable to play, Michael Carter-Williams will likely draw the start at PG.</text:p>
            <text:p><text:s text:c="8"/></text:p>
            <text:p><text:s text:c="8"/></text:p>
            <text:p><text:s text:c="13"/>Related: Michael Carter-Williams</text:p>
            <text:p><text:s text:c="14"/></text:p>
            <text:p><text:s text:c="13"/>Source: Hornets PR on Twitter <text:s text:c="28"/>Sat, Dec 23, 2017 12:12: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Marc Gasol</text:p>
            <text:p><text:s text:c="17"/></text:p>
            <text:p><text:s text:c="17"/></text:p>
            <text:p><text:s text:c="22"/>- C - <text:s/>Grizzlies</text:p>
            <text:p><text:s text:c="16"/></text:p>
            <text:p><text:s text:c="17"/></text:p>
            <text:p><text:s text:c="12"/></text:p>
            <text:p><text:s text:c="8"/></text:p>
            <text:p><text:s text:c="8"/></text:p>
            <text:p><text:s text:c="8"/></text:p>
            <text:p><text:s text:c="12"/>Marc Gasol (left hip) remains doubtful for Saturday's game vs. the Clippers, but he will test the hip pregame before making a final decision.</text:p>
            <text:p><text:s text:c="8"/></text:p>
            <text:p><text:s text:c="8"/></text:p>
            <text:p><text:s text:c="13"/>Gasol surprisingly popped up on the injury report Friday evening and we still don't have details on the situation. Saturday's game tips off at 8:00 pm EST, so hopefully, we'll get confirmation, one way or the other, prior to 7 pm. If Gasol is unable to play, Brandan Wright, <text:s/>Deyonta Davis and JaMychal Green will likely divvy up most of the minutes at center Saturday night.</text:p>
            <text:p><text:s text:c="8"/></text:p>
            <text:p><text:s text:c="8"/></text:p>
            <text:p><text:s text:c="13"/></text:p>
            <text:p><text:s text:c="14"/></text:p>
            <text:p><text:s text:c="13"/>Source: Rob Fischer on Twitter <text:s text:c="27"/>Sat, Dec 23, 2017 12:10:00 P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ne Larkin</text:p>
            <text:p><text:s text:c="17"/></text:p>
            <text:p><text:s text:c="17"/></text:p>
            <text:p><text:s text:c="22"/>- G - <text:s/>Celtics</text:p>
            <text:p><text:s text:c="16"/></text:p>
            <text:p><text:s text:c="17"/></text:p>
            <text:p><text:s text:c="12"/></text:p>
            <text:p><text:s text:c="8"/></text:p>
            <text:p><text:s text:c="8"/></text:p>
            <text:p><text:s text:c="8"/></text:p>
            <text:p><text:s text:c="12"/>Shane Larkin (left knee soreness) is listed as doubtful for Saturday's game vs. Chicago.</text:p>
            <text:p><text:s text:c="8"/></text:p>
            <text:p><text:s text:c="8"/></text:p>
            <text:p><text:s text:c="13"/>This would be Larkin's second straight game out of the lineup, as he also missed Thursday's loss in New York. If Larkin is unable to play, Kyrie Irving, Marcus Smart and Terry Rozier will soak up a few extra minutes.</text:p>
            <text:p><text:s text:c="8"/></text:p>
            <text:p><text:s text:c="8"/></text:p>
            <text:p><text:s text:c="13"/></text:p>
            <text:p><text:s text:c="14"/></text:p>
            <text:p><text:s text:c="13"/>Source: NBA.com <text:s text:c="42"/>Sat, Dec 23, 2017 10:5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ylen Brown</text:p>
            <text:p><text:s text:c="17"/></text:p>
            <text:p><text:s text:c="17"/></text:p>
            <text:p><text:s text:c="22"/>- G/F - <text:s/>Celtics</text:p>
            <text:p><text:s text:c="16"/></text:p>
            <text:p><text:s text:c="17"/></text:p>
            <text:p><text:s text:c="12"/></text:p>
            <text:p><text:s text:c="8"/></text:p>
            <text:p><text:s text:c="8"/></text:p>
            <text:p><text:s text:c="8"/></text:p>
            <text:p><text:s text:c="12"/>Jaylen Brown (Achilles) is listed as probable in the game notes for Saturday's contest vs. the Bulls.</text:p>
            <text:p><text:s text:c="8"/></text:p>
            <text:p><text:s text:c="8"/></text:p>
            <text:p><text:s text:c="13"/>Brown sat out Thursday's loss to the Knicks, but it appears it will be just a one-game absence. Marcus Smart started on Thursday but will likely get bumped to the bench with Brown back in the mix. Brown is averaging 14.5 points, 5.7 rebounds, 1.2 assists and 1.8 treys in 31.3 minutes per game this season.</text:p>
            <text:p><text:s text:c="8"/></text:p>
            <text:p><text:s text:c="8"/></text:p>
            <text:p><text:s text:c="13"/>Related: Marcus Smart</text:p>
            <text:p><text:s text:c="14"/></text:p>
            <text:p><text:s text:c="13"/>Source: NBA.com <text:s text:c="42"/>Sat, Dec 23, 2017 10:5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Jonathan Isaac</text:p>
            <text:p><text:s text:c="17"/></text:p>
            <text:p><text:s text:c="17"/></text:p>
            <text:p><text:s text:c="22"/>- F - <text:s/>Magic</text:p>
            <text:p><text:s text:c="16"/></text:p>
            <text:p><text:s text:c="17"/></text:p>
            <text:p><text:s text:c="12"/></text:p>
            <text:p><text:s text:c="8"/></text:p>
            <text:p><text:s text:c="8"/></text:p>
            <text:p><text:s text:c="8"/></text:p>
            <text:p><text:s text:c="12"/>Jonathan Isaac (ankle) is listed as doubtful for Saturday's game vs. Washington.</text:p>
            <text:p><text:s text:c="8"/></text:p>
            <text:p><text:s text:c="8"/></text:p>
            <text:p><text:s text:c="13"/>Isaac finally returned to the lineup earlier this week but then reaggravated his ankle injury in Wednesday's loss to the Bulls. Isaac sat out Friday and is unlikely to play Saturday. Mario Hezonja, Wesley Iwundu and Adreian Payne should see a few extra minutes if Isaac is unable to suit up.</text:p>
            <text:p><text:s text:c="8"/></text:p>
            <text:p><text:s text:c="8"/></text:p>
            <text:p><text:s text:c="13"/></text:p>
            <text:p><text:s text:c="14"/></text:p>
            <text:p><text:s text:c="13"/>Source: NBA.com <text:s text:c="42"/>Sat, Dec 23, 2017 10:2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evin Harris</text:p>
            <text:p><text:s text:c="17"/></text:p>
            <text:p><text:s text:c="17"/></text:p>
            <text:p><text:s text:c="22"/>- G - <text:s/>Nuggets</text:p>
            <text:p><text:s text:c="16"/></text:p>
            <text:p><text:s text:c="17"/></text:p>
            <text:p><text:s text:c="12"/></text:p>
            <text:p><text:s text:c="8"/></text:p>
            <text:p><text:s text:c="8"/></text:p>
            <text:p><text:s text:c="8"/></text:p>
            <text:p><text:s text:c="12"/>Devin Harris (illness) is listed as questionable in the game notes for Saturday's contest vs. Atlanta.</text:p>
            <text:p><text:s text:c="8"/></text:p>
            <text:p><text:s text:c="8"/></text:p>
            <text:p><text:s text:c="13"/>Harris was able to log just eight minutes Friday night vs. Miami before exiting and was unable to return. <text:s/>Yogi Ferrell and J.J. Barea will soak up extra minutes if Harris is unable to play Saturday.</text:p>
            <text:p><text:s text:c="8"/></text:p>
            <text:p><text:s text:c="8"/></text:p>
            <text:p><text:s text:c="13"/></text:p>
            <text:p><text:s text:c="14"/></text:p>
            <text:p><text:s text:c="13"/>Source: NBA.com <text:s text:c="42"/>Sat, Dec 23, 2017 10:2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amian Lillard</text:p>
            <text:p><text:s text:c="17"/></text:p>
            <text:p><text:s text:c="17"/></text:p>
            <text:p><text:s text:c="22"/>- G - <text:s/>Trail Blazers</text:p>
            <text:p><text:s text:c="16"/></text:p>
            <text:p><text:s text:c="17"/></text:p>
            <text:p><text:s text:c="12"/></text:p>
            <text:p><text:s text:c="8"/></text:p>
            <text:p><text:s text:c="8"/></text:p>
            <text:p><text:s text:c="8"/></text:p>
            <text:p><text:s text:c="12"/>Damian Lillard (hamstring) said he won't play Saturday vs. the Lakers but is hopeful to return for the Blazers next game, which is Thursday vs. the Sixers.</text:p>
            <text:p><text:s text:c="8"/></text:p>
            <text:p><text:s text:c="8"/></text:p>
            <text:p><text:s text:c="13"/>This was an easy decision for the Lillard and the Blazers. Keeping him out Saturday allows Dame plenty of extra rest, which is important, as hamstring injuries tend to linger if not properly healed. With Lillard sidelined on Friday, Shabazz Napier logged 37 minutes off the bench and finished with 14 points, five assists, four rebounds and three steals. Pat Connaughton had 12 points and four rebounds in 22 minutes.</text:p>
            <text:p><text:s text:c="8"/></text:p>
            <text:p><text:s text:c="8"/></text:p>
            <text:p><text:s text:c="13"/>Related: Shabazz Napier</text:p>
            <text:p><text:s text:c="14"/></text:p>
            <text:p><text:s text:c="13"/>Source: Mike Richman on Twitter <text:s text:c="26"/>Sat, Dec 23, 2017 10:1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van Fournier</text:p>
            <text:p><text:s text:c="17"/></text:p>
            <text:p><text:s text:c="17"/></text:p>
            <text:p><text:s text:c="22"/>- G/F - <text:s/>Magic</text:p>
            <text:p><text:s text:c="16"/></text:p>
            <text:p><text:s text:c="17"/></text:p>
            <text:p><text:s text:c="12"/></text:p>
            <text:p><text:s text:c="8"/></text:p>
            <text:p><text:s text:c="8"/></text:p>
            <text:p><text:s text:c="8"/></text:p>
            <text:p><text:s text:c="12"/>Evan Fournier (ankle) is listed as doubtful for Saturday's game vs. the Wizards.</text:p>
            <text:p><text:s text:c="8"/></text:p>
            <text:p><text:s text:c="8"/></text:p>
            <text:p><text:s text:c="13"/>Fournier has missed seven straight, and it is unlikely Orlando rushes him back for this game, as the Magic don't play again until Tuesday night. Aaron Gordon (calf) and Jonathan Isaac (ankle) are also listed as doubtful for Saturday's contest. Elfrid Payton, Jonathon Simmons, and Nikola Vucevic have been the only reliable Magic players of late.</text:p>
            <text:p><text:s text:c="8"/></text:p>
            <text:p><text:s text:c="8"/></text:p>
            <text:p><text:s text:c="13"/></text:p>
            <text:p><text:s text:c="14"/></text:p>
            <text:p><text:s text:c="13"/>Source: NBA.com <text:s text:c="42"/>Sat, Dec 23, 2017 10:0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aron Gordon</text:p>
            <text:p><text:s text:c="17"/></text:p>
            <text:p><text:s text:c="17"/></text:p>
            <text:p><text:s text:c="22"/>- F - <text:s/>Magic</text:p>
            <text:p><text:s text:c="16"/></text:p>
            <text:p><text:s text:c="17"/></text:p>
            <text:p><text:s text:c="12"/></text:p>
            <text:p><text:s text:c="8"/></text:p>
            <text:p><text:s text:c="8"/></text:p>
            <text:p><text:s text:c="8"/></text:p>
            <text:p><text:s text:c="12"/>Aaron Gordon (calf) and Evan Fournier (ankle) are both listed as doubtful for Saturday's game vs. the Wizards.</text:p>
            <text:p><text:s text:c="8"/></text:p>
            <text:p><text:s text:c="8"/></text:p>
            <text:p><text:s text:c="13"/>We'll get an update later in the day, but it's likely safe to assume Gordon will remain sidelined for this contest. The Magic's next game is Tuesday vs. Miami, which means Gordon would get three more full days of rest if he sits out Saturday. Marreese Speights started in place of Gordon on Friday night but finished with just seven points and one rebound in 18 minutes. Mario Hezonja had 11 points and four rebounds in 20 minutes off the bench.</text:p>
            <text:p><text:s text:c="8"/></text:p>
            <text:p><text:s text:c="8"/></text:p>
            <text:p><text:s text:c="13"/>Related: Mario Hezonja, Marreese Speights</text:p>
            <text:p><text:s text:c="14"/></text:p>
            <text:p><text:s text:c="13"/>Source: NBA.com <text:s text:c="42"/>Sat, Dec 23, 2017 09:5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J. Miles</text:p>
            <text:p><text:s text:c="17"/></text:p>
            <text:p><text:s text:c="17"/></text:p>
            <text:p><text:s text:c="22"/>- G/F - <text:s/>Raptors</text:p>
            <text:p><text:s text:c="16"/></text:p>
            <text:p><text:s text:c="17"/></text:p>
            <text:p><text:s text:c="12"/></text:p>
            <text:p><text:s text:c="8"/></text:p>
            <text:p><text:s text:c="8"/></text:p>
            <text:p><text:s text:c="8"/></text:p>
            <text:p><text:s text:c="12"/>C.J. Miles (dental procedure) is no longer listed on the injury report and is fully expected to play Saturday vs. the Sixers.</text:p>
            <text:p><text:s text:c="8"/></text:p>
            <text:p><text:s text:c="8"/></text:p>
            <text:p><text:s text:c="13"/>Miles has missed each of the last two games but is on track to return Saturday evening. He is averaging 9.9 points, 1.8 rebounds and 2.3 treys in 18.6 minutes per game this season. Miles' return means less playing time for OG Anunoby and Norman Powell.</text:p>
            <text:p><text:s text:c="8"/></text:p>
            <text:p><text:s text:c="8"/></text:p>
            <text:p><text:s text:c="13"/></text:p>
            <text:p><text:s text:c="14"/></text:p>
            <text:p><text:s text:c="13"/>Source: Blake Murphy on Twitter <text:s text:c="26"/>Sat, Dec 23, 2017 09:5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Emmanuel Mudiay</text:p>
            <text:p><text:s text:c="17"/></text:p>
            <text:p><text:s text:c="17"/></text:p>
            <text:p><text:s text:c="22"/>- G - <text:s/>Knicks</text:p>
            <text:p><text:s text:c="16"/></text:p>
            <text:p><text:s text:c="17"/></text:p>
            <text:p><text:s text:c="12"/></text:p>
            <text:p><text:s text:c="8"/></text:p>
            <text:p><text:s text:c="8"/></text:p>
            <text:p><text:s text:c="8"/></text:p>
            <text:p><text:s text:c="12"/>Emmanuel Mudiay (ankle) is listed as questionable for Saturday's game vs. the Warriors.</text:p>
            <text:p><text:s text:c="8"/></text:p>
            <text:p><text:s text:c="8"/></text:p>
            <text:p><text:s text:c="13"/>Mudiay was unable to play Friday vs. the Blazers, which was his third straight game out of the lineup. Jamal Murray had seven points and four assists in 27 minutes on Friday. Will Barton scored 12 points and grabbed seven rebounds in 26 minutes off the bench.</text:p>
            <text:p><text:s text:c="8"/></text:p>
            <text:p><text:s text:c="8"/></text:p>
            <text:p><text:s text:c="13"/></text:p>
            <text:p><text:s text:c="14"/></text:p>
            <text:p><text:s text:c="13"/>Source: NBA.com <text:s text:c="42"/>Sat, Dec 23, 2017 09:3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Zaza Pachulia</text:p>
            <text:p><text:s text:c="17"/></text:p>
            <text:p><text:s text:c="17"/></text:p>
            <text:p><text:s text:c="22"/>- C - <text:s/>Warriors</text:p>
            <text:p><text:s text:c="16"/></text:p>
            <text:p><text:s text:c="17"/></text:p>
            <text:p><text:s text:c="12"/></text:p>
            <text:p><text:s text:c="8"/></text:p>
            <text:p><text:s text:c="8"/></text:p>
            <text:p><text:s text:c="8"/></text:p>
            <text:p><text:s text:c="12"/>Zaza Pachulia (shoulder) is listed as questionable for Saturday's game vs. the Nuggets.</text:p>
            <text:p><text:s text:c="8"/></text:p>
            <text:p><text:s text:c="8"/></text:p>
            <text:p><text:s text:c="13"/>Pachulia has been sidelined for six straight games due to soreness in his left shoulder. The Warriors started Jordan Bell at center on Friday and he responded with 20 points, 10 rebounds, and three assists in 25 minutes. If Zaza is unable to play Saturday, Bell would likely draw another start and would be a popular DFS target once again.</text:p>
            <text:p><text:s text:c="8"/></text:p>
            <text:p><text:s text:c="8"/></text:p>
            <text:p><text:s text:c="13"/>Related: Jordan Bell</text:p>
            <text:p><text:s text:c="14"/></text:p>
            <text:p><text:s text:c="13"/>Source: NBA.com <text:s text:c="42"/>Sat, Dec 23, 2017 09:28: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un Livingston</text:p>
            <text:p><text:s text:c="17"/></text:p>
            <text:p><text:s text:c="17"/></text:p>
            <text:p><text:s text:c="22"/>- G - <text:s/>Warriors</text:p>
            <text:p><text:s text:c="16"/></text:p>
            <text:p><text:s text:c="17"/></text:p>
            <text:p><text:s text:c="12"/></text:p>
            <text:p><text:s text:c="8"/></text:p>
            <text:p><text:s text:c="8"/></text:p>
            <text:p><text:s text:c="8"/></text:p>
            <text:p><text:s text:c="12"/>Shaun Livingston (knee) is listed as questionable for Saturday's game vs. the Nuggets.</text:p>
            <text:p><text:s text:c="8"/></text:p>
            <text:p><text:s text:c="8"/></text:p>
            <text:p><text:s text:c="13"/>Livingston has missed three straight due to a sore right knee. If Livingston is unable to suit up on Saturday, Patrick McCaw and Andre Iguodala will continue to see increased ball-handling responsibilities.</text:p>
            <text:p><text:s text:c="8"/></text:p>
            <text:p><text:s text:c="8"/></text:p>
            <text:p><text:s text:c="13"/></text:p>
            <text:p><text:s text:c="14"/></text:p>
            <text:p><text:s text:c="13"/>Source: NBA.com <text:s text:c="42"/>Sat, Dec 23, 2017 09:2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ucas Nogueira</text:p>
            <text:p><text:s text:c="17"/></text:p>
            <text:p><text:s text:c="17"/></text:p>
            <text:p><text:s text:c="22"/>- C - <text:s/>Raptors</text:p>
            <text:p><text:s text:c="16"/></text:p>
            <text:p><text:s text:c="17"/></text:p>
            <text:p><text:s text:c="12"/></text:p>
            <text:p><text:s text:c="8"/></text:p>
            <text:p><text:s text:c="8"/></text:p>
            <text:p><text:s text:c="8"/></text:p>
            <text:p><text:s text:c="12"/>Lucas Nogueira (calf) will not play Saturday vs. the Sixers.</text:p>
            <text:p><text:s text:c="8"/></text:p>
            <text:p><text:s text:c="8"/></text:p>
            <text:p><text:s text:c="13"/>Nogueira has yet to appear in a game this month, with his last appearance coming on November 29th. Jonas Valanciunas and Jakob Poeltl will continue to divvy up minutes at center.</text:p>
            <text:p><text:s text:c="8"/></text:p>
            <text:p><text:s text:c="8"/></text:p>
            <text:p><text:s text:c="13"/></text:p>
            <text:p><text:s text:c="14"/></text:p>
            <text:p><text:s text:c="13"/>Source: Blake Murphy on Twitter <text:s text:c="26"/>Sat, Dec 23, 2017 09:09: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 Iguodala</text:p>
            <text:p><text:s text:c="17"/></text:p>
            <text:p><text:s text:c="17"/></text:p>
            <text:p><text:s text:c="22"/>- G/F - <text:s/>Warriors</text:p>
            <text:p><text:s text:c="16"/></text:p>
            <text:p><text:s text:c="17"/></text:p>
            <text:p><text:s text:c="12"/></text:p>
            <text:p><text:s text:c="8"/></text:p>
            <text:p><text:s text:c="8"/></text:p>
            <text:p><text:s text:c="8"/></text:p>
            <text:p><text:s text:c="12"/>Andre Iguodala (flu) was able to play in Friday's game against the Lakers, but he finished scoreless in 22 minutes off the bench.</text:p>
            <text:p><text:s text:c="8"/></text:p>
            <text:p><text:s text:c="8"/></text:p>
            <text:p><text:s text:c="13"/>Iguodala was a dismal 0-of-3 from the field while contributing two assists, a steal, a blocked shot and four turnovers. He clearly wasn't himself in this one, and it's uncertain if his energy level was down and if he'll be good to go Saturday in the second end of a back-to-back against the Nuggets.</text:p>
            <text:p><text:s text:c="8"/></text:p>
            <text:p><text:s text:c="8"/></text:p>
            <text:p><text:s text:c="13"/></text:p>
            <text:p><text:s text:c="14"/></text:p>
            <text:p><text:s text:c="13"/>Sat, Dec 23, 2017 02:0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Omri Casspi</text:p>
            <text:p><text:s text:c="17"/></text:p>
            <text:p><text:s text:c="17"/></text:p>
            <text:p><text:s text:c="22"/>- F - <text:s/>Warriors</text:p>
            <text:p><text:s text:c="16"/></text:p>
            <text:p><text:s text:c="17"/></text:p>
            <text:p><text:s text:c="12"/></text:p>
            <text:p><text:s text:c="8"/></text:p>
            <text:p><text:s text:c="8"/></text:p>
            <text:p><text:s text:c="8"/></text:p>
            <text:p><text:s text:c="12"/>Omri Casspi posted 10 points with three rebounds, two blocked shots, an assist and a steal in 19 minutes off the pine in Friday's win against the Lakers.</text:p>
            <text:p><text:s text:c="8"/></text:p>
            <text:p><text:s text:c="8"/></text:p>
            <text:p><text:s text:c="13"/>Casspi hit 5-of-8 from the floor, and he has now posted double-digit point totals in a season-high five consecutive games. He is averaging 12.8 points, 7.8 rebounds and 2.0 assists per game over the past five outings. Casspi is helping pick up the slack with Steph Curry (ankle) on the mend, but he is only worth using in deeper fantasy leagues and as a low-cost DFS option.</text:p>
            <text:p><text:s text:c="8"/></text:p>
            <text:p><text:s text:c="8"/></text:p>
            <text:p><text:s text:c="13"/></text:p>
            <text:p><text:s text:c="14"/></text:p>
            <text:p><text:s text:c="13"/>Sat, Dec 23, 2017 02:0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Wilson Chandler</text:p>
            <text:p><text:s text:c="17"/></text:p>
            <text:p><text:s text:c="17"/></text:p>
            <text:p><text:s text:c="22"/>- G/F - <text:s/>Nuggets</text:p>
            <text:p><text:s text:c="16"/></text:p>
            <text:p><text:s text:c="17"/></text:p>
            <text:p><text:s text:c="12"/></text:p>
            <text:p><text:s text:c="8"/></text:p>
            <text:p><text:s text:c="8"/></text:p>
            <text:p><text:s text:c="8"/></text:p>
            <text:p><text:s text:c="12"/>Wilson Chandler scored a season-high 21 points in Friday's win over the Blazers, hitting 8-of-15 shots and 3-of-4 free throws.</text:p>
            <text:p><text:s text:c="8"/></text:p>
            <text:p><text:s text:c="8"/></text:p>
            <text:p><text:s text:c="13"/>Chandler also played a team-high 42 minutes, adding 11 rebounds and two triples. Chandler was cold coming into tonight's game with single-digit points in each of his last three games, but he usually gets big minutes when he's healthy. He's a hit-or-miss option, especially while the Nuggets are near full strength.</text:p>
            <text:p><text:s text:c="8"/></text:p>
            <text:p><text:s text:c="8"/></text:p>
            <text:p><text:s text:c="13"/></text:p>
            <text:p><text:s text:c="14"/></text:p>
            <text:p><text:s text:c="13"/>Sat, Dec 23, 2017 02:0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lay Thompson</text:p>
            <text:p><text:s text:c="17"/></text:p>
            <text:p><text:s text:c="17"/></text:p>
            <text:p><text:s text:c="22"/>- G - <text:s/>Warriors</text:p>
            <text:p><text:s text:c="16"/></text:p>
            <text:p><text:s text:c="17"/></text:p>
            <text:p><text:s text:c="12"/></text:p>
            <text:p><text:s text:c="8"/></text:p>
            <text:p><text:s text:c="8"/></text:p>
            <text:p><text:s text:c="8"/></text:p>
            <text:p><text:s text:c="12"/>Klay Thompson was good for 16 points on 7-of-18 shooting, including 2-of-9 from behind the 3-point line, in Friday's 113-106 win against the Lakers.</text:p>
            <text:p><text:s text:c="8"/></text:p>
            <text:p><text:s text:c="8"/></text:p>
            <text:p><text:s text:c="13"/>Thompson also contributed with two blocked shots, an assist, a rebound and a steal across his 34 minutes, serving as the tertiary scoring option behind Kevin Durant and Jordan Bell with Steph Curry (ankle) on the mend. He has bagged at least two 3-pointers in 15 straight games, and he has at least one triple in 87 consecutive contests dating back to Dec. 10, 2016 in Memphis.</text:p>
            <text:p><text:s text:c="8"/></text:p>
            <text:p><text:s text:c="8"/></text:p>
            <text:p><text:s text:c="13"/></text:p>
            <text:p><text:s text:c="14"/></text:p>
            <text:p><text:s text:c="13"/>Sat, Dec 23, 2017 01:5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Draymond Green</text:p>
            <text:p><text:s text:c="17"/></text:p>
            <text:p><text:s text:c="17"/></text:p>
            <text:p><text:s text:c="22"/>- F - <text:s/>Warriors</text:p>
            <text:p><text:s text:c="16"/></text:p>
            <text:p><text:s text:c="17"/></text:p>
            <text:p><text:s text:c="12"/></text:p>
            <text:p><text:s text:c="8"/></text:p>
            <text:p><text:s text:c="8"/></text:p>
            <text:p><text:s text:c="8"/></text:p>
            <text:p><text:s text:c="12"/>Draymond Green (shoulder) performed as expected during his return to the lineup against the Lakers on Friday, scoring 13 points with 11 rebounds, seven assists, two steals, one 3-pointer and six turnovers in 30 minutes.</text:p>
            <text:p><text:s text:c="8"/></text:p>
            <text:p><text:s text:c="8"/></text:p>
            <text:p><text:s text:c="13"/>Not much rust there and it feels like the Warriors had him scheduled to play in this game all along. The Warriors do play in a back-to-back set when they host Denver on Saturday and this game is not a national TV contest, so his fantasy owners will have to be on the lookout for a rest day. Additionally, Green was chatting with Lakers coach Luke Walton and was asked about it. "I got you your job. You better tell your guys over there," Green said. As long as he's active, Green will have a huge upside until Stephen Curry (ankle) returns.</text:p>
            <text:p><text:s text:c="8"/></text:p>
            <text:p><text:s text:c="8"/></text:p>
            <text:p><text:s text:c="13"/></text:p>
            <text:p><text:s text:c="14"/></text:p>
            <text:p><text:s text:c="13"/>Source: Connor Letourneau on Twitter <text:s text:c="21"/>Sat, Dec 23, 2017 01:54: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style-name="ro1">
          <table:table-cell office:value-type="string" table:style-name="ce1">
            <text:p>$(document).ready(function () {</text:p>
            <text:p><text:s text:c="14"/>$("#tbDatepicker").datepicker({ maxDate: '-1d' });</text:p>
            <text:p><text:s text:c="14"/>$("#ui-datepicker-div").hide();</text:p>
            <text:p><text:s text:c="10"/>});</text:p>
            <text:p><text:s text:c="6"/></text:p>
            <text:p><text:s text:c="5"/></text:p>
            <text:p><text:s text:c="5"/></text:p>
            <text:p><text:s text:c="6"/>Date:<text:s/></text:p>
            <text:p><text:s text:c="7"/>Team:</text:p>
            <text:p><text:s text:c="7"/></text:p>
            <text:p><text:s/>All</text:p>
            <text:p>76ers</text:p>
            <text:p>Bucks</text:p>
            <text:p>Bulls</text:p>
            <text:p>Cavaliers</text:p>
            <text:p>Celtics</text:p>
            <text:p>Clippers</text:p>
            <text:p>Grizzlies</text:p>
            <text:p>Hawks</text:p>
            <text:p>Heat</text:p>
            <text:p>Hornets</text:p>
            <text:p>Jazz</text:p>
            <text:p>Kings</text:p>
            <text:p>Knicks</text:p>
            <text:p>Lakers</text:p>
            <text:p>Magic</text:p>
            <text:p>Mavericks</text:p>
            <text:p>Nets</text:p>
            <text:p>Nuggets</text:p>
            <text:p>Pacers</text:p>
            <text:p>Pelicans</text:p>
            <text:p>Pistons</text:p>
            <text:p>Raptors</text:p>
            <text:p>Rockets</text:p>
            <text:p>Spurs</text:p>
            <text:p>Suns</text:p>
            <text:p>Thunder</text:p>
            <text:p>Timberwolves</text:p>
            <text:p>Trail Blazers</text:p>
            <text:p>Warriors</text:p>
            <text:p>Wizards</text:p>
            <text:p><text:s text:c="7"/></text:p>
            <text:p><text:s text:c="6"/>Pos:</text:p>
            <text:p><text:s text:c="6"/></text:p>
            <text:p><text:s/>All</text:p>
            <text:p>Point Guard</text:p>
            <text:p>Shooting Guard</text:p>
            <text:p>Small Forward</text:p>
            <text:p>Power Forward</text:p>
            <text:p>Center</text:p>
          </table:table-cell>
          <table:table-cell table:number-columns-repeated="16383"/>
        </table:table-row>
        <table:table-row table:style-name="ro1">
          <table:table-cell office:value-type="string" table:style-name="ce1">
            <text:p>Kevin Durant</text:p>
            <text:p><text:s text:c="17"/></text:p>
            <text:p><text:s text:c="17"/></text:p>
            <text:p><text:s text:c="22"/>- F - <text:s/>Warriors</text:p>
            <text:p><text:s text:c="16"/></text:p>
            <text:p><text:s text:c="17"/></text:p>
            <text:p><text:s text:c="12"/></text:p>
            <text:p><text:s text:c="8"/></text:p>
            <text:p><text:s text:c="8"/></text:p>
            <text:p><text:s text:c="8"/></text:p>
            <text:p><text:s text:c="12"/>Kevin Durant finished with 33 points on 9-of-20 shooting across 38 minutes in Friday's 113-106 victory against the Lakers.</text:p>
            <text:p><text:s text:c="8"/></text:p>
            <text:p><text:s text:c="8"/></text:p>
            <text:p><text:s text:c="13"/>Durant took the Dubs on his back again with Steph Curry (ankle) sidelined, adding seven rebounds, seven assists, two steals and four blocked shots. Two of the swats came on the same series against Julius Randle late in the fourth quarter with the game hanging in the balance. KD has been on another plane defensively, and he continues to put up big lines with his brethren in and out of the lineup.</text:p>
            <text:p><text:s text:c="8"/></text:p>
            <text:p><text:s text:c="8"/></text:p>
            <text:p><text:s text:c="13"/></text:p>
            <text:p><text:s text:c="14"/></text:p>
            <text:p><text:s text:c="13"/>Sat, Dec 23, 2017 01:5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Torrey Craig</text:p>
            <text:p><text:s text:c="17"/></text:p>
            <text:p><text:s text:c="17"/></text:p>
            <text:p><text:s text:c="22"/>- F - <text:s/>Nuggets</text:p>
            <text:p><text:s text:c="16"/></text:p>
            <text:p><text:s text:c="17"/></text:p>
            <text:p><text:s text:c="12"/></text:p>
            <text:p><text:s text:c="8"/></text:p>
            <text:p><text:s text:c="8"/></text:p>
            <text:p><text:s text:c="8"/></text:p>
            <text:p><text:s text:c="12"/>Torrey Craig moved back to the bench on Friday vs. the Blazers and played just 11 minutes, finishing scoreless with two missed shots and two rebounds.</text:p>
            <text:p><text:s text:c="8"/></text:p>
            <text:p><text:s text:c="8"/></text:p>
            <text:p><text:s text:c="13"/>Craig has been an X-factor on defense and has been a solid perimeter threat, but the Nuggets went away from him tonight. If you picked him up in a deep league, it makes sense to see what his role looks like on Saturday vs. the Warriors before making a move.</text:p>
            <text:p><text:s text:c="8"/></text:p>
            <text:p><text:s text:c="8"/></text:p>
            <text:p><text:s text:c="13"/></text:p>
            <text:p><text:s text:c="14"/></text:p>
            <text:p><text:s text:c="13"/>Sat, Dec 23, 2017 01:4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amal Murray</text:p>
            <text:p><text:s text:c="17"/></text:p>
            <text:p><text:s text:c="17"/></text:p>
            <text:p><text:s text:c="22"/>- G - <text:s/>Nuggets</text:p>
            <text:p><text:s text:c="16"/></text:p>
            <text:p><text:s text:c="17"/></text:p>
            <text:p><text:s text:c="12"/></text:p>
            <text:p><text:s text:c="8"/></text:p>
            <text:p><text:s text:c="8"/></text:p>
            <text:p><text:s text:c="8"/></text:p>
            <text:p><text:s text:c="12"/>Jamal Murray scored seven points with two rebounds, four assists and one 3-pointer in 27 minutes against the Blazers on Friday.</text:p>
            <text:p><text:s text:c="8"/></text:p>
            <text:p><text:s text:c="8"/></text:p>
            <text:p><text:s text:c="13"/>It was one of his lowest usage games during his hot month of December, but basically every other starter had a hot hand. Murray was coasting as an early-round player over his last 10 games, so his fantasy owners can just throw this one out. Expect a bounce-back performance against the Warriors on Saturday.</text:p>
            <text:p><text:s text:c="8"/></text:p>
            <text:p><text:s text:c="8"/></text:p>
            <text:p><text:s text:c="13"/></text:p>
            <text:p><text:s text:c="14"/></text:p>
            <text:p><text:s text:c="13"/>Sat, Dec 23, 2017 01:47: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Nikola Jokic</text:p>
            <text:p><text:s text:c="17"/></text:p>
            <text:p><text:s text:c="17"/></text:p>
            <text:p><text:s text:c="22"/>- F/C - <text:s/>Nuggets</text:p>
            <text:p><text:s text:c="16"/></text:p>
            <text:p><text:s text:c="17"/></text:p>
            <text:p><text:s text:c="12"/></text:p>
            <text:p><text:s text:c="8"/></text:p>
            <text:p><text:s text:c="8"/></text:p>
            <text:p><text:s text:c="8"/></text:p>
            <text:p><text:s text:c="12"/>Nikola Jokic outplayed Portland's Jusuf Nurkic en route to 27 points, eight rebounds, six assists, two blocks and two triples in 37 minutes in a 102-85 win on Friday.</text:p>
            <text:p><text:s text:c="8"/></text:p>
            <text:p><text:s text:c="8"/></text:p>
            <text:p><text:s text:c="13"/>The Nuggets snapped a nine-game losing streak in Portland and coach Mike Malone said he noticed Jokic taking a different approach in his battle with Nurkic. "In the past, Nikola had not been as aggressive as he needed to be," Malone said. "Tonight, I think he got over a mental block. He went out there and attacked and was so effective all over the floor." Jokic has played 36+ minutes in two straight games which means his restrictions have been lifted, but he has a brutal matchup vs. the Warriors on Saturday -- they held him to eight points on 2-of-6 shooting in their previous meeting.</text:p>
            <text:p><text:s text:c="8"/></text:p>
            <text:p><text:s text:c="8"/></text:p>
            <text:p><text:s text:c="13"/></text:p>
            <text:p><text:s text:c="14"/></text:p>
            <text:p><text:s text:c="13"/>Source: Gina Mizell on Twitter <text:s text:c="27"/>Sat, Dec 23, 2017 01:4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Bell</text:p>
            <text:p><text:s text:c="17"/></text:p>
            <text:p><text:s text:c="17"/></text:p>
            <text:p><text:s text:c="22"/>- F/C - <text:s/>Warriors</text:p>
            <text:p><text:s text:c="16"/></text:p>
            <text:p><text:s text:c="17"/></text:p>
            <text:p><text:s text:c="12"/></text:p>
            <text:p><text:s text:c="8"/></text:p>
            <text:p><text:s text:c="8"/></text:p>
            <text:p><text:s text:c="8"/></text:p>
            <text:p><text:s text:c="12"/>Jordan Bell went off against the Lakers, scoring a career-high 20 points with 10 rebounds, three assists, one steal and one block in 25 minutes on Friday.</text:p>
            <text:p><text:s text:c="8"/></text:p>
            <text:p><text:s text:c="8"/></text:p>
            <text:p><text:s text:c="13"/>He was awesome and coach Steve Kerr really talked him up during his in-game interview on ESPN. "Well, we knew he was good, and we're giving him more and more playing time," Kerr said. Draymond Green returned tonight and it's hardly a surprise to see that Bell was ringing loud and clear. Over his 83 minutes with Dray this season, Bell has per-36 averages of 24.3 points, 10.0 boards, 2.6 steals, 3.5 blocks and 1.7 turnovers on 79.4 percent from the field. If your league is active, you may want to pounce on Bell because his upside is sky high.</text:p>
            <text:p><text:s text:c="8"/></text:p>
            <text:p><text:s text:c="8"/></text:p>
            <text:p><text:s text:c="13"/></text:p>
            <text:p><text:s text:c="14"/></text:p>
            <text:p><text:s text:c="13"/>Sat, Dec 23, 2017 01:4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Gary Harris</text:p>
            <text:p><text:s text:c="17"/></text:p>
            <text:p><text:s text:c="17"/></text:p>
            <text:p><text:s text:c="22"/>- G - <text:s/>Nuggets</text:p>
            <text:p><text:s text:c="16"/></text:p>
            <text:p><text:s text:c="17"/></text:p>
            <text:p><text:s text:c="12"/></text:p>
            <text:p><text:s text:c="8"/></text:p>
            <text:p><text:s text:c="8"/></text:p>
            <text:p><text:s text:c="8"/></text:p>
            <text:p><text:s text:c="12"/>Gary Harris (elbow) returned from a one-game absence in Friday's 102-85 win over the Blazers, scoring 17 points on 7-of-12 shots.</text:p>
            <text:p><text:s text:c="8"/></text:p>
            <text:p><text:s text:c="8"/></text:p>
            <text:p><text:s text:c="13"/>He was also 3-of-4 from the line with two rebounds, two assists, three steals and one block in 38 minutes. Harris was getting easy looks at the rim all night with all seven of his makes in the restricted area, and he also did an outstanding job on defense, helping Denver limit C.J. McCollum to 15 points. He might be a little sore in the morning, but he should be ready to roll vs. the Warriors on Saturday.</text:p>
            <text:p><text:s text:c="8"/></text:p>
            <text:p><text:s text:c="8"/></text:p>
            <text:p><text:s text:c="13"/></text:p>
            <text:p><text:s text:c="14"/></text:p>
            <text:p><text:s text:c="13"/>Sat, Dec 23, 2017 01:3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ordan Clarkson</text:p>
            <text:p><text:s text:c="17"/></text:p>
            <text:p><text:s text:c="17"/></text:p>
            <text:p><text:s text:c="22"/>- G - <text:s/>Cavaliers</text:p>
            <text:p><text:s text:c="16"/></text:p>
            <text:p><text:s text:c="17"/></text:p>
            <text:p><text:s text:c="12"/></text:p>
            <text:p><text:s text:c="8"/></text:p>
            <text:p><text:s text:c="8"/></text:p>
            <text:p><text:s text:c="8"/></text:p>
            <text:p><text:s text:c="12"/>Jordan Clarkson was good for four points, four assists and three rebounds in 14 minutes off the bench Friday at Golden State.</text:p>
            <text:p><text:s text:c="8"/></text:p>
            <text:p><text:s text:c="8"/></text:p>
            <text:p><text:s text:c="13"/>Clarkson dropped in two more buckets, and he leads the NBA in baskets by a reserve. However, he was a dismal 2-of-9 from the field, and he is shooting just 23.1 percent (6-of-26) from the floor over his past three contests. He is averaging just 4.0 PPG during the span, too, which is a far cry from the 14.6 PPG he post over his previous 11 games from Nov. 19-Dec. 14. He isn't a bad buy-low candidate in deeper leagues since he can be a capable scorer off the bench.</text:p>
            <text:p><text:s text:c="8"/></text:p>
            <text:p><text:s text:c="8"/></text:p>
            <text:p><text:s text:c="13"/></text:p>
            <text:p><text:s text:c="14"/></text:p>
            <text:p><text:s text:c="13"/>Sat, Dec 23, 2017 01:31: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Russell Westbrook</text:p>
            <text:p><text:s text:c="17"/></text:p>
            <text:p><text:s text:c="17"/></text:p>
            <text:p><text:s text:c="22"/>- G - <text:s/>Thunder</text:p>
            <text:p><text:s text:c="16"/></text:p>
            <text:p><text:s text:c="17"/></text:p>
            <text:p><text:s text:c="12"/></text:p>
            <text:p><text:s text:c="8"/></text:p>
            <text:p><text:s text:c="8"/></text:p>
            <text:p><text:s text:c="8"/></text:p>
            <text:p><text:s text:c="12"/>Russell Westbrook hit a game-winning triple during a 120-117 victory over the Hawks on Friday, finishing with 30 points, seven rebounds, 15 assists, two steals, one block and one 3-pointer.</text:p>
            <text:p><text:s text:c="8"/></text:p>
            <text:p><text:s text:c="8"/></text:p>
            <text:p><text:s text:c="13"/>He had some strong efficiency here, making 12-of-17 from the field and all five free throws for a 78.1 true shooting percentage. Interestingly, Westbrook's two most efficient games have been in his last two with this one and a season-high 81.3 TS% coming on Wednesday. Over the last 15 games, Westbrook's usage rate of 34.9 is more than 10 percentage points higher than any of his teammates. He still has a huge hole to dig himself out of to justify his price in nine-category leagues, but his owners have to be happy to see his increased efficiency.</text:p>
            <text:p><text:s text:c="8"/></text:p>
            <text:p><text:s text:c="8"/></text:p>
            <text:p><text:s text:c="13"/></text:p>
            <text:p><text:s text:c="14"/></text:p>
            <text:p><text:s text:c="13"/>Sat, Dec 23, 2017 01:3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Julius Randle</text:p>
            <text:p><text:s text:c="17"/></text:p>
            <text:p><text:s text:c="17"/></text:p>
            <text:p><text:s text:c="22"/>- F/C - <text:s/>Lakers</text:p>
            <text:p><text:s text:c="16"/></text:p>
            <text:p><text:s text:c="17"/></text:p>
            <text:p><text:s text:c="12"/></text:p>
            <text:p><text:s text:c="8"/></text:p>
            <text:p><text:s text:c="8"/></text:p>
            <text:p><text:s text:c="8"/></text:p>
            <text:p><text:s text:c="12"/>Julius Randle was good for 21 points, 10 rebounds, two steals, an assist and a blocked shot across 24 minutes off the bench Friday at Golden State.</text:p>
            <text:p><text:s text:c="8"/></text:p>
            <text:p><text:s text:c="8"/></text:p>
            <text:p><text:s text:c="13"/>Randle connected for 7-of-16 from the floor, including 2-of-3 from behind the 3-point line, as he was much more effective off the bench than Andrew Bogut was in a starting role in the middle. The good news is that a squeaky wheel gets the grease in L.A. Randle expressed frustration about his lack of activity on Wednesday in Houston, but he earned a much bigger role Friday and he produced.</text:p>
            <text:p><text:s text:c="8"/></text:p>
            <text:p><text:s text:c="8"/></text:p>
            <text:p><text:s text:c="13"/></text:p>
            <text:p><text:s text:c="14"/></text:p>
            <text:p><text:s text:c="13"/>Sat, Dec 23, 2017 01:2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Carmelo Anthony</text:p>
            <text:p><text:s text:c="17"/></text:p>
            <text:p><text:s text:c="17"/></text:p>
            <text:p><text:s text:c="22"/>- F - <text:s/>Thunder</text:p>
            <text:p><text:s text:c="16"/></text:p>
            <text:p><text:s text:c="17"/></text:p>
            <text:p><text:s text:c="12"/></text:p>
            <text:p><text:s text:c="8"/></text:p>
            <text:p><text:s text:c="8"/></text:p>
            <text:p><text:s text:c="8"/></text:p>
            <text:p><text:s text:c="12"/>Carmelo Anthony scored 24 points with one rebound, one assist, one steal, one block and a season-high seven 3-pointers in 35 minutes against the Hawks on Friday.</text:p>
            <text:p><text:s text:c="8"/></text:p>
            <text:p><text:s text:c="8"/></text:p>
            <text:p><text:s text:c="13"/>He needed this one badly, making just 26.7 percent from deep in his previous December games. Anthony seems to be coming to grips that he's not going to dominate like he did as a Knick. "I think for me it’s just a matter of accepting that role," Melo said. Coach Billy Donovan was also asked about Melo being a catch-and-shoot guy and if that could be ideal. "Yes. 100 percent," Donovan said. Melo has been really good as a catch-and-shoot guy in previous seasons, so maybe he can start to trend up again.</text:p>
            <text:p><text:s text:c="8"/></text:p>
            <text:p><text:s text:c="8"/></text:p>
            <text:p><text:s text:c="13"/></text:p>
            <text:p><text:s text:c="14"/></text:p>
            <text:p><text:s text:c="13"/>Source: Royce Young on Twitter <text:s text:c="27"/>Sat, Dec 23, 2017 01:2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Lonzo Ball</text:p>
            <text:p><text:s text:c="17"/></text:p>
            <text:p><text:s text:c="17"/></text:p>
            <text:p><text:s text:c="22"/>- G - <text:s/>Lakers</text:p>
            <text:p><text:s text:c="16"/></text:p>
            <text:p><text:s text:c="17"/></text:p>
            <text:p><text:s text:c="12"/></text:p>
            <text:p><text:s text:c="8"/></text:p>
            <text:p><text:s text:c="8"/></text:p>
            <text:p><text:s text:c="8"/></text:p>
            <text:p><text:s text:c="12"/>Lonzo Ball finished with 24 points in Friday's 113-106 loss at Golden State, highlighted by his five 3-pointers.</text:p>
            <text:p><text:s text:c="8"/></text:p>
            <text:p><text:s text:c="8"/></text:p>
            <text:p><text:s text:c="13"/>Ball also chipped in with five rebounds, five assists and a blocked shot. He started out with some struggles at the offensive end, but his shot has been much better lately and he is starting to gain more and more confidence every time out. He has two or more 3-pointers in five consecutive outings and he has grabbed five or more boards in seven straight contests.</text:p>
            <text:p><text:s text:c="8"/></text:p>
            <text:p><text:s text:c="8"/></text:p>
            <text:p><text:s text:c="13"/></text:p>
            <text:p><text:s text:c="14"/></text:p>
            <text:p><text:s text:c="13"/>Sat, Dec 23, 2017 01:20: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Paul George</text:p>
            <text:p><text:s text:c="17"/></text:p>
            <text:p><text:s text:c="17"/></text:p>
            <text:p><text:s text:c="22"/>- F - <text:s/>Thunder</text:p>
            <text:p><text:s text:c="16"/></text:p>
            <text:p><text:s text:c="17"/></text:p>
            <text:p><text:s text:c="12"/></text:p>
            <text:p><text:s text:c="8"/></text:p>
            <text:p><text:s text:c="8"/></text:p>
            <text:p><text:s text:c="8"/></text:p>
            <text:p><text:s text:c="12"/>Paul George scored 17 points with five rebounds, two assists, three steals, one block and two 3-pointers in 40 minutes against the Hawks on Friday.</text:p>
            <text:p><text:s text:c="8"/></text:p>
            <text:p><text:s text:c="8"/></text:p>
            <text:p><text:s text:c="13"/>It was Russell Westbrook taking the last shot and George was asked about it after the game. "Russ is as good as anyone when it's closing time," George said. He didn't seem very excited about it and it's fair to wonder if he's OK with being the second fiddle. George's usage rate has taken a serious hit from last year, especially in the clutch. This year, he only has a 20.0 usage rate in the the clutch compared to a 40.0 last season. He's still doing damage in the non-scoring stuff, so he should continue to be an early-round guy.</text:p>
            <text:p><text:s text:c="8"/></text:p>
            <text:p><text:s text:c="8"/></text:p>
            <text:p><text:s text:c="13"/></text:p>
            <text:p><text:s text:c="14"/></text:p>
            <text:p><text:s text:c="13"/>Source: Brett Dawson on Twitter <text:s text:c="26"/>Sat, Dec 23, 2017 01:16: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Kentavious Caldwell-Pope</text:p>
            <text:p><text:s text:c="17"/></text:p>
            <text:p><text:s text:c="17"/></text:p>
            <text:p><text:s text:c="22"/>- G - <text:s/>Lakers</text:p>
            <text:p><text:s text:c="16"/></text:p>
            <text:p><text:s text:c="17"/></text:p>
            <text:p><text:s text:c="12"/></text:p>
            <text:p><text:s text:c="8"/></text:p>
            <text:p><text:s text:c="8"/></text:p>
            <text:p><text:s text:c="8"/></text:p>
            <text:p><text:s text:c="12"/>Kentavious Caldwell-Pope (personal) was back in the lineup and available to the team Friday at Golden State, but he struggled mightily with his shot.</text:p>
            <text:p><text:s text:c="8"/></text:p>
            <text:p><text:s text:c="8"/></text:p>
            <text:p><text:s text:c="13"/>KCP hit just 4-of-16 from the field, including 1-of-10 from behind the 3-point line. He was available to the team on work release, since this game was played within the confines of the borders of California. He'll continue to be available Saturday against Portland and Monday against Minnesota, and he should be a little more crisp since he isn't expected to have any games off in between.</text:p>
            <text:p><text:s text:c="8"/></text:p>
            <text:p><text:s text:c="8"/></text:p>
            <text:p><text:s text:c="13"/></text:p>
            <text:p><text:s text:c="14"/></text:p>
            <text:p><text:s text:c="13"/>Sat, Dec 23, 2017 01:15: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Shabazz Napier</text:p>
            <text:p><text:s text:c="17"/></text:p>
            <text:p><text:s text:c="17"/></text:p>
            <text:p><text:s text:c="22"/>- G - <text:s/>Trail Blazers</text:p>
            <text:p><text:s text:c="16"/></text:p>
            <text:p><text:s text:c="17"/></text:p>
            <text:p><text:s text:c="12"/></text:p>
            <text:p><text:s text:c="8"/></text:p>
            <text:p><text:s text:c="8"/></text:p>
            <text:p><text:s text:c="8"/></text:p>
            <text:p><text:s text:c="12"/>Shabazz Napier started the second half of Friday's loss to the Nuggets, scoring 14 points (6-of-15 FGs) with five assists, four rebounds, three steals and one 3-pointer in 37 minutes.</text:p>
            <text:p><text:s text:c="8"/></text:p>
            <text:p><text:s text:c="8"/></text:p>
            <text:p><text:s text:c="13"/>Jake Layman started but was invisible in 10 minutes. Napier was actually listed as the starting point guard in the game notes, so maybe he'll get the nod on Saturday vs. the Lakers since the Layman experiment didn't work. The Lakers have allowed the fifth most fantasy points to PGs this season, so Napier will be a solid streaming option.</text:p>
            <text:p><text:s text:c="8"/></text:p>
            <text:p><text:s text:c="8"/></text:p>
            <text:p><text:s text:c="13"/></text:p>
            <text:p><text:s text:c="14"/></text:p>
            <text:p><text:s text:c="13"/>Sat, Dec 23, 2017 01:13: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Andrew Bogut</text:p>
            <text:p><text:s text:c="17"/></text:p>
            <text:p><text:s text:c="17"/></text:p>
            <text:p><text:s text:c="22"/>- C - <text:s/>Lakers</text:p>
            <text:p><text:s text:c="16"/></text:p>
            <text:p><text:s text:c="17"/></text:p>
            <text:p><text:s text:c="12"/></text:p>
            <text:p><text:s text:c="8"/></text:p>
            <text:p><text:s text:c="8"/></text:p>
            <text:p><text:s text:c="8"/></text:p>
            <text:p><text:s text:c="12"/>Andrew Bogut started his second consecutive game Friday at Golden State and he ended up with six points across 12 minutes.</text:p>
            <text:p><text:s text:c="8"/></text:p>
            <text:p><text:s text:c="8"/></text:p>
            <text:p><text:s text:c="13"/>Bogut hit 3-of-5 from the field while adding three rebounds and a blocked shot, but head coach Luke Walton felt more comfortable leaning upon Julius Randle in the second half. The Aussie big might be worth a look if you're desperate for center help in deeper leagues, but he should be left to the waiver wire more often than not.</text:p>
            <text:p><text:s text:c="8"/></text:p>
            <text:p><text:s text:c="8"/></text:p>
            <text:p><text:s text:c="13"/></text:p>
            <text:p><text:s text:c="14"/></text:p>
            <text:p><text:s text:c="13"/>Sat, Dec 23, 2017 01:12:00 AM</text:p>
            <text:p><text:s text:c="8"/></text:p>
            <text:p><text:s text:c="8"/></text:p>
            <text:p><text:s text:c="8"/></text:p>
            <text:p><text:s text:c="11"/></text:p>
            <text:p><text:s text:c="16"/>Player Outlook</text:p>
            <text:p><text:s text:c="16"/>Game Log</text:p>
            <text:p><text:s text:c="16"/>Career Stats</text:p>
            <text:p><text:s text:c="16"/></text:p>
            <text:p><text:s text:c="18"/>In-season Projections</text:p>
          </table:table-cell>
          <table:table-cell table:number-columns-repeated="16383"/>
        </table:table-row>
        <table:table-row table:style-name="ro1">
          <table:table-cell office:value-type="string" table:style-name="ce1">
            <text:p/>
          </table:table-cell>
          <table:table-cell table:number-columns-repeated="16383"/>
        </table:table-row>
        <table:table-row table:number-rows-repeated="104685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330</meta:generator>
    <meta:initial-creator>Pau Bramon</meta:initial-creator>
    <dc:creator>paubr</dc:creator>
    <meta:creation-date>2018-06-12T12:58:28Z</meta:creation-date>
    <dc:date>2018-06-12T12:58:28Z</dc:date>
  </office:meta>
</office:document-meta>
</file>